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1.9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ts" table:style-name="ta1">
        <table:shapes>
          <draw:frame draw:z-index="0" draw:style-name="gr1" draw:text-style-name="P1" svg:width="15.979cm" svg:height="9.005cm" svg:x="77.338cm" svg:y="19.749cm">
            <draw:object draw:notify-on-update-of-ranges="resultats.O4:resultats.O303 resultats.AG4:resultats.AG3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634cm" svg:height="14.776cm" svg:x="66.13cm" svg:y="0.778cm">
            <draw:object draw:notify-on-update-of-ranges="resultats.P4:resultats.P303 resultats.AG4:resultats.AG3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8" table:default-cell-style-name="Default"/>
        <table:table-row table:style-name="ro1">
          <table:table-cell table:number-columns-repeated="13"/>
          <table:table-cell office:value-type="string" calcext:value-type="string">
            <text:p>Avearge :</text:p>
          </table:table-cell>
          <table:table-cell table:formula="of:=AVERAGE([.O4:.O303])" office:value-type="float" office:value="1.458184" calcext:value-type="float">
            <text:p>1,458184</text:p>
          </table:table-cell>
          <table:table-cell table:number-columns-repeated="3"/>
          <table:table-cell office:value-type="float" office:value="0.6082" calcext:value-type="float">
            <text:p>0,6082</text:p>
          </table:table-cell>
          <table:table-cell office:value-type="float" office:value="1.1282" calcext:value-type="float">
            <text:p>1,1282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office:value-type="float" office:value="3.4696" calcext:value-type="float">
            <text:p>3,46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1.341" calcext:value-type="float">
            <text:p>1,341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4.087" calcext:value-type="float">
            <text:p>4,087</text:p>
          </table:table-cell>
          <table:table-cell office:value-type="float" office:value="0" calcext:value-type="float">
            <text:p>0</text:p>
          </table:table-cell>
          <table:table-cell office:value-type="float" office:value="6.4741" calcext:value-type="float">
            <text:p>6,4741</text:p>
          </table:table-cell>
          <table:table-cell office:value-type="float" office:value="7.3182" calcext:value-type="float">
            <text:p>7,3182</text:p>
          </table:table-cell>
          <table:table-cell office:value-type="float" office:value="0.0001" calcext:value-type="float">
            <text:p>0,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" calcext:value-type="float">
            <text:p>0</text:p>
          </table:table-cell>
          <table:table-cell office:value-type="float" office:value="3.2429" calcext:value-type="float">
            <text:p>3,2429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D_TO</text:p>
          </table:table-cell>
          <table:table-cell office:value-type="string" calcext:value-type="string">
            <text:p>D_TR</text:p>
          </table:table-cell>
          <table:table-cell office:value-type="string" calcext:value-type="string">
            <text:p>D_TR²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329" calcext:value-type="float">
            <text:p>5,03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17" calcext:value-type="float">
            <text:p>0,6517</text:p>
          </table:table-cell>
          <table:table-cell office:value-type="float" office:value="0.9992" calcext:value-type="float">
            <text:p>0,9992</text:p>
          </table:table-cell>
          <table:table-cell table:formula="of:=[.O4]*[.O4]" office:value-type="float" office:value="0.99840064" calcext:value-type="float">
            <text:p>0,99840064</text:p>
          </table:table-cell>
          <table:table-cell table:formula="of:=([.O4]-[.$O$1])^2" office:value-type="float" office:value="0.210666312256" calcext:value-type="float">
            <text:p>0,210666312256</text:p>
          </table:table-cell>
          <table:table-cell/>
          <table:table-cell table:formula="of:=[.A4]*[.S$1] + IF([.A4]=0;0;[.S$2])" office:value-type="float" office:value="2.4328" calcext:value-type="float">
            <text:p>2,4328</text:p>
          </table:table-cell>
          <table:table-cell table:formula="of:=[.B4]*[.T$1] + IF([.B4]=0;0;[.T$2])" office:value-type="float" office:value="0" calcext:value-type="float">
            <text:p>0</text:p>
          </table:table-cell>
          <table:table-cell table:formula="of:=[.C4]*[.U$1] + IF([.C4]=0;0;[.U$2])" office:value-type="float" office:value="0.16658899" calcext:value-type="float">
            <text:p>0,16658899</text:p>
          </table:table-cell>
          <table:table-cell table:formula="of:=[.D4]*[.V$1] + IF([.D4]=0;0;[.V$2])" office:value-type="float" office:value="0" calcext:value-type="float">
            <text:p>0</text:p>
          </table:table-cell>
          <table:table-cell table:formula="of:=[.E4]*[.W$1] + IF([.E4]=0;0;[.W$2])" office:value-type="float" office:value="0" calcext:value-type="float">
            <text:p>0</text:p>
          </table:table-cell>
          <table:table-cell table:formula="of:=[.F4]*[.X$1] + IF([.F4]=0;0;[.X$2])" office:value-type="float" office:value="0" calcext:value-type="float">
            <text:p>0</text:p>
          </table:table-cell>
          <table:table-cell table:formula="of:=[.G4]*[.Y$1] + IF([.G4]=0;0;[.Y$2])" office:value-type="float" office:value="0" calcext:value-type="float">
            <text:p>0</text:p>
          </table:table-cell>
          <table:table-cell table:formula="of:=[.H4]*[.Z$1] + IF([.H4]=0;0;[.Z$2])" office:value-type="float" office:value="0" calcext:value-type="float">
            <text:p>0</text:p>
          </table:table-cell>
          <table:table-cell table:formula="of:=[.I4]*[.AA$1] + IF([.I4]=0;0;[.AA$2])" office:value-type="float" office:value="0" calcext:value-type="float">
            <text:p>0</text:p>
          </table:table-cell>
          <table:table-cell table:formula="of:=[.J4]*[.AB$1] + IF([.J4]=0;0;[.AB$2])" office:value-type="float" office:value="0" calcext:value-type="float">
            <text:p>0</text:p>
          </table:table-cell>
          <table:table-cell table:formula="of:=[.K4]*[.AC$1] + IF([.K4]=0;0;[.AC$2])" office:value-type="float" office:value="0" calcext:value-type="float">
            <text:p>0</text:p>
          </table:table-cell>
          <table:table-cell table:formula="of:=[.L4]*[.AD$1] + IF([.L4]=0;0;[.AD$2])" office:value-type="float" office:value="0" calcext:value-type="float">
            <text:p>0</text:p>
          </table:table-cell>
          <table:table-cell table:formula="of:=[.M4]*[.AE$1] + IF([.M4]=0;0;[.AE$2])" office:value-type="float" office:value="0" calcext:value-type="float">
            <text:p>0</text:p>
          </table:table-cell>
          <table:table-cell/>
          <table:table-cell table:formula="of:=SUM([.S4:.AE4])" office:value-type="float" office:value="2.59938899" calcext:value-type="float">
            <text:p>2,59938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88" calcext:value-type="float">
            <text:p>1,0988</text:p>
          </table:table-cell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547" calcext:value-type="float">
            <text:p>1,1547</text:p>
          </table:table-cell>
          <table:table-cell office:value-type="float" office:value="2.598" calcext:value-type="float">
            <text:p>2,598</text:p>
          </table:table-cell>
          <table:table-cell table:formula="of:=[.O5]*[.O5]" office:value-type="float" office:value="6.749604" calcext:value-type="float">
            <text:p>6,749604</text:p>
          </table:table-cell>
          <table:table-cell table:number-columns-repeated="2"/>
          <table:table-cell table:formula="of:=[.A5]*[.S$1] + IF([.A5]=0;0;[.S$2])" office:value-type="float" office:value="2.4328" calcext:value-type="float">
            <text:p>2,4328</text:p>
          </table:table-cell>
          <table:table-cell table:formula="of:=[.B5]*[.T$1] + IF([.B5]=0;0;[.T$2])" office:value-type="float" office:value="5.32666616" calcext:value-type="float">
            <text:p>5,32666616</text:p>
          </table:table-cell>
          <table:table-cell table:formula="of:=[.C5]*[.U$1] + IF([.C5]=0;0;[.U$2])" office:value-type="float" office:value="0.13975482" calcext:value-type="float">
            <text:p>0,13975482</text:p>
          </table:table-cell>
          <table:table-cell table:formula="of:=[.D5]*[.V$1] + IF([.D5]=0;0;[.V$2])" office:value-type="float" office:value="6.4745" calcext:value-type="float">
            <text:p>6,4745</text:p>
          </table:table-cell>
          <table:table-cell table:formula="of:=[.E5]*[.W$1] + IF([.E5]=0;0;[.W$2])" office:value-type="float" office:value="0" calcext:value-type="float">
            <text:p>0</text:p>
          </table:table-cell>
          <table:table-cell table:formula="of:=[.F5]*[.X$1] + IF([.F5]=0;0;[.X$2])" office:value-type="float" office:value="0" calcext:value-type="float">
            <text:p>0</text:p>
          </table:table-cell>
          <table:table-cell table:formula="of:=[.G5]*[.Y$1] + IF([.G5]=0;0;[.Y$2])" office:value-type="float" office:value="0" calcext:value-type="float">
            <text:p>0</text:p>
          </table:table-cell>
          <table:table-cell table:formula="of:=[.H5]*[.Z$1] + IF([.H5]=0;0;[.Z$2])" office:value-type="float" office:value="0" calcext:value-type="float">
            <text:p>0</text:p>
          </table:table-cell>
          <table:table-cell table:formula="of:=[.I5]*[.AA$1] + IF([.I5]=0;0;[.AA$2])" office:value-type="float" office:value="0" calcext:value-type="float">
            <text:p>0</text:p>
          </table:table-cell>
          <table:table-cell table:formula="of:=[.J5]*[.AB$1] + IF([.J5]=0;0;[.AB$2])" office:value-type="float" office:value="0" calcext:value-type="float">
            <text:p>0</text:p>
          </table:table-cell>
          <table:table-cell table:formula="of:=[.K5]*[.AC$1] + IF([.K5]=0;0;[.AC$2])" office:value-type="float" office:value="0" calcext:value-type="float">
            <text:p>0</text:p>
          </table:table-cell>
          <table:table-cell table:formula="of:=[.L5]*[.AD$1] + IF([.L5]=0;0;[.AD$2])" office:value-type="float" office:value="0" calcext:value-type="float">
            <text:p>0</text:p>
          </table:table-cell>
          <table:table-cell table:formula="of:=[.M5]*[.AE$1] + IF([.M5]=0;0;[.AE$2])" office:value-type="float" office:value="0" calcext:value-type="float">
            <text:p>0</text:p>
          </table:table-cell>
          <table:table-cell/>
          <table:table-cell table:formula="of:=SUM([.S5:.AE5])" office:value-type="float" office:value="14.37372098" calcext:value-type="float">
            <text:p>14,3737209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5.2593" calcext:value-type="float">
            <text:p>5,25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01" calcext:value-type="float">
            <text:p>0,7601</text:p>
          </table:table-cell>
          <table:table-cell office:value-type="float" office:value="1.0979" calcext:value-type="float">
            <text:p>1,0979</text:p>
          </table:table-cell>
          <table:table-cell table:formula="of:=[.O6]*[.O6]" office:value-type="float" office:value="1.20538441" calcext:value-type="float">
            <text:p>1,20538441</text:p>
          </table:table-cell>
          <table:table-cell table:number-columns-repeated="2"/>
          <table:table-cell table:formula="of:=[.A6]*[.S$1] + IF([.A6]=0;0;[.S$2])" office:value-type="float" office:value="2.56794204" calcext:value-type="float">
            <text:p>2,56794204</text:p>
          </table:table-cell>
          <table:table-cell table:formula="of:=[.B6]*[.T$1] + IF([.B6]=0;0;[.T$2])" office:value-type="float" office:value="0" calcext:value-type="float">
            <text:p>0</text:p>
          </table:table-cell>
          <table:table-cell table:formula="of:=[.C6]*[.U$1] + IF([.C6]=0;0;[.U$2])" office:value-type="float" office:value="0.17408283" calcext:value-type="float">
            <text:p>0,17408283</text:p>
          </table:table-cell>
          <table:table-cell table:formula="of:=[.D6]*[.V$1] + IF([.D6]=0;0;[.V$2])" office:value-type="float" office:value="0" calcext:value-type="float">
            <text:p>0</text:p>
          </table:table-cell>
          <table:table-cell table:formula="of:=[.E6]*[.W$1] + IF([.E6]=0;0;[.W$2])" office:value-type="float" office:value="0" calcext:value-type="float">
            <text:p>0</text:p>
          </table:table-cell>
          <table:table-cell table:formula="of:=[.F6]*[.X$1] + IF([.F6]=0;0;[.X$2])" office:value-type="float" office:value="0" calcext:value-type="float">
            <text:p>0</text:p>
          </table:table-cell>
          <table:table-cell table:formula="of:=[.G6]*[.Y$1] + IF([.G6]=0;0;[.Y$2])" office:value-type="float" office:value="0" calcext:value-type="float">
            <text:p>0</text:p>
          </table:table-cell>
          <table:table-cell table:formula="of:=[.H6]*[.Z$1] + IF([.H6]=0;0;[.Z$2])" office:value-type="float" office:value="0" calcext:value-type="float">
            <text:p>0</text:p>
          </table:table-cell>
          <table:table-cell table:formula="of:=[.I6]*[.AA$1] + IF([.I6]=0;0;[.AA$2])" office:value-type="float" office:value="0" calcext:value-type="float">
            <text:p>0</text:p>
          </table:table-cell>
          <table:table-cell table:formula="of:=[.J6]*[.AB$1] + IF([.J6]=0;0;[.AB$2])" office:value-type="float" office:value="0" calcext:value-type="float">
            <text:p>0</text:p>
          </table:table-cell>
          <table:table-cell table:formula="of:=[.K6]*[.AC$1] + IF([.K6]=0;0;[.AC$2])" office:value-type="float" office:value="0" calcext:value-type="float">
            <text:p>0</text:p>
          </table:table-cell>
          <table:table-cell table:formula="of:=[.L6]*[.AD$1] + IF([.L6]=0;0;[.AD$2])" office:value-type="float" office:value="0" calcext:value-type="float">
            <text:p>0</text:p>
          </table:table-cell>
          <table:table-cell table:formula="of:=[.M6]*[.AE$1] + IF([.M6]=0;0;[.AE$2])" office:value-type="float" office:value="0" calcext:value-type="float">
            <text:p>0</text:p>
          </table:table-cell>
          <table:table-cell/>
          <table:table-cell table:formula="of:=SUM([.S6:.AE6])" office:value-type="float" office:value="2.74202487" calcext:value-type="float">
            <text:p>2,7420248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3676" calcext:value-type="float">
            <text:p>3,36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6" calcext:value-type="float">
            <text:p>0,846</text:p>
          </table:table-cell>
          <table:table-cell office:value-type="float" office:value="1.3535" calcext:value-type="float">
            <text:p>1,3535</text:p>
          </table:table-cell>
          <table:table-cell table:formula="of:=[.O7]*[.O7]" office:value-type="float" office:value="1.83196225" calcext:value-type="float">
            <text:p>1,83196225</text:p>
          </table:table-cell>
          <table:table-cell table:number-columns-repeated="2"/>
          <table:table-cell table:formula="of:=[.A7]*[.S$1] + IF([.A7]=0;0;[.S$2])" office:value-type="float" office:value="2.29765796" calcext:value-type="float">
            <text:p>2,29765796</text:p>
          </table:table-cell>
          <table:table-cell table:formula="of:=[.B7]*[.T$1] + IF([.B7]=0;0;[.T$2])" office:value-type="float" office:value="0" calcext:value-type="float">
            <text:p>0</text:p>
          </table:table-cell>
          <table:table-cell table:formula="of:=[.C7]*[.U$1] + IF([.C7]=0;0;[.U$2])" office:value-type="float" office:value="0.11146756" calcext:value-type="float">
            <text:p>0,11146756</text:p>
          </table:table-cell>
          <table:table-cell table:formula="of:=[.D7]*[.V$1] + IF([.D7]=0;0;[.V$2])" office:value-type="float" office:value="0" calcext:value-type="float">
            <text:p>0</text:p>
          </table:table-cell>
          <table:table-cell table:formula="of:=[.E7]*[.W$1] + IF([.E7]=0;0;[.W$2])" office:value-type="float" office:value="0" calcext:value-type="float">
            <text:p>0</text:p>
          </table:table-cell>
          <table:table-cell table:formula="of:=[.F7]*[.X$1] + IF([.F7]=0;0;[.X$2])" office:value-type="float" office:value="0" calcext:value-type="float">
            <text:p>0</text:p>
          </table:table-cell>
          <table:table-cell table:formula="of:=[.G7]*[.Y$1] + IF([.G7]=0;0;[.Y$2])" office:value-type="float" office:value="0" calcext:value-type="float">
            <text:p>0</text:p>
          </table:table-cell>
          <table:table-cell table:formula="of:=[.H7]*[.Z$1] + IF([.H7]=0;0;[.Z$2])" office:value-type="float" office:value="0" calcext:value-type="float">
            <text:p>0</text:p>
          </table:table-cell>
          <table:table-cell table:formula="of:=[.I7]*[.AA$1] + IF([.I7]=0;0;[.AA$2])" office:value-type="float" office:value="0" calcext:value-type="float">
            <text:p>0</text:p>
          </table:table-cell>
          <table:table-cell table:formula="of:=[.J7]*[.AB$1] + IF([.J7]=0;0;[.AB$2])" office:value-type="float" office:value="0" calcext:value-type="float">
            <text:p>0</text:p>
          </table:table-cell>
          <table:table-cell table:formula="of:=[.K7]*[.AC$1] + IF([.K7]=0;0;[.AC$2])" office:value-type="float" office:value="0" calcext:value-type="float">
            <text:p>0</text:p>
          </table:table-cell>
          <table:table-cell table:formula="of:=[.L7]*[.AD$1] + IF([.L7]=0;0;[.AD$2])" office:value-type="float" office:value="0" calcext:value-type="float">
            <text:p>0</text:p>
          </table:table-cell>
          <table:table-cell table:formula="of:=[.M7]*[.AE$1] + IF([.M7]=0;0;[.AE$2])" office:value-type="float" office:value="0" calcext:value-type="float">
            <text:p>0</text:p>
          </table:table-cell>
          <table:table-cell/>
          <table:table-cell table:formula="of:=SUM([.S7:.AE7])" office:value-type="float" office:value="2.40912552" calcext:value-type="float">
            <text:p>2,4091255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3868" calcext:value-type="float">
            <text:p>2,38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32" calcext:value-type="float">
            <text:p>0,6132</text:p>
          </table:table-cell>
          <table:table-cell office:value-type="float" office:value="1.1169" calcext:value-type="float">
            <text:p>1,1169</text:p>
          </table:table-cell>
          <table:table-cell table:formula="of:=[.O8]*[.O8]" office:value-type="float" office:value="1.24746561" calcext:value-type="float">
            <text:p>1,24746561</text:p>
          </table:table-cell>
          <table:table-cell table:number-columns-repeated="2"/>
          <table:table-cell table:formula="of:=[.A8]*[.S$1] + IF([.A8]=0;0;[.S$2])" office:value-type="float" office:value="2.16251592" calcext:value-type="float">
            <text:p>2,16251592</text:p>
          </table:table-cell>
          <table:table-cell table:formula="of:=[.B8]*[.T$1] + IF([.B8]=0;0;[.T$2])" office:value-type="float" office:value="0" calcext:value-type="float">
            <text:p>0</text:p>
          </table:table-cell>
          <table:table-cell table:formula="of:=[.C8]*[.U$1] + IF([.C8]=0;0;[.U$2])" office:value-type="float" office:value="0.07900308" calcext:value-type="float">
            <text:p>0,07900308</text:p>
          </table:table-cell>
          <table:table-cell table:formula="of:=[.D8]*[.V$1] + IF([.D8]=0;0;[.V$2])" office:value-type="float" office:value="0" calcext:value-type="float">
            <text:p>0</text:p>
          </table:table-cell>
          <table:table-cell table:formula="of:=[.E8]*[.W$1] + IF([.E8]=0;0;[.W$2])" office:value-type="float" office:value="0" calcext:value-type="float">
            <text:p>0</text:p>
          </table:table-cell>
          <table:table-cell table:formula="of:=[.F8]*[.X$1] + IF([.F8]=0;0;[.X$2])" office:value-type="float" office:value="0" calcext:value-type="float">
            <text:p>0</text:p>
          </table:table-cell>
          <table:table-cell table:formula="of:=[.G8]*[.Y$1] + IF([.G8]=0;0;[.Y$2])" office:value-type="float" office:value="0" calcext:value-type="float">
            <text:p>0</text:p>
          </table:table-cell>
          <table:table-cell table:formula="of:=[.H8]*[.Z$1] + IF([.H8]=0;0;[.Z$2])" office:value-type="float" office:value="0" calcext:value-type="float">
            <text:p>0</text:p>
          </table:table-cell>
          <table:table-cell table:formula="of:=[.I8]*[.AA$1] + IF([.I8]=0;0;[.AA$2])" office:value-type="float" office:value="0" calcext:value-type="float">
            <text:p>0</text:p>
          </table:table-cell>
          <table:table-cell table:formula="of:=[.J8]*[.AB$1] + IF([.J8]=0;0;[.AB$2])" office:value-type="float" office:value="0" calcext:value-type="float">
            <text:p>0</text:p>
          </table:table-cell>
          <table:table-cell table:formula="of:=[.K8]*[.AC$1] + IF([.K8]=0;0;[.AC$2])" office:value-type="float" office:value="0" calcext:value-type="float">
            <text:p>0</text:p>
          </table:table-cell>
          <table:table-cell table:formula="of:=[.L8]*[.AD$1] + IF([.L8]=0;0;[.AD$2])" office:value-type="float" office:value="0" calcext:value-type="float">
            <text:p>0</text:p>
          </table:table-cell>
          <table:table-cell table:formula="of:=[.M8]*[.AE$1] + IF([.M8]=0;0;[.AE$2])" office:value-type="float" office:value="0" calcext:value-type="float">
            <text:p>0</text:p>
          </table:table-cell>
          <table:table-cell/>
          <table:table-cell table:formula="of:=SUM([.S8:.AE8])" office:value-type="float" office:value="2.241519" calcext:value-type="float">
            <text:p>2,241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085" calcext:value-type="float">
            <text:p>3,2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27" calcext:value-type="float">
            <text:p>0,9827</text:p>
          </table:table-cell>
          <table:table-cell office:value-type="float" office:value="1.6847" calcext:value-type="float">
            <text:p>1,6847</text:p>
          </table:table-cell>
          <table:table-cell table:formula="of:=[.O9]*[.O9]" office:value-type="float" office:value="2.83821409" calcext:value-type="float">
            <text:p>2,83821409</text:p>
          </table:table-cell>
          <table:table-cell table:number-columns-repeated="2"/>
          <table:table-cell table:formula="of:=[.A9]*[.S$1] + IF([.A9]=0;0;[.S$2])" office:value-type="float" office:value="2.4328" calcext:value-type="float">
            <text:p>2,4328</text:p>
          </table:table-cell>
          <table:table-cell table:formula="of:=[.B9]*[.T$1] + IF([.B9]=0;0;[.T$2])" office:value-type="float" office:value="0" calcext:value-type="float">
            <text:p>0</text:p>
          </table:table-cell>
          <table:table-cell table:formula="of:=[.C9]*[.U$1] + IF([.C9]=0;0;[.U$2])" office:value-type="float" office:value="0.10620135" calcext:value-type="float">
            <text:p>0,10620135</text:p>
          </table:table-cell>
          <table:table-cell table:formula="of:=[.D9]*[.V$1] + IF([.D9]=0;0;[.V$2])" office:value-type="float" office:value="0" calcext:value-type="float">
            <text:p>0</text:p>
          </table:table-cell>
          <table:table-cell table:formula="of:=[.E9]*[.W$1] + IF([.E9]=0;0;[.W$2])" office:value-type="float" office:value="0" calcext:value-type="float">
            <text:p>0</text:p>
          </table:table-cell>
          <table:table-cell table:formula="of:=[.F9]*[.X$1] + IF([.F9]=0;0;[.X$2])" office:value-type="float" office:value="0" calcext:value-type="float">
            <text:p>0</text:p>
          </table:table-cell>
          <table:table-cell table:formula="of:=[.G9]*[.Y$1] + IF([.G9]=0;0;[.Y$2])" office:value-type="float" office:value="0" calcext:value-type="float">
            <text:p>0</text:p>
          </table:table-cell>
          <table:table-cell table:formula="of:=[.H9]*[.Z$1] + IF([.H9]=0;0;[.Z$2])" office:value-type="float" office:value="0" calcext:value-type="float">
            <text:p>0</text:p>
          </table:table-cell>
          <table:table-cell table:formula="of:=[.I9]*[.AA$1] + IF([.I9]=0;0;[.AA$2])" office:value-type="float" office:value="0" calcext:value-type="float">
            <text:p>0</text:p>
          </table:table-cell>
          <table:table-cell table:formula="of:=[.J9]*[.AB$1] + IF([.J9]=0;0;[.AB$2])" office:value-type="float" office:value="0" calcext:value-type="float">
            <text:p>0</text:p>
          </table:table-cell>
          <table:table-cell table:formula="of:=[.K9]*[.AC$1] + IF([.K9]=0;0;[.AC$2])" office:value-type="float" office:value="0" calcext:value-type="float">
            <text:p>0</text:p>
          </table:table-cell>
          <table:table-cell table:formula="of:=[.L9]*[.AD$1] + IF([.L9]=0;0;[.AD$2])" office:value-type="float" office:value="0" calcext:value-type="float">
            <text:p>0</text:p>
          </table:table-cell>
          <table:table-cell table:formula="of:=[.M9]*[.AE$1] + IF([.M9]=0;0;[.AE$2])" office:value-type="float" office:value="0" calcext:value-type="float">
            <text:p>0</text:p>
          </table:table-cell>
          <table:table-cell/>
          <table:table-cell table:formula="of:=SUM([.S9:.AE9])" office:value-type="float" office:value="2.53900135" calcext:value-type="float">
            <text:p>2,5390013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7572" calcext:value-type="float">
            <text:p>3,75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12" calcext:value-type="float">
            <text:p>0,8412</text:p>
          </table:table-cell>
          <table:table-cell office:value-type="float" office:value="1.1777" calcext:value-type="float">
            <text:p>1,1777</text:p>
          </table:table-cell>
          <table:table-cell table:formula="of:=[.O10]*[.O10]" office:value-type="float" office:value="1.38697729" calcext:value-type="float">
            <text:p>1,38697729</text:p>
          </table:table-cell>
          <table:table-cell table:number-columns-repeated="2"/>
          <table:table-cell table:formula="of:=[.A10]*[.S$1] + IF([.A10]=0;0;[.S$2])" office:value-type="float" office:value="2.16251592" calcext:value-type="float">
            <text:p>2,16251592</text:p>
          </table:table-cell>
          <table:table-cell table:formula="of:=[.B10]*[.T$1] + IF([.B10]=0;0;[.T$2])" office:value-type="float" office:value="0" calcext:value-type="float">
            <text:p>0</text:p>
          </table:table-cell>
          <table:table-cell table:formula="of:=[.C10]*[.U$1] + IF([.C10]=0;0;[.U$2])" office:value-type="float" office:value="0.12436332" calcext:value-type="float">
            <text:p>0,12436332</text:p>
          </table:table-cell>
          <table:table-cell table:formula="of:=[.D10]*[.V$1] + IF([.D10]=0;0;[.V$2])" office:value-type="float" office:value="0" calcext:value-type="float">
            <text:p>0</text:p>
          </table:table-cell>
          <table:table-cell table:formula="of:=[.E10]*[.W$1] + IF([.E10]=0;0;[.W$2])" office:value-type="float" office:value="0" calcext:value-type="float">
            <text:p>0</text:p>
          </table:table-cell>
          <table:table-cell table:formula="of:=[.F10]*[.X$1] + IF([.F10]=0;0;[.X$2])" office:value-type="float" office:value="0" calcext:value-type="float">
            <text:p>0</text:p>
          </table:table-cell>
          <table:table-cell table:formula="of:=[.G10]*[.Y$1] + IF([.G10]=0;0;[.Y$2])" office:value-type="float" office:value="0" calcext:value-type="float">
            <text:p>0</text:p>
          </table:table-cell>
          <table:table-cell table:formula="of:=[.H10]*[.Z$1] + IF([.H10]=0;0;[.Z$2])" office:value-type="float" office:value="0" calcext:value-type="float">
            <text:p>0</text:p>
          </table:table-cell>
          <table:table-cell table:formula="of:=[.I10]*[.AA$1] + IF([.I10]=0;0;[.AA$2])" office:value-type="float" office:value="0" calcext:value-type="float">
            <text:p>0</text:p>
          </table:table-cell>
          <table:table-cell table:formula="of:=[.J10]*[.AB$1] + IF([.J10]=0;0;[.AB$2])" office:value-type="float" office:value="0" calcext:value-type="float">
            <text:p>0</text:p>
          </table:table-cell>
          <table:table-cell table:formula="of:=[.K10]*[.AC$1] + IF([.K10]=0;0;[.AC$2])" office:value-type="float" office:value="0" calcext:value-type="float">
            <text:p>0</text:p>
          </table:table-cell>
          <table:table-cell table:formula="of:=[.L10]*[.AD$1] + IF([.L10]=0;0;[.AD$2])" office:value-type="float" office:value="0" calcext:value-type="float">
            <text:p>0</text:p>
          </table:table-cell>
          <table:table-cell table:formula="of:=[.M10]*[.AE$1] + IF([.M10]=0;0;[.AE$2])" office:value-type="float" office:value="0" calcext:value-type="float">
            <text:p>0</text:p>
          </table:table-cell>
          <table:table-cell/>
          <table:table-cell table:formula="of:=SUM([.S10:.AE10])" office:value-type="float" office:value="2.28687924" calcext:value-type="float">
            <text:p>2,2868792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3553" calcext:value-type="float">
            <text:p>4,35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2" calcext:value-type="float">
            <text:p>0,9462</text:p>
          </table:table-cell>
          <table:table-cell office:value-type="float" office:value="1.4509" calcext:value-type="float">
            <text:p>1,4509</text:p>
          </table:table-cell>
          <table:table-cell table:formula="of:=[.O11]*[.O11]" office:value-type="float" office:value="2.10511081" calcext:value-type="float">
            <text:p>2,10511081</text:p>
          </table:table-cell>
          <table:table-cell table:number-columns-repeated="2"/>
          <table:table-cell table:formula="of:=[.A11]*[.S$1] + IF([.A11]=0;0;[.S$2])" office:value-type="float" office:value="2.56794204" calcext:value-type="float">
            <text:p>2,56794204</text:p>
          </table:table-cell>
          <table:table-cell table:formula="of:=[.B11]*[.T$1] + IF([.B11]=0;0;[.T$2])" office:value-type="float" office:value="0" calcext:value-type="float">
            <text:p>0</text:p>
          </table:table-cell>
          <table:table-cell table:formula="of:=[.C11]*[.U$1] + IF([.C11]=0;0;[.U$2])" office:value-type="float" office:value="0.14416043" calcext:value-type="float">
            <text:p>0,14416043</text:p>
          </table:table-cell>
          <table:table-cell table:formula="of:=[.D11]*[.V$1] + IF([.D11]=0;0;[.V$2])" office:value-type="float" office:value="0" calcext:value-type="float">
            <text:p>0</text:p>
          </table:table-cell>
          <table:table-cell table:formula="of:=[.E11]*[.W$1] + IF([.E11]=0;0;[.W$2])" office:value-type="float" office:value="0" calcext:value-type="float">
            <text:p>0</text:p>
          </table:table-cell>
          <table:table-cell table:formula="of:=[.F11]*[.X$1] + IF([.F11]=0;0;[.X$2])" office:value-type="float" office:value="0" calcext:value-type="float">
            <text:p>0</text:p>
          </table:table-cell>
          <table:table-cell table:formula="of:=[.G11]*[.Y$1] + IF([.G11]=0;0;[.Y$2])" office:value-type="float" office:value="0" calcext:value-type="float">
            <text:p>0</text:p>
          </table:table-cell>
          <table:table-cell table:formula="of:=[.H11]*[.Z$1] + IF([.H11]=0;0;[.Z$2])" office:value-type="float" office:value="0" calcext:value-type="float">
            <text:p>0</text:p>
          </table:table-cell>
          <table:table-cell table:formula="of:=[.I11]*[.AA$1] + IF([.I11]=0;0;[.AA$2])" office:value-type="float" office:value="0" calcext:value-type="float">
            <text:p>0</text:p>
          </table:table-cell>
          <table:table-cell table:formula="of:=[.J11]*[.AB$1] + IF([.J11]=0;0;[.AB$2])" office:value-type="float" office:value="0.0002" calcext:value-type="float">
            <text:p>0,0002</text:p>
          </table:table-cell>
          <table:table-cell table:formula="of:=[.K11]*[.AC$1] + IF([.K11]=0;0;[.AC$2])" office:value-type="float" office:value="0.0008" calcext:value-type="float">
            <text:p>0,0008</text:p>
          </table:table-cell>
          <table:table-cell table:formula="of:=[.L11]*[.AD$1] + IF([.L11]=0;0;[.AD$2])" office:value-type="float" office:value="0" calcext:value-type="float">
            <text:p>0</text:p>
          </table:table-cell>
          <table:table-cell table:formula="of:=[.M11]*[.AE$1] + IF([.M11]=0;0;[.AE$2])" office:value-type="float" office:value="0" calcext:value-type="float">
            <text:p>0</text:p>
          </table:table-cell>
          <table:table-cell/>
          <table:table-cell table:formula="of:=SUM([.S11:.AE11])" office:value-type="float" office:value="2.71310247" calcext:value-type="float">
            <text:p>2,71310247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4.2826" calcext:value-type="float">
            <text:p>4,2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606" calcext:value-type="float">
            <text:p>1,1606</text:p>
          </table:table-cell>
          <table:table-cell office:value-type="float" office:value="1.658" calcext:value-type="float">
            <text:p>1,658</text:p>
          </table:table-cell>
          <table:table-cell table:formula="of:=[.O12]*[.O12]" office:value-type="float" office:value="2.748964" calcext:value-type="float">
            <text:p>2,748964</text:p>
          </table:table-cell>
          <table:table-cell table:number-columns-repeated="2"/>
          <table:table-cell table:formula="of:=[.A12]*[.S$1] + IF([.A12]=0;0;[.S$2])" office:value-type="float" office:value="2.16251592" calcext:value-type="float">
            <text:p>2,16251592</text:p>
          </table:table-cell>
          <table:table-cell table:formula="of:=[.B12]*[.T$1] + IF([.B12]=0;0;[.T$2])" office:value-type="float" office:value="5.2152" calcext:value-type="float">
            <text:p>5,2152</text:p>
          </table:table-cell>
          <table:table-cell table:formula="of:=[.C12]*[.U$1] + IF([.C12]=0;0;[.U$2])" office:value-type="float" office:value="0.14175406" calcext:value-type="float">
            <text:p>0,14175406</text:p>
          </table:table-cell>
          <table:table-cell table:formula="of:=[.D12]*[.V$1] + IF([.D12]=0;0;[.V$2])" office:value-type="float" office:value="0" calcext:value-type="float">
            <text:p>0</text:p>
          </table:table-cell>
          <table:table-cell table:formula="of:=[.E12]*[.W$1] + IF([.E12]=0;0;[.W$2])" office:value-type="float" office:value="0" calcext:value-type="float">
            <text:p>0</text:p>
          </table:table-cell>
          <table:table-cell table:formula="of:=[.F12]*[.X$1] + IF([.F12]=0;0;[.X$2])" office:value-type="float" office:value="0" calcext:value-type="float">
            <text:p>0</text:p>
          </table:table-cell>
          <table:table-cell table:formula="of:=[.G12]*[.Y$1] + IF([.G12]=0;0;[.Y$2])" office:value-type="float" office:value="0" calcext:value-type="float">
            <text:p>0</text:p>
          </table:table-cell>
          <table:table-cell table:formula="of:=[.H12]*[.Z$1] + IF([.H12]=0;0;[.Z$2])" office:value-type="float" office:value="0" calcext:value-type="float">
            <text:p>0</text:p>
          </table:table-cell>
          <table:table-cell table:formula="of:=[.I12]*[.AA$1] + IF([.I12]=0;0;[.AA$2])" office:value-type="float" office:value="0" calcext:value-type="float">
            <text:p>0</text:p>
          </table:table-cell>
          <table:table-cell table:formula="of:=[.J12]*[.AB$1] + IF([.J12]=0;0;[.AB$2])" office:value-type="float" office:value="0" calcext:value-type="float">
            <text:p>0</text:p>
          </table:table-cell>
          <table:table-cell table:formula="of:=[.K12]*[.AC$1] + IF([.K12]=0;0;[.AC$2])" office:value-type="float" office:value="0" calcext:value-type="float">
            <text:p>0</text:p>
          </table:table-cell>
          <table:table-cell table:formula="of:=[.L12]*[.AD$1] + IF([.L12]=0;0;[.AD$2])" office:value-type="float" office:value="0" calcext:value-type="float">
            <text:p>0</text:p>
          </table:table-cell>
          <table:table-cell table:formula="of:=[.M12]*[.AE$1] + IF([.M12]=0;0;[.AE$2])" office:value-type="float" office:value="0" calcext:value-type="float">
            <text:p>0</text:p>
          </table:table-cell>
          <table:table-cell/>
          <table:table-cell table:formula="of:=SUM([.S12:.AE12])" office:value-type="float" office:value="7.51946998" calcext:value-type="float">
            <text:p>7,5194699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044" calcext:value-type="float">
            <text:p>4,20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87" calcext:value-type="float">
            <text:p>0,6787</text:p>
          </table:table-cell>
          <table:table-cell office:value-type="float" office:value="0.9049" calcext:value-type="float">
            <text:p>0,9049</text:p>
          </table:table-cell>
          <table:table-cell table:formula="of:=[.O13]*[.O13]" office:value-type="float" office:value="0.81884401" calcext:value-type="float">
            <text:p>0,81884401</text:p>
          </table:table-cell>
          <table:table-cell table:number-columns-repeated="2"/>
          <table:table-cell table:formula="of:=[.A13]*[.S$1] + IF([.A13]=0;0;[.S$2])" office:value-type="float" office:value="2.16251592" calcext:value-type="float">
            <text:p>2,16251592</text:p>
          </table:table-cell>
          <table:table-cell table:formula="of:=[.B13]*[.T$1] + IF([.B13]=0;0;[.T$2])" office:value-type="float" office:value="0" calcext:value-type="float">
            <text:p>0</text:p>
          </table:table-cell>
          <table:table-cell table:formula="of:=[.C13]*[.U$1] + IF([.C13]=0;0;[.U$2])" office:value-type="float" office:value="0.13916564" calcext:value-type="float">
            <text:p>0,13916564</text:p>
          </table:table-cell>
          <table:table-cell table:formula="of:=[.D13]*[.V$1] + IF([.D13]=0;0;[.V$2])" office:value-type="float" office:value="0" calcext:value-type="float">
            <text:p>0</text:p>
          </table:table-cell>
          <table:table-cell table:formula="of:=[.E13]*[.W$1] + IF([.E13]=0;0;[.W$2])" office:value-type="float" office:value="0" calcext:value-type="float">
            <text:p>0</text:p>
          </table:table-cell>
          <table:table-cell table:formula="of:=[.F13]*[.X$1] + IF([.F13]=0;0;[.X$2])" office:value-type="float" office:value="0" calcext:value-type="float">
            <text:p>0</text:p>
          </table:table-cell>
          <table:table-cell table:formula="of:=[.G13]*[.Y$1] + IF([.G13]=0;0;[.Y$2])" office:value-type="float" office:value="0" calcext:value-type="float">
            <text:p>0</text:p>
          </table:table-cell>
          <table:table-cell table:formula="of:=[.H13]*[.Z$1] + IF([.H13]=0;0;[.Z$2])" office:value-type="float" office:value="0" calcext:value-type="float">
            <text:p>0</text:p>
          </table:table-cell>
          <table:table-cell table:formula="of:=[.I13]*[.AA$1] + IF([.I13]=0;0;[.AA$2])" office:value-type="float" office:value="0" calcext:value-type="float">
            <text:p>0</text:p>
          </table:table-cell>
          <table:table-cell table:formula="of:=[.J13]*[.AB$1] + IF([.J13]=0;0;[.AB$2])" office:value-type="float" office:value="0" calcext:value-type="float">
            <text:p>0</text:p>
          </table:table-cell>
          <table:table-cell table:formula="of:=[.K13]*[.AC$1] + IF([.K13]=0;0;[.AC$2])" office:value-type="float" office:value="0" calcext:value-type="float">
            <text:p>0</text:p>
          </table:table-cell>
          <table:table-cell table:formula="of:=[.L13]*[.AD$1] + IF([.L13]=0;0;[.AD$2])" office:value-type="float" office:value="0" calcext:value-type="float">
            <text:p>0</text:p>
          </table:table-cell>
          <table:table-cell table:formula="of:=[.M13]*[.AE$1] + IF([.M13]=0;0;[.AE$2])" office:value-type="float" office:value="0" calcext:value-type="float">
            <text:p>0</text:p>
          </table:table-cell>
          <table:table-cell/>
          <table:table-cell table:formula="of:=SUM([.S13:.AE13])" office:value-type="float" office:value="2.30168156" calcext:value-type="float">
            <text:p>2,3016815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236" calcext:value-type="float">
            <text:p>4,22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12" calcext:value-type="float">
            <text:p>0,7812</text:p>
          </table:table-cell>
          <table:table-cell office:value-type="float" office:value="1.354" calcext:value-type="float">
            <text:p>1,354</text:p>
          </table:table-cell>
          <table:table-cell table:formula="of:=[.O14]*[.O14]" office:value-type="float" office:value="1.833316" calcext:value-type="float">
            <text:p>1,833316</text:p>
          </table:table-cell>
          <table:table-cell table:number-columns-repeated="2"/>
          <table:table-cell table:formula="of:=[.A14]*[.S$1] + IF([.A14]=0;0;[.S$2])" office:value-type="float" office:value="2.16251592" calcext:value-type="float">
            <text:p>2,16251592</text:p>
          </table:table-cell>
          <table:table-cell table:formula="of:=[.B14]*[.T$1] + IF([.B14]=0;0;[.T$2])" office:value-type="float" office:value="0" calcext:value-type="float">
            <text:p>0</text:p>
          </table:table-cell>
          <table:table-cell table:formula="of:=[.C14]*[.U$1] + IF([.C14]=0;0;[.U$2])" office:value-type="float" office:value="0.13980116" calcext:value-type="float">
            <text:p>0,13980116</text:p>
          </table:table-cell>
          <table:table-cell table:formula="of:=[.D14]*[.V$1] + IF([.D14]=0;0;[.V$2])" office:value-type="float" office:value="0" calcext:value-type="float">
            <text:p>0</text:p>
          </table:table-cell>
          <table:table-cell table:formula="of:=[.E14]*[.W$1] + IF([.E14]=0;0;[.W$2])" office:value-type="float" office:value="0" calcext:value-type="float">
            <text:p>0</text:p>
          </table:table-cell>
          <table:table-cell table:formula="of:=[.F14]*[.X$1] + IF([.F14]=0;0;[.X$2])" office:value-type="float" office:value="0" calcext:value-type="float">
            <text:p>0</text:p>
          </table:table-cell>
          <table:table-cell table:formula="of:=[.G14]*[.Y$1] + IF([.G14]=0;0;[.Y$2])" office:value-type="float" office:value="0" calcext:value-type="float">
            <text:p>0</text:p>
          </table:table-cell>
          <table:table-cell table:formula="of:=[.H14]*[.Z$1] + IF([.H14]=0;0;[.Z$2])" office:value-type="float" office:value="0" calcext:value-type="float">
            <text:p>0</text:p>
          </table:table-cell>
          <table:table-cell table:formula="of:=[.I14]*[.AA$1] + IF([.I14]=0;0;[.AA$2])" office:value-type="float" office:value="0" calcext:value-type="float">
            <text:p>0</text:p>
          </table:table-cell>
          <table:table-cell table:formula="of:=[.J14]*[.AB$1] + IF([.J14]=0;0;[.AB$2])" office:value-type="float" office:value="0" calcext:value-type="float">
            <text:p>0</text:p>
          </table:table-cell>
          <table:table-cell table:formula="of:=[.K14]*[.AC$1] + IF([.K14]=0;0;[.AC$2])" office:value-type="float" office:value="0" calcext:value-type="float">
            <text:p>0</text:p>
          </table:table-cell>
          <table:table-cell table:formula="of:=[.L14]*[.AD$1] + IF([.L14]=0;0;[.AD$2])" office:value-type="float" office:value="0" calcext:value-type="float">
            <text:p>0</text:p>
          </table:table-cell>
          <table:table-cell table:formula="of:=[.M14]*[.AE$1] + IF([.M14]=0;0;[.AE$2])" office:value-type="float" office:value="0" calcext:value-type="float">
            <text:p>0</text:p>
          </table:table-cell>
          <table:table-cell/>
          <table:table-cell table:formula="of:=SUM([.S14:.AE14])" office:value-type="float" office:value="2.30231708" calcext:value-type="float">
            <text:p>2,30231708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8573" calcext:value-type="float">
            <text:p>3,85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37" calcext:value-type="float">
            <text:p>0,8237</text:p>
          </table:table-cell>
          <table:table-cell office:value-type="float" office:value="1.5726" calcext:value-type="float">
            <text:p>1,5726</text:p>
          </table:table-cell>
          <table:table-cell table:formula="of:=[.O15]*[.O15]" office:value-type="float" office:value="2.47307076" calcext:value-type="float">
            <text:p>2,47307076</text:p>
          </table:table-cell>
          <table:table-cell table:number-columns-repeated="2"/>
          <table:table-cell table:formula="of:=[.A15]*[.S$1] + IF([.A15]=0;0;[.S$2])" office:value-type="float" office:value="2.70308408" calcext:value-type="float">
            <text:p>2,70308408</text:p>
          </table:table-cell>
          <table:table-cell table:formula="of:=[.B15]*[.T$1] + IF([.B15]=0;0;[.T$2])" office:value-type="float" office:value="0" calcext:value-type="float">
            <text:p>0</text:p>
          </table:table-cell>
          <table:table-cell table:formula="of:=[.C15]*[.U$1] + IF([.C15]=0;0;[.U$2])" office:value-type="float" office:value="0.12767663" calcext:value-type="float">
            <text:p>0,12767663</text:p>
          </table:table-cell>
          <table:table-cell table:formula="of:=[.D15]*[.V$1] + IF([.D15]=0;0;[.V$2])" office:value-type="float" office:value="0" calcext:value-type="float">
            <text:p>0</text:p>
          </table:table-cell>
          <table:table-cell table:formula="of:=[.E15]*[.W$1] + IF([.E15]=0;0;[.W$2])" office:value-type="float" office:value="0" calcext:value-type="float">
            <text:p>0</text:p>
          </table:table-cell>
          <table:table-cell table:formula="of:=[.F15]*[.X$1] + IF([.F15]=0;0;[.X$2])" office:value-type="float" office:value="0" calcext:value-type="float">
            <text:p>0</text:p>
          </table:table-cell>
          <table:table-cell table:formula="of:=[.G15]*[.Y$1] + IF([.G15]=0;0;[.Y$2])" office:value-type="float" office:value="0" calcext:value-type="float">
            <text:p>0</text:p>
          </table:table-cell>
          <table:table-cell table:formula="of:=[.H15]*[.Z$1] + IF([.H15]=0;0;[.Z$2])" office:value-type="float" office:value="0" calcext:value-type="float">
            <text:p>0</text:p>
          </table:table-cell>
          <table:table-cell table:formula="of:=[.I15]*[.AA$1] + IF([.I15]=0;0;[.AA$2])" office:value-type="float" office:value="0" calcext:value-type="float">
            <text:p>0</text:p>
          </table:table-cell>
          <table:table-cell table:formula="of:=[.J15]*[.AB$1] + IF([.J15]=0;0;[.AB$2])" office:value-type="float" office:value="0" calcext:value-type="float">
            <text:p>0</text:p>
          </table:table-cell>
          <table:table-cell table:formula="of:=[.K15]*[.AC$1] + IF([.K15]=0;0;[.AC$2])" office:value-type="float" office:value="0" calcext:value-type="float">
            <text:p>0</text:p>
          </table:table-cell>
          <table:table-cell table:formula="of:=[.L15]*[.AD$1] + IF([.L15]=0;0;[.AD$2])" office:value-type="float" office:value="0" calcext:value-type="float">
            <text:p>0</text:p>
          </table:table-cell>
          <table:table-cell table:formula="of:=[.M15]*[.AE$1] + IF([.M15]=0;0;[.AE$2])" office:value-type="float" office:value="0" calcext:value-type="float">
            <text:p>0</text:p>
          </table:table-cell>
          <table:table-cell/>
          <table:table-cell table:formula="of:=SUM([.S15:.AE15])" office:value-type="float" office:value="2.83076071" calcext:value-type="float">
            <text:p>2,8307607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8807" calcext:value-type="float">
            <text:p>4,88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7" calcext:value-type="float">
            <text:p>0,787</text:p>
          </table:table-cell>
          <table:table-cell office:value-type="float" office:value="1.111" calcext:value-type="float">
            <text:p>1,111</text:p>
          </table:table-cell>
          <table:table-cell table:formula="of:=[.O16]*[.O16]" office:value-type="float" office:value="1.234321" calcext:value-type="float">
            <text:p>1,234321</text:p>
          </table:table-cell>
          <table:table-cell table:number-columns-repeated="2"/>
          <table:table-cell table:formula="of:=[.A16]*[.S$1] + IF([.A16]=0;0;[.S$2])" office:value-type="float" office:value="2.29765796" calcext:value-type="float">
            <text:p>2,29765796</text:p>
          </table:table-cell>
          <table:table-cell table:formula="of:=[.B16]*[.T$1] + IF([.B16]=0;0;[.T$2])" office:value-type="float" office:value="0" calcext:value-type="float">
            <text:p>0</text:p>
          </table:table-cell>
          <table:table-cell table:formula="of:=[.C16]*[.U$1] + IF([.C16]=0;0;[.U$2])" office:value-type="float" office:value="0.16155117" calcext:value-type="float">
            <text:p>0,16155117</text:p>
          </table:table-cell>
          <table:table-cell table:formula="of:=[.D16]*[.V$1] + IF([.D16]=0;0;[.V$2])" office:value-type="float" office:value="0" calcext:value-type="float">
            <text:p>0</text:p>
          </table:table-cell>
          <table:table-cell table:formula="of:=[.E16]*[.W$1] + IF([.E16]=0;0;[.W$2])" office:value-type="float" office:value="0" calcext:value-type="float">
            <text:p>0</text:p>
          </table:table-cell>
          <table:table-cell table:formula="of:=[.F16]*[.X$1] + IF([.F16]=0;0;[.X$2])" office:value-type="float" office:value="0" calcext:value-type="float">
            <text:p>0</text:p>
          </table:table-cell>
          <table:table-cell table:formula="of:=[.G16]*[.Y$1] + IF([.G16]=0;0;[.Y$2])" office:value-type="float" office:value="0" calcext:value-type="float">
            <text:p>0</text:p>
          </table:table-cell>
          <table:table-cell table:formula="of:=[.H16]*[.Z$1] + IF([.H16]=0;0;[.Z$2])" office:value-type="float" office:value="0" calcext:value-type="float">
            <text:p>0</text:p>
          </table:table-cell>
          <table:table-cell table:formula="of:=[.I16]*[.AA$1] + IF([.I16]=0;0;[.AA$2])" office:value-type="float" office:value="0" calcext:value-type="float">
            <text:p>0</text:p>
          </table:table-cell>
          <table:table-cell table:formula="of:=[.J16]*[.AB$1] + IF([.J16]=0;0;[.AB$2])" office:value-type="float" office:value="0" calcext:value-type="float">
            <text:p>0</text:p>
          </table:table-cell>
          <table:table-cell table:formula="of:=[.K16]*[.AC$1] + IF([.K16]=0;0;[.AC$2])" office:value-type="float" office:value="0" calcext:value-type="float">
            <text:p>0</text:p>
          </table:table-cell>
          <table:table-cell table:formula="of:=[.L16]*[.AD$1] + IF([.L16]=0;0;[.AD$2])" office:value-type="float" office:value="0" calcext:value-type="float">
            <text:p>0</text:p>
          </table:table-cell>
          <table:table-cell table:formula="of:=[.M16]*[.AE$1] + IF([.M16]=0;0;[.AE$2])" office:value-type="float" office:value="0" calcext:value-type="float">
            <text:p>0</text:p>
          </table:table-cell>
          <table:table-cell/>
          <table:table-cell table:formula="of:=SUM([.S16:.AE16])" office:value-type="float" office:value="2.45920913" calcext:value-type="float">
            <text:p>2,45920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984" calcext:value-type="float">
            <text:p>3,79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13" calcext:value-type="float">
            <text:p>0,7713</text:p>
          </table:table-cell>
          <table:table-cell office:value-type="float" office:value="1.3223" calcext:value-type="float">
            <text:p>1,3223</text:p>
          </table:table-cell>
          <table:table-cell table:formula="of:=[.O17]*[.O17]" office:value-type="float" office:value="1.74847729" calcext:value-type="float">
            <text:p>1,74847729</text:p>
          </table:table-cell>
          <table:table-cell table:number-columns-repeated="2"/>
          <table:table-cell table:formula="of:=[.A17]*[.S$1] + IF([.A17]=0;0;[.S$2])" office:value-type="float" office:value="2.4328" calcext:value-type="float">
            <text:p>2,4328</text:p>
          </table:table-cell>
          <table:table-cell table:formula="of:=[.B17]*[.T$1] + IF([.B17]=0;0;[.T$2])" office:value-type="float" office:value="0" calcext:value-type="float">
            <text:p>0</text:p>
          </table:table-cell>
          <table:table-cell table:formula="of:=[.C17]*[.U$1] + IF([.C17]=0;0;[.U$2])" office:value-type="float" office:value="0.12572704" calcext:value-type="float">
            <text:p>0,12572704</text:p>
          </table:table-cell>
          <table:table-cell table:formula="of:=[.D17]*[.V$1] + IF([.D17]=0;0;[.V$2])" office:value-type="float" office:value="0" calcext:value-type="float">
            <text:p>0</text:p>
          </table:table-cell>
          <table:table-cell table:formula="of:=[.E17]*[.W$1] + IF([.E17]=0;0;[.W$2])" office:value-type="float" office:value="0" calcext:value-type="float">
            <text:p>0</text:p>
          </table:table-cell>
          <table:table-cell table:formula="of:=[.F17]*[.X$1] + IF([.F17]=0;0;[.X$2])" office:value-type="float" office:value="0" calcext:value-type="float">
            <text:p>0</text:p>
          </table:table-cell>
          <table:table-cell table:formula="of:=[.G17]*[.Y$1] + IF([.G17]=0;0;[.Y$2])" office:value-type="float" office:value="0" calcext:value-type="float">
            <text:p>0</text:p>
          </table:table-cell>
          <table:table-cell table:formula="of:=[.H17]*[.Z$1] + IF([.H17]=0;0;[.Z$2])" office:value-type="float" office:value="0" calcext:value-type="float">
            <text:p>0</text:p>
          </table:table-cell>
          <table:table-cell table:formula="of:=[.I17]*[.AA$1] + IF([.I17]=0;0;[.AA$2])" office:value-type="float" office:value="0" calcext:value-type="float">
            <text:p>0</text:p>
          </table:table-cell>
          <table:table-cell table:formula="of:=[.J17]*[.AB$1] + IF([.J17]=0;0;[.AB$2])" office:value-type="float" office:value="0" calcext:value-type="float">
            <text:p>0</text:p>
          </table:table-cell>
          <table:table-cell table:formula="of:=[.K17]*[.AC$1] + IF([.K17]=0;0;[.AC$2])" office:value-type="float" office:value="0" calcext:value-type="float">
            <text:p>0</text:p>
          </table:table-cell>
          <table:table-cell table:formula="of:=[.L17]*[.AD$1] + IF([.L17]=0;0;[.AD$2])" office:value-type="float" office:value="0" calcext:value-type="float">
            <text:p>0</text:p>
          </table:table-cell>
          <table:table-cell table:formula="of:=[.M17]*[.AE$1] + IF([.M17]=0;0;[.AE$2])" office:value-type="float" office:value="0" calcext:value-type="float">
            <text:p>0</text:p>
          </table:table-cell>
          <table:table-cell/>
          <table:table-cell table:formula="of:=SUM([.S17:.AE17])" office:value-type="float" office:value="2.55852704" calcext:value-type="float">
            <text:p>2,5585270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5.8642" calcext:value-type="float">
            <text:p>5,86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36" calcext:value-type="float">
            <text:p>0,6636</text:p>
          </table:table-cell>
          <table:table-cell office:value-type="float" office:value="0.9369" calcext:value-type="float">
            <text:p>0,9369</text:p>
          </table:table-cell>
          <table:table-cell table:formula="of:=[.O18]*[.O18]" office:value-type="float" office:value="0.87778161" calcext:value-type="float">
            <text:p>0,87778161</text:p>
          </table:table-cell>
          <table:table-cell table:number-columns-repeated="2"/>
          <table:table-cell table:formula="of:=[.A18]*[.S$1] + IF([.A18]=0;0;[.S$2])" office:value-type="float" office:value="2.56794204" calcext:value-type="float">
            <text:p>2,56794204</text:p>
          </table:table-cell>
          <table:table-cell table:formula="of:=[.B18]*[.T$1] + IF([.B18]=0;0;[.T$2])" office:value-type="float" office:value="0" calcext:value-type="float">
            <text:p>0</text:p>
          </table:table-cell>
          <table:table-cell table:formula="of:=[.C18]*[.U$1] + IF([.C18]=0;0;[.U$2])" office:value-type="float" office:value="0.19410502" calcext:value-type="float">
            <text:p>0,19410502</text:p>
          </table:table-cell>
          <table:table-cell table:formula="of:=[.D18]*[.V$1] + IF([.D18]=0;0;[.V$2])" office:value-type="float" office:value="0" calcext:value-type="float">
            <text:p>0</text:p>
          </table:table-cell>
          <table:table-cell table:formula="of:=[.E18]*[.W$1] + IF([.E18]=0;0;[.W$2])" office:value-type="float" office:value="0" calcext:value-type="float">
            <text:p>0</text:p>
          </table:table-cell>
          <table:table-cell table:formula="of:=[.F18]*[.X$1] + IF([.F18]=0;0;[.X$2])" office:value-type="float" office:value="0" calcext:value-type="float">
            <text:p>0</text:p>
          </table:table-cell>
          <table:table-cell table:formula="of:=[.G18]*[.Y$1] + IF([.G18]=0;0;[.Y$2])" office:value-type="float" office:value="0" calcext:value-type="float">
            <text:p>0</text:p>
          </table:table-cell>
          <table:table-cell table:formula="of:=[.H18]*[.Z$1] + IF([.H18]=0;0;[.Z$2])" office:value-type="float" office:value="0" calcext:value-type="float">
            <text:p>0</text:p>
          </table:table-cell>
          <table:table-cell table:formula="of:=[.I18]*[.AA$1] + IF([.I18]=0;0;[.AA$2])" office:value-type="float" office:value="0" calcext:value-type="float">
            <text:p>0</text:p>
          </table:table-cell>
          <table:table-cell table:formula="of:=[.J18]*[.AB$1] + IF([.J18]=0;0;[.AB$2])" office:value-type="float" office:value="0" calcext:value-type="float">
            <text:p>0</text:p>
          </table:table-cell>
          <table:table-cell table:formula="of:=[.K18]*[.AC$1] + IF([.K18]=0;0;[.AC$2])" office:value-type="float" office:value="0" calcext:value-type="float">
            <text:p>0</text:p>
          </table:table-cell>
          <table:table-cell table:formula="of:=[.L18]*[.AD$1] + IF([.L18]=0;0;[.AD$2])" office:value-type="float" office:value="0" calcext:value-type="float">
            <text:p>0</text:p>
          </table:table-cell>
          <table:table-cell table:formula="of:=[.M18]*[.AE$1] + IF([.M18]=0;0;[.AE$2])" office:value-type="float" office:value="0" calcext:value-type="float">
            <text:p>0</text:p>
          </table:table-cell>
          <table:table-cell/>
          <table:table-cell table:formula="of:=SUM([.S18:.AE18])" office:value-type="float" office:value="2.76204706" calcext:value-type="float">
            <text:p>2,76204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923" calcext:value-type="float">
            <text:p>2,39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4" calcext:value-type="float">
            <text:p>0,864</text:p>
          </table:table-cell>
          <table:table-cell office:value-type="float" office:value="1.152" calcext:value-type="float">
            <text:p>1,152</text:p>
          </table:table-cell>
          <table:table-cell table:formula="of:=[.O19]*[.O19]" office:value-type="float" office:value="1.327104" calcext:value-type="float">
            <text:p>1,327104</text:p>
          </table:table-cell>
          <table:table-cell table:number-columns-repeated="2"/>
          <table:table-cell table:formula="of:=[.A19]*[.S$1] + IF([.A19]=0;0;[.S$2])" office:value-type="float" office:value="2.4328" calcext:value-type="float">
            <text:p>2,4328</text:p>
          </table:table-cell>
          <table:table-cell table:formula="of:=[.B19]*[.T$1] + IF([.B19]=0;0;[.T$2])" office:value-type="float" office:value="0" calcext:value-type="float">
            <text:p>0</text:p>
          </table:table-cell>
          <table:table-cell table:formula="of:=[.C19]*[.U$1] + IF([.C19]=0;0;[.U$2])" office:value-type="float" office:value="0.07918513" calcext:value-type="float">
            <text:p>0,07918513</text:p>
          </table:table-cell>
          <table:table-cell table:formula="of:=[.D19]*[.V$1] + IF([.D19]=0;0;[.V$2])" office:value-type="float" office:value="0" calcext:value-type="float">
            <text:p>0</text:p>
          </table:table-cell>
          <table:table-cell table:formula="of:=[.E19]*[.W$1] + IF([.E19]=0;0;[.W$2])" office:value-type="float" office:value="0" calcext:value-type="float">
            <text:p>0</text:p>
          </table:table-cell>
          <table:table-cell table:formula="of:=[.F19]*[.X$1] + IF([.F19]=0;0;[.X$2])" office:value-type="float" office:value="0" calcext:value-type="float">
            <text:p>0</text:p>
          </table:table-cell>
          <table:table-cell table:formula="of:=[.G19]*[.Y$1] + IF([.G19]=0;0;[.Y$2])" office:value-type="float" office:value="0" calcext:value-type="float">
            <text:p>0</text:p>
          </table:table-cell>
          <table:table-cell table:formula="of:=[.H19]*[.Z$1] + IF([.H19]=0;0;[.Z$2])" office:value-type="float" office:value="0" calcext:value-type="float">
            <text:p>0</text:p>
          </table:table-cell>
          <table:table-cell table:formula="of:=[.I19]*[.AA$1] + IF([.I19]=0;0;[.AA$2])" office:value-type="float" office:value="0" calcext:value-type="float">
            <text:p>0</text:p>
          </table:table-cell>
          <table:table-cell table:formula="of:=[.J19]*[.AB$1] + IF([.J19]=0;0;[.AB$2])" office:value-type="float" office:value="0" calcext:value-type="float">
            <text:p>0</text:p>
          </table:table-cell>
          <table:table-cell table:formula="of:=[.K19]*[.AC$1] + IF([.K19]=0;0;[.AC$2])" office:value-type="float" office:value="0" calcext:value-type="float">
            <text:p>0</text:p>
          </table:table-cell>
          <table:table-cell table:formula="of:=[.L19]*[.AD$1] + IF([.L19]=0;0;[.AD$2])" office:value-type="float" office:value="0" calcext:value-type="float">
            <text:p>0</text:p>
          </table:table-cell>
          <table:table-cell table:formula="of:=[.M19]*[.AE$1] + IF([.M19]=0;0;[.AE$2])" office:value-type="float" office:value="0" calcext:value-type="float">
            <text:p>0</text:p>
          </table:table-cell>
          <table:table-cell/>
          <table:table-cell table:formula="of:=SUM([.S19:.AE19])" office:value-type="float" office:value="2.51198513" calcext:value-type="float">
            <text:p>2,5119851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2661" calcext:value-type="float">
            <text:p>2,2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029" calcext:value-type="float">
            <text:p>0,6029</text:p>
          </table:table-cell>
          <table:table-cell office:value-type="float" office:value="1.0336" calcext:value-type="float">
            <text:p>1,0336</text:p>
          </table:table-cell>
          <table:table-cell table:formula="of:=[.O20]*[.O20]" office:value-type="float" office:value="1.06832896" calcext:value-type="float">
            <text:p>1,06832896</text:p>
          </table:table-cell>
          <table:table-cell table:number-columns-repeated="2"/>
          <table:table-cell table:formula="of:=[.A20]*[.S$1] + IF([.A20]=0;0;[.S$2])" office:value-type="float" office:value="2.29765796" calcext:value-type="float">
            <text:p>2,29765796</text:p>
          </table:table-cell>
          <table:table-cell table:formula="of:=[.B20]*[.T$1] + IF([.B20]=0;0;[.T$2])" office:value-type="float" office:value="0" calcext:value-type="float">
            <text:p>0</text:p>
          </table:table-cell>
          <table:table-cell table:formula="of:=[.C20]*[.U$1] + IF([.C20]=0;0;[.U$2])" office:value-type="float" office:value="0.07500791" calcext:value-type="float">
            <text:p>0,07500791</text:p>
          </table:table-cell>
          <table:table-cell table:formula="of:=[.D20]*[.V$1] + IF([.D20]=0;0;[.V$2])" office:value-type="float" office:value="0" calcext:value-type="float">
            <text:p>0</text:p>
          </table:table-cell>
          <table:table-cell table:formula="of:=[.E20]*[.W$1] + IF([.E20]=0;0;[.W$2])" office:value-type="float" office:value="0" calcext:value-type="float">
            <text:p>0</text:p>
          </table:table-cell>
          <table:table-cell table:formula="of:=[.F20]*[.X$1] + IF([.F20]=0;0;[.X$2])" office:value-type="float" office:value="0" calcext:value-type="float">
            <text:p>0</text:p>
          </table:table-cell>
          <table:table-cell table:formula="of:=[.G20]*[.Y$1] + IF([.G20]=0;0;[.Y$2])" office:value-type="float" office:value="0" calcext:value-type="float">
            <text:p>0</text:p>
          </table:table-cell>
          <table:table-cell table:formula="of:=[.H20]*[.Z$1] + IF([.H20]=0;0;[.Z$2])" office:value-type="float" office:value="0" calcext:value-type="float">
            <text:p>0</text:p>
          </table:table-cell>
          <table:table-cell table:formula="of:=[.I20]*[.AA$1] + IF([.I20]=0;0;[.AA$2])" office:value-type="float" office:value="0" calcext:value-type="float">
            <text:p>0</text:p>
          </table:table-cell>
          <table:table-cell table:formula="of:=[.J20]*[.AB$1] + IF([.J20]=0;0;[.AB$2])" office:value-type="float" office:value="0" calcext:value-type="float">
            <text:p>0</text:p>
          </table:table-cell>
          <table:table-cell table:formula="of:=[.K20]*[.AC$1] + IF([.K20]=0;0;[.AC$2])" office:value-type="float" office:value="0" calcext:value-type="float">
            <text:p>0</text:p>
          </table:table-cell>
          <table:table-cell table:formula="of:=[.L20]*[.AD$1] + IF([.L20]=0;0;[.AD$2])" office:value-type="float" office:value="0" calcext:value-type="float">
            <text:p>0</text:p>
          </table:table-cell>
          <table:table-cell table:formula="of:=[.M20]*[.AE$1] + IF([.M20]=0;0;[.AE$2])" office:value-type="float" office:value="0" calcext:value-type="float">
            <text:p>0</text:p>
          </table:table-cell>
          <table:table-cell/>
          <table:table-cell table:formula="of:=SUM([.S20:.AE20])" office:value-type="float" office:value="2.37266587" calcext:value-type="float">
            <text:p>2,37266587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564" calcext:value-type="float">
            <text:p>4,15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97" calcext:value-type="float">
            <text:p>0,9097</text:p>
          </table:table-cell>
          <table:table-cell office:value-type="float" office:value="1.3646" calcext:value-type="float">
            <text:p>1,3646</text:p>
          </table:table-cell>
          <table:table-cell table:formula="of:=[.O21]*[.O21]" office:value-type="float" office:value="1.86213316" calcext:value-type="float">
            <text:p>1,86213316</text:p>
          </table:table-cell>
          <table:table-cell table:number-columns-repeated="2"/>
          <table:table-cell table:formula="of:=[.A21]*[.S$1] + IF([.A21]=0;0;[.S$2])" office:value-type="float" office:value="2.56794204" calcext:value-type="float">
            <text:p>2,56794204</text:p>
          </table:table-cell>
          <table:table-cell table:formula="of:=[.B21]*[.T$1] + IF([.B21]=0;0;[.T$2])" office:value-type="float" office:value="0" calcext:value-type="float">
            <text:p>0</text:p>
          </table:table-cell>
          <table:table-cell table:formula="of:=[.C21]*[.U$1] + IF([.C21]=0;0;[.U$2])" office:value-type="float" office:value="0.13757684" calcext:value-type="float">
            <text:p>0,13757684</text:p>
          </table:table-cell>
          <table:table-cell table:formula="of:=[.D21]*[.V$1] + IF([.D21]=0;0;[.V$2])" office:value-type="float" office:value="0" calcext:value-type="float">
            <text:p>0</text:p>
          </table:table-cell>
          <table:table-cell table:formula="of:=[.E21]*[.W$1] + IF([.E21]=0;0;[.W$2])" office:value-type="float" office:value="0" calcext:value-type="float">
            <text:p>0</text:p>
          </table:table-cell>
          <table:table-cell table:formula="of:=[.F21]*[.X$1] + IF([.F21]=0;0;[.X$2])" office:value-type="float" office:value="0" calcext:value-type="float">
            <text:p>0</text:p>
          </table:table-cell>
          <table:table-cell table:formula="of:=[.G21]*[.Y$1] + IF([.G21]=0;0;[.Y$2])" office:value-type="float" office:value="0" calcext:value-type="float">
            <text:p>0</text:p>
          </table:table-cell>
          <table:table-cell table:formula="of:=[.H21]*[.Z$1] + IF([.H21]=0;0;[.Z$2])" office:value-type="float" office:value="0" calcext:value-type="float">
            <text:p>0</text:p>
          </table:table-cell>
          <table:table-cell table:formula="of:=[.I21]*[.AA$1] + IF([.I21]=0;0;[.AA$2])" office:value-type="float" office:value="0" calcext:value-type="float">
            <text:p>0</text:p>
          </table:table-cell>
          <table:table-cell table:formula="of:=[.J21]*[.AB$1] + IF([.J21]=0;0;[.AB$2])" office:value-type="float" office:value="0" calcext:value-type="float">
            <text:p>0</text:p>
          </table:table-cell>
          <table:table-cell table:formula="of:=[.K21]*[.AC$1] + IF([.K21]=0;0;[.AC$2])" office:value-type="float" office:value="0" calcext:value-type="float">
            <text:p>0</text:p>
          </table:table-cell>
          <table:table-cell table:formula="of:=[.L21]*[.AD$1] + IF([.L21]=0;0;[.AD$2])" office:value-type="float" office:value="0" calcext:value-type="float">
            <text:p>0</text:p>
          </table:table-cell>
          <table:table-cell table:formula="of:=[.M21]*[.AE$1] + IF([.M21]=0;0;[.AE$2])" office:value-type="float" office:value="0" calcext:value-type="float">
            <text:p>0</text:p>
          </table:table-cell>
          <table:table-cell/>
          <table:table-cell table:formula="of:=SUM([.S21:.AE21])" office:value-type="float" office:value="2.70551888" calcext:value-type="float">
            <text:p>2,705518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144" calcext:value-type="float">
            <text:p>3,5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85" calcext:value-type="float">
            <text:p>0,8985</text:p>
          </table:table-cell>
          <table:table-cell office:value-type="float" office:value="1.3477" calcext:value-type="float">
            <text:p>1,3477</text:p>
          </table:table-cell>
          <table:table-cell table:formula="of:=[.O22]*[.O22]" office:value-type="float" office:value="1.81629529" calcext:value-type="float">
            <text:p>1,81629529</text:p>
          </table:table-cell>
          <table:table-cell table:number-columns-repeated="2"/>
          <table:table-cell table:formula="of:=[.A22]*[.S$1] + IF([.A22]=0;0;[.S$2])" office:value-type="float" office:value="2.4328" calcext:value-type="float">
            <text:p>2,4328</text:p>
          </table:table-cell>
          <table:table-cell table:formula="of:=[.B22]*[.T$1] + IF([.B22]=0;0;[.T$2])" office:value-type="float" office:value="0" calcext:value-type="float">
            <text:p>0</text:p>
          </table:table-cell>
          <table:table-cell table:formula="of:=[.C22]*[.U$1] + IF([.C22]=0;0;[.U$2])" office:value-type="float" office:value="0.11632664" calcext:value-type="float">
            <text:p>0,11632664</text:p>
          </table:table-cell>
          <table:table-cell table:formula="of:=[.D22]*[.V$1] + IF([.D22]=0;0;[.V$2])" office:value-type="float" office:value="0" calcext:value-type="float">
            <text:p>0</text:p>
          </table:table-cell>
          <table:table-cell table:formula="of:=[.E22]*[.W$1] + IF([.E22]=0;0;[.W$2])" office:value-type="float" office:value="0" calcext:value-type="float">
            <text:p>0</text:p>
          </table:table-cell>
          <table:table-cell table:formula="of:=[.F22]*[.X$1] + IF([.F22]=0;0;[.X$2])" office:value-type="float" office:value="0" calcext:value-type="float">
            <text:p>0</text:p>
          </table:table-cell>
          <table:table-cell table:formula="of:=[.G22]*[.Y$1] + IF([.G22]=0;0;[.Y$2])" office:value-type="float" office:value="0" calcext:value-type="float">
            <text:p>0</text:p>
          </table:table-cell>
          <table:table-cell table:formula="of:=[.H22]*[.Z$1] + IF([.H22]=0;0;[.Z$2])" office:value-type="float" office:value="0" calcext:value-type="float">
            <text:p>0</text:p>
          </table:table-cell>
          <table:table-cell table:formula="of:=[.I22]*[.AA$1] + IF([.I22]=0;0;[.AA$2])" office:value-type="float" office:value="0" calcext:value-type="float">
            <text:p>0</text:p>
          </table:table-cell>
          <table:table-cell table:formula="of:=[.J22]*[.AB$1] + IF([.J22]=0;0;[.AB$2])" office:value-type="float" office:value="0" calcext:value-type="float">
            <text:p>0</text:p>
          </table:table-cell>
          <table:table-cell table:formula="of:=[.K22]*[.AC$1] + IF([.K22]=0;0;[.AC$2])" office:value-type="float" office:value="0" calcext:value-type="float">
            <text:p>0</text:p>
          </table:table-cell>
          <table:table-cell table:formula="of:=[.L22]*[.AD$1] + IF([.L22]=0;0;[.AD$2])" office:value-type="float" office:value="0" calcext:value-type="float">
            <text:p>0</text:p>
          </table:table-cell>
          <table:table-cell table:formula="of:=[.M22]*[.AE$1] + IF([.M22]=0;0;[.AE$2])" office:value-type="float" office:value="0" calcext:value-type="float">
            <text:p>0</text:p>
          </table:table-cell>
          <table:table-cell/>
          <table:table-cell table:formula="of:=SUM([.S22:.AE22])" office:value-type="float" office:value="2.54912664" calcext:value-type="float">
            <text:p>2,5491266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9246" calcext:value-type="float">
            <text:p>2,92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1855" calcext:value-type="float">
            <text:p>1,1855</text:p>
          </table:table-cell>
          <table:table-cell table:formula="of:=[.O23]*[.O23]" office:value-type="float" office:value="1.40541025" calcext:value-type="float">
            <text:p>1,40541025</text:p>
          </table:table-cell>
          <table:table-cell table:number-columns-repeated="2"/>
          <table:table-cell table:formula="of:=[.A23]*[.S$1] + IF([.A23]=0;0;[.S$2])" office:value-type="float" office:value="2.16251592" calcext:value-type="float">
            <text:p>2,16251592</text:p>
          </table:table-cell>
          <table:table-cell table:formula="of:=[.B23]*[.T$1] + IF([.B23]=0;0;[.T$2])" office:value-type="float" office:value="0" calcext:value-type="float">
            <text:p>0</text:p>
          </table:table-cell>
          <table:table-cell table:formula="of:=[.C23]*[.U$1] + IF([.C23]=0;0;[.U$2])" office:value-type="float" office:value="0.09680426" calcext:value-type="float">
            <text:p>0,09680426</text:p>
          </table:table-cell>
          <table:table-cell table:formula="of:=[.D23]*[.V$1] + IF([.D23]=0;0;[.V$2])" office:value-type="float" office:value="0" calcext:value-type="float">
            <text:p>0</text:p>
          </table:table-cell>
          <table:table-cell table:formula="of:=[.E23]*[.W$1] + IF([.E23]=0;0;[.W$2])" office:value-type="float" office:value="0" calcext:value-type="float">
            <text:p>0</text:p>
          </table:table-cell>
          <table:table-cell table:formula="of:=[.F23]*[.X$1] + IF([.F23]=0;0;[.X$2])" office:value-type="float" office:value="0" calcext:value-type="float">
            <text:p>0</text:p>
          </table:table-cell>
          <table:table-cell table:formula="of:=[.G23]*[.Y$1] + IF([.G23]=0;0;[.Y$2])" office:value-type="float" office:value="0" calcext:value-type="float">
            <text:p>0</text:p>
          </table:table-cell>
          <table:table-cell table:formula="of:=[.H23]*[.Z$1] + IF([.H23]=0;0;[.Z$2])" office:value-type="float" office:value="0" calcext:value-type="float">
            <text:p>0</text:p>
          </table:table-cell>
          <table:table-cell table:formula="of:=[.I23]*[.AA$1] + IF([.I23]=0;0;[.AA$2])" office:value-type="float" office:value="0" calcext:value-type="float">
            <text:p>0</text:p>
          </table:table-cell>
          <table:table-cell table:formula="of:=[.J23]*[.AB$1] + IF([.J23]=0;0;[.AB$2])" office:value-type="float" office:value="0" calcext:value-type="float">
            <text:p>0</text:p>
          </table:table-cell>
          <table:table-cell table:formula="of:=[.K23]*[.AC$1] + IF([.K23]=0;0;[.AC$2])" office:value-type="float" office:value="0" calcext:value-type="float">
            <text:p>0</text:p>
          </table:table-cell>
          <table:table-cell table:formula="of:=[.L23]*[.AD$1] + IF([.L23]=0;0;[.AD$2])" office:value-type="float" office:value="0" calcext:value-type="float">
            <text:p>0</text:p>
          </table:table-cell>
          <table:table-cell table:formula="of:=[.M23]*[.AE$1] + IF([.M23]=0;0;[.AE$2])" office:value-type="float" office:value="0" calcext:value-type="float">
            <text:p>0</text:p>
          </table:table-cell>
          <table:table-cell/>
          <table:table-cell table:formula="of:=SUM([.S23:.AE23])" office:value-type="float" office:value="2.25932018" calcext:value-type="float">
            <text:p>2,2593201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324" calcext:value-type="float">
            <text:p>4,63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9" calcext:value-type="float">
            <text:p>0,759</text:p>
          </table:table-cell>
          <table:table-cell office:value-type="float" office:value="1.1927" calcext:value-type="float">
            <text:p>1,1927</text:p>
          </table:table-cell>
          <table:table-cell table:formula="of:=[.O24]*[.O24]" office:value-type="float" office:value="1.42253329" calcext:value-type="float">
            <text:p>1,42253329</text:p>
          </table:table-cell>
          <table:table-cell table:number-columns-repeated="2"/>
          <table:table-cell table:formula="of:=[.A24]*[.S$1] + IF([.A24]=0;0;[.S$2])" office:value-type="float" office:value="2.29765796" calcext:value-type="float">
            <text:p>2,29765796</text:p>
          </table:table-cell>
          <table:table-cell table:formula="of:=[.B24]*[.T$1] + IF([.B24]=0;0;[.T$2])" office:value-type="float" office:value="0" calcext:value-type="float">
            <text:p>0</text:p>
          </table:table-cell>
          <table:table-cell table:formula="of:=[.C24]*[.U$1] + IF([.C24]=0;0;[.U$2])" office:value-type="float" office:value="0.15333244" calcext:value-type="float">
            <text:p>0,15333244</text:p>
          </table:table-cell>
          <table:table-cell table:formula="of:=[.D24]*[.V$1] + IF([.D24]=0;0;[.V$2])" office:value-type="float" office:value="0" calcext:value-type="float">
            <text:p>0</text:p>
          </table:table-cell>
          <table:table-cell table:formula="of:=[.E24]*[.W$1] + IF([.E24]=0;0;[.W$2])" office:value-type="float" office:value="0" calcext:value-type="float">
            <text:p>0</text:p>
          </table:table-cell>
          <table:table-cell table:formula="of:=[.F24]*[.X$1] + IF([.F24]=0;0;[.X$2])" office:value-type="float" office:value="0" calcext:value-type="float">
            <text:p>0</text:p>
          </table:table-cell>
          <table:table-cell table:formula="of:=[.G24]*[.Y$1] + IF([.G24]=0;0;[.Y$2])" office:value-type="float" office:value="0" calcext:value-type="float">
            <text:p>0</text:p>
          </table:table-cell>
          <table:table-cell table:formula="of:=[.H24]*[.Z$1] + IF([.H24]=0;0;[.Z$2])" office:value-type="float" office:value="0" calcext:value-type="float">
            <text:p>0</text:p>
          </table:table-cell>
          <table:table-cell table:formula="of:=[.I24]*[.AA$1] + IF([.I24]=0;0;[.AA$2])" office:value-type="float" office:value="0" calcext:value-type="float">
            <text:p>0</text:p>
          </table:table-cell>
          <table:table-cell table:formula="of:=[.J24]*[.AB$1] + IF([.J24]=0;0;[.AB$2])" office:value-type="float" office:value="0" calcext:value-type="float">
            <text:p>0</text:p>
          </table:table-cell>
          <table:table-cell table:formula="of:=[.K24]*[.AC$1] + IF([.K24]=0;0;[.AC$2])" office:value-type="float" office:value="0" calcext:value-type="float">
            <text:p>0</text:p>
          </table:table-cell>
          <table:table-cell table:formula="of:=[.L24]*[.AD$1] + IF([.L24]=0;0;[.AD$2])" office:value-type="float" office:value="0" calcext:value-type="float">
            <text:p>0</text:p>
          </table:table-cell>
          <table:table-cell table:formula="of:=[.M24]*[.AE$1] + IF([.M24]=0;0;[.AE$2])" office:value-type="float" office:value="0" calcext:value-type="float">
            <text:p>0</text:p>
          </table:table-cell>
          <table:table-cell/>
          <table:table-cell table:formula="of:=SUM([.S24:.AE24])" office:value-type="float" office:value="2.4509904" calcext:value-type="float">
            <text:p>2,450990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1.8313" calcext:value-type="float">
            <text:p>1,83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55" calcext:value-type="float">
            <text:p>0,6955</text:p>
          </table:table-cell>
          <table:table-cell office:value-type="float" office:value="1.2172" calcext:value-type="float">
            <text:p>1,2172</text:p>
          </table:table-cell>
          <table:table-cell table:formula="of:=[.O25]*[.O25]" office:value-type="float" office:value="1.48157584" calcext:value-type="float">
            <text:p>1,48157584</text:p>
          </table:table-cell>
          <table:table-cell table:number-columns-repeated="2"/>
          <table:table-cell table:formula="of:=[.A25]*[.S$1] + IF([.A25]=0;0;[.S$2])" office:value-type="float" office:value="2.29765796" calcext:value-type="float">
            <text:p>2,29765796</text:p>
          </table:table-cell>
          <table:table-cell table:formula="of:=[.B25]*[.T$1] + IF([.B25]=0;0;[.T$2])" office:value-type="float" office:value="0" calcext:value-type="float">
            <text:p>0</text:p>
          </table:table-cell>
          <table:table-cell table:formula="of:=[.C25]*[.U$1] + IF([.C25]=0;0;[.U$2])" office:value-type="float" office:value="0.06061603" calcext:value-type="float">
            <text:p>0,06061603</text:p>
          </table:table-cell>
          <table:table-cell table:formula="of:=[.D25]*[.V$1] + IF([.D25]=0;0;[.V$2])" office:value-type="float" office:value="0" calcext:value-type="float">
            <text:p>0</text:p>
          </table:table-cell>
          <table:table-cell table:formula="of:=[.E25]*[.W$1] + IF([.E25]=0;0;[.W$2])" office:value-type="float" office:value="0" calcext:value-type="float">
            <text:p>0</text:p>
          </table:table-cell>
          <table:table-cell table:formula="of:=[.F25]*[.X$1] + IF([.F25]=0;0;[.X$2])" office:value-type="float" office:value="0" calcext:value-type="float">
            <text:p>0</text:p>
          </table:table-cell>
          <table:table-cell table:formula="of:=[.G25]*[.Y$1] + IF([.G25]=0;0;[.Y$2])" office:value-type="float" office:value="0" calcext:value-type="float">
            <text:p>0</text:p>
          </table:table-cell>
          <table:table-cell table:formula="of:=[.H25]*[.Z$1] + IF([.H25]=0;0;[.Z$2])" office:value-type="float" office:value="0" calcext:value-type="float">
            <text:p>0</text:p>
          </table:table-cell>
          <table:table-cell table:formula="of:=[.I25]*[.AA$1] + IF([.I25]=0;0;[.AA$2])" office:value-type="float" office:value="0" calcext:value-type="float">
            <text:p>0</text:p>
          </table:table-cell>
          <table:table-cell table:formula="of:=[.J25]*[.AB$1] + IF([.J25]=0;0;[.AB$2])" office:value-type="float" office:value="0" calcext:value-type="float">
            <text:p>0</text:p>
          </table:table-cell>
          <table:table-cell table:formula="of:=[.K25]*[.AC$1] + IF([.K25]=0;0;[.AC$2])" office:value-type="float" office:value="0" calcext:value-type="float">
            <text:p>0</text:p>
          </table:table-cell>
          <table:table-cell table:formula="of:=[.L25]*[.AD$1] + IF([.L25]=0;0;[.AD$2])" office:value-type="float" office:value="0" calcext:value-type="float">
            <text:p>0</text:p>
          </table:table-cell>
          <table:table-cell table:formula="of:=[.M25]*[.AE$1] + IF([.M25]=0;0;[.AE$2])" office:value-type="float" office:value="0" calcext:value-type="float">
            <text:p>0</text:p>
          </table:table-cell>
          <table:table-cell/>
          <table:table-cell table:formula="of:=SUM([.S25:.AE25])" office:value-type="float" office:value="2.35827399" calcext:value-type="float">
            <text:p>2,3582739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125" calcext:value-type="float">
            <text:p>3,1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05" calcext:value-type="float">
            <text:p>0,7105</text:p>
          </table:table-cell>
          <table:table-cell office:value-type="float" office:value="1.0866" calcext:value-type="float">
            <text:p>1,0866</text:p>
          </table:table-cell>
          <table:table-cell table:formula="of:=[.O26]*[.O26]" office:value-type="float" office:value="1.18069956" calcext:value-type="float">
            <text:p>1,18069956</text:p>
          </table:table-cell>
          <table:table-cell table:number-columns-repeated="2"/>
          <table:table-cell table:formula="of:=[.A26]*[.S$1] + IF([.A26]=0;0;[.S$2])" office:value-type="float" office:value="2.29765796" calcext:value-type="float">
            <text:p>2,29765796</text:p>
          </table:table-cell>
          <table:table-cell table:formula="of:=[.B26]*[.T$1] + IF([.B26]=0;0;[.T$2])" office:value-type="float" office:value="0" calcext:value-type="float">
            <text:p>0</text:p>
          </table:table-cell>
          <table:table-cell table:formula="of:=[.C26]*[.U$1] + IF([.C26]=0;0;[.U$2])" office:value-type="float" office:value="0.10302375" calcext:value-type="float">
            <text:p>0,10302375</text:p>
          </table:table-cell>
          <table:table-cell table:formula="of:=[.D26]*[.V$1] + IF([.D26]=0;0;[.V$2])" office:value-type="float" office:value="0" calcext:value-type="float">
            <text:p>0</text:p>
          </table:table-cell>
          <table:table-cell table:formula="of:=[.E26]*[.W$1] + IF([.E26]=0;0;[.W$2])" office:value-type="float" office:value="0" calcext:value-type="float">
            <text:p>0</text:p>
          </table:table-cell>
          <table:table-cell table:formula="of:=[.F26]*[.X$1] + IF([.F26]=0;0;[.X$2])" office:value-type="float" office:value="0" calcext:value-type="float">
            <text:p>0</text:p>
          </table:table-cell>
          <table:table-cell table:formula="of:=[.G26]*[.Y$1] + IF([.G26]=0;0;[.Y$2])" office:value-type="float" office:value="0" calcext:value-type="float">
            <text:p>0</text:p>
          </table:table-cell>
          <table:table-cell table:formula="of:=[.H26]*[.Z$1] + IF([.H26]=0;0;[.Z$2])" office:value-type="float" office:value="0" calcext:value-type="float">
            <text:p>0</text:p>
          </table:table-cell>
          <table:table-cell table:formula="of:=[.I26]*[.AA$1] + IF([.I26]=0;0;[.AA$2])" office:value-type="float" office:value="0" calcext:value-type="float">
            <text:p>0</text:p>
          </table:table-cell>
          <table:table-cell table:formula="of:=[.J26]*[.AB$1] + IF([.J26]=0;0;[.AB$2])" office:value-type="float" office:value="0" calcext:value-type="float">
            <text:p>0</text:p>
          </table:table-cell>
          <table:table-cell table:formula="of:=[.K26]*[.AC$1] + IF([.K26]=0;0;[.AC$2])" office:value-type="float" office:value="0" calcext:value-type="float">
            <text:p>0</text:p>
          </table:table-cell>
          <table:table-cell table:formula="of:=[.L26]*[.AD$1] + IF([.L26]=0;0;[.AD$2])" office:value-type="float" office:value="0" calcext:value-type="float">
            <text:p>0</text:p>
          </table:table-cell>
          <table:table-cell table:formula="of:=[.M26]*[.AE$1] + IF([.M26]=0;0;[.AE$2])" office:value-type="float" office:value="0" calcext:value-type="float">
            <text:p>0</text:p>
          </table:table-cell>
          <table:table-cell/>
          <table:table-cell table:formula="of:=SUM([.S26:.AE26])" office:value-type="float" office:value="2.40068171" calcext:value-type="float">
            <text:p>2,4006817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787" calcext:value-type="float">
            <text:p>3,4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1" calcext:value-type="float">
            <text:p>0,8591</text:p>
          </table:table-cell>
          <table:table-cell office:value-type="float" office:value="1.2272" calcext:value-type="float">
            <text:p>1,2272</text:p>
          </table:table-cell>
          <table:table-cell table:formula="of:=[.O27]*[.O27]" office:value-type="float" office:value="1.50601984" calcext:value-type="float">
            <text:p>1,50601984</text:p>
          </table:table-cell>
          <table:table-cell table:number-columns-repeated="2"/>
          <table:table-cell table:formula="of:=[.A27]*[.S$1] + IF([.A27]=0;0;[.S$2])" office:value-type="float" office:value="2.16251592" calcext:value-type="float">
            <text:p>2,16251592</text:p>
          </table:table-cell>
          <table:table-cell table:formula="of:=[.B27]*[.T$1] + IF([.B27]=0;0;[.T$2])" office:value-type="float" office:value="0" calcext:value-type="float">
            <text:p>0</text:p>
          </table:table-cell>
          <table:table-cell table:formula="of:=[.C27]*[.U$1] + IF([.C27]=0;0;[.U$2])" office:value-type="float" office:value="0.11514497" calcext:value-type="float">
            <text:p>0,11514497</text:p>
          </table:table-cell>
          <table:table-cell table:formula="of:=[.D27]*[.V$1] + IF([.D27]=0;0;[.V$2])" office:value-type="float" office:value="0" calcext:value-type="float">
            <text:p>0</text:p>
          </table:table-cell>
          <table:table-cell table:formula="of:=[.E27]*[.W$1] + IF([.E27]=0;0;[.W$2])" office:value-type="float" office:value="0" calcext:value-type="float">
            <text:p>0</text:p>
          </table:table-cell>
          <table:table-cell table:formula="of:=[.F27]*[.X$1] + IF([.F27]=0;0;[.X$2])" office:value-type="float" office:value="0" calcext:value-type="float">
            <text:p>0</text:p>
          </table:table-cell>
          <table:table-cell table:formula="of:=[.G27]*[.Y$1] + IF([.G27]=0;0;[.Y$2])" office:value-type="float" office:value="0" calcext:value-type="float">
            <text:p>0</text:p>
          </table:table-cell>
          <table:table-cell table:formula="of:=[.H27]*[.Z$1] + IF([.H27]=0;0;[.Z$2])" office:value-type="float" office:value="0" calcext:value-type="float">
            <text:p>0</text:p>
          </table:table-cell>
          <table:table-cell table:formula="of:=[.I27]*[.AA$1] + IF([.I27]=0;0;[.AA$2])" office:value-type="float" office:value="0" calcext:value-type="float">
            <text:p>0</text:p>
          </table:table-cell>
          <table:table-cell table:formula="of:=[.J27]*[.AB$1] + IF([.J27]=0;0;[.AB$2])" office:value-type="float" office:value="0" calcext:value-type="float">
            <text:p>0</text:p>
          </table:table-cell>
          <table:table-cell table:formula="of:=[.K27]*[.AC$1] + IF([.K27]=0;0;[.AC$2])" office:value-type="float" office:value="0" calcext:value-type="float">
            <text:p>0</text:p>
          </table:table-cell>
          <table:table-cell table:formula="of:=[.L27]*[.AD$1] + IF([.L27]=0;0;[.AD$2])" office:value-type="float" office:value="0" calcext:value-type="float">
            <text:p>0</text:p>
          </table:table-cell>
          <table:table-cell table:formula="of:=[.M27]*[.AE$1] + IF([.M27]=0;0;[.AE$2])" office:value-type="float" office:value="0" calcext:value-type="float">
            <text:p>0</text:p>
          </table:table-cell>
          <table:table-cell/>
          <table:table-cell table:formula="of:=SUM([.S27:.AE27])" office:value-type="float" office:value="2.27766089" calcext:value-type="float">
            <text:p>2,2776608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6241" calcext:value-type="float">
            <text:p>3,62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091" calcext:value-type="float">
            <text:p>1,0091</text:p>
          </table:table-cell>
          <table:table-cell table:formula="of:=[.O28]*[.O28]" office:value-type="float" office:value="1.01828281" calcext:value-type="float">
            <text:p>1,01828281</text:p>
          </table:table-cell>
          <table:table-cell table:number-columns-repeated="2"/>
          <table:table-cell table:formula="of:=[.A28]*[.S$1] + IF([.A28]=0;0;[.S$2])" office:value-type="float" office:value="2.16251592" calcext:value-type="float">
            <text:p>2,16251592</text:p>
          </table:table-cell>
          <table:table-cell table:formula="of:=[.B28]*[.T$1] + IF([.B28]=0;0;[.T$2])" office:value-type="float" office:value="0" calcext:value-type="float">
            <text:p>0</text:p>
          </table:table-cell>
          <table:table-cell table:formula="of:=[.C28]*[.U$1] + IF([.C28]=0;0;[.U$2])" office:value-type="float" office:value="0.11995771" calcext:value-type="float">
            <text:p>0,11995771</text:p>
          </table:table-cell>
          <table:table-cell table:formula="of:=[.D28]*[.V$1] + IF([.D28]=0;0;[.V$2])" office:value-type="float" office:value="0" calcext:value-type="float">
            <text:p>0</text:p>
          </table:table-cell>
          <table:table-cell table:formula="of:=[.E28]*[.W$1] + IF([.E28]=0;0;[.W$2])" office:value-type="float" office:value="0" calcext:value-type="float">
            <text:p>0</text:p>
          </table:table-cell>
          <table:table-cell table:formula="of:=[.F28]*[.X$1] + IF([.F28]=0;0;[.X$2])" office:value-type="float" office:value="0" calcext:value-type="float">
            <text:p>0</text:p>
          </table:table-cell>
          <table:table-cell table:formula="of:=[.G28]*[.Y$1] + IF([.G28]=0;0;[.Y$2])" office:value-type="float" office:value="0" calcext:value-type="float">
            <text:p>0</text:p>
          </table:table-cell>
          <table:table-cell table:formula="of:=[.H28]*[.Z$1] + IF([.H28]=0;0;[.Z$2])" office:value-type="float" office:value="0" calcext:value-type="float">
            <text:p>0</text:p>
          </table:table-cell>
          <table:table-cell table:formula="of:=[.I28]*[.AA$1] + IF([.I28]=0;0;[.AA$2])" office:value-type="float" office:value="0" calcext:value-type="float">
            <text:p>0</text:p>
          </table:table-cell>
          <table:table-cell table:formula="of:=[.J28]*[.AB$1] + IF([.J28]=0;0;[.AB$2])" office:value-type="float" office:value="0" calcext:value-type="float">
            <text:p>0</text:p>
          </table:table-cell>
          <table:table-cell table:formula="of:=[.K28]*[.AC$1] + IF([.K28]=0;0;[.AC$2])" office:value-type="float" office:value="0" calcext:value-type="float">
            <text:p>0</text:p>
          </table:table-cell>
          <table:table-cell table:formula="of:=[.L28]*[.AD$1] + IF([.L28]=0;0;[.AD$2])" office:value-type="float" office:value="0" calcext:value-type="float">
            <text:p>0</text:p>
          </table:table-cell>
          <table:table-cell table:formula="of:=[.M28]*[.AE$1] + IF([.M28]=0;0;[.AE$2])" office:value-type="float" office:value="0" calcext:value-type="float">
            <text:p>0</text:p>
          </table:table-cell>
          <table:table-cell/>
          <table:table-cell table:formula="of:=SUM([.S28:.AE28])" office:value-type="float" office:value="2.28247363" calcext:value-type="float">
            <text:p>2,28247363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2867" calcext:value-type="float">
            <text:p>3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1967" calcext:value-type="float">
            <text:p>1,1967</text:p>
          </table:table-cell>
          <table:table-cell table:formula="of:=[.O29]*[.O29]" office:value-type="float" office:value="1.43209089" calcext:value-type="float">
            <text:p>1,43209089</text:p>
          </table:table-cell>
          <table:table-cell table:number-columns-repeated="2"/>
          <table:table-cell table:formula="of:=[.A29]*[.S$1] + IF([.A29]=0;0;[.S$2])" office:value-type="float" office:value="2.70308408" calcext:value-type="float">
            <text:p>2,70308408</text:p>
          </table:table-cell>
          <table:table-cell table:formula="of:=[.B29]*[.T$1] + IF([.B29]=0;0;[.T$2])" office:value-type="float" office:value="0" calcext:value-type="float">
            <text:p>0</text:p>
          </table:table-cell>
          <table:table-cell table:formula="of:=[.C29]*[.U$1] + IF([.C29]=0;0;[.U$2])" office:value-type="float" office:value="0.10878977" calcext:value-type="float">
            <text:p>0,10878977</text:p>
          </table:table-cell>
          <table:table-cell table:formula="of:=[.D29]*[.V$1] + IF([.D29]=0;0;[.V$2])" office:value-type="float" office:value="0" calcext:value-type="float">
            <text:p>0</text:p>
          </table:table-cell>
          <table:table-cell table:formula="of:=[.E29]*[.W$1] + IF([.E29]=0;0;[.W$2])" office:value-type="float" office:value="0" calcext:value-type="float">
            <text:p>0</text:p>
          </table:table-cell>
          <table:table-cell table:formula="of:=[.F29]*[.X$1] + IF([.F29]=0;0;[.X$2])" office:value-type="float" office:value="0" calcext:value-type="float">
            <text:p>0</text:p>
          </table:table-cell>
          <table:table-cell table:formula="of:=[.G29]*[.Y$1] + IF([.G29]=0;0;[.Y$2])" office:value-type="float" office:value="0" calcext:value-type="float">
            <text:p>0</text:p>
          </table:table-cell>
          <table:table-cell table:formula="of:=[.H29]*[.Z$1] + IF([.H29]=0;0;[.Z$2])" office:value-type="float" office:value="0" calcext:value-type="float">
            <text:p>0</text:p>
          </table:table-cell>
          <table:table-cell table:formula="of:=[.I29]*[.AA$1] + IF([.I29]=0;0;[.AA$2])" office:value-type="float" office:value="0" calcext:value-type="float">
            <text:p>0</text:p>
          </table:table-cell>
          <table:table-cell table:formula="of:=[.J29]*[.AB$1] + IF([.J29]=0;0;[.AB$2])" office:value-type="float" office:value="0" calcext:value-type="float">
            <text:p>0</text:p>
          </table:table-cell>
          <table:table-cell table:formula="of:=[.K29]*[.AC$1] + IF([.K29]=0;0;[.AC$2])" office:value-type="float" office:value="0" calcext:value-type="float">
            <text:p>0</text:p>
          </table:table-cell>
          <table:table-cell table:formula="of:=[.L29]*[.AD$1] + IF([.L29]=0;0;[.AD$2])" office:value-type="float" office:value="0" calcext:value-type="float">
            <text:p>0</text:p>
          </table:table-cell>
          <table:table-cell table:formula="of:=[.M29]*[.AE$1] + IF([.M29]=0;0;[.AE$2])" office:value-type="float" office:value="0" calcext:value-type="float">
            <text:p>0</text:p>
          </table:table-cell>
          <table:table-cell/>
          <table:table-cell table:formula="of:=SUM([.S29:.AE29])" office:value-type="float" office:value="2.81187385" calcext:value-type="float">
            <text:p>2,81187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187" calcext:value-type="float">
            <text:p>3,61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16" calcext:value-type="float">
            <text:p>0,8916</text:p>
          </table:table-cell>
          <table:table-cell office:value-type="float" office:value="1.2737" calcext:value-type="float">
            <text:p>1,2737</text:p>
          </table:table-cell>
          <table:table-cell table:formula="of:=[.O30]*[.O30]" office:value-type="float" office:value="1.62231169" calcext:value-type="float">
            <text:p>1,62231169</text:p>
          </table:table-cell>
          <table:table-cell table:number-columns-repeated="2"/>
          <table:table-cell table:formula="of:=[.A30]*[.S$1] + IF([.A30]=0;0;[.S$2])" office:value-type="float" office:value="2.4328" calcext:value-type="float">
            <text:p>2,4328</text:p>
          </table:table-cell>
          <table:table-cell table:formula="of:=[.B30]*[.T$1] + IF([.B30]=0;0;[.T$2])" office:value-type="float" office:value="0" calcext:value-type="float">
            <text:p>0</text:p>
          </table:table-cell>
          <table:table-cell table:formula="of:=[.C30]*[.U$1] + IF([.C30]=0;0;[.U$2])" office:value-type="float" office:value="0.11977897" calcext:value-type="float">
            <text:p>0,11977897</text:p>
          </table:table-cell>
          <table:table-cell table:formula="of:=[.D30]*[.V$1] + IF([.D30]=0;0;[.V$2])" office:value-type="float" office:value="0" calcext:value-type="float">
            <text:p>0</text:p>
          </table:table-cell>
          <table:table-cell table:formula="of:=[.E30]*[.W$1] + IF([.E30]=0;0;[.W$2])" office:value-type="float" office:value="0" calcext:value-type="float">
            <text:p>0</text:p>
          </table:table-cell>
          <table:table-cell table:formula="of:=[.F30]*[.X$1] + IF([.F30]=0;0;[.X$2])" office:value-type="float" office:value="0" calcext:value-type="float">
            <text:p>0</text:p>
          </table:table-cell>
          <table:table-cell table:formula="of:=[.G30]*[.Y$1] + IF([.G30]=0;0;[.Y$2])" office:value-type="float" office:value="0" calcext:value-type="float">
            <text:p>0</text:p>
          </table:table-cell>
          <table:table-cell table:formula="of:=[.H30]*[.Z$1] + IF([.H30]=0;0;[.Z$2])" office:value-type="float" office:value="0" calcext:value-type="float">
            <text:p>0</text:p>
          </table:table-cell>
          <table:table-cell table:formula="of:=[.I30]*[.AA$1] + IF([.I30]=0;0;[.AA$2])" office:value-type="float" office:value="0" calcext:value-type="float">
            <text:p>0</text:p>
          </table:table-cell>
          <table:table-cell table:formula="of:=[.J30]*[.AB$1] + IF([.J30]=0;0;[.AB$2])" office:value-type="float" office:value="0" calcext:value-type="float">
            <text:p>0</text:p>
          </table:table-cell>
          <table:table-cell table:formula="of:=[.K30]*[.AC$1] + IF([.K30]=0;0;[.AC$2])" office:value-type="float" office:value="0" calcext:value-type="float">
            <text:p>0</text:p>
          </table:table-cell>
          <table:table-cell table:formula="of:=[.L30]*[.AD$1] + IF([.L30]=0;0;[.AD$2])" office:value-type="float" office:value="0" calcext:value-type="float">
            <text:p>0</text:p>
          </table:table-cell>
          <table:table-cell table:formula="of:=[.M30]*[.AE$1] + IF([.M30]=0;0;[.AE$2])" office:value-type="float" office:value="0" calcext:value-type="float">
            <text:p>0</text:p>
          </table:table-cell>
          <table:table-cell/>
          <table:table-cell table:formula="of:=SUM([.S30:.AE30])" office:value-type="float" office:value="2.55257897" calcext:value-type="float">
            <text:p>2,55257897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166" calcext:value-type="float">
            <text:p>3,1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9" calcext:value-type="float">
            <text:p>0,679</text:p>
          </table:table-cell>
          <table:table-cell office:value-type="float" office:value="0.976" calcext:value-type="float">
            <text:p>0,976</text:p>
          </table:table-cell>
          <table:table-cell table:formula="of:=[.O31]*[.O31]" office:value-type="float" office:value="0.952576" calcext:value-type="float">
            <text:p>0,952576</text:p>
          </table:table-cell>
          <table:table-cell table:number-columns-repeated="2"/>
          <table:table-cell table:formula="of:=[.A31]*[.S$1] + IF([.A31]=0;0;[.S$2])" office:value-type="float" office:value="2.70308408" calcext:value-type="float">
            <text:p>2,70308408</text:p>
          </table:table-cell>
          <table:table-cell table:formula="of:=[.B31]*[.T$1] + IF([.B31]=0;0;[.T$2])" office:value-type="float" office:value="0" calcext:value-type="float">
            <text:p>0</text:p>
          </table:table-cell>
          <table:table-cell table:formula="of:=[.C31]*[.U$1] + IF([.C31]=0;0;[.U$2])" office:value-type="float" office:value="0.1047946" calcext:value-type="float">
            <text:p>0,1047946</text:p>
          </table:table-cell>
          <table:table-cell table:formula="of:=[.D31]*[.V$1] + IF([.D31]=0;0;[.V$2])" office:value-type="float" office:value="0" calcext:value-type="float">
            <text:p>0</text:p>
          </table:table-cell>
          <table:table-cell table:formula="of:=[.E31]*[.W$1] + IF([.E31]=0;0;[.W$2])" office:value-type="float" office:value="0" calcext:value-type="float">
            <text:p>0</text:p>
          </table:table-cell>
          <table:table-cell table:formula="of:=[.F31]*[.X$1] + IF([.F31]=0;0;[.X$2])" office:value-type="float" office:value="0" calcext:value-type="float">
            <text:p>0</text:p>
          </table:table-cell>
          <table:table-cell table:formula="of:=[.G31]*[.Y$1] + IF([.G31]=0;0;[.Y$2])" office:value-type="float" office:value="0" calcext:value-type="float">
            <text:p>0</text:p>
          </table:table-cell>
          <table:table-cell table:formula="of:=[.H31]*[.Z$1] + IF([.H31]=0;0;[.Z$2])" office:value-type="float" office:value="0" calcext:value-type="float">
            <text:p>0</text:p>
          </table:table-cell>
          <table:table-cell table:formula="of:=[.I31]*[.AA$1] + IF([.I31]=0;0;[.AA$2])" office:value-type="float" office:value="0" calcext:value-type="float">
            <text:p>0</text:p>
          </table:table-cell>
          <table:table-cell table:formula="of:=[.J31]*[.AB$1] + IF([.J31]=0;0;[.AB$2])" office:value-type="float" office:value="0" calcext:value-type="float">
            <text:p>0</text:p>
          </table:table-cell>
          <table:table-cell table:formula="of:=[.K31]*[.AC$1] + IF([.K31]=0;0;[.AC$2])" office:value-type="float" office:value="0" calcext:value-type="float">
            <text:p>0</text:p>
          </table:table-cell>
          <table:table-cell table:formula="of:=[.L31]*[.AD$1] + IF([.L31]=0;0;[.AD$2])" office:value-type="float" office:value="0" calcext:value-type="float">
            <text:p>0</text:p>
          </table:table-cell>
          <table:table-cell table:formula="of:=[.M31]*[.AE$1] + IF([.M31]=0;0;[.AE$2])" office:value-type="float" office:value="0" calcext:value-type="float">
            <text:p>0</text:p>
          </table:table-cell>
          <table:table-cell/>
          <table:table-cell table:formula="of:=SUM([.S31:.AE31])" office:value-type="float" office:value="2.80787868" calcext:value-type="float">
            <text:p>2,8078786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683" calcext:value-type="float">
            <text:p>2,86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06" calcext:value-type="float">
            <text:p>0,8806</text:p>
          </table:table-cell>
          <table:table-cell office:value-type="float" office:value="1.6145" calcext:value-type="float">
            <text:p>1,6145</text:p>
          </table:table-cell>
          <table:table-cell table:formula="of:=[.O32]*[.O32]" office:value-type="float" office:value="2.60661025" calcext:value-type="float">
            <text:p>2,60661025</text:p>
          </table:table-cell>
          <table:table-cell table:number-columns-repeated="2"/>
          <table:table-cell table:formula="of:=[.A32]*[.S$1] + IF([.A32]=0;0;[.S$2])" office:value-type="float" office:value="2.56794204" calcext:value-type="float">
            <text:p>2,56794204</text:p>
          </table:table-cell>
          <table:table-cell table:formula="of:=[.B32]*[.T$1] + IF([.B32]=0;0;[.T$2])" office:value-type="float" office:value="0" calcext:value-type="float">
            <text:p>0</text:p>
          </table:table-cell>
          <table:table-cell table:formula="of:=[.C32]*[.U$1] + IF([.C32]=0;0;[.U$2])" office:value-type="float" office:value="0.09494073" calcext:value-type="float">
            <text:p>0,09494073</text:p>
          </table:table-cell>
          <table:table-cell table:formula="of:=[.D32]*[.V$1] + IF([.D32]=0;0;[.V$2])" office:value-type="float" office:value="0" calcext:value-type="float">
            <text:p>0</text:p>
          </table:table-cell>
          <table:table-cell table:formula="of:=[.E32]*[.W$1] + IF([.E32]=0;0;[.W$2])" office:value-type="float" office:value="0" calcext:value-type="float">
            <text:p>0</text:p>
          </table:table-cell>
          <table:table-cell table:formula="of:=[.F32]*[.X$1] + IF([.F32]=0;0;[.X$2])" office:value-type="float" office:value="0" calcext:value-type="float">
            <text:p>0</text:p>
          </table:table-cell>
          <table:table-cell table:formula="of:=[.G32]*[.Y$1] + IF([.G32]=0;0;[.Y$2])" office:value-type="float" office:value="0" calcext:value-type="float">
            <text:p>0</text:p>
          </table:table-cell>
          <table:table-cell table:formula="of:=[.H32]*[.Z$1] + IF([.H32]=0;0;[.Z$2])" office:value-type="float" office:value="0" calcext:value-type="float">
            <text:p>0</text:p>
          </table:table-cell>
          <table:table-cell table:formula="of:=[.I32]*[.AA$1] + IF([.I32]=0;0;[.AA$2])" office:value-type="float" office:value="0" calcext:value-type="float">
            <text:p>0</text:p>
          </table:table-cell>
          <table:table-cell table:formula="of:=[.J32]*[.AB$1] + IF([.J32]=0;0;[.AB$2])" office:value-type="float" office:value="0" calcext:value-type="float">
            <text:p>0</text:p>
          </table:table-cell>
          <table:table-cell table:formula="of:=[.K32]*[.AC$1] + IF([.K32]=0;0;[.AC$2])" office:value-type="float" office:value="0" calcext:value-type="float">
            <text:p>0</text:p>
          </table:table-cell>
          <table:table-cell table:formula="of:=[.L32]*[.AD$1] + IF([.L32]=0;0;[.AD$2])" office:value-type="float" office:value="0" calcext:value-type="float">
            <text:p>0</text:p>
          </table:table-cell>
          <table:table-cell table:formula="of:=[.M32]*[.AE$1] + IF([.M32]=0;0;[.AE$2])" office:value-type="float" office:value="0" calcext:value-type="float">
            <text:p>0</text:p>
          </table:table-cell>
          <table:table-cell/>
          <table:table-cell table:formula="of:=SUM([.S32:.AE32])" office:value-type="float" office:value="2.66288277" calcext:value-type="float">
            <text:p>2,66288277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3443" calcext:value-type="float">
            <text:p>4,34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2" calcext:value-type="float">
            <text:p>0,7512</text:p>
          </table:table-cell>
          <table:table-cell office:value-type="float" office:value="1.0799" calcext:value-type="float">
            <text:p>1,0799</text:p>
          </table:table-cell>
          <table:table-cell table:formula="of:=[.O33]*[.O33]" office:value-type="float" office:value="1.16618401" calcext:value-type="float">
            <text:p>1,16618401</text:p>
          </table:table-cell>
          <table:table-cell table:number-columns-repeated="2"/>
          <table:table-cell table:formula="of:=[.A33]*[.S$1] + IF([.A33]=0;0;[.S$2])" office:value-type="float" office:value="2.16251592" calcext:value-type="float">
            <text:p>2,16251592</text:p>
          </table:table-cell>
          <table:table-cell table:formula="of:=[.B33]*[.T$1] + IF([.B33]=0;0;[.T$2])" office:value-type="float" office:value="0" calcext:value-type="float">
            <text:p>0</text:p>
          </table:table-cell>
          <table:table-cell table:formula="of:=[.C33]*[.U$1] + IF([.C33]=0;0;[.U$2])" office:value-type="float" office:value="0.14379633" calcext:value-type="float">
            <text:p>0,14379633</text:p>
          </table:table-cell>
          <table:table-cell table:formula="of:=[.D33]*[.V$1] + IF([.D33]=0;0;[.V$2])" office:value-type="float" office:value="0" calcext:value-type="float">
            <text:p>0</text:p>
          </table:table-cell>
          <table:table-cell table:formula="of:=[.E33]*[.W$1] + IF([.E33]=0;0;[.W$2])" office:value-type="float" office:value="0" calcext:value-type="float">
            <text:p>0</text:p>
          </table:table-cell>
          <table:table-cell table:formula="of:=[.F33]*[.X$1] + IF([.F33]=0;0;[.X$2])" office:value-type="float" office:value="0" calcext:value-type="float">
            <text:p>0</text:p>
          </table:table-cell>
          <table:table-cell table:formula="of:=[.G33]*[.Y$1] + IF([.G33]=0;0;[.Y$2])" office:value-type="float" office:value="0" calcext:value-type="float">
            <text:p>0</text:p>
          </table:table-cell>
          <table:table-cell table:formula="of:=[.H33]*[.Z$1] + IF([.H33]=0;0;[.Z$2])" office:value-type="float" office:value="0" calcext:value-type="float">
            <text:p>0</text:p>
          </table:table-cell>
          <table:table-cell table:formula="of:=[.I33]*[.AA$1] + IF([.I33]=0;0;[.AA$2])" office:value-type="float" office:value="0" calcext:value-type="float">
            <text:p>0</text:p>
          </table:table-cell>
          <table:table-cell table:formula="of:=[.J33]*[.AB$1] + IF([.J33]=0;0;[.AB$2])" office:value-type="float" office:value="0" calcext:value-type="float">
            <text:p>0</text:p>
          </table:table-cell>
          <table:table-cell table:formula="of:=[.K33]*[.AC$1] + IF([.K33]=0;0;[.AC$2])" office:value-type="float" office:value="0" calcext:value-type="float">
            <text:p>0</text:p>
          </table:table-cell>
          <table:table-cell table:formula="of:=[.L33]*[.AD$1] + IF([.L33]=0;0;[.AD$2])" office:value-type="float" office:value="0" calcext:value-type="float">
            <text:p>0</text:p>
          </table:table-cell>
          <table:table-cell table:formula="of:=[.M33]*[.AE$1] + IF([.M33]=0;0;[.AE$2])" office:value-type="float" office:value="0" calcext:value-type="float">
            <text:p>0</text:p>
          </table:table-cell>
          <table:table-cell/>
          <table:table-cell table:formula="of:=SUM([.S33:.AE33])" office:value-type="float" office:value="2.30631225" calcext:value-type="float">
            <text:p>2,30631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1235" calcext:value-type="float">
            <text:p>5,12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96" calcext:value-type="float">
            <text:p>0,6896</text:p>
          </table:table-cell>
          <table:table-cell office:value-type="float" office:value="0.9482" calcext:value-type="float">
            <text:p>0,9482</text:p>
          </table:table-cell>
          <table:table-cell table:formula="of:=[.O34]*[.O34]" office:value-type="float" office:value="0.89908324" calcext:value-type="float">
            <text:p>0,89908324</text:p>
          </table:table-cell>
          <table:table-cell table:number-columns-repeated="2"/>
          <table:table-cell table:formula="of:=[.A34]*[.S$1] + IF([.A34]=0;0;[.S$2])" office:value-type="float" office:value="2.4328" calcext:value-type="float">
            <text:p>2,4328</text:p>
          </table:table-cell>
          <table:table-cell table:formula="of:=[.B34]*[.T$1] + IF([.B34]=0;0;[.T$2])" office:value-type="float" office:value="0" calcext:value-type="float">
            <text:p>0</text:p>
          </table:table-cell>
          <table:table-cell table:formula="of:=[.C34]*[.U$1] + IF([.C34]=0;0;[.U$2])" office:value-type="float" office:value="0.16958785" calcext:value-type="float">
            <text:p>0,16958785</text:p>
          </table:table-cell>
          <table:table-cell table:formula="of:=[.D34]*[.V$1] + IF([.D34]=0;0;[.V$2])" office:value-type="float" office:value="0" calcext:value-type="float">
            <text:p>0</text:p>
          </table:table-cell>
          <table:table-cell table:formula="of:=[.E34]*[.W$1] + IF([.E34]=0;0;[.W$2])" office:value-type="float" office:value="0" calcext:value-type="float">
            <text:p>0</text:p>
          </table:table-cell>
          <table:table-cell table:formula="of:=[.F34]*[.X$1] + IF([.F34]=0;0;[.X$2])" office:value-type="float" office:value="0" calcext:value-type="float">
            <text:p>0</text:p>
          </table:table-cell>
          <table:table-cell table:formula="of:=[.G34]*[.Y$1] + IF([.G34]=0;0;[.Y$2])" office:value-type="float" office:value="0" calcext:value-type="float">
            <text:p>0</text:p>
          </table:table-cell>
          <table:table-cell table:formula="of:=[.H34]*[.Z$1] + IF([.H34]=0;0;[.Z$2])" office:value-type="float" office:value="0" calcext:value-type="float">
            <text:p>0</text:p>
          </table:table-cell>
          <table:table-cell table:formula="of:=[.I34]*[.AA$1] + IF([.I34]=0;0;[.AA$2])" office:value-type="float" office:value="0" calcext:value-type="float">
            <text:p>0</text:p>
          </table:table-cell>
          <table:table-cell table:formula="of:=[.J34]*[.AB$1] + IF([.J34]=0;0;[.AB$2])" office:value-type="float" office:value="0" calcext:value-type="float">
            <text:p>0</text:p>
          </table:table-cell>
          <table:table-cell table:formula="of:=[.K34]*[.AC$1] + IF([.K34]=0;0;[.AC$2])" office:value-type="float" office:value="0" calcext:value-type="float">
            <text:p>0</text:p>
          </table:table-cell>
          <table:table-cell table:formula="of:=[.L34]*[.AD$1] + IF([.L34]=0;0;[.AD$2])" office:value-type="float" office:value="0" calcext:value-type="float">
            <text:p>0</text:p>
          </table:table-cell>
          <table:table-cell table:formula="of:=[.M34]*[.AE$1] + IF([.M34]=0;0;[.AE$2])" office:value-type="float" office:value="0" calcext:value-type="float">
            <text:p>0</text:p>
          </table:table-cell>
          <table:table-cell/>
          <table:table-cell table:formula="of:=SUM([.S34:.AE34])" office:value-type="float" office:value="2.60238785" calcext:value-type="float">
            <text:p>2,60238785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1276" calcext:value-type="float">
            <text:p>2,1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691" calcext:value-type="float">
            <text:p>1,0691</text:p>
          </table:table-cell>
          <table:table-cell table:formula="of:=[.O35]*[.O35]" office:value-type="float" office:value="1.14297481" calcext:value-type="float">
            <text:p>1,14297481</text:p>
          </table:table-cell>
          <table:table-cell table:number-columns-repeated="2"/>
          <table:table-cell table:formula="of:=[.A35]*[.S$1] + IF([.A35]=0;0;[.S$2])" office:value-type="float" office:value="2.56794204" calcext:value-type="float">
            <text:p>2,56794204</text:p>
          </table:table-cell>
          <table:table-cell table:formula="of:=[.B35]*[.T$1] + IF([.B35]=0;0;[.T$2])" office:value-type="float" office:value="0" calcext:value-type="float">
            <text:p>0</text:p>
          </table:table-cell>
          <table:table-cell table:formula="of:=[.C35]*[.U$1] + IF([.C35]=0;0;[.U$2])" office:value-type="float" office:value="0.07042356" calcext:value-type="float">
            <text:p>0,07042356</text:p>
          </table:table-cell>
          <table:table-cell table:formula="of:=[.D35]*[.V$1] + IF([.D35]=0;0;[.V$2])" office:value-type="float" office:value="0" calcext:value-type="float">
            <text:p>0</text:p>
          </table:table-cell>
          <table:table-cell table:formula="of:=[.E35]*[.W$1] + IF([.E35]=0;0;[.W$2])" office:value-type="float" office:value="0" calcext:value-type="float">
            <text:p>0</text:p>
          </table:table-cell>
          <table:table-cell table:formula="of:=[.F35]*[.X$1] + IF([.F35]=0;0;[.X$2])" office:value-type="float" office:value="0" calcext:value-type="float">
            <text:p>0</text:p>
          </table:table-cell>
          <table:table-cell table:formula="of:=[.G35]*[.Y$1] + IF([.G35]=0;0;[.Y$2])" office:value-type="float" office:value="0" calcext:value-type="float">
            <text:p>0</text:p>
          </table:table-cell>
          <table:table-cell table:formula="of:=[.H35]*[.Z$1] + IF([.H35]=0;0;[.Z$2])" office:value-type="float" office:value="0" calcext:value-type="float">
            <text:p>0</text:p>
          </table:table-cell>
          <table:table-cell table:formula="of:=[.I35]*[.AA$1] + IF([.I35]=0;0;[.AA$2])" office:value-type="float" office:value="0" calcext:value-type="float">
            <text:p>0</text:p>
          </table:table-cell>
          <table:table-cell table:formula="of:=[.J35]*[.AB$1] + IF([.J35]=0;0;[.AB$2])" office:value-type="float" office:value="0" calcext:value-type="float">
            <text:p>0</text:p>
          </table:table-cell>
          <table:table-cell table:formula="of:=[.K35]*[.AC$1] + IF([.K35]=0;0;[.AC$2])" office:value-type="float" office:value="0" calcext:value-type="float">
            <text:p>0</text:p>
          </table:table-cell>
          <table:table-cell table:formula="of:=[.L35]*[.AD$1] + IF([.L35]=0;0;[.AD$2])" office:value-type="float" office:value="0" calcext:value-type="float">
            <text:p>0</text:p>
          </table:table-cell>
          <table:table-cell table:formula="of:=[.M35]*[.AE$1] + IF([.M35]=0;0;[.AE$2])" office:value-type="float" office:value="0" calcext:value-type="float">
            <text:p>0</text:p>
          </table:table-cell>
          <table:table-cell/>
          <table:table-cell table:formula="of:=SUM([.S35:.AE35])" office:value-type="float" office:value="2.6383656" calcext:value-type="float">
            <text:p>2,638365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203" calcext:value-type="float">
            <text:p>3,8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85" calcext:value-type="float">
            <text:p>0,7785</text:p>
          </table:table-cell>
          <table:table-cell office:value-type="float" office:value="1.2789" calcext:value-type="float">
            <text:p>1,2789</text:p>
          </table:table-cell>
          <table:table-cell table:formula="of:=[.O36]*[.O36]" office:value-type="float" office:value="1.63558521" calcext:value-type="float">
            <text:p>1,63558521</text:p>
          </table:table-cell>
          <table:table-cell table:number-columns-repeated="2"/>
          <table:table-cell table:formula="of:=[.A36]*[.S$1] + IF([.A36]=0;0;[.S$2])" office:value-type="float" office:value="2.29765796" calcext:value-type="float">
            <text:p>2,29765796</text:p>
          </table:table-cell>
          <table:table-cell table:formula="of:=[.B36]*[.T$1] + IF([.B36]=0;0;[.T$2])" office:value-type="float" office:value="0" calcext:value-type="float">
            <text:p>0</text:p>
          </table:table-cell>
          <table:table-cell table:formula="of:=[.C36]*[.U$1] + IF([.C36]=0;0;[.U$2])" office:value-type="float" office:value="0.12645193" calcext:value-type="float">
            <text:p>0,12645193</text:p>
          </table:table-cell>
          <table:table-cell table:formula="of:=[.D36]*[.V$1] + IF([.D36]=0;0;[.V$2])" office:value-type="float" office:value="0" calcext:value-type="float">
            <text:p>0</text:p>
          </table:table-cell>
          <table:table-cell table:formula="of:=[.E36]*[.W$1] + IF([.E36]=0;0;[.W$2])" office:value-type="float" office:value="0" calcext:value-type="float">
            <text:p>0</text:p>
          </table:table-cell>
          <table:table-cell table:formula="of:=[.F36]*[.X$1] + IF([.F36]=0;0;[.X$2])" office:value-type="float" office:value="0" calcext:value-type="float">
            <text:p>0</text:p>
          </table:table-cell>
          <table:table-cell table:formula="of:=[.G36]*[.Y$1] + IF([.G36]=0;0;[.Y$2])" office:value-type="float" office:value="0" calcext:value-type="float">
            <text:p>0</text:p>
          </table:table-cell>
          <table:table-cell table:formula="of:=[.H36]*[.Z$1] + IF([.H36]=0;0;[.Z$2])" office:value-type="float" office:value="0" calcext:value-type="float">
            <text:p>0</text:p>
          </table:table-cell>
          <table:table-cell table:formula="of:=[.I36]*[.AA$1] + IF([.I36]=0;0;[.AA$2])" office:value-type="float" office:value="0" calcext:value-type="float">
            <text:p>0</text:p>
          </table:table-cell>
          <table:table-cell table:formula="of:=[.J36]*[.AB$1] + IF([.J36]=0;0;[.AB$2])" office:value-type="float" office:value="0" calcext:value-type="float">
            <text:p>0</text:p>
          </table:table-cell>
          <table:table-cell table:formula="of:=[.K36]*[.AC$1] + IF([.K36]=0;0;[.AC$2])" office:value-type="float" office:value="0" calcext:value-type="float">
            <text:p>0</text:p>
          </table:table-cell>
          <table:table-cell table:formula="of:=[.L36]*[.AD$1] + IF([.L36]=0;0;[.AD$2])" office:value-type="float" office:value="0" calcext:value-type="float">
            <text:p>0</text:p>
          </table:table-cell>
          <table:table-cell table:formula="of:=[.M36]*[.AE$1] + IF([.M36]=0;0;[.AE$2])" office:value-type="float" office:value="0" calcext:value-type="float">
            <text:p>0</text:p>
          </table:table-cell>
          <table:table-cell/>
          <table:table-cell table:formula="of:=SUM([.S36:.AE36])" office:value-type="float" office:value="2.42410989" calcext:value-type="float">
            <text:p>2,4241098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1097" calcext:value-type="float">
            <text:p>2,10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08" calcext:value-type="float">
            <text:p>0,7008</text:p>
          </table:table-cell>
          <table:table-cell office:value-type="float" office:value="1.0011" calcext:value-type="float">
            <text:p>1,0011</text:p>
          </table:table-cell>
          <table:table-cell table:formula="of:=[.O37]*[.O37]" office:value-type="float" office:value="1.00220121" calcext:value-type="float">
            <text:p>1,00220121</text:p>
          </table:table-cell>
          <table:table-cell table:number-columns-repeated="2"/>
          <table:table-cell table:formula="of:=[.A37]*[.S$1] + IF([.A37]=0;0;[.S$2])" office:value-type="float" office:value="2.16251592" calcext:value-type="float">
            <text:p>2,16251592</text:p>
          </table:table-cell>
          <table:table-cell table:formula="of:=[.B37]*[.T$1] + IF([.B37]=0;0;[.T$2])" office:value-type="float" office:value="0" calcext:value-type="float">
            <text:p>0</text:p>
          </table:table-cell>
          <table:table-cell table:formula="of:=[.C37]*[.U$1] + IF([.C37]=0;0;[.U$2])" office:value-type="float" office:value="0.06983107" calcext:value-type="float">
            <text:p>0,06983107</text:p>
          </table:table-cell>
          <table:table-cell table:formula="of:=[.D37]*[.V$1] + IF([.D37]=0;0;[.V$2])" office:value-type="float" office:value="0" calcext:value-type="float">
            <text:p>0</text:p>
          </table:table-cell>
          <table:table-cell table:formula="of:=[.E37]*[.W$1] + IF([.E37]=0;0;[.W$2])" office:value-type="float" office:value="0" calcext:value-type="float">
            <text:p>0</text:p>
          </table:table-cell>
          <table:table-cell table:formula="of:=[.F37]*[.X$1] + IF([.F37]=0;0;[.X$2])" office:value-type="float" office:value="0" calcext:value-type="float">
            <text:p>0</text:p>
          </table:table-cell>
          <table:table-cell table:formula="of:=[.G37]*[.Y$1] + IF([.G37]=0;0;[.Y$2])" office:value-type="float" office:value="0" calcext:value-type="float">
            <text:p>0</text:p>
          </table:table-cell>
          <table:table-cell table:formula="of:=[.H37]*[.Z$1] + IF([.H37]=0;0;[.Z$2])" office:value-type="float" office:value="0" calcext:value-type="float">
            <text:p>0</text:p>
          </table:table-cell>
          <table:table-cell table:formula="of:=[.I37]*[.AA$1] + IF([.I37]=0;0;[.AA$2])" office:value-type="float" office:value="0" calcext:value-type="float">
            <text:p>0</text:p>
          </table:table-cell>
          <table:table-cell table:formula="of:=[.J37]*[.AB$1] + IF([.J37]=0;0;[.AB$2])" office:value-type="float" office:value="0" calcext:value-type="float">
            <text:p>0</text:p>
          </table:table-cell>
          <table:table-cell table:formula="of:=[.K37]*[.AC$1] + IF([.K37]=0;0;[.AC$2])" office:value-type="float" office:value="0" calcext:value-type="float">
            <text:p>0</text:p>
          </table:table-cell>
          <table:table-cell table:formula="of:=[.L37]*[.AD$1] + IF([.L37]=0;0;[.AD$2])" office:value-type="float" office:value="0" calcext:value-type="float">
            <text:p>0</text:p>
          </table:table-cell>
          <table:table-cell table:formula="of:=[.M37]*[.AE$1] + IF([.M37]=0;0;[.AE$2])" office:value-type="float" office:value="0" calcext:value-type="float">
            <text:p>0</text:p>
          </table:table-cell>
          <table:table-cell/>
          <table:table-cell table:formula="of:=SUM([.S37:.AE37])" office:value-type="float" office:value="2.23234699" calcext:value-type="float">
            <text:p>2,2323469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988" calcext:value-type="float">
            <text:p>4,0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97" calcext:value-type="float">
            <text:p>0,8197</text:p>
          </table:table-cell>
          <table:table-cell office:value-type="float" office:value="1.0247" calcext:value-type="float">
            <text:p>1,0247</text:p>
          </table:table-cell>
          <table:table-cell table:formula="of:=[.O38]*[.O38]" office:value-type="float" office:value="1.05001009" calcext:value-type="float">
            <text:p>1,05001009</text:p>
          </table:table-cell>
          <table:table-cell table:number-columns-repeated="2"/>
          <table:table-cell table:formula="of:=[.A38]*[.S$1] + IF([.A38]=0;0;[.S$2])" office:value-type="float" office:value="2.29765796" calcext:value-type="float">
            <text:p>2,29765796</text:p>
          </table:table-cell>
          <table:table-cell table:formula="of:=[.B38]*[.T$1] + IF([.B38]=0;0;[.T$2])" office:value-type="float" office:value="0" calcext:value-type="float">
            <text:p>0</text:p>
          </table:table-cell>
          <table:table-cell table:formula="of:=[.C38]*[.U$1] + IF([.C38]=0;0;[.U$2])" office:value-type="float" office:value="0.13567028" calcext:value-type="float">
            <text:p>0,13567028</text:p>
          </table:table-cell>
          <table:table-cell table:formula="of:=[.D38]*[.V$1] + IF([.D38]=0;0;[.V$2])" office:value-type="float" office:value="0" calcext:value-type="float">
            <text:p>0</text:p>
          </table:table-cell>
          <table:table-cell table:formula="of:=[.E38]*[.W$1] + IF([.E38]=0;0;[.W$2])" office:value-type="float" office:value="0" calcext:value-type="float">
            <text:p>0</text:p>
          </table:table-cell>
          <table:table-cell table:formula="of:=[.F38]*[.X$1] + IF([.F38]=0;0;[.X$2])" office:value-type="float" office:value="0" calcext:value-type="float">
            <text:p>0</text:p>
          </table:table-cell>
          <table:table-cell table:formula="of:=[.G38]*[.Y$1] + IF([.G38]=0;0;[.Y$2])" office:value-type="float" office:value="0" calcext:value-type="float">
            <text:p>0</text:p>
          </table:table-cell>
          <table:table-cell table:formula="of:=[.H38]*[.Z$1] + IF([.H38]=0;0;[.Z$2])" office:value-type="float" office:value="0" calcext:value-type="float">
            <text:p>0</text:p>
          </table:table-cell>
          <table:table-cell table:formula="of:=[.I38]*[.AA$1] + IF([.I38]=0;0;[.AA$2])" office:value-type="float" office:value="0" calcext:value-type="float">
            <text:p>0</text:p>
          </table:table-cell>
          <table:table-cell table:formula="of:=[.J38]*[.AB$1] + IF([.J38]=0;0;[.AB$2])" office:value-type="float" office:value="0" calcext:value-type="float">
            <text:p>0</text:p>
          </table:table-cell>
          <table:table-cell table:formula="of:=[.K38]*[.AC$1] + IF([.K38]=0;0;[.AC$2])" office:value-type="float" office:value="0" calcext:value-type="float">
            <text:p>0</text:p>
          </table:table-cell>
          <table:table-cell table:formula="of:=[.L38]*[.AD$1] + IF([.L38]=0;0;[.AD$2])" office:value-type="float" office:value="0" calcext:value-type="float">
            <text:p>0</text:p>
          </table:table-cell>
          <table:table-cell table:formula="of:=[.M38]*[.AE$1] + IF([.M38]=0;0;[.AE$2])" office:value-type="float" office:value="0" calcext:value-type="float">
            <text:p>0</text:p>
          </table:table-cell>
          <table:table-cell/>
          <table:table-cell table:formula="of:=SUM([.S38:.AE38])" office:value-type="float" office:value="2.43332824" calcext:value-type="float">
            <text:p>2,43332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54" calcext:value-type="float">
            <text:p>3,4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26" calcext:value-type="float">
            <text:p>0,8226</text:p>
          </table:table-cell>
          <table:table-cell office:value-type="float" office:value="1.2065" calcext:value-type="float">
            <text:p>1,2065</text:p>
          </table:table-cell>
          <table:table-cell table:formula="of:=[.O39]*[.O39]" office:value-type="float" office:value="1.45564225" calcext:value-type="float">
            <text:p>1,45564225</text:p>
          </table:table-cell>
          <table:table-cell table:number-columns-repeated="2"/>
          <table:table-cell table:formula="of:=[.A39]*[.S$1] + IF([.A39]=0;0;[.S$2])" office:value-type="float" office:value="2.4328" calcext:value-type="float">
            <text:p>2,4328</text:p>
          </table:table-cell>
          <table:table-cell table:formula="of:=[.B39]*[.T$1] + IF([.B39]=0;0;[.T$2])" office:value-type="float" office:value="0" calcext:value-type="float">
            <text:p>0</text:p>
          </table:table-cell>
          <table:table-cell table:formula="of:=[.C39]*[.U$1] + IF([.C39]=0;0;[.U$2])" office:value-type="float" office:value="0.1143274" calcext:value-type="float">
            <text:p>0,1143274</text:p>
          </table:table-cell>
          <table:table-cell table:formula="of:=[.D39]*[.V$1] + IF([.D39]=0;0;[.V$2])" office:value-type="float" office:value="0" calcext:value-type="float">
            <text:p>0</text:p>
          </table:table-cell>
          <table:table-cell table:formula="of:=[.E39]*[.W$1] + IF([.E39]=0;0;[.W$2])" office:value-type="float" office:value="0" calcext:value-type="float">
            <text:p>0</text:p>
          </table:table-cell>
          <table:table-cell table:formula="of:=[.F39]*[.X$1] + IF([.F39]=0;0;[.X$2])" office:value-type="float" office:value="0" calcext:value-type="float">
            <text:p>0</text:p>
          </table:table-cell>
          <table:table-cell table:formula="of:=[.G39]*[.Y$1] + IF([.G39]=0;0;[.Y$2])" office:value-type="float" office:value="0" calcext:value-type="float">
            <text:p>0</text:p>
          </table:table-cell>
          <table:table-cell table:formula="of:=[.H39]*[.Z$1] + IF([.H39]=0;0;[.Z$2])" office:value-type="float" office:value="0" calcext:value-type="float">
            <text:p>0</text:p>
          </table:table-cell>
          <table:table-cell table:formula="of:=[.I39]*[.AA$1] + IF([.I39]=0;0;[.AA$2])" office:value-type="float" office:value="0" calcext:value-type="float">
            <text:p>0</text:p>
          </table:table-cell>
          <table:table-cell table:formula="of:=[.J39]*[.AB$1] + IF([.J39]=0;0;[.AB$2])" office:value-type="float" office:value="0" calcext:value-type="float">
            <text:p>0</text:p>
          </table:table-cell>
          <table:table-cell table:formula="of:=[.K39]*[.AC$1] + IF([.K39]=0;0;[.AC$2])" office:value-type="float" office:value="0" calcext:value-type="float">
            <text:p>0</text:p>
          </table:table-cell>
          <table:table-cell table:formula="of:=[.L39]*[.AD$1] + IF([.L39]=0;0;[.AD$2])" office:value-type="float" office:value="0" calcext:value-type="float">
            <text:p>0</text:p>
          </table:table-cell>
          <table:table-cell table:formula="of:=[.M39]*[.AE$1] + IF([.M39]=0;0;[.AE$2])" office:value-type="float" office:value="0" calcext:value-type="float">
            <text:p>0</text:p>
          </table:table-cell>
          <table:table-cell/>
          <table:table-cell table:formula="of:=SUM([.S39:.AE39])" office:value-type="float" office:value="2.5471274" calcext:value-type="float">
            <text:p>2,547127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392" calcext:value-type="float">
            <text:p>3,6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7" calcext:value-type="float">
            <text:p>0,8597</text:p>
          </table:table-cell>
          <table:table-cell office:value-type="float" office:value="1.4549" calcext:value-type="float">
            <text:p>1,4549</text:p>
          </table:table-cell>
          <table:table-cell table:formula="of:=[.O40]*[.O40]" office:value-type="float" office:value="2.11673401" calcext:value-type="float">
            <text:p>2,11673401</text:p>
          </table:table-cell>
          <table:table-cell table:number-columns-repeated="2"/>
          <table:table-cell table:formula="of:=[.A40]*[.S$1] + IF([.A40]=0;0;[.S$2])" office:value-type="float" office:value="2.29765796" calcext:value-type="float">
            <text:p>2,29765796</text:p>
          </table:table-cell>
          <table:table-cell table:formula="of:=[.B40]*[.T$1] + IF([.B40]=0;0;[.T$2])" office:value-type="float" office:value="0" calcext:value-type="float">
            <text:p>0</text:p>
          </table:table-cell>
          <table:table-cell table:formula="of:=[.C40]*[.U$1] + IF([.C40]=0;0;[.U$2])" office:value-type="float" office:value="0.12045752" calcext:value-type="float">
            <text:p>0,12045752</text:p>
          </table:table-cell>
          <table:table-cell table:formula="of:=[.D40]*[.V$1] + IF([.D40]=0;0;[.V$2])" office:value-type="float" office:value="0" calcext:value-type="float">
            <text:p>0</text:p>
          </table:table-cell>
          <table:table-cell table:formula="of:=[.E40]*[.W$1] + IF([.E40]=0;0;[.W$2])" office:value-type="float" office:value="0" calcext:value-type="float">
            <text:p>0</text:p>
          </table:table-cell>
          <table:table-cell table:formula="of:=[.F40]*[.X$1] + IF([.F40]=0;0;[.X$2])" office:value-type="float" office:value="0" calcext:value-type="float">
            <text:p>0</text:p>
          </table:table-cell>
          <table:table-cell table:formula="of:=[.G40]*[.Y$1] + IF([.G40]=0;0;[.Y$2])" office:value-type="float" office:value="0" calcext:value-type="float">
            <text:p>0</text:p>
          </table:table-cell>
          <table:table-cell table:formula="of:=[.H40]*[.Z$1] + IF([.H40]=0;0;[.Z$2])" office:value-type="float" office:value="0" calcext:value-type="float">
            <text:p>0</text:p>
          </table:table-cell>
          <table:table-cell table:formula="of:=[.I40]*[.AA$1] + IF([.I40]=0;0;[.AA$2])" office:value-type="float" office:value="0" calcext:value-type="float">
            <text:p>0</text:p>
          </table:table-cell>
          <table:table-cell table:formula="of:=[.J40]*[.AB$1] + IF([.J40]=0;0;[.AB$2])" office:value-type="float" office:value="0" calcext:value-type="float">
            <text:p>0</text:p>
          </table:table-cell>
          <table:table-cell table:formula="of:=[.K40]*[.AC$1] + IF([.K40]=0;0;[.AC$2])" office:value-type="float" office:value="0" calcext:value-type="float">
            <text:p>0</text:p>
          </table:table-cell>
          <table:table-cell table:formula="of:=[.L40]*[.AD$1] + IF([.L40]=0;0;[.AD$2])" office:value-type="float" office:value="0" calcext:value-type="float">
            <text:p>0</text:p>
          </table:table-cell>
          <table:table-cell table:formula="of:=[.M40]*[.AE$1] + IF([.M40]=0;0;[.AE$2])" office:value-type="float" office:value="0" calcext:value-type="float">
            <text:p>0</text:p>
          </table:table-cell>
          <table:table-cell/>
          <table:table-cell table:formula="of:=SUM([.S40:.AE40])" office:value-type="float" office:value="2.41811548" calcext:value-type="float">
            <text:p>2,4181154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6145" calcext:value-type="float">
            <text:p>4,61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48" calcext:value-type="float">
            <text:p>0,6848</text:p>
          </table:table-cell>
          <table:table-cell office:value-type="float" office:value="1.0535" calcext:value-type="float">
            <text:p>1,0535</text:p>
          </table:table-cell>
          <table:table-cell table:formula="of:=[.O41]*[.O41]" office:value-type="float" office:value="1.10986225" calcext:value-type="float">
            <text:p>1,10986225</text:p>
          </table:table-cell>
          <table:table-cell table:number-columns-repeated="2"/>
          <table:table-cell table:formula="of:=[.A41]*[.S$1] + IF([.A41]=0;0;[.S$2])" office:value-type="float" office:value="2.56794204" calcext:value-type="float">
            <text:p>2,56794204</text:p>
          </table:table-cell>
          <table:table-cell table:formula="of:=[.B41]*[.T$1] + IF([.B41]=0;0;[.T$2])" office:value-type="float" office:value="0" calcext:value-type="float">
            <text:p>0</text:p>
          </table:table-cell>
          <table:table-cell table:formula="of:=[.C41]*[.U$1] + IF([.C41]=0;0;[.U$2])" office:value-type="float" office:value="0.15273995" calcext:value-type="float">
            <text:p>0,15273995</text:p>
          </table:table-cell>
          <table:table-cell table:formula="of:=[.D41]*[.V$1] + IF([.D41]=0;0;[.V$2])" office:value-type="float" office:value="0" calcext:value-type="float">
            <text:p>0</text:p>
          </table:table-cell>
          <table:table-cell table:formula="of:=[.E41]*[.W$1] + IF([.E41]=0;0;[.W$2])" office:value-type="float" office:value="0" calcext:value-type="float">
            <text:p>0</text:p>
          </table:table-cell>
          <table:table-cell table:formula="of:=[.F41]*[.X$1] + IF([.F41]=0;0;[.X$2])" office:value-type="float" office:value="0" calcext:value-type="float">
            <text:p>0</text:p>
          </table:table-cell>
          <table:table-cell table:formula="of:=[.G41]*[.Y$1] + IF([.G41]=0;0;[.Y$2])" office:value-type="float" office:value="0" calcext:value-type="float">
            <text:p>0</text:p>
          </table:table-cell>
          <table:table-cell table:formula="of:=[.H41]*[.Z$1] + IF([.H41]=0;0;[.Z$2])" office:value-type="float" office:value="0" calcext:value-type="float">
            <text:p>0</text:p>
          </table:table-cell>
          <table:table-cell table:formula="of:=[.I41]*[.AA$1] + IF([.I41]=0;0;[.AA$2])" office:value-type="float" office:value="0" calcext:value-type="float">
            <text:p>0</text:p>
          </table:table-cell>
          <table:table-cell table:formula="of:=[.J41]*[.AB$1] + IF([.J41]=0;0;[.AB$2])" office:value-type="float" office:value="0" calcext:value-type="float">
            <text:p>0</text:p>
          </table:table-cell>
          <table:table-cell table:formula="of:=[.K41]*[.AC$1] + IF([.K41]=0;0;[.AC$2])" office:value-type="float" office:value="0" calcext:value-type="float">
            <text:p>0</text:p>
          </table:table-cell>
          <table:table-cell table:formula="of:=[.L41]*[.AD$1] + IF([.L41]=0;0;[.AD$2])" office:value-type="float" office:value="0" calcext:value-type="float">
            <text:p>0</text:p>
          </table:table-cell>
          <table:table-cell table:formula="of:=[.M41]*[.AE$1] + IF([.M41]=0;0;[.AE$2])" office:value-type="float" office:value="0" calcext:value-type="float">
            <text:p>0</text:p>
          </table:table-cell>
          <table:table-cell/>
          <table:table-cell table:formula="of:=SUM([.S41:.AE41])" office:value-type="float" office:value="2.72068199" calcext:value-type="float">
            <text:p>2,7206819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06" calcext:value-type="float">
            <text:p>3,4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06" calcext:value-type="float">
            <text:p>0,8206</text:p>
          </table:table-cell>
          <table:table-cell office:value-type="float" office:value="1.7585" calcext:value-type="float">
            <text:p>1,7585</text:p>
          </table:table-cell>
          <table:table-cell table:formula="of:=[.O42]*[.O42]" office:value-type="float" office:value="3.09232225" calcext:value-type="float">
            <text:p>3,09232225</text:p>
          </table:table-cell>
          <table:table-cell table:number-columns-repeated="2"/>
          <table:table-cell table:formula="of:=[.A42]*[.S$1] + IF([.A42]=0;0;[.S$2])" office:value-type="float" office:value="2.29765796" calcext:value-type="float">
            <text:p>2,29765796</text:p>
          </table:table-cell>
          <table:table-cell table:formula="of:=[.B42]*[.T$1] + IF([.B42]=0;0;[.T$2])" office:value-type="float" office:value="0" calcext:value-type="float">
            <text:p>0</text:p>
          </table:table-cell>
          <table:table-cell table:formula="of:=[.C42]*[.U$1] + IF([.C42]=0;0;[.U$2])" office:value-type="float" office:value="0.1127386" calcext:value-type="float">
            <text:p>0,1127386</text:p>
          </table:table-cell>
          <table:table-cell table:formula="of:=[.D42]*[.V$1] + IF([.D42]=0;0;[.V$2])" office:value-type="float" office:value="0" calcext:value-type="float">
            <text:p>0</text:p>
          </table:table-cell>
          <table:table-cell table:formula="of:=[.E42]*[.W$1] + IF([.E42]=0;0;[.W$2])" office:value-type="float" office:value="0" calcext:value-type="float">
            <text:p>0</text:p>
          </table:table-cell>
          <table:table-cell table:formula="of:=[.F42]*[.X$1] + IF([.F42]=0;0;[.X$2])" office:value-type="float" office:value="0" calcext:value-type="float">
            <text:p>0</text:p>
          </table:table-cell>
          <table:table-cell table:formula="of:=[.G42]*[.Y$1] + IF([.G42]=0;0;[.Y$2])" office:value-type="float" office:value="0" calcext:value-type="float">
            <text:p>0</text:p>
          </table:table-cell>
          <table:table-cell table:formula="of:=[.H42]*[.Z$1] + IF([.H42]=0;0;[.Z$2])" office:value-type="float" office:value="0" calcext:value-type="float">
            <text:p>0</text:p>
          </table:table-cell>
          <table:table-cell table:formula="of:=[.I42]*[.AA$1] + IF([.I42]=0;0;[.AA$2])" office:value-type="float" office:value="0" calcext:value-type="float">
            <text:p>0</text:p>
          </table:table-cell>
          <table:table-cell table:formula="of:=[.J42]*[.AB$1] + IF([.J42]=0;0;[.AB$2])" office:value-type="float" office:value="0" calcext:value-type="float">
            <text:p>0</text:p>
          </table:table-cell>
          <table:table-cell table:formula="of:=[.K42]*[.AC$1] + IF([.K42]=0;0;[.AC$2])" office:value-type="float" office:value="0" calcext:value-type="float">
            <text:p>0</text:p>
          </table:table-cell>
          <table:table-cell table:formula="of:=[.L42]*[.AD$1] + IF([.L42]=0;0;[.AD$2])" office:value-type="float" office:value="0" calcext:value-type="float">
            <text:p>0</text:p>
          </table:table-cell>
          <table:table-cell table:formula="of:=[.M42]*[.AE$1] + IF([.M42]=0;0;[.AE$2])" office:value-type="float" office:value="0" calcext:value-type="float">
            <text:p>0</text:p>
          </table:table-cell>
          <table:table-cell/>
          <table:table-cell table:formula="of:=SUM([.S42:.AE42])" office:value-type="float" office:value="2.41039656" calcext:value-type="float">
            <text:p>2,41039656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4.3717" calcext:value-type="float">
            <text:p>4,3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1.4113" calcext:value-type="float">
            <text:p>1,4113</text:p>
          </table:table-cell>
          <table:table-cell table:formula="of:=[.O43]*[.O43]" office:value-type="float" office:value="1.99176769" calcext:value-type="float">
            <text:p>1,99176769</text:p>
          </table:table-cell>
          <table:table-cell table:number-columns-repeated="2"/>
          <table:table-cell table:formula="of:=[.A43]*[.S$1] + IF([.A43]=0;0;[.S$2])" office:value-type="float" office:value="2.02731306" calcext:value-type="float">
            <text:p>2,02731306</text:p>
          </table:table-cell>
          <table:table-cell table:formula="of:=[.B43]*[.T$1] + IF([.B43]=0;0;[.T$2])" office:value-type="float" office:value="0" calcext:value-type="float">
            <text:p>0</text:p>
          </table:table-cell>
          <table:table-cell table:formula="of:=[.C43]*[.U$1] + IF([.C43]=0;0;[.U$2])" office:value-type="float" office:value="0.14470327" calcext:value-type="float">
            <text:p>0,14470327</text:p>
          </table:table-cell>
          <table:table-cell table:formula="of:=[.D43]*[.V$1] + IF([.D43]=0;0;[.V$2])" office:value-type="float" office:value="0" calcext:value-type="float">
            <text:p>0</text:p>
          </table:table-cell>
          <table:table-cell table:formula="of:=[.E43]*[.W$1] + IF([.E43]=0;0;[.W$2])" office:value-type="float" office:value="0" calcext:value-type="float">
            <text:p>0</text:p>
          </table:table-cell>
          <table:table-cell table:formula="of:=[.F43]*[.X$1] + IF([.F43]=0;0;[.X$2])" office:value-type="float" office:value="0" calcext:value-type="float">
            <text:p>0</text:p>
          </table:table-cell>
          <table:table-cell table:formula="of:=[.G43]*[.Y$1] + IF([.G43]=0;0;[.Y$2])" office:value-type="float" office:value="0" calcext:value-type="float">
            <text:p>0</text:p>
          </table:table-cell>
          <table:table-cell table:formula="of:=[.H43]*[.Z$1] + IF([.H43]=0;0;[.Z$2])" office:value-type="float" office:value="0" calcext:value-type="float">
            <text:p>0</text:p>
          </table:table-cell>
          <table:table-cell table:formula="of:=[.I43]*[.AA$1] + IF([.I43]=0;0;[.AA$2])" office:value-type="float" office:value="0" calcext:value-type="float">
            <text:p>0</text:p>
          </table:table-cell>
          <table:table-cell table:formula="of:=[.J43]*[.AB$1] + IF([.J43]=0;0;[.AB$2])" office:value-type="float" office:value="0" calcext:value-type="float">
            <text:p>0</text:p>
          </table:table-cell>
          <table:table-cell table:formula="of:=[.K43]*[.AC$1] + IF([.K43]=0;0;[.AC$2])" office:value-type="float" office:value="0" calcext:value-type="float">
            <text:p>0</text:p>
          </table:table-cell>
          <table:table-cell table:formula="of:=[.L43]*[.AD$1] + IF([.L43]=0;0;[.AD$2])" office:value-type="float" office:value="0" calcext:value-type="float">
            <text:p>0</text:p>
          </table:table-cell>
          <table:table-cell table:formula="of:=[.M43]*[.AE$1] + IF([.M43]=0;0;[.AE$2])" office:value-type="float" office:value="0" calcext:value-type="float">
            <text:p>0</text:p>
          </table:table-cell>
          <table:table-cell/>
          <table:table-cell table:formula="of:=SUM([.S43:.AE43])" office:value-type="float" office:value="2.17201633" calcext:value-type="float">
            <text:p>2,172016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2689" calcext:value-type="float">
            <text:p>6,26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53" calcext:value-type="float">
            <text:p>0,7853</text:p>
          </table:table-cell>
          <table:table-cell office:value-type="float" office:value="1.234" calcext:value-type="float">
            <text:p>1,234</text:p>
          </table:table-cell>
          <table:table-cell table:formula="of:=[.O44]*[.O44]" office:value-type="float" office:value="1.522756" calcext:value-type="float">
            <text:p>1,522756</text:p>
          </table:table-cell>
          <table:table-cell table:number-columns-repeated="2"/>
          <table:table-cell table:formula="of:=[.A44]*[.S$1] + IF([.A44]=0;0;[.S$2])" office:value-type="float" office:value="2.4328" calcext:value-type="float">
            <text:p>2,4328</text:p>
          </table:table-cell>
          <table:table-cell table:formula="of:=[.B44]*[.T$1] + IF([.B44]=0;0;[.T$2])" office:value-type="float" office:value="0" calcext:value-type="float">
            <text:p>0</text:p>
          </table:table-cell>
          <table:table-cell table:formula="of:=[.C44]*[.U$1] + IF([.C44]=0;0;[.U$2])" office:value-type="float" office:value="0.20750059" calcext:value-type="float">
            <text:p>0,20750059</text:p>
          </table:table-cell>
          <table:table-cell table:formula="of:=[.D44]*[.V$1] + IF([.D44]=0;0;[.V$2])" office:value-type="float" office:value="0" calcext:value-type="float">
            <text:p>0</text:p>
          </table:table-cell>
          <table:table-cell table:formula="of:=[.E44]*[.W$1] + IF([.E44]=0;0;[.W$2])" office:value-type="float" office:value="0" calcext:value-type="float">
            <text:p>0</text:p>
          </table:table-cell>
          <table:table-cell table:formula="of:=[.F44]*[.X$1] + IF([.F44]=0;0;[.X$2])" office:value-type="float" office:value="0" calcext:value-type="float">
            <text:p>0</text:p>
          </table:table-cell>
          <table:table-cell table:formula="of:=[.G44]*[.Y$1] + IF([.G44]=0;0;[.Y$2])" office:value-type="float" office:value="0" calcext:value-type="float">
            <text:p>0</text:p>
          </table:table-cell>
          <table:table-cell table:formula="of:=[.H44]*[.Z$1] + IF([.H44]=0;0;[.Z$2])" office:value-type="float" office:value="0" calcext:value-type="float">
            <text:p>0</text:p>
          </table:table-cell>
          <table:table-cell table:formula="of:=[.I44]*[.AA$1] + IF([.I44]=0;0;[.AA$2])" office:value-type="float" office:value="0" calcext:value-type="float">
            <text:p>0</text:p>
          </table:table-cell>
          <table:table-cell table:formula="of:=[.J44]*[.AB$1] + IF([.J44]=0;0;[.AB$2])" office:value-type="float" office:value="0" calcext:value-type="float">
            <text:p>0</text:p>
          </table:table-cell>
          <table:table-cell table:formula="of:=[.K44]*[.AC$1] + IF([.K44]=0;0;[.AC$2])" office:value-type="float" office:value="0" calcext:value-type="float">
            <text:p>0</text:p>
          </table:table-cell>
          <table:table-cell table:formula="of:=[.L44]*[.AD$1] + IF([.L44]=0;0;[.AD$2])" office:value-type="float" office:value="0" calcext:value-type="float">
            <text:p>0</text:p>
          </table:table-cell>
          <table:table-cell table:formula="of:=[.M44]*[.AE$1] + IF([.M44]=0;0;[.AE$2])" office:value-type="float" office:value="0" calcext:value-type="float">
            <text:p>0</text:p>
          </table:table-cell>
          <table:table-cell/>
          <table:table-cell table:formula="of:=SUM([.S44:.AE44])" office:value-type="float" office:value="2.64030059" calcext:value-type="float">
            <text:p>2,64030059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5898" calcext:value-type="float">
            <text:p>2,58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13" calcext:value-type="float">
            <text:p>0,6313</text:p>
          </table:table-cell>
          <table:table-cell office:value-type="float" office:value="0.9995" calcext:value-type="float">
            <text:p>0,9995</text:p>
          </table:table-cell>
          <table:table-cell table:formula="of:=[.O45]*[.O45]" office:value-type="float" office:value="0.99900025" calcext:value-type="float">
            <text:p>0,99900025</text:p>
          </table:table-cell>
          <table:table-cell table:number-columns-repeated="2"/>
          <table:table-cell table:formula="of:=[.A45]*[.S$1] + IF([.A45]=0;0;[.S$2])" office:value-type="float" office:value="2.70308408" calcext:value-type="float">
            <text:p>2,70308408</text:p>
          </table:table-cell>
          <table:table-cell table:formula="of:=[.B45]*[.T$1] + IF([.B45]=0;0;[.T$2])" office:value-type="float" office:value="0" calcext:value-type="float">
            <text:p>0</text:p>
          </table:table-cell>
          <table:table-cell table:formula="of:=[.C45]*[.U$1] + IF([.C45]=0;0;[.U$2])" office:value-type="float" office:value="0.08572238" calcext:value-type="float">
            <text:p>0,08572238</text:p>
          </table:table-cell>
          <table:table-cell table:formula="of:=[.D45]*[.V$1] + IF([.D45]=0;0;[.V$2])" office:value-type="float" office:value="0" calcext:value-type="float">
            <text:p>0</text:p>
          </table:table-cell>
          <table:table-cell table:formula="of:=[.E45]*[.W$1] + IF([.E45]=0;0;[.W$2])" office:value-type="float" office:value="0" calcext:value-type="float">
            <text:p>0</text:p>
          </table:table-cell>
          <table:table-cell table:formula="of:=[.F45]*[.X$1] + IF([.F45]=0;0;[.X$2])" office:value-type="float" office:value="0" calcext:value-type="float">
            <text:p>0</text:p>
          </table:table-cell>
          <table:table-cell table:formula="of:=[.G45]*[.Y$1] + IF([.G45]=0;0;[.Y$2])" office:value-type="float" office:value="0" calcext:value-type="float">
            <text:p>0</text:p>
          </table:table-cell>
          <table:table-cell table:formula="of:=[.H45]*[.Z$1] + IF([.H45]=0;0;[.Z$2])" office:value-type="float" office:value="0" calcext:value-type="float">
            <text:p>0</text:p>
          </table:table-cell>
          <table:table-cell table:formula="of:=[.I45]*[.AA$1] + IF([.I45]=0;0;[.AA$2])" office:value-type="float" office:value="0" calcext:value-type="float">
            <text:p>0</text:p>
          </table:table-cell>
          <table:table-cell table:formula="of:=[.J45]*[.AB$1] + IF([.J45]=0;0;[.AB$2])" office:value-type="float" office:value="0" calcext:value-type="float">
            <text:p>0</text:p>
          </table:table-cell>
          <table:table-cell table:formula="of:=[.K45]*[.AC$1] + IF([.K45]=0;0;[.AC$2])" office:value-type="float" office:value="0" calcext:value-type="float">
            <text:p>0</text:p>
          </table:table-cell>
          <table:table-cell table:formula="of:=[.L45]*[.AD$1] + IF([.L45]=0;0;[.AD$2])" office:value-type="float" office:value="0" calcext:value-type="float">
            <text:p>0</text:p>
          </table:table-cell>
          <table:table-cell table:formula="of:=[.M45]*[.AE$1] + IF([.M45]=0;0;[.AE$2])" office:value-type="float" office:value="0" calcext:value-type="float">
            <text:p>0</text:p>
          </table:table-cell>
          <table:table-cell/>
          <table:table-cell table:formula="of:=SUM([.S45:.AE45])" office:value-type="float" office:value="2.78880646" calcext:value-type="float">
            <text:p>2,7888064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043" calcext:value-type="float">
            <text:p>3,10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44" calcext:value-type="float">
            <text:p>1,0044</text:p>
          </table:table-cell>
          <table:table-cell office:value-type="float" office:value="1.925" calcext:value-type="float">
            <text:p>1,925</text:p>
          </table:table-cell>
          <table:table-cell table:formula="of:=[.O46]*[.O46]" office:value-type="float" office:value="3.705625" calcext:value-type="float">
            <text:p>3,705625</text:p>
          </table:table-cell>
          <table:table-cell table:number-columns-repeated="2"/>
          <table:table-cell table:formula="of:=[.A46]*[.S$1] + IF([.A46]=0;0;[.S$2])" office:value-type="float" office:value="2.29765796" calcext:value-type="float">
            <text:p>2,29765796</text:p>
          </table:table-cell>
          <table:table-cell table:formula="of:=[.B46]*[.T$1] + IF([.B46]=0;0;[.T$2])" office:value-type="float" office:value="0" calcext:value-type="float">
            <text:p>0</text:p>
          </table:table-cell>
          <table:table-cell table:formula="of:=[.C46]*[.U$1] + IF([.C46]=0;0;[.U$2])" office:value-type="float" office:value="0.10275233" calcext:value-type="float">
            <text:p>0,10275233</text:p>
          </table:table-cell>
          <table:table-cell table:formula="of:=[.D46]*[.V$1] + IF([.D46]=0;0;[.V$2])" office:value-type="float" office:value="0" calcext:value-type="float">
            <text:p>0</text:p>
          </table:table-cell>
          <table:table-cell table:formula="of:=[.E46]*[.W$1] + IF([.E46]=0;0;[.W$2])" office:value-type="float" office:value="0" calcext:value-type="float">
            <text:p>0</text:p>
          </table:table-cell>
          <table:table-cell table:formula="of:=[.F46]*[.X$1] + IF([.F46]=0;0;[.X$2])" office:value-type="float" office:value="0" calcext:value-type="float">
            <text:p>0</text:p>
          </table:table-cell>
          <table:table-cell table:formula="of:=[.G46]*[.Y$1] + IF([.G46]=0;0;[.Y$2])" office:value-type="float" office:value="0" calcext:value-type="float">
            <text:p>0</text:p>
          </table:table-cell>
          <table:table-cell table:formula="of:=[.H46]*[.Z$1] + IF([.H46]=0;0;[.Z$2])" office:value-type="float" office:value="0" calcext:value-type="float">
            <text:p>0</text:p>
          </table:table-cell>
          <table:table-cell table:formula="of:=[.I46]*[.AA$1] + IF([.I46]=0;0;[.AA$2])" office:value-type="float" office:value="0" calcext:value-type="float">
            <text:p>0</text:p>
          </table:table-cell>
          <table:table-cell table:formula="of:=[.J46]*[.AB$1] + IF([.J46]=0;0;[.AB$2])" office:value-type="float" office:value="0" calcext:value-type="float">
            <text:p>0</text:p>
          </table:table-cell>
          <table:table-cell table:formula="of:=[.K46]*[.AC$1] + IF([.K46]=0;0;[.AC$2])" office:value-type="float" office:value="0" calcext:value-type="float">
            <text:p>0</text:p>
          </table:table-cell>
          <table:table-cell table:formula="of:=[.L46]*[.AD$1] + IF([.L46]=0;0;[.AD$2])" office:value-type="float" office:value="0" calcext:value-type="float">
            <text:p>0</text:p>
          </table:table-cell>
          <table:table-cell table:formula="of:=[.M46]*[.AE$1] + IF([.M46]=0;0;[.AE$2])" office:value-type="float" office:value="0" calcext:value-type="float">
            <text:p>0</text:p>
          </table:table-cell>
          <table:table-cell/>
          <table:table-cell table:formula="of:=SUM([.S46:.AE46])" office:value-type="float" office:value="2.40041029" calcext:value-type="float">
            <text:p>2,4004102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746" calcext:value-type="float">
            <text:p>4,47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88" calcext:value-type="float">
            <text:p>1,1488</text:p>
          </table:table-cell>
          <table:table-cell office:value-type="float" office:value="1.8381" calcext:value-type="float">
            <text:p>1,8381</text:p>
          </table:table-cell>
          <table:table-cell table:formula="of:=[.O47]*[.O47]" office:value-type="float" office:value="3.37861161" calcext:value-type="float">
            <text:p>3,37861161</text:p>
          </table:table-cell>
          <table:table-cell table:number-columns-repeated="2"/>
          <table:table-cell table:formula="of:=[.A47]*[.S$1] + IF([.A47]=0;0;[.S$2])" office:value-type="float" office:value="2.29765796" calcext:value-type="float">
            <text:p>2,29765796</text:p>
          </table:table-cell>
          <table:table-cell table:formula="of:=[.B47]*[.T$1] + IF([.B47]=0;0;[.T$2])" office:value-type="float" office:value="0" calcext:value-type="float">
            <text:p>0</text:p>
          </table:table-cell>
          <table:table-cell table:formula="of:=[.C47]*[.U$1] + IF([.C47]=0;0;[.U$2])" office:value-type="float" office:value="0.14810926" calcext:value-type="float">
            <text:p>0,14810926</text:p>
          </table:table-cell>
          <table:table-cell table:formula="of:=[.D47]*[.V$1] + IF([.D47]=0;0;[.V$2])" office:value-type="float" office:value="0" calcext:value-type="float">
            <text:p>0</text:p>
          </table:table-cell>
          <table:table-cell table:formula="of:=[.E47]*[.W$1] + IF([.E47]=0;0;[.W$2])" office:value-type="float" office:value="0" calcext:value-type="float">
            <text:p>0</text:p>
          </table:table-cell>
          <table:table-cell table:formula="of:=[.F47]*[.X$1] + IF([.F47]=0;0;[.X$2])" office:value-type="float" office:value="0" calcext:value-type="float">
            <text:p>0</text:p>
          </table:table-cell>
          <table:table-cell table:formula="of:=[.G47]*[.Y$1] + IF([.G47]=0;0;[.Y$2])" office:value-type="float" office:value="0" calcext:value-type="float">
            <text:p>0</text:p>
          </table:table-cell>
          <table:table-cell table:formula="of:=[.H47]*[.Z$1] + IF([.H47]=0;0;[.Z$2])" office:value-type="float" office:value="0" calcext:value-type="float">
            <text:p>0</text:p>
          </table:table-cell>
          <table:table-cell table:formula="of:=[.I47]*[.AA$1] + IF([.I47]=0;0;[.AA$2])" office:value-type="float" office:value="0" calcext:value-type="float">
            <text:p>0</text:p>
          </table:table-cell>
          <table:table-cell table:formula="of:=[.J47]*[.AB$1] + IF([.J47]=0;0;[.AB$2])" office:value-type="float" office:value="0" calcext:value-type="float">
            <text:p>0</text:p>
          </table:table-cell>
          <table:table-cell table:formula="of:=[.K47]*[.AC$1] + IF([.K47]=0;0;[.AC$2])" office:value-type="float" office:value="0" calcext:value-type="float">
            <text:p>0</text:p>
          </table:table-cell>
          <table:table-cell table:formula="of:=[.L47]*[.AD$1] + IF([.L47]=0;0;[.AD$2])" office:value-type="float" office:value="0" calcext:value-type="float">
            <text:p>0</text:p>
          </table:table-cell>
          <table:table-cell table:formula="of:=[.M47]*[.AE$1] + IF([.M47]=0;0;[.AE$2])" office:value-type="float" office:value="0" calcext:value-type="float">
            <text:p>0</text:p>
          </table:table-cell>
          <table:table-cell/>
          <table:table-cell table:formula="of:=SUM([.S47:.AE47])" office:value-type="float" office:value="2.44576722" calcext:value-type="float">
            <text:p>2,4457672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472" calcext:value-type="float">
            <text:p>3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98" calcext:value-type="float">
            <text:p>0,98</text:p>
          </table:table-cell>
          <table:table-cell table:formula="of:=[.O48]*[.O48]" office:value-type="float" office:value="0.9604" calcext:value-type="float">
            <text:p>0,9604</text:p>
          </table:table-cell>
          <table:table-cell table:number-columns-repeated="2"/>
          <table:table-cell table:formula="of:=[.A48]*[.S$1] + IF([.A48]=0;0;[.S$2])" office:value-type="float" office:value="2.56794204" calcext:value-type="float">
            <text:p>2,56794204</text:p>
          </table:table-cell>
          <table:table-cell table:formula="of:=[.B48]*[.T$1] + IF([.B48]=0;0;[.T$2])" office:value-type="float" office:value="0" calcext:value-type="float">
            <text:p>0</text:p>
          </table:table-cell>
          <table:table-cell table:formula="of:=[.C48]*[.U$1] + IF([.C48]=0;0;[.U$2])" office:value-type="float" office:value="0.11410232" calcext:value-type="float">
            <text:p>0,11410232</text:p>
          </table:table-cell>
          <table:table-cell table:formula="of:=[.D48]*[.V$1] + IF([.D48]=0;0;[.V$2])" office:value-type="float" office:value="0" calcext:value-type="float">
            <text:p>0</text:p>
          </table:table-cell>
          <table:table-cell table:formula="of:=[.E48]*[.W$1] + IF([.E48]=0;0;[.W$2])" office:value-type="float" office:value="0" calcext:value-type="float">
            <text:p>0</text:p>
          </table:table-cell>
          <table:table-cell table:formula="of:=[.F48]*[.X$1] + IF([.F48]=0;0;[.X$2])" office:value-type="float" office:value="0" calcext:value-type="float">
            <text:p>0</text:p>
          </table:table-cell>
          <table:table-cell table:formula="of:=[.G48]*[.Y$1] + IF([.G48]=0;0;[.Y$2])" office:value-type="float" office:value="0" calcext:value-type="float">
            <text:p>0</text:p>
          </table:table-cell>
          <table:table-cell table:formula="of:=[.H48]*[.Z$1] + IF([.H48]=0;0;[.Z$2])" office:value-type="float" office:value="0" calcext:value-type="float">
            <text:p>0</text:p>
          </table:table-cell>
          <table:table-cell table:formula="of:=[.I48]*[.AA$1] + IF([.I48]=0;0;[.AA$2])" office:value-type="float" office:value="0" calcext:value-type="float">
            <text:p>0</text:p>
          </table:table-cell>
          <table:table-cell table:formula="of:=[.J48]*[.AB$1] + IF([.J48]=0;0;[.AB$2])" office:value-type="float" office:value="0" calcext:value-type="float">
            <text:p>0</text:p>
          </table:table-cell>
          <table:table-cell table:formula="of:=[.K48]*[.AC$1] + IF([.K48]=0;0;[.AC$2])" office:value-type="float" office:value="0" calcext:value-type="float">
            <text:p>0</text:p>
          </table:table-cell>
          <table:table-cell table:formula="of:=[.L48]*[.AD$1] + IF([.L48]=0;0;[.AD$2])" office:value-type="float" office:value="0" calcext:value-type="float">
            <text:p>0</text:p>
          </table:table-cell>
          <table:table-cell table:formula="of:=[.M48]*[.AE$1] + IF([.M48]=0;0;[.AE$2])" office:value-type="float" office:value="0" calcext:value-type="float">
            <text:p>0</text:p>
          </table:table-cell>
          <table:table-cell/>
          <table:table-cell table:formula="of:=SUM([.S48:.AE48])" office:value-type="float" office:value="2.68204436" calcext:value-type="float">
            <text:p>2,68204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181" calcext:value-type="float">
            <text:p>3,21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16" calcext:value-type="float">
            <text:p>0,7416</text:p>
          </table:table-cell>
          <table:table-cell office:value-type="float" office:value="1.1778" calcext:value-type="float">
            <text:p>1,1778</text:p>
          </table:table-cell>
          <table:table-cell table:formula="of:=[.O49]*[.O49]" office:value-type="float" office:value="1.38721284" calcext:value-type="float">
            <text:p>1,38721284</text:p>
          </table:table-cell>
          <table:table-cell table:number-columns-repeated="2"/>
          <table:table-cell table:formula="of:=[.A49]*[.S$1] + IF([.A49]=0;0;[.S$2])" office:value-type="float" office:value="2.4328" calcext:value-type="float">
            <text:p>2,4328</text:p>
          </table:table-cell>
          <table:table-cell table:formula="of:=[.B49]*[.T$1] + IF([.B49]=0;0;[.T$2])" office:value-type="float" office:value="0" calcext:value-type="float">
            <text:p>0</text:p>
          </table:table-cell>
          <table:table-cell table:formula="of:=[.C49]*[.U$1] + IF([.C49]=0;0;[.U$2])" office:value-type="float" office:value="0.10651911" calcext:value-type="float">
            <text:p>0,10651911</text:p>
          </table:table-cell>
          <table:table-cell table:formula="of:=[.D49]*[.V$1] + IF([.D49]=0;0;[.V$2])" office:value-type="float" office:value="0" calcext:value-type="float">
            <text:p>0</text:p>
          </table:table-cell>
          <table:table-cell table:formula="of:=[.E49]*[.W$1] + IF([.E49]=0;0;[.W$2])" office:value-type="float" office:value="0" calcext:value-type="float">
            <text:p>0</text:p>
          </table:table-cell>
          <table:table-cell table:formula="of:=[.F49]*[.X$1] + IF([.F49]=0;0;[.X$2])" office:value-type="float" office:value="0" calcext:value-type="float">
            <text:p>0</text:p>
          </table:table-cell>
          <table:table-cell table:formula="of:=[.G49]*[.Y$1] + IF([.G49]=0;0;[.Y$2])" office:value-type="float" office:value="0" calcext:value-type="float">
            <text:p>0</text:p>
          </table:table-cell>
          <table:table-cell table:formula="of:=[.H49]*[.Z$1] + IF([.H49]=0;0;[.Z$2])" office:value-type="float" office:value="0" calcext:value-type="float">
            <text:p>0</text:p>
          </table:table-cell>
          <table:table-cell table:formula="of:=[.I49]*[.AA$1] + IF([.I49]=0;0;[.AA$2])" office:value-type="float" office:value="0" calcext:value-type="float">
            <text:p>0</text:p>
          </table:table-cell>
          <table:table-cell table:formula="of:=[.J49]*[.AB$1] + IF([.J49]=0;0;[.AB$2])" office:value-type="float" office:value="0" calcext:value-type="float">
            <text:p>0</text:p>
          </table:table-cell>
          <table:table-cell table:formula="of:=[.K49]*[.AC$1] + IF([.K49]=0;0;[.AC$2])" office:value-type="float" office:value="0" calcext:value-type="float">
            <text:p>0</text:p>
          </table:table-cell>
          <table:table-cell table:formula="of:=[.L49]*[.AD$1] + IF([.L49]=0;0;[.AD$2])" office:value-type="float" office:value="0" calcext:value-type="float">
            <text:p>0</text:p>
          </table:table-cell>
          <table:table-cell table:formula="of:=[.M49]*[.AE$1] + IF([.M49]=0;0;[.AE$2])" office:value-type="float" office:value="0" calcext:value-type="float">
            <text:p>0</text:p>
          </table:table-cell>
          <table:table-cell/>
          <table:table-cell table:formula="of:=SUM([.S49:.AE49])" office:value-type="float" office:value="2.53931911" calcext:value-type="float">
            <text:p>2,5393191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5473" calcext:value-type="float">
            <text:p>4,54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77" calcext:value-type="float">
            <text:p>0,6777</text:p>
          </table:table-cell>
          <table:table-cell office:value-type="float" office:value="0.8371" calcext:value-type="float">
            <text:p>0,8371</text:p>
          </table:table-cell>
          <table:table-cell table:formula="of:=[.O50]*[.O50]" office:value-type="float" office:value="0.70073641" calcext:value-type="float">
            <text:p>0,70073641</text:p>
          </table:table-cell>
          <table:table-cell table:number-columns-repeated="2"/>
          <table:table-cell table:formula="of:=[.A50]*[.S$1] + IF([.A50]=0;0;[.S$2])" office:value-type="float" office:value="2.16251592" calcext:value-type="float">
            <text:p>2,16251592</text:p>
          </table:table-cell>
          <table:table-cell table:formula="of:=[.B50]*[.T$1] + IF([.B50]=0;0;[.T$2])" office:value-type="float" office:value="0" calcext:value-type="float">
            <text:p>0</text:p>
          </table:table-cell>
          <table:table-cell table:formula="of:=[.C50]*[.U$1] + IF([.C50]=0;0;[.U$2])" office:value-type="float" office:value="0.15051563" calcext:value-type="float">
            <text:p>0,15051563</text:p>
          </table:table-cell>
          <table:table-cell table:formula="of:=[.D50]*[.V$1] + IF([.D50]=0;0;[.V$2])" office:value-type="float" office:value="0" calcext:value-type="float">
            <text:p>0</text:p>
          </table:table-cell>
          <table:table-cell table:formula="of:=[.E50]*[.W$1] + IF([.E50]=0;0;[.W$2])" office:value-type="float" office:value="0" calcext:value-type="float">
            <text:p>0</text:p>
          </table:table-cell>
          <table:table-cell table:formula="of:=[.F50]*[.X$1] + IF([.F50]=0;0;[.X$2])" office:value-type="float" office:value="0" calcext:value-type="float">
            <text:p>0</text:p>
          </table:table-cell>
          <table:table-cell table:formula="of:=[.G50]*[.Y$1] + IF([.G50]=0;0;[.Y$2])" office:value-type="float" office:value="0" calcext:value-type="float">
            <text:p>0</text:p>
          </table:table-cell>
          <table:table-cell table:formula="of:=[.H50]*[.Z$1] + IF([.H50]=0;0;[.Z$2])" office:value-type="float" office:value="0" calcext:value-type="float">
            <text:p>0</text:p>
          </table:table-cell>
          <table:table-cell table:formula="of:=[.I50]*[.AA$1] + IF([.I50]=0;0;[.AA$2])" office:value-type="float" office:value="0" calcext:value-type="float">
            <text:p>0</text:p>
          </table:table-cell>
          <table:table-cell table:formula="of:=[.J50]*[.AB$1] + IF([.J50]=0;0;[.AB$2])" office:value-type="float" office:value="0" calcext:value-type="float">
            <text:p>0</text:p>
          </table:table-cell>
          <table:table-cell table:formula="of:=[.K50]*[.AC$1] + IF([.K50]=0;0;[.AC$2])" office:value-type="float" office:value="0" calcext:value-type="float">
            <text:p>0</text:p>
          </table:table-cell>
          <table:table-cell table:formula="of:=[.L50]*[.AD$1] + IF([.L50]=0;0;[.AD$2])" office:value-type="float" office:value="0" calcext:value-type="float">
            <text:p>0</text:p>
          </table:table-cell>
          <table:table-cell table:formula="of:=[.M50]*[.AE$1] + IF([.M50]=0;0;[.AE$2])" office:value-type="float" office:value="0" calcext:value-type="float">
            <text:p>0</text:p>
          </table:table-cell>
          <table:table-cell/>
          <table:table-cell table:formula="of:=SUM([.S50:.AE50])" office:value-type="float" office:value="2.31303155" calcext:value-type="float">
            <text:p>2,31303155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0357" calcext:value-type="float">
            <text:p>4,03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81" calcext:value-type="float">
            <text:p>0,9081</text:p>
          </table:table-cell>
          <table:table-cell office:value-type="float" office:value="1.6864" calcext:value-type="float">
            <text:p>1,6864</text:p>
          </table:table-cell>
          <table:table-cell table:formula="of:=[.O51]*[.O51]" office:value-type="float" office:value="2.84394496" calcext:value-type="float">
            <text:p>2,84394496</text:p>
          </table:table-cell>
          <table:table-cell table:number-columns-repeated="2"/>
          <table:table-cell table:formula="of:=[.A51]*[.S$1] + IF([.A51]=0;0;[.S$2])" office:value-type="float" office:value="2.56794204" calcext:value-type="float">
            <text:p>2,56794204</text:p>
          </table:table-cell>
          <table:table-cell table:formula="of:=[.B51]*[.T$1] + IF([.B51]=0;0;[.T$2])" office:value-type="float" office:value="5.2152" calcext:value-type="float">
            <text:p>5,2152</text:p>
          </table:table-cell>
          <table:table-cell table:formula="of:=[.C51]*[.U$1] + IF([.C51]=0;0;[.U$2])" office:value-type="float" office:value="0.13358167" calcext:value-type="float">
            <text:p>0,13358167</text:p>
          </table:table-cell>
          <table:table-cell table:formula="of:=[.D51]*[.V$1] + IF([.D51]=0;0;[.V$2])" office:value-type="float" office:value="0" calcext:value-type="float">
            <text:p>0</text:p>
          </table:table-cell>
          <table:table-cell table:formula="of:=[.E51]*[.W$1] + IF([.E51]=0;0;[.W$2])" office:value-type="float" office:value="0" calcext:value-type="float">
            <text:p>0</text:p>
          </table:table-cell>
          <table:table-cell table:formula="of:=[.F51]*[.X$1] + IF([.F51]=0;0;[.X$2])" office:value-type="float" office:value="0" calcext:value-type="float">
            <text:p>0</text:p>
          </table:table-cell>
          <table:table-cell table:formula="of:=[.G51]*[.Y$1] + IF([.G51]=0;0;[.Y$2])" office:value-type="float" office:value="0" calcext:value-type="float">
            <text:p>0</text:p>
          </table:table-cell>
          <table:table-cell table:formula="of:=[.H51]*[.Z$1] + IF([.H51]=0;0;[.Z$2])" office:value-type="float" office:value="0" calcext:value-type="float">
            <text:p>0</text:p>
          </table:table-cell>
          <table:table-cell table:formula="of:=[.I51]*[.AA$1] + IF([.I51]=0;0;[.AA$2])" office:value-type="float" office:value="0" calcext:value-type="float">
            <text:p>0</text:p>
          </table:table-cell>
          <table:table-cell table:formula="of:=[.J51]*[.AB$1] + IF([.J51]=0;0;[.AB$2])" office:value-type="float" office:value="0" calcext:value-type="float">
            <text:p>0</text:p>
          </table:table-cell>
          <table:table-cell table:formula="of:=[.K51]*[.AC$1] + IF([.K51]=0;0;[.AC$2])" office:value-type="float" office:value="0" calcext:value-type="float">
            <text:p>0</text:p>
          </table:table-cell>
          <table:table-cell table:formula="of:=[.L51]*[.AD$1] + IF([.L51]=0;0;[.AD$2])" office:value-type="float" office:value="0" calcext:value-type="float">
            <text:p>0</text:p>
          </table:table-cell>
          <table:table-cell table:formula="of:=[.M51]*[.AE$1] + IF([.M51]=0;0;[.AE$2])" office:value-type="float" office:value="0" calcext:value-type="float">
            <text:p>0</text:p>
          </table:table-cell>
          <table:table-cell/>
          <table:table-cell table:formula="of:=SUM([.S51:.AE51])" office:value-type="float" office:value="7.91672371" calcext:value-type="float">
            <text:p>7,9167237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3937" calcext:value-type="float">
            <text:p>4,39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84" calcext:value-type="float">
            <text:p>0,7984</text:p>
          </table:table-cell>
          <table:table-cell office:value-type="float" office:value="1.0332" calcext:value-type="float">
            <text:p>1,0332</text:p>
          </table:table-cell>
          <table:table-cell table:formula="of:=[.O52]*[.O52]" office:value-type="float" office:value="1.06750224" calcext:value-type="float">
            <text:p>1,06750224</text:p>
          </table:table-cell>
          <table:table-cell table:number-columns-repeated="2"/>
          <table:table-cell table:formula="of:=[.A52]*[.S$1] + IF([.A52]=0;0;[.S$2])" office:value-type="float" office:value="2.29765796" calcext:value-type="float">
            <text:p>2,29765796</text:p>
          </table:table-cell>
          <table:table-cell table:formula="of:=[.B52]*[.T$1] + IF([.B52]=0;0;[.T$2])" office:value-type="float" office:value="0" calcext:value-type="float">
            <text:p>0</text:p>
          </table:table-cell>
          <table:table-cell table:formula="of:=[.C52]*[.U$1] + IF([.C52]=0;0;[.U$2])" office:value-type="float" office:value="0.14543147" calcext:value-type="float">
            <text:p>0,14543147</text:p>
          </table:table-cell>
          <table:table-cell table:formula="of:=[.D52]*[.V$1] + IF([.D52]=0;0;[.V$2])" office:value-type="float" office:value="0" calcext:value-type="float">
            <text:p>0</text:p>
          </table:table-cell>
          <table:table-cell table:formula="of:=[.E52]*[.W$1] + IF([.E52]=0;0;[.W$2])" office:value-type="float" office:value="0" calcext:value-type="float">
            <text:p>0</text:p>
          </table:table-cell>
          <table:table-cell table:formula="of:=[.F52]*[.X$1] + IF([.F52]=0;0;[.X$2])" office:value-type="float" office:value="0" calcext:value-type="float">
            <text:p>0</text:p>
          </table:table-cell>
          <table:table-cell table:formula="of:=[.G52]*[.Y$1] + IF([.G52]=0;0;[.Y$2])" office:value-type="float" office:value="0" calcext:value-type="float">
            <text:p>0</text:p>
          </table:table-cell>
          <table:table-cell table:formula="of:=[.H52]*[.Z$1] + IF([.H52]=0;0;[.Z$2])" office:value-type="float" office:value="0" calcext:value-type="float">
            <text:p>0</text:p>
          </table:table-cell>
          <table:table-cell table:formula="of:=[.I52]*[.AA$1] + IF([.I52]=0;0;[.AA$2])" office:value-type="float" office:value="0" calcext:value-type="float">
            <text:p>0</text:p>
          </table:table-cell>
          <table:table-cell table:formula="of:=[.J52]*[.AB$1] + IF([.J52]=0;0;[.AB$2])" office:value-type="float" office:value="0" calcext:value-type="float">
            <text:p>0</text:p>
          </table:table-cell>
          <table:table-cell table:formula="of:=[.K52]*[.AC$1] + IF([.K52]=0;0;[.AC$2])" office:value-type="float" office:value="0" calcext:value-type="float">
            <text:p>0</text:p>
          </table:table-cell>
          <table:table-cell table:formula="of:=[.L52]*[.AD$1] + IF([.L52]=0;0;[.AD$2])" office:value-type="float" office:value="0" calcext:value-type="float">
            <text:p>0</text:p>
          </table:table-cell>
          <table:table-cell table:formula="of:=[.M52]*[.AE$1] + IF([.M52]=0;0;[.AE$2])" office:value-type="float" office:value="0" calcext:value-type="float">
            <text:p>0</text:p>
          </table:table-cell>
          <table:table-cell/>
          <table:table-cell table:formula="of:=SUM([.S52:.AE52])" office:value-type="float" office:value="2.44308943" calcext:value-type="float">
            <text:p>2,44308943</text:p>
          </table:table-cell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3.1934" calcext:value-type="float">
            <text:p>3,19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9506" calcext:value-type="float">
            <text:p>0,9506</text:p>
          </table:table-cell>
          <table:table-cell table:formula="of:=[.O53]*[.O53]" office:value-type="float" office:value="0.90364036" calcext:value-type="float">
            <text:p>0,90364036</text:p>
          </table:table-cell>
          <table:table-cell table:number-columns-repeated="2"/>
          <table:table-cell table:formula="of:=[.A53]*[.S$1] + IF([.A53]=0;0;[.S$2])" office:value-type="float" office:value="2.83828694" calcext:value-type="float">
            <text:p>2,83828694</text:p>
          </table:table-cell>
          <table:table-cell table:formula="of:=[.B53]*[.T$1] + IF([.B53]=0;0;[.T$2])" office:value-type="float" office:value="0" calcext:value-type="float">
            <text:p>0</text:p>
          </table:table-cell>
          <table:table-cell table:formula="of:=[.C53]*[.U$1] + IF([.C53]=0;0;[.U$2])" office:value-type="float" office:value="0.10570154" calcext:value-type="float">
            <text:p>0,10570154</text:p>
          </table:table-cell>
          <table:table-cell table:formula="of:=[.D53]*[.V$1] + IF([.D53]=0;0;[.V$2])" office:value-type="float" office:value="0" calcext:value-type="float">
            <text:p>0</text:p>
          </table:table-cell>
          <table:table-cell table:formula="of:=[.E53]*[.W$1] + IF([.E53]=0;0;[.W$2])" office:value-type="float" office:value="0" calcext:value-type="float">
            <text:p>0</text:p>
          </table:table-cell>
          <table:table-cell table:formula="of:=[.F53]*[.X$1] + IF([.F53]=0;0;[.X$2])" office:value-type="float" office:value="0" calcext:value-type="float">
            <text:p>0</text:p>
          </table:table-cell>
          <table:table-cell table:formula="of:=[.G53]*[.Y$1] + IF([.G53]=0;0;[.Y$2])" office:value-type="float" office:value="0" calcext:value-type="float">
            <text:p>0</text:p>
          </table:table-cell>
          <table:table-cell table:formula="of:=[.H53]*[.Z$1] + IF([.H53]=0;0;[.Z$2])" office:value-type="float" office:value="0" calcext:value-type="float">
            <text:p>0</text:p>
          </table:table-cell>
          <table:table-cell table:formula="of:=[.I53]*[.AA$1] + IF([.I53]=0;0;[.AA$2])" office:value-type="float" office:value="0" calcext:value-type="float">
            <text:p>0</text:p>
          </table:table-cell>
          <table:table-cell table:formula="of:=[.J53]*[.AB$1] + IF([.J53]=0;0;[.AB$2])" office:value-type="float" office:value="0" calcext:value-type="float">
            <text:p>0</text:p>
          </table:table-cell>
          <table:table-cell table:formula="of:=[.K53]*[.AC$1] + IF([.K53]=0;0;[.AC$2])" office:value-type="float" office:value="0" calcext:value-type="float">
            <text:p>0</text:p>
          </table:table-cell>
          <table:table-cell table:formula="of:=[.L53]*[.AD$1] + IF([.L53]=0;0;[.AD$2])" office:value-type="float" office:value="0" calcext:value-type="float">
            <text:p>0</text:p>
          </table:table-cell>
          <table:table-cell table:formula="of:=[.M53]*[.AE$1] + IF([.M53]=0;0;[.AE$2])" office:value-type="float" office:value="0" calcext:value-type="float">
            <text:p>0</text:p>
          </table:table-cell>
          <table:table-cell/>
          <table:table-cell table:formula="of:=SUM([.S53:.AE53])" office:value-type="float" office:value="2.94398848" calcext:value-type="float">
            <text:p>2,9439884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6.2085" calcext:value-type="float">
            <text:p>6,2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03" calcext:value-type="float">
            <text:p>0,8003</text:p>
          </table:table-cell>
          <table:table-cell office:value-type="float" office:value="1.1205" calcext:value-type="float">
            <text:p>1,1205</text:p>
          </table:table-cell>
          <table:table-cell table:formula="of:=[.O54]*[.O54]" office:value-type="float" office:value="1.25552025" calcext:value-type="float">
            <text:p>1,25552025</text:p>
          </table:table-cell>
          <table:table-cell table:number-columns-repeated="2"/>
          <table:table-cell table:formula="of:=[.A54]*[.S$1] + IF([.A54]=0;0;[.S$2])" office:value-type="float" office:value="2.29765796" calcext:value-type="float">
            <text:p>2,29765796</text:p>
          </table:table-cell>
          <table:table-cell table:formula="of:=[.B54]*[.T$1] + IF([.B54]=0;0;[.T$2])" office:value-type="float" office:value="0" calcext:value-type="float">
            <text:p>0</text:p>
          </table:table-cell>
          <table:table-cell table:formula="of:=[.C54]*[.U$1] + IF([.C54]=0;0;[.U$2])" office:value-type="float" office:value="0.20550135" calcext:value-type="float">
            <text:p>0,20550135</text:p>
          </table:table-cell>
          <table:table-cell table:formula="of:=[.D54]*[.V$1] + IF([.D54]=0;0;[.V$2])" office:value-type="float" office:value="0" calcext:value-type="float">
            <text:p>0</text:p>
          </table:table-cell>
          <table:table-cell table:formula="of:=[.E54]*[.W$1] + IF([.E54]=0;0;[.W$2])" office:value-type="float" office:value="0" calcext:value-type="float">
            <text:p>0</text:p>
          </table:table-cell>
          <table:table-cell table:formula="of:=[.F54]*[.X$1] + IF([.F54]=0;0;[.X$2])" office:value-type="float" office:value="0" calcext:value-type="float">
            <text:p>0</text:p>
          </table:table-cell>
          <table:table-cell table:formula="of:=[.G54]*[.Y$1] + IF([.G54]=0;0;[.Y$2])" office:value-type="float" office:value="0" calcext:value-type="float">
            <text:p>0</text:p>
          </table:table-cell>
          <table:table-cell table:formula="of:=[.H54]*[.Z$1] + IF([.H54]=0;0;[.Z$2])" office:value-type="float" office:value="0" calcext:value-type="float">
            <text:p>0</text:p>
          </table:table-cell>
          <table:table-cell table:formula="of:=[.I54]*[.AA$1] + IF([.I54]=0;0;[.AA$2])" office:value-type="float" office:value="0" calcext:value-type="float">
            <text:p>0</text:p>
          </table:table-cell>
          <table:table-cell table:formula="of:=[.J54]*[.AB$1] + IF([.J54]=0;0;[.AB$2])" office:value-type="float" office:value="0" calcext:value-type="float">
            <text:p>0</text:p>
          </table:table-cell>
          <table:table-cell table:formula="of:=[.K54]*[.AC$1] + IF([.K54]=0;0;[.AC$2])" office:value-type="float" office:value="0" calcext:value-type="float">
            <text:p>0</text:p>
          </table:table-cell>
          <table:table-cell table:formula="of:=[.L54]*[.AD$1] + IF([.L54]=0;0;[.AD$2])" office:value-type="float" office:value="0" calcext:value-type="float">
            <text:p>0</text:p>
          </table:table-cell>
          <table:table-cell table:formula="of:=[.M54]*[.AE$1] + IF([.M54]=0;0;[.AE$2])" office:value-type="float" office:value="0" calcext:value-type="float">
            <text:p>0</text:p>
          </table:table-cell>
          <table:table-cell/>
          <table:table-cell table:formula="of:=SUM([.S54:.AE54])" office:value-type="float" office:value="2.50315931" calcext:value-type="float">
            <text:p>2,5031593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144" calcext:value-type="float">
            <text:p>3,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77" calcext:value-type="float">
            <text:p>0,7277</text:p>
          </table:table-cell>
          <table:table-cell office:value-type="float" office:value="1.2614" calcext:value-type="float">
            <text:p>1,2614</text:p>
          </table:table-cell>
          <table:table-cell table:formula="of:=[.O55]*[.O55]" office:value-type="float" office:value="1.59112996" calcext:value-type="float">
            <text:p>1,59112996</text:p>
          </table:table-cell>
          <table:table-cell table:number-columns-repeated="2"/>
          <table:table-cell table:formula="of:=[.A55]*[.S$1] + IF([.A55]=0;0;[.S$2])" office:value-type="float" office:value="2.56794204" calcext:value-type="float">
            <text:p>2,56794204</text:p>
          </table:table-cell>
          <table:table-cell table:formula="of:=[.B55]*[.T$1] + IF([.B55]=0;0;[.T$2])" office:value-type="float" office:value="0" calcext:value-type="float">
            <text:p>0</text:p>
          </table:table-cell>
          <table:table-cell table:formula="of:=[.C55]*[.U$1] + IF([.C55]=0;0;[.U$2])" office:value-type="float" office:value="0.1040664" calcext:value-type="float">
            <text:p>0,1040664</text:p>
          </table:table-cell>
          <table:table-cell table:formula="of:=[.D55]*[.V$1] + IF([.D55]=0;0;[.V$2])" office:value-type="float" office:value="0" calcext:value-type="float">
            <text:p>0</text:p>
          </table:table-cell>
          <table:table-cell table:formula="of:=[.E55]*[.W$1] + IF([.E55]=0;0;[.W$2])" office:value-type="float" office:value="0" calcext:value-type="float">
            <text:p>0</text:p>
          </table:table-cell>
          <table:table-cell table:formula="of:=[.F55]*[.X$1] + IF([.F55]=0;0;[.X$2])" office:value-type="float" office:value="0" calcext:value-type="float">
            <text:p>0</text:p>
          </table:table-cell>
          <table:table-cell table:formula="of:=[.G55]*[.Y$1] + IF([.G55]=0;0;[.Y$2])" office:value-type="float" office:value="0" calcext:value-type="float">
            <text:p>0</text:p>
          </table:table-cell>
          <table:table-cell table:formula="of:=[.H55]*[.Z$1] + IF([.H55]=0;0;[.Z$2])" office:value-type="float" office:value="0" calcext:value-type="float">
            <text:p>0</text:p>
          </table:table-cell>
          <table:table-cell table:formula="of:=[.I55]*[.AA$1] + IF([.I55]=0;0;[.AA$2])" office:value-type="float" office:value="0" calcext:value-type="float">
            <text:p>0</text:p>
          </table:table-cell>
          <table:table-cell table:formula="of:=[.J55]*[.AB$1] + IF([.J55]=0;0;[.AB$2])" office:value-type="float" office:value="0" calcext:value-type="float">
            <text:p>0</text:p>
          </table:table-cell>
          <table:table-cell table:formula="of:=[.K55]*[.AC$1] + IF([.K55]=0;0;[.AC$2])" office:value-type="float" office:value="0" calcext:value-type="float">
            <text:p>0</text:p>
          </table:table-cell>
          <table:table-cell table:formula="of:=[.L55]*[.AD$1] + IF([.L55]=0;0;[.AD$2])" office:value-type="float" office:value="0" calcext:value-type="float">
            <text:p>0</text:p>
          </table:table-cell>
          <table:table-cell table:formula="of:=[.M55]*[.AE$1] + IF([.M55]=0;0;[.AE$2])" office:value-type="float" office:value="0" calcext:value-type="float">
            <text:p>0</text:p>
          </table:table-cell>
          <table:table-cell/>
          <table:table-cell table:formula="of:=SUM([.S55:.AE55])" office:value-type="float" office:value="2.67200844" calcext:value-type="float">
            <text:p>2,6720084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1701" calcext:value-type="float">
            <text:p>5,17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73" calcext:value-type="float">
            <text:p>0,6473</text:p>
          </table:table-cell>
          <table:table-cell office:value-type="float" office:value="1.1096" calcext:value-type="float">
            <text:p>1,1096</text:p>
          </table:table-cell>
          <table:table-cell table:formula="of:=[.O56]*[.O56]" office:value-type="float" office:value="1.23121216" calcext:value-type="float">
            <text:p>1,23121216</text:p>
          </table:table-cell>
          <table:table-cell table:number-columns-repeated="2"/>
          <table:table-cell table:formula="of:=[.A56]*[.S$1] + IF([.A56]=0;0;[.S$2])" office:value-type="float" office:value="2.16251592" calcext:value-type="float">
            <text:p>2,16251592</text:p>
          </table:table-cell>
          <table:table-cell table:formula="of:=[.B56]*[.T$1] + IF([.B56]=0;0;[.T$2])" office:value-type="float" office:value="0" calcext:value-type="float">
            <text:p>0</text:p>
          </table:table-cell>
          <table:table-cell table:formula="of:=[.C56]*[.U$1] + IF([.C56]=0;0;[.U$2])" office:value-type="float" office:value="0.17113031" calcext:value-type="float">
            <text:p>0,17113031</text:p>
          </table:table-cell>
          <table:table-cell table:formula="of:=[.D56]*[.V$1] + IF([.D56]=0;0;[.V$2])" office:value-type="float" office:value="0" calcext:value-type="float">
            <text:p>0</text:p>
          </table:table-cell>
          <table:table-cell table:formula="of:=[.E56]*[.W$1] + IF([.E56]=0;0;[.W$2])" office:value-type="float" office:value="0" calcext:value-type="float">
            <text:p>0</text:p>
          </table:table-cell>
          <table:table-cell table:formula="of:=[.F56]*[.X$1] + IF([.F56]=0;0;[.X$2])" office:value-type="float" office:value="0" calcext:value-type="float">
            <text:p>0</text:p>
          </table:table-cell>
          <table:table-cell table:formula="of:=[.G56]*[.Y$1] + IF([.G56]=0;0;[.Y$2])" office:value-type="float" office:value="0" calcext:value-type="float">
            <text:p>0</text:p>
          </table:table-cell>
          <table:table-cell table:formula="of:=[.H56]*[.Z$1] + IF([.H56]=0;0;[.Z$2])" office:value-type="float" office:value="0" calcext:value-type="float">
            <text:p>0</text:p>
          </table:table-cell>
          <table:table-cell table:formula="of:=[.I56]*[.AA$1] + IF([.I56]=0;0;[.AA$2])" office:value-type="float" office:value="0" calcext:value-type="float">
            <text:p>0</text:p>
          </table:table-cell>
          <table:table-cell table:formula="of:=[.J56]*[.AB$1] + IF([.J56]=0;0;[.AB$2])" office:value-type="float" office:value="0" calcext:value-type="float">
            <text:p>0</text:p>
          </table:table-cell>
          <table:table-cell table:formula="of:=[.K56]*[.AC$1] + IF([.K56]=0;0;[.AC$2])" office:value-type="float" office:value="0" calcext:value-type="float">
            <text:p>0</text:p>
          </table:table-cell>
          <table:table-cell table:formula="of:=[.L56]*[.AD$1] + IF([.L56]=0;0;[.AD$2])" office:value-type="float" office:value="0" calcext:value-type="float">
            <text:p>0</text:p>
          </table:table-cell>
          <table:table-cell table:formula="of:=[.M56]*[.AE$1] + IF([.M56]=0;0;[.AE$2])" office:value-type="float" office:value="0" calcext:value-type="float">
            <text:p>0</text:p>
          </table:table-cell>
          <table:table-cell/>
          <table:table-cell table:formula="of:=SUM([.S56:.AE56])" office:value-type="float" office:value="2.33364623" calcext:value-type="float">
            <text:p>2,33364623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9369" calcext:value-type="float">
            <text:p>3,93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83" calcext:value-type="float">
            <text:p>0,5783</text:p>
          </table:table-cell>
          <table:table-cell office:value-type="float" office:value="1.0025" calcext:value-type="float">
            <text:p>1,0025</text:p>
          </table:table-cell>
          <table:table-cell table:formula="of:=[.O57]*[.O57]" office:value-type="float" office:value="1.00500625" calcext:value-type="float">
            <text:p>1,00500625</text:p>
          </table:table-cell>
          <table:table-cell table:number-columns-repeated="2"/>
          <table:table-cell table:formula="of:=[.A57]*[.S$1] + IF([.A57]=0;0;[.S$2])" office:value-type="float" office:value="2.56794204" calcext:value-type="float">
            <text:p>2,56794204</text:p>
          </table:table-cell>
          <table:table-cell table:formula="of:=[.B57]*[.T$1] + IF([.B57]=0;0;[.T$2])" office:value-type="float" office:value="0" calcext:value-type="float">
            <text:p>0</text:p>
          </table:table-cell>
          <table:table-cell table:formula="of:=[.C57]*[.U$1] + IF([.C57]=0;0;[.U$2])" office:value-type="float" office:value="0.13031139" calcext:value-type="float">
            <text:p>0,13031139</text:p>
          </table:table-cell>
          <table:table-cell table:formula="of:=[.D57]*[.V$1] + IF([.D57]=0;0;[.V$2])" office:value-type="float" office:value="0" calcext:value-type="float">
            <text:p>0</text:p>
          </table:table-cell>
          <table:table-cell table:formula="of:=[.E57]*[.W$1] + IF([.E57]=0;0;[.W$2])" office:value-type="float" office:value="0" calcext:value-type="float">
            <text:p>0</text:p>
          </table:table-cell>
          <table:table-cell table:formula="of:=[.F57]*[.X$1] + IF([.F57]=0;0;[.X$2])" office:value-type="float" office:value="0" calcext:value-type="float">
            <text:p>0</text:p>
          </table:table-cell>
          <table:table-cell table:formula="of:=[.G57]*[.Y$1] + IF([.G57]=0;0;[.Y$2])" office:value-type="float" office:value="0" calcext:value-type="float">
            <text:p>0</text:p>
          </table:table-cell>
          <table:table-cell table:formula="of:=[.H57]*[.Z$1] + IF([.H57]=0;0;[.Z$2])" office:value-type="float" office:value="0" calcext:value-type="float">
            <text:p>0</text:p>
          </table:table-cell>
          <table:table-cell table:formula="of:=[.I57]*[.AA$1] + IF([.I57]=0;0;[.AA$2])" office:value-type="float" office:value="0" calcext:value-type="float">
            <text:p>0</text:p>
          </table:table-cell>
          <table:table-cell table:formula="of:=[.J57]*[.AB$1] + IF([.J57]=0;0;[.AB$2])" office:value-type="float" office:value="0" calcext:value-type="float">
            <text:p>0</text:p>
          </table:table-cell>
          <table:table-cell table:formula="of:=[.K57]*[.AC$1] + IF([.K57]=0;0;[.AC$2])" office:value-type="float" office:value="0" calcext:value-type="float">
            <text:p>0</text:p>
          </table:table-cell>
          <table:table-cell table:formula="of:=[.L57]*[.AD$1] + IF([.L57]=0;0;[.AD$2])" office:value-type="float" office:value="0" calcext:value-type="float">
            <text:p>0</text:p>
          </table:table-cell>
          <table:table-cell table:formula="of:=[.M57]*[.AE$1] + IF([.M57]=0;0;[.AE$2])" office:value-type="float" office:value="0" calcext:value-type="float">
            <text:p>0</text:p>
          </table:table-cell>
          <table:table-cell/>
          <table:table-cell table:formula="of:=SUM([.S57:.AE57])" office:value-type="float" office:value="2.69825343" calcext:value-type="float">
            <text:p>2,69825343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852" calcext:value-type="float">
            <text:p>4,18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7029" calcext:value-type="float">
            <text:p>1,7029</text:p>
          </table:table-cell>
          <table:table-cell table:formula="of:=[.O58]*[.O58]" office:value-type="float" office:value="2.89986841" calcext:value-type="float">
            <text:p>2,89986841</text:p>
          </table:table-cell>
          <table:table-cell table:number-columns-repeated="2"/>
          <table:table-cell table:formula="of:=[.A58]*[.S$1] + IF([.A58]=0;0;[.S$2])" office:value-type="float" office:value="2.56794204" calcext:value-type="float">
            <text:p>2,56794204</text:p>
          </table:table-cell>
          <table:table-cell table:formula="of:=[.B58]*[.T$1] + IF([.B58]=0;0;[.T$2])" office:value-type="float" office:value="0" calcext:value-type="float">
            <text:p>0</text:p>
          </table:table-cell>
          <table:table-cell table:formula="of:=[.C58]*[.U$1] + IF([.C58]=0;0;[.U$2])" office:value-type="float" office:value="0.13853012" calcext:value-type="float">
            <text:p>0,13853012</text:p>
          </table:table-cell>
          <table:table-cell table:formula="of:=[.D58]*[.V$1] + IF([.D58]=0;0;[.V$2])" office:value-type="float" office:value="0" calcext:value-type="float">
            <text:p>0</text:p>
          </table:table-cell>
          <table:table-cell table:formula="of:=[.E58]*[.W$1] + IF([.E58]=0;0;[.W$2])" office:value-type="float" office:value="0" calcext:value-type="float">
            <text:p>0</text:p>
          </table:table-cell>
          <table:table-cell table:formula="of:=[.F58]*[.X$1] + IF([.F58]=0;0;[.X$2])" office:value-type="float" office:value="0" calcext:value-type="float">
            <text:p>0</text:p>
          </table:table-cell>
          <table:table-cell table:formula="of:=[.G58]*[.Y$1] + IF([.G58]=0;0;[.Y$2])" office:value-type="float" office:value="0" calcext:value-type="float">
            <text:p>0</text:p>
          </table:table-cell>
          <table:table-cell table:formula="of:=[.H58]*[.Z$1] + IF([.H58]=0;0;[.Z$2])" office:value-type="float" office:value="0" calcext:value-type="float">
            <text:p>0</text:p>
          </table:table-cell>
          <table:table-cell table:formula="of:=[.I58]*[.AA$1] + IF([.I58]=0;0;[.AA$2])" office:value-type="float" office:value="0" calcext:value-type="float">
            <text:p>0</text:p>
          </table:table-cell>
          <table:table-cell table:formula="of:=[.J58]*[.AB$1] + IF([.J58]=0;0;[.AB$2])" office:value-type="float" office:value="0" calcext:value-type="float">
            <text:p>0</text:p>
          </table:table-cell>
          <table:table-cell table:formula="of:=[.K58]*[.AC$1] + IF([.K58]=0;0;[.AC$2])" office:value-type="float" office:value="0" calcext:value-type="float">
            <text:p>0</text:p>
          </table:table-cell>
          <table:table-cell table:formula="of:=[.L58]*[.AD$1] + IF([.L58]=0;0;[.AD$2])" office:value-type="float" office:value="0" calcext:value-type="float">
            <text:p>0</text:p>
          </table:table-cell>
          <table:table-cell table:formula="of:=[.M58]*[.AE$1] + IF([.M58]=0;0;[.AE$2])" office:value-type="float" office:value="0" calcext:value-type="float">
            <text:p>0</text:p>
          </table:table-cell>
          <table:table-cell/>
          <table:table-cell table:formula="of:=SUM([.S58:.AE58])" office:value-type="float" office:value="2.70647216" calcext:value-type="float">
            <text:p>2,7064721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864" calcext:value-type="float">
            <text:p>3,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21" calcext:value-type="float">
            <text:p>1,221</text:p>
          </table:table-cell>
          <table:table-cell table:formula="of:=[.O59]*[.O59]" office:value-type="float" office:value="1.490841" calcext:value-type="float">
            <text:p>1,490841</text:p>
          </table:table-cell>
          <table:table-cell table:number-columns-repeated="2"/>
          <table:table-cell table:formula="of:=[.A59]*[.S$1] + IF([.A59]=0;0;[.S$2])" office:value-type="float" office:value="2.29765796" calcext:value-type="float">
            <text:p>2,29765796</text:p>
          </table:table-cell>
          <table:table-cell table:formula="of:=[.B59]*[.T$1] + IF([.B59]=0;0;[.T$2])" office:value-type="float" office:value="0" calcext:value-type="float">
            <text:p>0</text:p>
          </table:table-cell>
          <table:table-cell table:formula="of:=[.C59]*[.U$1] + IF([.C59]=0;0;[.U$2])" office:value-type="float" office:value="0.10215984" calcext:value-type="float">
            <text:p>0,10215984</text:p>
          </table:table-cell>
          <table:table-cell table:formula="of:=[.D59]*[.V$1] + IF([.D59]=0;0;[.V$2])" office:value-type="float" office:value="0" calcext:value-type="float">
            <text:p>0</text:p>
          </table:table-cell>
          <table:table-cell table:formula="of:=[.E59]*[.W$1] + IF([.E59]=0;0;[.W$2])" office:value-type="float" office:value="0" calcext:value-type="float">
            <text:p>0</text:p>
          </table:table-cell>
          <table:table-cell table:formula="of:=[.F59]*[.X$1] + IF([.F59]=0;0;[.X$2])" office:value-type="float" office:value="0" calcext:value-type="float">
            <text:p>0</text:p>
          </table:table-cell>
          <table:table-cell table:formula="of:=[.G59]*[.Y$1] + IF([.G59]=0;0;[.Y$2])" office:value-type="float" office:value="0" calcext:value-type="float">
            <text:p>0</text:p>
          </table:table-cell>
          <table:table-cell table:formula="of:=[.H59]*[.Z$1] + IF([.H59]=0;0;[.Z$2])" office:value-type="float" office:value="0" calcext:value-type="float">
            <text:p>0</text:p>
          </table:table-cell>
          <table:table-cell table:formula="of:=[.I59]*[.AA$1] + IF([.I59]=0;0;[.AA$2])" office:value-type="float" office:value="0" calcext:value-type="float">
            <text:p>0</text:p>
          </table:table-cell>
          <table:table-cell table:formula="of:=[.J59]*[.AB$1] + IF([.J59]=0;0;[.AB$2])" office:value-type="float" office:value="0" calcext:value-type="float">
            <text:p>0</text:p>
          </table:table-cell>
          <table:table-cell table:formula="of:=[.K59]*[.AC$1] + IF([.K59]=0;0;[.AC$2])" office:value-type="float" office:value="0" calcext:value-type="float">
            <text:p>0</text:p>
          </table:table-cell>
          <table:table-cell table:formula="of:=[.L59]*[.AD$1] + IF([.L59]=0;0;[.AD$2])" office:value-type="float" office:value="0" calcext:value-type="float">
            <text:p>0</text:p>
          </table:table-cell>
          <table:table-cell table:formula="of:=[.M59]*[.AE$1] + IF([.M59]=0;0;[.AE$2])" office:value-type="float" office:value="0" calcext:value-type="float">
            <text:p>0</text:p>
          </table:table-cell>
          <table:table-cell/>
          <table:table-cell table:formula="of:=SUM([.S59:.AE59])" office:value-type="float" office:value="2.3998178" calcext:value-type="float">
            <text:p>2,39981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059" calcext:value-type="float">
            <text:p>5,30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74" calcext:value-type="float">
            <text:p>0,7174</text:p>
          </table:table-cell>
          <table:table-cell office:value-type="float" office:value="1.9567" calcext:value-type="float">
            <text:p>1,9567</text:p>
          </table:table-cell>
          <table:table-cell table:formula="of:=[.O60]*[.O60]" office:value-type="float" office:value="3.82867489" calcext:value-type="float">
            <text:p>3,82867489</text:p>
          </table:table-cell>
          <table:table-cell table:number-columns-repeated="2"/>
          <table:table-cell table:formula="of:=[.A60]*[.S$1] + IF([.A60]=0;0;[.S$2])" office:value-type="float" office:value="3.041" calcext:value-type="float">
            <text:p>3,041</text:p>
          </table:table-cell>
          <table:table-cell table:formula="of:=[.B60]*[.T$1] + IF([.B60]=0;0;[.T$2])" office:value-type="float" office:value="0" calcext:value-type="float">
            <text:p>0</text:p>
          </table:table-cell>
          <table:table-cell table:formula="of:=[.C60]*[.U$1] + IF([.C60]=0;0;[.U$2])" office:value-type="float" office:value="0.17562529" calcext:value-type="float">
            <text:p>0,17562529</text:p>
          </table:table-cell>
          <table:table-cell table:formula="of:=[.D60]*[.V$1] + IF([.D60]=0;0;[.V$2])" office:value-type="float" office:value="0" calcext:value-type="float">
            <text:p>0</text:p>
          </table:table-cell>
          <table:table-cell table:formula="of:=[.E60]*[.W$1] + IF([.E60]=0;0;[.W$2])" office:value-type="float" office:value="0" calcext:value-type="float">
            <text:p>0</text:p>
          </table:table-cell>
          <table:table-cell table:formula="of:=[.F60]*[.X$1] + IF([.F60]=0;0;[.X$2])" office:value-type="float" office:value="0" calcext:value-type="float">
            <text:p>0</text:p>
          </table:table-cell>
          <table:table-cell table:formula="of:=[.G60]*[.Y$1] + IF([.G60]=0;0;[.Y$2])" office:value-type="float" office:value="0" calcext:value-type="float">
            <text:p>0</text:p>
          </table:table-cell>
          <table:table-cell table:formula="of:=[.H60]*[.Z$1] + IF([.H60]=0;0;[.Z$2])" office:value-type="float" office:value="0" calcext:value-type="float">
            <text:p>0</text:p>
          </table:table-cell>
          <table:table-cell table:formula="of:=[.I60]*[.AA$1] + IF([.I60]=0;0;[.AA$2])" office:value-type="float" office:value="0" calcext:value-type="float">
            <text:p>0</text:p>
          </table:table-cell>
          <table:table-cell table:formula="of:=[.J60]*[.AB$1] + IF([.J60]=0;0;[.AB$2])" office:value-type="float" office:value="0" calcext:value-type="float">
            <text:p>0</text:p>
          </table:table-cell>
          <table:table-cell table:formula="of:=[.K60]*[.AC$1] + IF([.K60]=0;0;[.AC$2])" office:value-type="float" office:value="0" calcext:value-type="float">
            <text:p>0</text:p>
          </table:table-cell>
          <table:table-cell table:formula="of:=[.L60]*[.AD$1] + IF([.L60]=0;0;[.AD$2])" office:value-type="float" office:value="0" calcext:value-type="float">
            <text:p>0</text:p>
          </table:table-cell>
          <table:table-cell table:formula="of:=[.M60]*[.AE$1] + IF([.M60]=0;0;[.AE$2])" office:value-type="float" office:value="0" calcext:value-type="float">
            <text:p>0</text:p>
          </table:table-cell>
          <table:table-cell/>
          <table:table-cell table:formula="of:=SUM([.S60:.AE60])" office:value-type="float" office:value="3.21662529" calcext:value-type="float">
            <text:p>3,2166252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4513" calcext:value-type="float">
            <text:p>5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65" calcext:value-type="float">
            <text:p>0,7965</text:p>
          </table:table-cell>
          <table:table-cell office:value-type="float" office:value="1.1641" calcext:value-type="float">
            <text:p>1,1641</text:p>
          </table:table-cell>
          <table:table-cell table:formula="of:=[.O61]*[.O61]" office:value-type="float" office:value="1.35512881" calcext:value-type="float">
            <text:p>1,35512881</text:p>
          </table:table-cell>
          <table:table-cell table:number-columns-repeated="2"/>
          <table:table-cell table:formula="of:=[.A61]*[.S$1] + IF([.A61]=0;0;[.S$2])" office:value-type="float" office:value="2.29765796" calcext:value-type="float">
            <text:p>2,29765796</text:p>
          </table:table-cell>
          <table:table-cell table:formula="of:=[.B61]*[.T$1] + IF([.B61]=0;0;[.T$2])" office:value-type="float" office:value="0" calcext:value-type="float">
            <text:p>0</text:p>
          </table:table-cell>
          <table:table-cell table:formula="of:=[.C61]*[.U$1] + IF([.C61]=0;0;[.U$2])" office:value-type="float" office:value="0.18043803" calcext:value-type="float">
            <text:p>0,18043803</text:p>
          </table:table-cell>
          <table:table-cell table:formula="of:=[.D61]*[.V$1] + IF([.D61]=0;0;[.V$2])" office:value-type="float" office:value="0" calcext:value-type="float">
            <text:p>0</text:p>
          </table:table-cell>
          <table:table-cell table:formula="of:=[.E61]*[.W$1] + IF([.E61]=0;0;[.W$2])" office:value-type="float" office:value="0" calcext:value-type="float">
            <text:p>0</text:p>
          </table:table-cell>
          <table:table-cell table:formula="of:=[.F61]*[.X$1] + IF([.F61]=0;0;[.X$2])" office:value-type="float" office:value="0" calcext:value-type="float">
            <text:p>0</text:p>
          </table:table-cell>
          <table:table-cell table:formula="of:=[.G61]*[.Y$1] + IF([.G61]=0;0;[.Y$2])" office:value-type="float" office:value="0" calcext:value-type="float">
            <text:p>0</text:p>
          </table:table-cell>
          <table:table-cell table:formula="of:=[.H61]*[.Z$1] + IF([.H61]=0;0;[.Z$2])" office:value-type="float" office:value="0" calcext:value-type="float">
            <text:p>0</text:p>
          </table:table-cell>
          <table:table-cell table:formula="of:=[.I61]*[.AA$1] + IF([.I61]=0;0;[.AA$2])" office:value-type="float" office:value="0" calcext:value-type="float">
            <text:p>0</text:p>
          </table:table-cell>
          <table:table-cell table:formula="of:=[.J61]*[.AB$1] + IF([.J61]=0;0;[.AB$2])" office:value-type="float" office:value="0" calcext:value-type="float">
            <text:p>0</text:p>
          </table:table-cell>
          <table:table-cell table:formula="of:=[.K61]*[.AC$1] + IF([.K61]=0;0;[.AC$2])" office:value-type="float" office:value="0" calcext:value-type="float">
            <text:p>0</text:p>
          </table:table-cell>
          <table:table-cell table:formula="of:=[.L61]*[.AD$1] + IF([.L61]=0;0;[.AD$2])" office:value-type="float" office:value="0" calcext:value-type="float">
            <text:p>0</text:p>
          </table:table-cell>
          <table:table-cell table:formula="of:=[.M61]*[.AE$1] + IF([.M61]=0;0;[.AE$2])" office:value-type="float" office:value="0" calcext:value-type="float">
            <text:p>0</text:p>
          </table:table-cell>
          <table:table-cell/>
          <table:table-cell table:formula="of:=SUM([.S61:.AE61])" office:value-type="float" office:value="2.47809599" calcext:value-type="float">
            <text:p>2,478095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18" calcext:value-type="float">
            <text:p>2,1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06" calcext:value-type="float">
            <text:p>0,6106</text:p>
          </table:table-cell>
          <table:table-cell office:value-type="float" office:value="1.1947" calcext:value-type="float">
            <text:p>1,1947</text:p>
          </table:table-cell>
          <table:table-cell table:formula="of:=[.O62]*[.O62]" office:value-type="float" office:value="1.42730809" calcext:value-type="float">
            <text:p>1,42730809</text:p>
          </table:table-cell>
          <table:table-cell table:number-columns-repeated="2"/>
          <table:table-cell table:formula="of:=[.A62]*[.S$1] + IF([.A62]=0;0;[.S$2])" office:value-type="float" office:value="2.4328" calcext:value-type="float">
            <text:p>2,4328</text:p>
          </table:table-cell>
          <table:table-cell table:formula="of:=[.B62]*[.T$1] + IF([.B62]=0;0;[.T$2])" office:value-type="float" office:value="0" calcext:value-type="float">
            <text:p>0</text:p>
          </table:table-cell>
          <table:table-cell table:formula="of:=[.C62]*[.U$1] + IF([.C62]=0;0;[.U$2])" office:value-type="float" office:value="0.0701058" calcext:value-type="float">
            <text:p>0,0701058</text:p>
          </table:table-cell>
          <table:table-cell table:formula="of:=[.D62]*[.V$1] + IF([.D62]=0;0;[.V$2])" office:value-type="float" office:value="0" calcext:value-type="float">
            <text:p>0</text:p>
          </table:table-cell>
          <table:table-cell table:formula="of:=[.E62]*[.W$1] + IF([.E62]=0;0;[.W$2])" office:value-type="float" office:value="0" calcext:value-type="float">
            <text:p>0</text:p>
          </table:table-cell>
          <table:table-cell table:formula="of:=[.F62]*[.X$1] + IF([.F62]=0;0;[.X$2])" office:value-type="float" office:value="0" calcext:value-type="float">
            <text:p>0</text:p>
          </table:table-cell>
          <table:table-cell table:formula="of:=[.G62]*[.Y$1] + IF([.G62]=0;0;[.Y$2])" office:value-type="float" office:value="0" calcext:value-type="float">
            <text:p>0</text:p>
          </table:table-cell>
          <table:table-cell table:formula="of:=[.H62]*[.Z$1] + IF([.H62]=0;0;[.Z$2])" office:value-type="float" office:value="0" calcext:value-type="float">
            <text:p>0</text:p>
          </table:table-cell>
          <table:table-cell table:formula="of:=[.I62]*[.AA$1] + IF([.I62]=0;0;[.AA$2])" office:value-type="float" office:value="0" calcext:value-type="float">
            <text:p>0</text:p>
          </table:table-cell>
          <table:table-cell table:formula="of:=[.J62]*[.AB$1] + IF([.J62]=0;0;[.AB$2])" office:value-type="float" office:value="0" calcext:value-type="float">
            <text:p>0</text:p>
          </table:table-cell>
          <table:table-cell table:formula="of:=[.K62]*[.AC$1] + IF([.K62]=0;0;[.AC$2])" office:value-type="float" office:value="0" calcext:value-type="float">
            <text:p>0</text:p>
          </table:table-cell>
          <table:table-cell table:formula="of:=[.L62]*[.AD$1] + IF([.L62]=0;0;[.AD$2])" office:value-type="float" office:value="0" calcext:value-type="float">
            <text:p>0</text:p>
          </table:table-cell>
          <table:table-cell table:formula="of:=[.M62]*[.AE$1] + IF([.M62]=0;0;[.AE$2])" office:value-type="float" office:value="0" calcext:value-type="float">
            <text:p>0</text:p>
          </table:table-cell>
          <table:table-cell/>
          <table:table-cell table:formula="of:=SUM([.S62:.AE62])" office:value-type="float" office:value="2.5029058" calcext:value-type="float">
            <text:p>2,502905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011" calcext:value-type="float">
            <text:p>3,0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23" calcext:value-type="float">
            <text:p>0,7923</text:p>
          </table:table-cell>
          <table:table-cell office:value-type="float" office:value="1.1185" calcext:value-type="float">
            <text:p>1,1185</text:p>
          </table:table-cell>
          <table:table-cell table:formula="of:=[.O63]*[.O63]" office:value-type="float" office:value="1.25104225" calcext:value-type="float">
            <text:p>1,25104225</text:p>
          </table:table-cell>
          <table:table-cell table:number-columns-repeated="2"/>
          <table:table-cell table:formula="of:=[.A63]*[.S$1] + IF([.A63]=0;0;[.S$2])" office:value-type="float" office:value="2.56794204" calcext:value-type="float">
            <text:p>2,56794204</text:p>
          </table:table-cell>
          <table:table-cell table:formula="of:=[.B63]*[.T$1] + IF([.B63]=0;0;[.T$2])" office:value-type="float" office:value="0" calcext:value-type="float">
            <text:p>0</text:p>
          </table:table-cell>
          <table:table-cell table:formula="of:=[.C63]*[.U$1] + IF([.C63]=0;0;[.U$2])" office:value-type="float" office:value="0.0996641" calcext:value-type="float">
            <text:p>0,0996641</text:p>
          </table:table-cell>
          <table:table-cell table:formula="of:=[.D63]*[.V$1] + IF([.D63]=0;0;[.V$2])" office:value-type="float" office:value="0" calcext:value-type="float">
            <text:p>0</text:p>
          </table:table-cell>
          <table:table-cell table:formula="of:=[.E63]*[.W$1] + IF([.E63]=0;0;[.W$2])" office:value-type="float" office:value="0" calcext:value-type="float">
            <text:p>0</text:p>
          </table:table-cell>
          <table:table-cell table:formula="of:=[.F63]*[.X$1] + IF([.F63]=0;0;[.X$2])" office:value-type="float" office:value="0" calcext:value-type="float">
            <text:p>0</text:p>
          </table:table-cell>
          <table:table-cell table:formula="of:=[.G63]*[.Y$1] + IF([.G63]=0;0;[.Y$2])" office:value-type="float" office:value="0" calcext:value-type="float">
            <text:p>0</text:p>
          </table:table-cell>
          <table:table-cell table:formula="of:=[.H63]*[.Z$1] + IF([.H63]=0;0;[.Z$2])" office:value-type="float" office:value="0" calcext:value-type="float">
            <text:p>0</text:p>
          </table:table-cell>
          <table:table-cell table:formula="of:=[.I63]*[.AA$1] + IF([.I63]=0;0;[.AA$2])" office:value-type="float" office:value="0" calcext:value-type="float">
            <text:p>0</text:p>
          </table:table-cell>
          <table:table-cell table:formula="of:=[.J63]*[.AB$1] + IF([.J63]=0;0;[.AB$2])" office:value-type="float" office:value="0" calcext:value-type="float">
            <text:p>0</text:p>
          </table:table-cell>
          <table:table-cell table:formula="of:=[.K63]*[.AC$1] + IF([.K63]=0;0;[.AC$2])" office:value-type="float" office:value="0" calcext:value-type="float">
            <text:p>0</text:p>
          </table:table-cell>
          <table:table-cell table:formula="of:=[.L63]*[.AD$1] + IF([.L63]=0;0;[.AD$2])" office:value-type="float" office:value="0" calcext:value-type="float">
            <text:p>0</text:p>
          </table:table-cell>
          <table:table-cell table:formula="of:=[.M63]*[.AE$1] + IF([.M63]=0;0;[.AE$2])" office:value-type="float" office:value="0" calcext:value-type="float">
            <text:p>0</text:p>
          </table:table-cell>
          <table:table-cell/>
          <table:table-cell table:formula="of:=SUM([.S63:.AE63])" office:value-type="float" office:value="2.66760614" calcext:value-type="float">
            <text:p>2,66760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431" calcext:value-type="float">
            <text:p>3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76" calcext:value-type="float">
            <text:p>0,7476</text:p>
          </table:table-cell>
          <table:table-cell office:value-type="float" office:value="1.068" calcext:value-type="float">
            <text:p>1,068</text:p>
          </table:table-cell>
          <table:table-cell table:formula="of:=[.O64]*[.O64]" office:value-type="float" office:value="1.140624" calcext:value-type="float">
            <text:p>1,140624</text:p>
          </table:table-cell>
          <table:table-cell table:number-columns-repeated="2"/>
          <table:table-cell table:formula="of:=[.A64]*[.S$1] + IF([.A64]=0;0;[.S$2])" office:value-type="float" office:value="2.4328" calcext:value-type="float">
            <text:p>2,4328</text:p>
          </table:table-cell>
          <table:table-cell table:formula="of:=[.B64]*[.T$1] + IF([.B64]=0;0;[.T$2])" office:value-type="float" office:value="0" calcext:value-type="float">
            <text:p>0</text:p>
          </table:table-cell>
          <table:table-cell table:formula="of:=[.C64]*[.U$1] + IF([.C64]=0;0;[.U$2])" office:value-type="float" office:value="0.11396661" calcext:value-type="float">
            <text:p>0,11396661</text:p>
          </table:table-cell>
          <table:table-cell table:formula="of:=[.D64]*[.V$1] + IF([.D64]=0;0;[.V$2])" office:value-type="float" office:value="0" calcext:value-type="float">
            <text:p>0</text:p>
          </table:table-cell>
          <table:table-cell table:formula="of:=[.E64]*[.W$1] + IF([.E64]=0;0;[.W$2])" office:value-type="float" office:value="0" calcext:value-type="float">
            <text:p>0</text:p>
          </table:table-cell>
          <table:table-cell table:formula="of:=[.F64]*[.X$1] + IF([.F64]=0;0;[.X$2])" office:value-type="float" office:value="0" calcext:value-type="float">
            <text:p>0</text:p>
          </table:table-cell>
          <table:table-cell table:formula="of:=[.G64]*[.Y$1] + IF([.G64]=0;0;[.Y$2])" office:value-type="float" office:value="0" calcext:value-type="float">
            <text:p>0</text:p>
          </table:table-cell>
          <table:table-cell table:formula="of:=[.H64]*[.Z$1] + IF([.H64]=0;0;[.Z$2])" office:value-type="float" office:value="0" calcext:value-type="float">
            <text:p>0</text:p>
          </table:table-cell>
          <table:table-cell table:formula="of:=[.I64]*[.AA$1] + IF([.I64]=0;0;[.AA$2])" office:value-type="float" office:value="0" calcext:value-type="float">
            <text:p>0</text:p>
          </table:table-cell>
          <table:table-cell table:formula="of:=[.J64]*[.AB$1] + IF([.J64]=0;0;[.AB$2])" office:value-type="float" office:value="0" calcext:value-type="float">
            <text:p>0</text:p>
          </table:table-cell>
          <table:table-cell table:formula="of:=[.K64]*[.AC$1] + IF([.K64]=0;0;[.AC$2])" office:value-type="float" office:value="0" calcext:value-type="float">
            <text:p>0</text:p>
          </table:table-cell>
          <table:table-cell table:formula="of:=[.L64]*[.AD$1] + IF([.L64]=0;0;[.AD$2])" office:value-type="float" office:value="0" calcext:value-type="float">
            <text:p>0</text:p>
          </table:table-cell>
          <table:table-cell table:formula="of:=[.M64]*[.AE$1] + IF([.M64]=0;0;[.AE$2])" office:value-type="float" office:value="0" calcext:value-type="float">
            <text:p>0</text:p>
          </table:table-cell>
          <table:table-cell/>
          <table:table-cell table:formula="of:=SUM([.S64:.AE64])" office:value-type="float" office:value="2.54676661" calcext:value-type="float">
            <text:p>2,5467666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203" calcext:value-type="float">
            <text:p>2,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2198" calcext:value-type="float">
            <text:p>1,2198</text:p>
          </table:table-cell>
          <table:table-cell table:formula="of:=[.O65]*[.O65]" office:value-type="float" office:value="1.48791204" calcext:value-type="float">
            <text:p>1,48791204</text:p>
          </table:table-cell>
          <table:table-cell table:number-columns-repeated="2"/>
          <table:table-cell table:formula="of:=[.A65]*[.S$1] + IF([.A65]=0;0;[.S$2])" office:value-type="float" office:value="2.56794204" calcext:value-type="float">
            <text:p>2,56794204</text:p>
          </table:table-cell>
          <table:table-cell table:formula="of:=[.B65]*[.T$1] + IF([.B65]=0;0;[.T$2])" office:value-type="float" office:value="0" calcext:value-type="float">
            <text:p>0</text:p>
          </table:table-cell>
          <table:table-cell table:formula="of:=[.C65]*[.U$1] + IF([.C65]=0;0;[.U$2])" office:value-type="float" office:value="0.0729193" calcext:value-type="float">
            <text:p>0,0729193</text:p>
          </table:table-cell>
          <table:table-cell table:formula="of:=[.D65]*[.V$1] + IF([.D65]=0;0;[.V$2])" office:value-type="float" office:value="0" calcext:value-type="float">
            <text:p>0</text:p>
          </table:table-cell>
          <table:table-cell table:formula="of:=[.E65]*[.W$1] + IF([.E65]=0;0;[.W$2])" office:value-type="float" office:value="0" calcext:value-type="float">
            <text:p>0</text:p>
          </table:table-cell>
          <table:table-cell table:formula="of:=[.F65]*[.X$1] + IF([.F65]=0;0;[.X$2])" office:value-type="float" office:value="0" calcext:value-type="float">
            <text:p>0</text:p>
          </table:table-cell>
          <table:table-cell table:formula="of:=[.G65]*[.Y$1] + IF([.G65]=0;0;[.Y$2])" office:value-type="float" office:value="0" calcext:value-type="float">
            <text:p>0</text:p>
          </table:table-cell>
          <table:table-cell table:formula="of:=[.H65]*[.Z$1] + IF([.H65]=0;0;[.Z$2])" office:value-type="float" office:value="0" calcext:value-type="float">
            <text:p>0</text:p>
          </table:table-cell>
          <table:table-cell table:formula="of:=[.I65]*[.AA$1] + IF([.I65]=0;0;[.AA$2])" office:value-type="float" office:value="0" calcext:value-type="float">
            <text:p>0</text:p>
          </table:table-cell>
          <table:table-cell table:formula="of:=[.J65]*[.AB$1] + IF([.J65]=0;0;[.AB$2])" office:value-type="float" office:value="0" calcext:value-type="float">
            <text:p>0</text:p>
          </table:table-cell>
          <table:table-cell table:formula="of:=[.K65]*[.AC$1] + IF([.K65]=0;0;[.AC$2])" office:value-type="float" office:value="0" calcext:value-type="float">
            <text:p>0</text:p>
          </table:table-cell>
          <table:table-cell table:formula="of:=[.L65]*[.AD$1] + IF([.L65]=0;0;[.AD$2])" office:value-type="float" office:value="0" calcext:value-type="float">
            <text:p>0</text:p>
          </table:table-cell>
          <table:table-cell table:formula="of:=[.M65]*[.AE$1] + IF([.M65]=0;0;[.AE$2])" office:value-type="float" office:value="0" calcext:value-type="float">
            <text:p>0</text:p>
          </table:table-cell>
          <table:table-cell/>
          <table:table-cell table:formula="of:=SUM([.S65:.AE65])" office:value-type="float" office:value="2.64086134" calcext:value-type="float">
            <text:p>2,64086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48" calcext:value-type="float">
            <text:p>5,0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147" calcext:value-type="float">
            <text:p>1,0147</text:p>
          </table:table-cell>
          <table:table-cell office:value-type="float" office:value="1.966" calcext:value-type="float">
            <text:p>1,966</text:p>
          </table:table-cell>
          <table:table-cell table:formula="of:=[.O66]*[.O66]" office:value-type="float" office:value="3.865156" calcext:value-type="float">
            <text:p>3,865156</text:p>
          </table:table-cell>
          <table:table-cell table:number-columns-repeated="2"/>
          <table:table-cell table:formula="of:=[.A66]*[.S$1] + IF([.A66]=0;0;[.S$2])" office:value-type="float" office:value="2.4328" calcext:value-type="float">
            <text:p>2,4328</text:p>
          </table:table-cell>
          <table:table-cell table:formula="of:=[.B66]*[.T$1] + IF([.B66]=0;0;[.T$2])" office:value-type="float" office:value="0" calcext:value-type="float">
            <text:p>0</text:p>
          </table:table-cell>
          <table:table-cell table:formula="of:=[.C66]*[.U$1] + IF([.C66]=0;0;[.U$2])" office:value-type="float" office:value="0.1670888" calcext:value-type="float">
            <text:p>0,1670888</text:p>
          </table:table-cell>
          <table:table-cell table:formula="of:=[.D66]*[.V$1] + IF([.D66]=0;0;[.V$2])" office:value-type="float" office:value="0" calcext:value-type="float">
            <text:p>0</text:p>
          </table:table-cell>
          <table:table-cell table:formula="of:=[.E66]*[.W$1] + IF([.E66]=0;0;[.W$2])" office:value-type="float" office:value="0" calcext:value-type="float">
            <text:p>0</text:p>
          </table:table-cell>
          <table:table-cell table:formula="of:=[.F66]*[.X$1] + IF([.F66]=0;0;[.X$2])" office:value-type="float" office:value="0" calcext:value-type="float">
            <text:p>0</text:p>
          </table:table-cell>
          <table:table-cell table:formula="of:=[.G66]*[.Y$1] + IF([.G66]=0;0;[.Y$2])" office:value-type="float" office:value="0" calcext:value-type="float">
            <text:p>0</text:p>
          </table:table-cell>
          <table:table-cell table:formula="of:=[.H66]*[.Z$1] + IF([.H66]=0;0;[.Z$2])" office:value-type="float" office:value="0" calcext:value-type="float">
            <text:p>0</text:p>
          </table:table-cell>
          <table:table-cell table:formula="of:=[.I66]*[.AA$1] + IF([.I66]=0;0;[.AA$2])" office:value-type="float" office:value="0" calcext:value-type="float">
            <text:p>0</text:p>
          </table:table-cell>
          <table:table-cell table:formula="of:=[.J66]*[.AB$1] + IF([.J66]=0;0;[.AB$2])" office:value-type="float" office:value="0" calcext:value-type="float">
            <text:p>0</text:p>
          </table:table-cell>
          <table:table-cell table:formula="of:=[.K66]*[.AC$1] + IF([.K66]=0;0;[.AC$2])" office:value-type="float" office:value="0" calcext:value-type="float">
            <text:p>0</text:p>
          </table:table-cell>
          <table:table-cell table:formula="of:=[.L66]*[.AD$1] + IF([.L66]=0;0;[.AD$2])" office:value-type="float" office:value="0" calcext:value-type="float">
            <text:p>0</text:p>
          </table:table-cell>
          <table:table-cell table:formula="of:=[.M66]*[.AE$1] + IF([.M66]=0;0;[.AE$2])" office:value-type="float" office:value="0" calcext:value-type="float">
            <text:p>0</text:p>
          </table:table-cell>
          <table:table-cell/>
          <table:table-cell table:formula="of:=SUM([.S66:.AE66])" office:value-type="float" office:value="2.5998888" calcext:value-type="float">
            <text:p>2,5998888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5.0686" calcext:value-type="float">
            <text:p>5,06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79" calcext:value-type="float">
            <text:p>0,6979</text:p>
          </table:table-cell>
          <table:table-cell office:value-type="float" office:value="1.0032" calcext:value-type="float">
            <text:p>1,0032</text:p>
          </table:table-cell>
          <table:table-cell table:formula="of:=[.O67]*[.O67]" office:value-type="float" office:value="1.00641024" calcext:value-type="float">
            <text:p>1,00641024</text:p>
          </table:table-cell>
          <table:table-cell table:number-columns-repeated="2"/>
          <table:table-cell table:formula="of:=[.A67]*[.S$1] + IF([.A67]=0;0;[.S$2])" office:value-type="float" office:value="2.02731306" calcext:value-type="float">
            <text:p>2,02731306</text:p>
          </table:table-cell>
          <table:table-cell table:formula="of:=[.B67]*[.T$1] + IF([.B67]=0;0;[.T$2])" office:value-type="float" office:value="0" calcext:value-type="float">
            <text:p>0</text:p>
          </table:table-cell>
          <table:table-cell table:formula="of:=[.C67]*[.U$1] + IF([.C67]=0;0;[.U$2])" office:value-type="float" office:value="0.16777066" calcext:value-type="float">
            <text:p>0,16777066</text:p>
          </table:table-cell>
          <table:table-cell table:formula="of:=[.D67]*[.V$1] + IF([.D67]=0;0;[.V$2])" office:value-type="float" office:value="0" calcext:value-type="float">
            <text:p>0</text:p>
          </table:table-cell>
          <table:table-cell table:formula="of:=[.E67]*[.W$1] + IF([.E67]=0;0;[.W$2])" office:value-type="float" office:value="0" calcext:value-type="float">
            <text:p>0</text:p>
          </table:table-cell>
          <table:table-cell table:formula="of:=[.F67]*[.X$1] + IF([.F67]=0;0;[.X$2])" office:value-type="float" office:value="0" calcext:value-type="float">
            <text:p>0</text:p>
          </table:table-cell>
          <table:table-cell table:formula="of:=[.G67]*[.Y$1] + IF([.G67]=0;0;[.Y$2])" office:value-type="float" office:value="0" calcext:value-type="float">
            <text:p>0</text:p>
          </table:table-cell>
          <table:table-cell table:formula="of:=[.H67]*[.Z$1] + IF([.H67]=0;0;[.Z$2])" office:value-type="float" office:value="0" calcext:value-type="float">
            <text:p>0</text:p>
          </table:table-cell>
          <table:table-cell table:formula="of:=[.I67]*[.AA$1] + IF([.I67]=0;0;[.AA$2])" office:value-type="float" office:value="0" calcext:value-type="float">
            <text:p>0</text:p>
          </table:table-cell>
          <table:table-cell table:formula="of:=[.J67]*[.AB$1] + IF([.J67]=0;0;[.AB$2])" office:value-type="float" office:value="0" calcext:value-type="float">
            <text:p>0</text:p>
          </table:table-cell>
          <table:table-cell table:formula="of:=[.K67]*[.AC$1] + IF([.K67]=0;0;[.AC$2])" office:value-type="float" office:value="0" calcext:value-type="float">
            <text:p>0</text:p>
          </table:table-cell>
          <table:table-cell table:formula="of:=[.L67]*[.AD$1] + IF([.L67]=0;0;[.AD$2])" office:value-type="float" office:value="0" calcext:value-type="float">
            <text:p>0</text:p>
          </table:table-cell>
          <table:table-cell table:formula="of:=[.M67]*[.AE$1] + IF([.M67]=0;0;[.AE$2])" office:value-type="float" office:value="0" calcext:value-type="float">
            <text:p>0</text:p>
          </table:table-cell>
          <table:table-cell/>
          <table:table-cell table:formula="of:=SUM([.S67:.AE67])" office:value-type="float" office:value="2.19508372" calcext:value-type="float">
            <text:p>2,19508372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5.2387" calcext:value-type="float">
            <text:p>5,23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68" calcext:value-type="float">
            <text:p>0,5768</text:p>
          </table:table-cell>
          <table:table-cell office:value-type="float" office:value="0.846" calcext:value-type="float">
            <text:p>0,846</text:p>
          </table:table-cell>
          <table:table-cell table:formula="of:=[.O68]*[.O68]" office:value-type="float" office:value="0.715716" calcext:value-type="float">
            <text:p>0,715716</text:p>
          </table:table-cell>
          <table:table-cell table:number-columns-repeated="2"/>
          <table:table-cell table:formula="of:=[.A68]*[.S$1] + IF([.A68]=0;0;[.S$2])" office:value-type="float" office:value="2.02731306" calcext:value-type="float">
            <text:p>2,02731306</text:p>
          </table:table-cell>
          <table:table-cell table:formula="of:=[.B68]*[.T$1] + IF([.B68]=0;0;[.T$2])" office:value-type="float" office:value="0" calcext:value-type="float">
            <text:p>0</text:p>
          </table:table-cell>
          <table:table-cell table:formula="of:=[.C68]*[.U$1] + IF([.C68]=0;0;[.U$2])" office:value-type="float" office:value="0.17340097" calcext:value-type="float">
            <text:p>0,17340097</text:p>
          </table:table-cell>
          <table:table-cell table:formula="of:=[.D68]*[.V$1] + IF([.D68]=0;0;[.V$2])" office:value-type="float" office:value="0" calcext:value-type="float">
            <text:p>0</text:p>
          </table:table-cell>
          <table:table-cell table:formula="of:=[.E68]*[.W$1] + IF([.E68]=0;0;[.W$2])" office:value-type="float" office:value="0" calcext:value-type="float">
            <text:p>0</text:p>
          </table:table-cell>
          <table:table-cell table:formula="of:=[.F68]*[.X$1] + IF([.F68]=0;0;[.X$2])" office:value-type="float" office:value="0" calcext:value-type="float">
            <text:p>0</text:p>
          </table:table-cell>
          <table:table-cell table:formula="of:=[.G68]*[.Y$1] + IF([.G68]=0;0;[.Y$2])" office:value-type="float" office:value="0" calcext:value-type="float">
            <text:p>0</text:p>
          </table:table-cell>
          <table:table-cell table:formula="of:=[.H68]*[.Z$1] + IF([.H68]=0;0;[.Z$2])" office:value-type="float" office:value="0" calcext:value-type="float">
            <text:p>0</text:p>
          </table:table-cell>
          <table:table-cell table:formula="of:=[.I68]*[.AA$1] + IF([.I68]=0;0;[.AA$2])" office:value-type="float" office:value="0" calcext:value-type="float">
            <text:p>0</text:p>
          </table:table-cell>
          <table:table-cell table:formula="of:=[.J68]*[.AB$1] + IF([.J68]=0;0;[.AB$2])" office:value-type="float" office:value="0" calcext:value-type="float">
            <text:p>0</text:p>
          </table:table-cell>
          <table:table-cell table:formula="of:=[.K68]*[.AC$1] + IF([.K68]=0;0;[.AC$2])" office:value-type="float" office:value="0" calcext:value-type="float">
            <text:p>0</text:p>
          </table:table-cell>
          <table:table-cell table:formula="of:=[.L68]*[.AD$1] + IF([.L68]=0;0;[.AD$2])" office:value-type="float" office:value="0" calcext:value-type="float">
            <text:p>0</text:p>
          </table:table-cell>
          <table:table-cell table:formula="of:=[.M68]*[.AE$1] + IF([.M68]=0;0;[.AE$2])" office:value-type="float" office:value="0" calcext:value-type="float">
            <text:p>0</text:p>
          </table:table-cell>
          <table:table-cell/>
          <table:table-cell table:formula="of:=SUM([.S68:.AE68])" office:value-type="float" office:value="2.20071403" calcext:value-type="float">
            <text:p>2,20071403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808" calcext:value-type="float">
            <text:p>3,8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49" calcext:value-type="float">
            <text:p>0,8649</text:p>
          </table:table-cell>
          <table:table-cell office:value-type="float" office:value="1.2291" calcext:value-type="float">
            <text:p>1,2291</text:p>
          </table:table-cell>
          <table:table-cell table:formula="of:=[.O69]*[.O69]" office:value-type="float" office:value="1.51068681" calcext:value-type="float">
            <text:p>1,51068681</text:p>
          </table:table-cell>
          <table:table-cell table:number-columns-repeated="2"/>
          <table:table-cell table:formula="of:=[.A69]*[.S$1] + IF([.A69]=0;0;[.S$2])" office:value-type="float" office:value="2.56794204" calcext:value-type="float">
            <text:p>2,56794204</text:p>
          </table:table-cell>
          <table:table-cell table:formula="of:=[.B69]*[.T$1] + IF([.B69]=0;0;[.T$2])" office:value-type="float" office:value="0" calcext:value-type="float">
            <text:p>0</text:p>
          </table:table-cell>
          <table:table-cell table:formula="of:=[.C69]*[.U$1] + IF([.C69]=0;0;[.U$2])" office:value-type="float" office:value="0.1260448" calcext:value-type="float">
            <text:p>0,1260448</text:p>
          </table:table-cell>
          <table:table-cell table:formula="of:=[.D69]*[.V$1] + IF([.D69]=0;0;[.V$2])" office:value-type="float" office:value="0" calcext:value-type="float">
            <text:p>0</text:p>
          </table:table-cell>
          <table:table-cell table:formula="of:=[.E69]*[.W$1] + IF([.E69]=0;0;[.W$2])" office:value-type="float" office:value="0" calcext:value-type="float">
            <text:p>0</text:p>
          </table:table-cell>
          <table:table-cell table:formula="of:=[.F69]*[.X$1] + IF([.F69]=0;0;[.X$2])" office:value-type="float" office:value="0" calcext:value-type="float">
            <text:p>0</text:p>
          </table:table-cell>
          <table:table-cell table:formula="of:=[.G69]*[.Y$1] + IF([.G69]=0;0;[.Y$2])" office:value-type="float" office:value="0" calcext:value-type="float">
            <text:p>0</text:p>
          </table:table-cell>
          <table:table-cell table:formula="of:=[.H69]*[.Z$1] + IF([.H69]=0;0;[.Z$2])" office:value-type="float" office:value="0" calcext:value-type="float">
            <text:p>0</text:p>
          </table:table-cell>
          <table:table-cell table:formula="of:=[.I69]*[.AA$1] + IF([.I69]=0;0;[.AA$2])" office:value-type="float" office:value="0" calcext:value-type="float">
            <text:p>0</text:p>
          </table:table-cell>
          <table:table-cell table:formula="of:=[.J69]*[.AB$1] + IF([.J69]=0;0;[.AB$2])" office:value-type="float" office:value="0" calcext:value-type="float">
            <text:p>0</text:p>
          </table:table-cell>
          <table:table-cell table:formula="of:=[.K69]*[.AC$1] + IF([.K69]=0;0;[.AC$2])" office:value-type="float" office:value="0" calcext:value-type="float">
            <text:p>0</text:p>
          </table:table-cell>
          <table:table-cell table:formula="of:=[.L69]*[.AD$1] + IF([.L69]=0;0;[.AD$2])" office:value-type="float" office:value="0" calcext:value-type="float">
            <text:p>0</text:p>
          </table:table-cell>
          <table:table-cell table:formula="of:=[.M69]*[.AE$1] + IF([.M69]=0;0;[.AE$2])" office:value-type="float" office:value="0" calcext:value-type="float">
            <text:p>0</text:p>
          </table:table-cell>
          <table:table-cell/>
          <table:table-cell table:formula="of:=SUM([.S69:.AE69])" office:value-type="float" office:value="2.69398684" calcext:value-type="float">
            <text:p>2,6939868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7929" calcext:value-type="float">
            <text:p>4,79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4" calcext:value-type="float">
            <text:p>1,094</text:p>
          </table:table-cell>
          <table:table-cell office:value-type="float" office:value="2.3563" calcext:value-type="float">
            <text:p>2,3563</text:p>
          </table:table-cell>
          <table:table-cell table:formula="of:=[.O70]*[.O70]" office:value-type="float" office:value="5.55214969" calcext:value-type="float">
            <text:p>5,55214969</text:p>
          </table:table-cell>
          <table:table-cell table:number-columns-repeated="2"/>
          <table:table-cell table:formula="of:=[.A70]*[.S$1] + IF([.A70]=0;0;[.S$2])" office:value-type="float" office:value="2.56794204" calcext:value-type="float">
            <text:p>2,56794204</text:p>
          </table:table-cell>
          <table:table-cell table:formula="of:=[.B70]*[.T$1] + IF([.B70]=0;0;[.T$2])" office:value-type="float" office:value="5.2152" calcext:value-type="float">
            <text:p>5,2152</text:p>
          </table:table-cell>
          <table:table-cell table:formula="of:=[.C70]*[.U$1] + IF([.C70]=0;0;[.U$2])" office:value-type="float" office:value="0.15864499" calcext:value-type="float">
            <text:p>0,15864499</text:p>
          </table:table-cell>
          <table:table-cell table:formula="of:=[.D70]*[.V$1] + IF([.D70]=0;0;[.V$2])" office:value-type="float" office:value="0" calcext:value-type="float">
            <text:p>0</text:p>
          </table:table-cell>
          <table:table-cell table:formula="of:=[.E70]*[.W$1] + IF([.E70]=0;0;[.W$2])" office:value-type="float" office:value="0" calcext:value-type="float">
            <text:p>0</text:p>
          </table:table-cell>
          <table:table-cell table:formula="of:=[.F70]*[.X$1] + IF([.F70]=0;0;[.X$2])" office:value-type="float" office:value="0" calcext:value-type="float">
            <text:p>0</text:p>
          </table:table-cell>
          <table:table-cell table:formula="of:=[.G70]*[.Y$1] + IF([.G70]=0;0;[.Y$2])" office:value-type="float" office:value="0" calcext:value-type="float">
            <text:p>0</text:p>
          </table:table-cell>
          <table:table-cell table:formula="of:=[.H70]*[.Z$1] + IF([.H70]=0;0;[.Z$2])" office:value-type="float" office:value="0" calcext:value-type="float">
            <text:p>0</text:p>
          </table:table-cell>
          <table:table-cell table:formula="of:=[.I70]*[.AA$1] + IF([.I70]=0;0;[.AA$2])" office:value-type="float" office:value="0" calcext:value-type="float">
            <text:p>0</text:p>
          </table:table-cell>
          <table:table-cell table:formula="of:=[.J70]*[.AB$1] + IF([.J70]=0;0;[.AB$2])" office:value-type="float" office:value="0" calcext:value-type="float">
            <text:p>0</text:p>
          </table:table-cell>
          <table:table-cell table:formula="of:=[.K70]*[.AC$1] + IF([.K70]=0;0;[.AC$2])" office:value-type="float" office:value="0" calcext:value-type="float">
            <text:p>0</text:p>
          </table:table-cell>
          <table:table-cell table:formula="of:=[.L70]*[.AD$1] + IF([.L70]=0;0;[.AD$2])" office:value-type="float" office:value="0" calcext:value-type="float">
            <text:p>0</text:p>
          </table:table-cell>
          <table:table-cell table:formula="of:=[.M70]*[.AE$1] + IF([.M70]=0;0;[.AE$2])" office:value-type="float" office:value="0" calcext:value-type="float">
            <text:p>0</text:p>
          </table:table-cell>
          <table:table-cell/>
          <table:table-cell table:formula="of:=SUM([.S70:.AE70])" office:value-type="float" office:value="7.94178703" calcext:value-type="float">
            <text:p>7,941787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802" calcext:value-type="float">
            <text:p>4,58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65" calcext:value-type="float">
            <text:p>0,7765</text:p>
          </table:table-cell>
          <table:table-cell office:value-type="float" office:value="1.2543" calcext:value-type="float">
            <text:p>1,2543</text:p>
          </table:table-cell>
          <table:table-cell table:formula="of:=[.O71]*[.O71]" office:value-type="float" office:value="1.57326849" calcext:value-type="float">
            <text:p>1,57326849</text:p>
          </table:table-cell>
          <table:table-cell table:number-columns-repeated="2"/>
          <table:table-cell table:formula="of:=[.A71]*[.S$1] + IF([.A71]=0;0;[.S$2])" office:value-type="float" office:value="2.4328" calcext:value-type="float">
            <text:p>2,4328</text:p>
          </table:table-cell>
          <table:table-cell table:formula="of:=[.B71]*[.T$1] + IF([.B71]=0;0;[.T$2])" office:value-type="float" office:value="0" calcext:value-type="float">
            <text:p>0</text:p>
          </table:table-cell>
          <table:table-cell table:formula="of:=[.C71]*[.U$1] + IF([.C71]=0;0;[.U$2])" office:value-type="float" office:value="0.15160462" calcext:value-type="float">
            <text:p>0,15160462</text:p>
          </table:table-cell>
          <table:table-cell table:formula="of:=[.D71]*[.V$1] + IF([.D71]=0;0;[.V$2])" office:value-type="float" office:value="0" calcext:value-type="float">
            <text:p>0</text:p>
          </table:table-cell>
          <table:table-cell table:formula="of:=[.E71]*[.W$1] + IF([.E71]=0;0;[.W$2])" office:value-type="float" office:value="0" calcext:value-type="float">
            <text:p>0</text:p>
          </table:table-cell>
          <table:table-cell table:formula="of:=[.F71]*[.X$1] + IF([.F71]=0;0;[.X$2])" office:value-type="float" office:value="0" calcext:value-type="float">
            <text:p>0</text:p>
          </table:table-cell>
          <table:table-cell table:formula="of:=[.G71]*[.Y$1] + IF([.G71]=0;0;[.Y$2])" office:value-type="float" office:value="0" calcext:value-type="float">
            <text:p>0</text:p>
          </table:table-cell>
          <table:table-cell table:formula="of:=[.H71]*[.Z$1] + IF([.H71]=0;0;[.Z$2])" office:value-type="float" office:value="0" calcext:value-type="float">
            <text:p>0</text:p>
          </table:table-cell>
          <table:table-cell table:formula="of:=[.I71]*[.AA$1] + IF([.I71]=0;0;[.AA$2])" office:value-type="float" office:value="0" calcext:value-type="float">
            <text:p>0</text:p>
          </table:table-cell>
          <table:table-cell table:formula="of:=[.J71]*[.AB$1] + IF([.J71]=0;0;[.AB$2])" office:value-type="float" office:value="0" calcext:value-type="float">
            <text:p>0</text:p>
          </table:table-cell>
          <table:table-cell table:formula="of:=[.K71]*[.AC$1] + IF([.K71]=0;0;[.AC$2])" office:value-type="float" office:value="0" calcext:value-type="float">
            <text:p>0</text:p>
          </table:table-cell>
          <table:table-cell table:formula="of:=[.L71]*[.AD$1] + IF([.L71]=0;0;[.AD$2])" office:value-type="float" office:value="0" calcext:value-type="float">
            <text:p>0</text:p>
          </table:table-cell>
          <table:table-cell table:formula="of:=[.M71]*[.AE$1] + IF([.M71]=0;0;[.AE$2])" office:value-type="float" office:value="0" calcext:value-type="float">
            <text:p>0</text:p>
          </table:table-cell>
          <table:table-cell/>
          <table:table-cell table:formula="of:=SUM([.S71:.AE71])" office:value-type="float" office:value="2.58440462" calcext:value-type="float">
            <text:p>2,58440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424" calcext:value-type="float">
            <text:p>1,94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22" calcext:value-type="float">
            <text:p>0,7922</text:p>
          </table:table-cell>
          <table:table-cell office:value-type="float" office:value="1.1388" calcext:value-type="float">
            <text:p>1,1388</text:p>
          </table:table-cell>
          <table:table-cell table:formula="of:=[.O72]*[.O72]" office:value-type="float" office:value="1.29686544" calcext:value-type="float">
            <text:p>1,29686544</text:p>
          </table:table-cell>
          <table:table-cell table:number-columns-repeated="2"/>
          <table:table-cell table:formula="of:=[.A72]*[.S$1] + IF([.A72]=0;0;[.S$2])" office:value-type="float" office:value="2.4328" calcext:value-type="float">
            <text:p>2,4328</text:p>
          </table:table-cell>
          <table:table-cell table:formula="of:=[.B72]*[.T$1] + IF([.B72]=0;0;[.T$2])" office:value-type="float" office:value="0" calcext:value-type="float">
            <text:p>0</text:p>
          </table:table-cell>
          <table:table-cell table:formula="of:=[.C72]*[.U$1] + IF([.C72]=0;0;[.U$2])" office:value-type="float" office:value="0.06429344" calcext:value-type="float">
            <text:p>0,06429344</text:p>
          </table:table-cell>
          <table:table-cell table:formula="of:=[.D72]*[.V$1] + IF([.D72]=0;0;[.V$2])" office:value-type="float" office:value="0" calcext:value-type="float">
            <text:p>0</text:p>
          </table:table-cell>
          <table:table-cell table:formula="of:=[.E72]*[.W$1] + IF([.E72]=0;0;[.W$2])" office:value-type="float" office:value="0" calcext:value-type="float">
            <text:p>0</text:p>
          </table:table-cell>
          <table:table-cell table:formula="of:=[.F72]*[.X$1] + IF([.F72]=0;0;[.X$2])" office:value-type="float" office:value="0" calcext:value-type="float">
            <text:p>0</text:p>
          </table:table-cell>
          <table:table-cell table:formula="of:=[.G72]*[.Y$1] + IF([.G72]=0;0;[.Y$2])" office:value-type="float" office:value="0" calcext:value-type="float">
            <text:p>0</text:p>
          </table:table-cell>
          <table:table-cell table:formula="of:=[.H72]*[.Z$1] + IF([.H72]=0;0;[.Z$2])" office:value-type="float" office:value="0" calcext:value-type="float">
            <text:p>0</text:p>
          </table:table-cell>
          <table:table-cell table:formula="of:=[.I72]*[.AA$1] + IF([.I72]=0;0;[.AA$2])" office:value-type="float" office:value="0" calcext:value-type="float">
            <text:p>0</text:p>
          </table:table-cell>
          <table:table-cell table:formula="of:=[.J72]*[.AB$1] + IF([.J72]=0;0;[.AB$2])" office:value-type="float" office:value="0" calcext:value-type="float">
            <text:p>0</text:p>
          </table:table-cell>
          <table:table-cell table:formula="of:=[.K72]*[.AC$1] + IF([.K72]=0;0;[.AC$2])" office:value-type="float" office:value="0" calcext:value-type="float">
            <text:p>0</text:p>
          </table:table-cell>
          <table:table-cell table:formula="of:=[.L72]*[.AD$1] + IF([.L72]=0;0;[.AD$2])" office:value-type="float" office:value="0" calcext:value-type="float">
            <text:p>0</text:p>
          </table:table-cell>
          <table:table-cell table:formula="of:=[.M72]*[.AE$1] + IF([.M72]=0;0;[.AE$2])" office:value-type="float" office:value="0" calcext:value-type="float">
            <text:p>0</text:p>
          </table:table-cell>
          <table:table-cell/>
          <table:table-cell table:formula="of:=SUM([.S72:.AE72])" office:value-type="float" office:value="2.49709344" calcext:value-type="float">
            <text:p>2,4970934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2785" calcext:value-type="float">
            <text:p>3,27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1" calcext:value-type="float">
            <text:p>0,661</text:p>
          </table:table-cell>
          <table:table-cell office:value-type="float" office:value="1.0387" calcext:value-type="float">
            <text:p>1,0387</text:p>
          </table:table-cell>
          <table:table-cell table:formula="of:=[.O73]*[.O73]" office:value-type="float" office:value="1.07889769" calcext:value-type="float">
            <text:p>1,07889769</text:p>
          </table:table-cell>
          <table:table-cell table:number-columns-repeated="2"/>
          <table:table-cell table:formula="of:=[.A73]*[.S$1] + IF([.A73]=0;0;[.S$2])" office:value-type="float" office:value="2.56794204" calcext:value-type="float">
            <text:p>2,56794204</text:p>
          </table:table-cell>
          <table:table-cell table:formula="of:=[.B73]*[.T$1] + IF([.B73]=0;0;[.T$2])" office:value-type="float" office:value="0" calcext:value-type="float">
            <text:p>0</text:p>
          </table:table-cell>
          <table:table-cell table:formula="of:=[.C73]*[.U$1] + IF([.C73]=0;0;[.U$2])" office:value-type="float" office:value="0.10851835" calcext:value-type="float">
            <text:p>0,10851835</text:p>
          </table:table-cell>
          <table:table-cell table:formula="of:=[.D73]*[.V$1] + IF([.D73]=0;0;[.V$2])" office:value-type="float" office:value="0" calcext:value-type="float">
            <text:p>0</text:p>
          </table:table-cell>
          <table:table-cell table:formula="of:=[.E73]*[.W$1] + IF([.E73]=0;0;[.W$2])" office:value-type="float" office:value="0" calcext:value-type="float">
            <text:p>0</text:p>
          </table:table-cell>
          <table:table-cell table:formula="of:=[.F73]*[.X$1] + IF([.F73]=0;0;[.X$2])" office:value-type="float" office:value="0" calcext:value-type="float">
            <text:p>0</text:p>
          </table:table-cell>
          <table:table-cell table:formula="of:=[.G73]*[.Y$1] + IF([.G73]=0;0;[.Y$2])" office:value-type="float" office:value="0" calcext:value-type="float">
            <text:p>0</text:p>
          </table:table-cell>
          <table:table-cell table:formula="of:=[.H73]*[.Z$1] + IF([.H73]=0;0;[.Z$2])" office:value-type="float" office:value="0" calcext:value-type="float">
            <text:p>0</text:p>
          </table:table-cell>
          <table:table-cell table:formula="of:=[.I73]*[.AA$1] + IF([.I73]=0;0;[.AA$2])" office:value-type="float" office:value="0" calcext:value-type="float">
            <text:p>0</text:p>
          </table:table-cell>
          <table:table-cell table:formula="of:=[.J73]*[.AB$1] + IF([.J73]=0;0;[.AB$2])" office:value-type="float" office:value="0" calcext:value-type="float">
            <text:p>0</text:p>
          </table:table-cell>
          <table:table-cell table:formula="of:=[.K73]*[.AC$1] + IF([.K73]=0;0;[.AC$2])" office:value-type="float" office:value="0" calcext:value-type="float">
            <text:p>0</text:p>
          </table:table-cell>
          <table:table-cell table:formula="of:=[.L73]*[.AD$1] + IF([.L73]=0;0;[.AD$2])" office:value-type="float" office:value="0" calcext:value-type="float">
            <text:p>0</text:p>
          </table:table-cell>
          <table:table-cell table:formula="of:=[.M73]*[.AE$1] + IF([.M73]=0;0;[.AE$2])" office:value-type="float" office:value="0" calcext:value-type="float">
            <text:p>0</text:p>
          </table:table-cell>
          <table:table-cell/>
          <table:table-cell table:formula="of:=SUM([.S73:.AE73])" office:value-type="float" office:value="2.67646039" calcext:value-type="float">
            <text:p>2,6764603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661" calcext:value-type="float">
            <text:p>4,2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19" calcext:value-type="float">
            <text:p>0,9819</text:p>
          </table:table-cell>
          <table:table-cell office:value-type="float" office:value="1.4401" calcext:value-type="float">
            <text:p>1,4401</text:p>
          </table:table-cell>
          <table:table-cell table:formula="of:=[.O74]*[.O74]" office:value-type="float" office:value="2.07388801" calcext:value-type="float">
            <text:p>2,07388801</text:p>
          </table:table-cell>
          <table:table-cell table:number-columns-repeated="2"/>
          <table:table-cell table:formula="of:=[.A74]*[.S$1] + IF([.A74]=0;0;[.S$2])" office:value-type="float" office:value="2.16251592" calcext:value-type="float">
            <text:p>2,16251592</text:p>
          </table:table-cell>
          <table:table-cell table:formula="of:=[.B74]*[.T$1] + IF([.B74]=0;0;[.T$2])" office:value-type="float" office:value="0" calcext:value-type="float">
            <text:p>0</text:p>
          </table:table-cell>
          <table:table-cell table:formula="of:=[.C74]*[.U$1] + IF([.C74]=0;0;[.U$2])" office:value-type="float" office:value="0.14120791" calcext:value-type="float">
            <text:p>0,14120791</text:p>
          </table:table-cell>
          <table:table-cell table:formula="of:=[.D74]*[.V$1] + IF([.D74]=0;0;[.V$2])" office:value-type="float" office:value="0" calcext:value-type="float">
            <text:p>0</text:p>
          </table:table-cell>
          <table:table-cell table:formula="of:=[.E74]*[.W$1] + IF([.E74]=0;0;[.W$2])" office:value-type="float" office:value="0" calcext:value-type="float">
            <text:p>0</text:p>
          </table:table-cell>
          <table:table-cell table:formula="of:=[.F74]*[.X$1] + IF([.F74]=0;0;[.X$2])" office:value-type="float" office:value="0" calcext:value-type="float">
            <text:p>0</text:p>
          </table:table-cell>
          <table:table-cell table:formula="of:=[.G74]*[.Y$1] + IF([.G74]=0;0;[.Y$2])" office:value-type="float" office:value="0" calcext:value-type="float">
            <text:p>0</text:p>
          </table:table-cell>
          <table:table-cell table:formula="of:=[.H74]*[.Z$1] + IF([.H74]=0;0;[.Z$2])" office:value-type="float" office:value="0" calcext:value-type="float">
            <text:p>0</text:p>
          </table:table-cell>
          <table:table-cell table:formula="of:=[.I74]*[.AA$1] + IF([.I74]=0;0;[.AA$2])" office:value-type="float" office:value="0" calcext:value-type="float">
            <text:p>0</text:p>
          </table:table-cell>
          <table:table-cell table:formula="of:=[.J74]*[.AB$1] + IF([.J74]=0;0;[.AB$2])" office:value-type="float" office:value="0" calcext:value-type="float">
            <text:p>0</text:p>
          </table:table-cell>
          <table:table-cell table:formula="of:=[.K74]*[.AC$1] + IF([.K74]=0;0;[.AC$2])" office:value-type="float" office:value="0" calcext:value-type="float">
            <text:p>0</text:p>
          </table:table-cell>
          <table:table-cell table:formula="of:=[.L74]*[.AD$1] + IF([.L74]=0;0;[.AD$2])" office:value-type="float" office:value="0" calcext:value-type="float">
            <text:p>0</text:p>
          </table:table-cell>
          <table:table-cell table:formula="of:=[.M74]*[.AE$1] + IF([.M74]=0;0;[.AE$2])" office:value-type="float" office:value="0" calcext:value-type="float">
            <text:p>0</text:p>
          </table:table-cell>
          <table:table-cell/>
          <table:table-cell table:formula="of:=SUM([.S74:.AE74])" office:value-type="float" office:value="2.30372383" calcext:value-type="float">
            <text:p>2,3037238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214" calcext:value-type="float">
            <text:p>2,62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06" calcext:value-type="float">
            <text:p>0,8706</text:p>
          </table:table-cell>
          <table:table-cell office:value-type="float" office:value="1.3059" calcext:value-type="float">
            <text:p>1,3059</text:p>
          </table:table-cell>
          <table:table-cell table:formula="of:=[.O75]*[.O75]" office:value-type="float" office:value="1.70537481" calcext:value-type="float">
            <text:p>1,70537481</text:p>
          </table:table-cell>
          <table:table-cell table:number-columns-repeated="2"/>
          <table:table-cell table:formula="of:=[.A75]*[.S$1] + IF([.A75]=0;0;[.S$2])" office:value-type="float" office:value="2.29765796" calcext:value-type="float">
            <text:p>2,29765796</text:p>
          </table:table-cell>
          <table:table-cell table:formula="of:=[.B75]*[.T$1] + IF([.B75]=0;0;[.T$2])" office:value-type="float" office:value="0" calcext:value-type="float">
            <text:p>0</text:p>
          </table:table-cell>
          <table:table-cell table:formula="of:=[.C75]*[.U$1] + IF([.C75]=0;0;[.U$2])" office:value-type="float" office:value="0.08676834" calcext:value-type="float">
            <text:p>0,08676834</text:p>
          </table:table-cell>
          <table:table-cell table:formula="of:=[.D75]*[.V$1] + IF([.D75]=0;0;[.V$2])" office:value-type="float" office:value="0" calcext:value-type="float">
            <text:p>0</text:p>
          </table:table-cell>
          <table:table-cell table:formula="of:=[.E75]*[.W$1] + IF([.E75]=0;0;[.W$2])" office:value-type="float" office:value="0" calcext:value-type="float">
            <text:p>0</text:p>
          </table:table-cell>
          <table:table-cell table:formula="of:=[.F75]*[.X$1] + IF([.F75]=0;0;[.X$2])" office:value-type="float" office:value="0" calcext:value-type="float">
            <text:p>0</text:p>
          </table:table-cell>
          <table:table-cell table:formula="of:=[.G75]*[.Y$1] + IF([.G75]=0;0;[.Y$2])" office:value-type="float" office:value="0" calcext:value-type="float">
            <text:p>0</text:p>
          </table:table-cell>
          <table:table-cell table:formula="of:=[.H75]*[.Z$1] + IF([.H75]=0;0;[.Z$2])" office:value-type="float" office:value="0" calcext:value-type="float">
            <text:p>0</text:p>
          </table:table-cell>
          <table:table-cell table:formula="of:=[.I75]*[.AA$1] + IF([.I75]=0;0;[.AA$2])" office:value-type="float" office:value="0" calcext:value-type="float">
            <text:p>0</text:p>
          </table:table-cell>
          <table:table-cell table:formula="of:=[.J75]*[.AB$1] + IF([.J75]=0;0;[.AB$2])" office:value-type="float" office:value="0" calcext:value-type="float">
            <text:p>0</text:p>
          </table:table-cell>
          <table:table-cell table:formula="of:=[.K75]*[.AC$1] + IF([.K75]=0;0;[.AC$2])" office:value-type="float" office:value="0" calcext:value-type="float">
            <text:p>0</text:p>
          </table:table-cell>
          <table:table-cell table:formula="of:=[.L75]*[.AD$1] + IF([.L75]=0;0;[.AD$2])" office:value-type="float" office:value="0" calcext:value-type="float">
            <text:p>0</text:p>
          </table:table-cell>
          <table:table-cell table:formula="of:=[.M75]*[.AE$1] + IF([.M75]=0;0;[.AE$2])" office:value-type="float" office:value="0" calcext:value-type="float">
            <text:p>0</text:p>
          </table:table-cell>
          <table:table-cell/>
          <table:table-cell table:formula="of:=SUM([.S75:.AE75])" office:value-type="float" office:value="2.3844263" calcext:value-type="float">
            <text:p>2,3844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8477" calcext:value-type="float">
            <text:p>5,8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21" calcext:value-type="float">
            <text:p>0,6821</text:p>
          </table:table-cell>
          <table:table-cell office:value-type="float" office:value="1.1369" calcext:value-type="float">
            <text:p>1,1369</text:p>
          </table:table-cell>
          <table:table-cell table:formula="of:=[.O76]*[.O76]" office:value-type="float" office:value="1.29254161" calcext:value-type="float">
            <text:p>1,29254161</text:p>
          </table:table-cell>
          <table:table-cell table:number-columns-repeated="2"/>
          <table:table-cell table:formula="of:=[.A76]*[.S$1] + IF([.A76]=0;0;[.S$2])" office:value-type="float" office:value="2.4328" calcext:value-type="float">
            <text:p>2,4328</text:p>
          </table:table-cell>
          <table:table-cell table:formula="of:=[.B76]*[.T$1] + IF([.B76]=0;0;[.T$2])" office:value-type="float" office:value="0" calcext:value-type="float">
            <text:p>0</text:p>
          </table:table-cell>
          <table:table-cell table:formula="of:=[.C76]*[.U$1] + IF([.C76]=0;0;[.U$2])" office:value-type="float" office:value="0.19355887" calcext:value-type="float">
            <text:p>0,19355887</text:p>
          </table:table-cell>
          <table:table-cell table:formula="of:=[.D76]*[.V$1] + IF([.D76]=0;0;[.V$2])" office:value-type="float" office:value="0" calcext:value-type="float">
            <text:p>0</text:p>
          </table:table-cell>
          <table:table-cell table:formula="of:=[.E76]*[.W$1] + IF([.E76]=0;0;[.W$2])" office:value-type="float" office:value="0" calcext:value-type="float">
            <text:p>0</text:p>
          </table:table-cell>
          <table:table-cell table:formula="of:=[.F76]*[.X$1] + IF([.F76]=0;0;[.X$2])" office:value-type="float" office:value="0" calcext:value-type="float">
            <text:p>0</text:p>
          </table:table-cell>
          <table:table-cell table:formula="of:=[.G76]*[.Y$1] + IF([.G76]=0;0;[.Y$2])" office:value-type="float" office:value="0" calcext:value-type="float">
            <text:p>0</text:p>
          </table:table-cell>
          <table:table-cell table:formula="of:=[.H76]*[.Z$1] + IF([.H76]=0;0;[.Z$2])" office:value-type="float" office:value="0" calcext:value-type="float">
            <text:p>0</text:p>
          </table:table-cell>
          <table:table-cell table:formula="of:=[.I76]*[.AA$1] + IF([.I76]=0;0;[.AA$2])" office:value-type="float" office:value="0" calcext:value-type="float">
            <text:p>0</text:p>
          </table:table-cell>
          <table:table-cell table:formula="of:=[.J76]*[.AB$1] + IF([.J76]=0;0;[.AB$2])" office:value-type="float" office:value="0" calcext:value-type="float">
            <text:p>0</text:p>
          </table:table-cell>
          <table:table-cell table:formula="of:=[.K76]*[.AC$1] + IF([.K76]=0;0;[.AC$2])" office:value-type="float" office:value="0" calcext:value-type="float">
            <text:p>0</text:p>
          </table:table-cell>
          <table:table-cell table:formula="of:=[.L76]*[.AD$1] + IF([.L76]=0;0;[.AD$2])" office:value-type="float" office:value="0" calcext:value-type="float">
            <text:p>0</text:p>
          </table:table-cell>
          <table:table-cell table:formula="of:=[.M76]*[.AE$1] + IF([.M76]=0;0;[.AE$2])" office:value-type="float" office:value="0" calcext:value-type="float">
            <text:p>0</text:p>
          </table:table-cell>
          <table:table-cell/>
          <table:table-cell table:formula="of:=SUM([.S76:.AE76])" office:value-type="float" office:value="2.62635887" calcext:value-type="float">
            <text:p>2,62635887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971" calcext:value-type="float">
            <text:p>2,89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01" calcext:value-type="float">
            <text:p>0,7001</text:p>
          </table:table-cell>
          <table:table-cell office:value-type="float" office:value="0.8648" calcext:value-type="float">
            <text:p>0,8648</text:p>
          </table:table-cell>
          <table:table-cell table:formula="of:=[.O77]*[.O77]" office:value-type="float" office:value="0.74787904" calcext:value-type="float">
            <text:p>0,74787904</text:p>
          </table:table-cell>
          <table:table-cell table:number-columns-repeated="2"/>
          <table:table-cell table:formula="of:=[.A77]*[.S$1] + IF([.A77]=0;0;[.S$2])" office:value-type="float" office:value="2.56794204" calcext:value-type="float">
            <text:p>2,56794204</text:p>
          </table:table-cell>
          <table:table-cell table:formula="of:=[.B77]*[.T$1] + IF([.B77]=0;0;[.T$2])" office:value-type="float" office:value="0" calcext:value-type="float">
            <text:p>0</text:p>
          </table:table-cell>
          <table:table-cell table:formula="of:=[.C77]*[.U$1] + IF([.C77]=0;0;[.U$2])" office:value-type="float" office:value="0.09589401" calcext:value-type="float">
            <text:p>0,09589401</text:p>
          </table:table-cell>
          <table:table-cell table:formula="of:=[.D77]*[.V$1] + IF([.D77]=0;0;[.V$2])" office:value-type="float" office:value="0" calcext:value-type="float">
            <text:p>0</text:p>
          </table:table-cell>
          <table:table-cell table:formula="of:=[.E77]*[.W$1] + IF([.E77]=0;0;[.W$2])" office:value-type="float" office:value="0" calcext:value-type="float">
            <text:p>0</text:p>
          </table:table-cell>
          <table:table-cell table:formula="of:=[.F77]*[.X$1] + IF([.F77]=0;0;[.X$2])" office:value-type="float" office:value="0" calcext:value-type="float">
            <text:p>0</text:p>
          </table:table-cell>
          <table:table-cell table:formula="of:=[.G77]*[.Y$1] + IF([.G77]=0;0;[.Y$2])" office:value-type="float" office:value="0" calcext:value-type="float">
            <text:p>0</text:p>
          </table:table-cell>
          <table:table-cell table:formula="of:=[.H77]*[.Z$1] + IF([.H77]=0;0;[.Z$2])" office:value-type="float" office:value="0" calcext:value-type="float">
            <text:p>0</text:p>
          </table:table-cell>
          <table:table-cell table:formula="of:=[.I77]*[.AA$1] + IF([.I77]=0;0;[.AA$2])" office:value-type="float" office:value="0" calcext:value-type="float">
            <text:p>0</text:p>
          </table:table-cell>
          <table:table-cell table:formula="of:=[.J77]*[.AB$1] + IF([.J77]=0;0;[.AB$2])" office:value-type="float" office:value="0" calcext:value-type="float">
            <text:p>0</text:p>
          </table:table-cell>
          <table:table-cell table:formula="of:=[.K77]*[.AC$1] + IF([.K77]=0;0;[.AC$2])" office:value-type="float" office:value="0" calcext:value-type="float">
            <text:p>0</text:p>
          </table:table-cell>
          <table:table-cell table:formula="of:=[.L77]*[.AD$1] + IF([.L77]=0;0;[.AD$2])" office:value-type="float" office:value="0" calcext:value-type="float">
            <text:p>0</text:p>
          </table:table-cell>
          <table:table-cell table:formula="of:=[.M77]*[.AE$1] + IF([.M77]=0;0;[.AE$2])" office:value-type="float" office:value="0" calcext:value-type="float">
            <text:p>0</text:p>
          </table:table-cell>
          <table:table-cell/>
          <table:table-cell table:formula="of:=SUM([.S77:.AE77])" office:value-type="float" office:value="2.66383605" calcext:value-type="float">
            <text:p>2,663836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0905" calcext:value-type="float">
            <text:p>3,09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08" calcext:value-type="float">
            <text:p>0,7808</text:p>
          </table:table-cell>
          <table:table-cell office:value-type="float" office:value="1.1972" calcext:value-type="float">
            <text:p>1,1972</text:p>
          </table:table-cell>
          <table:table-cell table:formula="of:=[.O78]*[.O78]" office:value-type="float" office:value="1.43328784" calcext:value-type="float">
            <text:p>1,43328784</text:p>
          </table:table-cell>
          <table:table-cell table:number-columns-repeated="2"/>
          <table:table-cell table:formula="of:=[.A78]*[.S$1] + IF([.A78]=0;0;[.S$2])" office:value-type="float" office:value="2.4328" calcext:value-type="float">
            <text:p>2,4328</text:p>
          </table:table-cell>
          <table:table-cell table:formula="of:=[.B78]*[.T$1] + IF([.B78]=0;0;[.T$2])" office:value-type="float" office:value="0" calcext:value-type="float">
            <text:p>0</text:p>
          </table:table-cell>
          <table:table-cell table:formula="of:=[.C78]*[.U$1] + IF([.C78]=0;0;[.U$2])" office:value-type="float" office:value="0.10229555" calcext:value-type="float">
            <text:p>0,10229555</text:p>
          </table:table-cell>
          <table:table-cell table:formula="of:=[.D78]*[.V$1] + IF([.D78]=0;0;[.V$2])" office:value-type="float" office:value="0" calcext:value-type="float">
            <text:p>0</text:p>
          </table:table-cell>
          <table:table-cell table:formula="of:=[.E78]*[.W$1] + IF([.E78]=0;0;[.W$2])" office:value-type="float" office:value="0" calcext:value-type="float">
            <text:p>0</text:p>
          </table:table-cell>
          <table:table-cell table:formula="of:=[.F78]*[.X$1] + IF([.F78]=0;0;[.X$2])" office:value-type="float" office:value="0" calcext:value-type="float">
            <text:p>0</text:p>
          </table:table-cell>
          <table:table-cell table:formula="of:=[.G78]*[.Y$1] + IF([.G78]=0;0;[.Y$2])" office:value-type="float" office:value="0" calcext:value-type="float">
            <text:p>0</text:p>
          </table:table-cell>
          <table:table-cell table:formula="of:=[.H78]*[.Z$1] + IF([.H78]=0;0;[.Z$2])" office:value-type="float" office:value="0" calcext:value-type="float">
            <text:p>0</text:p>
          </table:table-cell>
          <table:table-cell table:formula="of:=[.I78]*[.AA$1] + IF([.I78]=0;0;[.AA$2])" office:value-type="float" office:value="0" calcext:value-type="float">
            <text:p>0</text:p>
          </table:table-cell>
          <table:table-cell table:formula="of:=[.J78]*[.AB$1] + IF([.J78]=0;0;[.AB$2])" office:value-type="float" office:value="0" calcext:value-type="float">
            <text:p>0</text:p>
          </table:table-cell>
          <table:table-cell table:formula="of:=[.K78]*[.AC$1] + IF([.K78]=0;0;[.AC$2])" office:value-type="float" office:value="0" calcext:value-type="float">
            <text:p>0</text:p>
          </table:table-cell>
          <table:table-cell table:formula="of:=[.L78]*[.AD$1] + IF([.L78]=0;0;[.AD$2])" office:value-type="float" office:value="0" calcext:value-type="float">
            <text:p>0</text:p>
          </table:table-cell>
          <table:table-cell table:formula="of:=[.M78]*[.AE$1] + IF([.M78]=0;0;[.AE$2])" office:value-type="float" office:value="0" calcext:value-type="float">
            <text:p>0</text:p>
          </table:table-cell>
          <table:table-cell/>
          <table:table-cell table:formula="of:=SUM([.S78:.AE78])" office:value-type="float" office:value="2.53509555" calcext:value-type="float">
            <text:p>2,53509555</text:p>
          </table:table-cell>
        </table:table-row>
        <table:table-row table:style-name="ro1">
          <table:table-cell office:value-type="float" office:value="3.1111" calcext:value-type="float">
            <text:p>3,1111</text:p>
          </table:table-cell>
          <table:table-cell office:value-type="float" office:value="0" calcext:value-type="float">
            <text:p>0</text:p>
          </table:table-cell>
          <table:table-cell office:value-type="float" office:value="5.668" calcext:value-type="float">
            <text:p>5,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28" calcext:value-type="float">
            <text:p>0,7428</text:p>
          </table:table-cell>
          <table:table-cell office:value-type="float" office:value="1.0965" calcext:value-type="float">
            <text:p>1,0965</text:p>
          </table:table-cell>
          <table:table-cell table:formula="of:=[.O79]*[.O79]" office:value-type="float" office:value="1.20231225" calcext:value-type="float">
            <text:p>1,20231225</text:p>
          </table:table-cell>
          <table:table-cell table:number-columns-repeated="2"/>
          <table:table-cell table:formula="of:=[.A79]*[.S$1] + IF([.A79]=0;0;[.S$2])" office:value-type="float" office:value="1.89217102" calcext:value-type="float">
            <text:p>1,89217102</text:p>
          </table:table-cell>
          <table:table-cell table:formula="of:=[.B79]*[.T$1] + IF([.B79]=0;0;[.T$2])" office:value-type="float" office:value="0" calcext:value-type="float">
            <text:p>0</text:p>
          </table:table-cell>
          <table:table-cell table:formula="of:=[.C79]*[.U$1] + IF([.C79]=0;0;[.U$2])" office:value-type="float" office:value="0.1876108" calcext:value-type="float">
            <text:p>0,1876108</text:p>
          </table:table-cell>
          <table:table-cell table:formula="of:=[.D79]*[.V$1] + IF([.D79]=0;0;[.V$2])" office:value-type="float" office:value="0" calcext:value-type="float">
            <text:p>0</text:p>
          </table:table-cell>
          <table:table-cell table:formula="of:=[.E79]*[.W$1] + IF([.E79]=0;0;[.W$2])" office:value-type="float" office:value="0" calcext:value-type="float">
            <text:p>0</text:p>
          </table:table-cell>
          <table:table-cell table:formula="of:=[.F79]*[.X$1] + IF([.F79]=0;0;[.X$2])" office:value-type="float" office:value="0" calcext:value-type="float">
            <text:p>0</text:p>
          </table:table-cell>
          <table:table-cell table:formula="of:=[.G79]*[.Y$1] + IF([.G79]=0;0;[.Y$2])" office:value-type="float" office:value="0" calcext:value-type="float">
            <text:p>0</text:p>
          </table:table-cell>
          <table:table-cell table:formula="of:=[.H79]*[.Z$1] + IF([.H79]=0;0;[.Z$2])" office:value-type="float" office:value="0" calcext:value-type="float">
            <text:p>0</text:p>
          </table:table-cell>
          <table:table-cell table:formula="of:=[.I79]*[.AA$1] + IF([.I79]=0;0;[.AA$2])" office:value-type="float" office:value="0" calcext:value-type="float">
            <text:p>0</text:p>
          </table:table-cell>
          <table:table-cell table:formula="of:=[.J79]*[.AB$1] + IF([.J79]=0;0;[.AB$2])" office:value-type="float" office:value="0" calcext:value-type="float">
            <text:p>0</text:p>
          </table:table-cell>
          <table:table-cell table:formula="of:=[.K79]*[.AC$1] + IF([.K79]=0;0;[.AC$2])" office:value-type="float" office:value="0" calcext:value-type="float">
            <text:p>0</text:p>
          </table:table-cell>
          <table:table-cell table:formula="of:=[.L79]*[.AD$1] + IF([.L79]=0;0;[.AD$2])" office:value-type="float" office:value="0" calcext:value-type="float">
            <text:p>0</text:p>
          </table:table-cell>
          <table:table-cell table:formula="of:=[.M79]*[.AE$1] + IF([.M79]=0;0;[.AE$2])" office:value-type="float" office:value="0" calcext:value-type="float">
            <text:p>0</text:p>
          </table:table-cell>
          <table:table-cell/>
          <table:table-cell table:formula="of:=SUM([.S79:.AE79])" office:value-type="float" office:value="2.07978182" calcext:value-type="float">
            <text:p>2,0797818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8532" calcext:value-type="float">
            <text:p>3,8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42" calcext:value-type="float">
            <text:p>0,7742</text:p>
          </table:table-cell>
          <table:table-cell office:value-type="float" office:value="1.493" calcext:value-type="float">
            <text:p>1,493</text:p>
          </table:table-cell>
          <table:table-cell table:formula="of:=[.O80]*[.O80]" office:value-type="float" office:value="2.229049" calcext:value-type="float">
            <text:p>2,229049</text:p>
          </table:table-cell>
          <table:table-cell table:number-columns-repeated="2"/>
          <table:table-cell table:formula="of:=[.A80]*[.S$1] + IF([.A80]=0;0;[.S$2])" office:value-type="float" office:value="2.16251592" calcext:value-type="float">
            <text:p>2,16251592</text:p>
          </table:table-cell>
          <table:table-cell table:formula="of:=[.B80]*[.T$1] + IF([.B80]=0;0;[.T$2])" office:value-type="float" office:value="0" calcext:value-type="float">
            <text:p>0</text:p>
          </table:table-cell>
          <table:table-cell table:formula="of:=[.C80]*[.U$1] + IF([.C80]=0;0;[.U$2])" office:value-type="float" office:value="0.12754092" calcext:value-type="float">
            <text:p>0,12754092</text:p>
          </table:table-cell>
          <table:table-cell table:formula="of:=[.D80]*[.V$1] + IF([.D80]=0;0;[.V$2])" office:value-type="float" office:value="0" calcext:value-type="float">
            <text:p>0</text:p>
          </table:table-cell>
          <table:table-cell table:formula="of:=[.E80]*[.W$1] + IF([.E80]=0;0;[.W$2])" office:value-type="float" office:value="0" calcext:value-type="float">
            <text:p>0</text:p>
          </table:table-cell>
          <table:table-cell table:formula="of:=[.F80]*[.X$1] + IF([.F80]=0;0;[.X$2])" office:value-type="float" office:value="0" calcext:value-type="float">
            <text:p>0</text:p>
          </table:table-cell>
          <table:table-cell table:formula="of:=[.G80]*[.Y$1] + IF([.G80]=0;0;[.Y$2])" office:value-type="float" office:value="0" calcext:value-type="float">
            <text:p>0</text:p>
          </table:table-cell>
          <table:table-cell table:formula="of:=[.H80]*[.Z$1] + IF([.H80]=0;0;[.Z$2])" office:value-type="float" office:value="0" calcext:value-type="float">
            <text:p>0</text:p>
          </table:table-cell>
          <table:table-cell table:formula="of:=[.I80]*[.AA$1] + IF([.I80]=0;0;[.AA$2])" office:value-type="float" office:value="0" calcext:value-type="float">
            <text:p>0</text:p>
          </table:table-cell>
          <table:table-cell table:formula="of:=[.J80]*[.AB$1] + IF([.J80]=0;0;[.AB$2])" office:value-type="float" office:value="0" calcext:value-type="float">
            <text:p>0</text:p>
          </table:table-cell>
          <table:table-cell table:formula="of:=[.K80]*[.AC$1] + IF([.K80]=0;0;[.AC$2])" office:value-type="float" office:value="0" calcext:value-type="float">
            <text:p>0</text:p>
          </table:table-cell>
          <table:table-cell table:formula="of:=[.L80]*[.AD$1] + IF([.L80]=0;0;[.AD$2])" office:value-type="float" office:value="0" calcext:value-type="float">
            <text:p>0</text:p>
          </table:table-cell>
          <table:table-cell table:formula="of:=[.M80]*[.AE$1] + IF([.M80]=0;0;[.AE$2])" office:value-type="float" office:value="0" calcext:value-type="float">
            <text:p>0</text:p>
          </table:table-cell>
          <table:table-cell/>
          <table:table-cell table:formula="of:=SUM([.S80:.AE80])" office:value-type="float" office:value="2.29005684" calcext:value-type="float">
            <text:p>2,29005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2263" calcext:value-type="float">
            <text:p>5,22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09" calcext:value-type="float">
            <text:p>0,7509</text:p>
          </table:table-cell>
          <table:table-cell office:value-type="float" office:value="1.1264" calcext:value-type="float">
            <text:p>1,1264</text:p>
          </table:table-cell>
          <table:table-cell table:formula="of:=[.O81]*[.O81]" office:value-type="float" office:value="1.26877696" calcext:value-type="float">
            <text:p>1,26877696</text:p>
          </table:table-cell>
          <table:table-cell table:number-columns-repeated="2"/>
          <table:table-cell table:formula="of:=[.A81]*[.S$1] + IF([.A81]=0;0;[.S$2])" office:value-type="float" office:value="2.4328" calcext:value-type="float">
            <text:p>2,4328</text:p>
          </table:table-cell>
          <table:table-cell table:formula="of:=[.B81]*[.T$1] + IF([.B81]=0;0;[.T$2])" office:value-type="float" office:value="0" calcext:value-type="float">
            <text:p>0</text:p>
          </table:table-cell>
          <table:table-cell table:formula="of:=[.C81]*[.U$1] + IF([.C81]=0;0;[.U$2])" office:value-type="float" office:value="0.17299053" calcext:value-type="float">
            <text:p>0,17299053</text:p>
          </table:table-cell>
          <table:table-cell table:formula="of:=[.D81]*[.V$1] + IF([.D81]=0;0;[.V$2])" office:value-type="float" office:value="0" calcext:value-type="float">
            <text:p>0</text:p>
          </table:table-cell>
          <table:table-cell table:formula="of:=[.E81]*[.W$1] + IF([.E81]=0;0;[.W$2])" office:value-type="float" office:value="0" calcext:value-type="float">
            <text:p>0</text:p>
          </table:table-cell>
          <table:table-cell table:formula="of:=[.F81]*[.X$1] + IF([.F81]=0;0;[.X$2])" office:value-type="float" office:value="0" calcext:value-type="float">
            <text:p>0</text:p>
          </table:table-cell>
          <table:table-cell table:formula="of:=[.G81]*[.Y$1] + IF([.G81]=0;0;[.Y$2])" office:value-type="float" office:value="0" calcext:value-type="float">
            <text:p>0</text:p>
          </table:table-cell>
          <table:table-cell table:formula="of:=[.H81]*[.Z$1] + IF([.H81]=0;0;[.Z$2])" office:value-type="float" office:value="0" calcext:value-type="float">
            <text:p>0</text:p>
          </table:table-cell>
          <table:table-cell table:formula="of:=[.I81]*[.AA$1] + IF([.I81]=0;0;[.AA$2])" office:value-type="float" office:value="0" calcext:value-type="float">
            <text:p>0</text:p>
          </table:table-cell>
          <table:table-cell table:formula="of:=[.J81]*[.AB$1] + IF([.J81]=0;0;[.AB$2])" office:value-type="float" office:value="0" calcext:value-type="float">
            <text:p>0</text:p>
          </table:table-cell>
          <table:table-cell table:formula="of:=[.K81]*[.AC$1] + IF([.K81]=0;0;[.AC$2])" office:value-type="float" office:value="0" calcext:value-type="float">
            <text:p>0</text:p>
          </table:table-cell>
          <table:table-cell table:formula="of:=[.L81]*[.AD$1] + IF([.L81]=0;0;[.AD$2])" office:value-type="float" office:value="0" calcext:value-type="float">
            <text:p>0</text:p>
          </table:table-cell>
          <table:table-cell table:formula="of:=[.M81]*[.AE$1] + IF([.M81]=0;0;[.AE$2])" office:value-type="float" office:value="0" calcext:value-type="float">
            <text:p>0</text:p>
          </table:table-cell>
          <table:table-cell/>
          <table:table-cell table:formula="of:=SUM([.S81:.AE81])" office:value-type="float" office:value="2.60579053" calcext:value-type="float">
            <text:p>2,6057905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513" calcext:value-type="float">
            <text:p>3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01" calcext:value-type="float">
            <text:p>0,8801</text:p>
          </table:table-cell>
          <table:table-cell office:value-type="float" office:value="1.5088" calcext:value-type="float">
            <text:p>1,5088</text:p>
          </table:table-cell>
          <table:table-cell table:formula="of:=[.O82]*[.O82]" office:value-type="float" office:value="2.27647744" calcext:value-type="float">
            <text:p>2,27647744</text:p>
          </table:table-cell>
          <table:table-cell table:number-columns-repeated="2"/>
          <table:table-cell table:formula="of:=[.A82]*[.S$1] + IF([.A82]=0;0;[.S$2])" office:value-type="float" office:value="2.29765796" calcext:value-type="float">
            <text:p>2,29765796</text:p>
          </table:table-cell>
          <table:table-cell table:formula="of:=[.B82]*[.T$1] + IF([.B82]=0;0;[.T$2])" office:value-type="float" office:value="0" calcext:value-type="float">
            <text:p>0</text:p>
          </table:table-cell>
          <table:table-cell table:formula="of:=[.C82]*[.U$1] + IF([.C82]=0;0;[.U$2])" office:value-type="float" office:value="0.11423803" calcext:value-type="float">
            <text:p>0,11423803</text:p>
          </table:table-cell>
          <table:table-cell table:formula="of:=[.D82]*[.V$1] + IF([.D82]=0;0;[.V$2])" office:value-type="float" office:value="0" calcext:value-type="float">
            <text:p>0</text:p>
          </table:table-cell>
          <table:table-cell table:formula="of:=[.E82]*[.W$1] + IF([.E82]=0;0;[.W$2])" office:value-type="float" office:value="0" calcext:value-type="float">
            <text:p>0</text:p>
          </table:table-cell>
          <table:table-cell table:formula="of:=[.F82]*[.X$1] + IF([.F82]=0;0;[.X$2])" office:value-type="float" office:value="0" calcext:value-type="float">
            <text:p>0</text:p>
          </table:table-cell>
          <table:table-cell table:formula="of:=[.G82]*[.Y$1] + IF([.G82]=0;0;[.Y$2])" office:value-type="float" office:value="0" calcext:value-type="float">
            <text:p>0</text:p>
          </table:table-cell>
          <table:table-cell table:formula="of:=[.H82]*[.Z$1] + IF([.H82]=0;0;[.Z$2])" office:value-type="float" office:value="0" calcext:value-type="float">
            <text:p>0</text:p>
          </table:table-cell>
          <table:table-cell table:formula="of:=[.I82]*[.AA$1] + IF([.I82]=0;0;[.AA$2])" office:value-type="float" office:value="0" calcext:value-type="float">
            <text:p>0</text:p>
          </table:table-cell>
          <table:table-cell table:formula="of:=[.J82]*[.AB$1] + IF([.J82]=0;0;[.AB$2])" office:value-type="float" office:value="0" calcext:value-type="float">
            <text:p>0</text:p>
          </table:table-cell>
          <table:table-cell table:formula="of:=[.K82]*[.AC$1] + IF([.K82]=0;0;[.AC$2])" office:value-type="float" office:value="0" calcext:value-type="float">
            <text:p>0</text:p>
          </table:table-cell>
          <table:table-cell table:formula="of:=[.L82]*[.AD$1] + IF([.L82]=0;0;[.AD$2])" office:value-type="float" office:value="0" calcext:value-type="float">
            <text:p>0</text:p>
          </table:table-cell>
          <table:table-cell table:formula="of:=[.M82]*[.AE$1] + IF([.M82]=0;0;[.AE$2])" office:value-type="float" office:value="0" calcext:value-type="float">
            <text:p>0</text:p>
          </table:table-cell>
          <table:table-cell/>
          <table:table-cell table:formula="of:=SUM([.S82:.AE82])" office:value-type="float" office:value="2.41189599" calcext:value-type="float">
            <text:p>2,411895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528" calcext:value-type="float">
            <text:p>3,5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74" calcext:value-type="float">
            <text:p>0,9174</text:p>
          </table:table-cell>
          <table:table-cell office:value-type="float" office:value="1.376" calcext:value-type="float">
            <text:p>1,376</text:p>
          </table:table-cell>
          <table:table-cell table:formula="of:=[.O83]*[.O83]" office:value-type="float" office:value="1.893376" calcext:value-type="float">
            <text:p>1,893376</text:p>
          </table:table-cell>
          <table:table-cell table:number-columns-repeated="2"/>
          <table:table-cell table:formula="of:=[.A83]*[.S$1] + IF([.A83]=0;0;[.S$2])" office:value-type="float" office:value="2.4328" calcext:value-type="float">
            <text:p>2,4328</text:p>
          </table:table-cell>
          <table:table-cell table:formula="of:=[.B83]*[.T$1] + IF([.B83]=0;0;[.T$2])" office:value-type="float" office:value="0" calcext:value-type="float">
            <text:p>0</text:p>
          </table:table-cell>
          <table:table-cell table:formula="of:=[.C83]*[.U$1] + IF([.C83]=0;0;[.U$2])" office:value-type="float" office:value="0.11759768" calcext:value-type="float">
            <text:p>0,11759768</text:p>
          </table:table-cell>
          <table:table-cell table:formula="of:=[.D83]*[.V$1] + IF([.D83]=0;0;[.V$2])" office:value-type="float" office:value="0" calcext:value-type="float">
            <text:p>0</text:p>
          </table:table-cell>
          <table:table-cell table:formula="of:=[.E83]*[.W$1] + IF([.E83]=0;0;[.W$2])" office:value-type="float" office:value="0" calcext:value-type="float">
            <text:p>0</text:p>
          </table:table-cell>
          <table:table-cell table:formula="of:=[.F83]*[.X$1] + IF([.F83]=0;0;[.X$2])" office:value-type="float" office:value="0" calcext:value-type="float">
            <text:p>0</text:p>
          </table:table-cell>
          <table:table-cell table:formula="of:=[.G83]*[.Y$1] + IF([.G83]=0;0;[.Y$2])" office:value-type="float" office:value="0" calcext:value-type="float">
            <text:p>0</text:p>
          </table:table-cell>
          <table:table-cell table:formula="of:=[.H83]*[.Z$1] + IF([.H83]=0;0;[.Z$2])" office:value-type="float" office:value="0" calcext:value-type="float">
            <text:p>0</text:p>
          </table:table-cell>
          <table:table-cell table:formula="of:=[.I83]*[.AA$1] + IF([.I83]=0;0;[.AA$2])" office:value-type="float" office:value="0" calcext:value-type="float">
            <text:p>0</text:p>
          </table:table-cell>
          <table:table-cell table:formula="of:=[.J83]*[.AB$1] + IF([.J83]=0;0;[.AB$2])" office:value-type="float" office:value="0" calcext:value-type="float">
            <text:p>0</text:p>
          </table:table-cell>
          <table:table-cell table:formula="of:=[.K83]*[.AC$1] + IF([.K83]=0;0;[.AC$2])" office:value-type="float" office:value="0" calcext:value-type="float">
            <text:p>0</text:p>
          </table:table-cell>
          <table:table-cell table:formula="of:=[.L83]*[.AD$1] + IF([.L83]=0;0;[.AD$2])" office:value-type="float" office:value="0" calcext:value-type="float">
            <text:p>0</text:p>
          </table:table-cell>
          <table:table-cell table:formula="of:=[.M83]*[.AE$1] + IF([.M83]=0;0;[.AE$2])" office:value-type="float" office:value="0" calcext:value-type="float">
            <text:p>0</text:p>
          </table:table-cell>
          <table:table-cell/>
          <table:table-cell table:formula="of:=SUM([.S83:.AE83])" office:value-type="float" office:value="2.55039768" calcext:value-type="float">
            <text:p>2,550397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99" calcext:value-type="float">
            <text:p>3,2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69" calcext:value-type="float">
            <text:p>0,9169</text:p>
          </table:table-cell>
          <table:table-cell office:value-type="float" office:value="1.9648" calcext:value-type="float">
            <text:p>1,9648</text:p>
          </table:table-cell>
          <table:table-cell table:formula="of:=[.O84]*[.O84]" office:value-type="float" office:value="3.86043904" calcext:value-type="float">
            <text:p>3,86043904</text:p>
          </table:table-cell>
          <table:table-cell table:number-columns-repeated="2"/>
          <table:table-cell table:formula="of:=[.A84]*[.S$1] + IF([.A84]=0;0;[.S$2])" office:value-type="float" office:value="2.4328" calcext:value-type="float">
            <text:p>2,4328</text:p>
          </table:table-cell>
          <table:table-cell table:formula="of:=[.B84]*[.T$1] + IF([.B84]=0;0;[.T$2])" office:value-type="float" office:value="0" calcext:value-type="float">
            <text:p>0</text:p>
          </table:table-cell>
          <table:table-cell table:formula="of:=[.C84]*[.U$1] + IF([.C84]=0;0;[.U$2])" office:value-type="float" office:value="0.1091969" calcext:value-type="float">
            <text:p>0,1091969</text:p>
          </table:table-cell>
          <table:table-cell table:formula="of:=[.D84]*[.V$1] + IF([.D84]=0;0;[.V$2])" office:value-type="float" office:value="0" calcext:value-type="float">
            <text:p>0</text:p>
          </table:table-cell>
          <table:table-cell table:formula="of:=[.E84]*[.W$1] + IF([.E84]=0;0;[.W$2])" office:value-type="float" office:value="0" calcext:value-type="float">
            <text:p>0</text:p>
          </table:table-cell>
          <table:table-cell table:formula="of:=[.F84]*[.X$1] + IF([.F84]=0;0;[.X$2])" office:value-type="float" office:value="0" calcext:value-type="float">
            <text:p>0</text:p>
          </table:table-cell>
          <table:table-cell table:formula="of:=[.G84]*[.Y$1] + IF([.G84]=0;0;[.Y$2])" office:value-type="float" office:value="0" calcext:value-type="float">
            <text:p>0</text:p>
          </table:table-cell>
          <table:table-cell table:formula="of:=[.H84]*[.Z$1] + IF([.H84]=0;0;[.Z$2])" office:value-type="float" office:value="0" calcext:value-type="float">
            <text:p>0</text:p>
          </table:table-cell>
          <table:table-cell table:formula="of:=[.I84]*[.AA$1] + IF([.I84]=0;0;[.AA$2])" office:value-type="float" office:value="0" calcext:value-type="float">
            <text:p>0</text:p>
          </table:table-cell>
          <table:table-cell table:formula="of:=[.J84]*[.AB$1] + IF([.J84]=0;0;[.AB$2])" office:value-type="float" office:value="0" calcext:value-type="float">
            <text:p>0</text:p>
          </table:table-cell>
          <table:table-cell table:formula="of:=[.K84]*[.AC$1] + IF([.K84]=0;0;[.AC$2])" office:value-type="float" office:value="0" calcext:value-type="float">
            <text:p>0</text:p>
          </table:table-cell>
          <table:table-cell table:formula="of:=[.L84]*[.AD$1] + IF([.L84]=0;0;[.AD$2])" office:value-type="float" office:value="0" calcext:value-type="float">
            <text:p>0</text:p>
          </table:table-cell>
          <table:table-cell table:formula="of:=[.M84]*[.AE$1] + IF([.M84]=0;0;[.AE$2])" office:value-type="float" office:value="0" calcext:value-type="float">
            <text:p>0</text:p>
          </table:table-cell>
          <table:table-cell/>
          <table:table-cell table:formula="of:=SUM([.S84:.AE84])" office:value-type="float" office:value="2.5419969" calcext:value-type="float">
            <text:p>2,541996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8587" calcext:value-type="float">
            <text:p>2,85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" calcext:value-type="float">
            <text:p>0,773</text:p>
          </table:table-cell>
          <table:table-cell office:value-type="float" office:value="1.1112" calcext:value-type="float">
            <text:p>1,1112</text:p>
          </table:table-cell>
          <table:table-cell table:formula="of:=[.O85]*[.O85]" office:value-type="float" office:value="1.23476544" calcext:value-type="float">
            <text:p>1,23476544</text:p>
          </table:table-cell>
          <table:table-cell table:number-columns-repeated="2"/>
          <table:table-cell table:formula="of:=[.A85]*[.S$1] + IF([.A85]=0;0;[.S$2])" office:value-type="float" office:value="2.16251592" calcext:value-type="float">
            <text:p>2,16251592</text:p>
          </table:table-cell>
          <table:table-cell table:formula="of:=[.B85]*[.T$1] + IF([.B85]=0;0;[.T$2])" office:value-type="float" office:value="0" calcext:value-type="float">
            <text:p>0</text:p>
          </table:table-cell>
          <table:table-cell table:formula="of:=[.C85]*[.U$1] + IF([.C85]=0;0;[.U$2])" office:value-type="float" office:value="0.09462297" calcext:value-type="float">
            <text:p>0,09462297</text:p>
          </table:table-cell>
          <table:table-cell table:formula="of:=[.D85]*[.V$1] + IF([.D85]=0;0;[.V$2])" office:value-type="float" office:value="0" calcext:value-type="float">
            <text:p>0</text:p>
          </table:table-cell>
          <table:table-cell table:formula="of:=[.E85]*[.W$1] + IF([.E85]=0;0;[.W$2])" office:value-type="float" office:value="0" calcext:value-type="float">
            <text:p>0</text:p>
          </table:table-cell>
          <table:table-cell table:formula="of:=[.F85]*[.X$1] + IF([.F85]=0;0;[.X$2])" office:value-type="float" office:value="0" calcext:value-type="float">
            <text:p>0</text:p>
          </table:table-cell>
          <table:table-cell table:formula="of:=[.G85]*[.Y$1] + IF([.G85]=0;0;[.Y$2])" office:value-type="float" office:value="0" calcext:value-type="float">
            <text:p>0</text:p>
          </table:table-cell>
          <table:table-cell table:formula="of:=[.H85]*[.Z$1] + IF([.H85]=0;0;[.Z$2])" office:value-type="float" office:value="0" calcext:value-type="float">
            <text:p>0</text:p>
          </table:table-cell>
          <table:table-cell table:formula="of:=[.I85]*[.AA$1] + IF([.I85]=0;0;[.AA$2])" office:value-type="float" office:value="0" calcext:value-type="float">
            <text:p>0</text:p>
          </table:table-cell>
          <table:table-cell table:formula="of:=[.J85]*[.AB$1] + IF([.J85]=0;0;[.AB$2])" office:value-type="float" office:value="0" calcext:value-type="float">
            <text:p>0</text:p>
          </table:table-cell>
          <table:table-cell table:formula="of:=[.K85]*[.AC$1] + IF([.K85]=0;0;[.AC$2])" office:value-type="float" office:value="0" calcext:value-type="float">
            <text:p>0</text:p>
          </table:table-cell>
          <table:table-cell table:formula="of:=[.L85]*[.AD$1] + IF([.L85]=0;0;[.AD$2])" office:value-type="float" office:value="0" calcext:value-type="float">
            <text:p>0</text:p>
          </table:table-cell>
          <table:table-cell table:formula="of:=[.M85]*[.AE$1] + IF([.M85]=0;0;[.AE$2])" office:value-type="float" office:value="0" calcext:value-type="float">
            <text:p>0</text:p>
          </table:table-cell>
          <table:table-cell/>
          <table:table-cell table:formula="of:=SUM([.S85:.AE85])" office:value-type="float" office:value="2.25713889" calcext:value-type="float">
            <text:p>2,2571388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225" calcext:value-type="float">
            <text:p>3,42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25" calcext:value-type="float">
            <text:p>0,8025</text:p>
          </table:table-cell>
          <table:table-cell office:value-type="float" office:value="1.605" calcext:value-type="float">
            <text:p>1,605</text:p>
          </table:table-cell>
          <table:table-cell table:formula="of:=[.O86]*[.O86]" office:value-type="float" office:value="2.576025" calcext:value-type="float">
            <text:p>2,576025</text:p>
          </table:table-cell>
          <table:table-cell table:number-columns-repeated="2"/>
          <table:table-cell table:formula="of:=[.A86]*[.S$1] + IF([.A86]=0;0;[.S$2])" office:value-type="float" office:value="2.29765796" calcext:value-type="float">
            <text:p>2,29765796</text:p>
          </table:table-cell>
          <table:table-cell table:formula="of:=[.B86]*[.T$1] + IF([.B86]=0;0;[.T$2])" office:value-type="float" office:value="0" calcext:value-type="float">
            <text:p>0</text:p>
          </table:table-cell>
          <table:table-cell table:formula="of:=[.C86]*[.U$1] + IF([.C86]=0;0;[.U$2])" office:value-type="float" office:value="0.11328475" calcext:value-type="float">
            <text:p>0,11328475</text:p>
          </table:table-cell>
          <table:table-cell table:formula="of:=[.D86]*[.V$1] + IF([.D86]=0;0;[.V$2])" office:value-type="float" office:value="0" calcext:value-type="float">
            <text:p>0</text:p>
          </table:table-cell>
          <table:table-cell table:formula="of:=[.E86]*[.W$1] + IF([.E86]=0;0;[.W$2])" office:value-type="float" office:value="0" calcext:value-type="float">
            <text:p>0</text:p>
          </table:table-cell>
          <table:table-cell table:formula="of:=[.F86]*[.X$1] + IF([.F86]=0;0;[.X$2])" office:value-type="float" office:value="0" calcext:value-type="float">
            <text:p>0</text:p>
          </table:table-cell>
          <table:table-cell table:formula="of:=[.G86]*[.Y$1] + IF([.G86]=0;0;[.Y$2])" office:value-type="float" office:value="0" calcext:value-type="float">
            <text:p>0</text:p>
          </table:table-cell>
          <table:table-cell table:formula="of:=[.H86]*[.Z$1] + IF([.H86]=0;0;[.Z$2])" office:value-type="float" office:value="0" calcext:value-type="float">
            <text:p>0</text:p>
          </table:table-cell>
          <table:table-cell table:formula="of:=[.I86]*[.AA$1] + IF([.I86]=0;0;[.AA$2])" office:value-type="float" office:value="0" calcext:value-type="float">
            <text:p>0</text:p>
          </table:table-cell>
          <table:table-cell table:formula="of:=[.J86]*[.AB$1] + IF([.J86]=0;0;[.AB$2])" office:value-type="float" office:value="0" calcext:value-type="float">
            <text:p>0</text:p>
          </table:table-cell>
          <table:table-cell table:formula="of:=[.K86]*[.AC$1] + IF([.K86]=0;0;[.AC$2])" office:value-type="float" office:value="0" calcext:value-type="float">
            <text:p>0</text:p>
          </table:table-cell>
          <table:table-cell table:formula="of:=[.L86]*[.AD$1] + IF([.L86]=0;0;[.AD$2])" office:value-type="float" office:value="0" calcext:value-type="float">
            <text:p>0</text:p>
          </table:table-cell>
          <table:table-cell table:formula="of:=[.M86]*[.AE$1] + IF([.M86]=0;0;[.AE$2])" office:value-type="float" office:value="0" calcext:value-type="float">
            <text:p>0</text:p>
          </table:table-cell>
          <table:table-cell/>
          <table:table-cell table:formula="of:=SUM([.S86:.AE86])" office:value-type="float" office:value="2.41094271" calcext:value-type="float">
            <text:p>2,4109427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431" calcext:value-type="float">
            <text:p>4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62" calcext:value-type="float">
            <text:p>0,9162</text:p>
          </table:table-cell>
          <table:table-cell office:value-type="float" office:value="1.6034" calcext:value-type="float">
            <text:p>1,6034</text:p>
          </table:table-cell>
          <table:table-cell table:formula="of:=[.O87]*[.O87]" office:value-type="float" office:value="2.57089156" calcext:value-type="float">
            <text:p>2,57089156</text:p>
          </table:table-cell>
          <table:table-cell table:number-columns-repeated="2"/>
          <table:table-cell table:formula="of:=[.A87]*[.S$1] + IF([.A87]=0;0;[.S$2])" office:value-type="float" office:value="2.29765796" calcext:value-type="float">
            <text:p>2,29765796</text:p>
          </table:table-cell>
          <table:table-cell table:formula="of:=[.B87]*[.T$1] + IF([.B87]=0;0;[.T$2])" office:value-type="float" office:value="0" calcext:value-type="float">
            <text:p>0</text:p>
          </table:table-cell>
          <table:table-cell table:formula="of:=[.C87]*[.U$1] + IF([.C87]=0;0;[.U$2])" office:value-type="float" office:value="0.14706661" calcext:value-type="float">
            <text:p>0,14706661</text:p>
          </table:table-cell>
          <table:table-cell table:formula="of:=[.D87]*[.V$1] + IF([.D87]=0;0;[.V$2])" office:value-type="float" office:value="0" calcext:value-type="float">
            <text:p>0</text:p>
          </table:table-cell>
          <table:table-cell table:formula="of:=[.E87]*[.W$1] + IF([.E87]=0;0;[.W$2])" office:value-type="float" office:value="0" calcext:value-type="float">
            <text:p>0</text:p>
          </table:table-cell>
          <table:table-cell table:formula="of:=[.F87]*[.X$1] + IF([.F87]=0;0;[.X$2])" office:value-type="float" office:value="0" calcext:value-type="float">
            <text:p>0</text:p>
          </table:table-cell>
          <table:table-cell table:formula="of:=[.G87]*[.Y$1] + IF([.G87]=0;0;[.Y$2])" office:value-type="float" office:value="0" calcext:value-type="float">
            <text:p>0</text:p>
          </table:table-cell>
          <table:table-cell table:formula="of:=[.H87]*[.Z$1] + IF([.H87]=0;0;[.Z$2])" office:value-type="float" office:value="0" calcext:value-type="float">
            <text:p>0</text:p>
          </table:table-cell>
          <table:table-cell table:formula="of:=[.I87]*[.AA$1] + IF([.I87]=0;0;[.AA$2])" office:value-type="float" office:value="0" calcext:value-type="float">
            <text:p>0</text:p>
          </table:table-cell>
          <table:table-cell table:formula="of:=[.J87]*[.AB$1] + IF([.J87]=0;0;[.AB$2])" office:value-type="float" office:value="0" calcext:value-type="float">
            <text:p>0</text:p>
          </table:table-cell>
          <table:table-cell table:formula="of:=[.K87]*[.AC$1] + IF([.K87]=0;0;[.AC$2])" office:value-type="float" office:value="0" calcext:value-type="float">
            <text:p>0</text:p>
          </table:table-cell>
          <table:table-cell table:formula="of:=[.L87]*[.AD$1] + IF([.L87]=0;0;[.AD$2])" office:value-type="float" office:value="0" calcext:value-type="float">
            <text:p>0</text:p>
          </table:table-cell>
          <table:table-cell table:formula="of:=[.M87]*[.AE$1] + IF([.M87]=0;0;[.AE$2])" office:value-type="float" office:value="0" calcext:value-type="float">
            <text:p>0</text:p>
          </table:table-cell>
          <table:table-cell/>
          <table:table-cell table:formula="of:=SUM([.S87:.AE87])" office:value-type="float" office:value="2.44472457" calcext:value-type="float">
            <text:p>2,4447245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2524" calcext:value-type="float">
            <text:p>5,25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563" calcext:value-type="float">
            <text:p>0,5563</text:p>
          </table:table-cell>
          <table:table-cell office:value-type="float" office:value="1.3149" calcext:value-type="float">
            <text:p>1,3149</text:p>
          </table:table-cell>
          <table:table-cell table:formula="of:=[.O88]*[.O88]" office:value-type="float" office:value="1.72896201" calcext:value-type="float">
            <text:p>1,72896201</text:p>
          </table:table-cell>
          <table:table-cell table:number-columns-repeated="2"/>
          <table:table-cell table:formula="of:=[.A88]*[.S$1] + IF([.A88]=0;0;[.S$2])" office:value-type="float" office:value="2.29765796" calcext:value-type="float">
            <text:p>2,29765796</text:p>
          </table:table-cell>
          <table:table-cell table:formula="of:=[.B88]*[.T$1] + IF([.B88]=0;0;[.T$2])" office:value-type="float" office:value="0" calcext:value-type="float">
            <text:p>0</text:p>
          </table:table-cell>
          <table:table-cell table:formula="of:=[.C88]*[.U$1] + IF([.C88]=0;0;[.U$2])" office:value-type="float" office:value="0.17385444" calcext:value-type="float">
            <text:p>0,17385444</text:p>
          </table:table-cell>
          <table:table-cell table:formula="of:=[.D88]*[.V$1] + IF([.D88]=0;0;[.V$2])" office:value-type="float" office:value="0" calcext:value-type="float">
            <text:p>0</text:p>
          </table:table-cell>
          <table:table-cell table:formula="of:=[.E88]*[.W$1] + IF([.E88]=0;0;[.W$2])" office:value-type="float" office:value="0" calcext:value-type="float">
            <text:p>0</text:p>
          </table:table-cell>
          <table:table-cell table:formula="of:=[.F88]*[.X$1] + IF([.F88]=0;0;[.X$2])" office:value-type="float" office:value="0" calcext:value-type="float">
            <text:p>0</text:p>
          </table:table-cell>
          <table:table-cell table:formula="of:=[.G88]*[.Y$1] + IF([.G88]=0;0;[.Y$2])" office:value-type="float" office:value="0" calcext:value-type="float">
            <text:p>0</text:p>
          </table:table-cell>
          <table:table-cell table:formula="of:=[.H88]*[.Z$1] + IF([.H88]=0;0;[.Z$2])" office:value-type="float" office:value="0" calcext:value-type="float">
            <text:p>0</text:p>
          </table:table-cell>
          <table:table-cell table:formula="of:=[.I88]*[.AA$1] + IF([.I88]=0;0;[.AA$2])" office:value-type="float" office:value="0" calcext:value-type="float">
            <text:p>0</text:p>
          </table:table-cell>
          <table:table-cell table:formula="of:=[.J88]*[.AB$1] + IF([.J88]=0;0;[.AB$2])" office:value-type="float" office:value="0" calcext:value-type="float">
            <text:p>0</text:p>
          </table:table-cell>
          <table:table-cell table:formula="of:=[.K88]*[.AC$1] + IF([.K88]=0;0;[.AC$2])" office:value-type="float" office:value="0" calcext:value-type="float">
            <text:p>0</text:p>
          </table:table-cell>
          <table:table-cell table:formula="of:=[.L88]*[.AD$1] + IF([.L88]=0;0;[.AD$2])" office:value-type="float" office:value="0" calcext:value-type="float">
            <text:p>0</text:p>
          </table:table-cell>
          <table:table-cell table:formula="of:=[.M88]*[.AE$1] + IF([.M88]=0;0;[.AE$2])" office:value-type="float" office:value="0" calcext:value-type="float">
            <text:p>0</text:p>
          </table:table-cell>
          <table:table-cell/>
          <table:table-cell table:formula="of:=SUM([.S88:.AE88])" office:value-type="float" office:value="2.4715124" calcext:value-type="float">
            <text:p>2,471512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0261" calcext:value-type="float">
            <text:p>4,02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06" calcext:value-type="float">
            <text:p>0,6406</text:p>
          </table:table-cell>
          <table:table-cell office:value-type="float" office:value="1.0788" calcext:value-type="float">
            <text:p>1,0788</text:p>
          </table:table-cell>
          <table:table-cell table:formula="of:=[.O89]*[.O89]" office:value-type="float" office:value="1.16380944" calcext:value-type="float">
            <text:p>1,16380944</text:p>
          </table:table-cell>
          <table:table-cell table:number-columns-repeated="2"/>
          <table:table-cell table:formula="of:=[.A89]*[.S$1] + IF([.A89]=0;0;[.S$2])" office:value-type="float" office:value="2.56794204" calcext:value-type="float">
            <text:p>2,56794204</text:p>
          </table:table-cell>
          <table:table-cell table:formula="of:=[.B89]*[.T$1] + IF([.B89]=0;0;[.T$2])" office:value-type="float" office:value="0" calcext:value-type="float">
            <text:p>0</text:p>
          </table:table-cell>
          <table:table-cell table:formula="of:=[.C89]*[.U$1] + IF([.C89]=0;0;[.U$2])" office:value-type="float" office:value="0.13326391" calcext:value-type="float">
            <text:p>0,13326391</text:p>
          </table:table-cell>
          <table:table-cell table:formula="of:=[.D89]*[.V$1] + IF([.D89]=0;0;[.V$2])" office:value-type="float" office:value="0" calcext:value-type="float">
            <text:p>0</text:p>
          </table:table-cell>
          <table:table-cell table:formula="of:=[.E89]*[.W$1] + IF([.E89]=0;0;[.W$2])" office:value-type="float" office:value="0" calcext:value-type="float">
            <text:p>0</text:p>
          </table:table-cell>
          <table:table-cell table:formula="of:=[.F89]*[.X$1] + IF([.F89]=0;0;[.X$2])" office:value-type="float" office:value="0" calcext:value-type="float">
            <text:p>0</text:p>
          </table:table-cell>
          <table:table-cell table:formula="of:=[.G89]*[.Y$1] + IF([.G89]=0;0;[.Y$2])" office:value-type="float" office:value="0" calcext:value-type="float">
            <text:p>0</text:p>
          </table:table-cell>
          <table:table-cell table:formula="of:=[.H89]*[.Z$1] + IF([.H89]=0;0;[.Z$2])" office:value-type="float" office:value="0" calcext:value-type="float">
            <text:p>0</text:p>
          </table:table-cell>
          <table:table-cell table:formula="of:=[.I89]*[.AA$1] + IF([.I89]=0;0;[.AA$2])" office:value-type="float" office:value="0" calcext:value-type="float">
            <text:p>0</text:p>
          </table:table-cell>
          <table:table-cell table:formula="of:=[.J89]*[.AB$1] + IF([.J89]=0;0;[.AB$2])" office:value-type="float" office:value="0" calcext:value-type="float">
            <text:p>0</text:p>
          </table:table-cell>
          <table:table-cell table:formula="of:=[.K89]*[.AC$1] + IF([.K89]=0;0;[.AC$2])" office:value-type="float" office:value="0" calcext:value-type="float">
            <text:p>0</text:p>
          </table:table-cell>
          <table:table-cell table:formula="of:=[.L89]*[.AD$1] + IF([.L89]=0;0;[.AD$2])" office:value-type="float" office:value="0" calcext:value-type="float">
            <text:p>0</text:p>
          </table:table-cell>
          <table:table-cell table:formula="of:=[.M89]*[.AE$1] + IF([.M89]=0;0;[.AE$2])" office:value-type="float" office:value="0" calcext:value-type="float">
            <text:p>0</text:p>
          </table:table-cell>
          <table:table-cell/>
          <table:table-cell table:formula="of:=SUM([.S89:.AE89])" office:value-type="float" office:value="2.70120595" calcext:value-type="float">
            <text:p>2,7012059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557" calcext:value-type="float">
            <text:p>3,65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42" calcext:value-type="float">
            <text:p>0,9542</text:p>
          </table:table-cell>
          <table:table-cell office:value-type="float" office:value="1.9085" calcext:value-type="float">
            <text:p>1,9085</text:p>
          </table:table-cell>
          <table:table-cell table:formula="of:=[.O90]*[.O90]" office:value-type="float" office:value="3.64237225" calcext:value-type="float">
            <text:p>3,64237225</text:p>
          </table:table-cell>
          <table:table-cell table:number-columns-repeated="2"/>
          <table:table-cell table:formula="of:=[.A90]*[.S$1] + IF([.A90]=0;0;[.S$2])" office:value-type="float" office:value="2.29765796" calcext:value-type="float">
            <text:p>2,29765796</text:p>
          </table:table-cell>
          <table:table-cell table:formula="of:=[.B90]*[.T$1] + IF([.B90]=0;0;[.T$2])" office:value-type="float" office:value="0" calcext:value-type="float">
            <text:p>0</text:p>
          </table:table-cell>
          <table:table-cell table:formula="of:=[.C90]*[.U$1] + IF([.C90]=0;0;[.U$2])" office:value-type="float" office:value="0.12100367" calcext:value-type="float">
            <text:p>0,12100367</text:p>
          </table:table-cell>
          <table:table-cell table:formula="of:=[.D90]*[.V$1] + IF([.D90]=0;0;[.V$2])" office:value-type="float" office:value="0" calcext:value-type="float">
            <text:p>0</text:p>
          </table:table-cell>
          <table:table-cell table:formula="of:=[.E90]*[.W$1] + IF([.E90]=0;0;[.W$2])" office:value-type="float" office:value="0" calcext:value-type="float">
            <text:p>0</text:p>
          </table:table-cell>
          <table:table-cell table:formula="of:=[.F90]*[.X$1] + IF([.F90]=0;0;[.X$2])" office:value-type="float" office:value="0" calcext:value-type="float">
            <text:p>0</text:p>
          </table:table-cell>
          <table:table-cell table:formula="of:=[.G90]*[.Y$1] + IF([.G90]=0;0;[.Y$2])" office:value-type="float" office:value="0" calcext:value-type="float">
            <text:p>0</text:p>
          </table:table-cell>
          <table:table-cell table:formula="of:=[.H90]*[.Z$1] + IF([.H90]=0;0;[.Z$2])" office:value-type="float" office:value="0" calcext:value-type="float">
            <text:p>0</text:p>
          </table:table-cell>
          <table:table-cell table:formula="of:=[.I90]*[.AA$1] + IF([.I90]=0;0;[.AA$2])" office:value-type="float" office:value="0" calcext:value-type="float">
            <text:p>0</text:p>
          </table:table-cell>
          <table:table-cell table:formula="of:=[.J90]*[.AB$1] + IF([.J90]=0;0;[.AB$2])" office:value-type="float" office:value="0" calcext:value-type="float">
            <text:p>0</text:p>
          </table:table-cell>
          <table:table-cell table:formula="of:=[.K90]*[.AC$1] + IF([.K90]=0;0;[.AC$2])" office:value-type="float" office:value="0" calcext:value-type="float">
            <text:p>0</text:p>
          </table:table-cell>
          <table:table-cell table:formula="of:=[.L90]*[.AD$1] + IF([.L90]=0;0;[.AD$2])" office:value-type="float" office:value="0" calcext:value-type="float">
            <text:p>0</text:p>
          </table:table-cell>
          <table:table-cell table:formula="of:=[.M90]*[.AE$1] + IF([.M90]=0;0;[.AE$2])" office:value-type="float" office:value="0" calcext:value-type="float">
            <text:p>0</text:p>
          </table:table-cell>
          <table:table-cell/>
          <table:table-cell table:formula="of:=SUM([.S90:.AE90])" office:value-type="float" office:value="2.41866163" calcext:value-type="float">
            <text:p>2,41866163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3306" calcext:value-type="float">
            <text:p>2,33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" calcext:value-type="float">
            <text:p>0,773</text:p>
          </table:table-cell>
          <table:table-cell office:value-type="float" office:value="1.1852" calcext:value-type="float">
            <text:p>1,1852</text:p>
          </table:table-cell>
          <table:table-cell table:formula="of:=[.O91]*[.O91]" office:value-type="float" office:value="1.40469904" calcext:value-type="float">
            <text:p>1,40469904</text:p>
          </table:table-cell>
          <table:table-cell table:number-columns-repeated="2"/>
          <table:table-cell table:formula="of:=[.A91]*[.S$1] + IF([.A91]=0;0;[.S$2])" office:value-type="float" office:value="2.16251592" calcext:value-type="float">
            <text:p>2,16251592</text:p>
          </table:table-cell>
          <table:table-cell table:formula="of:=[.B91]*[.T$1] + IF([.B91]=0;0;[.T$2])" office:value-type="float" office:value="0" calcext:value-type="float">
            <text:p>0</text:p>
          </table:table-cell>
          <table:table-cell table:formula="of:=[.C91]*[.U$1] + IF([.C91]=0;0;[.U$2])" office:value-type="float" office:value="0.07714286" calcext:value-type="float">
            <text:p>0,07714286</text:p>
          </table:table-cell>
          <table:table-cell table:formula="of:=[.D91]*[.V$1] + IF([.D91]=0;0;[.V$2])" office:value-type="float" office:value="0" calcext:value-type="float">
            <text:p>0</text:p>
          </table:table-cell>
          <table:table-cell table:formula="of:=[.E91]*[.W$1] + IF([.E91]=0;0;[.W$2])" office:value-type="float" office:value="0" calcext:value-type="float">
            <text:p>0</text:p>
          </table:table-cell>
          <table:table-cell table:formula="of:=[.F91]*[.X$1] + IF([.F91]=0;0;[.X$2])" office:value-type="float" office:value="0" calcext:value-type="float">
            <text:p>0</text:p>
          </table:table-cell>
          <table:table-cell table:formula="of:=[.G91]*[.Y$1] + IF([.G91]=0;0;[.Y$2])" office:value-type="float" office:value="0" calcext:value-type="float">
            <text:p>0</text:p>
          </table:table-cell>
          <table:table-cell table:formula="of:=[.H91]*[.Z$1] + IF([.H91]=0;0;[.Z$2])" office:value-type="float" office:value="0" calcext:value-type="float">
            <text:p>0</text:p>
          </table:table-cell>
          <table:table-cell table:formula="of:=[.I91]*[.AA$1] + IF([.I91]=0;0;[.AA$2])" office:value-type="float" office:value="0" calcext:value-type="float">
            <text:p>0</text:p>
          </table:table-cell>
          <table:table-cell table:formula="of:=[.J91]*[.AB$1] + IF([.J91]=0;0;[.AB$2])" office:value-type="float" office:value="0" calcext:value-type="float">
            <text:p>0</text:p>
          </table:table-cell>
          <table:table-cell table:formula="of:=[.K91]*[.AC$1] + IF([.K91]=0;0;[.AC$2])" office:value-type="float" office:value="0" calcext:value-type="float">
            <text:p>0</text:p>
          </table:table-cell>
          <table:table-cell table:formula="of:=[.L91]*[.AD$1] + IF([.L91]=0;0;[.AD$2])" office:value-type="float" office:value="0" calcext:value-type="float">
            <text:p>0</text:p>
          </table:table-cell>
          <table:table-cell table:formula="of:=[.M91]*[.AE$1] + IF([.M91]=0;0;[.AE$2])" office:value-type="float" office:value="0" calcext:value-type="float">
            <text:p>0</text:p>
          </table:table-cell>
          <table:table-cell/>
          <table:table-cell table:formula="of:=SUM([.S91:.AE91])" office:value-type="float" office:value="2.23965878" calcext:value-type="float">
            <text:p>2,23965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664" calcext:value-type="float">
            <text:p>2,46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22" calcext:value-type="float">
            <text:p>0,8222</text:p>
          </table:table-cell>
          <table:table-cell office:value-type="float" office:value="1.6444" calcext:value-type="float">
            <text:p>1,6444</text:p>
          </table:table-cell>
          <table:table-cell table:formula="of:=[.O92]*[.O92]" office:value-type="float" office:value="2.70405136" calcext:value-type="float">
            <text:p>2,70405136</text:p>
          </table:table-cell>
          <table:table-cell table:number-columns-repeated="2"/>
          <table:table-cell table:formula="of:=[.A92]*[.S$1] + IF([.A92]=0;0;[.S$2])" office:value-type="float" office:value="2.4328" calcext:value-type="float">
            <text:p>2,4328</text:p>
          </table:table-cell>
          <table:table-cell table:formula="of:=[.B92]*[.T$1] + IF([.B92]=0;0;[.T$2])" office:value-type="float" office:value="0" calcext:value-type="float">
            <text:p>0</text:p>
          </table:table-cell>
          <table:table-cell table:formula="of:=[.C92]*[.U$1] + IF([.C92]=0;0;[.U$2])" office:value-type="float" office:value="0.08163784" calcext:value-type="float">
            <text:p>0,08163784</text:p>
          </table:table-cell>
          <table:table-cell table:formula="of:=[.D92]*[.V$1] + IF([.D92]=0;0;[.V$2])" office:value-type="float" office:value="0" calcext:value-type="float">
            <text:p>0</text:p>
          </table:table-cell>
          <table:table-cell table:formula="of:=[.E92]*[.W$1] + IF([.E92]=0;0;[.W$2])" office:value-type="float" office:value="0" calcext:value-type="float">
            <text:p>0</text:p>
          </table:table-cell>
          <table:table-cell table:formula="of:=[.F92]*[.X$1] + IF([.F92]=0;0;[.X$2])" office:value-type="float" office:value="0" calcext:value-type="float">
            <text:p>0</text:p>
          </table:table-cell>
          <table:table-cell table:formula="of:=[.G92]*[.Y$1] + IF([.G92]=0;0;[.Y$2])" office:value-type="float" office:value="0" calcext:value-type="float">
            <text:p>0</text:p>
          </table:table-cell>
          <table:table-cell table:formula="of:=[.H92]*[.Z$1] + IF([.H92]=0;0;[.Z$2])" office:value-type="float" office:value="0" calcext:value-type="float">
            <text:p>0</text:p>
          </table:table-cell>
          <table:table-cell table:formula="of:=[.I92]*[.AA$1] + IF([.I92]=0;0;[.AA$2])" office:value-type="float" office:value="0" calcext:value-type="float">
            <text:p>0</text:p>
          </table:table-cell>
          <table:table-cell table:formula="of:=[.J92]*[.AB$1] + IF([.J92]=0;0;[.AB$2])" office:value-type="float" office:value="0" calcext:value-type="float">
            <text:p>0</text:p>
          </table:table-cell>
          <table:table-cell table:formula="of:=[.K92]*[.AC$1] + IF([.K92]=0;0;[.AC$2])" office:value-type="float" office:value="0" calcext:value-type="float">
            <text:p>0</text:p>
          </table:table-cell>
          <table:table-cell table:formula="of:=[.L92]*[.AD$1] + IF([.L92]=0;0;[.AD$2])" office:value-type="float" office:value="0" calcext:value-type="float">
            <text:p>0</text:p>
          </table:table-cell>
          <table:table-cell table:formula="of:=[.M92]*[.AE$1] + IF([.M92]=0;0;[.AE$2])" office:value-type="float" office:value="0" calcext:value-type="float">
            <text:p>0</text:p>
          </table:table-cell>
          <table:table-cell/>
          <table:table-cell table:formula="of:=SUM([.S92:.AE92])" office:value-type="float" office:value="2.51443784" calcext:value-type="float">
            <text:p>2,51443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988" calcext:value-type="float">
            <text:p>5,0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6" calcext:value-type="float">
            <text:p>0,566</text:p>
          </table:table-cell>
          <table:table-cell office:value-type="float" office:value="0.7975" calcext:value-type="float">
            <text:p>0,7975</text:p>
          </table:table-cell>
          <table:table-cell table:formula="of:=[.O93]*[.O93]" office:value-type="float" office:value="0.63600625" calcext:value-type="float">
            <text:p>0,63600625</text:p>
          </table:table-cell>
          <table:table-cell table:number-columns-repeated="2"/>
          <table:table-cell table:formula="of:=[.A93]*[.S$1] + IF([.A93]=0;0;[.S$2])" office:value-type="float" office:value="2.4328" calcext:value-type="float">
            <text:p>2,4328</text:p>
          </table:table-cell>
          <table:table-cell table:formula="of:=[.B93]*[.T$1] + IF([.B93]=0;0;[.T$2])" office:value-type="float" office:value="0" calcext:value-type="float">
            <text:p>0</text:p>
          </table:table-cell>
          <table:table-cell table:formula="of:=[.C93]*[.U$1] + IF([.C93]=0;0;[.U$2])" office:value-type="float" office:value="0.16877028" calcext:value-type="float">
            <text:p>0,16877028</text:p>
          </table:table-cell>
          <table:table-cell table:formula="of:=[.D93]*[.V$1] + IF([.D93]=0;0;[.V$2])" office:value-type="float" office:value="0" calcext:value-type="float">
            <text:p>0</text:p>
          </table:table-cell>
          <table:table-cell table:formula="of:=[.E93]*[.W$1] + IF([.E93]=0;0;[.W$2])" office:value-type="float" office:value="0" calcext:value-type="float">
            <text:p>0</text:p>
          </table:table-cell>
          <table:table-cell table:formula="of:=[.F93]*[.X$1] + IF([.F93]=0;0;[.X$2])" office:value-type="float" office:value="0" calcext:value-type="float">
            <text:p>0</text:p>
          </table:table-cell>
          <table:table-cell table:formula="of:=[.G93]*[.Y$1] + IF([.G93]=0;0;[.Y$2])" office:value-type="float" office:value="0" calcext:value-type="float">
            <text:p>0</text:p>
          </table:table-cell>
          <table:table-cell table:formula="of:=[.H93]*[.Z$1] + IF([.H93]=0;0;[.Z$2])" office:value-type="float" office:value="0" calcext:value-type="float">
            <text:p>0</text:p>
          </table:table-cell>
          <table:table-cell table:formula="of:=[.I93]*[.AA$1] + IF([.I93]=0;0;[.AA$2])" office:value-type="float" office:value="0" calcext:value-type="float">
            <text:p>0</text:p>
          </table:table-cell>
          <table:table-cell table:formula="of:=[.J93]*[.AB$1] + IF([.J93]=0;0;[.AB$2])" office:value-type="float" office:value="0" calcext:value-type="float">
            <text:p>0</text:p>
          </table:table-cell>
          <table:table-cell table:formula="of:=[.K93]*[.AC$1] + IF([.K93]=0;0;[.AC$2])" office:value-type="float" office:value="0" calcext:value-type="float">
            <text:p>0</text:p>
          </table:table-cell>
          <table:table-cell table:formula="of:=[.L93]*[.AD$1] + IF([.L93]=0;0;[.AD$2])" office:value-type="float" office:value="0" calcext:value-type="float">
            <text:p>0</text:p>
          </table:table-cell>
          <table:table-cell table:formula="of:=[.M93]*[.AE$1] + IF([.M93]=0;0;[.AE$2])" office:value-type="float" office:value="0" calcext:value-type="float">
            <text:p>0</text:p>
          </table:table-cell>
          <table:table-cell/>
          <table:table-cell table:formula="of:=SUM([.S93:.AE93])" office:value-type="float" office:value="2.60157028" calcext:value-type="float">
            <text:p>2,6015702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4472" calcext:value-type="float">
            <text:p>2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7" calcext:value-type="float">
            <text:p>0,727</text:p>
          </table:table-cell>
          <table:table-cell office:value-type="float" office:value="1.4086" calcext:value-type="float">
            <text:p>1,4086</text:p>
          </table:table-cell>
          <table:table-cell table:formula="of:=[.O94]*[.O94]" office:value-type="float" office:value="1.98415396" calcext:value-type="float">
            <text:p>1,98415396</text:p>
          </table:table-cell>
          <table:table-cell table:number-columns-repeated="2"/>
          <table:table-cell table:formula="of:=[.A94]*[.S$1] + IF([.A94]=0;0;[.S$2])" office:value-type="float" office:value="2.16251592" calcext:value-type="float">
            <text:p>2,16251592</text:p>
          </table:table-cell>
          <table:table-cell table:formula="of:=[.B94]*[.T$1] + IF([.B94]=0;0;[.T$2])" office:value-type="float" office:value="0" calcext:value-type="float">
            <text:p>0</text:p>
          </table:table-cell>
          <table:table-cell table:formula="of:=[.C94]*[.U$1] + IF([.C94]=0;0;[.U$2])" office:value-type="float" office:value="0.08100232" calcext:value-type="float">
            <text:p>0,08100232</text:p>
          </table:table-cell>
          <table:table-cell table:formula="of:=[.D94]*[.V$1] + IF([.D94]=0;0;[.V$2])" office:value-type="float" office:value="0" calcext:value-type="float">
            <text:p>0</text:p>
          </table:table-cell>
          <table:table-cell table:formula="of:=[.E94]*[.W$1] + IF([.E94]=0;0;[.W$2])" office:value-type="float" office:value="0" calcext:value-type="float">
            <text:p>0</text:p>
          </table:table-cell>
          <table:table-cell table:formula="of:=[.F94]*[.X$1] + IF([.F94]=0;0;[.X$2])" office:value-type="float" office:value="0" calcext:value-type="float">
            <text:p>0</text:p>
          </table:table-cell>
          <table:table-cell table:formula="of:=[.G94]*[.Y$1] + IF([.G94]=0;0;[.Y$2])" office:value-type="float" office:value="0" calcext:value-type="float">
            <text:p>0</text:p>
          </table:table-cell>
          <table:table-cell table:formula="of:=[.H94]*[.Z$1] + IF([.H94]=0;0;[.Z$2])" office:value-type="float" office:value="0" calcext:value-type="float">
            <text:p>0</text:p>
          </table:table-cell>
          <table:table-cell table:formula="of:=[.I94]*[.AA$1] + IF([.I94]=0;0;[.AA$2])" office:value-type="float" office:value="0" calcext:value-type="float">
            <text:p>0</text:p>
          </table:table-cell>
          <table:table-cell table:formula="of:=[.J94]*[.AB$1] + IF([.J94]=0;0;[.AB$2])" office:value-type="float" office:value="0" calcext:value-type="float">
            <text:p>0</text:p>
          </table:table-cell>
          <table:table-cell table:formula="of:=[.K94]*[.AC$1] + IF([.K94]=0;0;[.AC$2])" office:value-type="float" office:value="0" calcext:value-type="float">
            <text:p>0</text:p>
          </table:table-cell>
          <table:table-cell table:formula="of:=[.L94]*[.AD$1] + IF([.L94]=0;0;[.AD$2])" office:value-type="float" office:value="0" calcext:value-type="float">
            <text:p>0</text:p>
          </table:table-cell>
          <table:table-cell table:formula="of:=[.M94]*[.AE$1] + IF([.M94]=0;0;[.AE$2])" office:value-type="float" office:value="0" calcext:value-type="float">
            <text:p>0</text:p>
          </table:table-cell>
          <table:table-cell/>
          <table:table-cell table:formula="of:=SUM([.S94:.AE94])" office:value-type="float" office:value="2.24351824" calcext:value-type="float">
            <text:p>2,2435182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868" calcext:value-type="float">
            <text:p>3,38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5385" calcext:value-type="float">
            <text:p>1,5385</text:p>
          </table:table-cell>
          <table:table-cell table:formula="of:=[.O95]*[.O95]" office:value-type="float" office:value="2.36698225" calcext:value-type="float">
            <text:p>2,36698225</text:p>
          </table:table-cell>
          <table:table-cell table:number-columns-repeated="2"/>
          <table:table-cell table:formula="of:=[.A95]*[.S$1] + IF([.A95]=0;0;[.S$2])" office:value-type="float" office:value="2.56794204" calcext:value-type="float">
            <text:p>2,56794204</text:p>
          </table:table-cell>
          <table:table-cell table:formula="of:=[.B95]*[.T$1] + IF([.B95]=0;0;[.T$2])" office:value-type="float" office:value="0" calcext:value-type="float">
            <text:p>0</text:p>
          </table:table-cell>
          <table:table-cell table:formula="of:=[.C95]*[.U$1] + IF([.C95]=0;0;[.U$2])" office:value-type="float" office:value="0.11210308" calcext:value-type="float">
            <text:p>0,11210308</text:p>
          </table:table-cell>
          <table:table-cell table:formula="of:=[.D95]*[.V$1] + IF([.D95]=0;0;[.V$2])" office:value-type="float" office:value="0" calcext:value-type="float">
            <text:p>0</text:p>
          </table:table-cell>
          <table:table-cell table:formula="of:=[.E95]*[.W$1] + IF([.E95]=0;0;[.W$2])" office:value-type="float" office:value="0" calcext:value-type="float">
            <text:p>0</text:p>
          </table:table-cell>
          <table:table-cell table:formula="of:=[.F95]*[.X$1] + IF([.F95]=0;0;[.X$2])" office:value-type="float" office:value="0" calcext:value-type="float">
            <text:p>0</text:p>
          </table:table-cell>
          <table:table-cell table:formula="of:=[.G95]*[.Y$1] + IF([.G95]=0;0;[.Y$2])" office:value-type="float" office:value="0" calcext:value-type="float">
            <text:p>0</text:p>
          </table:table-cell>
          <table:table-cell table:formula="of:=[.H95]*[.Z$1] + IF([.H95]=0;0;[.Z$2])" office:value-type="float" office:value="0" calcext:value-type="float">
            <text:p>0</text:p>
          </table:table-cell>
          <table:table-cell table:formula="of:=[.I95]*[.AA$1] + IF([.I95]=0;0;[.AA$2])" office:value-type="float" office:value="0" calcext:value-type="float">
            <text:p>0</text:p>
          </table:table-cell>
          <table:table-cell table:formula="of:=[.J95]*[.AB$1] + IF([.J95]=0;0;[.AB$2])" office:value-type="float" office:value="0" calcext:value-type="float">
            <text:p>0</text:p>
          </table:table-cell>
          <table:table-cell table:formula="of:=[.K95]*[.AC$1] + IF([.K95]=0;0;[.AC$2])" office:value-type="float" office:value="0" calcext:value-type="float">
            <text:p>0</text:p>
          </table:table-cell>
          <table:table-cell table:formula="of:=[.L95]*[.AD$1] + IF([.L95]=0;0;[.AD$2])" office:value-type="float" office:value="0" calcext:value-type="float">
            <text:p>0</text:p>
          </table:table-cell>
          <table:table-cell table:formula="of:=[.M95]*[.AE$1] + IF([.M95]=0;0;[.AE$2])" office:value-type="float" office:value="0" calcext:value-type="float">
            <text:p>0</text:p>
          </table:table-cell>
          <table:table-cell/>
          <table:table-cell table:formula="of:=SUM([.S95:.AE95])" office:value-type="float" office:value="2.68004512" calcext:value-type="float">
            <text:p>2,68004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527" calcext:value-type="float">
            <text:p>2,45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77" calcext:value-type="float">
            <text:p>0,9377</text:p>
          </table:table-cell>
          <table:table-cell office:value-type="float" office:value="1.5445" calcext:value-type="float">
            <text:p>1,5445</text:p>
          </table:table-cell>
          <table:table-cell table:formula="of:=[.O96]*[.O96]" office:value-type="float" office:value="2.38548025" calcext:value-type="float">
            <text:p>2,38548025</text:p>
          </table:table-cell>
          <table:table-cell table:number-columns-repeated="2"/>
          <table:table-cell table:formula="of:=[.A96]*[.S$1] + IF([.A96]=0;0;[.S$2])" office:value-type="float" office:value="2.4328" calcext:value-type="float">
            <text:p>2,4328</text:p>
          </table:table-cell>
          <table:table-cell table:formula="of:=[.B96]*[.T$1] + IF([.B96]=0;0;[.T$2])" office:value-type="float" office:value="0" calcext:value-type="float">
            <text:p>0</text:p>
          </table:table-cell>
          <table:table-cell table:formula="of:=[.C96]*[.U$1] + IF([.C96]=0;0;[.U$2])" office:value-type="float" office:value="0.08118437" calcext:value-type="float">
            <text:p>0,08118437</text:p>
          </table:table-cell>
          <table:table-cell table:formula="of:=[.D96]*[.V$1] + IF([.D96]=0;0;[.V$2])" office:value-type="float" office:value="0" calcext:value-type="float">
            <text:p>0</text:p>
          </table:table-cell>
          <table:table-cell table:formula="of:=[.E96]*[.W$1] + IF([.E96]=0;0;[.W$2])" office:value-type="float" office:value="0" calcext:value-type="float">
            <text:p>0</text:p>
          </table:table-cell>
          <table:table-cell table:formula="of:=[.F96]*[.X$1] + IF([.F96]=0;0;[.X$2])" office:value-type="float" office:value="0" calcext:value-type="float">
            <text:p>0</text:p>
          </table:table-cell>
          <table:table-cell table:formula="of:=[.G96]*[.Y$1] + IF([.G96]=0;0;[.Y$2])" office:value-type="float" office:value="0" calcext:value-type="float">
            <text:p>0</text:p>
          </table:table-cell>
          <table:table-cell table:formula="of:=[.H96]*[.Z$1] + IF([.H96]=0;0;[.Z$2])" office:value-type="float" office:value="0" calcext:value-type="float">
            <text:p>0</text:p>
          </table:table-cell>
          <table:table-cell table:formula="of:=[.I96]*[.AA$1] + IF([.I96]=0;0;[.AA$2])" office:value-type="float" office:value="0" calcext:value-type="float">
            <text:p>0</text:p>
          </table:table-cell>
          <table:table-cell table:formula="of:=[.J96]*[.AB$1] + IF([.J96]=0;0;[.AB$2])" office:value-type="float" office:value="0" calcext:value-type="float">
            <text:p>0</text:p>
          </table:table-cell>
          <table:table-cell table:formula="of:=[.K96]*[.AC$1] + IF([.K96]=0;0;[.AC$2])" office:value-type="float" office:value="0" calcext:value-type="float">
            <text:p>0</text:p>
          </table:table-cell>
          <table:table-cell table:formula="of:=[.L96]*[.AD$1] + IF([.L96]=0;0;[.AD$2])" office:value-type="float" office:value="0" calcext:value-type="float">
            <text:p>0</text:p>
          </table:table-cell>
          <table:table-cell table:formula="of:=[.M96]*[.AE$1] + IF([.M96]=0;0;[.AE$2])" office:value-type="float" office:value="0" calcext:value-type="float">
            <text:p>0</text:p>
          </table:table-cell>
          <table:table-cell/>
          <table:table-cell table:formula="of:=SUM([.S96:.AE96])" office:value-type="float" office:value="2.51398437" calcext:value-type="float">
            <text:p>2,51398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423" calcext:value-type="float">
            <text:p>3,84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88" calcext:value-type="float">
            <text:p>0,8088</text:p>
          </table:table-cell>
          <table:table-cell office:value-type="float" office:value="1.3287" calcext:value-type="float">
            <text:p>1,3287</text:p>
          </table:table-cell>
          <table:table-cell table:formula="of:=[.O97]*[.O97]" office:value-type="float" office:value="1.76544369" calcext:value-type="float">
            <text:p>1,76544369</text:p>
          </table:table-cell>
          <table:table-cell table:number-columns-repeated="2"/>
          <table:table-cell table:formula="of:=[.A97]*[.S$1] + IF([.A97]=0;0;[.S$2])" office:value-type="float" office:value="2.4328" calcext:value-type="float">
            <text:p>2,4328</text:p>
          </table:table-cell>
          <table:table-cell table:formula="of:=[.B97]*[.T$1] + IF([.B97]=0;0;[.T$2])" office:value-type="float" office:value="0" calcext:value-type="float">
            <text:p>0</text:p>
          </table:table-cell>
          <table:table-cell table:formula="of:=[.C97]*[.U$1] + IF([.C97]=0;0;[.U$2])" office:value-type="float" office:value="0.12718013" calcext:value-type="float">
            <text:p>0,12718013</text:p>
          </table:table-cell>
          <table:table-cell table:formula="of:=[.D97]*[.V$1] + IF([.D97]=0;0;[.V$2])" office:value-type="float" office:value="0" calcext:value-type="float">
            <text:p>0</text:p>
          </table:table-cell>
          <table:table-cell table:formula="of:=[.E97]*[.W$1] + IF([.E97]=0;0;[.W$2])" office:value-type="float" office:value="0" calcext:value-type="float">
            <text:p>0</text:p>
          </table:table-cell>
          <table:table-cell table:formula="of:=[.F97]*[.X$1] + IF([.F97]=0;0;[.X$2])" office:value-type="float" office:value="0" calcext:value-type="float">
            <text:p>0</text:p>
          </table:table-cell>
          <table:table-cell table:formula="of:=[.G97]*[.Y$1] + IF([.G97]=0;0;[.Y$2])" office:value-type="float" office:value="0" calcext:value-type="float">
            <text:p>0</text:p>
          </table:table-cell>
          <table:table-cell table:formula="of:=[.H97]*[.Z$1] + IF([.H97]=0;0;[.Z$2])" office:value-type="float" office:value="0" calcext:value-type="float">
            <text:p>0</text:p>
          </table:table-cell>
          <table:table-cell table:formula="of:=[.I97]*[.AA$1] + IF([.I97]=0;0;[.AA$2])" office:value-type="float" office:value="0" calcext:value-type="float">
            <text:p>0</text:p>
          </table:table-cell>
          <table:table-cell table:formula="of:=[.J97]*[.AB$1] + IF([.J97]=0;0;[.AB$2])" office:value-type="float" office:value="0" calcext:value-type="float">
            <text:p>0</text:p>
          </table:table-cell>
          <table:table-cell table:formula="of:=[.K97]*[.AC$1] + IF([.K97]=0;0;[.AC$2])" office:value-type="float" office:value="0" calcext:value-type="float">
            <text:p>0</text:p>
          </table:table-cell>
          <table:table-cell table:formula="of:=[.L97]*[.AD$1] + IF([.L97]=0;0;[.AD$2])" office:value-type="float" office:value="0" calcext:value-type="float">
            <text:p>0</text:p>
          </table:table-cell>
          <table:table-cell table:formula="of:=[.M97]*[.AE$1] + IF([.M97]=0;0;[.AE$2])" office:value-type="float" office:value="0" calcext:value-type="float">
            <text:p>0</text:p>
          </table:table-cell>
          <table:table-cell/>
          <table:table-cell table:formula="of:=SUM([.S97:.AE97])" office:value-type="float" office:value="2.55998013" calcext:value-type="float">
            <text:p>2,55998013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358" calcext:value-type="float">
            <text:p>2,3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66" calcext:value-type="float">
            <text:p>0,8666</text:p>
          </table:table-cell>
          <table:table-cell office:value-type="float" office:value="1.3764" calcext:value-type="float">
            <text:p>1,3764</text:p>
          </table:table-cell>
          <table:table-cell table:formula="of:=[.O98]*[.O98]" office:value-type="float" office:value="1.89447696" calcext:value-type="float">
            <text:p>1,89447696</text:p>
          </table:table-cell>
          <table:table-cell table:number-columns-repeated="2"/>
          <table:table-cell table:formula="of:=[.A98]*[.S$1] + IF([.A98]=0;0;[.S$2])" office:value-type="float" office:value="2.70308408" calcext:value-type="float">
            <text:p>2,70308408</text:p>
          </table:table-cell>
          <table:table-cell table:formula="of:=[.B98]*[.T$1] + IF([.B98]=0;0;[.T$2])" office:value-type="float" office:value="0" calcext:value-type="float">
            <text:p>0</text:p>
          </table:table-cell>
          <table:table-cell table:formula="of:=[.C98]*[.U$1] + IF([.C98]=0;0;[.U$2])" office:value-type="float" office:value="0.0780498" calcext:value-type="float">
            <text:p>0,0780498</text:p>
          </table:table-cell>
          <table:table-cell table:formula="of:=[.D98]*[.V$1] + IF([.D98]=0;0;[.V$2])" office:value-type="float" office:value="0" calcext:value-type="float">
            <text:p>0</text:p>
          </table:table-cell>
          <table:table-cell table:formula="of:=[.E98]*[.W$1] + IF([.E98]=0;0;[.W$2])" office:value-type="float" office:value="0" calcext:value-type="float">
            <text:p>0</text:p>
          </table:table-cell>
          <table:table-cell table:formula="of:=[.F98]*[.X$1] + IF([.F98]=0;0;[.X$2])" office:value-type="float" office:value="0" calcext:value-type="float">
            <text:p>0</text:p>
          </table:table-cell>
          <table:table-cell table:formula="of:=[.G98]*[.Y$1] + IF([.G98]=0;0;[.Y$2])" office:value-type="float" office:value="0" calcext:value-type="float">
            <text:p>0</text:p>
          </table:table-cell>
          <table:table-cell table:formula="of:=[.H98]*[.Z$1] + IF([.H98]=0;0;[.Z$2])" office:value-type="float" office:value="0" calcext:value-type="float">
            <text:p>0</text:p>
          </table:table-cell>
          <table:table-cell table:formula="of:=[.I98]*[.AA$1] + IF([.I98]=0;0;[.AA$2])" office:value-type="float" office:value="0" calcext:value-type="float">
            <text:p>0</text:p>
          </table:table-cell>
          <table:table-cell table:formula="of:=[.J98]*[.AB$1] + IF([.J98]=0;0;[.AB$2])" office:value-type="float" office:value="0" calcext:value-type="float">
            <text:p>0</text:p>
          </table:table-cell>
          <table:table-cell table:formula="of:=[.K98]*[.AC$1] + IF([.K98]=0;0;[.AC$2])" office:value-type="float" office:value="0" calcext:value-type="float">
            <text:p>0</text:p>
          </table:table-cell>
          <table:table-cell table:formula="of:=[.L98]*[.AD$1] + IF([.L98]=0;0;[.AD$2])" office:value-type="float" office:value="0" calcext:value-type="float">
            <text:p>0</text:p>
          </table:table-cell>
          <table:table-cell table:formula="of:=[.M98]*[.AE$1] + IF([.M98]=0;0;[.AE$2])" office:value-type="float" office:value="0" calcext:value-type="float">
            <text:p>0</text:p>
          </table:table-cell>
          <table:table-cell/>
          <table:table-cell table:formula="of:=SUM([.S98:.AE98])" office:value-type="float" office:value="2.78113388" calcext:value-type="float">
            <text:p>2,7811338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4815" calcext:value-type="float">
            <text:p>2,48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02" calcext:value-type="float">
            <text:p>0,6802</text:p>
          </table:table-cell>
          <table:table-cell office:value-type="float" office:value="0.8503" calcext:value-type="float">
            <text:p>0,8503</text:p>
          </table:table-cell>
          <table:table-cell table:formula="of:=[.O99]*[.O99]" office:value-type="float" office:value="0.72301009" calcext:value-type="float">
            <text:p>0,72301009</text:p>
          </table:table-cell>
          <table:table-cell table:number-columns-repeated="2"/>
          <table:table-cell table:formula="of:=[.A99]*[.S$1] + IF([.A99]=0;0;[.S$2])" office:value-type="float" office:value="2.16251592" calcext:value-type="float">
            <text:p>2,16251592</text:p>
          </table:table-cell>
          <table:table-cell table:formula="of:=[.B99]*[.T$1] + IF([.B99]=0;0;[.T$2])" office:value-type="float" office:value="0" calcext:value-type="float">
            <text:p>0</text:p>
          </table:table-cell>
          <table:table-cell table:formula="of:=[.C99]*[.U$1] + IF([.C99]=0;0;[.U$2])" office:value-type="float" office:value="0.08213765" calcext:value-type="float">
            <text:p>0,08213765</text:p>
          </table:table-cell>
          <table:table-cell table:formula="of:=[.D99]*[.V$1] + IF([.D99]=0;0;[.V$2])" office:value-type="float" office:value="0" calcext:value-type="float">
            <text:p>0</text:p>
          </table:table-cell>
          <table:table-cell table:formula="of:=[.E99]*[.W$1] + IF([.E99]=0;0;[.W$2])" office:value-type="float" office:value="0" calcext:value-type="float">
            <text:p>0</text:p>
          </table:table-cell>
          <table:table-cell table:formula="of:=[.F99]*[.X$1] + IF([.F99]=0;0;[.X$2])" office:value-type="float" office:value="0" calcext:value-type="float">
            <text:p>0</text:p>
          </table:table-cell>
          <table:table-cell table:formula="of:=[.G99]*[.Y$1] + IF([.G99]=0;0;[.Y$2])" office:value-type="float" office:value="0" calcext:value-type="float">
            <text:p>0</text:p>
          </table:table-cell>
          <table:table-cell table:formula="of:=[.H99]*[.Z$1] + IF([.H99]=0;0;[.Z$2])" office:value-type="float" office:value="0" calcext:value-type="float">
            <text:p>0</text:p>
          </table:table-cell>
          <table:table-cell table:formula="of:=[.I99]*[.AA$1] + IF([.I99]=0;0;[.AA$2])" office:value-type="float" office:value="0" calcext:value-type="float">
            <text:p>0</text:p>
          </table:table-cell>
          <table:table-cell table:formula="of:=[.J99]*[.AB$1] + IF([.J99]=0;0;[.AB$2])" office:value-type="float" office:value="0" calcext:value-type="float">
            <text:p>0</text:p>
          </table:table-cell>
          <table:table-cell table:formula="of:=[.K99]*[.AC$1] + IF([.K99]=0;0;[.AC$2])" office:value-type="float" office:value="0" calcext:value-type="float">
            <text:p>0</text:p>
          </table:table-cell>
          <table:table-cell table:formula="of:=[.L99]*[.AD$1] + IF([.L99]=0;0;[.AD$2])" office:value-type="float" office:value="0" calcext:value-type="float">
            <text:p>0</text:p>
          </table:table-cell>
          <table:table-cell table:formula="of:=[.M99]*[.AE$1] + IF([.M99]=0;0;[.AE$2])" office:value-type="float" office:value="0" calcext:value-type="float">
            <text:p>0</text:p>
          </table:table-cell>
          <table:table-cell/>
          <table:table-cell table:formula="of:=SUM([.S99:.AE99])" office:value-type="float" office:value="2.24465357" calcext:value-type="float">
            <text:p>2,24465357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5734" calcext:value-type="float">
            <text:p>3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12" calcext:value-type="float">
            <text:p>0,7312</text:p>
          </table:table-cell>
          <table:table-cell office:value-type="float" office:value="0.8082" calcext:value-type="float">
            <text:p>0,8082</text:p>
          </table:table-cell>
          <table:table-cell table:formula="of:=[.O100]*[.O100]" office:value-type="float" office:value="0.65318724" calcext:value-type="float">
            <text:p>0,65318724</text:p>
          </table:table-cell>
          <table:table-cell table:number-columns-repeated="2"/>
          <table:table-cell table:formula="of:=[.A100]*[.S$1] + IF([.A100]=0;0;[.S$2])" office:value-type="float" office:value="2.70308408" calcext:value-type="float">
            <text:p>2,70308408</text:p>
          </table:table-cell>
          <table:table-cell table:formula="of:=[.B100]*[.T$1] + IF([.B100]=0;0;[.T$2])" office:value-type="float" office:value="0" calcext:value-type="float">
            <text:p>0</text:p>
          </table:table-cell>
          <table:table-cell table:formula="of:=[.C100]*[.U$1] + IF([.C100]=0;0;[.U$2])" office:value-type="float" office:value="0.11827954" calcext:value-type="float">
            <text:p>0,11827954</text:p>
          </table:table-cell>
          <table:table-cell table:formula="of:=[.D100]*[.V$1] + IF([.D100]=0;0;[.V$2])" office:value-type="float" office:value="0" calcext:value-type="float">
            <text:p>0</text:p>
          </table:table-cell>
          <table:table-cell table:formula="of:=[.E100]*[.W$1] + IF([.E100]=0;0;[.W$2])" office:value-type="float" office:value="0" calcext:value-type="float">
            <text:p>0</text:p>
          </table:table-cell>
          <table:table-cell table:formula="of:=[.F100]*[.X$1] + IF([.F100]=0;0;[.X$2])" office:value-type="float" office:value="0" calcext:value-type="float">
            <text:p>0</text:p>
          </table:table-cell>
          <table:table-cell table:formula="of:=[.G100]*[.Y$1] + IF([.G100]=0;0;[.Y$2])" office:value-type="float" office:value="0" calcext:value-type="float">
            <text:p>0</text:p>
          </table:table-cell>
          <table:table-cell table:formula="of:=[.H100]*[.Z$1] + IF([.H100]=0;0;[.Z$2])" office:value-type="float" office:value="0" calcext:value-type="float">
            <text:p>0</text:p>
          </table:table-cell>
          <table:table-cell table:formula="of:=[.I100]*[.AA$1] + IF([.I100]=0;0;[.AA$2])" office:value-type="float" office:value="0" calcext:value-type="float">
            <text:p>0</text:p>
          </table:table-cell>
          <table:table-cell table:formula="of:=[.J100]*[.AB$1] + IF([.J100]=0;0;[.AB$2])" office:value-type="float" office:value="0" calcext:value-type="float">
            <text:p>0</text:p>
          </table:table-cell>
          <table:table-cell table:formula="of:=[.K100]*[.AC$1] + IF([.K100]=0;0;[.AC$2])" office:value-type="float" office:value="0" calcext:value-type="float">
            <text:p>0</text:p>
          </table:table-cell>
          <table:table-cell table:formula="of:=[.L100]*[.AD$1] + IF([.L100]=0;0;[.AD$2])" office:value-type="float" office:value="0" calcext:value-type="float">
            <text:p>0</text:p>
          </table:table-cell>
          <table:table-cell table:formula="of:=[.M100]*[.AE$1] + IF([.M100]=0;0;[.AE$2])" office:value-type="float" office:value="0" calcext:value-type="float">
            <text:p>0</text:p>
          </table:table-cell>
          <table:table-cell/>
          <table:table-cell table:formula="of:=SUM([.S100:.AE100])" office:value-type="float" office:value="2.82136362" calcext:value-type="float">
            <text:p>2,82136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285" calcext:value-type="float">
            <text:p>3,82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965" calcext:value-type="float">
            <text:p>0,965</text:p>
          </table:table-cell>
          <table:table-cell table:formula="of:=[.O101]*[.O101]" office:value-type="float" office:value="0.931225" calcext:value-type="float">
            <text:p>0,931225</text:p>
          </table:table-cell>
          <table:table-cell table:number-columns-repeated="2"/>
          <table:table-cell table:formula="of:=[.A101]*[.S$1] + IF([.A101]=0;0;[.S$2])" office:value-type="float" office:value="2.4328" calcext:value-type="float">
            <text:p>2,4328</text:p>
          </table:table-cell>
          <table:table-cell table:formula="of:=[.B101]*[.T$1] + IF([.B101]=0;0;[.T$2])" office:value-type="float" office:value="0" calcext:value-type="float">
            <text:p>0</text:p>
          </table:table-cell>
          <table:table-cell table:formula="of:=[.C101]*[.U$1] + IF([.C101]=0;0;[.U$2])" office:value-type="float" office:value="0.12672335" calcext:value-type="float">
            <text:p>0,12672335</text:p>
          </table:table-cell>
          <table:table-cell table:formula="of:=[.D101]*[.V$1] + IF([.D101]=0;0;[.V$2])" office:value-type="float" office:value="0" calcext:value-type="float">
            <text:p>0</text:p>
          </table:table-cell>
          <table:table-cell table:formula="of:=[.E101]*[.W$1] + IF([.E101]=0;0;[.W$2])" office:value-type="float" office:value="0" calcext:value-type="float">
            <text:p>0</text:p>
          </table:table-cell>
          <table:table-cell table:formula="of:=[.F101]*[.X$1] + IF([.F101]=0;0;[.X$2])" office:value-type="float" office:value="0" calcext:value-type="float">
            <text:p>0</text:p>
          </table:table-cell>
          <table:table-cell table:formula="of:=[.G101]*[.Y$1] + IF([.G101]=0;0;[.Y$2])" office:value-type="float" office:value="0" calcext:value-type="float">
            <text:p>0</text:p>
          </table:table-cell>
          <table:table-cell table:formula="of:=[.H101]*[.Z$1] + IF([.H101]=0;0;[.Z$2])" office:value-type="float" office:value="0" calcext:value-type="float">
            <text:p>0</text:p>
          </table:table-cell>
          <table:table-cell table:formula="of:=[.I101]*[.AA$1] + IF([.I101]=0;0;[.AA$2])" office:value-type="float" office:value="0" calcext:value-type="float">
            <text:p>0</text:p>
          </table:table-cell>
          <table:table-cell table:formula="of:=[.J101]*[.AB$1] + IF([.J101]=0;0;[.AB$2])" office:value-type="float" office:value="0" calcext:value-type="float">
            <text:p>0</text:p>
          </table:table-cell>
          <table:table-cell table:formula="of:=[.K101]*[.AC$1] + IF([.K101]=0;0;[.AC$2])" office:value-type="float" office:value="0" calcext:value-type="float">
            <text:p>0</text:p>
          </table:table-cell>
          <table:table-cell table:formula="of:=[.L101]*[.AD$1] + IF([.L101]=0;0;[.AD$2])" office:value-type="float" office:value="0" calcext:value-type="float">
            <text:p>0</text:p>
          </table:table-cell>
          <table:table-cell table:formula="of:=[.M101]*[.AE$1] + IF([.M101]=0;0;[.AE$2])" office:value-type="float" office:value="0" calcext:value-type="float">
            <text:p>0</text:p>
          </table:table-cell>
          <table:table-cell/>
          <table:table-cell table:formula="of:=SUM([.S101:.AE101])" office:value-type="float" office:value="2.55952335" calcext:value-type="float">
            <text:p>2,55952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826" calcext:value-type="float">
            <text:p>4,2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29" calcext:value-type="float">
            <text:p>0,7229</text:p>
          </table:table-cell>
          <table:table-cell office:value-type="float" office:value="1.1246" calcext:value-type="float">
            <text:p>1,1246</text:p>
          </table:table-cell>
          <table:table-cell table:formula="of:=[.O102]*[.O102]" office:value-type="float" office:value="1.26472516" calcext:value-type="float">
            <text:p>1,26472516</text:p>
          </table:table-cell>
          <table:table-cell table:number-columns-repeated="2"/>
          <table:table-cell table:formula="of:=[.A102]*[.S$1] + IF([.A102]=0;0;[.S$2])" office:value-type="float" office:value="3.041" calcext:value-type="float">
            <text:p>3,041</text:p>
          </table:table-cell>
          <table:table-cell table:formula="of:=[.B102]*[.T$1] + IF([.B102]=0;0;[.T$2])" office:value-type="float" office:value="0" calcext:value-type="float">
            <text:p>0</text:p>
          </table:table-cell>
          <table:table-cell table:formula="of:=[.C102]*[.U$1] + IF([.C102]=0;0;[.U$2])" office:value-type="float" office:value="0.14175406" calcext:value-type="float">
            <text:p>0,14175406</text:p>
          </table:table-cell>
          <table:table-cell table:formula="of:=[.D102]*[.V$1] + IF([.D102]=0;0;[.V$2])" office:value-type="float" office:value="0" calcext:value-type="float">
            <text:p>0</text:p>
          </table:table-cell>
          <table:table-cell table:formula="of:=[.E102]*[.W$1] + IF([.E102]=0;0;[.W$2])" office:value-type="float" office:value="0" calcext:value-type="float">
            <text:p>0</text:p>
          </table:table-cell>
          <table:table-cell table:formula="of:=[.F102]*[.X$1] + IF([.F102]=0;0;[.X$2])" office:value-type="float" office:value="0" calcext:value-type="float">
            <text:p>0</text:p>
          </table:table-cell>
          <table:table-cell table:formula="of:=[.G102]*[.Y$1] + IF([.G102]=0;0;[.Y$2])" office:value-type="float" office:value="0" calcext:value-type="float">
            <text:p>0</text:p>
          </table:table-cell>
          <table:table-cell table:formula="of:=[.H102]*[.Z$1] + IF([.H102]=0;0;[.Z$2])" office:value-type="float" office:value="0" calcext:value-type="float">
            <text:p>0</text:p>
          </table:table-cell>
          <table:table-cell table:formula="of:=[.I102]*[.AA$1] + IF([.I102]=0;0;[.AA$2])" office:value-type="float" office:value="0" calcext:value-type="float">
            <text:p>0</text:p>
          </table:table-cell>
          <table:table-cell table:formula="of:=[.J102]*[.AB$1] + IF([.J102]=0;0;[.AB$2])" office:value-type="float" office:value="0" calcext:value-type="float">
            <text:p>0</text:p>
          </table:table-cell>
          <table:table-cell table:formula="of:=[.K102]*[.AC$1] + IF([.K102]=0;0;[.AC$2])" office:value-type="float" office:value="0" calcext:value-type="float">
            <text:p>0</text:p>
          </table:table-cell>
          <table:table-cell table:formula="of:=[.L102]*[.AD$1] + IF([.L102]=0;0;[.AD$2])" office:value-type="float" office:value="0" calcext:value-type="float">
            <text:p>0</text:p>
          </table:table-cell>
          <table:table-cell table:formula="of:=[.M102]*[.AE$1] + IF([.M102]=0;0;[.AE$2])" office:value-type="float" office:value="0" calcext:value-type="float">
            <text:p>0</text:p>
          </table:table-cell>
          <table:table-cell/>
          <table:table-cell table:formula="of:=SUM([.S102:.AE102])" office:value-type="float" office:value="3.18275406" calcext:value-type="float">
            <text:p>3,1827540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682" calcext:value-type="float">
            <text:p>2,76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3" calcext:value-type="float">
            <text:p>0,833</text:p>
          </table:table-cell>
          <table:table-cell office:value-type="float" office:value="1.1453" calcext:value-type="float">
            <text:p>1,1453</text:p>
          </table:table-cell>
          <table:table-cell table:formula="of:=[.O103]*[.O103]" office:value-type="float" office:value="1.31171209" calcext:value-type="float">
            <text:p>1,31171209</text:p>
          </table:table-cell>
          <table:table-cell table:number-columns-repeated="2"/>
          <table:table-cell table:formula="of:=[.A103]*[.S$1] + IF([.A103]=0;0;[.S$2])" office:value-type="float" office:value="2.56794204" calcext:value-type="float">
            <text:p>2,56794204</text:p>
          </table:table-cell>
          <table:table-cell table:formula="of:=[.B103]*[.T$1] + IF([.B103]=0;0;[.T$2])" office:value-type="float" office:value="0" calcext:value-type="float">
            <text:p>0</text:p>
          </table:table-cell>
          <table:table-cell table:formula="of:=[.C103]*[.U$1] + IF([.C103]=0;0;[.U$2])" office:value-type="float" office:value="0.09162742" calcext:value-type="float">
            <text:p>0,09162742</text:p>
          </table:table-cell>
          <table:table-cell table:formula="of:=[.D103]*[.V$1] + IF([.D103]=0;0;[.V$2])" office:value-type="float" office:value="0" calcext:value-type="float">
            <text:p>0</text:p>
          </table:table-cell>
          <table:table-cell table:formula="of:=[.E103]*[.W$1] + IF([.E103]=0;0;[.W$2])" office:value-type="float" office:value="0" calcext:value-type="float">
            <text:p>0</text:p>
          </table:table-cell>
          <table:table-cell table:formula="of:=[.F103]*[.X$1] + IF([.F103]=0;0;[.X$2])" office:value-type="float" office:value="0" calcext:value-type="float">
            <text:p>0</text:p>
          </table:table-cell>
          <table:table-cell table:formula="of:=[.G103]*[.Y$1] + IF([.G103]=0;0;[.Y$2])" office:value-type="float" office:value="0" calcext:value-type="float">
            <text:p>0</text:p>
          </table:table-cell>
          <table:table-cell table:formula="of:=[.H103]*[.Z$1] + IF([.H103]=0;0;[.Z$2])" office:value-type="float" office:value="0" calcext:value-type="float">
            <text:p>0</text:p>
          </table:table-cell>
          <table:table-cell table:formula="of:=[.I103]*[.AA$1] + IF([.I103]=0;0;[.AA$2])" office:value-type="float" office:value="0" calcext:value-type="float">
            <text:p>0</text:p>
          </table:table-cell>
          <table:table-cell table:formula="of:=[.J103]*[.AB$1] + IF([.J103]=0;0;[.AB$2])" office:value-type="float" office:value="0" calcext:value-type="float">
            <text:p>0</text:p>
          </table:table-cell>
          <table:table-cell table:formula="of:=[.K103]*[.AC$1] + IF([.K103]=0;0;[.AC$2])" office:value-type="float" office:value="0" calcext:value-type="float">
            <text:p>0</text:p>
          </table:table-cell>
          <table:table-cell table:formula="of:=[.L103]*[.AD$1] + IF([.L103]=0;0;[.AD$2])" office:value-type="float" office:value="0" calcext:value-type="float">
            <text:p>0</text:p>
          </table:table-cell>
          <table:table-cell table:formula="of:=[.M103]*[.AE$1] + IF([.M103]=0;0;[.AE$2])" office:value-type="float" office:value="0" calcext:value-type="float">
            <text:p>0</text:p>
          </table:table-cell>
          <table:table-cell/>
          <table:table-cell table:formula="of:=SUM([.S103:.AE103])" office:value-type="float" office:value="2.65956946" calcext:value-type="float">
            <text:p>2,6595694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3827" calcext:value-type="float">
            <text:p>2,38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83" calcext:value-type="float">
            <text:p>0,7183</text:p>
          </table:table-cell>
          <table:table-cell office:value-type="float" office:value="0.9577" calcext:value-type="float">
            <text:p>0,9577</text:p>
          </table:table-cell>
          <table:table-cell table:formula="of:=[.O104]*[.O104]" office:value-type="float" office:value="0.91718929" calcext:value-type="float">
            <text:p>0,91718929</text:p>
          </table:table-cell>
          <table:table-cell table:number-columns-repeated="2"/>
          <table:table-cell table:formula="of:=[.A104]*[.S$1] + IF([.A104]=0;0;[.S$2])" office:value-type="float" office:value="2.29765796" calcext:value-type="float">
            <text:p>2,29765796</text:p>
          </table:table-cell>
          <table:table-cell table:formula="of:=[.B104]*[.T$1] + IF([.B104]=0;0;[.T$2])" office:value-type="float" office:value="0" calcext:value-type="float">
            <text:p>0</text:p>
          </table:table-cell>
          <table:table-cell table:formula="of:=[.C104]*[.U$1] + IF([.C104]=0;0;[.U$2])" office:value-type="float" office:value="0.07886737" calcext:value-type="float">
            <text:p>0,07886737</text:p>
          </table:table-cell>
          <table:table-cell table:formula="of:=[.D104]*[.V$1] + IF([.D104]=0;0;[.V$2])" office:value-type="float" office:value="0" calcext:value-type="float">
            <text:p>0</text:p>
          </table:table-cell>
          <table:table-cell table:formula="of:=[.E104]*[.W$1] + IF([.E104]=0;0;[.W$2])" office:value-type="float" office:value="0" calcext:value-type="float">
            <text:p>0</text:p>
          </table:table-cell>
          <table:table-cell table:formula="of:=[.F104]*[.X$1] + IF([.F104]=0;0;[.X$2])" office:value-type="float" office:value="0" calcext:value-type="float">
            <text:p>0</text:p>
          </table:table-cell>
          <table:table-cell table:formula="of:=[.G104]*[.Y$1] + IF([.G104]=0;0;[.Y$2])" office:value-type="float" office:value="0" calcext:value-type="float">
            <text:p>0</text:p>
          </table:table-cell>
          <table:table-cell table:formula="of:=[.H104]*[.Z$1] + IF([.H104]=0;0;[.Z$2])" office:value-type="float" office:value="0" calcext:value-type="float">
            <text:p>0</text:p>
          </table:table-cell>
          <table:table-cell table:formula="of:=[.I104]*[.AA$1] + IF([.I104]=0;0;[.AA$2])" office:value-type="float" office:value="0" calcext:value-type="float">
            <text:p>0</text:p>
          </table:table-cell>
          <table:table-cell table:formula="of:=[.J104]*[.AB$1] + IF([.J104]=0;0;[.AB$2])" office:value-type="float" office:value="0" calcext:value-type="float">
            <text:p>0</text:p>
          </table:table-cell>
          <table:table-cell table:formula="of:=[.K104]*[.AC$1] + IF([.K104]=0;0;[.AC$2])" office:value-type="float" office:value="0" calcext:value-type="float">
            <text:p>0</text:p>
          </table:table-cell>
          <table:table-cell table:formula="of:=[.L104]*[.AD$1] + IF([.L104]=0;0;[.AD$2])" office:value-type="float" office:value="0" calcext:value-type="float">
            <text:p>0</text:p>
          </table:table-cell>
          <table:table-cell table:formula="of:=[.M104]*[.AE$1] + IF([.M104]=0;0;[.AE$2])" office:value-type="float" office:value="0" calcext:value-type="float">
            <text:p>0</text:p>
          </table:table-cell>
          <table:table-cell/>
          <table:table-cell table:formula="of:=SUM([.S104:.AE104])" office:value-type="float" office:value="2.37652533" calcext:value-type="float">
            <text:p>2,3765253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7257" calcext:value-type="float">
            <text:p>4,72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66" calcext:value-type="float">
            <text:p>0,6866</text:p>
          </table:table-cell>
          <table:table-cell office:value-type="float" office:value="0.9612" calcext:value-type="float">
            <text:p>0,9612</text:p>
          </table:table-cell>
          <table:table-cell table:formula="of:=[.O105]*[.O105]" office:value-type="float" office:value="0.92390544" calcext:value-type="float">
            <text:p>0,92390544</text:p>
          </table:table-cell>
          <table:table-cell table:number-columns-repeated="2"/>
          <table:table-cell table:formula="of:=[.A105]*[.S$1] + IF([.A105]=0;0;[.S$2])" office:value-type="float" office:value="2.29765796" calcext:value-type="float">
            <text:p>2,29765796</text:p>
          </table:table-cell>
          <table:table-cell table:formula="of:=[.B105]*[.T$1] + IF([.B105]=0;0;[.T$2])" office:value-type="float" office:value="0" calcext:value-type="float">
            <text:p>0</text:p>
          </table:table-cell>
          <table:table-cell table:formula="of:=[.C105]*[.U$1] + IF([.C105]=0;0;[.U$2])" office:value-type="float" office:value="0.15642067" calcext:value-type="float">
            <text:p>0,15642067</text:p>
          </table:table-cell>
          <table:table-cell table:formula="of:=[.D105]*[.V$1] + IF([.D105]=0;0;[.V$2])" office:value-type="float" office:value="0" calcext:value-type="float">
            <text:p>0</text:p>
          </table:table-cell>
          <table:table-cell table:formula="of:=[.E105]*[.W$1] + IF([.E105]=0;0;[.W$2])" office:value-type="float" office:value="0" calcext:value-type="float">
            <text:p>0</text:p>
          </table:table-cell>
          <table:table-cell table:formula="of:=[.F105]*[.X$1] + IF([.F105]=0;0;[.X$2])" office:value-type="float" office:value="0" calcext:value-type="float">
            <text:p>0</text:p>
          </table:table-cell>
          <table:table-cell table:formula="of:=[.G105]*[.Y$1] + IF([.G105]=0;0;[.Y$2])" office:value-type="float" office:value="0" calcext:value-type="float">
            <text:p>0</text:p>
          </table:table-cell>
          <table:table-cell table:formula="of:=[.H105]*[.Z$1] + IF([.H105]=0;0;[.Z$2])" office:value-type="float" office:value="0" calcext:value-type="float">
            <text:p>0</text:p>
          </table:table-cell>
          <table:table-cell table:formula="of:=[.I105]*[.AA$1] + IF([.I105]=0;0;[.AA$2])" office:value-type="float" office:value="0" calcext:value-type="float">
            <text:p>0</text:p>
          </table:table-cell>
          <table:table-cell table:formula="of:=[.J105]*[.AB$1] + IF([.J105]=0;0;[.AB$2])" office:value-type="float" office:value="0" calcext:value-type="float">
            <text:p>0</text:p>
          </table:table-cell>
          <table:table-cell table:formula="of:=[.K105]*[.AC$1] + IF([.K105]=0;0;[.AC$2])" office:value-type="float" office:value="0" calcext:value-type="float">
            <text:p>0</text:p>
          </table:table-cell>
          <table:table-cell table:formula="of:=[.L105]*[.AD$1] + IF([.L105]=0;0;[.AD$2])" office:value-type="float" office:value="0" calcext:value-type="float">
            <text:p>0</text:p>
          </table:table-cell>
          <table:table-cell table:formula="of:=[.M105]*[.AE$1] + IF([.M105]=0;0;[.AE$2])" office:value-type="float" office:value="0" calcext:value-type="float">
            <text:p>0</text:p>
          </table:table-cell>
          <table:table-cell/>
          <table:table-cell table:formula="of:=SUM([.S105:.AE105])" office:value-type="float" office:value="2.45407863" calcext:value-type="float">
            <text:p>2,4540786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5364" calcext:value-type="float">
            <text:p>3,53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55" calcext:value-type="float">
            <text:p>0,8955</text:p>
          </table:table-cell>
          <table:table-cell office:value-type="float" office:value="1.1589" calcext:value-type="float">
            <text:p>1,1589</text:p>
          </table:table-cell>
          <table:table-cell table:formula="of:=[.O106]*[.O106]" office:value-type="float" office:value="1.34304921" calcext:value-type="float">
            <text:p>1,34304921</text:p>
          </table:table-cell>
          <table:table-cell table:number-columns-repeated="2"/>
          <table:table-cell table:formula="of:=[.A106]*[.S$1] + IF([.A106]=0;0;[.S$2])" office:value-type="float" office:value="2.29765796" calcext:value-type="float">
            <text:p>2,29765796</text:p>
          </table:table-cell>
          <table:table-cell table:formula="of:=[.B106]*[.T$1] + IF([.B106]=0;0;[.T$2])" office:value-type="float" office:value="0" calcext:value-type="float">
            <text:p>0</text:p>
          </table:table-cell>
          <table:table-cell table:formula="of:=[.C106]*[.U$1] + IF([.C106]=0;0;[.U$2])" office:value-type="float" office:value="0.11705484" calcext:value-type="float">
            <text:p>0,11705484</text:p>
          </table:table-cell>
          <table:table-cell table:formula="of:=[.D106]*[.V$1] + IF([.D106]=0;0;[.V$2])" office:value-type="float" office:value="0" calcext:value-type="float">
            <text:p>0</text:p>
          </table:table-cell>
          <table:table-cell table:formula="of:=[.E106]*[.W$1] + IF([.E106]=0;0;[.W$2])" office:value-type="float" office:value="0" calcext:value-type="float">
            <text:p>0</text:p>
          </table:table-cell>
          <table:table-cell table:formula="of:=[.F106]*[.X$1] + IF([.F106]=0;0;[.X$2])" office:value-type="float" office:value="0" calcext:value-type="float">
            <text:p>0</text:p>
          </table:table-cell>
          <table:table-cell table:formula="of:=[.G106]*[.Y$1] + IF([.G106]=0;0;[.Y$2])" office:value-type="float" office:value="0" calcext:value-type="float">
            <text:p>0</text:p>
          </table:table-cell>
          <table:table-cell table:formula="of:=[.H106]*[.Z$1] + IF([.H106]=0;0;[.Z$2])" office:value-type="float" office:value="0" calcext:value-type="float">
            <text:p>0</text:p>
          </table:table-cell>
          <table:table-cell table:formula="of:=[.I106]*[.AA$1] + IF([.I106]=0;0;[.AA$2])" office:value-type="float" office:value="0" calcext:value-type="float">
            <text:p>0</text:p>
          </table:table-cell>
          <table:table-cell table:formula="of:=[.J106]*[.AB$1] + IF([.J106]=0;0;[.AB$2])" office:value-type="float" office:value="0" calcext:value-type="float">
            <text:p>0</text:p>
          </table:table-cell>
          <table:table-cell table:formula="of:=[.K106]*[.AC$1] + IF([.K106]=0;0;[.AC$2])" office:value-type="float" office:value="0" calcext:value-type="float">
            <text:p>0</text:p>
          </table:table-cell>
          <table:table-cell table:formula="of:=[.L106]*[.AD$1] + IF([.L106]=0;0;[.AD$2])" office:value-type="float" office:value="0" calcext:value-type="float">
            <text:p>0</text:p>
          </table:table-cell>
          <table:table-cell table:formula="of:=[.M106]*[.AE$1] + IF([.M106]=0;0;[.AE$2])" office:value-type="float" office:value="0" calcext:value-type="float">
            <text:p>0</text:p>
          </table:table-cell>
          <table:table-cell/>
          <table:table-cell table:formula="of:=SUM([.S106:.AE106])" office:value-type="float" office:value="2.4147128" calcext:value-type="float">
            <text:p>2,4147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21" calcext:value-type="float">
            <text:p>4,3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81" calcext:value-type="float">
            <text:p>0,7181</text:p>
          </table:table-cell>
          <table:table-cell office:value-type="float" office:value="1.1011" calcext:value-type="float">
            <text:p>1,1011</text:p>
          </table:table-cell>
          <table:table-cell table:formula="of:=[.O107]*[.O107]" office:value-type="float" office:value="1.21242121" calcext:value-type="float">
            <text:p>1,21242121</text:p>
          </table:table-cell>
          <table:table-cell table:number-columns-repeated="2"/>
          <table:table-cell table:formula="of:=[.A107]*[.S$1] + IF([.A107]=0;0;[.S$2])" office:value-type="float" office:value="2.4328" calcext:value-type="float">
            <text:p>2,4328</text:p>
          </table:table-cell>
          <table:table-cell table:formula="of:=[.B107]*[.T$1] + IF([.B107]=0;0;[.T$2])" office:value-type="float" office:value="0" calcext:value-type="float">
            <text:p>0</text:p>
          </table:table-cell>
          <table:table-cell table:formula="of:=[.C107]*[.U$1] + IF([.C107]=0;0;[.U$2])" office:value-type="float" office:value="0.1430251" calcext:value-type="float">
            <text:p>0,1430251</text:p>
          </table:table-cell>
          <table:table-cell table:formula="of:=[.D107]*[.V$1] + IF([.D107]=0;0;[.V$2])" office:value-type="float" office:value="0" calcext:value-type="float">
            <text:p>0</text:p>
          </table:table-cell>
          <table:table-cell table:formula="of:=[.E107]*[.W$1] + IF([.E107]=0;0;[.W$2])" office:value-type="float" office:value="0" calcext:value-type="float">
            <text:p>0</text:p>
          </table:table-cell>
          <table:table-cell table:formula="of:=[.F107]*[.X$1] + IF([.F107]=0;0;[.X$2])" office:value-type="float" office:value="0" calcext:value-type="float">
            <text:p>0</text:p>
          </table:table-cell>
          <table:table-cell table:formula="of:=[.G107]*[.Y$1] + IF([.G107]=0;0;[.Y$2])" office:value-type="float" office:value="0" calcext:value-type="float">
            <text:p>0</text:p>
          </table:table-cell>
          <table:table-cell table:formula="of:=[.H107]*[.Z$1] + IF([.H107]=0;0;[.Z$2])" office:value-type="float" office:value="0" calcext:value-type="float">
            <text:p>0</text:p>
          </table:table-cell>
          <table:table-cell table:formula="of:=[.I107]*[.AA$1] + IF([.I107]=0;0;[.AA$2])" office:value-type="float" office:value="0" calcext:value-type="float">
            <text:p>0</text:p>
          </table:table-cell>
          <table:table-cell table:formula="of:=[.J107]*[.AB$1] + IF([.J107]=0;0;[.AB$2])" office:value-type="float" office:value="0" calcext:value-type="float">
            <text:p>0</text:p>
          </table:table-cell>
          <table:table-cell table:formula="of:=[.K107]*[.AC$1] + IF([.K107]=0;0;[.AC$2])" office:value-type="float" office:value="0" calcext:value-type="float">
            <text:p>0</text:p>
          </table:table-cell>
          <table:table-cell table:formula="of:=[.L107]*[.AD$1] + IF([.L107]=0;0;[.AD$2])" office:value-type="float" office:value="0" calcext:value-type="float">
            <text:p>0</text:p>
          </table:table-cell>
          <table:table-cell table:formula="of:=[.M107]*[.AE$1] + IF([.M107]=0;0;[.AE$2])" office:value-type="float" office:value="0" calcext:value-type="float">
            <text:p>0</text:p>
          </table:table-cell>
          <table:table-cell/>
          <table:table-cell table:formula="of:=SUM([.S107:.AE107])" office:value-type="float" office:value="2.5758251" calcext:value-type="float">
            <text:p>2,575825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9163" calcext:value-type="float">
            <text:p>3,9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72" calcext:value-type="float">
            <text:p>0,8472</text:p>
          </table:table-cell>
          <table:table-cell office:value-type="float" office:value="1.5249" calcext:value-type="float">
            <text:p>1,5249</text:p>
          </table:table-cell>
          <table:table-cell table:formula="of:=[.O108]*[.O108]" office:value-type="float" office:value="2.32532001" calcext:value-type="float">
            <text:p>2,32532001</text:p>
          </table:table-cell>
          <table:table-cell table:number-columns-repeated="2"/>
          <table:table-cell table:formula="of:=[.A108]*[.S$1] + IF([.A108]=0;0;[.S$2])" office:value-type="float" office:value="2.16251592" calcext:value-type="float">
            <text:p>2,16251592</text:p>
          </table:table-cell>
          <table:table-cell table:formula="of:=[.B108]*[.T$1] + IF([.B108]=0;0;[.T$2])" office:value-type="float" office:value="0" calcext:value-type="float">
            <text:p>0</text:p>
          </table:table-cell>
          <table:table-cell table:formula="of:=[.C108]*[.U$1] + IF([.C108]=0;0;[.U$2])" office:value-type="float" office:value="0.12962953" calcext:value-type="float">
            <text:p>0,12962953</text:p>
          </table:table-cell>
          <table:table-cell table:formula="of:=[.D108]*[.V$1] + IF([.D108]=0;0;[.V$2])" office:value-type="float" office:value="0" calcext:value-type="float">
            <text:p>0</text:p>
          </table:table-cell>
          <table:table-cell table:formula="of:=[.E108]*[.W$1] + IF([.E108]=0;0;[.W$2])" office:value-type="float" office:value="0" calcext:value-type="float">
            <text:p>0</text:p>
          </table:table-cell>
          <table:table-cell table:formula="of:=[.F108]*[.X$1] + IF([.F108]=0;0;[.X$2])" office:value-type="float" office:value="0" calcext:value-type="float">
            <text:p>0</text:p>
          </table:table-cell>
          <table:table-cell table:formula="of:=[.G108]*[.Y$1] + IF([.G108]=0;0;[.Y$2])" office:value-type="float" office:value="0" calcext:value-type="float">
            <text:p>0</text:p>
          </table:table-cell>
          <table:table-cell table:formula="of:=[.H108]*[.Z$1] + IF([.H108]=0;0;[.Z$2])" office:value-type="float" office:value="0" calcext:value-type="float">
            <text:p>0</text:p>
          </table:table-cell>
          <table:table-cell table:formula="of:=[.I108]*[.AA$1] + IF([.I108]=0;0;[.AA$2])" office:value-type="float" office:value="0" calcext:value-type="float">
            <text:p>0</text:p>
          </table:table-cell>
          <table:table-cell table:formula="of:=[.J108]*[.AB$1] + IF([.J108]=0;0;[.AB$2])" office:value-type="float" office:value="0" calcext:value-type="float">
            <text:p>0</text:p>
          </table:table-cell>
          <table:table-cell table:formula="of:=[.K108]*[.AC$1] + IF([.K108]=0;0;[.AC$2])" office:value-type="float" office:value="0" calcext:value-type="float">
            <text:p>0</text:p>
          </table:table-cell>
          <table:table-cell table:formula="of:=[.L108]*[.AD$1] + IF([.L108]=0;0;[.AD$2])" office:value-type="float" office:value="0" calcext:value-type="float">
            <text:p>0</text:p>
          </table:table-cell>
          <table:table-cell table:formula="of:=[.M108]*[.AE$1] + IF([.M108]=0;0;[.AE$2])" office:value-type="float" office:value="0" calcext:value-type="float">
            <text:p>0</text:p>
          </table:table-cell>
          <table:table-cell/>
          <table:table-cell table:formula="of:=SUM([.S108:.AE108])" office:value-type="float" office:value="2.29214545" calcext:value-type="float">
            <text:p>2,2921454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844" calcext:value-type="float">
            <text:p>4,58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08" calcext:value-type="float">
            <text:p>0,608</text:p>
          </table:table-cell>
          <table:table-cell office:value-type="float" office:value="0.8269" calcext:value-type="float">
            <text:p>0,8269</text:p>
          </table:table-cell>
          <table:table-cell table:formula="of:=[.O109]*[.O109]" office:value-type="float" office:value="0.68376361" calcext:value-type="float">
            <text:p>0,68376361</text:p>
          </table:table-cell>
          <table:table-cell table:number-columns-repeated="2"/>
          <table:table-cell table:formula="of:=[.A109]*[.S$1] + IF([.A109]=0;0;[.S$2])" office:value-type="float" office:value="2.29765796" calcext:value-type="float">
            <text:p>2,29765796</text:p>
          </table:table-cell>
          <table:table-cell table:formula="of:=[.B109]*[.T$1] + IF([.B109]=0;0;[.T$2])" office:value-type="float" office:value="0" calcext:value-type="float">
            <text:p>0</text:p>
          </table:table-cell>
          <table:table-cell table:formula="of:=[.C109]*[.U$1] + IF([.C109]=0;0;[.U$2])" office:value-type="float" office:value="0.15174364" calcext:value-type="float">
            <text:p>0,15174364</text:p>
          </table:table-cell>
          <table:table-cell table:formula="of:=[.D109]*[.V$1] + IF([.D109]=0;0;[.V$2])" office:value-type="float" office:value="0" calcext:value-type="float">
            <text:p>0</text:p>
          </table:table-cell>
          <table:table-cell table:formula="of:=[.E109]*[.W$1] + IF([.E109]=0;0;[.W$2])" office:value-type="float" office:value="0" calcext:value-type="float">
            <text:p>0</text:p>
          </table:table-cell>
          <table:table-cell table:formula="of:=[.F109]*[.X$1] + IF([.F109]=0;0;[.X$2])" office:value-type="float" office:value="0" calcext:value-type="float">
            <text:p>0</text:p>
          </table:table-cell>
          <table:table-cell table:formula="of:=[.G109]*[.Y$1] + IF([.G109]=0;0;[.Y$2])" office:value-type="float" office:value="0" calcext:value-type="float">
            <text:p>0</text:p>
          </table:table-cell>
          <table:table-cell table:formula="of:=[.H109]*[.Z$1] + IF([.H109]=0;0;[.Z$2])" office:value-type="float" office:value="0" calcext:value-type="float">
            <text:p>0</text:p>
          </table:table-cell>
          <table:table-cell table:formula="of:=[.I109]*[.AA$1] + IF([.I109]=0;0;[.AA$2])" office:value-type="float" office:value="0" calcext:value-type="float">
            <text:p>0</text:p>
          </table:table-cell>
          <table:table-cell table:formula="of:=[.J109]*[.AB$1] + IF([.J109]=0;0;[.AB$2])" office:value-type="float" office:value="0" calcext:value-type="float">
            <text:p>0</text:p>
          </table:table-cell>
          <table:table-cell table:formula="of:=[.K109]*[.AC$1] + IF([.K109]=0;0;[.AC$2])" office:value-type="float" office:value="0" calcext:value-type="float">
            <text:p>0</text:p>
          </table:table-cell>
          <table:table-cell table:formula="of:=[.L109]*[.AD$1] + IF([.L109]=0;0;[.AD$2])" office:value-type="float" office:value="0" calcext:value-type="float">
            <text:p>0</text:p>
          </table:table-cell>
          <table:table-cell table:formula="of:=[.M109]*[.AE$1] + IF([.M109]=0;0;[.AE$2])" office:value-type="float" office:value="0" calcext:value-type="float">
            <text:p>0</text:p>
          </table:table-cell>
          <table:table-cell/>
          <table:table-cell table:formula="of:=SUM([.S109:.AE109])" office:value-type="float" office:value="2.4494016" calcext:value-type="float">
            <text:p>2,449401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519" calcext:value-type="float">
            <text:p>2,85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33" calcext:value-type="float">
            <text:p>0,9733</text:p>
          </table:table-cell>
          <table:table-cell office:value-type="float" office:value="1.5295" calcext:value-type="float">
            <text:p>1,5295</text:p>
          </table:table-cell>
          <table:table-cell table:formula="of:=[.O110]*[.O110]" office:value-type="float" office:value="2.33937025" calcext:value-type="float">
            <text:p>2,33937025</text:p>
          </table:table-cell>
          <table:table-cell table:number-columns-repeated="2"/>
          <table:table-cell table:formula="of:=[.A110]*[.S$1] + IF([.A110]=0;0;[.S$2])" office:value-type="float" office:value="2.29765796" calcext:value-type="float">
            <text:p>2,29765796</text:p>
          </table:table-cell>
          <table:table-cell table:formula="of:=[.B110]*[.T$1] + IF([.B110]=0;0;[.T$2])" office:value-type="float" office:value="0" calcext:value-type="float">
            <text:p>0</text:p>
          </table:table-cell>
          <table:table-cell table:formula="of:=[.C110]*[.U$1] + IF([.C110]=0;0;[.U$2])" office:value-type="float" office:value="0.09439789" calcext:value-type="float">
            <text:p>0,09439789</text:p>
          </table:table-cell>
          <table:table-cell table:formula="of:=[.D110]*[.V$1] + IF([.D110]=0;0;[.V$2])" office:value-type="float" office:value="0" calcext:value-type="float">
            <text:p>0</text:p>
          </table:table-cell>
          <table:table-cell table:formula="of:=[.E110]*[.W$1] + IF([.E110]=0;0;[.W$2])" office:value-type="float" office:value="0" calcext:value-type="float">
            <text:p>0</text:p>
          </table:table-cell>
          <table:table-cell table:formula="of:=[.F110]*[.X$1] + IF([.F110]=0;0;[.X$2])" office:value-type="float" office:value="0" calcext:value-type="float">
            <text:p>0</text:p>
          </table:table-cell>
          <table:table-cell table:formula="of:=[.G110]*[.Y$1] + IF([.G110]=0;0;[.Y$2])" office:value-type="float" office:value="0" calcext:value-type="float">
            <text:p>0</text:p>
          </table:table-cell>
          <table:table-cell table:formula="of:=[.H110]*[.Z$1] + IF([.H110]=0;0;[.Z$2])" office:value-type="float" office:value="0" calcext:value-type="float">
            <text:p>0</text:p>
          </table:table-cell>
          <table:table-cell table:formula="of:=[.I110]*[.AA$1] + IF([.I110]=0;0;[.AA$2])" office:value-type="float" office:value="0" calcext:value-type="float">
            <text:p>0</text:p>
          </table:table-cell>
          <table:table-cell table:formula="of:=[.J110]*[.AB$1] + IF([.J110]=0;0;[.AB$2])" office:value-type="float" office:value="0" calcext:value-type="float">
            <text:p>0</text:p>
          </table:table-cell>
          <table:table-cell table:formula="of:=[.K110]*[.AC$1] + IF([.K110]=0;0;[.AC$2])" office:value-type="float" office:value="0" calcext:value-type="float">
            <text:p>0</text:p>
          </table:table-cell>
          <table:table-cell table:formula="of:=[.L110]*[.AD$1] + IF([.L110]=0;0;[.AD$2])" office:value-type="float" office:value="0" calcext:value-type="float">
            <text:p>0</text:p>
          </table:table-cell>
          <table:table-cell table:formula="of:=[.M110]*[.AE$1] + IF([.M110]=0;0;[.AE$2])" office:value-type="float" office:value="0" calcext:value-type="float">
            <text:p>0</text:p>
          </table:table-cell>
          <table:table-cell/>
          <table:table-cell table:formula="of:=SUM([.S110:.AE110])" office:value-type="float" office:value="2.39205585" calcext:value-type="float">
            <text:p>2,39205585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413" calcext:value-type="float">
            <text:p>4,14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83" calcext:value-type="float">
            <text:p>0,7483</text:p>
          </table:table-cell>
          <table:table-cell office:value-type="float" office:value="1.2294" calcext:value-type="float">
            <text:p>1,2294</text:p>
          </table:table-cell>
          <table:table-cell table:formula="of:=[.O111]*[.O111]" office:value-type="float" office:value="1.51142436" calcext:value-type="float">
            <text:p>1,51142436</text:p>
          </table:table-cell>
          <table:table-cell table:number-columns-repeated="2"/>
          <table:table-cell table:formula="of:=[.A111]*[.S$1] + IF([.A111]=0;0;[.S$2])" office:value-type="float" office:value="2.56794204" calcext:value-type="float">
            <text:p>2,56794204</text:p>
          </table:table-cell>
          <table:table-cell table:formula="of:=[.B111]*[.T$1] + IF([.B111]=0;0;[.T$2])" office:value-type="float" office:value="0" calcext:value-type="float">
            <text:p>0</text:p>
          </table:table-cell>
          <table:table-cell table:formula="of:=[.C111]*[.U$1] + IF([.C111]=0;0;[.U$2])" office:value-type="float" office:value="0.13707703" calcext:value-type="float">
            <text:p>0,13707703</text:p>
          </table:table-cell>
          <table:table-cell table:formula="of:=[.D111]*[.V$1] + IF([.D111]=0;0;[.V$2])" office:value-type="float" office:value="0" calcext:value-type="float">
            <text:p>0</text:p>
          </table:table-cell>
          <table:table-cell table:formula="of:=[.E111]*[.W$1] + IF([.E111]=0;0;[.W$2])" office:value-type="float" office:value="0" calcext:value-type="float">
            <text:p>0</text:p>
          </table:table-cell>
          <table:table-cell table:formula="of:=[.F111]*[.X$1] + IF([.F111]=0;0;[.X$2])" office:value-type="float" office:value="0" calcext:value-type="float">
            <text:p>0</text:p>
          </table:table-cell>
          <table:table-cell table:formula="of:=[.G111]*[.Y$1] + IF([.G111]=0;0;[.Y$2])" office:value-type="float" office:value="0" calcext:value-type="float">
            <text:p>0</text:p>
          </table:table-cell>
          <table:table-cell table:formula="of:=[.H111]*[.Z$1] + IF([.H111]=0;0;[.Z$2])" office:value-type="float" office:value="0" calcext:value-type="float">
            <text:p>0</text:p>
          </table:table-cell>
          <table:table-cell table:formula="of:=[.I111]*[.AA$1] + IF([.I111]=0;0;[.AA$2])" office:value-type="float" office:value="0" calcext:value-type="float">
            <text:p>0</text:p>
          </table:table-cell>
          <table:table-cell table:formula="of:=[.J111]*[.AB$1] + IF([.J111]=0;0;[.AB$2])" office:value-type="float" office:value="0" calcext:value-type="float">
            <text:p>0</text:p>
          </table:table-cell>
          <table:table-cell table:formula="of:=[.K111]*[.AC$1] + IF([.K111]=0;0;[.AC$2])" office:value-type="float" office:value="0" calcext:value-type="float">
            <text:p>0</text:p>
          </table:table-cell>
          <table:table-cell table:formula="of:=[.L111]*[.AD$1] + IF([.L111]=0;0;[.AD$2])" office:value-type="float" office:value="0" calcext:value-type="float">
            <text:p>0</text:p>
          </table:table-cell>
          <table:table-cell table:formula="of:=[.M111]*[.AE$1] + IF([.M111]=0;0;[.AE$2])" office:value-type="float" office:value="0" calcext:value-type="float">
            <text:p>0</text:p>
          </table:table-cell>
          <table:table-cell/>
          <table:table-cell table:formula="of:=SUM([.S111:.AE111])" office:value-type="float" office:value="2.70501907" calcext:value-type="float">
            <text:p>2,70501907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7325" calcext:value-type="float">
            <text:p>3,73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8288" calcext:value-type="float">
            <text:p>0,8288</text:p>
          </table:table-cell>
          <table:table-cell table:formula="of:=[.O112]*[.O112]" office:value-type="float" office:value="0.68690944" calcext:value-type="float">
            <text:p>0,68690944</text:p>
          </table:table-cell>
          <table:table-cell table:number-columns-repeated="2"/>
          <table:table-cell table:formula="of:=[.A112]*[.S$1] + IF([.A112]=0;0;[.S$2])" office:value-type="float" office:value="2.16251592" calcext:value-type="float">
            <text:p>2,16251592</text:p>
          </table:table-cell>
          <table:table-cell table:formula="of:=[.B112]*[.T$1] + IF([.B112]=0;0;[.T$2])" office:value-type="float" office:value="0" calcext:value-type="float">
            <text:p>0</text:p>
          </table:table-cell>
          <table:table-cell table:formula="of:=[.C112]*[.U$1] + IF([.C112]=0;0;[.U$2])" office:value-type="float" office:value="0.12354575" calcext:value-type="float">
            <text:p>0,12354575</text:p>
          </table:table-cell>
          <table:table-cell table:formula="of:=[.D112]*[.V$1] + IF([.D112]=0;0;[.V$2])" office:value-type="float" office:value="0" calcext:value-type="float">
            <text:p>0</text:p>
          </table:table-cell>
          <table:table-cell table:formula="of:=[.E112]*[.W$1] + IF([.E112]=0;0;[.W$2])" office:value-type="float" office:value="0" calcext:value-type="float">
            <text:p>0</text:p>
          </table:table-cell>
          <table:table-cell table:formula="of:=[.F112]*[.X$1] + IF([.F112]=0;0;[.X$2])" office:value-type="float" office:value="0" calcext:value-type="float">
            <text:p>0</text:p>
          </table:table-cell>
          <table:table-cell table:formula="of:=[.G112]*[.Y$1] + IF([.G112]=0;0;[.Y$2])" office:value-type="float" office:value="0" calcext:value-type="float">
            <text:p>0</text:p>
          </table:table-cell>
          <table:table-cell table:formula="of:=[.H112]*[.Z$1] + IF([.H112]=0;0;[.Z$2])" office:value-type="float" office:value="0" calcext:value-type="float">
            <text:p>0</text:p>
          </table:table-cell>
          <table:table-cell table:formula="of:=[.I112]*[.AA$1] + IF([.I112]=0;0;[.AA$2])" office:value-type="float" office:value="0" calcext:value-type="float">
            <text:p>0</text:p>
          </table:table-cell>
          <table:table-cell table:formula="of:=[.J112]*[.AB$1] + IF([.J112]=0;0;[.AB$2])" office:value-type="float" office:value="0" calcext:value-type="float">
            <text:p>0</text:p>
          </table:table-cell>
          <table:table-cell table:formula="of:=[.K112]*[.AC$1] + IF([.K112]=0;0;[.AC$2])" office:value-type="float" office:value="0" calcext:value-type="float">
            <text:p>0</text:p>
          </table:table-cell>
          <table:table-cell table:formula="of:=[.L112]*[.AD$1] + IF([.L112]=0;0;[.AD$2])" office:value-type="float" office:value="0" calcext:value-type="float">
            <text:p>0</text:p>
          </table:table-cell>
          <table:table-cell table:formula="of:=[.M112]*[.AE$1] + IF([.M112]=0;0;[.AE$2])" office:value-type="float" office:value="0" calcext:value-type="float">
            <text:p>0</text:p>
          </table:table-cell>
          <table:table-cell/>
          <table:table-cell table:formula="of:=SUM([.S112:.AE112])" office:value-type="float" office:value="2.28606167" calcext:value-type="float">
            <text:p>2,28606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804" calcext:value-type="float">
            <text:p>3,68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943" calcext:value-type="float">
            <text:p>0,5943</text:p>
          </table:table-cell>
          <table:table-cell office:value-type="float" office:value="0.944" calcext:value-type="float">
            <text:p>0,944</text:p>
          </table:table-cell>
          <table:table-cell table:formula="of:=[.O113]*[.O113]" office:value-type="float" office:value="0.891136" calcext:value-type="float">
            <text:p>0,891136</text:p>
          </table:table-cell>
          <table:table-cell table:number-columns-repeated="2"/>
          <table:table-cell table:formula="of:=[.A113]*[.S$1] + IF([.A113]=0;0;[.S$2])" office:value-type="float" office:value="2.4328" calcext:value-type="float">
            <text:p>2,4328</text:p>
          </table:table-cell>
          <table:table-cell table:formula="of:=[.B113]*[.T$1] + IF([.B113]=0;0;[.T$2])" office:value-type="float" office:value="0" calcext:value-type="float">
            <text:p>0</text:p>
          </table:table-cell>
          <table:table-cell table:formula="of:=[.C113]*[.U$1] + IF([.C113]=0;0;[.U$2])" office:value-type="float" office:value="0.12182124" calcext:value-type="float">
            <text:p>0,12182124</text:p>
          </table:table-cell>
          <table:table-cell table:formula="of:=[.D113]*[.V$1] + IF([.D113]=0;0;[.V$2])" office:value-type="float" office:value="0" calcext:value-type="float">
            <text:p>0</text:p>
          </table:table-cell>
          <table:table-cell table:formula="of:=[.E113]*[.W$1] + IF([.E113]=0;0;[.W$2])" office:value-type="float" office:value="0" calcext:value-type="float">
            <text:p>0</text:p>
          </table:table-cell>
          <table:table-cell table:formula="of:=[.F113]*[.X$1] + IF([.F113]=0;0;[.X$2])" office:value-type="float" office:value="0" calcext:value-type="float">
            <text:p>0</text:p>
          </table:table-cell>
          <table:table-cell table:formula="of:=[.G113]*[.Y$1] + IF([.G113]=0;0;[.Y$2])" office:value-type="float" office:value="0" calcext:value-type="float">
            <text:p>0</text:p>
          </table:table-cell>
          <table:table-cell table:formula="of:=[.H113]*[.Z$1] + IF([.H113]=0;0;[.Z$2])" office:value-type="float" office:value="0" calcext:value-type="float">
            <text:p>0</text:p>
          </table:table-cell>
          <table:table-cell table:formula="of:=[.I113]*[.AA$1] + IF([.I113]=0;0;[.AA$2])" office:value-type="float" office:value="0" calcext:value-type="float">
            <text:p>0</text:p>
          </table:table-cell>
          <table:table-cell table:formula="of:=[.J113]*[.AB$1] + IF([.J113]=0;0;[.AB$2])" office:value-type="float" office:value="0" calcext:value-type="float">
            <text:p>0</text:p>
          </table:table-cell>
          <table:table-cell table:formula="of:=[.K113]*[.AC$1] + IF([.K113]=0;0;[.AC$2])" office:value-type="float" office:value="0" calcext:value-type="float">
            <text:p>0</text:p>
          </table:table-cell>
          <table:table-cell table:formula="of:=[.L113]*[.AD$1] + IF([.L113]=0;0;[.AD$2])" office:value-type="float" office:value="0" calcext:value-type="float">
            <text:p>0</text:p>
          </table:table-cell>
          <table:table-cell table:formula="of:=[.M113]*[.AE$1] + IF([.M113]=0;0;[.AE$2])" office:value-type="float" office:value="0" calcext:value-type="float">
            <text:p>0</text:p>
          </table:table-cell>
          <table:table-cell/>
          <table:table-cell table:formula="of:=SUM([.S113:.AE113])" office:value-type="float" office:value="2.55462124" calcext:value-type="float">
            <text:p>2,5546212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7023" calcext:value-type="float">
            <text:p>4,7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13" calcext:value-type="float">
            <text:p>0,7713</text:p>
          </table:table-cell>
          <table:table-cell office:value-type="float" office:value="1.1087" calcext:value-type="float">
            <text:p>1,1087</text:p>
          </table:table-cell>
          <table:table-cell table:formula="of:=[.O114]*[.O114]" office:value-type="float" office:value="1.22921569" calcext:value-type="float">
            <text:p>1,22921569</text:p>
          </table:table-cell>
          <table:table-cell table:number-columns-repeated="2"/>
          <table:table-cell table:formula="of:=[.A114]*[.S$1] + IF([.A114]=0;0;[.S$2])" office:value-type="float" office:value="2.16251592" calcext:value-type="float">
            <text:p>2,16251592</text:p>
          </table:table-cell>
          <table:table-cell table:formula="of:=[.B114]*[.T$1] + IF([.B114]=0;0;[.T$2])" office:value-type="float" office:value="0" calcext:value-type="float">
            <text:p>0</text:p>
          </table:table-cell>
          <table:table-cell table:formula="of:=[.C114]*[.U$1] + IF([.C114]=0;0;[.U$2])" office:value-type="float" office:value="0.15564613" calcext:value-type="float">
            <text:p>0,15564613</text:p>
          </table:table-cell>
          <table:table-cell table:formula="of:=[.D114]*[.V$1] + IF([.D114]=0;0;[.V$2])" office:value-type="float" office:value="0" calcext:value-type="float">
            <text:p>0</text:p>
          </table:table-cell>
          <table:table-cell table:formula="of:=[.E114]*[.W$1] + IF([.E114]=0;0;[.W$2])" office:value-type="float" office:value="0" calcext:value-type="float">
            <text:p>0</text:p>
          </table:table-cell>
          <table:table-cell table:formula="of:=[.F114]*[.X$1] + IF([.F114]=0;0;[.X$2])" office:value-type="float" office:value="0" calcext:value-type="float">
            <text:p>0</text:p>
          </table:table-cell>
          <table:table-cell table:formula="of:=[.G114]*[.Y$1] + IF([.G114]=0;0;[.Y$2])" office:value-type="float" office:value="0" calcext:value-type="float">
            <text:p>0</text:p>
          </table:table-cell>
          <table:table-cell table:formula="of:=[.H114]*[.Z$1] + IF([.H114]=0;0;[.Z$2])" office:value-type="float" office:value="0" calcext:value-type="float">
            <text:p>0</text:p>
          </table:table-cell>
          <table:table-cell table:formula="of:=[.I114]*[.AA$1] + IF([.I114]=0;0;[.AA$2])" office:value-type="float" office:value="0" calcext:value-type="float">
            <text:p>0</text:p>
          </table:table-cell>
          <table:table-cell table:formula="of:=[.J114]*[.AB$1] + IF([.J114]=0;0;[.AB$2])" office:value-type="float" office:value="0" calcext:value-type="float">
            <text:p>0</text:p>
          </table:table-cell>
          <table:table-cell table:formula="of:=[.K114]*[.AC$1] + IF([.K114]=0;0;[.AC$2])" office:value-type="float" office:value="0" calcext:value-type="float">
            <text:p>0</text:p>
          </table:table-cell>
          <table:table-cell table:formula="of:=[.L114]*[.AD$1] + IF([.L114]=0;0;[.AD$2])" office:value-type="float" office:value="0" calcext:value-type="float">
            <text:p>0</text:p>
          </table:table-cell>
          <table:table-cell table:formula="of:=[.M114]*[.AE$1] + IF([.M114]=0;0;[.AE$2])" office:value-type="float" office:value="0" calcext:value-type="float">
            <text:p>0</text:p>
          </table:table-cell>
          <table:table-cell/>
          <table:table-cell table:formula="of:=SUM([.S114:.AE114])" office:value-type="float" office:value="2.31816205" calcext:value-type="float">
            <text:p>2,31816205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155" calcext:value-type="float">
            <text:p>3,3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76" calcext:value-type="float">
            <text:p>0,6876</text:p>
          </table:table-cell>
          <table:table-cell office:value-type="float" office:value="1.1325" calcext:value-type="float">
            <text:p>1,1325</text:p>
          </table:table-cell>
          <table:table-cell table:formula="of:=[.O115]*[.O115]" office:value-type="float" office:value="1.28255625" calcext:value-type="float">
            <text:p>1,28255625</text:p>
          </table:table-cell>
          <table:table-cell table:number-columns-repeated="2"/>
          <table:table-cell table:formula="of:=[.A115]*[.S$1] + IF([.A115]=0;0;[.S$2])" office:value-type="float" office:value="2.56794204" calcext:value-type="float">
            <text:p>2,56794204</text:p>
          </table:table-cell>
          <table:table-cell table:formula="of:=[.B115]*[.T$1] + IF([.B115]=0;0;[.T$2])" office:value-type="float" office:value="0" calcext:value-type="float">
            <text:p>0</text:p>
          </table:table-cell>
          <table:table-cell table:formula="of:=[.C115]*[.U$1] + IF([.C115]=0;0;[.U$2])" office:value-type="float" office:value="0.10974305" calcext:value-type="float">
            <text:p>0,10974305</text:p>
          </table:table-cell>
          <table:table-cell table:formula="of:=[.D115]*[.V$1] + IF([.D115]=0;0;[.V$2])" office:value-type="float" office:value="0" calcext:value-type="float">
            <text:p>0</text:p>
          </table:table-cell>
          <table:table-cell table:formula="of:=[.E115]*[.W$1] + IF([.E115]=0;0;[.W$2])" office:value-type="float" office:value="0" calcext:value-type="float">
            <text:p>0</text:p>
          </table:table-cell>
          <table:table-cell table:formula="of:=[.F115]*[.X$1] + IF([.F115]=0;0;[.X$2])" office:value-type="float" office:value="0" calcext:value-type="float">
            <text:p>0</text:p>
          </table:table-cell>
          <table:table-cell table:formula="of:=[.G115]*[.Y$1] + IF([.G115]=0;0;[.Y$2])" office:value-type="float" office:value="0" calcext:value-type="float">
            <text:p>0</text:p>
          </table:table-cell>
          <table:table-cell table:formula="of:=[.H115]*[.Z$1] + IF([.H115]=0;0;[.Z$2])" office:value-type="float" office:value="0" calcext:value-type="float">
            <text:p>0</text:p>
          </table:table-cell>
          <table:table-cell table:formula="of:=[.I115]*[.AA$1] + IF([.I115]=0;0;[.AA$2])" office:value-type="float" office:value="0" calcext:value-type="float">
            <text:p>0</text:p>
          </table:table-cell>
          <table:table-cell table:formula="of:=[.J115]*[.AB$1] + IF([.J115]=0;0;[.AB$2])" office:value-type="float" office:value="0" calcext:value-type="float">
            <text:p>0</text:p>
          </table:table-cell>
          <table:table-cell table:formula="of:=[.K115]*[.AC$1] + IF([.K115]=0;0;[.AC$2])" office:value-type="float" office:value="0" calcext:value-type="float">
            <text:p>0</text:p>
          </table:table-cell>
          <table:table-cell table:formula="of:=[.L115]*[.AD$1] + IF([.L115]=0;0;[.AD$2])" office:value-type="float" office:value="0" calcext:value-type="float">
            <text:p>0</text:p>
          </table:table-cell>
          <table:table-cell table:formula="of:=[.M115]*[.AE$1] + IF([.M115]=0;0;[.AE$2])" office:value-type="float" office:value="0" calcext:value-type="float">
            <text:p>0</text:p>
          </table:table-cell>
          <table:table-cell/>
          <table:table-cell table:formula="of:=SUM([.S115:.AE115])" office:value-type="float" office:value="2.67768509" calcext:value-type="float">
            <text:p>2,67768509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255" calcext:value-type="float">
            <text:p>3,62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24" calcext:value-type="float">
            <text:p>0,8024</text:p>
          </table:table-cell>
          <table:table-cell office:value-type="float" office:value="1.5546" calcext:value-type="float">
            <text:p>1,5546</text:p>
          </table:table-cell>
          <table:table-cell table:formula="of:=[.O116]*[.O116]" office:value-type="float" office:value="2.41678116" calcext:value-type="float">
            <text:p>2,41678116</text:p>
          </table:table-cell>
          <table:table-cell table:number-columns-repeated="2"/>
          <table:table-cell table:formula="of:=[.A116]*[.S$1] + IF([.A116]=0;0;[.S$2])" office:value-type="float" office:value="2.56794204" calcext:value-type="float">
            <text:p>2,56794204</text:p>
          </table:table-cell>
          <table:table-cell table:formula="of:=[.B116]*[.T$1] + IF([.B116]=0;0;[.T$2])" office:value-type="float" office:value="0" calcext:value-type="float">
            <text:p>0</text:p>
          </table:table-cell>
          <table:table-cell table:formula="of:=[.C116]*[.U$1] + IF([.C116]=0;0;[.U$2])" office:value-type="float" office:value="0.12000405" calcext:value-type="float">
            <text:p>0,12000405</text:p>
          </table:table-cell>
          <table:table-cell table:formula="of:=[.D116]*[.V$1] + IF([.D116]=0;0;[.V$2])" office:value-type="float" office:value="0" calcext:value-type="float">
            <text:p>0</text:p>
          </table:table-cell>
          <table:table-cell table:formula="of:=[.E116]*[.W$1] + IF([.E116]=0;0;[.W$2])" office:value-type="float" office:value="0" calcext:value-type="float">
            <text:p>0</text:p>
          </table:table-cell>
          <table:table-cell table:formula="of:=[.F116]*[.X$1] + IF([.F116]=0;0;[.X$2])" office:value-type="float" office:value="0" calcext:value-type="float">
            <text:p>0</text:p>
          </table:table-cell>
          <table:table-cell table:formula="of:=[.G116]*[.Y$1] + IF([.G116]=0;0;[.Y$2])" office:value-type="float" office:value="0" calcext:value-type="float">
            <text:p>0</text:p>
          </table:table-cell>
          <table:table-cell table:formula="of:=[.H116]*[.Z$1] + IF([.H116]=0;0;[.Z$2])" office:value-type="float" office:value="0" calcext:value-type="float">
            <text:p>0</text:p>
          </table:table-cell>
          <table:table-cell table:formula="of:=[.I116]*[.AA$1] + IF([.I116]=0;0;[.AA$2])" office:value-type="float" office:value="0" calcext:value-type="float">
            <text:p>0</text:p>
          </table:table-cell>
          <table:table-cell table:formula="of:=[.J116]*[.AB$1] + IF([.J116]=0;0;[.AB$2])" office:value-type="float" office:value="0" calcext:value-type="float">
            <text:p>0</text:p>
          </table:table-cell>
          <table:table-cell table:formula="of:=[.K116]*[.AC$1] + IF([.K116]=0;0;[.AC$2])" office:value-type="float" office:value="0" calcext:value-type="float">
            <text:p>0</text:p>
          </table:table-cell>
          <table:table-cell table:formula="of:=[.L116]*[.AD$1] + IF([.L116]=0;0;[.AD$2])" office:value-type="float" office:value="0" calcext:value-type="float">
            <text:p>0</text:p>
          </table:table-cell>
          <table:table-cell table:formula="of:=[.M116]*[.AE$1] + IF([.M116]=0;0;[.AE$2])" office:value-type="float" office:value="0" calcext:value-type="float">
            <text:p>0</text:p>
          </table:table-cell>
          <table:table-cell/>
          <table:table-cell table:formula="of:=SUM([.S116:.AE116])" office:value-type="float" office:value="2.68794609" calcext:value-type="float">
            <text:p>2,68794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727" calcext:value-type="float">
            <text:p>4,07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94" calcext:value-type="float">
            <text:p>0,7894</text:p>
          </table:table-cell>
          <table:table-cell office:value-type="float" office:value="1.0526" calcext:value-type="float">
            <text:p>1,0526</text:p>
          </table:table-cell>
          <table:table-cell table:formula="of:=[.O117]*[.O117]" office:value-type="float" office:value="1.10796676" calcext:value-type="float">
            <text:p>1,10796676</text:p>
          </table:table-cell>
          <table:table-cell table:number-columns-repeated="2"/>
          <table:table-cell table:formula="of:=[.A117]*[.S$1] + IF([.A117]=0;0;[.S$2])" office:value-type="float" office:value="2.4328" calcext:value-type="float">
            <text:p>2,4328</text:p>
          </table:table-cell>
          <table:table-cell table:formula="of:=[.B117]*[.T$1] + IF([.B117]=0;0;[.T$2])" office:value-type="float" office:value="0" calcext:value-type="float">
            <text:p>0</text:p>
          </table:table-cell>
          <table:table-cell table:formula="of:=[.C117]*[.U$1] + IF([.C117]=0;0;[.U$2])" office:value-type="float" office:value="0.13480637" calcext:value-type="float">
            <text:p>0,13480637</text:p>
          </table:table-cell>
          <table:table-cell table:formula="of:=[.D117]*[.V$1] + IF([.D117]=0;0;[.V$2])" office:value-type="float" office:value="0" calcext:value-type="float">
            <text:p>0</text:p>
          </table:table-cell>
          <table:table-cell table:formula="of:=[.E117]*[.W$1] + IF([.E117]=0;0;[.W$2])" office:value-type="float" office:value="0" calcext:value-type="float">
            <text:p>0</text:p>
          </table:table-cell>
          <table:table-cell table:formula="of:=[.F117]*[.X$1] + IF([.F117]=0;0;[.X$2])" office:value-type="float" office:value="0" calcext:value-type="float">
            <text:p>0</text:p>
          </table:table-cell>
          <table:table-cell table:formula="of:=[.G117]*[.Y$1] + IF([.G117]=0;0;[.Y$2])" office:value-type="float" office:value="0" calcext:value-type="float">
            <text:p>0</text:p>
          </table:table-cell>
          <table:table-cell table:formula="of:=[.H117]*[.Z$1] + IF([.H117]=0;0;[.Z$2])" office:value-type="float" office:value="0" calcext:value-type="float">
            <text:p>0</text:p>
          </table:table-cell>
          <table:table-cell table:formula="of:=[.I117]*[.AA$1] + IF([.I117]=0;0;[.AA$2])" office:value-type="float" office:value="0" calcext:value-type="float">
            <text:p>0</text:p>
          </table:table-cell>
          <table:table-cell table:formula="of:=[.J117]*[.AB$1] + IF([.J117]=0;0;[.AB$2])" office:value-type="float" office:value="0" calcext:value-type="float">
            <text:p>0</text:p>
          </table:table-cell>
          <table:table-cell table:formula="of:=[.K117]*[.AC$1] + IF([.K117]=0;0;[.AC$2])" office:value-type="float" office:value="0" calcext:value-type="float">
            <text:p>0</text:p>
          </table:table-cell>
          <table:table-cell table:formula="of:=[.L117]*[.AD$1] + IF([.L117]=0;0;[.AD$2])" office:value-type="float" office:value="0" calcext:value-type="float">
            <text:p>0</text:p>
          </table:table-cell>
          <table:table-cell table:formula="of:=[.M117]*[.AE$1] + IF([.M117]=0;0;[.AE$2])" office:value-type="float" office:value="0" calcext:value-type="float">
            <text:p>0</text:p>
          </table:table-cell>
          <table:table-cell/>
          <table:table-cell table:formula="of:=SUM([.S117:.AE117])" office:value-type="float" office:value="2.56760637" calcext:value-type="float">
            <text:p>2,5676063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3594" calcext:value-type="float">
            <text:p>3,35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69" calcext:value-type="float">
            <text:p>0,7269</text:p>
          </table:table-cell>
          <table:table-cell office:value-type="float" office:value="1.2555" calcext:value-type="float">
            <text:p>1,2555</text:p>
          </table:table-cell>
          <table:table-cell table:formula="of:=[.O118]*[.O118]" office:value-type="float" office:value="1.57628025" calcext:value-type="float">
            <text:p>1,57628025</text:p>
          </table:table-cell>
          <table:table-cell table:number-columns-repeated="2"/>
          <table:table-cell table:formula="of:=[.A118]*[.S$1] + IF([.A118]=0;0;[.S$2])" office:value-type="float" office:value="2.29765796" calcext:value-type="float">
            <text:p>2,29765796</text:p>
          </table:table-cell>
          <table:table-cell table:formula="of:=[.B118]*[.T$1] + IF([.B118]=0;0;[.T$2])" office:value-type="float" office:value="0" calcext:value-type="float">
            <text:p>0</text:p>
          </table:table-cell>
          <table:table-cell table:formula="of:=[.C118]*[.U$1] + IF([.C118]=0;0;[.U$2])" office:value-type="float" office:value="0.11119614" calcext:value-type="float">
            <text:p>0,11119614</text:p>
          </table:table-cell>
          <table:table-cell table:formula="of:=[.D118]*[.V$1] + IF([.D118]=0;0;[.V$2])" office:value-type="float" office:value="0" calcext:value-type="float">
            <text:p>0</text:p>
          </table:table-cell>
          <table:table-cell table:formula="of:=[.E118]*[.W$1] + IF([.E118]=0;0;[.W$2])" office:value-type="float" office:value="0" calcext:value-type="float">
            <text:p>0</text:p>
          </table:table-cell>
          <table:table-cell table:formula="of:=[.F118]*[.X$1] + IF([.F118]=0;0;[.X$2])" office:value-type="float" office:value="0" calcext:value-type="float">
            <text:p>0</text:p>
          </table:table-cell>
          <table:table-cell table:formula="of:=[.G118]*[.Y$1] + IF([.G118]=0;0;[.Y$2])" office:value-type="float" office:value="0" calcext:value-type="float">
            <text:p>0</text:p>
          </table:table-cell>
          <table:table-cell table:formula="of:=[.H118]*[.Z$1] + IF([.H118]=0;0;[.Z$2])" office:value-type="float" office:value="0" calcext:value-type="float">
            <text:p>0</text:p>
          </table:table-cell>
          <table:table-cell table:formula="of:=[.I118]*[.AA$1] + IF([.I118]=0;0;[.AA$2])" office:value-type="float" office:value="0" calcext:value-type="float">
            <text:p>0</text:p>
          </table:table-cell>
          <table:table-cell table:formula="of:=[.J118]*[.AB$1] + IF([.J118]=0;0;[.AB$2])" office:value-type="float" office:value="0" calcext:value-type="float">
            <text:p>0</text:p>
          </table:table-cell>
          <table:table-cell table:formula="of:=[.K118]*[.AC$1] + IF([.K118]=0;0;[.AC$2])" office:value-type="float" office:value="0" calcext:value-type="float">
            <text:p>0</text:p>
          </table:table-cell>
          <table:table-cell table:formula="of:=[.L118]*[.AD$1] + IF([.L118]=0;0;[.AD$2])" office:value-type="float" office:value="0" calcext:value-type="float">
            <text:p>0</text:p>
          </table:table-cell>
          <table:table-cell table:formula="of:=[.M118]*[.AE$1] + IF([.M118]=0;0;[.AE$2])" office:value-type="float" office:value="0" calcext:value-type="float">
            <text:p>0</text:p>
          </table:table-cell>
          <table:table-cell/>
          <table:table-cell table:formula="of:=SUM([.S118:.AE118])" office:value-type="float" office:value="2.4088541" calcext:value-type="float">
            <text:p>2,408854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6296" calcext:value-type="float">
            <text:p>2,62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58" calcext:value-type="float">
            <text:p>0,7158</text:p>
          </table:table-cell>
          <table:table-cell office:value-type="float" office:value="1.4315" calcext:value-type="float">
            <text:p>1,4315</text:p>
          </table:table-cell>
          <table:table-cell table:formula="of:=[.O119]*[.O119]" office:value-type="float" office:value="2.04919225" calcext:value-type="float">
            <text:p>2,04919225</text:p>
          </table:table-cell>
          <table:table-cell table:number-columns-repeated="2"/>
          <table:table-cell table:formula="of:=[.A119]*[.S$1] + IF([.A119]=0;0;[.S$2])" office:value-type="float" office:value="2.16251592" calcext:value-type="float">
            <text:p>2,16251592</text:p>
          </table:table-cell>
          <table:table-cell table:formula="of:=[.B119]*[.T$1] + IF([.B119]=0;0;[.T$2])" office:value-type="float" office:value="0" calcext:value-type="float">
            <text:p>0</text:p>
          </table:table-cell>
          <table:table-cell table:formula="of:=[.C119]*[.U$1] + IF([.C119]=0;0;[.U$2])" office:value-type="float" office:value="0.08703976" calcext:value-type="float">
            <text:p>0,08703976</text:p>
          </table:table-cell>
          <table:table-cell table:formula="of:=[.D119]*[.V$1] + IF([.D119]=0;0;[.V$2])" office:value-type="float" office:value="0" calcext:value-type="float">
            <text:p>0</text:p>
          </table:table-cell>
          <table:table-cell table:formula="of:=[.E119]*[.W$1] + IF([.E119]=0;0;[.W$2])" office:value-type="float" office:value="0" calcext:value-type="float">
            <text:p>0</text:p>
          </table:table-cell>
          <table:table-cell table:formula="of:=[.F119]*[.X$1] + IF([.F119]=0;0;[.X$2])" office:value-type="float" office:value="0" calcext:value-type="float">
            <text:p>0</text:p>
          </table:table-cell>
          <table:table-cell table:formula="of:=[.G119]*[.Y$1] + IF([.G119]=0;0;[.Y$2])" office:value-type="float" office:value="0" calcext:value-type="float">
            <text:p>0</text:p>
          </table:table-cell>
          <table:table-cell table:formula="of:=[.H119]*[.Z$1] + IF([.H119]=0;0;[.Z$2])" office:value-type="float" office:value="0" calcext:value-type="float">
            <text:p>0</text:p>
          </table:table-cell>
          <table:table-cell table:formula="of:=[.I119]*[.AA$1] + IF([.I119]=0;0;[.AA$2])" office:value-type="float" office:value="0" calcext:value-type="float">
            <text:p>0</text:p>
          </table:table-cell>
          <table:table-cell table:formula="of:=[.J119]*[.AB$1] + IF([.J119]=0;0;[.AB$2])" office:value-type="float" office:value="0" calcext:value-type="float">
            <text:p>0</text:p>
          </table:table-cell>
          <table:table-cell table:formula="of:=[.K119]*[.AC$1] + IF([.K119]=0;0;[.AC$2])" office:value-type="float" office:value="0" calcext:value-type="float">
            <text:p>0</text:p>
          </table:table-cell>
          <table:table-cell table:formula="of:=[.L119]*[.AD$1] + IF([.L119]=0;0;[.AD$2])" office:value-type="float" office:value="0" calcext:value-type="float">
            <text:p>0</text:p>
          </table:table-cell>
          <table:table-cell table:formula="of:=[.M119]*[.AE$1] + IF([.M119]=0;0;[.AE$2])" office:value-type="float" office:value="0" calcext:value-type="float">
            <text:p>0</text:p>
          </table:table-cell>
          <table:table-cell/>
          <table:table-cell table:formula="of:=SUM([.S119:.AE119])" office:value-type="float" office:value="2.24955568" calcext:value-type="float">
            <text:p>2,2495556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1015" calcext:value-type="float">
            <text:p>4,10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51" calcext:value-type="float">
            <text:p>0,7751</text:p>
          </table:table-cell>
          <table:table-cell office:value-type="float" office:value="1.218" calcext:value-type="float">
            <text:p>1,218</text:p>
          </table:table-cell>
          <table:table-cell table:formula="of:=[.O120]*[.O120]" office:value-type="float" office:value="1.483524" calcext:value-type="float">
            <text:p>1,483524</text:p>
          </table:table-cell>
          <table:table-cell table:number-columns-repeated="2"/>
          <table:table-cell table:formula="of:=[.A120]*[.S$1] + IF([.A120]=0;0;[.S$2])" office:value-type="float" office:value="2.29765796" calcext:value-type="float">
            <text:p>2,29765796</text:p>
          </table:table-cell>
          <table:table-cell table:formula="of:=[.B120]*[.T$1] + IF([.B120]=0;0;[.T$2])" office:value-type="float" office:value="0" calcext:value-type="float">
            <text:p>0</text:p>
          </table:table-cell>
          <table:table-cell table:formula="of:=[.C120]*[.U$1] + IF([.C120]=0;0;[.U$2])" office:value-type="float" office:value="0.13575965" calcext:value-type="float">
            <text:p>0,13575965</text:p>
          </table:table-cell>
          <table:table-cell table:formula="of:=[.D120]*[.V$1] + IF([.D120]=0;0;[.V$2])" office:value-type="float" office:value="0" calcext:value-type="float">
            <text:p>0</text:p>
          </table:table-cell>
          <table:table-cell table:formula="of:=[.E120]*[.W$1] + IF([.E120]=0;0;[.W$2])" office:value-type="float" office:value="0" calcext:value-type="float">
            <text:p>0</text:p>
          </table:table-cell>
          <table:table-cell table:formula="of:=[.F120]*[.X$1] + IF([.F120]=0;0;[.X$2])" office:value-type="float" office:value="0" calcext:value-type="float">
            <text:p>0</text:p>
          </table:table-cell>
          <table:table-cell table:formula="of:=[.G120]*[.Y$1] + IF([.G120]=0;0;[.Y$2])" office:value-type="float" office:value="0" calcext:value-type="float">
            <text:p>0</text:p>
          </table:table-cell>
          <table:table-cell table:formula="of:=[.H120]*[.Z$1] + IF([.H120]=0;0;[.Z$2])" office:value-type="float" office:value="0" calcext:value-type="float">
            <text:p>0</text:p>
          </table:table-cell>
          <table:table-cell table:formula="of:=[.I120]*[.AA$1] + IF([.I120]=0;0;[.AA$2])" office:value-type="float" office:value="0" calcext:value-type="float">
            <text:p>0</text:p>
          </table:table-cell>
          <table:table-cell table:formula="of:=[.J120]*[.AB$1] + IF([.J120]=0;0;[.AB$2])" office:value-type="float" office:value="0" calcext:value-type="float">
            <text:p>0</text:p>
          </table:table-cell>
          <table:table-cell table:formula="of:=[.K120]*[.AC$1] + IF([.K120]=0;0;[.AC$2])" office:value-type="float" office:value="0" calcext:value-type="float">
            <text:p>0</text:p>
          </table:table-cell>
          <table:table-cell table:formula="of:=[.L120]*[.AD$1] + IF([.L120]=0;0;[.AD$2])" office:value-type="float" office:value="0" calcext:value-type="float">
            <text:p>0</text:p>
          </table:table-cell>
          <table:table-cell table:formula="of:=[.M120]*[.AE$1] + IF([.M120]=0;0;[.AE$2])" office:value-type="float" office:value="0" calcext:value-type="float">
            <text:p>0</text:p>
          </table:table-cell>
          <table:table-cell/>
          <table:table-cell table:formula="of:=SUM([.S120:.AE120])" office:value-type="float" office:value="2.43341761" calcext:value-type="float">
            <text:p>2,4334176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171" calcext:value-type="float">
            <text:p>4,51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292" calcext:value-type="float">
            <text:p>0,9292</text:p>
          </table:table-cell>
          <table:table-cell office:value-type="float" office:value="1.8584" calcext:value-type="float">
            <text:p>1,8584</text:p>
          </table:table-cell>
          <table:table-cell table:formula="of:=[.O121]*[.O121]" office:value-type="float" office:value="3.45365056" calcext:value-type="float">
            <text:p>3,45365056</text:p>
          </table:table-cell>
          <table:table-cell table:number-columns-repeated="2"/>
          <table:table-cell table:formula="of:=[.A121]*[.S$1] + IF([.A121]=0;0;[.S$2])" office:value-type="float" office:value="2.29765796" calcext:value-type="float">
            <text:p>2,29765796</text:p>
          </table:table-cell>
          <table:table-cell table:formula="of:=[.B121]*[.T$1] + IF([.B121]=0;0;[.T$2])" office:value-type="float" office:value="0" calcext:value-type="float">
            <text:p>0</text:p>
          </table:table-cell>
          <table:table-cell table:formula="of:=[.C121]*[.U$1] + IF([.C121]=0;0;[.U$2])" office:value-type="float" office:value="0.14951601" calcext:value-type="float">
            <text:p>0,14951601</text:p>
          </table:table-cell>
          <table:table-cell table:formula="of:=[.D121]*[.V$1] + IF([.D121]=0;0;[.V$2])" office:value-type="float" office:value="0" calcext:value-type="float">
            <text:p>0</text:p>
          </table:table-cell>
          <table:table-cell table:formula="of:=[.E121]*[.W$1] + IF([.E121]=0;0;[.W$2])" office:value-type="float" office:value="0" calcext:value-type="float">
            <text:p>0</text:p>
          </table:table-cell>
          <table:table-cell table:formula="of:=[.F121]*[.X$1] + IF([.F121]=0;0;[.X$2])" office:value-type="float" office:value="0" calcext:value-type="float">
            <text:p>0</text:p>
          </table:table-cell>
          <table:table-cell table:formula="of:=[.G121]*[.Y$1] + IF([.G121]=0;0;[.Y$2])" office:value-type="float" office:value="0" calcext:value-type="float">
            <text:p>0</text:p>
          </table:table-cell>
          <table:table-cell table:formula="of:=[.H121]*[.Z$1] + IF([.H121]=0;0;[.Z$2])" office:value-type="float" office:value="0" calcext:value-type="float">
            <text:p>0</text:p>
          </table:table-cell>
          <table:table-cell table:formula="of:=[.I121]*[.AA$1] + IF([.I121]=0;0;[.AA$2])" office:value-type="float" office:value="0" calcext:value-type="float">
            <text:p>0</text:p>
          </table:table-cell>
          <table:table-cell table:formula="of:=[.J121]*[.AB$1] + IF([.J121]=0;0;[.AB$2])" office:value-type="float" office:value="0" calcext:value-type="float">
            <text:p>0</text:p>
          </table:table-cell>
          <table:table-cell table:formula="of:=[.K121]*[.AC$1] + IF([.K121]=0;0;[.AC$2])" office:value-type="float" office:value="0" calcext:value-type="float">
            <text:p>0</text:p>
          </table:table-cell>
          <table:table-cell table:formula="of:=[.L121]*[.AD$1] + IF([.L121]=0;0;[.AD$2])" office:value-type="float" office:value="0" calcext:value-type="float">
            <text:p>0</text:p>
          </table:table-cell>
          <table:table-cell table:formula="of:=[.M121]*[.AE$1] + IF([.M121]=0;0;[.AE$2])" office:value-type="float" office:value="0" calcext:value-type="float">
            <text:p>0</text:p>
          </table:table-cell>
          <table:table-cell/>
          <table:table-cell table:formula="of:=SUM([.S121:.AE121])" office:value-type="float" office:value="2.44717397" calcext:value-type="float">
            <text:p>2,44717397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3.9383" calcext:value-type="float">
            <text:p>3,9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44" calcext:value-type="float">
            <text:p>0,6644</text:p>
          </table:table-cell>
          <table:table-cell office:value-type="float" office:value="1.2589" calcext:value-type="float">
            <text:p>1,2589</text:p>
          </table:table-cell>
          <table:table-cell table:formula="of:=[.O122]*[.O122]" office:value-type="float" office:value="1.58482921" calcext:value-type="float">
            <text:p>1,58482921</text:p>
          </table:table-cell>
          <table:table-cell table:number-columns-repeated="2"/>
          <table:table-cell table:formula="of:=[.A122]*[.S$1] + IF([.A122]=0;0;[.S$2])" office:value-type="float" office:value="2.02731306" calcext:value-type="float">
            <text:p>2,02731306</text:p>
          </table:table-cell>
          <table:table-cell table:formula="of:=[.B122]*[.T$1] + IF([.B122]=0;0;[.T$2])" office:value-type="float" office:value="0" calcext:value-type="float">
            <text:p>0</text:p>
          </table:table-cell>
          <table:table-cell table:formula="of:=[.C122]*[.U$1] + IF([.C122]=0;0;[.U$2])" office:value-type="float" office:value="0.13035773" calcext:value-type="float">
            <text:p>0,13035773</text:p>
          </table:table-cell>
          <table:table-cell table:formula="of:=[.D122]*[.V$1] + IF([.D122]=0;0;[.V$2])" office:value-type="float" office:value="0" calcext:value-type="float">
            <text:p>0</text:p>
          </table:table-cell>
          <table:table-cell table:formula="of:=[.E122]*[.W$1] + IF([.E122]=0;0;[.W$2])" office:value-type="float" office:value="0" calcext:value-type="float">
            <text:p>0</text:p>
          </table:table-cell>
          <table:table-cell table:formula="of:=[.F122]*[.X$1] + IF([.F122]=0;0;[.X$2])" office:value-type="float" office:value="0" calcext:value-type="float">
            <text:p>0</text:p>
          </table:table-cell>
          <table:table-cell table:formula="of:=[.G122]*[.Y$1] + IF([.G122]=0;0;[.Y$2])" office:value-type="float" office:value="0" calcext:value-type="float">
            <text:p>0</text:p>
          </table:table-cell>
          <table:table-cell table:formula="of:=[.H122]*[.Z$1] + IF([.H122]=0;0;[.Z$2])" office:value-type="float" office:value="0" calcext:value-type="float">
            <text:p>0</text:p>
          </table:table-cell>
          <table:table-cell table:formula="of:=[.I122]*[.AA$1] + IF([.I122]=0;0;[.AA$2])" office:value-type="float" office:value="0" calcext:value-type="float">
            <text:p>0</text:p>
          </table:table-cell>
          <table:table-cell table:formula="of:=[.J122]*[.AB$1] + IF([.J122]=0;0;[.AB$2])" office:value-type="float" office:value="0" calcext:value-type="float">
            <text:p>0</text:p>
          </table:table-cell>
          <table:table-cell table:formula="of:=[.K122]*[.AC$1] + IF([.K122]=0;0;[.AC$2])" office:value-type="float" office:value="0" calcext:value-type="float">
            <text:p>0</text:p>
          </table:table-cell>
          <table:table-cell table:formula="of:=[.L122]*[.AD$1] + IF([.L122]=0;0;[.AD$2])" office:value-type="float" office:value="0" calcext:value-type="float">
            <text:p>0</text:p>
          </table:table-cell>
          <table:table-cell table:formula="of:=[.M122]*[.AE$1] + IF([.M122]=0;0;[.AE$2])" office:value-type="float" office:value="0" calcext:value-type="float">
            <text:p>0</text:p>
          </table:table-cell>
          <table:table-cell/>
          <table:table-cell table:formula="of:=SUM([.S122:.AE122])" office:value-type="float" office:value="2.15767079" calcext:value-type="float">
            <text:p>2,1576707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472" calcext:value-type="float">
            <text:p>3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62" calcext:value-type="float">
            <text:p>0,8662</text:p>
          </table:table-cell>
          <table:table-cell office:value-type="float" office:value="1.0395" calcext:value-type="float">
            <text:p>1,0395</text:p>
          </table:table-cell>
          <table:table-cell table:formula="of:=[.O123]*[.O123]" office:value-type="float" office:value="1.08056025" calcext:value-type="float">
            <text:p>1,08056025</text:p>
          </table:table-cell>
          <table:table-cell table:number-columns-repeated="2"/>
          <table:table-cell table:formula="of:=[.A123]*[.S$1] + IF([.A123]=0;0;[.S$2])" office:value-type="float" office:value="2.16251592" calcext:value-type="float">
            <text:p>2,16251592</text:p>
          </table:table-cell>
          <table:table-cell table:formula="of:=[.B123]*[.T$1] + IF([.B123]=0;0;[.T$2])" office:value-type="float" office:value="0" calcext:value-type="float">
            <text:p>0</text:p>
          </table:table-cell>
          <table:table-cell table:formula="of:=[.C123]*[.U$1] + IF([.C123]=0;0;[.U$2])" office:value-type="float" office:value="0.11410232" calcext:value-type="float">
            <text:p>0,11410232</text:p>
          </table:table-cell>
          <table:table-cell table:formula="of:=[.D123]*[.V$1] + IF([.D123]=0;0;[.V$2])" office:value-type="float" office:value="0" calcext:value-type="float">
            <text:p>0</text:p>
          </table:table-cell>
          <table:table-cell table:formula="of:=[.E123]*[.W$1] + IF([.E123]=0;0;[.W$2])" office:value-type="float" office:value="0" calcext:value-type="float">
            <text:p>0</text:p>
          </table:table-cell>
          <table:table-cell table:formula="of:=[.F123]*[.X$1] + IF([.F123]=0;0;[.X$2])" office:value-type="float" office:value="0" calcext:value-type="float">
            <text:p>0</text:p>
          </table:table-cell>
          <table:table-cell table:formula="of:=[.G123]*[.Y$1] + IF([.G123]=0;0;[.Y$2])" office:value-type="float" office:value="0" calcext:value-type="float">
            <text:p>0</text:p>
          </table:table-cell>
          <table:table-cell table:formula="of:=[.H123]*[.Z$1] + IF([.H123]=0;0;[.Z$2])" office:value-type="float" office:value="0" calcext:value-type="float">
            <text:p>0</text:p>
          </table:table-cell>
          <table:table-cell table:formula="of:=[.I123]*[.AA$1] + IF([.I123]=0;0;[.AA$2])" office:value-type="float" office:value="0" calcext:value-type="float">
            <text:p>0</text:p>
          </table:table-cell>
          <table:table-cell table:formula="of:=[.J123]*[.AB$1] + IF([.J123]=0;0;[.AB$2])" office:value-type="float" office:value="0" calcext:value-type="float">
            <text:p>0</text:p>
          </table:table-cell>
          <table:table-cell table:formula="of:=[.K123]*[.AC$1] + IF([.K123]=0;0;[.AC$2])" office:value-type="float" office:value="0" calcext:value-type="float">
            <text:p>0</text:p>
          </table:table-cell>
          <table:table-cell table:formula="of:=[.L123]*[.AD$1] + IF([.L123]=0;0;[.AD$2])" office:value-type="float" office:value="0" calcext:value-type="float">
            <text:p>0</text:p>
          </table:table-cell>
          <table:table-cell table:formula="of:=[.M123]*[.AE$1] + IF([.M123]=0;0;[.AE$2])" office:value-type="float" office:value="0" calcext:value-type="float">
            <text:p>0</text:p>
          </table:table-cell>
          <table:table-cell/>
          <table:table-cell table:formula="of:=SUM([.S123:.AE123])" office:value-type="float" office:value="2.27661824" calcext:value-type="float">
            <text:p>2,27661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119" calcext:value-type="float">
            <text:p>2,71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55" calcext:value-type="float">
            <text:p>0,7455</text:p>
          </table:table-cell>
          <table:table-cell office:value-type="float" office:value="1.0934" calcext:value-type="float">
            <text:p>1,0934</text:p>
          </table:table-cell>
          <table:table-cell table:formula="of:=[.O124]*[.O124]" office:value-type="float" office:value="1.19552356" calcext:value-type="float">
            <text:p>1,19552356</text:p>
          </table:table-cell>
          <table:table-cell table:number-columns-repeated="2"/>
          <table:table-cell table:formula="of:=[.A124]*[.S$1] + IF([.A124]=0;0;[.S$2])" office:value-type="float" office:value="2.4328" calcext:value-type="float">
            <text:p>2,4328</text:p>
          </table:table-cell>
          <table:table-cell table:formula="of:=[.B124]*[.T$1] + IF([.B124]=0;0;[.T$2])" office:value-type="float" office:value="0" calcext:value-type="float">
            <text:p>0</text:p>
          </table:table-cell>
          <table:table-cell table:formula="of:=[.C124]*[.U$1] + IF([.C124]=0;0;[.U$2])" office:value-type="float" office:value="0.08976389" calcext:value-type="float">
            <text:p>0,08976389</text:p>
          </table:table-cell>
          <table:table-cell table:formula="of:=[.D124]*[.V$1] + IF([.D124]=0;0;[.V$2])" office:value-type="float" office:value="0" calcext:value-type="float">
            <text:p>0</text:p>
          </table:table-cell>
          <table:table-cell table:formula="of:=[.E124]*[.W$1] + IF([.E124]=0;0;[.W$2])" office:value-type="float" office:value="0" calcext:value-type="float">
            <text:p>0</text:p>
          </table:table-cell>
          <table:table-cell table:formula="of:=[.F124]*[.X$1] + IF([.F124]=0;0;[.X$2])" office:value-type="float" office:value="0" calcext:value-type="float">
            <text:p>0</text:p>
          </table:table-cell>
          <table:table-cell table:formula="of:=[.G124]*[.Y$1] + IF([.G124]=0;0;[.Y$2])" office:value-type="float" office:value="0" calcext:value-type="float">
            <text:p>0</text:p>
          </table:table-cell>
          <table:table-cell table:formula="of:=[.H124]*[.Z$1] + IF([.H124]=0;0;[.Z$2])" office:value-type="float" office:value="0" calcext:value-type="float">
            <text:p>0</text:p>
          </table:table-cell>
          <table:table-cell table:formula="of:=[.I124]*[.AA$1] + IF([.I124]=0;0;[.AA$2])" office:value-type="float" office:value="0" calcext:value-type="float">
            <text:p>0</text:p>
          </table:table-cell>
          <table:table-cell table:formula="of:=[.J124]*[.AB$1] + IF([.J124]=0;0;[.AB$2])" office:value-type="float" office:value="0" calcext:value-type="float">
            <text:p>0</text:p>
          </table:table-cell>
          <table:table-cell table:formula="of:=[.K124]*[.AC$1] + IF([.K124]=0;0;[.AC$2])" office:value-type="float" office:value="0" calcext:value-type="float">
            <text:p>0</text:p>
          </table:table-cell>
          <table:table-cell table:formula="of:=[.L124]*[.AD$1] + IF([.L124]=0;0;[.AD$2])" office:value-type="float" office:value="0" calcext:value-type="float">
            <text:p>0</text:p>
          </table:table-cell>
          <table:table-cell table:formula="of:=[.M124]*[.AE$1] + IF([.M124]=0;0;[.AE$2])" office:value-type="float" office:value="0" calcext:value-type="float">
            <text:p>0</text:p>
          </table:table-cell>
          <table:table-cell/>
          <table:table-cell table:formula="of:=SUM([.S124:.AE124])" office:value-type="float" office:value="2.52256389" calcext:value-type="float">
            <text:p>2,5225638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0014" calcext:value-type="float">
            <text:p>4,00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25" calcext:value-type="float">
            <text:p>0,7125</text:p>
          </table:table-cell>
          <table:table-cell office:value-type="float" office:value="1.1196" calcext:value-type="float">
            <text:p>1,1196</text:p>
          </table:table-cell>
          <table:table-cell table:formula="of:=[.O125]*[.O125]" office:value-type="float" office:value="1.25350416" calcext:value-type="float">
            <text:p>1,25350416</text:p>
          </table:table-cell>
          <table:table-cell table:number-columns-repeated="2"/>
          <table:table-cell table:formula="of:=[.A125]*[.S$1] + IF([.A125]=0;0;[.S$2])" office:value-type="float" office:value="2.16251592" calcext:value-type="float">
            <text:p>2,16251592</text:p>
          </table:table-cell>
          <table:table-cell table:formula="of:=[.B125]*[.T$1] + IF([.B125]=0;0;[.T$2])" office:value-type="float" office:value="0" calcext:value-type="float">
            <text:p>0</text:p>
          </table:table-cell>
          <table:table-cell table:formula="of:=[.C125]*[.U$1] + IF([.C125]=0;0;[.U$2])" office:value-type="float" office:value="0.13244634" calcext:value-type="float">
            <text:p>0,13244634</text:p>
          </table:table-cell>
          <table:table-cell table:formula="of:=[.D125]*[.V$1] + IF([.D125]=0;0;[.V$2])" office:value-type="float" office:value="0" calcext:value-type="float">
            <text:p>0</text:p>
          </table:table-cell>
          <table:table-cell table:formula="of:=[.E125]*[.W$1] + IF([.E125]=0;0;[.W$2])" office:value-type="float" office:value="0" calcext:value-type="float">
            <text:p>0</text:p>
          </table:table-cell>
          <table:table-cell table:formula="of:=[.F125]*[.X$1] + IF([.F125]=0;0;[.X$2])" office:value-type="float" office:value="0" calcext:value-type="float">
            <text:p>0</text:p>
          </table:table-cell>
          <table:table-cell table:formula="of:=[.G125]*[.Y$1] + IF([.G125]=0;0;[.Y$2])" office:value-type="float" office:value="0" calcext:value-type="float">
            <text:p>0</text:p>
          </table:table-cell>
          <table:table-cell table:formula="of:=[.H125]*[.Z$1] + IF([.H125]=0;0;[.Z$2])" office:value-type="float" office:value="0" calcext:value-type="float">
            <text:p>0</text:p>
          </table:table-cell>
          <table:table-cell table:formula="of:=[.I125]*[.AA$1] + IF([.I125]=0;0;[.AA$2])" office:value-type="float" office:value="0" calcext:value-type="float">
            <text:p>0</text:p>
          </table:table-cell>
          <table:table-cell table:formula="of:=[.J125]*[.AB$1] + IF([.J125]=0;0;[.AB$2])" office:value-type="float" office:value="0" calcext:value-type="float">
            <text:p>0</text:p>
          </table:table-cell>
          <table:table-cell table:formula="of:=[.K125]*[.AC$1] + IF([.K125]=0;0;[.AC$2])" office:value-type="float" office:value="0" calcext:value-type="float">
            <text:p>0</text:p>
          </table:table-cell>
          <table:table-cell table:formula="of:=[.L125]*[.AD$1] + IF([.L125]=0;0;[.AD$2])" office:value-type="float" office:value="0" calcext:value-type="float">
            <text:p>0</text:p>
          </table:table-cell>
          <table:table-cell table:formula="of:=[.M125]*[.AE$1] + IF([.M125]=0;0;[.AE$2])" office:value-type="float" office:value="0" calcext:value-type="float">
            <text:p>0</text:p>
          </table:table-cell>
          <table:table-cell/>
          <table:table-cell table:formula="of:=SUM([.S125:.AE125])" office:value-type="float" office:value="2.29496226" calcext:value-type="float">
            <text:p>2,2949622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9095" calcext:value-type="float">
            <text:p>2,90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67" calcext:value-type="float">
            <text:p>0,6167</text:p>
          </table:table-cell>
          <table:table-cell office:value-type="float" office:value="0.9985" calcext:value-type="float">
            <text:p>0,9985</text:p>
          </table:table-cell>
          <table:table-cell table:formula="of:=[.O126]*[.O126]" office:value-type="float" office:value="0.99700225" calcext:value-type="float">
            <text:p>0,99700225</text:p>
          </table:table-cell>
          <table:table-cell table:number-columns-repeated="2"/>
          <table:table-cell table:formula="of:=[.A126]*[.S$1] + IF([.A126]=0;0;[.S$2])" office:value-type="float" office:value="2.29765796" calcext:value-type="float">
            <text:p>2,29765796</text:p>
          </table:table-cell>
          <table:table-cell table:formula="of:=[.B126]*[.T$1] + IF([.B126]=0;0;[.T$2])" office:value-type="float" office:value="0" calcext:value-type="float">
            <text:p>0</text:p>
          </table:table-cell>
          <table:table-cell table:formula="of:=[.C126]*[.U$1] + IF([.C126]=0;0;[.U$2])" office:value-type="float" office:value="0.09630445" calcext:value-type="float">
            <text:p>0,09630445</text:p>
          </table:table-cell>
          <table:table-cell table:formula="of:=[.D126]*[.V$1] + IF([.D126]=0;0;[.V$2])" office:value-type="float" office:value="0" calcext:value-type="float">
            <text:p>0</text:p>
          </table:table-cell>
          <table:table-cell table:formula="of:=[.E126]*[.W$1] + IF([.E126]=0;0;[.W$2])" office:value-type="float" office:value="0" calcext:value-type="float">
            <text:p>0</text:p>
          </table:table-cell>
          <table:table-cell table:formula="of:=[.F126]*[.X$1] + IF([.F126]=0;0;[.X$2])" office:value-type="float" office:value="0" calcext:value-type="float">
            <text:p>0</text:p>
          </table:table-cell>
          <table:table-cell table:formula="of:=[.G126]*[.Y$1] + IF([.G126]=0;0;[.Y$2])" office:value-type="float" office:value="0" calcext:value-type="float">
            <text:p>0</text:p>
          </table:table-cell>
          <table:table-cell table:formula="of:=[.H126]*[.Z$1] + IF([.H126]=0;0;[.Z$2])" office:value-type="float" office:value="0" calcext:value-type="float">
            <text:p>0</text:p>
          </table:table-cell>
          <table:table-cell table:formula="of:=[.I126]*[.AA$1] + IF([.I126]=0;0;[.AA$2])" office:value-type="float" office:value="0" calcext:value-type="float">
            <text:p>0</text:p>
          </table:table-cell>
          <table:table-cell table:formula="of:=[.J126]*[.AB$1] + IF([.J126]=0;0;[.AB$2])" office:value-type="float" office:value="0" calcext:value-type="float">
            <text:p>0</text:p>
          </table:table-cell>
          <table:table-cell table:formula="of:=[.K126]*[.AC$1] + IF([.K126]=0;0;[.AC$2])" office:value-type="float" office:value="0" calcext:value-type="float">
            <text:p>0</text:p>
          </table:table-cell>
          <table:table-cell table:formula="of:=[.L126]*[.AD$1] + IF([.L126]=0;0;[.AD$2])" office:value-type="float" office:value="0" calcext:value-type="float">
            <text:p>0</text:p>
          </table:table-cell>
          <table:table-cell table:formula="of:=[.M126]*[.AE$1] + IF([.M126]=0;0;[.AE$2])" office:value-type="float" office:value="0" calcext:value-type="float">
            <text:p>0</text:p>
          </table:table-cell>
          <table:table-cell/>
          <table:table-cell table:formula="of:=SUM([.S126:.AE126])" office:value-type="float" office:value="2.39396241" calcext:value-type="float">
            <text:p>2,3939624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269" calcext:value-type="float">
            <text:p>3,62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3" calcext:value-type="float">
            <text:p>0,7513</text:p>
          </table:table-cell>
          <table:table-cell office:value-type="float" office:value="1.2208" calcext:value-type="float">
            <text:p>1,2208</text:p>
          </table:table-cell>
          <table:table-cell table:formula="of:=[.O127]*[.O127]" office:value-type="float" office:value="1.49035264" calcext:value-type="float">
            <text:p>1,49035264</text:p>
          </table:table-cell>
          <table:table-cell table:number-columns-repeated="2"/>
          <table:table-cell table:formula="of:=[.A127]*[.S$1] + IF([.A127]=0;0;[.S$2])" office:value-type="float" office:value="2.29765796" calcext:value-type="float">
            <text:p>2,29765796</text:p>
          </table:table-cell>
          <table:table-cell table:formula="of:=[.B127]*[.T$1] + IF([.B127]=0;0;[.T$2])" office:value-type="float" office:value="0" calcext:value-type="float">
            <text:p>0</text:p>
          </table:table-cell>
          <table:table-cell table:formula="of:=[.C127]*[.U$1] + IF([.C127]=0;0;[.U$2])" office:value-type="float" office:value="0.12005039" calcext:value-type="float">
            <text:p>0,12005039</text:p>
          </table:table-cell>
          <table:table-cell table:formula="of:=[.D127]*[.V$1] + IF([.D127]=0;0;[.V$2])" office:value-type="float" office:value="0" calcext:value-type="float">
            <text:p>0</text:p>
          </table:table-cell>
          <table:table-cell table:formula="of:=[.E127]*[.W$1] + IF([.E127]=0;0;[.W$2])" office:value-type="float" office:value="0" calcext:value-type="float">
            <text:p>0</text:p>
          </table:table-cell>
          <table:table-cell table:formula="of:=[.F127]*[.X$1] + IF([.F127]=0;0;[.X$2])" office:value-type="float" office:value="0" calcext:value-type="float">
            <text:p>0</text:p>
          </table:table-cell>
          <table:table-cell table:formula="of:=[.G127]*[.Y$1] + IF([.G127]=0;0;[.Y$2])" office:value-type="float" office:value="0" calcext:value-type="float">
            <text:p>0</text:p>
          </table:table-cell>
          <table:table-cell table:formula="of:=[.H127]*[.Z$1] + IF([.H127]=0;0;[.Z$2])" office:value-type="float" office:value="0" calcext:value-type="float">
            <text:p>0</text:p>
          </table:table-cell>
          <table:table-cell table:formula="of:=[.I127]*[.AA$1] + IF([.I127]=0;0;[.AA$2])" office:value-type="float" office:value="0" calcext:value-type="float">
            <text:p>0</text:p>
          </table:table-cell>
          <table:table-cell table:formula="of:=[.J127]*[.AB$1] + IF([.J127]=0;0;[.AB$2])" office:value-type="float" office:value="0" calcext:value-type="float">
            <text:p>0</text:p>
          </table:table-cell>
          <table:table-cell table:formula="of:=[.K127]*[.AC$1] + IF([.K127]=0;0;[.AC$2])" office:value-type="float" office:value="0" calcext:value-type="float">
            <text:p>0</text:p>
          </table:table-cell>
          <table:table-cell table:formula="of:=[.L127]*[.AD$1] + IF([.L127]=0;0;[.AD$2])" office:value-type="float" office:value="0" calcext:value-type="float">
            <text:p>0</text:p>
          </table:table-cell>
          <table:table-cell table:formula="of:=[.M127]*[.AE$1] + IF([.M127]=0;0;[.AE$2])" office:value-type="float" office:value="0" calcext:value-type="float">
            <text:p>0</text:p>
          </table:table-cell>
          <table:table-cell/>
          <table:table-cell table:formula="of:=SUM([.S127:.AE127])" office:value-type="float" office:value="2.41770835" calcext:value-type="float">
            <text:p>2,4177083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5748" calcext:value-type="float">
            <text:p>2,57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36" calcext:value-type="float">
            <text:p>0,7136</text:p>
          </table:table-cell>
          <table:table-cell office:value-type="float" office:value="1.0517" calcext:value-type="float">
            <text:p>1,0517</text:p>
          </table:table-cell>
          <table:table-cell table:formula="of:=[.O128]*[.O128]" office:value-type="float" office:value="1.10607289" calcext:value-type="float">
            <text:p>1,10607289</text:p>
          </table:table-cell>
          <table:table-cell table:number-columns-repeated="2"/>
          <table:table-cell table:formula="of:=[.A128]*[.S$1] + IF([.A128]=0;0;[.S$2])" office:value-type="float" office:value="2.16251592" calcext:value-type="float">
            <text:p>2,16251592</text:p>
          </table:table-cell>
          <table:table-cell table:formula="of:=[.B128]*[.T$1] + IF([.B128]=0;0;[.T$2])" office:value-type="float" office:value="0" calcext:value-type="float">
            <text:p>0</text:p>
          </table:table-cell>
          <table:table-cell table:formula="of:=[.C128]*[.U$1] + IF([.C128]=0;0;[.U$2])" office:value-type="float" office:value="0.08522588" calcext:value-type="float">
            <text:p>0,08522588</text:p>
          </table:table-cell>
          <table:table-cell table:formula="of:=[.D128]*[.V$1] + IF([.D128]=0;0;[.V$2])" office:value-type="float" office:value="0" calcext:value-type="float">
            <text:p>0</text:p>
          </table:table-cell>
          <table:table-cell table:formula="of:=[.E128]*[.W$1] + IF([.E128]=0;0;[.W$2])" office:value-type="float" office:value="0" calcext:value-type="float">
            <text:p>0</text:p>
          </table:table-cell>
          <table:table-cell table:formula="of:=[.F128]*[.X$1] + IF([.F128]=0;0;[.X$2])" office:value-type="float" office:value="0" calcext:value-type="float">
            <text:p>0</text:p>
          </table:table-cell>
          <table:table-cell table:formula="of:=[.G128]*[.Y$1] + IF([.G128]=0;0;[.Y$2])" office:value-type="float" office:value="0" calcext:value-type="float">
            <text:p>0</text:p>
          </table:table-cell>
          <table:table-cell table:formula="of:=[.H128]*[.Z$1] + IF([.H128]=0;0;[.Z$2])" office:value-type="float" office:value="0" calcext:value-type="float">
            <text:p>0</text:p>
          </table:table-cell>
          <table:table-cell table:formula="of:=[.I128]*[.AA$1] + IF([.I128]=0;0;[.AA$2])" office:value-type="float" office:value="0" calcext:value-type="float">
            <text:p>0</text:p>
          </table:table-cell>
          <table:table-cell table:formula="of:=[.J128]*[.AB$1] + IF([.J128]=0;0;[.AB$2])" office:value-type="float" office:value="0" calcext:value-type="float">
            <text:p>0</text:p>
          </table:table-cell>
          <table:table-cell table:formula="of:=[.K128]*[.AC$1] + IF([.K128]=0;0;[.AC$2])" office:value-type="float" office:value="0" calcext:value-type="float">
            <text:p>0</text:p>
          </table:table-cell>
          <table:table-cell table:formula="of:=[.L128]*[.AD$1] + IF([.L128]=0;0;[.AD$2])" office:value-type="float" office:value="0" calcext:value-type="float">
            <text:p>0</text:p>
          </table:table-cell>
          <table:table-cell table:formula="of:=[.M128]*[.AE$1] + IF([.M128]=0;0;[.AE$2])" office:value-type="float" office:value="0" calcext:value-type="float">
            <text:p>0</text:p>
          </table:table-cell>
          <table:table-cell/>
          <table:table-cell table:formula="of:=SUM([.S128:.AE128])" office:value-type="float" office:value="2.2477418" calcext:value-type="float">
            <text:p>2,247741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206" calcext:value-type="float">
            <text:p>4,02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1.212" calcext:value-type="float">
            <text:p>1,212</text:p>
          </table:table-cell>
          <table:table-cell table:formula="of:=[.O129]*[.O129]" office:value-type="float" office:value="1.468944" calcext:value-type="float">
            <text:p>1,468944</text:p>
          </table:table-cell>
          <table:table-cell table:number-columns-repeated="2"/>
          <table:table-cell table:formula="of:=[.A129]*[.S$1] + IF([.A129]=0;0;[.S$2])" office:value-type="float" office:value="2.29765796" calcext:value-type="float">
            <text:p>2,29765796</text:p>
          </table:table-cell>
          <table:table-cell table:formula="of:=[.B129]*[.T$1] + IF([.B129]=0;0;[.T$2])" office:value-type="float" office:value="0" calcext:value-type="float">
            <text:p>0</text:p>
          </table:table-cell>
          <table:table-cell table:formula="of:=[.C129]*[.U$1] + IF([.C129]=0;0;[.U$2])" office:value-type="float" office:value="0.13308186" calcext:value-type="float">
            <text:p>0,13308186</text:p>
          </table:table-cell>
          <table:table-cell table:formula="of:=[.D129]*[.V$1] + IF([.D129]=0;0;[.V$2])" office:value-type="float" office:value="0" calcext:value-type="float">
            <text:p>0</text:p>
          </table:table-cell>
          <table:table-cell table:formula="of:=[.E129]*[.W$1] + IF([.E129]=0;0;[.W$2])" office:value-type="float" office:value="0" calcext:value-type="float">
            <text:p>0</text:p>
          </table:table-cell>
          <table:table-cell table:formula="of:=[.F129]*[.X$1] + IF([.F129]=0;0;[.X$2])" office:value-type="float" office:value="0" calcext:value-type="float">
            <text:p>0</text:p>
          </table:table-cell>
          <table:table-cell table:formula="of:=[.G129]*[.Y$1] + IF([.G129]=0;0;[.Y$2])" office:value-type="float" office:value="0" calcext:value-type="float">
            <text:p>0</text:p>
          </table:table-cell>
          <table:table-cell table:formula="of:=[.H129]*[.Z$1] + IF([.H129]=0;0;[.Z$2])" office:value-type="float" office:value="0" calcext:value-type="float">
            <text:p>0</text:p>
          </table:table-cell>
          <table:table-cell table:formula="of:=[.I129]*[.AA$1] + IF([.I129]=0;0;[.AA$2])" office:value-type="float" office:value="0" calcext:value-type="float">
            <text:p>0</text:p>
          </table:table-cell>
          <table:table-cell table:formula="of:=[.J129]*[.AB$1] + IF([.J129]=0;0;[.AB$2])" office:value-type="float" office:value="0" calcext:value-type="float">
            <text:p>0</text:p>
          </table:table-cell>
          <table:table-cell table:formula="of:=[.K129]*[.AC$1] + IF([.K129]=0;0;[.AC$2])" office:value-type="float" office:value="0" calcext:value-type="float">
            <text:p>0</text:p>
          </table:table-cell>
          <table:table-cell table:formula="of:=[.L129]*[.AD$1] + IF([.L129]=0;0;[.AD$2])" office:value-type="float" office:value="0" calcext:value-type="float">
            <text:p>0</text:p>
          </table:table-cell>
          <table:table-cell table:formula="of:=[.M129]*[.AE$1] + IF([.M129]=0;0;[.AE$2])" office:value-type="float" office:value="0" calcext:value-type="float">
            <text:p>0</text:p>
          </table:table-cell>
          <table:table-cell/>
          <table:table-cell table:formula="of:=SUM([.S129:.AE129])" office:value-type="float" office:value="2.43073982" calcext:value-type="float">
            <text:p>2,4307398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2318" calcext:value-type="float">
            <text:p>2,23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66" calcext:value-type="float">
            <text:p>0,7466</text:p>
          </table:table-cell>
          <table:table-cell office:value-type="float" office:value="1.1021" calcext:value-type="float">
            <text:p>1,1021</text:p>
          </table:table-cell>
          <table:table-cell table:formula="of:=[.O130]*[.O130]" office:value-type="float" office:value="1.21462441" calcext:value-type="float">
            <text:p>1,21462441</text:p>
          </table:table-cell>
          <table:table-cell table:number-columns-repeated="2"/>
          <table:table-cell table:formula="of:=[.A130]*[.S$1] + IF([.A130]=0;0;[.S$2])" office:value-type="float" office:value="2.29765796" calcext:value-type="float">
            <text:p>2,29765796</text:p>
          </table:table-cell>
          <table:table-cell table:formula="of:=[.B130]*[.T$1] + IF([.B130]=0;0;[.T$2])" office:value-type="float" office:value="0" calcext:value-type="float">
            <text:p>0</text:p>
          </table:table-cell>
          <table:table-cell table:formula="of:=[.C130]*[.U$1] + IF([.C130]=0;0;[.U$2])" office:value-type="float" office:value="0.07387258" calcext:value-type="float">
            <text:p>0,07387258</text:p>
          </table:table-cell>
          <table:table-cell table:formula="of:=[.D130]*[.V$1] + IF([.D130]=0;0;[.V$2])" office:value-type="float" office:value="0" calcext:value-type="float">
            <text:p>0</text:p>
          </table:table-cell>
          <table:table-cell table:formula="of:=[.E130]*[.W$1] + IF([.E130]=0;0;[.W$2])" office:value-type="float" office:value="0" calcext:value-type="float">
            <text:p>0</text:p>
          </table:table-cell>
          <table:table-cell table:formula="of:=[.F130]*[.X$1] + IF([.F130]=0;0;[.X$2])" office:value-type="float" office:value="0" calcext:value-type="float">
            <text:p>0</text:p>
          </table:table-cell>
          <table:table-cell table:formula="of:=[.G130]*[.Y$1] + IF([.G130]=0;0;[.Y$2])" office:value-type="float" office:value="0" calcext:value-type="float">
            <text:p>0</text:p>
          </table:table-cell>
          <table:table-cell table:formula="of:=[.H130]*[.Z$1] + IF([.H130]=0;0;[.Z$2])" office:value-type="float" office:value="0" calcext:value-type="float">
            <text:p>0</text:p>
          </table:table-cell>
          <table:table-cell table:formula="of:=[.I130]*[.AA$1] + IF([.I130]=0;0;[.AA$2])" office:value-type="float" office:value="0" calcext:value-type="float">
            <text:p>0</text:p>
          </table:table-cell>
          <table:table-cell table:formula="of:=[.J130]*[.AB$1] + IF([.J130]=0;0;[.AB$2])" office:value-type="float" office:value="0" calcext:value-type="float">
            <text:p>0</text:p>
          </table:table-cell>
          <table:table-cell table:formula="of:=[.K130]*[.AC$1] + IF([.K130]=0;0;[.AC$2])" office:value-type="float" office:value="0" calcext:value-type="float">
            <text:p>0</text:p>
          </table:table-cell>
          <table:table-cell table:formula="of:=[.L130]*[.AD$1] + IF([.L130]=0;0;[.AD$2])" office:value-type="float" office:value="0" calcext:value-type="float">
            <text:p>0</text:p>
          </table:table-cell>
          <table:table-cell table:formula="of:=[.M130]*[.AE$1] + IF([.M130]=0;0;[.AE$2])" office:value-type="float" office:value="0" calcext:value-type="float">
            <text:p>0</text:p>
          </table:table-cell>
          <table:table-cell/>
          <table:table-cell table:formula="of:=SUM([.S130:.AE130])" office:value-type="float" office:value="2.37153054" calcext:value-type="float">
            <text:p>2,3715305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3717" calcext:value-type="float">
            <text:p>3,3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92" calcext:value-type="float">
            <text:p>0,8992</text:p>
          </table:table-cell>
          <table:table-cell office:value-type="float" office:value="1.5908" calcext:value-type="float">
            <text:p>1,5908</text:p>
          </table:table-cell>
          <table:table-cell table:formula="of:=[.O131]*[.O131]" office:value-type="float" office:value="2.53064464" calcext:value-type="float">
            <text:p>2,53064464</text:p>
          </table:table-cell>
          <table:table-cell table:number-columns-repeated="2"/>
          <table:table-cell table:formula="of:=[.A131]*[.S$1] + IF([.A131]=0;0;[.S$2])" office:value-type="float" office:value="2.16251592" calcext:value-type="float">
            <text:p>2,16251592</text:p>
          </table:table-cell>
          <table:table-cell table:formula="of:=[.B131]*[.T$1] + IF([.B131]=0;0;[.T$2])" office:value-type="float" office:value="0" calcext:value-type="float">
            <text:p>0</text:p>
          </table:table-cell>
          <table:table-cell table:formula="of:=[.C131]*[.U$1] + IF([.C131]=0;0;[.U$2])" office:value-type="float" office:value="0.11160327" calcext:value-type="float">
            <text:p>0,11160327</text:p>
          </table:table-cell>
          <table:table-cell table:formula="of:=[.D131]*[.V$1] + IF([.D131]=0;0;[.V$2])" office:value-type="float" office:value="0" calcext:value-type="float">
            <text:p>0</text:p>
          </table:table-cell>
          <table:table-cell table:formula="of:=[.E131]*[.W$1] + IF([.E131]=0;0;[.W$2])" office:value-type="float" office:value="0" calcext:value-type="float">
            <text:p>0</text:p>
          </table:table-cell>
          <table:table-cell table:formula="of:=[.F131]*[.X$1] + IF([.F131]=0;0;[.X$2])" office:value-type="float" office:value="0" calcext:value-type="float">
            <text:p>0</text:p>
          </table:table-cell>
          <table:table-cell table:formula="of:=[.G131]*[.Y$1] + IF([.G131]=0;0;[.Y$2])" office:value-type="float" office:value="0" calcext:value-type="float">
            <text:p>0</text:p>
          </table:table-cell>
          <table:table-cell table:formula="of:=[.H131]*[.Z$1] + IF([.H131]=0;0;[.Z$2])" office:value-type="float" office:value="0" calcext:value-type="float">
            <text:p>0</text:p>
          </table:table-cell>
          <table:table-cell table:formula="of:=[.I131]*[.AA$1] + IF([.I131]=0;0;[.AA$2])" office:value-type="float" office:value="0" calcext:value-type="float">
            <text:p>0</text:p>
          </table:table-cell>
          <table:table-cell table:formula="of:=[.J131]*[.AB$1] + IF([.J131]=0;0;[.AB$2])" office:value-type="float" office:value="0" calcext:value-type="float">
            <text:p>0</text:p>
          </table:table-cell>
          <table:table-cell table:formula="of:=[.K131]*[.AC$1] + IF([.K131]=0;0;[.AC$2])" office:value-type="float" office:value="0" calcext:value-type="float">
            <text:p>0</text:p>
          </table:table-cell>
          <table:table-cell table:formula="of:=[.L131]*[.AD$1] + IF([.L131]=0;0;[.AD$2])" office:value-type="float" office:value="0" calcext:value-type="float">
            <text:p>0</text:p>
          </table:table-cell>
          <table:table-cell table:formula="of:=[.M131]*[.AE$1] + IF([.M131]=0;0;[.AE$2])" office:value-type="float" office:value="0" calcext:value-type="float">
            <text:p>0</text:p>
          </table:table-cell>
          <table:table-cell/>
          <table:table-cell table:formula="of:=SUM([.S131:.AE131])" office:value-type="float" office:value="2.27411919" calcext:value-type="float">
            <text:p>2,2741191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23" calcext:value-type="float">
            <text:p>3,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33" calcext:value-type="float">
            <text:p>0,7033</text:p>
          </table:table-cell>
          <table:table-cell office:value-type="float" office:value="1.0901" calcext:value-type="float">
            <text:p>1,0901</text:p>
          </table:table-cell>
          <table:table-cell table:formula="of:=[.O132]*[.O132]" office:value-type="float" office:value="1.18831801" calcext:value-type="float">
            <text:p>1,18831801</text:p>
          </table:table-cell>
          <table:table-cell table:number-columns-repeated="2"/>
          <table:table-cell table:formula="of:=[.A132]*[.S$1] + IF([.A132]=0;0;[.S$2])" office:value-type="float" office:value="2.29765796" calcext:value-type="float">
            <text:p>2,29765796</text:p>
          </table:table-cell>
          <table:table-cell table:formula="of:=[.B132]*[.T$1] + IF([.B132]=0;0;[.T$2])" office:value-type="float" office:value="0" calcext:value-type="float">
            <text:p>0</text:p>
          </table:table-cell>
          <table:table-cell table:formula="of:=[.C132]*[.U$1] + IF([.C132]=0;0;[.U$2])" office:value-type="float" office:value="0.1265413" calcext:value-type="float">
            <text:p>0,1265413</text:p>
          </table:table-cell>
          <table:table-cell table:formula="of:=[.D132]*[.V$1] + IF([.D132]=0;0;[.V$2])" office:value-type="float" office:value="0" calcext:value-type="float">
            <text:p>0</text:p>
          </table:table-cell>
          <table:table-cell table:formula="of:=[.E132]*[.W$1] + IF([.E132]=0;0;[.W$2])" office:value-type="float" office:value="0" calcext:value-type="float">
            <text:p>0</text:p>
          </table:table-cell>
          <table:table-cell table:formula="of:=[.F132]*[.X$1] + IF([.F132]=0;0;[.X$2])" office:value-type="float" office:value="0" calcext:value-type="float">
            <text:p>0</text:p>
          </table:table-cell>
          <table:table-cell table:formula="of:=[.G132]*[.Y$1] + IF([.G132]=0;0;[.Y$2])" office:value-type="float" office:value="0" calcext:value-type="float">
            <text:p>0</text:p>
          </table:table-cell>
          <table:table-cell table:formula="of:=[.H132]*[.Z$1] + IF([.H132]=0;0;[.Z$2])" office:value-type="float" office:value="0" calcext:value-type="float">
            <text:p>0</text:p>
          </table:table-cell>
          <table:table-cell table:formula="of:=[.I132]*[.AA$1] + IF([.I132]=0;0;[.AA$2])" office:value-type="float" office:value="0" calcext:value-type="float">
            <text:p>0</text:p>
          </table:table-cell>
          <table:table-cell table:formula="of:=[.J132]*[.AB$1] + IF([.J132]=0;0;[.AB$2])" office:value-type="float" office:value="0" calcext:value-type="float">
            <text:p>0</text:p>
          </table:table-cell>
          <table:table-cell table:formula="of:=[.K132]*[.AC$1] + IF([.K132]=0;0;[.AC$2])" office:value-type="float" office:value="0" calcext:value-type="float">
            <text:p>0</text:p>
          </table:table-cell>
          <table:table-cell table:formula="of:=[.L132]*[.AD$1] + IF([.L132]=0;0;[.AD$2])" office:value-type="float" office:value="0" calcext:value-type="float">
            <text:p>0</text:p>
          </table:table-cell>
          <table:table-cell table:formula="of:=[.M132]*[.AE$1] + IF([.M132]=0;0;[.AE$2])" office:value-type="float" office:value="0" calcext:value-type="float">
            <text:p>0</text:p>
          </table:table-cell>
          <table:table-cell/>
          <table:table-cell table:formula="of:=SUM([.S132:.AE132])" office:value-type="float" office:value="2.42419926" calcext:value-type="float">
            <text:p>2,42419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6612" calcext:value-type="float">
            <text:p>5,66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271" calcext:value-type="float">
            <text:p>0,5271</text:p>
          </table:table-cell>
          <table:table-cell office:value-type="float" office:value="0.7154" calcext:value-type="float">
            <text:p>0,7154</text:p>
          </table:table-cell>
          <table:table-cell table:formula="of:=[.O133]*[.O133]" office:value-type="float" office:value="0.51179716" calcext:value-type="float">
            <text:p>0,51179716</text:p>
          </table:table-cell>
          <table:table-cell table:number-columns-repeated="2"/>
          <table:table-cell table:formula="of:=[.A133]*[.S$1] + IF([.A133]=0;0;[.S$2])" office:value-type="float" office:value="2.4328" calcext:value-type="float">
            <text:p>2,4328</text:p>
          </table:table-cell>
          <table:table-cell table:formula="of:=[.B133]*[.T$1] + IF([.B133]=0;0;[.T$2])" office:value-type="float" office:value="0" calcext:value-type="float">
            <text:p>0</text:p>
          </table:table-cell>
          <table:table-cell table:formula="of:=[.C133]*[.U$1] + IF([.C133]=0;0;[.U$2])" office:value-type="float" office:value="0.18738572" calcext:value-type="float">
            <text:p>0,18738572</text:p>
          </table:table-cell>
          <table:table-cell table:formula="of:=[.D133]*[.V$1] + IF([.D133]=0;0;[.V$2])" office:value-type="float" office:value="0" calcext:value-type="float">
            <text:p>0</text:p>
          </table:table-cell>
          <table:table-cell table:formula="of:=[.E133]*[.W$1] + IF([.E133]=0;0;[.W$2])" office:value-type="float" office:value="0" calcext:value-type="float">
            <text:p>0</text:p>
          </table:table-cell>
          <table:table-cell table:formula="of:=[.F133]*[.X$1] + IF([.F133]=0;0;[.X$2])" office:value-type="float" office:value="0" calcext:value-type="float">
            <text:p>0</text:p>
          </table:table-cell>
          <table:table-cell table:formula="of:=[.G133]*[.Y$1] + IF([.G133]=0;0;[.Y$2])" office:value-type="float" office:value="0" calcext:value-type="float">
            <text:p>0</text:p>
          </table:table-cell>
          <table:table-cell table:formula="of:=[.H133]*[.Z$1] + IF([.H133]=0;0;[.Z$2])" office:value-type="float" office:value="0" calcext:value-type="float">
            <text:p>0</text:p>
          </table:table-cell>
          <table:table-cell table:formula="of:=[.I133]*[.AA$1] + IF([.I133]=0;0;[.AA$2])" office:value-type="float" office:value="0" calcext:value-type="float">
            <text:p>0</text:p>
          </table:table-cell>
          <table:table-cell table:formula="of:=[.J133]*[.AB$1] + IF([.J133]=0;0;[.AB$2])" office:value-type="float" office:value="0" calcext:value-type="float">
            <text:p>0</text:p>
          </table:table-cell>
          <table:table-cell table:formula="of:=[.K133]*[.AC$1] + IF([.K133]=0;0;[.AC$2])" office:value-type="float" office:value="0" calcext:value-type="float">
            <text:p>0</text:p>
          </table:table-cell>
          <table:table-cell table:formula="of:=[.L133]*[.AD$1] + IF([.L133]=0;0;[.AD$2])" office:value-type="float" office:value="0" calcext:value-type="float">
            <text:p>0</text:p>
          </table:table-cell>
          <table:table-cell table:formula="of:=[.M133]*[.AE$1] + IF([.M133]=0;0;[.AE$2])" office:value-type="float" office:value="0" calcext:value-type="float">
            <text:p>0</text:p>
          </table:table-cell>
          <table:table-cell/>
          <table:table-cell table:formula="of:=SUM([.S133:.AE133])" office:value-type="float" office:value="2.62018572" calcext:value-type="float">
            <text:p>2,62018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41" calcext:value-type="float">
            <text:p>2,9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65" calcext:value-type="float">
            <text:p>0,7665</text:p>
          </table:table-cell>
          <table:table-cell office:value-type="float" office:value="1.3201" calcext:value-type="float">
            <text:p>1,3201</text:p>
          </table:table-cell>
          <table:table-cell table:formula="of:=[.O134]*[.O134]" office:value-type="float" office:value="1.74266401" calcext:value-type="float">
            <text:p>1,74266401</text:p>
          </table:table-cell>
          <table:table-cell table:number-columns-repeated="2"/>
          <table:table-cell table:formula="of:=[.A134]*[.S$1] + IF([.A134]=0;0;[.S$2])" office:value-type="float" office:value="2.4328" calcext:value-type="float">
            <text:p>2,4328</text:p>
          </table:table-cell>
          <table:table-cell table:formula="of:=[.B134]*[.T$1] + IF([.B134]=0;0;[.T$2])" office:value-type="float" office:value="0" calcext:value-type="float">
            <text:p>0</text:p>
          </table:table-cell>
          <table:table-cell table:formula="of:=[.C134]*[.U$1] + IF([.C134]=0;0;[.U$2])" office:value-type="float" office:value="0.0973471" calcext:value-type="float">
            <text:p>0,0973471</text:p>
          </table:table-cell>
          <table:table-cell table:formula="of:=[.D134]*[.V$1] + IF([.D134]=0;0;[.V$2])" office:value-type="float" office:value="0" calcext:value-type="float">
            <text:p>0</text:p>
          </table:table-cell>
          <table:table-cell table:formula="of:=[.E134]*[.W$1] + IF([.E134]=0;0;[.W$2])" office:value-type="float" office:value="0" calcext:value-type="float">
            <text:p>0</text:p>
          </table:table-cell>
          <table:table-cell table:formula="of:=[.F134]*[.X$1] + IF([.F134]=0;0;[.X$2])" office:value-type="float" office:value="0" calcext:value-type="float">
            <text:p>0</text:p>
          </table:table-cell>
          <table:table-cell table:formula="of:=[.G134]*[.Y$1] + IF([.G134]=0;0;[.Y$2])" office:value-type="float" office:value="0" calcext:value-type="float">
            <text:p>0</text:p>
          </table:table-cell>
          <table:table-cell table:formula="of:=[.H134]*[.Z$1] + IF([.H134]=0;0;[.Z$2])" office:value-type="float" office:value="0" calcext:value-type="float">
            <text:p>0</text:p>
          </table:table-cell>
          <table:table-cell table:formula="of:=[.I134]*[.AA$1] + IF([.I134]=0;0;[.AA$2])" office:value-type="float" office:value="0" calcext:value-type="float">
            <text:p>0</text:p>
          </table:table-cell>
          <table:table-cell table:formula="of:=[.J134]*[.AB$1] + IF([.J134]=0;0;[.AB$2])" office:value-type="float" office:value="0" calcext:value-type="float">
            <text:p>0</text:p>
          </table:table-cell>
          <table:table-cell table:formula="of:=[.K134]*[.AC$1] + IF([.K134]=0;0;[.AC$2])" office:value-type="float" office:value="0" calcext:value-type="float">
            <text:p>0</text:p>
          </table:table-cell>
          <table:table-cell table:formula="of:=[.L134]*[.AD$1] + IF([.L134]=0;0;[.AD$2])" office:value-type="float" office:value="0" calcext:value-type="float">
            <text:p>0</text:p>
          </table:table-cell>
          <table:table-cell table:formula="of:=[.M134]*[.AE$1] + IF([.M134]=0;0;[.AE$2])" office:value-type="float" office:value="0" calcext:value-type="float">
            <text:p>0</text:p>
          </table:table-cell>
          <table:table-cell/>
          <table:table-cell table:formula="of:=SUM([.S134:.AE134])" office:value-type="float" office:value="2.5301471" calcext:value-type="float">
            <text:p>2,530147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6049" calcext:value-type="float">
            <text:p>2,60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1134" calcext:value-type="float">
            <text:p>1,1134</text:p>
          </table:table-cell>
          <table:table-cell table:formula="of:=[.O135]*[.O135]" office:value-type="float" office:value="1.23965956" calcext:value-type="float">
            <text:p>1,23965956</text:p>
          </table:table-cell>
          <table:table-cell table:number-columns-repeated="2"/>
          <table:table-cell table:formula="of:=[.A135]*[.S$1] + IF([.A135]=0;0;[.S$2])" office:value-type="float" office:value="2.56794204" calcext:value-type="float">
            <text:p>2,56794204</text:p>
          </table:table-cell>
          <table:table-cell table:formula="of:=[.B135]*[.T$1] + IF([.B135]=0;0;[.T$2])" office:value-type="float" office:value="0" calcext:value-type="float">
            <text:p>0</text:p>
          </table:table-cell>
          <table:table-cell table:formula="of:=[.C135]*[.U$1] + IF([.C135]=0;0;[.U$2])" office:value-type="float" office:value="0.08622219" calcext:value-type="float">
            <text:p>0,08622219</text:p>
          </table:table-cell>
          <table:table-cell table:formula="of:=[.D135]*[.V$1] + IF([.D135]=0;0;[.V$2])" office:value-type="float" office:value="0" calcext:value-type="float">
            <text:p>0</text:p>
          </table:table-cell>
          <table:table-cell table:formula="of:=[.E135]*[.W$1] + IF([.E135]=0;0;[.W$2])" office:value-type="float" office:value="0" calcext:value-type="float">
            <text:p>0</text:p>
          </table:table-cell>
          <table:table-cell table:formula="of:=[.F135]*[.X$1] + IF([.F135]=0;0;[.X$2])" office:value-type="float" office:value="0" calcext:value-type="float">
            <text:p>0</text:p>
          </table:table-cell>
          <table:table-cell table:formula="of:=[.G135]*[.Y$1] + IF([.G135]=0;0;[.Y$2])" office:value-type="float" office:value="0" calcext:value-type="float">
            <text:p>0</text:p>
          </table:table-cell>
          <table:table-cell table:formula="of:=[.H135]*[.Z$1] + IF([.H135]=0;0;[.Z$2])" office:value-type="float" office:value="0" calcext:value-type="float">
            <text:p>0</text:p>
          </table:table-cell>
          <table:table-cell table:formula="of:=[.I135]*[.AA$1] + IF([.I135]=0;0;[.AA$2])" office:value-type="float" office:value="0" calcext:value-type="float">
            <text:p>0</text:p>
          </table:table-cell>
          <table:table-cell table:formula="of:=[.J135]*[.AB$1] + IF([.J135]=0;0;[.AB$2])" office:value-type="float" office:value="0" calcext:value-type="float">
            <text:p>0</text:p>
          </table:table-cell>
          <table:table-cell table:formula="of:=[.K135]*[.AC$1] + IF([.K135]=0;0;[.AC$2])" office:value-type="float" office:value="0" calcext:value-type="float">
            <text:p>0</text:p>
          </table:table-cell>
          <table:table-cell table:formula="of:=[.L135]*[.AD$1] + IF([.L135]=0;0;[.AD$2])" office:value-type="float" office:value="0" calcext:value-type="float">
            <text:p>0</text:p>
          </table:table-cell>
          <table:table-cell table:formula="of:=[.M135]*[.AE$1] + IF([.M135]=0;0;[.AE$2])" office:value-type="float" office:value="0" calcext:value-type="float">
            <text:p>0</text:p>
          </table:table-cell>
          <table:table-cell/>
          <table:table-cell table:formula="of:=SUM([.S135:.AE135])" office:value-type="float" office:value="2.65416423" calcext:value-type="float">
            <text:p>2,6541642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428" calcext:value-type="float">
            <text:p>3,2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51" calcext:value-type="float">
            <text:p>0,9451</text:p>
          </table:table-cell>
          <table:table-cell office:value-type="float" office:value="1.6877" calcext:value-type="float">
            <text:p>1,6877</text:p>
          </table:table-cell>
          <table:table-cell table:formula="of:=[.O136]*[.O136]" office:value-type="float" office:value="2.84833129" calcext:value-type="float">
            <text:p>2,84833129</text:p>
          </table:table-cell>
          <table:table-cell table:number-columns-repeated="2"/>
          <table:table-cell table:formula="of:=[.A136]*[.S$1] + IF([.A136]=0;0;[.S$2])" office:value-type="float" office:value="2.29765796" calcext:value-type="float">
            <text:p>2,29765796</text:p>
          </table:table-cell>
          <table:table-cell table:formula="of:=[.B136]*[.T$1] + IF([.B136]=0;0;[.T$2])" office:value-type="float" office:value="0" calcext:value-type="float">
            <text:p>0</text:p>
          </table:table-cell>
          <table:table-cell table:formula="of:=[.C136]*[.U$1] + IF([.C136]=0;0;[.U$2])" office:value-type="float" office:value="0.10733668" calcext:value-type="float">
            <text:p>0,10733668</text:p>
          </table:table-cell>
          <table:table-cell table:formula="of:=[.D136]*[.V$1] + IF([.D136]=0;0;[.V$2])" office:value-type="float" office:value="0" calcext:value-type="float">
            <text:p>0</text:p>
          </table:table-cell>
          <table:table-cell table:formula="of:=[.E136]*[.W$1] + IF([.E136]=0;0;[.W$2])" office:value-type="float" office:value="0" calcext:value-type="float">
            <text:p>0</text:p>
          </table:table-cell>
          <table:table-cell table:formula="of:=[.F136]*[.X$1] + IF([.F136]=0;0;[.X$2])" office:value-type="float" office:value="0" calcext:value-type="float">
            <text:p>0</text:p>
          </table:table-cell>
          <table:table-cell table:formula="of:=[.G136]*[.Y$1] + IF([.G136]=0;0;[.Y$2])" office:value-type="float" office:value="0" calcext:value-type="float">
            <text:p>0</text:p>
          </table:table-cell>
          <table:table-cell table:formula="of:=[.H136]*[.Z$1] + IF([.H136]=0;0;[.Z$2])" office:value-type="float" office:value="0" calcext:value-type="float">
            <text:p>0</text:p>
          </table:table-cell>
          <table:table-cell table:formula="of:=[.I136]*[.AA$1] + IF([.I136]=0;0;[.AA$2])" office:value-type="float" office:value="0" calcext:value-type="float">
            <text:p>0</text:p>
          </table:table-cell>
          <table:table-cell table:formula="of:=[.J136]*[.AB$1] + IF([.J136]=0;0;[.AB$2])" office:value-type="float" office:value="0" calcext:value-type="float">
            <text:p>0</text:p>
          </table:table-cell>
          <table:table-cell table:formula="of:=[.K136]*[.AC$1] + IF([.K136]=0;0;[.AC$2])" office:value-type="float" office:value="0" calcext:value-type="float">
            <text:p>0</text:p>
          </table:table-cell>
          <table:table-cell table:formula="of:=[.L136]*[.AD$1] + IF([.L136]=0;0;[.AD$2])" office:value-type="float" office:value="0" calcext:value-type="float">
            <text:p>0</text:p>
          </table:table-cell>
          <table:table-cell table:formula="of:=[.M136]*[.AE$1] + IF([.M136]=0;0;[.AE$2])" office:value-type="float" office:value="0" calcext:value-type="float">
            <text:p>0</text:p>
          </table:table-cell>
          <table:table-cell/>
          <table:table-cell table:formula="of:=SUM([.S136:.AE136])" office:value-type="float" office:value="2.40499464" calcext:value-type="float">
            <text:p>2,4049946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7325" calcext:value-type="float">
            <text:p>2,73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01" calcext:value-type="float">
            <text:p>0,7101</text:p>
          </table:table-cell>
          <table:table-cell office:value-type="float" office:value="0.8876" calcext:value-type="float">
            <text:p>0,8876</text:p>
          </table:table-cell>
          <table:table-cell table:formula="of:=[.O137]*[.O137]" office:value-type="float" office:value="0.78783376" calcext:value-type="float">
            <text:p>0,78783376</text:p>
          </table:table-cell>
          <table:table-cell table:number-columns-repeated="2"/>
          <table:table-cell table:formula="of:=[.A137]*[.S$1] + IF([.A137]=0;0;[.S$2])" office:value-type="float" office:value="2.16251592" calcext:value-type="float">
            <text:p>2,16251592</text:p>
          </table:table-cell>
          <table:table-cell table:formula="of:=[.B137]*[.T$1] + IF([.B137]=0;0;[.T$2])" office:value-type="float" office:value="0" calcext:value-type="float">
            <text:p>0</text:p>
          </table:table-cell>
          <table:table-cell table:formula="of:=[.C137]*[.U$1] + IF([.C137]=0;0;[.U$2])" office:value-type="float" office:value="0.09044575" calcext:value-type="float">
            <text:p>0,09044575</text:p>
          </table:table-cell>
          <table:table-cell table:formula="of:=[.D137]*[.V$1] + IF([.D137]=0;0;[.V$2])" office:value-type="float" office:value="0" calcext:value-type="float">
            <text:p>0</text:p>
          </table:table-cell>
          <table:table-cell table:formula="of:=[.E137]*[.W$1] + IF([.E137]=0;0;[.W$2])" office:value-type="float" office:value="0" calcext:value-type="float">
            <text:p>0</text:p>
          </table:table-cell>
          <table:table-cell table:formula="of:=[.F137]*[.X$1] + IF([.F137]=0;0;[.X$2])" office:value-type="float" office:value="0" calcext:value-type="float">
            <text:p>0</text:p>
          </table:table-cell>
          <table:table-cell table:formula="of:=[.G137]*[.Y$1] + IF([.G137]=0;0;[.Y$2])" office:value-type="float" office:value="0" calcext:value-type="float">
            <text:p>0</text:p>
          </table:table-cell>
          <table:table-cell table:formula="of:=[.H137]*[.Z$1] + IF([.H137]=0;0;[.Z$2])" office:value-type="float" office:value="0" calcext:value-type="float">
            <text:p>0</text:p>
          </table:table-cell>
          <table:table-cell table:formula="of:=[.I137]*[.AA$1] + IF([.I137]=0;0;[.AA$2])" office:value-type="float" office:value="0" calcext:value-type="float">
            <text:p>0</text:p>
          </table:table-cell>
          <table:table-cell table:formula="of:=[.J137]*[.AB$1] + IF([.J137]=0;0;[.AB$2])" office:value-type="float" office:value="0" calcext:value-type="float">
            <text:p>0</text:p>
          </table:table-cell>
          <table:table-cell table:formula="of:=[.K137]*[.AC$1] + IF([.K137]=0;0;[.AC$2])" office:value-type="float" office:value="0" calcext:value-type="float">
            <text:p>0</text:p>
          </table:table-cell>
          <table:table-cell table:formula="of:=[.L137]*[.AD$1] + IF([.L137]=0;0;[.AD$2])" office:value-type="float" office:value="0" calcext:value-type="float">
            <text:p>0</text:p>
          </table:table-cell>
          <table:table-cell table:formula="of:=[.M137]*[.AE$1] + IF([.M137]=0;0;[.AE$2])" office:value-type="float" office:value="0" calcext:value-type="float">
            <text:p>0</text:p>
          </table:table-cell>
          <table:table-cell/>
          <table:table-cell table:formula="of:=SUM([.S137:.AE137])" office:value-type="float" office:value="2.25296167" calcext:value-type="float">
            <text:p>2,25296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396" calcext:value-type="float">
            <text:p>3,93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4" calcext:value-type="float">
            <text:p>0,754</text:p>
          </table:table-cell>
          <table:table-cell office:value-type="float" office:value="1.0891" calcext:value-type="float">
            <text:p>1,0891</text:p>
          </table:table-cell>
          <table:table-cell table:formula="of:=[.O138]*[.O138]" office:value-type="float" office:value="1.18613881" calcext:value-type="float">
            <text:p>1,18613881</text:p>
          </table:table-cell>
          <table:table-cell table:number-columns-repeated="2"/>
          <table:table-cell table:formula="of:=[.A138]*[.S$1] + IF([.A138]=0;0;[.S$2])" office:value-type="float" office:value="2.4328" calcext:value-type="float">
            <text:p>2,4328</text:p>
          </table:table-cell>
          <table:table-cell table:formula="of:=[.B138]*[.T$1] + IF([.B138]=0;0;[.T$2])" office:value-type="float" office:value="0" calcext:value-type="float">
            <text:p>0</text:p>
          </table:table-cell>
          <table:table-cell table:formula="of:=[.C138]*[.U$1] + IF([.C138]=0;0;[.U$2])" office:value-type="float" office:value="0.13040076" calcext:value-type="float">
            <text:p>0,13040076</text:p>
          </table:table-cell>
          <table:table-cell table:formula="of:=[.D138]*[.V$1] + IF([.D138]=0;0;[.V$2])" office:value-type="float" office:value="0" calcext:value-type="float">
            <text:p>0</text:p>
          </table:table-cell>
          <table:table-cell table:formula="of:=[.E138]*[.W$1] + IF([.E138]=0;0;[.W$2])" office:value-type="float" office:value="0" calcext:value-type="float">
            <text:p>0</text:p>
          </table:table-cell>
          <table:table-cell table:formula="of:=[.F138]*[.X$1] + IF([.F138]=0;0;[.X$2])" office:value-type="float" office:value="0" calcext:value-type="float">
            <text:p>0</text:p>
          </table:table-cell>
          <table:table-cell table:formula="of:=[.G138]*[.Y$1] + IF([.G138]=0;0;[.Y$2])" office:value-type="float" office:value="0" calcext:value-type="float">
            <text:p>0</text:p>
          </table:table-cell>
          <table:table-cell table:formula="of:=[.H138]*[.Z$1] + IF([.H138]=0;0;[.Z$2])" office:value-type="float" office:value="0" calcext:value-type="float">
            <text:p>0</text:p>
          </table:table-cell>
          <table:table-cell table:formula="of:=[.I138]*[.AA$1] + IF([.I138]=0;0;[.AA$2])" office:value-type="float" office:value="0" calcext:value-type="float">
            <text:p>0</text:p>
          </table:table-cell>
          <table:table-cell table:formula="of:=[.J138]*[.AB$1] + IF([.J138]=0;0;[.AB$2])" office:value-type="float" office:value="0" calcext:value-type="float">
            <text:p>0</text:p>
          </table:table-cell>
          <table:table-cell table:formula="of:=[.K138]*[.AC$1] + IF([.K138]=0;0;[.AC$2])" office:value-type="float" office:value="0" calcext:value-type="float">
            <text:p>0</text:p>
          </table:table-cell>
          <table:table-cell table:formula="of:=[.L138]*[.AD$1] + IF([.L138]=0;0;[.AD$2])" office:value-type="float" office:value="0" calcext:value-type="float">
            <text:p>0</text:p>
          </table:table-cell>
          <table:table-cell table:formula="of:=[.M138]*[.AE$1] + IF([.M138]=0;0;[.AE$2])" office:value-type="float" office:value="0" calcext:value-type="float">
            <text:p>0</text:p>
          </table:table-cell>
          <table:table-cell/>
          <table:table-cell table:formula="of:=SUM([.S138:.AE138])" office:value-type="float" office:value="2.56320076" calcext:value-type="float">
            <text:p>2,56320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2647" calcext:value-type="float">
            <text:p>3,26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59" calcext:value-type="float">
            <text:p>1,1459</text:p>
          </table:table-cell>
          <table:table-cell office:value-type="float" office:value="2.1963" calcext:value-type="float">
            <text:p>2,1963</text:p>
          </table:table-cell>
          <table:table-cell table:formula="of:=[.O139]*[.O139]" office:value-type="float" office:value="4.82373369" calcext:value-type="float">
            <text:p>4,82373369</text:p>
          </table:table-cell>
          <table:table-cell table:number-columns-repeated="2"/>
          <table:table-cell table:formula="of:=[.A139]*[.S$1] + IF([.A139]=0;0;[.S$2])" office:value-type="float" office:value="3.6492" calcext:value-type="float">
            <text:p>3,6492</text:p>
          </table:table-cell>
          <table:table-cell table:formula="of:=[.B139]*[.T$1] + IF([.B139]=0;0;[.T$2])" office:value-type="float" office:value="0" calcext:value-type="float">
            <text:p>0</text:p>
          </table:table-cell>
          <table:table-cell table:formula="of:=[.C139]*[.U$1] + IF([.C139]=0;0;[.U$2])" office:value-type="float" office:value="0.10806157" calcext:value-type="float">
            <text:p>0,10806157</text:p>
          </table:table-cell>
          <table:table-cell table:formula="of:=[.D139]*[.V$1] + IF([.D139]=0;0;[.V$2])" office:value-type="float" office:value="0" calcext:value-type="float">
            <text:p>0</text:p>
          </table:table-cell>
          <table:table-cell table:formula="of:=[.E139]*[.W$1] + IF([.E139]=0;0;[.W$2])" office:value-type="float" office:value="0" calcext:value-type="float">
            <text:p>0</text:p>
          </table:table-cell>
          <table:table-cell table:formula="of:=[.F139]*[.X$1] + IF([.F139]=0;0;[.X$2])" office:value-type="float" office:value="0" calcext:value-type="float">
            <text:p>0</text:p>
          </table:table-cell>
          <table:table-cell table:formula="of:=[.G139]*[.Y$1] + IF([.G139]=0;0;[.Y$2])" office:value-type="float" office:value="0" calcext:value-type="float">
            <text:p>0</text:p>
          </table:table-cell>
          <table:table-cell table:formula="of:=[.H139]*[.Z$1] + IF([.H139]=0;0;[.Z$2])" office:value-type="float" office:value="0" calcext:value-type="float">
            <text:p>0</text:p>
          </table:table-cell>
          <table:table-cell table:formula="of:=[.I139]*[.AA$1] + IF([.I139]=0;0;[.AA$2])" office:value-type="float" office:value="0" calcext:value-type="float">
            <text:p>0</text:p>
          </table:table-cell>
          <table:table-cell table:formula="of:=[.J139]*[.AB$1] + IF([.J139]=0;0;[.AB$2])" office:value-type="float" office:value="0" calcext:value-type="float">
            <text:p>0</text:p>
          </table:table-cell>
          <table:table-cell table:formula="of:=[.K139]*[.AC$1] + IF([.K139]=0;0;[.AC$2])" office:value-type="float" office:value="0" calcext:value-type="float">
            <text:p>0</text:p>
          </table:table-cell>
          <table:table-cell table:formula="of:=[.L139]*[.AD$1] + IF([.L139]=0;0;[.AD$2])" office:value-type="float" office:value="0" calcext:value-type="float">
            <text:p>0</text:p>
          </table:table-cell>
          <table:table-cell table:formula="of:=[.M139]*[.AE$1] + IF([.M139]=0;0;[.AE$2])" office:value-type="float" office:value="0" calcext:value-type="float">
            <text:p>0</text:p>
          </table:table-cell>
          <table:table-cell/>
          <table:table-cell table:formula="of:=SUM([.S139:.AE139])" office:value-type="float" office:value="3.75726157" calcext:value-type="float">
            <text:p>3,7572615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407" calcext:value-type="float">
            <text:p>3,74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98" calcext:value-type="float">
            <text:p>0,7398</text:p>
          </table:table-cell>
          <table:table-cell office:value-type="float" office:value="1.4303" calcext:value-type="float">
            <text:p>1,4303</text:p>
          </table:table-cell>
          <table:table-cell table:formula="of:=[.O140]*[.O140]" office:value-type="float" office:value="2.04575809" calcext:value-type="float">
            <text:p>2,04575809</text:p>
          </table:table-cell>
          <table:table-cell table:number-columns-repeated="2"/>
          <table:table-cell table:formula="of:=[.A140]*[.S$1] + IF([.A140]=0;0;[.S$2])" office:value-type="float" office:value="2.29765796" calcext:value-type="float">
            <text:p>2,29765796</text:p>
          </table:table-cell>
          <table:table-cell table:formula="of:=[.B140]*[.T$1] + IF([.B140]=0;0;[.T$2])" office:value-type="float" office:value="0" calcext:value-type="float">
            <text:p>0</text:p>
          </table:table-cell>
          <table:table-cell table:formula="of:=[.C140]*[.U$1] + IF([.C140]=0;0;[.U$2])" office:value-type="float" office:value="0.12381717" calcext:value-type="float">
            <text:p>0,12381717</text:p>
          </table:table-cell>
          <table:table-cell table:formula="of:=[.D140]*[.V$1] + IF([.D140]=0;0;[.V$2])" office:value-type="float" office:value="0" calcext:value-type="float">
            <text:p>0</text:p>
          </table:table-cell>
          <table:table-cell table:formula="of:=[.E140]*[.W$1] + IF([.E140]=0;0;[.W$2])" office:value-type="float" office:value="0" calcext:value-type="float">
            <text:p>0</text:p>
          </table:table-cell>
          <table:table-cell table:formula="of:=[.F140]*[.X$1] + IF([.F140]=0;0;[.X$2])" office:value-type="float" office:value="0" calcext:value-type="float">
            <text:p>0</text:p>
          </table:table-cell>
          <table:table-cell table:formula="of:=[.G140]*[.Y$1] + IF([.G140]=0;0;[.Y$2])" office:value-type="float" office:value="0" calcext:value-type="float">
            <text:p>0</text:p>
          </table:table-cell>
          <table:table-cell table:formula="of:=[.H140]*[.Z$1] + IF([.H140]=0;0;[.Z$2])" office:value-type="float" office:value="0" calcext:value-type="float">
            <text:p>0</text:p>
          </table:table-cell>
          <table:table-cell table:formula="of:=[.I140]*[.AA$1] + IF([.I140]=0;0;[.AA$2])" office:value-type="float" office:value="0" calcext:value-type="float">
            <text:p>0</text:p>
          </table:table-cell>
          <table:table-cell table:formula="of:=[.J140]*[.AB$1] + IF([.J140]=0;0;[.AB$2])" office:value-type="float" office:value="0" calcext:value-type="float">
            <text:p>0</text:p>
          </table:table-cell>
          <table:table-cell table:formula="of:=[.K140]*[.AC$1] + IF([.K140]=0;0;[.AC$2])" office:value-type="float" office:value="0" calcext:value-type="float">
            <text:p>0</text:p>
          </table:table-cell>
          <table:table-cell table:formula="of:=[.L140]*[.AD$1] + IF([.L140]=0;0;[.AD$2])" office:value-type="float" office:value="0" calcext:value-type="float">
            <text:p>0</text:p>
          </table:table-cell>
          <table:table-cell table:formula="of:=[.M140]*[.AE$1] + IF([.M140]=0;0;[.AE$2])" office:value-type="float" office:value="0" calcext:value-type="float">
            <text:p>0</text:p>
          </table:table-cell>
          <table:table-cell/>
          <table:table-cell table:formula="of:=SUM([.S140:.AE140])" office:value-type="float" office:value="2.42147513" calcext:value-type="float">
            <text:p>2,42147513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9945" calcext:value-type="float">
            <text:p>4,99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659" calcext:value-type="float">
            <text:p>0,4659</text:p>
          </table:table-cell>
          <table:table-cell office:value-type="float" office:value="0.7526" calcext:value-type="float">
            <text:p>0,7526</text:p>
          </table:table-cell>
          <table:table-cell table:formula="of:=[.O141]*[.O141]" office:value-type="float" office:value="0.56640676" calcext:value-type="float">
            <text:p>0,56640676</text:p>
          </table:table-cell>
          <table:table-cell table:number-columns-repeated="2"/>
          <table:table-cell table:formula="of:=[.A141]*[.S$1] + IF([.A141]=0;0;[.S$2])" office:value-type="float" office:value="2.56794204" calcext:value-type="float">
            <text:p>2,56794204</text:p>
          </table:table-cell>
          <table:table-cell table:formula="of:=[.B141]*[.T$1] + IF([.B141]=0;0;[.T$2])" office:value-type="float" office:value="0" calcext:value-type="float">
            <text:p>0</text:p>
          </table:table-cell>
          <table:table-cell table:formula="of:=[.C141]*[.U$1] + IF([.C141]=0;0;[.U$2])" office:value-type="float" office:value="0.16531795" calcext:value-type="float">
            <text:p>0,16531795</text:p>
          </table:table-cell>
          <table:table-cell table:formula="of:=[.D141]*[.V$1] + IF([.D141]=0;0;[.V$2])" office:value-type="float" office:value="0" calcext:value-type="float">
            <text:p>0</text:p>
          </table:table-cell>
          <table:table-cell table:formula="of:=[.E141]*[.W$1] + IF([.E141]=0;0;[.W$2])" office:value-type="float" office:value="0" calcext:value-type="float">
            <text:p>0</text:p>
          </table:table-cell>
          <table:table-cell table:formula="of:=[.F141]*[.X$1] + IF([.F141]=0;0;[.X$2])" office:value-type="float" office:value="0" calcext:value-type="float">
            <text:p>0</text:p>
          </table:table-cell>
          <table:table-cell table:formula="of:=[.G141]*[.Y$1] + IF([.G141]=0;0;[.Y$2])" office:value-type="float" office:value="0" calcext:value-type="float">
            <text:p>0</text:p>
          </table:table-cell>
          <table:table-cell table:formula="of:=[.H141]*[.Z$1] + IF([.H141]=0;0;[.Z$2])" office:value-type="float" office:value="0" calcext:value-type="float">
            <text:p>0</text:p>
          </table:table-cell>
          <table:table-cell table:formula="of:=[.I141]*[.AA$1] + IF([.I141]=0;0;[.AA$2])" office:value-type="float" office:value="0" calcext:value-type="float">
            <text:p>0</text:p>
          </table:table-cell>
          <table:table-cell table:formula="of:=[.J141]*[.AB$1] + IF([.J141]=0;0;[.AB$2])" office:value-type="float" office:value="0" calcext:value-type="float">
            <text:p>0</text:p>
          </table:table-cell>
          <table:table-cell table:formula="of:=[.K141]*[.AC$1] + IF([.K141]=0;0;[.AC$2])" office:value-type="float" office:value="0" calcext:value-type="float">
            <text:p>0</text:p>
          </table:table-cell>
          <table:table-cell table:formula="of:=[.L141]*[.AD$1] + IF([.L141]=0;0;[.AD$2])" office:value-type="float" office:value="0" calcext:value-type="float">
            <text:p>0</text:p>
          </table:table-cell>
          <table:table-cell table:formula="of:=[.M141]*[.AE$1] + IF([.M141]=0;0;[.AE$2])" office:value-type="float" office:value="0" calcext:value-type="float">
            <text:p>0</text:p>
          </table:table-cell>
          <table:table-cell/>
          <table:table-cell table:formula="of:=SUM([.S141:.AE141])" office:value-type="float" office:value="2.73325999" calcext:value-type="float">
            <text:p>2,73325999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641" calcext:value-type="float">
            <text:p>2,76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44" calcext:value-type="float">
            <text:p>0,7544</text:p>
          </table:table-cell>
          <table:table-cell office:value-type="float" office:value="1.9888" calcext:value-type="float">
            <text:p>1,9888</text:p>
          </table:table-cell>
          <table:table-cell table:formula="of:=[.O142]*[.O142]" office:value-type="float" office:value="3.95532544" calcext:value-type="float">
            <text:p>3,95532544</text:p>
          </table:table-cell>
          <table:table-cell table:number-columns-repeated="2"/>
          <table:table-cell table:formula="of:=[.A142]*[.S$1] + IF([.A142]=0;0;[.S$2])" office:value-type="float" office:value="2.56794204" calcext:value-type="float">
            <text:p>2,56794204</text:p>
          </table:table-cell>
          <table:table-cell table:formula="of:=[.B142]*[.T$1] + IF([.B142]=0;0;[.T$2])" office:value-type="float" office:value="0" calcext:value-type="float">
            <text:p>0</text:p>
          </table:table-cell>
          <table:table-cell table:formula="of:=[.C142]*[.U$1] + IF([.C142]=0;0;[.U$2])" office:value-type="float" office:value="0.09149171" calcext:value-type="float">
            <text:p>0,09149171</text:p>
          </table:table-cell>
          <table:table-cell table:formula="of:=[.D142]*[.V$1] + IF([.D142]=0;0;[.V$2])" office:value-type="float" office:value="0" calcext:value-type="float">
            <text:p>0</text:p>
          </table:table-cell>
          <table:table-cell table:formula="of:=[.E142]*[.W$1] + IF([.E142]=0;0;[.W$2])" office:value-type="float" office:value="0" calcext:value-type="float">
            <text:p>0</text:p>
          </table:table-cell>
          <table:table-cell table:formula="of:=[.F142]*[.X$1] + IF([.F142]=0;0;[.X$2])" office:value-type="float" office:value="0" calcext:value-type="float">
            <text:p>0</text:p>
          </table:table-cell>
          <table:table-cell table:formula="of:=[.G142]*[.Y$1] + IF([.G142]=0;0;[.Y$2])" office:value-type="float" office:value="0" calcext:value-type="float">
            <text:p>0</text:p>
          </table:table-cell>
          <table:table-cell table:formula="of:=[.H142]*[.Z$1] + IF([.H142]=0;0;[.Z$2])" office:value-type="float" office:value="0" calcext:value-type="float">
            <text:p>0</text:p>
          </table:table-cell>
          <table:table-cell table:formula="of:=[.I142]*[.AA$1] + IF([.I142]=0;0;[.AA$2])" office:value-type="float" office:value="0" calcext:value-type="float">
            <text:p>0</text:p>
          </table:table-cell>
          <table:table-cell table:formula="of:=[.J142]*[.AB$1] + IF([.J142]=0;0;[.AB$2])" office:value-type="float" office:value="0" calcext:value-type="float">
            <text:p>0</text:p>
          </table:table-cell>
          <table:table-cell table:formula="of:=[.K142]*[.AC$1] + IF([.K142]=0;0;[.AC$2])" office:value-type="float" office:value="0" calcext:value-type="float">
            <text:p>0</text:p>
          </table:table-cell>
          <table:table-cell table:formula="of:=[.L142]*[.AD$1] + IF([.L142]=0;0;[.AD$2])" office:value-type="float" office:value="0" calcext:value-type="float">
            <text:p>0</text:p>
          </table:table-cell>
          <table:table-cell table:formula="of:=[.M142]*[.AE$1] + IF([.M142]=0;0;[.AE$2])" office:value-type="float" office:value="0" calcext:value-type="float">
            <text:p>0</text:p>
          </table:table-cell>
          <table:table-cell/>
          <table:table-cell table:formula="of:=SUM([.S142:.AE142])" office:value-type="float" office:value="2.65943375" calcext:value-type="float">
            <text:p>2,6594337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9835" calcext:value-type="float">
            <text:p>4,98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95" calcext:value-type="float">
            <text:p>0,6795</text:p>
          </table:table-cell>
          <table:table-cell office:value-type="float" office:value="0.9384" calcext:value-type="float">
            <text:p>0,9384</text:p>
          </table:table-cell>
          <table:table-cell table:formula="of:=[.O143]*[.O143]" office:value-type="float" office:value="0.88059456" calcext:value-type="float">
            <text:p>0,88059456</text:p>
          </table:table-cell>
          <table:table-cell table:number-columns-repeated="2"/>
          <table:table-cell table:formula="of:=[.A143]*[.S$1] + IF([.A143]=0;0;[.S$2])" office:value-type="float" office:value="2.16251592" calcext:value-type="float">
            <text:p>2,16251592</text:p>
          </table:table-cell>
          <table:table-cell table:formula="of:=[.B143]*[.T$1] + IF([.B143]=0;0;[.T$2])" office:value-type="float" office:value="0" calcext:value-type="float">
            <text:p>0</text:p>
          </table:table-cell>
          <table:table-cell table:formula="of:=[.C143]*[.U$1] + IF([.C143]=0;0;[.U$2])" office:value-type="float" office:value="0.16495385" calcext:value-type="float">
            <text:p>0,16495385</text:p>
          </table:table-cell>
          <table:table-cell table:formula="of:=[.D143]*[.V$1] + IF([.D143]=0;0;[.V$2])" office:value-type="float" office:value="0" calcext:value-type="float">
            <text:p>0</text:p>
          </table:table-cell>
          <table:table-cell table:formula="of:=[.E143]*[.W$1] + IF([.E143]=0;0;[.W$2])" office:value-type="float" office:value="0" calcext:value-type="float">
            <text:p>0</text:p>
          </table:table-cell>
          <table:table-cell table:formula="of:=[.F143]*[.X$1] + IF([.F143]=0;0;[.X$2])" office:value-type="float" office:value="0" calcext:value-type="float">
            <text:p>0</text:p>
          </table:table-cell>
          <table:table-cell table:formula="of:=[.G143]*[.Y$1] + IF([.G143]=0;0;[.Y$2])" office:value-type="float" office:value="0" calcext:value-type="float">
            <text:p>0</text:p>
          </table:table-cell>
          <table:table-cell table:formula="of:=[.H143]*[.Z$1] + IF([.H143]=0;0;[.Z$2])" office:value-type="float" office:value="0" calcext:value-type="float">
            <text:p>0</text:p>
          </table:table-cell>
          <table:table-cell table:formula="of:=[.I143]*[.AA$1] + IF([.I143]=0;0;[.AA$2])" office:value-type="float" office:value="0" calcext:value-type="float">
            <text:p>0</text:p>
          </table:table-cell>
          <table:table-cell table:formula="of:=[.J143]*[.AB$1] + IF([.J143]=0;0;[.AB$2])" office:value-type="float" office:value="0" calcext:value-type="float">
            <text:p>0</text:p>
          </table:table-cell>
          <table:table-cell table:formula="of:=[.K143]*[.AC$1] + IF([.K143]=0;0;[.AC$2])" office:value-type="float" office:value="0" calcext:value-type="float">
            <text:p>0</text:p>
          </table:table-cell>
          <table:table-cell table:formula="of:=[.L143]*[.AD$1] + IF([.L143]=0;0;[.AD$2])" office:value-type="float" office:value="0" calcext:value-type="float">
            <text:p>0</text:p>
          </table:table-cell>
          <table:table-cell table:formula="of:=[.M143]*[.AE$1] + IF([.M143]=0;0;[.AE$2])" office:value-type="float" office:value="0" calcext:value-type="float">
            <text:p>0</text:p>
          </table:table-cell>
          <table:table-cell/>
          <table:table-cell table:formula="of:=SUM([.S143:.AE143])" office:value-type="float" office:value="2.32746977" calcext:value-type="float">
            <text:p>2,3274697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262" calcext:value-type="float">
            <text:p>3,12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94" calcext:value-type="float">
            <text:p>0,7194</text:p>
          </table:table-cell>
          <table:table-cell office:value-type="float" office:value="1.343" calcext:value-type="float">
            <text:p>1,343</text:p>
          </table:table-cell>
          <table:table-cell table:formula="of:=[.O144]*[.O144]" office:value-type="float" office:value="1.803649" calcext:value-type="float">
            <text:p>1,803649</text:p>
          </table:table-cell>
          <table:table-cell table:number-columns-repeated="2"/>
          <table:table-cell table:formula="of:=[.A144]*[.S$1] + IF([.A144]=0;0;[.S$2])" office:value-type="float" office:value="2.29765796" calcext:value-type="float">
            <text:p>2,29765796</text:p>
          </table:table-cell>
          <table:table-cell table:formula="of:=[.B144]*[.T$1] + IF([.B144]=0;0;[.T$2])" office:value-type="float" office:value="0" calcext:value-type="float">
            <text:p>0</text:p>
          </table:table-cell>
          <table:table-cell table:formula="of:=[.C144]*[.U$1] + IF([.C144]=0;0;[.U$2])" office:value-type="float" office:value="0.10347722" calcext:value-type="float">
            <text:p>0,10347722</text:p>
          </table:table-cell>
          <table:table-cell table:formula="of:=[.D144]*[.V$1] + IF([.D144]=0;0;[.V$2])" office:value-type="float" office:value="0" calcext:value-type="float">
            <text:p>0</text:p>
          </table:table-cell>
          <table:table-cell table:formula="of:=[.E144]*[.W$1] + IF([.E144]=0;0;[.W$2])" office:value-type="float" office:value="0" calcext:value-type="float">
            <text:p>0</text:p>
          </table:table-cell>
          <table:table-cell table:formula="of:=[.F144]*[.X$1] + IF([.F144]=0;0;[.X$2])" office:value-type="float" office:value="0" calcext:value-type="float">
            <text:p>0</text:p>
          </table:table-cell>
          <table:table-cell table:formula="of:=[.G144]*[.Y$1] + IF([.G144]=0;0;[.Y$2])" office:value-type="float" office:value="0" calcext:value-type="float">
            <text:p>0</text:p>
          </table:table-cell>
          <table:table-cell table:formula="of:=[.H144]*[.Z$1] + IF([.H144]=0;0;[.Z$2])" office:value-type="float" office:value="0" calcext:value-type="float">
            <text:p>0</text:p>
          </table:table-cell>
          <table:table-cell table:formula="of:=[.I144]*[.AA$1] + IF([.I144]=0;0;[.AA$2])" office:value-type="float" office:value="0" calcext:value-type="float">
            <text:p>0</text:p>
          </table:table-cell>
          <table:table-cell table:formula="of:=[.J144]*[.AB$1] + IF([.J144]=0;0;[.AB$2])" office:value-type="float" office:value="0" calcext:value-type="float">
            <text:p>0</text:p>
          </table:table-cell>
          <table:table-cell table:formula="of:=[.K144]*[.AC$1] + IF([.K144]=0;0;[.AC$2])" office:value-type="float" office:value="0" calcext:value-type="float">
            <text:p>0</text:p>
          </table:table-cell>
          <table:table-cell table:formula="of:=[.L144]*[.AD$1] + IF([.L144]=0;0;[.AD$2])" office:value-type="float" office:value="0" calcext:value-type="float">
            <text:p>0</text:p>
          </table:table-cell>
          <table:table-cell table:formula="of:=[.M144]*[.AE$1] + IF([.M144]=0;0;[.AE$2])" office:value-type="float" office:value="0" calcext:value-type="float">
            <text:p>0</text:p>
          </table:table-cell>
          <table:table-cell/>
          <table:table-cell table:formula="of:=SUM([.S144:.AE144])" office:value-type="float" office:value="2.40113518" calcext:value-type="float">
            <text:p>2,40113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82" calcext:value-type="float">
            <text:p>3,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1.0293" calcext:value-type="float">
            <text:p>1,0293</text:p>
          </table:table-cell>
          <table:table-cell table:formula="of:=[.O145]*[.O145]" office:value-type="float" office:value="1.05945849" calcext:value-type="float">
            <text:p>1,05945849</text:p>
          </table:table-cell>
          <table:table-cell table:number-columns-repeated="2"/>
          <table:table-cell table:formula="of:=[.A145]*[.S$1] + IF([.A145]=0;0;[.S$2])" office:value-type="float" office:value="2.4328" calcext:value-type="float">
            <text:p>2,4328</text:p>
          </table:table-cell>
          <table:table-cell table:formula="of:=[.B145]*[.T$1] + IF([.B145]=0;0;[.T$2])" office:value-type="float" office:value="0" calcext:value-type="float">
            <text:p>0</text:p>
          </table:table-cell>
          <table:table-cell table:formula="of:=[.C145]*[.U$1] + IF([.C145]=0;0;[.U$2])" office:value-type="float" office:value="0.1284942" calcext:value-type="float">
            <text:p>0,1284942</text:p>
          </table:table-cell>
          <table:table-cell table:formula="of:=[.D145]*[.V$1] + IF([.D145]=0;0;[.V$2])" office:value-type="float" office:value="0" calcext:value-type="float">
            <text:p>0</text:p>
          </table:table-cell>
          <table:table-cell table:formula="of:=[.E145]*[.W$1] + IF([.E145]=0;0;[.W$2])" office:value-type="float" office:value="0" calcext:value-type="float">
            <text:p>0</text:p>
          </table:table-cell>
          <table:table-cell table:formula="of:=[.F145]*[.X$1] + IF([.F145]=0;0;[.X$2])" office:value-type="float" office:value="0" calcext:value-type="float">
            <text:p>0</text:p>
          </table:table-cell>
          <table:table-cell table:formula="of:=[.G145]*[.Y$1] + IF([.G145]=0;0;[.Y$2])" office:value-type="float" office:value="0" calcext:value-type="float">
            <text:p>0</text:p>
          </table:table-cell>
          <table:table-cell table:formula="of:=[.H145]*[.Z$1] + IF([.H145]=0;0;[.Z$2])" office:value-type="float" office:value="0" calcext:value-type="float">
            <text:p>0</text:p>
          </table:table-cell>
          <table:table-cell table:formula="of:=[.I145]*[.AA$1] + IF([.I145]=0;0;[.AA$2])" office:value-type="float" office:value="0" calcext:value-type="float">
            <text:p>0</text:p>
          </table:table-cell>
          <table:table-cell table:formula="of:=[.J145]*[.AB$1] + IF([.J145]=0;0;[.AB$2])" office:value-type="float" office:value="0" calcext:value-type="float">
            <text:p>0</text:p>
          </table:table-cell>
          <table:table-cell table:formula="of:=[.K145]*[.AC$1] + IF([.K145]=0;0;[.AC$2])" office:value-type="float" office:value="0" calcext:value-type="float">
            <text:p>0</text:p>
          </table:table-cell>
          <table:table-cell table:formula="of:=[.L145]*[.AD$1] + IF([.L145]=0;0;[.AD$2])" office:value-type="float" office:value="0" calcext:value-type="float">
            <text:p>0</text:p>
          </table:table-cell>
          <table:table-cell table:formula="of:=[.M145]*[.AE$1] + IF([.M145]=0;0;[.AE$2])" office:value-type="float" office:value="0" calcext:value-type="float">
            <text:p>0</text:p>
          </table:table-cell>
          <table:table-cell/>
          <table:table-cell table:formula="of:=SUM([.S145:.AE145])" office:value-type="float" office:value="2.5612942" calcext:value-type="float">
            <text:p>2,561294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545" calcext:value-type="float">
            <text:p>3,7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61" calcext:value-type="float">
            <text:p>0,9061</text:p>
          </table:table-cell>
          <table:table-cell office:value-type="float" office:value="1.3893" calcext:value-type="float">
            <text:p>1,3893</text:p>
          </table:table-cell>
          <table:table-cell table:formula="of:=[.O146]*[.O146]" office:value-type="float" office:value="1.93015449" calcext:value-type="float">
            <text:p>1,93015449</text:p>
          </table:table-cell>
          <table:table-cell table:number-columns-repeated="2"/>
          <table:table-cell table:formula="of:=[.A146]*[.S$1] + IF([.A146]=0;0;[.S$2])" office:value-type="float" office:value="2.29765796" calcext:value-type="float">
            <text:p>2,29765796</text:p>
          </table:table-cell>
          <table:table-cell table:formula="of:=[.B146]*[.T$1] + IF([.B146]=0;0;[.T$2])" office:value-type="float" office:value="0" calcext:value-type="float">
            <text:p>0</text:p>
          </table:table-cell>
          <table:table-cell table:formula="of:=[.C146]*[.U$1] + IF([.C146]=0;0;[.U$2])" office:value-type="float" office:value="0.12427395" calcext:value-type="float">
            <text:p>0,12427395</text:p>
          </table:table-cell>
          <table:table-cell table:formula="of:=[.D146]*[.V$1] + IF([.D146]=0;0;[.V$2])" office:value-type="float" office:value="0" calcext:value-type="float">
            <text:p>0</text:p>
          </table:table-cell>
          <table:table-cell table:formula="of:=[.E146]*[.W$1] + IF([.E146]=0;0;[.W$2])" office:value-type="float" office:value="0" calcext:value-type="float">
            <text:p>0</text:p>
          </table:table-cell>
          <table:table-cell table:formula="of:=[.F146]*[.X$1] + IF([.F146]=0;0;[.X$2])" office:value-type="float" office:value="0" calcext:value-type="float">
            <text:p>0</text:p>
          </table:table-cell>
          <table:table-cell table:formula="of:=[.G146]*[.Y$1] + IF([.G146]=0;0;[.Y$2])" office:value-type="float" office:value="0" calcext:value-type="float">
            <text:p>0</text:p>
          </table:table-cell>
          <table:table-cell table:formula="of:=[.H146]*[.Z$1] + IF([.H146]=0;0;[.Z$2])" office:value-type="float" office:value="0" calcext:value-type="float">
            <text:p>0</text:p>
          </table:table-cell>
          <table:table-cell table:formula="of:=[.I146]*[.AA$1] + IF([.I146]=0;0;[.AA$2])" office:value-type="float" office:value="0" calcext:value-type="float">
            <text:p>0</text:p>
          </table:table-cell>
          <table:table-cell table:formula="of:=[.J146]*[.AB$1] + IF([.J146]=0;0;[.AB$2])" office:value-type="float" office:value="0" calcext:value-type="float">
            <text:p>0</text:p>
          </table:table-cell>
          <table:table-cell table:formula="of:=[.K146]*[.AC$1] + IF([.K146]=0;0;[.AC$2])" office:value-type="float" office:value="0" calcext:value-type="float">
            <text:p>0</text:p>
          </table:table-cell>
          <table:table-cell table:formula="of:=[.L146]*[.AD$1] + IF([.L146]=0;0;[.AD$2])" office:value-type="float" office:value="0" calcext:value-type="float">
            <text:p>0</text:p>
          </table:table-cell>
          <table:table-cell table:formula="of:=[.M146]*[.AE$1] + IF([.M146]=0;0;[.AE$2])" office:value-type="float" office:value="0" calcext:value-type="float">
            <text:p>0</text:p>
          </table:table-cell>
          <table:table-cell/>
          <table:table-cell table:formula="of:=SUM([.S146:.AE146])" office:value-type="float" office:value="2.42193191" calcext:value-type="float">
            <text:p>2,42193191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4582" calcext:value-type="float">
            <text:p>3,45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44" calcext:value-type="float">
            <text:p>0,7344</text:p>
          </table:table-cell>
          <table:table-cell office:value-type="float" office:value="1.1424" calcext:value-type="float">
            <text:p>1,1424</text:p>
          </table:table-cell>
          <table:table-cell table:formula="of:=[.O147]*[.O147]" office:value-type="float" office:value="1.30507776" calcext:value-type="float">
            <text:p>1,30507776</text:p>
          </table:table-cell>
          <table:table-cell table:number-columns-repeated="2"/>
          <table:table-cell table:formula="of:=[.A147]*[.S$1] + IF([.A147]=0;0;[.S$2])" office:value-type="float" office:value="2.70308408" calcext:value-type="float">
            <text:p>2,70308408</text:p>
          </table:table-cell>
          <table:table-cell table:formula="of:=[.B147]*[.T$1] + IF([.B147]=0;0;[.T$2])" office:value-type="float" office:value="0" calcext:value-type="float">
            <text:p>0</text:p>
          </table:table-cell>
          <table:table-cell table:formula="of:=[.C147]*[.U$1] + IF([.C147]=0;0;[.U$2])" office:value-type="float" office:value="0.11446642" calcext:value-type="float">
            <text:p>0,11446642</text:p>
          </table:table-cell>
          <table:table-cell table:formula="of:=[.D147]*[.V$1] + IF([.D147]=0;0;[.V$2])" office:value-type="float" office:value="0" calcext:value-type="float">
            <text:p>0</text:p>
          </table:table-cell>
          <table:table-cell table:formula="of:=[.E147]*[.W$1] + IF([.E147]=0;0;[.W$2])" office:value-type="float" office:value="0" calcext:value-type="float">
            <text:p>0</text:p>
          </table:table-cell>
          <table:table-cell table:formula="of:=[.F147]*[.X$1] + IF([.F147]=0;0;[.X$2])" office:value-type="float" office:value="0" calcext:value-type="float">
            <text:p>0</text:p>
          </table:table-cell>
          <table:table-cell table:formula="of:=[.G147]*[.Y$1] + IF([.G147]=0;0;[.Y$2])" office:value-type="float" office:value="0" calcext:value-type="float">
            <text:p>0</text:p>
          </table:table-cell>
          <table:table-cell table:formula="of:=[.H147]*[.Z$1] + IF([.H147]=0;0;[.Z$2])" office:value-type="float" office:value="0" calcext:value-type="float">
            <text:p>0</text:p>
          </table:table-cell>
          <table:table-cell table:formula="of:=[.I147]*[.AA$1] + IF([.I147]=0;0;[.AA$2])" office:value-type="float" office:value="0" calcext:value-type="float">
            <text:p>0</text:p>
          </table:table-cell>
          <table:table-cell table:formula="of:=[.J147]*[.AB$1] + IF([.J147]=0;0;[.AB$2])" office:value-type="float" office:value="0" calcext:value-type="float">
            <text:p>0</text:p>
          </table:table-cell>
          <table:table-cell table:formula="of:=[.K147]*[.AC$1] + IF([.K147]=0;0;[.AC$2])" office:value-type="float" office:value="0" calcext:value-type="float">
            <text:p>0</text:p>
          </table:table-cell>
          <table:table-cell table:formula="of:=[.L147]*[.AD$1] + IF([.L147]=0;0;[.AD$2])" office:value-type="float" office:value="0" calcext:value-type="float">
            <text:p>0</text:p>
          </table:table-cell>
          <table:table-cell table:formula="of:=[.M147]*[.AE$1] + IF([.M147]=0;0;[.AE$2])" office:value-type="float" office:value="0" calcext:value-type="float">
            <text:p>0</text:p>
          </table:table-cell>
          <table:table-cell/>
          <table:table-cell table:formula="of:=SUM([.S147:.AE147])" office:value-type="float" office:value="2.8175505" calcext:value-type="float">
            <text:p>2,817550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1811" calcext:value-type="float">
            <text:p>5,18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91" calcext:value-type="float">
            <text:p>0,9891</text:p>
          </table:table-cell>
          <table:table-cell office:value-type="float" office:value="1.5825" calcext:value-type="float">
            <text:p>1,5825</text:p>
          </table:table-cell>
          <table:table-cell table:formula="of:=[.O148]*[.O148]" office:value-type="float" office:value="2.50430625" calcext:value-type="float">
            <text:p>2,50430625</text:p>
          </table:table-cell>
          <table:table-cell table:number-columns-repeated="2"/>
          <table:table-cell table:formula="of:=[.A148]*[.S$1] + IF([.A148]=0;0;[.S$2])" office:value-type="float" office:value="2.29765796" calcext:value-type="float">
            <text:p>2,29765796</text:p>
          </table:table-cell>
          <table:table-cell table:formula="of:=[.B148]*[.T$1] + IF([.B148]=0;0;[.T$2])" office:value-type="float" office:value="0" calcext:value-type="float">
            <text:p>0</text:p>
          </table:table-cell>
          <table:table-cell table:formula="of:=[.C148]*[.U$1] + IF([.C148]=0;0;[.U$2])" office:value-type="float" office:value="0.17149441" calcext:value-type="float">
            <text:p>0,17149441</text:p>
          </table:table-cell>
          <table:table-cell table:formula="of:=[.D148]*[.V$1] + IF([.D148]=0;0;[.V$2])" office:value-type="float" office:value="0" calcext:value-type="float">
            <text:p>0</text:p>
          </table:table-cell>
          <table:table-cell table:formula="of:=[.E148]*[.W$1] + IF([.E148]=0;0;[.W$2])" office:value-type="float" office:value="0" calcext:value-type="float">
            <text:p>0</text:p>
          </table:table-cell>
          <table:table-cell table:formula="of:=[.F148]*[.X$1] + IF([.F148]=0;0;[.X$2])" office:value-type="float" office:value="0" calcext:value-type="float">
            <text:p>0</text:p>
          </table:table-cell>
          <table:table-cell table:formula="of:=[.G148]*[.Y$1] + IF([.G148]=0;0;[.Y$2])" office:value-type="float" office:value="0" calcext:value-type="float">
            <text:p>0</text:p>
          </table:table-cell>
          <table:table-cell table:formula="of:=[.H148]*[.Z$1] + IF([.H148]=0;0;[.Z$2])" office:value-type="float" office:value="0" calcext:value-type="float">
            <text:p>0</text:p>
          </table:table-cell>
          <table:table-cell table:formula="of:=[.I148]*[.AA$1] + IF([.I148]=0;0;[.AA$2])" office:value-type="float" office:value="0" calcext:value-type="float">
            <text:p>0</text:p>
          </table:table-cell>
          <table:table-cell table:formula="of:=[.J148]*[.AB$1] + IF([.J148]=0;0;[.AB$2])" office:value-type="float" office:value="0" calcext:value-type="float">
            <text:p>0</text:p>
          </table:table-cell>
          <table:table-cell table:formula="of:=[.K148]*[.AC$1] + IF([.K148]=0;0;[.AC$2])" office:value-type="float" office:value="0" calcext:value-type="float">
            <text:p>0</text:p>
          </table:table-cell>
          <table:table-cell table:formula="of:=[.L148]*[.AD$1] + IF([.L148]=0;0;[.AD$2])" office:value-type="float" office:value="0" calcext:value-type="float">
            <text:p>0</text:p>
          </table:table-cell>
          <table:table-cell table:formula="of:=[.M148]*[.AE$1] + IF([.M148]=0;0;[.AE$2])" office:value-type="float" office:value="0" calcext:value-type="float">
            <text:p>0</text:p>
          </table:table-cell>
          <table:table-cell/>
          <table:table-cell table:formula="of:=SUM([.S148:.AE148])" office:value-type="float" office:value="2.46915237" calcext:value-type="float">
            <text:p>2,46915237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134" calcext:value-type="float">
            <text:p>2,81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18" calcext:value-type="float">
            <text:p>1,0418</text:p>
          </table:table-cell>
          <table:table-cell office:value-type="float" office:value="1.7363" calcext:value-type="float">
            <text:p>1,7363</text:p>
          </table:table-cell>
          <table:table-cell table:formula="of:=[.O149]*[.O149]" office:value-type="float" office:value="3.01473769" calcext:value-type="float">
            <text:p>3,01473769</text:p>
          </table:table-cell>
          <table:table-cell table:number-columns-repeated="2"/>
          <table:table-cell table:formula="of:=[.A149]*[.S$1] + IF([.A149]=0;0;[.S$2])" office:value-type="float" office:value="2.56794204" calcext:value-type="float">
            <text:p>2,56794204</text:p>
          </table:table-cell>
          <table:table-cell table:formula="of:=[.B149]*[.T$1] + IF([.B149]=0;0;[.T$2])" office:value-type="float" office:value="0" calcext:value-type="float">
            <text:p>0</text:p>
          </table:table-cell>
          <table:table-cell table:formula="of:=[.C149]*[.U$1] + IF([.C149]=0;0;[.U$2])" office:value-type="float" office:value="0.09312354" calcext:value-type="float">
            <text:p>0,09312354</text:p>
          </table:table-cell>
          <table:table-cell table:formula="of:=[.D149]*[.V$1] + IF([.D149]=0;0;[.V$2])" office:value-type="float" office:value="0" calcext:value-type="float">
            <text:p>0</text:p>
          </table:table-cell>
          <table:table-cell table:formula="of:=[.E149]*[.W$1] + IF([.E149]=0;0;[.W$2])" office:value-type="float" office:value="0" calcext:value-type="float">
            <text:p>0</text:p>
          </table:table-cell>
          <table:table-cell table:formula="of:=[.F149]*[.X$1] + IF([.F149]=0;0;[.X$2])" office:value-type="float" office:value="0" calcext:value-type="float">
            <text:p>0</text:p>
          </table:table-cell>
          <table:table-cell table:formula="of:=[.G149]*[.Y$1] + IF([.G149]=0;0;[.Y$2])" office:value-type="float" office:value="0" calcext:value-type="float">
            <text:p>0</text:p>
          </table:table-cell>
          <table:table-cell table:formula="of:=[.H149]*[.Z$1] + IF([.H149]=0;0;[.Z$2])" office:value-type="float" office:value="0" calcext:value-type="float">
            <text:p>0</text:p>
          </table:table-cell>
          <table:table-cell table:formula="of:=[.I149]*[.AA$1] + IF([.I149]=0;0;[.AA$2])" office:value-type="float" office:value="0" calcext:value-type="float">
            <text:p>0</text:p>
          </table:table-cell>
          <table:table-cell table:formula="of:=[.J149]*[.AB$1] + IF([.J149]=0;0;[.AB$2])" office:value-type="float" office:value="0" calcext:value-type="float">
            <text:p>0</text:p>
          </table:table-cell>
          <table:table-cell table:formula="of:=[.K149]*[.AC$1] + IF([.K149]=0;0;[.AC$2])" office:value-type="float" office:value="0" calcext:value-type="float">
            <text:p>0</text:p>
          </table:table-cell>
          <table:table-cell table:formula="of:=[.L149]*[.AD$1] + IF([.L149]=0;0;[.AD$2])" office:value-type="float" office:value="0" calcext:value-type="float">
            <text:p>0</text:p>
          </table:table-cell>
          <table:table-cell table:formula="of:=[.M149]*[.AE$1] + IF([.M149]=0;0;[.AE$2])" office:value-type="float" office:value="0" calcext:value-type="float">
            <text:p>0</text:p>
          </table:table-cell>
          <table:table-cell/>
          <table:table-cell table:formula="of:=SUM([.S149:.AE149])" office:value-type="float" office:value="2.66106558" calcext:value-type="float">
            <text:p>2,6610655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475" calcext:value-type="float">
            <text:p>3,64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24" calcext:value-type="float">
            <text:p>0,6524</text:p>
          </table:table-cell>
          <table:table-cell office:value-type="float" office:value="0.803" calcext:value-type="float">
            <text:p>0,803</text:p>
          </table:table-cell>
          <table:table-cell table:formula="of:=[.O150]*[.O150]" office:value-type="float" office:value="0.644809" calcext:value-type="float">
            <text:p>0,644809</text:p>
          </table:table-cell>
          <table:table-cell table:number-columns-repeated="2"/>
          <table:table-cell table:formula="of:=[.A150]*[.S$1] + IF([.A150]=0;0;[.S$2])" office:value-type="float" office:value="2.29765796" calcext:value-type="float">
            <text:p>2,29765796</text:p>
          </table:table-cell>
          <table:table-cell table:formula="of:=[.B150]*[.T$1] + IF([.B150]=0;0;[.T$2])" office:value-type="float" office:value="0" calcext:value-type="float">
            <text:p>0</text:p>
          </table:table-cell>
          <table:table-cell table:formula="of:=[.C150]*[.U$1] + IF([.C150]=0;0;[.U$2])" office:value-type="float" office:value="0.12073225" calcext:value-type="float">
            <text:p>0,12073225</text:p>
          </table:table-cell>
          <table:table-cell table:formula="of:=[.D150]*[.V$1] + IF([.D150]=0;0;[.V$2])" office:value-type="float" office:value="0" calcext:value-type="float">
            <text:p>0</text:p>
          </table:table-cell>
          <table:table-cell table:formula="of:=[.E150]*[.W$1] + IF([.E150]=0;0;[.W$2])" office:value-type="float" office:value="0" calcext:value-type="float">
            <text:p>0</text:p>
          </table:table-cell>
          <table:table-cell table:formula="of:=[.F150]*[.X$1] + IF([.F150]=0;0;[.X$2])" office:value-type="float" office:value="0" calcext:value-type="float">
            <text:p>0</text:p>
          </table:table-cell>
          <table:table-cell table:formula="of:=[.G150]*[.Y$1] + IF([.G150]=0;0;[.Y$2])" office:value-type="float" office:value="0" calcext:value-type="float">
            <text:p>0</text:p>
          </table:table-cell>
          <table:table-cell table:formula="of:=[.H150]*[.Z$1] + IF([.H150]=0;0;[.Z$2])" office:value-type="float" office:value="0" calcext:value-type="float">
            <text:p>0</text:p>
          </table:table-cell>
          <table:table-cell table:formula="of:=[.I150]*[.AA$1] + IF([.I150]=0;0;[.AA$2])" office:value-type="float" office:value="0" calcext:value-type="float">
            <text:p>0</text:p>
          </table:table-cell>
          <table:table-cell table:formula="of:=[.J150]*[.AB$1] + IF([.J150]=0;0;[.AB$2])" office:value-type="float" office:value="0" calcext:value-type="float">
            <text:p>0</text:p>
          </table:table-cell>
          <table:table-cell table:formula="of:=[.K150]*[.AC$1] + IF([.K150]=0;0;[.AC$2])" office:value-type="float" office:value="0" calcext:value-type="float">
            <text:p>0</text:p>
          </table:table-cell>
          <table:table-cell table:formula="of:=[.L150]*[.AD$1] + IF([.L150]=0;0;[.AD$2])" office:value-type="float" office:value="0" calcext:value-type="float">
            <text:p>0</text:p>
          </table:table-cell>
          <table:table-cell table:formula="of:=[.M150]*[.AE$1] + IF([.M150]=0;0;[.AE$2])" office:value-type="float" office:value="0" calcext:value-type="float">
            <text:p>0</text:p>
          </table:table-cell>
          <table:table-cell/>
          <table:table-cell table:formula="of:=SUM([.S150:.AE150])" office:value-type="float" office:value="2.41839021" calcext:value-type="float">
            <text:p>2,4183902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5158" calcext:value-type="float">
            <text:p>2,51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74" calcext:value-type="float">
            <text:p>0,8774</text:p>
          </table:table-cell>
          <table:table-cell office:value-type="float" office:value="1.3499" calcext:value-type="float">
            <text:p>1,3499</text:p>
          </table:table-cell>
          <table:table-cell table:formula="of:=[.O151]*[.O151]" office:value-type="float" office:value="1.82223001" calcext:value-type="float">
            <text:p>1,82223001</text:p>
          </table:table-cell>
          <table:table-cell table:number-columns-repeated="2"/>
          <table:table-cell table:formula="of:=[.A151]*[.S$1] + IF([.A151]=0;0;[.S$2])" office:value-type="float" office:value="2.29765796" calcext:value-type="float">
            <text:p>2,29765796</text:p>
          </table:table-cell>
          <table:table-cell table:formula="of:=[.B151]*[.T$1] + IF([.B151]=0;0;[.T$2])" office:value-type="float" office:value="0" calcext:value-type="float">
            <text:p>0</text:p>
          </table:table-cell>
          <table:table-cell table:formula="of:=[.C151]*[.U$1] + IF([.C151]=0;0;[.U$2])" office:value-type="float" office:value="0.08327298" calcext:value-type="float">
            <text:p>0,08327298</text:p>
          </table:table-cell>
          <table:table-cell table:formula="of:=[.D151]*[.V$1] + IF([.D151]=0;0;[.V$2])" office:value-type="float" office:value="0" calcext:value-type="float">
            <text:p>0</text:p>
          </table:table-cell>
          <table:table-cell table:formula="of:=[.E151]*[.W$1] + IF([.E151]=0;0;[.W$2])" office:value-type="float" office:value="0" calcext:value-type="float">
            <text:p>0</text:p>
          </table:table-cell>
          <table:table-cell table:formula="of:=[.F151]*[.X$1] + IF([.F151]=0;0;[.X$2])" office:value-type="float" office:value="0" calcext:value-type="float">
            <text:p>0</text:p>
          </table:table-cell>
          <table:table-cell table:formula="of:=[.G151]*[.Y$1] + IF([.G151]=0;0;[.Y$2])" office:value-type="float" office:value="0" calcext:value-type="float">
            <text:p>0</text:p>
          </table:table-cell>
          <table:table-cell table:formula="of:=[.H151]*[.Z$1] + IF([.H151]=0;0;[.Z$2])" office:value-type="float" office:value="0" calcext:value-type="float">
            <text:p>0</text:p>
          </table:table-cell>
          <table:table-cell table:formula="of:=[.I151]*[.AA$1] + IF([.I151]=0;0;[.AA$2])" office:value-type="float" office:value="0" calcext:value-type="float">
            <text:p>0</text:p>
          </table:table-cell>
          <table:table-cell table:formula="of:=[.J151]*[.AB$1] + IF([.J151]=0;0;[.AB$2])" office:value-type="float" office:value="0" calcext:value-type="float">
            <text:p>0</text:p>
          </table:table-cell>
          <table:table-cell table:formula="of:=[.K151]*[.AC$1] + IF([.K151]=0;0;[.AC$2])" office:value-type="float" office:value="0" calcext:value-type="float">
            <text:p>0</text:p>
          </table:table-cell>
          <table:table-cell table:formula="of:=[.L151]*[.AD$1] + IF([.L151]=0;0;[.AD$2])" office:value-type="float" office:value="0" calcext:value-type="float">
            <text:p>0</text:p>
          </table:table-cell>
          <table:table-cell table:formula="of:=[.M151]*[.AE$1] + IF([.M151]=0;0;[.AE$2])" office:value-type="float" office:value="0" calcext:value-type="float">
            <text:p>0</text:p>
          </table:table-cell>
          <table:table-cell/>
          <table:table-cell table:formula="of:=SUM([.S151:.AE151])" office:value-type="float" office:value="2.38093094" calcext:value-type="float">
            <text:p>2,3809309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283" calcext:value-type="float">
            <text:p>3,62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36" calcext:value-type="float">
            <text:p>0,7136</text:p>
          </table:table-cell>
          <table:table-cell office:value-type="float" office:value="1.0307" calcext:value-type="float">
            <text:p>1,0307</text:p>
          </table:table-cell>
          <table:table-cell table:formula="of:=[.O152]*[.O152]" office:value-type="float" office:value="1.06234249" calcext:value-type="float">
            <text:p>1,06234249</text:p>
          </table:table-cell>
          <table:table-cell table:number-columns-repeated="2"/>
          <table:table-cell table:formula="of:=[.A152]*[.S$1] + IF([.A152]=0;0;[.S$2])" office:value-type="float" office:value="2.56794204" calcext:value-type="float">
            <text:p>2,56794204</text:p>
          </table:table-cell>
          <table:table-cell table:formula="of:=[.B152]*[.T$1] + IF([.B152]=0;0;[.T$2])" office:value-type="float" office:value="0" calcext:value-type="float">
            <text:p>0</text:p>
          </table:table-cell>
          <table:table-cell table:formula="of:=[.C152]*[.U$1] + IF([.C152]=0;0;[.U$2])" office:value-type="float" office:value="0.12009673" calcext:value-type="float">
            <text:p>0,12009673</text:p>
          </table:table-cell>
          <table:table-cell table:formula="of:=[.D152]*[.V$1] + IF([.D152]=0;0;[.V$2])" office:value-type="float" office:value="0" calcext:value-type="float">
            <text:p>0</text:p>
          </table:table-cell>
          <table:table-cell table:formula="of:=[.E152]*[.W$1] + IF([.E152]=0;0;[.W$2])" office:value-type="float" office:value="0" calcext:value-type="float">
            <text:p>0</text:p>
          </table:table-cell>
          <table:table-cell table:formula="of:=[.F152]*[.X$1] + IF([.F152]=0;0;[.X$2])" office:value-type="float" office:value="0" calcext:value-type="float">
            <text:p>0</text:p>
          </table:table-cell>
          <table:table-cell table:formula="of:=[.G152]*[.Y$1] + IF([.G152]=0;0;[.Y$2])" office:value-type="float" office:value="0" calcext:value-type="float">
            <text:p>0</text:p>
          </table:table-cell>
          <table:table-cell table:formula="of:=[.H152]*[.Z$1] + IF([.H152]=0;0;[.Z$2])" office:value-type="float" office:value="0" calcext:value-type="float">
            <text:p>0</text:p>
          </table:table-cell>
          <table:table-cell table:formula="of:=[.I152]*[.AA$1] + IF([.I152]=0;0;[.AA$2])" office:value-type="float" office:value="0" calcext:value-type="float">
            <text:p>0</text:p>
          </table:table-cell>
          <table:table-cell table:formula="of:=[.J152]*[.AB$1] + IF([.J152]=0;0;[.AB$2])" office:value-type="float" office:value="0" calcext:value-type="float">
            <text:p>0</text:p>
          </table:table-cell>
          <table:table-cell table:formula="of:=[.K152]*[.AC$1] + IF([.K152]=0;0;[.AC$2])" office:value-type="float" office:value="0" calcext:value-type="float">
            <text:p>0</text:p>
          </table:table-cell>
          <table:table-cell table:formula="of:=[.L152]*[.AD$1] + IF([.L152]=0;0;[.AD$2])" office:value-type="float" office:value="0" calcext:value-type="float">
            <text:p>0</text:p>
          </table:table-cell>
          <table:table-cell table:formula="of:=[.M152]*[.AE$1] + IF([.M152]=0;0;[.AE$2])" office:value-type="float" office:value="0" calcext:value-type="float">
            <text:p>0</text:p>
          </table:table-cell>
          <table:table-cell/>
          <table:table-cell table:formula="of:=SUM([.S152:.AE152])" office:value-type="float" office:value="2.68803877" calcext:value-type="float">
            <text:p>2,6880387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283" calcext:value-type="float">
            <text:p>2,62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75" calcext:value-type="float">
            <text:p>0,7375</text:p>
          </table:table-cell>
          <table:table-cell office:value-type="float" office:value="1.159" calcext:value-type="float">
            <text:p>1,159</text:p>
          </table:table-cell>
          <table:table-cell table:formula="of:=[.O153]*[.O153]" office:value-type="float" office:value="1.343281" calcext:value-type="float">
            <text:p>1,343281</text:p>
          </table:table-cell>
          <table:table-cell table:number-columns-repeated="2"/>
          <table:table-cell table:formula="of:=[.A153]*[.S$1] + IF([.A153]=0;0;[.S$2])" office:value-type="float" office:value="2.29765796" calcext:value-type="float">
            <text:p>2,29765796</text:p>
          </table:table-cell>
          <table:table-cell table:formula="of:=[.B153]*[.T$1] + IF([.B153]=0;0;[.T$2])" office:value-type="float" office:value="0" calcext:value-type="float">
            <text:p>0</text:p>
          </table:table-cell>
          <table:table-cell table:formula="of:=[.C153]*[.U$1] + IF([.C153]=0;0;[.U$2])" office:value-type="float" office:value="0.08699673" calcext:value-type="float">
            <text:p>0,08699673</text:p>
          </table:table-cell>
          <table:table-cell table:formula="of:=[.D153]*[.V$1] + IF([.D153]=0;0;[.V$2])" office:value-type="float" office:value="0" calcext:value-type="float">
            <text:p>0</text:p>
          </table:table-cell>
          <table:table-cell table:formula="of:=[.E153]*[.W$1] + IF([.E153]=0;0;[.W$2])" office:value-type="float" office:value="0" calcext:value-type="float">
            <text:p>0</text:p>
          </table:table-cell>
          <table:table-cell table:formula="of:=[.F153]*[.X$1] + IF([.F153]=0;0;[.X$2])" office:value-type="float" office:value="0" calcext:value-type="float">
            <text:p>0</text:p>
          </table:table-cell>
          <table:table-cell table:formula="of:=[.G153]*[.Y$1] + IF([.G153]=0;0;[.Y$2])" office:value-type="float" office:value="0" calcext:value-type="float">
            <text:p>0</text:p>
          </table:table-cell>
          <table:table-cell table:formula="of:=[.H153]*[.Z$1] + IF([.H153]=0;0;[.Z$2])" office:value-type="float" office:value="0" calcext:value-type="float">
            <text:p>0</text:p>
          </table:table-cell>
          <table:table-cell table:formula="of:=[.I153]*[.AA$1] + IF([.I153]=0;0;[.AA$2])" office:value-type="float" office:value="0" calcext:value-type="float">
            <text:p>0</text:p>
          </table:table-cell>
          <table:table-cell table:formula="of:=[.J153]*[.AB$1] + IF([.J153]=0;0;[.AB$2])" office:value-type="float" office:value="0" calcext:value-type="float">
            <text:p>0</text:p>
          </table:table-cell>
          <table:table-cell table:formula="of:=[.K153]*[.AC$1] + IF([.K153]=0;0;[.AC$2])" office:value-type="float" office:value="0" calcext:value-type="float">
            <text:p>0</text:p>
          </table:table-cell>
          <table:table-cell table:formula="of:=[.L153]*[.AD$1] + IF([.L153]=0;0;[.AD$2])" office:value-type="float" office:value="0" calcext:value-type="float">
            <text:p>0</text:p>
          </table:table-cell>
          <table:table-cell table:formula="of:=[.M153]*[.AE$1] + IF([.M153]=0;0;[.AE$2])" office:value-type="float" office:value="0" calcext:value-type="float">
            <text:p>0</text:p>
          </table:table-cell>
          <table:table-cell/>
          <table:table-cell table:formula="of:=SUM([.S153:.AE153])" office:value-type="float" office:value="2.38465469" calcext:value-type="float">
            <text:p>2,38465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693" calcext:value-type="float">
            <text:p>3,56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4" calcext:value-type="float">
            <text:p>0,7074</text:p>
          </table:table-cell>
          <table:table-cell office:value-type="float" office:value="0.836" calcext:value-type="float">
            <text:p>0,836</text:p>
          </table:table-cell>
          <table:table-cell table:formula="of:=[.O154]*[.O154]" office:value-type="float" office:value="0.698896" calcext:value-type="float">
            <text:p>0,698896</text:p>
          </table:table-cell>
          <table:table-cell table:number-columns-repeated="2"/>
          <table:table-cell table:formula="of:=[.A154]*[.S$1] + IF([.A154]=0;0;[.S$2])" office:value-type="float" office:value="2.4328" calcext:value-type="float">
            <text:p>2,4328</text:p>
          </table:table-cell>
          <table:table-cell table:formula="of:=[.B154]*[.T$1] + IF([.B154]=0;0;[.T$2])" office:value-type="float" office:value="0" calcext:value-type="float">
            <text:p>0</text:p>
          </table:table-cell>
          <table:table-cell table:formula="of:=[.C154]*[.U$1] + IF([.C154]=0;0;[.U$2])" office:value-type="float" office:value="0.11814383" calcext:value-type="float">
            <text:p>0,11814383</text:p>
          </table:table-cell>
          <table:table-cell table:formula="of:=[.D154]*[.V$1] + IF([.D154]=0;0;[.V$2])" office:value-type="float" office:value="0" calcext:value-type="float">
            <text:p>0</text:p>
          </table:table-cell>
          <table:table-cell table:formula="of:=[.E154]*[.W$1] + IF([.E154]=0;0;[.W$2])" office:value-type="float" office:value="0" calcext:value-type="float">
            <text:p>0</text:p>
          </table:table-cell>
          <table:table-cell table:formula="of:=[.F154]*[.X$1] + IF([.F154]=0;0;[.X$2])" office:value-type="float" office:value="0" calcext:value-type="float">
            <text:p>0</text:p>
          </table:table-cell>
          <table:table-cell table:formula="of:=[.G154]*[.Y$1] + IF([.G154]=0;0;[.Y$2])" office:value-type="float" office:value="0" calcext:value-type="float">
            <text:p>0</text:p>
          </table:table-cell>
          <table:table-cell table:formula="of:=[.H154]*[.Z$1] + IF([.H154]=0;0;[.Z$2])" office:value-type="float" office:value="0" calcext:value-type="float">
            <text:p>0</text:p>
          </table:table-cell>
          <table:table-cell table:formula="of:=[.I154]*[.AA$1] + IF([.I154]=0;0;[.AA$2])" office:value-type="float" office:value="0" calcext:value-type="float">
            <text:p>0</text:p>
          </table:table-cell>
          <table:table-cell table:formula="of:=[.J154]*[.AB$1] + IF([.J154]=0;0;[.AB$2])" office:value-type="float" office:value="0" calcext:value-type="float">
            <text:p>0</text:p>
          </table:table-cell>
          <table:table-cell table:formula="of:=[.K154]*[.AC$1] + IF([.K154]=0;0;[.AC$2])" office:value-type="float" office:value="0" calcext:value-type="float">
            <text:p>0</text:p>
          </table:table-cell>
          <table:table-cell table:formula="of:=[.L154]*[.AD$1] + IF([.L154]=0;0;[.AD$2])" office:value-type="float" office:value="0" calcext:value-type="float">
            <text:p>0</text:p>
          </table:table-cell>
          <table:table-cell table:formula="of:=[.M154]*[.AE$1] + IF([.M154]=0;0;[.AE$2])" office:value-type="float" office:value="0" calcext:value-type="float">
            <text:p>0</text:p>
          </table:table-cell>
          <table:table-cell/>
          <table:table-cell table:formula="of:=SUM([.S154:.AE154])" office:value-type="float" office:value="2.55094383" calcext:value-type="float">
            <text:p>2,5509438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266" calcext:value-type="float">
            <text:p>3,42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13" calcext:value-type="float">
            <text:p>0,8013</text:p>
          </table:table-cell>
          <table:table-cell office:value-type="float" office:value="1.252" calcext:value-type="float">
            <text:p>1,252</text:p>
          </table:table-cell>
          <table:table-cell table:formula="of:=[.O155]*[.O155]" office:value-type="float" office:value="1.567504" calcext:value-type="float">
            <text:p>1,567504</text:p>
          </table:table-cell>
          <table:table-cell table:number-columns-repeated="2"/>
          <table:table-cell table:formula="of:=[.A155]*[.S$1] + IF([.A155]=0;0;[.S$2])" office:value-type="float" office:value="2.29765796" calcext:value-type="float">
            <text:p>2,29765796</text:p>
          </table:table-cell>
          <table:table-cell table:formula="of:=[.B155]*[.T$1] + IF([.B155]=0;0;[.T$2])" office:value-type="float" office:value="0" calcext:value-type="float">
            <text:p>0</text:p>
          </table:table-cell>
          <table:table-cell table:formula="of:=[.C155]*[.U$1] + IF([.C155]=0;0;[.U$2])" office:value-type="float" office:value="0.11342046" calcext:value-type="float">
            <text:p>0,11342046</text:p>
          </table:table-cell>
          <table:table-cell table:formula="of:=[.D155]*[.V$1] + IF([.D155]=0;0;[.V$2])" office:value-type="float" office:value="0" calcext:value-type="float">
            <text:p>0</text:p>
          </table:table-cell>
          <table:table-cell table:formula="of:=[.E155]*[.W$1] + IF([.E155]=0;0;[.W$2])" office:value-type="float" office:value="0" calcext:value-type="float">
            <text:p>0</text:p>
          </table:table-cell>
          <table:table-cell table:formula="of:=[.F155]*[.X$1] + IF([.F155]=0;0;[.X$2])" office:value-type="float" office:value="0" calcext:value-type="float">
            <text:p>0</text:p>
          </table:table-cell>
          <table:table-cell table:formula="of:=[.G155]*[.Y$1] + IF([.G155]=0;0;[.Y$2])" office:value-type="float" office:value="0" calcext:value-type="float">
            <text:p>0</text:p>
          </table:table-cell>
          <table:table-cell table:formula="of:=[.H155]*[.Z$1] + IF([.H155]=0;0;[.Z$2])" office:value-type="float" office:value="0" calcext:value-type="float">
            <text:p>0</text:p>
          </table:table-cell>
          <table:table-cell table:formula="of:=[.I155]*[.AA$1] + IF([.I155]=0;0;[.AA$2])" office:value-type="float" office:value="0" calcext:value-type="float">
            <text:p>0</text:p>
          </table:table-cell>
          <table:table-cell table:formula="of:=[.J155]*[.AB$1] + IF([.J155]=0;0;[.AB$2])" office:value-type="float" office:value="0" calcext:value-type="float">
            <text:p>0</text:p>
          </table:table-cell>
          <table:table-cell table:formula="of:=[.K155]*[.AC$1] + IF([.K155]=0;0;[.AC$2])" office:value-type="float" office:value="0" calcext:value-type="float">
            <text:p>0</text:p>
          </table:table-cell>
          <table:table-cell table:formula="of:=[.L155]*[.AD$1] + IF([.L155]=0;0;[.AD$2])" office:value-type="float" office:value="0" calcext:value-type="float">
            <text:p>0</text:p>
          </table:table-cell>
          <table:table-cell table:formula="of:=[.M155]*[.AE$1] + IF([.M155]=0;0;[.AE$2])" office:value-type="float" office:value="0" calcext:value-type="float">
            <text:p>0</text:p>
          </table:table-cell>
          <table:table-cell/>
          <table:table-cell table:formula="of:=SUM([.S155:.AE155])" office:value-type="float" office:value="2.41107842" calcext:value-type="float">
            <text:p>2,41107842</text:p>
          </table:table-cell>
        </table:table-row>
        <table:table-row table:style-name="ro1">
          <table:table-cell office:value-type="float" office:value="5.2222" calcext:value-type="float">
            <text:p>5,2222</text:p>
          </table:table-cell>
          <table:table-cell office:value-type="float" office:value="1" calcext:value-type="float">
            <text:p>1</text:p>
          </table:table-cell>
          <table:table-cell office:value-type="float" office:value="3.4198" calcext:value-type="float">
            <text:p>3,41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81" calcext:value-type="float">
            <text:p>1,3281</text:p>
          </table:table-cell>
          <table:table-cell office:value-type="float" office:value="3.0649" calcext:value-type="float">
            <text:p>3,0649</text:p>
          </table:table-cell>
          <table:table-cell table:formula="of:=[.O156]*[.O156]" office:value-type="float" office:value="9.39361201" calcext:value-type="float">
            <text:p>9,39361201</text:p>
          </table:table-cell>
          <table:table-cell table:number-columns-repeated="2"/>
          <table:table-cell table:formula="of:=[.A156]*[.S$1] + IF([.A156]=0;0;[.S$2])" office:value-type="float" office:value="3.17614204" calcext:value-type="float">
            <text:p>3,17614204</text:p>
          </table:table-cell>
          <table:table-cell table:formula="of:=[.B156]*[.T$1] + IF([.B156]=0;0;[.T$2])" office:value-type="float" office:value="5.2152" calcext:value-type="float">
            <text:p>5,2152</text:p>
          </table:table-cell>
          <table:table-cell table:formula="of:=[.C156]*[.U$1] + IF([.C156]=0;0;[.U$2])" office:value-type="float" office:value="0.11319538" calcext:value-type="float">
            <text:p>0,11319538</text:p>
          </table:table-cell>
          <table:table-cell table:formula="of:=[.D156]*[.V$1] + IF([.D156]=0;0;[.V$2])" office:value-type="float" office:value="0" calcext:value-type="float">
            <text:p>0</text:p>
          </table:table-cell>
          <table:table-cell table:formula="of:=[.E156]*[.W$1] + IF([.E156]=0;0;[.W$2])" office:value-type="float" office:value="0" calcext:value-type="float">
            <text:p>0</text:p>
          </table:table-cell>
          <table:table-cell table:formula="of:=[.F156]*[.X$1] + IF([.F156]=0;0;[.X$2])" office:value-type="float" office:value="0" calcext:value-type="float">
            <text:p>0</text:p>
          </table:table-cell>
          <table:table-cell table:formula="of:=[.G156]*[.Y$1] + IF([.G156]=0;0;[.Y$2])" office:value-type="float" office:value="0" calcext:value-type="float">
            <text:p>0</text:p>
          </table:table-cell>
          <table:table-cell table:formula="of:=[.H156]*[.Z$1] + IF([.H156]=0;0;[.Z$2])" office:value-type="float" office:value="0" calcext:value-type="float">
            <text:p>0</text:p>
          </table:table-cell>
          <table:table-cell table:formula="of:=[.I156]*[.AA$1] + IF([.I156]=0;0;[.AA$2])" office:value-type="float" office:value="0" calcext:value-type="float">
            <text:p>0</text:p>
          </table:table-cell>
          <table:table-cell table:formula="of:=[.J156]*[.AB$1] + IF([.J156]=0;0;[.AB$2])" office:value-type="float" office:value="0" calcext:value-type="float">
            <text:p>0</text:p>
          </table:table-cell>
          <table:table-cell table:formula="of:=[.K156]*[.AC$1] + IF([.K156]=0;0;[.AC$2])" office:value-type="float" office:value="0" calcext:value-type="float">
            <text:p>0</text:p>
          </table:table-cell>
          <table:table-cell table:formula="of:=[.L156]*[.AD$1] + IF([.L156]=0;0;[.AD$2])" office:value-type="float" office:value="0" calcext:value-type="float">
            <text:p>0</text:p>
          </table:table-cell>
          <table:table-cell table:formula="of:=[.M156]*[.AE$1] + IF([.M156]=0;0;[.AE$2])" office:value-type="float" office:value="0" calcext:value-type="float">
            <text:p>0</text:p>
          </table:table-cell>
          <table:table-cell/>
          <table:table-cell table:formula="of:=SUM([.S156:.AE156])" office:value-type="float" office:value="8.50453742" calcext:value-type="float">
            <text:p>8,5045374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3786" calcext:value-type="float">
            <text:p>4,37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4" calcext:value-type="float">
            <text:p>0,7734</text:p>
          </table:table-cell>
          <table:table-cell office:value-type="float" office:value="1.1049" calcext:value-type="float">
            <text:p>1,1049</text:p>
          </table:table-cell>
          <table:table-cell table:formula="of:=[.O157]*[.O157]" office:value-type="float" office:value="1.22080401" calcext:value-type="float">
            <text:p>1,22080401</text:p>
          </table:table-cell>
          <table:table-cell table:number-columns-repeated="2"/>
          <table:table-cell table:formula="of:=[.A157]*[.S$1] + IF([.A157]=0;0;[.S$2])" office:value-type="float" office:value="2.16251592" calcext:value-type="float">
            <text:p>2,16251592</text:p>
          </table:table-cell>
          <table:table-cell table:formula="of:=[.B157]*[.T$1] + IF([.B157]=0;0;[.T$2])" office:value-type="float" office:value="0" calcext:value-type="float">
            <text:p>0</text:p>
          </table:table-cell>
          <table:table-cell table:formula="of:=[.C157]*[.U$1] + IF([.C157]=0;0;[.U$2])" office:value-type="float" office:value="0.14493166" calcext:value-type="float">
            <text:p>0,14493166</text:p>
          </table:table-cell>
          <table:table-cell table:formula="of:=[.D157]*[.V$1] + IF([.D157]=0;0;[.V$2])" office:value-type="float" office:value="0" calcext:value-type="float">
            <text:p>0</text:p>
          </table:table-cell>
          <table:table-cell table:formula="of:=[.E157]*[.W$1] + IF([.E157]=0;0;[.W$2])" office:value-type="float" office:value="0" calcext:value-type="float">
            <text:p>0</text:p>
          </table:table-cell>
          <table:table-cell table:formula="of:=[.F157]*[.X$1] + IF([.F157]=0;0;[.X$2])" office:value-type="float" office:value="0" calcext:value-type="float">
            <text:p>0</text:p>
          </table:table-cell>
          <table:table-cell table:formula="of:=[.G157]*[.Y$1] + IF([.G157]=0;0;[.Y$2])" office:value-type="float" office:value="0" calcext:value-type="float">
            <text:p>0</text:p>
          </table:table-cell>
          <table:table-cell table:formula="of:=[.H157]*[.Z$1] + IF([.H157]=0;0;[.Z$2])" office:value-type="float" office:value="0" calcext:value-type="float">
            <text:p>0</text:p>
          </table:table-cell>
          <table:table-cell table:formula="of:=[.I157]*[.AA$1] + IF([.I157]=0;0;[.AA$2])" office:value-type="float" office:value="0" calcext:value-type="float">
            <text:p>0</text:p>
          </table:table-cell>
          <table:table-cell table:formula="of:=[.J157]*[.AB$1] + IF([.J157]=0;0;[.AB$2])" office:value-type="float" office:value="0" calcext:value-type="float">
            <text:p>0</text:p>
          </table:table-cell>
          <table:table-cell table:formula="of:=[.K157]*[.AC$1] + IF([.K157]=0;0;[.AC$2])" office:value-type="float" office:value="0" calcext:value-type="float">
            <text:p>0</text:p>
          </table:table-cell>
          <table:table-cell table:formula="of:=[.L157]*[.AD$1] + IF([.L157]=0;0;[.AD$2])" office:value-type="float" office:value="0" calcext:value-type="float">
            <text:p>0</text:p>
          </table:table-cell>
          <table:table-cell table:formula="of:=[.M157]*[.AE$1] + IF([.M157]=0;0;[.AE$2])" office:value-type="float" office:value="0" calcext:value-type="float">
            <text:p>0</text:p>
          </table:table-cell>
          <table:table-cell/>
          <table:table-cell table:formula="of:=SUM([.S157:.AE157])" office:value-type="float" office:value="2.30744758" calcext:value-type="float">
            <text:p>2,3074475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258" calcext:value-type="float">
            <text:p>2,82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25" calcext:value-type="float">
            <text:p>0,6725</text:p>
          </table:table-cell>
          <table:table-cell office:value-type="float" office:value="1.0088" calcext:value-type="float">
            <text:p>1,0088</text:p>
          </table:table-cell>
          <table:table-cell table:formula="of:=[.O158]*[.O158]" office:value-type="float" office:value="1.01767744" calcext:value-type="float">
            <text:p>1,01767744</text:p>
          </table:table-cell>
          <table:table-cell table:number-columns-repeated="2"/>
          <table:table-cell table:formula="of:=[.A158]*[.S$1] + IF([.A158]=0;0;[.S$2])" office:value-type="float" office:value="2.29765796" calcext:value-type="float">
            <text:p>2,29765796</text:p>
          </table:table-cell>
          <table:table-cell table:formula="of:=[.B158]*[.T$1] + IF([.B158]=0;0;[.T$2])" office:value-type="float" office:value="0" calcext:value-type="float">
            <text:p>0</text:p>
          </table:table-cell>
          <table:table-cell table:formula="of:=[.C158]*[.U$1] + IF([.C158]=0;0;[.U$2])" office:value-type="float" office:value="0.09353398" calcext:value-type="float">
            <text:p>0,09353398</text:p>
          </table:table-cell>
          <table:table-cell table:formula="of:=[.D158]*[.V$1] + IF([.D158]=0;0;[.V$2])" office:value-type="float" office:value="0" calcext:value-type="float">
            <text:p>0</text:p>
          </table:table-cell>
          <table:table-cell table:formula="of:=[.E158]*[.W$1] + IF([.E158]=0;0;[.W$2])" office:value-type="float" office:value="0" calcext:value-type="float">
            <text:p>0</text:p>
          </table:table-cell>
          <table:table-cell table:formula="of:=[.F158]*[.X$1] + IF([.F158]=0;0;[.X$2])" office:value-type="float" office:value="0" calcext:value-type="float">
            <text:p>0</text:p>
          </table:table-cell>
          <table:table-cell table:formula="of:=[.G158]*[.Y$1] + IF([.G158]=0;0;[.Y$2])" office:value-type="float" office:value="0" calcext:value-type="float">
            <text:p>0</text:p>
          </table:table-cell>
          <table:table-cell table:formula="of:=[.H158]*[.Z$1] + IF([.H158]=0;0;[.Z$2])" office:value-type="float" office:value="0" calcext:value-type="float">
            <text:p>0</text:p>
          </table:table-cell>
          <table:table-cell table:formula="of:=[.I158]*[.AA$1] + IF([.I158]=0;0;[.AA$2])" office:value-type="float" office:value="0" calcext:value-type="float">
            <text:p>0</text:p>
          </table:table-cell>
          <table:table-cell table:formula="of:=[.J158]*[.AB$1] + IF([.J158]=0;0;[.AB$2])" office:value-type="float" office:value="0" calcext:value-type="float">
            <text:p>0</text:p>
          </table:table-cell>
          <table:table-cell table:formula="of:=[.K158]*[.AC$1] + IF([.K158]=0;0;[.AC$2])" office:value-type="float" office:value="0" calcext:value-type="float">
            <text:p>0</text:p>
          </table:table-cell>
          <table:table-cell table:formula="of:=[.L158]*[.AD$1] + IF([.L158]=0;0;[.AD$2])" office:value-type="float" office:value="0" calcext:value-type="float">
            <text:p>0</text:p>
          </table:table-cell>
          <table:table-cell table:formula="of:=[.M158]*[.AE$1] + IF([.M158]=0;0;[.AE$2])" office:value-type="float" office:value="0" calcext:value-type="float">
            <text:p>0</text:p>
          </table:table-cell>
          <table:table-cell/>
          <table:table-cell table:formula="of:=SUM([.S158:.AE158])" office:value-type="float" office:value="2.39119194" calcext:value-type="float">
            <text:p>2,39119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22" calcext:value-type="float">
            <text:p>2,67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97" calcext:value-type="float">
            <text:p>0,6797</text:p>
          </table:table-cell>
          <table:table-cell office:value-type="float" office:value="1.2138" calcext:value-type="float">
            <text:p>1,2138</text:p>
          </table:table-cell>
          <table:table-cell table:formula="of:=[.O159]*[.O159]" office:value-type="float" office:value="1.47331044" calcext:value-type="float">
            <text:p>1,47331044</text:p>
          </table:table-cell>
          <table:table-cell table:number-columns-repeated="2"/>
          <table:table-cell table:formula="of:=[.A159]*[.S$1] + IF([.A159]=0;0;[.S$2])" office:value-type="float" office:value="2.4328" calcext:value-type="float">
            <text:p>2,4328</text:p>
          </table:table-cell>
          <table:table-cell table:formula="of:=[.B159]*[.T$1] + IF([.B159]=0;0;[.T$2])" office:value-type="float" office:value="0" calcext:value-type="float">
            <text:p>0</text:p>
          </table:table-cell>
          <table:table-cell table:formula="of:=[.C159]*[.U$1] + IF([.C159]=0;0;[.U$2])" office:value-type="float" office:value="0.08844982" calcext:value-type="float">
            <text:p>0,08844982</text:p>
          </table:table-cell>
          <table:table-cell table:formula="of:=[.D159]*[.V$1] + IF([.D159]=0;0;[.V$2])" office:value-type="float" office:value="0" calcext:value-type="float">
            <text:p>0</text:p>
          </table:table-cell>
          <table:table-cell table:formula="of:=[.E159]*[.W$1] + IF([.E159]=0;0;[.W$2])" office:value-type="float" office:value="0" calcext:value-type="float">
            <text:p>0</text:p>
          </table:table-cell>
          <table:table-cell table:formula="of:=[.F159]*[.X$1] + IF([.F159]=0;0;[.X$2])" office:value-type="float" office:value="0" calcext:value-type="float">
            <text:p>0</text:p>
          </table:table-cell>
          <table:table-cell table:formula="of:=[.G159]*[.Y$1] + IF([.G159]=0;0;[.Y$2])" office:value-type="float" office:value="0" calcext:value-type="float">
            <text:p>0</text:p>
          </table:table-cell>
          <table:table-cell table:formula="of:=[.H159]*[.Z$1] + IF([.H159]=0;0;[.Z$2])" office:value-type="float" office:value="0" calcext:value-type="float">
            <text:p>0</text:p>
          </table:table-cell>
          <table:table-cell table:formula="of:=[.I159]*[.AA$1] + IF([.I159]=0;0;[.AA$2])" office:value-type="float" office:value="0" calcext:value-type="float">
            <text:p>0</text:p>
          </table:table-cell>
          <table:table-cell table:formula="of:=[.J159]*[.AB$1] + IF([.J159]=0;0;[.AB$2])" office:value-type="float" office:value="0" calcext:value-type="float">
            <text:p>0</text:p>
          </table:table-cell>
          <table:table-cell table:formula="of:=[.K159]*[.AC$1] + IF([.K159]=0;0;[.AC$2])" office:value-type="float" office:value="0" calcext:value-type="float">
            <text:p>0</text:p>
          </table:table-cell>
          <table:table-cell table:formula="of:=[.L159]*[.AD$1] + IF([.L159]=0;0;[.AD$2])" office:value-type="float" office:value="0" calcext:value-type="float">
            <text:p>0</text:p>
          </table:table-cell>
          <table:table-cell table:formula="of:=[.M159]*[.AE$1] + IF([.M159]=0;0;[.AE$2])" office:value-type="float" office:value="0" calcext:value-type="float">
            <text:p>0</text:p>
          </table:table-cell>
          <table:table-cell/>
          <table:table-cell table:formula="of:=SUM([.S159:.AE159])" office:value-type="float" office:value="2.52124982" calcext:value-type="float">
            <text:p>2,521249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224" calcext:value-type="float">
            <text:p>2,32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52" calcext:value-type="float">
            <text:p>0,6152</text:p>
          </table:table-cell>
          <table:table-cell office:value-type="float" office:value="0.9613" calcext:value-type="float">
            <text:p>0,9613</text:p>
          </table:table-cell>
          <table:table-cell table:formula="of:=[.O160]*[.O160]" office:value-type="float" office:value="0.92409769" calcext:value-type="float">
            <text:p>0,92409769</text:p>
          </table:table-cell>
          <table:table-cell table:number-columns-repeated="2"/>
          <table:table-cell table:formula="of:=[.A160]*[.S$1] + IF([.A160]=0;0;[.S$2])" office:value-type="float" office:value="2.4328" calcext:value-type="float">
            <text:p>2,4328</text:p>
          </table:table-cell>
          <table:table-cell table:formula="of:=[.B160]*[.T$1] + IF([.B160]=0;0;[.T$2])" office:value-type="float" office:value="0" calcext:value-type="float">
            <text:p>0</text:p>
          </table:table-cell>
          <table:table-cell table:formula="of:=[.C160]*[.U$1] + IF([.C160]=0;0;[.U$2])" office:value-type="float" office:value="0.07687144" calcext:value-type="float">
            <text:p>0,07687144</text:p>
          </table:table-cell>
          <table:table-cell table:formula="of:=[.D160]*[.V$1] + IF([.D160]=0;0;[.V$2])" office:value-type="float" office:value="0" calcext:value-type="float">
            <text:p>0</text:p>
          </table:table-cell>
          <table:table-cell table:formula="of:=[.E160]*[.W$1] + IF([.E160]=0;0;[.W$2])" office:value-type="float" office:value="0" calcext:value-type="float">
            <text:p>0</text:p>
          </table:table-cell>
          <table:table-cell table:formula="of:=[.F160]*[.X$1] + IF([.F160]=0;0;[.X$2])" office:value-type="float" office:value="0" calcext:value-type="float">
            <text:p>0</text:p>
          </table:table-cell>
          <table:table-cell table:formula="of:=[.G160]*[.Y$1] + IF([.G160]=0;0;[.Y$2])" office:value-type="float" office:value="0" calcext:value-type="float">
            <text:p>0</text:p>
          </table:table-cell>
          <table:table-cell table:formula="of:=[.H160]*[.Z$1] + IF([.H160]=0;0;[.Z$2])" office:value-type="float" office:value="0" calcext:value-type="float">
            <text:p>0</text:p>
          </table:table-cell>
          <table:table-cell table:formula="of:=[.I160]*[.AA$1] + IF([.I160]=0;0;[.AA$2])" office:value-type="float" office:value="0" calcext:value-type="float">
            <text:p>0</text:p>
          </table:table-cell>
          <table:table-cell table:formula="of:=[.J160]*[.AB$1] + IF([.J160]=0;0;[.AB$2])" office:value-type="float" office:value="0" calcext:value-type="float">
            <text:p>0</text:p>
          </table:table-cell>
          <table:table-cell table:formula="of:=[.K160]*[.AC$1] + IF([.K160]=0;0;[.AC$2])" office:value-type="float" office:value="0" calcext:value-type="float">
            <text:p>0</text:p>
          </table:table-cell>
          <table:table-cell table:formula="of:=[.L160]*[.AD$1] + IF([.L160]=0;0;[.AD$2])" office:value-type="float" office:value="0" calcext:value-type="float">
            <text:p>0</text:p>
          </table:table-cell>
          <table:table-cell table:formula="of:=[.M160]*[.AE$1] + IF([.M160]=0;0;[.AE$2])" office:value-type="float" office:value="0" calcext:value-type="float">
            <text:p>0</text:p>
          </table:table-cell>
          <table:table-cell/>
          <table:table-cell table:formula="of:=SUM([.S160:.AE160])" office:value-type="float" office:value="2.50967144" calcext:value-type="float">
            <text:p>2,50967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76" calcext:value-type="float">
            <text:p>2,4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41" calcext:value-type="float">
            <text:p>0,6341</text:p>
          </table:table-cell>
          <table:table-cell office:value-type="float" office:value="0.9195" calcext:value-type="float">
            <text:p>0,9195</text:p>
          </table:table-cell>
          <table:table-cell table:formula="of:=[.O161]*[.O161]" office:value-type="float" office:value="0.84548025" calcext:value-type="float">
            <text:p>0,84548025</text:p>
          </table:table-cell>
          <table:table-cell table:number-columns-repeated="2"/>
          <table:table-cell table:formula="of:=[.A161]*[.S$1] + IF([.A161]=0;0;[.S$2])" office:value-type="float" office:value="2.4328" calcext:value-type="float">
            <text:p>2,4328</text:p>
          </table:table-cell>
          <table:table-cell table:formula="of:=[.B161]*[.T$1] + IF([.B161]=0;0;[.T$2])" office:value-type="float" office:value="0" calcext:value-type="float">
            <text:p>0</text:p>
          </table:table-cell>
          <table:table-cell table:formula="of:=[.C161]*[.U$1] + IF([.C161]=0;0;[.U$2])" office:value-type="float" office:value="0.0819556" calcext:value-type="float">
            <text:p>0,0819556</text:p>
          </table:table-cell>
          <table:table-cell table:formula="of:=[.D161]*[.V$1] + IF([.D161]=0;0;[.V$2])" office:value-type="float" office:value="0" calcext:value-type="float">
            <text:p>0</text:p>
          </table:table-cell>
          <table:table-cell table:formula="of:=[.E161]*[.W$1] + IF([.E161]=0;0;[.W$2])" office:value-type="float" office:value="0" calcext:value-type="float">
            <text:p>0</text:p>
          </table:table-cell>
          <table:table-cell table:formula="of:=[.F161]*[.X$1] + IF([.F161]=0;0;[.X$2])" office:value-type="float" office:value="0" calcext:value-type="float">
            <text:p>0</text:p>
          </table:table-cell>
          <table:table-cell table:formula="of:=[.G161]*[.Y$1] + IF([.G161]=0;0;[.Y$2])" office:value-type="float" office:value="0" calcext:value-type="float">
            <text:p>0</text:p>
          </table:table-cell>
          <table:table-cell table:formula="of:=[.H161]*[.Z$1] + IF([.H161]=0;0;[.Z$2])" office:value-type="float" office:value="0" calcext:value-type="float">
            <text:p>0</text:p>
          </table:table-cell>
          <table:table-cell table:formula="of:=[.I161]*[.AA$1] + IF([.I161]=0;0;[.AA$2])" office:value-type="float" office:value="0" calcext:value-type="float">
            <text:p>0</text:p>
          </table:table-cell>
          <table:table-cell table:formula="of:=[.J161]*[.AB$1] + IF([.J161]=0;0;[.AB$2])" office:value-type="float" office:value="0" calcext:value-type="float">
            <text:p>0</text:p>
          </table:table-cell>
          <table:table-cell table:formula="of:=[.K161]*[.AC$1] + IF([.K161]=0;0;[.AC$2])" office:value-type="float" office:value="0" calcext:value-type="float">
            <text:p>0</text:p>
          </table:table-cell>
          <table:table-cell table:formula="of:=[.L161]*[.AD$1] + IF([.L161]=0;0;[.AD$2])" office:value-type="float" office:value="0" calcext:value-type="float">
            <text:p>0</text:p>
          </table:table-cell>
          <table:table-cell table:formula="of:=[.M161]*[.AE$1] + IF([.M161]=0;0;[.AE$2])" office:value-type="float" office:value="0" calcext:value-type="float">
            <text:p>0</text:p>
          </table:table-cell>
          <table:table-cell/>
          <table:table-cell table:formula="of:=SUM([.S161:.AE161])" office:value-type="float" office:value="2.5147556" calcext:value-type="float">
            <text:p>2,514755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927" calcext:value-type="float">
            <text:p>4,69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52" calcext:value-type="float">
            <text:p>0,8252</text:p>
          </table:table-cell>
          <table:table-cell office:value-type="float" office:value="1.3409" calcext:value-type="float">
            <text:p>1,3409</text:p>
          </table:table-cell>
          <table:table-cell table:formula="of:=[.O162]*[.O162]" office:value-type="float" office:value="1.79801281" calcext:value-type="float">
            <text:p>1,79801281</text:p>
          </table:table-cell>
          <table:table-cell table:number-columns-repeated="2"/>
          <table:table-cell table:formula="of:=[.A162]*[.S$1] + IF([.A162]=0;0;[.S$2])" office:value-type="float" office:value="2.29765796" calcext:value-type="float">
            <text:p>2,29765796</text:p>
          </table:table-cell>
          <table:table-cell table:formula="of:=[.B162]*[.T$1] + IF([.B162]=0;0;[.T$2])" office:value-type="float" office:value="0" calcext:value-type="float">
            <text:p>0</text:p>
          </table:table-cell>
          <table:table-cell table:formula="of:=[.C162]*[.U$1] + IF([.C162]=0;0;[.U$2])" office:value-type="float" office:value="0.15532837" calcext:value-type="float">
            <text:p>0,15532837</text:p>
          </table:table-cell>
          <table:table-cell table:formula="of:=[.D162]*[.V$1] + IF([.D162]=0;0;[.V$2])" office:value-type="float" office:value="0" calcext:value-type="float">
            <text:p>0</text:p>
          </table:table-cell>
          <table:table-cell table:formula="of:=[.E162]*[.W$1] + IF([.E162]=0;0;[.W$2])" office:value-type="float" office:value="0" calcext:value-type="float">
            <text:p>0</text:p>
          </table:table-cell>
          <table:table-cell table:formula="of:=[.F162]*[.X$1] + IF([.F162]=0;0;[.X$2])" office:value-type="float" office:value="0" calcext:value-type="float">
            <text:p>0</text:p>
          </table:table-cell>
          <table:table-cell table:formula="of:=[.G162]*[.Y$1] + IF([.G162]=0;0;[.Y$2])" office:value-type="float" office:value="0" calcext:value-type="float">
            <text:p>0</text:p>
          </table:table-cell>
          <table:table-cell table:formula="of:=[.H162]*[.Z$1] + IF([.H162]=0;0;[.Z$2])" office:value-type="float" office:value="0" calcext:value-type="float">
            <text:p>0</text:p>
          </table:table-cell>
          <table:table-cell table:formula="of:=[.I162]*[.AA$1] + IF([.I162]=0;0;[.AA$2])" office:value-type="float" office:value="0" calcext:value-type="float">
            <text:p>0</text:p>
          </table:table-cell>
          <table:table-cell table:formula="of:=[.J162]*[.AB$1] + IF([.J162]=0;0;[.AB$2])" office:value-type="float" office:value="0" calcext:value-type="float">
            <text:p>0</text:p>
          </table:table-cell>
          <table:table-cell table:formula="of:=[.K162]*[.AC$1] + IF([.K162]=0;0;[.AC$2])" office:value-type="float" office:value="0" calcext:value-type="float">
            <text:p>0</text:p>
          </table:table-cell>
          <table:table-cell table:formula="of:=[.L162]*[.AD$1] + IF([.L162]=0;0;[.AD$2])" office:value-type="float" office:value="0" calcext:value-type="float">
            <text:p>0</text:p>
          </table:table-cell>
          <table:table-cell table:formula="of:=[.M162]*[.AE$1] + IF([.M162]=0;0;[.AE$2])" office:value-type="float" office:value="0" calcext:value-type="float">
            <text:p>0</text:p>
          </table:table-cell>
          <table:table-cell/>
          <table:table-cell table:formula="of:=SUM([.S162:.AE162])" office:value-type="float" office:value="2.45298633" calcext:value-type="float">
            <text:p>2,45298633</text:p>
          </table:table-cell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2.631" calcext:value-type="float">
            <text:p>2,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4" calcext:value-type="float">
            <text:p>0,764</text:p>
          </table:table-cell>
          <table:table-cell office:value-type="float" office:value="1.528" calcext:value-type="float">
            <text:p>1,528</text:p>
          </table:table-cell>
          <table:table-cell table:formula="of:=[.O163]*[.O163]" office:value-type="float" office:value="2.334784" calcext:value-type="float">
            <text:p>2,334784</text:p>
          </table:table-cell>
          <table:table-cell table:number-columns-repeated="2"/>
          <table:table-cell table:formula="of:=[.A163]*[.S$1] + IF([.A163]=0;0;[.S$2])" office:value-type="float" office:value="2.83828694" calcext:value-type="float">
            <text:p>2,83828694</text:p>
          </table:table-cell>
          <table:table-cell table:formula="of:=[.B163]*[.T$1] + IF([.B163]=0;0;[.T$2])" office:value-type="float" office:value="0" calcext:value-type="float">
            <text:p>0</text:p>
          </table:table-cell>
          <table:table-cell table:formula="of:=[.C163]*[.U$1] + IF([.C163]=0;0;[.U$2])" office:value-type="float" office:value="0.0870861" calcext:value-type="float">
            <text:p>0,0870861</text:p>
          </table:table-cell>
          <table:table-cell table:formula="of:=[.D163]*[.V$1] + IF([.D163]=0;0;[.V$2])" office:value-type="float" office:value="0" calcext:value-type="float">
            <text:p>0</text:p>
          </table:table-cell>
          <table:table-cell table:formula="of:=[.E163]*[.W$1] + IF([.E163]=0;0;[.W$2])" office:value-type="float" office:value="0" calcext:value-type="float">
            <text:p>0</text:p>
          </table:table-cell>
          <table:table-cell table:formula="of:=[.F163]*[.X$1] + IF([.F163]=0;0;[.X$2])" office:value-type="float" office:value="0" calcext:value-type="float">
            <text:p>0</text:p>
          </table:table-cell>
          <table:table-cell table:formula="of:=[.G163]*[.Y$1] + IF([.G163]=0;0;[.Y$2])" office:value-type="float" office:value="0" calcext:value-type="float">
            <text:p>0</text:p>
          </table:table-cell>
          <table:table-cell table:formula="of:=[.H163]*[.Z$1] + IF([.H163]=0;0;[.Z$2])" office:value-type="float" office:value="0" calcext:value-type="float">
            <text:p>0</text:p>
          </table:table-cell>
          <table:table-cell table:formula="of:=[.I163]*[.AA$1] + IF([.I163]=0;0;[.AA$2])" office:value-type="float" office:value="0" calcext:value-type="float">
            <text:p>0</text:p>
          </table:table-cell>
          <table:table-cell table:formula="of:=[.J163]*[.AB$1] + IF([.J163]=0;0;[.AB$2])" office:value-type="float" office:value="0" calcext:value-type="float">
            <text:p>0</text:p>
          </table:table-cell>
          <table:table-cell table:formula="of:=[.K163]*[.AC$1] + IF([.K163]=0;0;[.AC$2])" office:value-type="float" office:value="0" calcext:value-type="float">
            <text:p>0</text:p>
          </table:table-cell>
          <table:table-cell table:formula="of:=[.L163]*[.AD$1] + IF([.L163]=0;0;[.AD$2])" office:value-type="float" office:value="0" calcext:value-type="float">
            <text:p>0</text:p>
          </table:table-cell>
          <table:table-cell table:formula="of:=[.M163]*[.AE$1] + IF([.M163]=0;0;[.AE$2])" office:value-type="float" office:value="0" calcext:value-type="float">
            <text:p>0</text:p>
          </table:table-cell>
          <table:table-cell/>
          <table:table-cell table:formula="of:=SUM([.S163:.AE163])" office:value-type="float" office:value="2.92537304" calcext:value-type="float">
            <text:p>2,9253730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9177" calcext:value-type="float">
            <text:p>2,9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46" calcext:value-type="float">
            <text:p>0,7846</text:p>
          </table:table-cell>
          <table:table-cell office:value-type="float" office:value="1.8105" calcext:value-type="float">
            <text:p>1,8105</text:p>
          </table:table-cell>
          <table:table-cell table:formula="of:=[.O164]*[.O164]" office:value-type="float" office:value="3.27791025" calcext:value-type="float">
            <text:p>3,27791025</text:p>
          </table:table-cell>
          <table:table-cell table:number-columns-repeated="2"/>
          <table:table-cell table:formula="of:=[.A164]*[.S$1] + IF([.A164]=0;0;[.S$2])" office:value-type="float" office:value="2.29765796" calcext:value-type="float">
            <text:p>2,29765796</text:p>
          </table:table-cell>
          <table:table-cell table:formula="of:=[.B164]*[.T$1] + IF([.B164]=0;0;[.T$2])" office:value-type="float" office:value="0" calcext:value-type="float">
            <text:p>0</text:p>
          </table:table-cell>
          <table:table-cell table:formula="of:=[.C164]*[.U$1] + IF([.C164]=0;0;[.U$2])" office:value-type="float" office:value="0.09657587" calcext:value-type="float">
            <text:p>0,09657587</text:p>
          </table:table-cell>
          <table:table-cell table:formula="of:=[.D164]*[.V$1] + IF([.D164]=0;0;[.V$2])" office:value-type="float" office:value="0" calcext:value-type="float">
            <text:p>0</text:p>
          </table:table-cell>
          <table:table-cell table:formula="of:=[.E164]*[.W$1] + IF([.E164]=0;0;[.W$2])" office:value-type="float" office:value="0" calcext:value-type="float">
            <text:p>0</text:p>
          </table:table-cell>
          <table:table-cell table:formula="of:=[.F164]*[.X$1] + IF([.F164]=0;0;[.X$2])" office:value-type="float" office:value="0" calcext:value-type="float">
            <text:p>0</text:p>
          </table:table-cell>
          <table:table-cell table:formula="of:=[.G164]*[.Y$1] + IF([.G164]=0;0;[.Y$2])" office:value-type="float" office:value="0" calcext:value-type="float">
            <text:p>0</text:p>
          </table:table-cell>
          <table:table-cell table:formula="of:=[.H164]*[.Z$1] + IF([.H164]=0;0;[.Z$2])" office:value-type="float" office:value="0" calcext:value-type="float">
            <text:p>0</text:p>
          </table:table-cell>
          <table:table-cell table:formula="of:=[.I164]*[.AA$1] + IF([.I164]=0;0;[.AA$2])" office:value-type="float" office:value="0" calcext:value-type="float">
            <text:p>0</text:p>
          </table:table-cell>
          <table:table-cell table:formula="of:=[.J164]*[.AB$1] + IF([.J164]=0;0;[.AB$2])" office:value-type="float" office:value="0" calcext:value-type="float">
            <text:p>0</text:p>
          </table:table-cell>
          <table:table-cell table:formula="of:=[.K164]*[.AC$1] + IF([.K164]=0;0;[.AC$2])" office:value-type="float" office:value="0" calcext:value-type="float">
            <text:p>0</text:p>
          </table:table-cell>
          <table:table-cell table:formula="of:=[.L164]*[.AD$1] + IF([.L164]=0;0;[.AD$2])" office:value-type="float" office:value="0" calcext:value-type="float">
            <text:p>0</text:p>
          </table:table-cell>
          <table:table-cell table:formula="of:=[.M164]*[.AE$1] + IF([.M164]=0;0;[.AE$2])" office:value-type="float" office:value="0" calcext:value-type="float">
            <text:p>0</text:p>
          </table:table-cell>
          <table:table-cell/>
          <table:table-cell table:formula="of:=SUM([.S164:.AE164])" office:value-type="float" office:value="2.39423383" calcext:value-type="float">
            <text:p>2,3942338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711" calcext:value-type="float">
            <text:p>2,87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19" calcext:value-type="float">
            <text:p>0,6519</text:p>
          </table:table-cell>
          <table:table-cell office:value-type="float" office:value="0.833" calcext:value-type="float">
            <text:p>0,833</text:p>
          </table:table-cell>
          <table:table-cell table:formula="of:=[.O165]*[.O165]" office:value-type="float" office:value="0.693889" calcext:value-type="float">
            <text:p>0,693889</text:p>
          </table:table-cell>
          <table:table-cell table:number-columns-repeated="2"/>
          <table:table-cell table:formula="of:=[.A165]*[.S$1] + IF([.A165]=0;0;[.S$2])" office:value-type="float" office:value="2.29765796" calcext:value-type="float">
            <text:p>2,29765796</text:p>
          </table:table-cell>
          <table:table-cell table:formula="of:=[.B165]*[.T$1] + IF([.B165]=0;0;[.T$2])" office:value-type="float" office:value="0" calcext:value-type="float">
            <text:p>0</text:p>
          </table:table-cell>
          <table:table-cell table:formula="of:=[.C165]*[.U$1] + IF([.C165]=0;0;[.U$2])" office:value-type="float" office:value="0.09503341" calcext:value-type="float">
            <text:p>0,09503341</text:p>
          </table:table-cell>
          <table:table-cell table:formula="of:=[.D165]*[.V$1] + IF([.D165]=0;0;[.V$2])" office:value-type="float" office:value="0" calcext:value-type="float">
            <text:p>0</text:p>
          </table:table-cell>
          <table:table-cell table:formula="of:=[.E165]*[.W$1] + IF([.E165]=0;0;[.W$2])" office:value-type="float" office:value="0" calcext:value-type="float">
            <text:p>0</text:p>
          </table:table-cell>
          <table:table-cell table:formula="of:=[.F165]*[.X$1] + IF([.F165]=0;0;[.X$2])" office:value-type="float" office:value="0" calcext:value-type="float">
            <text:p>0</text:p>
          </table:table-cell>
          <table:table-cell table:formula="of:=[.G165]*[.Y$1] + IF([.G165]=0;0;[.Y$2])" office:value-type="float" office:value="0" calcext:value-type="float">
            <text:p>0</text:p>
          </table:table-cell>
          <table:table-cell table:formula="of:=[.H165]*[.Z$1] + IF([.H165]=0;0;[.Z$2])" office:value-type="float" office:value="0" calcext:value-type="float">
            <text:p>0</text:p>
          </table:table-cell>
          <table:table-cell table:formula="of:=[.I165]*[.AA$1] + IF([.I165]=0;0;[.AA$2])" office:value-type="float" office:value="0" calcext:value-type="float">
            <text:p>0</text:p>
          </table:table-cell>
          <table:table-cell table:formula="of:=[.J165]*[.AB$1] + IF([.J165]=0;0;[.AB$2])" office:value-type="float" office:value="0" calcext:value-type="float">
            <text:p>0</text:p>
          </table:table-cell>
          <table:table-cell table:formula="of:=[.K165]*[.AC$1] + IF([.K165]=0;0;[.AC$2])" office:value-type="float" office:value="0" calcext:value-type="float">
            <text:p>0</text:p>
          </table:table-cell>
          <table:table-cell table:formula="of:=[.L165]*[.AD$1] + IF([.L165]=0;0;[.AD$2])" office:value-type="float" office:value="0" calcext:value-type="float">
            <text:p>0</text:p>
          </table:table-cell>
          <table:table-cell table:formula="of:=[.M165]*[.AE$1] + IF([.M165]=0;0;[.AE$2])" office:value-type="float" office:value="0" calcext:value-type="float">
            <text:p>0</text:p>
          </table:table-cell>
          <table:table-cell/>
          <table:table-cell table:formula="of:=SUM([.S165:.AE165])" office:value-type="float" office:value="2.39269137" calcext:value-type="float">
            <text:p>2,39269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339" calcext:value-type="float">
            <text:p>2,73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2355" calcext:value-type="float">
            <text:p>1,2355</text:p>
          </table:table-cell>
          <table:table-cell table:formula="of:=[.O166]*[.O166]" office:value-type="float" office:value="1.52646025" calcext:value-type="float">
            <text:p>1,52646025</text:p>
          </table:table-cell>
          <table:table-cell table:number-columns-repeated="2"/>
          <table:table-cell table:formula="of:=[.A166]*[.S$1] + IF([.A166]=0;0;[.S$2])" office:value-type="float" office:value="2.4328" calcext:value-type="float">
            <text:p>2,4328</text:p>
          </table:table-cell>
          <table:table-cell table:formula="of:=[.B166]*[.T$1] + IF([.B166]=0;0;[.T$2])" office:value-type="float" office:value="0" calcext:value-type="float">
            <text:p>0</text:p>
          </table:table-cell>
          <table:table-cell table:formula="of:=[.C166]*[.U$1] + IF([.C166]=0;0;[.U$2])" office:value-type="float" office:value="0.09049209" calcext:value-type="float">
            <text:p>0,09049209</text:p>
          </table:table-cell>
          <table:table-cell table:formula="of:=[.D166]*[.V$1] + IF([.D166]=0;0;[.V$2])" office:value-type="float" office:value="0" calcext:value-type="float">
            <text:p>0</text:p>
          </table:table-cell>
          <table:table-cell table:formula="of:=[.E166]*[.W$1] + IF([.E166]=0;0;[.W$2])" office:value-type="float" office:value="0" calcext:value-type="float">
            <text:p>0</text:p>
          </table:table-cell>
          <table:table-cell table:formula="of:=[.F166]*[.X$1] + IF([.F166]=0;0;[.X$2])" office:value-type="float" office:value="0" calcext:value-type="float">
            <text:p>0</text:p>
          </table:table-cell>
          <table:table-cell table:formula="of:=[.G166]*[.Y$1] + IF([.G166]=0;0;[.Y$2])" office:value-type="float" office:value="0" calcext:value-type="float">
            <text:p>0</text:p>
          </table:table-cell>
          <table:table-cell table:formula="of:=[.H166]*[.Z$1] + IF([.H166]=0;0;[.Z$2])" office:value-type="float" office:value="0" calcext:value-type="float">
            <text:p>0</text:p>
          </table:table-cell>
          <table:table-cell table:formula="of:=[.I166]*[.AA$1] + IF([.I166]=0;0;[.AA$2])" office:value-type="float" office:value="0" calcext:value-type="float">
            <text:p>0</text:p>
          </table:table-cell>
          <table:table-cell table:formula="of:=[.J166]*[.AB$1] + IF([.J166]=0;0;[.AB$2])" office:value-type="float" office:value="0" calcext:value-type="float">
            <text:p>0</text:p>
          </table:table-cell>
          <table:table-cell table:formula="of:=[.K166]*[.AC$1] + IF([.K166]=0;0;[.AC$2])" office:value-type="float" office:value="0" calcext:value-type="float">
            <text:p>0</text:p>
          </table:table-cell>
          <table:table-cell table:formula="of:=[.L166]*[.AD$1] + IF([.L166]=0;0;[.AD$2])" office:value-type="float" office:value="0" calcext:value-type="float">
            <text:p>0</text:p>
          </table:table-cell>
          <table:table-cell table:formula="of:=[.M166]*[.AE$1] + IF([.M166]=0;0;[.AE$2])" office:value-type="float" office:value="0" calcext:value-type="float">
            <text:p>0</text:p>
          </table:table-cell>
          <table:table-cell/>
          <table:table-cell table:formula="of:=SUM([.S166:.AE166])" office:value-type="float" office:value="2.52329209" calcext:value-type="float">
            <text:p>2,52329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948" calcext:value-type="float">
            <text:p>4,19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81" calcext:value-type="float">
            <text:p>0,7981</text:p>
          </table:table-cell>
          <table:table-cell office:value-type="float" office:value="1.1528" calcext:value-type="float">
            <text:p>1,1528</text:p>
          </table:table-cell>
          <table:table-cell table:formula="of:=[.O167]*[.O167]" office:value-type="float" office:value="1.32894784" calcext:value-type="float">
            <text:p>1,32894784</text:p>
          </table:table-cell>
          <table:table-cell table:number-columns-repeated="2"/>
          <table:table-cell table:formula="of:=[.A167]*[.S$1] + IF([.A167]=0;0;[.S$2])" office:value-type="float" office:value="2.4328" calcext:value-type="float">
            <text:p>2,4328</text:p>
          </table:table-cell>
          <table:table-cell table:formula="of:=[.B167]*[.T$1] + IF([.B167]=0;0;[.T$2])" office:value-type="float" office:value="0" calcext:value-type="float">
            <text:p>0</text:p>
          </table:table-cell>
          <table:table-cell table:formula="of:=[.C167]*[.U$1] + IF([.C167]=0;0;[.U$2])" office:value-type="float" office:value="0.13884788" calcext:value-type="float">
            <text:p>0,13884788</text:p>
          </table:table-cell>
          <table:table-cell table:formula="of:=[.D167]*[.V$1] + IF([.D167]=0;0;[.V$2])" office:value-type="float" office:value="0" calcext:value-type="float">
            <text:p>0</text:p>
          </table:table-cell>
          <table:table-cell table:formula="of:=[.E167]*[.W$1] + IF([.E167]=0;0;[.W$2])" office:value-type="float" office:value="0" calcext:value-type="float">
            <text:p>0</text:p>
          </table:table-cell>
          <table:table-cell table:formula="of:=[.F167]*[.X$1] + IF([.F167]=0;0;[.X$2])" office:value-type="float" office:value="0" calcext:value-type="float">
            <text:p>0</text:p>
          </table:table-cell>
          <table:table-cell table:formula="of:=[.G167]*[.Y$1] + IF([.G167]=0;0;[.Y$2])" office:value-type="float" office:value="0" calcext:value-type="float">
            <text:p>0</text:p>
          </table:table-cell>
          <table:table-cell table:formula="of:=[.H167]*[.Z$1] + IF([.H167]=0;0;[.Z$2])" office:value-type="float" office:value="0" calcext:value-type="float">
            <text:p>0</text:p>
          </table:table-cell>
          <table:table-cell table:formula="of:=[.I167]*[.AA$1] + IF([.I167]=0;0;[.AA$2])" office:value-type="float" office:value="0" calcext:value-type="float">
            <text:p>0</text:p>
          </table:table-cell>
          <table:table-cell table:formula="of:=[.J167]*[.AB$1] + IF([.J167]=0;0;[.AB$2])" office:value-type="float" office:value="0" calcext:value-type="float">
            <text:p>0</text:p>
          </table:table-cell>
          <table:table-cell table:formula="of:=[.K167]*[.AC$1] + IF([.K167]=0;0;[.AC$2])" office:value-type="float" office:value="0" calcext:value-type="float">
            <text:p>0</text:p>
          </table:table-cell>
          <table:table-cell table:formula="of:=[.L167]*[.AD$1] + IF([.L167]=0;0;[.AD$2])" office:value-type="float" office:value="0" calcext:value-type="float">
            <text:p>0</text:p>
          </table:table-cell>
          <table:table-cell table:formula="of:=[.M167]*[.AE$1] + IF([.M167]=0;0;[.AE$2])" office:value-type="float" office:value="0" calcext:value-type="float">
            <text:p>0</text:p>
          </table:table-cell>
          <table:table-cell/>
          <table:table-cell table:formula="of:=SUM([.S167:.AE167])" office:value-type="float" office:value="2.57164788" calcext:value-type="float">
            <text:p>2,5716478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0316" calcext:value-type="float">
            <text:p>4,03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18" calcext:value-type="float">
            <text:p>0,9018</text:p>
          </table:table-cell>
          <table:table-cell office:value-type="float" office:value="1.3527" calcext:value-type="float">
            <text:p>1,3527</text:p>
          </table:table-cell>
          <table:table-cell table:formula="of:=[.O168]*[.O168]" office:value-type="float" office:value="1.82979729" calcext:value-type="float">
            <text:p>1,82979729</text:p>
          </table:table-cell>
          <table:table-cell table:number-columns-repeated="2"/>
          <table:table-cell table:formula="of:=[.A168]*[.S$1] + IF([.A168]=0;0;[.S$2])" office:value-type="float" office:value="2.16251592" calcext:value-type="float">
            <text:p>2,16251592</text:p>
          </table:table-cell>
          <table:table-cell table:formula="of:=[.B168]*[.T$1] + IF([.B168]=0;0;[.T$2])" office:value-type="float" office:value="0" calcext:value-type="float">
            <text:p>0</text:p>
          </table:table-cell>
          <table:table-cell table:formula="of:=[.C168]*[.U$1] + IF([.C168]=0;0;[.U$2])" office:value-type="float" office:value="0.13344596" calcext:value-type="float">
            <text:p>0,13344596</text:p>
          </table:table-cell>
          <table:table-cell table:formula="of:=[.D168]*[.V$1] + IF([.D168]=0;0;[.V$2])" office:value-type="float" office:value="0" calcext:value-type="float">
            <text:p>0</text:p>
          </table:table-cell>
          <table:table-cell table:formula="of:=[.E168]*[.W$1] + IF([.E168]=0;0;[.W$2])" office:value-type="float" office:value="0" calcext:value-type="float">
            <text:p>0</text:p>
          </table:table-cell>
          <table:table-cell table:formula="of:=[.F168]*[.X$1] + IF([.F168]=0;0;[.X$2])" office:value-type="float" office:value="0" calcext:value-type="float">
            <text:p>0</text:p>
          </table:table-cell>
          <table:table-cell table:formula="of:=[.G168]*[.Y$1] + IF([.G168]=0;0;[.Y$2])" office:value-type="float" office:value="0" calcext:value-type="float">
            <text:p>0</text:p>
          </table:table-cell>
          <table:table-cell table:formula="of:=[.H168]*[.Z$1] + IF([.H168]=0;0;[.Z$2])" office:value-type="float" office:value="0" calcext:value-type="float">
            <text:p>0</text:p>
          </table:table-cell>
          <table:table-cell table:formula="of:=[.I168]*[.AA$1] + IF([.I168]=0;0;[.AA$2])" office:value-type="float" office:value="0" calcext:value-type="float">
            <text:p>0</text:p>
          </table:table-cell>
          <table:table-cell table:formula="of:=[.J168]*[.AB$1] + IF([.J168]=0;0;[.AB$2])" office:value-type="float" office:value="0" calcext:value-type="float">
            <text:p>0</text:p>
          </table:table-cell>
          <table:table-cell table:formula="of:=[.K168]*[.AC$1] + IF([.K168]=0;0;[.AC$2])" office:value-type="float" office:value="0" calcext:value-type="float">
            <text:p>0</text:p>
          </table:table-cell>
          <table:table-cell table:formula="of:=[.L168]*[.AD$1] + IF([.L168]=0;0;[.AD$2])" office:value-type="float" office:value="0" calcext:value-type="float">
            <text:p>0</text:p>
          </table:table-cell>
          <table:table-cell table:formula="of:=[.M168]*[.AE$1] + IF([.M168]=0;0;[.AE$2])" office:value-type="float" office:value="0" calcext:value-type="float">
            <text:p>0</text:p>
          </table:table-cell>
          <table:table-cell/>
          <table:table-cell table:formula="of:=SUM([.S168:.AE168])" office:value-type="float" office:value="2.29596188" calcext:value-type="float">
            <text:p>2,2959618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905" calcext:value-type="float">
            <text:p>4,09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19" calcext:value-type="float">
            <text:p>0,7219</text:p>
          </table:table-cell>
          <table:table-cell office:value-type="float" office:value="1.274" calcext:value-type="float">
            <text:p>1,274</text:p>
          </table:table-cell>
          <table:table-cell table:formula="of:=[.O169]*[.O169]" office:value-type="float" office:value="1.623076" calcext:value-type="float">
            <text:p>1,623076</text:p>
          </table:table-cell>
          <table:table-cell table:number-columns-repeated="2"/>
          <table:table-cell table:formula="of:=[.A169]*[.S$1] + IF([.A169]=0;0;[.S$2])" office:value-type="float" office:value="2.29765796" calcext:value-type="float">
            <text:p>2,29765796</text:p>
          </table:table-cell>
          <table:table-cell table:formula="of:=[.B169]*[.T$1] + IF([.B169]=0;0;[.T$2])" office:value-type="float" office:value="0" calcext:value-type="float">
            <text:p>0</text:p>
          </table:table-cell>
          <table:table-cell table:formula="of:=[.C169]*[.U$1] + IF([.C169]=0;0;[.U$2])" office:value-type="float" office:value="0.13539555" calcext:value-type="float">
            <text:p>0,13539555</text:p>
          </table:table-cell>
          <table:table-cell table:formula="of:=[.D169]*[.V$1] + IF([.D169]=0;0;[.V$2])" office:value-type="float" office:value="0" calcext:value-type="float">
            <text:p>0</text:p>
          </table:table-cell>
          <table:table-cell table:formula="of:=[.E169]*[.W$1] + IF([.E169]=0;0;[.W$2])" office:value-type="float" office:value="0" calcext:value-type="float">
            <text:p>0</text:p>
          </table:table-cell>
          <table:table-cell table:formula="of:=[.F169]*[.X$1] + IF([.F169]=0;0;[.X$2])" office:value-type="float" office:value="0" calcext:value-type="float">
            <text:p>0</text:p>
          </table:table-cell>
          <table:table-cell table:formula="of:=[.G169]*[.Y$1] + IF([.G169]=0;0;[.Y$2])" office:value-type="float" office:value="0" calcext:value-type="float">
            <text:p>0</text:p>
          </table:table-cell>
          <table:table-cell table:formula="of:=[.H169]*[.Z$1] + IF([.H169]=0;0;[.Z$2])" office:value-type="float" office:value="0" calcext:value-type="float">
            <text:p>0</text:p>
          </table:table-cell>
          <table:table-cell table:formula="of:=[.I169]*[.AA$1] + IF([.I169]=0;0;[.AA$2])" office:value-type="float" office:value="0" calcext:value-type="float">
            <text:p>0</text:p>
          </table:table-cell>
          <table:table-cell table:formula="of:=[.J169]*[.AB$1] + IF([.J169]=0;0;[.AB$2])" office:value-type="float" office:value="0" calcext:value-type="float">
            <text:p>0</text:p>
          </table:table-cell>
          <table:table-cell table:formula="of:=[.K169]*[.AC$1] + IF([.K169]=0;0;[.AC$2])" office:value-type="float" office:value="0" calcext:value-type="float">
            <text:p>0</text:p>
          </table:table-cell>
          <table:table-cell table:formula="of:=[.L169]*[.AD$1] + IF([.L169]=0;0;[.AD$2])" office:value-type="float" office:value="0" calcext:value-type="float">
            <text:p>0</text:p>
          </table:table-cell>
          <table:table-cell table:formula="of:=[.M169]*[.AE$1] + IF([.M169]=0;0;[.AE$2])" office:value-type="float" office:value="0" calcext:value-type="float">
            <text:p>0</text:p>
          </table:table-cell>
          <table:table-cell/>
          <table:table-cell table:formula="of:=SUM([.S169:.AE169])" office:value-type="float" office:value="2.43305351" calcext:value-type="float">
            <text:p>2,4330535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823" calcext:value-type="float">
            <text:p>4,0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5" calcext:value-type="float">
            <text:p>0,565</text:p>
          </table:table-cell>
          <table:table-cell office:value-type="float" office:value="0.9562" calcext:value-type="float">
            <text:p>0,9562</text:p>
          </table:table-cell>
          <table:table-cell table:formula="of:=[.O170]*[.O170]" office:value-type="float" office:value="0.91431844" calcext:value-type="float">
            <text:p>0,91431844</text:p>
          </table:table-cell>
          <table:table-cell table:number-columns-repeated="2"/>
          <table:table-cell table:formula="of:=[.A170]*[.S$1] + IF([.A170]=0;0;[.S$2])" office:value-type="float" office:value="2.29765796" calcext:value-type="float">
            <text:p>2,29765796</text:p>
          </table:table-cell>
          <table:table-cell table:formula="of:=[.B170]*[.T$1] + IF([.B170]=0;0;[.T$2])" office:value-type="float" office:value="0" calcext:value-type="float">
            <text:p>0</text:p>
          </table:table-cell>
          <table:table-cell table:formula="of:=[.C170]*[.U$1] + IF([.C170]=0;0;[.U$2])" office:value-type="float" office:value="0.13512413" calcext:value-type="float">
            <text:p>0,13512413</text:p>
          </table:table-cell>
          <table:table-cell table:formula="of:=[.D170]*[.V$1] + IF([.D170]=0;0;[.V$2])" office:value-type="float" office:value="0" calcext:value-type="float">
            <text:p>0</text:p>
          </table:table-cell>
          <table:table-cell table:formula="of:=[.E170]*[.W$1] + IF([.E170]=0;0;[.W$2])" office:value-type="float" office:value="0" calcext:value-type="float">
            <text:p>0</text:p>
          </table:table-cell>
          <table:table-cell table:formula="of:=[.F170]*[.X$1] + IF([.F170]=0;0;[.X$2])" office:value-type="float" office:value="0" calcext:value-type="float">
            <text:p>0</text:p>
          </table:table-cell>
          <table:table-cell table:formula="of:=[.G170]*[.Y$1] + IF([.G170]=0;0;[.Y$2])" office:value-type="float" office:value="0" calcext:value-type="float">
            <text:p>0</text:p>
          </table:table-cell>
          <table:table-cell table:formula="of:=[.H170]*[.Z$1] + IF([.H170]=0;0;[.Z$2])" office:value-type="float" office:value="0" calcext:value-type="float">
            <text:p>0</text:p>
          </table:table-cell>
          <table:table-cell table:formula="of:=[.I170]*[.AA$1] + IF([.I170]=0;0;[.AA$2])" office:value-type="float" office:value="0" calcext:value-type="float">
            <text:p>0</text:p>
          </table:table-cell>
          <table:table-cell table:formula="of:=[.J170]*[.AB$1] + IF([.J170]=0;0;[.AB$2])" office:value-type="float" office:value="0" calcext:value-type="float">
            <text:p>0</text:p>
          </table:table-cell>
          <table:table-cell table:formula="of:=[.K170]*[.AC$1] + IF([.K170]=0;0;[.AC$2])" office:value-type="float" office:value="0" calcext:value-type="float">
            <text:p>0</text:p>
          </table:table-cell>
          <table:table-cell table:formula="of:=[.L170]*[.AD$1] + IF([.L170]=0;0;[.AD$2])" office:value-type="float" office:value="0" calcext:value-type="float">
            <text:p>0</text:p>
          </table:table-cell>
          <table:table-cell table:formula="of:=[.M170]*[.AE$1] + IF([.M170]=0;0;[.AE$2])" office:value-type="float" office:value="0" calcext:value-type="float">
            <text:p>0</text:p>
          </table:table-cell>
          <table:table-cell/>
          <table:table-cell table:formula="of:=SUM([.S170:.AE170])" office:value-type="float" office:value="2.43278209" calcext:value-type="float">
            <text:p>2,43278209</text:p>
          </table:table-cell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3.0919" calcext:value-type="float">
            <text:p>3,09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81" calcext:value-type="float">
            <text:p>0,6381</text:p>
          </table:table-cell>
          <table:table-cell office:value-type="float" office:value="0.989" calcext:value-type="float">
            <text:p>0,989</text:p>
          </table:table-cell>
          <table:table-cell table:formula="of:=[.O171]*[.O171]" office:value-type="float" office:value="0.978121" calcext:value-type="float">
            <text:p>0,978121</text:p>
          </table:table-cell>
          <table:table-cell table:number-columns-repeated="2"/>
          <table:table-cell table:formula="of:=[.A171]*[.S$1] + IF([.A171]=0;0;[.S$2])" office:value-type="float" office:value="2.83828694" calcext:value-type="float">
            <text:p>2,83828694</text:p>
          </table:table-cell>
          <table:table-cell table:formula="of:=[.B171]*[.T$1] + IF([.B171]=0;0;[.T$2])" office:value-type="float" office:value="0" calcext:value-type="float">
            <text:p>0</text:p>
          </table:table-cell>
          <table:table-cell table:formula="of:=[.C171]*[.U$1] + IF([.C171]=0;0;[.U$2])" office:value-type="float" office:value="0.10234189" calcext:value-type="float">
            <text:p>0,10234189</text:p>
          </table:table-cell>
          <table:table-cell table:formula="of:=[.D171]*[.V$1] + IF([.D171]=0;0;[.V$2])" office:value-type="float" office:value="0" calcext:value-type="float">
            <text:p>0</text:p>
          </table:table-cell>
          <table:table-cell table:formula="of:=[.E171]*[.W$1] + IF([.E171]=0;0;[.W$2])" office:value-type="float" office:value="0" calcext:value-type="float">
            <text:p>0</text:p>
          </table:table-cell>
          <table:table-cell table:formula="of:=[.F171]*[.X$1] + IF([.F171]=0;0;[.X$2])" office:value-type="float" office:value="0" calcext:value-type="float">
            <text:p>0</text:p>
          </table:table-cell>
          <table:table-cell table:formula="of:=[.G171]*[.Y$1] + IF([.G171]=0;0;[.Y$2])" office:value-type="float" office:value="0" calcext:value-type="float">
            <text:p>0</text:p>
          </table:table-cell>
          <table:table-cell table:formula="of:=[.H171]*[.Z$1] + IF([.H171]=0;0;[.Z$2])" office:value-type="float" office:value="0" calcext:value-type="float">
            <text:p>0</text:p>
          </table:table-cell>
          <table:table-cell table:formula="of:=[.I171]*[.AA$1] + IF([.I171]=0;0;[.AA$2])" office:value-type="float" office:value="0" calcext:value-type="float">
            <text:p>0</text:p>
          </table:table-cell>
          <table:table-cell table:formula="of:=[.J171]*[.AB$1] + IF([.J171]=0;0;[.AB$2])" office:value-type="float" office:value="0" calcext:value-type="float">
            <text:p>0</text:p>
          </table:table-cell>
          <table:table-cell table:formula="of:=[.K171]*[.AC$1] + IF([.K171]=0;0;[.AC$2])" office:value-type="float" office:value="0" calcext:value-type="float">
            <text:p>0</text:p>
          </table:table-cell>
          <table:table-cell table:formula="of:=[.L171]*[.AD$1] + IF([.L171]=0;0;[.AD$2])" office:value-type="float" office:value="0" calcext:value-type="float">
            <text:p>0</text:p>
          </table:table-cell>
          <table:table-cell table:formula="of:=[.M171]*[.AE$1] + IF([.M171]=0;0;[.AE$2])" office:value-type="float" office:value="0" calcext:value-type="float">
            <text:p>0</text:p>
          </table:table-cell>
          <table:table-cell/>
          <table:table-cell table:formula="of:=SUM([.S171:.AE171])" office:value-type="float" office:value="2.94062883" calcext:value-type="float">
            <text:p>2,94062883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1248" calcext:value-type="float">
            <text:p>5,12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01" calcext:value-type="float">
            <text:p>0,6901</text:p>
          </table:table-cell>
          <table:table-cell office:value-type="float" office:value="1.5831" calcext:value-type="float">
            <text:p>1,5831</text:p>
          </table:table-cell>
          <table:table-cell table:formula="of:=[.O172]*[.O172]" office:value-type="float" office:value="2.50620561" calcext:value-type="float">
            <text:p>2,50620561</text:p>
          </table:table-cell>
          <table:table-cell table:number-columns-repeated="2"/>
          <table:table-cell table:formula="of:=[.A172]*[.S$1] + IF([.A172]=0;0;[.S$2])" office:value-type="float" office:value="2.16251592" calcext:value-type="float">
            <text:p>2,16251592</text:p>
          </table:table-cell>
          <table:table-cell table:formula="of:=[.B172]*[.T$1] + IF([.B172]=0;0;[.T$2])" office:value-type="float" office:value="0" calcext:value-type="float">
            <text:p>0</text:p>
          </table:table-cell>
          <table:table-cell table:formula="of:=[.C172]*[.U$1] + IF([.C172]=0;0;[.U$2])" office:value-type="float" office:value="0.16963088" calcext:value-type="float">
            <text:p>0,16963088</text:p>
          </table:table-cell>
          <table:table-cell table:formula="of:=[.D172]*[.V$1] + IF([.D172]=0;0;[.V$2])" office:value-type="float" office:value="0" calcext:value-type="float">
            <text:p>0</text:p>
          </table:table-cell>
          <table:table-cell table:formula="of:=[.E172]*[.W$1] + IF([.E172]=0;0;[.W$2])" office:value-type="float" office:value="0" calcext:value-type="float">
            <text:p>0</text:p>
          </table:table-cell>
          <table:table-cell table:formula="of:=[.F172]*[.X$1] + IF([.F172]=0;0;[.X$2])" office:value-type="float" office:value="0" calcext:value-type="float">
            <text:p>0</text:p>
          </table:table-cell>
          <table:table-cell table:formula="of:=[.G172]*[.Y$1] + IF([.G172]=0;0;[.Y$2])" office:value-type="float" office:value="0" calcext:value-type="float">
            <text:p>0</text:p>
          </table:table-cell>
          <table:table-cell table:formula="of:=[.H172]*[.Z$1] + IF([.H172]=0;0;[.Z$2])" office:value-type="float" office:value="0" calcext:value-type="float">
            <text:p>0</text:p>
          </table:table-cell>
          <table:table-cell table:formula="of:=[.I172]*[.AA$1] + IF([.I172]=0;0;[.AA$2])" office:value-type="float" office:value="0" calcext:value-type="float">
            <text:p>0</text:p>
          </table:table-cell>
          <table:table-cell table:formula="of:=[.J172]*[.AB$1] + IF([.J172]=0;0;[.AB$2])" office:value-type="float" office:value="0" calcext:value-type="float">
            <text:p>0</text:p>
          </table:table-cell>
          <table:table-cell table:formula="of:=[.K172]*[.AC$1] + IF([.K172]=0;0;[.AC$2])" office:value-type="float" office:value="0" calcext:value-type="float">
            <text:p>0</text:p>
          </table:table-cell>
          <table:table-cell table:formula="of:=[.L172]*[.AD$1] + IF([.L172]=0;0;[.AD$2])" office:value-type="float" office:value="0" calcext:value-type="float">
            <text:p>0</text:p>
          </table:table-cell>
          <table:table-cell table:formula="of:=[.M172]*[.AE$1] + IF([.M172]=0;0;[.AE$2])" office:value-type="float" office:value="0" calcext:value-type="float">
            <text:p>0</text:p>
          </table:table-cell>
          <table:table-cell/>
          <table:table-cell table:formula="of:=SUM([.S172:.AE172])" office:value-type="float" office:value="2.3321468" calcext:value-type="float">
            <text:p>2,332146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5652" calcext:value-type="float">
            <text:p>4,56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41" calcext:value-type="float">
            <text:p>0,6141</text:p>
          </table:table-cell>
          <table:table-cell office:value-type="float" office:value="1.0089" calcext:value-type="float">
            <text:p>1,0089</text:p>
          </table:table-cell>
          <table:table-cell table:formula="of:=[.O173]*[.O173]" office:value-type="float" office:value="1.01787921" calcext:value-type="float">
            <text:p>1,01787921</text:p>
          </table:table-cell>
          <table:table-cell table:number-columns-repeated="2"/>
          <table:table-cell table:formula="of:=[.A173]*[.S$1] + IF([.A173]=0;0;[.S$2])" office:value-type="float" office:value="2.56794204" calcext:value-type="float">
            <text:p>2,56794204</text:p>
          </table:table-cell>
          <table:table-cell table:formula="of:=[.B173]*[.T$1] + IF([.B173]=0;0;[.T$2])" office:value-type="float" office:value="0" calcext:value-type="float">
            <text:p>0</text:p>
          </table:table-cell>
          <table:table-cell table:formula="of:=[.C173]*[.U$1] + IF([.C173]=0;0;[.U$2])" office:value-type="float" office:value="0.15110812" calcext:value-type="float">
            <text:p>0,15110812</text:p>
          </table:table-cell>
          <table:table-cell table:formula="of:=[.D173]*[.V$1] + IF([.D173]=0;0;[.V$2])" office:value-type="float" office:value="0" calcext:value-type="float">
            <text:p>0</text:p>
          </table:table-cell>
          <table:table-cell table:formula="of:=[.E173]*[.W$1] + IF([.E173]=0;0;[.W$2])" office:value-type="float" office:value="0" calcext:value-type="float">
            <text:p>0</text:p>
          </table:table-cell>
          <table:table-cell table:formula="of:=[.F173]*[.X$1] + IF([.F173]=0;0;[.X$2])" office:value-type="float" office:value="0" calcext:value-type="float">
            <text:p>0</text:p>
          </table:table-cell>
          <table:table-cell table:formula="of:=[.G173]*[.Y$1] + IF([.G173]=0;0;[.Y$2])" office:value-type="float" office:value="0" calcext:value-type="float">
            <text:p>0</text:p>
          </table:table-cell>
          <table:table-cell table:formula="of:=[.H173]*[.Z$1] + IF([.H173]=0;0;[.Z$2])" office:value-type="float" office:value="0" calcext:value-type="float">
            <text:p>0</text:p>
          </table:table-cell>
          <table:table-cell table:formula="of:=[.I173]*[.AA$1] + IF([.I173]=0;0;[.AA$2])" office:value-type="float" office:value="0" calcext:value-type="float">
            <text:p>0</text:p>
          </table:table-cell>
          <table:table-cell table:formula="of:=[.J173]*[.AB$1] + IF([.J173]=0;0;[.AB$2])" office:value-type="float" office:value="0" calcext:value-type="float">
            <text:p>0</text:p>
          </table:table-cell>
          <table:table-cell table:formula="of:=[.K173]*[.AC$1] + IF([.K173]=0;0;[.AC$2])" office:value-type="float" office:value="0" calcext:value-type="float">
            <text:p>0</text:p>
          </table:table-cell>
          <table:table-cell table:formula="of:=[.L173]*[.AD$1] + IF([.L173]=0;0;[.AD$2])" office:value-type="float" office:value="0" calcext:value-type="float">
            <text:p>0</text:p>
          </table:table-cell>
          <table:table-cell table:formula="of:=[.M173]*[.AE$1] + IF([.M173]=0;0;[.AE$2])" office:value-type="float" office:value="0" calcext:value-type="float">
            <text:p>0</text:p>
          </table:table-cell>
          <table:table-cell/>
          <table:table-cell table:formula="of:=SUM([.S173:.AE173])" office:value-type="float" office:value="2.71905016" calcext:value-type="float">
            <text:p>2,71905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,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87" calcext:value-type="float">
            <text:p>0,487</text:p>
          </table:table-cell>
          <table:table-cell office:value-type="float" office:value="0.7433" calcext:value-type="float">
            <text:p>0,7433</text:p>
          </table:table-cell>
          <table:table-cell table:formula="of:=[.O174]*[.O174]" office:value-type="float" office:value="0.55249489" calcext:value-type="float">
            <text:p>0,55249489</text:p>
          </table:table-cell>
          <table:table-cell table:number-columns-repeated="2"/>
          <table:table-cell table:formula="of:=[.A174]*[.S$1] + IF([.A174]=0;0;[.S$2])" office:value-type="float" office:value="2.4328" calcext:value-type="float">
            <text:p>2,4328</text:p>
          </table:table-cell>
          <table:table-cell table:formula="of:=[.B174]*[.T$1] + IF([.B174]=0;0;[.T$2])" office:value-type="float" office:value="0" calcext:value-type="float">
            <text:p>0</text:p>
          </table:table-cell>
          <table:table-cell table:formula="of:=[.C174]*[.U$1] + IF([.C174]=0;0;[.U$2])" office:value-type="float" office:value="0.086722" calcext:value-type="float">
            <text:p>0,086722</text:p>
          </table:table-cell>
          <table:table-cell table:formula="of:=[.D174]*[.V$1] + IF([.D174]=0;0;[.V$2])" office:value-type="float" office:value="0" calcext:value-type="float">
            <text:p>0</text:p>
          </table:table-cell>
          <table:table-cell table:formula="of:=[.E174]*[.W$1] + IF([.E174]=0;0;[.W$2])" office:value-type="float" office:value="0" calcext:value-type="float">
            <text:p>0</text:p>
          </table:table-cell>
          <table:table-cell table:formula="of:=[.F174]*[.X$1] + IF([.F174]=0;0;[.X$2])" office:value-type="float" office:value="0" calcext:value-type="float">
            <text:p>0</text:p>
          </table:table-cell>
          <table:table-cell table:formula="of:=[.G174]*[.Y$1] + IF([.G174]=0;0;[.Y$2])" office:value-type="float" office:value="0" calcext:value-type="float">
            <text:p>0</text:p>
          </table:table-cell>
          <table:table-cell table:formula="of:=[.H174]*[.Z$1] + IF([.H174]=0;0;[.Z$2])" office:value-type="float" office:value="0" calcext:value-type="float">
            <text:p>0</text:p>
          </table:table-cell>
          <table:table-cell table:formula="of:=[.I174]*[.AA$1] + IF([.I174]=0;0;[.AA$2])" office:value-type="float" office:value="0" calcext:value-type="float">
            <text:p>0</text:p>
          </table:table-cell>
          <table:table-cell table:formula="of:=[.J174]*[.AB$1] + IF([.J174]=0;0;[.AB$2])" office:value-type="float" office:value="0" calcext:value-type="float">
            <text:p>0</text:p>
          </table:table-cell>
          <table:table-cell table:formula="of:=[.K174]*[.AC$1] + IF([.K174]=0;0;[.AC$2])" office:value-type="float" office:value="0" calcext:value-type="float">
            <text:p>0</text:p>
          </table:table-cell>
          <table:table-cell table:formula="of:=[.L174]*[.AD$1] + IF([.L174]=0;0;[.AD$2])" office:value-type="float" office:value="0" calcext:value-type="float">
            <text:p>0</text:p>
          </table:table-cell>
          <table:table-cell table:formula="of:=[.M174]*[.AE$1] + IF([.M174]=0;0;[.AE$2])" office:value-type="float" office:value="0" calcext:value-type="float">
            <text:p>0</text:p>
          </table:table-cell>
          <table:table-cell/>
          <table:table-cell table:formula="of:=SUM([.S174:.AE174])" office:value-type="float" office:value="2.519522" calcext:value-type="float">
            <text:p>2,51952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502" calcext:value-type="float">
            <text:p>3,6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64" calcext:value-type="float">
            <text:p>0,9464</text:p>
          </table:table-cell>
          <table:table-cell office:value-type="float" office:value="1.8252" calcext:value-type="float">
            <text:p>1,8252</text:p>
          </table:table-cell>
          <table:table-cell table:formula="of:=[.O175]*[.O175]" office:value-type="float" office:value="3.33135504" calcext:value-type="float">
            <text:p>3,33135504</text:p>
          </table:table-cell>
          <table:table-cell table:number-columns-repeated="2"/>
          <table:table-cell table:formula="of:=[.A175]*[.S$1] + IF([.A175]=0;0;[.S$2])" office:value-type="float" office:value="2.56794204" calcext:value-type="float">
            <text:p>2,56794204</text:p>
          </table:table-cell>
          <table:table-cell table:formula="of:=[.B175]*[.T$1] + IF([.B175]=0;0;[.T$2])" office:value-type="float" office:value="0" calcext:value-type="float">
            <text:p>0</text:p>
          </table:table-cell>
          <table:table-cell table:formula="of:=[.C175]*[.U$1] + IF([.C175]=0;0;[.U$2])" office:value-type="float" office:value="0.12082162" calcext:value-type="float">
            <text:p>0,12082162</text:p>
          </table:table-cell>
          <table:table-cell table:formula="of:=[.D175]*[.V$1] + IF([.D175]=0;0;[.V$2])" office:value-type="float" office:value="0" calcext:value-type="float">
            <text:p>0</text:p>
          </table:table-cell>
          <table:table-cell table:formula="of:=[.E175]*[.W$1] + IF([.E175]=0;0;[.W$2])" office:value-type="float" office:value="0" calcext:value-type="float">
            <text:p>0</text:p>
          </table:table-cell>
          <table:table-cell table:formula="of:=[.F175]*[.X$1] + IF([.F175]=0;0;[.X$2])" office:value-type="float" office:value="0" calcext:value-type="float">
            <text:p>0</text:p>
          </table:table-cell>
          <table:table-cell table:formula="of:=[.G175]*[.Y$1] + IF([.G175]=0;0;[.Y$2])" office:value-type="float" office:value="0" calcext:value-type="float">
            <text:p>0</text:p>
          </table:table-cell>
          <table:table-cell table:formula="of:=[.H175]*[.Z$1] + IF([.H175]=0;0;[.Z$2])" office:value-type="float" office:value="0" calcext:value-type="float">
            <text:p>0</text:p>
          </table:table-cell>
          <table:table-cell table:formula="of:=[.I175]*[.AA$1] + IF([.I175]=0;0;[.AA$2])" office:value-type="float" office:value="0" calcext:value-type="float">
            <text:p>0</text:p>
          </table:table-cell>
          <table:table-cell table:formula="of:=[.J175]*[.AB$1] + IF([.J175]=0;0;[.AB$2])" office:value-type="float" office:value="0" calcext:value-type="float">
            <text:p>0</text:p>
          </table:table-cell>
          <table:table-cell table:formula="of:=[.K175]*[.AC$1] + IF([.K175]=0;0;[.AC$2])" office:value-type="float" office:value="0" calcext:value-type="float">
            <text:p>0</text:p>
          </table:table-cell>
          <table:table-cell table:formula="of:=[.L175]*[.AD$1] + IF([.L175]=0;0;[.AD$2])" office:value-type="float" office:value="0" calcext:value-type="float">
            <text:p>0</text:p>
          </table:table-cell>
          <table:table-cell table:formula="of:=[.M175]*[.AE$1] + IF([.M175]=0;0;[.AE$2])" office:value-type="float" office:value="0" calcext:value-type="float">
            <text:p>0</text:p>
          </table:table-cell>
          <table:table-cell/>
          <table:table-cell table:formula="of:=SUM([.S175:.AE175])" office:value-type="float" office:value="2.68876366" calcext:value-type="float">
            <text:p>2,6887636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2318" calcext:value-type="float">
            <text:p>5,23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48" calcext:value-type="float">
            <text:p>0,5648</text:p>
          </table:table-cell>
          <table:table-cell office:value-type="float" office:value="0.8876" calcext:value-type="float">
            <text:p>0,8876</text:p>
          </table:table-cell>
          <table:table-cell table:formula="of:=[.O176]*[.O176]" office:value-type="float" office:value="0.78783376" calcext:value-type="float">
            <text:p>0,78783376</text:p>
          </table:table-cell>
          <table:table-cell table:number-columns-repeated="2"/>
          <table:table-cell table:formula="of:=[.A176]*[.S$1] + IF([.A176]=0;0;[.S$2])" office:value-type="float" office:value="2.16251592" calcext:value-type="float">
            <text:p>2,16251592</text:p>
          </table:table-cell>
          <table:table-cell table:formula="of:=[.B176]*[.T$1] + IF([.B176]=0;0;[.T$2])" office:value-type="float" office:value="0" calcext:value-type="float">
            <text:p>0</text:p>
          </table:table-cell>
          <table:table-cell table:formula="of:=[.C176]*[.U$1] + IF([.C176]=0;0;[.U$2])" office:value-type="float" office:value="0.17317258" calcext:value-type="float">
            <text:p>0,17317258</text:p>
          </table:table-cell>
          <table:table-cell table:formula="of:=[.D176]*[.V$1] + IF([.D176]=0;0;[.V$2])" office:value-type="float" office:value="0" calcext:value-type="float">
            <text:p>0</text:p>
          </table:table-cell>
          <table:table-cell table:formula="of:=[.E176]*[.W$1] + IF([.E176]=0;0;[.W$2])" office:value-type="float" office:value="0" calcext:value-type="float">
            <text:p>0</text:p>
          </table:table-cell>
          <table:table-cell table:formula="of:=[.F176]*[.X$1] + IF([.F176]=0;0;[.X$2])" office:value-type="float" office:value="0" calcext:value-type="float">
            <text:p>0</text:p>
          </table:table-cell>
          <table:table-cell table:formula="of:=[.G176]*[.Y$1] + IF([.G176]=0;0;[.Y$2])" office:value-type="float" office:value="0" calcext:value-type="float">
            <text:p>0</text:p>
          </table:table-cell>
          <table:table-cell table:formula="of:=[.H176]*[.Z$1] + IF([.H176]=0;0;[.Z$2])" office:value-type="float" office:value="0" calcext:value-type="float">
            <text:p>0</text:p>
          </table:table-cell>
          <table:table-cell table:formula="of:=[.I176]*[.AA$1] + IF([.I176]=0;0;[.AA$2])" office:value-type="float" office:value="0" calcext:value-type="float">
            <text:p>0</text:p>
          </table:table-cell>
          <table:table-cell table:formula="of:=[.J176]*[.AB$1] + IF([.J176]=0;0;[.AB$2])" office:value-type="float" office:value="0" calcext:value-type="float">
            <text:p>0</text:p>
          </table:table-cell>
          <table:table-cell table:formula="of:=[.K176]*[.AC$1] + IF([.K176]=0;0;[.AC$2])" office:value-type="float" office:value="0" calcext:value-type="float">
            <text:p>0</text:p>
          </table:table-cell>
          <table:table-cell table:formula="of:=[.L176]*[.AD$1] + IF([.L176]=0;0;[.AD$2])" office:value-type="float" office:value="0" calcext:value-type="float">
            <text:p>0</text:p>
          </table:table-cell>
          <table:table-cell table:formula="of:=[.M176]*[.AE$1] + IF([.M176]=0;0;[.AE$2])" office:value-type="float" office:value="0" calcext:value-type="float">
            <text:p>0</text:p>
          </table:table-cell>
          <table:table-cell/>
          <table:table-cell table:formula="of:=SUM([.S176:.AE176])" office:value-type="float" office:value="2.3356885" calcext:value-type="float">
            <text:p>2,335688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097" calcext:value-type="float">
            <text:p>4,10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02" calcext:value-type="float">
            <text:p>0,8302</text:p>
          </table:table-cell>
          <table:table-cell office:value-type="float" office:value="1.1069" calcext:value-type="float">
            <text:p>1,1069</text:p>
          </table:table-cell>
          <table:table-cell table:formula="of:=[.O177]*[.O177]" office:value-type="float" office:value="1.22522761" calcext:value-type="float">
            <text:p>1,22522761</text:p>
          </table:table-cell>
          <table:table-cell table:number-columns-repeated="2"/>
          <table:table-cell table:formula="of:=[.A177]*[.S$1] + IF([.A177]=0;0;[.S$2])" office:value-type="float" office:value="2.16251592" calcext:value-type="float">
            <text:p>2,16251592</text:p>
          </table:table-cell>
          <table:table-cell table:formula="of:=[.B177]*[.T$1] + IF([.B177]=0;0;[.T$2])" office:value-type="float" office:value="0" calcext:value-type="float">
            <text:p>0</text:p>
          </table:table-cell>
          <table:table-cell table:formula="of:=[.C177]*[.U$1] + IF([.C177]=0;0;[.U$2])" office:value-type="float" office:value="0.13603107" calcext:value-type="float">
            <text:p>0,13603107</text:p>
          </table:table-cell>
          <table:table-cell table:formula="of:=[.D177]*[.V$1] + IF([.D177]=0;0;[.V$2])" office:value-type="float" office:value="0" calcext:value-type="float">
            <text:p>0</text:p>
          </table:table-cell>
          <table:table-cell table:formula="of:=[.E177]*[.W$1] + IF([.E177]=0;0;[.W$2])" office:value-type="float" office:value="0" calcext:value-type="float">
            <text:p>0</text:p>
          </table:table-cell>
          <table:table-cell table:formula="of:=[.F177]*[.X$1] + IF([.F177]=0;0;[.X$2])" office:value-type="float" office:value="0" calcext:value-type="float">
            <text:p>0</text:p>
          </table:table-cell>
          <table:table-cell table:formula="of:=[.G177]*[.Y$1] + IF([.G177]=0;0;[.Y$2])" office:value-type="float" office:value="0" calcext:value-type="float">
            <text:p>0</text:p>
          </table:table-cell>
          <table:table-cell table:formula="of:=[.H177]*[.Z$1] + IF([.H177]=0;0;[.Z$2])" office:value-type="float" office:value="0" calcext:value-type="float">
            <text:p>0</text:p>
          </table:table-cell>
          <table:table-cell table:formula="of:=[.I177]*[.AA$1] + IF([.I177]=0;0;[.AA$2])" office:value-type="float" office:value="0" calcext:value-type="float">
            <text:p>0</text:p>
          </table:table-cell>
          <table:table-cell table:formula="of:=[.J177]*[.AB$1] + IF([.J177]=0;0;[.AB$2])" office:value-type="float" office:value="0" calcext:value-type="float">
            <text:p>0</text:p>
          </table:table-cell>
          <table:table-cell table:formula="of:=[.K177]*[.AC$1] + IF([.K177]=0;0;[.AC$2])" office:value-type="float" office:value="0" calcext:value-type="float">
            <text:p>0</text:p>
          </table:table-cell>
          <table:table-cell table:formula="of:=[.L177]*[.AD$1] + IF([.L177]=0;0;[.AD$2])" office:value-type="float" office:value="0" calcext:value-type="float">
            <text:p>0</text:p>
          </table:table-cell>
          <table:table-cell table:formula="of:=[.M177]*[.AE$1] + IF([.M177]=0;0;[.AE$2])" office:value-type="float" office:value="0" calcext:value-type="float">
            <text:p>0</text:p>
          </table:table-cell>
          <table:table-cell/>
          <table:table-cell table:formula="of:=SUM([.S177:.AE177])" office:value-type="float" office:value="2.29854699" calcext:value-type="float">
            <text:p>2,2985469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5528" calcext:value-type="float">
            <text:p>2,5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115" calcext:value-type="float">
            <text:p>0,5115</text:p>
          </table:table-cell>
          <table:table-cell office:value-type="float" office:value="0.692" calcext:value-type="float">
            <text:p>0,692</text:p>
          </table:table-cell>
          <table:table-cell table:formula="of:=[.O178]*[.O178]" office:value-type="float" office:value="0.478864" calcext:value-type="float">
            <text:p>0,478864</text:p>
          </table:table-cell>
          <table:table-cell table:number-columns-repeated="2"/>
          <table:table-cell table:formula="of:=[.A178]*[.S$1] + IF([.A178]=0;0;[.S$2])" office:value-type="float" office:value="2.29765796" calcext:value-type="float">
            <text:p>2,29765796</text:p>
          </table:table-cell>
          <table:table-cell table:formula="of:=[.B178]*[.T$1] + IF([.B178]=0;0;[.T$2])" office:value-type="float" office:value="0" calcext:value-type="float">
            <text:p>0</text:p>
          </table:table-cell>
          <table:table-cell table:formula="of:=[.C178]*[.U$1] + IF([.C178]=0;0;[.U$2])" office:value-type="float" office:value="0.08449768" calcext:value-type="float">
            <text:p>0,08449768</text:p>
          </table:table-cell>
          <table:table-cell table:formula="of:=[.D178]*[.V$1] + IF([.D178]=0;0;[.V$2])" office:value-type="float" office:value="0" calcext:value-type="float">
            <text:p>0</text:p>
          </table:table-cell>
          <table:table-cell table:formula="of:=[.E178]*[.W$1] + IF([.E178]=0;0;[.W$2])" office:value-type="float" office:value="0" calcext:value-type="float">
            <text:p>0</text:p>
          </table:table-cell>
          <table:table-cell table:formula="of:=[.F178]*[.X$1] + IF([.F178]=0;0;[.X$2])" office:value-type="float" office:value="0" calcext:value-type="float">
            <text:p>0</text:p>
          </table:table-cell>
          <table:table-cell table:formula="of:=[.G178]*[.Y$1] + IF([.G178]=0;0;[.Y$2])" office:value-type="float" office:value="0" calcext:value-type="float">
            <text:p>0</text:p>
          </table:table-cell>
          <table:table-cell table:formula="of:=[.H178]*[.Z$1] + IF([.H178]=0;0;[.Z$2])" office:value-type="float" office:value="0" calcext:value-type="float">
            <text:p>0</text:p>
          </table:table-cell>
          <table:table-cell table:formula="of:=[.I178]*[.AA$1] + IF([.I178]=0;0;[.AA$2])" office:value-type="float" office:value="0" calcext:value-type="float">
            <text:p>0</text:p>
          </table:table-cell>
          <table:table-cell table:formula="of:=[.J178]*[.AB$1] + IF([.J178]=0;0;[.AB$2])" office:value-type="float" office:value="0" calcext:value-type="float">
            <text:p>0</text:p>
          </table:table-cell>
          <table:table-cell table:formula="of:=[.K178]*[.AC$1] + IF([.K178]=0;0;[.AC$2])" office:value-type="float" office:value="0" calcext:value-type="float">
            <text:p>0</text:p>
          </table:table-cell>
          <table:table-cell table:formula="of:=[.L178]*[.AD$1] + IF([.L178]=0;0;[.AD$2])" office:value-type="float" office:value="0" calcext:value-type="float">
            <text:p>0</text:p>
          </table:table-cell>
          <table:table-cell table:formula="of:=[.M178]*[.AE$1] + IF([.M178]=0;0;[.AE$2])" office:value-type="float" office:value="0" calcext:value-type="float">
            <text:p>0</text:p>
          </table:table-cell>
          <table:table-cell/>
          <table:table-cell table:formula="of:=SUM([.S178:.AE178])" office:value-type="float" office:value="2.38215564" calcext:value-type="float">
            <text:p>2,3821556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6.465" calcext:value-type="float">
            <text:p>6,4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32" calcext:value-type="float">
            <text:p>0,8132</text:p>
          </table:table-cell>
          <table:table-cell office:value-type="float" office:value="1.03" calcext:value-type="float">
            <text:p>1,03</text:p>
          </table:table-cell>
          <table:table-cell table:formula="of:=[.O179]*[.O179]" office:value-type="float" office:value="1.0609" calcext:value-type="float">
            <text:p>1,0609</text:p>
          </table:table-cell>
          <table:table-cell table:number-columns-repeated="2"/>
          <table:table-cell table:formula="of:=[.A179]*[.S$1] + IF([.A179]=0;0;[.S$2])" office:value-type="float" office:value="2.29765796" calcext:value-type="float">
            <text:p>2,29765796</text:p>
          </table:table-cell>
          <table:table-cell table:formula="of:=[.B179]*[.T$1] + IF([.B179]=0;0;[.T$2])" office:value-type="float" office:value="0" calcext:value-type="float">
            <text:p>0</text:p>
          </table:table-cell>
          <table:table-cell table:formula="of:=[.C179]*[.U$1] + IF([.C179]=0;0;[.U$2])" office:value-type="float" office:value="0.2139915" calcext:value-type="float">
            <text:p>0,2139915</text:p>
          </table:table-cell>
          <table:table-cell table:formula="of:=[.D179]*[.V$1] + IF([.D179]=0;0;[.V$2])" office:value-type="float" office:value="0" calcext:value-type="float">
            <text:p>0</text:p>
          </table:table-cell>
          <table:table-cell table:formula="of:=[.E179]*[.W$1] + IF([.E179]=0;0;[.W$2])" office:value-type="float" office:value="0" calcext:value-type="float">
            <text:p>0</text:p>
          </table:table-cell>
          <table:table-cell table:formula="of:=[.F179]*[.X$1] + IF([.F179]=0;0;[.X$2])" office:value-type="float" office:value="0" calcext:value-type="float">
            <text:p>0</text:p>
          </table:table-cell>
          <table:table-cell table:formula="of:=[.G179]*[.Y$1] + IF([.G179]=0;0;[.Y$2])" office:value-type="float" office:value="0" calcext:value-type="float">
            <text:p>0</text:p>
          </table:table-cell>
          <table:table-cell table:formula="of:=[.H179]*[.Z$1] + IF([.H179]=0;0;[.Z$2])" office:value-type="float" office:value="0" calcext:value-type="float">
            <text:p>0</text:p>
          </table:table-cell>
          <table:table-cell table:formula="of:=[.I179]*[.AA$1] + IF([.I179]=0;0;[.AA$2])" office:value-type="float" office:value="0" calcext:value-type="float">
            <text:p>0</text:p>
          </table:table-cell>
          <table:table-cell table:formula="of:=[.J179]*[.AB$1] + IF([.J179]=0;0;[.AB$2])" office:value-type="float" office:value="0" calcext:value-type="float">
            <text:p>0</text:p>
          </table:table-cell>
          <table:table-cell table:formula="of:=[.K179]*[.AC$1] + IF([.K179]=0;0;[.AC$2])" office:value-type="float" office:value="0" calcext:value-type="float">
            <text:p>0</text:p>
          </table:table-cell>
          <table:table-cell table:formula="of:=[.L179]*[.AD$1] + IF([.L179]=0;0;[.AD$2])" office:value-type="float" office:value="0" calcext:value-type="float">
            <text:p>0</text:p>
          </table:table-cell>
          <table:table-cell table:formula="of:=[.M179]*[.AE$1] + IF([.M179]=0;0;[.AE$2])" office:value-type="float" office:value="0" calcext:value-type="float">
            <text:p>0</text:p>
          </table:table-cell>
          <table:table-cell/>
          <table:table-cell table:formula="of:=SUM([.S179:.AE179])" office:value-type="float" office:value="2.51164946" calcext:value-type="float">
            <text:p>2,5116494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3827" calcext:value-type="float">
            <text:p>5,38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15" calcext:value-type="float">
            <text:p>0,7615</text:p>
          </table:table-cell>
          <table:table-cell office:value-type="float" office:value="1.0302" calcext:value-type="float">
            <text:p>1,0302</text:p>
          </table:table-cell>
          <table:table-cell table:formula="of:=[.O180]*[.O180]" office:value-type="float" office:value="1.06131204" calcext:value-type="float">
            <text:p>1,06131204</text:p>
          </table:table-cell>
          <table:table-cell table:number-columns-repeated="2"/>
          <table:table-cell table:formula="of:=[.A180]*[.S$1] + IF([.A180]=0;0;[.S$2])" office:value-type="float" office:value="2.16251592" calcext:value-type="float">
            <text:p>2,16251592</text:p>
          </table:table-cell>
          <table:table-cell table:formula="of:=[.B180]*[.T$1] + IF([.B180]=0;0;[.T$2])" office:value-type="float" office:value="0" calcext:value-type="float">
            <text:p>0</text:p>
          </table:table-cell>
          <table:table-cell table:formula="of:=[.C180]*[.U$1] + IF([.C180]=0;0;[.U$2])" office:value-type="float" office:value="0.17816737" calcext:value-type="float">
            <text:p>0,17816737</text:p>
          </table:table-cell>
          <table:table-cell table:formula="of:=[.D180]*[.V$1] + IF([.D180]=0;0;[.V$2])" office:value-type="float" office:value="0" calcext:value-type="float">
            <text:p>0</text:p>
          </table:table-cell>
          <table:table-cell table:formula="of:=[.E180]*[.W$1] + IF([.E180]=0;0;[.W$2])" office:value-type="float" office:value="0" calcext:value-type="float">
            <text:p>0</text:p>
          </table:table-cell>
          <table:table-cell table:formula="of:=[.F180]*[.X$1] + IF([.F180]=0;0;[.X$2])" office:value-type="float" office:value="0" calcext:value-type="float">
            <text:p>0</text:p>
          </table:table-cell>
          <table:table-cell table:formula="of:=[.G180]*[.Y$1] + IF([.G180]=0;0;[.Y$2])" office:value-type="float" office:value="0" calcext:value-type="float">
            <text:p>0</text:p>
          </table:table-cell>
          <table:table-cell table:formula="of:=[.H180]*[.Z$1] + IF([.H180]=0;0;[.Z$2])" office:value-type="float" office:value="0" calcext:value-type="float">
            <text:p>0</text:p>
          </table:table-cell>
          <table:table-cell table:formula="of:=[.I180]*[.AA$1] + IF([.I180]=0;0;[.AA$2])" office:value-type="float" office:value="0" calcext:value-type="float">
            <text:p>0</text:p>
          </table:table-cell>
          <table:table-cell table:formula="of:=[.J180]*[.AB$1] + IF([.J180]=0;0;[.AB$2])" office:value-type="float" office:value="0" calcext:value-type="float">
            <text:p>0</text:p>
          </table:table-cell>
          <table:table-cell table:formula="of:=[.K180]*[.AC$1] + IF([.K180]=0;0;[.AC$2])" office:value-type="float" office:value="0" calcext:value-type="float">
            <text:p>0</text:p>
          </table:table-cell>
          <table:table-cell table:formula="of:=[.L180]*[.AD$1] + IF([.L180]=0;0;[.AD$2])" office:value-type="float" office:value="0" calcext:value-type="float">
            <text:p>0</text:p>
          </table:table-cell>
          <table:table-cell table:formula="of:=[.M180]*[.AE$1] + IF([.M180]=0;0;[.AE$2])" office:value-type="float" office:value="0" calcext:value-type="float">
            <text:p>0</text:p>
          </table:table-cell>
          <table:table-cell/>
          <table:table-cell table:formula="of:=SUM([.S180:.AE180])" office:value-type="float" office:value="2.34068329" calcext:value-type="float">
            <text:p>2,3406832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203" calcext:value-type="float">
            <text:p>2,8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28" calcext:value-type="float">
            <text:p>0,6628</text:p>
          </table:table-cell>
          <table:table-cell office:value-type="float" office:value="0.9942" calcext:value-type="float">
            <text:p>0,9942</text:p>
          </table:table-cell>
          <table:table-cell table:formula="of:=[.O181]*[.O181]" office:value-type="float" office:value="0.98843364" calcext:value-type="float">
            <text:p>0,98843364</text:p>
          </table:table-cell>
          <table:table-cell table:number-columns-repeated="2"/>
          <table:table-cell table:formula="of:=[.A181]*[.S$1] + IF([.A181]=0;0;[.S$2])" office:value-type="float" office:value="2.29765796" calcext:value-type="float">
            <text:p>2,29765796</text:p>
          </table:table-cell>
          <table:table-cell table:formula="of:=[.B181]*[.T$1] + IF([.B181]=0;0;[.T$2])" office:value-type="float" office:value="0" calcext:value-type="float">
            <text:p>0</text:p>
          </table:table-cell>
          <table:table-cell table:formula="of:=[.C181]*[.U$1] + IF([.C181]=0;0;[.U$2])" office:value-type="float" office:value="0.09335193" calcext:value-type="float">
            <text:p>0,09335193</text:p>
          </table:table-cell>
          <table:table-cell table:formula="of:=[.D181]*[.V$1] + IF([.D181]=0;0;[.V$2])" office:value-type="float" office:value="0" calcext:value-type="float">
            <text:p>0</text:p>
          </table:table-cell>
          <table:table-cell table:formula="of:=[.E181]*[.W$1] + IF([.E181]=0;0;[.W$2])" office:value-type="float" office:value="0" calcext:value-type="float">
            <text:p>0</text:p>
          </table:table-cell>
          <table:table-cell table:formula="of:=[.F181]*[.X$1] + IF([.F181]=0;0;[.X$2])" office:value-type="float" office:value="0" calcext:value-type="float">
            <text:p>0</text:p>
          </table:table-cell>
          <table:table-cell table:formula="of:=[.G181]*[.Y$1] + IF([.G181]=0;0;[.Y$2])" office:value-type="float" office:value="0" calcext:value-type="float">
            <text:p>0</text:p>
          </table:table-cell>
          <table:table-cell table:formula="of:=[.H181]*[.Z$1] + IF([.H181]=0;0;[.Z$2])" office:value-type="float" office:value="0" calcext:value-type="float">
            <text:p>0</text:p>
          </table:table-cell>
          <table:table-cell table:formula="of:=[.I181]*[.AA$1] + IF([.I181]=0;0;[.AA$2])" office:value-type="float" office:value="0" calcext:value-type="float">
            <text:p>0</text:p>
          </table:table-cell>
          <table:table-cell table:formula="of:=[.J181]*[.AB$1] + IF([.J181]=0;0;[.AB$2])" office:value-type="float" office:value="0" calcext:value-type="float">
            <text:p>0</text:p>
          </table:table-cell>
          <table:table-cell table:formula="of:=[.K181]*[.AC$1] + IF([.K181]=0;0;[.AC$2])" office:value-type="float" office:value="0" calcext:value-type="float">
            <text:p>0</text:p>
          </table:table-cell>
          <table:table-cell table:formula="of:=[.L181]*[.AD$1] + IF([.L181]=0;0;[.AD$2])" office:value-type="float" office:value="0" calcext:value-type="float">
            <text:p>0</text:p>
          </table:table-cell>
          <table:table-cell table:formula="of:=[.M181]*[.AE$1] + IF([.M181]=0;0;[.AE$2])" office:value-type="float" office:value="0" calcext:value-type="float">
            <text:p>0</text:p>
          </table:table-cell>
          <table:table-cell/>
          <table:table-cell table:formula="of:=SUM([.S181:.AE181])" office:value-type="float" office:value="2.39100989" calcext:value-type="float">
            <text:p>2,39100989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5679" calcext:value-type="float">
            <text:p>2,56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23" calcext:value-type="float">
            <text:p>0,5723</text:p>
          </table:table-cell>
          <table:table-cell office:value-type="float" office:value="0.8585" calcext:value-type="float">
            <text:p>0,8585</text:p>
          </table:table-cell>
          <table:table-cell table:formula="of:=[.O182]*[.O182]" office:value-type="float" office:value="0.73702225" calcext:value-type="float">
            <text:p>0,73702225</text:p>
          </table:table-cell>
          <table:table-cell table:number-columns-repeated="2"/>
          <table:table-cell table:formula="of:=[.A182]*[.S$1] + IF([.A182]=0;0;[.S$2])" office:value-type="float" office:value="2.56794204" calcext:value-type="float">
            <text:p>2,56794204</text:p>
          </table:table-cell>
          <table:table-cell table:formula="of:=[.B182]*[.T$1] + IF([.B182]=0;0;[.T$2])" office:value-type="float" office:value="0" calcext:value-type="float">
            <text:p>0</text:p>
          </table:table-cell>
          <table:table-cell table:formula="of:=[.C182]*[.U$1] + IF([.C182]=0;0;[.U$2])" office:value-type="float" office:value="0.08499749" calcext:value-type="float">
            <text:p>0,08499749</text:p>
          </table:table-cell>
          <table:table-cell table:formula="of:=[.D182]*[.V$1] + IF([.D182]=0;0;[.V$2])" office:value-type="float" office:value="0" calcext:value-type="float">
            <text:p>0</text:p>
          </table:table-cell>
          <table:table-cell table:formula="of:=[.E182]*[.W$1] + IF([.E182]=0;0;[.W$2])" office:value-type="float" office:value="0" calcext:value-type="float">
            <text:p>0</text:p>
          </table:table-cell>
          <table:table-cell table:formula="of:=[.F182]*[.X$1] + IF([.F182]=0;0;[.X$2])" office:value-type="float" office:value="0" calcext:value-type="float">
            <text:p>0</text:p>
          </table:table-cell>
          <table:table-cell table:formula="of:=[.G182]*[.Y$1] + IF([.G182]=0;0;[.Y$2])" office:value-type="float" office:value="0" calcext:value-type="float">
            <text:p>0</text:p>
          </table:table-cell>
          <table:table-cell table:formula="of:=[.H182]*[.Z$1] + IF([.H182]=0;0;[.Z$2])" office:value-type="float" office:value="0" calcext:value-type="float">
            <text:p>0</text:p>
          </table:table-cell>
          <table:table-cell table:formula="of:=[.I182]*[.AA$1] + IF([.I182]=0;0;[.AA$2])" office:value-type="float" office:value="0" calcext:value-type="float">
            <text:p>0</text:p>
          </table:table-cell>
          <table:table-cell table:formula="of:=[.J182]*[.AB$1] + IF([.J182]=0;0;[.AB$2])" office:value-type="float" office:value="0" calcext:value-type="float">
            <text:p>0</text:p>
          </table:table-cell>
          <table:table-cell table:formula="of:=[.K182]*[.AC$1] + IF([.K182]=0;0;[.AC$2])" office:value-type="float" office:value="0" calcext:value-type="float">
            <text:p>0</text:p>
          </table:table-cell>
          <table:table-cell table:formula="of:=[.L182]*[.AD$1] + IF([.L182]=0;0;[.AD$2])" office:value-type="float" office:value="0" calcext:value-type="float">
            <text:p>0</text:p>
          </table:table-cell>
          <table:table-cell table:formula="of:=[.M182]*[.AE$1] + IF([.M182]=0;0;[.AE$2])" office:value-type="float" office:value="0" calcext:value-type="float">
            <text:p>0</text:p>
          </table:table-cell>
          <table:table-cell/>
          <table:table-cell table:formula="of:=SUM([.S182:.AE182])" office:value-type="float" office:value="2.65293953" calcext:value-type="float">
            <text:p>2,65293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032" calcext:value-type="float">
            <text:p>2,30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25" calcext:value-type="float">
            <text:p>0,7025</text:p>
          </table:table-cell>
          <table:table-cell office:value-type="float" office:value="1.0744" calcext:value-type="float">
            <text:p>1,0744</text:p>
          </table:table-cell>
          <table:table-cell table:formula="of:=[.O183]*[.O183]" office:value-type="float" office:value="1.15433536" calcext:value-type="float">
            <text:p>1,15433536</text:p>
          </table:table-cell>
          <table:table-cell table:number-columns-repeated="2"/>
          <table:table-cell table:formula="of:=[.A183]*[.S$1] + IF([.A183]=0;0;[.S$2])" office:value-type="float" office:value="2.4328" calcext:value-type="float">
            <text:p>2,4328</text:p>
          </table:table-cell>
          <table:table-cell table:formula="of:=[.B183]*[.T$1] + IF([.B183]=0;0;[.T$2])" office:value-type="float" office:value="0" calcext:value-type="float">
            <text:p>0</text:p>
          </table:table-cell>
          <table:table-cell table:formula="of:=[.C183]*[.U$1] + IF([.C183]=0;0;[.U$2])" office:value-type="float" office:value="0.07623592" calcext:value-type="float">
            <text:p>0,07623592</text:p>
          </table:table-cell>
          <table:table-cell table:formula="of:=[.D183]*[.V$1] + IF([.D183]=0;0;[.V$2])" office:value-type="float" office:value="0" calcext:value-type="float">
            <text:p>0</text:p>
          </table:table-cell>
          <table:table-cell table:formula="of:=[.E183]*[.W$1] + IF([.E183]=0;0;[.W$2])" office:value-type="float" office:value="0" calcext:value-type="float">
            <text:p>0</text:p>
          </table:table-cell>
          <table:table-cell table:formula="of:=[.F183]*[.X$1] + IF([.F183]=0;0;[.X$2])" office:value-type="float" office:value="0" calcext:value-type="float">
            <text:p>0</text:p>
          </table:table-cell>
          <table:table-cell table:formula="of:=[.G183]*[.Y$1] + IF([.G183]=0;0;[.Y$2])" office:value-type="float" office:value="0" calcext:value-type="float">
            <text:p>0</text:p>
          </table:table-cell>
          <table:table-cell table:formula="of:=[.H183]*[.Z$1] + IF([.H183]=0;0;[.Z$2])" office:value-type="float" office:value="0" calcext:value-type="float">
            <text:p>0</text:p>
          </table:table-cell>
          <table:table-cell table:formula="of:=[.I183]*[.AA$1] + IF([.I183]=0;0;[.AA$2])" office:value-type="float" office:value="0" calcext:value-type="float">
            <text:p>0</text:p>
          </table:table-cell>
          <table:table-cell table:formula="of:=[.J183]*[.AB$1] + IF([.J183]=0;0;[.AB$2])" office:value-type="float" office:value="0" calcext:value-type="float">
            <text:p>0</text:p>
          </table:table-cell>
          <table:table-cell table:formula="of:=[.K183]*[.AC$1] + IF([.K183]=0;0;[.AC$2])" office:value-type="float" office:value="0" calcext:value-type="float">
            <text:p>0</text:p>
          </table:table-cell>
          <table:table-cell table:formula="of:=[.L183]*[.AD$1] + IF([.L183]=0;0;[.AD$2])" office:value-type="float" office:value="0" calcext:value-type="float">
            <text:p>0</text:p>
          </table:table-cell>
          <table:table-cell table:formula="of:=[.M183]*[.AE$1] + IF([.M183]=0;0;[.AE$2])" office:value-type="float" office:value="0" calcext:value-type="float">
            <text:p>0</text:p>
          </table:table-cell>
          <table:table-cell/>
          <table:table-cell table:formula="of:=SUM([.S183:.AE183])" office:value-type="float" office:value="2.50903592" calcext:value-type="float">
            <text:p>2,5090359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831" calcext:value-type="float">
            <text:p>2,68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08" calcext:value-type="float">
            <text:p>0,9508</text:p>
          </table:table-cell>
          <table:table-cell office:value-type="float" office:value="1.8383" calcext:value-type="float">
            <text:p>1,8383</text:p>
          </table:table-cell>
          <table:table-cell table:formula="of:=[.O184]*[.O184]" office:value-type="float" office:value="3.37934689" calcext:value-type="float">
            <text:p>3,37934689</text:p>
          </table:table-cell>
          <table:table-cell table:number-columns-repeated="2"/>
          <table:table-cell table:formula="of:=[.A184]*[.S$1] + IF([.A184]=0;0;[.S$2])" office:value-type="float" office:value="2.29765796" calcext:value-type="float">
            <text:p>2,29765796</text:p>
          </table:table-cell>
          <table:table-cell table:formula="of:=[.B184]*[.T$1] + IF([.B184]=0;0;[.T$2])" office:value-type="float" office:value="0" calcext:value-type="float">
            <text:p>0</text:p>
          </table:table-cell>
          <table:table-cell table:formula="of:=[.C184]*[.U$1] + IF([.C184]=0;0;[.U$2])" office:value-type="float" office:value="0.08881061" calcext:value-type="float">
            <text:p>0,08881061</text:p>
          </table:table-cell>
          <table:table-cell table:formula="of:=[.D184]*[.V$1] + IF([.D184]=0;0;[.V$2])" office:value-type="float" office:value="0" calcext:value-type="float">
            <text:p>0</text:p>
          </table:table-cell>
          <table:table-cell table:formula="of:=[.E184]*[.W$1] + IF([.E184]=0;0;[.W$2])" office:value-type="float" office:value="0" calcext:value-type="float">
            <text:p>0</text:p>
          </table:table-cell>
          <table:table-cell table:formula="of:=[.F184]*[.X$1] + IF([.F184]=0;0;[.X$2])" office:value-type="float" office:value="0" calcext:value-type="float">
            <text:p>0</text:p>
          </table:table-cell>
          <table:table-cell table:formula="of:=[.G184]*[.Y$1] + IF([.G184]=0;0;[.Y$2])" office:value-type="float" office:value="0" calcext:value-type="float">
            <text:p>0</text:p>
          </table:table-cell>
          <table:table-cell table:formula="of:=[.H184]*[.Z$1] + IF([.H184]=0;0;[.Z$2])" office:value-type="float" office:value="0" calcext:value-type="float">
            <text:p>0</text:p>
          </table:table-cell>
          <table:table-cell table:formula="of:=[.I184]*[.AA$1] + IF([.I184]=0;0;[.AA$2])" office:value-type="float" office:value="0" calcext:value-type="float">
            <text:p>0</text:p>
          </table:table-cell>
          <table:table-cell table:formula="of:=[.J184]*[.AB$1] + IF([.J184]=0;0;[.AB$2])" office:value-type="float" office:value="0" calcext:value-type="float">
            <text:p>0</text:p>
          </table:table-cell>
          <table:table-cell table:formula="of:=[.K184]*[.AC$1] + IF([.K184]=0;0;[.AC$2])" office:value-type="float" office:value="0" calcext:value-type="float">
            <text:p>0</text:p>
          </table:table-cell>
          <table:table-cell table:formula="of:=[.L184]*[.AD$1] + IF([.L184]=0;0;[.AD$2])" office:value-type="float" office:value="0" calcext:value-type="float">
            <text:p>0</text:p>
          </table:table-cell>
          <table:table-cell table:formula="of:=[.M184]*[.AE$1] + IF([.M184]=0;0;[.AE$2])" office:value-type="float" office:value="0" calcext:value-type="float">
            <text:p>0</text:p>
          </table:table-cell>
          <table:table-cell/>
          <table:table-cell table:formula="of:=SUM([.S184:.AE184])" office:value-type="float" office:value="2.38646857" calcext:value-type="float">
            <text:p>2,3864685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859" calcext:value-type="float">
            <text:p>4,68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55" calcext:value-type="float">
            <text:p>0,7755</text:p>
          </table:table-cell>
          <table:table-cell office:value-type="float" office:value="1.2408" calcext:value-type="float">
            <text:p>1,2408</text:p>
          </table:table-cell>
          <table:table-cell table:formula="of:=[.O185]*[.O185]" office:value-type="float" office:value="1.53958464" calcext:value-type="float">
            <text:p>1,53958464</text:p>
          </table:table-cell>
          <table:table-cell table:number-columns-repeated="2"/>
          <table:table-cell table:formula="of:=[.A185]*[.S$1] + IF([.A185]=0;0;[.S$2])" office:value-type="float" office:value="2.29765796" calcext:value-type="float">
            <text:p>2,29765796</text:p>
          </table:table-cell>
          <table:table-cell table:formula="of:=[.B185]*[.T$1] + IF([.B185]=0;0;[.T$2])" office:value-type="float" office:value="0" calcext:value-type="float">
            <text:p>0</text:p>
          </table:table-cell>
          <table:table-cell table:formula="of:=[.C185]*[.U$1] + IF([.C185]=0;0;[.U$2])" office:value-type="float" office:value="0.15510329" calcext:value-type="float">
            <text:p>0,15510329</text:p>
          </table:table-cell>
          <table:table-cell table:formula="of:=[.D185]*[.V$1] + IF([.D185]=0;0;[.V$2])" office:value-type="float" office:value="0" calcext:value-type="float">
            <text:p>0</text:p>
          </table:table-cell>
          <table:table-cell table:formula="of:=[.E185]*[.W$1] + IF([.E185]=0;0;[.W$2])" office:value-type="float" office:value="0" calcext:value-type="float">
            <text:p>0</text:p>
          </table:table-cell>
          <table:table-cell table:formula="of:=[.F185]*[.X$1] + IF([.F185]=0;0;[.X$2])" office:value-type="float" office:value="0" calcext:value-type="float">
            <text:p>0</text:p>
          </table:table-cell>
          <table:table-cell table:formula="of:=[.G185]*[.Y$1] + IF([.G185]=0;0;[.Y$2])" office:value-type="float" office:value="0" calcext:value-type="float">
            <text:p>0</text:p>
          </table:table-cell>
          <table:table-cell table:formula="of:=[.H185]*[.Z$1] + IF([.H185]=0;0;[.Z$2])" office:value-type="float" office:value="0" calcext:value-type="float">
            <text:p>0</text:p>
          </table:table-cell>
          <table:table-cell table:formula="of:=[.I185]*[.AA$1] + IF([.I185]=0;0;[.AA$2])" office:value-type="float" office:value="0" calcext:value-type="float">
            <text:p>0</text:p>
          </table:table-cell>
          <table:table-cell table:formula="of:=[.J185]*[.AB$1] + IF([.J185]=0;0;[.AB$2])" office:value-type="float" office:value="0" calcext:value-type="float">
            <text:p>0</text:p>
          </table:table-cell>
          <table:table-cell table:formula="of:=[.K185]*[.AC$1] + IF([.K185]=0;0;[.AC$2])" office:value-type="float" office:value="0" calcext:value-type="float">
            <text:p>0</text:p>
          </table:table-cell>
          <table:table-cell table:formula="of:=[.L185]*[.AD$1] + IF([.L185]=0;0;[.AD$2])" office:value-type="float" office:value="0" calcext:value-type="float">
            <text:p>0</text:p>
          </table:table-cell>
          <table:table-cell table:formula="of:=[.M185]*[.AE$1] + IF([.M185]=0;0;[.AE$2])" office:value-type="float" office:value="0" calcext:value-type="float">
            <text:p>0</text:p>
          </table:table-cell>
          <table:table-cell/>
          <table:table-cell table:formula="of:=SUM([.S185:.AE185])" office:value-type="float" office:value="2.45276125" calcext:value-type="float">
            <text:p>2,45276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545" calcext:value-type="float">
            <text:p>3,7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87" calcext:value-type="float">
            <text:p>0,7287</text:p>
          </table:table-cell>
          <table:table-cell office:value-type="float" office:value="1.2491" calcext:value-type="float">
            <text:p>1,2491</text:p>
          </table:table-cell>
          <table:table-cell table:formula="of:=[.O186]*[.O186]" office:value-type="float" office:value="1.56025081" calcext:value-type="float">
            <text:p>1,56025081</text:p>
          </table:table-cell>
          <table:table-cell table:number-columns-repeated="2"/>
          <table:table-cell table:formula="of:=[.A186]*[.S$1] + IF([.A186]=0;0;[.S$2])" office:value-type="float" office:value="2.4328" calcext:value-type="float">
            <text:p>2,4328</text:p>
          </table:table-cell>
          <table:table-cell table:formula="of:=[.B186]*[.T$1] + IF([.B186]=0;0;[.T$2])" office:value-type="float" office:value="0" calcext:value-type="float">
            <text:p>0</text:p>
          </table:table-cell>
          <table:table-cell table:formula="of:=[.C186]*[.U$1] + IF([.C186]=0;0;[.U$2])" office:value-type="float" office:value="0.12427395" calcext:value-type="float">
            <text:p>0,12427395</text:p>
          </table:table-cell>
          <table:table-cell table:formula="of:=[.D186]*[.V$1] + IF([.D186]=0;0;[.V$2])" office:value-type="float" office:value="0" calcext:value-type="float">
            <text:p>0</text:p>
          </table:table-cell>
          <table:table-cell table:formula="of:=[.E186]*[.W$1] + IF([.E186]=0;0;[.W$2])" office:value-type="float" office:value="0" calcext:value-type="float">
            <text:p>0</text:p>
          </table:table-cell>
          <table:table-cell table:formula="of:=[.F186]*[.X$1] + IF([.F186]=0;0;[.X$2])" office:value-type="float" office:value="0" calcext:value-type="float">
            <text:p>0</text:p>
          </table:table-cell>
          <table:table-cell table:formula="of:=[.G186]*[.Y$1] + IF([.G186]=0;0;[.Y$2])" office:value-type="float" office:value="0" calcext:value-type="float">
            <text:p>0</text:p>
          </table:table-cell>
          <table:table-cell table:formula="of:=[.H186]*[.Z$1] + IF([.H186]=0;0;[.Z$2])" office:value-type="float" office:value="0" calcext:value-type="float">
            <text:p>0</text:p>
          </table:table-cell>
          <table:table-cell table:formula="of:=[.I186]*[.AA$1] + IF([.I186]=0;0;[.AA$2])" office:value-type="float" office:value="0" calcext:value-type="float">
            <text:p>0</text:p>
          </table:table-cell>
          <table:table-cell table:formula="of:=[.J186]*[.AB$1] + IF([.J186]=0;0;[.AB$2])" office:value-type="float" office:value="0" calcext:value-type="float">
            <text:p>0</text:p>
          </table:table-cell>
          <table:table-cell table:formula="of:=[.K186]*[.AC$1] + IF([.K186]=0;0;[.AC$2])" office:value-type="float" office:value="0" calcext:value-type="float">
            <text:p>0</text:p>
          </table:table-cell>
          <table:table-cell table:formula="of:=[.L186]*[.AD$1] + IF([.L186]=0;0;[.AD$2])" office:value-type="float" office:value="0" calcext:value-type="float">
            <text:p>0</text:p>
          </table:table-cell>
          <table:table-cell table:formula="of:=[.M186]*[.AE$1] + IF([.M186]=0;0;[.AE$2])" office:value-type="float" office:value="0" calcext:value-type="float">
            <text:p>0</text:p>
          </table:table-cell>
          <table:table-cell/>
          <table:table-cell table:formula="of:=SUM([.S186:.AE186])" office:value-type="float" office:value="2.55707395" calcext:value-type="float">
            <text:p>2,5570739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4088" calcext:value-type="float">
            <text:p>5,4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08" calcext:value-type="float">
            <text:p>0,9408</text:p>
          </table:table-cell>
          <table:table-cell office:value-type="float" office:value="2.8225" calcext:value-type="float">
            <text:p>2,8225</text:p>
          </table:table-cell>
          <table:table-cell table:formula="of:=[.O187]*[.O187]" office:value-type="float" office:value="7.96650625" calcext:value-type="float">
            <text:p>7,96650625</text:p>
          </table:table-cell>
          <table:table-cell table:number-columns-repeated="2"/>
          <table:table-cell table:formula="of:=[.A187]*[.S$1] + IF([.A187]=0;0;[.S$2])" office:value-type="float" office:value="2.29765796" calcext:value-type="float">
            <text:p>2,29765796</text:p>
          </table:table-cell>
          <table:table-cell table:formula="of:=[.B187]*[.T$1] + IF([.B187]=0;0;[.T$2])" office:value-type="float" office:value="0" calcext:value-type="float">
            <text:p>0</text:p>
          </table:table-cell>
          <table:table-cell table:formula="of:=[.C187]*[.U$1] + IF([.C187]=0;0;[.U$2])" office:value-type="float" office:value="0.17903128" calcext:value-type="float">
            <text:p>0,17903128</text:p>
          </table:table-cell>
          <table:table-cell table:formula="of:=[.D187]*[.V$1] + IF([.D187]=0;0;[.V$2])" office:value-type="float" office:value="0" calcext:value-type="float">
            <text:p>0</text:p>
          </table:table-cell>
          <table:table-cell table:formula="of:=[.E187]*[.W$1] + IF([.E187]=0;0;[.W$2])" office:value-type="float" office:value="0" calcext:value-type="float">
            <text:p>0</text:p>
          </table:table-cell>
          <table:table-cell table:formula="of:=[.F187]*[.X$1] + IF([.F187]=0;0;[.X$2])" office:value-type="float" office:value="0" calcext:value-type="float">
            <text:p>0</text:p>
          </table:table-cell>
          <table:table-cell table:formula="of:=[.G187]*[.Y$1] + IF([.G187]=0;0;[.Y$2])" office:value-type="float" office:value="0" calcext:value-type="float">
            <text:p>0</text:p>
          </table:table-cell>
          <table:table-cell table:formula="of:=[.H187]*[.Z$1] + IF([.H187]=0;0;[.Z$2])" office:value-type="float" office:value="0" calcext:value-type="float">
            <text:p>0</text:p>
          </table:table-cell>
          <table:table-cell table:formula="of:=[.I187]*[.AA$1] + IF([.I187]=0;0;[.AA$2])" office:value-type="float" office:value="0" calcext:value-type="float">
            <text:p>0</text:p>
          </table:table-cell>
          <table:table-cell table:formula="of:=[.J187]*[.AB$1] + IF([.J187]=0;0;[.AB$2])" office:value-type="float" office:value="0" calcext:value-type="float">
            <text:p>0</text:p>
          </table:table-cell>
          <table:table-cell table:formula="of:=[.K187]*[.AC$1] + IF([.K187]=0;0;[.AC$2])" office:value-type="float" office:value="0" calcext:value-type="float">
            <text:p>0</text:p>
          </table:table-cell>
          <table:table-cell table:formula="of:=[.L187]*[.AD$1] + IF([.L187]=0;0;[.AD$2])" office:value-type="float" office:value="0" calcext:value-type="float">
            <text:p>0</text:p>
          </table:table-cell>
          <table:table-cell table:formula="of:=[.M187]*[.AE$1] + IF([.M187]=0;0;[.AE$2])" office:value-type="float" office:value="0" calcext:value-type="float">
            <text:p>0</text:p>
          </table:table-cell>
          <table:table-cell/>
          <table:table-cell table:formula="of:=SUM([.S187:.AE187])" office:value-type="float" office:value="2.47668924" calcext:value-type="float">
            <text:p>2,47668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122" calcext:value-type="float">
            <text:p>3,9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722" calcext:value-type="float">
            <text:p>1,1722</text:p>
          </table:table-cell>
          <table:table-cell office:value-type="float" office:value="1.9536" calcext:value-type="float">
            <text:p>1,9536</text:p>
          </table:table-cell>
          <table:table-cell table:formula="of:=[.O188]*[.O188]" office:value-type="float" office:value="3.81655296" calcext:value-type="float">
            <text:p>3,81655296</text:p>
          </table:table-cell>
          <table:table-cell table:number-columns-repeated="2"/>
          <table:table-cell table:formula="of:=[.A188]*[.S$1] + IF([.A188]=0;0;[.S$2])" office:value-type="float" office:value="2.4328" calcext:value-type="float">
            <text:p>2,4328</text:p>
          </table:table-cell>
          <table:table-cell table:formula="of:=[.B188]*[.T$1] + IF([.B188]=0;0;[.T$2])" office:value-type="float" office:value="0" calcext:value-type="float">
            <text:p>0</text:p>
          </table:table-cell>
          <table:table-cell table:formula="of:=[.C188]*[.U$1] + IF([.C188]=0;0;[.U$2])" office:value-type="float" office:value="0.12949382" calcext:value-type="float">
            <text:p>0,12949382</text:p>
          </table:table-cell>
          <table:table-cell table:formula="of:=[.D188]*[.V$1] + IF([.D188]=0;0;[.V$2])" office:value-type="float" office:value="0" calcext:value-type="float">
            <text:p>0</text:p>
          </table:table-cell>
          <table:table-cell table:formula="of:=[.E188]*[.W$1] + IF([.E188]=0;0;[.W$2])" office:value-type="float" office:value="0" calcext:value-type="float">
            <text:p>0</text:p>
          </table:table-cell>
          <table:table-cell table:formula="of:=[.F188]*[.X$1] + IF([.F188]=0;0;[.X$2])" office:value-type="float" office:value="0" calcext:value-type="float">
            <text:p>0</text:p>
          </table:table-cell>
          <table:table-cell table:formula="of:=[.G188]*[.Y$1] + IF([.G188]=0;0;[.Y$2])" office:value-type="float" office:value="0" calcext:value-type="float">
            <text:p>0</text:p>
          </table:table-cell>
          <table:table-cell table:formula="of:=[.H188]*[.Z$1] + IF([.H188]=0;0;[.Z$2])" office:value-type="float" office:value="0" calcext:value-type="float">
            <text:p>0</text:p>
          </table:table-cell>
          <table:table-cell table:formula="of:=[.I188]*[.AA$1] + IF([.I188]=0;0;[.AA$2])" office:value-type="float" office:value="0" calcext:value-type="float">
            <text:p>0</text:p>
          </table:table-cell>
          <table:table-cell table:formula="of:=[.J188]*[.AB$1] + IF([.J188]=0;0;[.AB$2])" office:value-type="float" office:value="0" calcext:value-type="float">
            <text:p>0</text:p>
          </table:table-cell>
          <table:table-cell table:formula="of:=[.K188]*[.AC$1] + IF([.K188]=0;0;[.AC$2])" office:value-type="float" office:value="0" calcext:value-type="float">
            <text:p>0</text:p>
          </table:table-cell>
          <table:table-cell table:formula="of:=[.L188]*[.AD$1] + IF([.L188]=0;0;[.AD$2])" office:value-type="float" office:value="0" calcext:value-type="float">
            <text:p>0</text:p>
          </table:table-cell>
          <table:table-cell table:formula="of:=[.M188]*[.AE$1] + IF([.M188]=0;0;[.AE$2])" office:value-type="float" office:value="0" calcext:value-type="float">
            <text:p>0</text:p>
          </table:table-cell>
          <table:table-cell/>
          <table:table-cell table:formula="of:=SUM([.S188:.AE188])" office:value-type="float" office:value="2.56229382" calcext:value-type="float">
            <text:p>2,5622938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025" calcext:value-type="float">
            <text:p>3,8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82" calcext:value-type="float">
            <text:p>0,8382</text:p>
          </table:table-cell>
          <table:table-cell office:value-type="float" office:value="1.2852" calcext:value-type="float">
            <text:p>1,2852</text:p>
          </table:table-cell>
          <table:table-cell table:formula="of:=[.O189]*[.O189]" office:value-type="float" office:value="1.65173904" calcext:value-type="float">
            <text:p>1,65173904</text:p>
          </table:table-cell>
          <table:table-cell table:number-columns-repeated="2"/>
          <table:table-cell table:formula="of:=[.A189]*[.S$1] + IF([.A189]=0;0;[.S$2])" office:value-type="float" office:value="2.29765796" calcext:value-type="float">
            <text:p>2,29765796</text:p>
          </table:table-cell>
          <table:table-cell table:formula="of:=[.B189]*[.T$1] + IF([.B189]=0;0;[.T$2])" office:value-type="float" office:value="0" calcext:value-type="float">
            <text:p>0</text:p>
          </table:table-cell>
          <table:table-cell table:formula="of:=[.C189]*[.U$1] + IF([.C189]=0;0;[.U$2])" office:value-type="float" office:value="0.12586275" calcext:value-type="float">
            <text:p>0,12586275</text:p>
          </table:table-cell>
          <table:table-cell table:formula="of:=[.D189]*[.V$1] + IF([.D189]=0;0;[.V$2])" office:value-type="float" office:value="0" calcext:value-type="float">
            <text:p>0</text:p>
          </table:table-cell>
          <table:table-cell table:formula="of:=[.E189]*[.W$1] + IF([.E189]=0;0;[.W$2])" office:value-type="float" office:value="0" calcext:value-type="float">
            <text:p>0</text:p>
          </table:table-cell>
          <table:table-cell table:formula="of:=[.F189]*[.X$1] + IF([.F189]=0;0;[.X$2])" office:value-type="float" office:value="0" calcext:value-type="float">
            <text:p>0</text:p>
          </table:table-cell>
          <table:table-cell table:formula="of:=[.G189]*[.Y$1] + IF([.G189]=0;0;[.Y$2])" office:value-type="float" office:value="0" calcext:value-type="float">
            <text:p>0</text:p>
          </table:table-cell>
          <table:table-cell table:formula="of:=[.H189]*[.Z$1] + IF([.H189]=0;0;[.Z$2])" office:value-type="float" office:value="0" calcext:value-type="float">
            <text:p>0</text:p>
          </table:table-cell>
          <table:table-cell table:formula="of:=[.I189]*[.AA$1] + IF([.I189]=0;0;[.AA$2])" office:value-type="float" office:value="0" calcext:value-type="float">
            <text:p>0</text:p>
          </table:table-cell>
          <table:table-cell table:formula="of:=[.J189]*[.AB$1] + IF([.J189]=0;0;[.AB$2])" office:value-type="float" office:value="0" calcext:value-type="float">
            <text:p>0</text:p>
          </table:table-cell>
          <table:table-cell table:formula="of:=[.K189]*[.AC$1] + IF([.K189]=0;0;[.AC$2])" office:value-type="float" office:value="0" calcext:value-type="float">
            <text:p>0</text:p>
          </table:table-cell>
          <table:table-cell table:formula="of:=[.L189]*[.AD$1] + IF([.L189]=0;0;[.AD$2])" office:value-type="float" office:value="0" calcext:value-type="float">
            <text:p>0</text:p>
          </table:table-cell>
          <table:table-cell table:formula="of:=[.M189]*[.AE$1] + IF([.M189]=0;0;[.AE$2])" office:value-type="float" office:value="0" calcext:value-type="float">
            <text:p>0</text:p>
          </table:table-cell>
          <table:table-cell/>
          <table:table-cell table:formula="of:=SUM([.S189:.AE189])" office:value-type="float" office:value="2.42352071" calcext:value-type="float">
            <text:p>2,4235207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66" calcext:value-type="float">
            <text:p>4,1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56" calcext:value-type="float">
            <text:p>0,7456</text:p>
          </table:table-cell>
          <table:table-cell office:value-type="float" office:value="0.8998" calcext:value-type="float">
            <text:p>0,8998</text:p>
          </table:table-cell>
          <table:table-cell table:formula="of:=[.O190]*[.O190]" office:value-type="float" office:value="0.80964004" calcext:value-type="float">
            <text:p>0,80964004</text:p>
          </table:table-cell>
          <table:table-cell table:number-columns-repeated="2"/>
          <table:table-cell table:formula="of:=[.A190]*[.S$1] + IF([.A190]=0;0;[.S$2])" office:value-type="float" office:value="2.16251592" calcext:value-type="float">
            <text:p>2,16251592</text:p>
          </table:table-cell>
          <table:table-cell table:formula="of:=[.B190]*[.T$1] + IF([.B190]=0;0;[.T$2])" office:value-type="float" office:value="0" calcext:value-type="float">
            <text:p>0</text:p>
          </table:table-cell>
          <table:table-cell table:formula="of:=[.C190]*[.U$1] + IF([.C190]=0;0;[.U$2])" office:value-type="float" office:value="0.1378946" calcext:value-type="float">
            <text:p>0,1378946</text:p>
          </table:table-cell>
          <table:table-cell table:formula="of:=[.D190]*[.V$1] + IF([.D190]=0;0;[.V$2])" office:value-type="float" office:value="0" calcext:value-type="float">
            <text:p>0</text:p>
          </table:table-cell>
          <table:table-cell table:formula="of:=[.E190]*[.W$1] + IF([.E190]=0;0;[.W$2])" office:value-type="float" office:value="0" calcext:value-type="float">
            <text:p>0</text:p>
          </table:table-cell>
          <table:table-cell table:formula="of:=[.F190]*[.X$1] + IF([.F190]=0;0;[.X$2])" office:value-type="float" office:value="0" calcext:value-type="float">
            <text:p>0</text:p>
          </table:table-cell>
          <table:table-cell table:formula="of:=[.G190]*[.Y$1] + IF([.G190]=0;0;[.Y$2])" office:value-type="float" office:value="0" calcext:value-type="float">
            <text:p>0</text:p>
          </table:table-cell>
          <table:table-cell table:formula="of:=[.H190]*[.Z$1] + IF([.H190]=0;0;[.Z$2])" office:value-type="float" office:value="0" calcext:value-type="float">
            <text:p>0</text:p>
          </table:table-cell>
          <table:table-cell table:formula="of:=[.I190]*[.AA$1] + IF([.I190]=0;0;[.AA$2])" office:value-type="float" office:value="0" calcext:value-type="float">
            <text:p>0</text:p>
          </table:table-cell>
          <table:table-cell table:formula="of:=[.J190]*[.AB$1] + IF([.J190]=0;0;[.AB$2])" office:value-type="float" office:value="0" calcext:value-type="float">
            <text:p>0</text:p>
          </table:table-cell>
          <table:table-cell table:formula="of:=[.K190]*[.AC$1] + IF([.K190]=0;0;[.AC$2])" office:value-type="float" office:value="0" calcext:value-type="float">
            <text:p>0</text:p>
          </table:table-cell>
          <table:table-cell table:formula="of:=[.L190]*[.AD$1] + IF([.L190]=0;0;[.AD$2])" office:value-type="float" office:value="0" calcext:value-type="float">
            <text:p>0</text:p>
          </table:table-cell>
          <table:table-cell table:formula="of:=[.M190]*[.AE$1] + IF([.M190]=0;0;[.AE$2])" office:value-type="float" office:value="0" calcext:value-type="float">
            <text:p>0</text:p>
          </table:table-cell>
          <table:table-cell/>
          <table:table-cell table:formula="of:=SUM([.S190:.AE190])" office:value-type="float" office:value="2.30041052" calcext:value-type="float">
            <text:p>2,30041052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7668" calcext:value-type="float">
            <text:p>2,7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96" calcext:value-type="float">
            <text:p>0,9896</text:p>
          </table:table-cell>
          <table:table-cell office:value-type="float" office:value="1.3194" calcext:value-type="float">
            <text:p>1,3194</text:p>
          </table:table-cell>
          <table:table-cell table:formula="of:=[.O191]*[.O191]" office:value-type="float" office:value="1.74081636" calcext:value-type="float">
            <text:p>1,74081636</text:p>
          </table:table-cell>
          <table:table-cell table:number-columns-repeated="2"/>
          <table:table-cell table:formula="of:=[.A191]*[.S$1] + IF([.A191]=0;0;[.S$2])" office:value-type="float" office:value="2.70308408" calcext:value-type="float">
            <text:p>2,70308408</text:p>
          </table:table-cell>
          <table:table-cell table:formula="of:=[.B191]*[.T$1] + IF([.B191]=0;0;[.T$2])" office:value-type="float" office:value="0" calcext:value-type="float">
            <text:p>0</text:p>
          </table:table-cell>
          <table:table-cell table:formula="of:=[.C191]*[.U$1] + IF([.C191]=0;0;[.U$2])" office:value-type="float" office:value="0.09158108" calcext:value-type="float">
            <text:p>0,09158108</text:p>
          </table:table-cell>
          <table:table-cell table:formula="of:=[.D191]*[.V$1] + IF([.D191]=0;0;[.V$2])" office:value-type="float" office:value="0" calcext:value-type="float">
            <text:p>0</text:p>
          </table:table-cell>
          <table:table-cell table:formula="of:=[.E191]*[.W$1] + IF([.E191]=0;0;[.W$2])" office:value-type="float" office:value="0" calcext:value-type="float">
            <text:p>0</text:p>
          </table:table-cell>
          <table:table-cell table:formula="of:=[.F191]*[.X$1] + IF([.F191]=0;0;[.X$2])" office:value-type="float" office:value="0" calcext:value-type="float">
            <text:p>0</text:p>
          </table:table-cell>
          <table:table-cell table:formula="of:=[.G191]*[.Y$1] + IF([.G191]=0;0;[.Y$2])" office:value-type="float" office:value="0" calcext:value-type="float">
            <text:p>0</text:p>
          </table:table-cell>
          <table:table-cell table:formula="of:=[.H191]*[.Z$1] + IF([.H191]=0;0;[.Z$2])" office:value-type="float" office:value="0" calcext:value-type="float">
            <text:p>0</text:p>
          </table:table-cell>
          <table:table-cell table:formula="of:=[.I191]*[.AA$1] + IF([.I191]=0;0;[.AA$2])" office:value-type="float" office:value="0" calcext:value-type="float">
            <text:p>0</text:p>
          </table:table-cell>
          <table:table-cell table:formula="of:=[.J191]*[.AB$1] + IF([.J191]=0;0;[.AB$2])" office:value-type="float" office:value="0" calcext:value-type="float">
            <text:p>0</text:p>
          </table:table-cell>
          <table:table-cell table:formula="of:=[.K191]*[.AC$1] + IF([.K191]=0;0;[.AC$2])" office:value-type="float" office:value="0" calcext:value-type="float">
            <text:p>0</text:p>
          </table:table-cell>
          <table:table-cell table:formula="of:=[.L191]*[.AD$1] + IF([.L191]=0;0;[.AD$2])" office:value-type="float" office:value="0" calcext:value-type="float">
            <text:p>0</text:p>
          </table:table-cell>
          <table:table-cell table:formula="of:=[.M191]*[.AE$1] + IF([.M191]=0;0;[.AE$2])" office:value-type="float" office:value="0" calcext:value-type="float">
            <text:p>0</text:p>
          </table:table-cell>
          <table:table-cell/>
          <table:table-cell table:formula="of:=SUM([.S191:.AE191])" office:value-type="float" office:value="2.79466516" calcext:value-type="float">
            <text:p>2,7946651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864" calcext:value-type="float">
            <text:p>3,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48" calcext:value-type="float">
            <text:p>0,7548</text:p>
          </table:table-cell>
          <table:table-cell office:value-type="float" office:value="1.0818" calcext:value-type="float">
            <text:p>1,0818</text:p>
          </table:table-cell>
          <table:table-cell table:formula="of:=[.O192]*[.O192]" office:value-type="float" office:value="1.17029124" calcext:value-type="float">
            <text:p>1,17029124</text:p>
          </table:table-cell>
          <table:table-cell table:number-columns-repeated="2"/>
          <table:table-cell table:formula="of:=[.A192]*[.S$1] + IF([.A192]=0;0;[.S$2])" office:value-type="float" office:value="2.29765796" calcext:value-type="float">
            <text:p>2,29765796</text:p>
          </table:table-cell>
          <table:table-cell table:formula="of:=[.B192]*[.T$1] + IF([.B192]=0;0;[.T$2])" office:value-type="float" office:value="0" calcext:value-type="float">
            <text:p>0</text:p>
          </table:table-cell>
          <table:table-cell table:formula="of:=[.C192]*[.U$1] + IF([.C192]=0;0;[.U$2])" office:value-type="float" office:value="0.10215984" calcext:value-type="float">
            <text:p>0,10215984</text:p>
          </table:table-cell>
          <table:table-cell table:formula="of:=[.D192]*[.V$1] + IF([.D192]=0;0;[.V$2])" office:value-type="float" office:value="0" calcext:value-type="float">
            <text:p>0</text:p>
          </table:table-cell>
          <table:table-cell table:formula="of:=[.E192]*[.W$1] + IF([.E192]=0;0;[.W$2])" office:value-type="float" office:value="0" calcext:value-type="float">
            <text:p>0</text:p>
          </table:table-cell>
          <table:table-cell table:formula="of:=[.F192]*[.X$1] + IF([.F192]=0;0;[.X$2])" office:value-type="float" office:value="0" calcext:value-type="float">
            <text:p>0</text:p>
          </table:table-cell>
          <table:table-cell table:formula="of:=[.G192]*[.Y$1] + IF([.G192]=0;0;[.Y$2])" office:value-type="float" office:value="0" calcext:value-type="float">
            <text:p>0</text:p>
          </table:table-cell>
          <table:table-cell table:formula="of:=[.H192]*[.Z$1] + IF([.H192]=0;0;[.Z$2])" office:value-type="float" office:value="0" calcext:value-type="float">
            <text:p>0</text:p>
          </table:table-cell>
          <table:table-cell table:formula="of:=[.I192]*[.AA$1] + IF([.I192]=0;0;[.AA$2])" office:value-type="float" office:value="0" calcext:value-type="float">
            <text:p>0</text:p>
          </table:table-cell>
          <table:table-cell table:formula="of:=[.J192]*[.AB$1] + IF([.J192]=0;0;[.AB$2])" office:value-type="float" office:value="0" calcext:value-type="float">
            <text:p>0</text:p>
          </table:table-cell>
          <table:table-cell table:formula="of:=[.K192]*[.AC$1] + IF([.K192]=0;0;[.AC$2])" office:value-type="float" office:value="0" calcext:value-type="float">
            <text:p>0</text:p>
          </table:table-cell>
          <table:table-cell table:formula="of:=[.L192]*[.AD$1] + IF([.L192]=0;0;[.AD$2])" office:value-type="float" office:value="0" calcext:value-type="float">
            <text:p>0</text:p>
          </table:table-cell>
          <table:table-cell table:formula="of:=[.M192]*[.AE$1] + IF([.M192]=0;0;[.AE$2])" office:value-type="float" office:value="0" calcext:value-type="float">
            <text:p>0</text:p>
          </table:table-cell>
          <table:table-cell/>
          <table:table-cell table:formula="of:=SUM([.S192:.AE192])" office:value-type="float" office:value="2.3998178" calcext:value-type="float">
            <text:p>2,399817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9273" calcext:value-type="float">
            <text:p>4,9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84" calcext:value-type="float">
            <text:p>1,1184</text:p>
          </table:table-cell>
          <table:table-cell office:value-type="float" office:value="1.8639" calcext:value-type="float">
            <text:p>1,8639</text:p>
          </table:table-cell>
          <table:table-cell table:formula="of:=[.O193]*[.O193]" office:value-type="float" office:value="3.47412321" calcext:value-type="float">
            <text:p>3,47412321</text:p>
          </table:table-cell>
          <table:table-cell table:number-columns-repeated="2"/>
          <table:table-cell table:formula="of:=[.A193]*[.S$1] + IF([.A193]=0;0;[.S$2])" office:value-type="float" office:value="2.16251592" calcext:value-type="float">
            <text:p>2,16251592</text:p>
          </table:table-cell>
          <table:table-cell table:formula="of:=[.B193]*[.T$1] + IF([.B193]=0;0;[.T$2])" office:value-type="float" office:value="0" calcext:value-type="float">
            <text:p>0</text:p>
          </table:table-cell>
          <table:table-cell table:formula="of:=[.C193]*[.U$1] + IF([.C193]=0;0;[.U$2])" office:value-type="float" office:value="0.16309363" calcext:value-type="float">
            <text:p>0,16309363</text:p>
          </table:table-cell>
          <table:table-cell table:formula="of:=[.D193]*[.V$1] + IF([.D193]=0;0;[.V$2])" office:value-type="float" office:value="0" calcext:value-type="float">
            <text:p>0</text:p>
          </table:table-cell>
          <table:table-cell table:formula="of:=[.E193]*[.W$1] + IF([.E193]=0;0;[.W$2])" office:value-type="float" office:value="0" calcext:value-type="float">
            <text:p>0</text:p>
          </table:table-cell>
          <table:table-cell table:formula="of:=[.F193]*[.X$1] + IF([.F193]=0;0;[.X$2])" office:value-type="float" office:value="0" calcext:value-type="float">
            <text:p>0</text:p>
          </table:table-cell>
          <table:table-cell table:formula="of:=[.G193]*[.Y$1] + IF([.G193]=0;0;[.Y$2])" office:value-type="float" office:value="0" calcext:value-type="float">
            <text:p>0</text:p>
          </table:table-cell>
          <table:table-cell table:formula="of:=[.H193]*[.Z$1] + IF([.H193]=0;0;[.Z$2])" office:value-type="float" office:value="0" calcext:value-type="float">
            <text:p>0</text:p>
          </table:table-cell>
          <table:table-cell table:formula="of:=[.I193]*[.AA$1] + IF([.I193]=0;0;[.AA$2])" office:value-type="float" office:value="0" calcext:value-type="float">
            <text:p>0</text:p>
          </table:table-cell>
          <table:table-cell table:formula="of:=[.J193]*[.AB$1] + IF([.J193]=0;0;[.AB$2])" office:value-type="float" office:value="0" calcext:value-type="float">
            <text:p>0</text:p>
          </table:table-cell>
          <table:table-cell table:formula="of:=[.K193]*[.AC$1] + IF([.K193]=0;0;[.AC$2])" office:value-type="float" office:value="0" calcext:value-type="float">
            <text:p>0</text:p>
          </table:table-cell>
          <table:table-cell table:formula="of:=[.L193]*[.AD$1] + IF([.L193]=0;0;[.AD$2])" office:value-type="float" office:value="0" calcext:value-type="float">
            <text:p>0</text:p>
          </table:table-cell>
          <table:table-cell table:formula="of:=[.M193]*[.AE$1] + IF([.M193]=0;0;[.AE$2])" office:value-type="float" office:value="0" calcext:value-type="float">
            <text:p>0</text:p>
          </table:table-cell>
          <table:table-cell/>
          <table:table-cell table:formula="of:=SUM([.S193:.AE193])" office:value-type="float" office:value="2.32560955" calcext:value-type="float">
            <text:p>2,32560955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2" calcext:value-type="float">
            <text:p>2</text:p>
          </table:table-cell>
          <table:table-cell office:value-type="float" office:value="4.3882" calcext:value-type="float">
            <text:p>4,3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999" calcext:value-type="float">
            <text:p>1,3999</text:p>
          </table:table-cell>
          <table:table-cell office:value-type="float" office:value="2.2206" calcext:value-type="float">
            <text:p>2,2206</text:p>
          </table:table-cell>
          <table:table-cell table:formula="of:=[.O194]*[.O194]" office:value-type="float" office:value="4.93106436" calcext:value-type="float">
            <text:p>4,93106436</text:p>
          </table:table-cell>
          <table:table-cell table:number-columns-repeated="2"/>
          <table:table-cell table:formula="of:=[.A194]*[.S$1] + IF([.A194]=0;0;[.S$2])" office:value-type="float" office:value="2.02731306" calcext:value-type="float">
            <text:p>2,02731306</text:p>
          </table:table-cell>
          <table:table-cell table:formula="of:=[.B194]*[.T$1] + IF([.B194]=0;0;[.T$2])" office:value-type="float" office:value="6.3434" calcext:value-type="float">
            <text:p>6,3434</text:p>
          </table:table-cell>
          <table:table-cell table:formula="of:=[.C194]*[.U$1] + IF([.C194]=0;0;[.U$2])" office:value-type="float" office:value="0.14524942" calcext:value-type="float">
            <text:p>0,14524942</text:p>
          </table:table-cell>
          <table:table-cell table:formula="of:=[.D194]*[.V$1] + IF([.D194]=0;0;[.V$2])" office:value-type="float" office:value="0" calcext:value-type="float">
            <text:p>0</text:p>
          </table:table-cell>
          <table:table-cell table:formula="of:=[.E194]*[.W$1] + IF([.E194]=0;0;[.W$2])" office:value-type="float" office:value="0" calcext:value-type="float">
            <text:p>0</text:p>
          </table:table-cell>
          <table:table-cell table:formula="of:=[.F194]*[.X$1] + IF([.F194]=0;0;[.X$2])" office:value-type="float" office:value="0" calcext:value-type="float">
            <text:p>0</text:p>
          </table:table-cell>
          <table:table-cell table:formula="of:=[.G194]*[.Y$1] + IF([.G194]=0;0;[.Y$2])" office:value-type="float" office:value="0" calcext:value-type="float">
            <text:p>0</text:p>
          </table:table-cell>
          <table:table-cell table:formula="of:=[.H194]*[.Z$1] + IF([.H194]=0;0;[.Z$2])" office:value-type="float" office:value="0" calcext:value-type="float">
            <text:p>0</text:p>
          </table:table-cell>
          <table:table-cell table:formula="of:=[.I194]*[.AA$1] + IF([.I194]=0;0;[.AA$2])" office:value-type="float" office:value="0" calcext:value-type="float">
            <text:p>0</text:p>
          </table:table-cell>
          <table:table-cell table:formula="of:=[.J194]*[.AB$1] + IF([.J194]=0;0;[.AB$2])" office:value-type="float" office:value="0" calcext:value-type="float">
            <text:p>0</text:p>
          </table:table-cell>
          <table:table-cell table:formula="of:=[.K194]*[.AC$1] + IF([.K194]=0;0;[.AC$2])" office:value-type="float" office:value="0" calcext:value-type="float">
            <text:p>0</text:p>
          </table:table-cell>
          <table:table-cell table:formula="of:=[.L194]*[.AD$1] + IF([.L194]=0;0;[.AD$2])" office:value-type="float" office:value="0" calcext:value-type="float">
            <text:p>0</text:p>
          </table:table-cell>
          <table:table-cell table:formula="of:=[.M194]*[.AE$1] + IF([.M194]=0;0;[.AE$2])" office:value-type="float" office:value="0" calcext:value-type="float">
            <text:p>0</text:p>
          </table:table-cell>
          <table:table-cell/>
          <table:table-cell table:formula="of:=SUM([.S194:.AE194])" office:value-type="float" office:value="8.51596248" calcext:value-type="float">
            <text:p>8,51596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892" calcext:value-type="float">
            <text:p>5,0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69" calcext:value-type="float">
            <text:p>0,7269</text:p>
          </table:table-cell>
          <table:table-cell office:value-type="float" office:value="0.8141" calcext:value-type="float">
            <text:p>0,8141</text:p>
          </table:table-cell>
          <table:table-cell table:formula="of:=[.O195]*[.O195]" office:value-type="float" office:value="0.66275881" calcext:value-type="float">
            <text:p>0,66275881</text:p>
          </table:table-cell>
          <table:table-cell table:number-columns-repeated="2"/>
          <table:table-cell table:formula="of:=[.A195]*[.S$1] + IF([.A195]=0;0;[.S$2])" office:value-type="float" office:value="2.4328" calcext:value-type="float">
            <text:p>2,4328</text:p>
          </table:table-cell>
          <table:table-cell table:formula="of:=[.B195]*[.T$1] + IF([.B195]=0;0;[.T$2])" office:value-type="float" office:value="0" calcext:value-type="float">
            <text:p>0</text:p>
          </table:table-cell>
          <table:table-cell table:formula="of:=[.C195]*[.U$1] + IF([.C195]=0;0;[.U$2])" office:value-type="float" office:value="0.16845252" calcext:value-type="float">
            <text:p>0,16845252</text:p>
          </table:table-cell>
          <table:table-cell table:formula="of:=[.D195]*[.V$1] + IF([.D195]=0;0;[.V$2])" office:value-type="float" office:value="0" calcext:value-type="float">
            <text:p>0</text:p>
          </table:table-cell>
          <table:table-cell table:formula="of:=[.E195]*[.W$1] + IF([.E195]=0;0;[.W$2])" office:value-type="float" office:value="0" calcext:value-type="float">
            <text:p>0</text:p>
          </table:table-cell>
          <table:table-cell table:formula="of:=[.F195]*[.X$1] + IF([.F195]=0;0;[.X$2])" office:value-type="float" office:value="0" calcext:value-type="float">
            <text:p>0</text:p>
          </table:table-cell>
          <table:table-cell table:formula="of:=[.G195]*[.Y$1] + IF([.G195]=0;0;[.Y$2])" office:value-type="float" office:value="0" calcext:value-type="float">
            <text:p>0</text:p>
          </table:table-cell>
          <table:table-cell table:formula="of:=[.H195]*[.Z$1] + IF([.H195]=0;0;[.Z$2])" office:value-type="float" office:value="0" calcext:value-type="float">
            <text:p>0</text:p>
          </table:table-cell>
          <table:table-cell table:formula="of:=[.I195]*[.AA$1] + IF([.I195]=0;0;[.AA$2])" office:value-type="float" office:value="0" calcext:value-type="float">
            <text:p>0</text:p>
          </table:table-cell>
          <table:table-cell table:formula="of:=[.J195]*[.AB$1] + IF([.J195]=0;0;[.AB$2])" office:value-type="float" office:value="0" calcext:value-type="float">
            <text:p>0</text:p>
          </table:table-cell>
          <table:table-cell table:formula="of:=[.K195]*[.AC$1] + IF([.K195]=0;0;[.AC$2])" office:value-type="float" office:value="0" calcext:value-type="float">
            <text:p>0</text:p>
          </table:table-cell>
          <table:table-cell table:formula="of:=[.L195]*[.AD$1] + IF([.L195]=0;0;[.AD$2])" office:value-type="float" office:value="0" calcext:value-type="float">
            <text:p>0</text:p>
          </table:table-cell>
          <table:table-cell table:formula="of:=[.M195]*[.AE$1] + IF([.M195]=0;0;[.AE$2])" office:value-type="float" office:value="0" calcext:value-type="float">
            <text:p>0</text:p>
          </table:table-cell>
          <table:table-cell/>
          <table:table-cell table:formula="of:=SUM([.S195:.AE195])" office:value-type="float" office:value="2.60125252" calcext:value-type="float">
            <text:p>2,6012525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6529" calcext:value-type="float">
            <text:p>3,65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08" calcext:value-type="float">
            <text:p>0,8508</text:p>
          </table:table-cell>
          <table:table-cell office:value-type="float" office:value="1.2012" calcext:value-type="float">
            <text:p>1,2012</text:p>
          </table:table-cell>
          <table:table-cell table:formula="of:=[.O196]*[.O196]" office:value-type="float" office:value="1.44288144" calcext:value-type="float">
            <text:p>1,44288144</text:p>
          </table:table-cell>
          <table:table-cell table:number-columns-repeated="2"/>
          <table:table-cell table:formula="of:=[.A196]*[.S$1] + IF([.A196]=0;0;[.S$2])" office:value-type="float" office:value="2.16251592" calcext:value-type="float">
            <text:p>2,16251592</text:p>
          </table:table-cell>
          <table:table-cell table:formula="of:=[.B196]*[.T$1] + IF([.B196]=0;0;[.T$2])" office:value-type="float" office:value="5.2152" calcext:value-type="float">
            <text:p>5,2152</text:p>
          </table:table-cell>
          <table:table-cell table:formula="of:=[.C196]*[.U$1] + IF([.C196]=0;0;[.U$2])" office:value-type="float" office:value="0.12091099" calcext:value-type="float">
            <text:p>0,12091099</text:p>
          </table:table-cell>
          <table:table-cell table:formula="of:=[.D196]*[.V$1] + IF([.D196]=0;0;[.V$2])" office:value-type="float" office:value="0" calcext:value-type="float">
            <text:p>0</text:p>
          </table:table-cell>
          <table:table-cell table:formula="of:=[.E196]*[.W$1] + IF([.E196]=0;0;[.W$2])" office:value-type="float" office:value="0" calcext:value-type="float">
            <text:p>0</text:p>
          </table:table-cell>
          <table:table-cell table:formula="of:=[.F196]*[.X$1] + IF([.F196]=0;0;[.X$2])" office:value-type="float" office:value="0" calcext:value-type="float">
            <text:p>0</text:p>
          </table:table-cell>
          <table:table-cell table:formula="of:=[.G196]*[.Y$1] + IF([.G196]=0;0;[.Y$2])" office:value-type="float" office:value="0" calcext:value-type="float">
            <text:p>0</text:p>
          </table:table-cell>
          <table:table-cell table:formula="of:=[.H196]*[.Z$1] + IF([.H196]=0;0;[.Z$2])" office:value-type="float" office:value="0" calcext:value-type="float">
            <text:p>0</text:p>
          </table:table-cell>
          <table:table-cell table:formula="of:=[.I196]*[.AA$1] + IF([.I196]=0;0;[.AA$2])" office:value-type="float" office:value="0" calcext:value-type="float">
            <text:p>0</text:p>
          </table:table-cell>
          <table:table-cell table:formula="of:=[.J196]*[.AB$1] + IF([.J196]=0;0;[.AB$2])" office:value-type="float" office:value="0" calcext:value-type="float">
            <text:p>0</text:p>
          </table:table-cell>
          <table:table-cell table:formula="of:=[.K196]*[.AC$1] + IF([.K196]=0;0;[.AC$2])" office:value-type="float" office:value="0" calcext:value-type="float">
            <text:p>0</text:p>
          </table:table-cell>
          <table:table-cell table:formula="of:=[.L196]*[.AD$1] + IF([.L196]=0;0;[.AD$2])" office:value-type="float" office:value="0" calcext:value-type="float">
            <text:p>0</text:p>
          </table:table-cell>
          <table:table-cell table:formula="of:=[.M196]*[.AE$1] + IF([.M196]=0;0;[.AE$2])" office:value-type="float" office:value="0" calcext:value-type="float">
            <text:p>0</text:p>
          </table:table-cell>
          <table:table-cell/>
          <table:table-cell table:formula="of:=SUM([.S196:.AE196])" office:value-type="float" office:value="7.49862691" calcext:value-type="float">
            <text:p>7,4986269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953" calcext:value-type="float">
            <text:p>4,59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21" calcext:value-type="float">
            <text:p>1,521</text:p>
          </table:table-cell>
          <table:table-cell office:value-type="float" office:value="4.4248" calcext:value-type="float">
            <text:p>4,4248</text:p>
          </table:table-cell>
          <table:table-cell table:formula="of:=[.O197]*[.O197]" office:value-type="float" office:value="19.57885504" calcext:value-type="float">
            <text:p>19,57885504</text:p>
          </table:table-cell>
          <table:table-cell table:number-columns-repeated="2"/>
          <table:table-cell table:formula="of:=[.A197]*[.S$1] + IF([.A197]=0;0;[.S$2])" office:value-type="float" office:value="2.29765796" calcext:value-type="float">
            <text:p>2,29765796</text:p>
          </table:table-cell>
          <table:table-cell table:formula="of:=[.B197]*[.T$1] + IF([.B197]=0;0;[.T$2])" office:value-type="float" office:value="0" calcext:value-type="float">
            <text:p>0</text:p>
          </table:table-cell>
          <table:table-cell table:formula="of:=[.C197]*[.U$1] + IF([.C197]=0;0;[.U$2])" office:value-type="float" office:value="0.15210443" calcext:value-type="float">
            <text:p>0,15210443</text:p>
          </table:table-cell>
          <table:table-cell table:formula="of:=[.D197]*[.V$1] + IF([.D197]=0;0;[.V$2])" office:value-type="float" office:value="6.4745" calcext:value-type="float">
            <text:p>6,4745</text:p>
          </table:table-cell>
          <table:table-cell table:formula="of:=[.E197]*[.W$1] + IF([.E197]=0;0;[.W$2])" office:value-type="float" office:value="7.3182" calcext:value-type="float">
            <text:p>7,3182</text:p>
          </table:table-cell>
          <table:table-cell table:formula="of:=[.F197]*[.X$1] + IF([.F197]=0;0;[.X$2])" office:value-type="float" office:value="0" calcext:value-type="float">
            <text:p>0</text:p>
          </table:table-cell>
          <table:table-cell table:formula="of:=[.G197]*[.Y$1] + IF([.G197]=0;0;[.Y$2])" office:value-type="float" office:value="0" calcext:value-type="float">
            <text:p>0</text:p>
          </table:table-cell>
          <table:table-cell table:formula="of:=[.H197]*[.Z$1] + IF([.H197]=0;0;[.Z$2])" office:value-type="float" office:value="0" calcext:value-type="float">
            <text:p>0</text:p>
          </table:table-cell>
          <table:table-cell table:formula="of:=[.I197]*[.AA$1] + IF([.I197]=0;0;[.AA$2])" office:value-type="float" office:value="0" calcext:value-type="float">
            <text:p>0</text:p>
          </table:table-cell>
          <table:table-cell table:formula="of:=[.J197]*[.AB$1] + IF([.J197]=0;0;[.AB$2])" office:value-type="float" office:value="0" calcext:value-type="float">
            <text:p>0</text:p>
          </table:table-cell>
          <table:table-cell table:formula="of:=[.K197]*[.AC$1] + IF([.K197]=0;0;[.AC$2])" office:value-type="float" office:value="0" calcext:value-type="float">
            <text:p>0</text:p>
          </table:table-cell>
          <table:table-cell table:formula="of:=[.L197]*[.AD$1] + IF([.L197]=0;0;[.AD$2])" office:value-type="float" office:value="0" calcext:value-type="float">
            <text:p>0</text:p>
          </table:table-cell>
          <table:table-cell table:formula="of:=[.M197]*[.AE$1] + IF([.M197]=0;0;[.AE$2])" office:value-type="float" office:value="0" calcext:value-type="float">
            <text:p>0</text:p>
          </table:table-cell>
          <table:table-cell/>
          <table:table-cell table:formula="of:=SUM([.S197:.AE197])" office:value-type="float" office:value="16.24246239" calcext:value-type="float">
            <text:p>16,24246239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3374" calcext:value-type="float">
            <text:p>4,33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032" calcext:value-type="float">
            <text:p>1,2032</text:p>
          </table:table-cell>
          <table:table-cell office:value-type="float" office:value="1.8049" calcext:value-type="float">
            <text:p>1,8049</text:p>
          </table:table-cell>
          <table:table-cell table:formula="of:=[.O198]*[.O198]" office:value-type="float" office:value="3.25766401" calcext:value-type="float">
            <text:p>3,25766401</text:p>
          </table:table-cell>
          <table:table-cell table:number-columns-repeated="2"/>
          <table:table-cell table:formula="of:=[.A198]*[.S$1] + IF([.A198]=0;0;[.S$2])" office:value-type="float" office:value="2.56794204" calcext:value-type="float">
            <text:p>2,56794204</text:p>
          </table:table-cell>
          <table:table-cell table:formula="of:=[.B198]*[.T$1] + IF([.B198]=0;0;[.T$2])" office:value-type="float" office:value="5.2152" calcext:value-type="float">
            <text:p>5,2152</text:p>
          </table:table-cell>
          <table:table-cell table:formula="of:=[.C198]*[.U$1] + IF([.C198]=0;0;[.U$2])" office:value-type="float" office:value="0.14356794" calcext:value-type="float">
            <text:p>0,14356794</text:p>
          </table:table-cell>
          <table:table-cell table:formula="of:=[.D198]*[.V$1] + IF([.D198]=0;0;[.V$2])" office:value-type="float" office:value="0" calcext:value-type="float">
            <text:p>0</text:p>
          </table:table-cell>
          <table:table-cell table:formula="of:=[.E198]*[.W$1] + IF([.E198]=0;0;[.W$2])" office:value-type="float" office:value="0" calcext:value-type="float">
            <text:p>0</text:p>
          </table:table-cell>
          <table:table-cell table:formula="of:=[.F198]*[.X$1] + IF([.F198]=0;0;[.X$2])" office:value-type="float" office:value="0" calcext:value-type="float">
            <text:p>0</text:p>
          </table:table-cell>
          <table:table-cell table:formula="of:=[.G198]*[.Y$1] + IF([.G198]=0;0;[.Y$2])" office:value-type="float" office:value="0" calcext:value-type="float">
            <text:p>0</text:p>
          </table:table-cell>
          <table:table-cell table:formula="of:=[.H198]*[.Z$1] + IF([.H198]=0;0;[.Z$2])" office:value-type="float" office:value="0" calcext:value-type="float">
            <text:p>0</text:p>
          </table:table-cell>
          <table:table-cell table:formula="of:=[.I198]*[.AA$1] + IF([.I198]=0;0;[.AA$2])" office:value-type="float" office:value="0" calcext:value-type="float">
            <text:p>0</text:p>
          </table:table-cell>
          <table:table-cell table:formula="of:=[.J198]*[.AB$1] + IF([.J198]=0;0;[.AB$2])" office:value-type="float" office:value="0" calcext:value-type="float">
            <text:p>0</text:p>
          </table:table-cell>
          <table:table-cell table:formula="of:=[.K198]*[.AC$1] + IF([.K198]=0;0;[.AC$2])" office:value-type="float" office:value="0" calcext:value-type="float">
            <text:p>0</text:p>
          </table:table-cell>
          <table:table-cell table:formula="of:=[.L198]*[.AD$1] + IF([.L198]=0;0;[.AD$2])" office:value-type="float" office:value="0" calcext:value-type="float">
            <text:p>0</text:p>
          </table:table-cell>
          <table:table-cell table:formula="of:=[.M198]*[.AE$1] + IF([.M198]=0;0;[.AE$2])" office:value-type="float" office:value="0" calcext:value-type="float">
            <text:p>0</text:p>
          </table:table-cell>
          <table:table-cell/>
          <table:table-cell table:formula="of:=SUM([.S198:.AE198])" office:value-type="float" office:value="7.92670998" calcext:value-type="float">
            <text:p>7,92670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734" calcext:value-type="float">
            <text:p>4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7" calcext:value-type="float">
            <text:p>0,7517</text:p>
          </table:table-cell>
          <table:table-cell office:value-type="float" office:value="1.1025" calcext:value-type="float">
            <text:p>1,1025</text:p>
          </table:table-cell>
          <table:table-cell table:formula="of:=[.O199]*[.O199]" office:value-type="float" office:value="1.21550625" calcext:value-type="float">
            <text:p>1,21550625</text:p>
          </table:table-cell>
          <table:table-cell table:number-columns-repeated="2"/>
          <table:table-cell table:formula="of:=[.A199]*[.S$1] + IF([.A199]=0;0;[.S$2])" office:value-type="float" office:value="2.4328" calcext:value-type="float">
            <text:p>2,4328</text:p>
          </table:table-cell>
          <table:table-cell table:formula="of:=[.B199]*[.T$1] + IF([.B199]=0;0;[.T$2])" office:value-type="float" office:value="0" calcext:value-type="float">
            <text:p>0</text:p>
          </table:table-cell>
          <table:table-cell table:formula="of:=[.C199]*[.U$1] + IF([.C199]=0;0;[.U$2])" office:value-type="float" office:value="0.15137954" calcext:value-type="float">
            <text:p>0,15137954</text:p>
          </table:table-cell>
          <table:table-cell table:formula="of:=[.D199]*[.V$1] + IF([.D199]=0;0;[.V$2])" office:value-type="float" office:value="0" calcext:value-type="float">
            <text:p>0</text:p>
          </table:table-cell>
          <table:table-cell table:formula="of:=[.E199]*[.W$1] + IF([.E199]=0;0;[.W$2])" office:value-type="float" office:value="0" calcext:value-type="float">
            <text:p>0</text:p>
          </table:table-cell>
          <table:table-cell table:formula="of:=[.F199]*[.X$1] + IF([.F199]=0;0;[.X$2])" office:value-type="float" office:value="0" calcext:value-type="float">
            <text:p>0</text:p>
          </table:table-cell>
          <table:table-cell table:formula="of:=[.G199]*[.Y$1] + IF([.G199]=0;0;[.Y$2])" office:value-type="float" office:value="0" calcext:value-type="float">
            <text:p>0</text:p>
          </table:table-cell>
          <table:table-cell table:formula="of:=[.H199]*[.Z$1] + IF([.H199]=0;0;[.Z$2])" office:value-type="float" office:value="0" calcext:value-type="float">
            <text:p>0</text:p>
          </table:table-cell>
          <table:table-cell table:formula="of:=[.I199]*[.AA$1] + IF([.I199]=0;0;[.AA$2])" office:value-type="float" office:value="0" calcext:value-type="float">
            <text:p>0</text:p>
          </table:table-cell>
          <table:table-cell table:formula="of:=[.J199]*[.AB$1] + IF([.J199]=0;0;[.AB$2])" office:value-type="float" office:value="0" calcext:value-type="float">
            <text:p>0</text:p>
          </table:table-cell>
          <table:table-cell table:formula="of:=[.K199]*[.AC$1] + IF([.K199]=0;0;[.AC$2])" office:value-type="float" office:value="0" calcext:value-type="float">
            <text:p>0</text:p>
          </table:table-cell>
          <table:table-cell table:formula="of:=[.L199]*[.AD$1] + IF([.L199]=0;0;[.AD$2])" office:value-type="float" office:value="0" calcext:value-type="float">
            <text:p>0</text:p>
          </table:table-cell>
          <table:table-cell table:formula="of:=[.M199]*[.AE$1] + IF([.M199]=0;0;[.AE$2])" office:value-type="float" office:value="0" calcext:value-type="float">
            <text:p>0</text:p>
          </table:table-cell>
          <table:table-cell/>
          <table:table-cell table:formula="of:=SUM([.S199:.AE199])" office:value-type="float" office:value="2.58417954" calcext:value-type="float">
            <text:p>2,58417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734" calcext:value-type="float">
            <text:p>4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7" calcext:value-type="float">
            <text:p>0,7517</text:p>
          </table:table-cell>
          <table:table-cell office:value-type="float" office:value="1.1025" calcext:value-type="float">
            <text:p>1,1025</text:p>
          </table:table-cell>
          <table:table-cell table:formula="of:=[.O200]*[.O200]" office:value-type="float" office:value="1.21550625" calcext:value-type="float">
            <text:p>1,21550625</text:p>
          </table:table-cell>
          <table:table-cell table:number-columns-repeated="2"/>
          <table:table-cell table:formula="of:=[.A200]*[.S$1] + IF([.A200]=0;0;[.S$2])" office:value-type="float" office:value="2.4328" calcext:value-type="float">
            <text:p>2,4328</text:p>
          </table:table-cell>
          <table:table-cell table:formula="of:=[.B200]*[.T$1] + IF([.B200]=0;0;[.T$2])" office:value-type="float" office:value="0" calcext:value-type="float">
            <text:p>0</text:p>
          </table:table-cell>
          <table:table-cell table:formula="of:=[.C200]*[.U$1] + IF([.C200]=0;0;[.U$2])" office:value-type="float" office:value="0.15137954" calcext:value-type="float">
            <text:p>0,15137954</text:p>
          </table:table-cell>
          <table:table-cell table:formula="of:=[.D200]*[.V$1] + IF([.D200]=0;0;[.V$2])" office:value-type="float" office:value="0" calcext:value-type="float">
            <text:p>0</text:p>
          </table:table-cell>
          <table:table-cell table:formula="of:=[.E200]*[.W$1] + IF([.E200]=0;0;[.W$2])" office:value-type="float" office:value="0" calcext:value-type="float">
            <text:p>0</text:p>
          </table:table-cell>
          <table:table-cell table:formula="of:=[.F200]*[.X$1] + IF([.F200]=0;0;[.X$2])" office:value-type="float" office:value="0" calcext:value-type="float">
            <text:p>0</text:p>
          </table:table-cell>
          <table:table-cell table:formula="of:=[.G200]*[.Y$1] + IF([.G200]=0;0;[.Y$2])" office:value-type="float" office:value="0" calcext:value-type="float">
            <text:p>0</text:p>
          </table:table-cell>
          <table:table-cell table:formula="of:=[.H200]*[.Z$1] + IF([.H200]=0;0;[.Z$2])" office:value-type="float" office:value="0" calcext:value-type="float">
            <text:p>0</text:p>
          </table:table-cell>
          <table:table-cell table:formula="of:=[.I200]*[.AA$1] + IF([.I200]=0;0;[.AA$2])" office:value-type="float" office:value="0" calcext:value-type="float">
            <text:p>0</text:p>
          </table:table-cell>
          <table:table-cell table:formula="of:=[.J200]*[.AB$1] + IF([.J200]=0;0;[.AB$2])" office:value-type="float" office:value="0" calcext:value-type="float">
            <text:p>0</text:p>
          </table:table-cell>
          <table:table-cell table:formula="of:=[.K200]*[.AC$1] + IF([.K200]=0;0;[.AC$2])" office:value-type="float" office:value="0" calcext:value-type="float">
            <text:p>0</text:p>
          </table:table-cell>
          <table:table-cell table:formula="of:=[.L200]*[.AD$1] + IF([.L200]=0;0;[.AD$2])" office:value-type="float" office:value="0" calcext:value-type="float">
            <text:p>0</text:p>
          </table:table-cell>
          <table:table-cell table:formula="of:=[.M200]*[.AE$1] + IF([.M200]=0;0;[.AE$2])" office:value-type="float" office:value="0" calcext:value-type="float">
            <text:p>0</text:p>
          </table:table-cell>
          <table:table-cell/>
          <table:table-cell table:formula="of:=SUM([.S200:.AE200])" office:value-type="float" office:value="2.58417954" calcext:value-type="float">
            <text:p>2,5841795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5638" calcext:value-type="float">
            <text:p>3,56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36" calcext:value-type="float">
            <text:p>0,8236</text:p>
          </table:table-cell>
          <table:table-cell office:value-type="float" office:value="1.1438" calcext:value-type="float">
            <text:p>1,1438</text:p>
          </table:table-cell>
          <table:table-cell table:formula="of:=[.O201]*[.O201]" office:value-type="float" office:value="1.30827844" calcext:value-type="float">
            <text:p>1,30827844</text:p>
          </table:table-cell>
          <table:table-cell table:number-columns-repeated="2"/>
          <table:table-cell table:formula="of:=[.A201]*[.S$1] + IF([.A201]=0;0;[.S$2])" office:value-type="float" office:value="2.16251592" calcext:value-type="float">
            <text:p>2,16251592</text:p>
          </table:table-cell>
          <table:table-cell table:formula="of:=[.B201]*[.T$1] + IF([.B201]=0;0;[.T$2])" office:value-type="float" office:value="0" calcext:value-type="float">
            <text:p>0</text:p>
          </table:table-cell>
          <table:table-cell table:formula="of:=[.C201]*[.U$1] + IF([.C201]=0;0;[.U$2])" office:value-type="float" office:value="0.11796178" calcext:value-type="float">
            <text:p>0,11796178</text:p>
          </table:table-cell>
          <table:table-cell table:formula="of:=[.D201]*[.V$1] + IF([.D201]=0;0;[.V$2])" office:value-type="float" office:value="0" calcext:value-type="float">
            <text:p>0</text:p>
          </table:table-cell>
          <table:table-cell table:formula="of:=[.E201]*[.W$1] + IF([.E201]=0;0;[.W$2])" office:value-type="float" office:value="0" calcext:value-type="float">
            <text:p>0</text:p>
          </table:table-cell>
          <table:table-cell table:formula="of:=[.F201]*[.X$1] + IF([.F201]=0;0;[.X$2])" office:value-type="float" office:value="0" calcext:value-type="float">
            <text:p>0</text:p>
          </table:table-cell>
          <table:table-cell table:formula="of:=[.G201]*[.Y$1] + IF([.G201]=0;0;[.Y$2])" office:value-type="float" office:value="0" calcext:value-type="float">
            <text:p>0</text:p>
          </table:table-cell>
          <table:table-cell table:formula="of:=[.H201]*[.Z$1] + IF([.H201]=0;0;[.Z$2])" office:value-type="float" office:value="0" calcext:value-type="float">
            <text:p>0</text:p>
          </table:table-cell>
          <table:table-cell table:formula="of:=[.I201]*[.AA$1] + IF([.I201]=0;0;[.AA$2])" office:value-type="float" office:value="0" calcext:value-type="float">
            <text:p>0</text:p>
          </table:table-cell>
          <table:table-cell table:formula="of:=[.J201]*[.AB$1] + IF([.J201]=0;0;[.AB$2])" office:value-type="float" office:value="0" calcext:value-type="float">
            <text:p>0</text:p>
          </table:table-cell>
          <table:table-cell table:formula="of:=[.K201]*[.AC$1] + IF([.K201]=0;0;[.AC$2])" office:value-type="float" office:value="0" calcext:value-type="float">
            <text:p>0</text:p>
          </table:table-cell>
          <table:table-cell table:formula="of:=[.L201]*[.AD$1] + IF([.L201]=0;0;[.AD$2])" office:value-type="float" office:value="0" calcext:value-type="float">
            <text:p>0</text:p>
          </table:table-cell>
          <table:table-cell table:formula="of:=[.M201]*[.AE$1] + IF([.M201]=0;0;[.AE$2])" office:value-type="float" office:value="0" calcext:value-type="float">
            <text:p>0</text:p>
          </table:table-cell>
          <table:table-cell/>
          <table:table-cell table:formula="of:=SUM([.S201:.AE201])" office:value-type="float" office:value="2.2804777" calcext:value-type="float">
            <text:p>2,2804777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4.4925" calcext:value-type="float">
            <text:p>4,49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133" calcext:value-type="float">
            <text:p>1,0133</text:p>
          </table:table-cell>
          <table:table-cell office:value-type="float" office:value="1.33" calcext:value-type="float">
            <text:p>1,33</text:p>
          </table:table-cell>
          <table:table-cell table:formula="of:=[.O202]*[.O202]" office:value-type="float" office:value="1.7689" calcext:value-type="float">
            <text:p>1,7689</text:p>
          </table:table-cell>
          <table:table-cell table:number-columns-repeated="2"/>
          <table:table-cell table:formula="of:=[.A202]*[.S$1] + IF([.A202]=0;0;[.S$2])" office:value-type="float" office:value="2.70308408" calcext:value-type="float">
            <text:p>2,70308408</text:p>
          </table:table-cell>
          <table:table-cell table:formula="of:=[.B202]*[.T$1] + IF([.B202]=0;0;[.T$2])" office:value-type="float" office:value="0" calcext:value-type="float">
            <text:p>0</text:p>
          </table:table-cell>
          <table:table-cell table:formula="of:=[.C202]*[.U$1] + IF([.C202]=0;0;[.U$2])" office:value-type="float" office:value="0.14870175" calcext:value-type="float">
            <text:p>0,14870175</text:p>
          </table:table-cell>
          <table:table-cell table:formula="of:=[.D202]*[.V$1] + IF([.D202]=0;0;[.V$2])" office:value-type="float" office:value="0" calcext:value-type="float">
            <text:p>0</text:p>
          </table:table-cell>
          <table:table-cell table:formula="of:=[.E202]*[.W$1] + IF([.E202]=0;0;[.W$2])" office:value-type="float" office:value="0" calcext:value-type="float">
            <text:p>0</text:p>
          </table:table-cell>
          <table:table-cell table:formula="of:=[.F202]*[.X$1] + IF([.F202]=0;0;[.X$2])" office:value-type="float" office:value="0" calcext:value-type="float">
            <text:p>0</text:p>
          </table:table-cell>
          <table:table-cell table:formula="of:=[.G202]*[.Y$1] + IF([.G202]=0;0;[.Y$2])" office:value-type="float" office:value="0" calcext:value-type="float">
            <text:p>0</text:p>
          </table:table-cell>
          <table:table-cell table:formula="of:=[.H202]*[.Z$1] + IF([.H202]=0;0;[.Z$2])" office:value-type="float" office:value="0" calcext:value-type="float">
            <text:p>0</text:p>
          </table:table-cell>
          <table:table-cell table:formula="of:=[.I202]*[.AA$1] + IF([.I202]=0;0;[.AA$2])" office:value-type="float" office:value="0" calcext:value-type="float">
            <text:p>0</text:p>
          </table:table-cell>
          <table:table-cell table:formula="of:=[.J202]*[.AB$1] + IF([.J202]=0;0;[.AB$2])" office:value-type="float" office:value="0" calcext:value-type="float">
            <text:p>0</text:p>
          </table:table-cell>
          <table:table-cell table:formula="of:=[.K202]*[.AC$1] + IF([.K202]=0;0;[.AC$2])" office:value-type="float" office:value="0" calcext:value-type="float">
            <text:p>0</text:p>
          </table:table-cell>
          <table:table-cell table:formula="of:=[.L202]*[.AD$1] + IF([.L202]=0;0;[.AD$2])" office:value-type="float" office:value="0" calcext:value-type="float">
            <text:p>0</text:p>
          </table:table-cell>
          <table:table-cell table:formula="of:=[.M202]*[.AE$1] + IF([.M202]=0;0;[.AE$2])" office:value-type="float" office:value="0" calcext:value-type="float">
            <text:p>0</text:p>
          </table:table-cell>
          <table:table-cell/>
          <table:table-cell table:formula="of:=SUM([.S202:.AE202])" office:value-type="float" office:value="2.85178583" calcext:value-type="float">
            <text:p>2,85178583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4801" calcext:value-type="float">
            <text:p>2,4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18" calcext:value-type="float">
            <text:p>0,6718</text:p>
          </table:table-cell>
          <table:table-cell office:value-type="float" office:value="0.7389" calcext:value-type="float">
            <text:p>0,7389</text:p>
          </table:table-cell>
          <table:table-cell table:formula="of:=[.O203]*[.O203]" office:value-type="float" office:value="0.54597321" calcext:value-type="float">
            <text:p>0,54597321</text:p>
          </table:table-cell>
          <table:table-cell table:number-columns-repeated="2"/>
          <table:table-cell table:formula="of:=[.A203]*[.S$1] + IF([.A203]=0;0;[.S$2])" office:value-type="float" office:value="2.56794204" calcext:value-type="float">
            <text:p>2,56794204</text:p>
          </table:table-cell>
          <table:table-cell table:formula="of:=[.B203]*[.T$1] + IF([.B203]=0;0;[.T$2])" office:value-type="float" office:value="0" calcext:value-type="float">
            <text:p>0</text:p>
          </table:table-cell>
          <table:table-cell table:formula="of:=[.C203]*[.U$1] + IF([.C203]=0;0;[.U$2])" office:value-type="float" office:value="0.08209131" calcext:value-type="float">
            <text:p>0,08209131</text:p>
          </table:table-cell>
          <table:table-cell table:formula="of:=[.D203]*[.V$1] + IF([.D203]=0;0;[.V$2])" office:value-type="float" office:value="0" calcext:value-type="float">
            <text:p>0</text:p>
          </table:table-cell>
          <table:table-cell table:formula="of:=[.E203]*[.W$1] + IF([.E203]=0;0;[.W$2])" office:value-type="float" office:value="0" calcext:value-type="float">
            <text:p>0</text:p>
          </table:table-cell>
          <table:table-cell table:formula="of:=[.F203]*[.X$1] + IF([.F203]=0;0;[.X$2])" office:value-type="float" office:value="0" calcext:value-type="float">
            <text:p>0</text:p>
          </table:table-cell>
          <table:table-cell table:formula="of:=[.G203]*[.Y$1] + IF([.G203]=0;0;[.Y$2])" office:value-type="float" office:value="0" calcext:value-type="float">
            <text:p>0</text:p>
          </table:table-cell>
          <table:table-cell table:formula="of:=[.H203]*[.Z$1] + IF([.H203]=0;0;[.Z$2])" office:value-type="float" office:value="0" calcext:value-type="float">
            <text:p>0</text:p>
          </table:table-cell>
          <table:table-cell table:formula="of:=[.I203]*[.AA$1] + IF([.I203]=0;0;[.AA$2])" office:value-type="float" office:value="0" calcext:value-type="float">
            <text:p>0</text:p>
          </table:table-cell>
          <table:table-cell table:formula="of:=[.J203]*[.AB$1] + IF([.J203]=0;0;[.AB$2])" office:value-type="float" office:value="0" calcext:value-type="float">
            <text:p>0</text:p>
          </table:table-cell>
          <table:table-cell table:formula="of:=[.K203]*[.AC$1] + IF([.K203]=0;0;[.AC$2])" office:value-type="float" office:value="0" calcext:value-type="float">
            <text:p>0</text:p>
          </table:table-cell>
          <table:table-cell table:formula="of:=[.L203]*[.AD$1] + IF([.L203]=0;0;[.AD$2])" office:value-type="float" office:value="0" calcext:value-type="float">
            <text:p>0</text:p>
          </table:table-cell>
          <table:table-cell table:formula="of:=[.M203]*[.AE$1] + IF([.M203]=0;0;[.AE$2])" office:value-type="float" office:value="0" calcext:value-type="float">
            <text:p>0</text:p>
          </table:table-cell>
          <table:table-cell/>
          <table:table-cell table:formula="of:=SUM([.S203:.AE203])" office:value-type="float" office:value="2.65003335" calcext:value-type="float">
            <text:p>2,6500333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0027" calcext:value-type="float">
            <text:p>3,0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722" calcext:value-type="float">
            <text:p>1,1722</text:p>
          </table:table-cell>
          <table:table-cell office:value-type="float" office:value="2.5399" calcext:value-type="float">
            <text:p>2,5399</text:p>
          </table:table-cell>
          <table:table-cell table:formula="of:=[.O204]*[.O204]" office:value-type="float" office:value="6.45109201" calcext:value-type="float">
            <text:p>6,45109201</text:p>
          </table:table-cell>
          <table:table-cell table:number-columns-repeated="2"/>
          <table:table-cell table:formula="of:=[.A204]*[.S$1] + IF([.A204]=0;0;[.S$2])" office:value-type="float" office:value="2.16251592" calcext:value-type="float">
            <text:p>2,16251592</text:p>
          </table:table-cell>
          <table:table-cell table:formula="of:=[.B204]*[.T$1] + IF([.B204]=0;0;[.T$2])" office:value-type="float" office:value="5.2152" calcext:value-type="float">
            <text:p>5,2152</text:p>
          </table:table-cell>
          <table:table-cell table:formula="of:=[.C204]*[.U$1] + IF([.C204]=0;0;[.U$2])" office:value-type="float" office:value="0.09938937" calcext:value-type="float">
            <text:p>0,09938937</text:p>
          </table:table-cell>
          <table:table-cell table:formula="of:=[.D204]*[.V$1] + IF([.D204]=0;0;[.V$2])" office:value-type="float" office:value="0" calcext:value-type="float">
            <text:p>0</text:p>
          </table:table-cell>
          <table:table-cell table:formula="of:=[.E204]*[.W$1] + IF([.E204]=0;0;[.W$2])" office:value-type="float" office:value="0" calcext:value-type="float">
            <text:p>0</text:p>
          </table:table-cell>
          <table:table-cell table:formula="of:=[.F204]*[.X$1] + IF([.F204]=0;0;[.X$2])" office:value-type="float" office:value="0" calcext:value-type="float">
            <text:p>0</text:p>
          </table:table-cell>
          <table:table-cell table:formula="of:=[.G204]*[.Y$1] + IF([.G204]=0;0;[.Y$2])" office:value-type="float" office:value="0" calcext:value-type="float">
            <text:p>0</text:p>
          </table:table-cell>
          <table:table-cell table:formula="of:=[.H204]*[.Z$1] + IF([.H204]=0;0;[.Z$2])" office:value-type="float" office:value="0" calcext:value-type="float">
            <text:p>0</text:p>
          </table:table-cell>
          <table:table-cell table:formula="of:=[.I204]*[.AA$1] + IF([.I204]=0;0;[.AA$2])" office:value-type="float" office:value="0" calcext:value-type="float">
            <text:p>0</text:p>
          </table:table-cell>
          <table:table-cell table:formula="of:=[.J204]*[.AB$1] + IF([.J204]=0;0;[.AB$2])" office:value-type="float" office:value="0" calcext:value-type="float">
            <text:p>0</text:p>
          </table:table-cell>
          <table:table-cell table:formula="of:=[.K204]*[.AC$1] + IF([.K204]=0;0;[.AC$2])" office:value-type="float" office:value="0" calcext:value-type="float">
            <text:p>0</text:p>
          </table:table-cell>
          <table:table-cell table:formula="of:=[.L204]*[.AD$1] + IF([.L204]=0;0;[.AD$2])" office:value-type="float" office:value="0" calcext:value-type="float">
            <text:p>0</text:p>
          </table:table-cell>
          <table:table-cell table:formula="of:=[.M204]*[.AE$1] + IF([.M204]=0;0;[.AE$2])" office:value-type="float" office:value="0" calcext:value-type="float">
            <text:p>0</text:p>
          </table:table-cell>
          <table:table-cell/>
          <table:table-cell table:formula="of:=SUM([.S204:.AE204])" office:value-type="float" office:value="7.47710529" calcext:value-type="float">
            <text:p>7,4771052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1893" calcext:value-type="float">
            <text:p>3,18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87" calcext:value-type="float">
            <text:p>0,7787</text:p>
          </table:table-cell>
          <table:table-cell office:value-type="float" office:value="1.2188" calcext:value-type="float">
            <text:p>1,2188</text:p>
          </table:table-cell>
          <table:table-cell table:formula="of:=[.O205]*[.O205]" office:value-type="float" office:value="1.48547344" calcext:value-type="float">
            <text:p>1,48547344</text:p>
          </table:table-cell>
          <table:table-cell table:number-columns-repeated="2"/>
          <table:table-cell table:formula="of:=[.A205]*[.S$1] + IF([.A205]=0;0;[.S$2])" office:value-type="float" office:value="2.16251592" calcext:value-type="float">
            <text:p>2,16251592</text:p>
          </table:table-cell>
          <table:table-cell table:formula="of:=[.B205]*[.T$1] + IF([.B205]=0;0;[.T$2])" office:value-type="float" office:value="0" calcext:value-type="float">
            <text:p>0</text:p>
          </table:table-cell>
          <table:table-cell table:formula="of:=[.C205]*[.U$1] + IF([.C205]=0;0;[.U$2])" office:value-type="float" office:value="0.10556583" calcext:value-type="float">
            <text:p>0,10556583</text:p>
          </table:table-cell>
          <table:table-cell table:formula="of:=[.D205]*[.V$1] + IF([.D205]=0;0;[.V$2])" office:value-type="float" office:value="0" calcext:value-type="float">
            <text:p>0</text:p>
          </table:table-cell>
          <table:table-cell table:formula="of:=[.E205]*[.W$1] + IF([.E205]=0;0;[.W$2])" office:value-type="float" office:value="0" calcext:value-type="float">
            <text:p>0</text:p>
          </table:table-cell>
          <table:table-cell table:formula="of:=[.F205]*[.X$1] + IF([.F205]=0;0;[.X$2])" office:value-type="float" office:value="0" calcext:value-type="float">
            <text:p>0</text:p>
          </table:table-cell>
          <table:table-cell table:formula="of:=[.G205]*[.Y$1] + IF([.G205]=0;0;[.Y$2])" office:value-type="float" office:value="0" calcext:value-type="float">
            <text:p>0</text:p>
          </table:table-cell>
          <table:table-cell table:formula="of:=[.H205]*[.Z$1] + IF([.H205]=0;0;[.Z$2])" office:value-type="float" office:value="0" calcext:value-type="float">
            <text:p>0</text:p>
          </table:table-cell>
          <table:table-cell table:formula="of:=[.I205]*[.AA$1] + IF([.I205]=0;0;[.AA$2])" office:value-type="float" office:value="0" calcext:value-type="float">
            <text:p>0</text:p>
          </table:table-cell>
          <table:table-cell table:formula="of:=[.J205]*[.AB$1] + IF([.J205]=0;0;[.AB$2])" office:value-type="float" office:value="0" calcext:value-type="float">
            <text:p>0</text:p>
          </table:table-cell>
          <table:table-cell table:formula="of:=[.K205]*[.AC$1] + IF([.K205]=0;0;[.AC$2])" office:value-type="float" office:value="0" calcext:value-type="float">
            <text:p>0</text:p>
          </table:table-cell>
          <table:table-cell table:formula="of:=[.L205]*[.AD$1] + IF([.L205]=0;0;[.AD$2])" office:value-type="float" office:value="0" calcext:value-type="float">
            <text:p>0</text:p>
          </table:table-cell>
          <table:table-cell table:formula="of:=[.M205]*[.AE$1] + IF([.M205]=0;0;[.AE$2])" office:value-type="float" office:value="0" calcext:value-type="float">
            <text:p>0</text:p>
          </table:table-cell>
          <table:table-cell/>
          <table:table-cell table:formula="of:=SUM([.S205:.AE205])" office:value-type="float" office:value="2.26808175" calcext:value-type="float">
            <text:p>2,2680817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2908" calcext:value-type="float">
            <text:p>3,2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52" calcext:value-type="float">
            <text:p>0,7152</text:p>
          </table:table-cell>
          <table:table-cell office:value-type="float" office:value="0.8282" calcext:value-type="float">
            <text:p>0,8282</text:p>
          </table:table-cell>
          <table:table-cell table:formula="of:=[.O206]*[.O206]" office:value-type="float" office:value="0.68591524" calcext:value-type="float">
            <text:p>0,68591524</text:p>
          </table:table-cell>
          <table:table-cell table:number-columns-repeated="2"/>
          <table:table-cell table:formula="of:=[.A206]*[.S$1] + IF([.A206]=0;0;[.S$2])" office:value-type="float" office:value="2.16251592" calcext:value-type="float">
            <text:p>2,16251592</text:p>
          </table:table-cell>
          <table:table-cell table:formula="of:=[.B206]*[.T$1] + IF([.B206]=0;0;[.T$2])" office:value-type="float" office:value="0" calcext:value-type="float">
            <text:p>0</text:p>
          </table:table-cell>
          <table:table-cell table:formula="of:=[.C206]*[.U$1] + IF([.C206]=0;0;[.U$2])" office:value-type="float" office:value="0.10892548" calcext:value-type="float">
            <text:p>0,10892548</text:p>
          </table:table-cell>
          <table:table-cell table:formula="of:=[.D206]*[.V$1] + IF([.D206]=0;0;[.V$2])" office:value-type="float" office:value="0" calcext:value-type="float">
            <text:p>0</text:p>
          </table:table-cell>
          <table:table-cell table:formula="of:=[.E206]*[.W$1] + IF([.E206]=0;0;[.W$2])" office:value-type="float" office:value="0" calcext:value-type="float">
            <text:p>0</text:p>
          </table:table-cell>
          <table:table-cell table:formula="of:=[.F206]*[.X$1] + IF([.F206]=0;0;[.X$2])" office:value-type="float" office:value="0" calcext:value-type="float">
            <text:p>0</text:p>
          </table:table-cell>
          <table:table-cell table:formula="of:=[.G206]*[.Y$1] + IF([.G206]=0;0;[.Y$2])" office:value-type="float" office:value="0" calcext:value-type="float">
            <text:p>0</text:p>
          </table:table-cell>
          <table:table-cell table:formula="of:=[.H206]*[.Z$1] + IF([.H206]=0;0;[.Z$2])" office:value-type="float" office:value="0" calcext:value-type="float">
            <text:p>0</text:p>
          </table:table-cell>
          <table:table-cell table:formula="of:=[.I206]*[.AA$1] + IF([.I206]=0;0;[.AA$2])" office:value-type="float" office:value="0" calcext:value-type="float">
            <text:p>0</text:p>
          </table:table-cell>
          <table:table-cell table:formula="of:=[.J206]*[.AB$1] + IF([.J206]=0;0;[.AB$2])" office:value-type="float" office:value="0" calcext:value-type="float">
            <text:p>0</text:p>
          </table:table-cell>
          <table:table-cell table:formula="of:=[.K206]*[.AC$1] + IF([.K206]=0;0;[.AC$2])" office:value-type="float" office:value="0" calcext:value-type="float">
            <text:p>0</text:p>
          </table:table-cell>
          <table:table-cell table:formula="of:=[.L206]*[.AD$1] + IF([.L206]=0;0;[.AD$2])" office:value-type="float" office:value="0" calcext:value-type="float">
            <text:p>0</text:p>
          </table:table-cell>
          <table:table-cell table:formula="of:=[.M206]*[.AE$1] + IF([.M206]=0;0;[.AE$2])" office:value-type="float" office:value="0" calcext:value-type="float">
            <text:p>0</text:p>
          </table:table-cell>
          <table:table-cell/>
          <table:table-cell table:formula="of:=SUM([.S206:.AE206])" office:value-type="float" office:value="2.2714414" calcext:value-type="float">
            <text:p>2,27144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4431" calcext:value-type="float">
            <text:p>4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811" calcext:value-type="float">
            <text:p>1,2811</text:p>
          </table:table-cell>
          <table:table-cell office:value-type="float" office:value="3.0427" calcext:value-type="float">
            <text:p>3,0427</text:p>
          </table:table-cell>
          <table:table-cell table:formula="of:=[.O207]*[.O207]" office:value-type="float" office:value="9.25802329" calcext:value-type="float">
            <text:p>9,25802329</text:p>
          </table:table-cell>
          <table:table-cell table:number-columns-repeated="2"/>
          <table:table-cell table:formula="of:=[.A207]*[.S$1] + IF([.A207]=0;0;[.S$2])" office:value-type="float" office:value="2.4328" calcext:value-type="float">
            <text:p>2,4328</text:p>
          </table:table-cell>
          <table:table-cell table:formula="of:=[.B207]*[.T$1] + IF([.B207]=0;0;[.T$2])" office:value-type="float" office:value="0" calcext:value-type="float">
            <text:p>0</text:p>
          </table:table-cell>
          <table:table-cell table:formula="of:=[.C207]*[.U$1] + IF([.C207]=0;0;[.U$2])" office:value-type="float" office:value="0.14706661" calcext:value-type="float">
            <text:p>0,14706661</text:p>
          </table:table-cell>
          <table:table-cell table:formula="of:=[.D207]*[.V$1] + IF([.D207]=0;0;[.V$2])" office:value-type="float" office:value="0" calcext:value-type="float">
            <text:p>0</text:p>
          </table:table-cell>
          <table:table-cell table:formula="of:=[.E207]*[.W$1] + IF([.E207]=0;0;[.W$2])" office:value-type="float" office:value="0" calcext:value-type="float">
            <text:p>0</text:p>
          </table:table-cell>
          <table:table-cell table:formula="of:=[.F207]*[.X$1] + IF([.F207]=0;0;[.X$2])" office:value-type="float" office:value="0" calcext:value-type="float">
            <text:p>0</text:p>
          </table:table-cell>
          <table:table-cell table:formula="of:=[.G207]*[.Y$1] + IF([.G207]=0;0;[.Y$2])" office:value-type="float" office:value="0" calcext:value-type="float">
            <text:p>0</text:p>
          </table:table-cell>
          <table:table-cell table:formula="of:=[.H207]*[.Z$1] + IF([.H207]=0;0;[.Z$2])" office:value-type="float" office:value="0" calcext:value-type="float">
            <text:p>0</text:p>
          </table:table-cell>
          <table:table-cell table:formula="of:=[.I207]*[.AA$1] + IF([.I207]=0;0;[.AA$2])" office:value-type="float" office:value="0" calcext:value-type="float">
            <text:p>0</text:p>
          </table:table-cell>
          <table:table-cell table:formula="of:=[.J207]*[.AB$1] + IF([.J207]=0;0;[.AB$2])" office:value-type="float" office:value="0" calcext:value-type="float">
            <text:p>0</text:p>
          </table:table-cell>
          <table:table-cell table:formula="of:=[.K207]*[.AC$1] + IF([.K207]=0;0;[.AC$2])" office:value-type="float" office:value="0" calcext:value-type="float">
            <text:p>0</text:p>
          </table:table-cell>
          <table:table-cell table:formula="of:=[.L207]*[.AD$1] + IF([.L207]=0;0;[.AD$2])" office:value-type="float" office:value="0" calcext:value-type="float">
            <text:p>0</text:p>
          </table:table-cell>
          <table:table-cell table:formula="of:=[.M207]*[.AE$1] + IF([.M207]=0;0;[.AE$2])" office:value-type="float" office:value="0" calcext:value-type="float">
            <text:p>0</text:p>
          </table:table-cell>
          <table:table-cell/>
          <table:table-cell table:formula="of:=SUM([.S207:.AE207])" office:value-type="float" office:value="2.57986661" calcext:value-type="float">
            <text:p>2,5798666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" calcext:value-type="float">
            <text:p>1</text:p>
          </table:table-cell>
          <table:table-cell office:value-type="float" office:value="3.7599" calcext:value-type="float">
            <text:p>3,75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05" calcext:value-type="float">
            <text:p>1,505</text:p>
          </table:table-cell>
          <table:table-cell office:value-type="float" office:value="3.4401" calcext:value-type="float">
            <text:p>3,4401</text:p>
          </table:table-cell>
          <table:table-cell table:formula="of:=[.O208]*[.O208]" office:value-type="float" office:value="11.83428801" calcext:value-type="float">
            <text:p>11,83428801</text:p>
          </table:table-cell>
          <table:table-cell table:number-columns-repeated="2"/>
          <table:table-cell table:formula="of:=[.A208]*[.S$1] + IF([.A208]=0;0;[.S$2])" office:value-type="float" office:value="2.29765796" calcext:value-type="float">
            <text:p>2,29765796</text:p>
          </table:table-cell>
          <table:table-cell table:formula="of:=[.B208]*[.T$1] + IF([.B208]=0;0;[.T$2])" office:value-type="float" office:value="5.2152" calcext:value-type="float">
            <text:p>5,2152</text:p>
          </table:table-cell>
          <table:table-cell table:formula="of:=[.C208]*[.U$1] + IF([.C208]=0;0;[.U$2])" office:value-type="float" office:value="0.12445269" calcext:value-type="float">
            <text:p>0,12445269</text:p>
          </table:table-cell>
          <table:table-cell table:formula="of:=[.D208]*[.V$1] + IF([.D208]=0;0;[.V$2])" office:value-type="float" office:value="0" calcext:value-type="float">
            <text:p>0</text:p>
          </table:table-cell>
          <table:table-cell table:formula="of:=[.E208]*[.W$1] + IF([.E208]=0;0;[.W$2])" office:value-type="float" office:value="0" calcext:value-type="float">
            <text:p>0</text:p>
          </table:table-cell>
          <table:table-cell table:formula="of:=[.F208]*[.X$1] + IF([.F208]=0;0;[.X$2])" office:value-type="float" office:value="0" calcext:value-type="float">
            <text:p>0</text:p>
          </table:table-cell>
          <table:table-cell table:formula="of:=[.G208]*[.Y$1] + IF([.G208]=0;0;[.Y$2])" office:value-type="float" office:value="0" calcext:value-type="float">
            <text:p>0</text:p>
          </table:table-cell>
          <table:table-cell table:formula="of:=[.H208]*[.Z$1] + IF([.H208]=0;0;[.Z$2])" office:value-type="float" office:value="0" calcext:value-type="float">
            <text:p>0</text:p>
          </table:table-cell>
          <table:table-cell table:formula="of:=[.I208]*[.AA$1] + IF([.I208]=0;0;[.AA$2])" office:value-type="float" office:value="0" calcext:value-type="float">
            <text:p>0</text:p>
          </table:table-cell>
          <table:table-cell table:formula="of:=[.J208]*[.AB$1] + IF([.J208]=0;0;[.AB$2])" office:value-type="float" office:value="0" calcext:value-type="float">
            <text:p>0</text:p>
          </table:table-cell>
          <table:table-cell table:formula="of:=[.K208]*[.AC$1] + IF([.K208]=0;0;[.AC$2])" office:value-type="float" office:value="0" calcext:value-type="float">
            <text:p>0</text:p>
          </table:table-cell>
          <table:table-cell table:formula="of:=[.L208]*[.AD$1] + IF([.L208]=0;0;[.AD$2])" office:value-type="float" office:value="0" calcext:value-type="float">
            <text:p>0</text:p>
          </table:table-cell>
          <table:table-cell table:formula="of:=[.M208]*[.AE$1] + IF([.M208]=0;0;[.AE$2])" office:value-type="float" office:value="0" calcext:value-type="float">
            <text:p>0</text:p>
          </table:table-cell>
          <table:table-cell/>
          <table:table-cell table:formula="of:=SUM([.S208:.AE208])" office:value-type="float" office:value="7.63731065" calcext:value-type="float">
            <text:p>7,6373106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609" calcext:value-type="float">
            <text:p>4,46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18" calcext:value-type="float">
            <text:p>0,8818</text:p>
          </table:table-cell>
          <table:table-cell office:value-type="float" office:value="1.0934" calcext:value-type="float">
            <text:p>1,0934</text:p>
          </table:table-cell>
          <table:table-cell table:formula="of:=[.O209]*[.O209]" office:value-type="float" office:value="1.19552356" calcext:value-type="float">
            <text:p>1,19552356</text:p>
          </table:table-cell>
          <table:table-cell table:number-columns-repeated="2"/>
          <table:table-cell table:formula="of:=[.A209]*[.S$1] + IF([.A209]=0;0;[.S$2])" office:value-type="float" office:value="2.29765796" calcext:value-type="float">
            <text:p>2,29765796</text:p>
          </table:table-cell>
          <table:table-cell table:formula="of:=[.B209]*[.T$1] + IF([.B209]=0;0;[.T$2])" office:value-type="float" office:value="0" calcext:value-type="float">
            <text:p>0</text:p>
          </table:table-cell>
          <table:table-cell table:formula="of:=[.C209]*[.U$1] + IF([.C209]=0;0;[.U$2])" office:value-type="float" office:value="0.14765579" calcext:value-type="float">
            <text:p>0,14765579</text:p>
          </table:table-cell>
          <table:table-cell table:formula="of:=[.D209]*[.V$1] + IF([.D209]=0;0;[.V$2])" office:value-type="float" office:value="0" calcext:value-type="float">
            <text:p>0</text:p>
          </table:table-cell>
          <table:table-cell table:formula="of:=[.E209]*[.W$1] + IF([.E209]=0;0;[.W$2])" office:value-type="float" office:value="0" calcext:value-type="float">
            <text:p>0</text:p>
          </table:table-cell>
          <table:table-cell table:formula="of:=[.F209]*[.X$1] + IF([.F209]=0;0;[.X$2])" office:value-type="float" office:value="0" calcext:value-type="float">
            <text:p>0</text:p>
          </table:table-cell>
          <table:table-cell table:formula="of:=[.G209]*[.Y$1] + IF([.G209]=0;0;[.Y$2])" office:value-type="float" office:value="0" calcext:value-type="float">
            <text:p>0</text:p>
          </table:table-cell>
          <table:table-cell table:formula="of:=[.H209]*[.Z$1] + IF([.H209]=0;0;[.Z$2])" office:value-type="float" office:value="0" calcext:value-type="float">
            <text:p>0</text:p>
          </table:table-cell>
          <table:table-cell table:formula="of:=[.I209]*[.AA$1] + IF([.I209]=0;0;[.AA$2])" office:value-type="float" office:value="0" calcext:value-type="float">
            <text:p>0</text:p>
          </table:table-cell>
          <table:table-cell table:formula="of:=[.J209]*[.AB$1] + IF([.J209]=0;0;[.AB$2])" office:value-type="float" office:value="0" calcext:value-type="float">
            <text:p>0</text:p>
          </table:table-cell>
          <table:table-cell table:formula="of:=[.K209]*[.AC$1] + IF([.K209]=0;0;[.AC$2])" office:value-type="float" office:value="0" calcext:value-type="float">
            <text:p>0</text:p>
          </table:table-cell>
          <table:table-cell table:formula="of:=[.L209]*[.AD$1] + IF([.L209]=0;0;[.AD$2])" office:value-type="float" office:value="0" calcext:value-type="float">
            <text:p>0</text:p>
          </table:table-cell>
          <table:table-cell table:formula="of:=[.M209]*[.AE$1] + IF([.M209]=0;0;[.AE$2])" office:value-type="float" office:value="0" calcext:value-type="float">
            <text:p>0</text:p>
          </table:table-cell>
          <table:table-cell/>
          <table:table-cell table:formula="of:=SUM([.S209:.AE209])" office:value-type="float" office:value="2.44531375" calcext:value-type="float">
            <text:p>2,44531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619" calcext:value-type="float">
            <text:p>4,16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64" calcext:value-type="float">
            <text:p>0,6364</text:p>
          </table:table-cell>
          <table:table-cell office:value-type="float" office:value="0.7071" calcext:value-type="float">
            <text:p>0,7071</text:p>
          </table:table-cell>
          <table:table-cell table:formula="of:=[.O210]*[.O210]" office:value-type="float" office:value="0.49999041" calcext:value-type="float">
            <text:p>0,49999041</text:p>
          </table:table-cell>
          <table:table-cell table:number-columns-repeated="2"/>
          <table:table-cell table:formula="of:=[.A210]*[.S$1] + IF([.A210]=0;0;[.S$2])" office:value-type="float" office:value="2.4328" calcext:value-type="float">
            <text:p>2,4328</text:p>
          </table:table-cell>
          <table:table-cell table:formula="of:=[.B210]*[.T$1] + IF([.B210]=0;0;[.T$2])" office:value-type="float" office:value="0" calcext:value-type="float">
            <text:p>0</text:p>
          </table:table-cell>
          <table:table-cell table:formula="of:=[.C210]*[.U$1] + IF([.C210]=0;0;[.U$2])" office:value-type="float" office:value="0.13775889" calcext:value-type="float">
            <text:p>0,13775889</text:p>
          </table:table-cell>
          <table:table-cell table:formula="of:=[.D210]*[.V$1] + IF([.D210]=0;0;[.V$2])" office:value-type="float" office:value="0" calcext:value-type="float">
            <text:p>0</text:p>
          </table:table-cell>
          <table:table-cell table:formula="of:=[.E210]*[.W$1] + IF([.E210]=0;0;[.W$2])" office:value-type="float" office:value="0" calcext:value-type="float">
            <text:p>0</text:p>
          </table:table-cell>
          <table:table-cell table:formula="of:=[.F210]*[.X$1] + IF([.F210]=0;0;[.X$2])" office:value-type="float" office:value="0" calcext:value-type="float">
            <text:p>0</text:p>
          </table:table-cell>
          <table:table-cell table:formula="of:=[.G210]*[.Y$1] + IF([.G210]=0;0;[.Y$2])" office:value-type="float" office:value="0" calcext:value-type="float">
            <text:p>0</text:p>
          </table:table-cell>
          <table:table-cell table:formula="of:=[.H210]*[.Z$1] + IF([.H210]=0;0;[.Z$2])" office:value-type="float" office:value="0" calcext:value-type="float">
            <text:p>0</text:p>
          </table:table-cell>
          <table:table-cell table:formula="of:=[.I210]*[.AA$1] + IF([.I210]=0;0;[.AA$2])" office:value-type="float" office:value="0" calcext:value-type="float">
            <text:p>0</text:p>
          </table:table-cell>
          <table:table-cell table:formula="of:=[.J210]*[.AB$1] + IF([.J210]=0;0;[.AB$2])" office:value-type="float" office:value="0" calcext:value-type="float">
            <text:p>0</text:p>
          </table:table-cell>
          <table:table-cell table:formula="of:=[.K210]*[.AC$1] + IF([.K210]=0;0;[.AC$2])" office:value-type="float" office:value="0" calcext:value-type="float">
            <text:p>0</text:p>
          </table:table-cell>
          <table:table-cell table:formula="of:=[.L210]*[.AD$1] + IF([.L210]=0;0;[.AD$2])" office:value-type="float" office:value="0" calcext:value-type="float">
            <text:p>0</text:p>
          </table:table-cell>
          <table:table-cell table:formula="of:=[.M210]*[.AE$1] + IF([.M210]=0;0;[.AE$2])" office:value-type="float" office:value="0" calcext:value-type="float">
            <text:p>0</text:p>
          </table:table-cell>
          <table:table-cell/>
          <table:table-cell table:formula="of:=SUM([.S210:.AE210])" office:value-type="float" office:value="2.57055889" calcext:value-type="float">
            <text:p>2,5705588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027" calcext:value-type="float">
            <text:p>3,0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48" calcext:value-type="float">
            <text:p>0,9748</text:p>
          </table:table-cell>
          <table:table-cell office:value-type="float" office:value="1.3872" calcext:value-type="float">
            <text:p>1,3872</text:p>
          </table:table-cell>
          <table:table-cell table:formula="of:=[.O211]*[.O211]" office:value-type="float" office:value="1.92432384" calcext:value-type="float">
            <text:p>1,92432384</text:p>
          </table:table-cell>
          <table:table-cell table:number-columns-repeated="2"/>
          <table:table-cell table:formula="of:=[.A211]*[.S$1] + IF([.A211]=0;0;[.S$2])" office:value-type="float" office:value="2.29765796" calcext:value-type="float">
            <text:p>2,29765796</text:p>
          </table:table-cell>
          <table:table-cell table:formula="of:=[.B211]*[.T$1] + IF([.B211]=0;0;[.T$2])" office:value-type="float" office:value="0" calcext:value-type="float">
            <text:p>0</text:p>
          </table:table-cell>
          <table:table-cell table:formula="of:=[.C211]*[.U$1] + IF([.C211]=0;0;[.U$2])" office:value-type="float" office:value="0.09938937" calcext:value-type="float">
            <text:p>0,09938937</text:p>
          </table:table-cell>
          <table:table-cell table:formula="of:=[.D211]*[.V$1] + IF([.D211]=0;0;[.V$2])" office:value-type="float" office:value="0" calcext:value-type="float">
            <text:p>0</text:p>
          </table:table-cell>
          <table:table-cell table:formula="of:=[.E211]*[.W$1] + IF([.E211]=0;0;[.W$2])" office:value-type="float" office:value="0" calcext:value-type="float">
            <text:p>0</text:p>
          </table:table-cell>
          <table:table-cell table:formula="of:=[.F211]*[.X$1] + IF([.F211]=0;0;[.X$2])" office:value-type="float" office:value="0" calcext:value-type="float">
            <text:p>0</text:p>
          </table:table-cell>
          <table:table-cell table:formula="of:=[.G211]*[.Y$1] + IF([.G211]=0;0;[.Y$2])" office:value-type="float" office:value="0" calcext:value-type="float">
            <text:p>0</text:p>
          </table:table-cell>
          <table:table-cell table:formula="of:=[.H211]*[.Z$1] + IF([.H211]=0;0;[.Z$2])" office:value-type="float" office:value="0" calcext:value-type="float">
            <text:p>0</text:p>
          </table:table-cell>
          <table:table-cell table:formula="of:=[.I211]*[.AA$1] + IF([.I211]=0;0;[.AA$2])" office:value-type="float" office:value="0" calcext:value-type="float">
            <text:p>0</text:p>
          </table:table-cell>
          <table:table-cell table:formula="of:=[.J211]*[.AB$1] + IF([.J211]=0;0;[.AB$2])" office:value-type="float" office:value="0" calcext:value-type="float">
            <text:p>0</text:p>
          </table:table-cell>
          <table:table-cell table:formula="of:=[.K211]*[.AC$1] + IF([.K211]=0;0;[.AC$2])" office:value-type="float" office:value="0" calcext:value-type="float">
            <text:p>0</text:p>
          </table:table-cell>
          <table:table-cell table:formula="of:=[.L211]*[.AD$1] + IF([.L211]=0;0;[.AD$2])" office:value-type="float" office:value="0" calcext:value-type="float">
            <text:p>0</text:p>
          </table:table-cell>
          <table:table-cell table:formula="of:=[.M211]*[.AE$1] + IF([.M211]=0;0;[.AE$2])" office:value-type="float" office:value="0" calcext:value-type="float">
            <text:p>0</text:p>
          </table:table-cell>
          <table:table-cell/>
          <table:table-cell table:formula="of:=SUM([.S211:.AE211])" office:value-type="float" office:value="2.39704733" calcext:value-type="float">
            <text:p>2,397047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174" calcext:value-type="float">
            <text:p>3,71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13" calcext:value-type="float">
            <text:p>0,8713</text:p>
          </table:table-cell>
          <table:table-cell office:value-type="float" office:value="1.3692" calcext:value-type="float">
            <text:p>1,3692</text:p>
          </table:table-cell>
          <table:table-cell table:formula="of:=[.O212]*[.O212]" office:value-type="float" office:value="1.87470864" calcext:value-type="float">
            <text:p>1,87470864</text:p>
          </table:table-cell>
          <table:table-cell table:number-columns-repeated="2"/>
          <table:table-cell table:formula="of:=[.A212]*[.S$1] + IF([.A212]=0;0;[.S$2])" office:value-type="float" office:value="2.4328" calcext:value-type="float">
            <text:p>2,4328</text:p>
          </table:table-cell>
          <table:table-cell table:formula="of:=[.B212]*[.T$1] + IF([.B212]=0;0;[.T$2])" office:value-type="float" office:value="0" calcext:value-type="float">
            <text:p>0</text:p>
          </table:table-cell>
          <table:table-cell table:formula="of:=[.C212]*[.U$1] + IF([.C212]=0;0;[.U$2])" office:value-type="float" office:value="0.12304594" calcext:value-type="float">
            <text:p>0,12304594</text:p>
          </table:table-cell>
          <table:table-cell table:formula="of:=[.D212]*[.V$1] + IF([.D212]=0;0;[.V$2])" office:value-type="float" office:value="0" calcext:value-type="float">
            <text:p>0</text:p>
          </table:table-cell>
          <table:table-cell table:formula="of:=[.E212]*[.W$1] + IF([.E212]=0;0;[.W$2])" office:value-type="float" office:value="0" calcext:value-type="float">
            <text:p>0</text:p>
          </table:table-cell>
          <table:table-cell table:formula="of:=[.F212]*[.X$1] + IF([.F212]=0;0;[.X$2])" office:value-type="float" office:value="0" calcext:value-type="float">
            <text:p>0</text:p>
          </table:table-cell>
          <table:table-cell table:formula="of:=[.G212]*[.Y$1] + IF([.G212]=0;0;[.Y$2])" office:value-type="float" office:value="0" calcext:value-type="float">
            <text:p>0</text:p>
          </table:table-cell>
          <table:table-cell table:formula="of:=[.H212]*[.Z$1] + IF([.H212]=0;0;[.Z$2])" office:value-type="float" office:value="0" calcext:value-type="float">
            <text:p>0</text:p>
          </table:table-cell>
          <table:table-cell table:formula="of:=[.I212]*[.AA$1] + IF([.I212]=0;0;[.AA$2])" office:value-type="float" office:value="0" calcext:value-type="float">
            <text:p>0</text:p>
          </table:table-cell>
          <table:table-cell table:formula="of:=[.J212]*[.AB$1] + IF([.J212]=0;0;[.AB$2])" office:value-type="float" office:value="0" calcext:value-type="float">
            <text:p>0</text:p>
          </table:table-cell>
          <table:table-cell table:formula="of:=[.K212]*[.AC$1] + IF([.K212]=0;0;[.AC$2])" office:value-type="float" office:value="0" calcext:value-type="float">
            <text:p>0</text:p>
          </table:table-cell>
          <table:table-cell table:formula="of:=[.L212]*[.AD$1] + IF([.L212]=0;0;[.AD$2])" office:value-type="float" office:value="0" calcext:value-type="float">
            <text:p>0</text:p>
          </table:table-cell>
          <table:table-cell table:formula="of:=[.M212]*[.AE$1] + IF([.M212]=0;0;[.AE$2])" office:value-type="float" office:value="0" calcext:value-type="float">
            <text:p>0</text:p>
          </table:table-cell>
          <table:table-cell/>
          <table:table-cell table:formula="of:=SUM([.S212:.AE212])" office:value-type="float" office:value="2.55584594" calcext:value-type="float">
            <text:p>2,555845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273" calcext:value-type="float">
            <text:p>6,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84" calcext:value-type="float">
            <text:p>0,7984</text:p>
          </table:table-cell>
          <table:table-cell office:value-type="float" office:value="1.3867" calcext:value-type="float">
            <text:p>1,3867</text:p>
          </table:table-cell>
          <table:table-cell table:formula="of:=[.O213]*[.O213]" office:value-type="float" office:value="1.92293689" calcext:value-type="float">
            <text:p>1,92293689</text:p>
          </table:table-cell>
          <table:table-cell table:number-columns-repeated="2"/>
          <table:table-cell table:formula="of:=[.A213]*[.S$1] + IF([.A213]=0;0;[.S$2])" office:value-type="float" office:value="2.4328" calcext:value-type="float">
            <text:p>2,4328</text:p>
          </table:table-cell>
          <table:table-cell table:formula="of:=[.B213]*[.T$1] + IF([.B213]=0;0;[.T$2])" office:value-type="float" office:value="0" calcext:value-type="float">
            <text:p>0</text:p>
          </table:table-cell>
          <table:table-cell table:formula="of:=[.C213]*[.U$1] + IF([.C213]=0;0;[.U$2])" office:value-type="float" office:value="0.2076363" calcext:value-type="float">
            <text:p>0,2076363</text:p>
          </table:table-cell>
          <table:table-cell table:formula="of:=[.D213]*[.V$1] + IF([.D213]=0;0;[.V$2])" office:value-type="float" office:value="0" calcext:value-type="float">
            <text:p>0</text:p>
          </table:table-cell>
          <table:table-cell table:formula="of:=[.E213]*[.W$1] + IF([.E213]=0;0;[.W$2])" office:value-type="float" office:value="0" calcext:value-type="float">
            <text:p>0</text:p>
          </table:table-cell>
          <table:table-cell table:formula="of:=[.F213]*[.X$1] + IF([.F213]=0;0;[.X$2])" office:value-type="float" office:value="0" calcext:value-type="float">
            <text:p>0</text:p>
          </table:table-cell>
          <table:table-cell table:formula="of:=[.G213]*[.Y$1] + IF([.G213]=0;0;[.Y$2])" office:value-type="float" office:value="0" calcext:value-type="float">
            <text:p>0</text:p>
          </table:table-cell>
          <table:table-cell table:formula="of:=[.H213]*[.Z$1] + IF([.H213]=0;0;[.Z$2])" office:value-type="float" office:value="0" calcext:value-type="float">
            <text:p>0</text:p>
          </table:table-cell>
          <table:table-cell table:formula="of:=[.I213]*[.AA$1] + IF([.I213]=0;0;[.AA$2])" office:value-type="float" office:value="0" calcext:value-type="float">
            <text:p>0</text:p>
          </table:table-cell>
          <table:table-cell table:formula="of:=[.J213]*[.AB$1] + IF([.J213]=0;0;[.AB$2])" office:value-type="float" office:value="0" calcext:value-type="float">
            <text:p>0</text:p>
          </table:table-cell>
          <table:table-cell table:formula="of:=[.K213]*[.AC$1] + IF([.K213]=0;0;[.AC$2])" office:value-type="float" office:value="0" calcext:value-type="float">
            <text:p>0</text:p>
          </table:table-cell>
          <table:table-cell table:formula="of:=[.L213]*[.AD$1] + IF([.L213]=0;0;[.AD$2])" office:value-type="float" office:value="0" calcext:value-type="float">
            <text:p>0</text:p>
          </table:table-cell>
          <table:table-cell table:formula="of:=[.M213]*[.AE$1] + IF([.M213]=0;0;[.AE$2])" office:value-type="float" office:value="0" calcext:value-type="float">
            <text:p>0</text:p>
          </table:table-cell>
          <table:table-cell/>
          <table:table-cell table:formula="of:=SUM([.S213:.AE213])" office:value-type="float" office:value="2.6404363" calcext:value-type="float">
            <text:p>2,640436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499" calcext:value-type="float">
            <text:p>4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53" calcext:value-type="float">
            <text:p>1,1253</text:p>
          </table:table-cell>
          <table:table-cell office:value-type="float" office:value="1.9692" calcext:value-type="float">
            <text:p>1,9692</text:p>
          </table:table-cell>
          <table:table-cell table:formula="of:=[.O214]*[.O214]" office:value-type="float" office:value="3.87774864" calcext:value-type="float">
            <text:p>3,87774864</text:p>
          </table:table-cell>
          <table:table-cell table:number-columns-repeated="2"/>
          <table:table-cell table:formula="of:=[.A214]*[.S$1] + IF([.A214]=0;0;[.S$2])" office:value-type="float" office:value="2.29765796" calcext:value-type="float">
            <text:p>2,29765796</text:p>
          </table:table-cell>
          <table:table-cell table:formula="of:=[.B214]*[.T$1] + IF([.B214]=0;0;[.T$2])" office:value-type="float" office:value="0" calcext:value-type="float">
            <text:p>0</text:p>
          </table:table-cell>
          <table:table-cell table:formula="of:=[.C214]*[.U$1] + IF([.C214]=0;0;[.U$2])" office:value-type="float" office:value="0.14729169" calcext:value-type="float">
            <text:p>0,14729169</text:p>
          </table:table-cell>
          <table:table-cell table:formula="of:=[.D214]*[.V$1] + IF([.D214]=0;0;[.V$2])" office:value-type="float" office:value="0" calcext:value-type="float">
            <text:p>0</text:p>
          </table:table-cell>
          <table:table-cell table:formula="of:=[.E214]*[.W$1] + IF([.E214]=0;0;[.W$2])" office:value-type="float" office:value="0" calcext:value-type="float">
            <text:p>0</text:p>
          </table:table-cell>
          <table:table-cell table:formula="of:=[.F214]*[.X$1] + IF([.F214]=0;0;[.X$2])" office:value-type="float" office:value="0" calcext:value-type="float">
            <text:p>0</text:p>
          </table:table-cell>
          <table:table-cell table:formula="of:=[.G214]*[.Y$1] + IF([.G214]=0;0;[.Y$2])" office:value-type="float" office:value="0" calcext:value-type="float">
            <text:p>0</text:p>
          </table:table-cell>
          <table:table-cell table:formula="of:=[.H214]*[.Z$1] + IF([.H214]=0;0;[.Z$2])" office:value-type="float" office:value="0" calcext:value-type="float">
            <text:p>0</text:p>
          </table:table-cell>
          <table:table-cell table:formula="of:=[.I214]*[.AA$1] + IF([.I214]=0;0;[.AA$2])" office:value-type="float" office:value="0" calcext:value-type="float">
            <text:p>0</text:p>
          </table:table-cell>
          <table:table-cell table:formula="of:=[.J214]*[.AB$1] + IF([.J214]=0;0;[.AB$2])" office:value-type="float" office:value="0" calcext:value-type="float">
            <text:p>0</text:p>
          </table:table-cell>
          <table:table-cell table:formula="of:=[.K214]*[.AC$1] + IF([.K214]=0;0;[.AC$2])" office:value-type="float" office:value="0" calcext:value-type="float">
            <text:p>0</text:p>
          </table:table-cell>
          <table:table-cell table:formula="of:=[.L214]*[.AD$1] + IF([.L214]=0;0;[.AD$2])" office:value-type="float" office:value="0" calcext:value-type="float">
            <text:p>0</text:p>
          </table:table-cell>
          <table:table-cell table:formula="of:=[.M214]*[.AE$1] + IF([.M214]=0;0;[.AE$2])" office:value-type="float" office:value="0" calcext:value-type="float">
            <text:p>0</text:p>
          </table:table-cell>
          <table:table-cell/>
          <table:table-cell table:formula="of:=SUM([.S214:.AE214])" office:value-type="float" office:value="2.44494965" calcext:value-type="float">
            <text:p>2,4449496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7888" calcext:value-type="float">
            <text:p>2,78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17" calcext:value-type="float">
            <text:p>0,9317</text:p>
          </table:table-cell>
          <table:table-cell office:value-type="float" office:value="1.3459" calcext:value-type="float">
            <text:p>1,3459</text:p>
          </table:table-cell>
          <table:table-cell table:formula="of:=[.O215]*[.O215]" office:value-type="float" office:value="1.81144681" calcext:value-type="float">
            <text:p>1,81144681</text:p>
          </table:table-cell>
          <table:table-cell table:number-columns-repeated="2"/>
          <table:table-cell table:formula="of:=[.A215]*[.S$1] + IF([.A215]=0;0;[.S$2])" office:value-type="float" office:value="2.29765796" calcext:value-type="float">
            <text:p>2,29765796</text:p>
          </table:table-cell>
          <table:table-cell table:formula="of:=[.B215]*[.T$1] + IF([.B215]=0;0;[.T$2])" office:value-type="float" office:value="0" calcext:value-type="float">
            <text:p>0</text:p>
          </table:table-cell>
          <table:table-cell table:formula="of:=[.C215]*[.U$1] + IF([.C215]=0;0;[.U$2])" office:value-type="float" office:value="0.09230928" calcext:value-type="float">
            <text:p>0,09230928</text:p>
          </table:table-cell>
          <table:table-cell table:formula="of:=[.D215]*[.V$1] + IF([.D215]=0;0;[.V$2])" office:value-type="float" office:value="0" calcext:value-type="float">
            <text:p>0</text:p>
          </table:table-cell>
          <table:table-cell table:formula="of:=[.E215]*[.W$1] + IF([.E215]=0;0;[.W$2])" office:value-type="float" office:value="0" calcext:value-type="float">
            <text:p>0</text:p>
          </table:table-cell>
          <table:table-cell table:formula="of:=[.F215]*[.X$1] + IF([.F215]=0;0;[.X$2])" office:value-type="float" office:value="0" calcext:value-type="float">
            <text:p>0</text:p>
          </table:table-cell>
          <table:table-cell table:formula="of:=[.G215]*[.Y$1] + IF([.G215]=0;0;[.Y$2])" office:value-type="float" office:value="0" calcext:value-type="float">
            <text:p>0</text:p>
          </table:table-cell>
          <table:table-cell table:formula="of:=[.H215]*[.Z$1] + IF([.H215]=0;0;[.Z$2])" office:value-type="float" office:value="0" calcext:value-type="float">
            <text:p>0</text:p>
          </table:table-cell>
          <table:table-cell table:formula="of:=[.I215]*[.AA$1] + IF([.I215]=0;0;[.AA$2])" office:value-type="float" office:value="0" calcext:value-type="float">
            <text:p>0</text:p>
          </table:table-cell>
          <table:table-cell table:formula="of:=[.J215]*[.AB$1] + IF([.J215]=0;0;[.AB$2])" office:value-type="float" office:value="0" calcext:value-type="float">
            <text:p>0</text:p>
          </table:table-cell>
          <table:table-cell table:formula="of:=[.K215]*[.AC$1] + IF([.K215]=0;0;[.AC$2])" office:value-type="float" office:value="0" calcext:value-type="float">
            <text:p>0</text:p>
          </table:table-cell>
          <table:table-cell table:formula="of:=[.L215]*[.AD$1] + IF([.L215]=0;0;[.AD$2])" office:value-type="float" office:value="0" calcext:value-type="float">
            <text:p>0</text:p>
          </table:table-cell>
          <table:table-cell table:formula="of:=[.M215]*[.AE$1] + IF([.M215]=0;0;[.AE$2])" office:value-type="float" office:value="0" calcext:value-type="float">
            <text:p>0</text:p>
          </table:table-cell>
          <table:table-cell/>
          <table:table-cell table:formula="of:=SUM([.S215:.AE215])" office:value-type="float" office:value="2.38996724" calcext:value-type="float">
            <text:p>2,3899672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4938" calcext:value-type="float">
            <text:p>4,4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2709" calcext:value-type="float">
            <text:p>1,2709</text:p>
          </table:table-cell>
          <table:table-cell table:formula="of:=[.O216]*[.O216]" office:value-type="float" office:value="1.61518681" calcext:value-type="float">
            <text:p>1,61518681</text:p>
          </table:table-cell>
          <table:table-cell table:number-columns-repeated="2"/>
          <table:table-cell table:formula="of:=[.A216]*[.S$1] + IF([.A216]=0;0;[.S$2])" office:value-type="float" office:value="2.16251592" calcext:value-type="float">
            <text:p>2,16251592</text:p>
          </table:table-cell>
          <table:table-cell table:formula="of:=[.B216]*[.T$1] + IF([.B216]=0;0;[.T$2])" office:value-type="float" office:value="0" calcext:value-type="float">
            <text:p>0</text:p>
          </table:table-cell>
          <table:table-cell table:formula="of:=[.C216]*[.U$1] + IF([.C216]=0;0;[.U$2])" office:value-type="float" office:value="0.14874478" calcext:value-type="float">
            <text:p>0,14874478</text:p>
          </table:table-cell>
          <table:table-cell table:formula="of:=[.D216]*[.V$1] + IF([.D216]=0;0;[.V$2])" office:value-type="float" office:value="0" calcext:value-type="float">
            <text:p>0</text:p>
          </table:table-cell>
          <table:table-cell table:formula="of:=[.E216]*[.W$1] + IF([.E216]=0;0;[.W$2])" office:value-type="float" office:value="0" calcext:value-type="float">
            <text:p>0</text:p>
          </table:table-cell>
          <table:table-cell table:formula="of:=[.F216]*[.X$1] + IF([.F216]=0;0;[.X$2])" office:value-type="float" office:value="0" calcext:value-type="float">
            <text:p>0</text:p>
          </table:table-cell>
          <table:table-cell table:formula="of:=[.G216]*[.Y$1] + IF([.G216]=0;0;[.Y$2])" office:value-type="float" office:value="0" calcext:value-type="float">
            <text:p>0</text:p>
          </table:table-cell>
          <table:table-cell table:formula="of:=[.H216]*[.Z$1] + IF([.H216]=0;0;[.Z$2])" office:value-type="float" office:value="0" calcext:value-type="float">
            <text:p>0</text:p>
          </table:table-cell>
          <table:table-cell table:formula="of:=[.I216]*[.AA$1] + IF([.I216]=0;0;[.AA$2])" office:value-type="float" office:value="0" calcext:value-type="float">
            <text:p>0</text:p>
          </table:table-cell>
          <table:table-cell table:formula="of:=[.J216]*[.AB$1] + IF([.J216]=0;0;[.AB$2])" office:value-type="float" office:value="0" calcext:value-type="float">
            <text:p>0</text:p>
          </table:table-cell>
          <table:table-cell table:formula="of:=[.K216]*[.AC$1] + IF([.K216]=0;0;[.AC$2])" office:value-type="float" office:value="0" calcext:value-type="float">
            <text:p>0</text:p>
          </table:table-cell>
          <table:table-cell table:formula="of:=[.L216]*[.AD$1] + IF([.L216]=0;0;[.AD$2])" office:value-type="float" office:value="0" calcext:value-type="float">
            <text:p>0</text:p>
          </table:table-cell>
          <table:table-cell table:formula="of:=[.M216]*[.AE$1] + IF([.M216]=0;0;[.AE$2])" office:value-type="float" office:value="0" calcext:value-type="float">
            <text:p>0</text:p>
          </table:table-cell>
          <table:table-cell/>
          <table:table-cell table:formula="of:=SUM([.S216:.AE216])" office:value-type="float" office:value="2.3112607" calcext:value-type="float">
            <text:p>2,311260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202" calcext:value-type="float">
            <text:p>3,72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14" calcext:value-type="float">
            <text:p>1,2114</text:p>
          </table:table-cell>
          <table:table-cell office:value-type="float" office:value="1.9272" calcext:value-type="float">
            <text:p>1,9272</text:p>
          </table:table-cell>
          <table:table-cell table:formula="of:=[.O217]*[.O217]" office:value-type="float" office:value="3.71409984" calcext:value-type="float">
            <text:p>3,71409984</text:p>
          </table:table-cell>
          <table:table-cell table:number-columns-repeated="2"/>
          <table:table-cell table:formula="of:=[.A217]*[.S$1] + IF([.A217]=0;0;[.S$2])" office:value-type="float" office:value="2.29765796" calcext:value-type="float">
            <text:p>2,29765796</text:p>
          </table:table-cell>
          <table:table-cell table:formula="of:=[.B217]*[.T$1] + IF([.B217]=0;0;[.T$2])" office:value-type="float" office:value="0" calcext:value-type="float">
            <text:p>0</text:p>
          </table:table-cell>
          <table:table-cell table:formula="of:=[.C217]*[.U$1] + IF([.C217]=0;0;[.U$2])" office:value-type="float" office:value="0.12313862" calcext:value-type="float">
            <text:p>0,12313862</text:p>
          </table:table-cell>
          <table:table-cell table:formula="of:=[.D217]*[.V$1] + IF([.D217]=0;0;[.V$2])" office:value-type="float" office:value="0" calcext:value-type="float">
            <text:p>0</text:p>
          </table:table-cell>
          <table:table-cell table:formula="of:=[.E217]*[.W$1] + IF([.E217]=0;0;[.W$2])" office:value-type="float" office:value="0" calcext:value-type="float">
            <text:p>0</text:p>
          </table:table-cell>
          <table:table-cell table:formula="of:=[.F217]*[.X$1] + IF([.F217]=0;0;[.X$2])" office:value-type="float" office:value="0" calcext:value-type="float">
            <text:p>0</text:p>
          </table:table-cell>
          <table:table-cell table:formula="of:=[.G217]*[.Y$1] + IF([.G217]=0;0;[.Y$2])" office:value-type="float" office:value="0" calcext:value-type="float">
            <text:p>0</text:p>
          </table:table-cell>
          <table:table-cell table:formula="of:=[.H217]*[.Z$1] + IF([.H217]=0;0;[.Z$2])" office:value-type="float" office:value="0" calcext:value-type="float">
            <text:p>0</text:p>
          </table:table-cell>
          <table:table-cell table:formula="of:=[.I217]*[.AA$1] + IF([.I217]=0;0;[.AA$2])" office:value-type="float" office:value="0" calcext:value-type="float">
            <text:p>0</text:p>
          </table:table-cell>
          <table:table-cell table:formula="of:=[.J217]*[.AB$1] + IF([.J217]=0;0;[.AB$2])" office:value-type="float" office:value="0" calcext:value-type="float">
            <text:p>0</text:p>
          </table:table-cell>
          <table:table-cell table:formula="of:=[.K217]*[.AC$1] + IF([.K217]=0;0;[.AC$2])" office:value-type="float" office:value="0" calcext:value-type="float">
            <text:p>0</text:p>
          </table:table-cell>
          <table:table-cell table:formula="of:=[.L217]*[.AD$1] + IF([.L217]=0;0;[.AD$2])" office:value-type="float" office:value="0" calcext:value-type="float">
            <text:p>0</text:p>
          </table:table-cell>
          <table:table-cell table:formula="of:=[.M217]*[.AE$1] + IF([.M217]=0;0;[.AE$2])" office:value-type="float" office:value="0" calcext:value-type="float">
            <text:p>0</text:p>
          </table:table-cell>
          <table:table-cell/>
          <table:table-cell table:formula="of:=SUM([.S217:.AE217])" office:value-type="float" office:value="2.42079658" calcext:value-type="float">
            <text:p>2,42079658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0494" calcext:value-type="float">
            <text:p>2,0494</text:p>
          </table:table-cell>
          <table:table-cell office:value-type="float" office:value="4.3498" calcext:value-type="float">
            <text:p>4,3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11" calcext:value-type="float">
            <text:p>2,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01" calcext:value-type="float">
            <text:p>1,4901</text:p>
          </table:table-cell>
          <table:table-cell office:value-type="float" office:value="4.0639" calcext:value-type="float">
            <text:p>4,0639</text:p>
          </table:table-cell>
          <table:table-cell table:formula="of:=[.O218]*[.O218]" office:value-type="float" office:value="16.51528321" calcext:value-type="float">
            <text:p>16,51528321</text:p>
          </table:table-cell>
          <table:table-cell table:number-columns-repeated="2"/>
          <table:table-cell table:formula="of:=[.A218]*[.S$1] + IF([.A218]=0;0;[.S$2])" office:value-type="float" office:value="2.70308408" calcext:value-type="float">
            <text:p>2,70308408</text:p>
          </table:table-cell>
          <table:table-cell table:formula="of:=[.B218]*[.T$1] + IF([.B218]=0;0;[.T$2])" office:value-type="float" office:value="6.39913308" calcext:value-type="float">
            <text:p>6,39913308</text:p>
          </table:table-cell>
          <table:table-cell table:formula="of:=[.C218]*[.U$1] + IF([.C218]=0;0;[.U$2])" office:value-type="float" office:value="0.14397838" calcext:value-type="float">
            <text:p>0,14397838</text:p>
          </table:table-cell>
          <table:table-cell table:formula="of:=[.D218]*[.V$1] + IF([.D218]=0;0;[.V$2])" office:value-type="float" office:value="6.4745" calcext:value-type="float">
            <text:p>6,4745</text:p>
          </table:table-cell>
          <table:table-cell table:formula="of:=[.E218]*[.W$1] + IF([.E218]=0;0;[.W$2])" office:value-type="float" office:value="0" calcext:value-type="float">
            <text:p>0</text:p>
          </table:table-cell>
          <table:table-cell table:formula="of:=[.F218]*[.X$1] + IF([.F218]=0;0;[.X$2])" office:value-type="float" office:value="7.32477256" calcext:value-type="float">
            <text:p>7,32477256</text:p>
          </table:table-cell>
          <table:table-cell table:formula="of:=[.G218]*[.Y$1] + IF([.G218]=0;0;[.Y$2])" office:value-type="float" office:value="0" calcext:value-type="float">
            <text:p>0</text:p>
          </table:table-cell>
          <table:table-cell table:formula="of:=[.H218]*[.Z$1] + IF([.H218]=0;0;[.Z$2])" office:value-type="float" office:value="0" calcext:value-type="float">
            <text:p>0</text:p>
          </table:table-cell>
          <table:table-cell table:formula="of:=[.I218]*[.AA$1] + IF([.I218]=0;0;[.AA$2])" office:value-type="float" office:value="0" calcext:value-type="float">
            <text:p>0</text:p>
          </table:table-cell>
          <table:table-cell table:formula="of:=[.J218]*[.AB$1] + IF([.J218]=0;0;[.AB$2])" office:value-type="float" office:value="0.0002" calcext:value-type="float">
            <text:p>0,0002</text:p>
          </table:table-cell>
          <table:table-cell table:formula="of:=[.K218]*[.AC$1] + IF([.K218]=0;0;[.AC$2])" office:value-type="float" office:value="0.0008" calcext:value-type="float">
            <text:p>0,0008</text:p>
          </table:table-cell>
          <table:table-cell table:formula="of:=[.L218]*[.AD$1] + IF([.L218]=0;0;[.AD$2])" office:value-type="float" office:value="0" calcext:value-type="float">
            <text:p>0</text:p>
          </table:table-cell>
          <table:table-cell table:formula="of:=[.M218]*[.AE$1] + IF([.M218]=0;0;[.AE$2])" office:value-type="float" office:value="0" calcext:value-type="float">
            <text:p>0</text:p>
          </table:table-cell>
          <table:table-cell/>
          <table:table-cell table:formula="of:=SUM([.S218:.AE218])" office:value-type="float" office:value="23.0464681" calcext:value-type="float">
            <text:p>23,046468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.037" calcext:value-type="float">
            <text:p>1,037</text:p>
          </table:table-cell>
          <table:table-cell office:value-type="float" office:value="3.808" calcext:value-type="float">
            <text:p>3,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7" calcext:value-type="float">
            <text:p>1,2367</text:p>
          </table:table-cell>
          <table:table-cell office:value-type="float" office:value="3.0145" calcext:value-type="float">
            <text:p>3,0145</text:p>
          </table:table-cell>
          <table:table-cell table:formula="of:=[.O219]*[.O219]" office:value-type="float" office:value="9.08721025" calcext:value-type="float">
            <text:p>9,08721025</text:p>
          </table:table-cell>
          <table:table-cell table:number-columns-repeated="2"/>
          <table:table-cell table:formula="of:=[.A219]*[.S$1] + IF([.A219]=0;0;[.S$2])" office:value-type="float" office:value="2.16251592" calcext:value-type="float">
            <text:p>2,16251592</text:p>
          </table:table-cell>
          <table:table-cell table:formula="of:=[.B219]*[.T$1] + IF([.B219]=0;0;[.T$2])" office:value-type="float" office:value="5.2569434" calcext:value-type="float">
            <text:p>5,2569434</text:p>
          </table:table-cell>
          <table:table-cell table:formula="of:=[.C219]*[.U$1] + IF([.C219]=0;0;[.U$2])" office:value-type="float" office:value="0.1260448" calcext:value-type="float">
            <text:p>0,1260448</text:p>
          </table:table-cell>
          <table:table-cell table:formula="of:=[.D219]*[.V$1] + IF([.D219]=0;0;[.V$2])" office:value-type="float" office:value="0" calcext:value-type="float">
            <text:p>0</text:p>
          </table:table-cell>
          <table:table-cell table:formula="of:=[.E219]*[.W$1] + IF([.E219]=0;0;[.W$2])" office:value-type="float" office:value="7.3182" calcext:value-type="float">
            <text:p>7,3182</text:p>
          </table:table-cell>
          <table:table-cell table:formula="of:=[.F219]*[.X$1] + IF([.F219]=0;0;[.X$2])" office:value-type="float" office:value="0" calcext:value-type="float">
            <text:p>0</text:p>
          </table:table-cell>
          <table:table-cell table:formula="of:=[.G219]*[.Y$1] + IF([.G219]=0;0;[.Y$2])" office:value-type="float" office:value="0" calcext:value-type="float">
            <text:p>0</text:p>
          </table:table-cell>
          <table:table-cell table:formula="of:=[.H219]*[.Z$1] + IF([.H219]=0;0;[.Z$2])" office:value-type="float" office:value="0" calcext:value-type="float">
            <text:p>0</text:p>
          </table:table-cell>
          <table:table-cell table:formula="of:=[.I219]*[.AA$1] + IF([.I219]=0;0;[.AA$2])" office:value-type="float" office:value="0" calcext:value-type="float">
            <text:p>0</text:p>
          </table:table-cell>
          <table:table-cell table:formula="of:=[.J219]*[.AB$1] + IF([.J219]=0;0;[.AB$2])" office:value-type="float" office:value="0.0002" calcext:value-type="float">
            <text:p>0,0002</text:p>
          </table:table-cell>
          <table:table-cell table:formula="of:=[.K219]*[.AC$1] + IF([.K219]=0;0;[.AC$2])" office:value-type="float" office:value="0.0008" calcext:value-type="float">
            <text:p>0,0008</text:p>
          </table:table-cell>
          <table:table-cell table:formula="of:=[.L219]*[.AD$1] + IF([.L219]=0;0;[.AD$2])" office:value-type="float" office:value="0" calcext:value-type="float">
            <text:p>0</text:p>
          </table:table-cell>
          <table:table-cell table:formula="of:=[.M219]*[.AE$1] + IF([.M219]=0;0;[.AE$2])" office:value-type="float" office:value="0" calcext:value-type="float">
            <text:p>0</text:p>
          </table:table-cell>
          <table:table-cell/>
          <table:table-cell table:formula="of:=SUM([.S219:.AE219])" office:value-type="float" office:value="14.86470412" calcext:value-type="float">
            <text:p>14,86470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202" calcext:value-type="float">
            <text:p>2,72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319" calcext:value-type="float">
            <text:p>1,2319</text:p>
          </table:table-cell>
          <table:table-cell office:value-type="float" office:value="2.5253" calcext:value-type="float">
            <text:p>2,5253</text:p>
          </table:table-cell>
          <table:table-cell table:formula="of:=[.O220]*[.O220]" office:value-type="float" office:value="6.37714009" calcext:value-type="float">
            <text:p>6,37714009</text:p>
          </table:table-cell>
          <table:table-cell table:number-columns-repeated="2"/>
          <table:table-cell table:formula="of:=[.A220]*[.S$1] + IF([.A220]=0;0;[.S$2])" office:value-type="float" office:value="2.4328" calcext:value-type="float">
            <text:p>2,4328</text:p>
          </table:table-cell>
          <table:table-cell table:formula="of:=[.B220]*[.T$1] + IF([.B220]=0;0;[.T$2])" office:value-type="float" office:value="0" calcext:value-type="float">
            <text:p>0</text:p>
          </table:table-cell>
          <table:table-cell table:formula="of:=[.C220]*[.U$1] + IF([.C220]=0;0;[.U$2])" office:value-type="float" office:value="0.09003862" calcext:value-type="float">
            <text:p>0,09003862</text:p>
          </table:table-cell>
          <table:table-cell table:formula="of:=[.D220]*[.V$1] + IF([.D220]=0;0;[.V$2])" office:value-type="float" office:value="0" calcext:value-type="float">
            <text:p>0</text:p>
          </table:table-cell>
          <table:table-cell table:formula="of:=[.E220]*[.W$1] + IF([.E220]=0;0;[.W$2])" office:value-type="float" office:value="0" calcext:value-type="float">
            <text:p>0</text:p>
          </table:table-cell>
          <table:table-cell table:formula="of:=[.F220]*[.X$1] + IF([.F220]=0;0;[.X$2])" office:value-type="float" office:value="0" calcext:value-type="float">
            <text:p>0</text:p>
          </table:table-cell>
          <table:table-cell table:formula="of:=[.G220]*[.Y$1] + IF([.G220]=0;0;[.Y$2])" office:value-type="float" office:value="0" calcext:value-type="float">
            <text:p>0</text:p>
          </table:table-cell>
          <table:table-cell table:formula="of:=[.H220]*[.Z$1] + IF([.H220]=0;0;[.Z$2])" office:value-type="float" office:value="0" calcext:value-type="float">
            <text:p>0</text:p>
          </table:table-cell>
          <table:table-cell table:formula="of:=[.I220]*[.AA$1] + IF([.I220]=0;0;[.AA$2])" office:value-type="float" office:value="0" calcext:value-type="float">
            <text:p>0</text:p>
          </table:table-cell>
          <table:table-cell table:formula="of:=[.J220]*[.AB$1] + IF([.J220]=0;0;[.AB$2])" office:value-type="float" office:value="0" calcext:value-type="float">
            <text:p>0</text:p>
          </table:table-cell>
          <table:table-cell table:formula="of:=[.K220]*[.AC$1] + IF([.K220]=0;0;[.AC$2])" office:value-type="float" office:value="0" calcext:value-type="float">
            <text:p>0</text:p>
          </table:table-cell>
          <table:table-cell table:formula="of:=[.L220]*[.AD$1] + IF([.L220]=0;0;[.AD$2])" office:value-type="float" office:value="0" calcext:value-type="float">
            <text:p>0</text:p>
          </table:table-cell>
          <table:table-cell table:formula="of:=[.M220]*[.AE$1] + IF([.M220]=0;0;[.AE$2])" office:value-type="float" office:value="0" calcext:value-type="float">
            <text:p>0</text:p>
          </table:table-cell>
          <table:table-cell/>
          <table:table-cell table:formula="of:=SUM([.S220:.AE220])" office:value-type="float" office:value="2.52283862" calcext:value-type="float">
            <text:p>2,522838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,9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77" calcext:value-type="float">
            <text:p>1,0877</text:p>
          </table:table-cell>
          <table:table-cell office:value-type="float" office:value="1.9244" calcext:value-type="float">
            <text:p>1,9244</text:p>
          </table:table-cell>
          <table:table-cell table:formula="of:=[.O221]*[.O221]" office:value-type="float" office:value="3.70331536" calcext:value-type="float">
            <text:p>3,70331536</text:p>
          </table:table-cell>
          <table:table-cell table:number-columns-repeated="2"/>
          <table:table-cell table:formula="of:=[.A221]*[.S$1] + IF([.A221]=0;0;[.S$2])" office:value-type="float" office:value="2.4328" calcext:value-type="float">
            <text:p>2,4328</text:p>
          </table:table-cell>
          <table:table-cell table:formula="of:=[.B221]*[.T$1] + IF([.B221]=0;0;[.T$2])" office:value-type="float" office:value="0" calcext:value-type="float">
            <text:p>0</text:p>
          </table:table-cell>
          <table:table-cell table:formula="of:=[.C221]*[.U$1] + IF([.C221]=0;0;[.U$2])" office:value-type="float" office:value="0.0964865" calcext:value-type="float">
            <text:p>0,0964865</text:p>
          </table:table-cell>
          <table:table-cell table:formula="of:=[.D221]*[.V$1] + IF([.D221]=0;0;[.V$2])" office:value-type="float" office:value="0" calcext:value-type="float">
            <text:p>0</text:p>
          </table:table-cell>
          <table:table-cell table:formula="of:=[.E221]*[.W$1] + IF([.E221]=0;0;[.W$2])" office:value-type="float" office:value="0" calcext:value-type="float">
            <text:p>0</text:p>
          </table:table-cell>
          <table:table-cell table:formula="of:=[.F221]*[.X$1] + IF([.F221]=0;0;[.X$2])" office:value-type="float" office:value="0" calcext:value-type="float">
            <text:p>0</text:p>
          </table:table-cell>
          <table:table-cell table:formula="of:=[.G221]*[.Y$1] + IF([.G221]=0;0;[.Y$2])" office:value-type="float" office:value="0" calcext:value-type="float">
            <text:p>0</text:p>
          </table:table-cell>
          <table:table-cell table:formula="of:=[.H221]*[.Z$1] + IF([.H221]=0;0;[.Z$2])" office:value-type="float" office:value="0" calcext:value-type="float">
            <text:p>0</text:p>
          </table:table-cell>
          <table:table-cell table:formula="of:=[.I221]*[.AA$1] + IF([.I221]=0;0;[.AA$2])" office:value-type="float" office:value="0" calcext:value-type="float">
            <text:p>0</text:p>
          </table:table-cell>
          <table:table-cell table:formula="of:=[.J221]*[.AB$1] + IF([.J221]=0;0;[.AB$2])" office:value-type="float" office:value="0" calcext:value-type="float">
            <text:p>0</text:p>
          </table:table-cell>
          <table:table-cell table:formula="of:=[.K221]*[.AC$1] + IF([.K221]=0;0;[.AC$2])" office:value-type="float" office:value="0" calcext:value-type="float">
            <text:p>0</text:p>
          </table:table-cell>
          <table:table-cell table:formula="of:=[.L221]*[.AD$1] + IF([.L221]=0;0;[.AD$2])" office:value-type="float" office:value="0" calcext:value-type="float">
            <text:p>0</text:p>
          </table:table-cell>
          <table:table-cell table:formula="of:=[.M221]*[.AE$1] + IF([.M221]=0;0;[.AE$2])" office:value-type="float" office:value="0" calcext:value-type="float">
            <text:p>0</text:p>
          </table:table-cell>
          <table:table-cell/>
          <table:table-cell table:formula="of:=SUM([.S221:.AE221])" office:value-type="float" office:value="2.5292865" calcext:value-type="float">
            <text:p>2,529286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433" calcext:value-type="float">
            <text:p>2,64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98" calcext:value-type="float">
            <text:p>0,9398</text:p>
          </table:table-cell>
          <table:table-cell office:value-type="float" office:value="1.6782" calcext:value-type="float">
            <text:p>1,6782</text:p>
          </table:table-cell>
          <table:table-cell table:formula="of:=[.O222]*[.O222]" office:value-type="float" office:value="2.81635524" calcext:value-type="float">
            <text:p>2,81635524</text:p>
          </table:table-cell>
          <table:table-cell table:number-columns-repeated="2"/>
          <table:table-cell table:formula="of:=[.A222]*[.S$1] + IF([.A222]=0;0;[.S$2])" office:value-type="float" office:value="2.29765796" calcext:value-type="float">
            <text:p>2,29765796</text:p>
          </table:table-cell>
          <table:table-cell table:formula="of:=[.B222]*[.T$1] + IF([.B222]=0;0;[.T$2])" office:value-type="float" office:value="0" calcext:value-type="float">
            <text:p>0</text:p>
          </table:table-cell>
          <table:table-cell table:formula="of:=[.C222]*[.U$1] + IF([.C222]=0;0;[.U$2])" office:value-type="float" office:value="0.08749323" calcext:value-type="float">
            <text:p>0,08749323</text:p>
          </table:table-cell>
          <table:table-cell table:formula="of:=[.D222]*[.V$1] + IF([.D222]=0;0;[.V$2])" office:value-type="float" office:value="0" calcext:value-type="float">
            <text:p>0</text:p>
          </table:table-cell>
          <table:table-cell table:formula="of:=[.E222]*[.W$1] + IF([.E222]=0;0;[.W$2])" office:value-type="float" office:value="0" calcext:value-type="float">
            <text:p>0</text:p>
          </table:table-cell>
          <table:table-cell table:formula="of:=[.F222]*[.X$1] + IF([.F222]=0;0;[.X$2])" office:value-type="float" office:value="0" calcext:value-type="float">
            <text:p>0</text:p>
          </table:table-cell>
          <table:table-cell table:formula="of:=[.G222]*[.Y$1] + IF([.G222]=0;0;[.Y$2])" office:value-type="float" office:value="0" calcext:value-type="float">
            <text:p>0</text:p>
          </table:table-cell>
          <table:table-cell table:formula="of:=[.H222]*[.Z$1] + IF([.H222]=0;0;[.Z$2])" office:value-type="float" office:value="0" calcext:value-type="float">
            <text:p>0</text:p>
          </table:table-cell>
          <table:table-cell table:formula="of:=[.I222]*[.AA$1] + IF([.I222]=0;0;[.AA$2])" office:value-type="float" office:value="0" calcext:value-type="float">
            <text:p>0</text:p>
          </table:table-cell>
          <table:table-cell table:formula="of:=[.J222]*[.AB$1] + IF([.J222]=0;0;[.AB$2])" office:value-type="float" office:value="0" calcext:value-type="float">
            <text:p>0</text:p>
          </table:table-cell>
          <table:table-cell table:formula="of:=[.K222]*[.AC$1] + IF([.K222]=0;0;[.AC$2])" office:value-type="float" office:value="0" calcext:value-type="float">
            <text:p>0</text:p>
          </table:table-cell>
          <table:table-cell table:formula="of:=[.L222]*[.AD$1] + IF([.L222]=0;0;[.AD$2])" office:value-type="float" office:value="0" calcext:value-type="float">
            <text:p>0</text:p>
          </table:table-cell>
          <table:table-cell table:formula="of:=[.M222]*[.AE$1] + IF([.M222]=0;0;[.AE$2])" office:value-type="float" office:value="0" calcext:value-type="float">
            <text:p>0</text:p>
          </table:table-cell>
          <table:table-cell/>
          <table:table-cell table:formula="of:=SUM([.S222:.AE222])" office:value-type="float" office:value="2.38515119" calcext:value-type="float">
            <text:p>2,38515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829" calcext:value-type="float">
            <text:p>3,48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361" calcext:value-type="float">
            <text:p>1,4361</text:p>
          </table:table-cell>
          <table:table-cell office:value-type="float" office:value="3.3209" calcext:value-type="float">
            <text:p>3,3209</text:p>
          </table:table-cell>
          <table:table-cell table:formula="of:=[.O223]*[.O223]" office:value-type="float" office:value="11.02837681" calcext:value-type="float">
            <text:p>11,02837681</text:p>
          </table:table-cell>
          <table:table-cell table:number-columns-repeated="2"/>
          <table:table-cell table:formula="of:=[.A223]*[.S$1] + IF([.A223]=0;0;[.S$2])" office:value-type="float" office:value="2.4328" calcext:value-type="float">
            <text:p>2,4328</text:p>
          </table:table-cell>
          <table:table-cell table:formula="of:=[.B223]*[.T$1] + IF([.B223]=0;0;[.T$2])" office:value-type="float" office:value="0" calcext:value-type="float">
            <text:p>0</text:p>
          </table:table-cell>
          <table:table-cell table:formula="of:=[.C223]*[.U$1] + IF([.C223]=0;0;[.U$2])" office:value-type="float" office:value="0.11528399" calcext:value-type="float">
            <text:p>0,11528399</text:p>
          </table:table-cell>
          <table:table-cell table:formula="of:=[.D223]*[.V$1] + IF([.D223]=0;0;[.V$2])" office:value-type="float" office:value="0" calcext:value-type="float">
            <text:p>0</text:p>
          </table:table-cell>
          <table:table-cell table:formula="of:=[.E223]*[.W$1] + IF([.E223]=0;0;[.W$2])" office:value-type="float" office:value="0" calcext:value-type="float">
            <text:p>0</text:p>
          </table:table-cell>
          <table:table-cell table:formula="of:=[.F223]*[.X$1] + IF([.F223]=0;0;[.X$2])" office:value-type="float" office:value="0" calcext:value-type="float">
            <text:p>0</text:p>
          </table:table-cell>
          <table:table-cell table:formula="of:=[.G223]*[.Y$1] + IF([.G223]=0;0;[.Y$2])" office:value-type="float" office:value="0" calcext:value-type="float">
            <text:p>0</text:p>
          </table:table-cell>
          <table:table-cell table:formula="of:=[.H223]*[.Z$1] + IF([.H223]=0;0;[.Z$2])" office:value-type="float" office:value="0" calcext:value-type="float">
            <text:p>0</text:p>
          </table:table-cell>
          <table:table-cell table:formula="of:=[.I223]*[.AA$1] + IF([.I223]=0;0;[.AA$2])" office:value-type="float" office:value="0" calcext:value-type="float">
            <text:p>0</text:p>
          </table:table-cell>
          <table:table-cell table:formula="of:=[.J223]*[.AB$1] + IF([.J223]=0;0;[.AB$2])" office:value-type="float" office:value="0" calcext:value-type="float">
            <text:p>0</text:p>
          </table:table-cell>
          <table:table-cell table:formula="of:=[.K223]*[.AC$1] + IF([.K223]=0;0;[.AC$2])" office:value-type="float" office:value="0" calcext:value-type="float">
            <text:p>0</text:p>
          </table:table-cell>
          <table:table-cell table:formula="of:=[.L223]*[.AD$1] + IF([.L223]=0;0;[.AD$2])" office:value-type="float" office:value="0" calcext:value-type="float">
            <text:p>0</text:p>
          </table:table-cell>
          <table:table-cell table:formula="of:=[.M223]*[.AE$1] + IF([.M223]=0;0;[.AE$2])" office:value-type="float" office:value="0" calcext:value-type="float">
            <text:p>0</text:p>
          </table:table-cell>
          <table:table-cell/>
          <table:table-cell table:formula="of:=SUM([.S223:.AE223])" office:value-type="float" office:value="2.54808399" calcext:value-type="float">
            <text:p>2,54808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9959" calcext:value-type="float">
            <text:p>5,99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208" calcext:value-type="float">
            <text:p>0,9208</text:p>
          </table:table-cell>
          <table:table-cell office:value-type="float" office:value="1.9439" calcext:value-type="float">
            <text:p>1,9439</text:p>
          </table:table-cell>
          <table:table-cell table:formula="of:=[.O224]*[.O224]" office:value-type="float" office:value="3.77874721" calcext:value-type="float">
            <text:p>3,77874721</text:p>
          </table:table-cell>
          <table:table-cell table:number-columns-repeated="2"/>
          <table:table-cell table:formula="of:=[.A224]*[.S$1] + IF([.A224]=0;0;[.S$2])" office:value-type="float" office:value="2.4328" calcext:value-type="float">
            <text:p>2,4328</text:p>
          </table:table-cell>
          <table:table-cell table:formula="of:=[.B224]*[.T$1] + IF([.B224]=0;0;[.T$2])" office:value-type="float" office:value="0" calcext:value-type="float">
            <text:p>0</text:p>
          </table:table-cell>
          <table:table-cell table:formula="of:=[.C224]*[.U$1] + IF([.C224]=0;0;[.U$2])" office:value-type="float" office:value="0.19846429" calcext:value-type="float">
            <text:p>0,19846429</text:p>
          </table:table-cell>
          <table:table-cell table:formula="of:=[.D224]*[.V$1] + IF([.D224]=0;0;[.V$2])" office:value-type="float" office:value="0" calcext:value-type="float">
            <text:p>0</text:p>
          </table:table-cell>
          <table:table-cell table:formula="of:=[.E224]*[.W$1] + IF([.E224]=0;0;[.W$2])" office:value-type="float" office:value="0" calcext:value-type="float">
            <text:p>0</text:p>
          </table:table-cell>
          <table:table-cell table:formula="of:=[.F224]*[.X$1] + IF([.F224]=0;0;[.X$2])" office:value-type="float" office:value="0" calcext:value-type="float">
            <text:p>0</text:p>
          </table:table-cell>
          <table:table-cell table:formula="of:=[.G224]*[.Y$1] + IF([.G224]=0;0;[.Y$2])" office:value-type="float" office:value="0" calcext:value-type="float">
            <text:p>0</text:p>
          </table:table-cell>
          <table:table-cell table:formula="of:=[.H224]*[.Z$1] + IF([.H224]=0;0;[.Z$2])" office:value-type="float" office:value="0" calcext:value-type="float">
            <text:p>0</text:p>
          </table:table-cell>
          <table:table-cell table:formula="of:=[.I224]*[.AA$1] + IF([.I224]=0;0;[.AA$2])" office:value-type="float" office:value="0" calcext:value-type="float">
            <text:p>0</text:p>
          </table:table-cell>
          <table:table-cell table:formula="of:=[.J224]*[.AB$1] + IF([.J224]=0;0;[.AB$2])" office:value-type="float" office:value="0" calcext:value-type="float">
            <text:p>0</text:p>
          </table:table-cell>
          <table:table-cell table:formula="of:=[.K224]*[.AC$1] + IF([.K224]=0;0;[.AC$2])" office:value-type="float" office:value="0" calcext:value-type="float">
            <text:p>0</text:p>
          </table:table-cell>
          <table:table-cell table:formula="of:=[.L224]*[.AD$1] + IF([.L224]=0;0;[.AD$2])" office:value-type="float" office:value="0" calcext:value-type="float">
            <text:p>0</text:p>
          </table:table-cell>
          <table:table-cell table:formula="of:=[.M224]*[.AE$1] + IF([.M224]=0;0;[.AE$2])" office:value-type="float" office:value="0" calcext:value-type="float">
            <text:p>0</text:p>
          </table:table-cell>
          <table:table-cell/>
          <table:table-cell table:formula="of:=SUM([.S224:.AE224])" office:value-type="float" office:value="2.63126429" calcext:value-type="float">
            <text:p>2,6312642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513" calcext:value-type="float">
            <text:p>3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91" calcext:value-type="float">
            <text:p>0,5691</text:p>
          </table:table-cell>
          <table:table-cell office:value-type="float" office:value="0.8537" calcext:value-type="float">
            <text:p>0,8537</text:p>
          </table:table-cell>
          <table:table-cell table:formula="of:=[.O225]*[.O225]" office:value-type="float" office:value="0.72880369" calcext:value-type="float">
            <text:p>0,72880369</text:p>
          </table:table-cell>
          <table:table-cell table:number-columns-repeated="2"/>
          <table:table-cell table:formula="of:=[.A225]*[.S$1] + IF([.A225]=0;0;[.S$2])" office:value-type="float" office:value="2.29765796" calcext:value-type="float">
            <text:p>2,29765796</text:p>
          </table:table-cell>
          <table:table-cell table:formula="of:=[.B225]*[.T$1] + IF([.B225]=0;0;[.T$2])" office:value-type="float" office:value="0" calcext:value-type="float">
            <text:p>0</text:p>
          </table:table-cell>
          <table:table-cell table:formula="of:=[.C225]*[.U$1] + IF([.C225]=0;0;[.U$2])" office:value-type="float" office:value="0.11423803" calcext:value-type="float">
            <text:p>0,11423803</text:p>
          </table:table-cell>
          <table:table-cell table:formula="of:=[.D225]*[.V$1] + IF([.D225]=0;0;[.V$2])" office:value-type="float" office:value="0" calcext:value-type="float">
            <text:p>0</text:p>
          </table:table-cell>
          <table:table-cell table:formula="of:=[.E225]*[.W$1] + IF([.E225]=0;0;[.W$2])" office:value-type="float" office:value="0" calcext:value-type="float">
            <text:p>0</text:p>
          </table:table-cell>
          <table:table-cell table:formula="of:=[.F225]*[.X$1] + IF([.F225]=0;0;[.X$2])" office:value-type="float" office:value="0" calcext:value-type="float">
            <text:p>0</text:p>
          </table:table-cell>
          <table:table-cell table:formula="of:=[.G225]*[.Y$1] + IF([.G225]=0;0;[.Y$2])" office:value-type="float" office:value="0" calcext:value-type="float">
            <text:p>0</text:p>
          </table:table-cell>
          <table:table-cell table:formula="of:=[.H225]*[.Z$1] + IF([.H225]=0;0;[.Z$2])" office:value-type="float" office:value="0" calcext:value-type="float">
            <text:p>0</text:p>
          </table:table-cell>
          <table:table-cell table:formula="of:=[.I225]*[.AA$1] + IF([.I225]=0;0;[.AA$2])" office:value-type="float" office:value="0" calcext:value-type="float">
            <text:p>0</text:p>
          </table:table-cell>
          <table:table-cell table:formula="of:=[.J225]*[.AB$1] + IF([.J225]=0;0;[.AB$2])" office:value-type="float" office:value="0" calcext:value-type="float">
            <text:p>0</text:p>
          </table:table-cell>
          <table:table-cell table:formula="of:=[.K225]*[.AC$1] + IF([.K225]=0;0;[.AC$2])" office:value-type="float" office:value="0" calcext:value-type="float">
            <text:p>0</text:p>
          </table:table-cell>
          <table:table-cell table:formula="of:=[.L225]*[.AD$1] + IF([.L225]=0;0;[.AD$2])" office:value-type="float" office:value="0" calcext:value-type="float">
            <text:p>0</text:p>
          </table:table-cell>
          <table:table-cell table:formula="of:=[.M225]*[.AE$1] + IF([.M225]=0;0;[.AE$2])" office:value-type="float" office:value="0" calcext:value-type="float">
            <text:p>0</text:p>
          </table:table-cell>
          <table:table-cell/>
          <table:table-cell table:formula="of:=SUM([.S225:.AE225])" office:value-type="float" office:value="2.41189599" calcext:value-type="float">
            <text:p>2,4118959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5267" calcext:value-type="float">
            <text:p>5,52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955" calcext:value-type="float">
            <text:p>0,955</text:p>
          </table:table-cell>
          <table:table-cell table:formula="of:=[.O226]*[.O226]" office:value-type="float" office:value="0.912025" calcext:value-type="float">
            <text:p>0,912025</text:p>
          </table:table-cell>
          <table:table-cell table:number-columns-repeated="2"/>
          <table:table-cell table:formula="of:=[.A226]*[.S$1] + IF([.A226]=0;0;[.S$2])" office:value-type="float" office:value="2.29765796" calcext:value-type="float">
            <text:p>2,29765796</text:p>
          </table:table-cell>
          <table:table-cell table:formula="of:=[.B226]*[.T$1] + IF([.B226]=0;0;[.T$2])" office:value-type="float" office:value="0" calcext:value-type="float">
            <text:p>0</text:p>
          </table:table-cell>
          <table:table-cell table:formula="of:=[.C226]*[.U$1] + IF([.C226]=0;0;[.U$2])" office:value-type="float" office:value="0.18293377" calcext:value-type="float">
            <text:p>0,18293377</text:p>
          </table:table-cell>
          <table:table-cell table:formula="of:=[.D226]*[.V$1] + IF([.D226]=0;0;[.V$2])" office:value-type="float" office:value="0" calcext:value-type="float">
            <text:p>0</text:p>
          </table:table-cell>
          <table:table-cell table:formula="of:=[.E226]*[.W$1] + IF([.E226]=0;0;[.W$2])" office:value-type="float" office:value="0" calcext:value-type="float">
            <text:p>0</text:p>
          </table:table-cell>
          <table:table-cell table:formula="of:=[.F226]*[.X$1] + IF([.F226]=0;0;[.X$2])" office:value-type="float" office:value="0" calcext:value-type="float">
            <text:p>0</text:p>
          </table:table-cell>
          <table:table-cell table:formula="of:=[.G226]*[.Y$1] + IF([.G226]=0;0;[.Y$2])" office:value-type="float" office:value="0" calcext:value-type="float">
            <text:p>0</text:p>
          </table:table-cell>
          <table:table-cell table:formula="of:=[.H226]*[.Z$1] + IF([.H226]=0;0;[.Z$2])" office:value-type="float" office:value="0" calcext:value-type="float">
            <text:p>0</text:p>
          </table:table-cell>
          <table:table-cell table:formula="of:=[.I226]*[.AA$1] + IF([.I226]=0;0;[.AA$2])" office:value-type="float" office:value="0" calcext:value-type="float">
            <text:p>0</text:p>
          </table:table-cell>
          <table:table-cell table:formula="of:=[.J226]*[.AB$1] + IF([.J226]=0;0;[.AB$2])" office:value-type="float" office:value="0" calcext:value-type="float">
            <text:p>0</text:p>
          </table:table-cell>
          <table:table-cell table:formula="of:=[.K226]*[.AC$1] + IF([.K226]=0;0;[.AC$2])" office:value-type="float" office:value="0" calcext:value-type="float">
            <text:p>0</text:p>
          </table:table-cell>
          <table:table-cell table:formula="of:=[.L226]*[.AD$1] + IF([.L226]=0;0;[.AD$2])" office:value-type="float" office:value="0" calcext:value-type="float">
            <text:p>0</text:p>
          </table:table-cell>
          <table:table-cell table:formula="of:=[.M226]*[.AE$1] + IF([.M226]=0;0;[.AE$2])" office:value-type="float" office:value="0" calcext:value-type="float">
            <text:p>0</text:p>
          </table:table-cell>
          <table:table-cell/>
          <table:table-cell table:formula="of:=SUM([.S226:.AE226])" office:value-type="float" office:value="2.48059173" calcext:value-type="float">
            <text:p>2,48059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255" calcext:value-type="float">
            <text:p>2,62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52" calcext:value-type="float">
            <text:p>0,7952</text:p>
          </table:table-cell>
          <table:table-cell office:value-type="float" office:value="1.0497" calcext:value-type="float">
            <text:p>1,0497</text:p>
          </table:table-cell>
          <table:table-cell table:formula="of:=[.O227]*[.O227]" office:value-type="float" office:value="1.10187009" calcext:value-type="float">
            <text:p>1,10187009</text:p>
          </table:table-cell>
          <table:table-cell table:number-columns-repeated="2"/>
          <table:table-cell table:formula="of:=[.A227]*[.S$1] + IF([.A227]=0;0;[.S$2])" office:value-type="float" office:value="2.4328" calcext:value-type="float">
            <text:p>2,4328</text:p>
          </table:table-cell>
          <table:table-cell table:formula="of:=[.B227]*[.T$1] + IF([.B227]=0;0;[.T$2])" office:value-type="float" office:value="0" calcext:value-type="float">
            <text:p>0</text:p>
          </table:table-cell>
          <table:table-cell table:formula="of:=[.C227]*[.U$1] + IF([.C227]=0;0;[.U$2])" office:value-type="float" office:value="0.08690405" calcext:value-type="float">
            <text:p>0,08690405</text:p>
          </table:table-cell>
          <table:table-cell table:formula="of:=[.D227]*[.V$1] + IF([.D227]=0;0;[.V$2])" office:value-type="float" office:value="0" calcext:value-type="float">
            <text:p>0</text:p>
          </table:table-cell>
          <table:table-cell table:formula="of:=[.E227]*[.W$1] + IF([.E227]=0;0;[.W$2])" office:value-type="float" office:value="0" calcext:value-type="float">
            <text:p>0</text:p>
          </table:table-cell>
          <table:table-cell table:formula="of:=[.F227]*[.X$1] + IF([.F227]=0;0;[.X$2])" office:value-type="float" office:value="0" calcext:value-type="float">
            <text:p>0</text:p>
          </table:table-cell>
          <table:table-cell table:formula="of:=[.G227]*[.Y$1] + IF([.G227]=0;0;[.Y$2])" office:value-type="float" office:value="0" calcext:value-type="float">
            <text:p>0</text:p>
          </table:table-cell>
          <table:table-cell table:formula="of:=[.H227]*[.Z$1] + IF([.H227]=0;0;[.Z$2])" office:value-type="float" office:value="0" calcext:value-type="float">
            <text:p>0</text:p>
          </table:table-cell>
          <table:table-cell table:formula="of:=[.I227]*[.AA$1] + IF([.I227]=0;0;[.AA$2])" office:value-type="float" office:value="0" calcext:value-type="float">
            <text:p>0</text:p>
          </table:table-cell>
          <table:table-cell table:formula="of:=[.J227]*[.AB$1] + IF([.J227]=0;0;[.AB$2])" office:value-type="float" office:value="0" calcext:value-type="float">
            <text:p>0</text:p>
          </table:table-cell>
          <table:table-cell table:formula="of:=[.K227]*[.AC$1] + IF([.K227]=0;0;[.AC$2])" office:value-type="float" office:value="0" calcext:value-type="float">
            <text:p>0</text:p>
          </table:table-cell>
          <table:table-cell table:formula="of:=[.L227]*[.AD$1] + IF([.L227]=0;0;[.AD$2])" office:value-type="float" office:value="0" calcext:value-type="float">
            <text:p>0</text:p>
          </table:table-cell>
          <table:table-cell table:formula="of:=[.M227]*[.AE$1] + IF([.M227]=0;0;[.AE$2])" office:value-type="float" office:value="0" calcext:value-type="float">
            <text:p>0</text:p>
          </table:table-cell>
          <table:table-cell/>
          <table:table-cell table:formula="of:=SUM([.S227:.AE227])" office:value-type="float" office:value="2.51970405" calcext:value-type="float">
            <text:p>2,51970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224" calcext:value-type="float">
            <text:p>4,32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7262" calcext:value-type="float">
            <text:p>0,7262</text:p>
          </table:table-cell>
          <table:table-cell table:formula="of:=[.O228]*[.O228]" office:value-type="float" office:value="0.52736644" calcext:value-type="float">
            <text:p>0,52736644</text:p>
          </table:table-cell>
          <table:table-cell table:number-columns-repeated="2"/>
          <table:table-cell table:formula="of:=[.A228]*[.S$1] + IF([.A228]=0;0;[.S$2])" office:value-type="float" office:value="2.4328" calcext:value-type="float">
            <text:p>2,4328</text:p>
          </table:table-cell>
          <table:table-cell table:formula="of:=[.B228]*[.T$1] + IF([.B228]=0;0;[.T$2])" office:value-type="float" office:value="0" calcext:value-type="float">
            <text:p>0</text:p>
          </table:table-cell>
          <table:table-cell table:formula="of:=[.C228]*[.U$1] + IF([.C228]=0;0;[.U$2])" office:value-type="float" office:value="0.14307144" calcext:value-type="float">
            <text:p>0,14307144</text:p>
          </table:table-cell>
          <table:table-cell table:formula="of:=[.D228]*[.V$1] + IF([.D228]=0;0;[.V$2])" office:value-type="float" office:value="0" calcext:value-type="float">
            <text:p>0</text:p>
          </table:table-cell>
          <table:table-cell table:formula="of:=[.E228]*[.W$1] + IF([.E228]=0;0;[.W$2])" office:value-type="float" office:value="0" calcext:value-type="float">
            <text:p>0</text:p>
          </table:table-cell>
          <table:table-cell table:formula="of:=[.F228]*[.X$1] + IF([.F228]=0;0;[.X$2])" office:value-type="float" office:value="0" calcext:value-type="float">
            <text:p>0</text:p>
          </table:table-cell>
          <table:table-cell table:formula="of:=[.G228]*[.Y$1] + IF([.G228]=0;0;[.Y$2])" office:value-type="float" office:value="0" calcext:value-type="float">
            <text:p>0</text:p>
          </table:table-cell>
          <table:table-cell table:formula="of:=[.H228]*[.Z$1] + IF([.H228]=0;0;[.Z$2])" office:value-type="float" office:value="0" calcext:value-type="float">
            <text:p>0</text:p>
          </table:table-cell>
          <table:table-cell table:formula="of:=[.I228]*[.AA$1] + IF([.I228]=0;0;[.AA$2])" office:value-type="float" office:value="0" calcext:value-type="float">
            <text:p>0</text:p>
          </table:table-cell>
          <table:table-cell table:formula="of:=[.J228]*[.AB$1] + IF([.J228]=0;0;[.AB$2])" office:value-type="float" office:value="0" calcext:value-type="float">
            <text:p>0</text:p>
          </table:table-cell>
          <table:table-cell table:formula="of:=[.K228]*[.AC$1] + IF([.K228]=0;0;[.AC$2])" office:value-type="float" office:value="0" calcext:value-type="float">
            <text:p>0</text:p>
          </table:table-cell>
          <table:table-cell table:formula="of:=[.L228]*[.AD$1] + IF([.L228]=0;0;[.AD$2])" office:value-type="float" office:value="0" calcext:value-type="float">
            <text:p>0</text:p>
          </table:table-cell>
          <table:table-cell table:formula="of:=[.M228]*[.AE$1] + IF([.M228]=0;0;[.AE$2])" office:value-type="float" office:value="0" calcext:value-type="float">
            <text:p>0</text:p>
          </table:table-cell>
          <table:table-cell/>
          <table:table-cell table:formula="of:=SUM([.S228:.AE228])" office:value-type="float" office:value="2.57587144" calcext:value-type="float">
            <text:p>2,57587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9931" calcext:value-type="float">
            <text:p>3,99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43" calcext:value-type="float">
            <text:p>1,1243</text:p>
          </table:table-cell>
          <table:table-cell office:value-type="float" office:value="2.4361" calcext:value-type="float">
            <text:p>2,4361</text:p>
          </table:table-cell>
          <table:table-cell table:formula="of:=[.O229]*[.O229]" office:value-type="float" office:value="5.93458321" calcext:value-type="float">
            <text:p>5,93458321</text:p>
          </table:table-cell>
          <table:table-cell table:number-columns-repeated="2"/>
          <table:table-cell table:formula="of:=[.A229]*[.S$1] + IF([.A229]=0;0;[.S$2])" office:value-type="float" office:value="2.4328" calcext:value-type="float">
            <text:p>2,4328</text:p>
          </table:table-cell>
          <table:table-cell table:formula="of:=[.B229]*[.T$1] + IF([.B229]=0;0;[.T$2])" office:value-type="float" office:value="5.2152" calcext:value-type="float">
            <text:p>5,2152</text:p>
          </table:table-cell>
          <table:table-cell table:formula="of:=[.C229]*[.U$1] + IF([.C229]=0;0;[.U$2])" office:value-type="float" office:value="0.13217161" calcext:value-type="float">
            <text:p>0,13217161</text:p>
          </table:table-cell>
          <table:table-cell table:formula="of:=[.D229]*[.V$1] + IF([.D229]=0;0;[.V$2])" office:value-type="float" office:value="0" calcext:value-type="float">
            <text:p>0</text:p>
          </table:table-cell>
          <table:table-cell table:formula="of:=[.E229]*[.W$1] + IF([.E229]=0;0;[.W$2])" office:value-type="float" office:value="0" calcext:value-type="float">
            <text:p>0</text:p>
          </table:table-cell>
          <table:table-cell table:formula="of:=[.F229]*[.X$1] + IF([.F229]=0;0;[.X$2])" office:value-type="float" office:value="0" calcext:value-type="float">
            <text:p>0</text:p>
          </table:table-cell>
          <table:table-cell table:formula="of:=[.G229]*[.Y$1] + IF([.G229]=0;0;[.Y$2])" office:value-type="float" office:value="0" calcext:value-type="float">
            <text:p>0</text:p>
          </table:table-cell>
          <table:table-cell table:formula="of:=[.H229]*[.Z$1] + IF([.H229]=0;0;[.Z$2])" office:value-type="float" office:value="0" calcext:value-type="float">
            <text:p>0</text:p>
          </table:table-cell>
          <table:table-cell table:formula="of:=[.I229]*[.AA$1] + IF([.I229]=0;0;[.AA$2])" office:value-type="float" office:value="0" calcext:value-type="float">
            <text:p>0</text:p>
          </table:table-cell>
          <table:table-cell table:formula="of:=[.J229]*[.AB$1] + IF([.J229]=0;0;[.AB$2])" office:value-type="float" office:value="0" calcext:value-type="float">
            <text:p>0</text:p>
          </table:table-cell>
          <table:table-cell table:formula="of:=[.K229]*[.AC$1] + IF([.K229]=0;0;[.AC$2])" office:value-type="float" office:value="0" calcext:value-type="float">
            <text:p>0</text:p>
          </table:table-cell>
          <table:table-cell table:formula="of:=[.L229]*[.AD$1] + IF([.L229]=0;0;[.AD$2])" office:value-type="float" office:value="0" calcext:value-type="float">
            <text:p>0</text:p>
          </table:table-cell>
          <table:table-cell table:formula="of:=[.M229]*[.AE$1] + IF([.M229]=0;0;[.AE$2])" office:value-type="float" office:value="0" calcext:value-type="float">
            <text:p>0</text:p>
          </table:table-cell>
          <table:table-cell/>
          <table:table-cell table:formula="of:=SUM([.S229:.AE229])" office:value-type="float" office:value="7.78017161" calcext:value-type="float">
            <text:p>7,7801716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9904" calcext:value-type="float">
            <text:p>2,99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84" calcext:value-type="float">
            <text:p>1,1584</text:p>
          </table:table-cell>
          <table:table-cell office:value-type="float" office:value="2.6064" calcext:value-type="float">
            <text:p>2,6064</text:p>
          </table:table-cell>
          <table:table-cell table:formula="of:=[.O230]*[.O230]" office:value-type="float" office:value="6.79332096" calcext:value-type="float">
            <text:p>6,79332096</text:p>
          </table:table-cell>
          <table:table-cell table:number-columns-repeated="2"/>
          <table:table-cell table:formula="of:=[.A230]*[.S$1] + IF([.A230]=0;0;[.S$2])" office:value-type="float" office:value="2.56794204" calcext:value-type="float">
            <text:p>2,56794204</text:p>
          </table:table-cell>
          <table:table-cell table:formula="of:=[.B230]*[.T$1] + IF([.B230]=0;0;[.T$2])" office:value-type="float" office:value="0" calcext:value-type="float">
            <text:p>0</text:p>
          </table:table-cell>
          <table:table-cell table:formula="of:=[.C230]*[.U$1] + IF([.C230]=0;0;[.U$2])" office:value-type="float" office:value="0.09898224" calcext:value-type="float">
            <text:p>0,09898224</text:p>
          </table:table-cell>
          <table:table-cell table:formula="of:=[.D230]*[.V$1] + IF([.D230]=0;0;[.V$2])" office:value-type="float" office:value="0" calcext:value-type="float">
            <text:p>0</text:p>
          </table:table-cell>
          <table:table-cell table:formula="of:=[.E230]*[.W$1] + IF([.E230]=0;0;[.W$2])" office:value-type="float" office:value="0" calcext:value-type="float">
            <text:p>0</text:p>
          </table:table-cell>
          <table:table-cell table:formula="of:=[.F230]*[.X$1] + IF([.F230]=0;0;[.X$2])" office:value-type="float" office:value="0" calcext:value-type="float">
            <text:p>0</text:p>
          </table:table-cell>
          <table:table-cell table:formula="of:=[.G230]*[.Y$1] + IF([.G230]=0;0;[.Y$2])" office:value-type="float" office:value="0" calcext:value-type="float">
            <text:p>0</text:p>
          </table:table-cell>
          <table:table-cell table:formula="of:=[.H230]*[.Z$1] + IF([.H230]=0;0;[.Z$2])" office:value-type="float" office:value="0" calcext:value-type="float">
            <text:p>0</text:p>
          </table:table-cell>
          <table:table-cell table:formula="of:=[.I230]*[.AA$1] + IF([.I230]=0;0;[.AA$2])" office:value-type="float" office:value="0" calcext:value-type="float">
            <text:p>0</text:p>
          </table:table-cell>
          <table:table-cell table:formula="of:=[.J230]*[.AB$1] + IF([.J230]=0;0;[.AB$2])" office:value-type="float" office:value="0" calcext:value-type="float">
            <text:p>0</text:p>
          </table:table-cell>
          <table:table-cell table:formula="of:=[.K230]*[.AC$1] + IF([.K230]=0;0;[.AC$2])" office:value-type="float" office:value="0" calcext:value-type="float">
            <text:p>0</text:p>
          </table:table-cell>
          <table:table-cell table:formula="of:=[.L230]*[.AD$1] + IF([.L230]=0;0;[.AD$2])" office:value-type="float" office:value="0" calcext:value-type="float">
            <text:p>0</text:p>
          </table:table-cell>
          <table:table-cell table:formula="of:=[.M230]*[.AE$1] + IF([.M230]=0;0;[.AE$2])" office:value-type="float" office:value="0" calcext:value-type="float">
            <text:p>0</text:p>
          </table:table-cell>
          <table:table-cell/>
          <table:table-cell table:formula="of:=SUM([.S230:.AE230])" office:value-type="float" office:value="2.66692428" calcext:value-type="float">
            <text:p>2,66692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1866" calcext:value-type="float">
            <text:p>2,18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84" calcext:value-type="float">
            <text:p>0,8984</text:p>
          </table:table-cell>
          <table:table-cell office:value-type="float" office:value="1.123" calcext:value-type="float">
            <text:p>1,123</text:p>
          </table:table-cell>
          <table:table-cell table:formula="of:=[.O231]*[.O231]" office:value-type="float" office:value="1.261129" calcext:value-type="float">
            <text:p>1,261129</text:p>
          </table:table-cell>
          <table:table-cell table:number-columns-repeated="2"/>
          <table:table-cell table:formula="of:=[.A231]*[.S$1] + IF([.A231]=0;0;[.S$2])" office:value-type="float" office:value="3.041" calcext:value-type="float">
            <text:p>3,041</text:p>
          </table:table-cell>
          <table:table-cell table:formula="of:=[.B231]*[.T$1] + IF([.B231]=0;0;[.T$2])" office:value-type="float" office:value="0" calcext:value-type="float">
            <text:p>0</text:p>
          </table:table-cell>
          <table:table-cell table:formula="of:=[.C231]*[.U$1] + IF([.C231]=0;0;[.U$2])" office:value-type="float" office:value="0.07237646" calcext:value-type="float">
            <text:p>0,07237646</text:p>
          </table:table-cell>
          <table:table-cell table:formula="of:=[.D231]*[.V$1] + IF([.D231]=0;0;[.V$2])" office:value-type="float" office:value="0" calcext:value-type="float">
            <text:p>0</text:p>
          </table:table-cell>
          <table:table-cell table:formula="of:=[.E231]*[.W$1] + IF([.E231]=0;0;[.W$2])" office:value-type="float" office:value="0" calcext:value-type="float">
            <text:p>0</text:p>
          </table:table-cell>
          <table:table-cell table:formula="of:=[.F231]*[.X$1] + IF([.F231]=0;0;[.X$2])" office:value-type="float" office:value="0" calcext:value-type="float">
            <text:p>0</text:p>
          </table:table-cell>
          <table:table-cell table:formula="of:=[.G231]*[.Y$1] + IF([.G231]=0;0;[.Y$2])" office:value-type="float" office:value="0" calcext:value-type="float">
            <text:p>0</text:p>
          </table:table-cell>
          <table:table-cell table:formula="of:=[.H231]*[.Z$1] + IF([.H231]=0;0;[.Z$2])" office:value-type="float" office:value="0" calcext:value-type="float">
            <text:p>0</text:p>
          </table:table-cell>
          <table:table-cell table:formula="of:=[.I231]*[.AA$1] + IF([.I231]=0;0;[.AA$2])" office:value-type="float" office:value="0" calcext:value-type="float">
            <text:p>0</text:p>
          </table:table-cell>
          <table:table-cell table:formula="of:=[.J231]*[.AB$1] + IF([.J231]=0;0;[.AB$2])" office:value-type="float" office:value="0" calcext:value-type="float">
            <text:p>0</text:p>
          </table:table-cell>
          <table:table-cell table:formula="of:=[.K231]*[.AC$1] + IF([.K231]=0;0;[.AC$2])" office:value-type="float" office:value="0" calcext:value-type="float">
            <text:p>0</text:p>
          </table:table-cell>
          <table:table-cell table:formula="of:=[.L231]*[.AD$1] + IF([.L231]=0;0;[.AD$2])" office:value-type="float" office:value="0" calcext:value-type="float">
            <text:p>0</text:p>
          </table:table-cell>
          <table:table-cell table:formula="of:=[.M231]*[.AE$1] + IF([.M231]=0;0;[.AE$2])" office:value-type="float" office:value="0" calcext:value-type="float">
            <text:p>0</text:p>
          </table:table-cell>
          <table:table-cell/>
          <table:table-cell table:formula="of:=SUM([.S231:.AE231])" office:value-type="float" office:value="3.11337646" calcext:value-type="float">
            <text:p>3,1133764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572" calcext:value-type="float">
            <text:p>3,5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667" calcext:value-type="float">
            <text:p>1,1667</text:p>
          </table:table-cell>
          <table:table-cell office:value-type="float" office:value="1.6495" calcext:value-type="float">
            <text:p>1,6495</text:p>
          </table:table-cell>
          <table:table-cell table:formula="of:=[.O232]*[.O232]" office:value-type="float" office:value="2.72085025" calcext:value-type="float">
            <text:p>2,72085025</text:p>
          </table:table-cell>
          <table:table-cell table:number-columns-repeated="2"/>
          <table:table-cell table:formula="of:=[.A232]*[.S$1] + IF([.A232]=0;0;[.S$2])" office:value-type="float" office:value="2.16251592" calcext:value-type="float">
            <text:p>2,16251592</text:p>
          </table:table-cell>
          <table:table-cell table:formula="of:=[.B232]*[.T$1] + IF([.B232]=0;0;[.T$2])" office:value-type="float" office:value="5.2152" calcext:value-type="float">
            <text:p>5,2152</text:p>
          </table:table-cell>
          <table:table-cell table:formula="of:=[.C232]*[.U$1] + IF([.C232]=0;0;[.U$2])" office:value-type="float" office:value="0.1182332" calcext:value-type="float">
            <text:p>0,1182332</text:p>
          </table:table-cell>
          <table:table-cell table:formula="of:=[.D232]*[.V$1] + IF([.D232]=0;0;[.V$2])" office:value-type="float" office:value="0" calcext:value-type="float">
            <text:p>0</text:p>
          </table:table-cell>
          <table:table-cell table:formula="of:=[.E232]*[.W$1] + IF([.E232]=0;0;[.W$2])" office:value-type="float" office:value="0" calcext:value-type="float">
            <text:p>0</text:p>
          </table:table-cell>
          <table:table-cell table:formula="of:=[.F232]*[.X$1] + IF([.F232]=0;0;[.X$2])" office:value-type="float" office:value="0" calcext:value-type="float">
            <text:p>0</text:p>
          </table:table-cell>
          <table:table-cell table:formula="of:=[.G232]*[.Y$1] + IF([.G232]=0;0;[.Y$2])" office:value-type="float" office:value="0" calcext:value-type="float">
            <text:p>0</text:p>
          </table:table-cell>
          <table:table-cell table:formula="of:=[.H232]*[.Z$1] + IF([.H232]=0;0;[.Z$2])" office:value-type="float" office:value="0" calcext:value-type="float">
            <text:p>0</text:p>
          </table:table-cell>
          <table:table-cell table:formula="of:=[.I232]*[.AA$1] + IF([.I232]=0;0;[.AA$2])" office:value-type="float" office:value="0" calcext:value-type="float">
            <text:p>0</text:p>
          </table:table-cell>
          <table:table-cell table:formula="of:=[.J232]*[.AB$1] + IF([.J232]=0;0;[.AB$2])" office:value-type="float" office:value="0" calcext:value-type="float">
            <text:p>0</text:p>
          </table:table-cell>
          <table:table-cell table:formula="of:=[.K232]*[.AC$1] + IF([.K232]=0;0;[.AC$2])" office:value-type="float" office:value="0" calcext:value-type="float">
            <text:p>0</text:p>
          </table:table-cell>
          <table:table-cell table:formula="of:=[.L232]*[.AD$1] + IF([.L232]=0;0;[.AD$2])" office:value-type="float" office:value="0" calcext:value-type="float">
            <text:p>0</text:p>
          </table:table-cell>
          <table:table-cell table:formula="of:=[.M232]*[.AE$1] + IF([.M232]=0;0;[.AE$2])" office:value-type="float" office:value="0" calcext:value-type="float">
            <text:p>0</text:p>
          </table:table-cell>
          <table:table-cell/>
          <table:table-cell table:formula="of:=SUM([.S232:.AE232])" office:value-type="float" office:value="7.49594912" calcext:value-type="float">
            <text:p>7,4959491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8793" calcext:value-type="float">
            <text:p>3,87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98" calcext:value-type="float">
            <text:p>0,8998</text:p>
          </table:table-cell>
          <table:table-cell office:value-type="float" office:value="1.4782" calcext:value-type="float">
            <text:p>1,4782</text:p>
          </table:table-cell>
          <table:table-cell table:formula="of:=[.O233]*[.O233]" office:value-type="float" office:value="2.18507524" calcext:value-type="float">
            <text:p>2,18507524</text:p>
          </table:table-cell>
          <table:table-cell table:number-columns-repeated="2"/>
          <table:table-cell table:formula="of:=[.A233]*[.S$1] + IF([.A233]=0;0;[.S$2])" office:value-type="float" office:value="2.56794204" calcext:value-type="float">
            <text:p>2,56794204</text:p>
          </table:table-cell>
          <table:table-cell table:formula="of:=[.B233]*[.T$1] + IF([.B233]=0;0;[.T$2])" office:value-type="float" office:value="0" calcext:value-type="float">
            <text:p>0</text:p>
          </table:table-cell>
          <table:table-cell table:formula="of:=[.C233]*[.U$1] + IF([.C233]=0;0;[.U$2])" office:value-type="float" office:value="0.12840483" calcext:value-type="float">
            <text:p>0,12840483</text:p>
          </table:table-cell>
          <table:table-cell table:formula="of:=[.D233]*[.V$1] + IF([.D233]=0;0;[.V$2])" office:value-type="float" office:value="0" calcext:value-type="float">
            <text:p>0</text:p>
          </table:table-cell>
          <table:table-cell table:formula="of:=[.E233]*[.W$1] + IF([.E233]=0;0;[.W$2])" office:value-type="float" office:value="0" calcext:value-type="float">
            <text:p>0</text:p>
          </table:table-cell>
          <table:table-cell table:formula="of:=[.F233]*[.X$1] + IF([.F233]=0;0;[.X$2])" office:value-type="float" office:value="0" calcext:value-type="float">
            <text:p>0</text:p>
          </table:table-cell>
          <table:table-cell table:formula="of:=[.G233]*[.Y$1] + IF([.G233]=0;0;[.Y$2])" office:value-type="float" office:value="0" calcext:value-type="float">
            <text:p>0</text:p>
          </table:table-cell>
          <table:table-cell table:formula="of:=[.H233]*[.Z$1] + IF([.H233]=0;0;[.Z$2])" office:value-type="float" office:value="0" calcext:value-type="float">
            <text:p>0</text:p>
          </table:table-cell>
          <table:table-cell table:formula="of:=[.I233]*[.AA$1] + IF([.I233]=0;0;[.AA$2])" office:value-type="float" office:value="0" calcext:value-type="float">
            <text:p>0</text:p>
          </table:table-cell>
          <table:table-cell table:formula="of:=[.J233]*[.AB$1] + IF([.J233]=0;0;[.AB$2])" office:value-type="float" office:value="0" calcext:value-type="float">
            <text:p>0</text:p>
          </table:table-cell>
          <table:table-cell table:formula="of:=[.K233]*[.AC$1] + IF([.K233]=0;0;[.AC$2])" office:value-type="float" office:value="0" calcext:value-type="float">
            <text:p>0</text:p>
          </table:table-cell>
          <table:table-cell table:formula="of:=[.L233]*[.AD$1] + IF([.L233]=0;0;[.AD$2])" office:value-type="float" office:value="0" calcext:value-type="float">
            <text:p>0</text:p>
          </table:table-cell>
          <table:table-cell table:formula="of:=[.M233]*[.AE$1] + IF([.M233]=0;0;[.AE$2])" office:value-type="float" office:value="0" calcext:value-type="float">
            <text:p>0</text:p>
          </table:table-cell>
          <table:table-cell/>
          <table:table-cell table:formula="of:=SUM([.S233:.AE233])" office:value-type="float" office:value="2.69634687" calcext:value-type="float">
            <text:p>2,6963468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491" calcext:value-type="float">
            <text:p>3,84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38" calcext:value-type="float">
            <text:p>0,8938</text:p>
          </table:table-cell>
          <table:table-cell office:value-type="float" office:value="1.08" calcext:value-type="float">
            <text:p>1,08</text:p>
          </table:table-cell>
          <table:table-cell table:formula="of:=[.O234]*[.O234]" office:value-type="float" office:value="1.1664" calcext:value-type="float">
            <text:p>1,1664</text:p>
          </table:table-cell>
          <table:table-cell table:number-columns-repeated="2"/>
          <table:table-cell table:formula="of:=[.A234]*[.S$1] + IF([.A234]=0;0;[.S$2])" office:value-type="float" office:value="2.29765796" calcext:value-type="float">
            <text:p>2,29765796</text:p>
          </table:table-cell>
          <table:table-cell table:formula="of:=[.B234]*[.T$1] + IF([.B234]=0;0;[.T$2])" office:value-type="float" office:value="0" calcext:value-type="float">
            <text:p>0</text:p>
          </table:table-cell>
          <table:table-cell table:formula="of:=[.C234]*[.U$1] + IF([.C234]=0;0;[.U$2])" office:value-type="float" office:value="0.12740521" calcext:value-type="float">
            <text:p>0,12740521</text:p>
          </table:table-cell>
          <table:table-cell table:formula="of:=[.D234]*[.V$1] + IF([.D234]=0;0;[.V$2])" office:value-type="float" office:value="0" calcext:value-type="float">
            <text:p>0</text:p>
          </table:table-cell>
          <table:table-cell table:formula="of:=[.E234]*[.W$1] + IF([.E234]=0;0;[.W$2])" office:value-type="float" office:value="0" calcext:value-type="float">
            <text:p>0</text:p>
          </table:table-cell>
          <table:table-cell table:formula="of:=[.F234]*[.X$1] + IF([.F234]=0;0;[.X$2])" office:value-type="float" office:value="0" calcext:value-type="float">
            <text:p>0</text:p>
          </table:table-cell>
          <table:table-cell table:formula="of:=[.G234]*[.Y$1] + IF([.G234]=0;0;[.Y$2])" office:value-type="float" office:value="0" calcext:value-type="float">
            <text:p>0</text:p>
          </table:table-cell>
          <table:table-cell table:formula="of:=[.H234]*[.Z$1] + IF([.H234]=0;0;[.Z$2])" office:value-type="float" office:value="0" calcext:value-type="float">
            <text:p>0</text:p>
          </table:table-cell>
          <table:table-cell table:formula="of:=[.I234]*[.AA$1] + IF([.I234]=0;0;[.AA$2])" office:value-type="float" office:value="0" calcext:value-type="float">
            <text:p>0</text:p>
          </table:table-cell>
          <table:table-cell table:formula="of:=[.J234]*[.AB$1] + IF([.J234]=0;0;[.AB$2])" office:value-type="float" office:value="0" calcext:value-type="float">
            <text:p>0</text:p>
          </table:table-cell>
          <table:table-cell table:formula="of:=[.K234]*[.AC$1] + IF([.K234]=0;0;[.AC$2])" office:value-type="float" office:value="0" calcext:value-type="float">
            <text:p>0</text:p>
          </table:table-cell>
          <table:table-cell table:formula="of:=[.L234]*[.AD$1] + IF([.L234]=0;0;[.AD$2])" office:value-type="float" office:value="0" calcext:value-type="float">
            <text:p>0</text:p>
          </table:table-cell>
          <table:table-cell table:formula="of:=[.M234]*[.AE$1] + IF([.M234]=0;0;[.AE$2])" office:value-type="float" office:value="0" calcext:value-type="float">
            <text:p>0</text:p>
          </table:table-cell>
          <table:table-cell/>
          <table:table-cell table:formula="of:=SUM([.S234:.AE234])" office:value-type="float" office:value="2.42506317" calcext:value-type="float">
            <text:p>2,42506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276" calcext:value-type="float">
            <text:p>4,1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 office:value-type="float" office:value="2.14" calcext:value-type="float">
            <text:p>2,14</text:p>
          </table:table-cell>
          <table:table-cell table:formula="of:=[.O235]*[.O235]" office:value-type="float" office:value="4.5796" calcext:value-type="float">
            <text:p>4,5796</text:p>
          </table:table-cell>
          <table:table-cell table:number-columns-repeated="2"/>
          <table:table-cell table:formula="of:=[.A235]*[.S$1] + IF([.A235]=0;0;[.S$2])" office:value-type="float" office:value="2.4328" calcext:value-type="float">
            <text:p>2,4328</text:p>
          </table:table-cell>
          <table:table-cell table:formula="of:=[.B235]*[.T$1] + IF([.B235]=0;0;[.T$2])" office:value-type="float" office:value="0" calcext:value-type="float">
            <text:p>0</text:p>
          </table:table-cell>
          <table:table-cell table:formula="of:=[.C235]*[.U$1] + IF([.C235]=0;0;[.U$2])" office:value-type="float" office:value="0.13662356" calcext:value-type="float">
            <text:p>0,13662356</text:p>
          </table:table-cell>
          <table:table-cell table:formula="of:=[.D235]*[.V$1] + IF([.D235]=0;0;[.V$2])" office:value-type="float" office:value="0" calcext:value-type="float">
            <text:p>0</text:p>
          </table:table-cell>
          <table:table-cell table:formula="of:=[.E235]*[.W$1] + IF([.E235]=0;0;[.W$2])" office:value-type="float" office:value="0" calcext:value-type="float">
            <text:p>0</text:p>
          </table:table-cell>
          <table:table-cell table:formula="of:=[.F235]*[.X$1] + IF([.F235]=0;0;[.X$2])" office:value-type="float" office:value="0" calcext:value-type="float">
            <text:p>0</text:p>
          </table:table-cell>
          <table:table-cell table:formula="of:=[.G235]*[.Y$1] + IF([.G235]=0;0;[.Y$2])" office:value-type="float" office:value="0" calcext:value-type="float">
            <text:p>0</text:p>
          </table:table-cell>
          <table:table-cell table:formula="of:=[.H235]*[.Z$1] + IF([.H235]=0;0;[.Z$2])" office:value-type="float" office:value="0" calcext:value-type="float">
            <text:p>0</text:p>
          </table:table-cell>
          <table:table-cell table:formula="of:=[.I235]*[.AA$1] + IF([.I235]=0;0;[.AA$2])" office:value-type="float" office:value="0" calcext:value-type="float">
            <text:p>0</text:p>
          </table:table-cell>
          <table:table-cell table:formula="of:=[.J235]*[.AB$1] + IF([.J235]=0;0;[.AB$2])" office:value-type="float" office:value="0" calcext:value-type="float">
            <text:p>0</text:p>
          </table:table-cell>
          <table:table-cell table:formula="of:=[.K235]*[.AC$1] + IF([.K235]=0;0;[.AC$2])" office:value-type="float" office:value="0" calcext:value-type="float">
            <text:p>0</text:p>
          </table:table-cell>
          <table:table-cell table:formula="of:=[.L235]*[.AD$1] + IF([.L235]=0;0;[.AD$2])" office:value-type="float" office:value="0" calcext:value-type="float">
            <text:p>0</text:p>
          </table:table-cell>
          <table:table-cell table:formula="of:=[.M235]*[.AE$1] + IF([.M235]=0;0;[.AE$2])" office:value-type="float" office:value="0" calcext:value-type="float">
            <text:p>0</text:p>
          </table:table-cell>
          <table:table-cell/>
          <table:table-cell table:formula="of:=SUM([.S235:.AE235])" office:value-type="float" office:value="2.56942356" calcext:value-type="float">
            <text:p>2,5694235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7311" calcext:value-type="float">
            <text:p>4,73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31" calcext:value-type="float">
            <text:p>1,3231</text:p>
          </table:table-cell>
          <table:table-cell office:value-type="float" office:value="2.15" calcext:value-type="float">
            <text:p>2,15</text:p>
          </table:table-cell>
          <table:table-cell table:formula="of:=[.O236]*[.O236]" office:value-type="float" office:value="4.6225" calcext:value-type="float">
            <text:p>4,6225</text:p>
          </table:table-cell>
          <table:table-cell table:number-columns-repeated="2"/>
          <table:table-cell table:formula="of:=[.A236]*[.S$1] + IF([.A236]=0;0;[.S$2])" office:value-type="float" office:value="2.56794204" calcext:value-type="float">
            <text:p>2,56794204</text:p>
          </table:table-cell>
          <table:table-cell table:formula="of:=[.B236]*[.T$1] + IF([.B236]=0;0;[.T$2])" office:value-type="float" office:value="0" calcext:value-type="float">
            <text:p>0</text:p>
          </table:table-cell>
          <table:table-cell table:formula="of:=[.C236]*[.U$1] + IF([.C236]=0;0;[.U$2])" office:value-type="float" office:value="0.15659941" calcext:value-type="float">
            <text:p>0,15659941</text:p>
          </table:table-cell>
          <table:table-cell table:formula="of:=[.D236]*[.V$1] + IF([.D236]=0;0;[.V$2])" office:value-type="float" office:value="0" calcext:value-type="float">
            <text:p>0</text:p>
          </table:table-cell>
          <table:table-cell table:formula="of:=[.E236]*[.W$1] + IF([.E236]=0;0;[.W$2])" office:value-type="float" office:value="0" calcext:value-type="float">
            <text:p>0</text:p>
          </table:table-cell>
          <table:table-cell table:formula="of:=[.F236]*[.X$1] + IF([.F236]=0;0;[.X$2])" office:value-type="float" office:value="0" calcext:value-type="float">
            <text:p>0</text:p>
          </table:table-cell>
          <table:table-cell table:formula="of:=[.G236]*[.Y$1] + IF([.G236]=0;0;[.Y$2])" office:value-type="float" office:value="0" calcext:value-type="float">
            <text:p>0</text:p>
          </table:table-cell>
          <table:table-cell table:formula="of:=[.H236]*[.Z$1] + IF([.H236]=0;0;[.Z$2])" office:value-type="float" office:value="0" calcext:value-type="float">
            <text:p>0</text:p>
          </table:table-cell>
          <table:table-cell table:formula="of:=[.I236]*[.AA$1] + IF([.I236]=0;0;[.AA$2])" office:value-type="float" office:value="0" calcext:value-type="float">
            <text:p>0</text:p>
          </table:table-cell>
          <table:table-cell table:formula="of:=[.J236]*[.AB$1] + IF([.J236]=0;0;[.AB$2])" office:value-type="float" office:value="0" calcext:value-type="float">
            <text:p>0</text:p>
          </table:table-cell>
          <table:table-cell table:formula="of:=[.K236]*[.AC$1] + IF([.K236]=0;0;[.AC$2])" office:value-type="float" office:value="0" calcext:value-type="float">
            <text:p>0</text:p>
          </table:table-cell>
          <table:table-cell table:formula="of:=[.L236]*[.AD$1] + IF([.L236]=0;0;[.AD$2])" office:value-type="float" office:value="0" calcext:value-type="float">
            <text:p>0</text:p>
          </table:table-cell>
          <table:table-cell table:formula="of:=[.M236]*[.AE$1] + IF([.M236]=0;0;[.AE$2])" office:value-type="float" office:value="0" calcext:value-type="float">
            <text:p>0</text:p>
          </table:table-cell>
          <table:table-cell/>
          <table:table-cell table:formula="of:=SUM([.S236:.AE236])" office:value-type="float" office:value="2.72454145" calcext:value-type="float">
            <text:p>2,7245414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03" calcext:value-type="float">
            <text:p>3,44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7" calcext:value-type="float">
            <text:p>0,907</text:p>
          </table:table-cell>
          <table:table-cell office:value-type="float" office:value="1.3844" calcext:value-type="float">
            <text:p>1,3844</text:p>
          </table:table-cell>
          <table:table-cell table:formula="of:=[.O237]*[.O237]" office:value-type="float" office:value="1.91656336" calcext:value-type="float">
            <text:p>1,91656336</text:p>
          </table:table-cell>
          <table:table-cell table:number-columns-repeated="2"/>
          <table:table-cell table:formula="of:=[.A237]*[.S$1] + IF([.A237]=0;0;[.S$2])" office:value-type="float" office:value="2.29765796" calcext:value-type="float">
            <text:p>2,29765796</text:p>
          </table:table-cell>
          <table:table-cell table:formula="of:=[.B237]*[.T$1] + IF([.B237]=0;0;[.T$2])" office:value-type="float" office:value="0" calcext:value-type="float">
            <text:p>0</text:p>
          </table:table-cell>
          <table:table-cell table:formula="of:=[.C237]*[.U$1] + IF([.C237]=0;0;[.U$2])" office:value-type="float" office:value="0.11387393" calcext:value-type="float">
            <text:p>0,11387393</text:p>
          </table:table-cell>
          <table:table-cell table:formula="of:=[.D237]*[.V$1] + IF([.D237]=0;0;[.V$2])" office:value-type="float" office:value="0" calcext:value-type="float">
            <text:p>0</text:p>
          </table:table-cell>
          <table:table-cell table:formula="of:=[.E237]*[.W$1] + IF([.E237]=0;0;[.W$2])" office:value-type="float" office:value="0" calcext:value-type="float">
            <text:p>0</text:p>
          </table:table-cell>
          <table:table-cell table:formula="of:=[.F237]*[.X$1] + IF([.F237]=0;0;[.X$2])" office:value-type="float" office:value="0" calcext:value-type="float">
            <text:p>0</text:p>
          </table:table-cell>
          <table:table-cell table:formula="of:=[.G237]*[.Y$1] + IF([.G237]=0;0;[.Y$2])" office:value-type="float" office:value="0" calcext:value-type="float">
            <text:p>0</text:p>
          </table:table-cell>
          <table:table-cell table:formula="of:=[.H237]*[.Z$1] + IF([.H237]=0;0;[.Z$2])" office:value-type="float" office:value="0" calcext:value-type="float">
            <text:p>0</text:p>
          </table:table-cell>
          <table:table-cell table:formula="of:=[.I237]*[.AA$1] + IF([.I237]=0;0;[.AA$2])" office:value-type="float" office:value="0" calcext:value-type="float">
            <text:p>0</text:p>
          </table:table-cell>
          <table:table-cell table:formula="of:=[.J237]*[.AB$1] + IF([.J237]=0;0;[.AB$2])" office:value-type="float" office:value="0" calcext:value-type="float">
            <text:p>0</text:p>
          </table:table-cell>
          <table:table-cell table:formula="of:=[.K237]*[.AC$1] + IF([.K237]=0;0;[.AC$2])" office:value-type="float" office:value="0" calcext:value-type="float">
            <text:p>0</text:p>
          </table:table-cell>
          <table:table-cell table:formula="of:=[.L237]*[.AD$1] + IF([.L237]=0;0;[.AD$2])" office:value-type="float" office:value="0" calcext:value-type="float">
            <text:p>0</text:p>
          </table:table-cell>
          <table:table-cell table:formula="of:=[.M237]*[.AE$1] + IF([.M237]=0;0;[.AE$2])" office:value-type="float" office:value="0" calcext:value-type="float">
            <text:p>0</text:p>
          </table:table-cell>
          <table:table-cell/>
          <table:table-cell table:formula="of:=SUM([.S237:.AE237])" office:value-type="float" office:value="2.41153189" calcext:value-type="float">
            <text:p>2,41153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112" calcext:value-type="float">
            <text:p>3,21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15" calcext:value-type="float">
            <text:p>0,7215</text:p>
          </table:table-cell>
          <table:table-cell office:value-type="float" office:value="1.7567" calcext:value-type="float">
            <text:p>1,7567</text:p>
          </table:table-cell>
          <table:table-cell table:formula="of:=[.O238]*[.O238]" office:value-type="float" office:value="3.08599489" calcext:value-type="float">
            <text:p>3,08599489</text:p>
          </table:table-cell>
          <table:table-cell table:number-columns-repeated="2"/>
          <table:table-cell table:formula="of:=[.A238]*[.S$1] + IF([.A238]=0;0;[.S$2])" office:value-type="float" office:value="2.4328" calcext:value-type="float">
            <text:p>2,4328</text:p>
          </table:table-cell>
          <table:table-cell table:formula="of:=[.B238]*[.T$1] + IF([.B238]=0;0;[.T$2])" office:value-type="float" office:value="0" calcext:value-type="float">
            <text:p>0</text:p>
          </table:table-cell>
          <table:table-cell table:formula="of:=[.C238]*[.U$1] + IF([.C238]=0;0;[.U$2])" office:value-type="float" office:value="0.10629072" calcext:value-type="float">
            <text:p>0,10629072</text:p>
          </table:table-cell>
          <table:table-cell table:formula="of:=[.D238]*[.V$1] + IF([.D238]=0;0;[.V$2])" office:value-type="float" office:value="0" calcext:value-type="float">
            <text:p>0</text:p>
          </table:table-cell>
          <table:table-cell table:formula="of:=[.E238]*[.W$1] + IF([.E238]=0;0;[.W$2])" office:value-type="float" office:value="0" calcext:value-type="float">
            <text:p>0</text:p>
          </table:table-cell>
          <table:table-cell table:formula="of:=[.F238]*[.X$1] + IF([.F238]=0;0;[.X$2])" office:value-type="float" office:value="0" calcext:value-type="float">
            <text:p>0</text:p>
          </table:table-cell>
          <table:table-cell table:formula="of:=[.G238]*[.Y$1] + IF([.G238]=0;0;[.Y$2])" office:value-type="float" office:value="0" calcext:value-type="float">
            <text:p>0</text:p>
          </table:table-cell>
          <table:table-cell table:formula="of:=[.H238]*[.Z$1] + IF([.H238]=0;0;[.Z$2])" office:value-type="float" office:value="0" calcext:value-type="float">
            <text:p>0</text:p>
          </table:table-cell>
          <table:table-cell table:formula="of:=[.I238]*[.AA$1] + IF([.I238]=0;0;[.AA$2])" office:value-type="float" office:value="0" calcext:value-type="float">
            <text:p>0</text:p>
          </table:table-cell>
          <table:table-cell table:formula="of:=[.J238]*[.AB$1] + IF([.J238]=0;0;[.AB$2])" office:value-type="float" office:value="0" calcext:value-type="float">
            <text:p>0</text:p>
          </table:table-cell>
          <table:table-cell table:formula="of:=[.K238]*[.AC$1] + IF([.K238]=0;0;[.AC$2])" office:value-type="float" office:value="0" calcext:value-type="float">
            <text:p>0</text:p>
          </table:table-cell>
          <table:table-cell table:formula="of:=[.L238]*[.AD$1] + IF([.L238]=0;0;[.AD$2])" office:value-type="float" office:value="0" calcext:value-type="float">
            <text:p>0</text:p>
          </table:table-cell>
          <table:table-cell table:formula="of:=[.M238]*[.AE$1] + IF([.M238]=0;0;[.AE$2])" office:value-type="float" office:value="0" calcext:value-type="float">
            <text:p>0</text:p>
          </table:table-cell>
          <table:table-cell/>
          <table:table-cell table:formula="of:=SUM([.S238:.AE238])" office:value-type="float" office:value="2.53909072" calcext:value-type="float">
            <text:p>2,5390907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3" calcext:value-type="float">
            <text:p>0,8593</text:p>
          </table:table-cell>
          <table:table-cell office:value-type="float" office:value="1.3176" calcext:value-type="float">
            <text:p>1,3176</text:p>
          </table:table-cell>
          <table:table-cell table:formula="of:=[.O239]*[.O239]" office:value-type="float" office:value="1.73606976" calcext:value-type="float">
            <text:p>1,73606976</text:p>
          </table:table-cell>
          <table:table-cell table:number-columns-repeated="2"/>
          <table:table-cell table:formula="of:=[.A239]*[.S$1] + IF([.A239]=0;0;[.S$2])" office:value-type="float" office:value="2.16251592" calcext:value-type="float">
            <text:p>2,16251592</text:p>
          </table:table-cell>
          <table:table-cell table:formula="of:=[.B239]*[.T$1] + IF([.B239]=0;0;[.T$2])" office:value-type="float" office:value="0" calcext:value-type="float">
            <text:p>0</text:p>
          </table:table-cell>
          <table:table-cell table:formula="of:=[.C239]*[.U$1] + IF([.C239]=0;0;[.U$2])" office:value-type="float" office:value="0.14188977" calcext:value-type="float">
            <text:p>0,14188977</text:p>
          </table:table-cell>
          <table:table-cell table:formula="of:=[.D239]*[.V$1] + IF([.D239]=0;0;[.V$2])" office:value-type="float" office:value="0" calcext:value-type="float">
            <text:p>0</text:p>
          </table:table-cell>
          <table:table-cell table:formula="of:=[.E239]*[.W$1] + IF([.E239]=0;0;[.W$2])" office:value-type="float" office:value="0" calcext:value-type="float">
            <text:p>0</text:p>
          </table:table-cell>
          <table:table-cell table:formula="of:=[.F239]*[.X$1] + IF([.F239]=0;0;[.X$2])" office:value-type="float" office:value="0" calcext:value-type="float">
            <text:p>0</text:p>
          </table:table-cell>
          <table:table-cell table:formula="of:=[.G239]*[.Y$1] + IF([.G239]=0;0;[.Y$2])" office:value-type="float" office:value="0" calcext:value-type="float">
            <text:p>0</text:p>
          </table:table-cell>
          <table:table-cell table:formula="of:=[.H239]*[.Z$1] + IF([.H239]=0;0;[.Z$2])" office:value-type="float" office:value="0" calcext:value-type="float">
            <text:p>0</text:p>
          </table:table-cell>
          <table:table-cell table:formula="of:=[.I239]*[.AA$1] + IF([.I239]=0;0;[.AA$2])" office:value-type="float" office:value="0" calcext:value-type="float">
            <text:p>0</text:p>
          </table:table-cell>
          <table:table-cell table:formula="of:=[.J239]*[.AB$1] + IF([.J239]=0;0;[.AB$2])" office:value-type="float" office:value="0" calcext:value-type="float">
            <text:p>0</text:p>
          </table:table-cell>
          <table:table-cell table:formula="of:=[.K239]*[.AC$1] + IF([.K239]=0;0;[.AC$2])" office:value-type="float" office:value="0" calcext:value-type="float">
            <text:p>0</text:p>
          </table:table-cell>
          <table:table-cell table:formula="of:=[.L239]*[.AD$1] + IF([.L239]=0;0;[.AD$2])" office:value-type="float" office:value="0" calcext:value-type="float">
            <text:p>0</text:p>
          </table:table-cell>
          <table:table-cell table:formula="of:=[.M239]*[.AE$1] + IF([.M239]=0;0;[.AE$2])" office:value-type="float" office:value="0" calcext:value-type="float">
            <text:p>0</text:p>
          </table:table-cell>
          <table:table-cell/>
          <table:table-cell table:formula="of:=SUM([.S239:.AE239])" office:value-type="float" office:value="2.30440569" calcext:value-type="float">
            <text:p>2,3044056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3" calcext:value-type="float">
            <text:p>0,8593</text:p>
          </table:table-cell>
          <table:table-cell office:value-type="float" office:value="1.3176" calcext:value-type="float">
            <text:p>1,3176</text:p>
          </table:table-cell>
          <table:table-cell table:formula="of:=[.O240]*[.O240]" office:value-type="float" office:value="1.73606976" calcext:value-type="float">
            <text:p>1,73606976</text:p>
          </table:table-cell>
          <table:table-cell table:number-columns-repeated="2"/>
          <table:table-cell table:formula="of:=[.A240]*[.S$1] + IF([.A240]=0;0;[.S$2])" office:value-type="float" office:value="2.16251592" calcext:value-type="float">
            <text:p>2,16251592</text:p>
          </table:table-cell>
          <table:table-cell table:formula="of:=[.B240]*[.T$1] + IF([.B240]=0;0;[.T$2])" office:value-type="float" office:value="0" calcext:value-type="float">
            <text:p>0</text:p>
          </table:table-cell>
          <table:table-cell table:formula="of:=[.C240]*[.U$1] + IF([.C240]=0;0;[.U$2])" office:value-type="float" office:value="0.14188977" calcext:value-type="float">
            <text:p>0,14188977</text:p>
          </table:table-cell>
          <table:table-cell table:formula="of:=[.D240]*[.V$1] + IF([.D240]=0;0;[.V$2])" office:value-type="float" office:value="0" calcext:value-type="float">
            <text:p>0</text:p>
          </table:table-cell>
          <table:table-cell table:formula="of:=[.E240]*[.W$1] + IF([.E240]=0;0;[.W$2])" office:value-type="float" office:value="0" calcext:value-type="float">
            <text:p>0</text:p>
          </table:table-cell>
          <table:table-cell table:formula="of:=[.F240]*[.X$1] + IF([.F240]=0;0;[.X$2])" office:value-type="float" office:value="0" calcext:value-type="float">
            <text:p>0</text:p>
          </table:table-cell>
          <table:table-cell table:formula="of:=[.G240]*[.Y$1] + IF([.G240]=0;0;[.Y$2])" office:value-type="float" office:value="0" calcext:value-type="float">
            <text:p>0</text:p>
          </table:table-cell>
          <table:table-cell table:formula="of:=[.H240]*[.Z$1] + IF([.H240]=0;0;[.Z$2])" office:value-type="float" office:value="0" calcext:value-type="float">
            <text:p>0</text:p>
          </table:table-cell>
          <table:table-cell table:formula="of:=[.I240]*[.AA$1] + IF([.I240]=0;0;[.AA$2])" office:value-type="float" office:value="0" calcext:value-type="float">
            <text:p>0</text:p>
          </table:table-cell>
          <table:table-cell table:formula="of:=[.J240]*[.AB$1] + IF([.J240]=0;0;[.AB$2])" office:value-type="float" office:value="0" calcext:value-type="float">
            <text:p>0</text:p>
          </table:table-cell>
          <table:table-cell table:formula="of:=[.K240]*[.AC$1] + IF([.K240]=0;0;[.AC$2])" office:value-type="float" office:value="0" calcext:value-type="float">
            <text:p>0</text:p>
          </table:table-cell>
          <table:table-cell table:formula="of:=[.L240]*[.AD$1] + IF([.L240]=0;0;[.AD$2])" office:value-type="float" office:value="0" calcext:value-type="float">
            <text:p>0</text:p>
          </table:table-cell>
          <table:table-cell table:formula="of:=[.M240]*[.AE$1] + IF([.M240]=0;0;[.AE$2])" office:value-type="float" office:value="0" calcext:value-type="float">
            <text:p>0</text:p>
          </table:table-cell>
          <table:table-cell/>
          <table:table-cell table:formula="of:=SUM([.S240:.AE240])" office:value-type="float" office:value="2.30440569" calcext:value-type="float">
            <text:p>2,30440569</text:p>
          </table:table-cell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4.9698" calcext:value-type="float">
            <text:p>4,9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69" calcext:value-type="float">
            <text:p>0,6269</text:p>
          </table:table-cell>
          <table:table-cell office:value-type="float" office:value="0.6966" calcext:value-type="float">
            <text:p>0,6966</text:p>
          </table:table-cell>
          <table:table-cell table:formula="of:=[.O241]*[.O241]" office:value-type="float" office:value="0.48525156" calcext:value-type="float">
            <text:p>0,48525156</text:p>
          </table:table-cell>
          <table:table-cell table:number-columns-repeated="2"/>
          <table:table-cell table:formula="of:=[.A241]*[.S$1] + IF([.A241]=0;0;[.S$2])" office:value-type="float" office:value="2.90585796" calcext:value-type="float">
            <text:p>2,90585796</text:p>
          </table:table-cell>
          <table:table-cell table:formula="of:=[.B241]*[.T$1] + IF([.B241]=0;0;[.T$2])" office:value-type="float" office:value="0" calcext:value-type="float">
            <text:p>0</text:p>
          </table:table-cell>
          <table:table-cell table:formula="of:=[.C241]*[.U$1] + IF([.C241]=0;0;[.U$2])" office:value-type="float" office:value="0.16450038" calcext:value-type="float">
            <text:p>0,16450038</text:p>
          </table:table-cell>
          <table:table-cell table:formula="of:=[.D241]*[.V$1] + IF([.D241]=0;0;[.V$2])" office:value-type="float" office:value="0" calcext:value-type="float">
            <text:p>0</text:p>
          </table:table-cell>
          <table:table-cell table:formula="of:=[.E241]*[.W$1] + IF([.E241]=0;0;[.W$2])" office:value-type="float" office:value="0" calcext:value-type="float">
            <text:p>0</text:p>
          </table:table-cell>
          <table:table-cell table:formula="of:=[.F241]*[.X$1] + IF([.F241]=0;0;[.X$2])" office:value-type="float" office:value="0" calcext:value-type="float">
            <text:p>0</text:p>
          </table:table-cell>
          <table:table-cell table:formula="of:=[.G241]*[.Y$1] + IF([.G241]=0;0;[.Y$2])" office:value-type="float" office:value="0" calcext:value-type="float">
            <text:p>0</text:p>
          </table:table-cell>
          <table:table-cell table:formula="of:=[.H241]*[.Z$1] + IF([.H241]=0;0;[.Z$2])" office:value-type="float" office:value="0" calcext:value-type="float">
            <text:p>0</text:p>
          </table:table-cell>
          <table:table-cell table:formula="of:=[.I241]*[.AA$1] + IF([.I241]=0;0;[.AA$2])" office:value-type="float" office:value="0" calcext:value-type="float">
            <text:p>0</text:p>
          </table:table-cell>
          <table:table-cell table:formula="of:=[.J241]*[.AB$1] + IF([.J241]=0;0;[.AB$2])" office:value-type="float" office:value="0" calcext:value-type="float">
            <text:p>0</text:p>
          </table:table-cell>
          <table:table-cell table:formula="of:=[.K241]*[.AC$1] + IF([.K241]=0;0;[.AC$2])" office:value-type="float" office:value="0" calcext:value-type="float">
            <text:p>0</text:p>
          </table:table-cell>
          <table:table-cell table:formula="of:=[.L241]*[.AD$1] + IF([.L241]=0;0;[.AD$2])" office:value-type="float" office:value="0" calcext:value-type="float">
            <text:p>0</text:p>
          </table:table-cell>
          <table:table-cell table:formula="of:=[.M241]*[.AE$1] + IF([.M241]=0;0;[.AE$2])" office:value-type="float" office:value="0" calcext:value-type="float">
            <text:p>0</text:p>
          </table:table-cell>
          <table:table-cell/>
          <table:table-cell table:formula="of:=SUM([.S241:.AE241])" office:value-type="float" office:value="3.07035834" calcext:value-type="float">
            <text:p>3,07035834</text:p>
          </table:table-cell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4.9698" calcext:value-type="float">
            <text:p>4,9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69" calcext:value-type="float">
            <text:p>0,6269</text:p>
          </table:table-cell>
          <table:table-cell office:value-type="float" office:value="0.6966" calcext:value-type="float">
            <text:p>0,6966</text:p>
          </table:table-cell>
          <table:table-cell table:formula="of:=[.O242]*[.O242]" office:value-type="float" office:value="0.48525156" calcext:value-type="float">
            <text:p>0,48525156</text:p>
          </table:table-cell>
          <table:table-cell table:number-columns-repeated="2"/>
          <table:table-cell table:formula="of:=[.A242]*[.S$1] + IF([.A242]=0;0;[.S$2])" office:value-type="float" office:value="2.90585796" calcext:value-type="float">
            <text:p>2,90585796</text:p>
          </table:table-cell>
          <table:table-cell table:formula="of:=[.B242]*[.T$1] + IF([.B242]=0;0;[.T$2])" office:value-type="float" office:value="0" calcext:value-type="float">
            <text:p>0</text:p>
          </table:table-cell>
          <table:table-cell table:formula="of:=[.C242]*[.U$1] + IF([.C242]=0;0;[.U$2])" office:value-type="float" office:value="0.16450038" calcext:value-type="float">
            <text:p>0,16450038</text:p>
          </table:table-cell>
          <table:table-cell table:formula="of:=[.D242]*[.V$1] + IF([.D242]=0;0;[.V$2])" office:value-type="float" office:value="0" calcext:value-type="float">
            <text:p>0</text:p>
          </table:table-cell>
          <table:table-cell table:formula="of:=[.E242]*[.W$1] + IF([.E242]=0;0;[.W$2])" office:value-type="float" office:value="0" calcext:value-type="float">
            <text:p>0</text:p>
          </table:table-cell>
          <table:table-cell table:formula="of:=[.F242]*[.X$1] + IF([.F242]=0;0;[.X$2])" office:value-type="float" office:value="0" calcext:value-type="float">
            <text:p>0</text:p>
          </table:table-cell>
          <table:table-cell table:formula="of:=[.G242]*[.Y$1] + IF([.G242]=0;0;[.Y$2])" office:value-type="float" office:value="0" calcext:value-type="float">
            <text:p>0</text:p>
          </table:table-cell>
          <table:table-cell table:formula="of:=[.H242]*[.Z$1] + IF([.H242]=0;0;[.Z$2])" office:value-type="float" office:value="0" calcext:value-type="float">
            <text:p>0</text:p>
          </table:table-cell>
          <table:table-cell table:formula="of:=[.I242]*[.AA$1] + IF([.I242]=0;0;[.AA$2])" office:value-type="float" office:value="0" calcext:value-type="float">
            <text:p>0</text:p>
          </table:table-cell>
          <table:table-cell table:formula="of:=[.J242]*[.AB$1] + IF([.J242]=0;0;[.AB$2])" office:value-type="float" office:value="0" calcext:value-type="float">
            <text:p>0</text:p>
          </table:table-cell>
          <table:table-cell table:formula="of:=[.K242]*[.AC$1] + IF([.K242]=0;0;[.AC$2])" office:value-type="float" office:value="0" calcext:value-type="float">
            <text:p>0</text:p>
          </table:table-cell>
          <table:table-cell table:formula="of:=[.L242]*[.AD$1] + IF([.L242]=0;0;[.AD$2])" office:value-type="float" office:value="0" calcext:value-type="float">
            <text:p>0</text:p>
          </table:table-cell>
          <table:table-cell table:formula="of:=[.M242]*[.AE$1] + IF([.M242]=0;0;[.AE$2])" office:value-type="float" office:value="0" calcext:value-type="float">
            <text:p>0</text:p>
          </table:table-cell>
          <table:table-cell/>
          <table:table-cell table:formula="of:=SUM([.S242:.AE242])" office:value-type="float" office:value="3.07035834" calcext:value-type="float">
            <text:p>3,070358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029" calcext:value-type="float">
            <text:p>2,10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21" calcext:value-type="float">
            <text:p>1,5321</text:p>
          </table:table-cell>
          <table:table-cell office:value-type="float" office:value="3.4046" calcext:value-type="float">
            <text:p>3,4046</text:p>
          </table:table-cell>
          <table:table-cell table:formula="of:=[.O243]*[.O243]" office:value-type="float" office:value="11.59130116" calcext:value-type="float">
            <text:p>11,59130116</text:p>
          </table:table-cell>
          <table:table-cell table:number-columns-repeated="2"/>
          <table:table-cell table:formula="of:=[.A243]*[.S$1] + IF([.A243]=0;0;[.S$2])" office:value-type="float" office:value="2.4328" calcext:value-type="float">
            <text:p>2,4328</text:p>
          </table:table-cell>
          <table:table-cell table:formula="of:=[.B243]*[.T$1] + IF([.B243]=0;0;[.T$2])" office:value-type="float" office:value="0" calcext:value-type="float">
            <text:p>0</text:p>
          </table:table-cell>
          <table:table-cell table:formula="of:=[.C243]*[.U$1] + IF([.C243]=0;0;[.U$2])" office:value-type="float" office:value="0.06960599" calcext:value-type="float">
            <text:p>0,06960599</text:p>
          </table:table-cell>
          <table:table-cell table:formula="of:=[.D243]*[.V$1] + IF([.D243]=0;0;[.V$2])" office:value-type="float" office:value="6.4745" calcext:value-type="float">
            <text:p>6,4745</text:p>
          </table:table-cell>
          <table:table-cell table:formula="of:=[.E243]*[.W$1] + IF([.E243]=0;0;[.W$2])" office:value-type="float" office:value="0" calcext:value-type="float">
            <text:p>0</text:p>
          </table:table-cell>
          <table:table-cell table:formula="of:=[.F243]*[.X$1] + IF([.F243]=0;0;[.X$2])" office:value-type="float" office:value="0" calcext:value-type="float">
            <text:p>0</text:p>
          </table:table-cell>
          <table:table-cell table:formula="of:=[.G243]*[.Y$1] + IF([.G243]=0;0;[.Y$2])" office:value-type="float" office:value="0" calcext:value-type="float">
            <text:p>0</text:p>
          </table:table-cell>
          <table:table-cell table:formula="of:=[.H243]*[.Z$1] + IF([.H243]=0;0;[.Z$2])" office:value-type="float" office:value="0" calcext:value-type="float">
            <text:p>0</text:p>
          </table:table-cell>
          <table:table-cell table:formula="of:=[.I243]*[.AA$1] + IF([.I243]=0;0;[.AA$2])" office:value-type="float" office:value="0" calcext:value-type="float">
            <text:p>0</text:p>
          </table:table-cell>
          <table:table-cell table:formula="of:=[.J243]*[.AB$1] + IF([.J243]=0;0;[.AB$2])" office:value-type="float" office:value="0.0002" calcext:value-type="float">
            <text:p>0,0002</text:p>
          </table:table-cell>
          <table:table-cell table:formula="of:=[.K243]*[.AC$1] + IF([.K243]=0;0;[.AC$2])" office:value-type="float" office:value="0.0008" calcext:value-type="float">
            <text:p>0,0008</text:p>
          </table:table-cell>
          <table:table-cell table:formula="of:=[.L243]*[.AD$1] + IF([.L243]=0;0;[.AD$2])" office:value-type="float" office:value="0" calcext:value-type="float">
            <text:p>0</text:p>
          </table:table-cell>
          <table:table-cell table:formula="of:=[.M243]*[.AE$1] + IF([.M243]=0;0;[.AE$2])" office:value-type="float" office:value="4.5839" calcext:value-type="float">
            <text:p>4,5839</text:p>
          </table:table-cell>
          <table:table-cell/>
          <table:table-cell table:formula="of:=SUM([.S243:.AE243])" office:value-type="float" office:value="13.56180599" calcext:value-type="float">
            <text:p>13,56180599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1" calcext:value-type="float">
            <text:p>1</text:p>
          </table:table-cell>
          <table:table-cell office:value-type="float" office:value="5.5542" calcext:value-type="float">
            <text:p>5,55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191" calcext:value-type="float">
            <text:p>1,4191</text:p>
          </table:table-cell>
          <table:table-cell office:value-type="float" office:value="3.2437" calcext:value-type="float">
            <text:p>3,2437</text:p>
          </table:table-cell>
          <table:table-cell table:formula="of:=[.O244]*[.O244]" office:value-type="float" office:value="10.52158969" calcext:value-type="float">
            <text:p>10,52158969</text:p>
          </table:table-cell>
          <table:table-cell table:number-columns-repeated="2"/>
          <table:table-cell table:formula="of:=[.A244]*[.S$1] + IF([.A244]=0;0;[.S$2])" office:value-type="float" office:value="2.70308408" calcext:value-type="float">
            <text:p>2,70308408</text:p>
          </table:table-cell>
          <table:table-cell table:formula="of:=[.B244]*[.T$1] + IF([.B244]=0;0;[.T$2])" office:value-type="float" office:value="5.2152" calcext:value-type="float">
            <text:p>5,2152</text:p>
          </table:table-cell>
          <table:table-cell table:formula="of:=[.C244]*[.U$1] + IF([.C244]=0;0;[.U$2])" office:value-type="float" office:value="0.18384402" calcext:value-type="float">
            <text:p>0,18384402</text:p>
          </table:table-cell>
          <table:table-cell table:formula="of:=[.D244]*[.V$1] + IF([.D244]=0;0;[.V$2])" office:value-type="float" office:value="0" calcext:value-type="float">
            <text:p>0</text:p>
          </table:table-cell>
          <table:table-cell table:formula="of:=[.E244]*[.W$1] + IF([.E244]=0;0;[.W$2])" office:value-type="float" office:value="0" calcext:value-type="float">
            <text:p>0</text:p>
          </table:table-cell>
          <table:table-cell table:formula="of:=[.F244]*[.X$1] + IF([.F244]=0;0;[.X$2])" office:value-type="float" office:value="0" calcext:value-type="float">
            <text:p>0</text:p>
          </table:table-cell>
          <table:table-cell table:formula="of:=[.G244]*[.Y$1] + IF([.G244]=0;0;[.Y$2])" office:value-type="float" office:value="0" calcext:value-type="float">
            <text:p>0</text:p>
          </table:table-cell>
          <table:table-cell table:formula="of:=[.H244]*[.Z$1] + IF([.H244]=0;0;[.Z$2])" office:value-type="float" office:value="0" calcext:value-type="float">
            <text:p>0</text:p>
          </table:table-cell>
          <table:table-cell table:formula="of:=[.I244]*[.AA$1] + IF([.I244]=0;0;[.AA$2])" office:value-type="float" office:value="0" calcext:value-type="float">
            <text:p>0</text:p>
          </table:table-cell>
          <table:table-cell table:formula="of:=[.J244]*[.AB$1] + IF([.J244]=0;0;[.AB$2])" office:value-type="float" office:value="0" calcext:value-type="float">
            <text:p>0</text:p>
          </table:table-cell>
          <table:table-cell table:formula="of:=[.K244]*[.AC$1] + IF([.K244]=0;0;[.AC$2])" office:value-type="float" office:value="0" calcext:value-type="float">
            <text:p>0</text:p>
          </table:table-cell>
          <table:table-cell table:formula="of:=[.L244]*[.AD$1] + IF([.L244]=0;0;[.AD$2])" office:value-type="float" office:value="0" calcext:value-type="float">
            <text:p>0</text:p>
          </table:table-cell>
          <table:table-cell table:formula="of:=[.M244]*[.AE$1] + IF([.M244]=0;0;[.AE$2])" office:value-type="float" office:value="0" calcext:value-type="float">
            <text:p>0</text:p>
          </table:table-cell>
          <table:table-cell/>
          <table:table-cell table:formula="of:=SUM([.S244:.AE244])" office:value-type="float" office:value="8.1021281" calcext:value-type="float">
            <text:p>8,102128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645" calcext:value-type="float">
            <text:p>3,06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6" calcext:value-type="float">
            <text:p>0,666</text:p>
          </table:table-cell>
          <table:table-cell office:value-type="float" office:value="0.901" calcext:value-type="float">
            <text:p>0,901</text:p>
          </table:table-cell>
          <table:table-cell table:formula="of:=[.O245]*[.O245]" office:value-type="float" office:value="0.811801" calcext:value-type="float">
            <text:p>0,811801</text:p>
          </table:table-cell>
          <table:table-cell table:number-columns-repeated="2"/>
          <table:table-cell table:formula="of:=[.A245]*[.S$1] + IF([.A245]=0;0;[.S$2])" office:value-type="float" office:value="2.29765796" calcext:value-type="float">
            <text:p>2,29765796</text:p>
          </table:table-cell>
          <table:table-cell table:formula="of:=[.B245]*[.T$1] + IF([.B245]=0;0;[.T$2])" office:value-type="float" office:value="0" calcext:value-type="float">
            <text:p>0</text:p>
          </table:table-cell>
          <table:table-cell table:formula="of:=[.C245]*[.U$1] + IF([.C245]=0;0;[.U$2])" office:value-type="float" office:value="0.10143495" calcext:value-type="float">
            <text:p>0,10143495</text:p>
          </table:table-cell>
          <table:table-cell table:formula="of:=[.D245]*[.V$1] + IF([.D245]=0;0;[.V$2])" office:value-type="float" office:value="0" calcext:value-type="float">
            <text:p>0</text:p>
          </table:table-cell>
          <table:table-cell table:formula="of:=[.E245]*[.W$1] + IF([.E245]=0;0;[.W$2])" office:value-type="float" office:value="0" calcext:value-type="float">
            <text:p>0</text:p>
          </table:table-cell>
          <table:table-cell table:formula="of:=[.F245]*[.X$1] + IF([.F245]=0;0;[.X$2])" office:value-type="float" office:value="0" calcext:value-type="float">
            <text:p>0</text:p>
          </table:table-cell>
          <table:table-cell table:formula="of:=[.G245]*[.Y$1] + IF([.G245]=0;0;[.Y$2])" office:value-type="float" office:value="0" calcext:value-type="float">
            <text:p>0</text:p>
          </table:table-cell>
          <table:table-cell table:formula="of:=[.H245]*[.Z$1] + IF([.H245]=0;0;[.Z$2])" office:value-type="float" office:value="0" calcext:value-type="float">
            <text:p>0</text:p>
          </table:table-cell>
          <table:table-cell table:formula="of:=[.I245]*[.AA$1] + IF([.I245]=0;0;[.AA$2])" office:value-type="float" office:value="0" calcext:value-type="float">
            <text:p>0</text:p>
          </table:table-cell>
          <table:table-cell table:formula="of:=[.J245]*[.AB$1] + IF([.J245]=0;0;[.AB$2])" office:value-type="float" office:value="0" calcext:value-type="float">
            <text:p>0</text:p>
          </table:table-cell>
          <table:table-cell table:formula="of:=[.K245]*[.AC$1] + IF([.K245]=0;0;[.AC$2])" office:value-type="float" office:value="0" calcext:value-type="float">
            <text:p>0</text:p>
          </table:table-cell>
          <table:table-cell table:formula="of:=[.L245]*[.AD$1] + IF([.L245]=0;0;[.AD$2])" office:value-type="float" office:value="0" calcext:value-type="float">
            <text:p>0</text:p>
          </table:table-cell>
          <table:table-cell table:formula="of:=[.M245]*[.AE$1] + IF([.M245]=0;0;[.AE$2])" office:value-type="float" office:value="0" calcext:value-type="float">
            <text:p>0</text:p>
          </table:table-cell>
          <table:table-cell/>
          <table:table-cell table:formula="of:=SUM([.S245:.AE245])" office:value-type="float" office:value="2.39909291" calcext:value-type="float">
            <text:p>2,3990929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.0741" calcext:value-type="float">
            <text:p>1,0741</text:p>
          </table:table-cell>
          <table:table-cell office:value-type="float" office:value="4.845" calcext:value-type="float">
            <text:p>4,8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1358" calcext:value-type="float">
            <text:p>3,13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655" calcext:value-type="float">
            <text:p>1,2655</text:p>
          </table:table-cell>
          <table:table-cell office:value-type="float" office:value="4.5875" calcext:value-type="float">
            <text:p>4,5875</text:p>
          </table:table-cell>
          <table:table-cell table:formula="of:=[.O246]*[.O246]" office:value-type="float" office:value="21.04515625" calcext:value-type="float">
            <text:p>21,04515625</text:p>
          </table:table-cell>
          <table:table-cell table:number-columns-repeated="2"/>
          <table:table-cell table:formula="of:=[.A246]*[.S$1] + IF([.A246]=0;0;[.S$2])" office:value-type="float" office:value="2.56794204" calcext:value-type="float">
            <text:p>2,56794204</text:p>
          </table:table-cell>
          <table:table-cell table:formula="of:=[.B246]*[.T$1] + IF([.B246]=0;0;[.T$2])" office:value-type="float" office:value="5.29879962" calcext:value-type="float">
            <text:p>5,29879962</text:p>
          </table:table-cell>
          <table:table-cell table:formula="of:=[.C246]*[.U$1] + IF([.C246]=0;0;[.U$2])" office:value-type="float" office:value="0.1603695" calcext:value-type="float">
            <text:p>0,1603695</text:p>
          </table:table-cell>
          <table:table-cell table:formula="of:=[.D246]*[.V$1] + IF([.D246]=0;0;[.V$2])" office:value-type="float" office:value="6.4753" calcext:value-type="float">
            <text:p>6,4753</text:p>
          </table:table-cell>
          <table:table-cell table:formula="of:=[.E246]*[.W$1] + IF([.E246]=0;0;[.W$2])" office:value-type="float" office:value="0" calcext:value-type="float">
            <text:p>0</text:p>
          </table:table-cell>
          <table:table-cell table:formula="of:=[.F246]*[.X$1] + IF([.F246]=0;0;[.X$2])" office:value-type="float" office:value="10.88007168" calcext:value-type="float">
            <text:p>10,88007168</text:p>
          </table:table-cell>
          <table:table-cell table:formula="of:=[.G246]*[.Y$1] + IF([.G246]=0;0;[.Y$2])" office:value-type="float" office:value="0" calcext:value-type="float">
            <text:p>0</text:p>
          </table:table-cell>
          <table:table-cell table:formula="of:=[.H246]*[.Z$1] + IF([.H246]=0;0;[.Z$2])" office:value-type="float" office:value="0" calcext:value-type="float">
            <text:p>0</text:p>
          </table:table-cell>
          <table:table-cell table:formula="of:=[.I246]*[.AA$1] + IF([.I246]=0;0;[.AA$2])" office:value-type="float" office:value="0" calcext:value-type="float">
            <text:p>0</text:p>
          </table:table-cell>
          <table:table-cell table:formula="of:=[.J246]*[.AB$1] + IF([.J246]=0;0;[.AB$2])" office:value-type="float" office:value="0" calcext:value-type="float">
            <text:p>0</text:p>
          </table:table-cell>
          <table:table-cell table:formula="of:=[.K246]*[.AC$1] + IF([.K246]=0;0;[.AC$2])" office:value-type="float" office:value="0" calcext:value-type="float">
            <text:p>0</text:p>
          </table:table-cell>
          <table:table-cell table:formula="of:=[.L246]*[.AD$1] + IF([.L246]=0;0;[.AD$2])" office:value-type="float" office:value="0" calcext:value-type="float">
            <text:p>0</text:p>
          </table:table-cell>
          <table:table-cell table:formula="of:=[.M246]*[.AE$1] + IF([.M246]=0;0;[.AE$2])" office:value-type="float" office:value="0" calcext:value-type="float">
            <text:p>0</text:p>
          </table:table-cell>
          <table:table-cell/>
          <table:table-cell table:formula="of:=SUM([.S246:.AE246])" office:value-type="float" office:value="25.38248284" calcext:value-type="float">
            <text:p>25,3824828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5926" calcext:value-type="float">
            <text:p>2,59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084" calcext:value-type="float">
            <text:p>1,2084</text:p>
          </table:table-cell>
          <table:table-cell table:formula="of:=[.O247]*[.O247]" office:value-type="float" office:value="1.46023056" calcext:value-type="float">
            <text:p>1,46023056</text:p>
          </table:table-cell>
          <table:table-cell table:number-columns-repeated="2"/>
          <table:table-cell table:formula="of:=[.A247]*[.S$1] + IF([.A247]=0;0;[.S$2])" office:value-type="float" office:value="2.16251592" calcext:value-type="float">
            <text:p>2,16251592</text:p>
          </table:table-cell>
          <table:table-cell table:formula="of:=[.B247]*[.T$1] + IF([.B247]=0;0;[.T$2])" office:value-type="float" office:value="0" calcext:value-type="float">
            <text:p>0</text:p>
          </table:table-cell>
          <table:table-cell table:formula="of:=[.C247]*[.U$1] + IF([.C247]=0;0;[.U$2])" office:value-type="float" office:value="0.08581506" calcext:value-type="float">
            <text:p>0,08581506</text:p>
          </table:table-cell>
          <table:table-cell table:formula="of:=[.D247]*[.V$1] + IF([.D247]=0;0;[.V$2])" office:value-type="float" office:value="0" calcext:value-type="float">
            <text:p>0</text:p>
          </table:table-cell>
          <table:table-cell table:formula="of:=[.E247]*[.W$1] + IF([.E247]=0;0;[.W$2])" office:value-type="float" office:value="0" calcext:value-type="float">
            <text:p>0</text:p>
          </table:table-cell>
          <table:table-cell table:formula="of:=[.F247]*[.X$1] + IF([.F247]=0;0;[.X$2])" office:value-type="float" office:value="0" calcext:value-type="float">
            <text:p>0</text:p>
          </table:table-cell>
          <table:table-cell table:formula="of:=[.G247]*[.Y$1] + IF([.G247]=0;0;[.Y$2])" office:value-type="float" office:value="0" calcext:value-type="float">
            <text:p>0</text:p>
          </table:table-cell>
          <table:table-cell table:formula="of:=[.H247]*[.Z$1] + IF([.H247]=0;0;[.Z$2])" office:value-type="float" office:value="0" calcext:value-type="float">
            <text:p>0</text:p>
          </table:table-cell>
          <table:table-cell table:formula="of:=[.I247]*[.AA$1] + IF([.I247]=0;0;[.AA$2])" office:value-type="float" office:value="0" calcext:value-type="float">
            <text:p>0</text:p>
          </table:table-cell>
          <table:table-cell table:formula="of:=[.J247]*[.AB$1] + IF([.J247]=0;0;[.AB$2])" office:value-type="float" office:value="0" calcext:value-type="float">
            <text:p>0</text:p>
          </table:table-cell>
          <table:table-cell table:formula="of:=[.K247]*[.AC$1] + IF([.K247]=0;0;[.AC$2])" office:value-type="float" office:value="0" calcext:value-type="float">
            <text:p>0</text:p>
          </table:table-cell>
          <table:table-cell table:formula="of:=[.L247]*[.AD$1] + IF([.L247]=0;0;[.AD$2])" office:value-type="float" office:value="0" calcext:value-type="float">
            <text:p>0</text:p>
          </table:table-cell>
          <table:table-cell table:formula="of:=[.M247]*[.AE$1] + IF([.M247]=0;0;[.AE$2])" office:value-type="float" office:value="0" calcext:value-type="float">
            <text:p>0</text:p>
          </table:table-cell>
          <table:table-cell/>
          <table:table-cell table:formula="of:=SUM([.S247:.AE247])" office:value-type="float" office:value="2.24833098" calcext:value-type="float">
            <text:p>2,2483309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505" calcext:value-type="float">
            <text:p>2,85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573" calcext:value-type="float">
            <text:p>0,5573</text:p>
          </table:table-cell>
          <table:table-cell office:value-type="float" office:value="0.7563" calcext:value-type="float">
            <text:p>0,7563</text:p>
          </table:table-cell>
          <table:table-cell table:formula="of:=[.O248]*[.O248]" office:value-type="float" office:value="0.57198969" calcext:value-type="float">
            <text:p>0,57198969</text:p>
          </table:table-cell>
          <table:table-cell table:number-columns-repeated="2"/>
          <table:table-cell table:formula="of:=[.A248]*[.S$1] + IF([.A248]=0;0;[.S$2])" office:value-type="float" office:value="2.29765796" calcext:value-type="float">
            <text:p>2,29765796</text:p>
          </table:table-cell>
          <table:table-cell table:formula="of:=[.B248]*[.T$1] + IF([.B248]=0;0;[.T$2])" office:value-type="float" office:value="0" calcext:value-type="float">
            <text:p>0</text:p>
          </table:table-cell>
          <table:table-cell table:formula="of:=[.C248]*[.U$1] + IF([.C248]=0;0;[.U$2])" office:value-type="float" office:value="0.09435155" calcext:value-type="float">
            <text:p>0,09435155</text:p>
          </table:table-cell>
          <table:table-cell table:formula="of:=[.D248]*[.V$1] + IF([.D248]=0;0;[.V$2])" office:value-type="float" office:value="0" calcext:value-type="float">
            <text:p>0</text:p>
          </table:table-cell>
          <table:table-cell table:formula="of:=[.E248]*[.W$1] + IF([.E248]=0;0;[.W$2])" office:value-type="float" office:value="0" calcext:value-type="float">
            <text:p>0</text:p>
          </table:table-cell>
          <table:table-cell table:formula="of:=[.F248]*[.X$1] + IF([.F248]=0;0;[.X$2])" office:value-type="float" office:value="0" calcext:value-type="float">
            <text:p>0</text:p>
          </table:table-cell>
          <table:table-cell table:formula="of:=[.G248]*[.Y$1] + IF([.G248]=0;0;[.Y$2])" office:value-type="float" office:value="0" calcext:value-type="float">
            <text:p>0</text:p>
          </table:table-cell>
          <table:table-cell table:formula="of:=[.H248]*[.Z$1] + IF([.H248]=0;0;[.Z$2])" office:value-type="float" office:value="0" calcext:value-type="float">
            <text:p>0</text:p>
          </table:table-cell>
          <table:table-cell table:formula="of:=[.I248]*[.AA$1] + IF([.I248]=0;0;[.AA$2])" office:value-type="float" office:value="0" calcext:value-type="float">
            <text:p>0</text:p>
          </table:table-cell>
          <table:table-cell table:formula="of:=[.J248]*[.AB$1] + IF([.J248]=0;0;[.AB$2])" office:value-type="float" office:value="0" calcext:value-type="float">
            <text:p>0</text:p>
          </table:table-cell>
          <table:table-cell table:formula="of:=[.K248]*[.AC$1] + IF([.K248]=0;0;[.AC$2])" office:value-type="float" office:value="0" calcext:value-type="float">
            <text:p>0</text:p>
          </table:table-cell>
          <table:table-cell table:formula="of:=[.L248]*[.AD$1] + IF([.L248]=0;0;[.AD$2])" office:value-type="float" office:value="0" calcext:value-type="float">
            <text:p>0</text:p>
          </table:table-cell>
          <table:table-cell table:formula="of:=[.M248]*[.AE$1] + IF([.M248]=0;0;[.AE$2])" office:value-type="float" office:value="0" calcext:value-type="float">
            <text:p>0</text:p>
          </table:table-cell>
          <table:table-cell/>
          <table:table-cell table:formula="of:=SUM([.S248:.AE248])" office:value-type="float" office:value="2.39200951" calcext:value-type="float">
            <text:p>2,3920095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5624" calcext:value-type="float">
            <text:p>3,56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63" calcext:value-type="float">
            <text:p>0,8163</text:p>
          </table:table-cell>
          <table:table-cell office:value-type="float" office:value="0.9977" calcext:value-type="float">
            <text:p>0,9977</text:p>
          </table:table-cell>
          <table:table-cell table:formula="of:=[.O249]*[.O249]" office:value-type="float" office:value="0.99540529" calcext:value-type="float">
            <text:p>0,99540529</text:p>
          </table:table-cell>
          <table:table-cell table:number-columns-repeated="2"/>
          <table:table-cell table:formula="of:=[.A249]*[.S$1] + IF([.A249]=0;0;[.S$2])" office:value-type="float" office:value="2.16251592" calcext:value-type="float">
            <text:p>2,16251592</text:p>
          </table:table-cell>
          <table:table-cell table:formula="of:=[.B249]*[.T$1] + IF([.B249]=0;0;[.T$2])" office:value-type="float" office:value="0" calcext:value-type="float">
            <text:p>0</text:p>
          </table:table-cell>
          <table:table-cell table:formula="of:=[.C249]*[.U$1] + IF([.C249]=0;0;[.U$2])" office:value-type="float" office:value="0.11791544" calcext:value-type="float">
            <text:p>0,11791544</text:p>
          </table:table-cell>
          <table:table-cell table:formula="of:=[.D249]*[.V$1] + IF([.D249]=0;0;[.V$2])" office:value-type="float" office:value="0" calcext:value-type="float">
            <text:p>0</text:p>
          </table:table-cell>
          <table:table-cell table:formula="of:=[.E249]*[.W$1] + IF([.E249]=0;0;[.W$2])" office:value-type="float" office:value="0" calcext:value-type="float">
            <text:p>0</text:p>
          </table:table-cell>
          <table:table-cell table:formula="of:=[.F249]*[.X$1] + IF([.F249]=0;0;[.X$2])" office:value-type="float" office:value="0" calcext:value-type="float">
            <text:p>0</text:p>
          </table:table-cell>
          <table:table-cell table:formula="of:=[.G249]*[.Y$1] + IF([.G249]=0;0;[.Y$2])" office:value-type="float" office:value="0" calcext:value-type="float">
            <text:p>0</text:p>
          </table:table-cell>
          <table:table-cell table:formula="of:=[.H249]*[.Z$1] + IF([.H249]=0;0;[.Z$2])" office:value-type="float" office:value="0" calcext:value-type="float">
            <text:p>0</text:p>
          </table:table-cell>
          <table:table-cell table:formula="of:=[.I249]*[.AA$1] + IF([.I249]=0;0;[.AA$2])" office:value-type="float" office:value="0" calcext:value-type="float">
            <text:p>0</text:p>
          </table:table-cell>
          <table:table-cell table:formula="of:=[.J249]*[.AB$1] + IF([.J249]=0;0;[.AB$2])" office:value-type="float" office:value="0" calcext:value-type="float">
            <text:p>0</text:p>
          </table:table-cell>
          <table:table-cell table:formula="of:=[.K249]*[.AC$1] + IF([.K249]=0;0;[.AC$2])" office:value-type="float" office:value="0" calcext:value-type="float">
            <text:p>0</text:p>
          </table:table-cell>
          <table:table-cell table:formula="of:=[.L249]*[.AD$1] + IF([.L249]=0;0;[.AD$2])" office:value-type="float" office:value="0" calcext:value-type="float">
            <text:p>0</text:p>
          </table:table-cell>
          <table:table-cell table:formula="of:=[.M249]*[.AE$1] + IF([.M249]=0;0;[.AE$2])" office:value-type="float" office:value="0" calcext:value-type="float">
            <text:p>0</text:p>
          </table:table-cell>
          <table:table-cell/>
          <table:table-cell table:formula="of:=SUM([.S249:.AE249])" office:value-type="float" office:value="2.28043136" calcext:value-type="float">
            <text:p>2,2804313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0617" calcext:value-type="float">
            <text:p>2,06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46" calcext:value-type="float">
            <text:p>0,9746</text:p>
          </table:table-cell>
          <table:table-cell office:value-type="float" office:value="1.7404" calcext:value-type="float">
            <text:p>1,7404</text:p>
          </table:table-cell>
          <table:table-cell table:formula="of:=[.O250]*[.O250]" office:value-type="float" office:value="3.02899216" calcext:value-type="float">
            <text:p>3,02899216</text:p>
          </table:table-cell>
          <table:table-cell table:number-columns-repeated="2"/>
          <table:table-cell table:formula="of:=[.A250]*[.S$1] + IF([.A250]=0;0;[.S$2])" office:value-type="float" office:value="2.56794204" calcext:value-type="float">
            <text:p>2,56794204</text:p>
          </table:table-cell>
          <table:table-cell table:formula="of:=[.B250]*[.T$1] + IF([.B250]=0;0;[.T$2])" office:value-type="float" office:value="0" calcext:value-type="float">
            <text:p>0</text:p>
          </table:table-cell>
          <table:table-cell table:formula="of:=[.C250]*[.U$1] + IF([.C250]=0;0;[.U$2])" office:value-type="float" office:value="0.06824227" calcext:value-type="float">
            <text:p>0,06824227</text:p>
          </table:table-cell>
          <table:table-cell table:formula="of:=[.D250]*[.V$1] + IF([.D250]=0;0;[.V$2])" office:value-type="float" office:value="0" calcext:value-type="float">
            <text:p>0</text:p>
          </table:table-cell>
          <table:table-cell table:formula="of:=[.E250]*[.W$1] + IF([.E250]=0;0;[.W$2])" office:value-type="float" office:value="0" calcext:value-type="float">
            <text:p>0</text:p>
          </table:table-cell>
          <table:table-cell table:formula="of:=[.F250]*[.X$1] + IF([.F250]=0;0;[.X$2])" office:value-type="float" office:value="0" calcext:value-type="float">
            <text:p>0</text:p>
          </table:table-cell>
          <table:table-cell table:formula="of:=[.G250]*[.Y$1] + IF([.G250]=0;0;[.Y$2])" office:value-type="float" office:value="0" calcext:value-type="float">
            <text:p>0</text:p>
          </table:table-cell>
          <table:table-cell table:formula="of:=[.H250]*[.Z$1] + IF([.H250]=0;0;[.Z$2])" office:value-type="float" office:value="0" calcext:value-type="float">
            <text:p>0</text:p>
          </table:table-cell>
          <table:table-cell table:formula="of:=[.I250]*[.AA$1] + IF([.I250]=0;0;[.AA$2])" office:value-type="float" office:value="0" calcext:value-type="float">
            <text:p>0</text:p>
          </table:table-cell>
          <table:table-cell table:formula="of:=[.J250]*[.AB$1] + IF([.J250]=0;0;[.AB$2])" office:value-type="float" office:value="0" calcext:value-type="float">
            <text:p>0</text:p>
          </table:table-cell>
          <table:table-cell table:formula="of:=[.K250]*[.AC$1] + IF([.K250]=0;0;[.AC$2])" office:value-type="float" office:value="0" calcext:value-type="float">
            <text:p>0</text:p>
          </table:table-cell>
          <table:table-cell table:formula="of:=[.L250]*[.AD$1] + IF([.L250]=0;0;[.AD$2])" office:value-type="float" office:value="0" calcext:value-type="float">
            <text:p>0</text:p>
          </table:table-cell>
          <table:table-cell table:formula="of:=[.M250]*[.AE$1] + IF([.M250]=0;0;[.AE$2])" office:value-type="float" office:value="0" calcext:value-type="float">
            <text:p>0</text:p>
          </table:table-cell>
          <table:table-cell/>
          <table:table-cell table:formula="of:=SUM([.S250:.AE250])" office:value-type="float" office:value="2.63618431" calcext:value-type="float">
            <text:p>2,63618431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5418" calcext:value-type="float">
            <text:p>4,54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133" calcext:value-type="float">
            <text:p>0,5133</text:p>
          </table:table-cell>
          <table:table-cell office:value-type="float" office:value="0.5703" calcext:value-type="float">
            <text:p>0,5703</text:p>
          </table:table-cell>
          <table:table-cell table:formula="of:=[.O251]*[.O251]" office:value-type="float" office:value="0.32524209" calcext:value-type="float">
            <text:p>0,32524209</text:p>
          </table:table-cell>
          <table:table-cell table:number-columns-repeated="2"/>
          <table:table-cell table:formula="of:=[.A251]*[.S$1] + IF([.A251]=0;0;[.S$2])" office:value-type="float" office:value="2.16251592" calcext:value-type="float">
            <text:p>2,16251592</text:p>
          </table:table-cell>
          <table:table-cell table:formula="of:=[.B251]*[.T$1] + IF([.B251]=0;0;[.T$2])" office:value-type="float" office:value="0" calcext:value-type="float">
            <text:p>0</text:p>
          </table:table-cell>
          <table:table-cell table:formula="of:=[.C251]*[.U$1] + IF([.C251]=0;0;[.U$2])" office:value-type="float" office:value="0.15033358" calcext:value-type="float">
            <text:p>0,15033358</text:p>
          </table:table-cell>
          <table:table-cell table:formula="of:=[.D251]*[.V$1] + IF([.D251]=0;0;[.V$2])" office:value-type="float" office:value="0" calcext:value-type="float">
            <text:p>0</text:p>
          </table:table-cell>
          <table:table-cell table:formula="of:=[.E251]*[.W$1] + IF([.E251]=0;0;[.W$2])" office:value-type="float" office:value="0" calcext:value-type="float">
            <text:p>0</text:p>
          </table:table-cell>
          <table:table-cell table:formula="of:=[.F251]*[.X$1] + IF([.F251]=0;0;[.X$2])" office:value-type="float" office:value="0" calcext:value-type="float">
            <text:p>0</text:p>
          </table:table-cell>
          <table:table-cell table:formula="of:=[.G251]*[.Y$1] + IF([.G251]=0;0;[.Y$2])" office:value-type="float" office:value="0" calcext:value-type="float">
            <text:p>0</text:p>
          </table:table-cell>
          <table:table-cell table:formula="of:=[.H251]*[.Z$1] + IF([.H251]=0;0;[.Z$2])" office:value-type="float" office:value="0" calcext:value-type="float">
            <text:p>0</text:p>
          </table:table-cell>
          <table:table-cell table:formula="of:=[.I251]*[.AA$1] + IF([.I251]=0;0;[.AA$2])" office:value-type="float" office:value="0" calcext:value-type="float">
            <text:p>0</text:p>
          </table:table-cell>
          <table:table-cell table:formula="of:=[.J251]*[.AB$1] + IF([.J251]=0;0;[.AB$2])" office:value-type="float" office:value="0" calcext:value-type="float">
            <text:p>0</text:p>
          </table:table-cell>
          <table:table-cell table:formula="of:=[.K251]*[.AC$1] + IF([.K251]=0;0;[.AC$2])" office:value-type="float" office:value="0" calcext:value-type="float">
            <text:p>0</text:p>
          </table:table-cell>
          <table:table-cell table:formula="of:=[.L251]*[.AD$1] + IF([.L251]=0;0;[.AD$2])" office:value-type="float" office:value="0" calcext:value-type="float">
            <text:p>0</text:p>
          </table:table-cell>
          <table:table-cell table:formula="of:=[.M251]*[.AE$1] + IF([.M251]=0;0;[.AE$2])" office:value-type="float" office:value="0" calcext:value-type="float">
            <text:p>0</text:p>
          </table:table-cell>
          <table:table-cell/>
          <table:table-cell table:formula="of:=SUM([.S251:.AE251])" office:value-type="float" office:value="2.3128495" calcext:value-type="float">
            <text:p>2,312849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469" calcext:value-type="float">
            <text:p>4,24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644" calcext:value-type="float">
            <text:p>1,4644</text:p>
          </table:table-cell>
          <table:table-cell office:value-type="float" office:value="2.7457" calcext:value-type="float">
            <text:p>2,7457</text:p>
          </table:table-cell>
          <table:table-cell table:formula="of:=[.O252]*[.O252]" office:value-type="float" office:value="7.53886849" calcext:value-type="float">
            <text:p>7,53886849</text:p>
          </table:table-cell>
          <table:table-cell table:number-columns-repeated="2"/>
          <table:table-cell table:formula="of:=[.A252]*[.S$1] + IF([.A252]=0;0;[.S$2])" office:value-type="float" office:value="2.16251592" calcext:value-type="float">
            <text:p>2,16251592</text:p>
          </table:table-cell>
          <table:table-cell table:formula="of:=[.B252]*[.T$1] + IF([.B252]=0;0;[.T$2])" office:value-type="float" office:value="0" calcext:value-type="float">
            <text:p>0</text:p>
          </table:table-cell>
          <table:table-cell table:formula="of:=[.C252]*[.U$1] + IF([.C252]=0;0;[.U$2])" office:value-type="float" office:value="0.14057239" calcext:value-type="float">
            <text:p>0,14057239</text:p>
          </table:table-cell>
          <table:table-cell table:formula="of:=[.D252]*[.V$1] + IF([.D252]=0;0;[.V$2])" office:value-type="float" office:value="0" calcext:value-type="float">
            <text:p>0</text:p>
          </table:table-cell>
          <table:table-cell table:formula="of:=[.E252]*[.W$1] + IF([.E252]=0;0;[.W$2])" office:value-type="float" office:value="0" calcext:value-type="float">
            <text:p>0</text:p>
          </table:table-cell>
          <table:table-cell table:formula="of:=[.F252]*[.X$1] + IF([.F252]=0;0;[.X$2])" office:value-type="float" office:value="0" calcext:value-type="float">
            <text:p>0</text:p>
          </table:table-cell>
          <table:table-cell table:formula="of:=[.G252]*[.Y$1] + IF([.G252]=0;0;[.Y$2])" office:value-type="float" office:value="0" calcext:value-type="float">
            <text:p>0</text:p>
          </table:table-cell>
          <table:table-cell table:formula="of:=[.H252]*[.Z$1] + IF([.H252]=0;0;[.Z$2])" office:value-type="float" office:value="0" calcext:value-type="float">
            <text:p>0</text:p>
          </table:table-cell>
          <table:table-cell table:formula="of:=[.I252]*[.AA$1] + IF([.I252]=0;0;[.AA$2])" office:value-type="float" office:value="0" calcext:value-type="float">
            <text:p>0</text:p>
          </table:table-cell>
          <table:table-cell table:formula="of:=[.J252]*[.AB$1] + IF([.J252]=0;0;[.AB$2])" office:value-type="float" office:value="0" calcext:value-type="float">
            <text:p>0</text:p>
          </table:table-cell>
          <table:table-cell table:formula="of:=[.K252]*[.AC$1] + IF([.K252]=0;0;[.AC$2])" office:value-type="float" office:value="0" calcext:value-type="float">
            <text:p>0</text:p>
          </table:table-cell>
          <table:table-cell table:formula="of:=[.L252]*[.AD$1] + IF([.L252]=0;0;[.AD$2])" office:value-type="float" office:value="0" calcext:value-type="float">
            <text:p>0</text:p>
          </table:table-cell>
          <table:table-cell table:formula="of:=[.M252]*[.AE$1] + IF([.M252]=0;0;[.AE$2])" office:value-type="float" office:value="0" calcext:value-type="float">
            <text:p>0</text:p>
          </table:table-cell>
          <table:table-cell/>
          <table:table-cell table:formula="of:=SUM([.S252:.AE252])" office:value-type="float" office:value="2.30308831" calcext:value-type="float">
            <text:p>2,3030883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6845" calcext:value-type="float">
            <text:p>2,6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12" calcext:value-type="float">
            <text:p>0,9012</text:p>
          </table:table-cell>
          <table:table-cell office:value-type="float" office:value="1.3865" calcext:value-type="float">
            <text:p>1,3865</text:p>
          </table:table-cell>
          <table:table-cell table:formula="of:=[.O253]*[.O253]" office:value-type="float" office:value="1.92238225" calcext:value-type="float">
            <text:p>1,92238225</text:p>
          </table:table-cell>
          <table:table-cell table:number-columns-repeated="2"/>
          <table:table-cell table:formula="of:=[.A253]*[.S$1] + IF([.A253]=0;0;[.S$2])" office:value-type="float" office:value="2.56794204" calcext:value-type="float">
            <text:p>2,56794204</text:p>
          </table:table-cell>
          <table:table-cell table:formula="of:=[.B253]*[.T$1] + IF([.B253]=0;0;[.T$2])" office:value-type="float" office:value="0" calcext:value-type="float">
            <text:p>0</text:p>
          </table:table-cell>
          <table:table-cell table:formula="of:=[.C253]*[.U$1] + IF([.C253]=0;0;[.U$2])" office:value-type="float" office:value="0.08885695" calcext:value-type="float">
            <text:p>0,08885695</text:p>
          </table:table-cell>
          <table:table-cell table:formula="of:=[.D253]*[.V$1] + IF([.D253]=0;0;[.V$2])" office:value-type="float" office:value="0" calcext:value-type="float">
            <text:p>0</text:p>
          </table:table-cell>
          <table:table-cell table:formula="of:=[.E253]*[.W$1] + IF([.E253]=0;0;[.W$2])" office:value-type="float" office:value="0" calcext:value-type="float">
            <text:p>0</text:p>
          </table:table-cell>
          <table:table-cell table:formula="of:=[.F253]*[.X$1] + IF([.F253]=0;0;[.X$2])" office:value-type="float" office:value="0" calcext:value-type="float">
            <text:p>0</text:p>
          </table:table-cell>
          <table:table-cell table:formula="of:=[.G253]*[.Y$1] + IF([.G253]=0;0;[.Y$2])" office:value-type="float" office:value="0" calcext:value-type="float">
            <text:p>0</text:p>
          </table:table-cell>
          <table:table-cell table:formula="of:=[.H253]*[.Z$1] + IF([.H253]=0;0;[.Z$2])" office:value-type="float" office:value="0" calcext:value-type="float">
            <text:p>0</text:p>
          </table:table-cell>
          <table:table-cell table:formula="of:=[.I253]*[.AA$1] + IF([.I253]=0;0;[.AA$2])" office:value-type="float" office:value="0" calcext:value-type="float">
            <text:p>0</text:p>
          </table:table-cell>
          <table:table-cell table:formula="of:=[.J253]*[.AB$1] + IF([.J253]=0;0;[.AB$2])" office:value-type="float" office:value="0" calcext:value-type="float">
            <text:p>0</text:p>
          </table:table-cell>
          <table:table-cell table:formula="of:=[.K253]*[.AC$1] + IF([.K253]=0;0;[.AC$2])" office:value-type="float" office:value="0" calcext:value-type="float">
            <text:p>0</text:p>
          </table:table-cell>
          <table:table-cell table:formula="of:=[.L253]*[.AD$1] + IF([.L253]=0;0;[.AD$2])" office:value-type="float" office:value="0" calcext:value-type="float">
            <text:p>0</text:p>
          </table:table-cell>
          <table:table-cell table:formula="of:=[.M253]*[.AE$1] + IF([.M253]=0;0;[.AE$2])" office:value-type="float" office:value="0" calcext:value-type="float">
            <text:p>0</text:p>
          </table:table-cell>
          <table:table-cell/>
          <table:table-cell table:formula="of:=SUM([.S253:.AE253])" office:value-type="float" office:value="2.65679899" calcext:value-type="float">
            <text:p>2,6567989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2003" calcext:value-type="float">
            <text:p>5,200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416" calcext:value-type="float">
            <text:p>1,1416</text:p>
          </table:table-cell>
          <table:table-cell office:value-type="float" office:value="2.2832" calcext:value-type="float">
            <text:p>2,2832</text:p>
          </table:table-cell>
          <table:table-cell table:formula="of:=[.O254]*[.O254]" office:value-type="float" office:value="5.21300224" calcext:value-type="float">
            <text:p>5,21300224</text:p>
          </table:table-cell>
          <table:table-cell table:number-columns-repeated="2"/>
          <table:table-cell table:formula="of:=[.A254]*[.S$1] + IF([.A254]=0;0;[.S$2])" office:value-type="float" office:value="2.29765796" calcext:value-type="float">
            <text:p>2,29765796</text:p>
          </table:table-cell>
          <table:table-cell table:formula="of:=[.B254]*[.T$1] + IF([.B254]=0;0;[.T$2])" office:value-type="float" office:value="0" calcext:value-type="float">
            <text:p>0</text:p>
          </table:table-cell>
          <table:table-cell table:formula="of:=[.C254]*[.U$1] + IF([.C254]=0;0;[.U$2])" office:value-type="float" office:value="0.17212993" calcext:value-type="float">
            <text:p>0,17212993</text:p>
          </table:table-cell>
          <table:table-cell table:formula="of:=[.D254]*[.V$1] + IF([.D254]=0;0;[.V$2])" office:value-type="float" office:value="6.4749" calcext:value-type="float">
            <text:p>6,4749</text:p>
          </table:table-cell>
          <table:table-cell table:formula="of:=[.E254]*[.W$1] + IF([.E254]=0;0;[.W$2])" office:value-type="float" office:value="0" calcext:value-type="float">
            <text:p>0</text:p>
          </table:table-cell>
          <table:table-cell table:formula="of:=[.F254]*[.X$1] + IF([.F254]=0;0;[.X$2])" office:value-type="float" office:value="0" calcext:value-type="float">
            <text:p>0</text:p>
          </table:table-cell>
          <table:table-cell table:formula="of:=[.G254]*[.Y$1] + IF([.G254]=0;0;[.Y$2])" office:value-type="float" office:value="0" calcext:value-type="float">
            <text:p>0</text:p>
          </table:table-cell>
          <table:table-cell table:formula="of:=[.H254]*[.Z$1] + IF([.H254]=0;0;[.Z$2])" office:value-type="float" office:value="0" calcext:value-type="float">
            <text:p>0</text:p>
          </table:table-cell>
          <table:table-cell table:formula="of:=[.I254]*[.AA$1] + IF([.I254]=0;0;[.AA$2])" office:value-type="float" office:value="0" calcext:value-type="float">
            <text:p>0</text:p>
          </table:table-cell>
          <table:table-cell table:formula="of:=[.J254]*[.AB$1] + IF([.J254]=0;0;[.AB$2])" office:value-type="float" office:value="0" calcext:value-type="float">
            <text:p>0</text:p>
          </table:table-cell>
          <table:table-cell table:formula="of:=[.K254]*[.AC$1] + IF([.K254]=0;0;[.AC$2])" office:value-type="float" office:value="0" calcext:value-type="float">
            <text:p>0</text:p>
          </table:table-cell>
          <table:table-cell table:formula="of:=[.L254]*[.AD$1] + IF([.L254]=0;0;[.AD$2])" office:value-type="float" office:value="0" calcext:value-type="float">
            <text:p>0</text:p>
          </table:table-cell>
          <table:table-cell table:formula="of:=[.M254]*[.AE$1] + IF([.M254]=0;0;[.AE$2])" office:value-type="float" office:value="0" calcext:value-type="float">
            <text:p>0</text:p>
          </table:table-cell>
          <table:table-cell/>
          <table:table-cell table:formula="of:=SUM([.S254:.AE254])" office:value-type="float" office:value="8.94468789" calcext:value-type="float">
            <text:p>8,94468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617" calcext:value-type="float">
            <text:p>5,06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97" calcext:value-type="float">
            <text:p>0,8097</text:p>
          </table:table-cell>
          <table:table-cell office:value-type="float" office:value="1.6868" calcext:value-type="float">
            <text:p>1,6868</text:p>
          </table:table-cell>
          <table:table-cell table:formula="of:=[.O255]*[.O255]" office:value-type="float" office:value="2.84529424" calcext:value-type="float">
            <text:p>2,84529424</text:p>
          </table:table-cell>
          <table:table-cell table:number-columns-repeated="2"/>
          <table:table-cell table:formula="of:=[.A255]*[.S$1] + IF([.A255]=0;0;[.S$2])" office:value-type="float" office:value="2.4328" calcext:value-type="float">
            <text:p>2,4328</text:p>
          </table:table-cell>
          <table:table-cell table:formula="of:=[.B255]*[.T$1] + IF([.B255]=0;0;[.T$2])" office:value-type="float" office:value="0" calcext:value-type="float">
            <text:p>0</text:p>
          </table:table-cell>
          <table:table-cell table:formula="of:=[.C255]*[.U$1] + IF([.C255]=0;0;[.U$2])" office:value-type="float" office:value="0.16754227" calcext:value-type="float">
            <text:p>0,16754227</text:p>
          </table:table-cell>
          <table:table-cell table:formula="of:=[.D255]*[.V$1] + IF([.D255]=0;0;[.V$2])" office:value-type="float" office:value="0" calcext:value-type="float">
            <text:p>0</text:p>
          </table:table-cell>
          <table:table-cell table:formula="of:=[.E255]*[.W$1] + IF([.E255]=0;0;[.W$2])" office:value-type="float" office:value="0" calcext:value-type="float">
            <text:p>0</text:p>
          </table:table-cell>
          <table:table-cell table:formula="of:=[.F255]*[.X$1] + IF([.F255]=0;0;[.X$2])" office:value-type="float" office:value="0" calcext:value-type="float">
            <text:p>0</text:p>
          </table:table-cell>
          <table:table-cell table:formula="of:=[.G255]*[.Y$1] + IF([.G255]=0;0;[.Y$2])" office:value-type="float" office:value="0" calcext:value-type="float">
            <text:p>0</text:p>
          </table:table-cell>
          <table:table-cell table:formula="of:=[.H255]*[.Z$1] + IF([.H255]=0;0;[.Z$2])" office:value-type="float" office:value="0" calcext:value-type="float">
            <text:p>0</text:p>
          </table:table-cell>
          <table:table-cell table:formula="of:=[.I255]*[.AA$1] + IF([.I255]=0;0;[.AA$2])" office:value-type="float" office:value="0" calcext:value-type="float">
            <text:p>0</text:p>
          </table:table-cell>
          <table:table-cell table:formula="of:=[.J255]*[.AB$1] + IF([.J255]=0;0;[.AB$2])" office:value-type="float" office:value="0" calcext:value-type="float">
            <text:p>0</text:p>
          </table:table-cell>
          <table:table-cell table:formula="of:=[.K255]*[.AC$1] + IF([.K255]=0;0;[.AC$2])" office:value-type="float" office:value="0" calcext:value-type="float">
            <text:p>0</text:p>
          </table:table-cell>
          <table:table-cell table:formula="of:=[.L255]*[.AD$1] + IF([.L255]=0;0;[.AD$2])" office:value-type="float" office:value="0" calcext:value-type="float">
            <text:p>0</text:p>
          </table:table-cell>
          <table:table-cell table:formula="of:=[.M255]*[.AE$1] + IF([.M255]=0;0;[.AE$2])" office:value-type="float" office:value="0" calcext:value-type="float">
            <text:p>0</text:p>
          </table:table-cell>
          <table:table-cell/>
          <table:table-cell table:formula="of:=SUM([.S255:.AE255])" office:value-type="float" office:value="2.60034227" calcext:value-type="float">
            <text:p>2,60034227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4.1989" calcext:value-type="float">
            <text:p>4,19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09" calcext:value-type="float">
            <text:p>0,8109</text:p>
          </table:table-cell>
          <table:table-cell office:value-type="float" office:value="1.3099" calcext:value-type="float">
            <text:p>1,3099</text:p>
          </table:table-cell>
          <table:table-cell table:formula="of:=[.O256]*[.O256]" office:value-type="float" office:value="1.71583801" calcext:value-type="float">
            <text:p>1,71583801</text:p>
          </table:table-cell>
          <table:table-cell table:number-columns-repeated="2"/>
          <table:table-cell table:formula="of:=[.A256]*[.S$1] + IF([.A256]=0;0;[.S$2])" office:value-type="float" office:value="2.02731306" calcext:value-type="float">
            <text:p>2,02731306</text:p>
          </table:table-cell>
          <table:table-cell table:formula="of:=[.B256]*[.T$1] + IF([.B256]=0;0;[.T$2])" office:value-type="float" office:value="0" calcext:value-type="float">
            <text:p>0</text:p>
          </table:table-cell>
          <table:table-cell table:formula="of:=[.C256]*[.U$1] + IF([.C256]=0;0;[.U$2])" office:value-type="float" office:value="0.13898359" calcext:value-type="float">
            <text:p>0,13898359</text:p>
          </table:table-cell>
          <table:table-cell table:formula="of:=[.D256]*[.V$1] + IF([.D256]=0;0;[.V$2])" office:value-type="float" office:value="0" calcext:value-type="float">
            <text:p>0</text:p>
          </table:table-cell>
          <table:table-cell table:formula="of:=[.E256]*[.W$1] + IF([.E256]=0;0;[.W$2])" office:value-type="float" office:value="0" calcext:value-type="float">
            <text:p>0</text:p>
          </table:table-cell>
          <table:table-cell table:formula="of:=[.F256]*[.X$1] + IF([.F256]=0;0;[.X$2])" office:value-type="float" office:value="0" calcext:value-type="float">
            <text:p>0</text:p>
          </table:table-cell>
          <table:table-cell table:formula="of:=[.G256]*[.Y$1] + IF([.G256]=0;0;[.Y$2])" office:value-type="float" office:value="0" calcext:value-type="float">
            <text:p>0</text:p>
          </table:table-cell>
          <table:table-cell table:formula="of:=[.H256]*[.Z$1] + IF([.H256]=0;0;[.Z$2])" office:value-type="float" office:value="0" calcext:value-type="float">
            <text:p>0</text:p>
          </table:table-cell>
          <table:table-cell table:formula="of:=[.I256]*[.AA$1] + IF([.I256]=0;0;[.AA$2])" office:value-type="float" office:value="0" calcext:value-type="float">
            <text:p>0</text:p>
          </table:table-cell>
          <table:table-cell table:formula="of:=[.J256]*[.AB$1] + IF([.J256]=0;0;[.AB$2])" office:value-type="float" office:value="0" calcext:value-type="float">
            <text:p>0</text:p>
          </table:table-cell>
          <table:table-cell table:formula="of:=[.K256]*[.AC$1] + IF([.K256]=0;0;[.AC$2])" office:value-type="float" office:value="0" calcext:value-type="float">
            <text:p>0</text:p>
          </table:table-cell>
          <table:table-cell table:formula="of:=[.L256]*[.AD$1] + IF([.L256]=0;0;[.AD$2])" office:value-type="float" office:value="0" calcext:value-type="float">
            <text:p>0</text:p>
          </table:table-cell>
          <table:table-cell table:formula="of:=[.M256]*[.AE$1] + IF([.M256]=0;0;[.AE$2])" office:value-type="float" office:value="0" calcext:value-type="float">
            <text:p>0</text:p>
          </table:table-cell>
          <table:table-cell/>
          <table:table-cell table:formula="of:=SUM([.S256:.AE256])" office:value-type="float" office:value="2.16629665" calcext:value-type="float">
            <text:p>2,16629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7394" calcext:value-type="float">
            <text:p>4,7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47" calcext:value-type="float">
            <text:p>1,1547</text:p>
          </table:table-cell>
          <table:table-cell office:value-type="float" office:value="1.9245" calcext:value-type="float">
            <text:p>1,9245</text:p>
          </table:table-cell>
          <table:table-cell table:formula="of:=[.O257]*[.O257]" office:value-type="float" office:value="3.70370025" calcext:value-type="float">
            <text:p>3,70370025</text:p>
          </table:table-cell>
          <table:table-cell table:number-columns-repeated="2"/>
          <table:table-cell table:formula="of:=[.A257]*[.S$1] + IF([.A257]=0;0;[.S$2])" office:value-type="float" office:value="2.4328" calcext:value-type="float">
            <text:p>2,4328</text:p>
          </table:table-cell>
          <table:table-cell table:formula="of:=[.B257]*[.T$1] + IF([.B257]=0;0;[.T$2])" office:value-type="float" office:value="0" calcext:value-type="float">
            <text:p>0</text:p>
          </table:table-cell>
          <table:table-cell table:formula="of:=[.C257]*[.U$1] + IF([.C257]=0;0;[.U$2])" office:value-type="float" office:value="0.15687414" calcext:value-type="float">
            <text:p>0,15687414</text:p>
          </table:table-cell>
          <table:table-cell table:formula="of:=[.D257]*[.V$1] + IF([.D257]=0;0;[.V$2])" office:value-type="float" office:value="0" calcext:value-type="float">
            <text:p>0</text:p>
          </table:table-cell>
          <table:table-cell table:formula="of:=[.E257]*[.W$1] + IF([.E257]=0;0;[.W$2])" office:value-type="float" office:value="0" calcext:value-type="float">
            <text:p>0</text:p>
          </table:table-cell>
          <table:table-cell table:formula="of:=[.F257]*[.X$1] + IF([.F257]=0;0;[.X$2])" office:value-type="float" office:value="0" calcext:value-type="float">
            <text:p>0</text:p>
          </table:table-cell>
          <table:table-cell table:formula="of:=[.G257]*[.Y$1] + IF([.G257]=0;0;[.Y$2])" office:value-type="float" office:value="0" calcext:value-type="float">
            <text:p>0</text:p>
          </table:table-cell>
          <table:table-cell table:formula="of:=[.H257]*[.Z$1] + IF([.H257]=0;0;[.Z$2])" office:value-type="float" office:value="0" calcext:value-type="float">
            <text:p>0</text:p>
          </table:table-cell>
          <table:table-cell table:formula="of:=[.I257]*[.AA$1] + IF([.I257]=0;0;[.AA$2])" office:value-type="float" office:value="0" calcext:value-type="float">
            <text:p>0</text:p>
          </table:table-cell>
          <table:table-cell table:formula="of:=[.J257]*[.AB$1] + IF([.J257]=0;0;[.AB$2])" office:value-type="float" office:value="0" calcext:value-type="float">
            <text:p>0</text:p>
          </table:table-cell>
          <table:table-cell table:formula="of:=[.K257]*[.AC$1] + IF([.K257]=0;0;[.AC$2])" office:value-type="float" office:value="0" calcext:value-type="float">
            <text:p>0</text:p>
          </table:table-cell>
          <table:table-cell table:formula="of:=[.L257]*[.AD$1] + IF([.L257]=0;0;[.AD$2])" office:value-type="float" office:value="0" calcext:value-type="float">
            <text:p>0</text:p>
          </table:table-cell>
          <table:table-cell table:formula="of:=[.M257]*[.AE$1] + IF([.M257]=0;0;[.AE$2])" office:value-type="float" office:value="0" calcext:value-type="float">
            <text:p>0</text:p>
          </table:table-cell>
          <table:table-cell/>
          <table:table-cell table:formula="of:=SUM([.S257:.AE257])" office:value-type="float" office:value="2.58967414" calcext:value-type="float">
            <text:p>2,5896741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1.9177" calcext:value-type="float">
            <text:p>1,9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922" calcext:value-type="float">
            <text:p>1,1922</text:p>
          </table:table-cell>
          <table:table-cell office:value-type="float" office:value="2.1857" calcext:value-type="float">
            <text:p>2,1857</text:p>
          </table:table-cell>
          <table:table-cell table:formula="of:=[.O258]*[.O258]" office:value-type="float" office:value="4.77728449" calcext:value-type="float">
            <text:p>4,77728449</text:p>
          </table:table-cell>
          <table:table-cell table:number-columns-repeated="2"/>
          <table:table-cell table:formula="of:=[.A258]*[.S$1] + IF([.A258]=0;0;[.S$2])" office:value-type="float" office:value="2.56794204" calcext:value-type="float">
            <text:p>2,56794204</text:p>
          </table:table-cell>
          <table:table-cell table:formula="of:=[.B258]*[.T$1] + IF([.B258]=0;0;[.T$2])" office:value-type="float" office:value="0" calcext:value-type="float">
            <text:p>0</text:p>
          </table:table-cell>
          <table:table-cell table:formula="of:=[.C258]*[.U$1] + IF([.C258]=0;0;[.U$2])" office:value-type="float" office:value="0.06347587" calcext:value-type="float">
            <text:p>0,06347587</text:p>
          </table:table-cell>
          <table:table-cell table:formula="of:=[.D258]*[.V$1] + IF([.D258]=0;0;[.V$2])" office:value-type="float" office:value="0" calcext:value-type="float">
            <text:p>0</text:p>
          </table:table-cell>
          <table:table-cell table:formula="of:=[.E258]*[.W$1] + IF([.E258]=0;0;[.W$2])" office:value-type="float" office:value="0" calcext:value-type="float">
            <text:p>0</text:p>
          </table:table-cell>
          <table:table-cell table:formula="of:=[.F258]*[.X$1] + IF([.F258]=0;0;[.X$2])" office:value-type="float" office:value="0" calcext:value-type="float">
            <text:p>0</text:p>
          </table:table-cell>
          <table:table-cell table:formula="of:=[.G258]*[.Y$1] + IF([.G258]=0;0;[.Y$2])" office:value-type="float" office:value="0" calcext:value-type="float">
            <text:p>0</text:p>
          </table:table-cell>
          <table:table-cell table:formula="of:=[.H258]*[.Z$1] + IF([.H258]=0;0;[.Z$2])" office:value-type="float" office:value="0" calcext:value-type="float">
            <text:p>0</text:p>
          </table:table-cell>
          <table:table-cell table:formula="of:=[.I258]*[.AA$1] + IF([.I258]=0;0;[.AA$2])" office:value-type="float" office:value="0" calcext:value-type="float">
            <text:p>0</text:p>
          </table:table-cell>
          <table:table-cell table:formula="of:=[.J258]*[.AB$1] + IF([.J258]=0;0;[.AB$2])" office:value-type="float" office:value="0" calcext:value-type="float">
            <text:p>0</text:p>
          </table:table-cell>
          <table:table-cell table:formula="of:=[.K258]*[.AC$1] + IF([.K258]=0;0;[.AC$2])" office:value-type="float" office:value="0" calcext:value-type="float">
            <text:p>0</text:p>
          </table:table-cell>
          <table:table-cell table:formula="of:=[.L258]*[.AD$1] + IF([.L258]=0;0;[.AD$2])" office:value-type="float" office:value="0" calcext:value-type="float">
            <text:p>0</text:p>
          </table:table-cell>
          <table:table-cell table:formula="of:=[.M258]*[.AE$1] + IF([.M258]=0;0;[.AE$2])" office:value-type="float" office:value="0" calcext:value-type="float">
            <text:p>0</text:p>
          </table:table-cell>
          <table:table-cell/>
          <table:table-cell table:formula="of:=SUM([.S258:.AE258])" office:value-type="float" office:value="2.63141791" calcext:value-type="float">
            <text:p>2,63141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189" calcext:value-type="float">
            <text:p>2,81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39" calcext:value-type="float">
            <text:p>0,7939</text:p>
          </table:table-cell>
          <table:table-cell office:value-type="float" office:value="1.0586" calcext:value-type="float">
            <text:p>1,0586</text:p>
          </table:table-cell>
          <table:table-cell table:formula="of:=[.O259]*[.O259]" office:value-type="float" office:value="1.12063396" calcext:value-type="float">
            <text:p>1,12063396</text:p>
          </table:table-cell>
          <table:table-cell table:number-columns-repeated="2"/>
          <table:table-cell table:formula="of:=[.A259]*[.S$1] + IF([.A259]=0;0;[.S$2])" office:value-type="float" office:value="2.4328" calcext:value-type="float">
            <text:p>2,4328</text:p>
          </table:table-cell>
          <table:table-cell table:formula="of:=[.B259]*[.T$1] + IF([.B259]=0;0;[.T$2])" office:value-type="float" office:value="0" calcext:value-type="float">
            <text:p>0</text:p>
          </table:table-cell>
          <table:table-cell table:formula="of:=[.C259]*[.U$1] + IF([.C259]=0;0;[.U$2])" office:value-type="float" office:value="0.09330559" calcext:value-type="float">
            <text:p>0,09330559</text:p>
          </table:table-cell>
          <table:table-cell table:formula="of:=[.D259]*[.V$1] + IF([.D259]=0;0;[.V$2])" office:value-type="float" office:value="0" calcext:value-type="float">
            <text:p>0</text:p>
          </table:table-cell>
          <table:table-cell table:formula="of:=[.E259]*[.W$1] + IF([.E259]=0;0;[.W$2])" office:value-type="float" office:value="0" calcext:value-type="float">
            <text:p>0</text:p>
          </table:table-cell>
          <table:table-cell table:formula="of:=[.F259]*[.X$1] + IF([.F259]=0;0;[.X$2])" office:value-type="float" office:value="0" calcext:value-type="float">
            <text:p>0</text:p>
          </table:table-cell>
          <table:table-cell table:formula="of:=[.G259]*[.Y$1] + IF([.G259]=0;0;[.Y$2])" office:value-type="float" office:value="0" calcext:value-type="float">
            <text:p>0</text:p>
          </table:table-cell>
          <table:table-cell table:formula="of:=[.H259]*[.Z$1] + IF([.H259]=0;0;[.Z$2])" office:value-type="float" office:value="0" calcext:value-type="float">
            <text:p>0</text:p>
          </table:table-cell>
          <table:table-cell table:formula="of:=[.I259]*[.AA$1] + IF([.I259]=0;0;[.AA$2])" office:value-type="float" office:value="0" calcext:value-type="float">
            <text:p>0</text:p>
          </table:table-cell>
          <table:table-cell table:formula="of:=[.J259]*[.AB$1] + IF([.J259]=0;0;[.AB$2])" office:value-type="float" office:value="0" calcext:value-type="float">
            <text:p>0</text:p>
          </table:table-cell>
          <table:table-cell table:formula="of:=[.K259]*[.AC$1] + IF([.K259]=0;0;[.AC$2])" office:value-type="float" office:value="0" calcext:value-type="float">
            <text:p>0</text:p>
          </table:table-cell>
          <table:table-cell table:formula="of:=[.L259]*[.AD$1] + IF([.L259]=0;0;[.AD$2])" office:value-type="float" office:value="0" calcext:value-type="float">
            <text:p>0</text:p>
          </table:table-cell>
          <table:table-cell table:formula="of:=[.M259]*[.AE$1] + IF([.M259]=0;0;[.AE$2])" office:value-type="float" office:value="0" calcext:value-type="float">
            <text:p>0</text:p>
          </table:table-cell>
          <table:table-cell/>
          <table:table-cell table:formula="of:=SUM([.S259:.AE259])" office:value-type="float" office:value="2.52610559" calcext:value-type="float">
            <text:p>2,5261055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074" calcext:value-type="float">
            <text:p>4,40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9" calcext:value-type="float">
            <text:p>0,7079</text:p>
          </table:table-cell>
          <table:table-cell office:value-type="float" office:value="1.1945" calcext:value-type="float">
            <text:p>1,1945</text:p>
          </table:table-cell>
          <table:table-cell table:formula="of:=[.O260]*[.O260]" office:value-type="float" office:value="1.42683025" calcext:value-type="float">
            <text:p>1,42683025</text:p>
          </table:table-cell>
          <table:table-cell table:number-columns-repeated="2"/>
          <table:table-cell table:formula="of:=[.A260]*[.S$1] + IF([.A260]=0;0;[.S$2])" office:value-type="float" office:value="2.29765796" calcext:value-type="float">
            <text:p>2,29765796</text:p>
          </table:table-cell>
          <table:table-cell table:formula="of:=[.B260]*[.T$1] + IF([.B260]=0;0;[.T$2])" office:value-type="float" office:value="0" calcext:value-type="float">
            <text:p>0</text:p>
          </table:table-cell>
          <table:table-cell table:formula="of:=[.C260]*[.U$1] + IF([.C260]=0;0;[.U$2])" office:value-type="float" office:value="0.14588494" calcext:value-type="float">
            <text:p>0,14588494</text:p>
          </table:table-cell>
          <table:table-cell table:formula="of:=[.D260]*[.V$1] + IF([.D260]=0;0;[.V$2])" office:value-type="float" office:value="0" calcext:value-type="float">
            <text:p>0</text:p>
          </table:table-cell>
          <table:table-cell table:formula="of:=[.E260]*[.W$1] + IF([.E260]=0;0;[.W$2])" office:value-type="float" office:value="0" calcext:value-type="float">
            <text:p>0</text:p>
          </table:table-cell>
          <table:table-cell table:formula="of:=[.F260]*[.X$1] + IF([.F260]=0;0;[.X$2])" office:value-type="float" office:value="0" calcext:value-type="float">
            <text:p>0</text:p>
          </table:table-cell>
          <table:table-cell table:formula="of:=[.G260]*[.Y$1] + IF([.G260]=0;0;[.Y$2])" office:value-type="float" office:value="0" calcext:value-type="float">
            <text:p>0</text:p>
          </table:table-cell>
          <table:table-cell table:formula="of:=[.H260]*[.Z$1] + IF([.H260]=0;0;[.Z$2])" office:value-type="float" office:value="0" calcext:value-type="float">
            <text:p>0</text:p>
          </table:table-cell>
          <table:table-cell table:formula="of:=[.I260]*[.AA$1] + IF([.I260]=0;0;[.AA$2])" office:value-type="float" office:value="0" calcext:value-type="float">
            <text:p>0</text:p>
          </table:table-cell>
          <table:table-cell table:formula="of:=[.J260]*[.AB$1] + IF([.J260]=0;0;[.AB$2])" office:value-type="float" office:value="0" calcext:value-type="float">
            <text:p>0</text:p>
          </table:table-cell>
          <table:table-cell table:formula="of:=[.K260]*[.AC$1] + IF([.K260]=0;0;[.AC$2])" office:value-type="float" office:value="0" calcext:value-type="float">
            <text:p>0</text:p>
          </table:table-cell>
          <table:table-cell table:formula="of:=[.L260]*[.AD$1] + IF([.L260]=0;0;[.AD$2])" office:value-type="float" office:value="0" calcext:value-type="float">
            <text:p>0</text:p>
          </table:table-cell>
          <table:table-cell table:formula="of:=[.M260]*[.AE$1] + IF([.M260]=0;0;[.AE$2])" office:value-type="float" office:value="0" calcext:value-type="float">
            <text:p>0</text:p>
          </table:table-cell>
          <table:table-cell/>
          <table:table-cell table:formula="of:=SUM([.S260:.AE260])" office:value-type="float" office:value="2.4435429" calcext:value-type="float">
            <text:p>2,443542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3909" calcext:value-type="float">
            <text:p>3,39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22" calcext:value-type="float">
            <text:p>1,0922</text:p>
          </table:table-cell>
          <table:table-cell office:value-type="float" office:value="2.5484" calcext:value-type="float">
            <text:p>2,5484</text:p>
          </table:table-cell>
          <table:table-cell table:formula="of:=[.O261]*[.O261]" office:value-type="float" office:value="6.49434256" calcext:value-type="float">
            <text:p>6,49434256</text:p>
          </table:table-cell>
          <table:table-cell table:number-columns-repeated="2"/>
          <table:table-cell table:formula="of:=[.A261]*[.S$1] + IF([.A261]=0;0;[.S$2])" office:value-type="float" office:value="2.16251592" calcext:value-type="float">
            <text:p>2,16251592</text:p>
          </table:table-cell>
          <table:table-cell table:formula="of:=[.B261]*[.T$1] + IF([.B261]=0;0;[.T$2])" office:value-type="float" office:value="0" calcext:value-type="float">
            <text:p>0</text:p>
          </table:table-cell>
          <table:table-cell table:formula="of:=[.C261]*[.U$1] + IF([.C261]=0;0;[.U$2])" office:value-type="float" office:value="0.11223879" calcext:value-type="float">
            <text:p>0,11223879</text:p>
          </table:table-cell>
          <table:table-cell table:formula="of:=[.D261]*[.V$1] + IF([.D261]=0;0;[.V$2])" office:value-type="float" office:value="0" calcext:value-type="float">
            <text:p>0</text:p>
          </table:table-cell>
          <table:table-cell table:formula="of:=[.E261]*[.W$1] + IF([.E261]=0;0;[.W$2])" office:value-type="float" office:value="0" calcext:value-type="float">
            <text:p>0</text:p>
          </table:table-cell>
          <table:table-cell table:formula="of:=[.F261]*[.X$1] + IF([.F261]=0;0;[.X$2])" office:value-type="float" office:value="0" calcext:value-type="float">
            <text:p>0</text:p>
          </table:table-cell>
          <table:table-cell table:formula="of:=[.G261]*[.Y$1] + IF([.G261]=0;0;[.Y$2])" office:value-type="float" office:value="0" calcext:value-type="float">
            <text:p>0</text:p>
          </table:table-cell>
          <table:table-cell table:formula="of:=[.H261]*[.Z$1] + IF([.H261]=0;0;[.Z$2])" office:value-type="float" office:value="0" calcext:value-type="float">
            <text:p>0</text:p>
          </table:table-cell>
          <table:table-cell table:formula="of:=[.I261]*[.AA$1] + IF([.I261]=0;0;[.AA$2])" office:value-type="float" office:value="0" calcext:value-type="float">
            <text:p>0</text:p>
          </table:table-cell>
          <table:table-cell table:formula="of:=[.J261]*[.AB$1] + IF([.J261]=0;0;[.AB$2])" office:value-type="float" office:value="0" calcext:value-type="float">
            <text:p>0</text:p>
          </table:table-cell>
          <table:table-cell table:formula="of:=[.K261]*[.AC$1] + IF([.K261]=0;0;[.AC$2])" office:value-type="float" office:value="0" calcext:value-type="float">
            <text:p>0</text:p>
          </table:table-cell>
          <table:table-cell table:formula="of:=[.L261]*[.AD$1] + IF([.L261]=0;0;[.AD$2])" office:value-type="float" office:value="0" calcext:value-type="float">
            <text:p>0</text:p>
          </table:table-cell>
          <table:table-cell table:formula="of:=[.M261]*[.AE$1] + IF([.M261]=0;0;[.AE$2])" office:value-type="float" office:value="0" calcext:value-type="float">
            <text:p>0</text:p>
          </table:table-cell>
          <table:table-cell/>
          <table:table-cell table:formula="of:=SUM([.S261:.AE261])" office:value-type="float" office:value="2.27475471" calcext:value-type="float">
            <text:p>2,2747547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44" calcext:value-type="float">
            <text:p>3,44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27" calcext:value-type="float">
            <text:p>1,1227</text:p>
          </table:table-cell>
          <table:table-cell office:value-type="float" office:value="2.2453" calcext:value-type="float">
            <text:p>2,2453</text:p>
          </table:table-cell>
          <table:table-cell table:formula="of:=[.O262]*[.O262]" office:value-type="float" office:value="5.04137209" calcext:value-type="float">
            <text:p>5,04137209</text:p>
          </table:table-cell>
          <table:table-cell table:number-columns-repeated="2"/>
          <table:table-cell table:formula="of:=[.A262]*[.S$1] + IF([.A262]=0;0;[.S$2])" office:value-type="float" office:value="2.29765796" calcext:value-type="float">
            <text:p>2,29765796</text:p>
          </table:table-cell>
          <table:table-cell table:formula="of:=[.B262]*[.T$1] + IF([.B262]=0;0;[.T$2])" office:value-type="float" office:value="0" calcext:value-type="float">
            <text:p>0</text:p>
          </table:table-cell>
          <table:table-cell table:formula="of:=[.C262]*[.U$1] + IF([.C262]=0;0;[.U$2])" office:value-type="float" office:value="0.11400964" calcext:value-type="float">
            <text:p>0,11400964</text:p>
          </table:table-cell>
          <table:table-cell table:formula="of:=[.D262]*[.V$1] + IF([.D262]=0;0;[.V$2])" office:value-type="float" office:value="0" calcext:value-type="float">
            <text:p>0</text:p>
          </table:table-cell>
          <table:table-cell table:formula="of:=[.E262]*[.W$1] + IF([.E262]=0;0;[.W$2])" office:value-type="float" office:value="0" calcext:value-type="float">
            <text:p>0</text:p>
          </table:table-cell>
          <table:table-cell table:formula="of:=[.F262]*[.X$1] + IF([.F262]=0;0;[.X$2])" office:value-type="float" office:value="0" calcext:value-type="float">
            <text:p>0</text:p>
          </table:table-cell>
          <table:table-cell table:formula="of:=[.G262]*[.Y$1] + IF([.G262]=0;0;[.Y$2])" office:value-type="float" office:value="0" calcext:value-type="float">
            <text:p>0</text:p>
          </table:table-cell>
          <table:table-cell table:formula="of:=[.H262]*[.Z$1] + IF([.H262]=0;0;[.Z$2])" office:value-type="float" office:value="0" calcext:value-type="float">
            <text:p>0</text:p>
          </table:table-cell>
          <table:table-cell table:formula="of:=[.I262]*[.AA$1] + IF([.I262]=0;0;[.AA$2])" office:value-type="float" office:value="0" calcext:value-type="float">
            <text:p>0</text:p>
          </table:table-cell>
          <table:table-cell table:formula="of:=[.J262]*[.AB$1] + IF([.J262]=0;0;[.AB$2])" office:value-type="float" office:value="0" calcext:value-type="float">
            <text:p>0</text:p>
          </table:table-cell>
          <table:table-cell table:formula="of:=[.K262]*[.AC$1] + IF([.K262]=0;0;[.AC$2])" office:value-type="float" office:value="0" calcext:value-type="float">
            <text:p>0</text:p>
          </table:table-cell>
          <table:table-cell table:formula="of:=[.L262]*[.AD$1] + IF([.L262]=0;0;[.AD$2])" office:value-type="float" office:value="0" calcext:value-type="float">
            <text:p>0</text:p>
          </table:table-cell>
          <table:table-cell table:formula="of:=[.M262]*[.AE$1] + IF([.M262]=0;0;[.AE$2])" office:value-type="float" office:value="0" calcext:value-type="float">
            <text:p>0</text:p>
          </table:table-cell>
          <table:table-cell/>
          <table:table-cell table:formula="of:=SUM([.S262:.AE262])" office:value-type="float" office:value="2.4116676" calcext:value-type="float">
            <text:p>2,411667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.0247" calcext:value-type="float">
            <text:p>1,0247</text:p>
          </table:table-cell>
          <table:table-cell office:value-type="float" office:value="3.8834" calcext:value-type="float">
            <text:p>3,88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4" calcext:value-type="float">
            <text:p>1,424</text:p>
          </table:table-cell>
          <table:table-cell office:value-type="float" office:value="3.2752" calcext:value-type="float">
            <text:p>3,2752</text:p>
          </table:table-cell>
          <table:table-cell table:formula="of:=[.O263]*[.O263]" office:value-type="float" office:value="10.72693504" calcext:value-type="float">
            <text:p>10,72693504</text:p>
          </table:table-cell>
          <table:table-cell table:number-columns-repeated="2"/>
          <table:table-cell table:formula="of:=[.A263]*[.S$1] + IF([.A263]=0;0;[.S$2])" office:value-type="float" office:value="2.29765796" calcext:value-type="float">
            <text:p>2,29765796</text:p>
          </table:table-cell>
          <table:table-cell table:formula="of:=[.B263]*[.T$1] + IF([.B263]=0;0;[.T$2])" office:value-type="float" office:value="5.24306654" calcext:value-type="float">
            <text:p>5,24306654</text:p>
          </table:table-cell>
          <table:table-cell table:formula="of:=[.C263]*[.U$1] + IF([.C263]=0;0;[.U$2])" office:value-type="float" office:value="0.12854054" calcext:value-type="float">
            <text:p>0,12854054</text:p>
          </table:table-cell>
          <table:table-cell table:formula="of:=[.D263]*[.V$1] + IF([.D263]=0;0;[.V$2])" office:value-type="float" office:value="0" calcext:value-type="float">
            <text:p>0</text:p>
          </table:table-cell>
          <table:table-cell table:formula="of:=[.E263]*[.W$1] + IF([.E263]=0;0;[.W$2])" office:value-type="float" office:value="0" calcext:value-type="float">
            <text:p>0</text:p>
          </table:table-cell>
          <table:table-cell table:formula="of:=[.F263]*[.X$1] + IF([.F263]=0;0;[.X$2])" office:value-type="float" office:value="0" calcext:value-type="float">
            <text:p>0</text:p>
          </table:table-cell>
          <table:table-cell table:formula="of:=[.G263]*[.Y$1] + IF([.G263]=0;0;[.Y$2])" office:value-type="float" office:value="0" calcext:value-type="float">
            <text:p>0</text:p>
          </table:table-cell>
          <table:table-cell table:formula="of:=[.H263]*[.Z$1] + IF([.H263]=0;0;[.Z$2])" office:value-type="float" office:value="0" calcext:value-type="float">
            <text:p>0</text:p>
          </table:table-cell>
          <table:table-cell table:formula="of:=[.I263]*[.AA$1] + IF([.I263]=0;0;[.AA$2])" office:value-type="float" office:value="0" calcext:value-type="float">
            <text:p>0</text:p>
          </table:table-cell>
          <table:table-cell table:formula="of:=[.J263]*[.AB$1] + IF([.J263]=0;0;[.AB$2])" office:value-type="float" office:value="0.0002" calcext:value-type="float">
            <text:p>0,0002</text:p>
          </table:table-cell>
          <table:table-cell table:formula="of:=[.K263]*[.AC$1] + IF([.K263]=0;0;[.AC$2])" office:value-type="float" office:value="0.0008" calcext:value-type="float">
            <text:p>0,0008</text:p>
          </table:table-cell>
          <table:table-cell table:formula="of:=[.L263]*[.AD$1] + IF([.L263]=0;0;[.AD$2])" office:value-type="float" office:value="0" calcext:value-type="float">
            <text:p>0</text:p>
          </table:table-cell>
          <table:table-cell table:formula="of:=[.M263]*[.AE$1] + IF([.M263]=0;0;[.AE$2])" office:value-type="float" office:value="0" calcext:value-type="float">
            <text:p>0</text:p>
          </table:table-cell>
          <table:table-cell/>
          <table:table-cell table:formula="of:=SUM([.S263:.AE263])" office:value-type="float" office:value="7.67026504" calcext:value-type="float">
            <text:p>7,6702650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office:value-type="float" office:value="1.05" calcext:value-type="float">
            <text:p>1,05</text:p>
          </table:table-cell>
          <table:table-cell table:formula="of:=[.O264]*[.O264]" office:value-type="float" office:value="1.1025" calcext:value-type="float">
            <text:p>1,1025</text:p>
          </table:table-cell>
          <table:table-cell table:number-columns-repeated="2"/>
          <table:table-cell table:formula="of:=[.A264]*[.S$1] + IF([.A264]=0;0;[.S$2])" office:value-type="float" office:value="2.16251592" calcext:value-type="float">
            <text:p>2,16251592</text:p>
          </table:table-cell>
          <table:table-cell table:formula="of:=[.B264]*[.T$1] + IF([.B264]=0;0;[.T$2])" office:value-type="float" office:value="0" calcext:value-type="float">
            <text:p>0</text:p>
          </table:table-cell>
          <table:table-cell table:formula="of:=[.C264]*[.U$1] + IF([.C264]=0;0;[.U$2])" office:value-type="float" office:value="0.14188977" calcext:value-type="float">
            <text:p>0,14188977</text:p>
          </table:table-cell>
          <table:table-cell table:formula="of:=[.D264]*[.V$1] + IF([.D264]=0;0;[.V$2])" office:value-type="float" office:value="0" calcext:value-type="float">
            <text:p>0</text:p>
          </table:table-cell>
          <table:table-cell table:formula="of:=[.E264]*[.W$1] + IF([.E264]=0;0;[.W$2])" office:value-type="float" office:value="0" calcext:value-type="float">
            <text:p>0</text:p>
          </table:table-cell>
          <table:table-cell table:formula="of:=[.F264]*[.X$1] + IF([.F264]=0;0;[.X$2])" office:value-type="float" office:value="0" calcext:value-type="float">
            <text:p>0</text:p>
          </table:table-cell>
          <table:table-cell table:formula="of:=[.G264]*[.Y$1] + IF([.G264]=0;0;[.Y$2])" office:value-type="float" office:value="0" calcext:value-type="float">
            <text:p>0</text:p>
          </table:table-cell>
          <table:table-cell table:formula="of:=[.H264]*[.Z$1] + IF([.H264]=0;0;[.Z$2])" office:value-type="float" office:value="0" calcext:value-type="float">
            <text:p>0</text:p>
          </table:table-cell>
          <table:table-cell table:formula="of:=[.I264]*[.AA$1] + IF([.I264]=0;0;[.AA$2])" office:value-type="float" office:value="0" calcext:value-type="float">
            <text:p>0</text:p>
          </table:table-cell>
          <table:table-cell table:formula="of:=[.J264]*[.AB$1] + IF([.J264]=0;0;[.AB$2])" office:value-type="float" office:value="0" calcext:value-type="float">
            <text:p>0</text:p>
          </table:table-cell>
          <table:table-cell table:formula="of:=[.K264]*[.AC$1] + IF([.K264]=0;0;[.AC$2])" office:value-type="float" office:value="0" calcext:value-type="float">
            <text:p>0</text:p>
          </table:table-cell>
          <table:table-cell table:formula="of:=[.L264]*[.AD$1] + IF([.L264]=0;0;[.AD$2])" office:value-type="float" office:value="0" calcext:value-type="float">
            <text:p>0</text:p>
          </table:table-cell>
          <table:table-cell table:formula="of:=[.M264]*[.AE$1] + IF([.M264]=0;0;[.AE$2])" office:value-type="float" office:value="0" calcext:value-type="float">
            <text:p>0</text:p>
          </table:table-cell>
          <table:table-cell/>
          <table:table-cell table:formula="of:=SUM([.S264:.AE264])" office:value-type="float" office:value="2.30440569" calcext:value-type="float">
            <text:p>2,3044056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192" calcext:value-type="float">
            <text:p>3,01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43" calcext:value-type="float">
            <text:p>0,8443</text:p>
          </table:table-cell>
          <table:table-cell office:value-type="float" office:value="1.0976" calcext:value-type="float">
            <text:p>1,0976</text:p>
          </table:table-cell>
          <table:table-cell table:formula="of:=[.O265]*[.O265]" office:value-type="float" office:value="1.20472576" calcext:value-type="float">
            <text:p>1,20472576</text:p>
          </table:table-cell>
          <table:table-cell table:number-columns-repeated="2"/>
          <table:table-cell table:formula="of:=[.A265]*[.S$1] + IF([.A265]=0;0;[.S$2])" office:value-type="float" office:value="2.29765796" calcext:value-type="float">
            <text:p>2,29765796</text:p>
          </table:table-cell>
          <table:table-cell table:formula="of:=[.B265]*[.T$1] + IF([.B265]=0;0;[.T$2])" office:value-type="float" office:value="0" calcext:value-type="float">
            <text:p>0</text:p>
          </table:table-cell>
          <table:table-cell table:formula="of:=[.C265]*[.U$1] + IF([.C265]=0;0;[.U$2])" office:value-type="float" office:value="0.09993552" calcext:value-type="float">
            <text:p>0,09993552</text:p>
          </table:table-cell>
          <table:table-cell table:formula="of:=[.D265]*[.V$1] + IF([.D265]=0;0;[.V$2])" office:value-type="float" office:value="0" calcext:value-type="float">
            <text:p>0</text:p>
          </table:table-cell>
          <table:table-cell table:formula="of:=[.E265]*[.W$1] + IF([.E265]=0;0;[.W$2])" office:value-type="float" office:value="0" calcext:value-type="float">
            <text:p>0</text:p>
          </table:table-cell>
          <table:table-cell table:formula="of:=[.F265]*[.X$1] + IF([.F265]=0;0;[.X$2])" office:value-type="float" office:value="0" calcext:value-type="float">
            <text:p>0</text:p>
          </table:table-cell>
          <table:table-cell table:formula="of:=[.G265]*[.Y$1] + IF([.G265]=0;0;[.Y$2])" office:value-type="float" office:value="0" calcext:value-type="float">
            <text:p>0</text:p>
          </table:table-cell>
          <table:table-cell table:formula="of:=[.H265]*[.Z$1] + IF([.H265]=0;0;[.Z$2])" office:value-type="float" office:value="0" calcext:value-type="float">
            <text:p>0</text:p>
          </table:table-cell>
          <table:table-cell table:formula="of:=[.I265]*[.AA$1] + IF([.I265]=0;0;[.AA$2])" office:value-type="float" office:value="0" calcext:value-type="float">
            <text:p>0</text:p>
          </table:table-cell>
          <table:table-cell table:formula="of:=[.J265]*[.AB$1] + IF([.J265]=0;0;[.AB$2])" office:value-type="float" office:value="0" calcext:value-type="float">
            <text:p>0</text:p>
          </table:table-cell>
          <table:table-cell table:formula="of:=[.K265]*[.AC$1] + IF([.K265]=0;0;[.AC$2])" office:value-type="float" office:value="0" calcext:value-type="float">
            <text:p>0</text:p>
          </table:table-cell>
          <table:table-cell table:formula="of:=[.L265]*[.AD$1] + IF([.L265]=0;0;[.AD$2])" office:value-type="float" office:value="0" calcext:value-type="float">
            <text:p>0</text:p>
          </table:table-cell>
          <table:table-cell table:formula="of:=[.M265]*[.AE$1] + IF([.M265]=0;0;[.AE$2])" office:value-type="float" office:value="0" calcext:value-type="float">
            <text:p>0</text:p>
          </table:table-cell>
          <table:table-cell/>
          <table:table-cell table:formula="of:=SUM([.S265:.AE265])" office:value-type="float" office:value="2.39759348" calcext:value-type="float">
            <text:p>2,3975934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5.096" calcext:value-type="float">
            <text:p>5,0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196" calcext:value-type="float">
            <text:p>1,4196</text:p>
          </table:table-cell>
          <table:table-cell office:value-type="float" office:value="2.7716" calcext:value-type="float">
            <text:p>2,7716</text:p>
          </table:table-cell>
          <table:table-cell table:formula="of:=[.O266]*[.O266]" office:value-type="float" office:value="7.68176656" calcext:value-type="float">
            <text:p>7,68176656</text:p>
          </table:table-cell>
          <table:table-cell table:number-columns-repeated="2"/>
          <table:table-cell table:formula="of:=[.A266]*[.S$1] + IF([.A266]=0;0;[.S$2])" office:value-type="float" office:value="2.16251592" calcext:value-type="float">
            <text:p>2,16251592</text:p>
          </table:table-cell>
          <table:table-cell table:formula="of:=[.B266]*[.T$1] + IF([.B266]=0;0;[.T$2])" office:value-type="float" office:value="5.2152" calcext:value-type="float">
            <text:p>5,2152</text:p>
          </table:table-cell>
          <table:table-cell table:formula="of:=[.C266]*[.U$1] + IF([.C266]=0;0;[.U$2])" office:value-type="float" office:value="0.1686776" calcext:value-type="float">
            <text:p>0,1686776</text:p>
          </table:table-cell>
          <table:table-cell table:formula="of:=[.D266]*[.V$1] + IF([.D266]=0;0;[.V$2])" office:value-type="float" office:value="0" calcext:value-type="float">
            <text:p>0</text:p>
          </table:table-cell>
          <table:table-cell table:formula="of:=[.E266]*[.W$1] + IF([.E266]=0;0;[.W$2])" office:value-type="float" office:value="0" calcext:value-type="float">
            <text:p>0</text:p>
          </table:table-cell>
          <table:table-cell table:formula="of:=[.F266]*[.X$1] + IF([.F266]=0;0;[.X$2])" office:value-type="float" office:value="0" calcext:value-type="float">
            <text:p>0</text:p>
          </table:table-cell>
          <table:table-cell table:formula="of:=[.G266]*[.Y$1] + IF([.G266]=0;0;[.Y$2])" office:value-type="float" office:value="0" calcext:value-type="float">
            <text:p>0</text:p>
          </table:table-cell>
          <table:table-cell table:formula="of:=[.H266]*[.Z$1] + IF([.H266]=0;0;[.Z$2])" office:value-type="float" office:value="0" calcext:value-type="float">
            <text:p>0</text:p>
          </table:table-cell>
          <table:table-cell table:formula="of:=[.I266]*[.AA$1] + IF([.I266]=0;0;[.AA$2])" office:value-type="float" office:value="0" calcext:value-type="float">
            <text:p>0</text:p>
          </table:table-cell>
          <table:table-cell table:formula="of:=[.J266]*[.AB$1] + IF([.J266]=0;0;[.AB$2])" office:value-type="float" office:value="0" calcext:value-type="float">
            <text:p>0</text:p>
          </table:table-cell>
          <table:table-cell table:formula="of:=[.K266]*[.AC$1] + IF([.K266]=0;0;[.AC$2])" office:value-type="float" office:value="0" calcext:value-type="float">
            <text:p>0</text:p>
          </table:table-cell>
          <table:table-cell table:formula="of:=[.L266]*[.AD$1] + IF([.L266]=0;0;[.AD$2])" office:value-type="float" office:value="0" calcext:value-type="float">
            <text:p>0</text:p>
          </table:table-cell>
          <table:table-cell table:formula="of:=[.M266]*[.AE$1] + IF([.M266]=0;0;[.AE$2])" office:value-type="float" office:value="0" calcext:value-type="float">
            <text:p>0</text:p>
          </table:table-cell>
          <table:table-cell/>
          <table:table-cell table:formula="of:=SUM([.S266:.AE266])" office:value-type="float" office:value="7.54639352" calcext:value-type="float">
            <text:p>7,54639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75" calcext:value-type="float">
            <text:p>1,1975</text:p>
          </table:table-cell>
          <table:table-cell office:value-type="float" office:value="3.3882" calcext:value-type="float">
            <text:p>3,3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35" calcext:value-type="float">
            <text:p>1,12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382" calcext:value-type="float">
            <text:p>0,9382</text:p>
          </table:table-cell>
          <table:table-cell office:value-type="float" office:value="1.7423" calcext:value-type="float">
            <text:p>1,7423</text:p>
          </table:table-cell>
          <table:table-cell table:formula="of:=[.O267]*[.O267]" office:value-type="float" office:value="3.03560929" calcext:value-type="float">
            <text:p>3,03560929</text:p>
          </table:table-cell>
          <table:table-cell table:number-columns-repeated="2"/>
          <table:table-cell table:formula="of:=[.A267]*[.S$1] + IF([.A267]=0;0;[.S$2])" office:value-type="float" office:value="2.4328" calcext:value-type="float">
            <text:p>2,4328</text:p>
          </table:table-cell>
          <table:table-cell table:formula="of:=[.B267]*[.T$1] + IF([.B267]=0;0;[.T$2])" office:value-type="float" office:value="5.4380195" calcext:value-type="float">
            <text:p>5,4380195</text:p>
          </table:table-cell>
          <table:table-cell table:formula="of:=[.C267]*[.U$1] + IF([.C267]=0;0;[.U$2])" office:value-type="float" office:value="0.11214942" calcext:value-type="float">
            <text:p>0,11214942</text:p>
          </table:table-cell>
          <table:table-cell table:formula="of:=[.D267]*[.V$1] + IF([.D267]=0;0;[.V$2])" office:value-type="float" office:value="0" calcext:value-type="float">
            <text:p>0</text:p>
          </table:table-cell>
          <table:table-cell table:formula="of:=[.E267]*[.W$1] + IF([.E267]=0;0;[.W$2])" office:value-type="float" office:value="0" calcext:value-type="float">
            <text:p>0</text:p>
          </table:table-cell>
          <table:table-cell table:formula="of:=[.F267]*[.X$1] + IF([.F267]=0;0;[.X$2])" office:value-type="float" office:value="3.8981956" calcext:value-type="float">
            <text:p>3,8981956</text:p>
          </table:table-cell>
          <table:table-cell table:formula="of:=[.G267]*[.Y$1] + IF([.G267]=0;0;[.Y$2])" office:value-type="float" office:value="0" calcext:value-type="float">
            <text:p>0</text:p>
          </table:table-cell>
          <table:table-cell table:formula="of:=[.H267]*[.Z$1] + IF([.H267]=0;0;[.Z$2])" office:value-type="float" office:value="0" calcext:value-type="float">
            <text:p>0</text:p>
          </table:table-cell>
          <table:table-cell table:formula="of:=[.I267]*[.AA$1] + IF([.I267]=0;0;[.AA$2])" office:value-type="float" office:value="0" calcext:value-type="float">
            <text:p>0</text:p>
          </table:table-cell>
          <table:table-cell table:formula="of:=[.J267]*[.AB$1] + IF([.J267]=0;0;[.AB$2])" office:value-type="float" office:value="0" calcext:value-type="float">
            <text:p>0</text:p>
          </table:table-cell>
          <table:table-cell table:formula="of:=[.K267]*[.AC$1] + IF([.K267]=0;0;[.AC$2])" office:value-type="float" office:value="0" calcext:value-type="float">
            <text:p>0</text:p>
          </table:table-cell>
          <table:table-cell table:formula="of:=[.L267]*[.AD$1] + IF([.L267]=0;0;[.AD$2])" office:value-type="float" office:value="0" calcext:value-type="float">
            <text:p>0</text:p>
          </table:table-cell>
          <table:table-cell table:formula="of:=[.M267]*[.AE$1] + IF([.M267]=0;0;[.AE$2])" office:value-type="float" office:value="0" calcext:value-type="float">
            <text:p>0</text:p>
          </table:table-cell>
          <table:table-cell/>
          <table:table-cell table:formula="of:=SUM([.S267:.AE267])" office:value-type="float" office:value="11.88116452" calcext:value-type="float">
            <text:p>11,88116452</text:p>
          </table:table-cell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2.2291" calcext:value-type="float">
            <text:p>2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31" calcext:value-type="float">
            <text:p>0,6931</text:p>
          </table:table-cell>
          <table:table-cell office:value-type="float" office:value="1.1656" calcext:value-type="float">
            <text:p>1,1656</text:p>
          </table:table-cell>
          <table:table-cell table:formula="of:=[.O268]*[.O268]" office:value-type="float" office:value="1.35862336" calcext:value-type="float">
            <text:p>1,35862336</text:p>
          </table:table-cell>
          <table:table-cell table:number-columns-repeated="2"/>
          <table:table-cell table:formula="of:=[.A268]*[.S$1] + IF([.A268]=0;0;[.S$2])" office:value-type="float" office:value="2.90585796" calcext:value-type="float">
            <text:p>2,90585796</text:p>
          </table:table-cell>
          <table:table-cell table:formula="of:=[.B268]*[.T$1] + IF([.B268]=0;0;[.T$2])" office:value-type="float" office:value="0" calcext:value-type="float">
            <text:p>0</text:p>
          </table:table-cell>
          <table:table-cell table:formula="of:=[.C268]*[.U$1] + IF([.C268]=0;0;[.U$2])" office:value-type="float" office:value="0.07378321" calcext:value-type="float">
            <text:p>0,07378321</text:p>
          </table:table-cell>
          <table:table-cell table:formula="of:=[.D268]*[.V$1] + IF([.D268]=0;0;[.V$2])" office:value-type="float" office:value="0" calcext:value-type="float">
            <text:p>0</text:p>
          </table:table-cell>
          <table:table-cell table:formula="of:=[.E268]*[.W$1] + IF([.E268]=0;0;[.W$2])" office:value-type="float" office:value="0" calcext:value-type="float">
            <text:p>0</text:p>
          </table:table-cell>
          <table:table-cell table:formula="of:=[.F268]*[.X$1] + IF([.F268]=0;0;[.X$2])" office:value-type="float" office:value="0" calcext:value-type="float">
            <text:p>0</text:p>
          </table:table-cell>
          <table:table-cell table:formula="of:=[.G268]*[.Y$1] + IF([.G268]=0;0;[.Y$2])" office:value-type="float" office:value="0" calcext:value-type="float">
            <text:p>0</text:p>
          </table:table-cell>
          <table:table-cell table:formula="of:=[.H268]*[.Z$1] + IF([.H268]=0;0;[.Z$2])" office:value-type="float" office:value="0" calcext:value-type="float">
            <text:p>0</text:p>
          </table:table-cell>
          <table:table-cell table:formula="of:=[.I268]*[.AA$1] + IF([.I268]=0;0;[.AA$2])" office:value-type="float" office:value="0" calcext:value-type="float">
            <text:p>0</text:p>
          </table:table-cell>
          <table:table-cell table:formula="of:=[.J268]*[.AB$1] + IF([.J268]=0;0;[.AB$2])" office:value-type="float" office:value="0" calcext:value-type="float">
            <text:p>0</text:p>
          </table:table-cell>
          <table:table-cell table:formula="of:=[.K268]*[.AC$1] + IF([.K268]=0;0;[.AC$2])" office:value-type="float" office:value="0" calcext:value-type="float">
            <text:p>0</text:p>
          </table:table-cell>
          <table:table-cell table:formula="of:=[.L268]*[.AD$1] + IF([.L268]=0;0;[.AD$2])" office:value-type="float" office:value="0" calcext:value-type="float">
            <text:p>0</text:p>
          </table:table-cell>
          <table:table-cell table:formula="of:=[.M268]*[.AE$1] + IF([.M268]=0;0;[.AE$2])" office:value-type="float" office:value="0" calcext:value-type="float">
            <text:p>0</text:p>
          </table:table-cell>
          <table:table-cell/>
          <table:table-cell table:formula="of:=SUM([.S268:.AE268])" office:value-type="float" office:value="2.97964117" calcext:value-type="float">
            <text:p>2,97964117</text:p>
          </table:table-cell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2.2291" calcext:value-type="float">
            <text:p>2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31" calcext:value-type="float">
            <text:p>0,6931</text:p>
          </table:table-cell>
          <table:table-cell office:value-type="float" office:value="1.1656" calcext:value-type="float">
            <text:p>1,1656</text:p>
          </table:table-cell>
          <table:table-cell table:formula="of:=[.O269]*[.O269]" office:value-type="float" office:value="1.35862336" calcext:value-type="float">
            <text:p>1,35862336</text:p>
          </table:table-cell>
          <table:table-cell table:number-columns-repeated="2"/>
          <table:table-cell table:formula="of:=[.A269]*[.S$1] + IF([.A269]=0;0;[.S$2])" office:value-type="float" office:value="2.90585796" calcext:value-type="float">
            <text:p>2,90585796</text:p>
          </table:table-cell>
          <table:table-cell table:formula="of:=[.B269]*[.T$1] + IF([.B269]=0;0;[.T$2])" office:value-type="float" office:value="0" calcext:value-type="float">
            <text:p>0</text:p>
          </table:table-cell>
          <table:table-cell table:formula="of:=[.C269]*[.U$1] + IF([.C269]=0;0;[.U$2])" office:value-type="float" office:value="0.07378321" calcext:value-type="float">
            <text:p>0,07378321</text:p>
          </table:table-cell>
          <table:table-cell table:formula="of:=[.D269]*[.V$1] + IF([.D269]=0;0;[.V$2])" office:value-type="float" office:value="0" calcext:value-type="float">
            <text:p>0</text:p>
          </table:table-cell>
          <table:table-cell table:formula="of:=[.E269]*[.W$1] + IF([.E269]=0;0;[.W$2])" office:value-type="float" office:value="0" calcext:value-type="float">
            <text:p>0</text:p>
          </table:table-cell>
          <table:table-cell table:formula="of:=[.F269]*[.X$1] + IF([.F269]=0;0;[.X$2])" office:value-type="float" office:value="0" calcext:value-type="float">
            <text:p>0</text:p>
          </table:table-cell>
          <table:table-cell table:formula="of:=[.G269]*[.Y$1] + IF([.G269]=0;0;[.Y$2])" office:value-type="float" office:value="0" calcext:value-type="float">
            <text:p>0</text:p>
          </table:table-cell>
          <table:table-cell table:formula="of:=[.H269]*[.Z$1] + IF([.H269]=0;0;[.Z$2])" office:value-type="float" office:value="0" calcext:value-type="float">
            <text:p>0</text:p>
          </table:table-cell>
          <table:table-cell table:formula="of:=[.I269]*[.AA$1] + IF([.I269]=0;0;[.AA$2])" office:value-type="float" office:value="0" calcext:value-type="float">
            <text:p>0</text:p>
          </table:table-cell>
          <table:table-cell table:formula="of:=[.J269]*[.AB$1] + IF([.J269]=0;0;[.AB$2])" office:value-type="float" office:value="0" calcext:value-type="float">
            <text:p>0</text:p>
          </table:table-cell>
          <table:table-cell table:formula="of:=[.K269]*[.AC$1] + IF([.K269]=0;0;[.AC$2])" office:value-type="float" office:value="0" calcext:value-type="float">
            <text:p>0</text:p>
          </table:table-cell>
          <table:table-cell table:formula="of:=[.L269]*[.AD$1] + IF([.L269]=0;0;[.AD$2])" office:value-type="float" office:value="0" calcext:value-type="float">
            <text:p>0</text:p>
          </table:table-cell>
          <table:table-cell table:formula="of:=[.M269]*[.AE$1] + IF([.M269]=0;0;[.AE$2])" office:value-type="float" office:value="0" calcext:value-type="float">
            <text:p>0</text:p>
          </table:table-cell>
          <table:table-cell/>
          <table:table-cell table:formula="of:=SUM([.S269:.AE269])" office:value-type="float" office:value="2.97964117" calcext:value-type="float">
            <text:p>2,9796411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291" calcext:value-type="float">
            <text:p>3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67" calcext:value-type="float">
            <text:p>0,6967</text:p>
          </table:table-cell>
          <table:table-cell office:value-type="float" office:value="1.0682" calcext:value-type="float">
            <text:p>1,0682</text:p>
          </table:table-cell>
          <table:table-cell table:formula="of:=[.O270]*[.O270]" office:value-type="float" office:value="1.14105124" calcext:value-type="float">
            <text:p>1,14105124</text:p>
          </table:table-cell>
          <table:table-cell table:number-columns-repeated="2"/>
          <table:table-cell table:formula="of:=[.A270]*[.S$1] + IF([.A270]=0;0;[.S$2])" office:value-type="float" office:value="2.29765796" calcext:value-type="float">
            <text:p>2,29765796</text:p>
          </table:table-cell>
          <table:table-cell table:formula="of:=[.B270]*[.T$1] + IF([.B270]=0;0;[.T$2])" office:value-type="float" office:value="0" calcext:value-type="float">
            <text:p>0</text:p>
          </table:table-cell>
          <table:table-cell table:formula="of:=[.C270]*[.U$1] + IF([.C270]=0;0;[.U$2])" office:value-type="float" office:value="0.10688321" calcext:value-type="float">
            <text:p>0,10688321</text:p>
          </table:table-cell>
          <table:table-cell table:formula="of:=[.D270]*[.V$1] + IF([.D270]=0;0;[.V$2])" office:value-type="float" office:value="0" calcext:value-type="float">
            <text:p>0</text:p>
          </table:table-cell>
          <table:table-cell table:formula="of:=[.E270]*[.W$1] + IF([.E270]=0;0;[.W$2])" office:value-type="float" office:value="0" calcext:value-type="float">
            <text:p>0</text:p>
          </table:table-cell>
          <table:table-cell table:formula="of:=[.F270]*[.X$1] + IF([.F270]=0;0;[.X$2])" office:value-type="float" office:value="0" calcext:value-type="float">
            <text:p>0</text:p>
          </table:table-cell>
          <table:table-cell table:formula="of:=[.G270]*[.Y$1] + IF([.G270]=0;0;[.Y$2])" office:value-type="float" office:value="0" calcext:value-type="float">
            <text:p>0</text:p>
          </table:table-cell>
          <table:table-cell table:formula="of:=[.H270]*[.Z$1] + IF([.H270]=0;0;[.Z$2])" office:value-type="float" office:value="0" calcext:value-type="float">
            <text:p>0</text:p>
          </table:table-cell>
          <table:table-cell table:formula="of:=[.I270]*[.AA$1] + IF([.I270]=0;0;[.AA$2])" office:value-type="float" office:value="0" calcext:value-type="float">
            <text:p>0</text:p>
          </table:table-cell>
          <table:table-cell table:formula="of:=[.J270]*[.AB$1] + IF([.J270]=0;0;[.AB$2])" office:value-type="float" office:value="0" calcext:value-type="float">
            <text:p>0</text:p>
          </table:table-cell>
          <table:table-cell table:formula="of:=[.K270]*[.AC$1] + IF([.K270]=0;0;[.AC$2])" office:value-type="float" office:value="0" calcext:value-type="float">
            <text:p>0</text:p>
          </table:table-cell>
          <table:table-cell table:formula="of:=[.L270]*[.AD$1] + IF([.L270]=0;0;[.AD$2])" office:value-type="float" office:value="0" calcext:value-type="float">
            <text:p>0</text:p>
          </table:table-cell>
          <table:table-cell table:formula="of:=[.M270]*[.AE$1] + IF([.M270]=0;0;[.AE$2])" office:value-type="float" office:value="0" calcext:value-type="float">
            <text:p>0</text:p>
          </table:table-cell>
          <table:table-cell/>
          <table:table-cell table:formula="of:=SUM([.S270:.AE270])" office:value-type="float" office:value="2.40454117" calcext:value-type="float">
            <text:p>2,40454117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2497" calcext:value-type="float">
            <text:p>4,24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65" calcext:value-type="float">
            <text:p>1,0065</text:p>
          </table:table-cell>
          <table:table-cell office:value-type="float" office:value="1.7614" calcext:value-type="float">
            <text:p>1,7614</text:p>
          </table:table-cell>
          <table:table-cell table:formula="of:=[.O271]*[.O271]" office:value-type="float" office:value="3.10252996" calcext:value-type="float">
            <text:p>3,10252996</text:p>
          </table:table-cell>
          <table:table-cell table:number-columns-repeated="2"/>
          <table:table-cell table:formula="of:=[.A271]*[.S$1] + IF([.A271]=0;0;[.S$2])" office:value-type="float" office:value="2.56794204" calcext:value-type="float">
            <text:p>2,56794204</text:p>
          </table:table-cell>
          <table:table-cell table:formula="of:=[.B271]*[.T$1] + IF([.B271]=0;0;[.T$2])" office:value-type="float" office:value="0" calcext:value-type="float">
            <text:p>0</text:p>
          </table:table-cell>
          <table:table-cell table:formula="of:=[.C271]*[.U$1] + IF([.C271]=0;0;[.U$2])" office:value-type="float" office:value="0.14066507" calcext:value-type="float">
            <text:p>0,14066507</text:p>
          </table:table-cell>
          <table:table-cell table:formula="of:=[.D271]*[.V$1] + IF([.D271]=0;0;[.V$2])" office:value-type="float" office:value="0" calcext:value-type="float">
            <text:p>0</text:p>
          </table:table-cell>
          <table:table-cell table:formula="of:=[.E271]*[.W$1] + IF([.E271]=0;0;[.W$2])" office:value-type="float" office:value="0" calcext:value-type="float">
            <text:p>0</text:p>
          </table:table-cell>
          <table:table-cell table:formula="of:=[.F271]*[.X$1] + IF([.F271]=0;0;[.X$2])" office:value-type="float" office:value="0" calcext:value-type="float">
            <text:p>0</text:p>
          </table:table-cell>
          <table:table-cell table:formula="of:=[.G271]*[.Y$1] + IF([.G271]=0;0;[.Y$2])" office:value-type="float" office:value="0" calcext:value-type="float">
            <text:p>0</text:p>
          </table:table-cell>
          <table:table-cell table:formula="of:=[.H271]*[.Z$1] + IF([.H271]=0;0;[.Z$2])" office:value-type="float" office:value="0" calcext:value-type="float">
            <text:p>0</text:p>
          </table:table-cell>
          <table:table-cell table:formula="of:=[.I271]*[.AA$1] + IF([.I271]=0;0;[.AA$2])" office:value-type="float" office:value="0" calcext:value-type="float">
            <text:p>0</text:p>
          </table:table-cell>
          <table:table-cell table:formula="of:=[.J271]*[.AB$1] + IF([.J271]=0;0;[.AB$2])" office:value-type="float" office:value="0" calcext:value-type="float">
            <text:p>0</text:p>
          </table:table-cell>
          <table:table-cell table:formula="of:=[.K271]*[.AC$1] + IF([.K271]=0;0;[.AC$2])" office:value-type="float" office:value="0" calcext:value-type="float">
            <text:p>0</text:p>
          </table:table-cell>
          <table:table-cell table:formula="of:=[.L271]*[.AD$1] + IF([.L271]=0;0;[.AD$2])" office:value-type="float" office:value="0" calcext:value-type="float">
            <text:p>0</text:p>
          </table:table-cell>
          <table:table-cell table:formula="of:=[.M271]*[.AE$1] + IF([.M271]=0;0;[.AE$2])" office:value-type="float" office:value="0" calcext:value-type="float">
            <text:p>0</text:p>
          </table:table-cell>
          <table:table-cell/>
          <table:table-cell table:formula="of:=SUM([.S271:.AE271])" office:value-type="float" office:value="2.70860711" calcext:value-type="float">
            <text:p>2,7086071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252" calcext:value-type="float">
            <text:p>3,42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33" calcext:value-type="float">
            <text:p>0,7933</text:p>
          </table:table-cell>
          <table:table-cell office:value-type="float" office:value="1.53" calcext:value-type="float">
            <text:p>1,53</text:p>
          </table:table-cell>
          <table:table-cell table:formula="of:=[.O272]*[.O272]" office:value-type="float" office:value="2.3409" calcext:value-type="float">
            <text:p>2,3409</text:p>
          </table:table-cell>
          <table:table-cell table:number-columns-repeated="2"/>
          <table:table-cell table:formula="of:=[.A272]*[.S$1] + IF([.A272]=0;0;[.S$2])" office:value-type="float" office:value="2.56794204" calcext:value-type="float">
            <text:p>2,56794204</text:p>
          </table:table-cell>
          <table:table-cell table:formula="of:=[.B272]*[.T$1] + IF([.B272]=0;0;[.T$2])" office:value-type="float" office:value="0" calcext:value-type="float">
            <text:p>0</text:p>
          </table:table-cell>
          <table:table-cell table:formula="of:=[.C272]*[.U$1] + IF([.C272]=0;0;[.U$2])" office:value-type="float" office:value="0.11337412" calcext:value-type="float">
            <text:p>0,11337412</text:p>
          </table:table-cell>
          <table:table-cell table:formula="of:=[.D272]*[.V$1] + IF([.D272]=0;0;[.V$2])" office:value-type="float" office:value="0" calcext:value-type="float">
            <text:p>0</text:p>
          </table:table-cell>
          <table:table-cell table:formula="of:=[.E272]*[.W$1] + IF([.E272]=0;0;[.W$2])" office:value-type="float" office:value="0" calcext:value-type="float">
            <text:p>0</text:p>
          </table:table-cell>
          <table:table-cell table:formula="of:=[.F272]*[.X$1] + IF([.F272]=0;0;[.X$2])" office:value-type="float" office:value="0" calcext:value-type="float">
            <text:p>0</text:p>
          </table:table-cell>
          <table:table-cell table:formula="of:=[.G272]*[.Y$1] + IF([.G272]=0;0;[.Y$2])" office:value-type="float" office:value="0" calcext:value-type="float">
            <text:p>0</text:p>
          </table:table-cell>
          <table:table-cell table:formula="of:=[.H272]*[.Z$1] + IF([.H272]=0;0;[.Z$2])" office:value-type="float" office:value="0" calcext:value-type="float">
            <text:p>0</text:p>
          </table:table-cell>
          <table:table-cell table:formula="of:=[.I272]*[.AA$1] + IF([.I272]=0;0;[.AA$2])" office:value-type="float" office:value="0" calcext:value-type="float">
            <text:p>0</text:p>
          </table:table-cell>
          <table:table-cell table:formula="of:=[.J272]*[.AB$1] + IF([.J272]=0;0;[.AB$2])" office:value-type="float" office:value="0" calcext:value-type="float">
            <text:p>0</text:p>
          </table:table-cell>
          <table:table-cell table:formula="of:=[.K272]*[.AC$1] + IF([.K272]=0;0;[.AC$2])" office:value-type="float" office:value="0" calcext:value-type="float">
            <text:p>0</text:p>
          </table:table-cell>
          <table:table-cell table:formula="of:=[.L272]*[.AD$1] + IF([.L272]=0;0;[.AD$2])" office:value-type="float" office:value="0" calcext:value-type="float">
            <text:p>0</text:p>
          </table:table-cell>
          <table:table-cell table:formula="of:=[.M272]*[.AE$1] + IF([.M272]=0;0;[.AE$2])" office:value-type="float" office:value="0" calcext:value-type="float">
            <text:p>0</text:p>
          </table:table-cell>
          <table:table-cell/>
          <table:table-cell table:formula="of:=SUM([.S272:.AE272])" office:value-type="float" office:value="2.68131616" calcext:value-type="float">
            <text:p>2,68131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79" calcext:value-type="float">
            <text:p>3,63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144" calcext:value-type="float">
            <text:p>1,5144</text:p>
          </table:table-cell>
          <table:table-cell office:value-type="float" office:value="4.4541" calcext:value-type="float">
            <text:p>4,4541</text:p>
          </table:table-cell>
          <table:table-cell table:formula="of:=[.O273]*[.O273]" office:value-type="float" office:value="19.83900681" calcext:value-type="float">
            <text:p>19,83900681</text:p>
          </table:table-cell>
          <table:table-cell table:number-columns-repeated="2"/>
          <table:table-cell table:formula="of:=[.A273]*[.S$1] + IF([.A273]=0;0;[.S$2])" office:value-type="float" office:value="2.4328" calcext:value-type="float">
            <text:p>2,4328</text:p>
          </table:table-cell>
          <table:table-cell table:formula="of:=[.B273]*[.T$1] + IF([.B273]=0;0;[.T$2])" office:value-type="float" office:value="5.2152" calcext:value-type="float">
            <text:p>5,2152</text:p>
          </table:table-cell>
          <table:table-cell table:formula="of:=[.C273]*[.U$1] + IF([.C273]=0;0;[.U$2])" office:value-type="float" office:value="0.12041449" calcext:value-type="float">
            <text:p>0,12041449</text:p>
          </table:table-cell>
          <table:table-cell table:formula="of:=[.D273]*[.V$1] + IF([.D273]=0;0;[.V$2])" office:value-type="float" office:value="0" calcext:value-type="float">
            <text:p>0</text:p>
          </table:table-cell>
          <table:table-cell table:formula="of:=[.E273]*[.W$1] + IF([.E273]=0;0;[.W$2])" office:value-type="float" office:value="0" calcext:value-type="float">
            <text:p>0</text:p>
          </table:table-cell>
          <table:table-cell table:formula="of:=[.F273]*[.X$1] + IF([.F273]=0;0;[.X$2])" office:value-type="float" office:value="0" calcext:value-type="float">
            <text:p>0</text:p>
          </table:table-cell>
          <table:table-cell table:formula="of:=[.G273]*[.Y$1] + IF([.G273]=0;0;[.Y$2])" office:value-type="float" office:value="0" calcext:value-type="float">
            <text:p>0</text:p>
          </table:table-cell>
          <table:table-cell table:formula="of:=[.H273]*[.Z$1] + IF([.H273]=0;0;[.Z$2])" office:value-type="float" office:value="0" calcext:value-type="float">
            <text:p>0</text:p>
          </table:table-cell>
          <table:table-cell table:formula="of:=[.I273]*[.AA$1] + IF([.I273]=0;0;[.AA$2])" office:value-type="float" office:value="0" calcext:value-type="float">
            <text:p>0</text:p>
          </table:table-cell>
          <table:table-cell table:formula="of:=[.J273]*[.AB$1] + IF([.J273]=0;0;[.AB$2])" office:value-type="float" office:value="0" calcext:value-type="float">
            <text:p>0</text:p>
          </table:table-cell>
          <table:table-cell table:formula="of:=[.K273]*[.AC$1] + IF([.K273]=0;0;[.AC$2])" office:value-type="float" office:value="0" calcext:value-type="float">
            <text:p>0</text:p>
          </table:table-cell>
          <table:table-cell table:formula="of:=[.L273]*[.AD$1] + IF([.L273]=0;0;[.AD$2])" office:value-type="float" office:value="0" calcext:value-type="float">
            <text:p>0</text:p>
          </table:table-cell>
          <table:table-cell table:formula="of:=[.M273]*[.AE$1] + IF([.M273]=0;0;[.AE$2])" office:value-type="float" office:value="0" calcext:value-type="float">
            <text:p>0</text:p>
          </table:table-cell>
          <table:table-cell/>
          <table:table-cell table:formula="of:=SUM([.S273:.AE273])" office:value-type="float" office:value="7.76841449" calcext:value-type="float">
            <text:p>7,7684144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6461" calcext:value-type="float">
            <text:p>5,6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03" calcext:value-type="float">
            <text:p>0,9503</text:p>
          </table:table-cell>
          <table:table-cell office:value-type="float" office:value="1.5004" calcext:value-type="float">
            <text:p>1,5004</text:p>
          </table:table-cell>
          <table:table-cell table:formula="of:=[.O274]*[.O274]" office:value-type="float" office:value="2.25120016" calcext:value-type="float">
            <text:p>2,25120016</text:p>
          </table:table-cell>
          <table:table-cell table:number-columns-repeated="2"/>
          <table:table-cell table:formula="of:=[.A274]*[.S$1] + IF([.A274]=0;0;[.S$2])" office:value-type="float" office:value="2.29765796" calcext:value-type="float">
            <text:p>2,29765796</text:p>
          </table:table-cell>
          <table:table-cell table:formula="of:=[.B274]*[.T$1] + IF([.B274]=0;0;[.T$2])" office:value-type="float" office:value="0" calcext:value-type="float">
            <text:p>0</text:p>
          </table:table-cell>
          <table:table-cell table:formula="of:=[.C274]*[.U$1] + IF([.C274]=0;0;[.U$2])" office:value-type="float" office:value="0.18688591" calcext:value-type="float">
            <text:p>0,18688591</text:p>
          </table:table-cell>
          <table:table-cell table:formula="of:=[.D274]*[.V$1] + IF([.D274]=0;0;[.V$2])" office:value-type="float" office:value="0" calcext:value-type="float">
            <text:p>0</text:p>
          </table:table-cell>
          <table:table-cell table:formula="of:=[.E274]*[.W$1] + IF([.E274]=0;0;[.W$2])" office:value-type="float" office:value="0" calcext:value-type="float">
            <text:p>0</text:p>
          </table:table-cell>
          <table:table-cell table:formula="of:=[.F274]*[.X$1] + IF([.F274]=0;0;[.X$2])" office:value-type="float" office:value="0" calcext:value-type="float">
            <text:p>0</text:p>
          </table:table-cell>
          <table:table-cell table:formula="of:=[.G274]*[.Y$1] + IF([.G274]=0;0;[.Y$2])" office:value-type="float" office:value="0" calcext:value-type="float">
            <text:p>0</text:p>
          </table:table-cell>
          <table:table-cell table:formula="of:=[.H274]*[.Z$1] + IF([.H274]=0;0;[.Z$2])" office:value-type="float" office:value="0" calcext:value-type="float">
            <text:p>0</text:p>
          </table:table-cell>
          <table:table-cell table:formula="of:=[.I274]*[.AA$1] + IF([.I274]=0;0;[.AA$2])" office:value-type="float" office:value="0" calcext:value-type="float">
            <text:p>0</text:p>
          </table:table-cell>
          <table:table-cell table:formula="of:=[.J274]*[.AB$1] + IF([.J274]=0;0;[.AB$2])" office:value-type="float" office:value="0" calcext:value-type="float">
            <text:p>0</text:p>
          </table:table-cell>
          <table:table-cell table:formula="of:=[.K274]*[.AC$1] + IF([.K274]=0;0;[.AC$2])" office:value-type="float" office:value="0" calcext:value-type="float">
            <text:p>0</text:p>
          </table:table-cell>
          <table:table-cell table:formula="of:=[.L274]*[.AD$1] + IF([.L274]=0;0;[.AD$2])" office:value-type="float" office:value="0" calcext:value-type="float">
            <text:p>0</text:p>
          </table:table-cell>
          <table:table-cell table:formula="of:=[.M274]*[.AE$1] + IF([.M274]=0;0;[.AE$2])" office:value-type="float" office:value="0" calcext:value-type="float">
            <text:p>0</text:p>
          </table:table-cell>
          <table:table-cell/>
          <table:table-cell table:formula="of:=SUM([.S274:.AE274])" office:value-type="float" office:value="2.48454387" calcext:value-type="float">
            <text:p>2,48454387</text:p>
          </table:table-cell>
        </table:table-row>
        <table:table-row table:style-name="ro1">
          <table:table-cell office:value-type="float" office:value="3.1111" calcext:value-type="float">
            <text:p>3,1111</text:p>
          </table:table-cell>
          <table:table-cell office:value-type="float" office:value="0" calcext:value-type="float">
            <text:p>0</text:p>
          </table:table-cell>
          <table:table-cell office:value-type="float" office:value="4.6036" calcext:value-type="float">
            <text:p>4,60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12" calcext:value-type="float">
            <text:p>1,1012</text:p>
          </table:table-cell>
          <table:table-cell office:value-type="float" office:value="1.3603" calcext:value-type="float">
            <text:p>1,3603</text:p>
          </table:table-cell>
          <table:table-cell table:formula="of:=[.O275]*[.O275]" office:value-type="float" office:value="1.85041609" calcext:value-type="float">
            <text:p>1,85041609</text:p>
          </table:table-cell>
          <table:table-cell table:number-columns-repeated="2"/>
          <table:table-cell table:formula="of:=[.A275]*[.S$1] + IF([.A275]=0;0;[.S$2])" office:value-type="float" office:value="1.89217102" calcext:value-type="float">
            <text:p>1,89217102</text:p>
          </table:table-cell>
          <table:table-cell table:formula="of:=[.B275]*[.T$1] + IF([.B275]=0;0;[.T$2])" office:value-type="float" office:value="0" calcext:value-type="float">
            <text:p>0</text:p>
          </table:table-cell>
          <table:table-cell table:formula="of:=[.C275]*[.U$1] + IF([.C275]=0;0;[.U$2])" office:value-type="float" office:value="0.15237916" calcext:value-type="float">
            <text:p>0,15237916</text:p>
          </table:table-cell>
          <table:table-cell table:formula="of:=[.D275]*[.V$1] + IF([.D275]=0;0;[.V$2])" office:value-type="float" office:value="0" calcext:value-type="float">
            <text:p>0</text:p>
          </table:table-cell>
          <table:table-cell table:formula="of:=[.E275]*[.W$1] + IF([.E275]=0;0;[.W$2])" office:value-type="float" office:value="0" calcext:value-type="float">
            <text:p>0</text:p>
          </table:table-cell>
          <table:table-cell table:formula="of:=[.F275]*[.X$1] + IF([.F275]=0;0;[.X$2])" office:value-type="float" office:value="0" calcext:value-type="float">
            <text:p>0</text:p>
          </table:table-cell>
          <table:table-cell table:formula="of:=[.G275]*[.Y$1] + IF([.G275]=0;0;[.Y$2])" office:value-type="float" office:value="0" calcext:value-type="float">
            <text:p>0</text:p>
          </table:table-cell>
          <table:table-cell table:formula="of:=[.H275]*[.Z$1] + IF([.H275]=0;0;[.Z$2])" office:value-type="float" office:value="0" calcext:value-type="float">
            <text:p>0</text:p>
          </table:table-cell>
          <table:table-cell table:formula="of:=[.I275]*[.AA$1] + IF([.I275]=0;0;[.AA$2])" office:value-type="float" office:value="0" calcext:value-type="float">
            <text:p>0</text:p>
          </table:table-cell>
          <table:table-cell table:formula="of:=[.J275]*[.AB$1] + IF([.J275]=0;0;[.AB$2])" office:value-type="float" office:value="0" calcext:value-type="float">
            <text:p>0</text:p>
          </table:table-cell>
          <table:table-cell table:formula="of:=[.K275]*[.AC$1] + IF([.K275]=0;0;[.AC$2])" office:value-type="float" office:value="0" calcext:value-type="float">
            <text:p>0</text:p>
          </table:table-cell>
          <table:table-cell table:formula="of:=[.L275]*[.AD$1] + IF([.L275]=0;0;[.AD$2])" office:value-type="float" office:value="0" calcext:value-type="float">
            <text:p>0</text:p>
          </table:table-cell>
          <table:table-cell table:formula="of:=[.M275]*[.AE$1] + IF([.M275]=0;0;[.AE$2])" office:value-type="float" office:value="0" calcext:value-type="float">
            <text:p>0</text:p>
          </table:table-cell>
          <table:table-cell/>
          <table:table-cell table:formula="of:=SUM([.S275:.AE275])" office:value-type="float" office:value="2.04455018" calcext:value-type="float">
            <text:p>2,0445501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3.4198" calcext:value-type="float">
            <text:p>3,4198</text:p>
          </table:table-cell>
          <table:table-cell office:value-type="float" office:value="3.6845" calcext:value-type="float">
            <text:p>3,6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751" calcext:value-type="float">
            <text:p>1,5751</text:p>
          </table:table-cell>
          <table:table-cell office:value-type="float" office:value="4.1347" calcext:value-type="float">
            <text:p>4,1347</text:p>
          </table:table-cell>
          <table:table-cell table:formula="of:=[.O276]*[.O276]" office:value-type="float" office:value="17.09574409" calcext:value-type="float">
            <text:p>17,09574409</text:p>
          </table:table-cell>
          <table:table-cell table:number-columns-repeated="2"/>
          <table:table-cell table:formula="of:=[.A276]*[.S$1] + IF([.A276]=0;0;[.S$2])" office:value-type="float" office:value="2.56794204" calcext:value-type="float">
            <text:p>2,56794204</text:p>
          </table:table-cell>
          <table:table-cell table:formula="of:=[.B276]*[.T$1] + IF([.B276]=0;0;[.T$2])" office:value-type="float" office:value="7.94521836" calcext:value-type="float">
            <text:p>7,94521836</text:p>
          </table:table-cell>
          <table:table-cell table:formula="of:=[.C276]*[.U$1] + IF([.C276]=0;0;[.U$2])" office:value-type="float" office:value="0.12195695" calcext:value-type="float">
            <text:p>0,12195695</text:p>
          </table:table-cell>
          <table:table-cell table:formula="of:=[.D276]*[.V$1] + IF([.D276]=0;0;[.V$2])" office:value-type="float" office:value="0" calcext:value-type="float">
            <text:p>0</text:p>
          </table:table-cell>
          <table:table-cell table:formula="of:=[.E276]*[.W$1] + IF([.E276]=0;0;[.W$2])" office:value-type="float" office:value="0" calcext:value-type="float">
            <text:p>0</text:p>
          </table:table-cell>
          <table:table-cell table:formula="of:=[.F276]*[.X$1] + IF([.F276]=0;0;[.X$2])" office:value-type="float" office:value="0" calcext:value-type="float">
            <text:p>0</text:p>
          </table:table-cell>
          <table:table-cell table:formula="of:=[.G276]*[.Y$1] + IF([.G276]=0;0;[.Y$2])" office:value-type="float" office:value="0" calcext:value-type="float">
            <text:p>0</text:p>
          </table:table-cell>
          <table:table-cell table:formula="of:=[.H276]*[.Z$1] + IF([.H276]=0;0;[.Z$2])" office:value-type="float" office:value="0" calcext:value-type="float">
            <text:p>0</text:p>
          </table:table-cell>
          <table:table-cell table:formula="of:=[.I276]*[.AA$1] + IF([.I276]=0;0;[.AA$2])" office:value-type="float" office:value="0" calcext:value-type="float">
            <text:p>0</text:p>
          </table:table-cell>
          <table:table-cell table:formula="of:=[.J276]*[.AB$1] + IF([.J276]=0;0;[.AB$2])" office:value-type="float" office:value="0" calcext:value-type="float">
            <text:p>0</text:p>
          </table:table-cell>
          <table:table-cell table:formula="of:=[.K276]*[.AC$1] + IF([.K276]=0;0;[.AC$2])" office:value-type="float" office:value="0" calcext:value-type="float">
            <text:p>0</text:p>
          </table:table-cell>
          <table:table-cell table:formula="of:=[.L276]*[.AD$1] + IF([.L276]=0;0;[.AD$2])" office:value-type="float" office:value="0" calcext:value-type="float">
            <text:p>0</text:p>
          </table:table-cell>
          <table:table-cell table:formula="of:=[.M276]*[.AE$1] + IF([.M276]=0;0;[.AE$2])" office:value-type="float" office:value="0" calcext:value-type="float">
            <text:p>0</text:p>
          </table:table-cell>
          <table:table-cell/>
          <table:table-cell table:formula="of:=SUM([.S276:.AE276])" office:value-type="float" office:value="10.63511735" calcext:value-type="float">
            <text:p>10,6351173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1056" calcext:value-type="float">
            <text:p>2,1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2554" calcext:value-type="float">
            <text:p>1,2554</text:p>
          </table:table-cell>
          <table:table-cell table:formula="of:=[.O277]*[.O277]" office:value-type="float" office:value="1.57602916" calcext:value-type="float">
            <text:p>1,57602916</text:p>
          </table:table-cell>
          <table:table-cell table:number-columns-repeated="2"/>
          <table:table-cell table:formula="of:=[.A277]*[.S$1] + IF([.A277]=0;0;[.S$2])" office:value-type="float" office:value="2.29765796" calcext:value-type="float">
            <text:p>2,29765796</text:p>
          </table:table-cell>
          <table:table-cell table:formula="of:=[.B277]*[.T$1] + IF([.B277]=0;0;[.T$2])" office:value-type="float" office:value="0" calcext:value-type="float">
            <text:p>0</text:p>
          </table:table-cell>
          <table:table-cell table:formula="of:=[.C277]*[.U$1] + IF([.C277]=0;0;[.U$2])" office:value-type="float" office:value="0.06969536" calcext:value-type="float">
            <text:p>0,06969536</text:p>
          </table:table-cell>
          <table:table-cell table:formula="of:=[.D277]*[.V$1] + IF([.D277]=0;0;[.V$2])" office:value-type="float" office:value="0" calcext:value-type="float">
            <text:p>0</text:p>
          </table:table-cell>
          <table:table-cell table:formula="of:=[.E277]*[.W$1] + IF([.E277]=0;0;[.W$2])" office:value-type="float" office:value="0" calcext:value-type="float">
            <text:p>0</text:p>
          </table:table-cell>
          <table:table-cell table:formula="of:=[.F277]*[.X$1] + IF([.F277]=0;0;[.X$2])" office:value-type="float" office:value="0" calcext:value-type="float">
            <text:p>0</text:p>
          </table:table-cell>
          <table:table-cell table:formula="of:=[.G277]*[.Y$1] + IF([.G277]=0;0;[.Y$2])" office:value-type="float" office:value="0" calcext:value-type="float">
            <text:p>0</text:p>
          </table:table-cell>
          <table:table-cell table:formula="of:=[.H277]*[.Z$1] + IF([.H277]=0;0;[.Z$2])" office:value-type="float" office:value="0" calcext:value-type="float">
            <text:p>0</text:p>
          </table:table-cell>
          <table:table-cell table:formula="of:=[.I277]*[.AA$1] + IF([.I277]=0;0;[.AA$2])" office:value-type="float" office:value="0" calcext:value-type="float">
            <text:p>0</text:p>
          </table:table-cell>
          <table:table-cell table:formula="of:=[.J277]*[.AB$1] + IF([.J277]=0;0;[.AB$2])" office:value-type="float" office:value="0" calcext:value-type="float">
            <text:p>0</text:p>
          </table:table-cell>
          <table:table-cell table:formula="of:=[.K277]*[.AC$1] + IF([.K277]=0;0;[.AC$2])" office:value-type="float" office:value="0" calcext:value-type="float">
            <text:p>0</text:p>
          </table:table-cell>
          <table:table-cell table:formula="of:=[.L277]*[.AD$1] + IF([.L277]=0;0;[.AD$2])" office:value-type="float" office:value="0" calcext:value-type="float">
            <text:p>0</text:p>
          </table:table-cell>
          <table:table-cell table:formula="of:=[.M277]*[.AE$1] + IF([.M277]=0;0;[.AE$2])" office:value-type="float" office:value="0" calcext:value-type="float">
            <text:p>0</text:p>
          </table:table-cell>
          <table:table-cell/>
          <table:table-cell table:formula="of:=SUM([.S277:.AE277])" office:value-type="float" office:value="2.36735332" calcext:value-type="float">
            <text:p>2,3673533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" calcext:value-type="float">
            <text:p>1</text:p>
          </table:table-cell>
          <table:table-cell office:value-type="float" office:value="3.4883" calcext:value-type="float">
            <text:p>3,48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27" calcext:value-type="float">
            <text:p>1,1027</text:p>
          </table:table-cell>
          <table:table-cell office:value-type="float" office:value="1.5438" calcext:value-type="float">
            <text:p>1,5438</text:p>
          </table:table-cell>
          <table:table-cell table:formula="of:=[.O278]*[.O278]" office:value-type="float" office:value="2.38331844" calcext:value-type="float">
            <text:p>2,38331844</text:p>
          </table:table-cell>
          <table:table-cell table:number-columns-repeated="2"/>
          <table:table-cell table:formula="of:=[.A278]*[.S$1] + IF([.A278]=0;0;[.S$2])" office:value-type="float" office:value="2.29765796" calcext:value-type="float">
            <text:p>2,29765796</text:p>
          </table:table-cell>
          <table:table-cell table:formula="of:=[.B278]*[.T$1] + IF([.B278]=0;0;[.T$2])" office:value-type="float" office:value="5.2152" calcext:value-type="float">
            <text:p>5,2152</text:p>
          </table:table-cell>
          <table:table-cell table:formula="of:=[.C278]*[.U$1] + IF([.C278]=0;0;[.U$2])" office:value-type="float" office:value="0.11546273" calcext:value-type="float">
            <text:p>0,11546273</text:p>
          </table:table-cell>
          <table:table-cell table:formula="of:=[.D278]*[.V$1] + IF([.D278]=0;0;[.V$2])" office:value-type="float" office:value="0" calcext:value-type="float">
            <text:p>0</text:p>
          </table:table-cell>
          <table:table-cell table:formula="of:=[.E278]*[.W$1] + IF([.E278]=0;0;[.W$2])" office:value-type="float" office:value="0" calcext:value-type="float">
            <text:p>0</text:p>
          </table:table-cell>
          <table:table-cell table:formula="of:=[.F278]*[.X$1] + IF([.F278]=0;0;[.X$2])" office:value-type="float" office:value="0" calcext:value-type="float">
            <text:p>0</text:p>
          </table:table-cell>
          <table:table-cell table:formula="of:=[.G278]*[.Y$1] + IF([.G278]=0;0;[.Y$2])" office:value-type="float" office:value="0" calcext:value-type="float">
            <text:p>0</text:p>
          </table:table-cell>
          <table:table-cell table:formula="of:=[.H278]*[.Z$1] + IF([.H278]=0;0;[.Z$2])" office:value-type="float" office:value="0" calcext:value-type="float">
            <text:p>0</text:p>
          </table:table-cell>
          <table:table-cell table:formula="of:=[.I278]*[.AA$1] + IF([.I278]=0;0;[.AA$2])" office:value-type="float" office:value="0" calcext:value-type="float">
            <text:p>0</text:p>
          </table:table-cell>
          <table:table-cell table:formula="of:=[.J278]*[.AB$1] + IF([.J278]=0;0;[.AB$2])" office:value-type="float" office:value="0" calcext:value-type="float">
            <text:p>0</text:p>
          </table:table-cell>
          <table:table-cell table:formula="of:=[.K278]*[.AC$1] + IF([.K278]=0;0;[.AC$2])" office:value-type="float" office:value="0" calcext:value-type="float">
            <text:p>0</text:p>
          </table:table-cell>
          <table:table-cell table:formula="of:=[.L278]*[.AD$1] + IF([.L278]=0;0;[.AD$2])" office:value-type="float" office:value="0" calcext:value-type="float">
            <text:p>0</text:p>
          </table:table-cell>
          <table:table-cell table:formula="of:=[.M278]*[.AE$1] + IF([.M278]=0;0;[.AE$2])" office:value-type="float" office:value="0" calcext:value-type="float">
            <text:p>0</text:p>
          </table:table-cell>
          <table:table-cell/>
          <table:table-cell table:formula="of:=SUM([.S278:.AE278])" office:value-type="float" office:value="7.62832069" calcext:value-type="float">
            <text:p>7,6283206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3498" calcext:value-type="float">
            <text:p>2,34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69" calcext:value-type="float">
            <text:p>0,69</text:p>
          </table:table-cell>
          <table:table-cell table:formula="of:=[.O279]*[.O279]" office:value-type="float" office:value="0.4761" calcext:value-type="float">
            <text:p>0,4761</text:p>
          </table:table-cell>
          <table:table-cell table:number-columns-repeated="2"/>
          <table:table-cell table:formula="of:=[.A279]*[.S$1] + IF([.A279]=0;0;[.S$2])" office:value-type="float" office:value="2.29765796" calcext:value-type="float">
            <text:p>2,29765796</text:p>
          </table:table-cell>
          <table:table-cell table:formula="of:=[.B279]*[.T$1] + IF([.B279]=0;0;[.T$2])" office:value-type="float" office:value="0" calcext:value-type="float">
            <text:p>0</text:p>
          </table:table-cell>
          <table:table-cell table:formula="of:=[.C279]*[.U$1] + IF([.C279]=0;0;[.U$2])" office:value-type="float" office:value="0.07777838" calcext:value-type="float">
            <text:p>0,07777838</text:p>
          </table:table-cell>
          <table:table-cell table:formula="of:=[.D279]*[.V$1] + IF([.D279]=0;0;[.V$2])" office:value-type="float" office:value="0" calcext:value-type="float">
            <text:p>0</text:p>
          </table:table-cell>
          <table:table-cell table:formula="of:=[.E279]*[.W$1] + IF([.E279]=0;0;[.W$2])" office:value-type="float" office:value="0" calcext:value-type="float">
            <text:p>0</text:p>
          </table:table-cell>
          <table:table-cell table:formula="of:=[.F279]*[.X$1] + IF([.F279]=0;0;[.X$2])" office:value-type="float" office:value="0" calcext:value-type="float">
            <text:p>0</text:p>
          </table:table-cell>
          <table:table-cell table:formula="of:=[.G279]*[.Y$1] + IF([.G279]=0;0;[.Y$2])" office:value-type="float" office:value="0" calcext:value-type="float">
            <text:p>0</text:p>
          </table:table-cell>
          <table:table-cell table:formula="of:=[.H279]*[.Z$1] + IF([.H279]=0;0;[.Z$2])" office:value-type="float" office:value="0" calcext:value-type="float">
            <text:p>0</text:p>
          </table:table-cell>
          <table:table-cell table:formula="of:=[.I279]*[.AA$1] + IF([.I279]=0;0;[.AA$2])" office:value-type="float" office:value="0" calcext:value-type="float">
            <text:p>0</text:p>
          </table:table-cell>
          <table:table-cell table:formula="of:=[.J279]*[.AB$1] + IF([.J279]=0;0;[.AB$2])" office:value-type="float" office:value="0" calcext:value-type="float">
            <text:p>0</text:p>
          </table:table-cell>
          <table:table-cell table:formula="of:=[.K279]*[.AC$1] + IF([.K279]=0;0;[.AC$2])" office:value-type="float" office:value="0" calcext:value-type="float">
            <text:p>0</text:p>
          </table:table-cell>
          <table:table-cell table:formula="of:=[.L279]*[.AD$1] + IF([.L279]=0;0;[.AD$2])" office:value-type="float" office:value="0" calcext:value-type="float">
            <text:p>0</text:p>
          </table:table-cell>
          <table:table-cell table:formula="of:=[.M279]*[.AE$1] + IF([.M279]=0;0;[.AE$2])" office:value-type="float" office:value="0" calcext:value-type="float">
            <text:p>0</text:p>
          </table:table-cell>
          <table:table-cell/>
          <table:table-cell table:formula="of:=SUM([.S279:.AE279])" office:value-type="float" office:value="2.37543634" calcext:value-type="float">
            <text:p>2,3754363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3361" calcext:value-type="float">
            <text:p>5,33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119" calcext:value-type="float">
            <text:p>1,0119</text:p>
          </table:table-cell>
          <table:table-cell office:value-type="float" office:value="1.4456" calcext:value-type="float">
            <text:p>1,4456</text:p>
          </table:table-cell>
          <table:table-cell table:formula="of:=[.O280]*[.O280]" office:value-type="float" office:value="2.08975936" calcext:value-type="float">
            <text:p>2,08975936</text:p>
          </table:table-cell>
          <table:table-cell table:number-columns-repeated="2"/>
          <table:table-cell table:formula="of:=[.A280]*[.S$1] + IF([.A280]=0;0;[.S$2])" office:value-type="float" office:value="2.29765796" calcext:value-type="float">
            <text:p>2,29765796</text:p>
          </table:table-cell>
          <table:table-cell table:formula="of:=[.B280]*[.T$1] + IF([.B280]=0;0;[.T$2])" office:value-type="float" office:value="0" calcext:value-type="float">
            <text:p>0</text:p>
          </table:table-cell>
          <table:table-cell table:formula="of:=[.C280]*[.U$1] + IF([.C280]=0;0;[.U$2])" office:value-type="float" office:value="0.17662491" calcext:value-type="float">
            <text:p>0,17662491</text:p>
          </table:table-cell>
          <table:table-cell table:formula="of:=[.D280]*[.V$1] + IF([.D280]=0;0;[.V$2])" office:value-type="float" office:value="0" calcext:value-type="float">
            <text:p>0</text:p>
          </table:table-cell>
          <table:table-cell table:formula="of:=[.E280]*[.W$1] + IF([.E280]=0;0;[.W$2])" office:value-type="float" office:value="0" calcext:value-type="float">
            <text:p>0</text:p>
          </table:table-cell>
          <table:table-cell table:formula="of:=[.F280]*[.X$1] + IF([.F280]=0;0;[.X$2])" office:value-type="float" office:value="0" calcext:value-type="float">
            <text:p>0</text:p>
          </table:table-cell>
          <table:table-cell table:formula="of:=[.G280]*[.Y$1] + IF([.G280]=0;0;[.Y$2])" office:value-type="float" office:value="0" calcext:value-type="float">
            <text:p>0</text:p>
          </table:table-cell>
          <table:table-cell table:formula="of:=[.H280]*[.Z$1] + IF([.H280]=0;0;[.Z$2])" office:value-type="float" office:value="0" calcext:value-type="float">
            <text:p>0</text:p>
          </table:table-cell>
          <table:table-cell table:formula="of:=[.I280]*[.AA$1] + IF([.I280]=0;0;[.AA$2])" office:value-type="float" office:value="0" calcext:value-type="float">
            <text:p>0</text:p>
          </table:table-cell>
          <table:table-cell table:formula="of:=[.J280]*[.AB$1] + IF([.J280]=0;0;[.AB$2])" office:value-type="float" office:value="0" calcext:value-type="float">
            <text:p>0</text:p>
          </table:table-cell>
          <table:table-cell table:formula="of:=[.K280]*[.AC$1] + IF([.K280]=0;0;[.AC$2])" office:value-type="float" office:value="0" calcext:value-type="float">
            <text:p>0</text:p>
          </table:table-cell>
          <table:table-cell table:formula="of:=[.L280]*[.AD$1] + IF([.L280]=0;0;[.AD$2])" office:value-type="float" office:value="0" calcext:value-type="float">
            <text:p>0</text:p>
          </table:table-cell>
          <table:table-cell table:formula="of:=[.M280]*[.AE$1] + IF([.M280]=0;0;[.AE$2])" office:value-type="float" office:value="0" calcext:value-type="float">
            <text:p>0</text:p>
          </table:table-cell>
          <table:table-cell/>
          <table:table-cell table:formula="of:=SUM([.S280:.AE280])" office:value-type="float" office:value="2.47428287" calcext:value-type="float">
            <text:p>2,4742828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561" calcext:value-type="float">
            <text:p>3,5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73" calcext:value-type="float">
            <text:p>1,273</text:p>
          </table:table-cell>
          <table:table-cell office:value-type="float" office:value="2.3799" calcext:value-type="float">
            <text:p>2,3799</text:p>
          </table:table-cell>
          <table:table-cell table:formula="of:=[.O281]*[.O281]" office:value-type="float" office:value="5.66392401" calcext:value-type="float">
            <text:p>5,66392401</text:p>
          </table:table-cell>
          <table:table-cell table:number-columns-repeated="2"/>
          <table:table-cell table:formula="of:=[.A281]*[.S$1] + IF([.A281]=0;0;[.S$2])" office:value-type="float" office:value="2.29765796" calcext:value-type="float">
            <text:p>2,29765796</text:p>
          </table:table-cell>
          <table:table-cell table:formula="of:=[.B281]*[.T$1] + IF([.B281]=0;0;[.T$2])" office:value-type="float" office:value="0" calcext:value-type="float">
            <text:p>0</text:p>
          </table:table-cell>
          <table:table-cell table:formula="of:=[.C281]*[.U$1] + IF([.C281]=0;0;[.U$2])" office:value-type="float" office:value="0.1178691" calcext:value-type="float">
            <text:p>0,1178691</text:p>
          </table:table-cell>
          <table:table-cell table:formula="of:=[.D281]*[.V$1] + IF([.D281]=0;0;[.V$2])" office:value-type="float" office:value="0" calcext:value-type="float">
            <text:p>0</text:p>
          </table:table-cell>
          <table:table-cell table:formula="of:=[.E281]*[.W$1] + IF([.E281]=0;0;[.W$2])" office:value-type="float" office:value="0" calcext:value-type="float">
            <text:p>0</text:p>
          </table:table-cell>
          <table:table-cell table:formula="of:=[.F281]*[.X$1] + IF([.F281]=0;0;[.X$2])" office:value-type="float" office:value="0" calcext:value-type="float">
            <text:p>0</text:p>
          </table:table-cell>
          <table:table-cell table:formula="of:=[.G281]*[.Y$1] + IF([.G281]=0;0;[.Y$2])" office:value-type="float" office:value="0" calcext:value-type="float">
            <text:p>0</text:p>
          </table:table-cell>
          <table:table-cell table:formula="of:=[.H281]*[.Z$1] + IF([.H281]=0;0;[.Z$2])" office:value-type="float" office:value="0" calcext:value-type="float">
            <text:p>0</text:p>
          </table:table-cell>
          <table:table-cell table:formula="of:=[.I281]*[.AA$1] + IF([.I281]=0;0;[.AA$2])" office:value-type="float" office:value="0" calcext:value-type="float">
            <text:p>0</text:p>
          </table:table-cell>
          <table:table-cell table:formula="of:=[.J281]*[.AB$1] + IF([.J281]=0;0;[.AB$2])" office:value-type="float" office:value="0" calcext:value-type="float">
            <text:p>0</text:p>
          </table:table-cell>
          <table:table-cell table:formula="of:=[.K281]*[.AC$1] + IF([.K281]=0;0;[.AC$2])" office:value-type="float" office:value="0" calcext:value-type="float">
            <text:p>0</text:p>
          </table:table-cell>
          <table:table-cell table:formula="of:=[.L281]*[.AD$1] + IF([.L281]=0;0;[.AD$2])" office:value-type="float" office:value="0" calcext:value-type="float">
            <text:p>0</text:p>
          </table:table-cell>
          <table:table-cell table:formula="of:=[.M281]*[.AE$1] + IF([.M281]=0;0;[.AE$2])" office:value-type="float" office:value="0" calcext:value-type="float">
            <text:p>0</text:p>
          </table:table-cell>
          <table:table-cell/>
          <table:table-cell table:formula="of:=SUM([.S281:.AE281])" office:value-type="float" office:value="2.41552706" calcext:value-type="float">
            <text:p>2,4155270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2" calcext:value-type="float">
            <text:p>2</text:p>
          </table:table-cell>
          <table:table-cell office:value-type="float" office:value="2.5569" calcext:value-type="float">
            <text:p>2,556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2953" calcext:value-type="float">
            <text:p>1,2953</text:p>
          </table:table-cell>
          <table:table-cell office:value-type="float" office:value="4.3569" calcext:value-type="float">
            <text:p>4,3569</text:p>
          </table:table-cell>
          <table:table-cell table:formula="of:=[.O282]*[.O282]" office:value-type="float" office:value="18.98257761" calcext:value-type="float">
            <text:p>18,98257761</text:p>
          </table:table-cell>
          <table:table-cell table:number-columns-repeated="2"/>
          <table:table-cell table:formula="of:=[.A282]*[.S$1] + IF([.A282]=0;0;[.S$2])" office:value-type="float" office:value="2.56794204" calcext:value-type="float">
            <text:p>2,56794204</text:p>
          </table:table-cell>
          <table:table-cell table:formula="of:=[.B282]*[.T$1] + IF([.B282]=0;0;[.T$2])" office:value-type="float" office:value="6.3434" calcext:value-type="float">
            <text:p>6,3434</text:p>
          </table:table-cell>
          <table:table-cell table:formula="of:=[.C282]*[.U$1] + IF([.C282]=0;0;[.U$2])" office:value-type="float" office:value="0.08463339" calcext:value-type="float">
            <text:p>0,08463339</text:p>
          </table:table-cell>
          <table:table-cell table:formula="of:=[.D282]*[.V$1] + IF([.D282]=0;0;[.V$2])" office:value-type="float" office:value="6.4745" calcext:value-type="float">
            <text:p>6,4745</text:p>
          </table:table-cell>
          <table:table-cell table:formula="of:=[.E282]*[.W$1] + IF([.E282]=0;0;[.W$2])" office:value-type="float" office:value="0" calcext:value-type="float">
            <text:p>0</text:p>
          </table:table-cell>
          <table:table-cell table:formula="of:=[.F282]*[.X$1] + IF([.F282]=0;0;[.X$2])" office:value-type="float" office:value="0" calcext:value-type="float">
            <text:p>0</text:p>
          </table:table-cell>
          <table:table-cell table:formula="of:=[.G282]*[.Y$1] + IF([.G282]=0;0;[.Y$2])" office:value-type="float" office:value="0" calcext:value-type="float">
            <text:p>0</text:p>
          </table:table-cell>
          <table:table-cell table:formula="of:=[.H282]*[.Z$1] + IF([.H282]=0;0;[.Z$2])" office:value-type="float" office:value="0" calcext:value-type="float">
            <text:p>0</text:p>
          </table:table-cell>
          <table:table-cell table:formula="of:=[.I282]*[.AA$1] + IF([.I282]=0;0;[.AA$2])" office:value-type="float" office:value="0" calcext:value-type="float">
            <text:p>0</text:p>
          </table:table-cell>
          <table:table-cell table:formula="of:=[.J282]*[.AB$1] + IF([.J282]=0;0;[.AB$2])" office:value-type="float" office:value="0" calcext:value-type="float">
            <text:p>0</text:p>
          </table:table-cell>
          <table:table-cell table:formula="of:=[.K282]*[.AC$1] + IF([.K282]=0;0;[.AC$2])" office:value-type="float" office:value="0" calcext:value-type="float">
            <text:p>0</text:p>
          </table:table-cell>
          <table:table-cell table:formula="of:=[.L282]*[.AD$1] + IF([.L282]=0;0;[.AD$2])" office:value-type="float" office:value="0" calcext:value-type="float">
            <text:p>0</text:p>
          </table:table-cell>
          <table:table-cell table:formula="of:=[.M282]*[.AE$1] + IF([.M282]=0;0;[.AE$2])" office:value-type="float" office:value="0" calcext:value-type="float">
            <text:p>0</text:p>
          </table:table-cell>
          <table:table-cell/>
          <table:table-cell table:formula="of:=SUM([.S282:.AE282])" office:value-type="float" office:value="15.47047543" calcext:value-type="float">
            <text:p>15,470475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235" calcext:value-type="float">
            <text:p>2,1235</text:p>
          </table:table-cell>
          <table:table-cell office:value-type="float" office:value="5.1413" calcext:value-type="float">
            <text:p>5,14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406" calcext:value-type="float">
            <text:p>1,1406</text:p>
          </table:table-cell>
          <table:table-cell office:value-type="float" office:value="3.8021" calcext:value-type="float">
            <text:p>3,8021</text:p>
          </table:table-cell>
          <table:table-cell table:formula="of:=[.O283]*[.O283]" office:value-type="float" office:value="14.45596441" calcext:value-type="float">
            <text:p>14,45596441</text:p>
          </table:table-cell>
          <table:table-cell table:number-columns-repeated="2"/>
          <table:table-cell table:formula="of:=[.A283]*[.S$1] + IF([.A283]=0;0;[.S$2])" office:value-type="float" office:value="3.6492" calcext:value-type="float">
            <text:p>3,6492</text:p>
          </table:table-cell>
          <table:table-cell table:formula="of:=[.B283]*[.T$1] + IF([.B283]=0;0;[.T$2])" office:value-type="float" office:value="6.4827327" calcext:value-type="float">
            <text:p>6,4827327</text:p>
          </table:table-cell>
          <table:table-cell table:formula="of:=[.C283]*[.U$1] + IF([.C283]=0;0;[.U$2])" office:value-type="float" office:value="0.17017703" calcext:value-type="float">
            <text:p>0,17017703</text:p>
          </table:table-cell>
          <table:table-cell table:formula="of:=[.D283]*[.V$1] + IF([.D283]=0;0;[.V$2])" office:value-type="float" office:value="0" calcext:value-type="float">
            <text:p>0</text:p>
          </table:table-cell>
          <table:table-cell table:formula="of:=[.E283]*[.W$1] + IF([.E283]=0;0;[.W$2])" office:value-type="float" office:value="0" calcext:value-type="float">
            <text:p>0</text:p>
          </table:table-cell>
          <table:table-cell table:formula="of:=[.F283]*[.X$1] + IF([.F283]=0;0;[.X$2])" office:value-type="float" office:value="0" calcext:value-type="float">
            <text:p>0</text:p>
          </table:table-cell>
          <table:table-cell table:formula="of:=[.G283]*[.Y$1] + IF([.G283]=0;0;[.Y$2])" office:value-type="float" office:value="0" calcext:value-type="float">
            <text:p>0</text:p>
          </table:table-cell>
          <table:table-cell table:formula="of:=[.H283]*[.Z$1] + IF([.H283]=0;0;[.Z$2])" office:value-type="float" office:value="0" calcext:value-type="float">
            <text:p>0</text:p>
          </table:table-cell>
          <table:table-cell table:formula="of:=[.I283]*[.AA$1] + IF([.I283]=0;0;[.AA$2])" office:value-type="float" office:value="0" calcext:value-type="float">
            <text:p>0</text:p>
          </table:table-cell>
          <table:table-cell table:formula="of:=[.J283]*[.AB$1] + IF([.J283]=0;0;[.AB$2])" office:value-type="float" office:value="0" calcext:value-type="float">
            <text:p>0</text:p>
          </table:table-cell>
          <table:table-cell table:formula="of:=[.K283]*[.AC$1] + IF([.K283]=0;0;[.AC$2])" office:value-type="float" office:value="0" calcext:value-type="float">
            <text:p>0</text:p>
          </table:table-cell>
          <table:table-cell table:formula="of:=[.L283]*[.AD$1] + IF([.L283]=0;0;[.AD$2])" office:value-type="float" office:value="0" calcext:value-type="float">
            <text:p>0</text:p>
          </table:table-cell>
          <table:table-cell table:formula="of:=[.M283]*[.AE$1] + IF([.M283]=0;0;[.AE$2])" office:value-type="float" office:value="7.2659" calcext:value-type="float">
            <text:p>7,2659</text:p>
          </table:table-cell>
          <table:table-cell/>
          <table:table-cell table:formula="of:=SUM([.S283:.AE283])" office:value-type="float" office:value="17.56800973" calcext:value-type="float">
            <text:p>17,56800973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4.8477" calcext:value-type="float">
            <text:p>4,8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75" calcext:value-type="float">
            <text:p>0,9875</text:p>
          </table:table-cell>
          <table:table-cell office:value-type="float" office:value="1.9044" calcext:value-type="float">
            <text:p>1,9044</text:p>
          </table:table-cell>
          <table:table-cell table:formula="of:=[.O284]*[.O284]" office:value-type="float" office:value="3.62673936" calcext:value-type="float">
            <text:p>3,62673936</text:p>
          </table:table-cell>
          <table:table-cell table:number-columns-repeated="2"/>
          <table:table-cell table:formula="of:=[.A284]*[.S$1] + IF([.A284]=0;0;[.S$2])" office:value-type="float" office:value="2.16251592" calcext:value-type="float">
            <text:p>2,16251592</text:p>
          </table:table-cell>
          <table:table-cell table:formula="of:=[.B284]*[.T$1] + IF([.B284]=0;0;[.T$2])" office:value-type="float" office:value="5.2152" calcext:value-type="float">
            <text:p>5,2152</text:p>
          </table:table-cell>
          <table:table-cell table:formula="of:=[.C284]*[.U$1] + IF([.C284]=0;0;[.U$2])" office:value-type="float" office:value="0.16045887" calcext:value-type="float">
            <text:p>0,16045887</text:p>
          </table:table-cell>
          <table:table-cell table:formula="of:=[.D284]*[.V$1] + IF([.D284]=0;0;[.V$2])" office:value-type="float" office:value="0" calcext:value-type="float">
            <text:p>0</text:p>
          </table:table-cell>
          <table:table-cell table:formula="of:=[.E284]*[.W$1] + IF([.E284]=0;0;[.W$2])" office:value-type="float" office:value="0" calcext:value-type="float">
            <text:p>0</text:p>
          </table:table-cell>
          <table:table-cell table:formula="of:=[.F284]*[.X$1] + IF([.F284]=0;0;[.X$2])" office:value-type="float" office:value="0" calcext:value-type="float">
            <text:p>0</text:p>
          </table:table-cell>
          <table:table-cell table:formula="of:=[.G284]*[.Y$1] + IF([.G284]=0;0;[.Y$2])" office:value-type="float" office:value="0" calcext:value-type="float">
            <text:p>0</text:p>
          </table:table-cell>
          <table:table-cell table:formula="of:=[.H284]*[.Z$1] + IF([.H284]=0;0;[.Z$2])" office:value-type="float" office:value="0" calcext:value-type="float">
            <text:p>0</text:p>
          </table:table-cell>
          <table:table-cell table:formula="of:=[.I284]*[.AA$1] + IF([.I284]=0;0;[.AA$2])" office:value-type="float" office:value="0" calcext:value-type="float">
            <text:p>0</text:p>
          </table:table-cell>
          <table:table-cell table:formula="of:=[.J284]*[.AB$1] + IF([.J284]=0;0;[.AB$2])" office:value-type="float" office:value="0" calcext:value-type="float">
            <text:p>0</text:p>
          </table:table-cell>
          <table:table-cell table:formula="of:=[.K284]*[.AC$1] + IF([.K284]=0;0;[.AC$2])" office:value-type="float" office:value="0" calcext:value-type="float">
            <text:p>0</text:p>
          </table:table-cell>
          <table:table-cell table:formula="of:=[.L284]*[.AD$1] + IF([.L284]=0;0;[.AD$2])" office:value-type="float" office:value="0" calcext:value-type="float">
            <text:p>0</text:p>
          </table:table-cell>
          <table:table-cell table:formula="of:=[.M284]*[.AE$1] + IF([.M284]=0;0;[.AE$2])" office:value-type="float" office:value="0" calcext:value-type="float">
            <text:p>0</text:p>
          </table:table-cell>
          <table:table-cell/>
          <table:table-cell table:formula="of:=SUM([.S284:.AE284])" office:value-type="float" office:value="7.53817479" calcext:value-type="float">
            <text:p>7,53817479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819" calcext:value-type="float">
            <text:p>2,78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51" calcext:value-type="float">
            <text:p>0,9351</text:p>
          </table:table-cell>
          <table:table-cell office:value-type="float" office:value="1.3714" calcext:value-type="float">
            <text:p>1,3714</text:p>
          </table:table-cell>
          <table:table-cell table:formula="of:=[.O285]*[.O285]" office:value-type="float" office:value="1.88073796" calcext:value-type="float">
            <text:p>1,88073796</text:p>
          </table:table-cell>
          <table:table-cell table:number-columns-repeated="2"/>
          <table:table-cell table:formula="of:=[.A285]*[.S$1] + IF([.A285]=0;0;[.S$2])" office:value-type="float" office:value="2.56794204" calcext:value-type="float">
            <text:p>2,56794204</text:p>
          </table:table-cell>
          <table:table-cell table:formula="of:=[.B285]*[.T$1] + IF([.B285]=0;0;[.T$2])" office:value-type="float" office:value="0" calcext:value-type="float">
            <text:p>0</text:p>
          </table:table-cell>
          <table:table-cell table:formula="of:=[.C285]*[.U$1] + IF([.C285]=0;0;[.U$2])" office:value-type="float" office:value="0.09208089" calcext:value-type="float">
            <text:p>0,09208089</text:p>
          </table:table-cell>
          <table:table-cell table:formula="of:=[.D285]*[.V$1] + IF([.D285]=0;0;[.V$2])" office:value-type="float" office:value="0" calcext:value-type="float">
            <text:p>0</text:p>
          </table:table-cell>
          <table:table-cell table:formula="of:=[.E285]*[.W$1] + IF([.E285]=0;0;[.W$2])" office:value-type="float" office:value="0" calcext:value-type="float">
            <text:p>0</text:p>
          </table:table-cell>
          <table:table-cell table:formula="of:=[.F285]*[.X$1] + IF([.F285]=0;0;[.X$2])" office:value-type="float" office:value="0" calcext:value-type="float">
            <text:p>0</text:p>
          </table:table-cell>
          <table:table-cell table:formula="of:=[.G285]*[.Y$1] + IF([.G285]=0;0;[.Y$2])" office:value-type="float" office:value="0" calcext:value-type="float">
            <text:p>0</text:p>
          </table:table-cell>
          <table:table-cell table:formula="of:=[.H285]*[.Z$1] + IF([.H285]=0;0;[.Z$2])" office:value-type="float" office:value="0" calcext:value-type="float">
            <text:p>0</text:p>
          </table:table-cell>
          <table:table-cell table:formula="of:=[.I285]*[.AA$1] + IF([.I285]=0;0;[.AA$2])" office:value-type="float" office:value="0" calcext:value-type="float">
            <text:p>0</text:p>
          </table:table-cell>
          <table:table-cell table:formula="of:=[.J285]*[.AB$1] + IF([.J285]=0;0;[.AB$2])" office:value-type="float" office:value="0" calcext:value-type="float">
            <text:p>0</text:p>
          </table:table-cell>
          <table:table-cell table:formula="of:=[.K285]*[.AC$1] + IF([.K285]=0;0;[.AC$2])" office:value-type="float" office:value="0" calcext:value-type="float">
            <text:p>0</text:p>
          </table:table-cell>
          <table:table-cell table:formula="of:=[.L285]*[.AD$1] + IF([.L285]=0;0;[.AD$2])" office:value-type="float" office:value="0" calcext:value-type="float">
            <text:p>0</text:p>
          </table:table-cell>
          <table:table-cell table:formula="of:=[.M285]*[.AE$1] + IF([.M285]=0;0;[.AE$2])" office:value-type="float" office:value="0" calcext:value-type="float">
            <text:p>0</text:p>
          </table:table-cell>
          <table:table-cell/>
          <table:table-cell table:formula="of:=SUM([.S285:.AE285])" office:value-type="float" office:value="2.66002293" calcext:value-type="float">
            <text:p>2,66002293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1235" calcext:value-type="float">
            <text:p>2,1235</text:p>
          </table:table-cell>
          <table:table-cell office:value-type="float" office:value="4.0974" calcext:value-type="float">
            <text:p>4,09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56" calcext:value-type="float">
            <text:p>1,3156</text:p>
          </table:table-cell>
          <table:table-cell office:value-type="float" office:value="2.6311" calcext:value-type="float">
            <text:p>2,6311</text:p>
          </table:table-cell>
          <table:table-cell table:formula="of:=[.O286]*[.O286]" office:value-type="float" office:value="6.92268721" calcext:value-type="float">
            <text:p>6,92268721</text:p>
          </table:table-cell>
          <table:table-cell table:number-columns-repeated="2"/>
          <table:table-cell table:formula="of:=[.A286]*[.S$1] + IF([.A286]=0;0;[.S$2])" office:value-type="float" office:value="2.70308408" calcext:value-type="float">
            <text:p>2,70308408</text:p>
          </table:table-cell>
          <table:table-cell table:formula="of:=[.B286]*[.T$1] + IF([.B286]=0;0;[.T$2])" office:value-type="float" office:value="6.4827327" calcext:value-type="float">
            <text:p>6,4827327</text:p>
          </table:table-cell>
          <table:table-cell table:formula="of:=[.C286]*[.U$1] + IF([.C286]=0;0;[.U$2])" office:value-type="float" office:value="0.13562394" calcext:value-type="float">
            <text:p>0,13562394</text:p>
          </table:table-cell>
          <table:table-cell table:formula="of:=[.D286]*[.V$1] + IF([.D286]=0;0;[.V$2])" office:value-type="float" office:value="0" calcext:value-type="float">
            <text:p>0</text:p>
          </table:table-cell>
          <table:table-cell table:formula="of:=[.E286]*[.W$1] + IF([.E286]=0;0;[.W$2])" office:value-type="float" office:value="0" calcext:value-type="float">
            <text:p>0</text:p>
          </table:table-cell>
          <table:table-cell table:formula="of:=[.F286]*[.X$1] + IF([.F286]=0;0;[.X$2])" office:value-type="float" office:value="0" calcext:value-type="float">
            <text:p>0</text:p>
          </table:table-cell>
          <table:table-cell table:formula="of:=[.G286]*[.Y$1] + IF([.G286]=0;0;[.Y$2])" office:value-type="float" office:value="0" calcext:value-type="float">
            <text:p>0</text:p>
          </table:table-cell>
          <table:table-cell table:formula="of:=[.H286]*[.Z$1] + IF([.H286]=0;0;[.Z$2])" office:value-type="float" office:value="0" calcext:value-type="float">
            <text:p>0</text:p>
          </table:table-cell>
          <table:table-cell table:formula="of:=[.I286]*[.AA$1] + IF([.I286]=0;0;[.AA$2])" office:value-type="float" office:value="0" calcext:value-type="float">
            <text:p>0</text:p>
          </table:table-cell>
          <table:table-cell table:formula="of:=[.J286]*[.AB$1] + IF([.J286]=0;0;[.AB$2])" office:value-type="float" office:value="0" calcext:value-type="float">
            <text:p>0</text:p>
          </table:table-cell>
          <table:table-cell table:formula="of:=[.K286]*[.AC$1] + IF([.K286]=0;0;[.AC$2])" office:value-type="float" office:value="0" calcext:value-type="float">
            <text:p>0</text:p>
          </table:table-cell>
          <table:table-cell table:formula="of:=[.L286]*[.AD$1] + IF([.L286]=0;0;[.AD$2])" office:value-type="float" office:value="0" calcext:value-type="float">
            <text:p>0</text:p>
          </table:table-cell>
          <table:table-cell table:formula="of:=[.M286]*[.AE$1] + IF([.M286]=0;0;[.AE$2])" office:value-type="float" office:value="0" calcext:value-type="float">
            <text:p>0</text:p>
          </table:table-cell>
          <table:table-cell/>
          <table:table-cell table:formula="of:=SUM([.S286:.AE286])" office:value-type="float" office:value="9.32144072" calcext:value-type="float">
            <text:p>9,32144072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1235" calcext:value-type="float">
            <text:p>2,1235</text:p>
          </table:table-cell>
          <table:table-cell office:value-type="float" office:value="4.0974" calcext:value-type="float">
            <text:p>4,09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56" calcext:value-type="float">
            <text:p>1,3156</text:p>
          </table:table-cell>
          <table:table-cell office:value-type="float" office:value="2.6311" calcext:value-type="float">
            <text:p>2,6311</text:p>
          </table:table-cell>
          <table:table-cell table:formula="of:=[.O287]*[.O287]" office:value-type="float" office:value="6.92268721" calcext:value-type="float">
            <text:p>6,92268721</text:p>
          </table:table-cell>
          <table:table-cell table:number-columns-repeated="2"/>
          <table:table-cell table:formula="of:=[.A287]*[.S$1] + IF([.A287]=0;0;[.S$2])" office:value-type="float" office:value="2.70308408" calcext:value-type="float">
            <text:p>2,70308408</text:p>
          </table:table-cell>
          <table:table-cell table:formula="of:=[.B287]*[.T$1] + IF([.B287]=0;0;[.T$2])" office:value-type="float" office:value="6.4827327" calcext:value-type="float">
            <text:p>6,4827327</text:p>
          </table:table-cell>
          <table:table-cell table:formula="of:=[.C287]*[.U$1] + IF([.C287]=0;0;[.U$2])" office:value-type="float" office:value="0.13562394" calcext:value-type="float">
            <text:p>0,13562394</text:p>
          </table:table-cell>
          <table:table-cell table:formula="of:=[.D287]*[.V$1] + IF([.D287]=0;0;[.V$2])" office:value-type="float" office:value="0" calcext:value-type="float">
            <text:p>0</text:p>
          </table:table-cell>
          <table:table-cell table:formula="of:=[.E287]*[.W$1] + IF([.E287]=0;0;[.W$2])" office:value-type="float" office:value="0" calcext:value-type="float">
            <text:p>0</text:p>
          </table:table-cell>
          <table:table-cell table:formula="of:=[.F287]*[.X$1] + IF([.F287]=0;0;[.X$2])" office:value-type="float" office:value="0" calcext:value-type="float">
            <text:p>0</text:p>
          </table:table-cell>
          <table:table-cell table:formula="of:=[.G287]*[.Y$1] + IF([.G287]=0;0;[.Y$2])" office:value-type="float" office:value="0" calcext:value-type="float">
            <text:p>0</text:p>
          </table:table-cell>
          <table:table-cell table:formula="of:=[.H287]*[.Z$1] + IF([.H287]=0;0;[.Z$2])" office:value-type="float" office:value="0" calcext:value-type="float">
            <text:p>0</text:p>
          </table:table-cell>
          <table:table-cell table:formula="of:=[.I287]*[.AA$1] + IF([.I287]=0;0;[.AA$2])" office:value-type="float" office:value="0" calcext:value-type="float">
            <text:p>0</text:p>
          </table:table-cell>
          <table:table-cell table:formula="of:=[.J287]*[.AB$1] + IF([.J287]=0;0;[.AB$2])" office:value-type="float" office:value="0" calcext:value-type="float">
            <text:p>0</text:p>
          </table:table-cell>
          <table:table-cell table:formula="of:=[.K287]*[.AC$1] + IF([.K287]=0;0;[.AC$2])" office:value-type="float" office:value="0" calcext:value-type="float">
            <text:p>0</text:p>
          </table:table-cell>
          <table:table-cell table:formula="of:=[.L287]*[.AD$1] + IF([.L287]=0;0;[.AD$2])" office:value-type="float" office:value="0" calcext:value-type="float">
            <text:p>0</text:p>
          </table:table-cell>
          <table:table-cell table:formula="of:=[.M287]*[.AE$1] + IF([.M287]=0;0;[.AE$2])" office:value-type="float" office:value="0" calcext:value-type="float">
            <text:p>0</text:p>
          </table:table-cell>
          <table:table-cell/>
          <table:table-cell table:formula="of:=SUM([.S287:.AE287])" office:value-type="float" office:value="9.32144072" calcext:value-type="float">
            <text:p>9,3214407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056" calcext:value-type="float">
            <text:p>4,1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92" calcext:value-type="float">
            <text:p>0,7192</text:p>
          </table:table-cell>
          <table:table-cell office:value-type="float" office:value="1.3114" calcext:value-type="float">
            <text:p>1,3114</text:p>
          </table:table-cell>
          <table:table-cell table:formula="of:=[.O288]*[.O288]" office:value-type="float" office:value="1.71976996" calcext:value-type="float">
            <text:p>1,71976996</text:p>
          </table:table-cell>
          <table:table-cell table:number-columns-repeated="2"/>
          <table:table-cell table:formula="of:=[.A288]*[.S$1] + IF([.A288]=0;0;[.S$2])" office:value-type="float" office:value="2.56794204" calcext:value-type="float">
            <text:p>2,56794204</text:p>
          </table:table-cell>
          <table:table-cell table:formula="of:=[.B288]*[.T$1] + IF([.B288]=0;0;[.T$2])" office:value-type="float" office:value="0" calcext:value-type="float">
            <text:p>0</text:p>
          </table:table-cell>
          <table:table-cell table:formula="of:=[.C288]*[.U$1] + IF([.C288]=0;0;[.U$2])" office:value-type="float" office:value="0.13589536" calcext:value-type="float">
            <text:p>0,13589536</text:p>
          </table:table-cell>
          <table:table-cell table:formula="of:=[.D288]*[.V$1] + IF([.D288]=0;0;[.V$2])" office:value-type="float" office:value="0" calcext:value-type="float">
            <text:p>0</text:p>
          </table:table-cell>
          <table:table-cell table:formula="of:=[.E288]*[.W$1] + IF([.E288]=0;0;[.W$2])" office:value-type="float" office:value="0" calcext:value-type="float">
            <text:p>0</text:p>
          </table:table-cell>
          <table:table-cell table:formula="of:=[.F288]*[.X$1] + IF([.F288]=0;0;[.X$2])" office:value-type="float" office:value="0" calcext:value-type="float">
            <text:p>0</text:p>
          </table:table-cell>
          <table:table-cell table:formula="of:=[.G288]*[.Y$1] + IF([.G288]=0;0;[.Y$2])" office:value-type="float" office:value="0" calcext:value-type="float">
            <text:p>0</text:p>
          </table:table-cell>
          <table:table-cell table:formula="of:=[.H288]*[.Z$1] + IF([.H288]=0;0;[.Z$2])" office:value-type="float" office:value="0" calcext:value-type="float">
            <text:p>0</text:p>
          </table:table-cell>
          <table:table-cell table:formula="of:=[.I288]*[.AA$1] + IF([.I288]=0;0;[.AA$2])" office:value-type="float" office:value="0" calcext:value-type="float">
            <text:p>0</text:p>
          </table:table-cell>
          <table:table-cell table:formula="of:=[.J288]*[.AB$1] + IF([.J288]=0;0;[.AB$2])" office:value-type="float" office:value="0" calcext:value-type="float">
            <text:p>0</text:p>
          </table:table-cell>
          <table:table-cell table:formula="of:=[.K288]*[.AC$1] + IF([.K288]=0;0;[.AC$2])" office:value-type="float" office:value="0" calcext:value-type="float">
            <text:p>0</text:p>
          </table:table-cell>
          <table:table-cell table:formula="of:=[.L288]*[.AD$1] + IF([.L288]=0;0;[.AD$2])" office:value-type="float" office:value="0" calcext:value-type="float">
            <text:p>0</text:p>
          </table:table-cell>
          <table:table-cell table:formula="of:=[.M288]*[.AE$1] + IF([.M288]=0;0;[.AE$2])" office:value-type="float" office:value="0" calcext:value-type="float">
            <text:p>0</text:p>
          </table:table-cell>
          <table:table-cell/>
          <table:table-cell table:formula="of:=SUM([.S288:.AE288])" office:value-type="float" office:value="2.7038374" calcext:value-type="float">
            <text:p>2,703837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,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57" calcext:value-type="float">
            <text:p>0,7757</text:p>
          </table:table-cell>
          <table:table-cell office:value-type="float" office:value="1.0602" calcext:value-type="float">
            <text:p>1,0602</text:p>
          </table:table-cell>
          <table:table-cell table:formula="of:=[.O289]*[.O289]" office:value-type="float" office:value="1.12402404" calcext:value-type="float">
            <text:p>1,12402404</text:p>
          </table:table-cell>
          <table:table-cell table:number-columns-repeated="2"/>
          <table:table-cell table:formula="of:=[.A289]*[.S$1] + IF([.A289]=0;0;[.S$2])" office:value-type="float" office:value="2.56794204" calcext:value-type="float">
            <text:p>2,56794204</text:p>
          </table:table-cell>
          <table:table-cell table:formula="of:=[.B289]*[.T$1] + IF([.B289]=0;0;[.T$2])" office:value-type="float" office:value="0" calcext:value-type="float">
            <text:p>0</text:p>
          </table:table-cell>
          <table:table-cell table:formula="of:=[.C289]*[.U$1] + IF([.C289]=0;0;[.U$2])" office:value-type="float" office:value="0.109561" calcext:value-type="float">
            <text:p>0,109561</text:p>
          </table:table-cell>
          <table:table-cell table:formula="of:=[.D289]*[.V$1] + IF([.D289]=0;0;[.V$2])" office:value-type="float" office:value="0" calcext:value-type="float">
            <text:p>0</text:p>
          </table:table-cell>
          <table:table-cell table:formula="of:=[.E289]*[.W$1] + IF([.E289]=0;0;[.W$2])" office:value-type="float" office:value="0" calcext:value-type="float">
            <text:p>0</text:p>
          </table:table-cell>
          <table:table-cell table:formula="of:=[.F289]*[.X$1] + IF([.F289]=0;0;[.X$2])" office:value-type="float" office:value="0" calcext:value-type="float">
            <text:p>0</text:p>
          </table:table-cell>
          <table:table-cell table:formula="of:=[.G289]*[.Y$1] + IF([.G289]=0;0;[.Y$2])" office:value-type="float" office:value="0" calcext:value-type="float">
            <text:p>0</text:p>
          </table:table-cell>
          <table:table-cell table:formula="of:=[.H289]*[.Z$1] + IF([.H289]=0;0;[.Z$2])" office:value-type="float" office:value="0" calcext:value-type="float">
            <text:p>0</text:p>
          </table:table-cell>
          <table:table-cell table:formula="of:=[.I289]*[.AA$1] + IF([.I289]=0;0;[.AA$2])" office:value-type="float" office:value="0" calcext:value-type="float">
            <text:p>0</text:p>
          </table:table-cell>
          <table:table-cell table:formula="of:=[.J289]*[.AB$1] + IF([.J289]=0;0;[.AB$2])" office:value-type="float" office:value="0" calcext:value-type="float">
            <text:p>0</text:p>
          </table:table-cell>
          <table:table-cell table:formula="of:=[.K289]*[.AC$1] + IF([.K289]=0;0;[.AC$2])" office:value-type="float" office:value="0" calcext:value-type="float">
            <text:p>0</text:p>
          </table:table-cell>
          <table:table-cell table:formula="of:=[.L289]*[.AD$1] + IF([.L289]=0;0;[.AD$2])" office:value-type="float" office:value="0" calcext:value-type="float">
            <text:p>0</text:p>
          </table:table-cell>
          <table:table-cell table:formula="of:=[.M289]*[.AE$1] + IF([.M289]=0;0;[.AE$2])" office:value-type="float" office:value="0" calcext:value-type="float">
            <text:p>0</text:p>
          </table:table-cell>
          <table:table-cell/>
          <table:table-cell table:formula="of:=SUM([.S289:.AE289])" office:value-type="float" office:value="2.67750304" calcext:value-type="float">
            <text:p>2,67750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605" calcext:value-type="float">
            <text:p>3,1605</text:p>
          </table:table-cell>
          <table:table-cell office:value-type="float" office:value="3.2428" calcext:value-type="float">
            <text:p>3,2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49" calcext:value-type="float">
            <text:p>1,3249</text:p>
          </table:table-cell>
          <table:table-cell office:value-type="float" office:value="1.9874" calcext:value-type="float">
            <text:p>1,9874</text:p>
          </table:table-cell>
          <table:table-cell table:formula="of:=[.O290]*[.O290]" office:value-type="float" office:value="3.94975876" calcext:value-type="float">
            <text:p>3,94975876</text:p>
          </table:table-cell>
          <table:table-cell table:number-columns-repeated="2"/>
          <table:table-cell table:formula="of:=[.A290]*[.S$1] + IF([.A290]=0;0;[.S$2])" office:value-type="float" office:value="2.4328" calcext:value-type="float">
            <text:p>2,4328</text:p>
          </table:table-cell>
          <table:table-cell table:formula="of:=[.B290]*[.T$1] + IF([.B290]=0;0;[.T$2])" office:value-type="float" office:value="7.6526761" calcext:value-type="float">
            <text:p>7,6526761</text:p>
          </table:table-cell>
          <table:table-cell table:formula="of:=[.C290]*[.U$1] + IF([.C290]=0;0;[.U$2])" office:value-type="float" office:value="0.10733668" calcext:value-type="float">
            <text:p>0,10733668</text:p>
          </table:table-cell>
          <table:table-cell table:formula="of:=[.D290]*[.V$1] + IF([.D290]=0;0;[.V$2])" office:value-type="float" office:value="0" calcext:value-type="float">
            <text:p>0</text:p>
          </table:table-cell>
          <table:table-cell table:formula="of:=[.E290]*[.W$1] + IF([.E290]=0;0;[.W$2])" office:value-type="float" office:value="0" calcext:value-type="float">
            <text:p>0</text:p>
          </table:table-cell>
          <table:table-cell table:formula="of:=[.F290]*[.X$1] + IF([.F290]=0;0;[.X$2])" office:value-type="float" office:value="0" calcext:value-type="float">
            <text:p>0</text:p>
          </table:table-cell>
          <table:table-cell table:formula="of:=[.G290]*[.Y$1] + IF([.G290]=0;0;[.Y$2])" office:value-type="float" office:value="0" calcext:value-type="float">
            <text:p>0</text:p>
          </table:table-cell>
          <table:table-cell table:formula="of:=[.H290]*[.Z$1] + IF([.H290]=0;0;[.Z$2])" office:value-type="float" office:value="0" calcext:value-type="float">
            <text:p>0</text:p>
          </table:table-cell>
          <table:table-cell table:formula="of:=[.I290]*[.AA$1] + IF([.I290]=0;0;[.AA$2])" office:value-type="float" office:value="0" calcext:value-type="float">
            <text:p>0</text:p>
          </table:table-cell>
          <table:table-cell table:formula="of:=[.J290]*[.AB$1] + IF([.J290]=0;0;[.AB$2])" office:value-type="float" office:value="0" calcext:value-type="float">
            <text:p>0</text:p>
          </table:table-cell>
          <table:table-cell table:formula="of:=[.K290]*[.AC$1] + IF([.K290]=0;0;[.AC$2])" office:value-type="float" office:value="0" calcext:value-type="float">
            <text:p>0</text:p>
          </table:table-cell>
          <table:table-cell table:formula="of:=[.L290]*[.AD$1] + IF([.L290]=0;0;[.AD$2])" office:value-type="float" office:value="0" calcext:value-type="float">
            <text:p>0</text:p>
          </table:table-cell>
          <table:table-cell table:formula="of:=[.M290]*[.AE$1] + IF([.M290]=0;0;[.AE$2])" office:value-type="float" office:value="0" calcext:value-type="float">
            <text:p>0</text:p>
          </table:table-cell>
          <table:table-cell/>
          <table:table-cell table:formula="of:=SUM([.S290:.AE290])" office:value-type="float" office:value="10.19281278" calcext:value-type="float">
            <text:p>10,1928127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486" calcext:value-type="float">
            <text:p>3,4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83" calcext:value-type="float">
            <text:p>0,6283</text:p>
          </table:table-cell>
          <table:table-cell office:value-type="float" office:value="1.0471" calcext:value-type="float">
            <text:p>1,0471</text:p>
          </table:table-cell>
          <table:table-cell table:formula="of:=[.O291]*[.O291]" office:value-type="float" office:value="1.09641841" calcext:value-type="float">
            <text:p>1,09641841</text:p>
          </table:table-cell>
          <table:table-cell table:number-columns-repeated="2"/>
          <table:table-cell table:formula="of:=[.A291]*[.S$1] + IF([.A291]=0;0;[.S$2])" office:value-type="float" office:value="2.56794204" calcext:value-type="float">
            <text:p>2,56794204</text:p>
          </table:table-cell>
          <table:table-cell table:formula="of:=[.B291]*[.T$1] + IF([.B291]=0;0;[.T$2])" office:value-type="float" office:value="0" calcext:value-type="float">
            <text:p>0</text:p>
          </table:table-cell>
          <table:table-cell table:formula="of:=[.C291]*[.U$1] + IF([.C291]=0;0;[.U$2])" office:value-type="float" office:value="0.11414866" calcext:value-type="float">
            <text:p>0,11414866</text:p>
          </table:table-cell>
          <table:table-cell table:formula="of:=[.D291]*[.V$1] + IF([.D291]=0;0;[.V$2])" office:value-type="float" office:value="0" calcext:value-type="float">
            <text:p>0</text:p>
          </table:table-cell>
          <table:table-cell table:formula="of:=[.E291]*[.W$1] + IF([.E291]=0;0;[.W$2])" office:value-type="float" office:value="0" calcext:value-type="float">
            <text:p>0</text:p>
          </table:table-cell>
          <table:table-cell table:formula="of:=[.F291]*[.X$1] + IF([.F291]=0;0;[.X$2])" office:value-type="float" office:value="0" calcext:value-type="float">
            <text:p>0</text:p>
          </table:table-cell>
          <table:table-cell table:formula="of:=[.G291]*[.Y$1] + IF([.G291]=0;0;[.Y$2])" office:value-type="float" office:value="0" calcext:value-type="float">
            <text:p>0</text:p>
          </table:table-cell>
          <table:table-cell table:formula="of:=[.H291]*[.Z$1] + IF([.H291]=0;0;[.Z$2])" office:value-type="float" office:value="0" calcext:value-type="float">
            <text:p>0</text:p>
          </table:table-cell>
          <table:table-cell table:formula="of:=[.I291]*[.AA$1] + IF([.I291]=0;0;[.AA$2])" office:value-type="float" office:value="0" calcext:value-type="float">
            <text:p>0</text:p>
          </table:table-cell>
          <table:table-cell table:formula="of:=[.J291]*[.AB$1] + IF([.J291]=0;0;[.AB$2])" office:value-type="float" office:value="0" calcext:value-type="float">
            <text:p>0</text:p>
          </table:table-cell>
          <table:table-cell table:formula="of:=[.K291]*[.AC$1] + IF([.K291]=0;0;[.AC$2])" office:value-type="float" office:value="0" calcext:value-type="float">
            <text:p>0</text:p>
          </table:table-cell>
          <table:table-cell table:formula="of:=[.L291]*[.AD$1] + IF([.L291]=0;0;[.AD$2])" office:value-type="float" office:value="0" calcext:value-type="float">
            <text:p>0</text:p>
          </table:table-cell>
          <table:table-cell table:formula="of:=[.M291]*[.AE$1] + IF([.M291]=0;0;[.AE$2])" office:value-type="float" office:value="0" calcext:value-type="float">
            <text:p>0</text:p>
          </table:table-cell>
          <table:table-cell/>
          <table:table-cell table:formula="of:=SUM([.S291:.AE291])" office:value-type="float" office:value="2.6820907" calcext:value-type="float">
            <text:p>2,682090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25" calcext:value-type="float">
            <text:p>3,2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91" calcext:value-type="float">
            <text:p>1,0991</text:p>
          </table:table-cell>
          <table:table-cell office:value-type="float" office:value="1.7403" calcext:value-type="float">
            <text:p>1,7403</text:p>
          </table:table-cell>
          <table:table-cell table:formula="of:=[.O292]*[.O292]" office:value-type="float" office:value="3.02864409" calcext:value-type="float">
            <text:p>3,02864409</text:p>
          </table:table-cell>
          <table:table-cell table:number-columns-repeated="2"/>
          <table:table-cell table:formula="of:=[.A292]*[.S$1] + IF([.A292]=0;0;[.S$2])" office:value-type="float" office:value="2.29765796" calcext:value-type="float">
            <text:p>2,29765796</text:p>
          </table:table-cell>
          <table:table-cell table:formula="of:=[.B292]*[.T$1] + IF([.B292]=0;0;[.T$2])" office:value-type="float" office:value="0" calcext:value-type="float">
            <text:p>0</text:p>
          </table:table-cell>
          <table:table-cell table:formula="of:=[.C292]*[.U$1] + IF([.C292]=0;0;[.U$2])" office:value-type="float" office:value="0.1067475" calcext:value-type="float">
            <text:p>0,1067475</text:p>
          </table:table-cell>
          <table:table-cell table:formula="of:=[.D292]*[.V$1] + IF([.D292]=0;0;[.V$2])" office:value-type="float" office:value="0" calcext:value-type="float">
            <text:p>0</text:p>
          </table:table-cell>
          <table:table-cell table:formula="of:=[.E292]*[.W$1] + IF([.E292]=0;0;[.W$2])" office:value-type="float" office:value="0" calcext:value-type="float">
            <text:p>0</text:p>
          </table:table-cell>
          <table:table-cell table:formula="of:=[.F292]*[.X$1] + IF([.F292]=0;0;[.X$2])" office:value-type="float" office:value="0" calcext:value-type="float">
            <text:p>0</text:p>
          </table:table-cell>
          <table:table-cell table:formula="of:=[.G292]*[.Y$1] + IF([.G292]=0;0;[.Y$2])" office:value-type="float" office:value="0" calcext:value-type="float">
            <text:p>0</text:p>
          </table:table-cell>
          <table:table-cell table:formula="of:=[.H292]*[.Z$1] + IF([.H292]=0;0;[.Z$2])" office:value-type="float" office:value="0" calcext:value-type="float">
            <text:p>0</text:p>
          </table:table-cell>
          <table:table-cell table:formula="of:=[.I292]*[.AA$1] + IF([.I292]=0;0;[.AA$2])" office:value-type="float" office:value="0" calcext:value-type="float">
            <text:p>0</text:p>
          </table:table-cell>
          <table:table-cell table:formula="of:=[.J292]*[.AB$1] + IF([.J292]=0;0;[.AB$2])" office:value-type="float" office:value="0" calcext:value-type="float">
            <text:p>0</text:p>
          </table:table-cell>
          <table:table-cell table:formula="of:=[.K292]*[.AC$1] + IF([.K292]=0;0;[.AC$2])" office:value-type="float" office:value="0" calcext:value-type="float">
            <text:p>0</text:p>
          </table:table-cell>
          <table:table-cell table:formula="of:=[.L292]*[.AD$1] + IF([.L292]=0;0;[.AD$2])" office:value-type="float" office:value="0" calcext:value-type="float">
            <text:p>0</text:p>
          </table:table-cell>
          <table:table-cell table:formula="of:=[.M292]*[.AE$1] + IF([.M292]=0;0;[.AE$2])" office:value-type="float" office:value="0" calcext:value-type="float">
            <text:p>0</text:p>
          </table:table-cell>
          <table:table-cell/>
          <table:table-cell table:formula="of:=SUM([.S292:.AE292])" office:value-type="float" office:value="2.40440546" calcext:value-type="float">
            <text:p>2,4044054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9122" calcext:value-type="float">
            <text:p>3,9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54" calcext:value-type="float">
            <text:p>1,3154</text:p>
          </table:table-cell>
          <table:table-cell office:value-type="float" office:value="2.6307" calcext:value-type="float">
            <text:p>2,6307</text:p>
          </table:table-cell>
          <table:table-cell table:formula="of:=[.O293]*[.O293]" office:value-type="float" office:value="6.92058249" calcext:value-type="float">
            <text:p>6,92058249</text:p>
          </table:table-cell>
          <table:table-cell table:number-columns-repeated="2"/>
          <table:table-cell table:formula="of:=[.A293]*[.S$1] + IF([.A293]=0;0;[.S$2])" office:value-type="float" office:value="2.16251592" calcext:value-type="float">
            <text:p>2,16251592</text:p>
          </table:table-cell>
          <table:table-cell table:formula="of:=[.B293]*[.T$1] + IF([.B293]=0;0;[.T$2])" office:value-type="float" office:value="0" calcext:value-type="float">
            <text:p>0</text:p>
          </table:table-cell>
          <table:table-cell table:formula="of:=[.C293]*[.U$1] + IF([.C293]=0;0;[.U$2])" office:value-type="float" office:value="0.12949382" calcext:value-type="float">
            <text:p>0,12949382</text:p>
          </table:table-cell>
          <table:table-cell table:formula="of:=[.D293]*[.V$1] + IF([.D293]=0;0;[.V$2])" office:value-type="float" office:value="0" calcext:value-type="float">
            <text:p>0</text:p>
          </table:table-cell>
          <table:table-cell table:formula="of:=[.E293]*[.W$1] + IF([.E293]=0;0;[.W$2])" office:value-type="float" office:value="0" calcext:value-type="float">
            <text:p>0</text:p>
          </table:table-cell>
          <table:table-cell table:formula="of:=[.F293]*[.X$1] + IF([.F293]=0;0;[.X$2])" office:value-type="float" office:value="0" calcext:value-type="float">
            <text:p>0</text:p>
          </table:table-cell>
          <table:table-cell table:formula="of:=[.G293]*[.Y$1] + IF([.G293]=0;0;[.Y$2])" office:value-type="float" office:value="0" calcext:value-type="float">
            <text:p>0</text:p>
          </table:table-cell>
          <table:table-cell table:formula="of:=[.H293]*[.Z$1] + IF([.H293]=0;0;[.Z$2])" office:value-type="float" office:value="0" calcext:value-type="float">
            <text:p>0</text:p>
          </table:table-cell>
          <table:table-cell table:formula="of:=[.I293]*[.AA$1] + IF([.I293]=0;0;[.AA$2])" office:value-type="float" office:value="0" calcext:value-type="float">
            <text:p>0</text:p>
          </table:table-cell>
          <table:table-cell table:formula="of:=[.J293]*[.AB$1] + IF([.J293]=0;0;[.AB$2])" office:value-type="float" office:value="0" calcext:value-type="float">
            <text:p>0</text:p>
          </table:table-cell>
          <table:table-cell table:formula="of:=[.K293]*[.AC$1] + IF([.K293]=0;0;[.AC$2])" office:value-type="float" office:value="0" calcext:value-type="float">
            <text:p>0</text:p>
          </table:table-cell>
          <table:table-cell table:formula="of:=[.L293]*[.AD$1] + IF([.L293]=0;0;[.AD$2])" office:value-type="float" office:value="0" calcext:value-type="float">
            <text:p>0</text:p>
          </table:table-cell>
          <table:table-cell table:formula="of:=[.M293]*[.AE$1] + IF([.M293]=0;0;[.AE$2])" office:value-type="float" office:value="0" calcext:value-type="float">
            <text:p>0</text:p>
          </table:table-cell>
          <table:table-cell/>
          <table:table-cell table:formula="of:=SUM([.S293:.AE293])" office:value-type="float" office:value="2.29200974" calcext:value-type="float">
            <text:p>2,292009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,9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42" calcext:value-type="float">
            <text:p>0,8442</text:p>
          </table:table-cell>
          <table:table-cell office:value-type="float" office:value="1.1255" calcext:value-type="float">
            <text:p>1,1255</text:p>
          </table:table-cell>
          <table:table-cell table:formula="of:=[.O294]*[.O294]" office:value-type="float" office:value="1.26675025" calcext:value-type="float">
            <text:p>1,26675025</text:p>
          </table:table-cell>
          <table:table-cell table:number-columns-repeated="2"/>
          <table:table-cell table:formula="of:=[.A294]*[.S$1] + IF([.A294]=0;0;[.S$2])" office:value-type="float" office:value="2.4328" calcext:value-type="float">
            <text:p>2,4328</text:p>
          </table:table-cell>
          <table:table-cell table:formula="of:=[.B294]*[.T$1] + IF([.B294]=0;0;[.T$2])" office:value-type="float" office:value="0" calcext:value-type="float">
            <text:p>0</text:p>
          </table:table-cell>
          <table:table-cell table:formula="of:=[.C294]*[.U$1] + IF([.C294]=0;0;[.U$2])" office:value-type="float" office:value="0.0964865" calcext:value-type="float">
            <text:p>0,0964865</text:p>
          </table:table-cell>
          <table:table-cell table:formula="of:=[.D294]*[.V$1] + IF([.D294]=0;0;[.V$2])" office:value-type="float" office:value="0" calcext:value-type="float">
            <text:p>0</text:p>
          </table:table-cell>
          <table:table-cell table:formula="of:=[.E294]*[.W$1] + IF([.E294]=0;0;[.W$2])" office:value-type="float" office:value="0" calcext:value-type="float">
            <text:p>0</text:p>
          </table:table-cell>
          <table:table-cell table:formula="of:=[.F294]*[.X$1] + IF([.F294]=0;0;[.X$2])" office:value-type="float" office:value="0" calcext:value-type="float">
            <text:p>0</text:p>
          </table:table-cell>
          <table:table-cell table:formula="of:=[.G294]*[.Y$1] + IF([.G294]=0;0;[.Y$2])" office:value-type="float" office:value="0" calcext:value-type="float">
            <text:p>0</text:p>
          </table:table-cell>
          <table:table-cell table:formula="of:=[.H294]*[.Z$1] + IF([.H294]=0;0;[.Z$2])" office:value-type="float" office:value="0" calcext:value-type="float">
            <text:p>0</text:p>
          </table:table-cell>
          <table:table-cell table:formula="of:=[.I294]*[.AA$1] + IF([.I294]=0;0;[.AA$2])" office:value-type="float" office:value="0" calcext:value-type="float">
            <text:p>0</text:p>
          </table:table-cell>
          <table:table-cell table:formula="of:=[.J294]*[.AB$1] + IF([.J294]=0;0;[.AB$2])" office:value-type="float" office:value="0" calcext:value-type="float">
            <text:p>0</text:p>
          </table:table-cell>
          <table:table-cell table:formula="of:=[.K294]*[.AC$1] + IF([.K294]=0;0;[.AC$2])" office:value-type="float" office:value="0" calcext:value-type="float">
            <text:p>0</text:p>
          </table:table-cell>
          <table:table-cell table:formula="of:=[.L294]*[.AD$1] + IF([.L294]=0;0;[.AD$2])" office:value-type="float" office:value="0" calcext:value-type="float">
            <text:p>0</text:p>
          </table:table-cell>
          <table:table-cell table:formula="of:=[.M294]*[.AE$1] + IF([.M294]=0;0;[.AE$2])" office:value-type="float" office:value="0" calcext:value-type="float">
            <text:p>0</text:p>
          </table:table-cell>
          <table:table-cell/>
          <table:table-cell table:formula="of:=SUM([.S294:.AE294])" office:value-type="float" office:value="2.5292865" calcext:value-type="float">
            <text:p>2,5292865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2565" calcext:value-type="float">
            <text:p>4,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37" calcext:value-type="float">
            <text:p>0,6137</text:p>
          </table:table-cell>
          <table:table-cell office:value-type="float" office:value="0.7081" calcext:value-type="float">
            <text:p>0,7081</text:p>
          </table:table-cell>
          <table:table-cell table:formula="of:=[.O295]*[.O295]" office:value-type="float" office:value="0.50140561" calcext:value-type="float">
            <text:p>0,50140561</text:p>
          </table:table-cell>
          <table:table-cell table:number-columns-repeated="2"/>
          <table:table-cell table:formula="of:=[.A295]*[.S$1] + IF([.A295]=0;0;[.S$2])" office:value-type="float" office:value="2.56794204" calcext:value-type="float">
            <text:p>2,56794204</text:p>
          </table:table-cell>
          <table:table-cell table:formula="of:=[.B295]*[.T$1] + IF([.B295]=0;0;[.T$2])" office:value-type="float" office:value="0" calcext:value-type="float">
            <text:p>0</text:p>
          </table:table-cell>
          <table:table-cell table:formula="of:=[.C295]*[.U$1] + IF([.C295]=0;0;[.U$2])" office:value-type="float" office:value="0.14089015" calcext:value-type="float">
            <text:p>0,14089015</text:p>
          </table:table-cell>
          <table:table-cell table:formula="of:=[.D295]*[.V$1] + IF([.D295]=0;0;[.V$2])" office:value-type="float" office:value="0" calcext:value-type="float">
            <text:p>0</text:p>
          </table:table-cell>
          <table:table-cell table:formula="of:=[.E295]*[.W$1] + IF([.E295]=0;0;[.W$2])" office:value-type="float" office:value="0" calcext:value-type="float">
            <text:p>0</text:p>
          </table:table-cell>
          <table:table-cell table:formula="of:=[.F295]*[.X$1] + IF([.F295]=0;0;[.X$2])" office:value-type="float" office:value="0" calcext:value-type="float">
            <text:p>0</text:p>
          </table:table-cell>
          <table:table-cell table:formula="of:=[.G295]*[.Y$1] + IF([.G295]=0;0;[.Y$2])" office:value-type="float" office:value="0" calcext:value-type="float">
            <text:p>0</text:p>
          </table:table-cell>
          <table:table-cell table:formula="of:=[.H295]*[.Z$1] + IF([.H295]=0;0;[.Z$2])" office:value-type="float" office:value="0" calcext:value-type="float">
            <text:p>0</text:p>
          </table:table-cell>
          <table:table-cell table:formula="of:=[.I295]*[.AA$1] + IF([.I295]=0;0;[.AA$2])" office:value-type="float" office:value="0" calcext:value-type="float">
            <text:p>0</text:p>
          </table:table-cell>
          <table:table-cell table:formula="of:=[.J295]*[.AB$1] + IF([.J295]=0;0;[.AB$2])" office:value-type="float" office:value="0" calcext:value-type="float">
            <text:p>0</text:p>
          </table:table-cell>
          <table:table-cell table:formula="of:=[.K295]*[.AC$1] + IF([.K295]=0;0;[.AC$2])" office:value-type="float" office:value="0" calcext:value-type="float">
            <text:p>0</text:p>
          </table:table-cell>
          <table:table-cell table:formula="of:=[.L295]*[.AD$1] + IF([.L295]=0;0;[.AD$2])" office:value-type="float" office:value="0" calcext:value-type="float">
            <text:p>0</text:p>
          </table:table-cell>
          <table:table-cell table:formula="of:=[.M295]*[.AE$1] + IF([.M295]=0;0;[.AE$2])" office:value-type="float" office:value="0" calcext:value-type="float">
            <text:p>0</text:p>
          </table:table-cell>
          <table:table-cell/>
          <table:table-cell table:formula="of:=SUM([.S295:.AE295])" office:value-type="float" office:value="2.70883219" calcext:value-type="float">
            <text:p>2,7088321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99" calcext:value-type="float">
            <text:p>3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51" calcext:value-type="float">
            <text:p>0,9851</text:p>
          </table:table-cell>
          <table:table-cell office:value-type="float" office:value="1.4776" calcext:value-type="float">
            <text:p>1,4776</text:p>
          </table:table-cell>
          <table:table-cell table:formula="of:=[.O296]*[.O296]" office:value-type="float" office:value="2.18330176" calcext:value-type="float">
            <text:p>2,18330176</text:p>
          </table:table-cell>
          <table:table-cell table:number-columns-repeated="2"/>
          <table:table-cell table:formula="of:=[.A296]*[.S$1] + IF([.A296]=0;0;[.S$2])" office:value-type="float" office:value="2.29765796" calcext:value-type="float">
            <text:p>2,29765796</text:p>
          </table:table-cell>
          <table:table-cell table:formula="of:=[.B296]*[.T$1] + IF([.B296]=0;0;[.T$2])" office:value-type="float" office:value="0" calcext:value-type="float">
            <text:p>0</text:p>
          </table:table-cell>
          <table:table-cell table:formula="of:=[.C296]*[.U$1] + IF([.C296]=0;0;[.U$2])" office:value-type="float" office:value="0.11419169" calcext:value-type="float">
            <text:p>0,11419169</text:p>
          </table:table-cell>
          <table:table-cell table:formula="of:=[.D296]*[.V$1] + IF([.D296]=0;0;[.V$2])" office:value-type="float" office:value="0" calcext:value-type="float">
            <text:p>0</text:p>
          </table:table-cell>
          <table:table-cell table:formula="of:=[.E296]*[.W$1] + IF([.E296]=0;0;[.W$2])" office:value-type="float" office:value="0" calcext:value-type="float">
            <text:p>0</text:p>
          </table:table-cell>
          <table:table-cell table:formula="of:=[.F296]*[.X$1] + IF([.F296]=0;0;[.X$2])" office:value-type="float" office:value="0" calcext:value-type="float">
            <text:p>0</text:p>
          </table:table-cell>
          <table:table-cell table:formula="of:=[.G296]*[.Y$1] + IF([.G296]=0;0;[.Y$2])" office:value-type="float" office:value="0" calcext:value-type="float">
            <text:p>0</text:p>
          </table:table-cell>
          <table:table-cell table:formula="of:=[.H296]*[.Z$1] + IF([.H296]=0;0;[.Z$2])" office:value-type="float" office:value="0" calcext:value-type="float">
            <text:p>0</text:p>
          </table:table-cell>
          <table:table-cell table:formula="of:=[.I296]*[.AA$1] + IF([.I296]=0;0;[.AA$2])" office:value-type="float" office:value="0" calcext:value-type="float">
            <text:p>0</text:p>
          </table:table-cell>
          <table:table-cell table:formula="of:=[.J296]*[.AB$1] + IF([.J296]=0;0;[.AB$2])" office:value-type="float" office:value="0" calcext:value-type="float">
            <text:p>0</text:p>
          </table:table-cell>
          <table:table-cell table:formula="of:=[.K296]*[.AC$1] + IF([.K296]=0;0;[.AC$2])" office:value-type="float" office:value="0" calcext:value-type="float">
            <text:p>0</text:p>
          </table:table-cell>
          <table:table-cell table:formula="of:=[.L296]*[.AD$1] + IF([.L296]=0;0;[.AD$2])" office:value-type="float" office:value="0" calcext:value-type="float">
            <text:p>0</text:p>
          </table:table-cell>
          <table:table-cell table:formula="of:=[.M296]*[.AE$1] + IF([.M296]=0;0;[.AE$2])" office:value-type="float" office:value="0" calcext:value-type="float">
            <text:p>0</text:p>
          </table:table-cell>
          <table:table-cell/>
          <table:table-cell table:formula="of:=SUM([.S296:.AE296])" office:value-type="float" office:value="2.41184965" calcext:value-type="float">
            <text:p>2,4118496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99" calcext:value-type="float">
            <text:p>3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51" calcext:value-type="float">
            <text:p>0,9851</text:p>
          </table:table-cell>
          <table:table-cell office:value-type="float" office:value="1.4776" calcext:value-type="float">
            <text:p>1,4776</text:p>
          </table:table-cell>
          <table:table-cell table:formula="of:=[.O297]*[.O297]" office:value-type="float" office:value="2.18330176" calcext:value-type="float">
            <text:p>2,18330176</text:p>
          </table:table-cell>
          <table:table-cell table:number-columns-repeated="2"/>
          <table:table-cell table:formula="of:=[.A297]*[.S$1] + IF([.A297]=0;0;[.S$2])" office:value-type="float" office:value="2.29765796" calcext:value-type="float">
            <text:p>2,29765796</text:p>
          </table:table-cell>
          <table:table-cell table:formula="of:=[.B297]*[.T$1] + IF([.B297]=0;0;[.T$2])" office:value-type="float" office:value="0" calcext:value-type="float">
            <text:p>0</text:p>
          </table:table-cell>
          <table:table-cell table:formula="of:=[.C297]*[.U$1] + IF([.C297]=0;0;[.U$2])" office:value-type="float" office:value="0.11419169" calcext:value-type="float">
            <text:p>0,11419169</text:p>
          </table:table-cell>
          <table:table-cell table:formula="of:=[.D297]*[.V$1] + IF([.D297]=0;0;[.V$2])" office:value-type="float" office:value="0" calcext:value-type="float">
            <text:p>0</text:p>
          </table:table-cell>
          <table:table-cell table:formula="of:=[.E297]*[.W$1] + IF([.E297]=0;0;[.W$2])" office:value-type="float" office:value="0" calcext:value-type="float">
            <text:p>0</text:p>
          </table:table-cell>
          <table:table-cell table:formula="of:=[.F297]*[.X$1] + IF([.F297]=0;0;[.X$2])" office:value-type="float" office:value="0" calcext:value-type="float">
            <text:p>0</text:p>
          </table:table-cell>
          <table:table-cell table:formula="of:=[.G297]*[.Y$1] + IF([.G297]=0;0;[.Y$2])" office:value-type="float" office:value="0" calcext:value-type="float">
            <text:p>0</text:p>
          </table:table-cell>
          <table:table-cell table:formula="of:=[.H297]*[.Z$1] + IF([.H297]=0;0;[.Z$2])" office:value-type="float" office:value="0" calcext:value-type="float">
            <text:p>0</text:p>
          </table:table-cell>
          <table:table-cell table:formula="of:=[.I297]*[.AA$1] + IF([.I297]=0;0;[.AA$2])" office:value-type="float" office:value="0" calcext:value-type="float">
            <text:p>0</text:p>
          </table:table-cell>
          <table:table-cell table:formula="of:=[.J297]*[.AB$1] + IF([.J297]=0;0;[.AB$2])" office:value-type="float" office:value="0" calcext:value-type="float">
            <text:p>0</text:p>
          </table:table-cell>
          <table:table-cell table:formula="of:=[.K297]*[.AC$1] + IF([.K297]=0;0;[.AC$2])" office:value-type="float" office:value="0" calcext:value-type="float">
            <text:p>0</text:p>
          </table:table-cell>
          <table:table-cell table:formula="of:=[.L297]*[.AD$1] + IF([.L297]=0;0;[.AD$2])" office:value-type="float" office:value="0" calcext:value-type="float">
            <text:p>0</text:p>
          </table:table-cell>
          <table:table-cell table:formula="of:=[.M297]*[.AE$1] + IF([.M297]=0;0;[.AE$2])" office:value-type="float" office:value="0" calcext:value-type="float">
            <text:p>0</text:p>
          </table:table-cell>
          <table:table-cell/>
          <table:table-cell table:formula="of:=SUM([.S297:.AE297])" office:value-type="float" office:value="2.41184965" calcext:value-type="float">
            <text:p>2,41184965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3.7792" calcext:value-type="float">
            <text:p>3,77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97" calcext:value-type="float">
            <text:p>0,7397</text:p>
          </table:table-cell>
          <table:table-cell office:value-type="float" office:value="1.2328" calcext:value-type="float">
            <text:p>1,2328</text:p>
          </table:table-cell>
          <table:table-cell table:formula="of:=[.O298]*[.O298]" office:value-type="float" office:value="1.51979584" calcext:value-type="float">
            <text:p>1,51979584</text:p>
          </table:table-cell>
          <table:table-cell table:number-columns-repeated="2"/>
          <table:table-cell table:formula="of:=[.A298]*[.S$1] + IF([.A298]=0;0;[.S$2])" office:value-type="float" office:value="2.02731306" calcext:value-type="float">
            <text:p>2,02731306</text:p>
          </table:table-cell>
          <table:table-cell table:formula="of:=[.B298]*[.T$1] + IF([.B298]=0;0;[.T$2])" office:value-type="float" office:value="0" calcext:value-type="float">
            <text:p>0</text:p>
          </table:table-cell>
          <table:table-cell table:formula="of:=[.C298]*[.U$1] + IF([.C298]=0;0;[.U$2])" office:value-type="float" office:value="0.12509152" calcext:value-type="float">
            <text:p>0,12509152</text:p>
          </table:table-cell>
          <table:table-cell table:formula="of:=[.D298]*[.V$1] + IF([.D298]=0;0;[.V$2])" office:value-type="float" office:value="0" calcext:value-type="float">
            <text:p>0</text:p>
          </table:table-cell>
          <table:table-cell table:formula="of:=[.E298]*[.W$1] + IF([.E298]=0;0;[.W$2])" office:value-type="float" office:value="0" calcext:value-type="float">
            <text:p>0</text:p>
          </table:table-cell>
          <table:table-cell table:formula="of:=[.F298]*[.X$1] + IF([.F298]=0;0;[.X$2])" office:value-type="float" office:value="0" calcext:value-type="float">
            <text:p>0</text:p>
          </table:table-cell>
          <table:table-cell table:formula="of:=[.G298]*[.Y$1] + IF([.G298]=0;0;[.Y$2])" office:value-type="float" office:value="0" calcext:value-type="float">
            <text:p>0</text:p>
          </table:table-cell>
          <table:table-cell table:formula="of:=[.H298]*[.Z$1] + IF([.H298]=0;0;[.Z$2])" office:value-type="float" office:value="0" calcext:value-type="float">
            <text:p>0</text:p>
          </table:table-cell>
          <table:table-cell table:formula="of:=[.I298]*[.AA$1] + IF([.I298]=0;0;[.AA$2])" office:value-type="float" office:value="0" calcext:value-type="float">
            <text:p>0</text:p>
          </table:table-cell>
          <table:table-cell table:formula="of:=[.J298]*[.AB$1] + IF([.J298]=0;0;[.AB$2])" office:value-type="float" office:value="0" calcext:value-type="float">
            <text:p>0</text:p>
          </table:table-cell>
          <table:table-cell table:formula="of:=[.K298]*[.AC$1] + IF([.K298]=0;0;[.AC$2])" office:value-type="float" office:value="0" calcext:value-type="float">
            <text:p>0</text:p>
          </table:table-cell>
          <table:table-cell table:formula="of:=[.L298]*[.AD$1] + IF([.L298]=0;0;[.AD$2])" office:value-type="float" office:value="0" calcext:value-type="float">
            <text:p>0</text:p>
          </table:table-cell>
          <table:table-cell table:formula="of:=[.M298]*[.AE$1] + IF([.M298]=0;0;[.AE$2])" office:value-type="float" office:value="0" calcext:value-type="float">
            <text:p>0</text:p>
          </table:table-cell>
          <table:table-cell/>
          <table:table-cell table:formula="of:=SUM([.S298:.AE298])" office:value-type="float" office:value="2.15240458" calcext:value-type="float">
            <text:p>2,15240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3512" calcext:value-type="float">
            <text:p>5,35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54" calcext:value-type="float">
            <text:p>0,7254</text:p>
          </table:table-cell>
          <table:table-cell office:value-type="float" office:value="1.0446" calcext:value-type="float">
            <text:p>1,0446</text:p>
          </table:table-cell>
          <table:table-cell table:formula="of:=[.O299]*[.O299]" office:value-type="float" office:value="1.09118916" calcext:value-type="float">
            <text:p>1,09118916</text:p>
          </table:table-cell>
          <table:table-cell table:number-columns-repeated="2"/>
          <table:table-cell table:formula="of:=[.A299]*[.S$1] + IF([.A299]=0;0;[.S$2])" office:value-type="float" office:value="2.4328" calcext:value-type="float">
            <text:p>2,4328</text:p>
          </table:table-cell>
          <table:table-cell table:formula="of:=[.B299]*[.T$1] + IF([.B299]=0;0;[.T$2])" office:value-type="float" office:value="0" calcext:value-type="float">
            <text:p>0</text:p>
          </table:table-cell>
          <table:table-cell table:formula="of:=[.C299]*[.U$1] + IF([.C299]=0;0;[.U$2])" office:value-type="float" office:value="0.17712472" calcext:value-type="float">
            <text:p>0,17712472</text:p>
          </table:table-cell>
          <table:table-cell table:formula="of:=[.D299]*[.V$1] + IF([.D299]=0;0;[.V$2])" office:value-type="float" office:value="0" calcext:value-type="float">
            <text:p>0</text:p>
          </table:table-cell>
          <table:table-cell table:formula="of:=[.E299]*[.W$1] + IF([.E299]=0;0;[.W$2])" office:value-type="float" office:value="0" calcext:value-type="float">
            <text:p>0</text:p>
          </table:table-cell>
          <table:table-cell table:formula="of:=[.F299]*[.X$1] + IF([.F299]=0;0;[.X$2])" office:value-type="float" office:value="0" calcext:value-type="float">
            <text:p>0</text:p>
          </table:table-cell>
          <table:table-cell table:formula="of:=[.G299]*[.Y$1] + IF([.G299]=0;0;[.Y$2])" office:value-type="float" office:value="0" calcext:value-type="float">
            <text:p>0</text:p>
          </table:table-cell>
          <table:table-cell table:formula="of:=[.H299]*[.Z$1] + IF([.H299]=0;0;[.Z$2])" office:value-type="float" office:value="0" calcext:value-type="float">
            <text:p>0</text:p>
          </table:table-cell>
          <table:table-cell table:formula="of:=[.I299]*[.AA$1] + IF([.I299]=0;0;[.AA$2])" office:value-type="float" office:value="0" calcext:value-type="float">
            <text:p>0</text:p>
          </table:table-cell>
          <table:table-cell table:formula="of:=[.J299]*[.AB$1] + IF([.J299]=0;0;[.AB$2])" office:value-type="float" office:value="0" calcext:value-type="float">
            <text:p>0</text:p>
          </table:table-cell>
          <table:table-cell table:formula="of:=[.K299]*[.AC$1] + IF([.K299]=0;0;[.AC$2])" office:value-type="float" office:value="0" calcext:value-type="float">
            <text:p>0</text:p>
          </table:table-cell>
          <table:table-cell table:formula="of:=[.L299]*[.AD$1] + IF([.L299]=0;0;[.AD$2])" office:value-type="float" office:value="0" calcext:value-type="float">
            <text:p>0</text:p>
          </table:table-cell>
          <table:table-cell table:formula="of:=[.M299]*[.AE$1] + IF([.M299]=0;0;[.AE$2])" office:value-type="float" office:value="0" calcext:value-type="float">
            <text:p>0</text:p>
          </table:table-cell>
          <table:table-cell/>
          <table:table-cell table:formula="of:=SUM([.S299:.AE299])" office:value-type="float" office:value="2.60992472" calcext:value-type="float">
            <text:p>2,60992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6502" calcext:value-type="float">
            <text:p>4,6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54" calcext:value-type="float">
            <text:p>0,8854</text:p>
          </table:table-cell>
          <table:table-cell office:value-type="float" office:value="1.4757" calcext:value-type="float">
            <text:p>1,4757</text:p>
          </table:table-cell>
          <table:table-cell table:formula="of:=[.O300]*[.O300]" office:value-type="float" office:value="2.17769049" calcext:value-type="float">
            <text:p>2,17769049</text:p>
          </table:table-cell>
          <table:table-cell table:number-columns-repeated="2"/>
          <table:table-cell table:formula="of:=[.A300]*[.S$1] + IF([.A300]=0;0;[.S$2])" office:value-type="float" office:value="2.4328" calcext:value-type="float">
            <text:p>2,4328</text:p>
          </table:table-cell>
          <table:table-cell table:formula="of:=[.B300]*[.T$1] + IF([.B300]=0;0;[.T$2])" office:value-type="float" office:value="0" calcext:value-type="float">
            <text:p>0</text:p>
          </table:table-cell>
          <table:table-cell table:formula="of:=[.C300]*[.U$1] + IF([.C300]=0;0;[.U$2])" office:value-type="float" office:value="0.15392162" calcext:value-type="float">
            <text:p>0,15392162</text:p>
          </table:table-cell>
          <table:table-cell table:formula="of:=[.D300]*[.V$1] + IF([.D300]=0;0;[.V$2])" office:value-type="float" office:value="0" calcext:value-type="float">
            <text:p>0</text:p>
          </table:table-cell>
          <table:table-cell table:formula="of:=[.E300]*[.W$1] + IF([.E300]=0;0;[.W$2])" office:value-type="float" office:value="0" calcext:value-type="float">
            <text:p>0</text:p>
          </table:table-cell>
          <table:table-cell table:formula="of:=[.F300]*[.X$1] + IF([.F300]=0;0;[.X$2])" office:value-type="float" office:value="0" calcext:value-type="float">
            <text:p>0</text:p>
          </table:table-cell>
          <table:table-cell table:formula="of:=[.G300]*[.Y$1] + IF([.G300]=0;0;[.Y$2])" office:value-type="float" office:value="0" calcext:value-type="float">
            <text:p>0</text:p>
          </table:table-cell>
          <table:table-cell table:formula="of:=[.H300]*[.Z$1] + IF([.H300]=0;0;[.Z$2])" office:value-type="float" office:value="0" calcext:value-type="float">
            <text:p>0</text:p>
          </table:table-cell>
          <table:table-cell table:formula="of:=[.I300]*[.AA$1] + IF([.I300]=0;0;[.AA$2])" office:value-type="float" office:value="0" calcext:value-type="float">
            <text:p>0</text:p>
          </table:table-cell>
          <table:table-cell table:formula="of:=[.J300]*[.AB$1] + IF([.J300]=0;0;[.AB$2])" office:value-type="float" office:value="0" calcext:value-type="float">
            <text:p>0</text:p>
          </table:table-cell>
          <table:table-cell table:formula="of:=[.K300]*[.AC$1] + IF([.K300]=0;0;[.AC$2])" office:value-type="float" office:value="0" calcext:value-type="float">
            <text:p>0</text:p>
          </table:table-cell>
          <table:table-cell table:formula="of:=[.L300]*[.AD$1] + IF([.L300]=0;0;[.AD$2])" office:value-type="float" office:value="0" calcext:value-type="float">
            <text:p>0</text:p>
          </table:table-cell>
          <table:table-cell table:formula="of:=[.M300]*[.AE$1] + IF([.M300]=0;0;[.AE$2])" office:value-type="float" office:value="0" calcext:value-type="float">
            <text:p>0</text:p>
          </table:table-cell>
          <table:table-cell/>
          <table:table-cell table:formula="of:=SUM([.S300:.AE300])" office:value-type="float" office:value="2.58672162" calcext:value-type="float">
            <text:p>2,5867216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4.1605" calcext:value-type="float">
            <text:p>4,1605</text:p>
          </table:table-cell>
          <table:table-cell office:value-type="float" office:value="5.0521" calcext:value-type="float">
            <text:p>5,05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756" calcext:value-type="float">
            <text:p>1,4756</text:p>
          </table:table-cell>
          <table:table-cell office:value-type="float" office:value="2.4972" calcext:value-type="float">
            <text:p>2,4972</text:p>
          </table:table-cell>
          <table:table-cell table:formula="of:=[.O301]*[.O301]" office:value-type="float" office:value="6.23600784" calcext:value-type="float">
            <text:p>6,23600784</text:p>
          </table:table-cell>
          <table:table-cell table:number-columns-repeated="2"/>
          <table:table-cell table:formula="of:=[.A301]*[.S$1] + IF([.A301]=0;0;[.S$2])" office:value-type="float" office:value="2.16251592" calcext:value-type="float">
            <text:p>2,16251592</text:p>
          </table:table-cell>
          <table:table-cell table:formula="of:=[.B301]*[.T$1] + IF([.B301]=0;0;[.T$2])" office:value-type="float" office:value="8.7808761" calcext:value-type="float">
            <text:p>8,7808761</text:p>
          </table:table-cell>
          <table:table-cell table:formula="of:=[.C301]*[.U$1] + IF([.C301]=0;0;[.U$2])" office:value-type="float" office:value="0.16722451" calcext:value-type="float">
            <text:p>0,16722451</text:p>
          </table:table-cell>
          <table:table-cell table:formula="of:=[.D301]*[.V$1] + IF([.D301]=0;0;[.V$2])" office:value-type="float" office:value="0" calcext:value-type="float">
            <text:p>0</text:p>
          </table:table-cell>
          <table:table-cell table:formula="of:=[.E301]*[.W$1] + IF([.E301]=0;0;[.W$2])" office:value-type="float" office:value="0" calcext:value-type="float">
            <text:p>0</text:p>
          </table:table-cell>
          <table:table-cell table:formula="of:=[.F301]*[.X$1] + IF([.F301]=0;0;[.X$2])" office:value-type="float" office:value="0" calcext:value-type="float">
            <text:p>0</text:p>
          </table:table-cell>
          <table:table-cell table:formula="of:=[.G301]*[.Y$1] + IF([.G301]=0;0;[.Y$2])" office:value-type="float" office:value="0" calcext:value-type="float">
            <text:p>0</text:p>
          </table:table-cell>
          <table:table-cell table:formula="of:=[.H301]*[.Z$1] + IF([.H301]=0;0;[.Z$2])" office:value-type="float" office:value="0" calcext:value-type="float">
            <text:p>0</text:p>
          </table:table-cell>
          <table:table-cell table:formula="of:=[.I301]*[.AA$1] + IF([.I301]=0;0;[.AA$2])" office:value-type="float" office:value="0" calcext:value-type="float">
            <text:p>0</text:p>
          </table:table-cell>
          <table:table-cell table:formula="of:=[.J301]*[.AB$1] + IF([.J301]=0;0;[.AB$2])" office:value-type="float" office:value="0" calcext:value-type="float">
            <text:p>0</text:p>
          </table:table-cell>
          <table:table-cell table:formula="of:=[.K301]*[.AC$1] + IF([.K301]=0;0;[.AC$2])" office:value-type="float" office:value="0" calcext:value-type="float">
            <text:p>0</text:p>
          </table:table-cell>
          <table:table-cell table:formula="of:=[.L301]*[.AD$1] + IF([.L301]=0;0;[.AD$2])" office:value-type="float" office:value="0" calcext:value-type="float">
            <text:p>0</text:p>
          </table:table-cell>
          <table:table-cell table:formula="of:=[.M301]*[.AE$1] + IF([.M301]=0;0;[.AE$2])" office:value-type="float" office:value="0" calcext:value-type="float">
            <text:p>0</text:p>
          </table:table-cell>
          <table:table-cell/>
          <table:table-cell table:formula="of:=SUM([.S301:.AE301])" office:value-type="float" office:value="11.11061653" calcext:value-type="float">
            <text:p>11,11061653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55" calcext:value-type="float">
            <text:p>4,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98" calcext:value-type="float">
            <text:p>0,9598</text:p>
          </table:table-cell>
          <table:table-cell office:value-type="float" office:value="1.8397" calcext:value-type="float">
            <text:p>1,8397</text:p>
          </table:table-cell>
          <table:table-cell table:formula="of:=[.O302]*[.O302]" office:value-type="float" office:value="3.38449609" calcext:value-type="float">
            <text:p>3,38449609</text:p>
          </table:table-cell>
          <table:table-cell table:number-columns-repeated="2"/>
          <table:table-cell table:formula="of:=[.A302]*[.S$1] + IF([.A302]=0;0;[.S$2])" office:value-type="float" office:value="2.16251592" calcext:value-type="float">
            <text:p>2,16251592</text:p>
          </table:table-cell>
          <table:table-cell table:formula="of:=[.B302]*[.T$1] + IF([.B302]=0;0;[.T$2])" office:value-type="float" office:value="0" calcext:value-type="float">
            <text:p>0</text:p>
          </table:table-cell>
          <table:table-cell table:formula="of:=[.C302]*[.U$1] + IF([.C302]=0;0;[.U$2])" office:value-type="float" office:value="0.1375305" calcext:value-type="float">
            <text:p>0,1375305</text:p>
          </table:table-cell>
          <table:table-cell table:formula="of:=[.D302]*[.V$1] + IF([.D302]=0;0;[.V$2])" office:value-type="float" office:value="0" calcext:value-type="float">
            <text:p>0</text:p>
          </table:table-cell>
          <table:table-cell table:formula="of:=[.E302]*[.W$1] + IF([.E302]=0;0;[.W$2])" office:value-type="float" office:value="0" calcext:value-type="float">
            <text:p>0</text:p>
          </table:table-cell>
          <table:table-cell table:formula="of:=[.F302]*[.X$1] + IF([.F302]=0;0;[.X$2])" office:value-type="float" office:value="0" calcext:value-type="float">
            <text:p>0</text:p>
          </table:table-cell>
          <table:table-cell table:formula="of:=[.G302]*[.Y$1] + IF([.G302]=0;0;[.Y$2])" office:value-type="float" office:value="0" calcext:value-type="float">
            <text:p>0</text:p>
          </table:table-cell>
          <table:table-cell table:formula="of:=[.H302]*[.Z$1] + IF([.H302]=0;0;[.Z$2])" office:value-type="float" office:value="0" calcext:value-type="float">
            <text:p>0</text:p>
          </table:table-cell>
          <table:table-cell table:formula="of:=[.I302]*[.AA$1] + IF([.I302]=0;0;[.AA$2])" office:value-type="float" office:value="0" calcext:value-type="float">
            <text:p>0</text:p>
          </table:table-cell>
          <table:table-cell table:formula="of:=[.J302]*[.AB$1] + IF([.J302]=0;0;[.AB$2])" office:value-type="float" office:value="0" calcext:value-type="float">
            <text:p>0</text:p>
          </table:table-cell>
          <table:table-cell table:formula="of:=[.K302]*[.AC$1] + IF([.K302]=0;0;[.AC$2])" office:value-type="float" office:value="0" calcext:value-type="float">
            <text:p>0</text:p>
          </table:table-cell>
          <table:table-cell table:formula="of:=[.L302]*[.AD$1] + IF([.L302]=0;0;[.AD$2])" office:value-type="float" office:value="0" calcext:value-type="float">
            <text:p>0</text:p>
          </table:table-cell>
          <table:table-cell table:formula="of:=[.M302]*[.AE$1] + IF([.M302]=0;0;[.AE$2])" office:value-type="float" office:value="0" calcext:value-type="float">
            <text:p>0</text:p>
          </table:table-cell>
          <table:table-cell/>
          <table:table-cell table:formula="of:=SUM([.S302:.AE302])" office:value-type="float" office:value="2.30004642" calcext:value-type="float">
            <text:p>2,3000464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2565" calcext:value-type="float">
            <text:p>3,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22" calcext:value-type="float">
            <text:p>0,9722</text:p>
          </table:table-cell>
          <table:table-cell office:value-type="float" office:value="1.0888" calcext:value-type="float">
            <text:p>1,0888</text:p>
          </table:table-cell>
          <table:table-cell table:formula="of:=[.O303]*[.O303]" office:value-type="float" office:value="1.18548544" calcext:value-type="float">
            <text:p>1,18548544</text:p>
          </table:table-cell>
          <table:table-cell table:number-columns-repeated="2"/>
          <table:table-cell table:formula="of:=[.A303]*[.S$1] + IF([.A303]=0;0;[.S$2])" office:value-type="float" office:value="2.16251592" calcext:value-type="float">
            <text:p>2,16251592</text:p>
          </table:table-cell>
          <table:table-cell table:formula="of:=[.B303]*[.T$1] + IF([.B303]=0;0;[.T$2])" office:value-type="float" office:value="0" calcext:value-type="float">
            <text:p>0</text:p>
          </table:table-cell>
          <table:table-cell table:formula="of:=[.C303]*[.U$1] + IF([.C303]=0;0;[.U$2])" office:value-type="float" office:value="0.10779015" calcext:value-type="float">
            <text:p>0,10779015</text:p>
          </table:table-cell>
          <table:table-cell table:formula="of:=[.D303]*[.V$1] + IF([.D303]=0;0;[.V$2])" office:value-type="float" office:value="0" calcext:value-type="float">
            <text:p>0</text:p>
          </table:table-cell>
          <table:table-cell table:formula="of:=[.E303]*[.W$1] + IF([.E303]=0;0;[.W$2])" office:value-type="float" office:value="0" calcext:value-type="float">
            <text:p>0</text:p>
          </table:table-cell>
          <table:table-cell table:formula="of:=[.F303]*[.X$1] + IF([.F303]=0;0;[.X$2])" office:value-type="float" office:value="0" calcext:value-type="float">
            <text:p>0</text:p>
          </table:table-cell>
          <table:table-cell table:formula="of:=[.G303]*[.Y$1] + IF([.G303]=0;0;[.Y$2])" office:value-type="float" office:value="0" calcext:value-type="float">
            <text:p>0</text:p>
          </table:table-cell>
          <table:table-cell table:formula="of:=[.H303]*[.Z$1] + IF([.H303]=0;0;[.Z$2])" office:value-type="float" office:value="0" calcext:value-type="float">
            <text:p>0</text:p>
          </table:table-cell>
          <table:table-cell table:formula="of:=[.I303]*[.AA$1] + IF([.I303]=0;0;[.AA$2])" office:value-type="float" office:value="0" calcext:value-type="float">
            <text:p>0</text:p>
          </table:table-cell>
          <table:table-cell table:formula="of:=[.J303]*[.AB$1] + IF([.J303]=0;0;[.AB$2])" office:value-type="float" office:value="0" calcext:value-type="float">
            <text:p>0</text:p>
          </table:table-cell>
          <table:table-cell table:formula="of:=[.K303]*[.AC$1] + IF([.K303]=0;0;[.AC$2])" office:value-type="float" office:value="0" calcext:value-type="float">
            <text:p>0</text:p>
          </table:table-cell>
          <table:table-cell table:formula="of:=[.L303]*[.AD$1] + IF([.L303]=0;0;[.AD$2])" office:value-type="float" office:value="0" calcext:value-type="float">
            <text:p>0</text:p>
          </table:table-cell>
          <table:table-cell table:formula="of:=[.M303]*[.AE$1] + IF([.M303]=0;0;[.AE$2])" office:value-type="float" office:value="0" calcext:value-type="float">
            <text:p>0</text:p>
          </table:table-cell>
          <table:table-cell/>
          <table:table-cell table:formula="of:=SUM([.S303:.AE303])" office:value-type="float" office:value="2.27030607" calcext:value-type="float">
            <text:p>2,2703060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formula="of:=SUM([.A1:.A300])" office:value-type="float" office:value="1168.0026" calcext:value-type="float">
            <text:p>1168,0026</text:p>
          </table:table-cell>
          <table:table-cell table:formula="of:=SUM([.B1:.B300])" office:value-type="float" office:value="39.4323" calcext:value-type="float">
            <text:p>39,4323</text:p>
          </table:table-cell>
          <table:table-cell table:formula="of:=SUM([.C1:.C300])" office:value-type="float" office:value="1113.2883" calcext:value-type="float">
            <text:p>1113,2883</text:p>
          </table:table-cell>
          <table:table-cell table:formula="of:=SUM([.D1:.D300])" office:value-type="float" office:value="10" calcext:value-type="float">
            <text:p>10</text:p>
          </table:table-cell>
          <table:table-cell table:formula="of:=SUM([.E1:.E300])" office:value-type="float" office:value="2" calcext:value-type="float">
            <text:p>2</text:p>
          </table:table-cell>
          <table:table-cell table:formula="of:=SUM([.F1:.F300])" office:value-type="float" office:value="6.3704" calcext:value-type="float">
            <text:p>6,3704</text:p>
          </table:table-cell>
          <table:table-cell table:formula="of:=SUM([.G1:.G300])" office:value-type="float" office:value="0" calcext:value-type="float">
            <text:p>0</text:p>
          </table:table-cell>
          <table:table-cell table:formula="of:=SUM([.H1:.H300])" office:value-type="float" office:value="0" calcext:value-type="float">
            <text:p>0</text:p>
          </table:table-cell>
          <table:table-cell table:formula="of:=SUM([.I1:.I300])" office:value-type="float" office:value="0" calcext:value-type="float">
            <text:p>0</text:p>
          </table:table-cell>
          <table:table-cell table:formula="of:=SUM([.J1:.J300])" office:value-type="float" office:value="5" calcext:value-type="float">
            <text:p>5</text:p>
          </table:table-cell>
          <table:table-cell table:formula="of:=SUM([.K1:.K300])" office:value-type="float" office:value="5" calcext:value-type="float">
            <text:p>5</text:p>
          </table:table-cell>
          <table:table-cell table:formula="of:=SUM([.L1:.L300])" office:value-type="float" office:value="0" calcext:value-type="float">
            <text:p>0</text:p>
          </table:table-cell>
          <table:table-cell table:formula="of:=SUM([.M1:.M300])" office:value-type="float" office:value="4" calcext:value-type="float">
            <text:p>4</text:p>
          </table:table-cell>
          <table:table-cell table:number-columns-repeated="20"/>
        </table:table-row>
      </table:table>
      <table:table table:name="Sheet2" table:style-name="ta1">
        <table:table-column table:style-name="co4" table:number-columns-repeated="31" table:default-cell-style-name="Default"/>
        <table:table-row table:style-name="ro1">
          <table:table-cell table:number-columns-repeated="14"/>
          <table:table-cell table:formula="of:=AVERAGE([.O4:.O303])" office:value-type="float" office:value="1.458184" calcext:value-type="float">
            <text:p>1,458184</text:p>
          </table:table-cell>
          <table:table-cell table:number-columns-repeated="2"/>
          <table:table-cell office:value-type="float" office:value="0.246" calcext:value-type="float">
            <text:p>0,246</text:p>
          </table:table-cell>
          <table:table-cell office:value-type="float" office:value="0.457" calcext:value-type="float">
            <text:p>0,457</text:p>
          </table:table-cell>
          <table:table-cell office:value-type="float" office:value="0.0021" calcext:value-type="float">
            <text:p>0,0021</text:p>
          </table:table-cell>
          <table:table-cell office:value-type="float" office:value="-1.6904" calcext:value-type="float">
            <text:p>-1,6904</text:p>
          </table:table-cell>
          <table:table-cell office:value-type="float" office:value="-3.5925" calcext:value-type="float">
            <text:p>-3,5925</text:p>
          </table:table-cell>
          <table:table-cell office:value-type="float" office:value="4.7543" calcext:value-type="float">
            <text:p>4,7543</text:p>
          </table:table-cell>
          <table:table-cell office:value-type="float" office:value="-3.3991" calcext:value-type="float">
            <text:p>-3,3991</text:p>
          </table:table-cell>
          <table:table-cell office:value-type="float" office:value="-3.2392" calcext:value-type="float">
            <text:p>-3,2392</text:p>
          </table:table-cell>
          <table:table-cell office:value-type="float" office:value="-4.2186" calcext:value-type="float">
            <text:p>-4,2186</text:p>
          </table:table-cell>
          <table:table-cell office:value-type="float" office:value="-3.5004" calcext:value-type="float">
            <text:p>-3,5004</text:p>
          </table:table-cell>
          <table:table-cell office:value-type="float" office:value="-4.4068" calcext:value-type="float">
            <text:p>-4,4068</text:p>
          </table:table-cell>
          <table:table-cell office:value-type="float" office:value="-4.3788" calcext:value-type="float">
            <text:p>-4,3788</text:p>
          </table:table-cell>
          <table:table-cell office:value-type="float" office:value="1.1213" calcext:value-type="float">
            <text:p>1,121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17"/>
          <table:table-cell office:value-type="float" office:value="-0.2579" calcext:value-type="float">
            <text:p>-0,2579</text:p>
          </table:table-cell>
          <table:table-cell office:value-type="float" office:value="1.2415" calcext:value-type="float">
            <text:p>1,2415</text:p>
          </table:table-cell>
          <table:table-cell office:value-type="float" office:value="-0.2548" calcext:value-type="float">
            <text:p>-0,2548</text:p>
          </table:table-cell>
          <table:table-cell office:value-type="float" office:value="3.3179" calcext:value-type="float">
            <text:p>3,3179</text:p>
          </table:table-cell>
          <table:table-cell office:value-type="float" office:value="3.4252" calcext:value-type="float">
            <text:p>3,4252</text:p>
          </table:table-cell>
          <table:table-cell office:value-type="float" office:value="-2.4203" calcext:value-type="float">
            <text:p>-2,4203</text:p>
          </table:table-cell>
          <table:table-cell office:value-type="float" office:value="-4.7793" calcext:value-type="float">
            <text:p>-4,7793</text:p>
          </table:table-cell>
          <table:table-cell office:value-type="float" office:value="-4.8795" calcext:value-type="float">
            <text:p>-4,8795</text:p>
          </table:table-cell>
          <table:table-cell office:value-type="float" office:value="-3.0994" calcext:value-type="float">
            <text:p>-3,0994</text:p>
          </table:table-cell>
          <table:table-cell office:value-type="float" office:value="-0.6553" calcext:value-type="float">
            <text:p>-0,6553</text:p>
          </table:table-cell>
          <table:table-cell office:value-type="float" office:value="0.0943" calcext:value-type="float">
            <text:p>0,0943</text:p>
          </table:table-cell>
          <table:table-cell office:value-type="float" office:value="-3.0794" calcext:value-type="float">
            <text:p>-3,0794</text:p>
          </table:table-cell>
          <table:table-cell office:value-type="float" office:value="0.7465" calcext:value-type="float">
            <text:p>0,7465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_TR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329" calcext:value-type="float">
            <text:p>5,03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17" calcext:value-type="float">
            <text:p>0,6517</text:p>
          </table:table-cell>
          <table:table-cell office:value-type="float" office:value="0.9992" calcext:value-type="float">
            <text:p>0,9992</text:p>
          </table:table-cell>
          <table:table-cell table:formula="of:=([.O4]-[.$O$1])^2" office:value-type="float" office:value="0.210666312256" calcext:value-type="float">
            <text:p>0,210666312256</text:p>
          </table:table-cell>
          <table:table-cell/>
          <table:table-cell table:formula="of:=[.A4]*[.R$1] + IF([.A4]=0;0;[.R$2])" office:value-type="float" office:value="0.7261" calcext:value-type="float">
            <text:p>0,7261</text:p>
          </table:table-cell>
          <table:table-cell table:formula="of:=[.B4]*[.S$1] + IF([.B4]=0;0;[.S$2])" office:value-type="float" office:value="0" calcext:value-type="float">
            <text:p>0</text:p>
          </table:table-cell>
          <table:table-cell table:formula="of:=[.C4]*[.T$1] + IF([.C4]=0;0;[.T$2])" office:value-type="float" office:value="-0.24423091" calcext:value-type="float">
            <text:p>-0,24423091</text:p>
          </table:table-cell>
          <table:table-cell table:formula="of:=[.D4]*[.U$1] + IF([.D4]=0;0;[.U$2])" office:value-type="float" office:value="0" calcext:value-type="float">
            <text:p>0</text:p>
          </table:table-cell>
          <table:table-cell table:formula="of:=[.E4]*[.V$1] + IF([.E4]=0;0;[.V$2])" office:value-type="float" office:value="0" calcext:value-type="float">
            <text:p>0</text:p>
          </table:table-cell>
          <table:table-cell table:formula="of:=[.F4]*[.W$1] + IF([.F4]=0;0;[.W$2])" office:value-type="float" office:value="0" calcext:value-type="float">
            <text:p>0</text:p>
          </table:table-cell>
          <table:table-cell table:formula="of:=[.G4]*[.X$1] + IF([.G4]=0;0;[.X$2])" office:value-type="float" office:value="0" calcext:value-type="float">
            <text:p>0</text:p>
          </table:table-cell>
          <table:table-cell table:formula="of:=[.H4]*[.Y$1] + IF([.H4]=0;0;[.Y$2])" office:value-type="float" office:value="0" calcext:value-type="float">
            <text:p>0</text:p>
          </table:table-cell>
          <table:table-cell table:formula="of:=[.I4]*[.Z$1] + IF([.I4]=0;0;[.Z$2])" office:value-type="float" office:value="0" calcext:value-type="float">
            <text:p>0</text:p>
          </table:table-cell>
          <table:table-cell table:formula="of:=[.J4]*[.AA$1] + IF([.J4]=0;0;[.AA$2])" office:value-type="float" office:value="0" calcext:value-type="float">
            <text:p>0</text:p>
          </table:table-cell>
          <table:table-cell table:formula="of:=[.K4]*[.AB$1] + IF([.K4]=0;0;[.AB$2])" office:value-type="float" office:value="0" calcext:value-type="float">
            <text:p>0</text:p>
          </table:table-cell>
          <table:table-cell table:formula="of:=[.L4]*[.AC$1] + IF([.L4]=0;0;[.AC$2])" office:value-type="float" office:value="0" calcext:value-type="float">
            <text:p>0</text:p>
          </table:table-cell>
          <table:table-cell table:formula="of:=[.M4]*[.AD$1] + IF([.M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88" calcext:value-type="float">
            <text:p>1,0988</text:p>
          </table:table-cell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547" calcext:value-type="float">
            <text:p>1,1547</text:p>
          </table:table-cell>
          <table:table-cell office:value-type="float" office:value="2.598" calcext:value-type="float">
            <text:p>2,598</text:p>
          </table:table-cell>
          <table:table-cell table:formula="of:=([.O5]-[.$O$1])^2" office:value-type="float" office:value="1.299180513856" calcext:value-type="float">
            <text:p>1,299180513856</text:p>
          </table:table-cell>
          <table:table-cell/>
          <table:table-cell table:formula="of:=[.A5]*[.R$1] + IF([.A5]=0;0;[.R$2])" office:value-type="float" office:value="0.7261" calcext:value-type="float">
            <text:p>0,7261</text:p>
          </table:table-cell>
          <table:table-cell table:formula="of:=[.B5]*[.S$1] + IF([.B5]=0;0;[.S$2])" office:value-type="float" office:value="1.7436516" calcext:value-type="float">
            <text:p>1,7436516</text:p>
          </table:table-cell>
          <table:table-cell table:formula="of:=[.C5]*[.T$1] + IF([.C5]=0;0;[.T$2])" office:value-type="float" office:value="-0.24593338" calcext:value-type="float">
            <text:p>-0,24593338</text:p>
          </table:table-cell>
          <table:table-cell table:formula="of:=[.D5]*[.U$1] + IF([.D5]=0;0;[.U$2])" office:value-type="float" office:value="1.6275" calcext:value-type="float">
            <text:p>1,6275</text:p>
          </table:table-cell>
          <table:table-cell table:formula="of:=[.E5]*[.V$1] + IF([.E5]=0;0;[.V$2])" office:value-type="float" office:value="0" calcext:value-type="float">
            <text:p>0</text:p>
          </table:table-cell>
          <table:table-cell table:formula="of:=[.F5]*[.W$1] + IF([.F5]=0;0;[.W$2])" office:value-type="float" office:value="0" calcext:value-type="float">
            <text:p>0</text:p>
          </table:table-cell>
          <table:table-cell table:formula="of:=[.G5]*[.X$1] + IF([.G5]=0;0;[.X$2])" office:value-type="float" office:value="0" calcext:value-type="float">
            <text:p>0</text:p>
          </table:table-cell>
          <table:table-cell table:formula="of:=[.H5]*[.Y$1] + IF([.H5]=0;0;[.Y$2])" office:value-type="float" office:value="0" calcext:value-type="float">
            <text:p>0</text:p>
          </table:table-cell>
          <table:table-cell table:formula="of:=[.I5]*[.Z$1] + IF([.I5]=0;0;[.Z$2])" office:value-type="float" office:value="0" calcext:value-type="float">
            <text:p>0</text:p>
          </table:table-cell>
          <table:table-cell table:formula="of:=[.J5]*[.AA$1] + IF([.J5]=0;0;[.AA$2])" office:value-type="float" office:value="0" calcext:value-type="float">
            <text:p>0</text:p>
          </table:table-cell>
          <table:table-cell table:formula="of:=[.K5]*[.AB$1] + IF([.K5]=0;0;[.AB$2])" office:value-type="float" office:value="0" calcext:value-type="float">
            <text:p>0</text:p>
          </table:table-cell>
          <table:table-cell table:formula="of:=[.L5]*[.AC$1] + IF([.L5]=0;0;[.AC$2])" office:value-type="float" office:value="0" calcext:value-type="float">
            <text:p>0</text:p>
          </table:table-cell>
          <table:table-cell table:formula="of:=[.M5]*[.AD$1] + IF([.M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5.2593" calcext:value-type="float">
            <text:p>5,25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01" calcext:value-type="float">
            <text:p>0,7601</text:p>
          </table:table-cell>
          <table:table-cell office:value-type="float" office:value="1.0979" calcext:value-type="float">
            <text:p>1,0979</text:p>
          </table:table-cell>
          <table:table-cell table:formula="of:=([.O6]-[.$O$1])^2" office:value-type="float" office:value="0.129804560656" calcext:value-type="float">
            <text:p>0,129804560656</text:p>
          </table:table-cell>
          <table:table-cell/>
          <table:table-cell table:formula="of:=[.A6]*[.R$1] + IF([.A6]=0;0;[.R$2])" office:value-type="float" office:value="0.7807612" calcext:value-type="float">
            <text:p>0,7807612</text:p>
          </table:table-cell>
          <table:table-cell table:formula="of:=[.B6]*[.S$1] + IF([.B6]=0;0;[.S$2])" office:value-type="float" office:value="0" calcext:value-type="float">
            <text:p>0</text:p>
          </table:table-cell>
          <table:table-cell table:formula="of:=[.C6]*[.T$1] + IF([.C6]=0;0;[.T$2])" office:value-type="float" office:value="-0.24375547" calcext:value-type="float">
            <text:p>-0,24375547</text:p>
          </table:table-cell>
          <table:table-cell table:formula="of:=[.D6]*[.U$1] + IF([.D6]=0;0;[.U$2])" office:value-type="float" office:value="0" calcext:value-type="float">
            <text:p>0</text:p>
          </table:table-cell>
          <table:table-cell table:formula="of:=[.E6]*[.V$1] + IF([.E6]=0;0;[.V$2])" office:value-type="float" office:value="0" calcext:value-type="float">
            <text:p>0</text:p>
          </table:table-cell>
          <table:table-cell table:formula="of:=[.F6]*[.W$1] + IF([.F6]=0;0;[.W$2])" office:value-type="float" office:value="0" calcext:value-type="float">
            <text:p>0</text:p>
          </table:table-cell>
          <table:table-cell table:formula="of:=[.G6]*[.X$1] + IF([.G6]=0;0;[.X$2])" office:value-type="float" office:value="0" calcext:value-type="float">
            <text:p>0</text:p>
          </table:table-cell>
          <table:table-cell table:formula="of:=[.H6]*[.Y$1] + IF([.H6]=0;0;[.Y$2])" office:value-type="float" office:value="0" calcext:value-type="float">
            <text:p>0</text:p>
          </table:table-cell>
          <table:table-cell table:formula="of:=[.I6]*[.Z$1] + IF([.I6]=0;0;[.Z$2])" office:value-type="float" office:value="0" calcext:value-type="float">
            <text:p>0</text:p>
          </table:table-cell>
          <table:table-cell table:formula="of:=[.J6]*[.AA$1] + IF([.J6]=0;0;[.AA$2])" office:value-type="float" office:value="0" calcext:value-type="float">
            <text:p>0</text:p>
          </table:table-cell>
          <table:table-cell table:formula="of:=[.K6]*[.AB$1] + IF([.K6]=0;0;[.AB$2])" office:value-type="float" office:value="0" calcext:value-type="float">
            <text:p>0</text:p>
          </table:table-cell>
          <table:table-cell table:formula="of:=[.L6]*[.AC$1] + IF([.L6]=0;0;[.AC$2])" office:value-type="float" office:value="0" calcext:value-type="float">
            <text:p>0</text:p>
          </table:table-cell>
          <table:table-cell table:formula="of:=[.M6]*[.AD$1] + IF([.M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3676" calcext:value-type="float">
            <text:p>3,36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6" calcext:value-type="float">
            <text:p>0,846</text:p>
          </table:table-cell>
          <table:table-cell office:value-type="float" office:value="1.3535" calcext:value-type="float">
            <text:p>1,3535</text:p>
          </table:table-cell>
          <table:table-cell table:formula="of:=([.O7]-[.$O$1])^2" office:value-type="float" office:value="0.010958739856" calcext:value-type="float">
            <text:p>0,010958739856</text:p>
          </table:table-cell>
          <table:table-cell/>
          <table:table-cell table:formula="of:=[.A7]*[.R$1] + IF([.A7]=0;0;[.R$2])" office:value-type="float" office:value="0.6714388" calcext:value-type="float">
            <text:p>0,6714388</text:p>
          </table:table-cell>
          <table:table-cell table:formula="of:=[.B7]*[.S$1] + IF([.B7]=0;0;[.S$2])" office:value-type="float" office:value="0" calcext:value-type="float">
            <text:p>0</text:p>
          </table:table-cell>
          <table:table-cell table:formula="of:=[.C7]*[.T$1] + IF([.C7]=0;0;[.T$2])" office:value-type="float" office:value="-0.24772804" calcext:value-type="float">
            <text:p>-0,24772804</text:p>
          </table:table-cell>
          <table:table-cell table:formula="of:=[.D7]*[.U$1] + IF([.D7]=0;0;[.U$2])" office:value-type="float" office:value="0" calcext:value-type="float">
            <text:p>0</text:p>
          </table:table-cell>
          <table:table-cell table:formula="of:=[.E7]*[.V$1] + IF([.E7]=0;0;[.V$2])" office:value-type="float" office:value="0" calcext:value-type="float">
            <text:p>0</text:p>
          </table:table-cell>
          <table:table-cell table:formula="of:=[.F7]*[.W$1] + IF([.F7]=0;0;[.W$2])" office:value-type="float" office:value="0" calcext:value-type="float">
            <text:p>0</text:p>
          </table:table-cell>
          <table:table-cell table:formula="of:=[.G7]*[.X$1] + IF([.G7]=0;0;[.X$2])" office:value-type="float" office:value="0" calcext:value-type="float">
            <text:p>0</text:p>
          </table:table-cell>
          <table:table-cell table:formula="of:=[.H7]*[.Y$1] + IF([.H7]=0;0;[.Y$2])" office:value-type="float" office:value="0" calcext:value-type="float">
            <text:p>0</text:p>
          </table:table-cell>
          <table:table-cell table:formula="of:=[.I7]*[.Z$1] + IF([.I7]=0;0;[.Z$2])" office:value-type="float" office:value="0" calcext:value-type="float">
            <text:p>0</text:p>
          </table:table-cell>
          <table:table-cell table:formula="of:=[.J7]*[.AA$1] + IF([.J7]=0;0;[.AA$2])" office:value-type="float" office:value="0" calcext:value-type="float">
            <text:p>0</text:p>
          </table:table-cell>
          <table:table-cell table:formula="of:=[.K7]*[.AB$1] + IF([.K7]=0;0;[.AB$2])" office:value-type="float" office:value="0" calcext:value-type="float">
            <text:p>0</text:p>
          </table:table-cell>
          <table:table-cell table:formula="of:=[.L7]*[.AC$1] + IF([.L7]=0;0;[.AC$2])" office:value-type="float" office:value="0" calcext:value-type="float">
            <text:p>0</text:p>
          </table:table-cell>
          <table:table-cell table:formula="of:=[.M7]*[.AD$1] + IF([.M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3868" calcext:value-type="float">
            <text:p>2,38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32" calcext:value-type="float">
            <text:p>0,6132</text:p>
          </table:table-cell>
          <table:table-cell office:value-type="float" office:value="1.1169" calcext:value-type="float">
            <text:p>1,1169</text:p>
          </table:table-cell>
          <table:table-cell table:formula="of:=([.O8]-[.$O$1])^2" office:value-type="float" office:value="0.116474768656" calcext:value-type="float">
            <text:p>0,116474768656</text:p>
          </table:table-cell>
          <table:table-cell/>
          <table:table-cell table:formula="of:=[.A8]*[.R$1] + IF([.A8]=0;0;[.R$2])" office:value-type="float" office:value="0.6167776" calcext:value-type="float">
            <text:p>0,6167776</text:p>
          </table:table-cell>
          <table:table-cell table:formula="of:=[.B8]*[.S$1] + IF([.B8]=0;0;[.S$2])" office:value-type="float" office:value="0" calcext:value-type="float">
            <text:p>0</text:p>
          </table:table-cell>
          <table:table-cell table:formula="of:=[.C8]*[.T$1] + IF([.C8]=0;0;[.T$2])" office:value-type="float" office:value="-0.24978772" calcext:value-type="float">
            <text:p>-0,24978772</text:p>
          </table:table-cell>
          <table:table-cell table:formula="of:=[.D8]*[.U$1] + IF([.D8]=0;0;[.U$2])" office:value-type="float" office:value="0" calcext:value-type="float">
            <text:p>0</text:p>
          </table:table-cell>
          <table:table-cell table:formula="of:=[.E8]*[.V$1] + IF([.E8]=0;0;[.V$2])" office:value-type="float" office:value="0" calcext:value-type="float">
            <text:p>0</text:p>
          </table:table-cell>
          <table:table-cell table:formula="of:=[.F8]*[.W$1] + IF([.F8]=0;0;[.W$2])" office:value-type="float" office:value="0" calcext:value-type="float">
            <text:p>0</text:p>
          </table:table-cell>
          <table:table-cell table:formula="of:=[.G8]*[.X$1] + IF([.G8]=0;0;[.X$2])" office:value-type="float" office:value="0" calcext:value-type="float">
            <text:p>0</text:p>
          </table:table-cell>
          <table:table-cell table:formula="of:=[.H8]*[.Y$1] + IF([.H8]=0;0;[.Y$2])" office:value-type="float" office:value="0" calcext:value-type="float">
            <text:p>0</text:p>
          </table:table-cell>
          <table:table-cell table:formula="of:=[.I8]*[.Z$1] + IF([.I8]=0;0;[.Z$2])" office:value-type="float" office:value="0" calcext:value-type="float">
            <text:p>0</text:p>
          </table:table-cell>
          <table:table-cell table:formula="of:=[.J8]*[.AA$1] + IF([.J8]=0;0;[.AA$2])" office:value-type="float" office:value="0" calcext:value-type="float">
            <text:p>0</text:p>
          </table:table-cell>
          <table:table-cell table:formula="of:=[.K8]*[.AB$1] + IF([.K8]=0;0;[.AB$2])" office:value-type="float" office:value="0" calcext:value-type="float">
            <text:p>0</text:p>
          </table:table-cell>
          <table:table-cell table:formula="of:=[.L8]*[.AC$1] + IF([.L8]=0;0;[.AC$2])" office:value-type="float" office:value="0" calcext:value-type="float">
            <text:p>0</text:p>
          </table:table-cell>
          <table:table-cell table:formula="of:=[.M8]*[.AD$1] + IF([.M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085" calcext:value-type="float">
            <text:p>3,2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27" calcext:value-type="float">
            <text:p>0,9827</text:p>
          </table:table-cell>
          <table:table-cell office:value-type="float" office:value="1.6847" calcext:value-type="float">
            <text:p>1,6847</text:p>
          </table:table-cell>
          <table:table-cell table:formula="of:=([.O9]-[.$O$1])^2" office:value-type="float" office:value="0.0513094982560001" calcext:value-type="float">
            <text:p>0,0513094982560001</text:p>
          </table:table-cell>
          <table:table-cell/>
          <table:table-cell table:formula="of:=[.A9]*[.R$1] + IF([.A9]=0;0;[.R$2])" office:value-type="float" office:value="0.7261" calcext:value-type="float">
            <text:p>0,7261</text:p>
          </table:table-cell>
          <table:table-cell table:formula="of:=[.B9]*[.S$1] + IF([.B9]=0;0;[.S$2])" office:value-type="float" office:value="0" calcext:value-type="float">
            <text:p>0</text:p>
          </table:table-cell>
          <table:table-cell table:formula="of:=[.C9]*[.T$1] + IF([.C9]=0;0;[.T$2])" office:value-type="float" office:value="-0.24806215" calcext:value-type="float">
            <text:p>-0,24806215</text:p>
          </table:table-cell>
          <table:table-cell table:formula="of:=[.D9]*[.U$1] + IF([.D9]=0;0;[.U$2])" office:value-type="float" office:value="0" calcext:value-type="float">
            <text:p>0</text:p>
          </table:table-cell>
          <table:table-cell table:formula="of:=[.E9]*[.V$1] + IF([.E9]=0;0;[.V$2])" office:value-type="float" office:value="0" calcext:value-type="float">
            <text:p>0</text:p>
          </table:table-cell>
          <table:table-cell table:formula="of:=[.F9]*[.W$1] + IF([.F9]=0;0;[.W$2])" office:value-type="float" office:value="0" calcext:value-type="float">
            <text:p>0</text:p>
          </table:table-cell>
          <table:table-cell table:formula="of:=[.G9]*[.X$1] + IF([.G9]=0;0;[.X$2])" office:value-type="float" office:value="0" calcext:value-type="float">
            <text:p>0</text:p>
          </table:table-cell>
          <table:table-cell table:formula="of:=[.H9]*[.Y$1] + IF([.H9]=0;0;[.Y$2])" office:value-type="float" office:value="0" calcext:value-type="float">
            <text:p>0</text:p>
          </table:table-cell>
          <table:table-cell table:formula="of:=[.I9]*[.Z$1] + IF([.I9]=0;0;[.Z$2])" office:value-type="float" office:value="0" calcext:value-type="float">
            <text:p>0</text:p>
          </table:table-cell>
          <table:table-cell table:formula="of:=[.J9]*[.AA$1] + IF([.J9]=0;0;[.AA$2])" office:value-type="float" office:value="0" calcext:value-type="float">
            <text:p>0</text:p>
          </table:table-cell>
          <table:table-cell table:formula="of:=[.K9]*[.AB$1] + IF([.K9]=0;0;[.AB$2])" office:value-type="float" office:value="0" calcext:value-type="float">
            <text:p>0</text:p>
          </table:table-cell>
          <table:table-cell table:formula="of:=[.L9]*[.AC$1] + IF([.L9]=0;0;[.AC$2])" office:value-type="float" office:value="0" calcext:value-type="float">
            <text:p>0</text:p>
          </table:table-cell>
          <table:table-cell table:formula="of:=[.M9]*[.AD$1] + IF([.M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7572" calcext:value-type="float">
            <text:p>3,75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12" calcext:value-type="float">
            <text:p>0,8412</text:p>
          </table:table-cell>
          <table:table-cell office:value-type="float" office:value="1.1777" calcext:value-type="float">
            <text:p>1,1777</text:p>
          </table:table-cell>
          <table:table-cell table:formula="of:=([.O10]-[.$O$1])^2" office:value-type="float" office:value="0.078671274256" calcext:value-type="float">
            <text:p>0,078671274256</text:p>
          </table:table-cell>
          <table:table-cell/>
          <table:table-cell table:formula="of:=[.A10]*[.R$1] + IF([.A10]=0;0;[.R$2])" office:value-type="float" office:value="0.6167776" calcext:value-type="float">
            <text:p>0,6167776</text:p>
          </table:table-cell>
          <table:table-cell table:formula="of:=[.B10]*[.S$1] + IF([.B10]=0;0;[.S$2])" office:value-type="float" office:value="0" calcext:value-type="float">
            <text:p>0</text:p>
          </table:table-cell>
          <table:table-cell table:formula="of:=[.C10]*[.T$1] + IF([.C10]=0;0;[.T$2])" office:value-type="float" office:value="-0.24690988" calcext:value-type="float">
            <text:p>-0,24690988</text:p>
          </table:table-cell>
          <table:table-cell table:formula="of:=[.D10]*[.U$1] + IF([.D10]=0;0;[.U$2])" office:value-type="float" office:value="0" calcext:value-type="float">
            <text:p>0</text:p>
          </table:table-cell>
          <table:table-cell table:formula="of:=[.E10]*[.V$1] + IF([.E10]=0;0;[.V$2])" office:value-type="float" office:value="0" calcext:value-type="float">
            <text:p>0</text:p>
          </table:table-cell>
          <table:table-cell table:formula="of:=[.F10]*[.W$1] + IF([.F10]=0;0;[.W$2])" office:value-type="float" office:value="0" calcext:value-type="float">
            <text:p>0</text:p>
          </table:table-cell>
          <table:table-cell table:formula="of:=[.G10]*[.X$1] + IF([.G10]=0;0;[.X$2])" office:value-type="float" office:value="0" calcext:value-type="float">
            <text:p>0</text:p>
          </table:table-cell>
          <table:table-cell table:formula="of:=[.H10]*[.Y$1] + IF([.H10]=0;0;[.Y$2])" office:value-type="float" office:value="0" calcext:value-type="float">
            <text:p>0</text:p>
          </table:table-cell>
          <table:table-cell table:formula="of:=[.I10]*[.Z$1] + IF([.I10]=0;0;[.Z$2])" office:value-type="float" office:value="0" calcext:value-type="float">
            <text:p>0</text:p>
          </table:table-cell>
          <table:table-cell table:formula="of:=[.J10]*[.AA$1] + IF([.J10]=0;0;[.AA$2])" office:value-type="float" office:value="0" calcext:value-type="float">
            <text:p>0</text:p>
          </table:table-cell>
          <table:table-cell table:formula="of:=[.K10]*[.AB$1] + IF([.K10]=0;0;[.AB$2])" office:value-type="float" office:value="0" calcext:value-type="float">
            <text:p>0</text:p>
          </table:table-cell>
          <table:table-cell table:formula="of:=[.L10]*[.AC$1] + IF([.L10]=0;0;[.AC$2])" office:value-type="float" office:value="0" calcext:value-type="float">
            <text:p>0</text:p>
          </table:table-cell>
          <table:table-cell table:formula="of:=[.M10]*[.AD$1] + IF([.M1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3553" calcext:value-type="float">
            <text:p>4,35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2" calcext:value-type="float">
            <text:p>0,9462</text:p>
          </table:table-cell>
          <table:table-cell office:value-type="float" office:value="1.4509" calcext:value-type="float">
            <text:p>1,4509</text:p>
          </table:table-cell>
          <table:table-cell table:formula="of:=([.O11]-[.$O$1])^2" office:value-type="float" office:value="0.0000530566559999978" calcext:value-type="float">
            <text:p>5,30566559999978E-05</text:p>
          </table:table-cell>
          <table:table-cell/>
          <table:table-cell table:formula="of:=[.A11]*[.R$1] + IF([.A11]=0;0;[.R$2])" office:value-type="float" office:value="0.7807612" calcext:value-type="float">
            <text:p>0,7807612</text:p>
          </table:table-cell>
          <table:table-cell table:formula="of:=[.B11]*[.S$1] + IF([.B11]=0;0;[.S$2])" office:value-type="float" office:value="0" calcext:value-type="float">
            <text:p>0</text:p>
          </table:table-cell>
          <table:table-cell table:formula="of:=[.C11]*[.T$1] + IF([.C11]=0;0;[.T$2])" office:value-type="float" office:value="-0.24565387" calcext:value-type="float">
            <text:p>-0,24565387</text:p>
          </table:table-cell>
          <table:table-cell table:formula="of:=[.D11]*[.U$1] + IF([.D11]=0;0;[.U$2])" office:value-type="float" office:value="0" calcext:value-type="float">
            <text:p>0</text:p>
          </table:table-cell>
          <table:table-cell table:formula="of:=[.E11]*[.V$1] + IF([.E11]=0;0;[.V$2])" office:value-type="float" office:value="0" calcext:value-type="float">
            <text:p>0</text:p>
          </table:table-cell>
          <table:table-cell table:formula="of:=[.F11]*[.W$1] + IF([.F11]=0;0;[.W$2])" office:value-type="float" office:value="0" calcext:value-type="float">
            <text:p>0</text:p>
          </table:table-cell>
          <table:table-cell table:formula="of:=[.G11]*[.X$1] + IF([.G11]=0;0;[.X$2])" office:value-type="float" office:value="0" calcext:value-type="float">
            <text:p>0</text:p>
          </table:table-cell>
          <table:table-cell table:formula="of:=[.H11]*[.Y$1] + IF([.H11]=0;0;[.Y$2])" office:value-type="float" office:value="0" calcext:value-type="float">
            <text:p>0</text:p>
          </table:table-cell>
          <table:table-cell table:formula="of:=[.I11]*[.Z$1] + IF([.I11]=0;0;[.Z$2])" office:value-type="float" office:value="0" calcext:value-type="float">
            <text:p>0</text:p>
          </table:table-cell>
          <table:table-cell table:formula="of:=[.J11]*[.AA$1] + IF([.J11]=0;0;[.AA$2])" office:value-type="float" office:value="-4.1557" calcext:value-type="float">
            <text:p>-4,1557</text:p>
          </table:table-cell>
          <table:table-cell table:formula="of:=[.K11]*[.AB$1] + IF([.K11]=0;0;[.AB$2])" office:value-type="float" office:value="-4.3125" calcext:value-type="float">
            <text:p>-4,3125</text:p>
          </table:table-cell>
          <table:table-cell table:formula="of:=[.L11]*[.AC$1] + IF([.L11]=0;0;[.AC$2])" office:value-type="float" office:value="0" calcext:value-type="float">
            <text:p>0</text:p>
          </table:table-cell>
          <table:table-cell table:formula="of:=[.M11]*[.AD$1] + IF([.M1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4.2826" calcext:value-type="float">
            <text:p>4,2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606" calcext:value-type="float">
            <text:p>1,1606</text:p>
          </table:table-cell>
          <table:table-cell office:value-type="float" office:value="1.658" calcext:value-type="float">
            <text:p>1,658</text:p>
          </table:table-cell>
          <table:table-cell table:formula="of:=([.O12]-[.$O$1])^2" office:value-type="float" office:value="0.039926433856" calcext:value-type="float">
            <text:p>0,039926433856</text:p>
          </table:table-cell>
          <table:table-cell/>
          <table:table-cell table:formula="of:=[.A12]*[.R$1] + IF([.A12]=0;0;[.R$2])" office:value-type="float" office:value="0.6167776" calcext:value-type="float">
            <text:p>0,6167776</text:p>
          </table:table-cell>
          <table:table-cell table:formula="of:=[.B12]*[.S$1] + IF([.B12]=0;0;[.S$2])" office:value-type="float" office:value="1.6985" calcext:value-type="float">
            <text:p>1,6985</text:p>
          </table:table-cell>
          <table:table-cell table:formula="of:=[.C12]*[.T$1] + IF([.C12]=0;0;[.T$2])" office:value-type="float" office:value="-0.24580654" calcext:value-type="float">
            <text:p>-0,24580654</text:p>
          </table:table-cell>
          <table:table-cell table:formula="of:=[.D12]*[.U$1] + IF([.D12]=0;0;[.U$2])" office:value-type="float" office:value="0" calcext:value-type="float">
            <text:p>0</text:p>
          </table:table-cell>
          <table:table-cell table:formula="of:=[.E12]*[.V$1] + IF([.E12]=0;0;[.V$2])" office:value-type="float" office:value="0" calcext:value-type="float">
            <text:p>0</text:p>
          </table:table-cell>
          <table:table-cell table:formula="of:=[.F12]*[.W$1] + IF([.F12]=0;0;[.W$2])" office:value-type="float" office:value="0" calcext:value-type="float">
            <text:p>0</text:p>
          </table:table-cell>
          <table:table-cell table:formula="of:=[.G12]*[.X$1] + IF([.G12]=0;0;[.X$2])" office:value-type="float" office:value="0" calcext:value-type="float">
            <text:p>0</text:p>
          </table:table-cell>
          <table:table-cell table:formula="of:=[.H12]*[.Y$1] + IF([.H12]=0;0;[.Y$2])" office:value-type="float" office:value="0" calcext:value-type="float">
            <text:p>0</text:p>
          </table:table-cell>
          <table:table-cell table:formula="of:=[.I12]*[.Z$1] + IF([.I12]=0;0;[.Z$2])" office:value-type="float" office:value="0" calcext:value-type="float">
            <text:p>0</text:p>
          </table:table-cell>
          <table:table-cell table:formula="of:=[.J12]*[.AA$1] + IF([.J12]=0;0;[.AA$2])" office:value-type="float" office:value="0" calcext:value-type="float">
            <text:p>0</text:p>
          </table:table-cell>
          <table:table-cell table:formula="of:=[.K12]*[.AB$1] + IF([.K12]=0;0;[.AB$2])" office:value-type="float" office:value="0" calcext:value-type="float">
            <text:p>0</text:p>
          </table:table-cell>
          <table:table-cell table:formula="of:=[.L12]*[.AC$1] + IF([.L12]=0;0;[.AC$2])" office:value-type="float" office:value="0" calcext:value-type="float">
            <text:p>0</text:p>
          </table:table-cell>
          <table:table-cell table:formula="of:=[.M12]*[.AD$1] + IF([.M1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044" calcext:value-type="float">
            <text:p>4,20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87" calcext:value-type="float">
            <text:p>0,6787</text:p>
          </table:table-cell>
          <table:table-cell office:value-type="float" office:value="0.9049" calcext:value-type="float">
            <text:p>0,9049</text:p>
          </table:table-cell>
          <table:table-cell table:formula="of:=([.O13]-[.$O$1])^2" office:value-type="float" office:value="0.306123184656" calcext:value-type="float">
            <text:p>0,306123184656</text:p>
          </table:table-cell>
          <table:table-cell/>
          <table:table-cell table:formula="of:=[.A13]*[.R$1] + IF([.A13]=0;0;[.R$2])" office:value-type="float" office:value="0.6167776" calcext:value-type="float">
            <text:p>0,6167776</text:p>
          </table:table-cell>
          <table:table-cell table:formula="of:=[.B13]*[.S$1] + IF([.B13]=0;0;[.S$2])" office:value-type="float" office:value="0" calcext:value-type="float">
            <text:p>0</text:p>
          </table:table-cell>
          <table:table-cell table:formula="of:=[.C13]*[.T$1] + IF([.C13]=0;0;[.T$2])" office:value-type="float" office:value="-0.24597076" calcext:value-type="float">
            <text:p>-0,24597076</text:p>
          </table:table-cell>
          <table:table-cell table:formula="of:=[.D13]*[.U$1] + IF([.D13]=0;0;[.U$2])" office:value-type="float" office:value="0" calcext:value-type="float">
            <text:p>0</text:p>
          </table:table-cell>
          <table:table-cell table:formula="of:=[.E13]*[.V$1] + IF([.E13]=0;0;[.V$2])" office:value-type="float" office:value="0" calcext:value-type="float">
            <text:p>0</text:p>
          </table:table-cell>
          <table:table-cell table:formula="of:=[.F13]*[.W$1] + IF([.F13]=0;0;[.W$2])" office:value-type="float" office:value="0" calcext:value-type="float">
            <text:p>0</text:p>
          </table:table-cell>
          <table:table-cell table:formula="of:=[.G13]*[.X$1] + IF([.G13]=0;0;[.X$2])" office:value-type="float" office:value="0" calcext:value-type="float">
            <text:p>0</text:p>
          </table:table-cell>
          <table:table-cell table:formula="of:=[.H13]*[.Y$1] + IF([.H13]=0;0;[.Y$2])" office:value-type="float" office:value="0" calcext:value-type="float">
            <text:p>0</text:p>
          </table:table-cell>
          <table:table-cell table:formula="of:=[.I13]*[.Z$1] + IF([.I13]=0;0;[.Z$2])" office:value-type="float" office:value="0" calcext:value-type="float">
            <text:p>0</text:p>
          </table:table-cell>
          <table:table-cell table:formula="of:=[.J13]*[.AA$1] + IF([.J13]=0;0;[.AA$2])" office:value-type="float" office:value="0" calcext:value-type="float">
            <text:p>0</text:p>
          </table:table-cell>
          <table:table-cell table:formula="of:=[.K13]*[.AB$1] + IF([.K13]=0;0;[.AB$2])" office:value-type="float" office:value="0" calcext:value-type="float">
            <text:p>0</text:p>
          </table:table-cell>
          <table:table-cell table:formula="of:=[.L13]*[.AC$1] + IF([.L13]=0;0;[.AC$2])" office:value-type="float" office:value="0" calcext:value-type="float">
            <text:p>0</text:p>
          </table:table-cell>
          <table:table-cell table:formula="of:=[.M13]*[.AD$1] + IF([.M1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236" calcext:value-type="float">
            <text:p>4,22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12" calcext:value-type="float">
            <text:p>0,7812</text:p>
          </table:table-cell>
          <table:table-cell office:value-type="float" office:value="1.354" calcext:value-type="float">
            <text:p>1,354</text:p>
          </table:table-cell>
          <table:table-cell table:formula="of:=([.O14]-[.$O$1])^2" office:value-type="float" office:value="0.010854305856" calcext:value-type="float">
            <text:p>0,010854305856</text:p>
          </table:table-cell>
          <table:table-cell/>
          <table:table-cell table:formula="of:=[.A14]*[.R$1] + IF([.A14]=0;0;[.R$2])" office:value-type="float" office:value="0.6167776" calcext:value-type="float">
            <text:p>0,6167776</text:p>
          </table:table-cell>
          <table:table-cell table:formula="of:=[.B14]*[.S$1] + IF([.B14]=0;0;[.S$2])" office:value-type="float" office:value="0" calcext:value-type="float">
            <text:p>0</text:p>
          </table:table-cell>
          <table:table-cell table:formula="of:=[.C14]*[.T$1] + IF([.C14]=0;0;[.T$2])" office:value-type="float" office:value="-0.24593044" calcext:value-type="float">
            <text:p>-0,24593044</text:p>
          </table:table-cell>
          <table:table-cell table:formula="of:=[.D14]*[.U$1] + IF([.D14]=0;0;[.U$2])" office:value-type="float" office:value="0" calcext:value-type="float">
            <text:p>0</text:p>
          </table:table-cell>
          <table:table-cell table:formula="of:=[.E14]*[.V$1] + IF([.E14]=0;0;[.V$2])" office:value-type="float" office:value="0" calcext:value-type="float">
            <text:p>0</text:p>
          </table:table-cell>
          <table:table-cell table:formula="of:=[.F14]*[.W$1] + IF([.F14]=0;0;[.W$2])" office:value-type="float" office:value="0" calcext:value-type="float">
            <text:p>0</text:p>
          </table:table-cell>
          <table:table-cell table:formula="of:=[.G14]*[.X$1] + IF([.G14]=0;0;[.X$2])" office:value-type="float" office:value="0" calcext:value-type="float">
            <text:p>0</text:p>
          </table:table-cell>
          <table:table-cell table:formula="of:=[.H14]*[.Y$1] + IF([.H14]=0;0;[.Y$2])" office:value-type="float" office:value="0" calcext:value-type="float">
            <text:p>0</text:p>
          </table:table-cell>
          <table:table-cell table:formula="of:=[.I14]*[.Z$1] + IF([.I14]=0;0;[.Z$2])" office:value-type="float" office:value="0" calcext:value-type="float">
            <text:p>0</text:p>
          </table:table-cell>
          <table:table-cell table:formula="of:=[.J14]*[.AA$1] + IF([.J14]=0;0;[.AA$2])" office:value-type="float" office:value="0" calcext:value-type="float">
            <text:p>0</text:p>
          </table:table-cell>
          <table:table-cell table:formula="of:=[.K14]*[.AB$1] + IF([.K14]=0;0;[.AB$2])" office:value-type="float" office:value="0" calcext:value-type="float">
            <text:p>0</text:p>
          </table:table-cell>
          <table:table-cell table:formula="of:=[.L14]*[.AC$1] + IF([.L14]=0;0;[.AC$2])" office:value-type="float" office:value="0" calcext:value-type="float">
            <text:p>0</text:p>
          </table:table-cell>
          <table:table-cell table:formula="of:=[.M14]*[.AD$1] + IF([.M1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8573" calcext:value-type="float">
            <text:p>3,85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37" calcext:value-type="float">
            <text:p>0,8237</text:p>
          </table:table-cell>
          <table:table-cell office:value-type="float" office:value="1.5726" calcext:value-type="float">
            <text:p>1,5726</text:p>
          </table:table-cell>
          <table:table-cell table:formula="of:=([.O15]-[.$O$1])^2" office:value-type="float" office:value="0.013091021056" calcext:value-type="float">
            <text:p>0,013091021056</text:p>
          </table:table-cell>
          <table:table-cell/>
          <table:table-cell table:formula="of:=[.A15]*[.R$1] + IF([.A15]=0;0;[.R$2])" office:value-type="float" office:value="0.8354224" calcext:value-type="float">
            <text:p>0,8354224</text:p>
          </table:table-cell>
          <table:table-cell table:formula="of:=[.B15]*[.S$1] + IF([.B15]=0;0;[.S$2])" office:value-type="float" office:value="0" calcext:value-type="float">
            <text:p>0</text:p>
          </table:table-cell>
          <table:table-cell table:formula="of:=[.C15]*[.T$1] + IF([.C15]=0;0;[.T$2])" office:value-type="float" office:value="-0.24669967" calcext:value-type="float">
            <text:p>-0,24669967</text:p>
          </table:table-cell>
          <table:table-cell table:formula="of:=[.D15]*[.U$1] + IF([.D15]=0;0;[.U$2])" office:value-type="float" office:value="0" calcext:value-type="float">
            <text:p>0</text:p>
          </table:table-cell>
          <table:table-cell table:formula="of:=[.E15]*[.V$1] + IF([.E15]=0;0;[.V$2])" office:value-type="float" office:value="0" calcext:value-type="float">
            <text:p>0</text:p>
          </table:table-cell>
          <table:table-cell table:formula="of:=[.F15]*[.W$1] + IF([.F15]=0;0;[.W$2])" office:value-type="float" office:value="0" calcext:value-type="float">
            <text:p>0</text:p>
          </table:table-cell>
          <table:table-cell table:formula="of:=[.G15]*[.X$1] + IF([.G15]=0;0;[.X$2])" office:value-type="float" office:value="0" calcext:value-type="float">
            <text:p>0</text:p>
          </table:table-cell>
          <table:table-cell table:formula="of:=[.H15]*[.Y$1] + IF([.H15]=0;0;[.Y$2])" office:value-type="float" office:value="0" calcext:value-type="float">
            <text:p>0</text:p>
          </table:table-cell>
          <table:table-cell table:formula="of:=[.I15]*[.Z$1] + IF([.I15]=0;0;[.Z$2])" office:value-type="float" office:value="0" calcext:value-type="float">
            <text:p>0</text:p>
          </table:table-cell>
          <table:table-cell table:formula="of:=[.J15]*[.AA$1] + IF([.J15]=0;0;[.AA$2])" office:value-type="float" office:value="0" calcext:value-type="float">
            <text:p>0</text:p>
          </table:table-cell>
          <table:table-cell table:formula="of:=[.K15]*[.AB$1] + IF([.K15]=0;0;[.AB$2])" office:value-type="float" office:value="0" calcext:value-type="float">
            <text:p>0</text:p>
          </table:table-cell>
          <table:table-cell table:formula="of:=[.L15]*[.AC$1] + IF([.L15]=0;0;[.AC$2])" office:value-type="float" office:value="0" calcext:value-type="float">
            <text:p>0</text:p>
          </table:table-cell>
          <table:table-cell table:formula="of:=[.M15]*[.AD$1] + IF([.M1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8807" calcext:value-type="float">
            <text:p>4,88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7" calcext:value-type="float">
            <text:p>0,787</text:p>
          </table:table-cell>
          <table:table-cell office:value-type="float" office:value="1.111" calcext:value-type="float">
            <text:p>1,111</text:p>
          </table:table-cell>
          <table:table-cell table:formula="of:=([.O16]-[.$O$1])^2" office:value-type="float" office:value="0.120536729856" calcext:value-type="float">
            <text:p>0,120536729856</text:p>
          </table:table-cell>
          <table:table-cell/>
          <table:table-cell table:formula="of:=[.A16]*[.R$1] + IF([.A16]=0;0;[.R$2])" office:value-type="float" office:value="0.6714388" calcext:value-type="float">
            <text:p>0,6714388</text:p>
          </table:table-cell>
          <table:table-cell table:formula="of:=[.B16]*[.S$1] + IF([.B16]=0;0;[.S$2])" office:value-type="float" office:value="0" calcext:value-type="float">
            <text:p>0</text:p>
          </table:table-cell>
          <table:table-cell table:formula="of:=[.C16]*[.T$1] + IF([.C16]=0;0;[.T$2])" office:value-type="float" office:value="-0.24455053" calcext:value-type="float">
            <text:p>-0,24455053</text:p>
          </table:table-cell>
          <table:table-cell table:formula="of:=[.D16]*[.U$1] + IF([.D16]=0;0;[.U$2])" office:value-type="float" office:value="0" calcext:value-type="float">
            <text:p>0</text:p>
          </table:table-cell>
          <table:table-cell table:formula="of:=[.E16]*[.V$1] + IF([.E16]=0;0;[.V$2])" office:value-type="float" office:value="0" calcext:value-type="float">
            <text:p>0</text:p>
          </table:table-cell>
          <table:table-cell table:formula="of:=[.F16]*[.W$1] + IF([.F16]=0;0;[.W$2])" office:value-type="float" office:value="0" calcext:value-type="float">
            <text:p>0</text:p>
          </table:table-cell>
          <table:table-cell table:formula="of:=[.G16]*[.X$1] + IF([.G16]=0;0;[.X$2])" office:value-type="float" office:value="0" calcext:value-type="float">
            <text:p>0</text:p>
          </table:table-cell>
          <table:table-cell table:formula="of:=[.H16]*[.Y$1] + IF([.H16]=0;0;[.Y$2])" office:value-type="float" office:value="0" calcext:value-type="float">
            <text:p>0</text:p>
          </table:table-cell>
          <table:table-cell table:formula="of:=[.I16]*[.Z$1] + IF([.I16]=0;0;[.Z$2])" office:value-type="float" office:value="0" calcext:value-type="float">
            <text:p>0</text:p>
          </table:table-cell>
          <table:table-cell table:formula="of:=[.J16]*[.AA$1] + IF([.J16]=0;0;[.AA$2])" office:value-type="float" office:value="0" calcext:value-type="float">
            <text:p>0</text:p>
          </table:table-cell>
          <table:table-cell table:formula="of:=[.K16]*[.AB$1] + IF([.K16]=0;0;[.AB$2])" office:value-type="float" office:value="0" calcext:value-type="float">
            <text:p>0</text:p>
          </table:table-cell>
          <table:table-cell table:formula="of:=[.L16]*[.AC$1] + IF([.L16]=0;0;[.AC$2])" office:value-type="float" office:value="0" calcext:value-type="float">
            <text:p>0</text:p>
          </table:table-cell>
          <table:table-cell table:formula="of:=[.M16]*[.AD$1] + IF([.M1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984" calcext:value-type="float">
            <text:p>3,79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13" calcext:value-type="float">
            <text:p>0,7713</text:p>
          </table:table-cell>
          <table:table-cell office:value-type="float" office:value="1.3223" calcext:value-type="float">
            <text:p>1,3223</text:p>
          </table:table-cell>
          <table:table-cell table:formula="of:=([.O17]-[.$O$1])^2" office:value-type="float" office:value="0.018464461456" calcext:value-type="float">
            <text:p>0,018464461456</text:p>
          </table:table-cell>
          <table:table-cell/>
          <table:table-cell table:formula="of:=[.A17]*[.R$1] + IF([.A17]=0;0;[.R$2])" office:value-type="float" office:value="0.7261" calcext:value-type="float">
            <text:p>0,7261</text:p>
          </table:table-cell>
          <table:table-cell table:formula="of:=[.B17]*[.S$1] + IF([.B17]=0;0;[.S$2])" office:value-type="float" office:value="0" calcext:value-type="float">
            <text:p>0</text:p>
          </table:table-cell>
          <table:table-cell table:formula="of:=[.C17]*[.T$1] + IF([.C17]=0;0;[.T$2])" office:value-type="float" office:value="-0.24682336" calcext:value-type="float">
            <text:p>-0,24682336</text:p>
          </table:table-cell>
          <table:table-cell table:formula="of:=[.D17]*[.U$1] + IF([.D17]=0;0;[.U$2])" office:value-type="float" office:value="0" calcext:value-type="float">
            <text:p>0</text:p>
          </table:table-cell>
          <table:table-cell table:formula="of:=[.E17]*[.V$1] + IF([.E17]=0;0;[.V$2])" office:value-type="float" office:value="0" calcext:value-type="float">
            <text:p>0</text:p>
          </table:table-cell>
          <table:table-cell table:formula="of:=[.F17]*[.W$1] + IF([.F17]=0;0;[.W$2])" office:value-type="float" office:value="0" calcext:value-type="float">
            <text:p>0</text:p>
          </table:table-cell>
          <table:table-cell table:formula="of:=[.G17]*[.X$1] + IF([.G17]=0;0;[.X$2])" office:value-type="float" office:value="0" calcext:value-type="float">
            <text:p>0</text:p>
          </table:table-cell>
          <table:table-cell table:formula="of:=[.H17]*[.Y$1] + IF([.H17]=0;0;[.Y$2])" office:value-type="float" office:value="0" calcext:value-type="float">
            <text:p>0</text:p>
          </table:table-cell>
          <table:table-cell table:formula="of:=[.I17]*[.Z$1] + IF([.I17]=0;0;[.Z$2])" office:value-type="float" office:value="0" calcext:value-type="float">
            <text:p>0</text:p>
          </table:table-cell>
          <table:table-cell table:formula="of:=[.J17]*[.AA$1] + IF([.J17]=0;0;[.AA$2])" office:value-type="float" office:value="0" calcext:value-type="float">
            <text:p>0</text:p>
          </table:table-cell>
          <table:table-cell table:formula="of:=[.K17]*[.AB$1] + IF([.K17]=0;0;[.AB$2])" office:value-type="float" office:value="0" calcext:value-type="float">
            <text:p>0</text:p>
          </table:table-cell>
          <table:table-cell table:formula="of:=[.L17]*[.AC$1] + IF([.L17]=0;0;[.AC$2])" office:value-type="float" office:value="0" calcext:value-type="float">
            <text:p>0</text:p>
          </table:table-cell>
          <table:table-cell table:formula="of:=[.M17]*[.AD$1] + IF([.M1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5.8642" calcext:value-type="float">
            <text:p>5,86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36" calcext:value-type="float">
            <text:p>0,6636</text:p>
          </table:table-cell>
          <table:table-cell office:value-type="float" office:value="0.9369" calcext:value-type="float">
            <text:p>0,9369</text:p>
          </table:table-cell>
          <table:table-cell table:formula="of:=([.O18]-[.$O$1])^2" office:value-type="float" office:value="0.271737008656" calcext:value-type="float">
            <text:p>0,271737008656</text:p>
          </table:table-cell>
          <table:table-cell/>
          <table:table-cell table:formula="of:=[.A18]*[.R$1] + IF([.A18]=0;0;[.R$2])" office:value-type="float" office:value="0.7807612" calcext:value-type="float">
            <text:p>0,7807612</text:p>
          </table:table-cell>
          <table:table-cell table:formula="of:=[.B18]*[.S$1] + IF([.B18]=0;0;[.S$2])" office:value-type="float" office:value="0" calcext:value-type="float">
            <text:p>0</text:p>
          </table:table-cell>
          <table:table-cell table:formula="of:=[.C18]*[.T$1] + IF([.C18]=0;0;[.T$2])" office:value-type="float" office:value="-0.24248518" calcext:value-type="float">
            <text:p>-0,24248518</text:p>
          </table:table-cell>
          <table:table-cell table:formula="of:=[.D18]*[.U$1] + IF([.D18]=0;0;[.U$2])" office:value-type="float" office:value="0" calcext:value-type="float">
            <text:p>0</text:p>
          </table:table-cell>
          <table:table-cell table:formula="of:=[.E18]*[.V$1] + IF([.E18]=0;0;[.V$2])" office:value-type="float" office:value="0" calcext:value-type="float">
            <text:p>0</text:p>
          </table:table-cell>
          <table:table-cell table:formula="of:=[.F18]*[.W$1] + IF([.F18]=0;0;[.W$2])" office:value-type="float" office:value="0" calcext:value-type="float">
            <text:p>0</text:p>
          </table:table-cell>
          <table:table-cell table:formula="of:=[.G18]*[.X$1] + IF([.G18]=0;0;[.X$2])" office:value-type="float" office:value="0" calcext:value-type="float">
            <text:p>0</text:p>
          </table:table-cell>
          <table:table-cell table:formula="of:=[.H18]*[.Y$1] + IF([.H18]=0;0;[.Y$2])" office:value-type="float" office:value="0" calcext:value-type="float">
            <text:p>0</text:p>
          </table:table-cell>
          <table:table-cell table:formula="of:=[.I18]*[.Z$1] + IF([.I18]=0;0;[.Z$2])" office:value-type="float" office:value="0" calcext:value-type="float">
            <text:p>0</text:p>
          </table:table-cell>
          <table:table-cell table:formula="of:=[.J18]*[.AA$1] + IF([.J18]=0;0;[.AA$2])" office:value-type="float" office:value="0" calcext:value-type="float">
            <text:p>0</text:p>
          </table:table-cell>
          <table:table-cell table:formula="of:=[.K18]*[.AB$1] + IF([.K18]=0;0;[.AB$2])" office:value-type="float" office:value="0" calcext:value-type="float">
            <text:p>0</text:p>
          </table:table-cell>
          <table:table-cell table:formula="of:=[.L18]*[.AC$1] + IF([.L18]=0;0;[.AC$2])" office:value-type="float" office:value="0" calcext:value-type="float">
            <text:p>0</text:p>
          </table:table-cell>
          <table:table-cell table:formula="of:=[.M18]*[.AD$1] + IF([.M1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923" calcext:value-type="float">
            <text:p>2,39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4" calcext:value-type="float">
            <text:p>0,864</text:p>
          </table:table-cell>
          <table:table-cell office:value-type="float" office:value="1.152" calcext:value-type="float">
            <text:p>1,152</text:p>
          </table:table-cell>
          <table:table-cell table:formula="of:=([.O19]-[.$O$1])^2" office:value-type="float" office:value="0.093748641856" calcext:value-type="float">
            <text:p>0,093748641856</text:p>
          </table:table-cell>
          <table:table-cell/>
          <table:table-cell table:formula="of:=[.A19]*[.R$1] + IF([.A19]=0;0;[.R$2])" office:value-type="float" office:value="0.7261" calcext:value-type="float">
            <text:p>0,7261</text:p>
          </table:table-cell>
          <table:table-cell table:formula="of:=[.B19]*[.S$1] + IF([.B19]=0;0;[.S$2])" office:value-type="float" office:value="0" calcext:value-type="float">
            <text:p>0</text:p>
          </table:table-cell>
          <table:table-cell table:formula="of:=[.C19]*[.T$1] + IF([.C19]=0;0;[.T$2])" office:value-type="float" office:value="-0.24977617" calcext:value-type="float">
            <text:p>-0,24977617</text:p>
          </table:table-cell>
          <table:table-cell table:formula="of:=[.D19]*[.U$1] + IF([.D19]=0;0;[.U$2])" office:value-type="float" office:value="0" calcext:value-type="float">
            <text:p>0</text:p>
          </table:table-cell>
          <table:table-cell table:formula="of:=[.E19]*[.V$1] + IF([.E19]=0;0;[.V$2])" office:value-type="float" office:value="0" calcext:value-type="float">
            <text:p>0</text:p>
          </table:table-cell>
          <table:table-cell table:formula="of:=[.F19]*[.W$1] + IF([.F19]=0;0;[.W$2])" office:value-type="float" office:value="0" calcext:value-type="float">
            <text:p>0</text:p>
          </table:table-cell>
          <table:table-cell table:formula="of:=[.G19]*[.X$1] + IF([.G19]=0;0;[.X$2])" office:value-type="float" office:value="0" calcext:value-type="float">
            <text:p>0</text:p>
          </table:table-cell>
          <table:table-cell table:formula="of:=[.H19]*[.Y$1] + IF([.H19]=0;0;[.Y$2])" office:value-type="float" office:value="0" calcext:value-type="float">
            <text:p>0</text:p>
          </table:table-cell>
          <table:table-cell table:formula="of:=[.I19]*[.Z$1] + IF([.I19]=0;0;[.Z$2])" office:value-type="float" office:value="0" calcext:value-type="float">
            <text:p>0</text:p>
          </table:table-cell>
          <table:table-cell table:formula="of:=[.J19]*[.AA$1] + IF([.J19]=0;0;[.AA$2])" office:value-type="float" office:value="0" calcext:value-type="float">
            <text:p>0</text:p>
          </table:table-cell>
          <table:table-cell table:formula="of:=[.K19]*[.AB$1] + IF([.K19]=0;0;[.AB$2])" office:value-type="float" office:value="0" calcext:value-type="float">
            <text:p>0</text:p>
          </table:table-cell>
          <table:table-cell table:formula="of:=[.L19]*[.AC$1] + IF([.L19]=0;0;[.AC$2])" office:value-type="float" office:value="0" calcext:value-type="float">
            <text:p>0</text:p>
          </table:table-cell>
          <table:table-cell table:formula="of:=[.M19]*[.AD$1] + IF([.M1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2661" calcext:value-type="float">
            <text:p>2,2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029" calcext:value-type="float">
            <text:p>0,6029</text:p>
          </table:table-cell>
          <table:table-cell office:value-type="float" office:value="1.0336" calcext:value-type="float">
            <text:p>1,0336</text:p>
          </table:table-cell>
          <table:table-cell table:formula="of:=([.O20]-[.$O$1])^2" office:value-type="float" office:value="0.180271573056" calcext:value-type="float">
            <text:p>0,180271573056</text:p>
          </table:table-cell>
          <table:table-cell/>
          <table:table-cell table:formula="of:=[.A20]*[.R$1] + IF([.A20]=0;0;[.R$2])" office:value-type="float" office:value="0.6714388" calcext:value-type="float">
            <text:p>0,6714388</text:p>
          </table:table-cell>
          <table:table-cell table:formula="of:=[.B20]*[.S$1] + IF([.B20]=0;0;[.S$2])" office:value-type="float" office:value="0" calcext:value-type="float">
            <text:p>0</text:p>
          </table:table-cell>
          <table:table-cell table:formula="of:=[.C20]*[.T$1] + IF([.C20]=0;0;[.T$2])" office:value-type="float" office:value="-0.25004119" calcext:value-type="float">
            <text:p>-0,25004119</text:p>
          </table:table-cell>
          <table:table-cell table:formula="of:=[.D20]*[.U$1] + IF([.D20]=0;0;[.U$2])" office:value-type="float" office:value="0" calcext:value-type="float">
            <text:p>0</text:p>
          </table:table-cell>
          <table:table-cell table:formula="of:=[.E20]*[.V$1] + IF([.E20]=0;0;[.V$2])" office:value-type="float" office:value="0" calcext:value-type="float">
            <text:p>0</text:p>
          </table:table-cell>
          <table:table-cell table:formula="of:=[.F20]*[.W$1] + IF([.F20]=0;0;[.W$2])" office:value-type="float" office:value="0" calcext:value-type="float">
            <text:p>0</text:p>
          </table:table-cell>
          <table:table-cell table:formula="of:=[.G20]*[.X$1] + IF([.G20]=0;0;[.X$2])" office:value-type="float" office:value="0" calcext:value-type="float">
            <text:p>0</text:p>
          </table:table-cell>
          <table:table-cell table:formula="of:=[.H20]*[.Y$1] + IF([.H20]=0;0;[.Y$2])" office:value-type="float" office:value="0" calcext:value-type="float">
            <text:p>0</text:p>
          </table:table-cell>
          <table:table-cell table:formula="of:=[.I20]*[.Z$1] + IF([.I20]=0;0;[.Z$2])" office:value-type="float" office:value="0" calcext:value-type="float">
            <text:p>0</text:p>
          </table:table-cell>
          <table:table-cell table:formula="of:=[.J20]*[.AA$1] + IF([.J20]=0;0;[.AA$2])" office:value-type="float" office:value="0" calcext:value-type="float">
            <text:p>0</text:p>
          </table:table-cell>
          <table:table-cell table:formula="of:=[.K20]*[.AB$1] + IF([.K20]=0;0;[.AB$2])" office:value-type="float" office:value="0" calcext:value-type="float">
            <text:p>0</text:p>
          </table:table-cell>
          <table:table-cell table:formula="of:=[.L20]*[.AC$1] + IF([.L20]=0;0;[.AC$2])" office:value-type="float" office:value="0" calcext:value-type="float">
            <text:p>0</text:p>
          </table:table-cell>
          <table:table-cell table:formula="of:=[.M20]*[.AD$1] + IF([.M2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564" calcext:value-type="float">
            <text:p>4,15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97" calcext:value-type="float">
            <text:p>0,9097</text:p>
          </table:table-cell>
          <table:table-cell office:value-type="float" office:value="1.3646" calcext:value-type="float">
            <text:p>1,3646</text:p>
          </table:table-cell>
          <table:table-cell table:formula="of:=([.O21]-[.$O$1])^2" office:value-type="float" office:value="0.00875796505599998" calcext:value-type="float">
            <text:p>0,00875796505599998</text:p>
          </table:table-cell>
          <table:table-cell/>
          <table:table-cell table:formula="of:=[.A21]*[.R$1] + IF([.A21]=0;0;[.R$2])" office:value-type="float" office:value="0.7807612" calcext:value-type="float">
            <text:p>0,7807612</text:p>
          </table:table-cell>
          <table:table-cell table:formula="of:=[.B21]*[.S$1] + IF([.B21]=0;0;[.S$2])" office:value-type="float" office:value="0" calcext:value-type="float">
            <text:p>0</text:p>
          </table:table-cell>
          <table:table-cell table:formula="of:=[.C21]*[.T$1] + IF([.C21]=0;0;[.T$2])" office:value-type="float" office:value="-0.24607156" calcext:value-type="float">
            <text:p>-0,24607156</text:p>
          </table:table-cell>
          <table:table-cell table:formula="of:=[.D21]*[.U$1] + IF([.D21]=0;0;[.U$2])" office:value-type="float" office:value="0" calcext:value-type="float">
            <text:p>0</text:p>
          </table:table-cell>
          <table:table-cell table:formula="of:=[.E21]*[.V$1] + IF([.E21]=0;0;[.V$2])" office:value-type="float" office:value="0" calcext:value-type="float">
            <text:p>0</text:p>
          </table:table-cell>
          <table:table-cell table:formula="of:=[.F21]*[.W$1] + IF([.F21]=0;0;[.W$2])" office:value-type="float" office:value="0" calcext:value-type="float">
            <text:p>0</text:p>
          </table:table-cell>
          <table:table-cell table:formula="of:=[.G21]*[.X$1] + IF([.G21]=0;0;[.X$2])" office:value-type="float" office:value="0" calcext:value-type="float">
            <text:p>0</text:p>
          </table:table-cell>
          <table:table-cell table:formula="of:=[.H21]*[.Y$1] + IF([.H21]=0;0;[.Y$2])" office:value-type="float" office:value="0" calcext:value-type="float">
            <text:p>0</text:p>
          </table:table-cell>
          <table:table-cell table:formula="of:=[.I21]*[.Z$1] + IF([.I21]=0;0;[.Z$2])" office:value-type="float" office:value="0" calcext:value-type="float">
            <text:p>0</text:p>
          </table:table-cell>
          <table:table-cell table:formula="of:=[.J21]*[.AA$1] + IF([.J21]=0;0;[.AA$2])" office:value-type="float" office:value="0" calcext:value-type="float">
            <text:p>0</text:p>
          </table:table-cell>
          <table:table-cell table:formula="of:=[.K21]*[.AB$1] + IF([.K21]=0;0;[.AB$2])" office:value-type="float" office:value="0" calcext:value-type="float">
            <text:p>0</text:p>
          </table:table-cell>
          <table:table-cell table:formula="of:=[.L21]*[.AC$1] + IF([.L21]=0;0;[.AC$2])" office:value-type="float" office:value="0" calcext:value-type="float">
            <text:p>0</text:p>
          </table:table-cell>
          <table:table-cell table:formula="of:=[.M21]*[.AD$1] + IF([.M2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144" calcext:value-type="float">
            <text:p>3,5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85" calcext:value-type="float">
            <text:p>0,8985</text:p>
          </table:table-cell>
          <table:table-cell office:value-type="float" office:value="1.3477" calcext:value-type="float">
            <text:p>1,3477</text:p>
          </table:table-cell>
          <table:table-cell table:formula="of:=([.O22]-[.$O$1])^2" office:value-type="float" office:value="0.012206714256" calcext:value-type="float">
            <text:p>0,012206714256</text:p>
          </table:table-cell>
          <table:table-cell/>
          <table:table-cell table:formula="of:=[.A22]*[.R$1] + IF([.A22]=0;0;[.R$2])" office:value-type="float" office:value="0.7261" calcext:value-type="float">
            <text:p>0,7261</text:p>
          </table:table-cell>
          <table:table-cell table:formula="of:=[.B22]*[.S$1] + IF([.B22]=0;0;[.S$2])" office:value-type="float" office:value="0" calcext:value-type="float">
            <text:p>0</text:p>
          </table:table-cell>
          <table:table-cell table:formula="of:=[.C22]*[.T$1] + IF([.C22]=0;0;[.T$2])" office:value-type="float" office:value="-0.24741976" calcext:value-type="float">
            <text:p>-0,24741976</text:p>
          </table:table-cell>
          <table:table-cell table:formula="of:=[.D22]*[.U$1] + IF([.D22]=0;0;[.U$2])" office:value-type="float" office:value="0" calcext:value-type="float">
            <text:p>0</text:p>
          </table:table-cell>
          <table:table-cell table:formula="of:=[.E22]*[.V$1] + IF([.E22]=0;0;[.V$2])" office:value-type="float" office:value="0" calcext:value-type="float">
            <text:p>0</text:p>
          </table:table-cell>
          <table:table-cell table:formula="of:=[.F22]*[.W$1] + IF([.F22]=0;0;[.W$2])" office:value-type="float" office:value="0" calcext:value-type="float">
            <text:p>0</text:p>
          </table:table-cell>
          <table:table-cell table:formula="of:=[.G22]*[.X$1] + IF([.G22]=0;0;[.X$2])" office:value-type="float" office:value="0" calcext:value-type="float">
            <text:p>0</text:p>
          </table:table-cell>
          <table:table-cell table:formula="of:=[.H22]*[.Y$1] + IF([.H22]=0;0;[.Y$2])" office:value-type="float" office:value="0" calcext:value-type="float">
            <text:p>0</text:p>
          </table:table-cell>
          <table:table-cell table:formula="of:=[.I22]*[.Z$1] + IF([.I22]=0;0;[.Z$2])" office:value-type="float" office:value="0" calcext:value-type="float">
            <text:p>0</text:p>
          </table:table-cell>
          <table:table-cell table:formula="of:=[.J22]*[.AA$1] + IF([.J22]=0;0;[.AA$2])" office:value-type="float" office:value="0" calcext:value-type="float">
            <text:p>0</text:p>
          </table:table-cell>
          <table:table-cell table:formula="of:=[.K22]*[.AB$1] + IF([.K22]=0;0;[.AB$2])" office:value-type="float" office:value="0" calcext:value-type="float">
            <text:p>0</text:p>
          </table:table-cell>
          <table:table-cell table:formula="of:=[.L22]*[.AC$1] + IF([.L22]=0;0;[.AC$2])" office:value-type="float" office:value="0" calcext:value-type="float">
            <text:p>0</text:p>
          </table:table-cell>
          <table:table-cell table:formula="of:=[.M22]*[.AD$1] + IF([.M2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9246" calcext:value-type="float">
            <text:p>2,92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01" calcext:value-type="float">
            <text:p>0,6501</text:p>
          </table:table-cell>
          <table:table-cell office:value-type="float" office:value="1.1855" calcext:value-type="float">
            <text:p>1,1855</text:p>
          </table:table-cell>
          <table:table-cell table:formula="of:=([.O23]-[.$O$1])^2" office:value-type="float" office:value="0.074356563856" calcext:value-type="float">
            <text:p>0,074356563856</text:p>
          </table:table-cell>
          <table:table-cell/>
          <table:table-cell table:formula="of:=[.A23]*[.R$1] + IF([.A23]=0;0;[.R$2])" office:value-type="float" office:value="0.6167776" calcext:value-type="float">
            <text:p>0,6167776</text:p>
          </table:table-cell>
          <table:table-cell table:formula="of:=[.B23]*[.S$1] + IF([.B23]=0;0;[.S$2])" office:value-type="float" office:value="0" calcext:value-type="float">
            <text:p>0</text:p>
          </table:table-cell>
          <table:table-cell table:formula="of:=[.C23]*[.T$1] + IF([.C23]=0;0;[.T$2])" office:value-type="float" office:value="-0.24865834" calcext:value-type="float">
            <text:p>-0,24865834</text:p>
          </table:table-cell>
          <table:table-cell table:formula="of:=[.D23]*[.U$1] + IF([.D23]=0;0;[.U$2])" office:value-type="float" office:value="0" calcext:value-type="float">
            <text:p>0</text:p>
          </table:table-cell>
          <table:table-cell table:formula="of:=[.E23]*[.V$1] + IF([.E23]=0;0;[.V$2])" office:value-type="float" office:value="0" calcext:value-type="float">
            <text:p>0</text:p>
          </table:table-cell>
          <table:table-cell table:formula="of:=[.F23]*[.W$1] + IF([.F23]=0;0;[.W$2])" office:value-type="float" office:value="0" calcext:value-type="float">
            <text:p>0</text:p>
          </table:table-cell>
          <table:table-cell table:formula="of:=[.G23]*[.X$1] + IF([.G23]=0;0;[.X$2])" office:value-type="float" office:value="0" calcext:value-type="float">
            <text:p>0</text:p>
          </table:table-cell>
          <table:table-cell table:formula="of:=[.H23]*[.Y$1] + IF([.H23]=0;0;[.Y$2])" office:value-type="float" office:value="0" calcext:value-type="float">
            <text:p>0</text:p>
          </table:table-cell>
          <table:table-cell table:formula="of:=[.I23]*[.Z$1] + IF([.I23]=0;0;[.Z$2])" office:value-type="float" office:value="0" calcext:value-type="float">
            <text:p>0</text:p>
          </table:table-cell>
          <table:table-cell table:formula="of:=[.J23]*[.AA$1] + IF([.J23]=0;0;[.AA$2])" office:value-type="float" office:value="0" calcext:value-type="float">
            <text:p>0</text:p>
          </table:table-cell>
          <table:table-cell table:formula="of:=[.K23]*[.AB$1] + IF([.K23]=0;0;[.AB$2])" office:value-type="float" office:value="0" calcext:value-type="float">
            <text:p>0</text:p>
          </table:table-cell>
          <table:table-cell table:formula="of:=[.L23]*[.AC$1] + IF([.L23]=0;0;[.AC$2])" office:value-type="float" office:value="0" calcext:value-type="float">
            <text:p>0</text:p>
          </table:table-cell>
          <table:table-cell table:formula="of:=[.M23]*[.AD$1] + IF([.M2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324" calcext:value-type="float">
            <text:p>4,63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9" calcext:value-type="float">
            <text:p>0,759</text:p>
          </table:table-cell>
          <table:table-cell office:value-type="float" office:value="1.1927" calcext:value-type="float">
            <text:p>1,1927</text:p>
          </table:table-cell>
          <table:table-cell table:formula="of:=([.O24]-[.$O$1])^2" office:value-type="float" office:value="0.0704817542559999" calcext:value-type="float">
            <text:p>0,0704817542559999</text:p>
          </table:table-cell>
          <table:table-cell/>
          <table:table-cell table:formula="of:=[.A24]*[.R$1] + IF([.A24]=0;0;[.R$2])" office:value-type="float" office:value="0.6714388" calcext:value-type="float">
            <text:p>0,6714388</text:p>
          </table:table-cell>
          <table:table-cell table:formula="of:=[.B24]*[.S$1] + IF([.B24]=0;0;[.S$2])" office:value-type="float" office:value="0" calcext:value-type="float">
            <text:p>0</text:p>
          </table:table-cell>
          <table:table-cell table:formula="of:=[.C24]*[.T$1] + IF([.C24]=0;0;[.T$2])" office:value-type="float" office:value="-0.24507196" calcext:value-type="float">
            <text:p>-0,24507196</text:p>
          </table:table-cell>
          <table:table-cell table:formula="of:=[.D24]*[.U$1] + IF([.D24]=0;0;[.U$2])" office:value-type="float" office:value="0" calcext:value-type="float">
            <text:p>0</text:p>
          </table:table-cell>
          <table:table-cell table:formula="of:=[.E24]*[.V$1] + IF([.E24]=0;0;[.V$2])" office:value-type="float" office:value="0" calcext:value-type="float">
            <text:p>0</text:p>
          </table:table-cell>
          <table:table-cell table:formula="of:=[.F24]*[.W$1] + IF([.F24]=0;0;[.W$2])" office:value-type="float" office:value="0" calcext:value-type="float">
            <text:p>0</text:p>
          </table:table-cell>
          <table:table-cell table:formula="of:=[.G24]*[.X$1] + IF([.G24]=0;0;[.X$2])" office:value-type="float" office:value="0" calcext:value-type="float">
            <text:p>0</text:p>
          </table:table-cell>
          <table:table-cell table:formula="of:=[.H24]*[.Y$1] + IF([.H24]=0;0;[.Y$2])" office:value-type="float" office:value="0" calcext:value-type="float">
            <text:p>0</text:p>
          </table:table-cell>
          <table:table-cell table:formula="of:=[.I24]*[.Z$1] + IF([.I24]=0;0;[.Z$2])" office:value-type="float" office:value="0" calcext:value-type="float">
            <text:p>0</text:p>
          </table:table-cell>
          <table:table-cell table:formula="of:=[.J24]*[.AA$1] + IF([.J24]=0;0;[.AA$2])" office:value-type="float" office:value="0" calcext:value-type="float">
            <text:p>0</text:p>
          </table:table-cell>
          <table:table-cell table:formula="of:=[.K24]*[.AB$1] + IF([.K24]=0;0;[.AB$2])" office:value-type="float" office:value="0" calcext:value-type="float">
            <text:p>0</text:p>
          </table:table-cell>
          <table:table-cell table:formula="of:=[.L24]*[.AC$1] + IF([.L24]=0;0;[.AC$2])" office:value-type="float" office:value="0" calcext:value-type="float">
            <text:p>0</text:p>
          </table:table-cell>
          <table:table-cell table:formula="of:=[.M24]*[.AD$1] + IF([.M2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1.8313" calcext:value-type="float">
            <text:p>1,83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55" calcext:value-type="float">
            <text:p>0,6955</text:p>
          </table:table-cell>
          <table:table-cell office:value-type="float" office:value="1.2172" calcext:value-type="float">
            <text:p>1,2172</text:p>
          </table:table-cell>
          <table:table-cell table:formula="of:=([.O25]-[.$O$1])^2" office:value-type="float" office:value="0.0580732882559999" calcext:value-type="float">
            <text:p>0,0580732882559999</text:p>
          </table:table-cell>
          <table:table-cell/>
          <table:table-cell table:formula="of:=[.A25]*[.R$1] + IF([.A25]=0;0;[.R$2])" office:value-type="float" office:value="0.6714388" calcext:value-type="float">
            <text:p>0,6714388</text:p>
          </table:table-cell>
          <table:table-cell table:formula="of:=[.B25]*[.S$1] + IF([.B25]=0;0;[.S$2])" office:value-type="float" office:value="0" calcext:value-type="float">
            <text:p>0</text:p>
          </table:table-cell>
          <table:table-cell table:formula="of:=[.C25]*[.T$1] + IF([.C25]=0;0;[.T$2])" office:value-type="float" office:value="-0.25095427" calcext:value-type="float">
            <text:p>-0,25095427</text:p>
          </table:table-cell>
          <table:table-cell table:formula="of:=[.D25]*[.U$1] + IF([.D25]=0;0;[.U$2])" office:value-type="float" office:value="0" calcext:value-type="float">
            <text:p>0</text:p>
          </table:table-cell>
          <table:table-cell table:formula="of:=[.E25]*[.V$1] + IF([.E25]=0;0;[.V$2])" office:value-type="float" office:value="0" calcext:value-type="float">
            <text:p>0</text:p>
          </table:table-cell>
          <table:table-cell table:formula="of:=[.F25]*[.W$1] + IF([.F25]=0;0;[.W$2])" office:value-type="float" office:value="0" calcext:value-type="float">
            <text:p>0</text:p>
          </table:table-cell>
          <table:table-cell table:formula="of:=[.G25]*[.X$1] + IF([.G25]=0;0;[.X$2])" office:value-type="float" office:value="0" calcext:value-type="float">
            <text:p>0</text:p>
          </table:table-cell>
          <table:table-cell table:formula="of:=[.H25]*[.Y$1] + IF([.H25]=0;0;[.Y$2])" office:value-type="float" office:value="0" calcext:value-type="float">
            <text:p>0</text:p>
          </table:table-cell>
          <table:table-cell table:formula="of:=[.I25]*[.Z$1] + IF([.I25]=0;0;[.Z$2])" office:value-type="float" office:value="0" calcext:value-type="float">
            <text:p>0</text:p>
          </table:table-cell>
          <table:table-cell table:formula="of:=[.J25]*[.AA$1] + IF([.J25]=0;0;[.AA$2])" office:value-type="float" office:value="0" calcext:value-type="float">
            <text:p>0</text:p>
          </table:table-cell>
          <table:table-cell table:formula="of:=[.K25]*[.AB$1] + IF([.K25]=0;0;[.AB$2])" office:value-type="float" office:value="0" calcext:value-type="float">
            <text:p>0</text:p>
          </table:table-cell>
          <table:table-cell table:formula="of:=[.L25]*[.AC$1] + IF([.L25]=0;0;[.AC$2])" office:value-type="float" office:value="0" calcext:value-type="float">
            <text:p>0</text:p>
          </table:table-cell>
          <table:table-cell table:formula="of:=[.M25]*[.AD$1] + IF([.M2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125" calcext:value-type="float">
            <text:p>3,1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05" calcext:value-type="float">
            <text:p>0,7105</text:p>
          </table:table-cell>
          <table:table-cell office:value-type="float" office:value="1.0866" calcext:value-type="float">
            <text:p>1,0866</text:p>
          </table:table-cell>
          <table:table-cell table:formula="of:=([.O26]-[.$O$1])^2" office:value-type="float" office:value="0.138074669056" calcext:value-type="float">
            <text:p>0,138074669056</text:p>
          </table:table-cell>
          <table:table-cell/>
          <table:table-cell table:formula="of:=[.A26]*[.R$1] + IF([.A26]=0;0;[.R$2])" office:value-type="float" office:value="0.6714388" calcext:value-type="float">
            <text:p>0,6714388</text:p>
          </table:table-cell>
          <table:table-cell table:formula="of:=[.B26]*[.S$1] + IF([.B26]=0;0;[.S$2])" office:value-type="float" office:value="0" calcext:value-type="float">
            <text:p>0</text:p>
          </table:table-cell>
          <table:table-cell table:formula="of:=[.C26]*[.T$1] + IF([.C26]=0;0;[.T$2])" office:value-type="float" office:value="-0.24826375" calcext:value-type="float">
            <text:p>-0,24826375</text:p>
          </table:table-cell>
          <table:table-cell table:formula="of:=[.D26]*[.U$1] + IF([.D26]=0;0;[.U$2])" office:value-type="float" office:value="0" calcext:value-type="float">
            <text:p>0</text:p>
          </table:table-cell>
          <table:table-cell table:formula="of:=[.E26]*[.V$1] + IF([.E26]=0;0;[.V$2])" office:value-type="float" office:value="0" calcext:value-type="float">
            <text:p>0</text:p>
          </table:table-cell>
          <table:table-cell table:formula="of:=[.F26]*[.W$1] + IF([.F26]=0;0;[.W$2])" office:value-type="float" office:value="0" calcext:value-type="float">
            <text:p>0</text:p>
          </table:table-cell>
          <table:table-cell table:formula="of:=[.G26]*[.X$1] + IF([.G26]=0;0;[.X$2])" office:value-type="float" office:value="0" calcext:value-type="float">
            <text:p>0</text:p>
          </table:table-cell>
          <table:table-cell table:formula="of:=[.H26]*[.Y$1] + IF([.H26]=0;0;[.Y$2])" office:value-type="float" office:value="0" calcext:value-type="float">
            <text:p>0</text:p>
          </table:table-cell>
          <table:table-cell table:formula="of:=[.I26]*[.Z$1] + IF([.I26]=0;0;[.Z$2])" office:value-type="float" office:value="0" calcext:value-type="float">
            <text:p>0</text:p>
          </table:table-cell>
          <table:table-cell table:formula="of:=[.J26]*[.AA$1] + IF([.J26]=0;0;[.AA$2])" office:value-type="float" office:value="0" calcext:value-type="float">
            <text:p>0</text:p>
          </table:table-cell>
          <table:table-cell table:formula="of:=[.K26]*[.AB$1] + IF([.K26]=0;0;[.AB$2])" office:value-type="float" office:value="0" calcext:value-type="float">
            <text:p>0</text:p>
          </table:table-cell>
          <table:table-cell table:formula="of:=[.L26]*[.AC$1] + IF([.L26]=0;0;[.AC$2])" office:value-type="float" office:value="0" calcext:value-type="float">
            <text:p>0</text:p>
          </table:table-cell>
          <table:table-cell table:formula="of:=[.M26]*[.AD$1] + IF([.M2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787" calcext:value-type="float">
            <text:p>3,4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1" calcext:value-type="float">
            <text:p>0,8591</text:p>
          </table:table-cell>
          <table:table-cell office:value-type="float" office:value="1.2272" calcext:value-type="float">
            <text:p>1,2272</text:p>
          </table:table-cell>
          <table:table-cell table:formula="of:=([.O27]-[.$O$1])^2" office:value-type="float" office:value="0.0533536082559999" calcext:value-type="float">
            <text:p>0,0533536082559999</text:p>
          </table:table-cell>
          <table:table-cell/>
          <table:table-cell table:formula="of:=[.A27]*[.R$1] + IF([.A27]=0;0;[.R$2])" office:value-type="float" office:value="0.6167776" calcext:value-type="float">
            <text:p>0,6167776</text:p>
          </table:table-cell>
          <table:table-cell table:formula="of:=[.B27]*[.S$1] + IF([.B27]=0;0;[.S$2])" office:value-type="float" office:value="0" calcext:value-type="float">
            <text:p>0</text:p>
          </table:table-cell>
          <table:table-cell table:formula="of:=[.C27]*[.T$1] + IF([.C27]=0;0;[.T$2])" office:value-type="float" office:value="-0.24749473" calcext:value-type="float">
            <text:p>-0,24749473</text:p>
          </table:table-cell>
          <table:table-cell table:formula="of:=[.D27]*[.U$1] + IF([.D27]=0;0;[.U$2])" office:value-type="float" office:value="0" calcext:value-type="float">
            <text:p>0</text:p>
          </table:table-cell>
          <table:table-cell table:formula="of:=[.E27]*[.V$1] + IF([.E27]=0;0;[.V$2])" office:value-type="float" office:value="0" calcext:value-type="float">
            <text:p>0</text:p>
          </table:table-cell>
          <table:table-cell table:formula="of:=[.F27]*[.W$1] + IF([.F27]=0;0;[.W$2])" office:value-type="float" office:value="0" calcext:value-type="float">
            <text:p>0</text:p>
          </table:table-cell>
          <table:table-cell table:formula="of:=[.G27]*[.X$1] + IF([.G27]=0;0;[.X$2])" office:value-type="float" office:value="0" calcext:value-type="float">
            <text:p>0</text:p>
          </table:table-cell>
          <table:table-cell table:formula="of:=[.H27]*[.Y$1] + IF([.H27]=0;0;[.Y$2])" office:value-type="float" office:value="0" calcext:value-type="float">
            <text:p>0</text:p>
          </table:table-cell>
          <table:table-cell table:formula="of:=[.I27]*[.Z$1] + IF([.I27]=0;0;[.Z$2])" office:value-type="float" office:value="0" calcext:value-type="float">
            <text:p>0</text:p>
          </table:table-cell>
          <table:table-cell table:formula="of:=[.J27]*[.AA$1] + IF([.J27]=0;0;[.AA$2])" office:value-type="float" office:value="0" calcext:value-type="float">
            <text:p>0</text:p>
          </table:table-cell>
          <table:table-cell table:formula="of:=[.K27]*[.AB$1] + IF([.K27]=0;0;[.AB$2])" office:value-type="float" office:value="0" calcext:value-type="float">
            <text:p>0</text:p>
          </table:table-cell>
          <table:table-cell table:formula="of:=[.L27]*[.AC$1] + IF([.L27]=0;0;[.AC$2])" office:value-type="float" office:value="0" calcext:value-type="float">
            <text:p>0</text:p>
          </table:table-cell>
          <table:table-cell table:formula="of:=[.M27]*[.AD$1] + IF([.M2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6241" calcext:value-type="float">
            <text:p>3,62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0091" calcext:value-type="float">
            <text:p>1,0091</text:p>
          </table:table-cell>
          <table:table-cell table:formula="of:=([.O28]-[.$O$1])^2" office:value-type="float" office:value="0.201676439056" calcext:value-type="float">
            <text:p>0,201676439056</text:p>
          </table:table-cell>
          <table:table-cell/>
          <table:table-cell table:formula="of:=[.A28]*[.R$1] + IF([.A28]=0;0;[.R$2])" office:value-type="float" office:value="0.6167776" calcext:value-type="float">
            <text:p>0,6167776</text:p>
          </table:table-cell>
          <table:table-cell table:formula="of:=[.B28]*[.S$1] + IF([.B28]=0;0;[.S$2])" office:value-type="float" office:value="0" calcext:value-type="float">
            <text:p>0</text:p>
          </table:table-cell>
          <table:table-cell table:formula="of:=[.C28]*[.T$1] + IF([.C28]=0;0;[.T$2])" office:value-type="float" office:value="-0.24718939" calcext:value-type="float">
            <text:p>-0,24718939</text:p>
          </table:table-cell>
          <table:table-cell table:formula="of:=[.D28]*[.U$1] + IF([.D28]=0;0;[.U$2])" office:value-type="float" office:value="0" calcext:value-type="float">
            <text:p>0</text:p>
          </table:table-cell>
          <table:table-cell table:formula="of:=[.E28]*[.V$1] + IF([.E28]=0;0;[.V$2])" office:value-type="float" office:value="0" calcext:value-type="float">
            <text:p>0</text:p>
          </table:table-cell>
          <table:table-cell table:formula="of:=[.F28]*[.W$1] + IF([.F28]=0;0;[.W$2])" office:value-type="float" office:value="0" calcext:value-type="float">
            <text:p>0</text:p>
          </table:table-cell>
          <table:table-cell table:formula="of:=[.G28]*[.X$1] + IF([.G28]=0;0;[.X$2])" office:value-type="float" office:value="0" calcext:value-type="float">
            <text:p>0</text:p>
          </table:table-cell>
          <table:table-cell table:formula="of:=[.H28]*[.Y$1] + IF([.H28]=0;0;[.Y$2])" office:value-type="float" office:value="0" calcext:value-type="float">
            <text:p>0</text:p>
          </table:table-cell>
          <table:table-cell table:formula="of:=[.I28]*[.Z$1] + IF([.I28]=0;0;[.Z$2])" office:value-type="float" office:value="0" calcext:value-type="float">
            <text:p>0</text:p>
          </table:table-cell>
          <table:table-cell table:formula="of:=[.J28]*[.AA$1] + IF([.J28]=0;0;[.AA$2])" office:value-type="float" office:value="0" calcext:value-type="float">
            <text:p>0</text:p>
          </table:table-cell>
          <table:table-cell table:formula="of:=[.K28]*[.AB$1] + IF([.K28]=0;0;[.AB$2])" office:value-type="float" office:value="0" calcext:value-type="float">
            <text:p>0</text:p>
          </table:table-cell>
          <table:table-cell table:formula="of:=[.L28]*[.AC$1] + IF([.L28]=0;0;[.AC$2])" office:value-type="float" office:value="0" calcext:value-type="float">
            <text:p>0</text:p>
          </table:table-cell>
          <table:table-cell table:formula="of:=[.M28]*[.AD$1] + IF([.M2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2867" calcext:value-type="float">
            <text:p>3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02" calcext:value-type="float">
            <text:p>0,6702</text:p>
          </table:table-cell>
          <table:table-cell office:value-type="float" office:value="1.1967" calcext:value-type="float">
            <text:p>1,1967</text:p>
          </table:table-cell>
          <table:table-cell table:formula="of:=([.O29]-[.$O$1])^2" office:value-type="float" office:value="0.0683738822559999" calcext:value-type="float">
            <text:p>0,0683738822559999</text:p>
          </table:table-cell>
          <table:table-cell/>
          <table:table-cell table:formula="of:=[.A29]*[.R$1] + IF([.A29]=0;0;[.R$2])" office:value-type="float" office:value="0.8354224" calcext:value-type="float">
            <text:p>0,8354224</text:p>
          </table:table-cell>
          <table:table-cell table:formula="of:=[.B29]*[.S$1] + IF([.B29]=0;0;[.S$2])" office:value-type="float" office:value="0" calcext:value-type="float">
            <text:p>0</text:p>
          </table:table-cell>
          <table:table-cell table:formula="of:=[.C29]*[.T$1] + IF([.C29]=0;0;[.T$2])" office:value-type="float" office:value="-0.24789793" calcext:value-type="float">
            <text:p>-0,24789793</text:p>
          </table:table-cell>
          <table:table-cell table:formula="of:=[.D29]*[.U$1] + IF([.D29]=0;0;[.U$2])" office:value-type="float" office:value="0" calcext:value-type="float">
            <text:p>0</text:p>
          </table:table-cell>
          <table:table-cell table:formula="of:=[.E29]*[.V$1] + IF([.E29]=0;0;[.V$2])" office:value-type="float" office:value="0" calcext:value-type="float">
            <text:p>0</text:p>
          </table:table-cell>
          <table:table-cell table:formula="of:=[.F29]*[.W$1] + IF([.F29]=0;0;[.W$2])" office:value-type="float" office:value="0" calcext:value-type="float">
            <text:p>0</text:p>
          </table:table-cell>
          <table:table-cell table:formula="of:=[.G29]*[.X$1] + IF([.G29]=0;0;[.X$2])" office:value-type="float" office:value="0" calcext:value-type="float">
            <text:p>0</text:p>
          </table:table-cell>
          <table:table-cell table:formula="of:=[.H29]*[.Y$1] + IF([.H29]=0;0;[.Y$2])" office:value-type="float" office:value="0" calcext:value-type="float">
            <text:p>0</text:p>
          </table:table-cell>
          <table:table-cell table:formula="of:=[.I29]*[.Z$1] + IF([.I29]=0;0;[.Z$2])" office:value-type="float" office:value="0" calcext:value-type="float">
            <text:p>0</text:p>
          </table:table-cell>
          <table:table-cell table:formula="of:=[.J29]*[.AA$1] + IF([.J29]=0;0;[.AA$2])" office:value-type="float" office:value="0" calcext:value-type="float">
            <text:p>0</text:p>
          </table:table-cell>
          <table:table-cell table:formula="of:=[.K29]*[.AB$1] + IF([.K29]=0;0;[.AB$2])" office:value-type="float" office:value="0" calcext:value-type="float">
            <text:p>0</text:p>
          </table:table-cell>
          <table:table-cell table:formula="of:=[.L29]*[.AC$1] + IF([.L29]=0;0;[.AC$2])" office:value-type="float" office:value="0" calcext:value-type="float">
            <text:p>0</text:p>
          </table:table-cell>
          <table:table-cell table:formula="of:=[.M29]*[.AD$1] + IF([.M2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187" calcext:value-type="float">
            <text:p>3,61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16" calcext:value-type="float">
            <text:p>0,8916</text:p>
          </table:table-cell>
          <table:table-cell office:value-type="float" office:value="1.2737" calcext:value-type="float">
            <text:p>1,2737</text:p>
          </table:table-cell>
          <table:table-cell table:formula="of:=([.O30]-[.$O$1])^2" office:value-type="float" office:value="0.034034346256" calcext:value-type="float">
            <text:p>0,034034346256</text:p>
          </table:table-cell>
          <table:table-cell/>
          <table:table-cell table:formula="of:=[.A30]*[.R$1] + IF([.A30]=0;0;[.R$2])" office:value-type="float" office:value="0.7261" calcext:value-type="float">
            <text:p>0,7261</text:p>
          </table:table-cell>
          <table:table-cell table:formula="of:=[.B30]*[.S$1] + IF([.B30]=0;0;[.S$2])" office:value-type="float" office:value="0" calcext:value-type="float">
            <text:p>0</text:p>
          </table:table-cell>
          <table:table-cell table:formula="of:=[.C30]*[.T$1] + IF([.C30]=0;0;[.T$2])" office:value-type="float" office:value="-0.24720073" calcext:value-type="float">
            <text:p>-0,24720073</text:p>
          </table:table-cell>
          <table:table-cell table:formula="of:=[.D30]*[.U$1] + IF([.D30]=0;0;[.U$2])" office:value-type="float" office:value="0" calcext:value-type="float">
            <text:p>0</text:p>
          </table:table-cell>
          <table:table-cell table:formula="of:=[.E30]*[.V$1] + IF([.E30]=0;0;[.V$2])" office:value-type="float" office:value="0" calcext:value-type="float">
            <text:p>0</text:p>
          </table:table-cell>
          <table:table-cell table:formula="of:=[.F30]*[.W$1] + IF([.F30]=0;0;[.W$2])" office:value-type="float" office:value="0" calcext:value-type="float">
            <text:p>0</text:p>
          </table:table-cell>
          <table:table-cell table:formula="of:=[.G30]*[.X$1] + IF([.G30]=0;0;[.X$2])" office:value-type="float" office:value="0" calcext:value-type="float">
            <text:p>0</text:p>
          </table:table-cell>
          <table:table-cell table:formula="of:=[.H30]*[.Y$1] + IF([.H30]=0;0;[.Y$2])" office:value-type="float" office:value="0" calcext:value-type="float">
            <text:p>0</text:p>
          </table:table-cell>
          <table:table-cell table:formula="of:=[.I30]*[.Z$1] + IF([.I30]=0;0;[.Z$2])" office:value-type="float" office:value="0" calcext:value-type="float">
            <text:p>0</text:p>
          </table:table-cell>
          <table:table-cell table:formula="of:=[.J30]*[.AA$1] + IF([.J30]=0;0;[.AA$2])" office:value-type="float" office:value="0" calcext:value-type="float">
            <text:p>0</text:p>
          </table:table-cell>
          <table:table-cell table:formula="of:=[.K30]*[.AB$1] + IF([.K30]=0;0;[.AB$2])" office:value-type="float" office:value="0" calcext:value-type="float">
            <text:p>0</text:p>
          </table:table-cell>
          <table:table-cell table:formula="of:=[.L30]*[.AC$1] + IF([.L30]=0;0;[.AC$2])" office:value-type="float" office:value="0" calcext:value-type="float">
            <text:p>0</text:p>
          </table:table-cell>
          <table:table-cell table:formula="of:=[.M30]*[.AD$1] + IF([.M3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166" calcext:value-type="float">
            <text:p>3,1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9" calcext:value-type="float">
            <text:p>0,679</text:p>
          </table:table-cell>
          <table:table-cell office:value-type="float" office:value="0.976" calcext:value-type="float">
            <text:p>0,976</text:p>
          </table:table-cell>
          <table:table-cell table:formula="of:=([.O31]-[.$O$1])^2" office:value-type="float" office:value="0.232501409856" calcext:value-type="float">
            <text:p>0,232501409856</text:p>
          </table:table-cell>
          <table:table-cell/>
          <table:table-cell table:formula="of:=[.A31]*[.R$1] + IF([.A31]=0;0;[.R$2])" office:value-type="float" office:value="0.8354224" calcext:value-type="float">
            <text:p>0,8354224</text:p>
          </table:table-cell>
          <table:table-cell table:formula="of:=[.B31]*[.S$1] + IF([.B31]=0;0;[.S$2])" office:value-type="float" office:value="0" calcext:value-type="float">
            <text:p>0</text:p>
          </table:table-cell>
          <table:table-cell table:formula="of:=[.C31]*[.T$1] + IF([.C31]=0;0;[.T$2])" office:value-type="float" office:value="-0.2481514" calcext:value-type="float">
            <text:p>-0,2481514</text:p>
          </table:table-cell>
          <table:table-cell table:formula="of:=[.D31]*[.U$1] + IF([.D31]=0;0;[.U$2])" office:value-type="float" office:value="0" calcext:value-type="float">
            <text:p>0</text:p>
          </table:table-cell>
          <table:table-cell table:formula="of:=[.E31]*[.V$1] + IF([.E31]=0;0;[.V$2])" office:value-type="float" office:value="0" calcext:value-type="float">
            <text:p>0</text:p>
          </table:table-cell>
          <table:table-cell table:formula="of:=[.F31]*[.W$1] + IF([.F31]=0;0;[.W$2])" office:value-type="float" office:value="0" calcext:value-type="float">
            <text:p>0</text:p>
          </table:table-cell>
          <table:table-cell table:formula="of:=[.G31]*[.X$1] + IF([.G31]=0;0;[.X$2])" office:value-type="float" office:value="0" calcext:value-type="float">
            <text:p>0</text:p>
          </table:table-cell>
          <table:table-cell table:formula="of:=[.H31]*[.Y$1] + IF([.H31]=0;0;[.Y$2])" office:value-type="float" office:value="0" calcext:value-type="float">
            <text:p>0</text:p>
          </table:table-cell>
          <table:table-cell table:formula="of:=[.I31]*[.Z$1] + IF([.I31]=0;0;[.Z$2])" office:value-type="float" office:value="0" calcext:value-type="float">
            <text:p>0</text:p>
          </table:table-cell>
          <table:table-cell table:formula="of:=[.J31]*[.AA$1] + IF([.J31]=0;0;[.AA$2])" office:value-type="float" office:value="0" calcext:value-type="float">
            <text:p>0</text:p>
          </table:table-cell>
          <table:table-cell table:formula="of:=[.K31]*[.AB$1] + IF([.K31]=0;0;[.AB$2])" office:value-type="float" office:value="0" calcext:value-type="float">
            <text:p>0</text:p>
          </table:table-cell>
          <table:table-cell table:formula="of:=[.L31]*[.AC$1] + IF([.L31]=0;0;[.AC$2])" office:value-type="float" office:value="0" calcext:value-type="float">
            <text:p>0</text:p>
          </table:table-cell>
          <table:table-cell table:formula="of:=[.M31]*[.AD$1] + IF([.M3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683" calcext:value-type="float">
            <text:p>2,86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06" calcext:value-type="float">
            <text:p>0,8806</text:p>
          </table:table-cell>
          <table:table-cell office:value-type="float" office:value="1.6145" calcext:value-type="float">
            <text:p>1,6145</text:p>
          </table:table-cell>
          <table:table-cell table:formula="of:=([.O32]-[.$O$1])^2" office:value-type="float" office:value="0.024434691856" calcext:value-type="float">
            <text:p>0,024434691856</text:p>
          </table:table-cell>
          <table:table-cell/>
          <table:table-cell table:formula="of:=[.A32]*[.R$1] + IF([.A32]=0;0;[.R$2])" office:value-type="float" office:value="0.7807612" calcext:value-type="float">
            <text:p>0,7807612</text:p>
          </table:table-cell>
          <table:table-cell table:formula="of:=[.B32]*[.S$1] + IF([.B32]=0;0;[.S$2])" office:value-type="float" office:value="0" calcext:value-type="float">
            <text:p>0</text:p>
          </table:table-cell>
          <table:table-cell table:formula="of:=[.C32]*[.T$1] + IF([.C32]=0;0;[.T$2])" office:value-type="float" office:value="-0.24877657" calcext:value-type="float">
            <text:p>-0,24877657</text:p>
          </table:table-cell>
          <table:table-cell table:formula="of:=[.D32]*[.U$1] + IF([.D32]=0;0;[.U$2])" office:value-type="float" office:value="0" calcext:value-type="float">
            <text:p>0</text:p>
          </table:table-cell>
          <table:table-cell table:formula="of:=[.E32]*[.V$1] + IF([.E32]=0;0;[.V$2])" office:value-type="float" office:value="0" calcext:value-type="float">
            <text:p>0</text:p>
          </table:table-cell>
          <table:table-cell table:formula="of:=[.F32]*[.W$1] + IF([.F32]=0;0;[.W$2])" office:value-type="float" office:value="0" calcext:value-type="float">
            <text:p>0</text:p>
          </table:table-cell>
          <table:table-cell table:formula="of:=[.G32]*[.X$1] + IF([.G32]=0;0;[.X$2])" office:value-type="float" office:value="0" calcext:value-type="float">
            <text:p>0</text:p>
          </table:table-cell>
          <table:table-cell table:formula="of:=[.H32]*[.Y$1] + IF([.H32]=0;0;[.Y$2])" office:value-type="float" office:value="0" calcext:value-type="float">
            <text:p>0</text:p>
          </table:table-cell>
          <table:table-cell table:formula="of:=[.I32]*[.Z$1] + IF([.I32]=0;0;[.Z$2])" office:value-type="float" office:value="0" calcext:value-type="float">
            <text:p>0</text:p>
          </table:table-cell>
          <table:table-cell table:formula="of:=[.J32]*[.AA$1] + IF([.J32]=0;0;[.AA$2])" office:value-type="float" office:value="0" calcext:value-type="float">
            <text:p>0</text:p>
          </table:table-cell>
          <table:table-cell table:formula="of:=[.K32]*[.AB$1] + IF([.K32]=0;0;[.AB$2])" office:value-type="float" office:value="0" calcext:value-type="float">
            <text:p>0</text:p>
          </table:table-cell>
          <table:table-cell table:formula="of:=[.L32]*[.AC$1] + IF([.L32]=0;0;[.AC$2])" office:value-type="float" office:value="0" calcext:value-type="float">
            <text:p>0</text:p>
          </table:table-cell>
          <table:table-cell table:formula="of:=[.M32]*[.AD$1] + IF([.M3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3443" calcext:value-type="float">
            <text:p>4,34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2" calcext:value-type="float">
            <text:p>0,7512</text:p>
          </table:table-cell>
          <table:table-cell office:value-type="float" office:value="1.0799" calcext:value-type="float">
            <text:p>1,0799</text:p>
          </table:table-cell>
          <table:table-cell table:formula="of:=([.O33]-[.$O$1])^2" office:value-type="float" office:value="0.143098784656" calcext:value-type="float">
            <text:p>0,143098784656</text:p>
          </table:table-cell>
          <table:table-cell/>
          <table:table-cell table:formula="of:=[.A33]*[.R$1] + IF([.A33]=0;0;[.R$2])" office:value-type="float" office:value="0.6167776" calcext:value-type="float">
            <text:p>0,6167776</text:p>
          </table:table-cell>
          <table:table-cell table:formula="of:=[.B33]*[.S$1] + IF([.B33]=0;0;[.S$2])" office:value-type="float" office:value="0" calcext:value-type="float">
            <text:p>0</text:p>
          </table:table-cell>
          <table:table-cell table:formula="of:=[.C33]*[.T$1] + IF([.C33]=0;0;[.T$2])" office:value-type="float" office:value="-0.24567697" calcext:value-type="float">
            <text:p>-0,24567697</text:p>
          </table:table-cell>
          <table:table-cell table:formula="of:=[.D33]*[.U$1] + IF([.D33]=0;0;[.U$2])" office:value-type="float" office:value="0" calcext:value-type="float">
            <text:p>0</text:p>
          </table:table-cell>
          <table:table-cell table:formula="of:=[.E33]*[.V$1] + IF([.E33]=0;0;[.V$2])" office:value-type="float" office:value="0" calcext:value-type="float">
            <text:p>0</text:p>
          </table:table-cell>
          <table:table-cell table:formula="of:=[.F33]*[.W$1] + IF([.F33]=0;0;[.W$2])" office:value-type="float" office:value="0" calcext:value-type="float">
            <text:p>0</text:p>
          </table:table-cell>
          <table:table-cell table:formula="of:=[.G33]*[.X$1] + IF([.G33]=0;0;[.X$2])" office:value-type="float" office:value="0" calcext:value-type="float">
            <text:p>0</text:p>
          </table:table-cell>
          <table:table-cell table:formula="of:=[.H33]*[.Y$1] + IF([.H33]=0;0;[.Y$2])" office:value-type="float" office:value="0" calcext:value-type="float">
            <text:p>0</text:p>
          </table:table-cell>
          <table:table-cell table:formula="of:=[.I33]*[.Z$1] + IF([.I33]=0;0;[.Z$2])" office:value-type="float" office:value="0" calcext:value-type="float">
            <text:p>0</text:p>
          </table:table-cell>
          <table:table-cell table:formula="of:=[.J33]*[.AA$1] + IF([.J33]=0;0;[.AA$2])" office:value-type="float" office:value="0" calcext:value-type="float">
            <text:p>0</text:p>
          </table:table-cell>
          <table:table-cell table:formula="of:=[.K33]*[.AB$1] + IF([.K33]=0;0;[.AB$2])" office:value-type="float" office:value="0" calcext:value-type="float">
            <text:p>0</text:p>
          </table:table-cell>
          <table:table-cell table:formula="of:=[.L33]*[.AC$1] + IF([.L33]=0;0;[.AC$2])" office:value-type="float" office:value="0" calcext:value-type="float">
            <text:p>0</text:p>
          </table:table-cell>
          <table:table-cell table:formula="of:=[.M33]*[.AD$1] + IF([.M3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1235" calcext:value-type="float">
            <text:p>5,12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96" calcext:value-type="float">
            <text:p>0,6896</text:p>
          </table:table-cell>
          <table:table-cell office:value-type="float" office:value="0.9482" calcext:value-type="float">
            <text:p>0,9482</text:p>
          </table:table-cell>
          <table:table-cell table:formula="of:=([.O34]-[.$O$1])^2" office:value-type="float" office:value="0.260083680256" calcext:value-type="float">
            <text:p>0,260083680256</text:p>
          </table:table-cell>
          <table:table-cell/>
          <table:table-cell table:formula="of:=[.A34]*[.R$1] + IF([.A34]=0;0;[.R$2])" office:value-type="float" office:value="0.7261" calcext:value-type="float">
            <text:p>0,7261</text:p>
          </table:table-cell>
          <table:table-cell table:formula="of:=[.B34]*[.S$1] + IF([.B34]=0;0;[.S$2])" office:value-type="float" office:value="0" calcext:value-type="float">
            <text:p>0</text:p>
          </table:table-cell>
          <table:table-cell table:formula="of:=[.C34]*[.T$1] + IF([.C34]=0;0;[.T$2])" office:value-type="float" office:value="-0.24404065" calcext:value-type="float">
            <text:p>-0,24404065</text:p>
          </table:table-cell>
          <table:table-cell table:formula="of:=[.D34]*[.U$1] + IF([.D34]=0;0;[.U$2])" office:value-type="float" office:value="0" calcext:value-type="float">
            <text:p>0</text:p>
          </table:table-cell>
          <table:table-cell table:formula="of:=[.E34]*[.V$1] + IF([.E34]=0;0;[.V$2])" office:value-type="float" office:value="0" calcext:value-type="float">
            <text:p>0</text:p>
          </table:table-cell>
          <table:table-cell table:formula="of:=[.F34]*[.W$1] + IF([.F34]=0;0;[.W$2])" office:value-type="float" office:value="0" calcext:value-type="float">
            <text:p>0</text:p>
          </table:table-cell>
          <table:table-cell table:formula="of:=[.G34]*[.X$1] + IF([.G34]=0;0;[.X$2])" office:value-type="float" office:value="0" calcext:value-type="float">
            <text:p>0</text:p>
          </table:table-cell>
          <table:table-cell table:formula="of:=[.H34]*[.Y$1] + IF([.H34]=0;0;[.Y$2])" office:value-type="float" office:value="0" calcext:value-type="float">
            <text:p>0</text:p>
          </table:table-cell>
          <table:table-cell table:formula="of:=[.I34]*[.Z$1] + IF([.I34]=0;0;[.Z$2])" office:value-type="float" office:value="0" calcext:value-type="float">
            <text:p>0</text:p>
          </table:table-cell>
          <table:table-cell table:formula="of:=[.J34]*[.AA$1] + IF([.J34]=0;0;[.AA$2])" office:value-type="float" office:value="0" calcext:value-type="float">
            <text:p>0</text:p>
          </table:table-cell>
          <table:table-cell table:formula="of:=[.K34]*[.AB$1] + IF([.K34]=0;0;[.AB$2])" office:value-type="float" office:value="0" calcext:value-type="float">
            <text:p>0</text:p>
          </table:table-cell>
          <table:table-cell table:formula="of:=[.L34]*[.AC$1] + IF([.L34]=0;0;[.AC$2])" office:value-type="float" office:value="0" calcext:value-type="float">
            <text:p>0</text:p>
          </table:table-cell>
          <table:table-cell table:formula="of:=[.M34]*[.AD$1] + IF([.M3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1276" calcext:value-type="float">
            <text:p>2,1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05" calcext:value-type="float">
            <text:p>0,6305</text:p>
          </table:table-cell>
          <table:table-cell office:value-type="float" office:value="1.0691" calcext:value-type="float">
            <text:p>1,0691</text:p>
          </table:table-cell>
          <table:table-cell table:formula="of:=([.O35]-[.$O$1])^2" office:value-type="float" office:value="0.151386359056" calcext:value-type="float">
            <text:p>0,151386359056</text:p>
          </table:table-cell>
          <table:table-cell/>
          <table:table-cell table:formula="of:=[.A35]*[.R$1] + IF([.A35]=0;0;[.R$2])" office:value-type="float" office:value="0.7807612" calcext:value-type="float">
            <text:p>0,7807612</text:p>
          </table:table-cell>
          <table:table-cell table:formula="of:=[.B35]*[.S$1] + IF([.B35]=0;0;[.S$2])" office:value-type="float" office:value="0" calcext:value-type="float">
            <text:p>0</text:p>
          </table:table-cell>
          <table:table-cell table:formula="of:=[.C35]*[.T$1] + IF([.C35]=0;0;[.T$2])" office:value-type="float" office:value="-0.25033204" calcext:value-type="float">
            <text:p>-0,25033204</text:p>
          </table:table-cell>
          <table:table-cell table:formula="of:=[.D35]*[.U$1] + IF([.D35]=0;0;[.U$2])" office:value-type="float" office:value="0" calcext:value-type="float">
            <text:p>0</text:p>
          </table:table-cell>
          <table:table-cell table:formula="of:=[.E35]*[.V$1] + IF([.E35]=0;0;[.V$2])" office:value-type="float" office:value="0" calcext:value-type="float">
            <text:p>0</text:p>
          </table:table-cell>
          <table:table-cell table:formula="of:=[.F35]*[.W$1] + IF([.F35]=0;0;[.W$2])" office:value-type="float" office:value="0" calcext:value-type="float">
            <text:p>0</text:p>
          </table:table-cell>
          <table:table-cell table:formula="of:=[.G35]*[.X$1] + IF([.G35]=0;0;[.X$2])" office:value-type="float" office:value="0" calcext:value-type="float">
            <text:p>0</text:p>
          </table:table-cell>
          <table:table-cell table:formula="of:=[.H35]*[.Y$1] + IF([.H35]=0;0;[.Y$2])" office:value-type="float" office:value="0" calcext:value-type="float">
            <text:p>0</text:p>
          </table:table-cell>
          <table:table-cell table:formula="of:=[.I35]*[.Z$1] + IF([.I35]=0;0;[.Z$2])" office:value-type="float" office:value="0" calcext:value-type="float">
            <text:p>0</text:p>
          </table:table-cell>
          <table:table-cell table:formula="of:=[.J35]*[.AA$1] + IF([.J35]=0;0;[.AA$2])" office:value-type="float" office:value="0" calcext:value-type="float">
            <text:p>0</text:p>
          </table:table-cell>
          <table:table-cell table:formula="of:=[.K35]*[.AB$1] + IF([.K35]=0;0;[.AB$2])" office:value-type="float" office:value="0" calcext:value-type="float">
            <text:p>0</text:p>
          </table:table-cell>
          <table:table-cell table:formula="of:=[.L35]*[.AC$1] + IF([.L35]=0;0;[.AC$2])" office:value-type="float" office:value="0" calcext:value-type="float">
            <text:p>0</text:p>
          </table:table-cell>
          <table:table-cell table:formula="of:=[.M35]*[.AD$1] + IF([.M3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203" calcext:value-type="float">
            <text:p>3,8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85" calcext:value-type="float">
            <text:p>0,7785</text:p>
          </table:table-cell>
          <table:table-cell office:value-type="float" office:value="1.2789" calcext:value-type="float">
            <text:p>1,2789</text:p>
          </table:table-cell>
          <table:table-cell table:formula="of:=([.O36]-[.$O$1])^2" office:value-type="float" office:value="0.032142752656" calcext:value-type="float">
            <text:p>0,032142752656</text:p>
          </table:table-cell>
          <table:table-cell/>
          <table:table-cell table:formula="of:=[.A36]*[.R$1] + IF([.A36]=0;0;[.R$2])" office:value-type="float" office:value="0.6714388" calcext:value-type="float">
            <text:p>0,6714388</text:p>
          </table:table-cell>
          <table:table-cell table:formula="of:=[.B36]*[.S$1] + IF([.B36]=0;0;[.S$2])" office:value-type="float" office:value="0" calcext:value-type="float">
            <text:p>0</text:p>
          </table:table-cell>
          <table:table-cell table:formula="of:=[.C36]*[.T$1] + IF([.C36]=0;0;[.T$2])" office:value-type="float" office:value="-0.24677737" calcext:value-type="float">
            <text:p>-0,24677737</text:p>
          </table:table-cell>
          <table:table-cell table:formula="of:=[.D36]*[.U$1] + IF([.D36]=0;0;[.U$2])" office:value-type="float" office:value="0" calcext:value-type="float">
            <text:p>0</text:p>
          </table:table-cell>
          <table:table-cell table:formula="of:=[.E36]*[.V$1] + IF([.E36]=0;0;[.V$2])" office:value-type="float" office:value="0" calcext:value-type="float">
            <text:p>0</text:p>
          </table:table-cell>
          <table:table-cell table:formula="of:=[.F36]*[.W$1] + IF([.F36]=0;0;[.W$2])" office:value-type="float" office:value="0" calcext:value-type="float">
            <text:p>0</text:p>
          </table:table-cell>
          <table:table-cell table:formula="of:=[.G36]*[.X$1] + IF([.G36]=0;0;[.X$2])" office:value-type="float" office:value="0" calcext:value-type="float">
            <text:p>0</text:p>
          </table:table-cell>
          <table:table-cell table:formula="of:=[.H36]*[.Y$1] + IF([.H36]=0;0;[.Y$2])" office:value-type="float" office:value="0" calcext:value-type="float">
            <text:p>0</text:p>
          </table:table-cell>
          <table:table-cell table:formula="of:=[.I36]*[.Z$1] + IF([.I36]=0;0;[.Z$2])" office:value-type="float" office:value="0" calcext:value-type="float">
            <text:p>0</text:p>
          </table:table-cell>
          <table:table-cell table:formula="of:=[.J36]*[.AA$1] + IF([.J36]=0;0;[.AA$2])" office:value-type="float" office:value="0" calcext:value-type="float">
            <text:p>0</text:p>
          </table:table-cell>
          <table:table-cell table:formula="of:=[.K36]*[.AB$1] + IF([.K36]=0;0;[.AB$2])" office:value-type="float" office:value="0" calcext:value-type="float">
            <text:p>0</text:p>
          </table:table-cell>
          <table:table-cell table:formula="of:=[.L36]*[.AC$1] + IF([.L36]=0;0;[.AC$2])" office:value-type="float" office:value="0" calcext:value-type="float">
            <text:p>0</text:p>
          </table:table-cell>
          <table:table-cell table:formula="of:=[.M36]*[.AD$1] + IF([.M3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1097" calcext:value-type="float">
            <text:p>2,10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08" calcext:value-type="float">
            <text:p>0,7008</text:p>
          </table:table-cell>
          <table:table-cell office:value-type="float" office:value="1.0011" calcext:value-type="float">
            <text:p>1,0011</text:p>
          </table:table-cell>
          <table:table-cell table:formula="of:=([.O37]-[.$O$1])^2" office:value-type="float" office:value="0.208925783056" calcext:value-type="float">
            <text:p>0,208925783056</text:p>
          </table:table-cell>
          <table:table-cell/>
          <table:table-cell table:formula="of:=[.A37]*[.R$1] + IF([.A37]=0;0;[.R$2])" office:value-type="float" office:value="0.6167776" calcext:value-type="float">
            <text:p>0,6167776</text:p>
          </table:table-cell>
          <table:table-cell table:formula="of:=[.B37]*[.S$1] + IF([.B37]=0;0;[.S$2])" office:value-type="float" office:value="0" calcext:value-type="float">
            <text:p>0</text:p>
          </table:table-cell>
          <table:table-cell table:formula="of:=[.C37]*[.T$1] + IF([.C37]=0;0;[.T$2])" office:value-type="float" office:value="-0.25036963" calcext:value-type="float">
            <text:p>-0,25036963</text:p>
          </table:table-cell>
          <table:table-cell table:formula="of:=[.D37]*[.U$1] + IF([.D37]=0;0;[.U$2])" office:value-type="float" office:value="0" calcext:value-type="float">
            <text:p>0</text:p>
          </table:table-cell>
          <table:table-cell table:formula="of:=[.E37]*[.V$1] + IF([.E37]=0;0;[.V$2])" office:value-type="float" office:value="0" calcext:value-type="float">
            <text:p>0</text:p>
          </table:table-cell>
          <table:table-cell table:formula="of:=[.F37]*[.W$1] + IF([.F37]=0;0;[.W$2])" office:value-type="float" office:value="0" calcext:value-type="float">
            <text:p>0</text:p>
          </table:table-cell>
          <table:table-cell table:formula="of:=[.G37]*[.X$1] + IF([.G37]=0;0;[.X$2])" office:value-type="float" office:value="0" calcext:value-type="float">
            <text:p>0</text:p>
          </table:table-cell>
          <table:table-cell table:formula="of:=[.H37]*[.Y$1] + IF([.H37]=0;0;[.Y$2])" office:value-type="float" office:value="0" calcext:value-type="float">
            <text:p>0</text:p>
          </table:table-cell>
          <table:table-cell table:formula="of:=[.I37]*[.Z$1] + IF([.I37]=0;0;[.Z$2])" office:value-type="float" office:value="0" calcext:value-type="float">
            <text:p>0</text:p>
          </table:table-cell>
          <table:table-cell table:formula="of:=[.J37]*[.AA$1] + IF([.J37]=0;0;[.AA$2])" office:value-type="float" office:value="0" calcext:value-type="float">
            <text:p>0</text:p>
          </table:table-cell>
          <table:table-cell table:formula="of:=[.K37]*[.AB$1] + IF([.K37]=0;0;[.AB$2])" office:value-type="float" office:value="0" calcext:value-type="float">
            <text:p>0</text:p>
          </table:table-cell>
          <table:table-cell table:formula="of:=[.L37]*[.AC$1] + IF([.L37]=0;0;[.AC$2])" office:value-type="float" office:value="0" calcext:value-type="float">
            <text:p>0</text:p>
          </table:table-cell>
          <table:table-cell table:formula="of:=[.M37]*[.AD$1] + IF([.M3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988" calcext:value-type="float">
            <text:p>4,0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97" calcext:value-type="float">
            <text:p>0,8197</text:p>
          </table:table-cell>
          <table:table-cell office:value-type="float" office:value="1.0247" calcext:value-type="float">
            <text:p>1,0247</text:p>
          </table:table-cell>
          <table:table-cell table:formula="of:=([.O38]-[.$O$1])^2" office:value-type="float" office:value="0.187908378256" calcext:value-type="float">
            <text:p>0,187908378256</text:p>
          </table:table-cell>
          <table:table-cell/>
          <table:table-cell table:formula="of:=[.A38]*[.R$1] + IF([.A38]=0;0;[.R$2])" office:value-type="float" office:value="0.6714388" calcext:value-type="float">
            <text:p>0,6714388</text:p>
          </table:table-cell>
          <table:table-cell table:formula="of:=[.B38]*[.S$1] + IF([.B38]=0;0;[.S$2])" office:value-type="float" office:value="0" calcext:value-type="float">
            <text:p>0</text:p>
          </table:table-cell>
          <table:table-cell table:formula="of:=[.C38]*[.T$1] + IF([.C38]=0;0;[.T$2])" office:value-type="float" office:value="-0.24619252" calcext:value-type="float">
            <text:p>-0,24619252</text:p>
          </table:table-cell>
          <table:table-cell table:formula="of:=[.D38]*[.U$1] + IF([.D38]=0;0;[.U$2])" office:value-type="float" office:value="0" calcext:value-type="float">
            <text:p>0</text:p>
          </table:table-cell>
          <table:table-cell table:formula="of:=[.E38]*[.V$1] + IF([.E38]=0;0;[.V$2])" office:value-type="float" office:value="0" calcext:value-type="float">
            <text:p>0</text:p>
          </table:table-cell>
          <table:table-cell table:formula="of:=[.F38]*[.W$1] + IF([.F38]=0;0;[.W$2])" office:value-type="float" office:value="0" calcext:value-type="float">
            <text:p>0</text:p>
          </table:table-cell>
          <table:table-cell table:formula="of:=[.G38]*[.X$1] + IF([.G38]=0;0;[.X$2])" office:value-type="float" office:value="0" calcext:value-type="float">
            <text:p>0</text:p>
          </table:table-cell>
          <table:table-cell table:formula="of:=[.H38]*[.Y$1] + IF([.H38]=0;0;[.Y$2])" office:value-type="float" office:value="0" calcext:value-type="float">
            <text:p>0</text:p>
          </table:table-cell>
          <table:table-cell table:formula="of:=[.I38]*[.Z$1] + IF([.I38]=0;0;[.Z$2])" office:value-type="float" office:value="0" calcext:value-type="float">
            <text:p>0</text:p>
          </table:table-cell>
          <table:table-cell table:formula="of:=[.J38]*[.AA$1] + IF([.J38]=0;0;[.AA$2])" office:value-type="float" office:value="0" calcext:value-type="float">
            <text:p>0</text:p>
          </table:table-cell>
          <table:table-cell table:formula="of:=[.K38]*[.AB$1] + IF([.K38]=0;0;[.AB$2])" office:value-type="float" office:value="0" calcext:value-type="float">
            <text:p>0</text:p>
          </table:table-cell>
          <table:table-cell table:formula="of:=[.L38]*[.AC$1] + IF([.L38]=0;0;[.AC$2])" office:value-type="float" office:value="0" calcext:value-type="float">
            <text:p>0</text:p>
          </table:table-cell>
          <table:table-cell table:formula="of:=[.M38]*[.AD$1] + IF([.M3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54" calcext:value-type="float">
            <text:p>3,4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26" calcext:value-type="float">
            <text:p>0,8226</text:p>
          </table:table-cell>
          <table:table-cell office:value-type="float" office:value="1.2065" calcext:value-type="float">
            <text:p>1,2065</text:p>
          </table:table-cell>
          <table:table-cell table:formula="of:=([.O39]-[.$O$1])^2" office:value-type="float" office:value="0.063344835856" calcext:value-type="float">
            <text:p>0,063344835856</text:p>
          </table:table-cell>
          <table:table-cell/>
          <table:table-cell table:formula="of:=[.A39]*[.R$1] + IF([.A39]=0;0;[.R$2])" office:value-type="float" office:value="0.7261" calcext:value-type="float">
            <text:p>0,7261</text:p>
          </table:table-cell>
          <table:table-cell table:formula="of:=[.B39]*[.S$1] + IF([.B39]=0;0;[.S$2])" office:value-type="float" office:value="0" calcext:value-type="float">
            <text:p>0</text:p>
          </table:table-cell>
          <table:table-cell table:formula="of:=[.C39]*[.T$1] + IF([.C39]=0;0;[.T$2])" office:value-type="float" office:value="-0.2475466" calcext:value-type="float">
            <text:p>-0,2475466</text:p>
          </table:table-cell>
          <table:table-cell table:formula="of:=[.D39]*[.U$1] + IF([.D39]=0;0;[.U$2])" office:value-type="float" office:value="0" calcext:value-type="float">
            <text:p>0</text:p>
          </table:table-cell>
          <table:table-cell table:formula="of:=[.E39]*[.V$1] + IF([.E39]=0;0;[.V$2])" office:value-type="float" office:value="0" calcext:value-type="float">
            <text:p>0</text:p>
          </table:table-cell>
          <table:table-cell table:formula="of:=[.F39]*[.W$1] + IF([.F39]=0;0;[.W$2])" office:value-type="float" office:value="0" calcext:value-type="float">
            <text:p>0</text:p>
          </table:table-cell>
          <table:table-cell table:formula="of:=[.G39]*[.X$1] + IF([.G39]=0;0;[.X$2])" office:value-type="float" office:value="0" calcext:value-type="float">
            <text:p>0</text:p>
          </table:table-cell>
          <table:table-cell table:formula="of:=[.H39]*[.Y$1] + IF([.H39]=0;0;[.Y$2])" office:value-type="float" office:value="0" calcext:value-type="float">
            <text:p>0</text:p>
          </table:table-cell>
          <table:table-cell table:formula="of:=[.I39]*[.Z$1] + IF([.I39]=0;0;[.Z$2])" office:value-type="float" office:value="0" calcext:value-type="float">
            <text:p>0</text:p>
          </table:table-cell>
          <table:table-cell table:formula="of:=[.J39]*[.AA$1] + IF([.J39]=0;0;[.AA$2])" office:value-type="float" office:value="0" calcext:value-type="float">
            <text:p>0</text:p>
          </table:table-cell>
          <table:table-cell table:formula="of:=[.K39]*[.AB$1] + IF([.K39]=0;0;[.AB$2])" office:value-type="float" office:value="0" calcext:value-type="float">
            <text:p>0</text:p>
          </table:table-cell>
          <table:table-cell table:formula="of:=[.L39]*[.AC$1] + IF([.L39]=0;0;[.AC$2])" office:value-type="float" office:value="0" calcext:value-type="float">
            <text:p>0</text:p>
          </table:table-cell>
          <table:table-cell table:formula="of:=[.M39]*[.AD$1] + IF([.M3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392" calcext:value-type="float">
            <text:p>3,6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7" calcext:value-type="float">
            <text:p>0,8597</text:p>
          </table:table-cell>
          <table:table-cell office:value-type="float" office:value="1.4549" calcext:value-type="float">
            <text:p>1,4549</text:p>
          </table:table-cell>
          <table:table-cell table:formula="of:=([.O40]-[.$O$1])^2" office:value-type="float" office:value="0.000010784655999999" calcext:value-type="float">
            <text:p>1,0784655999999E-05</text:p>
          </table:table-cell>
          <table:table-cell/>
          <table:table-cell table:formula="of:=[.A40]*[.R$1] + IF([.A40]=0;0;[.R$2])" office:value-type="float" office:value="0.6714388" calcext:value-type="float">
            <text:p>0,6714388</text:p>
          </table:table-cell>
          <table:table-cell table:formula="of:=[.B40]*[.S$1] + IF([.B40]=0;0;[.S$2])" office:value-type="float" office:value="0" calcext:value-type="float">
            <text:p>0</text:p>
          </table:table-cell>
          <table:table-cell table:formula="of:=[.C40]*[.T$1] + IF([.C40]=0;0;[.T$2])" office:value-type="float" office:value="-0.24715768" calcext:value-type="float">
            <text:p>-0,24715768</text:p>
          </table:table-cell>
          <table:table-cell table:formula="of:=[.D40]*[.U$1] + IF([.D40]=0;0;[.U$2])" office:value-type="float" office:value="0" calcext:value-type="float">
            <text:p>0</text:p>
          </table:table-cell>
          <table:table-cell table:formula="of:=[.E40]*[.V$1] + IF([.E40]=0;0;[.V$2])" office:value-type="float" office:value="0" calcext:value-type="float">
            <text:p>0</text:p>
          </table:table-cell>
          <table:table-cell table:formula="of:=[.F40]*[.W$1] + IF([.F40]=0;0;[.W$2])" office:value-type="float" office:value="0" calcext:value-type="float">
            <text:p>0</text:p>
          </table:table-cell>
          <table:table-cell table:formula="of:=[.G40]*[.X$1] + IF([.G40]=0;0;[.X$2])" office:value-type="float" office:value="0" calcext:value-type="float">
            <text:p>0</text:p>
          </table:table-cell>
          <table:table-cell table:formula="of:=[.H40]*[.Y$1] + IF([.H40]=0;0;[.Y$2])" office:value-type="float" office:value="0" calcext:value-type="float">
            <text:p>0</text:p>
          </table:table-cell>
          <table:table-cell table:formula="of:=[.I40]*[.Z$1] + IF([.I40]=0;0;[.Z$2])" office:value-type="float" office:value="0" calcext:value-type="float">
            <text:p>0</text:p>
          </table:table-cell>
          <table:table-cell table:formula="of:=[.J40]*[.AA$1] + IF([.J40]=0;0;[.AA$2])" office:value-type="float" office:value="0" calcext:value-type="float">
            <text:p>0</text:p>
          </table:table-cell>
          <table:table-cell table:formula="of:=[.K40]*[.AB$1] + IF([.K40]=0;0;[.AB$2])" office:value-type="float" office:value="0" calcext:value-type="float">
            <text:p>0</text:p>
          </table:table-cell>
          <table:table-cell table:formula="of:=[.L40]*[.AC$1] + IF([.L40]=0;0;[.AC$2])" office:value-type="float" office:value="0" calcext:value-type="float">
            <text:p>0</text:p>
          </table:table-cell>
          <table:table-cell table:formula="of:=[.M40]*[.AD$1] + IF([.M4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6145" calcext:value-type="float">
            <text:p>4,61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48" calcext:value-type="float">
            <text:p>0,6848</text:p>
          </table:table-cell>
          <table:table-cell office:value-type="float" office:value="1.0535" calcext:value-type="float">
            <text:p>1,0535</text:p>
          </table:table-cell>
          <table:table-cell table:formula="of:=([.O41]-[.$O$1])^2" office:value-type="float" office:value="0.163769139856" calcext:value-type="float">
            <text:p>0,163769139856</text:p>
          </table:table-cell>
          <table:table-cell/>
          <table:table-cell table:formula="of:=[.A41]*[.R$1] + IF([.A41]=0;0;[.R$2])" office:value-type="float" office:value="0.7807612" calcext:value-type="float">
            <text:p>0,7807612</text:p>
          </table:table-cell>
          <table:table-cell table:formula="of:=[.B41]*[.S$1] + IF([.B41]=0;0;[.S$2])" office:value-type="float" office:value="0" calcext:value-type="float">
            <text:p>0</text:p>
          </table:table-cell>
          <table:table-cell table:formula="of:=[.C41]*[.T$1] + IF([.C41]=0;0;[.T$2])" office:value-type="float" office:value="-0.24510955" calcext:value-type="float">
            <text:p>-0,24510955</text:p>
          </table:table-cell>
          <table:table-cell table:formula="of:=[.D41]*[.U$1] + IF([.D41]=0;0;[.U$2])" office:value-type="float" office:value="0" calcext:value-type="float">
            <text:p>0</text:p>
          </table:table-cell>
          <table:table-cell table:formula="of:=[.E41]*[.V$1] + IF([.E41]=0;0;[.V$2])" office:value-type="float" office:value="0" calcext:value-type="float">
            <text:p>0</text:p>
          </table:table-cell>
          <table:table-cell table:formula="of:=[.F41]*[.W$1] + IF([.F41]=0;0;[.W$2])" office:value-type="float" office:value="0" calcext:value-type="float">
            <text:p>0</text:p>
          </table:table-cell>
          <table:table-cell table:formula="of:=[.G41]*[.X$1] + IF([.G41]=0;0;[.X$2])" office:value-type="float" office:value="0" calcext:value-type="float">
            <text:p>0</text:p>
          </table:table-cell>
          <table:table-cell table:formula="of:=[.H41]*[.Y$1] + IF([.H41]=0;0;[.Y$2])" office:value-type="float" office:value="0" calcext:value-type="float">
            <text:p>0</text:p>
          </table:table-cell>
          <table:table-cell table:formula="of:=[.I41]*[.Z$1] + IF([.I41]=0;0;[.Z$2])" office:value-type="float" office:value="0" calcext:value-type="float">
            <text:p>0</text:p>
          </table:table-cell>
          <table:table-cell table:formula="of:=[.J41]*[.AA$1] + IF([.J41]=0;0;[.AA$2])" office:value-type="float" office:value="0" calcext:value-type="float">
            <text:p>0</text:p>
          </table:table-cell>
          <table:table-cell table:formula="of:=[.K41]*[.AB$1] + IF([.K41]=0;0;[.AB$2])" office:value-type="float" office:value="0" calcext:value-type="float">
            <text:p>0</text:p>
          </table:table-cell>
          <table:table-cell table:formula="of:=[.L41]*[.AC$1] + IF([.L41]=0;0;[.AC$2])" office:value-type="float" office:value="0" calcext:value-type="float">
            <text:p>0</text:p>
          </table:table-cell>
          <table:table-cell table:formula="of:=[.M41]*[.AD$1] + IF([.M4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06" calcext:value-type="float">
            <text:p>3,4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06" calcext:value-type="float">
            <text:p>0,8206</text:p>
          </table:table-cell>
          <table:table-cell office:value-type="float" office:value="1.7585" calcext:value-type="float">
            <text:p>1,7585</text:p>
          </table:table-cell>
          <table:table-cell table:formula="of:=([.O42]-[.$O$1])^2" office:value-type="float" office:value="0.090189699856" calcext:value-type="float">
            <text:p>0,090189699856</text:p>
          </table:table-cell>
          <table:table-cell/>
          <table:table-cell table:formula="of:=[.A42]*[.R$1] + IF([.A42]=0;0;[.R$2])" office:value-type="float" office:value="0.6714388" calcext:value-type="float">
            <text:p>0,6714388</text:p>
          </table:table-cell>
          <table:table-cell table:formula="of:=[.B42]*[.S$1] + IF([.B42]=0;0;[.S$2])" office:value-type="float" office:value="0" calcext:value-type="float">
            <text:p>0</text:p>
          </table:table-cell>
          <table:table-cell table:formula="of:=[.C42]*[.T$1] + IF([.C42]=0;0;[.T$2])" office:value-type="float" office:value="-0.2476474" calcext:value-type="float">
            <text:p>-0,2476474</text:p>
          </table:table-cell>
          <table:table-cell table:formula="of:=[.D42]*[.U$1] + IF([.D42]=0;0;[.U$2])" office:value-type="float" office:value="0" calcext:value-type="float">
            <text:p>0</text:p>
          </table:table-cell>
          <table:table-cell table:formula="of:=[.E42]*[.V$1] + IF([.E42]=0;0;[.V$2])" office:value-type="float" office:value="0" calcext:value-type="float">
            <text:p>0</text:p>
          </table:table-cell>
          <table:table-cell table:formula="of:=[.F42]*[.W$1] + IF([.F42]=0;0;[.W$2])" office:value-type="float" office:value="0" calcext:value-type="float">
            <text:p>0</text:p>
          </table:table-cell>
          <table:table-cell table:formula="of:=[.G42]*[.X$1] + IF([.G42]=0;0;[.X$2])" office:value-type="float" office:value="0" calcext:value-type="float">
            <text:p>0</text:p>
          </table:table-cell>
          <table:table-cell table:formula="of:=[.H42]*[.Y$1] + IF([.H42]=0;0;[.Y$2])" office:value-type="float" office:value="0" calcext:value-type="float">
            <text:p>0</text:p>
          </table:table-cell>
          <table:table-cell table:formula="of:=[.I42]*[.Z$1] + IF([.I42]=0;0;[.Z$2])" office:value-type="float" office:value="0" calcext:value-type="float">
            <text:p>0</text:p>
          </table:table-cell>
          <table:table-cell table:formula="of:=[.J42]*[.AA$1] + IF([.J42]=0;0;[.AA$2])" office:value-type="float" office:value="0" calcext:value-type="float">
            <text:p>0</text:p>
          </table:table-cell>
          <table:table-cell table:formula="of:=[.K42]*[.AB$1] + IF([.K42]=0;0;[.AB$2])" office:value-type="float" office:value="0" calcext:value-type="float">
            <text:p>0</text:p>
          </table:table-cell>
          <table:table-cell table:formula="of:=[.L42]*[.AC$1] + IF([.L42]=0;0;[.AC$2])" office:value-type="float" office:value="0" calcext:value-type="float">
            <text:p>0</text:p>
          </table:table-cell>
          <table:table-cell table:formula="of:=[.M42]*[.AD$1] + IF([.M4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4.3717" calcext:value-type="float">
            <text:p>4,3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1.4113" calcext:value-type="float">
            <text:p>1,4113</text:p>
          </table:table-cell>
          <table:table-cell table:formula="of:=([.O43]-[.$O$1])^2" office:value-type="float" office:value="0.00219810945599999" calcext:value-type="float">
            <text:p>0,00219810945599999</text:p>
          </table:table-cell>
          <table:table-cell/>
          <table:table-cell table:formula="of:=[.A43]*[.R$1] + IF([.A43]=0;0;[.R$2])" office:value-type="float" office:value="0.5620918" calcext:value-type="float">
            <text:p>0,5620918</text:p>
          </table:table-cell>
          <table:table-cell table:formula="of:=[.B43]*[.S$1] + IF([.B43]=0;0;[.S$2])" office:value-type="float" office:value="0" calcext:value-type="float">
            <text:p>0</text:p>
          </table:table-cell>
          <table:table-cell table:formula="of:=[.C43]*[.T$1] + IF([.C43]=0;0;[.T$2])" office:value-type="float" office:value="-0.24561943" calcext:value-type="float">
            <text:p>-0,24561943</text:p>
          </table:table-cell>
          <table:table-cell table:formula="of:=[.D43]*[.U$1] + IF([.D43]=0;0;[.U$2])" office:value-type="float" office:value="0" calcext:value-type="float">
            <text:p>0</text:p>
          </table:table-cell>
          <table:table-cell table:formula="of:=[.E43]*[.V$1] + IF([.E43]=0;0;[.V$2])" office:value-type="float" office:value="0" calcext:value-type="float">
            <text:p>0</text:p>
          </table:table-cell>
          <table:table-cell table:formula="of:=[.F43]*[.W$1] + IF([.F43]=0;0;[.W$2])" office:value-type="float" office:value="0" calcext:value-type="float">
            <text:p>0</text:p>
          </table:table-cell>
          <table:table-cell table:formula="of:=[.G43]*[.X$1] + IF([.G43]=0;0;[.X$2])" office:value-type="float" office:value="0" calcext:value-type="float">
            <text:p>0</text:p>
          </table:table-cell>
          <table:table-cell table:formula="of:=[.H43]*[.Y$1] + IF([.H43]=0;0;[.Y$2])" office:value-type="float" office:value="0" calcext:value-type="float">
            <text:p>0</text:p>
          </table:table-cell>
          <table:table-cell table:formula="of:=[.I43]*[.Z$1] + IF([.I43]=0;0;[.Z$2])" office:value-type="float" office:value="0" calcext:value-type="float">
            <text:p>0</text:p>
          </table:table-cell>
          <table:table-cell table:formula="of:=[.J43]*[.AA$1] + IF([.J43]=0;0;[.AA$2])" office:value-type="float" office:value="0" calcext:value-type="float">
            <text:p>0</text:p>
          </table:table-cell>
          <table:table-cell table:formula="of:=[.K43]*[.AB$1] + IF([.K43]=0;0;[.AB$2])" office:value-type="float" office:value="0" calcext:value-type="float">
            <text:p>0</text:p>
          </table:table-cell>
          <table:table-cell table:formula="of:=[.L43]*[.AC$1] + IF([.L43]=0;0;[.AC$2])" office:value-type="float" office:value="0" calcext:value-type="float">
            <text:p>0</text:p>
          </table:table-cell>
          <table:table-cell table:formula="of:=[.M43]*[.AD$1] + IF([.M4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2689" calcext:value-type="float">
            <text:p>6,26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53" calcext:value-type="float">
            <text:p>0,7853</text:p>
          </table:table-cell>
          <table:table-cell office:value-type="float" office:value="1.234" calcext:value-type="float">
            <text:p>1,234</text:p>
          </table:table-cell>
          <table:table-cell table:formula="of:=([.O44]-[.$O$1])^2" office:value-type="float" office:value="0.050258465856" calcext:value-type="float">
            <text:p>0,050258465856</text:p>
          </table:table-cell>
          <table:table-cell/>
          <table:table-cell table:formula="of:=[.A44]*[.R$1] + IF([.A44]=0;0;[.R$2])" office:value-type="float" office:value="0.7261" calcext:value-type="float">
            <text:p>0,7261</text:p>
          </table:table-cell>
          <table:table-cell table:formula="of:=[.B44]*[.S$1] + IF([.B44]=0;0;[.S$2])" office:value-type="float" office:value="0" calcext:value-type="float">
            <text:p>0</text:p>
          </table:table-cell>
          <table:table-cell table:formula="of:=[.C44]*[.T$1] + IF([.C44]=0;0;[.T$2])" office:value-type="float" office:value="-0.24163531" calcext:value-type="float">
            <text:p>-0,24163531</text:p>
          </table:table-cell>
          <table:table-cell table:formula="of:=[.D44]*[.U$1] + IF([.D44]=0;0;[.U$2])" office:value-type="float" office:value="0" calcext:value-type="float">
            <text:p>0</text:p>
          </table:table-cell>
          <table:table-cell table:formula="of:=[.E44]*[.V$1] + IF([.E44]=0;0;[.V$2])" office:value-type="float" office:value="0" calcext:value-type="float">
            <text:p>0</text:p>
          </table:table-cell>
          <table:table-cell table:formula="of:=[.F44]*[.W$1] + IF([.F44]=0;0;[.W$2])" office:value-type="float" office:value="0" calcext:value-type="float">
            <text:p>0</text:p>
          </table:table-cell>
          <table:table-cell table:formula="of:=[.G44]*[.X$1] + IF([.G44]=0;0;[.X$2])" office:value-type="float" office:value="0" calcext:value-type="float">
            <text:p>0</text:p>
          </table:table-cell>
          <table:table-cell table:formula="of:=[.H44]*[.Y$1] + IF([.H44]=0;0;[.Y$2])" office:value-type="float" office:value="0" calcext:value-type="float">
            <text:p>0</text:p>
          </table:table-cell>
          <table:table-cell table:formula="of:=[.I44]*[.Z$1] + IF([.I44]=0;0;[.Z$2])" office:value-type="float" office:value="0" calcext:value-type="float">
            <text:p>0</text:p>
          </table:table-cell>
          <table:table-cell table:formula="of:=[.J44]*[.AA$1] + IF([.J44]=0;0;[.AA$2])" office:value-type="float" office:value="0" calcext:value-type="float">
            <text:p>0</text:p>
          </table:table-cell>
          <table:table-cell table:formula="of:=[.K44]*[.AB$1] + IF([.K44]=0;0;[.AB$2])" office:value-type="float" office:value="0" calcext:value-type="float">
            <text:p>0</text:p>
          </table:table-cell>
          <table:table-cell table:formula="of:=[.L44]*[.AC$1] + IF([.L44]=0;0;[.AC$2])" office:value-type="float" office:value="0" calcext:value-type="float">
            <text:p>0</text:p>
          </table:table-cell>
          <table:table-cell table:formula="of:=[.M44]*[.AD$1] + IF([.M4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5898" calcext:value-type="float">
            <text:p>2,58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13" calcext:value-type="float">
            <text:p>0,6313</text:p>
          </table:table-cell>
          <table:table-cell office:value-type="float" office:value="0.9995" calcext:value-type="float">
            <text:p>0,9995</text:p>
          </table:table-cell>
          <table:table-cell table:formula="of:=([.O45]-[.$O$1])^2" office:value-type="float" office:value="0.210391011856" calcext:value-type="float">
            <text:p>0,210391011856</text:p>
          </table:table-cell>
          <table:table-cell/>
          <table:table-cell table:formula="of:=[.A45]*[.R$1] + IF([.A45]=0;0;[.R$2])" office:value-type="float" office:value="0.8354224" calcext:value-type="float">
            <text:p>0,8354224</text:p>
          </table:table-cell>
          <table:table-cell table:formula="of:=[.B45]*[.S$1] + IF([.B45]=0;0;[.S$2])" office:value-type="float" office:value="0" calcext:value-type="float">
            <text:p>0</text:p>
          </table:table-cell>
          <table:table-cell table:formula="of:=[.C45]*[.T$1] + IF([.C45]=0;0;[.T$2])" office:value-type="float" office:value="-0.24936142" calcext:value-type="float">
            <text:p>-0,24936142</text:p>
          </table:table-cell>
          <table:table-cell table:formula="of:=[.D45]*[.U$1] + IF([.D45]=0;0;[.U$2])" office:value-type="float" office:value="0" calcext:value-type="float">
            <text:p>0</text:p>
          </table:table-cell>
          <table:table-cell table:formula="of:=[.E45]*[.V$1] + IF([.E45]=0;0;[.V$2])" office:value-type="float" office:value="0" calcext:value-type="float">
            <text:p>0</text:p>
          </table:table-cell>
          <table:table-cell table:formula="of:=[.F45]*[.W$1] + IF([.F45]=0;0;[.W$2])" office:value-type="float" office:value="0" calcext:value-type="float">
            <text:p>0</text:p>
          </table:table-cell>
          <table:table-cell table:formula="of:=[.G45]*[.X$1] + IF([.G45]=0;0;[.X$2])" office:value-type="float" office:value="0" calcext:value-type="float">
            <text:p>0</text:p>
          </table:table-cell>
          <table:table-cell table:formula="of:=[.H45]*[.Y$1] + IF([.H45]=0;0;[.Y$2])" office:value-type="float" office:value="0" calcext:value-type="float">
            <text:p>0</text:p>
          </table:table-cell>
          <table:table-cell table:formula="of:=[.I45]*[.Z$1] + IF([.I45]=0;0;[.Z$2])" office:value-type="float" office:value="0" calcext:value-type="float">
            <text:p>0</text:p>
          </table:table-cell>
          <table:table-cell table:formula="of:=[.J45]*[.AA$1] + IF([.J45]=0;0;[.AA$2])" office:value-type="float" office:value="0" calcext:value-type="float">
            <text:p>0</text:p>
          </table:table-cell>
          <table:table-cell table:formula="of:=[.K45]*[.AB$1] + IF([.K45]=0;0;[.AB$2])" office:value-type="float" office:value="0" calcext:value-type="float">
            <text:p>0</text:p>
          </table:table-cell>
          <table:table-cell table:formula="of:=[.L45]*[.AC$1] + IF([.L45]=0;0;[.AC$2])" office:value-type="float" office:value="0" calcext:value-type="float">
            <text:p>0</text:p>
          </table:table-cell>
          <table:table-cell table:formula="of:=[.M45]*[.AD$1] + IF([.M4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043" calcext:value-type="float">
            <text:p>3,10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44" calcext:value-type="float">
            <text:p>1,0044</text:p>
          </table:table-cell>
          <table:table-cell office:value-type="float" office:value="1.925" calcext:value-type="float">
            <text:p>1,925</text:p>
          </table:table-cell>
          <table:table-cell table:formula="of:=([.O46]-[.$O$1])^2" office:value-type="float" office:value="0.217917177856" calcext:value-type="float">
            <text:p>0,217917177856</text:p>
          </table:table-cell>
          <table:table-cell/>
          <table:table-cell table:formula="of:=[.A46]*[.R$1] + IF([.A46]=0;0;[.R$2])" office:value-type="float" office:value="0.6714388" calcext:value-type="float">
            <text:p>0,6714388</text:p>
          </table:table-cell>
          <table:table-cell table:formula="of:=[.B46]*[.S$1] + IF([.B46]=0;0;[.S$2])" office:value-type="float" office:value="0" calcext:value-type="float">
            <text:p>0</text:p>
          </table:table-cell>
          <table:table-cell table:formula="of:=[.C46]*[.T$1] + IF([.C46]=0;0;[.T$2])" office:value-type="float" office:value="-0.24828097" calcext:value-type="float">
            <text:p>-0,24828097</text:p>
          </table:table-cell>
          <table:table-cell table:formula="of:=[.D46]*[.U$1] + IF([.D46]=0;0;[.U$2])" office:value-type="float" office:value="0" calcext:value-type="float">
            <text:p>0</text:p>
          </table:table-cell>
          <table:table-cell table:formula="of:=[.E46]*[.V$1] + IF([.E46]=0;0;[.V$2])" office:value-type="float" office:value="0" calcext:value-type="float">
            <text:p>0</text:p>
          </table:table-cell>
          <table:table-cell table:formula="of:=[.F46]*[.W$1] + IF([.F46]=0;0;[.W$2])" office:value-type="float" office:value="0" calcext:value-type="float">
            <text:p>0</text:p>
          </table:table-cell>
          <table:table-cell table:formula="of:=[.G46]*[.X$1] + IF([.G46]=0;0;[.X$2])" office:value-type="float" office:value="0" calcext:value-type="float">
            <text:p>0</text:p>
          </table:table-cell>
          <table:table-cell table:formula="of:=[.H46]*[.Y$1] + IF([.H46]=0;0;[.Y$2])" office:value-type="float" office:value="0" calcext:value-type="float">
            <text:p>0</text:p>
          </table:table-cell>
          <table:table-cell table:formula="of:=[.I46]*[.Z$1] + IF([.I46]=0;0;[.Z$2])" office:value-type="float" office:value="0" calcext:value-type="float">
            <text:p>0</text:p>
          </table:table-cell>
          <table:table-cell table:formula="of:=[.J46]*[.AA$1] + IF([.J46]=0;0;[.AA$2])" office:value-type="float" office:value="0" calcext:value-type="float">
            <text:p>0</text:p>
          </table:table-cell>
          <table:table-cell table:formula="of:=[.K46]*[.AB$1] + IF([.K46]=0;0;[.AB$2])" office:value-type="float" office:value="0" calcext:value-type="float">
            <text:p>0</text:p>
          </table:table-cell>
          <table:table-cell table:formula="of:=[.L46]*[.AC$1] + IF([.L46]=0;0;[.AC$2])" office:value-type="float" office:value="0" calcext:value-type="float">
            <text:p>0</text:p>
          </table:table-cell>
          <table:table-cell table:formula="of:=[.M46]*[.AD$1] + IF([.M4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746" calcext:value-type="float">
            <text:p>4,47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88" calcext:value-type="float">
            <text:p>1,1488</text:p>
          </table:table-cell>
          <table:table-cell office:value-type="float" office:value="1.8381" calcext:value-type="float">
            <text:p>1,8381</text:p>
          </table:table-cell>
          <table:table-cell table:formula="of:=([.O47]-[.$O$1])^2" office:value-type="float" office:value="0.144336167056" calcext:value-type="float">
            <text:p>0,144336167056</text:p>
          </table:table-cell>
          <table:table-cell/>
          <table:table-cell table:formula="of:=[.A47]*[.R$1] + IF([.A47]=0;0;[.R$2])" office:value-type="float" office:value="0.6714388" calcext:value-type="float">
            <text:p>0,6714388</text:p>
          </table:table-cell>
          <table:table-cell table:formula="of:=[.B47]*[.S$1] + IF([.B47]=0;0;[.S$2])" office:value-type="float" office:value="0" calcext:value-type="float">
            <text:p>0</text:p>
          </table:table-cell>
          <table:table-cell table:formula="of:=[.C47]*[.T$1] + IF([.C47]=0;0;[.T$2])" office:value-type="float" office:value="-0.24540334" calcext:value-type="float">
            <text:p>-0,24540334</text:p>
          </table:table-cell>
          <table:table-cell table:formula="of:=[.D47]*[.U$1] + IF([.D47]=0;0;[.U$2])" office:value-type="float" office:value="0" calcext:value-type="float">
            <text:p>0</text:p>
          </table:table-cell>
          <table:table-cell table:formula="of:=[.E47]*[.V$1] + IF([.E47]=0;0;[.V$2])" office:value-type="float" office:value="0" calcext:value-type="float">
            <text:p>0</text:p>
          </table:table-cell>
          <table:table-cell table:formula="of:=[.F47]*[.W$1] + IF([.F47]=0;0;[.W$2])" office:value-type="float" office:value="0" calcext:value-type="float">
            <text:p>0</text:p>
          </table:table-cell>
          <table:table-cell table:formula="of:=[.G47]*[.X$1] + IF([.G47]=0;0;[.X$2])" office:value-type="float" office:value="0" calcext:value-type="float">
            <text:p>0</text:p>
          </table:table-cell>
          <table:table-cell table:formula="of:=[.H47]*[.Y$1] + IF([.H47]=0;0;[.Y$2])" office:value-type="float" office:value="0" calcext:value-type="float">
            <text:p>0</text:p>
          </table:table-cell>
          <table:table-cell table:formula="of:=[.I47]*[.Z$1] + IF([.I47]=0;0;[.Z$2])" office:value-type="float" office:value="0" calcext:value-type="float">
            <text:p>0</text:p>
          </table:table-cell>
          <table:table-cell table:formula="of:=[.J47]*[.AA$1] + IF([.J47]=0;0;[.AA$2])" office:value-type="float" office:value="0" calcext:value-type="float">
            <text:p>0</text:p>
          </table:table-cell>
          <table:table-cell table:formula="of:=[.K47]*[.AB$1] + IF([.K47]=0;0;[.AB$2])" office:value-type="float" office:value="0" calcext:value-type="float">
            <text:p>0</text:p>
          </table:table-cell>
          <table:table-cell table:formula="of:=[.L47]*[.AC$1] + IF([.L47]=0;0;[.AC$2])" office:value-type="float" office:value="0" calcext:value-type="float">
            <text:p>0</text:p>
          </table:table-cell>
          <table:table-cell table:formula="of:=[.M47]*[.AD$1] + IF([.M4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472" calcext:value-type="float">
            <text:p>3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98" calcext:value-type="float">
            <text:p>0,98</text:p>
          </table:table-cell>
          <table:table-cell table:formula="of:=([.O48]-[.$O$1])^2" office:value-type="float" office:value="0.228659937856" calcext:value-type="float">
            <text:p>0,228659937856</text:p>
          </table:table-cell>
          <table:table-cell/>
          <table:table-cell table:formula="of:=[.A48]*[.R$1] + IF([.A48]=0;0;[.R$2])" office:value-type="float" office:value="0.7807612" calcext:value-type="float">
            <text:p>0,7807612</text:p>
          </table:table-cell>
          <table:table-cell table:formula="of:=[.B48]*[.S$1] + IF([.B48]=0;0;[.S$2])" office:value-type="float" office:value="0" calcext:value-type="float">
            <text:p>0</text:p>
          </table:table-cell>
          <table:table-cell table:formula="of:=[.C48]*[.T$1] + IF([.C48]=0;0;[.T$2])" office:value-type="float" office:value="-0.24756088" calcext:value-type="float">
            <text:p>-0,24756088</text:p>
          </table:table-cell>
          <table:table-cell table:formula="of:=[.D48]*[.U$1] + IF([.D48]=0;0;[.U$2])" office:value-type="float" office:value="0" calcext:value-type="float">
            <text:p>0</text:p>
          </table:table-cell>
          <table:table-cell table:formula="of:=[.E48]*[.V$1] + IF([.E48]=0;0;[.V$2])" office:value-type="float" office:value="0" calcext:value-type="float">
            <text:p>0</text:p>
          </table:table-cell>
          <table:table-cell table:formula="of:=[.F48]*[.W$1] + IF([.F48]=0;0;[.W$2])" office:value-type="float" office:value="0" calcext:value-type="float">
            <text:p>0</text:p>
          </table:table-cell>
          <table:table-cell table:formula="of:=[.G48]*[.X$1] + IF([.G48]=0;0;[.X$2])" office:value-type="float" office:value="0" calcext:value-type="float">
            <text:p>0</text:p>
          </table:table-cell>
          <table:table-cell table:formula="of:=[.H48]*[.Y$1] + IF([.H48]=0;0;[.Y$2])" office:value-type="float" office:value="0" calcext:value-type="float">
            <text:p>0</text:p>
          </table:table-cell>
          <table:table-cell table:formula="of:=[.I48]*[.Z$1] + IF([.I48]=0;0;[.Z$2])" office:value-type="float" office:value="0" calcext:value-type="float">
            <text:p>0</text:p>
          </table:table-cell>
          <table:table-cell table:formula="of:=[.J48]*[.AA$1] + IF([.J48]=0;0;[.AA$2])" office:value-type="float" office:value="0" calcext:value-type="float">
            <text:p>0</text:p>
          </table:table-cell>
          <table:table-cell table:formula="of:=[.K48]*[.AB$1] + IF([.K48]=0;0;[.AB$2])" office:value-type="float" office:value="0" calcext:value-type="float">
            <text:p>0</text:p>
          </table:table-cell>
          <table:table-cell table:formula="of:=[.L48]*[.AC$1] + IF([.L48]=0;0;[.AC$2])" office:value-type="float" office:value="0" calcext:value-type="float">
            <text:p>0</text:p>
          </table:table-cell>
          <table:table-cell table:formula="of:=[.M48]*[.AD$1] + IF([.M4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181" calcext:value-type="float">
            <text:p>3,21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16" calcext:value-type="float">
            <text:p>0,7416</text:p>
          </table:table-cell>
          <table:table-cell office:value-type="float" office:value="1.1778" calcext:value-type="float">
            <text:p>1,1778</text:p>
          </table:table-cell>
          <table:table-cell table:formula="of:=([.O49]-[.$O$1])^2" office:value-type="float" office:value="0.078615187456" calcext:value-type="float">
            <text:p>0,078615187456</text:p>
          </table:table-cell>
          <table:table-cell/>
          <table:table-cell table:formula="of:=[.A49]*[.R$1] + IF([.A49]=0;0;[.R$2])" office:value-type="float" office:value="0.7261" calcext:value-type="float">
            <text:p>0,7261</text:p>
          </table:table-cell>
          <table:table-cell table:formula="of:=[.B49]*[.S$1] + IF([.B49]=0;0;[.S$2])" office:value-type="float" office:value="0" calcext:value-type="float">
            <text:p>0</text:p>
          </table:table-cell>
          <table:table-cell table:formula="of:=[.C49]*[.T$1] + IF([.C49]=0;0;[.T$2])" office:value-type="float" office:value="-0.24804199" calcext:value-type="float">
            <text:p>-0,24804199</text:p>
          </table:table-cell>
          <table:table-cell table:formula="of:=[.D49]*[.U$1] + IF([.D49]=0;0;[.U$2])" office:value-type="float" office:value="0" calcext:value-type="float">
            <text:p>0</text:p>
          </table:table-cell>
          <table:table-cell table:formula="of:=[.E49]*[.V$1] + IF([.E49]=0;0;[.V$2])" office:value-type="float" office:value="0" calcext:value-type="float">
            <text:p>0</text:p>
          </table:table-cell>
          <table:table-cell table:formula="of:=[.F49]*[.W$1] + IF([.F49]=0;0;[.W$2])" office:value-type="float" office:value="0" calcext:value-type="float">
            <text:p>0</text:p>
          </table:table-cell>
          <table:table-cell table:formula="of:=[.G49]*[.X$1] + IF([.G49]=0;0;[.X$2])" office:value-type="float" office:value="0" calcext:value-type="float">
            <text:p>0</text:p>
          </table:table-cell>
          <table:table-cell table:formula="of:=[.H49]*[.Y$1] + IF([.H49]=0;0;[.Y$2])" office:value-type="float" office:value="0" calcext:value-type="float">
            <text:p>0</text:p>
          </table:table-cell>
          <table:table-cell table:formula="of:=[.I49]*[.Z$1] + IF([.I49]=0;0;[.Z$2])" office:value-type="float" office:value="0" calcext:value-type="float">
            <text:p>0</text:p>
          </table:table-cell>
          <table:table-cell table:formula="of:=[.J49]*[.AA$1] + IF([.J49]=0;0;[.AA$2])" office:value-type="float" office:value="0" calcext:value-type="float">
            <text:p>0</text:p>
          </table:table-cell>
          <table:table-cell table:formula="of:=[.K49]*[.AB$1] + IF([.K49]=0;0;[.AB$2])" office:value-type="float" office:value="0" calcext:value-type="float">
            <text:p>0</text:p>
          </table:table-cell>
          <table:table-cell table:formula="of:=[.L49]*[.AC$1] + IF([.L49]=0;0;[.AC$2])" office:value-type="float" office:value="0" calcext:value-type="float">
            <text:p>0</text:p>
          </table:table-cell>
          <table:table-cell table:formula="of:=[.M49]*[.AD$1] + IF([.M4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5473" calcext:value-type="float">
            <text:p>4,54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77" calcext:value-type="float">
            <text:p>0,6777</text:p>
          </table:table-cell>
          <table:table-cell office:value-type="float" office:value="0.8371" calcext:value-type="float">
            <text:p>0,8371</text:p>
          </table:table-cell>
          <table:table-cell table:formula="of:=([.O50]-[.$O$1])^2" office:value-type="float" office:value="0.385745335056" calcext:value-type="float">
            <text:p>0,385745335056</text:p>
          </table:table-cell>
          <table:table-cell/>
          <table:table-cell table:formula="of:=[.A50]*[.R$1] + IF([.A50]=0;0;[.R$2])" office:value-type="float" office:value="0.6167776" calcext:value-type="float">
            <text:p>0,6167776</text:p>
          </table:table-cell>
          <table:table-cell table:formula="of:=[.B50]*[.S$1] + IF([.B50]=0;0;[.S$2])" office:value-type="float" office:value="0" calcext:value-type="float">
            <text:p>0</text:p>
          </table:table-cell>
          <table:table-cell table:formula="of:=[.C50]*[.T$1] + IF([.C50]=0;0;[.T$2])" office:value-type="float" office:value="-0.24525067" calcext:value-type="float">
            <text:p>-0,24525067</text:p>
          </table:table-cell>
          <table:table-cell table:formula="of:=[.D50]*[.U$1] + IF([.D50]=0;0;[.U$2])" office:value-type="float" office:value="0" calcext:value-type="float">
            <text:p>0</text:p>
          </table:table-cell>
          <table:table-cell table:formula="of:=[.E50]*[.V$1] + IF([.E50]=0;0;[.V$2])" office:value-type="float" office:value="0" calcext:value-type="float">
            <text:p>0</text:p>
          </table:table-cell>
          <table:table-cell table:formula="of:=[.F50]*[.W$1] + IF([.F50]=0;0;[.W$2])" office:value-type="float" office:value="0" calcext:value-type="float">
            <text:p>0</text:p>
          </table:table-cell>
          <table:table-cell table:formula="of:=[.G50]*[.X$1] + IF([.G50]=0;0;[.X$2])" office:value-type="float" office:value="0" calcext:value-type="float">
            <text:p>0</text:p>
          </table:table-cell>
          <table:table-cell table:formula="of:=[.H50]*[.Y$1] + IF([.H50]=0;0;[.Y$2])" office:value-type="float" office:value="0" calcext:value-type="float">
            <text:p>0</text:p>
          </table:table-cell>
          <table:table-cell table:formula="of:=[.I50]*[.Z$1] + IF([.I50]=0;0;[.Z$2])" office:value-type="float" office:value="0" calcext:value-type="float">
            <text:p>0</text:p>
          </table:table-cell>
          <table:table-cell table:formula="of:=[.J50]*[.AA$1] + IF([.J50]=0;0;[.AA$2])" office:value-type="float" office:value="0" calcext:value-type="float">
            <text:p>0</text:p>
          </table:table-cell>
          <table:table-cell table:formula="of:=[.K50]*[.AB$1] + IF([.K50]=0;0;[.AB$2])" office:value-type="float" office:value="0" calcext:value-type="float">
            <text:p>0</text:p>
          </table:table-cell>
          <table:table-cell table:formula="of:=[.L50]*[.AC$1] + IF([.L50]=0;0;[.AC$2])" office:value-type="float" office:value="0" calcext:value-type="float">
            <text:p>0</text:p>
          </table:table-cell>
          <table:table-cell table:formula="of:=[.M50]*[.AD$1] + IF([.M5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0357" calcext:value-type="float">
            <text:p>4,03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81" calcext:value-type="float">
            <text:p>0,9081</text:p>
          </table:table-cell>
          <table:table-cell office:value-type="float" office:value="1.6864" calcext:value-type="float">
            <text:p>1,6864</text:p>
          </table:table-cell>
          <table:table-cell table:formula="of:=([.O51]-[.$O$1])^2" office:value-type="float" office:value="0.052082542656" calcext:value-type="float">
            <text:p>0,052082542656</text:p>
          </table:table-cell>
          <table:table-cell/>
          <table:table-cell table:formula="of:=[.A51]*[.R$1] + IF([.A51]=0;0;[.R$2])" office:value-type="float" office:value="0.7807612" calcext:value-type="float">
            <text:p>0,7807612</text:p>
          </table:table-cell>
          <table:table-cell table:formula="of:=[.B51]*[.S$1] + IF([.B51]=0;0;[.S$2])" office:value-type="float" office:value="1.6985" calcext:value-type="float">
            <text:p>1,6985</text:p>
          </table:table-cell>
          <table:table-cell table:formula="of:=[.C51]*[.T$1] + IF([.C51]=0;0;[.T$2])" office:value-type="float" office:value="-0.24632503" calcext:value-type="float">
            <text:p>-0,24632503</text:p>
          </table:table-cell>
          <table:table-cell table:formula="of:=[.D51]*[.U$1] + IF([.D51]=0;0;[.U$2])" office:value-type="float" office:value="0" calcext:value-type="float">
            <text:p>0</text:p>
          </table:table-cell>
          <table:table-cell table:formula="of:=[.E51]*[.V$1] + IF([.E51]=0;0;[.V$2])" office:value-type="float" office:value="0" calcext:value-type="float">
            <text:p>0</text:p>
          </table:table-cell>
          <table:table-cell table:formula="of:=[.F51]*[.W$1] + IF([.F51]=0;0;[.W$2])" office:value-type="float" office:value="0" calcext:value-type="float">
            <text:p>0</text:p>
          </table:table-cell>
          <table:table-cell table:formula="of:=[.G51]*[.X$1] + IF([.G51]=0;0;[.X$2])" office:value-type="float" office:value="0" calcext:value-type="float">
            <text:p>0</text:p>
          </table:table-cell>
          <table:table-cell table:formula="of:=[.H51]*[.Y$1] + IF([.H51]=0;0;[.Y$2])" office:value-type="float" office:value="0" calcext:value-type="float">
            <text:p>0</text:p>
          </table:table-cell>
          <table:table-cell table:formula="of:=[.I51]*[.Z$1] + IF([.I51]=0;0;[.Z$2])" office:value-type="float" office:value="0" calcext:value-type="float">
            <text:p>0</text:p>
          </table:table-cell>
          <table:table-cell table:formula="of:=[.J51]*[.AA$1] + IF([.J51]=0;0;[.AA$2])" office:value-type="float" office:value="0" calcext:value-type="float">
            <text:p>0</text:p>
          </table:table-cell>
          <table:table-cell table:formula="of:=[.K51]*[.AB$1] + IF([.K51]=0;0;[.AB$2])" office:value-type="float" office:value="0" calcext:value-type="float">
            <text:p>0</text:p>
          </table:table-cell>
          <table:table-cell table:formula="of:=[.L51]*[.AC$1] + IF([.L51]=0;0;[.AC$2])" office:value-type="float" office:value="0" calcext:value-type="float">
            <text:p>0</text:p>
          </table:table-cell>
          <table:table-cell table:formula="of:=[.M51]*[.AD$1] + IF([.M5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3937" calcext:value-type="float">
            <text:p>4,39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84" calcext:value-type="float">
            <text:p>0,7984</text:p>
          </table:table-cell>
          <table:table-cell office:value-type="float" office:value="1.0332" calcext:value-type="float">
            <text:p>1,0332</text:p>
          </table:table-cell>
          <table:table-cell table:formula="of:=([.O52]-[.$O$1])^2" office:value-type="float" office:value="0.180611400256" calcext:value-type="float">
            <text:p>0,180611400256</text:p>
          </table:table-cell>
          <table:table-cell/>
          <table:table-cell table:formula="of:=[.A52]*[.R$1] + IF([.A52]=0;0;[.R$2])" office:value-type="float" office:value="0.6714388" calcext:value-type="float">
            <text:p>0,6714388</text:p>
          </table:table-cell>
          <table:table-cell table:formula="of:=[.B52]*[.S$1] + IF([.B52]=0;0;[.S$2])" office:value-type="float" office:value="0" calcext:value-type="float">
            <text:p>0</text:p>
          </table:table-cell>
          <table:table-cell table:formula="of:=[.C52]*[.T$1] + IF([.C52]=0;0;[.T$2])" office:value-type="float" office:value="-0.24557323" calcext:value-type="float">
            <text:p>-0,24557323</text:p>
          </table:table-cell>
          <table:table-cell table:formula="of:=[.D52]*[.U$1] + IF([.D52]=0;0;[.U$2])" office:value-type="float" office:value="0" calcext:value-type="float">
            <text:p>0</text:p>
          </table:table-cell>
          <table:table-cell table:formula="of:=[.E52]*[.V$1] + IF([.E52]=0;0;[.V$2])" office:value-type="float" office:value="0" calcext:value-type="float">
            <text:p>0</text:p>
          </table:table-cell>
          <table:table-cell table:formula="of:=[.F52]*[.W$1] + IF([.F52]=0;0;[.W$2])" office:value-type="float" office:value="0" calcext:value-type="float">
            <text:p>0</text:p>
          </table:table-cell>
          <table:table-cell table:formula="of:=[.G52]*[.X$1] + IF([.G52]=0;0;[.X$2])" office:value-type="float" office:value="0" calcext:value-type="float">
            <text:p>0</text:p>
          </table:table-cell>
          <table:table-cell table:formula="of:=[.H52]*[.Y$1] + IF([.H52]=0;0;[.Y$2])" office:value-type="float" office:value="0" calcext:value-type="float">
            <text:p>0</text:p>
          </table:table-cell>
          <table:table-cell table:formula="of:=[.I52]*[.Z$1] + IF([.I52]=0;0;[.Z$2])" office:value-type="float" office:value="0" calcext:value-type="float">
            <text:p>0</text:p>
          </table:table-cell>
          <table:table-cell table:formula="of:=[.J52]*[.AA$1] + IF([.J52]=0;0;[.AA$2])" office:value-type="float" office:value="0" calcext:value-type="float">
            <text:p>0</text:p>
          </table:table-cell>
          <table:table-cell table:formula="of:=[.K52]*[.AB$1] + IF([.K52]=0;0;[.AB$2])" office:value-type="float" office:value="0" calcext:value-type="float">
            <text:p>0</text:p>
          </table:table-cell>
          <table:table-cell table:formula="of:=[.L52]*[.AC$1] + IF([.L52]=0;0;[.AC$2])" office:value-type="float" office:value="0" calcext:value-type="float">
            <text:p>0</text:p>
          </table:table-cell>
          <table:table-cell table:formula="of:=[.M52]*[.AD$1] + IF([.M5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3.1934" calcext:value-type="float">
            <text:p>3,19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45" calcext:value-type="float">
            <text:p>0,7345</text:p>
          </table:table-cell>
          <table:table-cell office:value-type="float" office:value="0.9506" calcext:value-type="float">
            <text:p>0,9506</text:p>
          </table:table-cell>
          <table:table-cell table:formula="of:=([.O53]-[.$O$1])^2" office:value-type="float" office:value="0.257641517056" calcext:value-type="float">
            <text:p>0,257641517056</text:p>
          </table:table-cell>
          <table:table-cell/>
          <table:table-cell table:formula="of:=[.A53]*[.R$1] + IF([.A53]=0;0;[.R$2])" office:value-type="float" office:value="0.8901082" calcext:value-type="float">
            <text:p>0,8901082</text:p>
          </table:table-cell>
          <table:table-cell table:formula="of:=[.B53]*[.S$1] + IF([.B53]=0;0;[.S$2])" office:value-type="float" office:value="0" calcext:value-type="float">
            <text:p>0</text:p>
          </table:table-cell>
          <table:table-cell table:formula="of:=[.C53]*[.T$1] + IF([.C53]=0;0;[.T$2])" office:value-type="float" office:value="-0.24809386" calcext:value-type="float">
            <text:p>-0,24809386</text:p>
          </table:table-cell>
          <table:table-cell table:formula="of:=[.D53]*[.U$1] + IF([.D53]=0;0;[.U$2])" office:value-type="float" office:value="0" calcext:value-type="float">
            <text:p>0</text:p>
          </table:table-cell>
          <table:table-cell table:formula="of:=[.E53]*[.V$1] + IF([.E53]=0;0;[.V$2])" office:value-type="float" office:value="0" calcext:value-type="float">
            <text:p>0</text:p>
          </table:table-cell>
          <table:table-cell table:formula="of:=[.F53]*[.W$1] + IF([.F53]=0;0;[.W$2])" office:value-type="float" office:value="0" calcext:value-type="float">
            <text:p>0</text:p>
          </table:table-cell>
          <table:table-cell table:formula="of:=[.G53]*[.X$1] + IF([.G53]=0;0;[.X$2])" office:value-type="float" office:value="0" calcext:value-type="float">
            <text:p>0</text:p>
          </table:table-cell>
          <table:table-cell table:formula="of:=[.H53]*[.Y$1] + IF([.H53]=0;0;[.Y$2])" office:value-type="float" office:value="0" calcext:value-type="float">
            <text:p>0</text:p>
          </table:table-cell>
          <table:table-cell table:formula="of:=[.I53]*[.Z$1] + IF([.I53]=0;0;[.Z$2])" office:value-type="float" office:value="0" calcext:value-type="float">
            <text:p>0</text:p>
          </table:table-cell>
          <table:table-cell table:formula="of:=[.J53]*[.AA$1] + IF([.J53]=0;0;[.AA$2])" office:value-type="float" office:value="0" calcext:value-type="float">
            <text:p>0</text:p>
          </table:table-cell>
          <table:table-cell table:formula="of:=[.K53]*[.AB$1] + IF([.K53]=0;0;[.AB$2])" office:value-type="float" office:value="0" calcext:value-type="float">
            <text:p>0</text:p>
          </table:table-cell>
          <table:table-cell table:formula="of:=[.L53]*[.AC$1] + IF([.L53]=0;0;[.AC$2])" office:value-type="float" office:value="0" calcext:value-type="float">
            <text:p>0</text:p>
          </table:table-cell>
          <table:table-cell table:formula="of:=[.M53]*[.AD$1] + IF([.M5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6.2085" calcext:value-type="float">
            <text:p>6,2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03" calcext:value-type="float">
            <text:p>0,8003</text:p>
          </table:table-cell>
          <table:table-cell office:value-type="float" office:value="1.1205" calcext:value-type="float">
            <text:p>1,1205</text:p>
          </table:table-cell>
          <table:table-cell table:formula="of:=([.O54]-[.$O$1])^2" office:value-type="float" office:value="0.114030483856" calcext:value-type="float">
            <text:p>0,114030483856</text:p>
          </table:table-cell>
          <table:table-cell/>
          <table:table-cell table:formula="of:=[.A54]*[.R$1] + IF([.A54]=0;0;[.R$2])" office:value-type="float" office:value="0.6714388" calcext:value-type="float">
            <text:p>0,6714388</text:p>
          </table:table-cell>
          <table:table-cell table:formula="of:=[.B54]*[.S$1] + IF([.B54]=0;0;[.S$2])" office:value-type="float" office:value="0" calcext:value-type="float">
            <text:p>0</text:p>
          </table:table-cell>
          <table:table-cell table:formula="of:=[.C54]*[.T$1] + IF([.C54]=0;0;[.T$2])" office:value-type="float" office:value="-0.24176215" calcext:value-type="float">
            <text:p>-0,24176215</text:p>
          </table:table-cell>
          <table:table-cell table:formula="of:=[.D54]*[.U$1] + IF([.D54]=0;0;[.U$2])" office:value-type="float" office:value="0" calcext:value-type="float">
            <text:p>0</text:p>
          </table:table-cell>
          <table:table-cell table:formula="of:=[.E54]*[.V$1] + IF([.E54]=0;0;[.V$2])" office:value-type="float" office:value="0" calcext:value-type="float">
            <text:p>0</text:p>
          </table:table-cell>
          <table:table-cell table:formula="of:=[.F54]*[.W$1] + IF([.F54]=0;0;[.W$2])" office:value-type="float" office:value="0" calcext:value-type="float">
            <text:p>0</text:p>
          </table:table-cell>
          <table:table-cell table:formula="of:=[.G54]*[.X$1] + IF([.G54]=0;0;[.X$2])" office:value-type="float" office:value="0" calcext:value-type="float">
            <text:p>0</text:p>
          </table:table-cell>
          <table:table-cell table:formula="of:=[.H54]*[.Y$1] + IF([.H54]=0;0;[.Y$2])" office:value-type="float" office:value="0" calcext:value-type="float">
            <text:p>0</text:p>
          </table:table-cell>
          <table:table-cell table:formula="of:=[.I54]*[.Z$1] + IF([.I54]=0;0;[.Z$2])" office:value-type="float" office:value="0" calcext:value-type="float">
            <text:p>0</text:p>
          </table:table-cell>
          <table:table-cell table:formula="of:=[.J54]*[.AA$1] + IF([.J54]=0;0;[.AA$2])" office:value-type="float" office:value="0" calcext:value-type="float">
            <text:p>0</text:p>
          </table:table-cell>
          <table:table-cell table:formula="of:=[.K54]*[.AB$1] + IF([.K54]=0;0;[.AB$2])" office:value-type="float" office:value="0" calcext:value-type="float">
            <text:p>0</text:p>
          </table:table-cell>
          <table:table-cell table:formula="of:=[.L54]*[.AC$1] + IF([.L54]=0;0;[.AC$2])" office:value-type="float" office:value="0" calcext:value-type="float">
            <text:p>0</text:p>
          </table:table-cell>
          <table:table-cell table:formula="of:=[.M54]*[.AD$1] + IF([.M5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144" calcext:value-type="float">
            <text:p>3,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77" calcext:value-type="float">
            <text:p>0,7277</text:p>
          </table:table-cell>
          <table:table-cell office:value-type="float" office:value="1.2614" calcext:value-type="float">
            <text:p>1,2614</text:p>
          </table:table-cell>
          <table:table-cell table:formula="of:=([.O55]-[.$O$1])^2" office:value-type="float" office:value="0.0387239426559999" calcext:value-type="float">
            <text:p>0,0387239426559999</text:p>
          </table:table-cell>
          <table:table-cell/>
          <table:table-cell table:formula="of:=[.A55]*[.R$1] + IF([.A55]=0;0;[.R$2])" office:value-type="float" office:value="0.7807612" calcext:value-type="float">
            <text:p>0,7807612</text:p>
          </table:table-cell>
          <table:table-cell table:formula="of:=[.B55]*[.S$1] + IF([.B55]=0;0;[.S$2])" office:value-type="float" office:value="0" calcext:value-type="float">
            <text:p>0</text:p>
          </table:table-cell>
          <table:table-cell table:formula="of:=[.C55]*[.T$1] + IF([.C55]=0;0;[.T$2])" office:value-type="float" office:value="-0.2481976" calcext:value-type="float">
            <text:p>-0,2481976</text:p>
          </table:table-cell>
          <table:table-cell table:formula="of:=[.D55]*[.U$1] + IF([.D55]=0;0;[.U$2])" office:value-type="float" office:value="0" calcext:value-type="float">
            <text:p>0</text:p>
          </table:table-cell>
          <table:table-cell table:formula="of:=[.E55]*[.V$1] + IF([.E55]=0;0;[.V$2])" office:value-type="float" office:value="0" calcext:value-type="float">
            <text:p>0</text:p>
          </table:table-cell>
          <table:table-cell table:formula="of:=[.F55]*[.W$1] + IF([.F55]=0;0;[.W$2])" office:value-type="float" office:value="0" calcext:value-type="float">
            <text:p>0</text:p>
          </table:table-cell>
          <table:table-cell table:formula="of:=[.G55]*[.X$1] + IF([.G55]=0;0;[.X$2])" office:value-type="float" office:value="0" calcext:value-type="float">
            <text:p>0</text:p>
          </table:table-cell>
          <table:table-cell table:formula="of:=[.H55]*[.Y$1] + IF([.H55]=0;0;[.Y$2])" office:value-type="float" office:value="0" calcext:value-type="float">
            <text:p>0</text:p>
          </table:table-cell>
          <table:table-cell table:formula="of:=[.I55]*[.Z$1] + IF([.I55]=0;0;[.Z$2])" office:value-type="float" office:value="0" calcext:value-type="float">
            <text:p>0</text:p>
          </table:table-cell>
          <table:table-cell table:formula="of:=[.J55]*[.AA$1] + IF([.J55]=0;0;[.AA$2])" office:value-type="float" office:value="0" calcext:value-type="float">
            <text:p>0</text:p>
          </table:table-cell>
          <table:table-cell table:formula="of:=[.K55]*[.AB$1] + IF([.K55]=0;0;[.AB$2])" office:value-type="float" office:value="0" calcext:value-type="float">
            <text:p>0</text:p>
          </table:table-cell>
          <table:table-cell table:formula="of:=[.L55]*[.AC$1] + IF([.L55]=0;0;[.AC$2])" office:value-type="float" office:value="0" calcext:value-type="float">
            <text:p>0</text:p>
          </table:table-cell>
          <table:table-cell table:formula="of:=[.M55]*[.AD$1] + IF([.M5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1701" calcext:value-type="float">
            <text:p>5,17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73" calcext:value-type="float">
            <text:p>0,6473</text:p>
          </table:table-cell>
          <table:table-cell office:value-type="float" office:value="1.1096" calcext:value-type="float">
            <text:p>1,1096</text:p>
          </table:table-cell>
          <table:table-cell table:formula="of:=([.O56]-[.$O$1])^2" office:value-type="float" office:value="0.121510805056" calcext:value-type="float">
            <text:p>0,121510805056</text:p>
          </table:table-cell>
          <table:table-cell/>
          <table:table-cell table:formula="of:=[.A56]*[.R$1] + IF([.A56]=0;0;[.R$2])" office:value-type="float" office:value="0.6167776" calcext:value-type="float">
            <text:p>0,6167776</text:p>
          </table:table-cell>
          <table:table-cell table:formula="of:=[.B56]*[.S$1] + IF([.B56]=0;0;[.S$2])" office:value-type="float" office:value="0" calcext:value-type="float">
            <text:p>0</text:p>
          </table:table-cell>
          <table:table-cell table:formula="of:=[.C56]*[.T$1] + IF([.C56]=0;0;[.T$2])" office:value-type="float" office:value="-0.24394279" calcext:value-type="float">
            <text:p>-0,24394279</text:p>
          </table:table-cell>
          <table:table-cell table:formula="of:=[.D56]*[.U$1] + IF([.D56]=0;0;[.U$2])" office:value-type="float" office:value="0" calcext:value-type="float">
            <text:p>0</text:p>
          </table:table-cell>
          <table:table-cell table:formula="of:=[.E56]*[.V$1] + IF([.E56]=0;0;[.V$2])" office:value-type="float" office:value="0" calcext:value-type="float">
            <text:p>0</text:p>
          </table:table-cell>
          <table:table-cell table:formula="of:=[.F56]*[.W$1] + IF([.F56]=0;0;[.W$2])" office:value-type="float" office:value="0" calcext:value-type="float">
            <text:p>0</text:p>
          </table:table-cell>
          <table:table-cell table:formula="of:=[.G56]*[.X$1] + IF([.G56]=0;0;[.X$2])" office:value-type="float" office:value="0" calcext:value-type="float">
            <text:p>0</text:p>
          </table:table-cell>
          <table:table-cell table:formula="of:=[.H56]*[.Y$1] + IF([.H56]=0;0;[.Y$2])" office:value-type="float" office:value="0" calcext:value-type="float">
            <text:p>0</text:p>
          </table:table-cell>
          <table:table-cell table:formula="of:=[.I56]*[.Z$1] + IF([.I56]=0;0;[.Z$2])" office:value-type="float" office:value="0" calcext:value-type="float">
            <text:p>0</text:p>
          </table:table-cell>
          <table:table-cell table:formula="of:=[.J56]*[.AA$1] + IF([.J56]=0;0;[.AA$2])" office:value-type="float" office:value="0" calcext:value-type="float">
            <text:p>0</text:p>
          </table:table-cell>
          <table:table-cell table:formula="of:=[.K56]*[.AB$1] + IF([.K56]=0;0;[.AB$2])" office:value-type="float" office:value="0" calcext:value-type="float">
            <text:p>0</text:p>
          </table:table-cell>
          <table:table-cell table:formula="of:=[.L56]*[.AC$1] + IF([.L56]=0;0;[.AC$2])" office:value-type="float" office:value="0" calcext:value-type="float">
            <text:p>0</text:p>
          </table:table-cell>
          <table:table-cell table:formula="of:=[.M56]*[.AD$1] + IF([.M5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9369" calcext:value-type="float">
            <text:p>3,93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83" calcext:value-type="float">
            <text:p>0,5783</text:p>
          </table:table-cell>
          <table:table-cell office:value-type="float" office:value="1.0025" calcext:value-type="float">
            <text:p>1,0025</text:p>
          </table:table-cell>
          <table:table-cell table:formula="of:=([.O57]-[.$O$1])^2" office:value-type="float" office:value="0.207647907856" calcext:value-type="float">
            <text:p>0,207647907856</text:p>
          </table:table-cell>
          <table:table-cell/>
          <table:table-cell table:formula="of:=[.A57]*[.R$1] + IF([.A57]=0;0;[.R$2])" office:value-type="float" office:value="0.7807612" calcext:value-type="float">
            <text:p>0,7807612</text:p>
          </table:table-cell>
          <table:table-cell table:formula="of:=[.B57]*[.S$1] + IF([.B57]=0;0;[.S$2])" office:value-type="float" office:value="0" calcext:value-type="float">
            <text:p>0</text:p>
          </table:table-cell>
          <table:table-cell table:formula="of:=[.C57]*[.T$1] + IF([.C57]=0;0;[.T$2])" office:value-type="float" office:value="-0.24653251" calcext:value-type="float">
            <text:p>-0,24653251</text:p>
          </table:table-cell>
          <table:table-cell table:formula="of:=[.D57]*[.U$1] + IF([.D57]=0;0;[.U$2])" office:value-type="float" office:value="0" calcext:value-type="float">
            <text:p>0</text:p>
          </table:table-cell>
          <table:table-cell table:formula="of:=[.E57]*[.V$1] + IF([.E57]=0;0;[.V$2])" office:value-type="float" office:value="0" calcext:value-type="float">
            <text:p>0</text:p>
          </table:table-cell>
          <table:table-cell table:formula="of:=[.F57]*[.W$1] + IF([.F57]=0;0;[.W$2])" office:value-type="float" office:value="0" calcext:value-type="float">
            <text:p>0</text:p>
          </table:table-cell>
          <table:table-cell table:formula="of:=[.G57]*[.X$1] + IF([.G57]=0;0;[.X$2])" office:value-type="float" office:value="0" calcext:value-type="float">
            <text:p>0</text:p>
          </table:table-cell>
          <table:table-cell table:formula="of:=[.H57]*[.Y$1] + IF([.H57]=0;0;[.Y$2])" office:value-type="float" office:value="0" calcext:value-type="float">
            <text:p>0</text:p>
          </table:table-cell>
          <table:table-cell table:formula="of:=[.I57]*[.Z$1] + IF([.I57]=0;0;[.Z$2])" office:value-type="float" office:value="0" calcext:value-type="float">
            <text:p>0</text:p>
          </table:table-cell>
          <table:table-cell table:formula="of:=[.J57]*[.AA$1] + IF([.J57]=0;0;[.AA$2])" office:value-type="float" office:value="0" calcext:value-type="float">
            <text:p>0</text:p>
          </table:table-cell>
          <table:table-cell table:formula="of:=[.K57]*[.AB$1] + IF([.K57]=0;0;[.AB$2])" office:value-type="float" office:value="0" calcext:value-type="float">
            <text:p>0</text:p>
          </table:table-cell>
          <table:table-cell table:formula="of:=[.L57]*[.AC$1] + IF([.L57]=0;0;[.AC$2])" office:value-type="float" office:value="0" calcext:value-type="float">
            <text:p>0</text:p>
          </table:table-cell>
          <table:table-cell table:formula="of:=[.M57]*[.AD$1] + IF([.M5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852" calcext:value-type="float">
            <text:p>4,18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7029" calcext:value-type="float">
            <text:p>1,7029</text:p>
          </table:table-cell>
          <table:table-cell table:formula="of:=([.O58]-[.$O$1])^2" office:value-type="float" office:value="0.0598859206560001" calcext:value-type="float">
            <text:p>0,0598859206560001</text:p>
          </table:table-cell>
          <table:table-cell/>
          <table:table-cell table:formula="of:=[.A58]*[.R$1] + IF([.A58]=0;0;[.R$2])" office:value-type="float" office:value="0.7807612" calcext:value-type="float">
            <text:p>0,7807612</text:p>
          </table:table-cell>
          <table:table-cell table:formula="of:=[.B58]*[.S$1] + IF([.B58]=0;0;[.S$2])" office:value-type="float" office:value="0" calcext:value-type="float">
            <text:p>0</text:p>
          </table:table-cell>
          <table:table-cell table:formula="of:=[.C58]*[.T$1] + IF([.C58]=0;0;[.T$2])" office:value-type="float" office:value="-0.24601108" calcext:value-type="float">
            <text:p>-0,24601108</text:p>
          </table:table-cell>
          <table:table-cell table:formula="of:=[.D58]*[.U$1] + IF([.D58]=0;0;[.U$2])" office:value-type="float" office:value="0" calcext:value-type="float">
            <text:p>0</text:p>
          </table:table-cell>
          <table:table-cell table:formula="of:=[.E58]*[.V$1] + IF([.E58]=0;0;[.V$2])" office:value-type="float" office:value="0" calcext:value-type="float">
            <text:p>0</text:p>
          </table:table-cell>
          <table:table-cell table:formula="of:=[.F58]*[.W$1] + IF([.F58]=0;0;[.W$2])" office:value-type="float" office:value="0" calcext:value-type="float">
            <text:p>0</text:p>
          </table:table-cell>
          <table:table-cell table:formula="of:=[.G58]*[.X$1] + IF([.G58]=0;0;[.X$2])" office:value-type="float" office:value="0" calcext:value-type="float">
            <text:p>0</text:p>
          </table:table-cell>
          <table:table-cell table:formula="of:=[.H58]*[.Y$1] + IF([.H58]=0;0;[.Y$2])" office:value-type="float" office:value="0" calcext:value-type="float">
            <text:p>0</text:p>
          </table:table-cell>
          <table:table-cell table:formula="of:=[.I58]*[.Z$1] + IF([.I58]=0;0;[.Z$2])" office:value-type="float" office:value="0" calcext:value-type="float">
            <text:p>0</text:p>
          </table:table-cell>
          <table:table-cell table:formula="of:=[.J58]*[.AA$1] + IF([.J58]=0;0;[.AA$2])" office:value-type="float" office:value="0" calcext:value-type="float">
            <text:p>0</text:p>
          </table:table-cell>
          <table:table-cell table:formula="of:=[.K58]*[.AB$1] + IF([.K58]=0;0;[.AB$2])" office:value-type="float" office:value="0" calcext:value-type="float">
            <text:p>0</text:p>
          </table:table-cell>
          <table:table-cell table:formula="of:=[.L58]*[.AC$1] + IF([.L58]=0;0;[.AC$2])" office:value-type="float" office:value="0" calcext:value-type="float">
            <text:p>0</text:p>
          </table:table-cell>
          <table:table-cell table:formula="of:=[.M58]*[.AD$1] + IF([.M5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864" calcext:value-type="float">
            <text:p>3,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31" calcext:value-type="float">
            <text:p>0,6531</text:p>
          </table:table-cell>
          <table:table-cell office:value-type="float" office:value="1.221" calcext:value-type="float">
            <text:p>1,221</text:p>
          </table:table-cell>
          <table:table-cell table:formula="of:=([.O59]-[.$O$1])^2" office:value-type="float" office:value="0.0562562498559999" calcext:value-type="float">
            <text:p>0,0562562498559999</text:p>
          </table:table-cell>
          <table:table-cell/>
          <table:table-cell table:formula="of:=[.A59]*[.R$1] + IF([.A59]=0;0;[.R$2])" office:value-type="float" office:value="0.6714388" calcext:value-type="float">
            <text:p>0,6714388</text:p>
          </table:table-cell>
          <table:table-cell table:formula="of:=[.B59]*[.S$1] + IF([.B59]=0;0;[.S$2])" office:value-type="float" office:value="0" calcext:value-type="float">
            <text:p>0</text:p>
          </table:table-cell>
          <table:table-cell table:formula="of:=[.C59]*[.T$1] + IF([.C59]=0;0;[.T$2])" office:value-type="float" office:value="-0.24831856" calcext:value-type="float">
            <text:p>-0,24831856</text:p>
          </table:table-cell>
          <table:table-cell table:formula="of:=[.D59]*[.U$1] + IF([.D59]=0;0;[.U$2])" office:value-type="float" office:value="0" calcext:value-type="float">
            <text:p>0</text:p>
          </table:table-cell>
          <table:table-cell table:formula="of:=[.E59]*[.V$1] + IF([.E59]=0;0;[.V$2])" office:value-type="float" office:value="0" calcext:value-type="float">
            <text:p>0</text:p>
          </table:table-cell>
          <table:table-cell table:formula="of:=[.F59]*[.W$1] + IF([.F59]=0;0;[.W$2])" office:value-type="float" office:value="0" calcext:value-type="float">
            <text:p>0</text:p>
          </table:table-cell>
          <table:table-cell table:formula="of:=[.G59]*[.X$1] + IF([.G59]=0;0;[.X$2])" office:value-type="float" office:value="0" calcext:value-type="float">
            <text:p>0</text:p>
          </table:table-cell>
          <table:table-cell table:formula="of:=[.H59]*[.Y$1] + IF([.H59]=0;0;[.Y$2])" office:value-type="float" office:value="0" calcext:value-type="float">
            <text:p>0</text:p>
          </table:table-cell>
          <table:table-cell table:formula="of:=[.I59]*[.Z$1] + IF([.I59]=0;0;[.Z$2])" office:value-type="float" office:value="0" calcext:value-type="float">
            <text:p>0</text:p>
          </table:table-cell>
          <table:table-cell table:formula="of:=[.J59]*[.AA$1] + IF([.J59]=0;0;[.AA$2])" office:value-type="float" office:value="0" calcext:value-type="float">
            <text:p>0</text:p>
          </table:table-cell>
          <table:table-cell table:formula="of:=[.K59]*[.AB$1] + IF([.K59]=0;0;[.AB$2])" office:value-type="float" office:value="0" calcext:value-type="float">
            <text:p>0</text:p>
          </table:table-cell>
          <table:table-cell table:formula="of:=[.L59]*[.AC$1] + IF([.L59]=0;0;[.AC$2])" office:value-type="float" office:value="0" calcext:value-type="float">
            <text:p>0</text:p>
          </table:table-cell>
          <table:table-cell table:formula="of:=[.M59]*[.AD$1] + IF([.M5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059" calcext:value-type="float">
            <text:p>5,30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74" calcext:value-type="float">
            <text:p>0,7174</text:p>
          </table:table-cell>
          <table:table-cell office:value-type="float" office:value="1.9567" calcext:value-type="float">
            <text:p>1,9567</text:p>
          </table:table-cell>
          <table:table-cell table:formula="of:=([.O60]-[.$O$1])^2" office:value-type="float" office:value="0.248518202256" calcext:value-type="float">
            <text:p>0,248518202256</text:p>
          </table:table-cell>
          <table:table-cell/>
          <table:table-cell table:formula="of:=[.A60]*[.R$1] + IF([.A60]=0;0;[.R$2])" office:value-type="float" office:value="0.9721" calcext:value-type="float">
            <text:p>0,9721</text:p>
          </table:table-cell>
          <table:table-cell table:formula="of:=[.B60]*[.S$1] + IF([.B60]=0;0;[.S$2])" office:value-type="float" office:value="0" calcext:value-type="float">
            <text:p>0</text:p>
          </table:table-cell>
          <table:table-cell table:formula="of:=[.C60]*[.T$1] + IF([.C60]=0;0;[.T$2])" office:value-type="float" office:value="-0.24365761" calcext:value-type="float">
            <text:p>-0,24365761</text:p>
          </table:table-cell>
          <table:table-cell table:formula="of:=[.D60]*[.U$1] + IF([.D60]=0;0;[.U$2])" office:value-type="float" office:value="0" calcext:value-type="float">
            <text:p>0</text:p>
          </table:table-cell>
          <table:table-cell table:formula="of:=[.E60]*[.V$1] + IF([.E60]=0;0;[.V$2])" office:value-type="float" office:value="0" calcext:value-type="float">
            <text:p>0</text:p>
          </table:table-cell>
          <table:table-cell table:formula="of:=[.F60]*[.W$1] + IF([.F60]=0;0;[.W$2])" office:value-type="float" office:value="0" calcext:value-type="float">
            <text:p>0</text:p>
          </table:table-cell>
          <table:table-cell table:formula="of:=[.G60]*[.X$1] + IF([.G60]=0;0;[.X$2])" office:value-type="float" office:value="0" calcext:value-type="float">
            <text:p>0</text:p>
          </table:table-cell>
          <table:table-cell table:formula="of:=[.H60]*[.Y$1] + IF([.H60]=0;0;[.Y$2])" office:value-type="float" office:value="0" calcext:value-type="float">
            <text:p>0</text:p>
          </table:table-cell>
          <table:table-cell table:formula="of:=[.I60]*[.Z$1] + IF([.I60]=0;0;[.Z$2])" office:value-type="float" office:value="0" calcext:value-type="float">
            <text:p>0</text:p>
          </table:table-cell>
          <table:table-cell table:formula="of:=[.J60]*[.AA$1] + IF([.J60]=0;0;[.AA$2])" office:value-type="float" office:value="0" calcext:value-type="float">
            <text:p>0</text:p>
          </table:table-cell>
          <table:table-cell table:formula="of:=[.K60]*[.AB$1] + IF([.K60]=0;0;[.AB$2])" office:value-type="float" office:value="0" calcext:value-type="float">
            <text:p>0</text:p>
          </table:table-cell>
          <table:table-cell table:formula="of:=[.L60]*[.AC$1] + IF([.L60]=0;0;[.AC$2])" office:value-type="float" office:value="0" calcext:value-type="float">
            <text:p>0</text:p>
          </table:table-cell>
          <table:table-cell table:formula="of:=[.M60]*[.AD$1] + IF([.M6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4513" calcext:value-type="float">
            <text:p>5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65" calcext:value-type="float">
            <text:p>0,7965</text:p>
          </table:table-cell>
          <table:table-cell office:value-type="float" office:value="1.1641" calcext:value-type="float">
            <text:p>1,1641</text:p>
          </table:table-cell>
          <table:table-cell table:formula="of:=([.O61]-[.$O$1])^2" office:value-type="float" office:value="0.086485399056" calcext:value-type="float">
            <text:p>0,086485399056</text:p>
          </table:table-cell>
          <table:table-cell/>
          <table:table-cell table:formula="of:=[.A61]*[.R$1] + IF([.A61]=0;0;[.R$2])" office:value-type="float" office:value="0.6714388" calcext:value-type="float">
            <text:p>0,6714388</text:p>
          </table:table-cell>
          <table:table-cell table:formula="of:=[.B61]*[.S$1] + IF([.B61]=0;0;[.S$2])" office:value-type="float" office:value="0" calcext:value-type="float">
            <text:p>0</text:p>
          </table:table-cell>
          <table:table-cell table:formula="of:=[.C61]*[.T$1] + IF([.C61]=0;0;[.T$2])" office:value-type="float" office:value="-0.24335227" calcext:value-type="float">
            <text:p>-0,24335227</text:p>
          </table:table-cell>
          <table:table-cell table:formula="of:=[.D61]*[.U$1] + IF([.D61]=0;0;[.U$2])" office:value-type="float" office:value="0" calcext:value-type="float">
            <text:p>0</text:p>
          </table:table-cell>
          <table:table-cell table:formula="of:=[.E61]*[.V$1] + IF([.E61]=0;0;[.V$2])" office:value-type="float" office:value="0" calcext:value-type="float">
            <text:p>0</text:p>
          </table:table-cell>
          <table:table-cell table:formula="of:=[.F61]*[.W$1] + IF([.F61]=0;0;[.W$2])" office:value-type="float" office:value="0" calcext:value-type="float">
            <text:p>0</text:p>
          </table:table-cell>
          <table:table-cell table:formula="of:=[.G61]*[.X$1] + IF([.G61]=0;0;[.X$2])" office:value-type="float" office:value="0" calcext:value-type="float">
            <text:p>0</text:p>
          </table:table-cell>
          <table:table-cell table:formula="of:=[.H61]*[.Y$1] + IF([.H61]=0;0;[.Y$2])" office:value-type="float" office:value="0" calcext:value-type="float">
            <text:p>0</text:p>
          </table:table-cell>
          <table:table-cell table:formula="of:=[.I61]*[.Z$1] + IF([.I61]=0;0;[.Z$2])" office:value-type="float" office:value="0" calcext:value-type="float">
            <text:p>0</text:p>
          </table:table-cell>
          <table:table-cell table:formula="of:=[.J61]*[.AA$1] + IF([.J61]=0;0;[.AA$2])" office:value-type="float" office:value="0" calcext:value-type="float">
            <text:p>0</text:p>
          </table:table-cell>
          <table:table-cell table:formula="of:=[.K61]*[.AB$1] + IF([.K61]=0;0;[.AB$2])" office:value-type="float" office:value="0" calcext:value-type="float">
            <text:p>0</text:p>
          </table:table-cell>
          <table:table-cell table:formula="of:=[.L61]*[.AC$1] + IF([.L61]=0;0;[.AC$2])" office:value-type="float" office:value="0" calcext:value-type="float">
            <text:p>0</text:p>
          </table:table-cell>
          <table:table-cell table:formula="of:=[.M61]*[.AD$1] + IF([.M6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18" calcext:value-type="float">
            <text:p>2,1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06" calcext:value-type="float">
            <text:p>0,6106</text:p>
          </table:table-cell>
          <table:table-cell office:value-type="float" office:value="1.1947" calcext:value-type="float">
            <text:p>1,1947</text:p>
          </table:table-cell>
          <table:table-cell table:formula="of:=([.O62]-[.$O$1])^2" office:value-type="float" office:value="0.0694238182559999" calcext:value-type="float">
            <text:p>0,0694238182559999</text:p>
          </table:table-cell>
          <table:table-cell/>
          <table:table-cell table:formula="of:=[.A62]*[.R$1] + IF([.A62]=0;0;[.R$2])" office:value-type="float" office:value="0.7261" calcext:value-type="float">
            <text:p>0,7261</text:p>
          </table:table-cell>
          <table:table-cell table:formula="of:=[.B62]*[.S$1] + IF([.B62]=0;0;[.S$2])" office:value-type="float" office:value="0" calcext:value-type="float">
            <text:p>0</text:p>
          </table:table-cell>
          <table:table-cell table:formula="of:=[.C62]*[.T$1] + IF([.C62]=0;0;[.T$2])" office:value-type="float" office:value="-0.2503522" calcext:value-type="float">
            <text:p>-0,2503522</text:p>
          </table:table-cell>
          <table:table-cell table:formula="of:=[.D62]*[.U$1] + IF([.D62]=0;0;[.U$2])" office:value-type="float" office:value="0" calcext:value-type="float">
            <text:p>0</text:p>
          </table:table-cell>
          <table:table-cell table:formula="of:=[.E62]*[.V$1] + IF([.E62]=0;0;[.V$2])" office:value-type="float" office:value="0" calcext:value-type="float">
            <text:p>0</text:p>
          </table:table-cell>
          <table:table-cell table:formula="of:=[.F62]*[.W$1] + IF([.F62]=0;0;[.W$2])" office:value-type="float" office:value="0" calcext:value-type="float">
            <text:p>0</text:p>
          </table:table-cell>
          <table:table-cell table:formula="of:=[.G62]*[.X$1] + IF([.G62]=0;0;[.X$2])" office:value-type="float" office:value="0" calcext:value-type="float">
            <text:p>0</text:p>
          </table:table-cell>
          <table:table-cell table:formula="of:=[.H62]*[.Y$1] + IF([.H62]=0;0;[.Y$2])" office:value-type="float" office:value="0" calcext:value-type="float">
            <text:p>0</text:p>
          </table:table-cell>
          <table:table-cell table:formula="of:=[.I62]*[.Z$1] + IF([.I62]=0;0;[.Z$2])" office:value-type="float" office:value="0" calcext:value-type="float">
            <text:p>0</text:p>
          </table:table-cell>
          <table:table-cell table:formula="of:=[.J62]*[.AA$1] + IF([.J62]=0;0;[.AA$2])" office:value-type="float" office:value="0" calcext:value-type="float">
            <text:p>0</text:p>
          </table:table-cell>
          <table:table-cell table:formula="of:=[.K62]*[.AB$1] + IF([.K62]=0;0;[.AB$2])" office:value-type="float" office:value="0" calcext:value-type="float">
            <text:p>0</text:p>
          </table:table-cell>
          <table:table-cell table:formula="of:=[.L62]*[.AC$1] + IF([.L62]=0;0;[.AC$2])" office:value-type="float" office:value="0" calcext:value-type="float">
            <text:p>0</text:p>
          </table:table-cell>
          <table:table-cell table:formula="of:=[.M62]*[.AD$1] + IF([.M6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011" calcext:value-type="float">
            <text:p>3,0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23" calcext:value-type="float">
            <text:p>0,7923</text:p>
          </table:table-cell>
          <table:table-cell office:value-type="float" office:value="1.1185" calcext:value-type="float">
            <text:p>1,1185</text:p>
          </table:table-cell>
          <table:table-cell table:formula="of:=([.O63]-[.$O$1])^2" office:value-type="float" office:value="0.115385219856" calcext:value-type="float">
            <text:p>0,115385219856</text:p>
          </table:table-cell>
          <table:table-cell/>
          <table:table-cell table:formula="of:=[.A63]*[.R$1] + IF([.A63]=0;0;[.R$2])" office:value-type="float" office:value="0.7807612" calcext:value-type="float">
            <text:p>0,7807612</text:p>
          </table:table-cell>
          <table:table-cell table:formula="of:=[.B63]*[.S$1] + IF([.B63]=0;0;[.S$2])" office:value-type="float" office:value="0" calcext:value-type="float">
            <text:p>0</text:p>
          </table:table-cell>
          <table:table-cell table:formula="of:=[.C63]*[.T$1] + IF([.C63]=0;0;[.T$2])" office:value-type="float" office:value="-0.2484769" calcext:value-type="float">
            <text:p>-0,2484769</text:p>
          </table:table-cell>
          <table:table-cell table:formula="of:=[.D63]*[.U$1] + IF([.D63]=0;0;[.U$2])" office:value-type="float" office:value="0" calcext:value-type="float">
            <text:p>0</text:p>
          </table:table-cell>
          <table:table-cell table:formula="of:=[.E63]*[.V$1] + IF([.E63]=0;0;[.V$2])" office:value-type="float" office:value="0" calcext:value-type="float">
            <text:p>0</text:p>
          </table:table-cell>
          <table:table-cell table:formula="of:=[.F63]*[.W$1] + IF([.F63]=0;0;[.W$2])" office:value-type="float" office:value="0" calcext:value-type="float">
            <text:p>0</text:p>
          </table:table-cell>
          <table:table-cell table:formula="of:=[.G63]*[.X$1] + IF([.G63]=0;0;[.X$2])" office:value-type="float" office:value="0" calcext:value-type="float">
            <text:p>0</text:p>
          </table:table-cell>
          <table:table-cell table:formula="of:=[.H63]*[.Y$1] + IF([.H63]=0;0;[.Y$2])" office:value-type="float" office:value="0" calcext:value-type="float">
            <text:p>0</text:p>
          </table:table-cell>
          <table:table-cell table:formula="of:=[.I63]*[.Z$1] + IF([.I63]=0;0;[.Z$2])" office:value-type="float" office:value="0" calcext:value-type="float">
            <text:p>0</text:p>
          </table:table-cell>
          <table:table-cell table:formula="of:=[.J63]*[.AA$1] + IF([.J63]=0;0;[.AA$2])" office:value-type="float" office:value="0" calcext:value-type="float">
            <text:p>0</text:p>
          </table:table-cell>
          <table:table-cell table:formula="of:=[.K63]*[.AB$1] + IF([.K63]=0;0;[.AB$2])" office:value-type="float" office:value="0" calcext:value-type="float">
            <text:p>0</text:p>
          </table:table-cell>
          <table:table-cell table:formula="of:=[.L63]*[.AC$1] + IF([.L63]=0;0;[.AC$2])" office:value-type="float" office:value="0" calcext:value-type="float">
            <text:p>0</text:p>
          </table:table-cell>
          <table:table-cell table:formula="of:=[.M63]*[.AD$1] + IF([.M6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431" calcext:value-type="float">
            <text:p>3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76" calcext:value-type="float">
            <text:p>0,7476</text:p>
          </table:table-cell>
          <table:table-cell office:value-type="float" office:value="1.068" calcext:value-type="float">
            <text:p>1,068</text:p>
          </table:table-cell>
          <table:table-cell table:formula="of:=([.O64]-[.$O$1])^2" office:value-type="float" office:value="0.152243553856" calcext:value-type="float">
            <text:p>0,152243553856</text:p>
          </table:table-cell>
          <table:table-cell/>
          <table:table-cell table:formula="of:=[.A64]*[.R$1] + IF([.A64]=0;0;[.R$2])" office:value-type="float" office:value="0.7261" calcext:value-type="float">
            <text:p>0,7261</text:p>
          </table:table-cell>
          <table:table-cell table:formula="of:=[.B64]*[.S$1] + IF([.B64]=0;0;[.S$2])" office:value-type="float" office:value="0" calcext:value-type="float">
            <text:p>0</text:p>
          </table:table-cell>
          <table:table-cell table:formula="of:=[.C64]*[.T$1] + IF([.C64]=0;0;[.T$2])" office:value-type="float" office:value="-0.24756949" calcext:value-type="float">
            <text:p>-0,24756949</text:p>
          </table:table-cell>
          <table:table-cell table:formula="of:=[.D64]*[.U$1] + IF([.D64]=0;0;[.U$2])" office:value-type="float" office:value="0" calcext:value-type="float">
            <text:p>0</text:p>
          </table:table-cell>
          <table:table-cell table:formula="of:=[.E64]*[.V$1] + IF([.E64]=0;0;[.V$2])" office:value-type="float" office:value="0" calcext:value-type="float">
            <text:p>0</text:p>
          </table:table-cell>
          <table:table-cell table:formula="of:=[.F64]*[.W$1] + IF([.F64]=0;0;[.W$2])" office:value-type="float" office:value="0" calcext:value-type="float">
            <text:p>0</text:p>
          </table:table-cell>
          <table:table-cell table:formula="of:=[.G64]*[.X$1] + IF([.G64]=0;0;[.X$2])" office:value-type="float" office:value="0" calcext:value-type="float">
            <text:p>0</text:p>
          </table:table-cell>
          <table:table-cell table:formula="of:=[.H64]*[.Y$1] + IF([.H64]=0;0;[.Y$2])" office:value-type="float" office:value="0" calcext:value-type="float">
            <text:p>0</text:p>
          </table:table-cell>
          <table:table-cell table:formula="of:=[.I64]*[.Z$1] + IF([.I64]=0;0;[.Z$2])" office:value-type="float" office:value="0" calcext:value-type="float">
            <text:p>0</text:p>
          </table:table-cell>
          <table:table-cell table:formula="of:=[.J64]*[.AA$1] + IF([.J64]=0;0;[.AA$2])" office:value-type="float" office:value="0" calcext:value-type="float">
            <text:p>0</text:p>
          </table:table-cell>
          <table:table-cell table:formula="of:=[.K64]*[.AB$1] + IF([.K64]=0;0;[.AB$2])" office:value-type="float" office:value="0" calcext:value-type="float">
            <text:p>0</text:p>
          </table:table-cell>
          <table:table-cell table:formula="of:=[.L64]*[.AC$1] + IF([.L64]=0;0;[.AC$2])" office:value-type="float" office:value="0" calcext:value-type="float">
            <text:p>0</text:p>
          </table:table-cell>
          <table:table-cell table:formula="of:=[.M64]*[.AD$1] + IF([.M6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203" calcext:value-type="float">
            <text:p>2,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58" calcext:value-type="float">
            <text:p>0,6458</text:p>
          </table:table-cell>
          <table:table-cell office:value-type="float" office:value="1.2198" calcext:value-type="float">
            <text:p>1,2198</text:p>
          </table:table-cell>
          <table:table-cell table:formula="of:=([.O65]-[.$O$1])^2" office:value-type="float" office:value="0.056826931456" calcext:value-type="float">
            <text:p>0,056826931456</text:p>
          </table:table-cell>
          <table:table-cell/>
          <table:table-cell table:formula="of:=[.A65]*[.R$1] + IF([.A65]=0;0;[.R$2])" office:value-type="float" office:value="0.7807612" calcext:value-type="float">
            <text:p>0,7807612</text:p>
          </table:table-cell>
          <table:table-cell table:formula="of:=[.B65]*[.S$1] + IF([.B65]=0;0;[.S$2])" office:value-type="float" office:value="0" calcext:value-type="float">
            <text:p>0</text:p>
          </table:table-cell>
          <table:table-cell table:formula="of:=[.C65]*[.T$1] + IF([.C65]=0;0;[.T$2])" office:value-type="float" office:value="-0.2501737" calcext:value-type="float">
            <text:p>-0,2501737</text:p>
          </table:table-cell>
          <table:table-cell table:formula="of:=[.D65]*[.U$1] + IF([.D65]=0;0;[.U$2])" office:value-type="float" office:value="0" calcext:value-type="float">
            <text:p>0</text:p>
          </table:table-cell>
          <table:table-cell table:formula="of:=[.E65]*[.V$1] + IF([.E65]=0;0;[.V$2])" office:value-type="float" office:value="0" calcext:value-type="float">
            <text:p>0</text:p>
          </table:table-cell>
          <table:table-cell table:formula="of:=[.F65]*[.W$1] + IF([.F65]=0;0;[.W$2])" office:value-type="float" office:value="0" calcext:value-type="float">
            <text:p>0</text:p>
          </table:table-cell>
          <table:table-cell table:formula="of:=[.G65]*[.X$1] + IF([.G65]=0;0;[.X$2])" office:value-type="float" office:value="0" calcext:value-type="float">
            <text:p>0</text:p>
          </table:table-cell>
          <table:table-cell table:formula="of:=[.H65]*[.Y$1] + IF([.H65]=0;0;[.Y$2])" office:value-type="float" office:value="0" calcext:value-type="float">
            <text:p>0</text:p>
          </table:table-cell>
          <table:table-cell table:formula="of:=[.I65]*[.Z$1] + IF([.I65]=0;0;[.Z$2])" office:value-type="float" office:value="0" calcext:value-type="float">
            <text:p>0</text:p>
          </table:table-cell>
          <table:table-cell table:formula="of:=[.J65]*[.AA$1] + IF([.J65]=0;0;[.AA$2])" office:value-type="float" office:value="0" calcext:value-type="float">
            <text:p>0</text:p>
          </table:table-cell>
          <table:table-cell table:formula="of:=[.K65]*[.AB$1] + IF([.K65]=0;0;[.AB$2])" office:value-type="float" office:value="0" calcext:value-type="float">
            <text:p>0</text:p>
          </table:table-cell>
          <table:table-cell table:formula="of:=[.L65]*[.AC$1] + IF([.L65]=0;0;[.AC$2])" office:value-type="float" office:value="0" calcext:value-type="float">
            <text:p>0</text:p>
          </table:table-cell>
          <table:table-cell table:formula="of:=[.M65]*[.AD$1] + IF([.M6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48" calcext:value-type="float">
            <text:p>5,0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147" calcext:value-type="float">
            <text:p>1,0147</text:p>
          </table:table-cell>
          <table:table-cell office:value-type="float" office:value="1.966" calcext:value-type="float">
            <text:p>1,966</text:p>
          </table:table-cell>
          <table:table-cell table:formula="of:=([.O66]-[.$O$1])^2" office:value-type="float" office:value="0.257877089856" calcext:value-type="float">
            <text:p>0,257877089856</text:p>
          </table:table-cell>
          <table:table-cell/>
          <table:table-cell table:formula="of:=[.A66]*[.R$1] + IF([.A66]=0;0;[.R$2])" office:value-type="float" office:value="0.7261" calcext:value-type="float">
            <text:p>0,7261</text:p>
          </table:table-cell>
          <table:table-cell table:formula="of:=[.B66]*[.S$1] + IF([.B66]=0;0;[.S$2])" office:value-type="float" office:value="0" calcext:value-type="float">
            <text:p>0</text:p>
          </table:table-cell>
          <table:table-cell table:formula="of:=[.C66]*[.T$1] + IF([.C66]=0;0;[.T$2])" office:value-type="float" office:value="-0.2441992" calcext:value-type="float">
            <text:p>-0,2441992</text:p>
          </table:table-cell>
          <table:table-cell table:formula="of:=[.D66]*[.U$1] + IF([.D66]=0;0;[.U$2])" office:value-type="float" office:value="0" calcext:value-type="float">
            <text:p>0</text:p>
          </table:table-cell>
          <table:table-cell table:formula="of:=[.E66]*[.V$1] + IF([.E66]=0;0;[.V$2])" office:value-type="float" office:value="0" calcext:value-type="float">
            <text:p>0</text:p>
          </table:table-cell>
          <table:table-cell table:formula="of:=[.F66]*[.W$1] + IF([.F66]=0;0;[.W$2])" office:value-type="float" office:value="0" calcext:value-type="float">
            <text:p>0</text:p>
          </table:table-cell>
          <table:table-cell table:formula="of:=[.G66]*[.X$1] + IF([.G66]=0;0;[.X$2])" office:value-type="float" office:value="0" calcext:value-type="float">
            <text:p>0</text:p>
          </table:table-cell>
          <table:table-cell table:formula="of:=[.H66]*[.Y$1] + IF([.H66]=0;0;[.Y$2])" office:value-type="float" office:value="0" calcext:value-type="float">
            <text:p>0</text:p>
          </table:table-cell>
          <table:table-cell table:formula="of:=[.I66]*[.Z$1] + IF([.I66]=0;0;[.Z$2])" office:value-type="float" office:value="0" calcext:value-type="float">
            <text:p>0</text:p>
          </table:table-cell>
          <table:table-cell table:formula="of:=[.J66]*[.AA$1] + IF([.J66]=0;0;[.AA$2])" office:value-type="float" office:value="0" calcext:value-type="float">
            <text:p>0</text:p>
          </table:table-cell>
          <table:table-cell table:formula="of:=[.K66]*[.AB$1] + IF([.K66]=0;0;[.AB$2])" office:value-type="float" office:value="0" calcext:value-type="float">
            <text:p>0</text:p>
          </table:table-cell>
          <table:table-cell table:formula="of:=[.L66]*[.AC$1] + IF([.L66]=0;0;[.AC$2])" office:value-type="float" office:value="0" calcext:value-type="float">
            <text:p>0</text:p>
          </table:table-cell>
          <table:table-cell table:formula="of:=[.M66]*[.AD$1] + IF([.M6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5.0686" calcext:value-type="float">
            <text:p>5,06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79" calcext:value-type="float">
            <text:p>0,6979</text:p>
          </table:table-cell>
          <table:table-cell office:value-type="float" office:value="1.0032" calcext:value-type="float">
            <text:p>1,0032</text:p>
          </table:table-cell>
          <table:table-cell table:formula="of:=([.O67]-[.$O$1])^2" office:value-type="float" office:value="0.207010440256" calcext:value-type="float">
            <text:p>0,207010440256</text:p>
          </table:table-cell>
          <table:table-cell/>
          <table:table-cell table:formula="of:=[.A67]*[.R$1] + IF([.A67]=0;0;[.R$2])" office:value-type="float" office:value="0.5620918" calcext:value-type="float">
            <text:p>0,5620918</text:p>
          </table:table-cell>
          <table:table-cell table:formula="of:=[.B67]*[.S$1] + IF([.B67]=0;0;[.S$2])" office:value-type="float" office:value="0" calcext:value-type="float">
            <text:p>0</text:p>
          </table:table-cell>
          <table:table-cell table:formula="of:=[.C67]*[.T$1] + IF([.C67]=0;0;[.T$2])" office:value-type="float" office:value="-0.24415594" calcext:value-type="float">
            <text:p>-0,24415594</text:p>
          </table:table-cell>
          <table:table-cell table:formula="of:=[.D67]*[.U$1] + IF([.D67]=0;0;[.U$2])" office:value-type="float" office:value="0" calcext:value-type="float">
            <text:p>0</text:p>
          </table:table-cell>
          <table:table-cell table:formula="of:=[.E67]*[.V$1] + IF([.E67]=0;0;[.V$2])" office:value-type="float" office:value="0" calcext:value-type="float">
            <text:p>0</text:p>
          </table:table-cell>
          <table:table-cell table:formula="of:=[.F67]*[.W$1] + IF([.F67]=0;0;[.W$2])" office:value-type="float" office:value="0" calcext:value-type="float">
            <text:p>0</text:p>
          </table:table-cell>
          <table:table-cell table:formula="of:=[.G67]*[.X$1] + IF([.G67]=0;0;[.X$2])" office:value-type="float" office:value="0" calcext:value-type="float">
            <text:p>0</text:p>
          </table:table-cell>
          <table:table-cell table:formula="of:=[.H67]*[.Y$1] + IF([.H67]=0;0;[.Y$2])" office:value-type="float" office:value="0" calcext:value-type="float">
            <text:p>0</text:p>
          </table:table-cell>
          <table:table-cell table:formula="of:=[.I67]*[.Z$1] + IF([.I67]=0;0;[.Z$2])" office:value-type="float" office:value="0" calcext:value-type="float">
            <text:p>0</text:p>
          </table:table-cell>
          <table:table-cell table:formula="of:=[.J67]*[.AA$1] + IF([.J67]=0;0;[.AA$2])" office:value-type="float" office:value="0" calcext:value-type="float">
            <text:p>0</text:p>
          </table:table-cell>
          <table:table-cell table:formula="of:=[.K67]*[.AB$1] + IF([.K67]=0;0;[.AB$2])" office:value-type="float" office:value="0" calcext:value-type="float">
            <text:p>0</text:p>
          </table:table-cell>
          <table:table-cell table:formula="of:=[.L67]*[.AC$1] + IF([.L67]=0;0;[.AC$2])" office:value-type="float" office:value="0" calcext:value-type="float">
            <text:p>0</text:p>
          </table:table-cell>
          <table:table-cell table:formula="of:=[.M67]*[.AD$1] + IF([.M6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5.2387" calcext:value-type="float">
            <text:p>5,23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68" calcext:value-type="float">
            <text:p>0,5768</text:p>
          </table:table-cell>
          <table:table-cell office:value-type="float" office:value="0.846" calcext:value-type="float">
            <text:p>0,846</text:p>
          </table:table-cell>
          <table:table-cell table:formula="of:=([.O68]-[.$O$1])^2" office:value-type="float" office:value="0.374769249856" calcext:value-type="float">
            <text:p>0,374769249856</text:p>
          </table:table-cell>
          <table:table-cell/>
          <table:table-cell table:formula="of:=[.A68]*[.R$1] + IF([.A68]=0;0;[.R$2])" office:value-type="float" office:value="0.5620918" calcext:value-type="float">
            <text:p>0,5620918</text:p>
          </table:table-cell>
          <table:table-cell table:formula="of:=[.B68]*[.S$1] + IF([.B68]=0;0;[.S$2])" office:value-type="float" office:value="0" calcext:value-type="float">
            <text:p>0</text:p>
          </table:table-cell>
          <table:table-cell table:formula="of:=[.C68]*[.T$1] + IF([.C68]=0;0;[.T$2])" office:value-type="float" office:value="-0.24379873" calcext:value-type="float">
            <text:p>-0,24379873</text:p>
          </table:table-cell>
          <table:table-cell table:formula="of:=[.D68]*[.U$1] + IF([.D68]=0;0;[.U$2])" office:value-type="float" office:value="0" calcext:value-type="float">
            <text:p>0</text:p>
          </table:table-cell>
          <table:table-cell table:formula="of:=[.E68]*[.V$1] + IF([.E68]=0;0;[.V$2])" office:value-type="float" office:value="0" calcext:value-type="float">
            <text:p>0</text:p>
          </table:table-cell>
          <table:table-cell table:formula="of:=[.F68]*[.W$1] + IF([.F68]=0;0;[.W$2])" office:value-type="float" office:value="0" calcext:value-type="float">
            <text:p>0</text:p>
          </table:table-cell>
          <table:table-cell table:formula="of:=[.G68]*[.X$1] + IF([.G68]=0;0;[.X$2])" office:value-type="float" office:value="0" calcext:value-type="float">
            <text:p>0</text:p>
          </table:table-cell>
          <table:table-cell table:formula="of:=[.H68]*[.Y$1] + IF([.H68]=0;0;[.Y$2])" office:value-type="float" office:value="0" calcext:value-type="float">
            <text:p>0</text:p>
          </table:table-cell>
          <table:table-cell table:formula="of:=[.I68]*[.Z$1] + IF([.I68]=0;0;[.Z$2])" office:value-type="float" office:value="0" calcext:value-type="float">
            <text:p>0</text:p>
          </table:table-cell>
          <table:table-cell table:formula="of:=[.J68]*[.AA$1] + IF([.J68]=0;0;[.AA$2])" office:value-type="float" office:value="0" calcext:value-type="float">
            <text:p>0</text:p>
          </table:table-cell>
          <table:table-cell table:formula="of:=[.K68]*[.AB$1] + IF([.K68]=0;0;[.AB$2])" office:value-type="float" office:value="0" calcext:value-type="float">
            <text:p>0</text:p>
          </table:table-cell>
          <table:table-cell table:formula="of:=[.L68]*[.AC$1] + IF([.L68]=0;0;[.AC$2])" office:value-type="float" office:value="0" calcext:value-type="float">
            <text:p>0</text:p>
          </table:table-cell>
          <table:table-cell table:formula="of:=[.M68]*[.AD$1] + IF([.M6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808" calcext:value-type="float">
            <text:p>3,8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49" calcext:value-type="float">
            <text:p>0,8649</text:p>
          </table:table-cell>
          <table:table-cell office:value-type="float" office:value="1.2291" calcext:value-type="float">
            <text:p>1,2291</text:p>
          </table:table-cell>
          <table:table-cell table:formula="of:=([.O69]-[.$O$1])^2" office:value-type="float" office:value="0.0524794790559999" calcext:value-type="float">
            <text:p>0,0524794790559999</text:p>
          </table:table-cell>
          <table:table-cell/>
          <table:table-cell table:formula="of:=[.A69]*[.R$1] + IF([.A69]=0;0;[.R$2])" office:value-type="float" office:value="0.7807612" calcext:value-type="float">
            <text:p>0,7807612</text:p>
          </table:table-cell>
          <table:table-cell table:formula="of:=[.B69]*[.S$1] + IF([.B69]=0;0;[.S$2])" office:value-type="float" office:value="0" calcext:value-type="float">
            <text:p>0</text:p>
          </table:table-cell>
          <table:table-cell table:formula="of:=[.C69]*[.T$1] + IF([.C69]=0;0;[.T$2])" office:value-type="float" office:value="-0.2468032" calcext:value-type="float">
            <text:p>-0,2468032</text:p>
          </table:table-cell>
          <table:table-cell table:formula="of:=[.D69]*[.U$1] + IF([.D69]=0;0;[.U$2])" office:value-type="float" office:value="0" calcext:value-type="float">
            <text:p>0</text:p>
          </table:table-cell>
          <table:table-cell table:formula="of:=[.E69]*[.V$1] + IF([.E69]=0;0;[.V$2])" office:value-type="float" office:value="0" calcext:value-type="float">
            <text:p>0</text:p>
          </table:table-cell>
          <table:table-cell table:formula="of:=[.F69]*[.W$1] + IF([.F69]=0;0;[.W$2])" office:value-type="float" office:value="0" calcext:value-type="float">
            <text:p>0</text:p>
          </table:table-cell>
          <table:table-cell table:formula="of:=[.G69]*[.X$1] + IF([.G69]=0;0;[.X$2])" office:value-type="float" office:value="0" calcext:value-type="float">
            <text:p>0</text:p>
          </table:table-cell>
          <table:table-cell table:formula="of:=[.H69]*[.Y$1] + IF([.H69]=0;0;[.Y$2])" office:value-type="float" office:value="0" calcext:value-type="float">
            <text:p>0</text:p>
          </table:table-cell>
          <table:table-cell table:formula="of:=[.I69]*[.Z$1] + IF([.I69]=0;0;[.Z$2])" office:value-type="float" office:value="0" calcext:value-type="float">
            <text:p>0</text:p>
          </table:table-cell>
          <table:table-cell table:formula="of:=[.J69]*[.AA$1] + IF([.J69]=0;0;[.AA$2])" office:value-type="float" office:value="0" calcext:value-type="float">
            <text:p>0</text:p>
          </table:table-cell>
          <table:table-cell table:formula="of:=[.K69]*[.AB$1] + IF([.K69]=0;0;[.AB$2])" office:value-type="float" office:value="0" calcext:value-type="float">
            <text:p>0</text:p>
          </table:table-cell>
          <table:table-cell table:formula="of:=[.L69]*[.AC$1] + IF([.L69]=0;0;[.AC$2])" office:value-type="float" office:value="0" calcext:value-type="float">
            <text:p>0</text:p>
          </table:table-cell>
          <table:table-cell table:formula="of:=[.M69]*[.AD$1] + IF([.M6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7929" calcext:value-type="float">
            <text:p>4,79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4" calcext:value-type="float">
            <text:p>1,094</text:p>
          </table:table-cell>
          <table:table-cell office:value-type="float" office:value="2.3563" calcext:value-type="float">
            <text:p>2,3563</text:p>
          </table:table-cell>
          <table:table-cell table:formula="of:=([.O70]-[.$O$1])^2" office:value-type="float" office:value="0.806612349456" calcext:value-type="float">
            <text:p>0,806612349456</text:p>
          </table:table-cell>
          <table:table-cell/>
          <table:table-cell table:formula="of:=[.A70]*[.R$1] + IF([.A70]=0;0;[.R$2])" office:value-type="float" office:value="0.7807612" calcext:value-type="float">
            <text:p>0,7807612</text:p>
          </table:table-cell>
          <table:table-cell table:formula="of:=[.B70]*[.S$1] + IF([.B70]=0;0;[.S$2])" office:value-type="float" office:value="1.6985" calcext:value-type="float">
            <text:p>1,6985</text:p>
          </table:table-cell>
          <table:table-cell table:formula="of:=[.C70]*[.T$1] + IF([.C70]=0;0;[.T$2])" office:value-type="float" office:value="-0.24473491" calcext:value-type="float">
            <text:p>-0,24473491</text:p>
          </table:table-cell>
          <table:table-cell table:formula="of:=[.D70]*[.U$1] + IF([.D70]=0;0;[.U$2])" office:value-type="float" office:value="0" calcext:value-type="float">
            <text:p>0</text:p>
          </table:table-cell>
          <table:table-cell table:formula="of:=[.E70]*[.V$1] + IF([.E70]=0;0;[.V$2])" office:value-type="float" office:value="0" calcext:value-type="float">
            <text:p>0</text:p>
          </table:table-cell>
          <table:table-cell table:formula="of:=[.F70]*[.W$1] + IF([.F70]=0;0;[.W$2])" office:value-type="float" office:value="0" calcext:value-type="float">
            <text:p>0</text:p>
          </table:table-cell>
          <table:table-cell table:formula="of:=[.G70]*[.X$1] + IF([.G70]=0;0;[.X$2])" office:value-type="float" office:value="0" calcext:value-type="float">
            <text:p>0</text:p>
          </table:table-cell>
          <table:table-cell table:formula="of:=[.H70]*[.Y$1] + IF([.H70]=0;0;[.Y$2])" office:value-type="float" office:value="0" calcext:value-type="float">
            <text:p>0</text:p>
          </table:table-cell>
          <table:table-cell table:formula="of:=[.I70]*[.Z$1] + IF([.I70]=0;0;[.Z$2])" office:value-type="float" office:value="0" calcext:value-type="float">
            <text:p>0</text:p>
          </table:table-cell>
          <table:table-cell table:formula="of:=[.J70]*[.AA$1] + IF([.J70]=0;0;[.AA$2])" office:value-type="float" office:value="0" calcext:value-type="float">
            <text:p>0</text:p>
          </table:table-cell>
          <table:table-cell table:formula="of:=[.K70]*[.AB$1] + IF([.K70]=0;0;[.AB$2])" office:value-type="float" office:value="0" calcext:value-type="float">
            <text:p>0</text:p>
          </table:table-cell>
          <table:table-cell table:formula="of:=[.L70]*[.AC$1] + IF([.L70]=0;0;[.AC$2])" office:value-type="float" office:value="0" calcext:value-type="float">
            <text:p>0</text:p>
          </table:table-cell>
          <table:table-cell table:formula="of:=[.M70]*[.AD$1] + IF([.M7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802" calcext:value-type="float">
            <text:p>4,58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65" calcext:value-type="float">
            <text:p>0,7765</text:p>
          </table:table-cell>
          <table:table-cell office:value-type="float" office:value="1.2543" calcext:value-type="float">
            <text:p>1,2543</text:p>
          </table:table-cell>
          <table:table-cell table:formula="of:=([.O71]-[.$O$1])^2" office:value-type="float" office:value="0.041568685456" calcext:value-type="float">
            <text:p>0,041568685456</text:p>
          </table:table-cell>
          <table:table-cell/>
          <table:table-cell table:formula="of:=[.A71]*[.R$1] + IF([.A71]=0;0;[.R$2])" office:value-type="float" office:value="0.7261" calcext:value-type="float">
            <text:p>0,7261</text:p>
          </table:table-cell>
          <table:table-cell table:formula="of:=[.B71]*[.S$1] + IF([.B71]=0;0;[.S$2])" office:value-type="float" office:value="0" calcext:value-type="float">
            <text:p>0</text:p>
          </table:table-cell>
          <table:table-cell table:formula="of:=[.C71]*[.T$1] + IF([.C71]=0;0;[.T$2])" office:value-type="float" office:value="-0.24518158" calcext:value-type="float">
            <text:p>-0,24518158</text:p>
          </table:table-cell>
          <table:table-cell table:formula="of:=[.D71]*[.U$1] + IF([.D71]=0;0;[.U$2])" office:value-type="float" office:value="0" calcext:value-type="float">
            <text:p>0</text:p>
          </table:table-cell>
          <table:table-cell table:formula="of:=[.E71]*[.V$1] + IF([.E71]=0;0;[.V$2])" office:value-type="float" office:value="0" calcext:value-type="float">
            <text:p>0</text:p>
          </table:table-cell>
          <table:table-cell table:formula="of:=[.F71]*[.W$1] + IF([.F71]=0;0;[.W$2])" office:value-type="float" office:value="0" calcext:value-type="float">
            <text:p>0</text:p>
          </table:table-cell>
          <table:table-cell table:formula="of:=[.G71]*[.X$1] + IF([.G71]=0;0;[.X$2])" office:value-type="float" office:value="0" calcext:value-type="float">
            <text:p>0</text:p>
          </table:table-cell>
          <table:table-cell table:formula="of:=[.H71]*[.Y$1] + IF([.H71]=0;0;[.Y$2])" office:value-type="float" office:value="0" calcext:value-type="float">
            <text:p>0</text:p>
          </table:table-cell>
          <table:table-cell table:formula="of:=[.I71]*[.Z$1] + IF([.I71]=0;0;[.Z$2])" office:value-type="float" office:value="0" calcext:value-type="float">
            <text:p>0</text:p>
          </table:table-cell>
          <table:table-cell table:formula="of:=[.J71]*[.AA$1] + IF([.J71]=0;0;[.AA$2])" office:value-type="float" office:value="0" calcext:value-type="float">
            <text:p>0</text:p>
          </table:table-cell>
          <table:table-cell table:formula="of:=[.K71]*[.AB$1] + IF([.K71]=0;0;[.AB$2])" office:value-type="float" office:value="0" calcext:value-type="float">
            <text:p>0</text:p>
          </table:table-cell>
          <table:table-cell table:formula="of:=[.L71]*[.AC$1] + IF([.L71]=0;0;[.AC$2])" office:value-type="float" office:value="0" calcext:value-type="float">
            <text:p>0</text:p>
          </table:table-cell>
          <table:table-cell table:formula="of:=[.M71]*[.AD$1] + IF([.M7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424" calcext:value-type="float">
            <text:p>1,94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22" calcext:value-type="float">
            <text:p>0,7922</text:p>
          </table:table-cell>
          <table:table-cell office:value-type="float" office:value="1.1388" calcext:value-type="float">
            <text:p>1,1388</text:p>
          </table:table-cell>
          <table:table-cell table:formula="of:=([.O72]-[.$O$1])^2" office:value-type="float" office:value="0.102006139456" calcext:value-type="float">
            <text:p>0,102006139456</text:p>
          </table:table-cell>
          <table:table-cell/>
          <table:table-cell table:formula="of:=[.A72]*[.R$1] + IF([.A72]=0;0;[.R$2])" office:value-type="float" office:value="0.7261" calcext:value-type="float">
            <text:p>0,7261</text:p>
          </table:table-cell>
          <table:table-cell table:formula="of:=[.B72]*[.S$1] + IF([.B72]=0;0;[.S$2])" office:value-type="float" office:value="0" calcext:value-type="float">
            <text:p>0</text:p>
          </table:table-cell>
          <table:table-cell table:formula="of:=[.C72]*[.T$1] + IF([.C72]=0;0;[.T$2])" office:value-type="float" office:value="-0.25072096" calcext:value-type="float">
            <text:p>-0,25072096</text:p>
          </table:table-cell>
          <table:table-cell table:formula="of:=[.D72]*[.U$1] + IF([.D72]=0;0;[.U$2])" office:value-type="float" office:value="0" calcext:value-type="float">
            <text:p>0</text:p>
          </table:table-cell>
          <table:table-cell table:formula="of:=[.E72]*[.V$1] + IF([.E72]=0;0;[.V$2])" office:value-type="float" office:value="0" calcext:value-type="float">
            <text:p>0</text:p>
          </table:table-cell>
          <table:table-cell table:formula="of:=[.F72]*[.W$1] + IF([.F72]=0;0;[.W$2])" office:value-type="float" office:value="0" calcext:value-type="float">
            <text:p>0</text:p>
          </table:table-cell>
          <table:table-cell table:formula="of:=[.G72]*[.X$1] + IF([.G72]=0;0;[.X$2])" office:value-type="float" office:value="0" calcext:value-type="float">
            <text:p>0</text:p>
          </table:table-cell>
          <table:table-cell table:formula="of:=[.H72]*[.Y$1] + IF([.H72]=0;0;[.Y$2])" office:value-type="float" office:value="0" calcext:value-type="float">
            <text:p>0</text:p>
          </table:table-cell>
          <table:table-cell table:formula="of:=[.I72]*[.Z$1] + IF([.I72]=0;0;[.Z$2])" office:value-type="float" office:value="0" calcext:value-type="float">
            <text:p>0</text:p>
          </table:table-cell>
          <table:table-cell table:formula="of:=[.J72]*[.AA$1] + IF([.J72]=0;0;[.AA$2])" office:value-type="float" office:value="0" calcext:value-type="float">
            <text:p>0</text:p>
          </table:table-cell>
          <table:table-cell table:formula="of:=[.K72]*[.AB$1] + IF([.K72]=0;0;[.AB$2])" office:value-type="float" office:value="0" calcext:value-type="float">
            <text:p>0</text:p>
          </table:table-cell>
          <table:table-cell table:formula="of:=[.L72]*[.AC$1] + IF([.L72]=0;0;[.AC$2])" office:value-type="float" office:value="0" calcext:value-type="float">
            <text:p>0</text:p>
          </table:table-cell>
          <table:table-cell table:formula="of:=[.M72]*[.AD$1] + IF([.M7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2785" calcext:value-type="float">
            <text:p>3,27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1" calcext:value-type="float">
            <text:p>0,661</text:p>
          </table:table-cell>
          <table:table-cell office:value-type="float" office:value="1.0387" calcext:value-type="float">
            <text:p>1,0387</text:p>
          </table:table-cell>
          <table:table-cell table:formula="of:=([.O73]-[.$O$1])^2" office:value-type="float" office:value="0.175966826256" calcext:value-type="float">
            <text:p>0,175966826256</text:p>
          </table:table-cell>
          <table:table-cell/>
          <table:table-cell table:formula="of:=[.A73]*[.R$1] + IF([.A73]=0;0;[.R$2])" office:value-type="float" office:value="0.7807612" calcext:value-type="float">
            <text:p>0,7807612</text:p>
          </table:table-cell>
          <table:table-cell table:formula="of:=[.B73]*[.S$1] + IF([.B73]=0;0;[.S$2])" office:value-type="float" office:value="0" calcext:value-type="float">
            <text:p>0</text:p>
          </table:table-cell>
          <table:table-cell table:formula="of:=[.C73]*[.T$1] + IF([.C73]=0;0;[.T$2])" office:value-type="float" office:value="-0.24791515" calcext:value-type="float">
            <text:p>-0,24791515</text:p>
          </table:table-cell>
          <table:table-cell table:formula="of:=[.D73]*[.U$1] + IF([.D73]=0;0;[.U$2])" office:value-type="float" office:value="0" calcext:value-type="float">
            <text:p>0</text:p>
          </table:table-cell>
          <table:table-cell table:formula="of:=[.E73]*[.V$1] + IF([.E73]=0;0;[.V$2])" office:value-type="float" office:value="0" calcext:value-type="float">
            <text:p>0</text:p>
          </table:table-cell>
          <table:table-cell table:formula="of:=[.F73]*[.W$1] + IF([.F73]=0;0;[.W$2])" office:value-type="float" office:value="0" calcext:value-type="float">
            <text:p>0</text:p>
          </table:table-cell>
          <table:table-cell table:formula="of:=[.G73]*[.X$1] + IF([.G73]=0;0;[.X$2])" office:value-type="float" office:value="0" calcext:value-type="float">
            <text:p>0</text:p>
          </table:table-cell>
          <table:table-cell table:formula="of:=[.H73]*[.Y$1] + IF([.H73]=0;0;[.Y$2])" office:value-type="float" office:value="0" calcext:value-type="float">
            <text:p>0</text:p>
          </table:table-cell>
          <table:table-cell table:formula="of:=[.I73]*[.Z$1] + IF([.I73]=0;0;[.Z$2])" office:value-type="float" office:value="0" calcext:value-type="float">
            <text:p>0</text:p>
          </table:table-cell>
          <table:table-cell table:formula="of:=[.J73]*[.AA$1] + IF([.J73]=0;0;[.AA$2])" office:value-type="float" office:value="0" calcext:value-type="float">
            <text:p>0</text:p>
          </table:table-cell>
          <table:table-cell table:formula="of:=[.K73]*[.AB$1] + IF([.K73]=0;0;[.AB$2])" office:value-type="float" office:value="0" calcext:value-type="float">
            <text:p>0</text:p>
          </table:table-cell>
          <table:table-cell table:formula="of:=[.L73]*[.AC$1] + IF([.L73]=0;0;[.AC$2])" office:value-type="float" office:value="0" calcext:value-type="float">
            <text:p>0</text:p>
          </table:table-cell>
          <table:table-cell table:formula="of:=[.M73]*[.AD$1] + IF([.M7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661" calcext:value-type="float">
            <text:p>4,2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19" calcext:value-type="float">
            <text:p>0,9819</text:p>
          </table:table-cell>
          <table:table-cell office:value-type="float" office:value="1.4401" calcext:value-type="float">
            <text:p>1,4401</text:p>
          </table:table-cell>
          <table:table-cell table:formula="of:=([.O74]-[.$O$1])^2" office:value-type="float" office:value="0.000327031056" calcext:value-type="float">
            <text:p>0,000327031056</text:p>
          </table:table-cell>
          <table:table-cell/>
          <table:table-cell table:formula="of:=[.A74]*[.R$1] + IF([.A74]=0;0;[.R$2])" office:value-type="float" office:value="0.6167776" calcext:value-type="float">
            <text:p>0,6167776</text:p>
          </table:table-cell>
          <table:table-cell table:formula="of:=[.B74]*[.S$1] + IF([.B74]=0;0;[.S$2])" office:value-type="float" office:value="0" calcext:value-type="float">
            <text:p>0</text:p>
          </table:table-cell>
          <table:table-cell table:formula="of:=[.C74]*[.T$1] + IF([.C74]=0;0;[.T$2])" office:value-type="float" office:value="-0.24584119" calcext:value-type="float">
            <text:p>-0,24584119</text:p>
          </table:table-cell>
          <table:table-cell table:formula="of:=[.D74]*[.U$1] + IF([.D74]=0;0;[.U$2])" office:value-type="float" office:value="0" calcext:value-type="float">
            <text:p>0</text:p>
          </table:table-cell>
          <table:table-cell table:formula="of:=[.E74]*[.V$1] + IF([.E74]=0;0;[.V$2])" office:value-type="float" office:value="0" calcext:value-type="float">
            <text:p>0</text:p>
          </table:table-cell>
          <table:table-cell table:formula="of:=[.F74]*[.W$1] + IF([.F74]=0;0;[.W$2])" office:value-type="float" office:value="0" calcext:value-type="float">
            <text:p>0</text:p>
          </table:table-cell>
          <table:table-cell table:formula="of:=[.G74]*[.X$1] + IF([.G74]=0;0;[.X$2])" office:value-type="float" office:value="0" calcext:value-type="float">
            <text:p>0</text:p>
          </table:table-cell>
          <table:table-cell table:formula="of:=[.H74]*[.Y$1] + IF([.H74]=0;0;[.Y$2])" office:value-type="float" office:value="0" calcext:value-type="float">
            <text:p>0</text:p>
          </table:table-cell>
          <table:table-cell table:formula="of:=[.I74]*[.Z$1] + IF([.I74]=0;0;[.Z$2])" office:value-type="float" office:value="0" calcext:value-type="float">
            <text:p>0</text:p>
          </table:table-cell>
          <table:table-cell table:formula="of:=[.J74]*[.AA$1] + IF([.J74]=0;0;[.AA$2])" office:value-type="float" office:value="0" calcext:value-type="float">
            <text:p>0</text:p>
          </table:table-cell>
          <table:table-cell table:formula="of:=[.K74]*[.AB$1] + IF([.K74]=0;0;[.AB$2])" office:value-type="float" office:value="0" calcext:value-type="float">
            <text:p>0</text:p>
          </table:table-cell>
          <table:table-cell table:formula="of:=[.L74]*[.AC$1] + IF([.L74]=0;0;[.AC$2])" office:value-type="float" office:value="0" calcext:value-type="float">
            <text:p>0</text:p>
          </table:table-cell>
          <table:table-cell table:formula="of:=[.M74]*[.AD$1] + IF([.M7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214" calcext:value-type="float">
            <text:p>2,62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06" calcext:value-type="float">
            <text:p>0,8706</text:p>
          </table:table-cell>
          <table:table-cell office:value-type="float" office:value="1.3059" calcext:value-type="float">
            <text:p>1,3059</text:p>
          </table:table-cell>
          <table:table-cell table:formula="of:=([.O75]-[.$O$1])^2" office:value-type="float" office:value="0.023190416656" calcext:value-type="float">
            <text:p>0,023190416656</text:p>
          </table:table-cell>
          <table:table-cell/>
          <table:table-cell table:formula="of:=[.A75]*[.R$1] + IF([.A75]=0;0;[.R$2])" office:value-type="float" office:value="0.6714388" calcext:value-type="float">
            <text:p>0,6714388</text:p>
          </table:table-cell>
          <table:table-cell table:formula="of:=[.B75]*[.S$1] + IF([.B75]=0;0;[.S$2])" office:value-type="float" office:value="0" calcext:value-type="float">
            <text:p>0</text:p>
          </table:table-cell>
          <table:table-cell table:formula="of:=[.C75]*[.T$1] + IF([.C75]=0;0;[.T$2])" office:value-type="float" office:value="-0.24929506" calcext:value-type="float">
            <text:p>-0,24929506</text:p>
          </table:table-cell>
          <table:table-cell table:formula="of:=[.D75]*[.U$1] + IF([.D75]=0;0;[.U$2])" office:value-type="float" office:value="0" calcext:value-type="float">
            <text:p>0</text:p>
          </table:table-cell>
          <table:table-cell table:formula="of:=[.E75]*[.V$1] + IF([.E75]=0;0;[.V$2])" office:value-type="float" office:value="0" calcext:value-type="float">
            <text:p>0</text:p>
          </table:table-cell>
          <table:table-cell table:formula="of:=[.F75]*[.W$1] + IF([.F75]=0;0;[.W$2])" office:value-type="float" office:value="0" calcext:value-type="float">
            <text:p>0</text:p>
          </table:table-cell>
          <table:table-cell table:formula="of:=[.G75]*[.X$1] + IF([.G75]=0;0;[.X$2])" office:value-type="float" office:value="0" calcext:value-type="float">
            <text:p>0</text:p>
          </table:table-cell>
          <table:table-cell table:formula="of:=[.H75]*[.Y$1] + IF([.H75]=0;0;[.Y$2])" office:value-type="float" office:value="0" calcext:value-type="float">
            <text:p>0</text:p>
          </table:table-cell>
          <table:table-cell table:formula="of:=[.I75]*[.Z$1] + IF([.I75]=0;0;[.Z$2])" office:value-type="float" office:value="0" calcext:value-type="float">
            <text:p>0</text:p>
          </table:table-cell>
          <table:table-cell table:formula="of:=[.J75]*[.AA$1] + IF([.J75]=0;0;[.AA$2])" office:value-type="float" office:value="0" calcext:value-type="float">
            <text:p>0</text:p>
          </table:table-cell>
          <table:table-cell table:formula="of:=[.K75]*[.AB$1] + IF([.K75]=0;0;[.AB$2])" office:value-type="float" office:value="0" calcext:value-type="float">
            <text:p>0</text:p>
          </table:table-cell>
          <table:table-cell table:formula="of:=[.L75]*[.AC$1] + IF([.L75]=0;0;[.AC$2])" office:value-type="float" office:value="0" calcext:value-type="float">
            <text:p>0</text:p>
          </table:table-cell>
          <table:table-cell table:formula="of:=[.M75]*[.AD$1] + IF([.M7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8477" calcext:value-type="float">
            <text:p>5,8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21" calcext:value-type="float">
            <text:p>0,6821</text:p>
          </table:table-cell>
          <table:table-cell office:value-type="float" office:value="1.1369" calcext:value-type="float">
            <text:p>1,1369</text:p>
          </table:table-cell>
          <table:table-cell table:formula="of:=([.O76]-[.$O$1])^2" office:value-type="float" office:value="0.103223408656" calcext:value-type="float">
            <text:p>0,103223408656</text:p>
          </table:table-cell>
          <table:table-cell/>
          <table:table-cell table:formula="of:=[.A76]*[.R$1] + IF([.A76]=0;0;[.R$2])" office:value-type="float" office:value="0.7261" calcext:value-type="float">
            <text:p>0,7261</text:p>
          </table:table-cell>
          <table:table-cell table:formula="of:=[.B76]*[.S$1] + IF([.B76]=0;0;[.S$2])" office:value-type="float" office:value="0" calcext:value-type="float">
            <text:p>0</text:p>
          </table:table-cell>
          <table:table-cell table:formula="of:=[.C76]*[.T$1] + IF([.C76]=0;0;[.T$2])" office:value-type="float" office:value="-0.24251983" calcext:value-type="float">
            <text:p>-0,24251983</text:p>
          </table:table-cell>
          <table:table-cell table:formula="of:=[.D76]*[.U$1] + IF([.D76]=0;0;[.U$2])" office:value-type="float" office:value="0" calcext:value-type="float">
            <text:p>0</text:p>
          </table:table-cell>
          <table:table-cell table:formula="of:=[.E76]*[.V$1] + IF([.E76]=0;0;[.V$2])" office:value-type="float" office:value="0" calcext:value-type="float">
            <text:p>0</text:p>
          </table:table-cell>
          <table:table-cell table:formula="of:=[.F76]*[.W$1] + IF([.F76]=0;0;[.W$2])" office:value-type="float" office:value="0" calcext:value-type="float">
            <text:p>0</text:p>
          </table:table-cell>
          <table:table-cell table:formula="of:=[.G76]*[.X$1] + IF([.G76]=0;0;[.X$2])" office:value-type="float" office:value="0" calcext:value-type="float">
            <text:p>0</text:p>
          </table:table-cell>
          <table:table-cell table:formula="of:=[.H76]*[.Y$1] + IF([.H76]=0;0;[.Y$2])" office:value-type="float" office:value="0" calcext:value-type="float">
            <text:p>0</text:p>
          </table:table-cell>
          <table:table-cell table:formula="of:=[.I76]*[.Z$1] + IF([.I76]=0;0;[.Z$2])" office:value-type="float" office:value="0" calcext:value-type="float">
            <text:p>0</text:p>
          </table:table-cell>
          <table:table-cell table:formula="of:=[.J76]*[.AA$1] + IF([.J76]=0;0;[.AA$2])" office:value-type="float" office:value="0" calcext:value-type="float">
            <text:p>0</text:p>
          </table:table-cell>
          <table:table-cell table:formula="of:=[.K76]*[.AB$1] + IF([.K76]=0;0;[.AB$2])" office:value-type="float" office:value="0" calcext:value-type="float">
            <text:p>0</text:p>
          </table:table-cell>
          <table:table-cell table:formula="of:=[.L76]*[.AC$1] + IF([.L76]=0;0;[.AC$2])" office:value-type="float" office:value="0" calcext:value-type="float">
            <text:p>0</text:p>
          </table:table-cell>
          <table:table-cell table:formula="of:=[.M76]*[.AD$1] + IF([.M7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971" calcext:value-type="float">
            <text:p>2,89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01" calcext:value-type="float">
            <text:p>0,7001</text:p>
          </table:table-cell>
          <table:table-cell office:value-type="float" office:value="0.8648" calcext:value-type="float">
            <text:p>0,8648</text:p>
          </table:table-cell>
          <table:table-cell table:formula="of:=([.O77]-[.$O$1])^2" office:value-type="float" office:value="0.352104571456" calcext:value-type="float">
            <text:p>0,352104571456</text:p>
          </table:table-cell>
          <table:table-cell/>
          <table:table-cell table:formula="of:=[.A77]*[.R$1] + IF([.A77]=0;0;[.R$2])" office:value-type="float" office:value="0.7807612" calcext:value-type="float">
            <text:p>0,7807612</text:p>
          </table:table-cell>
          <table:table-cell table:formula="of:=[.B77]*[.S$1] + IF([.B77]=0;0;[.S$2])" office:value-type="float" office:value="0" calcext:value-type="float">
            <text:p>0</text:p>
          </table:table-cell>
          <table:table-cell table:formula="of:=[.C77]*[.T$1] + IF([.C77]=0;0;[.T$2])" office:value-type="float" office:value="-0.24871609" calcext:value-type="float">
            <text:p>-0,24871609</text:p>
          </table:table-cell>
          <table:table-cell table:formula="of:=[.D77]*[.U$1] + IF([.D77]=0;0;[.U$2])" office:value-type="float" office:value="0" calcext:value-type="float">
            <text:p>0</text:p>
          </table:table-cell>
          <table:table-cell table:formula="of:=[.E77]*[.V$1] + IF([.E77]=0;0;[.V$2])" office:value-type="float" office:value="0" calcext:value-type="float">
            <text:p>0</text:p>
          </table:table-cell>
          <table:table-cell table:formula="of:=[.F77]*[.W$1] + IF([.F77]=0;0;[.W$2])" office:value-type="float" office:value="0" calcext:value-type="float">
            <text:p>0</text:p>
          </table:table-cell>
          <table:table-cell table:formula="of:=[.G77]*[.X$1] + IF([.G77]=0;0;[.X$2])" office:value-type="float" office:value="0" calcext:value-type="float">
            <text:p>0</text:p>
          </table:table-cell>
          <table:table-cell table:formula="of:=[.H77]*[.Y$1] + IF([.H77]=0;0;[.Y$2])" office:value-type="float" office:value="0" calcext:value-type="float">
            <text:p>0</text:p>
          </table:table-cell>
          <table:table-cell table:formula="of:=[.I77]*[.Z$1] + IF([.I77]=0;0;[.Z$2])" office:value-type="float" office:value="0" calcext:value-type="float">
            <text:p>0</text:p>
          </table:table-cell>
          <table:table-cell table:formula="of:=[.J77]*[.AA$1] + IF([.J77]=0;0;[.AA$2])" office:value-type="float" office:value="0" calcext:value-type="float">
            <text:p>0</text:p>
          </table:table-cell>
          <table:table-cell table:formula="of:=[.K77]*[.AB$1] + IF([.K77]=0;0;[.AB$2])" office:value-type="float" office:value="0" calcext:value-type="float">
            <text:p>0</text:p>
          </table:table-cell>
          <table:table-cell table:formula="of:=[.L77]*[.AC$1] + IF([.L77]=0;0;[.AC$2])" office:value-type="float" office:value="0" calcext:value-type="float">
            <text:p>0</text:p>
          </table:table-cell>
          <table:table-cell table:formula="of:=[.M77]*[.AD$1] + IF([.M7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0905" calcext:value-type="float">
            <text:p>3,09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08" calcext:value-type="float">
            <text:p>0,7808</text:p>
          </table:table-cell>
          <table:table-cell office:value-type="float" office:value="1.1972" calcext:value-type="float">
            <text:p>1,1972</text:p>
          </table:table-cell>
          <table:table-cell table:formula="of:=([.O78]-[.$O$1])^2" office:value-type="float" office:value="0.0681126482559999" calcext:value-type="float">
            <text:p>0,0681126482559999</text:p>
          </table:table-cell>
          <table:table-cell/>
          <table:table-cell table:formula="of:=[.A78]*[.R$1] + IF([.A78]=0;0;[.R$2])" office:value-type="float" office:value="0.7261" calcext:value-type="float">
            <text:p>0,7261</text:p>
          </table:table-cell>
          <table:table-cell table:formula="of:=[.B78]*[.S$1] + IF([.B78]=0;0;[.S$2])" office:value-type="float" office:value="0" calcext:value-type="float">
            <text:p>0</text:p>
          </table:table-cell>
          <table:table-cell table:formula="of:=[.C78]*[.T$1] + IF([.C78]=0;0;[.T$2])" office:value-type="float" office:value="-0.24830995" calcext:value-type="float">
            <text:p>-0,24830995</text:p>
          </table:table-cell>
          <table:table-cell table:formula="of:=[.D78]*[.U$1] + IF([.D78]=0;0;[.U$2])" office:value-type="float" office:value="0" calcext:value-type="float">
            <text:p>0</text:p>
          </table:table-cell>
          <table:table-cell table:formula="of:=[.E78]*[.V$1] + IF([.E78]=0;0;[.V$2])" office:value-type="float" office:value="0" calcext:value-type="float">
            <text:p>0</text:p>
          </table:table-cell>
          <table:table-cell table:formula="of:=[.F78]*[.W$1] + IF([.F78]=0;0;[.W$2])" office:value-type="float" office:value="0" calcext:value-type="float">
            <text:p>0</text:p>
          </table:table-cell>
          <table:table-cell table:formula="of:=[.G78]*[.X$1] + IF([.G78]=0;0;[.X$2])" office:value-type="float" office:value="0" calcext:value-type="float">
            <text:p>0</text:p>
          </table:table-cell>
          <table:table-cell table:formula="of:=[.H78]*[.Y$1] + IF([.H78]=0;0;[.Y$2])" office:value-type="float" office:value="0" calcext:value-type="float">
            <text:p>0</text:p>
          </table:table-cell>
          <table:table-cell table:formula="of:=[.I78]*[.Z$1] + IF([.I78]=0;0;[.Z$2])" office:value-type="float" office:value="0" calcext:value-type="float">
            <text:p>0</text:p>
          </table:table-cell>
          <table:table-cell table:formula="of:=[.J78]*[.AA$1] + IF([.J78]=0;0;[.AA$2])" office:value-type="float" office:value="0" calcext:value-type="float">
            <text:p>0</text:p>
          </table:table-cell>
          <table:table-cell table:formula="of:=[.K78]*[.AB$1] + IF([.K78]=0;0;[.AB$2])" office:value-type="float" office:value="0" calcext:value-type="float">
            <text:p>0</text:p>
          </table:table-cell>
          <table:table-cell table:formula="of:=[.L78]*[.AC$1] + IF([.L78]=0;0;[.AC$2])" office:value-type="float" office:value="0" calcext:value-type="float">
            <text:p>0</text:p>
          </table:table-cell>
          <table:table-cell table:formula="of:=[.M78]*[.AD$1] + IF([.M7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111" calcext:value-type="float">
            <text:p>3,1111</text:p>
          </table:table-cell>
          <table:table-cell office:value-type="float" office:value="0" calcext:value-type="float">
            <text:p>0</text:p>
          </table:table-cell>
          <table:table-cell office:value-type="float" office:value="5.668" calcext:value-type="float">
            <text:p>5,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28" calcext:value-type="float">
            <text:p>0,7428</text:p>
          </table:table-cell>
          <table:table-cell office:value-type="float" office:value="1.0965" calcext:value-type="float">
            <text:p>1,0965</text:p>
          </table:table-cell>
          <table:table-cell table:formula="of:=([.O79]-[.$O$1])^2" office:value-type="float" office:value="0.130815315856" calcext:value-type="float">
            <text:p>0,130815315856</text:p>
          </table:table-cell>
          <table:table-cell/>
          <table:table-cell table:formula="of:=[.A79]*[.R$1] + IF([.A79]=0;0;[.R$2])" office:value-type="float" office:value="0.5074306" calcext:value-type="float">
            <text:p>0,5074306</text:p>
          </table:table-cell>
          <table:table-cell table:formula="of:=[.B79]*[.S$1] + IF([.B79]=0;0;[.S$2])" office:value-type="float" office:value="0" calcext:value-type="float">
            <text:p>0</text:p>
          </table:table-cell>
          <table:table-cell table:formula="of:=[.C79]*[.T$1] + IF([.C79]=0;0;[.T$2])" office:value-type="float" office:value="-0.2428972" calcext:value-type="float">
            <text:p>-0,2428972</text:p>
          </table:table-cell>
          <table:table-cell table:formula="of:=[.D79]*[.U$1] + IF([.D79]=0;0;[.U$2])" office:value-type="float" office:value="0" calcext:value-type="float">
            <text:p>0</text:p>
          </table:table-cell>
          <table:table-cell table:formula="of:=[.E79]*[.V$1] + IF([.E79]=0;0;[.V$2])" office:value-type="float" office:value="0" calcext:value-type="float">
            <text:p>0</text:p>
          </table:table-cell>
          <table:table-cell table:formula="of:=[.F79]*[.W$1] + IF([.F79]=0;0;[.W$2])" office:value-type="float" office:value="0" calcext:value-type="float">
            <text:p>0</text:p>
          </table:table-cell>
          <table:table-cell table:formula="of:=[.G79]*[.X$1] + IF([.G79]=0;0;[.X$2])" office:value-type="float" office:value="0" calcext:value-type="float">
            <text:p>0</text:p>
          </table:table-cell>
          <table:table-cell table:formula="of:=[.H79]*[.Y$1] + IF([.H79]=0;0;[.Y$2])" office:value-type="float" office:value="0" calcext:value-type="float">
            <text:p>0</text:p>
          </table:table-cell>
          <table:table-cell table:formula="of:=[.I79]*[.Z$1] + IF([.I79]=0;0;[.Z$2])" office:value-type="float" office:value="0" calcext:value-type="float">
            <text:p>0</text:p>
          </table:table-cell>
          <table:table-cell table:formula="of:=[.J79]*[.AA$1] + IF([.J79]=0;0;[.AA$2])" office:value-type="float" office:value="0" calcext:value-type="float">
            <text:p>0</text:p>
          </table:table-cell>
          <table:table-cell table:formula="of:=[.K79]*[.AB$1] + IF([.K79]=0;0;[.AB$2])" office:value-type="float" office:value="0" calcext:value-type="float">
            <text:p>0</text:p>
          </table:table-cell>
          <table:table-cell table:formula="of:=[.L79]*[.AC$1] + IF([.L79]=0;0;[.AC$2])" office:value-type="float" office:value="0" calcext:value-type="float">
            <text:p>0</text:p>
          </table:table-cell>
          <table:table-cell table:formula="of:=[.M79]*[.AD$1] + IF([.M7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8532" calcext:value-type="float">
            <text:p>3,8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42" calcext:value-type="float">
            <text:p>0,7742</text:p>
          </table:table-cell>
          <table:table-cell office:value-type="float" office:value="1.493" calcext:value-type="float">
            <text:p>1,493</text:p>
          </table:table-cell>
          <table:table-cell table:formula="of:=([.O80]-[.$O$1])^2" office:value-type="float" office:value="0.00121215385600001" calcext:value-type="float">
            <text:p>0,00121215385600001</text:p>
          </table:table-cell>
          <table:table-cell/>
          <table:table-cell table:formula="of:=[.A80]*[.R$1] + IF([.A80]=0;0;[.R$2])" office:value-type="float" office:value="0.6167776" calcext:value-type="float">
            <text:p>0,6167776</text:p>
          </table:table-cell>
          <table:table-cell table:formula="of:=[.B80]*[.S$1] + IF([.B80]=0;0;[.S$2])" office:value-type="float" office:value="0" calcext:value-type="float">
            <text:p>0</text:p>
          </table:table-cell>
          <table:table-cell table:formula="of:=[.C80]*[.T$1] + IF([.C80]=0;0;[.T$2])" office:value-type="float" office:value="-0.24670828" calcext:value-type="float">
            <text:p>-0,24670828</text:p>
          </table:table-cell>
          <table:table-cell table:formula="of:=[.D80]*[.U$1] + IF([.D80]=0;0;[.U$2])" office:value-type="float" office:value="0" calcext:value-type="float">
            <text:p>0</text:p>
          </table:table-cell>
          <table:table-cell table:formula="of:=[.E80]*[.V$1] + IF([.E80]=0;0;[.V$2])" office:value-type="float" office:value="0" calcext:value-type="float">
            <text:p>0</text:p>
          </table:table-cell>
          <table:table-cell table:formula="of:=[.F80]*[.W$1] + IF([.F80]=0;0;[.W$2])" office:value-type="float" office:value="0" calcext:value-type="float">
            <text:p>0</text:p>
          </table:table-cell>
          <table:table-cell table:formula="of:=[.G80]*[.X$1] + IF([.G80]=0;0;[.X$2])" office:value-type="float" office:value="0" calcext:value-type="float">
            <text:p>0</text:p>
          </table:table-cell>
          <table:table-cell table:formula="of:=[.H80]*[.Y$1] + IF([.H80]=0;0;[.Y$2])" office:value-type="float" office:value="0" calcext:value-type="float">
            <text:p>0</text:p>
          </table:table-cell>
          <table:table-cell table:formula="of:=[.I80]*[.Z$1] + IF([.I80]=0;0;[.Z$2])" office:value-type="float" office:value="0" calcext:value-type="float">
            <text:p>0</text:p>
          </table:table-cell>
          <table:table-cell table:formula="of:=[.J80]*[.AA$1] + IF([.J80]=0;0;[.AA$2])" office:value-type="float" office:value="0" calcext:value-type="float">
            <text:p>0</text:p>
          </table:table-cell>
          <table:table-cell table:formula="of:=[.K80]*[.AB$1] + IF([.K80]=0;0;[.AB$2])" office:value-type="float" office:value="0" calcext:value-type="float">
            <text:p>0</text:p>
          </table:table-cell>
          <table:table-cell table:formula="of:=[.L80]*[.AC$1] + IF([.L80]=0;0;[.AC$2])" office:value-type="float" office:value="0" calcext:value-type="float">
            <text:p>0</text:p>
          </table:table-cell>
          <table:table-cell table:formula="of:=[.M80]*[.AD$1] + IF([.M8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2263" calcext:value-type="float">
            <text:p>5,22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09" calcext:value-type="float">
            <text:p>0,7509</text:p>
          </table:table-cell>
          <table:table-cell office:value-type="float" office:value="1.1264" calcext:value-type="float">
            <text:p>1,1264</text:p>
          </table:table-cell>
          <table:table-cell table:formula="of:=([.O81]-[.$O$1])^2" office:value-type="float" office:value="0.110080622656" calcext:value-type="float">
            <text:p>0,110080622656</text:p>
          </table:table-cell>
          <table:table-cell/>
          <table:table-cell table:formula="of:=[.A81]*[.R$1] + IF([.A81]=0;0;[.R$2])" office:value-type="float" office:value="0.7261" calcext:value-type="float">
            <text:p>0,7261</text:p>
          </table:table-cell>
          <table:table-cell table:formula="of:=[.B81]*[.S$1] + IF([.B81]=0;0;[.S$2])" office:value-type="float" office:value="0" calcext:value-type="float">
            <text:p>0</text:p>
          </table:table-cell>
          <table:table-cell table:formula="of:=[.C81]*[.T$1] + IF([.C81]=0;0;[.T$2])" office:value-type="float" office:value="-0.24382477" calcext:value-type="float">
            <text:p>-0,24382477</text:p>
          </table:table-cell>
          <table:table-cell table:formula="of:=[.D81]*[.U$1] + IF([.D81]=0;0;[.U$2])" office:value-type="float" office:value="0" calcext:value-type="float">
            <text:p>0</text:p>
          </table:table-cell>
          <table:table-cell table:formula="of:=[.E81]*[.V$1] + IF([.E81]=0;0;[.V$2])" office:value-type="float" office:value="0" calcext:value-type="float">
            <text:p>0</text:p>
          </table:table-cell>
          <table:table-cell table:formula="of:=[.F81]*[.W$1] + IF([.F81]=0;0;[.W$2])" office:value-type="float" office:value="0" calcext:value-type="float">
            <text:p>0</text:p>
          </table:table-cell>
          <table:table-cell table:formula="of:=[.G81]*[.X$1] + IF([.G81]=0;0;[.X$2])" office:value-type="float" office:value="0" calcext:value-type="float">
            <text:p>0</text:p>
          </table:table-cell>
          <table:table-cell table:formula="of:=[.H81]*[.Y$1] + IF([.H81]=0;0;[.Y$2])" office:value-type="float" office:value="0" calcext:value-type="float">
            <text:p>0</text:p>
          </table:table-cell>
          <table:table-cell table:formula="of:=[.I81]*[.Z$1] + IF([.I81]=0;0;[.Z$2])" office:value-type="float" office:value="0" calcext:value-type="float">
            <text:p>0</text:p>
          </table:table-cell>
          <table:table-cell table:formula="of:=[.J81]*[.AA$1] + IF([.J81]=0;0;[.AA$2])" office:value-type="float" office:value="0" calcext:value-type="float">
            <text:p>0</text:p>
          </table:table-cell>
          <table:table-cell table:formula="of:=[.K81]*[.AB$1] + IF([.K81]=0;0;[.AB$2])" office:value-type="float" office:value="0" calcext:value-type="float">
            <text:p>0</text:p>
          </table:table-cell>
          <table:table-cell table:formula="of:=[.L81]*[.AC$1] + IF([.L81]=0;0;[.AC$2])" office:value-type="float" office:value="0" calcext:value-type="float">
            <text:p>0</text:p>
          </table:table-cell>
          <table:table-cell table:formula="of:=[.M81]*[.AD$1] + IF([.M8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513" calcext:value-type="float">
            <text:p>3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01" calcext:value-type="float">
            <text:p>0,8801</text:p>
          </table:table-cell>
          <table:table-cell office:value-type="float" office:value="1.5088" calcext:value-type="float">
            <text:p>1,5088</text:p>
          </table:table-cell>
          <table:table-cell table:formula="of:=([.O82]-[.$O$1])^2" office:value-type="float" office:value="0.002561979456" calcext:value-type="float">
            <text:p>0,002561979456</text:p>
          </table:table-cell>
          <table:table-cell/>
          <table:table-cell table:formula="of:=[.A82]*[.R$1] + IF([.A82]=0;0;[.R$2])" office:value-type="float" office:value="0.6714388" calcext:value-type="float">
            <text:p>0,6714388</text:p>
          </table:table-cell>
          <table:table-cell table:formula="of:=[.B82]*[.S$1] + IF([.B82]=0;0;[.S$2])" office:value-type="float" office:value="0" calcext:value-type="float">
            <text:p>0</text:p>
          </table:table-cell>
          <table:table-cell table:formula="of:=[.C82]*[.T$1] + IF([.C82]=0;0;[.T$2])" office:value-type="float" office:value="-0.24755227" calcext:value-type="float">
            <text:p>-0,24755227</text:p>
          </table:table-cell>
          <table:table-cell table:formula="of:=[.D82]*[.U$1] + IF([.D82]=0;0;[.U$2])" office:value-type="float" office:value="0" calcext:value-type="float">
            <text:p>0</text:p>
          </table:table-cell>
          <table:table-cell table:formula="of:=[.E82]*[.V$1] + IF([.E82]=0;0;[.V$2])" office:value-type="float" office:value="0" calcext:value-type="float">
            <text:p>0</text:p>
          </table:table-cell>
          <table:table-cell table:formula="of:=[.F82]*[.W$1] + IF([.F82]=0;0;[.W$2])" office:value-type="float" office:value="0" calcext:value-type="float">
            <text:p>0</text:p>
          </table:table-cell>
          <table:table-cell table:formula="of:=[.G82]*[.X$1] + IF([.G82]=0;0;[.X$2])" office:value-type="float" office:value="0" calcext:value-type="float">
            <text:p>0</text:p>
          </table:table-cell>
          <table:table-cell table:formula="of:=[.H82]*[.Y$1] + IF([.H82]=0;0;[.Y$2])" office:value-type="float" office:value="0" calcext:value-type="float">
            <text:p>0</text:p>
          </table:table-cell>
          <table:table-cell table:formula="of:=[.I82]*[.Z$1] + IF([.I82]=0;0;[.Z$2])" office:value-type="float" office:value="0" calcext:value-type="float">
            <text:p>0</text:p>
          </table:table-cell>
          <table:table-cell table:formula="of:=[.J82]*[.AA$1] + IF([.J82]=0;0;[.AA$2])" office:value-type="float" office:value="0" calcext:value-type="float">
            <text:p>0</text:p>
          </table:table-cell>
          <table:table-cell table:formula="of:=[.K82]*[.AB$1] + IF([.K82]=0;0;[.AB$2])" office:value-type="float" office:value="0" calcext:value-type="float">
            <text:p>0</text:p>
          </table:table-cell>
          <table:table-cell table:formula="of:=[.L82]*[.AC$1] + IF([.L82]=0;0;[.AC$2])" office:value-type="float" office:value="0" calcext:value-type="float">
            <text:p>0</text:p>
          </table:table-cell>
          <table:table-cell table:formula="of:=[.M82]*[.AD$1] + IF([.M8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528" calcext:value-type="float">
            <text:p>3,5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74" calcext:value-type="float">
            <text:p>0,9174</text:p>
          </table:table-cell>
          <table:table-cell office:value-type="float" office:value="1.376" calcext:value-type="float">
            <text:p>1,376</text:p>
          </table:table-cell>
          <table:table-cell table:formula="of:=([.O83]-[.$O$1])^2" office:value-type="float" office:value="0.00675420985600001" calcext:value-type="float">
            <text:p>0,00675420985600001</text:p>
          </table:table-cell>
          <table:table-cell/>
          <table:table-cell table:formula="of:=[.A83]*[.R$1] + IF([.A83]=0;0;[.R$2])" office:value-type="float" office:value="0.7261" calcext:value-type="float">
            <text:p>0,7261</text:p>
          </table:table-cell>
          <table:table-cell table:formula="of:=[.B83]*[.S$1] + IF([.B83]=0;0;[.S$2])" office:value-type="float" office:value="0" calcext:value-type="float">
            <text:p>0</text:p>
          </table:table-cell>
          <table:table-cell table:formula="of:=[.C83]*[.T$1] + IF([.C83]=0;0;[.T$2])" office:value-type="float" office:value="-0.24733912" calcext:value-type="float">
            <text:p>-0,24733912</text:p>
          </table:table-cell>
          <table:table-cell table:formula="of:=[.D83]*[.U$1] + IF([.D83]=0;0;[.U$2])" office:value-type="float" office:value="0" calcext:value-type="float">
            <text:p>0</text:p>
          </table:table-cell>
          <table:table-cell table:formula="of:=[.E83]*[.V$1] + IF([.E83]=0;0;[.V$2])" office:value-type="float" office:value="0" calcext:value-type="float">
            <text:p>0</text:p>
          </table:table-cell>
          <table:table-cell table:formula="of:=[.F83]*[.W$1] + IF([.F83]=0;0;[.W$2])" office:value-type="float" office:value="0" calcext:value-type="float">
            <text:p>0</text:p>
          </table:table-cell>
          <table:table-cell table:formula="of:=[.G83]*[.X$1] + IF([.G83]=0;0;[.X$2])" office:value-type="float" office:value="0" calcext:value-type="float">
            <text:p>0</text:p>
          </table:table-cell>
          <table:table-cell table:formula="of:=[.H83]*[.Y$1] + IF([.H83]=0;0;[.Y$2])" office:value-type="float" office:value="0" calcext:value-type="float">
            <text:p>0</text:p>
          </table:table-cell>
          <table:table-cell table:formula="of:=[.I83]*[.Z$1] + IF([.I83]=0;0;[.Z$2])" office:value-type="float" office:value="0" calcext:value-type="float">
            <text:p>0</text:p>
          </table:table-cell>
          <table:table-cell table:formula="of:=[.J83]*[.AA$1] + IF([.J83]=0;0;[.AA$2])" office:value-type="float" office:value="0" calcext:value-type="float">
            <text:p>0</text:p>
          </table:table-cell>
          <table:table-cell table:formula="of:=[.K83]*[.AB$1] + IF([.K83]=0;0;[.AB$2])" office:value-type="float" office:value="0" calcext:value-type="float">
            <text:p>0</text:p>
          </table:table-cell>
          <table:table-cell table:formula="of:=[.L83]*[.AC$1] + IF([.L83]=0;0;[.AC$2])" office:value-type="float" office:value="0" calcext:value-type="float">
            <text:p>0</text:p>
          </table:table-cell>
          <table:table-cell table:formula="of:=[.M83]*[.AD$1] + IF([.M8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99" calcext:value-type="float">
            <text:p>3,2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69" calcext:value-type="float">
            <text:p>0,9169</text:p>
          </table:table-cell>
          <table:table-cell office:value-type="float" office:value="1.9648" calcext:value-type="float">
            <text:p>1,9648</text:p>
          </table:table-cell>
          <table:table-cell table:formula="of:=([.O84]-[.$O$1])^2" office:value-type="float" office:value="0.256659771456" calcext:value-type="float">
            <text:p>0,256659771456</text:p>
          </table:table-cell>
          <table:table-cell/>
          <table:table-cell table:formula="of:=[.A84]*[.R$1] + IF([.A84]=0;0;[.R$2])" office:value-type="float" office:value="0.7261" calcext:value-type="float">
            <text:p>0,7261</text:p>
          </table:table-cell>
          <table:table-cell table:formula="of:=[.B84]*[.S$1] + IF([.B84]=0;0;[.S$2])" office:value-type="float" office:value="0" calcext:value-type="float">
            <text:p>0</text:p>
          </table:table-cell>
          <table:table-cell table:formula="of:=[.C84]*[.T$1] + IF([.C84]=0;0;[.T$2])" office:value-type="float" office:value="-0.2478721" calcext:value-type="float">
            <text:p>-0,2478721</text:p>
          </table:table-cell>
          <table:table-cell table:formula="of:=[.D84]*[.U$1] + IF([.D84]=0;0;[.U$2])" office:value-type="float" office:value="0" calcext:value-type="float">
            <text:p>0</text:p>
          </table:table-cell>
          <table:table-cell table:formula="of:=[.E84]*[.V$1] + IF([.E84]=0;0;[.V$2])" office:value-type="float" office:value="0" calcext:value-type="float">
            <text:p>0</text:p>
          </table:table-cell>
          <table:table-cell table:formula="of:=[.F84]*[.W$1] + IF([.F84]=0;0;[.W$2])" office:value-type="float" office:value="0" calcext:value-type="float">
            <text:p>0</text:p>
          </table:table-cell>
          <table:table-cell table:formula="of:=[.G84]*[.X$1] + IF([.G84]=0;0;[.X$2])" office:value-type="float" office:value="0" calcext:value-type="float">
            <text:p>0</text:p>
          </table:table-cell>
          <table:table-cell table:formula="of:=[.H84]*[.Y$1] + IF([.H84]=0;0;[.Y$2])" office:value-type="float" office:value="0" calcext:value-type="float">
            <text:p>0</text:p>
          </table:table-cell>
          <table:table-cell table:formula="of:=[.I84]*[.Z$1] + IF([.I84]=0;0;[.Z$2])" office:value-type="float" office:value="0" calcext:value-type="float">
            <text:p>0</text:p>
          </table:table-cell>
          <table:table-cell table:formula="of:=[.J84]*[.AA$1] + IF([.J84]=0;0;[.AA$2])" office:value-type="float" office:value="0" calcext:value-type="float">
            <text:p>0</text:p>
          </table:table-cell>
          <table:table-cell table:formula="of:=[.K84]*[.AB$1] + IF([.K84]=0;0;[.AB$2])" office:value-type="float" office:value="0" calcext:value-type="float">
            <text:p>0</text:p>
          </table:table-cell>
          <table:table-cell table:formula="of:=[.L84]*[.AC$1] + IF([.L84]=0;0;[.AC$2])" office:value-type="float" office:value="0" calcext:value-type="float">
            <text:p>0</text:p>
          </table:table-cell>
          <table:table-cell table:formula="of:=[.M84]*[.AD$1] + IF([.M8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8587" calcext:value-type="float">
            <text:p>2,85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" calcext:value-type="float">
            <text:p>0,773</text:p>
          </table:table-cell>
          <table:table-cell office:value-type="float" office:value="1.1112" calcext:value-type="float">
            <text:p>1,1112</text:p>
          </table:table-cell>
          <table:table-cell table:formula="of:=([.O85]-[.$O$1])^2" office:value-type="float" office:value="0.120397896256" calcext:value-type="float">
            <text:p>0,120397896256</text:p>
          </table:table-cell>
          <table:table-cell/>
          <table:table-cell table:formula="of:=[.A85]*[.R$1] + IF([.A85]=0;0;[.R$2])" office:value-type="float" office:value="0.6167776" calcext:value-type="float">
            <text:p>0,6167776</text:p>
          </table:table-cell>
          <table:table-cell table:formula="of:=[.B85]*[.S$1] + IF([.B85]=0;0;[.S$2])" office:value-type="float" office:value="0" calcext:value-type="float">
            <text:p>0</text:p>
          </table:table-cell>
          <table:table-cell table:formula="of:=[.C85]*[.T$1] + IF([.C85]=0;0;[.T$2])" office:value-type="float" office:value="-0.24879673" calcext:value-type="float">
            <text:p>-0,24879673</text:p>
          </table:table-cell>
          <table:table-cell table:formula="of:=[.D85]*[.U$1] + IF([.D85]=0;0;[.U$2])" office:value-type="float" office:value="0" calcext:value-type="float">
            <text:p>0</text:p>
          </table:table-cell>
          <table:table-cell table:formula="of:=[.E85]*[.V$1] + IF([.E85]=0;0;[.V$2])" office:value-type="float" office:value="0" calcext:value-type="float">
            <text:p>0</text:p>
          </table:table-cell>
          <table:table-cell table:formula="of:=[.F85]*[.W$1] + IF([.F85]=0;0;[.W$2])" office:value-type="float" office:value="0" calcext:value-type="float">
            <text:p>0</text:p>
          </table:table-cell>
          <table:table-cell table:formula="of:=[.G85]*[.X$1] + IF([.G85]=0;0;[.X$2])" office:value-type="float" office:value="0" calcext:value-type="float">
            <text:p>0</text:p>
          </table:table-cell>
          <table:table-cell table:formula="of:=[.H85]*[.Y$1] + IF([.H85]=0;0;[.Y$2])" office:value-type="float" office:value="0" calcext:value-type="float">
            <text:p>0</text:p>
          </table:table-cell>
          <table:table-cell table:formula="of:=[.I85]*[.Z$1] + IF([.I85]=0;0;[.Z$2])" office:value-type="float" office:value="0" calcext:value-type="float">
            <text:p>0</text:p>
          </table:table-cell>
          <table:table-cell table:formula="of:=[.J85]*[.AA$1] + IF([.J85]=0;0;[.AA$2])" office:value-type="float" office:value="0" calcext:value-type="float">
            <text:p>0</text:p>
          </table:table-cell>
          <table:table-cell table:formula="of:=[.K85]*[.AB$1] + IF([.K85]=0;0;[.AB$2])" office:value-type="float" office:value="0" calcext:value-type="float">
            <text:p>0</text:p>
          </table:table-cell>
          <table:table-cell table:formula="of:=[.L85]*[.AC$1] + IF([.L85]=0;0;[.AC$2])" office:value-type="float" office:value="0" calcext:value-type="float">
            <text:p>0</text:p>
          </table:table-cell>
          <table:table-cell table:formula="of:=[.M85]*[.AD$1] + IF([.M8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225" calcext:value-type="float">
            <text:p>3,42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25" calcext:value-type="float">
            <text:p>0,8025</text:p>
          </table:table-cell>
          <table:table-cell office:value-type="float" office:value="1.605" calcext:value-type="float">
            <text:p>1,605</text:p>
          </table:table-cell>
          <table:table-cell table:formula="of:=([.O86]-[.$O$1])^2" office:value-type="float" office:value="0.021554937856" calcext:value-type="float">
            <text:p>0,021554937856</text:p>
          </table:table-cell>
          <table:table-cell/>
          <table:table-cell table:formula="of:=[.A86]*[.R$1] + IF([.A86]=0;0;[.R$2])" office:value-type="float" office:value="0.6714388" calcext:value-type="float">
            <text:p>0,6714388</text:p>
          </table:table-cell>
          <table:table-cell table:formula="of:=[.B86]*[.S$1] + IF([.B86]=0;0;[.S$2])" office:value-type="float" office:value="0" calcext:value-type="float">
            <text:p>0</text:p>
          </table:table-cell>
          <table:table-cell table:formula="of:=[.C86]*[.T$1] + IF([.C86]=0;0;[.T$2])" office:value-type="float" office:value="-0.24761275" calcext:value-type="float">
            <text:p>-0,24761275</text:p>
          </table:table-cell>
          <table:table-cell table:formula="of:=[.D86]*[.U$1] + IF([.D86]=0;0;[.U$2])" office:value-type="float" office:value="0" calcext:value-type="float">
            <text:p>0</text:p>
          </table:table-cell>
          <table:table-cell table:formula="of:=[.E86]*[.V$1] + IF([.E86]=0;0;[.V$2])" office:value-type="float" office:value="0" calcext:value-type="float">
            <text:p>0</text:p>
          </table:table-cell>
          <table:table-cell table:formula="of:=[.F86]*[.W$1] + IF([.F86]=0;0;[.W$2])" office:value-type="float" office:value="0" calcext:value-type="float">
            <text:p>0</text:p>
          </table:table-cell>
          <table:table-cell table:formula="of:=[.G86]*[.X$1] + IF([.G86]=0;0;[.X$2])" office:value-type="float" office:value="0" calcext:value-type="float">
            <text:p>0</text:p>
          </table:table-cell>
          <table:table-cell table:formula="of:=[.H86]*[.Y$1] + IF([.H86]=0;0;[.Y$2])" office:value-type="float" office:value="0" calcext:value-type="float">
            <text:p>0</text:p>
          </table:table-cell>
          <table:table-cell table:formula="of:=[.I86]*[.Z$1] + IF([.I86]=0;0;[.Z$2])" office:value-type="float" office:value="0" calcext:value-type="float">
            <text:p>0</text:p>
          </table:table-cell>
          <table:table-cell table:formula="of:=[.J86]*[.AA$1] + IF([.J86]=0;0;[.AA$2])" office:value-type="float" office:value="0" calcext:value-type="float">
            <text:p>0</text:p>
          </table:table-cell>
          <table:table-cell table:formula="of:=[.K86]*[.AB$1] + IF([.K86]=0;0;[.AB$2])" office:value-type="float" office:value="0" calcext:value-type="float">
            <text:p>0</text:p>
          </table:table-cell>
          <table:table-cell table:formula="of:=[.L86]*[.AC$1] + IF([.L86]=0;0;[.AC$2])" office:value-type="float" office:value="0" calcext:value-type="float">
            <text:p>0</text:p>
          </table:table-cell>
          <table:table-cell table:formula="of:=[.M86]*[.AD$1] + IF([.M8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431" calcext:value-type="float">
            <text:p>4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62" calcext:value-type="float">
            <text:p>0,9162</text:p>
          </table:table-cell>
          <table:table-cell office:value-type="float" office:value="1.6034" calcext:value-type="float">
            <text:p>1,6034</text:p>
          </table:table-cell>
          <table:table-cell table:formula="of:=([.O87]-[.$O$1])^2" office:value-type="float" office:value="0.021087686656" calcext:value-type="float">
            <text:p>0,021087686656</text:p>
          </table:table-cell>
          <table:table-cell/>
          <table:table-cell table:formula="of:=[.A87]*[.R$1] + IF([.A87]=0;0;[.R$2])" office:value-type="float" office:value="0.6714388" calcext:value-type="float">
            <text:p>0,6714388</text:p>
          </table:table-cell>
          <table:table-cell table:formula="of:=[.B87]*[.S$1] + IF([.B87]=0;0;[.S$2])" office:value-type="float" office:value="0" calcext:value-type="float">
            <text:p>0</text:p>
          </table:table-cell>
          <table:table-cell table:formula="of:=[.C87]*[.T$1] + IF([.C87]=0;0;[.T$2])" office:value-type="float" office:value="-0.24546949" calcext:value-type="float">
            <text:p>-0,24546949</text:p>
          </table:table-cell>
          <table:table-cell table:formula="of:=[.D87]*[.U$1] + IF([.D87]=0;0;[.U$2])" office:value-type="float" office:value="0" calcext:value-type="float">
            <text:p>0</text:p>
          </table:table-cell>
          <table:table-cell table:formula="of:=[.E87]*[.V$1] + IF([.E87]=0;0;[.V$2])" office:value-type="float" office:value="0" calcext:value-type="float">
            <text:p>0</text:p>
          </table:table-cell>
          <table:table-cell table:formula="of:=[.F87]*[.W$1] + IF([.F87]=0;0;[.W$2])" office:value-type="float" office:value="0" calcext:value-type="float">
            <text:p>0</text:p>
          </table:table-cell>
          <table:table-cell table:formula="of:=[.G87]*[.X$1] + IF([.G87]=0;0;[.X$2])" office:value-type="float" office:value="0" calcext:value-type="float">
            <text:p>0</text:p>
          </table:table-cell>
          <table:table-cell table:formula="of:=[.H87]*[.Y$1] + IF([.H87]=0;0;[.Y$2])" office:value-type="float" office:value="0" calcext:value-type="float">
            <text:p>0</text:p>
          </table:table-cell>
          <table:table-cell table:formula="of:=[.I87]*[.Z$1] + IF([.I87]=0;0;[.Z$2])" office:value-type="float" office:value="0" calcext:value-type="float">
            <text:p>0</text:p>
          </table:table-cell>
          <table:table-cell table:formula="of:=[.J87]*[.AA$1] + IF([.J87]=0;0;[.AA$2])" office:value-type="float" office:value="0" calcext:value-type="float">
            <text:p>0</text:p>
          </table:table-cell>
          <table:table-cell table:formula="of:=[.K87]*[.AB$1] + IF([.K87]=0;0;[.AB$2])" office:value-type="float" office:value="0" calcext:value-type="float">
            <text:p>0</text:p>
          </table:table-cell>
          <table:table-cell table:formula="of:=[.L87]*[.AC$1] + IF([.L87]=0;0;[.AC$2])" office:value-type="float" office:value="0" calcext:value-type="float">
            <text:p>0</text:p>
          </table:table-cell>
          <table:table-cell table:formula="of:=[.M87]*[.AD$1] + IF([.M8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2524" calcext:value-type="float">
            <text:p>5,25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563" calcext:value-type="float">
            <text:p>0,5563</text:p>
          </table:table-cell>
          <table:table-cell office:value-type="float" office:value="1.3149" calcext:value-type="float">
            <text:p>1,3149</text:p>
          </table:table-cell>
          <table:table-cell table:formula="of:=([.O88]-[.$O$1])^2" office:value-type="float" office:value="0.020530304656" calcext:value-type="float">
            <text:p>0,020530304656</text:p>
          </table:table-cell>
          <table:table-cell/>
          <table:table-cell table:formula="of:=[.A88]*[.R$1] + IF([.A88]=0;0;[.R$2])" office:value-type="float" office:value="0.6714388" calcext:value-type="float">
            <text:p>0,6714388</text:p>
          </table:table-cell>
          <table:table-cell table:formula="of:=[.B88]*[.S$1] + IF([.B88]=0;0;[.S$2])" office:value-type="float" office:value="0" calcext:value-type="float">
            <text:p>0</text:p>
          </table:table-cell>
          <table:table-cell table:formula="of:=[.C88]*[.T$1] + IF([.C88]=0;0;[.T$2])" office:value-type="float" office:value="-0.24376996" calcext:value-type="float">
            <text:p>-0,24376996</text:p>
          </table:table-cell>
          <table:table-cell table:formula="of:=[.D88]*[.U$1] + IF([.D88]=0;0;[.U$2])" office:value-type="float" office:value="0" calcext:value-type="float">
            <text:p>0</text:p>
          </table:table-cell>
          <table:table-cell table:formula="of:=[.E88]*[.V$1] + IF([.E88]=0;0;[.V$2])" office:value-type="float" office:value="0" calcext:value-type="float">
            <text:p>0</text:p>
          </table:table-cell>
          <table:table-cell table:formula="of:=[.F88]*[.W$1] + IF([.F88]=0;0;[.W$2])" office:value-type="float" office:value="0" calcext:value-type="float">
            <text:p>0</text:p>
          </table:table-cell>
          <table:table-cell table:formula="of:=[.G88]*[.X$1] + IF([.G88]=0;0;[.X$2])" office:value-type="float" office:value="0" calcext:value-type="float">
            <text:p>0</text:p>
          </table:table-cell>
          <table:table-cell table:formula="of:=[.H88]*[.Y$1] + IF([.H88]=0;0;[.Y$2])" office:value-type="float" office:value="0" calcext:value-type="float">
            <text:p>0</text:p>
          </table:table-cell>
          <table:table-cell table:formula="of:=[.I88]*[.Z$1] + IF([.I88]=0;0;[.Z$2])" office:value-type="float" office:value="0" calcext:value-type="float">
            <text:p>0</text:p>
          </table:table-cell>
          <table:table-cell table:formula="of:=[.J88]*[.AA$1] + IF([.J88]=0;0;[.AA$2])" office:value-type="float" office:value="0" calcext:value-type="float">
            <text:p>0</text:p>
          </table:table-cell>
          <table:table-cell table:formula="of:=[.K88]*[.AB$1] + IF([.K88]=0;0;[.AB$2])" office:value-type="float" office:value="0" calcext:value-type="float">
            <text:p>0</text:p>
          </table:table-cell>
          <table:table-cell table:formula="of:=[.L88]*[.AC$1] + IF([.L88]=0;0;[.AC$2])" office:value-type="float" office:value="0" calcext:value-type="float">
            <text:p>0</text:p>
          </table:table-cell>
          <table:table-cell table:formula="of:=[.M88]*[.AD$1] + IF([.M8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0261" calcext:value-type="float">
            <text:p>4,02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406" calcext:value-type="float">
            <text:p>0,6406</text:p>
          </table:table-cell>
          <table:table-cell office:value-type="float" office:value="1.0788" calcext:value-type="float">
            <text:p>1,0788</text:p>
          </table:table-cell>
          <table:table-cell table:formula="of:=([.O89]-[.$O$1])^2" office:value-type="float" office:value="0.143932219456" calcext:value-type="float">
            <text:p>0,143932219456</text:p>
          </table:table-cell>
          <table:table-cell/>
          <table:table-cell table:formula="of:=[.A89]*[.R$1] + IF([.A89]=0;0;[.R$2])" office:value-type="float" office:value="0.7807612" calcext:value-type="float">
            <text:p>0,7807612</text:p>
          </table:table-cell>
          <table:table-cell table:formula="of:=[.B89]*[.S$1] + IF([.B89]=0;0;[.S$2])" office:value-type="float" office:value="0" calcext:value-type="float">
            <text:p>0</text:p>
          </table:table-cell>
          <table:table-cell table:formula="of:=[.C89]*[.T$1] + IF([.C89]=0;0;[.T$2])" office:value-type="float" office:value="-0.24634519" calcext:value-type="float">
            <text:p>-0,24634519</text:p>
          </table:table-cell>
          <table:table-cell table:formula="of:=[.D89]*[.U$1] + IF([.D89]=0;0;[.U$2])" office:value-type="float" office:value="0" calcext:value-type="float">
            <text:p>0</text:p>
          </table:table-cell>
          <table:table-cell table:formula="of:=[.E89]*[.V$1] + IF([.E89]=0;0;[.V$2])" office:value-type="float" office:value="0" calcext:value-type="float">
            <text:p>0</text:p>
          </table:table-cell>
          <table:table-cell table:formula="of:=[.F89]*[.W$1] + IF([.F89]=0;0;[.W$2])" office:value-type="float" office:value="0" calcext:value-type="float">
            <text:p>0</text:p>
          </table:table-cell>
          <table:table-cell table:formula="of:=[.G89]*[.X$1] + IF([.G89]=0;0;[.X$2])" office:value-type="float" office:value="0" calcext:value-type="float">
            <text:p>0</text:p>
          </table:table-cell>
          <table:table-cell table:formula="of:=[.H89]*[.Y$1] + IF([.H89]=0;0;[.Y$2])" office:value-type="float" office:value="0" calcext:value-type="float">
            <text:p>0</text:p>
          </table:table-cell>
          <table:table-cell table:formula="of:=[.I89]*[.Z$1] + IF([.I89]=0;0;[.Z$2])" office:value-type="float" office:value="0" calcext:value-type="float">
            <text:p>0</text:p>
          </table:table-cell>
          <table:table-cell table:formula="of:=[.J89]*[.AA$1] + IF([.J89]=0;0;[.AA$2])" office:value-type="float" office:value="0" calcext:value-type="float">
            <text:p>0</text:p>
          </table:table-cell>
          <table:table-cell table:formula="of:=[.K89]*[.AB$1] + IF([.K89]=0;0;[.AB$2])" office:value-type="float" office:value="0" calcext:value-type="float">
            <text:p>0</text:p>
          </table:table-cell>
          <table:table-cell table:formula="of:=[.L89]*[.AC$1] + IF([.L89]=0;0;[.AC$2])" office:value-type="float" office:value="0" calcext:value-type="float">
            <text:p>0</text:p>
          </table:table-cell>
          <table:table-cell table:formula="of:=[.M89]*[.AD$1] + IF([.M8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557" calcext:value-type="float">
            <text:p>3,65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42" calcext:value-type="float">
            <text:p>0,9542</text:p>
          </table:table-cell>
          <table:table-cell office:value-type="float" office:value="1.9085" calcext:value-type="float">
            <text:p>1,9085</text:p>
          </table:table-cell>
          <table:table-cell table:formula="of:=([.O90]-[.$O$1])^2" office:value-type="float" office:value="0.202784499856" calcext:value-type="float">
            <text:p>0,202784499856</text:p>
          </table:table-cell>
          <table:table-cell/>
          <table:table-cell table:formula="of:=[.A90]*[.R$1] + IF([.A90]=0;0;[.R$2])" office:value-type="float" office:value="0.6714388" calcext:value-type="float">
            <text:p>0,6714388</text:p>
          </table:table-cell>
          <table:table-cell table:formula="of:=[.B90]*[.S$1] + IF([.B90]=0;0;[.S$2])" office:value-type="float" office:value="0" calcext:value-type="float">
            <text:p>0</text:p>
          </table:table-cell>
          <table:table-cell table:formula="of:=[.C90]*[.T$1] + IF([.C90]=0;0;[.T$2])" office:value-type="float" office:value="-0.24712303" calcext:value-type="float">
            <text:p>-0,24712303</text:p>
          </table:table-cell>
          <table:table-cell table:formula="of:=[.D90]*[.U$1] + IF([.D90]=0;0;[.U$2])" office:value-type="float" office:value="0" calcext:value-type="float">
            <text:p>0</text:p>
          </table:table-cell>
          <table:table-cell table:formula="of:=[.E90]*[.V$1] + IF([.E90]=0;0;[.V$2])" office:value-type="float" office:value="0" calcext:value-type="float">
            <text:p>0</text:p>
          </table:table-cell>
          <table:table-cell table:formula="of:=[.F90]*[.W$1] + IF([.F90]=0;0;[.W$2])" office:value-type="float" office:value="0" calcext:value-type="float">
            <text:p>0</text:p>
          </table:table-cell>
          <table:table-cell table:formula="of:=[.G90]*[.X$1] + IF([.G90]=0;0;[.X$2])" office:value-type="float" office:value="0" calcext:value-type="float">
            <text:p>0</text:p>
          </table:table-cell>
          <table:table-cell table:formula="of:=[.H90]*[.Y$1] + IF([.H90]=0;0;[.Y$2])" office:value-type="float" office:value="0" calcext:value-type="float">
            <text:p>0</text:p>
          </table:table-cell>
          <table:table-cell table:formula="of:=[.I90]*[.Z$1] + IF([.I90]=0;0;[.Z$2])" office:value-type="float" office:value="0" calcext:value-type="float">
            <text:p>0</text:p>
          </table:table-cell>
          <table:table-cell table:formula="of:=[.J90]*[.AA$1] + IF([.J90]=0;0;[.AA$2])" office:value-type="float" office:value="0" calcext:value-type="float">
            <text:p>0</text:p>
          </table:table-cell>
          <table:table-cell table:formula="of:=[.K90]*[.AB$1] + IF([.K90]=0;0;[.AB$2])" office:value-type="float" office:value="0" calcext:value-type="float">
            <text:p>0</text:p>
          </table:table-cell>
          <table:table-cell table:formula="of:=[.L90]*[.AC$1] + IF([.L90]=0;0;[.AC$2])" office:value-type="float" office:value="0" calcext:value-type="float">
            <text:p>0</text:p>
          </table:table-cell>
          <table:table-cell table:formula="of:=[.M90]*[.AD$1] + IF([.M9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3306" calcext:value-type="float">
            <text:p>2,33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" calcext:value-type="float">
            <text:p>0,773</text:p>
          </table:table-cell>
          <table:table-cell office:value-type="float" office:value="1.1852" calcext:value-type="float">
            <text:p>1,1852</text:p>
          </table:table-cell>
          <table:table-cell table:formula="of:=([.O91]-[.$O$1])^2" office:value-type="float" office:value="0.074520264256" calcext:value-type="float">
            <text:p>0,074520264256</text:p>
          </table:table-cell>
          <table:table-cell/>
          <table:table-cell table:formula="of:=[.A91]*[.R$1] + IF([.A91]=0;0;[.R$2])" office:value-type="float" office:value="0.6167776" calcext:value-type="float">
            <text:p>0,6167776</text:p>
          </table:table-cell>
          <table:table-cell table:formula="of:=[.B91]*[.S$1] + IF([.B91]=0;0;[.S$2])" office:value-type="float" office:value="0" calcext:value-type="float">
            <text:p>0</text:p>
          </table:table-cell>
          <table:table-cell table:formula="of:=[.C91]*[.T$1] + IF([.C91]=0;0;[.T$2])" office:value-type="float" office:value="-0.24990574" calcext:value-type="float">
            <text:p>-0,24990574</text:p>
          </table:table-cell>
          <table:table-cell table:formula="of:=[.D91]*[.U$1] + IF([.D91]=0;0;[.U$2])" office:value-type="float" office:value="0" calcext:value-type="float">
            <text:p>0</text:p>
          </table:table-cell>
          <table:table-cell table:formula="of:=[.E91]*[.V$1] + IF([.E91]=0;0;[.V$2])" office:value-type="float" office:value="0" calcext:value-type="float">
            <text:p>0</text:p>
          </table:table-cell>
          <table:table-cell table:formula="of:=[.F91]*[.W$1] + IF([.F91]=0;0;[.W$2])" office:value-type="float" office:value="0" calcext:value-type="float">
            <text:p>0</text:p>
          </table:table-cell>
          <table:table-cell table:formula="of:=[.G91]*[.X$1] + IF([.G91]=0;0;[.X$2])" office:value-type="float" office:value="0" calcext:value-type="float">
            <text:p>0</text:p>
          </table:table-cell>
          <table:table-cell table:formula="of:=[.H91]*[.Y$1] + IF([.H91]=0;0;[.Y$2])" office:value-type="float" office:value="0" calcext:value-type="float">
            <text:p>0</text:p>
          </table:table-cell>
          <table:table-cell table:formula="of:=[.I91]*[.Z$1] + IF([.I91]=0;0;[.Z$2])" office:value-type="float" office:value="0" calcext:value-type="float">
            <text:p>0</text:p>
          </table:table-cell>
          <table:table-cell table:formula="of:=[.J91]*[.AA$1] + IF([.J91]=0;0;[.AA$2])" office:value-type="float" office:value="0" calcext:value-type="float">
            <text:p>0</text:p>
          </table:table-cell>
          <table:table-cell table:formula="of:=[.K91]*[.AB$1] + IF([.K91]=0;0;[.AB$2])" office:value-type="float" office:value="0" calcext:value-type="float">
            <text:p>0</text:p>
          </table:table-cell>
          <table:table-cell table:formula="of:=[.L91]*[.AC$1] + IF([.L91]=0;0;[.AC$2])" office:value-type="float" office:value="0" calcext:value-type="float">
            <text:p>0</text:p>
          </table:table-cell>
          <table:table-cell table:formula="of:=[.M91]*[.AD$1] + IF([.M9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664" calcext:value-type="float">
            <text:p>2,46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22" calcext:value-type="float">
            <text:p>0,8222</text:p>
          </table:table-cell>
          <table:table-cell office:value-type="float" office:value="1.6444" calcext:value-type="float">
            <text:p>1,6444</text:p>
          </table:table-cell>
          <table:table-cell table:formula="of:=([.O92]-[.$O$1])^2" office:value-type="float" office:value="0.0346763986560001" calcext:value-type="float">
            <text:p>0,0346763986560001</text:p>
          </table:table-cell>
          <table:table-cell/>
          <table:table-cell table:formula="of:=[.A92]*[.R$1] + IF([.A92]=0;0;[.R$2])" office:value-type="float" office:value="0.7261" calcext:value-type="float">
            <text:p>0,7261</text:p>
          </table:table-cell>
          <table:table-cell table:formula="of:=[.B92]*[.S$1] + IF([.B92]=0;0;[.S$2])" office:value-type="float" office:value="0" calcext:value-type="float">
            <text:p>0</text:p>
          </table:table-cell>
          <table:table-cell table:formula="of:=[.C92]*[.T$1] + IF([.C92]=0;0;[.T$2])" office:value-type="float" office:value="-0.24962056" calcext:value-type="float">
            <text:p>-0,24962056</text:p>
          </table:table-cell>
          <table:table-cell table:formula="of:=[.D92]*[.U$1] + IF([.D92]=0;0;[.U$2])" office:value-type="float" office:value="0" calcext:value-type="float">
            <text:p>0</text:p>
          </table:table-cell>
          <table:table-cell table:formula="of:=[.E92]*[.V$1] + IF([.E92]=0;0;[.V$2])" office:value-type="float" office:value="0" calcext:value-type="float">
            <text:p>0</text:p>
          </table:table-cell>
          <table:table-cell table:formula="of:=[.F92]*[.W$1] + IF([.F92]=0;0;[.W$2])" office:value-type="float" office:value="0" calcext:value-type="float">
            <text:p>0</text:p>
          </table:table-cell>
          <table:table-cell table:formula="of:=[.G92]*[.X$1] + IF([.G92]=0;0;[.X$2])" office:value-type="float" office:value="0" calcext:value-type="float">
            <text:p>0</text:p>
          </table:table-cell>
          <table:table-cell table:formula="of:=[.H92]*[.Y$1] + IF([.H92]=0;0;[.Y$2])" office:value-type="float" office:value="0" calcext:value-type="float">
            <text:p>0</text:p>
          </table:table-cell>
          <table:table-cell table:formula="of:=[.I92]*[.Z$1] + IF([.I92]=0;0;[.Z$2])" office:value-type="float" office:value="0" calcext:value-type="float">
            <text:p>0</text:p>
          </table:table-cell>
          <table:table-cell table:formula="of:=[.J92]*[.AA$1] + IF([.J92]=0;0;[.AA$2])" office:value-type="float" office:value="0" calcext:value-type="float">
            <text:p>0</text:p>
          </table:table-cell>
          <table:table-cell table:formula="of:=[.K92]*[.AB$1] + IF([.K92]=0;0;[.AB$2])" office:value-type="float" office:value="0" calcext:value-type="float">
            <text:p>0</text:p>
          </table:table-cell>
          <table:table-cell table:formula="of:=[.L92]*[.AC$1] + IF([.L92]=0;0;[.AC$2])" office:value-type="float" office:value="0" calcext:value-type="float">
            <text:p>0</text:p>
          </table:table-cell>
          <table:table-cell table:formula="of:=[.M92]*[.AD$1] + IF([.M9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988" calcext:value-type="float">
            <text:p>5,0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6" calcext:value-type="float">
            <text:p>0,566</text:p>
          </table:table-cell>
          <table:table-cell office:value-type="float" office:value="0.7975" calcext:value-type="float">
            <text:p>0,7975</text:p>
          </table:table-cell>
          <table:table-cell table:formula="of:=([.O93]-[.$O$1])^2" office:value-type="float" office:value="0.436503347856" calcext:value-type="float">
            <text:p>0,436503347856</text:p>
          </table:table-cell>
          <table:table-cell/>
          <table:table-cell table:formula="of:=[.A93]*[.R$1] + IF([.A93]=0;0;[.R$2])" office:value-type="float" office:value="0.7261" calcext:value-type="float">
            <text:p>0,7261</text:p>
          </table:table-cell>
          <table:table-cell table:formula="of:=[.B93]*[.S$1] + IF([.B93]=0;0;[.S$2])" office:value-type="float" office:value="0" calcext:value-type="float">
            <text:p>0</text:p>
          </table:table-cell>
          <table:table-cell table:formula="of:=[.C93]*[.T$1] + IF([.C93]=0;0;[.T$2])" office:value-type="float" office:value="-0.24409252" calcext:value-type="float">
            <text:p>-0,24409252</text:p>
          </table:table-cell>
          <table:table-cell table:formula="of:=[.D93]*[.U$1] + IF([.D93]=0;0;[.U$2])" office:value-type="float" office:value="0" calcext:value-type="float">
            <text:p>0</text:p>
          </table:table-cell>
          <table:table-cell table:formula="of:=[.E93]*[.V$1] + IF([.E93]=0;0;[.V$2])" office:value-type="float" office:value="0" calcext:value-type="float">
            <text:p>0</text:p>
          </table:table-cell>
          <table:table-cell table:formula="of:=[.F93]*[.W$1] + IF([.F93]=0;0;[.W$2])" office:value-type="float" office:value="0" calcext:value-type="float">
            <text:p>0</text:p>
          </table:table-cell>
          <table:table-cell table:formula="of:=[.G93]*[.X$1] + IF([.G93]=0;0;[.X$2])" office:value-type="float" office:value="0" calcext:value-type="float">
            <text:p>0</text:p>
          </table:table-cell>
          <table:table-cell table:formula="of:=[.H93]*[.Y$1] + IF([.H93]=0;0;[.Y$2])" office:value-type="float" office:value="0" calcext:value-type="float">
            <text:p>0</text:p>
          </table:table-cell>
          <table:table-cell table:formula="of:=[.I93]*[.Z$1] + IF([.I93]=0;0;[.Z$2])" office:value-type="float" office:value="0" calcext:value-type="float">
            <text:p>0</text:p>
          </table:table-cell>
          <table:table-cell table:formula="of:=[.J93]*[.AA$1] + IF([.J93]=0;0;[.AA$2])" office:value-type="float" office:value="0" calcext:value-type="float">
            <text:p>0</text:p>
          </table:table-cell>
          <table:table-cell table:formula="of:=[.K93]*[.AB$1] + IF([.K93]=0;0;[.AB$2])" office:value-type="float" office:value="0" calcext:value-type="float">
            <text:p>0</text:p>
          </table:table-cell>
          <table:table-cell table:formula="of:=[.L93]*[.AC$1] + IF([.L93]=0;0;[.AC$2])" office:value-type="float" office:value="0" calcext:value-type="float">
            <text:p>0</text:p>
          </table:table-cell>
          <table:table-cell table:formula="of:=[.M93]*[.AD$1] + IF([.M9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4472" calcext:value-type="float">
            <text:p>2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7" calcext:value-type="float">
            <text:p>0,727</text:p>
          </table:table-cell>
          <table:table-cell office:value-type="float" office:value="1.4086" calcext:value-type="float">
            <text:p>1,4086</text:p>
          </table:table-cell>
          <table:table-cell table:formula="of:=([.O94]-[.$O$1])^2" office:value-type="float" office:value="0.00245857305599999" calcext:value-type="float">
            <text:p>0,00245857305599999</text:p>
          </table:table-cell>
          <table:table-cell/>
          <table:table-cell table:formula="of:=[.A94]*[.R$1] + IF([.A94]=0;0;[.R$2])" office:value-type="float" office:value="0.6167776" calcext:value-type="float">
            <text:p>0,6167776</text:p>
          </table:table-cell>
          <table:table-cell table:formula="of:=[.B94]*[.S$1] + IF([.B94]=0;0;[.S$2])" office:value-type="float" office:value="0" calcext:value-type="float">
            <text:p>0</text:p>
          </table:table-cell>
          <table:table-cell table:formula="of:=[.C94]*[.T$1] + IF([.C94]=0;0;[.T$2])" office:value-type="float" office:value="-0.24966088" calcext:value-type="float">
            <text:p>-0,24966088</text:p>
          </table:table-cell>
          <table:table-cell table:formula="of:=[.D94]*[.U$1] + IF([.D94]=0;0;[.U$2])" office:value-type="float" office:value="0" calcext:value-type="float">
            <text:p>0</text:p>
          </table:table-cell>
          <table:table-cell table:formula="of:=[.E94]*[.V$1] + IF([.E94]=0;0;[.V$2])" office:value-type="float" office:value="0" calcext:value-type="float">
            <text:p>0</text:p>
          </table:table-cell>
          <table:table-cell table:formula="of:=[.F94]*[.W$1] + IF([.F94]=0;0;[.W$2])" office:value-type="float" office:value="0" calcext:value-type="float">
            <text:p>0</text:p>
          </table:table-cell>
          <table:table-cell table:formula="of:=[.G94]*[.X$1] + IF([.G94]=0;0;[.X$2])" office:value-type="float" office:value="0" calcext:value-type="float">
            <text:p>0</text:p>
          </table:table-cell>
          <table:table-cell table:formula="of:=[.H94]*[.Y$1] + IF([.H94]=0;0;[.Y$2])" office:value-type="float" office:value="0" calcext:value-type="float">
            <text:p>0</text:p>
          </table:table-cell>
          <table:table-cell table:formula="of:=[.I94]*[.Z$1] + IF([.I94]=0;0;[.Z$2])" office:value-type="float" office:value="0" calcext:value-type="float">
            <text:p>0</text:p>
          </table:table-cell>
          <table:table-cell table:formula="of:=[.J94]*[.AA$1] + IF([.J94]=0;0;[.AA$2])" office:value-type="float" office:value="0" calcext:value-type="float">
            <text:p>0</text:p>
          </table:table-cell>
          <table:table-cell table:formula="of:=[.K94]*[.AB$1] + IF([.K94]=0;0;[.AB$2])" office:value-type="float" office:value="0" calcext:value-type="float">
            <text:p>0</text:p>
          </table:table-cell>
          <table:table-cell table:formula="of:=[.L94]*[.AC$1] + IF([.L94]=0;0;[.AC$2])" office:value-type="float" office:value="0" calcext:value-type="float">
            <text:p>0</text:p>
          </table:table-cell>
          <table:table-cell table:formula="of:=[.M94]*[.AD$1] + IF([.M9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868" calcext:value-type="float">
            <text:p>3,38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5385" calcext:value-type="float">
            <text:p>1,5385</text:p>
          </table:table-cell>
          <table:table-cell table:formula="of:=([.O95]-[.$O$1])^2" office:value-type="float" office:value="0.00645065985600001" calcext:value-type="float">
            <text:p>0,00645065985600001</text:p>
          </table:table-cell>
          <table:table-cell/>
          <table:table-cell table:formula="of:=[.A95]*[.R$1] + IF([.A95]=0;0;[.R$2])" office:value-type="float" office:value="0.7807612" calcext:value-type="float">
            <text:p>0,7807612</text:p>
          </table:table-cell>
          <table:table-cell table:formula="of:=[.B95]*[.S$1] + IF([.B95]=0;0;[.S$2])" office:value-type="float" office:value="0" calcext:value-type="float">
            <text:p>0</text:p>
          </table:table-cell>
          <table:table-cell table:formula="of:=[.C95]*[.T$1] + IF([.C95]=0;0;[.T$2])" office:value-type="float" office:value="-0.24768772" calcext:value-type="float">
            <text:p>-0,24768772</text:p>
          </table:table-cell>
          <table:table-cell table:formula="of:=[.D95]*[.U$1] + IF([.D95]=0;0;[.U$2])" office:value-type="float" office:value="0" calcext:value-type="float">
            <text:p>0</text:p>
          </table:table-cell>
          <table:table-cell table:formula="of:=[.E95]*[.V$1] + IF([.E95]=0;0;[.V$2])" office:value-type="float" office:value="0" calcext:value-type="float">
            <text:p>0</text:p>
          </table:table-cell>
          <table:table-cell table:formula="of:=[.F95]*[.W$1] + IF([.F95]=0;0;[.W$2])" office:value-type="float" office:value="0" calcext:value-type="float">
            <text:p>0</text:p>
          </table:table-cell>
          <table:table-cell table:formula="of:=[.G95]*[.X$1] + IF([.G95]=0;0;[.X$2])" office:value-type="float" office:value="0" calcext:value-type="float">
            <text:p>0</text:p>
          </table:table-cell>
          <table:table-cell table:formula="of:=[.H95]*[.Y$1] + IF([.H95]=0;0;[.Y$2])" office:value-type="float" office:value="0" calcext:value-type="float">
            <text:p>0</text:p>
          </table:table-cell>
          <table:table-cell table:formula="of:=[.I95]*[.Z$1] + IF([.I95]=0;0;[.Z$2])" office:value-type="float" office:value="0" calcext:value-type="float">
            <text:p>0</text:p>
          </table:table-cell>
          <table:table-cell table:formula="of:=[.J95]*[.AA$1] + IF([.J95]=0;0;[.AA$2])" office:value-type="float" office:value="0" calcext:value-type="float">
            <text:p>0</text:p>
          </table:table-cell>
          <table:table-cell table:formula="of:=[.K95]*[.AB$1] + IF([.K95]=0;0;[.AB$2])" office:value-type="float" office:value="0" calcext:value-type="float">
            <text:p>0</text:p>
          </table:table-cell>
          <table:table-cell table:formula="of:=[.L95]*[.AC$1] + IF([.L95]=0;0;[.AC$2])" office:value-type="float" office:value="0" calcext:value-type="float">
            <text:p>0</text:p>
          </table:table-cell>
          <table:table-cell table:formula="of:=[.M95]*[.AD$1] + IF([.M9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527" calcext:value-type="float">
            <text:p>2,45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77" calcext:value-type="float">
            <text:p>0,9377</text:p>
          </table:table-cell>
          <table:table-cell office:value-type="float" office:value="1.5445" calcext:value-type="float">
            <text:p>1,5445</text:p>
          </table:table-cell>
          <table:table-cell table:formula="of:=([.O96]-[.$O$1])^2" office:value-type="float" office:value="0.00745045185600001" calcext:value-type="float">
            <text:p>0,00745045185600001</text:p>
          </table:table-cell>
          <table:table-cell/>
          <table:table-cell table:formula="of:=[.A96]*[.R$1] + IF([.A96]=0;0;[.R$2])" office:value-type="float" office:value="0.7261" calcext:value-type="float">
            <text:p>0,7261</text:p>
          </table:table-cell>
          <table:table-cell table:formula="of:=[.B96]*[.S$1] + IF([.B96]=0;0;[.S$2])" office:value-type="float" office:value="0" calcext:value-type="float">
            <text:p>0</text:p>
          </table:table-cell>
          <table:table-cell table:formula="of:=[.C96]*[.T$1] + IF([.C96]=0;0;[.T$2])" office:value-type="float" office:value="-0.24964933" calcext:value-type="float">
            <text:p>-0,24964933</text:p>
          </table:table-cell>
          <table:table-cell table:formula="of:=[.D96]*[.U$1] + IF([.D96]=0;0;[.U$2])" office:value-type="float" office:value="0" calcext:value-type="float">
            <text:p>0</text:p>
          </table:table-cell>
          <table:table-cell table:formula="of:=[.E96]*[.V$1] + IF([.E96]=0;0;[.V$2])" office:value-type="float" office:value="0" calcext:value-type="float">
            <text:p>0</text:p>
          </table:table-cell>
          <table:table-cell table:formula="of:=[.F96]*[.W$1] + IF([.F96]=0;0;[.W$2])" office:value-type="float" office:value="0" calcext:value-type="float">
            <text:p>0</text:p>
          </table:table-cell>
          <table:table-cell table:formula="of:=[.G96]*[.X$1] + IF([.G96]=0;0;[.X$2])" office:value-type="float" office:value="0" calcext:value-type="float">
            <text:p>0</text:p>
          </table:table-cell>
          <table:table-cell table:formula="of:=[.H96]*[.Y$1] + IF([.H96]=0;0;[.Y$2])" office:value-type="float" office:value="0" calcext:value-type="float">
            <text:p>0</text:p>
          </table:table-cell>
          <table:table-cell table:formula="of:=[.I96]*[.Z$1] + IF([.I96]=0;0;[.Z$2])" office:value-type="float" office:value="0" calcext:value-type="float">
            <text:p>0</text:p>
          </table:table-cell>
          <table:table-cell table:formula="of:=[.J96]*[.AA$1] + IF([.J96]=0;0;[.AA$2])" office:value-type="float" office:value="0" calcext:value-type="float">
            <text:p>0</text:p>
          </table:table-cell>
          <table:table-cell table:formula="of:=[.K96]*[.AB$1] + IF([.K96]=0;0;[.AB$2])" office:value-type="float" office:value="0" calcext:value-type="float">
            <text:p>0</text:p>
          </table:table-cell>
          <table:table-cell table:formula="of:=[.L96]*[.AC$1] + IF([.L96]=0;0;[.AC$2])" office:value-type="float" office:value="0" calcext:value-type="float">
            <text:p>0</text:p>
          </table:table-cell>
          <table:table-cell table:formula="of:=[.M96]*[.AD$1] + IF([.M9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423" calcext:value-type="float">
            <text:p>3,84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88" calcext:value-type="float">
            <text:p>0,8088</text:p>
          </table:table-cell>
          <table:table-cell office:value-type="float" office:value="1.3287" calcext:value-type="float">
            <text:p>1,3287</text:p>
          </table:table-cell>
          <table:table-cell table:formula="of:=([.O97]-[.$O$1])^2" office:value-type="float" office:value="0.016766106256" calcext:value-type="float">
            <text:p>0,016766106256</text:p>
          </table:table-cell>
          <table:table-cell/>
          <table:table-cell table:formula="of:=[.A97]*[.R$1] + IF([.A97]=0;0;[.R$2])" office:value-type="float" office:value="0.7261" calcext:value-type="float">
            <text:p>0,7261</text:p>
          </table:table-cell>
          <table:table-cell table:formula="of:=[.B97]*[.S$1] + IF([.B97]=0;0;[.S$2])" office:value-type="float" office:value="0" calcext:value-type="float">
            <text:p>0</text:p>
          </table:table-cell>
          <table:table-cell table:formula="of:=[.C97]*[.T$1] + IF([.C97]=0;0;[.T$2])" office:value-type="float" office:value="-0.24673117" calcext:value-type="float">
            <text:p>-0,24673117</text:p>
          </table:table-cell>
          <table:table-cell table:formula="of:=[.D97]*[.U$1] + IF([.D97]=0;0;[.U$2])" office:value-type="float" office:value="0" calcext:value-type="float">
            <text:p>0</text:p>
          </table:table-cell>
          <table:table-cell table:formula="of:=[.E97]*[.V$1] + IF([.E97]=0;0;[.V$2])" office:value-type="float" office:value="0" calcext:value-type="float">
            <text:p>0</text:p>
          </table:table-cell>
          <table:table-cell table:formula="of:=[.F97]*[.W$1] + IF([.F97]=0;0;[.W$2])" office:value-type="float" office:value="0" calcext:value-type="float">
            <text:p>0</text:p>
          </table:table-cell>
          <table:table-cell table:formula="of:=[.G97]*[.X$1] + IF([.G97]=0;0;[.X$2])" office:value-type="float" office:value="0" calcext:value-type="float">
            <text:p>0</text:p>
          </table:table-cell>
          <table:table-cell table:formula="of:=[.H97]*[.Y$1] + IF([.H97]=0;0;[.Y$2])" office:value-type="float" office:value="0" calcext:value-type="float">
            <text:p>0</text:p>
          </table:table-cell>
          <table:table-cell table:formula="of:=[.I97]*[.Z$1] + IF([.I97]=0;0;[.Z$2])" office:value-type="float" office:value="0" calcext:value-type="float">
            <text:p>0</text:p>
          </table:table-cell>
          <table:table-cell table:formula="of:=[.J97]*[.AA$1] + IF([.J97]=0;0;[.AA$2])" office:value-type="float" office:value="0" calcext:value-type="float">
            <text:p>0</text:p>
          </table:table-cell>
          <table:table-cell table:formula="of:=[.K97]*[.AB$1] + IF([.K97]=0;0;[.AB$2])" office:value-type="float" office:value="0" calcext:value-type="float">
            <text:p>0</text:p>
          </table:table-cell>
          <table:table-cell table:formula="of:=[.L97]*[.AC$1] + IF([.L97]=0;0;[.AC$2])" office:value-type="float" office:value="0" calcext:value-type="float">
            <text:p>0</text:p>
          </table:table-cell>
          <table:table-cell table:formula="of:=[.M97]*[.AD$1] + IF([.M9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358" calcext:value-type="float">
            <text:p>2,3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66" calcext:value-type="float">
            <text:p>0,8666</text:p>
          </table:table-cell>
          <table:table-cell office:value-type="float" office:value="1.3764" calcext:value-type="float">
            <text:p>1,3764</text:p>
          </table:table-cell>
          <table:table-cell table:formula="of:=([.O98]-[.$O$1])^2" office:value-type="float" office:value="0.00668862265599998" calcext:value-type="float">
            <text:p>0,00668862265599998</text:p>
          </table:table-cell>
          <table:table-cell/>
          <table:table-cell table:formula="of:=[.A98]*[.R$1] + IF([.A98]=0;0;[.R$2])" office:value-type="float" office:value="0.8354224" calcext:value-type="float">
            <text:p>0,8354224</text:p>
          </table:table-cell>
          <table:table-cell table:formula="of:=[.B98]*[.S$1] + IF([.B98]=0;0;[.S$2])" office:value-type="float" office:value="0" calcext:value-type="float">
            <text:p>0</text:p>
          </table:table-cell>
          <table:table-cell table:formula="of:=[.C98]*[.T$1] + IF([.C98]=0;0;[.T$2])" office:value-type="float" office:value="-0.2498482" calcext:value-type="float">
            <text:p>-0,2498482</text:p>
          </table:table-cell>
          <table:table-cell table:formula="of:=[.D98]*[.U$1] + IF([.D98]=0;0;[.U$2])" office:value-type="float" office:value="0" calcext:value-type="float">
            <text:p>0</text:p>
          </table:table-cell>
          <table:table-cell table:formula="of:=[.E98]*[.V$1] + IF([.E98]=0;0;[.V$2])" office:value-type="float" office:value="0" calcext:value-type="float">
            <text:p>0</text:p>
          </table:table-cell>
          <table:table-cell table:formula="of:=[.F98]*[.W$1] + IF([.F98]=0;0;[.W$2])" office:value-type="float" office:value="0" calcext:value-type="float">
            <text:p>0</text:p>
          </table:table-cell>
          <table:table-cell table:formula="of:=[.G98]*[.X$1] + IF([.G98]=0;0;[.X$2])" office:value-type="float" office:value="0" calcext:value-type="float">
            <text:p>0</text:p>
          </table:table-cell>
          <table:table-cell table:formula="of:=[.H98]*[.Y$1] + IF([.H98]=0;0;[.Y$2])" office:value-type="float" office:value="0" calcext:value-type="float">
            <text:p>0</text:p>
          </table:table-cell>
          <table:table-cell table:formula="of:=[.I98]*[.Z$1] + IF([.I98]=0;0;[.Z$2])" office:value-type="float" office:value="0" calcext:value-type="float">
            <text:p>0</text:p>
          </table:table-cell>
          <table:table-cell table:formula="of:=[.J98]*[.AA$1] + IF([.J98]=0;0;[.AA$2])" office:value-type="float" office:value="0" calcext:value-type="float">
            <text:p>0</text:p>
          </table:table-cell>
          <table:table-cell table:formula="of:=[.K98]*[.AB$1] + IF([.K98]=0;0;[.AB$2])" office:value-type="float" office:value="0" calcext:value-type="float">
            <text:p>0</text:p>
          </table:table-cell>
          <table:table-cell table:formula="of:=[.L98]*[.AC$1] + IF([.L98]=0;0;[.AC$2])" office:value-type="float" office:value="0" calcext:value-type="float">
            <text:p>0</text:p>
          </table:table-cell>
          <table:table-cell table:formula="of:=[.M98]*[.AD$1] + IF([.M9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4815" calcext:value-type="float">
            <text:p>2,48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02" calcext:value-type="float">
            <text:p>0,6802</text:p>
          </table:table-cell>
          <table:table-cell office:value-type="float" office:value="0.8503" calcext:value-type="float">
            <text:p>0,8503</text:p>
          </table:table-cell>
          <table:table-cell table:formula="of:=([.O99]-[.$O$1])^2" office:value-type="float" office:value="0.369522957456" calcext:value-type="float">
            <text:p>0,369522957456</text:p>
          </table:table-cell>
          <table:table-cell/>
          <table:table-cell table:formula="of:=[.A99]*[.R$1] + IF([.A99]=0;0;[.R$2])" office:value-type="float" office:value="0.6167776" calcext:value-type="float">
            <text:p>0,6167776</text:p>
          </table:table-cell>
          <table:table-cell table:formula="of:=[.B99]*[.S$1] + IF([.B99]=0;0;[.S$2])" office:value-type="float" office:value="0" calcext:value-type="float">
            <text:p>0</text:p>
          </table:table-cell>
          <table:table-cell table:formula="of:=[.C99]*[.T$1] + IF([.C99]=0;0;[.T$2])" office:value-type="float" office:value="-0.24958885" calcext:value-type="float">
            <text:p>-0,24958885</text:p>
          </table:table-cell>
          <table:table-cell table:formula="of:=[.D99]*[.U$1] + IF([.D99]=0;0;[.U$2])" office:value-type="float" office:value="0" calcext:value-type="float">
            <text:p>0</text:p>
          </table:table-cell>
          <table:table-cell table:formula="of:=[.E99]*[.V$1] + IF([.E99]=0;0;[.V$2])" office:value-type="float" office:value="0" calcext:value-type="float">
            <text:p>0</text:p>
          </table:table-cell>
          <table:table-cell table:formula="of:=[.F99]*[.W$1] + IF([.F99]=0;0;[.W$2])" office:value-type="float" office:value="0" calcext:value-type="float">
            <text:p>0</text:p>
          </table:table-cell>
          <table:table-cell table:formula="of:=[.G99]*[.X$1] + IF([.G99]=0;0;[.X$2])" office:value-type="float" office:value="0" calcext:value-type="float">
            <text:p>0</text:p>
          </table:table-cell>
          <table:table-cell table:formula="of:=[.H99]*[.Y$1] + IF([.H99]=0;0;[.Y$2])" office:value-type="float" office:value="0" calcext:value-type="float">
            <text:p>0</text:p>
          </table:table-cell>
          <table:table-cell table:formula="of:=[.I99]*[.Z$1] + IF([.I99]=0;0;[.Z$2])" office:value-type="float" office:value="0" calcext:value-type="float">
            <text:p>0</text:p>
          </table:table-cell>
          <table:table-cell table:formula="of:=[.J99]*[.AA$1] + IF([.J99]=0;0;[.AA$2])" office:value-type="float" office:value="0" calcext:value-type="float">
            <text:p>0</text:p>
          </table:table-cell>
          <table:table-cell table:formula="of:=[.K99]*[.AB$1] + IF([.K99]=0;0;[.AB$2])" office:value-type="float" office:value="0" calcext:value-type="float">
            <text:p>0</text:p>
          </table:table-cell>
          <table:table-cell table:formula="of:=[.L99]*[.AC$1] + IF([.L99]=0;0;[.AC$2])" office:value-type="float" office:value="0" calcext:value-type="float">
            <text:p>0</text:p>
          </table:table-cell>
          <table:table-cell table:formula="of:=[.M99]*[.AD$1] + IF([.M9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5734" calcext:value-type="float">
            <text:p>3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12" calcext:value-type="float">
            <text:p>0,7312</text:p>
          </table:table-cell>
          <table:table-cell office:value-type="float" office:value="0.8082" calcext:value-type="float">
            <text:p>0,8082</text:p>
          </table:table-cell>
          <table:table-cell table:formula="of:=([.O100]-[.$O$1])^2" office:value-type="float" office:value="0.422479200256" calcext:value-type="float">
            <text:p>0,422479200256</text:p>
          </table:table-cell>
          <table:table-cell/>
          <table:table-cell table:formula="of:=[.A100]*[.R$1] + IF([.A100]=0;0;[.R$2])" office:value-type="float" office:value="0.8354224" calcext:value-type="float">
            <text:p>0,8354224</text:p>
          </table:table-cell>
          <table:table-cell table:formula="of:=[.B100]*[.S$1] + IF([.B100]=0;0;[.S$2])" office:value-type="float" office:value="0" calcext:value-type="float">
            <text:p>0</text:p>
          </table:table-cell>
          <table:table-cell table:formula="of:=[.C100]*[.T$1] + IF([.C100]=0;0;[.T$2])" office:value-type="float" office:value="-0.24729586" calcext:value-type="float">
            <text:p>-0,24729586</text:p>
          </table:table-cell>
          <table:table-cell table:formula="of:=[.D100]*[.U$1] + IF([.D100]=0;0;[.U$2])" office:value-type="float" office:value="0" calcext:value-type="float">
            <text:p>0</text:p>
          </table:table-cell>
          <table:table-cell table:formula="of:=[.E100]*[.V$1] + IF([.E100]=0;0;[.V$2])" office:value-type="float" office:value="0" calcext:value-type="float">
            <text:p>0</text:p>
          </table:table-cell>
          <table:table-cell table:formula="of:=[.F100]*[.W$1] + IF([.F100]=0;0;[.W$2])" office:value-type="float" office:value="0" calcext:value-type="float">
            <text:p>0</text:p>
          </table:table-cell>
          <table:table-cell table:formula="of:=[.G100]*[.X$1] + IF([.G100]=0;0;[.X$2])" office:value-type="float" office:value="0" calcext:value-type="float">
            <text:p>0</text:p>
          </table:table-cell>
          <table:table-cell table:formula="of:=[.H100]*[.Y$1] + IF([.H100]=0;0;[.Y$2])" office:value-type="float" office:value="0" calcext:value-type="float">
            <text:p>0</text:p>
          </table:table-cell>
          <table:table-cell table:formula="of:=[.I100]*[.Z$1] + IF([.I100]=0;0;[.Z$2])" office:value-type="float" office:value="0" calcext:value-type="float">
            <text:p>0</text:p>
          </table:table-cell>
          <table:table-cell table:formula="of:=[.J100]*[.AA$1] + IF([.J100]=0;0;[.AA$2])" office:value-type="float" office:value="0" calcext:value-type="float">
            <text:p>0</text:p>
          </table:table-cell>
          <table:table-cell table:formula="of:=[.K100]*[.AB$1] + IF([.K100]=0;0;[.AB$2])" office:value-type="float" office:value="0" calcext:value-type="float">
            <text:p>0</text:p>
          </table:table-cell>
          <table:table-cell table:formula="of:=[.L100]*[.AC$1] + IF([.L100]=0;0;[.AC$2])" office:value-type="float" office:value="0" calcext:value-type="float">
            <text:p>0</text:p>
          </table:table-cell>
          <table:table-cell table:formula="of:=[.M100]*[.AD$1] + IF([.M10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285" calcext:value-type="float">
            <text:p>3,82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0.965" calcext:value-type="float">
            <text:p>0,965</text:p>
          </table:table-cell>
          <table:table-cell table:formula="of:=([.O101]-[.$O$1])^2" office:value-type="float" office:value="0.243230457856" calcext:value-type="float">
            <text:p>0,243230457856</text:p>
          </table:table-cell>
          <table:table-cell/>
          <table:table-cell table:formula="of:=[.A101]*[.R$1] + IF([.A101]=0;0;[.R$2])" office:value-type="float" office:value="0.7261" calcext:value-type="float">
            <text:p>0,7261</text:p>
          </table:table-cell>
          <table:table-cell table:formula="of:=[.B101]*[.S$1] + IF([.B101]=0;0;[.S$2])" office:value-type="float" office:value="0" calcext:value-type="float">
            <text:p>0</text:p>
          </table:table-cell>
          <table:table-cell table:formula="of:=[.C101]*[.T$1] + IF([.C101]=0;0;[.T$2])" office:value-type="float" office:value="-0.24676015" calcext:value-type="float">
            <text:p>-0,24676015</text:p>
          </table:table-cell>
          <table:table-cell table:formula="of:=[.D101]*[.U$1] + IF([.D101]=0;0;[.U$2])" office:value-type="float" office:value="0" calcext:value-type="float">
            <text:p>0</text:p>
          </table:table-cell>
          <table:table-cell table:formula="of:=[.E101]*[.V$1] + IF([.E101]=0;0;[.V$2])" office:value-type="float" office:value="0" calcext:value-type="float">
            <text:p>0</text:p>
          </table:table-cell>
          <table:table-cell table:formula="of:=[.F101]*[.W$1] + IF([.F101]=0;0;[.W$2])" office:value-type="float" office:value="0" calcext:value-type="float">
            <text:p>0</text:p>
          </table:table-cell>
          <table:table-cell table:formula="of:=[.G101]*[.X$1] + IF([.G101]=0;0;[.X$2])" office:value-type="float" office:value="0" calcext:value-type="float">
            <text:p>0</text:p>
          </table:table-cell>
          <table:table-cell table:formula="of:=[.H101]*[.Y$1] + IF([.H101]=0;0;[.Y$2])" office:value-type="float" office:value="0" calcext:value-type="float">
            <text:p>0</text:p>
          </table:table-cell>
          <table:table-cell table:formula="of:=[.I101]*[.Z$1] + IF([.I101]=0;0;[.Z$2])" office:value-type="float" office:value="0" calcext:value-type="float">
            <text:p>0</text:p>
          </table:table-cell>
          <table:table-cell table:formula="of:=[.J101]*[.AA$1] + IF([.J101]=0;0;[.AA$2])" office:value-type="float" office:value="0" calcext:value-type="float">
            <text:p>0</text:p>
          </table:table-cell>
          <table:table-cell table:formula="of:=[.K101]*[.AB$1] + IF([.K101]=0;0;[.AB$2])" office:value-type="float" office:value="0" calcext:value-type="float">
            <text:p>0</text:p>
          </table:table-cell>
          <table:table-cell table:formula="of:=[.L101]*[.AC$1] + IF([.L101]=0;0;[.AC$2])" office:value-type="float" office:value="0" calcext:value-type="float">
            <text:p>0</text:p>
          </table:table-cell>
          <table:table-cell table:formula="of:=[.M101]*[.AD$1] + IF([.M10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826" calcext:value-type="float">
            <text:p>4,2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29" calcext:value-type="float">
            <text:p>0,7229</text:p>
          </table:table-cell>
          <table:table-cell office:value-type="float" office:value="1.1246" calcext:value-type="float">
            <text:p>1,1246</text:p>
          </table:table-cell>
          <table:table-cell table:formula="of:=([.O102]-[.$O$1])^2" office:value-type="float" office:value="0.111278285056" calcext:value-type="float">
            <text:p>0,111278285056</text:p>
          </table:table-cell>
          <table:table-cell/>
          <table:table-cell table:formula="of:=[.A102]*[.R$1] + IF([.A102]=0;0;[.R$2])" office:value-type="float" office:value="0.9721" calcext:value-type="float">
            <text:p>0,9721</text:p>
          </table:table-cell>
          <table:table-cell table:formula="of:=[.B102]*[.S$1] + IF([.B102]=0;0;[.S$2])" office:value-type="float" office:value="0" calcext:value-type="float">
            <text:p>0</text:p>
          </table:table-cell>
          <table:table-cell table:formula="of:=[.C102]*[.T$1] + IF([.C102]=0;0;[.T$2])" office:value-type="float" office:value="-0.24580654" calcext:value-type="float">
            <text:p>-0,24580654</text:p>
          </table:table-cell>
          <table:table-cell table:formula="of:=[.D102]*[.U$1] + IF([.D102]=0;0;[.U$2])" office:value-type="float" office:value="0" calcext:value-type="float">
            <text:p>0</text:p>
          </table:table-cell>
          <table:table-cell table:formula="of:=[.E102]*[.V$1] + IF([.E102]=0;0;[.V$2])" office:value-type="float" office:value="0" calcext:value-type="float">
            <text:p>0</text:p>
          </table:table-cell>
          <table:table-cell table:formula="of:=[.F102]*[.W$1] + IF([.F102]=0;0;[.W$2])" office:value-type="float" office:value="0" calcext:value-type="float">
            <text:p>0</text:p>
          </table:table-cell>
          <table:table-cell table:formula="of:=[.G102]*[.X$1] + IF([.G102]=0;0;[.X$2])" office:value-type="float" office:value="0" calcext:value-type="float">
            <text:p>0</text:p>
          </table:table-cell>
          <table:table-cell table:formula="of:=[.H102]*[.Y$1] + IF([.H102]=0;0;[.Y$2])" office:value-type="float" office:value="0" calcext:value-type="float">
            <text:p>0</text:p>
          </table:table-cell>
          <table:table-cell table:formula="of:=[.I102]*[.Z$1] + IF([.I102]=0;0;[.Z$2])" office:value-type="float" office:value="0" calcext:value-type="float">
            <text:p>0</text:p>
          </table:table-cell>
          <table:table-cell table:formula="of:=[.J102]*[.AA$1] + IF([.J102]=0;0;[.AA$2])" office:value-type="float" office:value="0" calcext:value-type="float">
            <text:p>0</text:p>
          </table:table-cell>
          <table:table-cell table:formula="of:=[.K102]*[.AB$1] + IF([.K102]=0;0;[.AB$2])" office:value-type="float" office:value="0" calcext:value-type="float">
            <text:p>0</text:p>
          </table:table-cell>
          <table:table-cell table:formula="of:=[.L102]*[.AC$1] + IF([.L102]=0;0;[.AC$2])" office:value-type="float" office:value="0" calcext:value-type="float">
            <text:p>0</text:p>
          </table:table-cell>
          <table:table-cell table:formula="of:=[.M102]*[.AD$1] + IF([.M10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682" calcext:value-type="float">
            <text:p>2,76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3" calcext:value-type="float">
            <text:p>0,833</text:p>
          </table:table-cell>
          <table:table-cell office:value-type="float" office:value="1.1453" calcext:value-type="float">
            <text:p>1,1453</text:p>
          </table:table-cell>
          <table:table-cell table:formula="of:=([.O103]-[.$O$1])^2" office:value-type="float" office:value="0.097896397456" calcext:value-type="float">
            <text:p>0,097896397456</text:p>
          </table:table-cell>
          <table:table-cell/>
          <table:table-cell table:formula="of:=[.A103]*[.R$1] + IF([.A103]=0;0;[.R$2])" office:value-type="float" office:value="0.7807612" calcext:value-type="float">
            <text:p>0,7807612</text:p>
          </table:table-cell>
          <table:table-cell table:formula="of:=[.B103]*[.S$1] + IF([.B103]=0;0;[.S$2])" office:value-type="float" office:value="0" calcext:value-type="float">
            <text:p>0</text:p>
          </table:table-cell>
          <table:table-cell table:formula="of:=[.C103]*[.T$1] + IF([.C103]=0;0;[.T$2])" office:value-type="float" office:value="-0.24898678" calcext:value-type="float">
            <text:p>-0,24898678</text:p>
          </table:table-cell>
          <table:table-cell table:formula="of:=[.D103]*[.U$1] + IF([.D103]=0;0;[.U$2])" office:value-type="float" office:value="0" calcext:value-type="float">
            <text:p>0</text:p>
          </table:table-cell>
          <table:table-cell table:formula="of:=[.E103]*[.V$1] + IF([.E103]=0;0;[.V$2])" office:value-type="float" office:value="0" calcext:value-type="float">
            <text:p>0</text:p>
          </table:table-cell>
          <table:table-cell table:formula="of:=[.F103]*[.W$1] + IF([.F103]=0;0;[.W$2])" office:value-type="float" office:value="0" calcext:value-type="float">
            <text:p>0</text:p>
          </table:table-cell>
          <table:table-cell table:formula="of:=[.G103]*[.X$1] + IF([.G103]=0;0;[.X$2])" office:value-type="float" office:value="0" calcext:value-type="float">
            <text:p>0</text:p>
          </table:table-cell>
          <table:table-cell table:formula="of:=[.H103]*[.Y$1] + IF([.H103]=0;0;[.Y$2])" office:value-type="float" office:value="0" calcext:value-type="float">
            <text:p>0</text:p>
          </table:table-cell>
          <table:table-cell table:formula="of:=[.I103]*[.Z$1] + IF([.I103]=0;0;[.Z$2])" office:value-type="float" office:value="0" calcext:value-type="float">
            <text:p>0</text:p>
          </table:table-cell>
          <table:table-cell table:formula="of:=[.J103]*[.AA$1] + IF([.J103]=0;0;[.AA$2])" office:value-type="float" office:value="0" calcext:value-type="float">
            <text:p>0</text:p>
          </table:table-cell>
          <table:table-cell table:formula="of:=[.K103]*[.AB$1] + IF([.K103]=0;0;[.AB$2])" office:value-type="float" office:value="0" calcext:value-type="float">
            <text:p>0</text:p>
          </table:table-cell>
          <table:table-cell table:formula="of:=[.L103]*[.AC$1] + IF([.L103]=0;0;[.AC$2])" office:value-type="float" office:value="0" calcext:value-type="float">
            <text:p>0</text:p>
          </table:table-cell>
          <table:table-cell table:formula="of:=[.M103]*[.AD$1] + IF([.M10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3827" calcext:value-type="float">
            <text:p>2,38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83" calcext:value-type="float">
            <text:p>0,7183</text:p>
          </table:table-cell>
          <table:table-cell office:value-type="float" office:value="0.9577" calcext:value-type="float">
            <text:p>0,9577</text:p>
          </table:table-cell>
          <table:table-cell table:formula="of:=([.O104]-[.$O$1])^2" office:value-type="float" office:value="0.250484234256" calcext:value-type="float">
            <text:p>0,250484234256</text:p>
          </table:table-cell>
          <table:table-cell/>
          <table:table-cell table:formula="of:=[.A104]*[.R$1] + IF([.A104]=0;0;[.R$2])" office:value-type="float" office:value="0.6714388" calcext:value-type="float">
            <text:p>0,6714388</text:p>
          </table:table-cell>
          <table:table-cell table:formula="of:=[.B104]*[.S$1] + IF([.B104]=0;0;[.S$2])" office:value-type="float" office:value="0" calcext:value-type="float">
            <text:p>0</text:p>
          </table:table-cell>
          <table:table-cell table:formula="of:=[.C104]*[.T$1] + IF([.C104]=0;0;[.T$2])" office:value-type="float" office:value="-0.24979633" calcext:value-type="float">
            <text:p>-0,24979633</text:p>
          </table:table-cell>
          <table:table-cell table:formula="of:=[.D104]*[.U$1] + IF([.D104]=0;0;[.U$2])" office:value-type="float" office:value="0" calcext:value-type="float">
            <text:p>0</text:p>
          </table:table-cell>
          <table:table-cell table:formula="of:=[.E104]*[.V$1] + IF([.E104]=0;0;[.V$2])" office:value-type="float" office:value="0" calcext:value-type="float">
            <text:p>0</text:p>
          </table:table-cell>
          <table:table-cell table:formula="of:=[.F104]*[.W$1] + IF([.F104]=0;0;[.W$2])" office:value-type="float" office:value="0" calcext:value-type="float">
            <text:p>0</text:p>
          </table:table-cell>
          <table:table-cell table:formula="of:=[.G104]*[.X$1] + IF([.G104]=0;0;[.X$2])" office:value-type="float" office:value="0" calcext:value-type="float">
            <text:p>0</text:p>
          </table:table-cell>
          <table:table-cell table:formula="of:=[.H104]*[.Y$1] + IF([.H104]=0;0;[.Y$2])" office:value-type="float" office:value="0" calcext:value-type="float">
            <text:p>0</text:p>
          </table:table-cell>
          <table:table-cell table:formula="of:=[.I104]*[.Z$1] + IF([.I104]=0;0;[.Z$2])" office:value-type="float" office:value="0" calcext:value-type="float">
            <text:p>0</text:p>
          </table:table-cell>
          <table:table-cell table:formula="of:=[.J104]*[.AA$1] + IF([.J104]=0;0;[.AA$2])" office:value-type="float" office:value="0" calcext:value-type="float">
            <text:p>0</text:p>
          </table:table-cell>
          <table:table-cell table:formula="of:=[.K104]*[.AB$1] + IF([.K104]=0;0;[.AB$2])" office:value-type="float" office:value="0" calcext:value-type="float">
            <text:p>0</text:p>
          </table:table-cell>
          <table:table-cell table:formula="of:=[.L104]*[.AC$1] + IF([.L104]=0;0;[.AC$2])" office:value-type="float" office:value="0" calcext:value-type="float">
            <text:p>0</text:p>
          </table:table-cell>
          <table:table-cell table:formula="of:=[.M104]*[.AD$1] + IF([.M10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7257" calcext:value-type="float">
            <text:p>4,72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66" calcext:value-type="float">
            <text:p>0,6866</text:p>
          </table:table-cell>
          <table:table-cell office:value-type="float" office:value="0.9612" calcext:value-type="float">
            <text:p>0,9612</text:p>
          </table:table-cell>
          <table:table-cell table:formula="of:=([.O105]-[.$O$1])^2" office:value-type="float" office:value="0.246993096256" calcext:value-type="float">
            <text:p>0,246993096256</text:p>
          </table:table-cell>
          <table:table-cell/>
          <table:table-cell table:formula="of:=[.A105]*[.R$1] + IF([.A105]=0;0;[.R$2])" office:value-type="float" office:value="0.6714388" calcext:value-type="float">
            <text:p>0,6714388</text:p>
          </table:table-cell>
          <table:table-cell table:formula="of:=[.B105]*[.S$1] + IF([.B105]=0;0;[.S$2])" office:value-type="float" office:value="0" calcext:value-type="float">
            <text:p>0</text:p>
          </table:table-cell>
          <table:table-cell table:formula="of:=[.C105]*[.T$1] + IF([.C105]=0;0;[.T$2])" office:value-type="float" office:value="-0.24487603" calcext:value-type="float">
            <text:p>-0,24487603</text:p>
          </table:table-cell>
          <table:table-cell table:formula="of:=[.D105]*[.U$1] + IF([.D105]=0;0;[.U$2])" office:value-type="float" office:value="0" calcext:value-type="float">
            <text:p>0</text:p>
          </table:table-cell>
          <table:table-cell table:formula="of:=[.E105]*[.V$1] + IF([.E105]=0;0;[.V$2])" office:value-type="float" office:value="0" calcext:value-type="float">
            <text:p>0</text:p>
          </table:table-cell>
          <table:table-cell table:formula="of:=[.F105]*[.W$1] + IF([.F105]=0;0;[.W$2])" office:value-type="float" office:value="0" calcext:value-type="float">
            <text:p>0</text:p>
          </table:table-cell>
          <table:table-cell table:formula="of:=[.G105]*[.X$1] + IF([.G105]=0;0;[.X$2])" office:value-type="float" office:value="0" calcext:value-type="float">
            <text:p>0</text:p>
          </table:table-cell>
          <table:table-cell table:formula="of:=[.H105]*[.Y$1] + IF([.H105]=0;0;[.Y$2])" office:value-type="float" office:value="0" calcext:value-type="float">
            <text:p>0</text:p>
          </table:table-cell>
          <table:table-cell table:formula="of:=[.I105]*[.Z$1] + IF([.I105]=0;0;[.Z$2])" office:value-type="float" office:value="0" calcext:value-type="float">
            <text:p>0</text:p>
          </table:table-cell>
          <table:table-cell table:formula="of:=[.J105]*[.AA$1] + IF([.J105]=0;0;[.AA$2])" office:value-type="float" office:value="0" calcext:value-type="float">
            <text:p>0</text:p>
          </table:table-cell>
          <table:table-cell table:formula="of:=[.K105]*[.AB$1] + IF([.K105]=0;0;[.AB$2])" office:value-type="float" office:value="0" calcext:value-type="float">
            <text:p>0</text:p>
          </table:table-cell>
          <table:table-cell table:formula="of:=[.L105]*[.AC$1] + IF([.L105]=0;0;[.AC$2])" office:value-type="float" office:value="0" calcext:value-type="float">
            <text:p>0</text:p>
          </table:table-cell>
          <table:table-cell table:formula="of:=[.M105]*[.AD$1] + IF([.M10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5364" calcext:value-type="float">
            <text:p>3,53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55" calcext:value-type="float">
            <text:p>0,8955</text:p>
          </table:table-cell>
          <table:table-cell office:value-type="float" office:value="1.1589" calcext:value-type="float">
            <text:p>1,1589</text:p>
          </table:table-cell>
          <table:table-cell table:formula="of:=([.O106]-[.$O$1])^2" office:value-type="float" office:value="0.0895709126559999" calcext:value-type="float">
            <text:p>0,0895709126559999</text:p>
          </table:table-cell>
          <table:table-cell/>
          <table:table-cell table:formula="of:=[.A106]*[.R$1] + IF([.A106]=0;0;[.R$2])" office:value-type="float" office:value="0.6714388" calcext:value-type="float">
            <text:p>0,6714388</text:p>
          </table:table-cell>
          <table:table-cell table:formula="of:=[.B106]*[.S$1] + IF([.B106]=0;0;[.S$2])" office:value-type="float" office:value="0" calcext:value-type="float">
            <text:p>0</text:p>
          </table:table-cell>
          <table:table-cell table:formula="of:=[.C106]*[.T$1] + IF([.C106]=0;0;[.T$2])" office:value-type="float" office:value="-0.24737356" calcext:value-type="float">
            <text:p>-0,24737356</text:p>
          </table:table-cell>
          <table:table-cell table:formula="of:=[.D106]*[.U$1] + IF([.D106]=0;0;[.U$2])" office:value-type="float" office:value="0" calcext:value-type="float">
            <text:p>0</text:p>
          </table:table-cell>
          <table:table-cell table:formula="of:=[.E106]*[.V$1] + IF([.E106]=0;0;[.V$2])" office:value-type="float" office:value="0" calcext:value-type="float">
            <text:p>0</text:p>
          </table:table-cell>
          <table:table-cell table:formula="of:=[.F106]*[.W$1] + IF([.F106]=0;0;[.W$2])" office:value-type="float" office:value="0" calcext:value-type="float">
            <text:p>0</text:p>
          </table:table-cell>
          <table:table-cell table:formula="of:=[.G106]*[.X$1] + IF([.G106]=0;0;[.X$2])" office:value-type="float" office:value="0" calcext:value-type="float">
            <text:p>0</text:p>
          </table:table-cell>
          <table:table-cell table:formula="of:=[.H106]*[.Y$1] + IF([.H106]=0;0;[.Y$2])" office:value-type="float" office:value="0" calcext:value-type="float">
            <text:p>0</text:p>
          </table:table-cell>
          <table:table-cell table:formula="of:=[.I106]*[.Z$1] + IF([.I106]=0;0;[.Z$2])" office:value-type="float" office:value="0" calcext:value-type="float">
            <text:p>0</text:p>
          </table:table-cell>
          <table:table-cell table:formula="of:=[.J106]*[.AA$1] + IF([.J106]=0;0;[.AA$2])" office:value-type="float" office:value="0" calcext:value-type="float">
            <text:p>0</text:p>
          </table:table-cell>
          <table:table-cell table:formula="of:=[.K106]*[.AB$1] + IF([.K106]=0;0;[.AB$2])" office:value-type="float" office:value="0" calcext:value-type="float">
            <text:p>0</text:p>
          </table:table-cell>
          <table:table-cell table:formula="of:=[.L106]*[.AC$1] + IF([.L106]=0;0;[.AC$2])" office:value-type="float" office:value="0" calcext:value-type="float">
            <text:p>0</text:p>
          </table:table-cell>
          <table:table-cell table:formula="of:=[.M106]*[.AD$1] + IF([.M10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21" calcext:value-type="float">
            <text:p>4,3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81" calcext:value-type="float">
            <text:p>0,7181</text:p>
          </table:table-cell>
          <table:table-cell office:value-type="float" office:value="1.1011" calcext:value-type="float">
            <text:p>1,1011</text:p>
          </table:table-cell>
          <table:table-cell table:formula="of:=([.O107]-[.$O$1])^2" office:value-type="float" office:value="0.127508983056" calcext:value-type="float">
            <text:p>0,127508983056</text:p>
          </table:table-cell>
          <table:table-cell/>
          <table:table-cell table:formula="of:=[.A107]*[.R$1] + IF([.A107]=0;0;[.R$2])" office:value-type="float" office:value="0.7261" calcext:value-type="float">
            <text:p>0,7261</text:p>
          </table:table-cell>
          <table:table-cell table:formula="of:=[.B107]*[.S$1] + IF([.B107]=0;0;[.S$2])" office:value-type="float" office:value="0" calcext:value-type="float">
            <text:p>0</text:p>
          </table:table-cell>
          <table:table-cell table:formula="of:=[.C107]*[.T$1] + IF([.C107]=0;0;[.T$2])" office:value-type="float" office:value="-0.2457259" calcext:value-type="float">
            <text:p>-0,2457259</text:p>
          </table:table-cell>
          <table:table-cell table:formula="of:=[.D107]*[.U$1] + IF([.D107]=0;0;[.U$2])" office:value-type="float" office:value="0" calcext:value-type="float">
            <text:p>0</text:p>
          </table:table-cell>
          <table:table-cell table:formula="of:=[.E107]*[.V$1] + IF([.E107]=0;0;[.V$2])" office:value-type="float" office:value="0" calcext:value-type="float">
            <text:p>0</text:p>
          </table:table-cell>
          <table:table-cell table:formula="of:=[.F107]*[.W$1] + IF([.F107]=0;0;[.W$2])" office:value-type="float" office:value="0" calcext:value-type="float">
            <text:p>0</text:p>
          </table:table-cell>
          <table:table-cell table:formula="of:=[.G107]*[.X$1] + IF([.G107]=0;0;[.X$2])" office:value-type="float" office:value="0" calcext:value-type="float">
            <text:p>0</text:p>
          </table:table-cell>
          <table:table-cell table:formula="of:=[.H107]*[.Y$1] + IF([.H107]=0;0;[.Y$2])" office:value-type="float" office:value="0" calcext:value-type="float">
            <text:p>0</text:p>
          </table:table-cell>
          <table:table-cell table:formula="of:=[.I107]*[.Z$1] + IF([.I107]=0;0;[.Z$2])" office:value-type="float" office:value="0" calcext:value-type="float">
            <text:p>0</text:p>
          </table:table-cell>
          <table:table-cell table:formula="of:=[.J107]*[.AA$1] + IF([.J107]=0;0;[.AA$2])" office:value-type="float" office:value="0" calcext:value-type="float">
            <text:p>0</text:p>
          </table:table-cell>
          <table:table-cell table:formula="of:=[.K107]*[.AB$1] + IF([.K107]=0;0;[.AB$2])" office:value-type="float" office:value="0" calcext:value-type="float">
            <text:p>0</text:p>
          </table:table-cell>
          <table:table-cell table:formula="of:=[.L107]*[.AC$1] + IF([.L107]=0;0;[.AC$2])" office:value-type="float" office:value="0" calcext:value-type="float">
            <text:p>0</text:p>
          </table:table-cell>
          <table:table-cell table:formula="of:=[.M107]*[.AD$1] + IF([.M10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9163" calcext:value-type="float">
            <text:p>3,9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72" calcext:value-type="float">
            <text:p>0,8472</text:p>
          </table:table-cell>
          <table:table-cell office:value-type="float" office:value="1.5249" calcext:value-type="float">
            <text:p>1,5249</text:p>
          </table:table-cell>
          <table:table-cell table:formula="of:=([.O108]-[.$O$1])^2" office:value-type="float" office:value="0.004451024656" calcext:value-type="float">
            <text:p>0,004451024656</text:p>
          </table:table-cell>
          <table:table-cell/>
          <table:table-cell table:formula="of:=[.A108]*[.R$1] + IF([.A108]=0;0;[.R$2])" office:value-type="float" office:value="0.6167776" calcext:value-type="float">
            <text:p>0,6167776</text:p>
          </table:table-cell>
          <table:table-cell table:formula="of:=[.B108]*[.S$1] + IF([.B108]=0;0;[.S$2])" office:value-type="float" office:value="0" calcext:value-type="float">
            <text:p>0</text:p>
          </table:table-cell>
          <table:table-cell table:formula="of:=[.C108]*[.T$1] + IF([.C108]=0;0;[.T$2])" office:value-type="float" office:value="-0.24657577" calcext:value-type="float">
            <text:p>-0,24657577</text:p>
          </table:table-cell>
          <table:table-cell table:formula="of:=[.D108]*[.U$1] + IF([.D108]=0;0;[.U$2])" office:value-type="float" office:value="0" calcext:value-type="float">
            <text:p>0</text:p>
          </table:table-cell>
          <table:table-cell table:formula="of:=[.E108]*[.V$1] + IF([.E108]=0;0;[.V$2])" office:value-type="float" office:value="0" calcext:value-type="float">
            <text:p>0</text:p>
          </table:table-cell>
          <table:table-cell table:formula="of:=[.F108]*[.W$1] + IF([.F108]=0;0;[.W$2])" office:value-type="float" office:value="0" calcext:value-type="float">
            <text:p>0</text:p>
          </table:table-cell>
          <table:table-cell table:formula="of:=[.G108]*[.X$1] + IF([.G108]=0;0;[.X$2])" office:value-type="float" office:value="0" calcext:value-type="float">
            <text:p>0</text:p>
          </table:table-cell>
          <table:table-cell table:formula="of:=[.H108]*[.Y$1] + IF([.H108]=0;0;[.Y$2])" office:value-type="float" office:value="0" calcext:value-type="float">
            <text:p>0</text:p>
          </table:table-cell>
          <table:table-cell table:formula="of:=[.I108]*[.Z$1] + IF([.I108]=0;0;[.Z$2])" office:value-type="float" office:value="0" calcext:value-type="float">
            <text:p>0</text:p>
          </table:table-cell>
          <table:table-cell table:formula="of:=[.J108]*[.AA$1] + IF([.J108]=0;0;[.AA$2])" office:value-type="float" office:value="0" calcext:value-type="float">
            <text:p>0</text:p>
          </table:table-cell>
          <table:table-cell table:formula="of:=[.K108]*[.AB$1] + IF([.K108]=0;0;[.AB$2])" office:value-type="float" office:value="0" calcext:value-type="float">
            <text:p>0</text:p>
          </table:table-cell>
          <table:table-cell table:formula="of:=[.L108]*[.AC$1] + IF([.L108]=0;0;[.AC$2])" office:value-type="float" office:value="0" calcext:value-type="float">
            <text:p>0</text:p>
          </table:table-cell>
          <table:table-cell table:formula="of:=[.M108]*[.AD$1] + IF([.M10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844" calcext:value-type="float">
            <text:p>4,58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08" calcext:value-type="float">
            <text:p>0,608</text:p>
          </table:table-cell>
          <table:table-cell office:value-type="float" office:value="0.8269" calcext:value-type="float">
            <text:p>0,8269</text:p>
          </table:table-cell>
          <table:table-cell table:formula="of:=([.O109]-[.$O$1])^2" office:value-type="float" office:value="0.398519488656" calcext:value-type="float">
            <text:p>0,398519488656</text:p>
          </table:table-cell>
          <table:table-cell/>
          <table:table-cell table:formula="of:=[.A109]*[.R$1] + IF([.A109]=0;0;[.R$2])" office:value-type="float" office:value="0.6714388" calcext:value-type="float">
            <text:p>0,6714388</text:p>
          </table:table-cell>
          <table:table-cell table:formula="of:=[.B109]*[.S$1] + IF([.B109]=0;0;[.S$2])" office:value-type="float" office:value="0" calcext:value-type="float">
            <text:p>0</text:p>
          </table:table-cell>
          <table:table-cell table:formula="of:=[.C109]*[.T$1] + IF([.C109]=0;0;[.T$2])" office:value-type="float" office:value="-0.24517276" calcext:value-type="float">
            <text:p>-0,24517276</text:p>
          </table:table-cell>
          <table:table-cell table:formula="of:=[.D109]*[.U$1] + IF([.D109]=0;0;[.U$2])" office:value-type="float" office:value="0" calcext:value-type="float">
            <text:p>0</text:p>
          </table:table-cell>
          <table:table-cell table:formula="of:=[.E109]*[.V$1] + IF([.E109]=0;0;[.V$2])" office:value-type="float" office:value="0" calcext:value-type="float">
            <text:p>0</text:p>
          </table:table-cell>
          <table:table-cell table:formula="of:=[.F109]*[.W$1] + IF([.F109]=0;0;[.W$2])" office:value-type="float" office:value="0" calcext:value-type="float">
            <text:p>0</text:p>
          </table:table-cell>
          <table:table-cell table:formula="of:=[.G109]*[.X$1] + IF([.G109]=0;0;[.X$2])" office:value-type="float" office:value="0" calcext:value-type="float">
            <text:p>0</text:p>
          </table:table-cell>
          <table:table-cell table:formula="of:=[.H109]*[.Y$1] + IF([.H109]=0;0;[.Y$2])" office:value-type="float" office:value="0" calcext:value-type="float">
            <text:p>0</text:p>
          </table:table-cell>
          <table:table-cell table:formula="of:=[.I109]*[.Z$1] + IF([.I109]=0;0;[.Z$2])" office:value-type="float" office:value="0" calcext:value-type="float">
            <text:p>0</text:p>
          </table:table-cell>
          <table:table-cell table:formula="of:=[.J109]*[.AA$1] + IF([.J109]=0;0;[.AA$2])" office:value-type="float" office:value="0" calcext:value-type="float">
            <text:p>0</text:p>
          </table:table-cell>
          <table:table-cell table:formula="of:=[.K109]*[.AB$1] + IF([.K109]=0;0;[.AB$2])" office:value-type="float" office:value="0" calcext:value-type="float">
            <text:p>0</text:p>
          </table:table-cell>
          <table:table-cell table:formula="of:=[.L109]*[.AC$1] + IF([.L109]=0;0;[.AC$2])" office:value-type="float" office:value="0" calcext:value-type="float">
            <text:p>0</text:p>
          </table:table-cell>
          <table:table-cell table:formula="of:=[.M109]*[.AD$1] + IF([.M10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519" calcext:value-type="float">
            <text:p>2,85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33" calcext:value-type="float">
            <text:p>0,9733</text:p>
          </table:table-cell>
          <table:table-cell office:value-type="float" office:value="1.5295" calcext:value-type="float">
            <text:p>1,5295</text:p>
          </table:table-cell>
          <table:table-cell table:formula="of:=([.O110]-[.$O$1])^2" office:value-type="float" office:value="0.00508597185600002" calcext:value-type="float">
            <text:p>0,00508597185600002</text:p>
          </table:table-cell>
          <table:table-cell/>
          <table:table-cell table:formula="of:=[.A110]*[.R$1] + IF([.A110]=0;0;[.R$2])" office:value-type="float" office:value="0.6714388" calcext:value-type="float">
            <text:p>0,6714388</text:p>
          </table:table-cell>
          <table:table-cell table:formula="of:=[.B110]*[.S$1] + IF([.B110]=0;0;[.S$2])" office:value-type="float" office:value="0" calcext:value-type="float">
            <text:p>0</text:p>
          </table:table-cell>
          <table:table-cell table:formula="of:=[.C110]*[.T$1] + IF([.C110]=0;0;[.T$2])" office:value-type="float" office:value="-0.24881101" calcext:value-type="float">
            <text:p>-0,24881101</text:p>
          </table:table-cell>
          <table:table-cell table:formula="of:=[.D110]*[.U$1] + IF([.D110]=0;0;[.U$2])" office:value-type="float" office:value="0" calcext:value-type="float">
            <text:p>0</text:p>
          </table:table-cell>
          <table:table-cell table:formula="of:=[.E110]*[.V$1] + IF([.E110]=0;0;[.V$2])" office:value-type="float" office:value="0" calcext:value-type="float">
            <text:p>0</text:p>
          </table:table-cell>
          <table:table-cell table:formula="of:=[.F110]*[.W$1] + IF([.F110]=0;0;[.W$2])" office:value-type="float" office:value="0" calcext:value-type="float">
            <text:p>0</text:p>
          </table:table-cell>
          <table:table-cell table:formula="of:=[.G110]*[.X$1] + IF([.G110]=0;0;[.X$2])" office:value-type="float" office:value="0" calcext:value-type="float">
            <text:p>0</text:p>
          </table:table-cell>
          <table:table-cell table:formula="of:=[.H110]*[.Y$1] + IF([.H110]=0;0;[.Y$2])" office:value-type="float" office:value="0" calcext:value-type="float">
            <text:p>0</text:p>
          </table:table-cell>
          <table:table-cell table:formula="of:=[.I110]*[.Z$1] + IF([.I110]=0;0;[.Z$2])" office:value-type="float" office:value="0" calcext:value-type="float">
            <text:p>0</text:p>
          </table:table-cell>
          <table:table-cell table:formula="of:=[.J110]*[.AA$1] + IF([.J110]=0;0;[.AA$2])" office:value-type="float" office:value="0" calcext:value-type="float">
            <text:p>0</text:p>
          </table:table-cell>
          <table:table-cell table:formula="of:=[.K110]*[.AB$1] + IF([.K110]=0;0;[.AB$2])" office:value-type="float" office:value="0" calcext:value-type="float">
            <text:p>0</text:p>
          </table:table-cell>
          <table:table-cell table:formula="of:=[.L110]*[.AC$1] + IF([.L110]=0;0;[.AC$2])" office:value-type="float" office:value="0" calcext:value-type="float">
            <text:p>0</text:p>
          </table:table-cell>
          <table:table-cell table:formula="of:=[.M110]*[.AD$1] + IF([.M11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413" calcext:value-type="float">
            <text:p>4,14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83" calcext:value-type="float">
            <text:p>0,7483</text:p>
          </table:table-cell>
          <table:table-cell office:value-type="float" office:value="1.2294" calcext:value-type="float">
            <text:p>1,2294</text:p>
          </table:table-cell>
          <table:table-cell table:formula="of:=([.O111]-[.$O$1])^2" office:value-type="float" office:value="0.0523421186559999" calcext:value-type="float">
            <text:p>0,0523421186559999</text:p>
          </table:table-cell>
          <table:table-cell/>
          <table:table-cell table:formula="of:=[.A111]*[.R$1] + IF([.A111]=0;0;[.R$2])" office:value-type="float" office:value="0.7807612" calcext:value-type="float">
            <text:p>0,7807612</text:p>
          </table:table-cell>
          <table:table-cell table:formula="of:=[.B111]*[.S$1] + IF([.B111]=0;0;[.S$2])" office:value-type="float" office:value="0" calcext:value-type="float">
            <text:p>0</text:p>
          </table:table-cell>
          <table:table-cell table:formula="of:=[.C111]*[.T$1] + IF([.C111]=0;0;[.T$2])" office:value-type="float" office:value="-0.24610327" calcext:value-type="float">
            <text:p>-0,24610327</text:p>
          </table:table-cell>
          <table:table-cell table:formula="of:=[.D111]*[.U$1] + IF([.D111]=0;0;[.U$2])" office:value-type="float" office:value="0" calcext:value-type="float">
            <text:p>0</text:p>
          </table:table-cell>
          <table:table-cell table:formula="of:=[.E111]*[.V$1] + IF([.E111]=0;0;[.V$2])" office:value-type="float" office:value="0" calcext:value-type="float">
            <text:p>0</text:p>
          </table:table-cell>
          <table:table-cell table:formula="of:=[.F111]*[.W$1] + IF([.F111]=0;0;[.W$2])" office:value-type="float" office:value="0" calcext:value-type="float">
            <text:p>0</text:p>
          </table:table-cell>
          <table:table-cell table:formula="of:=[.G111]*[.X$1] + IF([.G111]=0;0;[.X$2])" office:value-type="float" office:value="0" calcext:value-type="float">
            <text:p>0</text:p>
          </table:table-cell>
          <table:table-cell table:formula="of:=[.H111]*[.Y$1] + IF([.H111]=0;0;[.Y$2])" office:value-type="float" office:value="0" calcext:value-type="float">
            <text:p>0</text:p>
          </table:table-cell>
          <table:table-cell table:formula="of:=[.I111]*[.Z$1] + IF([.I111]=0;0;[.Z$2])" office:value-type="float" office:value="0" calcext:value-type="float">
            <text:p>0</text:p>
          </table:table-cell>
          <table:table-cell table:formula="of:=[.J111]*[.AA$1] + IF([.J111]=0;0;[.AA$2])" office:value-type="float" office:value="0" calcext:value-type="float">
            <text:p>0</text:p>
          </table:table-cell>
          <table:table-cell table:formula="of:=[.K111]*[.AB$1] + IF([.K111]=0;0;[.AB$2])" office:value-type="float" office:value="0" calcext:value-type="float">
            <text:p>0</text:p>
          </table:table-cell>
          <table:table-cell table:formula="of:=[.L111]*[.AC$1] + IF([.L111]=0;0;[.AC$2])" office:value-type="float" office:value="0" calcext:value-type="float">
            <text:p>0</text:p>
          </table:table-cell>
          <table:table-cell table:formula="of:=[.M111]*[.AD$1] + IF([.M11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7325" calcext:value-type="float">
            <text:p>3,73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99" calcext:value-type="float">
            <text:p>0,6299</text:p>
          </table:table-cell>
          <table:table-cell office:value-type="float" office:value="0.8288" calcext:value-type="float">
            <text:p>0,8288</text:p>
          </table:table-cell>
          <table:table-cell table:formula="of:=([.O112]-[.$O$1])^2" office:value-type="float" office:value="0.396124219456" calcext:value-type="float">
            <text:p>0,396124219456</text:p>
          </table:table-cell>
          <table:table-cell/>
          <table:table-cell table:formula="of:=[.A112]*[.R$1] + IF([.A112]=0;0;[.R$2])" office:value-type="float" office:value="0.6167776" calcext:value-type="float">
            <text:p>0,6167776</text:p>
          </table:table-cell>
          <table:table-cell table:formula="of:=[.B112]*[.S$1] + IF([.B112]=0;0;[.S$2])" office:value-type="float" office:value="0" calcext:value-type="float">
            <text:p>0</text:p>
          </table:table-cell>
          <table:table-cell table:formula="of:=[.C112]*[.T$1] + IF([.C112]=0;0;[.T$2])" office:value-type="float" office:value="-0.24696175" calcext:value-type="float">
            <text:p>-0,24696175</text:p>
          </table:table-cell>
          <table:table-cell table:formula="of:=[.D112]*[.U$1] + IF([.D112]=0;0;[.U$2])" office:value-type="float" office:value="0" calcext:value-type="float">
            <text:p>0</text:p>
          </table:table-cell>
          <table:table-cell table:formula="of:=[.E112]*[.V$1] + IF([.E112]=0;0;[.V$2])" office:value-type="float" office:value="0" calcext:value-type="float">
            <text:p>0</text:p>
          </table:table-cell>
          <table:table-cell table:formula="of:=[.F112]*[.W$1] + IF([.F112]=0;0;[.W$2])" office:value-type="float" office:value="0" calcext:value-type="float">
            <text:p>0</text:p>
          </table:table-cell>
          <table:table-cell table:formula="of:=[.G112]*[.X$1] + IF([.G112]=0;0;[.X$2])" office:value-type="float" office:value="0" calcext:value-type="float">
            <text:p>0</text:p>
          </table:table-cell>
          <table:table-cell table:formula="of:=[.H112]*[.Y$1] + IF([.H112]=0;0;[.Y$2])" office:value-type="float" office:value="0" calcext:value-type="float">
            <text:p>0</text:p>
          </table:table-cell>
          <table:table-cell table:formula="of:=[.I112]*[.Z$1] + IF([.I112]=0;0;[.Z$2])" office:value-type="float" office:value="0" calcext:value-type="float">
            <text:p>0</text:p>
          </table:table-cell>
          <table:table-cell table:formula="of:=[.J112]*[.AA$1] + IF([.J112]=0;0;[.AA$2])" office:value-type="float" office:value="0" calcext:value-type="float">
            <text:p>0</text:p>
          </table:table-cell>
          <table:table-cell table:formula="of:=[.K112]*[.AB$1] + IF([.K112]=0;0;[.AB$2])" office:value-type="float" office:value="0" calcext:value-type="float">
            <text:p>0</text:p>
          </table:table-cell>
          <table:table-cell table:formula="of:=[.L112]*[.AC$1] + IF([.L112]=0;0;[.AC$2])" office:value-type="float" office:value="0" calcext:value-type="float">
            <text:p>0</text:p>
          </table:table-cell>
          <table:table-cell table:formula="of:=[.M112]*[.AD$1] + IF([.M11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804" calcext:value-type="float">
            <text:p>3,68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943" calcext:value-type="float">
            <text:p>0,5943</text:p>
          </table:table-cell>
          <table:table-cell office:value-type="float" office:value="0.944" calcext:value-type="float">
            <text:p>0,944</text:p>
          </table:table-cell>
          <table:table-cell table:formula="of:=([.O113]-[.$O$1])^2" office:value-type="float" office:value="0.264385185856" calcext:value-type="float">
            <text:p>0,264385185856</text:p>
          </table:table-cell>
          <table:table-cell/>
          <table:table-cell table:formula="of:=[.A113]*[.R$1] + IF([.A113]=0;0;[.R$2])" office:value-type="float" office:value="0.7261" calcext:value-type="float">
            <text:p>0,7261</text:p>
          </table:table-cell>
          <table:table-cell table:formula="of:=[.B113]*[.S$1] + IF([.B113]=0;0;[.S$2])" office:value-type="float" office:value="0" calcext:value-type="float">
            <text:p>0</text:p>
          </table:table-cell>
          <table:table-cell table:formula="of:=[.C113]*[.T$1] + IF([.C113]=0;0;[.T$2])" office:value-type="float" office:value="-0.24707116" calcext:value-type="float">
            <text:p>-0,24707116</text:p>
          </table:table-cell>
          <table:table-cell table:formula="of:=[.D113]*[.U$1] + IF([.D113]=0;0;[.U$2])" office:value-type="float" office:value="0" calcext:value-type="float">
            <text:p>0</text:p>
          </table:table-cell>
          <table:table-cell table:formula="of:=[.E113]*[.V$1] + IF([.E113]=0;0;[.V$2])" office:value-type="float" office:value="0" calcext:value-type="float">
            <text:p>0</text:p>
          </table:table-cell>
          <table:table-cell table:formula="of:=[.F113]*[.W$1] + IF([.F113]=0;0;[.W$2])" office:value-type="float" office:value="0" calcext:value-type="float">
            <text:p>0</text:p>
          </table:table-cell>
          <table:table-cell table:formula="of:=[.G113]*[.X$1] + IF([.G113]=0;0;[.X$2])" office:value-type="float" office:value="0" calcext:value-type="float">
            <text:p>0</text:p>
          </table:table-cell>
          <table:table-cell table:formula="of:=[.H113]*[.Y$1] + IF([.H113]=0;0;[.Y$2])" office:value-type="float" office:value="0" calcext:value-type="float">
            <text:p>0</text:p>
          </table:table-cell>
          <table:table-cell table:formula="of:=[.I113]*[.Z$1] + IF([.I113]=0;0;[.Z$2])" office:value-type="float" office:value="0" calcext:value-type="float">
            <text:p>0</text:p>
          </table:table-cell>
          <table:table-cell table:formula="of:=[.J113]*[.AA$1] + IF([.J113]=0;0;[.AA$2])" office:value-type="float" office:value="0" calcext:value-type="float">
            <text:p>0</text:p>
          </table:table-cell>
          <table:table-cell table:formula="of:=[.K113]*[.AB$1] + IF([.K113]=0;0;[.AB$2])" office:value-type="float" office:value="0" calcext:value-type="float">
            <text:p>0</text:p>
          </table:table-cell>
          <table:table-cell table:formula="of:=[.L113]*[.AC$1] + IF([.L113]=0;0;[.AC$2])" office:value-type="float" office:value="0" calcext:value-type="float">
            <text:p>0</text:p>
          </table:table-cell>
          <table:table-cell table:formula="of:=[.M113]*[.AD$1] + IF([.M11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7023" calcext:value-type="float">
            <text:p>4,7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13" calcext:value-type="float">
            <text:p>0,7713</text:p>
          </table:table-cell>
          <table:table-cell office:value-type="float" office:value="1.1087" calcext:value-type="float">
            <text:p>1,1087</text:p>
          </table:table-cell>
          <table:table-cell table:formula="of:=([.O114]-[.$O$1])^2" office:value-type="float" office:value="0.122139066256" calcext:value-type="float">
            <text:p>0,122139066256</text:p>
          </table:table-cell>
          <table:table-cell/>
          <table:table-cell table:formula="of:=[.A114]*[.R$1] + IF([.A114]=0;0;[.R$2])" office:value-type="float" office:value="0.6167776" calcext:value-type="float">
            <text:p>0,6167776</text:p>
          </table:table-cell>
          <table:table-cell table:formula="of:=[.B114]*[.S$1] + IF([.B114]=0;0;[.S$2])" office:value-type="float" office:value="0" calcext:value-type="float">
            <text:p>0</text:p>
          </table:table-cell>
          <table:table-cell table:formula="of:=[.C114]*[.T$1] + IF([.C114]=0;0;[.T$2])" office:value-type="float" office:value="-0.24492517" calcext:value-type="float">
            <text:p>-0,24492517</text:p>
          </table:table-cell>
          <table:table-cell table:formula="of:=[.D114]*[.U$1] + IF([.D114]=0;0;[.U$2])" office:value-type="float" office:value="0" calcext:value-type="float">
            <text:p>0</text:p>
          </table:table-cell>
          <table:table-cell table:formula="of:=[.E114]*[.V$1] + IF([.E114]=0;0;[.V$2])" office:value-type="float" office:value="0" calcext:value-type="float">
            <text:p>0</text:p>
          </table:table-cell>
          <table:table-cell table:formula="of:=[.F114]*[.W$1] + IF([.F114]=0;0;[.W$2])" office:value-type="float" office:value="0" calcext:value-type="float">
            <text:p>0</text:p>
          </table:table-cell>
          <table:table-cell table:formula="of:=[.G114]*[.X$1] + IF([.G114]=0;0;[.X$2])" office:value-type="float" office:value="0" calcext:value-type="float">
            <text:p>0</text:p>
          </table:table-cell>
          <table:table-cell table:formula="of:=[.H114]*[.Y$1] + IF([.H114]=0;0;[.Y$2])" office:value-type="float" office:value="0" calcext:value-type="float">
            <text:p>0</text:p>
          </table:table-cell>
          <table:table-cell table:formula="of:=[.I114]*[.Z$1] + IF([.I114]=0;0;[.Z$2])" office:value-type="float" office:value="0" calcext:value-type="float">
            <text:p>0</text:p>
          </table:table-cell>
          <table:table-cell table:formula="of:=[.J114]*[.AA$1] + IF([.J114]=0;0;[.AA$2])" office:value-type="float" office:value="0" calcext:value-type="float">
            <text:p>0</text:p>
          </table:table-cell>
          <table:table-cell table:formula="of:=[.K114]*[.AB$1] + IF([.K114]=0;0;[.AB$2])" office:value-type="float" office:value="0" calcext:value-type="float">
            <text:p>0</text:p>
          </table:table-cell>
          <table:table-cell table:formula="of:=[.L114]*[.AC$1] + IF([.L114]=0;0;[.AC$2])" office:value-type="float" office:value="0" calcext:value-type="float">
            <text:p>0</text:p>
          </table:table-cell>
          <table:table-cell table:formula="of:=[.M114]*[.AD$1] + IF([.M11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155" calcext:value-type="float">
            <text:p>3,3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876" calcext:value-type="float">
            <text:p>0,6876</text:p>
          </table:table-cell>
          <table:table-cell office:value-type="float" office:value="1.1325" calcext:value-type="float">
            <text:p>1,1325</text:p>
          </table:table-cell>
          <table:table-cell table:formula="of:=([.O115]-[.$O$1])^2" office:value-type="float" office:value="0.106070067856" calcext:value-type="float">
            <text:p>0,106070067856</text:p>
          </table:table-cell>
          <table:table-cell/>
          <table:table-cell table:formula="of:=[.A115]*[.R$1] + IF([.A115]=0;0;[.R$2])" office:value-type="float" office:value="0.7807612" calcext:value-type="float">
            <text:p>0,7807612</text:p>
          </table:table-cell>
          <table:table-cell table:formula="of:=[.B115]*[.S$1] + IF([.B115]=0;0;[.S$2])" office:value-type="float" office:value="0" calcext:value-type="float">
            <text:p>0</text:p>
          </table:table-cell>
          <table:table-cell table:formula="of:=[.C115]*[.T$1] + IF([.C115]=0;0;[.T$2])" office:value-type="float" office:value="-0.24783745" calcext:value-type="float">
            <text:p>-0,24783745</text:p>
          </table:table-cell>
          <table:table-cell table:formula="of:=[.D115]*[.U$1] + IF([.D115]=0;0;[.U$2])" office:value-type="float" office:value="0" calcext:value-type="float">
            <text:p>0</text:p>
          </table:table-cell>
          <table:table-cell table:formula="of:=[.E115]*[.V$1] + IF([.E115]=0;0;[.V$2])" office:value-type="float" office:value="0" calcext:value-type="float">
            <text:p>0</text:p>
          </table:table-cell>
          <table:table-cell table:formula="of:=[.F115]*[.W$1] + IF([.F115]=0;0;[.W$2])" office:value-type="float" office:value="0" calcext:value-type="float">
            <text:p>0</text:p>
          </table:table-cell>
          <table:table-cell table:formula="of:=[.G115]*[.X$1] + IF([.G115]=0;0;[.X$2])" office:value-type="float" office:value="0" calcext:value-type="float">
            <text:p>0</text:p>
          </table:table-cell>
          <table:table-cell table:formula="of:=[.H115]*[.Y$1] + IF([.H115]=0;0;[.Y$2])" office:value-type="float" office:value="0" calcext:value-type="float">
            <text:p>0</text:p>
          </table:table-cell>
          <table:table-cell table:formula="of:=[.I115]*[.Z$1] + IF([.I115]=0;0;[.Z$2])" office:value-type="float" office:value="0" calcext:value-type="float">
            <text:p>0</text:p>
          </table:table-cell>
          <table:table-cell table:formula="of:=[.J115]*[.AA$1] + IF([.J115]=0;0;[.AA$2])" office:value-type="float" office:value="0" calcext:value-type="float">
            <text:p>0</text:p>
          </table:table-cell>
          <table:table-cell table:formula="of:=[.K115]*[.AB$1] + IF([.K115]=0;0;[.AB$2])" office:value-type="float" office:value="0" calcext:value-type="float">
            <text:p>0</text:p>
          </table:table-cell>
          <table:table-cell table:formula="of:=[.L115]*[.AC$1] + IF([.L115]=0;0;[.AC$2])" office:value-type="float" office:value="0" calcext:value-type="float">
            <text:p>0</text:p>
          </table:table-cell>
          <table:table-cell table:formula="of:=[.M115]*[.AD$1] + IF([.M11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255" calcext:value-type="float">
            <text:p>3,62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24" calcext:value-type="float">
            <text:p>0,8024</text:p>
          </table:table-cell>
          <table:table-cell office:value-type="float" office:value="1.5546" calcext:value-type="float">
            <text:p>1,5546</text:p>
          </table:table-cell>
          <table:table-cell table:formula="of:=([.O116]-[.$O$1])^2" office:value-type="float" office:value="0.00929604505600001" calcext:value-type="float">
            <text:p>0,00929604505600001</text:p>
          </table:table-cell>
          <table:table-cell/>
          <table:table-cell table:formula="of:=[.A116]*[.R$1] + IF([.A116]=0;0;[.R$2])" office:value-type="float" office:value="0.7807612" calcext:value-type="float">
            <text:p>0,7807612</text:p>
          </table:table-cell>
          <table:table-cell table:formula="of:=[.B116]*[.S$1] + IF([.B116]=0;0;[.S$2])" office:value-type="float" office:value="0" calcext:value-type="float">
            <text:p>0</text:p>
          </table:table-cell>
          <table:table-cell table:formula="of:=[.C116]*[.T$1] + IF([.C116]=0;0;[.T$2])" office:value-type="float" office:value="-0.24718645" calcext:value-type="float">
            <text:p>-0,24718645</text:p>
          </table:table-cell>
          <table:table-cell table:formula="of:=[.D116]*[.U$1] + IF([.D116]=0;0;[.U$2])" office:value-type="float" office:value="0" calcext:value-type="float">
            <text:p>0</text:p>
          </table:table-cell>
          <table:table-cell table:formula="of:=[.E116]*[.V$1] + IF([.E116]=0;0;[.V$2])" office:value-type="float" office:value="0" calcext:value-type="float">
            <text:p>0</text:p>
          </table:table-cell>
          <table:table-cell table:formula="of:=[.F116]*[.W$1] + IF([.F116]=0;0;[.W$2])" office:value-type="float" office:value="0" calcext:value-type="float">
            <text:p>0</text:p>
          </table:table-cell>
          <table:table-cell table:formula="of:=[.G116]*[.X$1] + IF([.G116]=0;0;[.X$2])" office:value-type="float" office:value="0" calcext:value-type="float">
            <text:p>0</text:p>
          </table:table-cell>
          <table:table-cell table:formula="of:=[.H116]*[.Y$1] + IF([.H116]=0;0;[.Y$2])" office:value-type="float" office:value="0" calcext:value-type="float">
            <text:p>0</text:p>
          </table:table-cell>
          <table:table-cell table:formula="of:=[.I116]*[.Z$1] + IF([.I116]=0;0;[.Z$2])" office:value-type="float" office:value="0" calcext:value-type="float">
            <text:p>0</text:p>
          </table:table-cell>
          <table:table-cell table:formula="of:=[.J116]*[.AA$1] + IF([.J116]=0;0;[.AA$2])" office:value-type="float" office:value="0" calcext:value-type="float">
            <text:p>0</text:p>
          </table:table-cell>
          <table:table-cell table:formula="of:=[.K116]*[.AB$1] + IF([.K116]=0;0;[.AB$2])" office:value-type="float" office:value="0" calcext:value-type="float">
            <text:p>0</text:p>
          </table:table-cell>
          <table:table-cell table:formula="of:=[.L116]*[.AC$1] + IF([.L116]=0;0;[.AC$2])" office:value-type="float" office:value="0" calcext:value-type="float">
            <text:p>0</text:p>
          </table:table-cell>
          <table:table-cell table:formula="of:=[.M116]*[.AD$1] + IF([.M11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727" calcext:value-type="float">
            <text:p>4,07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94" calcext:value-type="float">
            <text:p>0,7894</text:p>
          </table:table-cell>
          <table:table-cell office:value-type="float" office:value="1.0526" calcext:value-type="float">
            <text:p>1,0526</text:p>
          </table:table-cell>
          <table:table-cell table:formula="of:=([.O117]-[.$O$1])^2" office:value-type="float" office:value="0.164498381056" calcext:value-type="float">
            <text:p>0,164498381056</text:p>
          </table:table-cell>
          <table:table-cell/>
          <table:table-cell table:formula="of:=[.A117]*[.R$1] + IF([.A117]=0;0;[.R$2])" office:value-type="float" office:value="0.7261" calcext:value-type="float">
            <text:p>0,7261</text:p>
          </table:table-cell>
          <table:table-cell table:formula="of:=[.B117]*[.S$1] + IF([.B117]=0;0;[.S$2])" office:value-type="float" office:value="0" calcext:value-type="float">
            <text:p>0</text:p>
          </table:table-cell>
          <table:table-cell table:formula="of:=[.C117]*[.T$1] + IF([.C117]=0;0;[.T$2])" office:value-type="float" office:value="-0.24624733" calcext:value-type="float">
            <text:p>-0,24624733</text:p>
          </table:table-cell>
          <table:table-cell table:formula="of:=[.D117]*[.U$1] + IF([.D117]=0;0;[.U$2])" office:value-type="float" office:value="0" calcext:value-type="float">
            <text:p>0</text:p>
          </table:table-cell>
          <table:table-cell table:formula="of:=[.E117]*[.V$1] + IF([.E117]=0;0;[.V$2])" office:value-type="float" office:value="0" calcext:value-type="float">
            <text:p>0</text:p>
          </table:table-cell>
          <table:table-cell table:formula="of:=[.F117]*[.W$1] + IF([.F117]=0;0;[.W$2])" office:value-type="float" office:value="0" calcext:value-type="float">
            <text:p>0</text:p>
          </table:table-cell>
          <table:table-cell table:formula="of:=[.G117]*[.X$1] + IF([.G117]=0;0;[.X$2])" office:value-type="float" office:value="0" calcext:value-type="float">
            <text:p>0</text:p>
          </table:table-cell>
          <table:table-cell table:formula="of:=[.H117]*[.Y$1] + IF([.H117]=0;0;[.Y$2])" office:value-type="float" office:value="0" calcext:value-type="float">
            <text:p>0</text:p>
          </table:table-cell>
          <table:table-cell table:formula="of:=[.I117]*[.Z$1] + IF([.I117]=0;0;[.Z$2])" office:value-type="float" office:value="0" calcext:value-type="float">
            <text:p>0</text:p>
          </table:table-cell>
          <table:table-cell table:formula="of:=[.J117]*[.AA$1] + IF([.J117]=0;0;[.AA$2])" office:value-type="float" office:value="0" calcext:value-type="float">
            <text:p>0</text:p>
          </table:table-cell>
          <table:table-cell table:formula="of:=[.K117]*[.AB$1] + IF([.K117]=0;0;[.AB$2])" office:value-type="float" office:value="0" calcext:value-type="float">
            <text:p>0</text:p>
          </table:table-cell>
          <table:table-cell table:formula="of:=[.L117]*[.AC$1] + IF([.L117]=0;0;[.AC$2])" office:value-type="float" office:value="0" calcext:value-type="float">
            <text:p>0</text:p>
          </table:table-cell>
          <table:table-cell table:formula="of:=[.M117]*[.AD$1] + IF([.M11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3594" calcext:value-type="float">
            <text:p>3,35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69" calcext:value-type="float">
            <text:p>0,7269</text:p>
          </table:table-cell>
          <table:table-cell office:value-type="float" office:value="1.2555" calcext:value-type="float">
            <text:p>1,2555</text:p>
          </table:table-cell>
          <table:table-cell table:formula="of:=([.O118]-[.$O$1])^2" office:value-type="float" office:value="0.0410808038559999" calcext:value-type="float">
            <text:p>0,0410808038559999</text:p>
          </table:table-cell>
          <table:table-cell/>
          <table:table-cell table:formula="of:=[.A118]*[.R$1] + IF([.A118]=0;0;[.R$2])" office:value-type="float" office:value="0.6714388" calcext:value-type="float">
            <text:p>0,6714388</text:p>
          </table:table-cell>
          <table:table-cell table:formula="of:=[.B118]*[.S$1] + IF([.B118]=0;0;[.S$2])" office:value-type="float" office:value="0" calcext:value-type="float">
            <text:p>0</text:p>
          </table:table-cell>
          <table:table-cell table:formula="of:=[.C118]*[.T$1] + IF([.C118]=0;0;[.T$2])" office:value-type="float" office:value="-0.24774526" calcext:value-type="float">
            <text:p>-0,24774526</text:p>
          </table:table-cell>
          <table:table-cell table:formula="of:=[.D118]*[.U$1] + IF([.D118]=0;0;[.U$2])" office:value-type="float" office:value="0" calcext:value-type="float">
            <text:p>0</text:p>
          </table:table-cell>
          <table:table-cell table:formula="of:=[.E118]*[.V$1] + IF([.E118]=0;0;[.V$2])" office:value-type="float" office:value="0" calcext:value-type="float">
            <text:p>0</text:p>
          </table:table-cell>
          <table:table-cell table:formula="of:=[.F118]*[.W$1] + IF([.F118]=0;0;[.W$2])" office:value-type="float" office:value="0" calcext:value-type="float">
            <text:p>0</text:p>
          </table:table-cell>
          <table:table-cell table:formula="of:=[.G118]*[.X$1] + IF([.G118]=0;0;[.X$2])" office:value-type="float" office:value="0" calcext:value-type="float">
            <text:p>0</text:p>
          </table:table-cell>
          <table:table-cell table:formula="of:=[.H118]*[.Y$1] + IF([.H118]=0;0;[.Y$2])" office:value-type="float" office:value="0" calcext:value-type="float">
            <text:p>0</text:p>
          </table:table-cell>
          <table:table-cell table:formula="of:=[.I118]*[.Z$1] + IF([.I118]=0;0;[.Z$2])" office:value-type="float" office:value="0" calcext:value-type="float">
            <text:p>0</text:p>
          </table:table-cell>
          <table:table-cell table:formula="of:=[.J118]*[.AA$1] + IF([.J118]=0;0;[.AA$2])" office:value-type="float" office:value="0" calcext:value-type="float">
            <text:p>0</text:p>
          </table:table-cell>
          <table:table-cell table:formula="of:=[.K118]*[.AB$1] + IF([.K118]=0;0;[.AB$2])" office:value-type="float" office:value="0" calcext:value-type="float">
            <text:p>0</text:p>
          </table:table-cell>
          <table:table-cell table:formula="of:=[.L118]*[.AC$1] + IF([.L118]=0;0;[.AC$2])" office:value-type="float" office:value="0" calcext:value-type="float">
            <text:p>0</text:p>
          </table:table-cell>
          <table:table-cell table:formula="of:=[.M118]*[.AD$1] + IF([.M11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6296" calcext:value-type="float">
            <text:p>2,62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58" calcext:value-type="float">
            <text:p>0,7158</text:p>
          </table:table-cell>
          <table:table-cell office:value-type="float" office:value="1.4315" calcext:value-type="float">
            <text:p>1,4315</text:p>
          </table:table-cell>
          <table:table-cell table:formula="of:=([.O119]-[.$O$1])^2" office:value-type="float" office:value="0.000712035855999996" calcext:value-type="float">
            <text:p>0,000712035855999996</text:p>
          </table:table-cell>
          <table:table-cell/>
          <table:table-cell table:formula="of:=[.A119]*[.R$1] + IF([.A119]=0;0;[.R$2])" office:value-type="float" office:value="0.6167776" calcext:value-type="float">
            <text:p>0,6167776</text:p>
          </table:table-cell>
          <table:table-cell table:formula="of:=[.B119]*[.S$1] + IF([.B119]=0;0;[.S$2])" office:value-type="float" office:value="0" calcext:value-type="float">
            <text:p>0</text:p>
          </table:table-cell>
          <table:table-cell table:formula="of:=[.C119]*[.T$1] + IF([.C119]=0;0;[.T$2])" office:value-type="float" office:value="-0.24927784" calcext:value-type="float">
            <text:p>-0,24927784</text:p>
          </table:table-cell>
          <table:table-cell table:formula="of:=[.D119]*[.U$1] + IF([.D119]=0;0;[.U$2])" office:value-type="float" office:value="0" calcext:value-type="float">
            <text:p>0</text:p>
          </table:table-cell>
          <table:table-cell table:formula="of:=[.E119]*[.V$1] + IF([.E119]=0;0;[.V$2])" office:value-type="float" office:value="0" calcext:value-type="float">
            <text:p>0</text:p>
          </table:table-cell>
          <table:table-cell table:formula="of:=[.F119]*[.W$1] + IF([.F119]=0;0;[.W$2])" office:value-type="float" office:value="0" calcext:value-type="float">
            <text:p>0</text:p>
          </table:table-cell>
          <table:table-cell table:formula="of:=[.G119]*[.X$1] + IF([.G119]=0;0;[.X$2])" office:value-type="float" office:value="0" calcext:value-type="float">
            <text:p>0</text:p>
          </table:table-cell>
          <table:table-cell table:formula="of:=[.H119]*[.Y$1] + IF([.H119]=0;0;[.Y$2])" office:value-type="float" office:value="0" calcext:value-type="float">
            <text:p>0</text:p>
          </table:table-cell>
          <table:table-cell table:formula="of:=[.I119]*[.Z$1] + IF([.I119]=0;0;[.Z$2])" office:value-type="float" office:value="0" calcext:value-type="float">
            <text:p>0</text:p>
          </table:table-cell>
          <table:table-cell table:formula="of:=[.J119]*[.AA$1] + IF([.J119]=0;0;[.AA$2])" office:value-type="float" office:value="0" calcext:value-type="float">
            <text:p>0</text:p>
          </table:table-cell>
          <table:table-cell table:formula="of:=[.K119]*[.AB$1] + IF([.K119]=0;0;[.AB$2])" office:value-type="float" office:value="0" calcext:value-type="float">
            <text:p>0</text:p>
          </table:table-cell>
          <table:table-cell table:formula="of:=[.L119]*[.AC$1] + IF([.L119]=0;0;[.AC$2])" office:value-type="float" office:value="0" calcext:value-type="float">
            <text:p>0</text:p>
          </table:table-cell>
          <table:table-cell table:formula="of:=[.M119]*[.AD$1] + IF([.M11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1015" calcext:value-type="float">
            <text:p>4,10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51" calcext:value-type="float">
            <text:p>0,7751</text:p>
          </table:table-cell>
          <table:table-cell office:value-type="float" office:value="1.218" calcext:value-type="float">
            <text:p>1,218</text:p>
          </table:table-cell>
          <table:table-cell table:formula="of:=([.O120]-[.$O$1])^2" office:value-type="float" office:value="0.057688353856" calcext:value-type="float">
            <text:p>0,057688353856</text:p>
          </table:table-cell>
          <table:table-cell/>
          <table:table-cell table:formula="of:=[.A120]*[.R$1] + IF([.A120]=0;0;[.R$2])" office:value-type="float" office:value="0.6714388" calcext:value-type="float">
            <text:p>0,6714388</text:p>
          </table:table-cell>
          <table:table-cell table:formula="of:=[.B120]*[.S$1] + IF([.B120]=0;0;[.S$2])" office:value-type="float" office:value="0" calcext:value-type="float">
            <text:p>0</text:p>
          </table:table-cell>
          <table:table-cell table:formula="of:=[.C120]*[.T$1] + IF([.C120]=0;0;[.T$2])" office:value-type="float" office:value="-0.24618685" calcext:value-type="float">
            <text:p>-0,24618685</text:p>
          </table:table-cell>
          <table:table-cell table:formula="of:=[.D120]*[.U$1] + IF([.D120]=0;0;[.U$2])" office:value-type="float" office:value="0" calcext:value-type="float">
            <text:p>0</text:p>
          </table:table-cell>
          <table:table-cell table:formula="of:=[.E120]*[.V$1] + IF([.E120]=0;0;[.V$2])" office:value-type="float" office:value="0" calcext:value-type="float">
            <text:p>0</text:p>
          </table:table-cell>
          <table:table-cell table:formula="of:=[.F120]*[.W$1] + IF([.F120]=0;0;[.W$2])" office:value-type="float" office:value="0" calcext:value-type="float">
            <text:p>0</text:p>
          </table:table-cell>
          <table:table-cell table:formula="of:=[.G120]*[.X$1] + IF([.G120]=0;0;[.X$2])" office:value-type="float" office:value="0" calcext:value-type="float">
            <text:p>0</text:p>
          </table:table-cell>
          <table:table-cell table:formula="of:=[.H120]*[.Y$1] + IF([.H120]=0;0;[.Y$2])" office:value-type="float" office:value="0" calcext:value-type="float">
            <text:p>0</text:p>
          </table:table-cell>
          <table:table-cell table:formula="of:=[.I120]*[.Z$1] + IF([.I120]=0;0;[.Z$2])" office:value-type="float" office:value="0" calcext:value-type="float">
            <text:p>0</text:p>
          </table:table-cell>
          <table:table-cell table:formula="of:=[.J120]*[.AA$1] + IF([.J120]=0;0;[.AA$2])" office:value-type="float" office:value="0" calcext:value-type="float">
            <text:p>0</text:p>
          </table:table-cell>
          <table:table-cell table:formula="of:=[.K120]*[.AB$1] + IF([.K120]=0;0;[.AB$2])" office:value-type="float" office:value="0" calcext:value-type="float">
            <text:p>0</text:p>
          </table:table-cell>
          <table:table-cell table:formula="of:=[.L120]*[.AC$1] + IF([.L120]=0;0;[.AC$2])" office:value-type="float" office:value="0" calcext:value-type="float">
            <text:p>0</text:p>
          </table:table-cell>
          <table:table-cell table:formula="of:=[.M120]*[.AD$1] + IF([.M12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171" calcext:value-type="float">
            <text:p>4,51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292" calcext:value-type="float">
            <text:p>0,9292</text:p>
          </table:table-cell>
          <table:table-cell office:value-type="float" office:value="1.8584" calcext:value-type="float">
            <text:p>1,8584</text:p>
          </table:table-cell>
          <table:table-cell table:formula="of:=([.O121]-[.$O$1])^2" office:value-type="float" office:value="0.160172846656" calcext:value-type="float">
            <text:p>0,160172846656</text:p>
          </table:table-cell>
          <table:table-cell/>
          <table:table-cell table:formula="of:=[.A121]*[.R$1] + IF([.A121]=0;0;[.R$2])" office:value-type="float" office:value="0.6714388" calcext:value-type="float">
            <text:p>0,6714388</text:p>
          </table:table-cell>
          <table:table-cell table:formula="of:=[.B121]*[.S$1] + IF([.B121]=0;0;[.S$2])" office:value-type="float" office:value="0" calcext:value-type="float">
            <text:p>0</text:p>
          </table:table-cell>
          <table:table-cell table:formula="of:=[.C121]*[.T$1] + IF([.C121]=0;0;[.T$2])" office:value-type="float" office:value="-0.24531409" calcext:value-type="float">
            <text:p>-0,24531409</text:p>
          </table:table-cell>
          <table:table-cell table:formula="of:=[.D121]*[.U$1] + IF([.D121]=0;0;[.U$2])" office:value-type="float" office:value="0" calcext:value-type="float">
            <text:p>0</text:p>
          </table:table-cell>
          <table:table-cell table:formula="of:=[.E121]*[.V$1] + IF([.E121]=0;0;[.V$2])" office:value-type="float" office:value="0" calcext:value-type="float">
            <text:p>0</text:p>
          </table:table-cell>
          <table:table-cell table:formula="of:=[.F121]*[.W$1] + IF([.F121]=0;0;[.W$2])" office:value-type="float" office:value="0" calcext:value-type="float">
            <text:p>0</text:p>
          </table:table-cell>
          <table:table-cell table:formula="of:=[.G121]*[.X$1] + IF([.G121]=0;0;[.X$2])" office:value-type="float" office:value="0" calcext:value-type="float">
            <text:p>0</text:p>
          </table:table-cell>
          <table:table-cell table:formula="of:=[.H121]*[.Y$1] + IF([.H121]=0;0;[.Y$2])" office:value-type="float" office:value="0" calcext:value-type="float">
            <text:p>0</text:p>
          </table:table-cell>
          <table:table-cell table:formula="of:=[.I121]*[.Z$1] + IF([.I121]=0;0;[.Z$2])" office:value-type="float" office:value="0" calcext:value-type="float">
            <text:p>0</text:p>
          </table:table-cell>
          <table:table-cell table:formula="of:=[.J121]*[.AA$1] + IF([.J121]=0;0;[.AA$2])" office:value-type="float" office:value="0" calcext:value-type="float">
            <text:p>0</text:p>
          </table:table-cell>
          <table:table-cell table:formula="of:=[.K121]*[.AB$1] + IF([.K121]=0;0;[.AB$2])" office:value-type="float" office:value="0" calcext:value-type="float">
            <text:p>0</text:p>
          </table:table-cell>
          <table:table-cell table:formula="of:=[.L121]*[.AC$1] + IF([.L121]=0;0;[.AC$2])" office:value-type="float" office:value="0" calcext:value-type="float">
            <text:p>0</text:p>
          </table:table-cell>
          <table:table-cell table:formula="of:=[.M121]*[.AD$1] + IF([.M12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3.9383" calcext:value-type="float">
            <text:p>3,9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44" calcext:value-type="float">
            <text:p>0,6644</text:p>
          </table:table-cell>
          <table:table-cell office:value-type="float" office:value="1.2589" calcext:value-type="float">
            <text:p>1,2589</text:p>
          </table:table-cell>
          <table:table-cell table:formula="of:=([.O122]-[.$O$1])^2" office:value-type="float" office:value="0.039714112656" calcext:value-type="float">
            <text:p>0,039714112656</text:p>
          </table:table-cell>
          <table:table-cell/>
          <table:table-cell table:formula="of:=[.A122]*[.R$1] + IF([.A122]=0;0;[.R$2])" office:value-type="float" office:value="0.5620918" calcext:value-type="float">
            <text:p>0,5620918</text:p>
          </table:table-cell>
          <table:table-cell table:formula="of:=[.B122]*[.S$1] + IF([.B122]=0;0;[.S$2])" office:value-type="float" office:value="0" calcext:value-type="float">
            <text:p>0</text:p>
          </table:table-cell>
          <table:table-cell table:formula="of:=[.C122]*[.T$1] + IF([.C122]=0;0;[.T$2])" office:value-type="float" office:value="-0.24652957" calcext:value-type="float">
            <text:p>-0,24652957</text:p>
          </table:table-cell>
          <table:table-cell table:formula="of:=[.D122]*[.U$1] + IF([.D122]=0;0;[.U$2])" office:value-type="float" office:value="0" calcext:value-type="float">
            <text:p>0</text:p>
          </table:table-cell>
          <table:table-cell table:formula="of:=[.E122]*[.V$1] + IF([.E122]=0;0;[.V$2])" office:value-type="float" office:value="0" calcext:value-type="float">
            <text:p>0</text:p>
          </table:table-cell>
          <table:table-cell table:formula="of:=[.F122]*[.W$1] + IF([.F122]=0;0;[.W$2])" office:value-type="float" office:value="0" calcext:value-type="float">
            <text:p>0</text:p>
          </table:table-cell>
          <table:table-cell table:formula="of:=[.G122]*[.X$1] + IF([.G122]=0;0;[.X$2])" office:value-type="float" office:value="0" calcext:value-type="float">
            <text:p>0</text:p>
          </table:table-cell>
          <table:table-cell table:formula="of:=[.H122]*[.Y$1] + IF([.H122]=0;0;[.Y$2])" office:value-type="float" office:value="0" calcext:value-type="float">
            <text:p>0</text:p>
          </table:table-cell>
          <table:table-cell table:formula="of:=[.I122]*[.Z$1] + IF([.I122]=0;0;[.Z$2])" office:value-type="float" office:value="0" calcext:value-type="float">
            <text:p>0</text:p>
          </table:table-cell>
          <table:table-cell table:formula="of:=[.J122]*[.AA$1] + IF([.J122]=0;0;[.AA$2])" office:value-type="float" office:value="0" calcext:value-type="float">
            <text:p>0</text:p>
          </table:table-cell>
          <table:table-cell table:formula="of:=[.K122]*[.AB$1] + IF([.K122]=0;0;[.AB$2])" office:value-type="float" office:value="0" calcext:value-type="float">
            <text:p>0</text:p>
          </table:table-cell>
          <table:table-cell table:formula="of:=[.L122]*[.AC$1] + IF([.L122]=0;0;[.AC$2])" office:value-type="float" office:value="0" calcext:value-type="float">
            <text:p>0</text:p>
          </table:table-cell>
          <table:table-cell table:formula="of:=[.M122]*[.AD$1] + IF([.M12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472" calcext:value-type="float">
            <text:p>3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62" calcext:value-type="float">
            <text:p>0,8662</text:p>
          </table:table-cell>
          <table:table-cell office:value-type="float" office:value="1.0395" calcext:value-type="float">
            <text:p>1,0395</text:p>
          </table:table-cell>
          <table:table-cell table:formula="of:=([.O123]-[.$O$1])^2" office:value-type="float" office:value="0.175296291856" calcext:value-type="float">
            <text:p>0,175296291856</text:p>
          </table:table-cell>
          <table:table-cell/>
          <table:table-cell table:formula="of:=[.A123]*[.R$1] + IF([.A123]=0;0;[.R$2])" office:value-type="float" office:value="0.6167776" calcext:value-type="float">
            <text:p>0,6167776</text:p>
          </table:table-cell>
          <table:table-cell table:formula="of:=[.B123]*[.S$1] + IF([.B123]=0;0;[.S$2])" office:value-type="float" office:value="0" calcext:value-type="float">
            <text:p>0</text:p>
          </table:table-cell>
          <table:table-cell table:formula="of:=[.C123]*[.T$1] + IF([.C123]=0;0;[.T$2])" office:value-type="float" office:value="-0.24756088" calcext:value-type="float">
            <text:p>-0,24756088</text:p>
          </table:table-cell>
          <table:table-cell table:formula="of:=[.D123]*[.U$1] + IF([.D123]=0;0;[.U$2])" office:value-type="float" office:value="0" calcext:value-type="float">
            <text:p>0</text:p>
          </table:table-cell>
          <table:table-cell table:formula="of:=[.E123]*[.V$1] + IF([.E123]=0;0;[.V$2])" office:value-type="float" office:value="0" calcext:value-type="float">
            <text:p>0</text:p>
          </table:table-cell>
          <table:table-cell table:formula="of:=[.F123]*[.W$1] + IF([.F123]=0;0;[.W$2])" office:value-type="float" office:value="0" calcext:value-type="float">
            <text:p>0</text:p>
          </table:table-cell>
          <table:table-cell table:formula="of:=[.G123]*[.X$1] + IF([.G123]=0;0;[.X$2])" office:value-type="float" office:value="0" calcext:value-type="float">
            <text:p>0</text:p>
          </table:table-cell>
          <table:table-cell table:formula="of:=[.H123]*[.Y$1] + IF([.H123]=0;0;[.Y$2])" office:value-type="float" office:value="0" calcext:value-type="float">
            <text:p>0</text:p>
          </table:table-cell>
          <table:table-cell table:formula="of:=[.I123]*[.Z$1] + IF([.I123]=0;0;[.Z$2])" office:value-type="float" office:value="0" calcext:value-type="float">
            <text:p>0</text:p>
          </table:table-cell>
          <table:table-cell table:formula="of:=[.J123]*[.AA$1] + IF([.J123]=0;0;[.AA$2])" office:value-type="float" office:value="0" calcext:value-type="float">
            <text:p>0</text:p>
          </table:table-cell>
          <table:table-cell table:formula="of:=[.K123]*[.AB$1] + IF([.K123]=0;0;[.AB$2])" office:value-type="float" office:value="0" calcext:value-type="float">
            <text:p>0</text:p>
          </table:table-cell>
          <table:table-cell table:formula="of:=[.L123]*[.AC$1] + IF([.L123]=0;0;[.AC$2])" office:value-type="float" office:value="0" calcext:value-type="float">
            <text:p>0</text:p>
          </table:table-cell>
          <table:table-cell table:formula="of:=[.M123]*[.AD$1] + IF([.M12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119" calcext:value-type="float">
            <text:p>2,71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55" calcext:value-type="float">
            <text:p>0,7455</text:p>
          </table:table-cell>
          <table:table-cell office:value-type="float" office:value="1.0934" calcext:value-type="float">
            <text:p>1,0934</text:p>
          </table:table-cell>
          <table:table-cell table:formula="of:=([.O124]-[.$O$1])^2" office:value-type="float" office:value="0.133067366656" calcext:value-type="float">
            <text:p>0,133067366656</text:p>
          </table:table-cell>
          <table:table-cell/>
          <table:table-cell table:formula="of:=[.A124]*[.R$1] + IF([.A124]=0;0;[.R$2])" office:value-type="float" office:value="0.7261" calcext:value-type="float">
            <text:p>0,7261</text:p>
          </table:table-cell>
          <table:table-cell table:formula="of:=[.B124]*[.S$1] + IF([.B124]=0;0;[.S$2])" office:value-type="float" office:value="0" calcext:value-type="float">
            <text:p>0</text:p>
          </table:table-cell>
          <table:table-cell table:formula="of:=[.C124]*[.T$1] + IF([.C124]=0;0;[.T$2])" office:value-type="float" office:value="-0.24910501" calcext:value-type="float">
            <text:p>-0,24910501</text:p>
          </table:table-cell>
          <table:table-cell table:formula="of:=[.D124]*[.U$1] + IF([.D124]=0;0;[.U$2])" office:value-type="float" office:value="0" calcext:value-type="float">
            <text:p>0</text:p>
          </table:table-cell>
          <table:table-cell table:formula="of:=[.E124]*[.V$1] + IF([.E124]=0;0;[.V$2])" office:value-type="float" office:value="0" calcext:value-type="float">
            <text:p>0</text:p>
          </table:table-cell>
          <table:table-cell table:formula="of:=[.F124]*[.W$1] + IF([.F124]=0;0;[.W$2])" office:value-type="float" office:value="0" calcext:value-type="float">
            <text:p>0</text:p>
          </table:table-cell>
          <table:table-cell table:formula="of:=[.G124]*[.X$1] + IF([.G124]=0;0;[.X$2])" office:value-type="float" office:value="0" calcext:value-type="float">
            <text:p>0</text:p>
          </table:table-cell>
          <table:table-cell table:formula="of:=[.H124]*[.Y$1] + IF([.H124]=0;0;[.Y$2])" office:value-type="float" office:value="0" calcext:value-type="float">
            <text:p>0</text:p>
          </table:table-cell>
          <table:table-cell table:formula="of:=[.I124]*[.Z$1] + IF([.I124]=0;0;[.Z$2])" office:value-type="float" office:value="0" calcext:value-type="float">
            <text:p>0</text:p>
          </table:table-cell>
          <table:table-cell table:formula="of:=[.J124]*[.AA$1] + IF([.J124]=0;0;[.AA$2])" office:value-type="float" office:value="0" calcext:value-type="float">
            <text:p>0</text:p>
          </table:table-cell>
          <table:table-cell table:formula="of:=[.K124]*[.AB$1] + IF([.K124]=0;0;[.AB$2])" office:value-type="float" office:value="0" calcext:value-type="float">
            <text:p>0</text:p>
          </table:table-cell>
          <table:table-cell table:formula="of:=[.L124]*[.AC$1] + IF([.L124]=0;0;[.AC$2])" office:value-type="float" office:value="0" calcext:value-type="float">
            <text:p>0</text:p>
          </table:table-cell>
          <table:table-cell table:formula="of:=[.M124]*[.AD$1] + IF([.M12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0014" calcext:value-type="float">
            <text:p>4,00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25" calcext:value-type="float">
            <text:p>0,7125</text:p>
          </table:table-cell>
          <table:table-cell office:value-type="float" office:value="1.1196" calcext:value-type="float">
            <text:p>1,1196</text:p>
          </table:table-cell>
          <table:table-cell table:formula="of:=([.O125]-[.$O$1])^2" office:value-type="float" office:value="0.114639125056" calcext:value-type="float">
            <text:p>0,114639125056</text:p>
          </table:table-cell>
          <table:table-cell/>
          <table:table-cell table:formula="of:=[.A125]*[.R$1] + IF([.A125]=0;0;[.R$2])" office:value-type="float" office:value="0.6167776" calcext:value-type="float">
            <text:p>0,6167776</text:p>
          </table:table-cell>
          <table:table-cell table:formula="of:=[.B125]*[.S$1] + IF([.B125]=0;0;[.S$2])" office:value-type="float" office:value="0" calcext:value-type="float">
            <text:p>0</text:p>
          </table:table-cell>
          <table:table-cell table:formula="of:=[.C125]*[.T$1] + IF([.C125]=0;0;[.T$2])" office:value-type="float" office:value="-0.24639706" calcext:value-type="float">
            <text:p>-0,24639706</text:p>
          </table:table-cell>
          <table:table-cell table:formula="of:=[.D125]*[.U$1] + IF([.D125]=0;0;[.U$2])" office:value-type="float" office:value="0" calcext:value-type="float">
            <text:p>0</text:p>
          </table:table-cell>
          <table:table-cell table:formula="of:=[.E125]*[.V$1] + IF([.E125]=0;0;[.V$2])" office:value-type="float" office:value="0" calcext:value-type="float">
            <text:p>0</text:p>
          </table:table-cell>
          <table:table-cell table:formula="of:=[.F125]*[.W$1] + IF([.F125]=0;0;[.W$2])" office:value-type="float" office:value="0" calcext:value-type="float">
            <text:p>0</text:p>
          </table:table-cell>
          <table:table-cell table:formula="of:=[.G125]*[.X$1] + IF([.G125]=0;0;[.X$2])" office:value-type="float" office:value="0" calcext:value-type="float">
            <text:p>0</text:p>
          </table:table-cell>
          <table:table-cell table:formula="of:=[.H125]*[.Y$1] + IF([.H125]=0;0;[.Y$2])" office:value-type="float" office:value="0" calcext:value-type="float">
            <text:p>0</text:p>
          </table:table-cell>
          <table:table-cell table:formula="of:=[.I125]*[.Z$1] + IF([.I125]=0;0;[.Z$2])" office:value-type="float" office:value="0" calcext:value-type="float">
            <text:p>0</text:p>
          </table:table-cell>
          <table:table-cell table:formula="of:=[.J125]*[.AA$1] + IF([.J125]=0;0;[.AA$2])" office:value-type="float" office:value="0" calcext:value-type="float">
            <text:p>0</text:p>
          </table:table-cell>
          <table:table-cell table:formula="of:=[.K125]*[.AB$1] + IF([.K125]=0;0;[.AB$2])" office:value-type="float" office:value="0" calcext:value-type="float">
            <text:p>0</text:p>
          </table:table-cell>
          <table:table-cell table:formula="of:=[.L125]*[.AC$1] + IF([.L125]=0;0;[.AC$2])" office:value-type="float" office:value="0" calcext:value-type="float">
            <text:p>0</text:p>
          </table:table-cell>
          <table:table-cell table:formula="of:=[.M125]*[.AD$1] + IF([.M12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9095" calcext:value-type="float">
            <text:p>2,90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67" calcext:value-type="float">
            <text:p>0,6167</text:p>
          </table:table-cell>
          <table:table-cell office:value-type="float" office:value="0.9985" calcext:value-type="float">
            <text:p>0,9985</text:p>
          </table:table-cell>
          <table:table-cell table:formula="of:=([.O126]-[.$O$1])^2" office:value-type="float" office:value="0.211309379856" calcext:value-type="float">
            <text:p>0,211309379856</text:p>
          </table:table-cell>
          <table:table-cell/>
          <table:table-cell table:formula="of:=[.A126]*[.R$1] + IF([.A126]=0;0;[.R$2])" office:value-type="float" office:value="0.6714388" calcext:value-type="float">
            <text:p>0,6714388</text:p>
          </table:table-cell>
          <table:table-cell table:formula="of:=[.B126]*[.S$1] + IF([.B126]=0;0;[.S$2])" office:value-type="float" office:value="0" calcext:value-type="float">
            <text:p>0</text:p>
          </table:table-cell>
          <table:table-cell table:formula="of:=[.C126]*[.T$1] + IF([.C126]=0;0;[.T$2])" office:value-type="float" office:value="-0.24869005" calcext:value-type="float">
            <text:p>-0,24869005</text:p>
          </table:table-cell>
          <table:table-cell table:formula="of:=[.D126]*[.U$1] + IF([.D126]=0;0;[.U$2])" office:value-type="float" office:value="0" calcext:value-type="float">
            <text:p>0</text:p>
          </table:table-cell>
          <table:table-cell table:formula="of:=[.E126]*[.V$1] + IF([.E126]=0;0;[.V$2])" office:value-type="float" office:value="0" calcext:value-type="float">
            <text:p>0</text:p>
          </table:table-cell>
          <table:table-cell table:formula="of:=[.F126]*[.W$1] + IF([.F126]=0;0;[.W$2])" office:value-type="float" office:value="0" calcext:value-type="float">
            <text:p>0</text:p>
          </table:table-cell>
          <table:table-cell table:formula="of:=[.G126]*[.X$1] + IF([.G126]=0;0;[.X$2])" office:value-type="float" office:value="0" calcext:value-type="float">
            <text:p>0</text:p>
          </table:table-cell>
          <table:table-cell table:formula="of:=[.H126]*[.Y$1] + IF([.H126]=0;0;[.Y$2])" office:value-type="float" office:value="0" calcext:value-type="float">
            <text:p>0</text:p>
          </table:table-cell>
          <table:table-cell table:formula="of:=[.I126]*[.Z$1] + IF([.I126]=0;0;[.Z$2])" office:value-type="float" office:value="0" calcext:value-type="float">
            <text:p>0</text:p>
          </table:table-cell>
          <table:table-cell table:formula="of:=[.J126]*[.AA$1] + IF([.J126]=0;0;[.AA$2])" office:value-type="float" office:value="0" calcext:value-type="float">
            <text:p>0</text:p>
          </table:table-cell>
          <table:table-cell table:formula="of:=[.K126]*[.AB$1] + IF([.K126]=0;0;[.AB$2])" office:value-type="float" office:value="0" calcext:value-type="float">
            <text:p>0</text:p>
          </table:table-cell>
          <table:table-cell table:formula="of:=[.L126]*[.AC$1] + IF([.L126]=0;0;[.AC$2])" office:value-type="float" office:value="0" calcext:value-type="float">
            <text:p>0</text:p>
          </table:table-cell>
          <table:table-cell table:formula="of:=[.M126]*[.AD$1] + IF([.M12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269" calcext:value-type="float">
            <text:p>3,62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3" calcext:value-type="float">
            <text:p>0,7513</text:p>
          </table:table-cell>
          <table:table-cell office:value-type="float" office:value="1.2208" calcext:value-type="float">
            <text:p>1,2208</text:p>
          </table:table-cell>
          <table:table-cell table:formula="of:=([.O127]-[.$O$1])^2" office:value-type="float" office:value="0.0563511634559999" calcext:value-type="float">
            <text:p>0,0563511634559999</text:p>
          </table:table-cell>
          <table:table-cell/>
          <table:table-cell table:formula="of:=[.A127]*[.R$1] + IF([.A127]=0;0;[.R$2])" office:value-type="float" office:value="0.6714388" calcext:value-type="float">
            <text:p>0,6714388</text:p>
          </table:table-cell>
          <table:table-cell table:formula="of:=[.B127]*[.S$1] + IF([.B127]=0;0;[.S$2])" office:value-type="float" office:value="0" calcext:value-type="float">
            <text:p>0</text:p>
          </table:table-cell>
          <table:table-cell table:formula="of:=[.C127]*[.T$1] + IF([.C127]=0;0;[.T$2])" office:value-type="float" office:value="-0.24718351" calcext:value-type="float">
            <text:p>-0,24718351</text:p>
          </table:table-cell>
          <table:table-cell table:formula="of:=[.D127]*[.U$1] + IF([.D127]=0;0;[.U$2])" office:value-type="float" office:value="0" calcext:value-type="float">
            <text:p>0</text:p>
          </table:table-cell>
          <table:table-cell table:formula="of:=[.E127]*[.V$1] + IF([.E127]=0;0;[.V$2])" office:value-type="float" office:value="0" calcext:value-type="float">
            <text:p>0</text:p>
          </table:table-cell>
          <table:table-cell table:formula="of:=[.F127]*[.W$1] + IF([.F127]=0;0;[.W$2])" office:value-type="float" office:value="0" calcext:value-type="float">
            <text:p>0</text:p>
          </table:table-cell>
          <table:table-cell table:formula="of:=[.G127]*[.X$1] + IF([.G127]=0;0;[.X$2])" office:value-type="float" office:value="0" calcext:value-type="float">
            <text:p>0</text:p>
          </table:table-cell>
          <table:table-cell table:formula="of:=[.H127]*[.Y$1] + IF([.H127]=0;0;[.Y$2])" office:value-type="float" office:value="0" calcext:value-type="float">
            <text:p>0</text:p>
          </table:table-cell>
          <table:table-cell table:formula="of:=[.I127]*[.Z$1] + IF([.I127]=0;0;[.Z$2])" office:value-type="float" office:value="0" calcext:value-type="float">
            <text:p>0</text:p>
          </table:table-cell>
          <table:table-cell table:formula="of:=[.J127]*[.AA$1] + IF([.J127]=0;0;[.AA$2])" office:value-type="float" office:value="0" calcext:value-type="float">
            <text:p>0</text:p>
          </table:table-cell>
          <table:table-cell table:formula="of:=[.K127]*[.AB$1] + IF([.K127]=0;0;[.AB$2])" office:value-type="float" office:value="0" calcext:value-type="float">
            <text:p>0</text:p>
          </table:table-cell>
          <table:table-cell table:formula="of:=[.L127]*[.AC$1] + IF([.L127]=0;0;[.AC$2])" office:value-type="float" office:value="0" calcext:value-type="float">
            <text:p>0</text:p>
          </table:table-cell>
          <table:table-cell table:formula="of:=[.M127]*[.AD$1] + IF([.M12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5748" calcext:value-type="float">
            <text:p>2,57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36" calcext:value-type="float">
            <text:p>0,7136</text:p>
          </table:table-cell>
          <table:table-cell office:value-type="float" office:value="1.0517" calcext:value-type="float">
            <text:p>1,0517</text:p>
          </table:table-cell>
          <table:table-cell table:formula="of:=([.O128]-[.$O$1])^2" office:value-type="float" office:value="0.165229242256" calcext:value-type="float">
            <text:p>0,165229242256</text:p>
          </table:table-cell>
          <table:table-cell/>
          <table:table-cell table:formula="of:=[.A128]*[.R$1] + IF([.A128]=0;0;[.R$2])" office:value-type="float" office:value="0.6167776" calcext:value-type="float">
            <text:p>0,6167776</text:p>
          </table:table-cell>
          <table:table-cell table:formula="of:=[.B128]*[.S$1] + IF([.B128]=0;0;[.S$2])" office:value-type="float" office:value="0" calcext:value-type="float">
            <text:p>0</text:p>
          </table:table-cell>
          <table:table-cell table:formula="of:=[.C128]*[.T$1] + IF([.C128]=0;0;[.T$2])" office:value-type="float" office:value="-0.24939292" calcext:value-type="float">
            <text:p>-0,24939292</text:p>
          </table:table-cell>
          <table:table-cell table:formula="of:=[.D128]*[.U$1] + IF([.D128]=0;0;[.U$2])" office:value-type="float" office:value="0" calcext:value-type="float">
            <text:p>0</text:p>
          </table:table-cell>
          <table:table-cell table:formula="of:=[.E128]*[.V$1] + IF([.E128]=0;0;[.V$2])" office:value-type="float" office:value="0" calcext:value-type="float">
            <text:p>0</text:p>
          </table:table-cell>
          <table:table-cell table:formula="of:=[.F128]*[.W$1] + IF([.F128]=0;0;[.W$2])" office:value-type="float" office:value="0" calcext:value-type="float">
            <text:p>0</text:p>
          </table:table-cell>
          <table:table-cell table:formula="of:=[.G128]*[.X$1] + IF([.G128]=0;0;[.X$2])" office:value-type="float" office:value="0" calcext:value-type="float">
            <text:p>0</text:p>
          </table:table-cell>
          <table:table-cell table:formula="of:=[.H128]*[.Y$1] + IF([.H128]=0;0;[.Y$2])" office:value-type="float" office:value="0" calcext:value-type="float">
            <text:p>0</text:p>
          </table:table-cell>
          <table:table-cell table:formula="of:=[.I128]*[.Z$1] + IF([.I128]=0;0;[.Z$2])" office:value-type="float" office:value="0" calcext:value-type="float">
            <text:p>0</text:p>
          </table:table-cell>
          <table:table-cell table:formula="of:=[.J128]*[.AA$1] + IF([.J128]=0;0;[.AA$2])" office:value-type="float" office:value="0" calcext:value-type="float">
            <text:p>0</text:p>
          </table:table-cell>
          <table:table-cell table:formula="of:=[.K128]*[.AB$1] + IF([.K128]=0;0;[.AB$2])" office:value-type="float" office:value="0" calcext:value-type="float">
            <text:p>0</text:p>
          </table:table-cell>
          <table:table-cell table:formula="of:=[.L128]*[.AC$1] + IF([.L128]=0;0;[.AC$2])" office:value-type="float" office:value="0" calcext:value-type="float">
            <text:p>0</text:p>
          </table:table-cell>
          <table:table-cell table:formula="of:=[.M128]*[.AD$1] + IF([.M12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206" calcext:value-type="float">
            <text:p>4,02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" calcext:value-type="float">
            <text:p>0,707</text:p>
          </table:table-cell>
          <table:table-cell office:value-type="float" office:value="1.212" calcext:value-type="float">
            <text:p>1,212</text:p>
          </table:table-cell>
          <table:table-cell table:formula="of:=([.O129]-[.$O$1])^2" office:value-type="float" office:value="0.060606561856" calcext:value-type="float">
            <text:p>0,060606561856</text:p>
          </table:table-cell>
          <table:table-cell/>
          <table:table-cell table:formula="of:=[.A129]*[.R$1] + IF([.A129]=0;0;[.R$2])" office:value-type="float" office:value="0.6714388" calcext:value-type="float">
            <text:p>0,6714388</text:p>
          </table:table-cell>
          <table:table-cell table:formula="of:=[.B129]*[.S$1] + IF([.B129]=0;0;[.S$2])" office:value-type="float" office:value="0" calcext:value-type="float">
            <text:p>0</text:p>
          </table:table-cell>
          <table:table-cell table:formula="of:=[.C129]*[.T$1] + IF([.C129]=0;0;[.T$2])" office:value-type="float" office:value="-0.24635674" calcext:value-type="float">
            <text:p>-0,24635674</text:p>
          </table:table-cell>
          <table:table-cell table:formula="of:=[.D129]*[.U$1] + IF([.D129]=0;0;[.U$2])" office:value-type="float" office:value="0" calcext:value-type="float">
            <text:p>0</text:p>
          </table:table-cell>
          <table:table-cell table:formula="of:=[.E129]*[.V$1] + IF([.E129]=0;0;[.V$2])" office:value-type="float" office:value="0" calcext:value-type="float">
            <text:p>0</text:p>
          </table:table-cell>
          <table:table-cell table:formula="of:=[.F129]*[.W$1] + IF([.F129]=0;0;[.W$2])" office:value-type="float" office:value="0" calcext:value-type="float">
            <text:p>0</text:p>
          </table:table-cell>
          <table:table-cell table:formula="of:=[.G129]*[.X$1] + IF([.G129]=0;0;[.X$2])" office:value-type="float" office:value="0" calcext:value-type="float">
            <text:p>0</text:p>
          </table:table-cell>
          <table:table-cell table:formula="of:=[.H129]*[.Y$1] + IF([.H129]=0;0;[.Y$2])" office:value-type="float" office:value="0" calcext:value-type="float">
            <text:p>0</text:p>
          </table:table-cell>
          <table:table-cell table:formula="of:=[.I129]*[.Z$1] + IF([.I129]=0;0;[.Z$2])" office:value-type="float" office:value="0" calcext:value-type="float">
            <text:p>0</text:p>
          </table:table-cell>
          <table:table-cell table:formula="of:=[.J129]*[.AA$1] + IF([.J129]=0;0;[.AA$2])" office:value-type="float" office:value="0" calcext:value-type="float">
            <text:p>0</text:p>
          </table:table-cell>
          <table:table-cell table:formula="of:=[.K129]*[.AB$1] + IF([.K129]=0;0;[.AB$2])" office:value-type="float" office:value="0" calcext:value-type="float">
            <text:p>0</text:p>
          </table:table-cell>
          <table:table-cell table:formula="of:=[.L129]*[.AC$1] + IF([.L129]=0;0;[.AC$2])" office:value-type="float" office:value="0" calcext:value-type="float">
            <text:p>0</text:p>
          </table:table-cell>
          <table:table-cell table:formula="of:=[.M129]*[.AD$1] + IF([.M12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2318" calcext:value-type="float">
            <text:p>2,23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66" calcext:value-type="float">
            <text:p>0,7466</text:p>
          </table:table-cell>
          <table:table-cell office:value-type="float" office:value="1.1021" calcext:value-type="float">
            <text:p>1,1021</text:p>
          </table:table-cell>
          <table:table-cell table:formula="of:=([.O130]-[.$O$1])^2" office:value-type="float" office:value="0.126795815056" calcext:value-type="float">
            <text:p>0,126795815056</text:p>
          </table:table-cell>
          <table:table-cell/>
          <table:table-cell table:formula="of:=[.A130]*[.R$1] + IF([.A130]=0;0;[.R$2])" office:value-type="float" office:value="0.6714388" calcext:value-type="float">
            <text:p>0,6714388</text:p>
          </table:table-cell>
          <table:table-cell table:formula="of:=[.B130]*[.S$1] + IF([.B130]=0;0;[.S$2])" office:value-type="float" office:value="0" calcext:value-type="float">
            <text:p>0</text:p>
          </table:table-cell>
          <table:table-cell table:formula="of:=[.C130]*[.T$1] + IF([.C130]=0;0;[.T$2])" office:value-type="float" office:value="-0.25011322" calcext:value-type="float">
            <text:p>-0,25011322</text:p>
          </table:table-cell>
          <table:table-cell table:formula="of:=[.D130]*[.U$1] + IF([.D130]=0;0;[.U$2])" office:value-type="float" office:value="0" calcext:value-type="float">
            <text:p>0</text:p>
          </table:table-cell>
          <table:table-cell table:formula="of:=[.E130]*[.V$1] + IF([.E130]=0;0;[.V$2])" office:value-type="float" office:value="0" calcext:value-type="float">
            <text:p>0</text:p>
          </table:table-cell>
          <table:table-cell table:formula="of:=[.F130]*[.W$1] + IF([.F130]=0;0;[.W$2])" office:value-type="float" office:value="0" calcext:value-type="float">
            <text:p>0</text:p>
          </table:table-cell>
          <table:table-cell table:formula="of:=[.G130]*[.X$1] + IF([.G130]=0;0;[.X$2])" office:value-type="float" office:value="0" calcext:value-type="float">
            <text:p>0</text:p>
          </table:table-cell>
          <table:table-cell table:formula="of:=[.H130]*[.Y$1] + IF([.H130]=0;0;[.Y$2])" office:value-type="float" office:value="0" calcext:value-type="float">
            <text:p>0</text:p>
          </table:table-cell>
          <table:table-cell table:formula="of:=[.I130]*[.Z$1] + IF([.I130]=0;0;[.Z$2])" office:value-type="float" office:value="0" calcext:value-type="float">
            <text:p>0</text:p>
          </table:table-cell>
          <table:table-cell table:formula="of:=[.J130]*[.AA$1] + IF([.J130]=0;0;[.AA$2])" office:value-type="float" office:value="0" calcext:value-type="float">
            <text:p>0</text:p>
          </table:table-cell>
          <table:table-cell table:formula="of:=[.K130]*[.AB$1] + IF([.K130]=0;0;[.AB$2])" office:value-type="float" office:value="0" calcext:value-type="float">
            <text:p>0</text:p>
          </table:table-cell>
          <table:table-cell table:formula="of:=[.L130]*[.AC$1] + IF([.L130]=0;0;[.AC$2])" office:value-type="float" office:value="0" calcext:value-type="float">
            <text:p>0</text:p>
          </table:table-cell>
          <table:table-cell table:formula="of:=[.M130]*[.AD$1] + IF([.M13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3717" calcext:value-type="float">
            <text:p>3,3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92" calcext:value-type="float">
            <text:p>0,8992</text:p>
          </table:table-cell>
          <table:table-cell office:value-type="float" office:value="1.5908" calcext:value-type="float">
            <text:p>1,5908</text:p>
          </table:table-cell>
          <table:table-cell table:formula="of:=([.O131]-[.$O$1])^2" office:value-type="float" office:value="0.017587003456" calcext:value-type="float">
            <text:p>0,017587003456</text:p>
          </table:table-cell>
          <table:table-cell/>
          <table:table-cell table:formula="of:=[.A131]*[.R$1] + IF([.A131]=0;0;[.R$2])" office:value-type="float" office:value="0.6167776" calcext:value-type="float">
            <text:p>0,6167776</text:p>
          </table:table-cell>
          <table:table-cell table:formula="of:=[.B131]*[.S$1] + IF([.B131]=0;0;[.S$2])" office:value-type="float" office:value="0" calcext:value-type="float">
            <text:p>0</text:p>
          </table:table-cell>
          <table:table-cell table:formula="of:=[.C131]*[.T$1] + IF([.C131]=0;0;[.T$2])" office:value-type="float" office:value="-0.24771943" calcext:value-type="float">
            <text:p>-0,24771943</text:p>
          </table:table-cell>
          <table:table-cell table:formula="of:=[.D131]*[.U$1] + IF([.D131]=0;0;[.U$2])" office:value-type="float" office:value="0" calcext:value-type="float">
            <text:p>0</text:p>
          </table:table-cell>
          <table:table-cell table:formula="of:=[.E131]*[.V$1] + IF([.E131]=0;0;[.V$2])" office:value-type="float" office:value="0" calcext:value-type="float">
            <text:p>0</text:p>
          </table:table-cell>
          <table:table-cell table:formula="of:=[.F131]*[.W$1] + IF([.F131]=0;0;[.W$2])" office:value-type="float" office:value="0" calcext:value-type="float">
            <text:p>0</text:p>
          </table:table-cell>
          <table:table-cell table:formula="of:=[.G131]*[.X$1] + IF([.G131]=0;0;[.X$2])" office:value-type="float" office:value="0" calcext:value-type="float">
            <text:p>0</text:p>
          </table:table-cell>
          <table:table-cell table:formula="of:=[.H131]*[.Y$1] + IF([.H131]=0;0;[.Y$2])" office:value-type="float" office:value="0" calcext:value-type="float">
            <text:p>0</text:p>
          </table:table-cell>
          <table:table-cell table:formula="of:=[.I131]*[.Z$1] + IF([.I131]=0;0;[.Z$2])" office:value-type="float" office:value="0" calcext:value-type="float">
            <text:p>0</text:p>
          </table:table-cell>
          <table:table-cell table:formula="of:=[.J131]*[.AA$1] + IF([.J131]=0;0;[.AA$2])" office:value-type="float" office:value="0" calcext:value-type="float">
            <text:p>0</text:p>
          </table:table-cell>
          <table:table-cell table:formula="of:=[.K131]*[.AB$1] + IF([.K131]=0;0;[.AB$2])" office:value-type="float" office:value="0" calcext:value-type="float">
            <text:p>0</text:p>
          </table:table-cell>
          <table:table-cell table:formula="of:=[.L131]*[.AC$1] + IF([.L131]=0;0;[.AC$2])" office:value-type="float" office:value="0" calcext:value-type="float">
            <text:p>0</text:p>
          </table:table-cell>
          <table:table-cell table:formula="of:=[.M131]*[.AD$1] + IF([.M13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23" calcext:value-type="float">
            <text:p>3,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33" calcext:value-type="float">
            <text:p>0,7033</text:p>
          </table:table-cell>
          <table:table-cell office:value-type="float" office:value="1.0901" calcext:value-type="float">
            <text:p>1,0901</text:p>
          </table:table-cell>
          <table:table-cell table:formula="of:=([.O132]-[.$O$1])^2" office:value-type="float" office:value="0.135485831056" calcext:value-type="float">
            <text:p>0,135485831056</text:p>
          </table:table-cell>
          <table:table-cell/>
          <table:table-cell table:formula="of:=[.A132]*[.R$1] + IF([.A132]=0;0;[.R$2])" office:value-type="float" office:value="0.6714388" calcext:value-type="float">
            <text:p>0,6714388</text:p>
          </table:table-cell>
          <table:table-cell table:formula="of:=[.B132]*[.S$1] + IF([.B132]=0;0;[.S$2])" office:value-type="float" office:value="0" calcext:value-type="float">
            <text:p>0</text:p>
          </table:table-cell>
          <table:table-cell table:formula="of:=[.C132]*[.T$1] + IF([.C132]=0;0;[.T$2])" office:value-type="float" office:value="-0.2467717" calcext:value-type="float">
            <text:p>-0,2467717</text:p>
          </table:table-cell>
          <table:table-cell table:formula="of:=[.D132]*[.U$1] + IF([.D132]=0;0;[.U$2])" office:value-type="float" office:value="0" calcext:value-type="float">
            <text:p>0</text:p>
          </table:table-cell>
          <table:table-cell table:formula="of:=[.E132]*[.V$1] + IF([.E132]=0;0;[.V$2])" office:value-type="float" office:value="0" calcext:value-type="float">
            <text:p>0</text:p>
          </table:table-cell>
          <table:table-cell table:formula="of:=[.F132]*[.W$1] + IF([.F132]=0;0;[.W$2])" office:value-type="float" office:value="0" calcext:value-type="float">
            <text:p>0</text:p>
          </table:table-cell>
          <table:table-cell table:formula="of:=[.G132]*[.X$1] + IF([.G132]=0;0;[.X$2])" office:value-type="float" office:value="0" calcext:value-type="float">
            <text:p>0</text:p>
          </table:table-cell>
          <table:table-cell table:formula="of:=[.H132]*[.Y$1] + IF([.H132]=0;0;[.Y$2])" office:value-type="float" office:value="0" calcext:value-type="float">
            <text:p>0</text:p>
          </table:table-cell>
          <table:table-cell table:formula="of:=[.I132]*[.Z$1] + IF([.I132]=0;0;[.Z$2])" office:value-type="float" office:value="0" calcext:value-type="float">
            <text:p>0</text:p>
          </table:table-cell>
          <table:table-cell table:formula="of:=[.J132]*[.AA$1] + IF([.J132]=0;0;[.AA$2])" office:value-type="float" office:value="0" calcext:value-type="float">
            <text:p>0</text:p>
          </table:table-cell>
          <table:table-cell table:formula="of:=[.K132]*[.AB$1] + IF([.K132]=0;0;[.AB$2])" office:value-type="float" office:value="0" calcext:value-type="float">
            <text:p>0</text:p>
          </table:table-cell>
          <table:table-cell table:formula="of:=[.L132]*[.AC$1] + IF([.L132]=0;0;[.AC$2])" office:value-type="float" office:value="0" calcext:value-type="float">
            <text:p>0</text:p>
          </table:table-cell>
          <table:table-cell table:formula="of:=[.M132]*[.AD$1] + IF([.M13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6612" calcext:value-type="float">
            <text:p>5,66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271" calcext:value-type="float">
            <text:p>0,5271</text:p>
          </table:table-cell>
          <table:table-cell office:value-type="float" office:value="0.7154" calcext:value-type="float">
            <text:p>0,7154</text:p>
          </table:table-cell>
          <table:table-cell table:formula="of:=([.O133]-[.$O$1])^2" office:value-type="float" office:value="0.551728070656" calcext:value-type="float">
            <text:p>0,551728070656</text:p>
          </table:table-cell>
          <table:table-cell/>
          <table:table-cell table:formula="of:=[.A133]*[.R$1] + IF([.A133]=0;0;[.R$2])" office:value-type="float" office:value="0.7261" calcext:value-type="float">
            <text:p>0,7261</text:p>
          </table:table-cell>
          <table:table-cell table:formula="of:=[.B133]*[.S$1] + IF([.B133]=0;0;[.S$2])" office:value-type="float" office:value="0" calcext:value-type="float">
            <text:p>0</text:p>
          </table:table-cell>
          <table:table-cell table:formula="of:=[.C133]*[.T$1] + IF([.C133]=0;0;[.T$2])" office:value-type="float" office:value="-0.24291148" calcext:value-type="float">
            <text:p>-0,24291148</text:p>
          </table:table-cell>
          <table:table-cell table:formula="of:=[.D133]*[.U$1] + IF([.D133]=0;0;[.U$2])" office:value-type="float" office:value="0" calcext:value-type="float">
            <text:p>0</text:p>
          </table:table-cell>
          <table:table-cell table:formula="of:=[.E133]*[.V$1] + IF([.E133]=0;0;[.V$2])" office:value-type="float" office:value="0" calcext:value-type="float">
            <text:p>0</text:p>
          </table:table-cell>
          <table:table-cell table:formula="of:=[.F133]*[.W$1] + IF([.F133]=0;0;[.W$2])" office:value-type="float" office:value="0" calcext:value-type="float">
            <text:p>0</text:p>
          </table:table-cell>
          <table:table-cell table:formula="of:=[.G133]*[.X$1] + IF([.G133]=0;0;[.X$2])" office:value-type="float" office:value="0" calcext:value-type="float">
            <text:p>0</text:p>
          </table:table-cell>
          <table:table-cell table:formula="of:=[.H133]*[.Y$1] + IF([.H133]=0;0;[.Y$2])" office:value-type="float" office:value="0" calcext:value-type="float">
            <text:p>0</text:p>
          </table:table-cell>
          <table:table-cell table:formula="of:=[.I133]*[.Z$1] + IF([.I133]=0;0;[.Z$2])" office:value-type="float" office:value="0" calcext:value-type="float">
            <text:p>0</text:p>
          </table:table-cell>
          <table:table-cell table:formula="of:=[.J133]*[.AA$1] + IF([.J133]=0;0;[.AA$2])" office:value-type="float" office:value="0" calcext:value-type="float">
            <text:p>0</text:p>
          </table:table-cell>
          <table:table-cell table:formula="of:=[.K133]*[.AB$1] + IF([.K133]=0;0;[.AB$2])" office:value-type="float" office:value="0" calcext:value-type="float">
            <text:p>0</text:p>
          </table:table-cell>
          <table:table-cell table:formula="of:=[.L133]*[.AC$1] + IF([.L133]=0;0;[.AC$2])" office:value-type="float" office:value="0" calcext:value-type="float">
            <text:p>0</text:p>
          </table:table-cell>
          <table:table-cell table:formula="of:=[.M133]*[.AD$1] + IF([.M13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41" calcext:value-type="float">
            <text:p>2,9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65" calcext:value-type="float">
            <text:p>0,7665</text:p>
          </table:table-cell>
          <table:table-cell office:value-type="float" office:value="1.3201" calcext:value-type="float">
            <text:p>1,3201</text:p>
          </table:table-cell>
          <table:table-cell table:formula="of:=([.O134]-[.$O$1])^2" office:value-type="float" office:value="0.019067191056" calcext:value-type="float">
            <text:p>0,019067191056</text:p>
          </table:table-cell>
          <table:table-cell/>
          <table:table-cell table:formula="of:=[.A134]*[.R$1] + IF([.A134]=0;0;[.R$2])" office:value-type="float" office:value="0.7261" calcext:value-type="float">
            <text:p>0,7261</text:p>
          </table:table-cell>
          <table:table-cell table:formula="of:=[.B134]*[.S$1] + IF([.B134]=0;0;[.S$2])" office:value-type="float" office:value="0" calcext:value-type="float">
            <text:p>0</text:p>
          </table:table-cell>
          <table:table-cell table:formula="of:=[.C134]*[.T$1] + IF([.C134]=0;0;[.T$2])" office:value-type="float" office:value="-0.2486239" calcext:value-type="float">
            <text:p>-0,2486239</text:p>
          </table:table-cell>
          <table:table-cell table:formula="of:=[.D134]*[.U$1] + IF([.D134]=0;0;[.U$2])" office:value-type="float" office:value="0" calcext:value-type="float">
            <text:p>0</text:p>
          </table:table-cell>
          <table:table-cell table:formula="of:=[.E134]*[.V$1] + IF([.E134]=0;0;[.V$2])" office:value-type="float" office:value="0" calcext:value-type="float">
            <text:p>0</text:p>
          </table:table-cell>
          <table:table-cell table:formula="of:=[.F134]*[.W$1] + IF([.F134]=0;0;[.W$2])" office:value-type="float" office:value="0" calcext:value-type="float">
            <text:p>0</text:p>
          </table:table-cell>
          <table:table-cell table:formula="of:=[.G134]*[.X$1] + IF([.G134]=0;0;[.X$2])" office:value-type="float" office:value="0" calcext:value-type="float">
            <text:p>0</text:p>
          </table:table-cell>
          <table:table-cell table:formula="of:=[.H134]*[.Y$1] + IF([.H134]=0;0;[.Y$2])" office:value-type="float" office:value="0" calcext:value-type="float">
            <text:p>0</text:p>
          </table:table-cell>
          <table:table-cell table:formula="of:=[.I134]*[.Z$1] + IF([.I134]=0;0;[.Z$2])" office:value-type="float" office:value="0" calcext:value-type="float">
            <text:p>0</text:p>
          </table:table-cell>
          <table:table-cell table:formula="of:=[.J134]*[.AA$1] + IF([.J134]=0;0;[.AA$2])" office:value-type="float" office:value="0" calcext:value-type="float">
            <text:p>0</text:p>
          </table:table-cell>
          <table:table-cell table:formula="of:=[.K134]*[.AB$1] + IF([.K134]=0;0;[.AB$2])" office:value-type="float" office:value="0" calcext:value-type="float">
            <text:p>0</text:p>
          </table:table-cell>
          <table:table-cell table:formula="of:=[.L134]*[.AC$1] + IF([.L134]=0;0;[.AC$2])" office:value-type="float" office:value="0" calcext:value-type="float">
            <text:p>0</text:p>
          </table:table-cell>
          <table:table-cell table:formula="of:=[.M134]*[.AD$1] + IF([.M13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6049" calcext:value-type="float">
            <text:p>2,60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09" calcext:value-type="float">
            <text:p>0,6309</text:p>
          </table:table-cell>
          <table:table-cell office:value-type="float" office:value="1.1134" calcext:value-type="float">
            <text:p>1,1134</text:p>
          </table:table-cell>
          <table:table-cell table:formula="of:=([.O135]-[.$O$1])^2" office:value-type="float" office:value="0.118876006656" calcext:value-type="float">
            <text:p>0,118876006656</text:p>
          </table:table-cell>
          <table:table-cell/>
          <table:table-cell table:formula="of:=[.A135]*[.R$1] + IF([.A135]=0;0;[.R$2])" office:value-type="float" office:value="0.7807612" calcext:value-type="float">
            <text:p>0,7807612</text:p>
          </table:table-cell>
          <table:table-cell table:formula="of:=[.B135]*[.S$1] + IF([.B135]=0;0;[.S$2])" office:value-type="float" office:value="0" calcext:value-type="float">
            <text:p>0</text:p>
          </table:table-cell>
          <table:table-cell table:formula="of:=[.C135]*[.T$1] + IF([.C135]=0;0;[.T$2])" office:value-type="float" office:value="-0.24932971" calcext:value-type="float">
            <text:p>-0,24932971</text:p>
          </table:table-cell>
          <table:table-cell table:formula="of:=[.D135]*[.U$1] + IF([.D135]=0;0;[.U$2])" office:value-type="float" office:value="0" calcext:value-type="float">
            <text:p>0</text:p>
          </table:table-cell>
          <table:table-cell table:formula="of:=[.E135]*[.V$1] + IF([.E135]=0;0;[.V$2])" office:value-type="float" office:value="0" calcext:value-type="float">
            <text:p>0</text:p>
          </table:table-cell>
          <table:table-cell table:formula="of:=[.F135]*[.W$1] + IF([.F135]=0;0;[.W$2])" office:value-type="float" office:value="0" calcext:value-type="float">
            <text:p>0</text:p>
          </table:table-cell>
          <table:table-cell table:formula="of:=[.G135]*[.X$1] + IF([.G135]=0;0;[.X$2])" office:value-type="float" office:value="0" calcext:value-type="float">
            <text:p>0</text:p>
          </table:table-cell>
          <table:table-cell table:formula="of:=[.H135]*[.Y$1] + IF([.H135]=0;0;[.Y$2])" office:value-type="float" office:value="0" calcext:value-type="float">
            <text:p>0</text:p>
          </table:table-cell>
          <table:table-cell table:formula="of:=[.I135]*[.Z$1] + IF([.I135]=0;0;[.Z$2])" office:value-type="float" office:value="0" calcext:value-type="float">
            <text:p>0</text:p>
          </table:table-cell>
          <table:table-cell table:formula="of:=[.J135]*[.AA$1] + IF([.J135]=0;0;[.AA$2])" office:value-type="float" office:value="0" calcext:value-type="float">
            <text:p>0</text:p>
          </table:table-cell>
          <table:table-cell table:formula="of:=[.K135]*[.AB$1] + IF([.K135]=0;0;[.AB$2])" office:value-type="float" office:value="0" calcext:value-type="float">
            <text:p>0</text:p>
          </table:table-cell>
          <table:table-cell table:formula="of:=[.L135]*[.AC$1] + IF([.L135]=0;0;[.AC$2])" office:value-type="float" office:value="0" calcext:value-type="float">
            <text:p>0</text:p>
          </table:table-cell>
          <table:table-cell table:formula="of:=[.M135]*[.AD$1] + IF([.M13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428" calcext:value-type="float">
            <text:p>3,2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51" calcext:value-type="float">
            <text:p>0,9451</text:p>
          </table:table-cell>
          <table:table-cell office:value-type="float" office:value="1.6877" calcext:value-type="float">
            <text:p>1,6877</text:p>
          </table:table-cell>
          <table:table-cell table:formula="of:=([.O136]-[.$O$1])^2" office:value-type="float" office:value="0.052677594256" calcext:value-type="float">
            <text:p>0,052677594256</text:p>
          </table:table-cell>
          <table:table-cell/>
          <table:table-cell table:formula="of:=[.A136]*[.R$1] + IF([.A136]=0;0;[.R$2])" office:value-type="float" office:value="0.6714388" calcext:value-type="float">
            <text:p>0,6714388</text:p>
          </table:table-cell>
          <table:table-cell table:formula="of:=[.B136]*[.S$1] + IF([.B136]=0;0;[.S$2])" office:value-type="float" office:value="0" calcext:value-type="float">
            <text:p>0</text:p>
          </table:table-cell>
          <table:table-cell table:formula="of:=[.C136]*[.T$1] + IF([.C136]=0;0;[.T$2])" office:value-type="float" office:value="-0.24799012" calcext:value-type="float">
            <text:p>-0,24799012</text:p>
          </table:table-cell>
          <table:table-cell table:formula="of:=[.D136]*[.U$1] + IF([.D136]=0;0;[.U$2])" office:value-type="float" office:value="0" calcext:value-type="float">
            <text:p>0</text:p>
          </table:table-cell>
          <table:table-cell table:formula="of:=[.E136]*[.V$1] + IF([.E136]=0;0;[.V$2])" office:value-type="float" office:value="0" calcext:value-type="float">
            <text:p>0</text:p>
          </table:table-cell>
          <table:table-cell table:formula="of:=[.F136]*[.W$1] + IF([.F136]=0;0;[.W$2])" office:value-type="float" office:value="0" calcext:value-type="float">
            <text:p>0</text:p>
          </table:table-cell>
          <table:table-cell table:formula="of:=[.G136]*[.X$1] + IF([.G136]=0;0;[.X$2])" office:value-type="float" office:value="0" calcext:value-type="float">
            <text:p>0</text:p>
          </table:table-cell>
          <table:table-cell table:formula="of:=[.H136]*[.Y$1] + IF([.H136]=0;0;[.Y$2])" office:value-type="float" office:value="0" calcext:value-type="float">
            <text:p>0</text:p>
          </table:table-cell>
          <table:table-cell table:formula="of:=[.I136]*[.Z$1] + IF([.I136]=0;0;[.Z$2])" office:value-type="float" office:value="0" calcext:value-type="float">
            <text:p>0</text:p>
          </table:table-cell>
          <table:table-cell table:formula="of:=[.J136]*[.AA$1] + IF([.J136]=0;0;[.AA$2])" office:value-type="float" office:value="0" calcext:value-type="float">
            <text:p>0</text:p>
          </table:table-cell>
          <table:table-cell table:formula="of:=[.K136]*[.AB$1] + IF([.K136]=0;0;[.AB$2])" office:value-type="float" office:value="0" calcext:value-type="float">
            <text:p>0</text:p>
          </table:table-cell>
          <table:table-cell table:formula="of:=[.L136]*[.AC$1] + IF([.L136]=0;0;[.AC$2])" office:value-type="float" office:value="0" calcext:value-type="float">
            <text:p>0</text:p>
          </table:table-cell>
          <table:table-cell table:formula="of:=[.M136]*[.AD$1] + IF([.M13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7325" calcext:value-type="float">
            <text:p>2,73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01" calcext:value-type="float">
            <text:p>0,7101</text:p>
          </table:table-cell>
          <table:table-cell office:value-type="float" office:value="0.8876" calcext:value-type="float">
            <text:p>0,8876</text:p>
          </table:table-cell>
          <table:table-cell table:formula="of:=([.O137]-[.$O$1])^2" office:value-type="float" office:value="0.325566101056" calcext:value-type="float">
            <text:p>0,325566101056</text:p>
          </table:table-cell>
          <table:table-cell/>
          <table:table-cell table:formula="of:=[.A137]*[.R$1] + IF([.A137]=0;0;[.R$2])" office:value-type="float" office:value="0.6167776" calcext:value-type="float">
            <text:p>0,6167776</text:p>
          </table:table-cell>
          <table:table-cell table:formula="of:=[.B137]*[.S$1] + IF([.B137]=0;0;[.S$2])" office:value-type="float" office:value="0" calcext:value-type="float">
            <text:p>0</text:p>
          </table:table-cell>
          <table:table-cell table:formula="of:=[.C137]*[.T$1] + IF([.C137]=0;0;[.T$2])" office:value-type="float" office:value="-0.24906175" calcext:value-type="float">
            <text:p>-0,24906175</text:p>
          </table:table-cell>
          <table:table-cell table:formula="of:=[.D137]*[.U$1] + IF([.D137]=0;0;[.U$2])" office:value-type="float" office:value="0" calcext:value-type="float">
            <text:p>0</text:p>
          </table:table-cell>
          <table:table-cell table:formula="of:=[.E137]*[.V$1] + IF([.E137]=0;0;[.V$2])" office:value-type="float" office:value="0" calcext:value-type="float">
            <text:p>0</text:p>
          </table:table-cell>
          <table:table-cell table:formula="of:=[.F137]*[.W$1] + IF([.F137]=0;0;[.W$2])" office:value-type="float" office:value="0" calcext:value-type="float">
            <text:p>0</text:p>
          </table:table-cell>
          <table:table-cell table:formula="of:=[.G137]*[.X$1] + IF([.G137]=0;0;[.X$2])" office:value-type="float" office:value="0" calcext:value-type="float">
            <text:p>0</text:p>
          </table:table-cell>
          <table:table-cell table:formula="of:=[.H137]*[.Y$1] + IF([.H137]=0;0;[.Y$2])" office:value-type="float" office:value="0" calcext:value-type="float">
            <text:p>0</text:p>
          </table:table-cell>
          <table:table-cell table:formula="of:=[.I137]*[.Z$1] + IF([.I137]=0;0;[.Z$2])" office:value-type="float" office:value="0" calcext:value-type="float">
            <text:p>0</text:p>
          </table:table-cell>
          <table:table-cell table:formula="of:=[.J137]*[.AA$1] + IF([.J137]=0;0;[.AA$2])" office:value-type="float" office:value="0" calcext:value-type="float">
            <text:p>0</text:p>
          </table:table-cell>
          <table:table-cell table:formula="of:=[.K137]*[.AB$1] + IF([.K137]=0;0;[.AB$2])" office:value-type="float" office:value="0" calcext:value-type="float">
            <text:p>0</text:p>
          </table:table-cell>
          <table:table-cell table:formula="of:=[.L137]*[.AC$1] + IF([.L137]=0;0;[.AC$2])" office:value-type="float" office:value="0" calcext:value-type="float">
            <text:p>0</text:p>
          </table:table-cell>
          <table:table-cell table:formula="of:=[.M137]*[.AD$1] + IF([.M13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396" calcext:value-type="float">
            <text:p>3,93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4" calcext:value-type="float">
            <text:p>0,754</text:p>
          </table:table-cell>
          <table:table-cell office:value-type="float" office:value="1.0891" calcext:value-type="float">
            <text:p>1,0891</text:p>
          </table:table-cell>
          <table:table-cell table:formula="of:=([.O138]-[.$O$1])^2" office:value-type="float" office:value="0.136222999056" calcext:value-type="float">
            <text:p>0,136222999056</text:p>
          </table:table-cell>
          <table:table-cell/>
          <table:table-cell table:formula="of:=[.A138]*[.R$1] + IF([.A138]=0;0;[.R$2])" office:value-type="float" office:value="0.7261" calcext:value-type="float">
            <text:p>0,7261</text:p>
          </table:table-cell>
          <table:table-cell table:formula="of:=[.B138]*[.S$1] + IF([.B138]=0;0;[.S$2])" office:value-type="float" office:value="0" calcext:value-type="float">
            <text:p>0</text:p>
          </table:table-cell>
          <table:table-cell table:formula="of:=[.C138]*[.T$1] + IF([.C138]=0;0;[.T$2])" office:value-type="float" office:value="-0.24652684" calcext:value-type="float">
            <text:p>-0,24652684</text:p>
          </table:table-cell>
          <table:table-cell table:formula="of:=[.D138]*[.U$1] + IF([.D138]=0;0;[.U$2])" office:value-type="float" office:value="0" calcext:value-type="float">
            <text:p>0</text:p>
          </table:table-cell>
          <table:table-cell table:formula="of:=[.E138]*[.V$1] + IF([.E138]=0;0;[.V$2])" office:value-type="float" office:value="0" calcext:value-type="float">
            <text:p>0</text:p>
          </table:table-cell>
          <table:table-cell table:formula="of:=[.F138]*[.W$1] + IF([.F138]=0;0;[.W$2])" office:value-type="float" office:value="0" calcext:value-type="float">
            <text:p>0</text:p>
          </table:table-cell>
          <table:table-cell table:formula="of:=[.G138]*[.X$1] + IF([.G138]=0;0;[.X$2])" office:value-type="float" office:value="0" calcext:value-type="float">
            <text:p>0</text:p>
          </table:table-cell>
          <table:table-cell table:formula="of:=[.H138]*[.Y$1] + IF([.H138]=0;0;[.Y$2])" office:value-type="float" office:value="0" calcext:value-type="float">
            <text:p>0</text:p>
          </table:table-cell>
          <table:table-cell table:formula="of:=[.I138]*[.Z$1] + IF([.I138]=0;0;[.Z$2])" office:value-type="float" office:value="0" calcext:value-type="float">
            <text:p>0</text:p>
          </table:table-cell>
          <table:table-cell table:formula="of:=[.J138]*[.AA$1] + IF([.J138]=0;0;[.AA$2])" office:value-type="float" office:value="0" calcext:value-type="float">
            <text:p>0</text:p>
          </table:table-cell>
          <table:table-cell table:formula="of:=[.K138]*[.AB$1] + IF([.K138]=0;0;[.AB$2])" office:value-type="float" office:value="0" calcext:value-type="float">
            <text:p>0</text:p>
          </table:table-cell>
          <table:table-cell table:formula="of:=[.L138]*[.AC$1] + IF([.L138]=0;0;[.AC$2])" office:value-type="float" office:value="0" calcext:value-type="float">
            <text:p>0</text:p>
          </table:table-cell>
          <table:table-cell table:formula="of:=[.M138]*[.AD$1] + IF([.M13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2647" calcext:value-type="float">
            <text:p>3,26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59" calcext:value-type="float">
            <text:p>1,1459</text:p>
          </table:table-cell>
          <table:table-cell office:value-type="float" office:value="2.1963" calcext:value-type="float">
            <text:p>2,1963</text:p>
          </table:table-cell>
          <table:table-cell table:formula="of:=([.O139]-[.$O$1])^2" office:value-type="float" office:value="0.544815229456" calcext:value-type="float">
            <text:p>0,544815229456</text:p>
          </table:table-cell>
          <table:table-cell/>
          <table:table-cell table:formula="of:=[.A139]*[.R$1] + IF([.A139]=0;0;[.R$2])" office:value-type="float" office:value="1.2181" calcext:value-type="float">
            <text:p>1,2181</text:p>
          </table:table-cell>
          <table:table-cell table:formula="of:=[.B139]*[.S$1] + IF([.B139]=0;0;[.S$2])" office:value-type="float" office:value="0" calcext:value-type="float">
            <text:p>0</text:p>
          </table:table-cell>
          <table:table-cell table:formula="of:=[.C139]*[.T$1] + IF([.C139]=0;0;[.T$2])" office:value-type="float" office:value="-0.24794413" calcext:value-type="float">
            <text:p>-0,24794413</text:p>
          </table:table-cell>
          <table:table-cell table:formula="of:=[.D139]*[.U$1] + IF([.D139]=0;0;[.U$2])" office:value-type="float" office:value="0" calcext:value-type="float">
            <text:p>0</text:p>
          </table:table-cell>
          <table:table-cell table:formula="of:=[.E139]*[.V$1] + IF([.E139]=0;0;[.V$2])" office:value-type="float" office:value="0" calcext:value-type="float">
            <text:p>0</text:p>
          </table:table-cell>
          <table:table-cell table:formula="of:=[.F139]*[.W$1] + IF([.F139]=0;0;[.W$2])" office:value-type="float" office:value="0" calcext:value-type="float">
            <text:p>0</text:p>
          </table:table-cell>
          <table:table-cell table:formula="of:=[.G139]*[.X$1] + IF([.G139]=0;0;[.X$2])" office:value-type="float" office:value="0" calcext:value-type="float">
            <text:p>0</text:p>
          </table:table-cell>
          <table:table-cell table:formula="of:=[.H139]*[.Y$1] + IF([.H139]=0;0;[.Y$2])" office:value-type="float" office:value="0" calcext:value-type="float">
            <text:p>0</text:p>
          </table:table-cell>
          <table:table-cell table:formula="of:=[.I139]*[.Z$1] + IF([.I139]=0;0;[.Z$2])" office:value-type="float" office:value="0" calcext:value-type="float">
            <text:p>0</text:p>
          </table:table-cell>
          <table:table-cell table:formula="of:=[.J139]*[.AA$1] + IF([.J139]=0;0;[.AA$2])" office:value-type="float" office:value="0" calcext:value-type="float">
            <text:p>0</text:p>
          </table:table-cell>
          <table:table-cell table:formula="of:=[.K139]*[.AB$1] + IF([.K139]=0;0;[.AB$2])" office:value-type="float" office:value="0" calcext:value-type="float">
            <text:p>0</text:p>
          </table:table-cell>
          <table:table-cell table:formula="of:=[.L139]*[.AC$1] + IF([.L139]=0;0;[.AC$2])" office:value-type="float" office:value="0" calcext:value-type="float">
            <text:p>0</text:p>
          </table:table-cell>
          <table:table-cell table:formula="of:=[.M139]*[.AD$1] + IF([.M13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407" calcext:value-type="float">
            <text:p>3,74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98" calcext:value-type="float">
            <text:p>0,7398</text:p>
          </table:table-cell>
          <table:table-cell office:value-type="float" office:value="1.4303" calcext:value-type="float">
            <text:p>1,4303</text:p>
          </table:table-cell>
          <table:table-cell table:formula="of:=([.O140]-[.$O$1])^2" office:value-type="float" office:value="0.000777517456000001" calcext:value-type="float">
            <text:p>0,000777517456000001</text:p>
          </table:table-cell>
          <table:table-cell/>
          <table:table-cell table:formula="of:=[.A140]*[.R$1] + IF([.A140]=0;0;[.R$2])" office:value-type="float" office:value="0.6714388" calcext:value-type="float">
            <text:p>0,6714388</text:p>
          </table:table-cell>
          <table:table-cell table:formula="of:=[.B140]*[.S$1] + IF([.B140]=0;0;[.S$2])" office:value-type="float" office:value="0" calcext:value-type="float">
            <text:p>0</text:p>
          </table:table-cell>
          <table:table-cell table:formula="of:=[.C140]*[.T$1] + IF([.C140]=0;0;[.T$2])" office:value-type="float" office:value="-0.24694453" calcext:value-type="float">
            <text:p>-0,24694453</text:p>
          </table:table-cell>
          <table:table-cell table:formula="of:=[.D140]*[.U$1] + IF([.D140]=0;0;[.U$2])" office:value-type="float" office:value="0" calcext:value-type="float">
            <text:p>0</text:p>
          </table:table-cell>
          <table:table-cell table:formula="of:=[.E140]*[.V$1] + IF([.E140]=0;0;[.V$2])" office:value-type="float" office:value="0" calcext:value-type="float">
            <text:p>0</text:p>
          </table:table-cell>
          <table:table-cell table:formula="of:=[.F140]*[.W$1] + IF([.F140]=0;0;[.W$2])" office:value-type="float" office:value="0" calcext:value-type="float">
            <text:p>0</text:p>
          </table:table-cell>
          <table:table-cell table:formula="of:=[.G140]*[.X$1] + IF([.G140]=0;0;[.X$2])" office:value-type="float" office:value="0" calcext:value-type="float">
            <text:p>0</text:p>
          </table:table-cell>
          <table:table-cell table:formula="of:=[.H140]*[.Y$1] + IF([.H140]=0;0;[.Y$2])" office:value-type="float" office:value="0" calcext:value-type="float">
            <text:p>0</text:p>
          </table:table-cell>
          <table:table-cell table:formula="of:=[.I140]*[.Z$1] + IF([.I140]=0;0;[.Z$2])" office:value-type="float" office:value="0" calcext:value-type="float">
            <text:p>0</text:p>
          </table:table-cell>
          <table:table-cell table:formula="of:=[.J140]*[.AA$1] + IF([.J140]=0;0;[.AA$2])" office:value-type="float" office:value="0" calcext:value-type="float">
            <text:p>0</text:p>
          </table:table-cell>
          <table:table-cell table:formula="of:=[.K140]*[.AB$1] + IF([.K140]=0;0;[.AB$2])" office:value-type="float" office:value="0" calcext:value-type="float">
            <text:p>0</text:p>
          </table:table-cell>
          <table:table-cell table:formula="of:=[.L140]*[.AC$1] + IF([.L140]=0;0;[.AC$2])" office:value-type="float" office:value="0" calcext:value-type="float">
            <text:p>0</text:p>
          </table:table-cell>
          <table:table-cell table:formula="of:=[.M140]*[.AD$1] + IF([.M14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9945" calcext:value-type="float">
            <text:p>4,99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659" calcext:value-type="float">
            <text:p>0,4659</text:p>
          </table:table-cell>
          <table:table-cell office:value-type="float" office:value="0.7526" calcext:value-type="float">
            <text:p>0,7526</text:p>
          </table:table-cell>
          <table:table-cell table:formula="of:=([.O141]-[.$O$1])^2" office:value-type="float" office:value="0.497848781056" calcext:value-type="float">
            <text:p>0,497848781056</text:p>
          </table:table-cell>
          <table:table-cell/>
          <table:table-cell table:formula="of:=[.A141]*[.R$1] + IF([.A141]=0;0;[.R$2])" office:value-type="float" office:value="0.7807612" calcext:value-type="float">
            <text:p>0,7807612</text:p>
          </table:table-cell>
          <table:table-cell table:formula="of:=[.B141]*[.S$1] + IF([.B141]=0;0;[.S$2])" office:value-type="float" office:value="0" calcext:value-type="float">
            <text:p>0</text:p>
          </table:table-cell>
          <table:table-cell table:formula="of:=[.C141]*[.T$1] + IF([.C141]=0;0;[.T$2])" office:value-type="float" office:value="-0.24431155" calcext:value-type="float">
            <text:p>-0,24431155</text:p>
          </table:table-cell>
          <table:table-cell table:formula="of:=[.D141]*[.U$1] + IF([.D141]=0;0;[.U$2])" office:value-type="float" office:value="0" calcext:value-type="float">
            <text:p>0</text:p>
          </table:table-cell>
          <table:table-cell table:formula="of:=[.E141]*[.V$1] + IF([.E141]=0;0;[.V$2])" office:value-type="float" office:value="0" calcext:value-type="float">
            <text:p>0</text:p>
          </table:table-cell>
          <table:table-cell table:formula="of:=[.F141]*[.W$1] + IF([.F141]=0;0;[.W$2])" office:value-type="float" office:value="0" calcext:value-type="float">
            <text:p>0</text:p>
          </table:table-cell>
          <table:table-cell table:formula="of:=[.G141]*[.X$1] + IF([.G141]=0;0;[.X$2])" office:value-type="float" office:value="0" calcext:value-type="float">
            <text:p>0</text:p>
          </table:table-cell>
          <table:table-cell table:formula="of:=[.H141]*[.Y$1] + IF([.H141]=0;0;[.Y$2])" office:value-type="float" office:value="0" calcext:value-type="float">
            <text:p>0</text:p>
          </table:table-cell>
          <table:table-cell table:formula="of:=[.I141]*[.Z$1] + IF([.I141]=0;0;[.Z$2])" office:value-type="float" office:value="0" calcext:value-type="float">
            <text:p>0</text:p>
          </table:table-cell>
          <table:table-cell table:formula="of:=[.J141]*[.AA$1] + IF([.J141]=0;0;[.AA$2])" office:value-type="float" office:value="0" calcext:value-type="float">
            <text:p>0</text:p>
          </table:table-cell>
          <table:table-cell table:formula="of:=[.K141]*[.AB$1] + IF([.K141]=0;0;[.AB$2])" office:value-type="float" office:value="0" calcext:value-type="float">
            <text:p>0</text:p>
          </table:table-cell>
          <table:table-cell table:formula="of:=[.L141]*[.AC$1] + IF([.L141]=0;0;[.AC$2])" office:value-type="float" office:value="0" calcext:value-type="float">
            <text:p>0</text:p>
          </table:table-cell>
          <table:table-cell table:formula="of:=[.M141]*[.AD$1] + IF([.M14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641" calcext:value-type="float">
            <text:p>2,76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44" calcext:value-type="float">
            <text:p>0,7544</text:p>
          </table:table-cell>
          <table:table-cell office:value-type="float" office:value="1.9888" calcext:value-type="float">
            <text:p>1,9888</text:p>
          </table:table-cell>
          <table:table-cell table:formula="of:=([.O142]-[.$O$1])^2" office:value-type="float" office:value="0.281553339456" calcext:value-type="float">
            <text:p>0,281553339456</text:p>
          </table:table-cell>
          <table:table-cell/>
          <table:table-cell table:formula="of:=[.A142]*[.R$1] + IF([.A142]=0;0;[.R$2])" office:value-type="float" office:value="0.7807612" calcext:value-type="float">
            <text:p>0,7807612</text:p>
          </table:table-cell>
          <table:table-cell table:formula="of:=[.B142]*[.S$1] + IF([.B142]=0;0;[.S$2])" office:value-type="float" office:value="0" calcext:value-type="float">
            <text:p>0</text:p>
          </table:table-cell>
          <table:table-cell table:formula="of:=[.C142]*[.T$1] + IF([.C142]=0;0;[.T$2])" office:value-type="float" office:value="-0.24899539" calcext:value-type="float">
            <text:p>-0,24899539</text:p>
          </table:table-cell>
          <table:table-cell table:formula="of:=[.D142]*[.U$1] + IF([.D142]=0;0;[.U$2])" office:value-type="float" office:value="0" calcext:value-type="float">
            <text:p>0</text:p>
          </table:table-cell>
          <table:table-cell table:formula="of:=[.E142]*[.V$1] + IF([.E142]=0;0;[.V$2])" office:value-type="float" office:value="0" calcext:value-type="float">
            <text:p>0</text:p>
          </table:table-cell>
          <table:table-cell table:formula="of:=[.F142]*[.W$1] + IF([.F142]=0;0;[.W$2])" office:value-type="float" office:value="0" calcext:value-type="float">
            <text:p>0</text:p>
          </table:table-cell>
          <table:table-cell table:formula="of:=[.G142]*[.X$1] + IF([.G142]=0;0;[.X$2])" office:value-type="float" office:value="0" calcext:value-type="float">
            <text:p>0</text:p>
          </table:table-cell>
          <table:table-cell table:formula="of:=[.H142]*[.Y$1] + IF([.H142]=0;0;[.Y$2])" office:value-type="float" office:value="0" calcext:value-type="float">
            <text:p>0</text:p>
          </table:table-cell>
          <table:table-cell table:formula="of:=[.I142]*[.Z$1] + IF([.I142]=0;0;[.Z$2])" office:value-type="float" office:value="0" calcext:value-type="float">
            <text:p>0</text:p>
          </table:table-cell>
          <table:table-cell table:formula="of:=[.J142]*[.AA$1] + IF([.J142]=0;0;[.AA$2])" office:value-type="float" office:value="0" calcext:value-type="float">
            <text:p>0</text:p>
          </table:table-cell>
          <table:table-cell table:formula="of:=[.K142]*[.AB$1] + IF([.K142]=0;0;[.AB$2])" office:value-type="float" office:value="0" calcext:value-type="float">
            <text:p>0</text:p>
          </table:table-cell>
          <table:table-cell table:formula="of:=[.L142]*[.AC$1] + IF([.L142]=0;0;[.AC$2])" office:value-type="float" office:value="0" calcext:value-type="float">
            <text:p>0</text:p>
          </table:table-cell>
          <table:table-cell table:formula="of:=[.M142]*[.AD$1] + IF([.M14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9835" calcext:value-type="float">
            <text:p>4,98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95" calcext:value-type="float">
            <text:p>0,6795</text:p>
          </table:table-cell>
          <table:table-cell office:value-type="float" office:value="0.9384" calcext:value-type="float">
            <text:p>0,9384</text:p>
          </table:table-cell>
          <table:table-cell table:formula="of:=([.O143]-[.$O$1])^2" office:value-type="float" office:value="0.270175406656" calcext:value-type="float">
            <text:p>0,270175406656</text:p>
          </table:table-cell>
          <table:table-cell/>
          <table:table-cell table:formula="of:=[.A143]*[.R$1] + IF([.A143]=0;0;[.R$2])" office:value-type="float" office:value="0.6167776" calcext:value-type="float">
            <text:p>0,6167776</text:p>
          </table:table-cell>
          <table:table-cell table:formula="of:=[.B143]*[.S$1] + IF([.B143]=0;0;[.S$2])" office:value-type="float" office:value="0" calcext:value-type="float">
            <text:p>0</text:p>
          </table:table-cell>
          <table:table-cell table:formula="of:=[.C143]*[.T$1] + IF([.C143]=0;0;[.T$2])" office:value-type="float" office:value="-0.24433465" calcext:value-type="float">
            <text:p>-0,24433465</text:p>
          </table:table-cell>
          <table:table-cell table:formula="of:=[.D143]*[.U$1] + IF([.D143]=0;0;[.U$2])" office:value-type="float" office:value="0" calcext:value-type="float">
            <text:p>0</text:p>
          </table:table-cell>
          <table:table-cell table:formula="of:=[.E143]*[.V$1] + IF([.E143]=0;0;[.V$2])" office:value-type="float" office:value="0" calcext:value-type="float">
            <text:p>0</text:p>
          </table:table-cell>
          <table:table-cell table:formula="of:=[.F143]*[.W$1] + IF([.F143]=0;0;[.W$2])" office:value-type="float" office:value="0" calcext:value-type="float">
            <text:p>0</text:p>
          </table:table-cell>
          <table:table-cell table:formula="of:=[.G143]*[.X$1] + IF([.G143]=0;0;[.X$2])" office:value-type="float" office:value="0" calcext:value-type="float">
            <text:p>0</text:p>
          </table:table-cell>
          <table:table-cell table:formula="of:=[.H143]*[.Y$1] + IF([.H143]=0;0;[.Y$2])" office:value-type="float" office:value="0" calcext:value-type="float">
            <text:p>0</text:p>
          </table:table-cell>
          <table:table-cell table:formula="of:=[.I143]*[.Z$1] + IF([.I143]=0;0;[.Z$2])" office:value-type="float" office:value="0" calcext:value-type="float">
            <text:p>0</text:p>
          </table:table-cell>
          <table:table-cell table:formula="of:=[.J143]*[.AA$1] + IF([.J143]=0;0;[.AA$2])" office:value-type="float" office:value="0" calcext:value-type="float">
            <text:p>0</text:p>
          </table:table-cell>
          <table:table-cell table:formula="of:=[.K143]*[.AB$1] + IF([.K143]=0;0;[.AB$2])" office:value-type="float" office:value="0" calcext:value-type="float">
            <text:p>0</text:p>
          </table:table-cell>
          <table:table-cell table:formula="of:=[.L143]*[.AC$1] + IF([.L143]=0;0;[.AC$2])" office:value-type="float" office:value="0" calcext:value-type="float">
            <text:p>0</text:p>
          </table:table-cell>
          <table:table-cell table:formula="of:=[.M143]*[.AD$1] + IF([.M14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262" calcext:value-type="float">
            <text:p>3,12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94" calcext:value-type="float">
            <text:p>0,7194</text:p>
          </table:table-cell>
          <table:table-cell office:value-type="float" office:value="1.343" calcext:value-type="float">
            <text:p>1,343</text:p>
          </table:table-cell>
          <table:table-cell table:formula="of:=([.O144]-[.$O$1])^2" office:value-type="float" office:value="0.013267353856" calcext:value-type="float">
            <text:p>0,013267353856</text:p>
          </table:table-cell>
          <table:table-cell/>
          <table:table-cell table:formula="of:=[.A144]*[.R$1] + IF([.A144]=0;0;[.R$2])" office:value-type="float" office:value="0.6714388" calcext:value-type="float">
            <text:p>0,6714388</text:p>
          </table:table-cell>
          <table:table-cell table:formula="of:=[.B144]*[.S$1] + IF([.B144]=0;0;[.S$2])" office:value-type="float" office:value="0" calcext:value-type="float">
            <text:p>0</text:p>
          </table:table-cell>
          <table:table-cell table:formula="of:=[.C144]*[.T$1] + IF([.C144]=0;0;[.T$2])" office:value-type="float" office:value="-0.24823498" calcext:value-type="float">
            <text:p>-0,24823498</text:p>
          </table:table-cell>
          <table:table-cell table:formula="of:=[.D144]*[.U$1] + IF([.D144]=0;0;[.U$2])" office:value-type="float" office:value="0" calcext:value-type="float">
            <text:p>0</text:p>
          </table:table-cell>
          <table:table-cell table:formula="of:=[.E144]*[.V$1] + IF([.E144]=0;0;[.V$2])" office:value-type="float" office:value="0" calcext:value-type="float">
            <text:p>0</text:p>
          </table:table-cell>
          <table:table-cell table:formula="of:=[.F144]*[.W$1] + IF([.F144]=0;0;[.W$2])" office:value-type="float" office:value="0" calcext:value-type="float">
            <text:p>0</text:p>
          </table:table-cell>
          <table:table-cell table:formula="of:=[.G144]*[.X$1] + IF([.G144]=0;0;[.X$2])" office:value-type="float" office:value="0" calcext:value-type="float">
            <text:p>0</text:p>
          </table:table-cell>
          <table:table-cell table:formula="of:=[.H144]*[.Y$1] + IF([.H144]=0;0;[.Y$2])" office:value-type="float" office:value="0" calcext:value-type="float">
            <text:p>0</text:p>
          </table:table-cell>
          <table:table-cell table:formula="of:=[.I144]*[.Z$1] + IF([.I144]=0;0;[.Z$2])" office:value-type="float" office:value="0" calcext:value-type="float">
            <text:p>0</text:p>
          </table:table-cell>
          <table:table-cell table:formula="of:=[.J144]*[.AA$1] + IF([.J144]=0;0;[.AA$2])" office:value-type="float" office:value="0" calcext:value-type="float">
            <text:p>0</text:p>
          </table:table-cell>
          <table:table-cell table:formula="of:=[.K144]*[.AB$1] + IF([.K144]=0;0;[.AB$2])" office:value-type="float" office:value="0" calcext:value-type="float">
            <text:p>0</text:p>
          </table:table-cell>
          <table:table-cell table:formula="of:=[.L144]*[.AC$1] + IF([.L144]=0;0;[.AC$2])" office:value-type="float" office:value="0" calcext:value-type="float">
            <text:p>0</text:p>
          </table:table-cell>
          <table:table-cell table:formula="of:=[.M144]*[.AD$1] + IF([.M14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82" calcext:value-type="float">
            <text:p>3,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2" calcext:value-type="float">
            <text:p>0,772</text:p>
          </table:table-cell>
          <table:table-cell office:value-type="float" office:value="1.0293" calcext:value-type="float">
            <text:p>1,0293</text:p>
          </table:table-cell>
          <table:table-cell table:formula="of:=([.O145]-[.$O$1])^2" office:value-type="float" office:value="0.183941485456" calcext:value-type="float">
            <text:p>0,183941485456</text:p>
          </table:table-cell>
          <table:table-cell/>
          <table:table-cell table:formula="of:=[.A145]*[.R$1] + IF([.A145]=0;0;[.R$2])" office:value-type="float" office:value="0.7261" calcext:value-type="float">
            <text:p>0,7261</text:p>
          </table:table-cell>
          <table:table-cell table:formula="of:=[.B145]*[.S$1] + IF([.B145]=0;0;[.S$2])" office:value-type="float" office:value="0" calcext:value-type="float">
            <text:p>0</text:p>
          </table:table-cell>
          <table:table-cell table:formula="of:=[.C145]*[.T$1] + IF([.C145]=0;0;[.T$2])" office:value-type="float" office:value="-0.2466478" calcext:value-type="float">
            <text:p>-0,2466478</text:p>
          </table:table-cell>
          <table:table-cell table:formula="of:=[.D145]*[.U$1] + IF([.D145]=0;0;[.U$2])" office:value-type="float" office:value="0" calcext:value-type="float">
            <text:p>0</text:p>
          </table:table-cell>
          <table:table-cell table:formula="of:=[.E145]*[.V$1] + IF([.E145]=0;0;[.V$2])" office:value-type="float" office:value="0" calcext:value-type="float">
            <text:p>0</text:p>
          </table:table-cell>
          <table:table-cell table:formula="of:=[.F145]*[.W$1] + IF([.F145]=0;0;[.W$2])" office:value-type="float" office:value="0" calcext:value-type="float">
            <text:p>0</text:p>
          </table:table-cell>
          <table:table-cell table:formula="of:=[.G145]*[.X$1] + IF([.G145]=0;0;[.X$2])" office:value-type="float" office:value="0" calcext:value-type="float">
            <text:p>0</text:p>
          </table:table-cell>
          <table:table-cell table:formula="of:=[.H145]*[.Y$1] + IF([.H145]=0;0;[.Y$2])" office:value-type="float" office:value="0" calcext:value-type="float">
            <text:p>0</text:p>
          </table:table-cell>
          <table:table-cell table:formula="of:=[.I145]*[.Z$1] + IF([.I145]=0;0;[.Z$2])" office:value-type="float" office:value="0" calcext:value-type="float">
            <text:p>0</text:p>
          </table:table-cell>
          <table:table-cell table:formula="of:=[.J145]*[.AA$1] + IF([.J145]=0;0;[.AA$2])" office:value-type="float" office:value="0" calcext:value-type="float">
            <text:p>0</text:p>
          </table:table-cell>
          <table:table-cell table:formula="of:=[.K145]*[.AB$1] + IF([.K145]=0;0;[.AB$2])" office:value-type="float" office:value="0" calcext:value-type="float">
            <text:p>0</text:p>
          </table:table-cell>
          <table:table-cell table:formula="of:=[.L145]*[.AC$1] + IF([.L145]=0;0;[.AC$2])" office:value-type="float" office:value="0" calcext:value-type="float">
            <text:p>0</text:p>
          </table:table-cell>
          <table:table-cell table:formula="of:=[.M145]*[.AD$1] + IF([.M14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545" calcext:value-type="float">
            <text:p>3,7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61" calcext:value-type="float">
            <text:p>0,9061</text:p>
          </table:table-cell>
          <table:table-cell office:value-type="float" office:value="1.3893" calcext:value-type="float">
            <text:p>1,3893</text:p>
          </table:table-cell>
          <table:table-cell table:formula="of:=([.O146]-[.$O$1])^2" office:value-type="float" office:value="0.00474500545599999" calcext:value-type="float">
            <text:p>0,00474500545599999</text:p>
          </table:table-cell>
          <table:table-cell/>
          <table:table-cell table:formula="of:=[.A146]*[.R$1] + IF([.A146]=0;0;[.R$2])" office:value-type="float" office:value="0.6714388" calcext:value-type="float">
            <text:p>0,6714388</text:p>
          </table:table-cell>
          <table:table-cell table:formula="of:=[.B146]*[.S$1] + IF([.B146]=0;0;[.S$2])" office:value-type="float" office:value="0" calcext:value-type="float">
            <text:p>0</text:p>
          </table:table-cell>
          <table:table-cell table:formula="of:=[.C146]*[.T$1] + IF([.C146]=0;0;[.T$2])" office:value-type="float" office:value="-0.24691555" calcext:value-type="float">
            <text:p>-0,24691555</text:p>
          </table:table-cell>
          <table:table-cell table:formula="of:=[.D146]*[.U$1] + IF([.D146]=0;0;[.U$2])" office:value-type="float" office:value="0" calcext:value-type="float">
            <text:p>0</text:p>
          </table:table-cell>
          <table:table-cell table:formula="of:=[.E146]*[.V$1] + IF([.E146]=0;0;[.V$2])" office:value-type="float" office:value="0" calcext:value-type="float">
            <text:p>0</text:p>
          </table:table-cell>
          <table:table-cell table:formula="of:=[.F146]*[.W$1] + IF([.F146]=0;0;[.W$2])" office:value-type="float" office:value="0" calcext:value-type="float">
            <text:p>0</text:p>
          </table:table-cell>
          <table:table-cell table:formula="of:=[.G146]*[.X$1] + IF([.G146]=0;0;[.X$2])" office:value-type="float" office:value="0" calcext:value-type="float">
            <text:p>0</text:p>
          </table:table-cell>
          <table:table-cell table:formula="of:=[.H146]*[.Y$1] + IF([.H146]=0;0;[.Y$2])" office:value-type="float" office:value="0" calcext:value-type="float">
            <text:p>0</text:p>
          </table:table-cell>
          <table:table-cell table:formula="of:=[.I146]*[.Z$1] + IF([.I146]=0;0;[.Z$2])" office:value-type="float" office:value="0" calcext:value-type="float">
            <text:p>0</text:p>
          </table:table-cell>
          <table:table-cell table:formula="of:=[.J146]*[.AA$1] + IF([.J146]=0;0;[.AA$2])" office:value-type="float" office:value="0" calcext:value-type="float">
            <text:p>0</text:p>
          </table:table-cell>
          <table:table-cell table:formula="of:=[.K146]*[.AB$1] + IF([.K146]=0;0;[.AB$2])" office:value-type="float" office:value="0" calcext:value-type="float">
            <text:p>0</text:p>
          </table:table-cell>
          <table:table-cell table:formula="of:=[.L146]*[.AC$1] + IF([.L146]=0;0;[.AC$2])" office:value-type="float" office:value="0" calcext:value-type="float">
            <text:p>0</text:p>
          </table:table-cell>
          <table:table-cell table:formula="of:=[.M146]*[.AD$1] + IF([.M14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4582" calcext:value-type="float">
            <text:p>3,45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44" calcext:value-type="float">
            <text:p>0,7344</text:p>
          </table:table-cell>
          <table:table-cell office:value-type="float" office:value="1.1424" calcext:value-type="float">
            <text:p>1,1424</text:p>
          </table:table-cell>
          <table:table-cell table:formula="of:=([.O147]-[.$O$1])^2" office:value-type="float" office:value="0.0997195346559999" calcext:value-type="float">
            <text:p>0,0997195346559999</text:p>
          </table:table-cell>
          <table:table-cell/>
          <table:table-cell table:formula="of:=[.A147]*[.R$1] + IF([.A147]=0;0;[.R$2])" office:value-type="float" office:value="0.8354224" calcext:value-type="float">
            <text:p>0,8354224</text:p>
          </table:table-cell>
          <table:table-cell table:formula="of:=[.B147]*[.S$1] + IF([.B147]=0;0;[.S$2])" office:value-type="float" office:value="0" calcext:value-type="float">
            <text:p>0</text:p>
          </table:table-cell>
          <table:table-cell table:formula="of:=[.C147]*[.T$1] + IF([.C147]=0;0;[.T$2])" office:value-type="float" office:value="-0.24753778" calcext:value-type="float">
            <text:p>-0,24753778</text:p>
          </table:table-cell>
          <table:table-cell table:formula="of:=[.D147]*[.U$1] + IF([.D147]=0;0;[.U$2])" office:value-type="float" office:value="0" calcext:value-type="float">
            <text:p>0</text:p>
          </table:table-cell>
          <table:table-cell table:formula="of:=[.E147]*[.V$1] + IF([.E147]=0;0;[.V$2])" office:value-type="float" office:value="0" calcext:value-type="float">
            <text:p>0</text:p>
          </table:table-cell>
          <table:table-cell table:formula="of:=[.F147]*[.W$1] + IF([.F147]=0;0;[.W$2])" office:value-type="float" office:value="0" calcext:value-type="float">
            <text:p>0</text:p>
          </table:table-cell>
          <table:table-cell table:formula="of:=[.G147]*[.X$1] + IF([.G147]=0;0;[.X$2])" office:value-type="float" office:value="0" calcext:value-type="float">
            <text:p>0</text:p>
          </table:table-cell>
          <table:table-cell table:formula="of:=[.H147]*[.Y$1] + IF([.H147]=0;0;[.Y$2])" office:value-type="float" office:value="0" calcext:value-type="float">
            <text:p>0</text:p>
          </table:table-cell>
          <table:table-cell table:formula="of:=[.I147]*[.Z$1] + IF([.I147]=0;0;[.Z$2])" office:value-type="float" office:value="0" calcext:value-type="float">
            <text:p>0</text:p>
          </table:table-cell>
          <table:table-cell table:formula="of:=[.J147]*[.AA$1] + IF([.J147]=0;0;[.AA$2])" office:value-type="float" office:value="0" calcext:value-type="float">
            <text:p>0</text:p>
          </table:table-cell>
          <table:table-cell table:formula="of:=[.K147]*[.AB$1] + IF([.K147]=0;0;[.AB$2])" office:value-type="float" office:value="0" calcext:value-type="float">
            <text:p>0</text:p>
          </table:table-cell>
          <table:table-cell table:formula="of:=[.L147]*[.AC$1] + IF([.L147]=0;0;[.AC$2])" office:value-type="float" office:value="0" calcext:value-type="float">
            <text:p>0</text:p>
          </table:table-cell>
          <table:table-cell table:formula="of:=[.M147]*[.AD$1] + IF([.M14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1811" calcext:value-type="float">
            <text:p>5,18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91" calcext:value-type="float">
            <text:p>0,9891</text:p>
          </table:table-cell>
          <table:table-cell office:value-type="float" office:value="1.5825" calcext:value-type="float">
            <text:p>1,5825</text:p>
          </table:table-cell>
          <table:table-cell table:formula="of:=([.O148]-[.$O$1])^2" office:value-type="float" office:value="0.015454467856" calcext:value-type="float">
            <text:p>0,015454467856</text:p>
          </table:table-cell>
          <table:table-cell/>
          <table:table-cell table:formula="of:=[.A148]*[.R$1] + IF([.A148]=0;0;[.R$2])" office:value-type="float" office:value="0.6714388" calcext:value-type="float">
            <text:p>0,6714388</text:p>
          </table:table-cell>
          <table:table-cell table:formula="of:=[.B148]*[.S$1] + IF([.B148]=0;0;[.S$2])" office:value-type="float" office:value="0" calcext:value-type="float">
            <text:p>0</text:p>
          </table:table-cell>
          <table:table-cell table:formula="of:=[.C148]*[.T$1] + IF([.C148]=0;0;[.T$2])" office:value-type="float" office:value="-0.24391969" calcext:value-type="float">
            <text:p>-0,24391969</text:p>
          </table:table-cell>
          <table:table-cell table:formula="of:=[.D148]*[.U$1] + IF([.D148]=0;0;[.U$2])" office:value-type="float" office:value="0" calcext:value-type="float">
            <text:p>0</text:p>
          </table:table-cell>
          <table:table-cell table:formula="of:=[.E148]*[.V$1] + IF([.E148]=0;0;[.V$2])" office:value-type="float" office:value="0" calcext:value-type="float">
            <text:p>0</text:p>
          </table:table-cell>
          <table:table-cell table:formula="of:=[.F148]*[.W$1] + IF([.F148]=0;0;[.W$2])" office:value-type="float" office:value="0" calcext:value-type="float">
            <text:p>0</text:p>
          </table:table-cell>
          <table:table-cell table:formula="of:=[.G148]*[.X$1] + IF([.G148]=0;0;[.X$2])" office:value-type="float" office:value="0" calcext:value-type="float">
            <text:p>0</text:p>
          </table:table-cell>
          <table:table-cell table:formula="of:=[.H148]*[.Y$1] + IF([.H148]=0;0;[.Y$2])" office:value-type="float" office:value="0" calcext:value-type="float">
            <text:p>0</text:p>
          </table:table-cell>
          <table:table-cell table:formula="of:=[.I148]*[.Z$1] + IF([.I148]=0;0;[.Z$2])" office:value-type="float" office:value="0" calcext:value-type="float">
            <text:p>0</text:p>
          </table:table-cell>
          <table:table-cell table:formula="of:=[.J148]*[.AA$1] + IF([.J148]=0;0;[.AA$2])" office:value-type="float" office:value="0" calcext:value-type="float">
            <text:p>0</text:p>
          </table:table-cell>
          <table:table-cell table:formula="of:=[.K148]*[.AB$1] + IF([.K148]=0;0;[.AB$2])" office:value-type="float" office:value="0" calcext:value-type="float">
            <text:p>0</text:p>
          </table:table-cell>
          <table:table-cell table:formula="of:=[.L148]*[.AC$1] + IF([.L148]=0;0;[.AC$2])" office:value-type="float" office:value="0" calcext:value-type="float">
            <text:p>0</text:p>
          </table:table-cell>
          <table:table-cell table:formula="of:=[.M148]*[.AD$1] + IF([.M14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134" calcext:value-type="float">
            <text:p>2,81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18" calcext:value-type="float">
            <text:p>1,0418</text:p>
          </table:table-cell>
          <table:table-cell office:value-type="float" office:value="1.7363" calcext:value-type="float">
            <text:p>1,7363</text:p>
          </table:table-cell>
          <table:table-cell table:formula="of:=([.O149]-[.$O$1])^2" office:value-type="float" office:value="0.077348509456" calcext:value-type="float">
            <text:p>0,077348509456</text:p>
          </table:table-cell>
          <table:table-cell/>
          <table:table-cell table:formula="of:=[.A149]*[.R$1] + IF([.A149]=0;0;[.R$2])" office:value-type="float" office:value="0.7807612" calcext:value-type="float">
            <text:p>0,7807612</text:p>
          </table:table-cell>
          <table:table-cell table:formula="of:=[.B149]*[.S$1] + IF([.B149]=0;0;[.S$2])" office:value-type="float" office:value="0" calcext:value-type="float">
            <text:p>0</text:p>
          </table:table-cell>
          <table:table-cell table:formula="of:=[.C149]*[.T$1] + IF([.C149]=0;0;[.T$2])" office:value-type="float" office:value="-0.24889186" calcext:value-type="float">
            <text:p>-0,24889186</text:p>
          </table:table-cell>
          <table:table-cell table:formula="of:=[.D149]*[.U$1] + IF([.D149]=0;0;[.U$2])" office:value-type="float" office:value="0" calcext:value-type="float">
            <text:p>0</text:p>
          </table:table-cell>
          <table:table-cell table:formula="of:=[.E149]*[.V$1] + IF([.E149]=0;0;[.V$2])" office:value-type="float" office:value="0" calcext:value-type="float">
            <text:p>0</text:p>
          </table:table-cell>
          <table:table-cell table:formula="of:=[.F149]*[.W$1] + IF([.F149]=0;0;[.W$2])" office:value-type="float" office:value="0" calcext:value-type="float">
            <text:p>0</text:p>
          </table:table-cell>
          <table:table-cell table:formula="of:=[.G149]*[.X$1] + IF([.G149]=0;0;[.X$2])" office:value-type="float" office:value="0" calcext:value-type="float">
            <text:p>0</text:p>
          </table:table-cell>
          <table:table-cell table:formula="of:=[.H149]*[.Y$1] + IF([.H149]=0;0;[.Y$2])" office:value-type="float" office:value="0" calcext:value-type="float">
            <text:p>0</text:p>
          </table:table-cell>
          <table:table-cell table:formula="of:=[.I149]*[.Z$1] + IF([.I149]=0;0;[.Z$2])" office:value-type="float" office:value="0" calcext:value-type="float">
            <text:p>0</text:p>
          </table:table-cell>
          <table:table-cell table:formula="of:=[.J149]*[.AA$1] + IF([.J149]=0;0;[.AA$2])" office:value-type="float" office:value="0" calcext:value-type="float">
            <text:p>0</text:p>
          </table:table-cell>
          <table:table-cell table:formula="of:=[.K149]*[.AB$1] + IF([.K149]=0;0;[.AB$2])" office:value-type="float" office:value="0" calcext:value-type="float">
            <text:p>0</text:p>
          </table:table-cell>
          <table:table-cell table:formula="of:=[.L149]*[.AC$1] + IF([.L149]=0;0;[.AC$2])" office:value-type="float" office:value="0" calcext:value-type="float">
            <text:p>0</text:p>
          </table:table-cell>
          <table:table-cell table:formula="of:=[.M149]*[.AD$1] + IF([.M14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475" calcext:value-type="float">
            <text:p>3,64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24" calcext:value-type="float">
            <text:p>0,6524</text:p>
          </table:table-cell>
          <table:table-cell office:value-type="float" office:value="0.803" calcext:value-type="float">
            <text:p>0,803</text:p>
          </table:table-cell>
          <table:table-cell table:formula="of:=([.O150]-[.$O$1])^2" office:value-type="float" office:value="0.429266073856" calcext:value-type="float">
            <text:p>0,429266073856</text:p>
          </table:table-cell>
          <table:table-cell/>
          <table:table-cell table:formula="of:=[.A150]*[.R$1] + IF([.A150]=0;0;[.R$2])" office:value-type="float" office:value="0.6714388" calcext:value-type="float">
            <text:p>0,6714388</text:p>
          </table:table-cell>
          <table:table-cell table:formula="of:=[.B150]*[.S$1] + IF([.B150]=0;0;[.S$2])" office:value-type="float" office:value="0" calcext:value-type="float">
            <text:p>0</text:p>
          </table:table-cell>
          <table:table-cell table:formula="of:=[.C150]*[.T$1] + IF([.C150]=0;0;[.T$2])" office:value-type="float" office:value="-0.24714025" calcext:value-type="float">
            <text:p>-0,24714025</text:p>
          </table:table-cell>
          <table:table-cell table:formula="of:=[.D150]*[.U$1] + IF([.D150]=0;0;[.U$2])" office:value-type="float" office:value="0" calcext:value-type="float">
            <text:p>0</text:p>
          </table:table-cell>
          <table:table-cell table:formula="of:=[.E150]*[.V$1] + IF([.E150]=0;0;[.V$2])" office:value-type="float" office:value="0" calcext:value-type="float">
            <text:p>0</text:p>
          </table:table-cell>
          <table:table-cell table:formula="of:=[.F150]*[.W$1] + IF([.F150]=0;0;[.W$2])" office:value-type="float" office:value="0" calcext:value-type="float">
            <text:p>0</text:p>
          </table:table-cell>
          <table:table-cell table:formula="of:=[.G150]*[.X$1] + IF([.G150]=0;0;[.X$2])" office:value-type="float" office:value="0" calcext:value-type="float">
            <text:p>0</text:p>
          </table:table-cell>
          <table:table-cell table:formula="of:=[.H150]*[.Y$1] + IF([.H150]=0;0;[.Y$2])" office:value-type="float" office:value="0" calcext:value-type="float">
            <text:p>0</text:p>
          </table:table-cell>
          <table:table-cell table:formula="of:=[.I150]*[.Z$1] + IF([.I150]=0;0;[.Z$2])" office:value-type="float" office:value="0" calcext:value-type="float">
            <text:p>0</text:p>
          </table:table-cell>
          <table:table-cell table:formula="of:=[.J150]*[.AA$1] + IF([.J150]=0;0;[.AA$2])" office:value-type="float" office:value="0" calcext:value-type="float">
            <text:p>0</text:p>
          </table:table-cell>
          <table:table-cell table:formula="of:=[.K150]*[.AB$1] + IF([.K150]=0;0;[.AB$2])" office:value-type="float" office:value="0" calcext:value-type="float">
            <text:p>0</text:p>
          </table:table-cell>
          <table:table-cell table:formula="of:=[.L150]*[.AC$1] + IF([.L150]=0;0;[.AC$2])" office:value-type="float" office:value="0" calcext:value-type="float">
            <text:p>0</text:p>
          </table:table-cell>
          <table:table-cell table:formula="of:=[.M150]*[.AD$1] + IF([.M15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5158" calcext:value-type="float">
            <text:p>2,51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74" calcext:value-type="float">
            <text:p>0,8774</text:p>
          </table:table-cell>
          <table:table-cell office:value-type="float" office:value="1.3499" calcext:value-type="float">
            <text:p>1,3499</text:p>
          </table:table-cell>
          <table:table-cell table:formula="of:=([.O151]-[.$O$1])^2" office:value-type="float" office:value="0.011725424656" calcext:value-type="float">
            <text:p>0,011725424656</text:p>
          </table:table-cell>
          <table:table-cell/>
          <table:table-cell table:formula="of:=[.A151]*[.R$1] + IF([.A151]=0;0;[.R$2])" office:value-type="float" office:value="0.6714388" calcext:value-type="float">
            <text:p>0,6714388</text:p>
          </table:table-cell>
          <table:table-cell table:formula="of:=[.B151]*[.S$1] + IF([.B151]=0;0;[.S$2])" office:value-type="float" office:value="0" calcext:value-type="float">
            <text:p>0</text:p>
          </table:table-cell>
          <table:table-cell table:formula="of:=[.C151]*[.T$1] + IF([.C151]=0;0;[.T$2])" office:value-type="float" office:value="-0.24951682" calcext:value-type="float">
            <text:p>-0,24951682</text:p>
          </table:table-cell>
          <table:table-cell table:formula="of:=[.D151]*[.U$1] + IF([.D151]=0;0;[.U$2])" office:value-type="float" office:value="0" calcext:value-type="float">
            <text:p>0</text:p>
          </table:table-cell>
          <table:table-cell table:formula="of:=[.E151]*[.V$1] + IF([.E151]=0;0;[.V$2])" office:value-type="float" office:value="0" calcext:value-type="float">
            <text:p>0</text:p>
          </table:table-cell>
          <table:table-cell table:formula="of:=[.F151]*[.W$1] + IF([.F151]=0;0;[.W$2])" office:value-type="float" office:value="0" calcext:value-type="float">
            <text:p>0</text:p>
          </table:table-cell>
          <table:table-cell table:formula="of:=[.G151]*[.X$1] + IF([.G151]=0;0;[.X$2])" office:value-type="float" office:value="0" calcext:value-type="float">
            <text:p>0</text:p>
          </table:table-cell>
          <table:table-cell table:formula="of:=[.H151]*[.Y$1] + IF([.H151]=0;0;[.Y$2])" office:value-type="float" office:value="0" calcext:value-type="float">
            <text:p>0</text:p>
          </table:table-cell>
          <table:table-cell table:formula="of:=[.I151]*[.Z$1] + IF([.I151]=0;0;[.Z$2])" office:value-type="float" office:value="0" calcext:value-type="float">
            <text:p>0</text:p>
          </table:table-cell>
          <table:table-cell table:formula="of:=[.J151]*[.AA$1] + IF([.J151]=0;0;[.AA$2])" office:value-type="float" office:value="0" calcext:value-type="float">
            <text:p>0</text:p>
          </table:table-cell>
          <table:table-cell table:formula="of:=[.K151]*[.AB$1] + IF([.K151]=0;0;[.AB$2])" office:value-type="float" office:value="0" calcext:value-type="float">
            <text:p>0</text:p>
          </table:table-cell>
          <table:table-cell table:formula="of:=[.L151]*[.AC$1] + IF([.L151]=0;0;[.AC$2])" office:value-type="float" office:value="0" calcext:value-type="float">
            <text:p>0</text:p>
          </table:table-cell>
          <table:table-cell table:formula="of:=[.M151]*[.AD$1] + IF([.M15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283" calcext:value-type="float">
            <text:p>3,62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36" calcext:value-type="float">
            <text:p>0,7136</text:p>
          </table:table-cell>
          <table:table-cell office:value-type="float" office:value="1.0307" calcext:value-type="float">
            <text:p>1,0307</text:p>
          </table:table-cell>
          <table:table-cell table:formula="of:=([.O152]-[.$O$1])^2" office:value-type="float" office:value="0.182742570256" calcext:value-type="float">
            <text:p>0,182742570256</text:p>
          </table:table-cell>
          <table:table-cell/>
          <table:table-cell table:formula="of:=[.A152]*[.R$1] + IF([.A152]=0;0;[.R$2])" office:value-type="float" office:value="0.7807612" calcext:value-type="float">
            <text:p>0,7807612</text:p>
          </table:table-cell>
          <table:table-cell table:formula="of:=[.B152]*[.S$1] + IF([.B152]=0;0;[.S$2])" office:value-type="float" office:value="0" calcext:value-type="float">
            <text:p>0</text:p>
          </table:table-cell>
          <table:table-cell table:formula="of:=[.C152]*[.T$1] + IF([.C152]=0;0;[.T$2])" office:value-type="float" office:value="-0.24718057" calcext:value-type="float">
            <text:p>-0,24718057</text:p>
          </table:table-cell>
          <table:table-cell table:formula="of:=[.D152]*[.U$1] + IF([.D152]=0;0;[.U$2])" office:value-type="float" office:value="0" calcext:value-type="float">
            <text:p>0</text:p>
          </table:table-cell>
          <table:table-cell table:formula="of:=[.E152]*[.V$1] + IF([.E152]=0;0;[.V$2])" office:value-type="float" office:value="0" calcext:value-type="float">
            <text:p>0</text:p>
          </table:table-cell>
          <table:table-cell table:formula="of:=[.F152]*[.W$1] + IF([.F152]=0;0;[.W$2])" office:value-type="float" office:value="0" calcext:value-type="float">
            <text:p>0</text:p>
          </table:table-cell>
          <table:table-cell table:formula="of:=[.G152]*[.X$1] + IF([.G152]=0;0;[.X$2])" office:value-type="float" office:value="0" calcext:value-type="float">
            <text:p>0</text:p>
          </table:table-cell>
          <table:table-cell table:formula="of:=[.H152]*[.Y$1] + IF([.H152]=0;0;[.Y$2])" office:value-type="float" office:value="0" calcext:value-type="float">
            <text:p>0</text:p>
          </table:table-cell>
          <table:table-cell table:formula="of:=[.I152]*[.Z$1] + IF([.I152]=0;0;[.Z$2])" office:value-type="float" office:value="0" calcext:value-type="float">
            <text:p>0</text:p>
          </table:table-cell>
          <table:table-cell table:formula="of:=[.J152]*[.AA$1] + IF([.J152]=0;0;[.AA$2])" office:value-type="float" office:value="0" calcext:value-type="float">
            <text:p>0</text:p>
          </table:table-cell>
          <table:table-cell table:formula="of:=[.K152]*[.AB$1] + IF([.K152]=0;0;[.AB$2])" office:value-type="float" office:value="0" calcext:value-type="float">
            <text:p>0</text:p>
          </table:table-cell>
          <table:table-cell table:formula="of:=[.L152]*[.AC$1] + IF([.L152]=0;0;[.AC$2])" office:value-type="float" office:value="0" calcext:value-type="float">
            <text:p>0</text:p>
          </table:table-cell>
          <table:table-cell table:formula="of:=[.M152]*[.AD$1] + IF([.M15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283" calcext:value-type="float">
            <text:p>2,62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75" calcext:value-type="float">
            <text:p>0,7375</text:p>
          </table:table-cell>
          <table:table-cell office:value-type="float" office:value="1.159" calcext:value-type="float">
            <text:p>1,159</text:p>
          </table:table-cell>
          <table:table-cell table:formula="of:=([.O153]-[.$O$1])^2" office:value-type="float" office:value="0.0895110658559999" calcext:value-type="float">
            <text:p>0,0895110658559999</text:p>
          </table:table-cell>
          <table:table-cell/>
          <table:table-cell table:formula="of:=[.A153]*[.R$1] + IF([.A153]=0;0;[.R$2])" office:value-type="float" office:value="0.6714388" calcext:value-type="float">
            <text:p>0,6714388</text:p>
          </table:table-cell>
          <table:table-cell table:formula="of:=[.B153]*[.S$1] + IF([.B153]=0;0;[.S$2])" office:value-type="float" office:value="0" calcext:value-type="float">
            <text:p>0</text:p>
          </table:table-cell>
          <table:table-cell table:formula="of:=[.C153]*[.T$1] + IF([.C153]=0;0;[.T$2])" office:value-type="float" office:value="-0.24928057" calcext:value-type="float">
            <text:p>-0,24928057</text:p>
          </table:table-cell>
          <table:table-cell table:formula="of:=[.D153]*[.U$1] + IF([.D153]=0;0;[.U$2])" office:value-type="float" office:value="0" calcext:value-type="float">
            <text:p>0</text:p>
          </table:table-cell>
          <table:table-cell table:formula="of:=[.E153]*[.V$1] + IF([.E153]=0;0;[.V$2])" office:value-type="float" office:value="0" calcext:value-type="float">
            <text:p>0</text:p>
          </table:table-cell>
          <table:table-cell table:formula="of:=[.F153]*[.W$1] + IF([.F153]=0;0;[.W$2])" office:value-type="float" office:value="0" calcext:value-type="float">
            <text:p>0</text:p>
          </table:table-cell>
          <table:table-cell table:formula="of:=[.G153]*[.X$1] + IF([.G153]=0;0;[.X$2])" office:value-type="float" office:value="0" calcext:value-type="float">
            <text:p>0</text:p>
          </table:table-cell>
          <table:table-cell table:formula="of:=[.H153]*[.Y$1] + IF([.H153]=0;0;[.Y$2])" office:value-type="float" office:value="0" calcext:value-type="float">
            <text:p>0</text:p>
          </table:table-cell>
          <table:table-cell table:formula="of:=[.I153]*[.Z$1] + IF([.I153]=0;0;[.Z$2])" office:value-type="float" office:value="0" calcext:value-type="float">
            <text:p>0</text:p>
          </table:table-cell>
          <table:table-cell table:formula="of:=[.J153]*[.AA$1] + IF([.J153]=0;0;[.AA$2])" office:value-type="float" office:value="0" calcext:value-type="float">
            <text:p>0</text:p>
          </table:table-cell>
          <table:table-cell table:formula="of:=[.K153]*[.AB$1] + IF([.K153]=0;0;[.AB$2])" office:value-type="float" office:value="0" calcext:value-type="float">
            <text:p>0</text:p>
          </table:table-cell>
          <table:table-cell table:formula="of:=[.L153]*[.AC$1] + IF([.L153]=0;0;[.AC$2])" office:value-type="float" office:value="0" calcext:value-type="float">
            <text:p>0</text:p>
          </table:table-cell>
          <table:table-cell table:formula="of:=[.M153]*[.AD$1] + IF([.M15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693" calcext:value-type="float">
            <text:p>3,56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4" calcext:value-type="float">
            <text:p>0,7074</text:p>
          </table:table-cell>
          <table:table-cell office:value-type="float" office:value="0.836" calcext:value-type="float">
            <text:p>0,836</text:p>
          </table:table-cell>
          <table:table-cell table:formula="of:=([.O154]-[.$O$1])^2" office:value-type="float" office:value="0.387112929856" calcext:value-type="float">
            <text:p>0,387112929856</text:p>
          </table:table-cell>
          <table:table-cell/>
          <table:table-cell table:formula="of:=[.A154]*[.R$1] + IF([.A154]=0;0;[.R$2])" office:value-type="float" office:value="0.7261" calcext:value-type="float">
            <text:p>0,7261</text:p>
          </table:table-cell>
          <table:table-cell table:formula="of:=[.B154]*[.S$1] + IF([.B154]=0;0;[.S$2])" office:value-type="float" office:value="0" calcext:value-type="float">
            <text:p>0</text:p>
          </table:table-cell>
          <table:table-cell table:formula="of:=[.C154]*[.T$1] + IF([.C154]=0;0;[.T$2])" office:value-type="float" office:value="-0.24730447" calcext:value-type="float">
            <text:p>-0,24730447</text:p>
          </table:table-cell>
          <table:table-cell table:formula="of:=[.D154]*[.U$1] + IF([.D154]=0;0;[.U$2])" office:value-type="float" office:value="0" calcext:value-type="float">
            <text:p>0</text:p>
          </table:table-cell>
          <table:table-cell table:formula="of:=[.E154]*[.V$1] + IF([.E154]=0;0;[.V$2])" office:value-type="float" office:value="0" calcext:value-type="float">
            <text:p>0</text:p>
          </table:table-cell>
          <table:table-cell table:formula="of:=[.F154]*[.W$1] + IF([.F154]=0;0;[.W$2])" office:value-type="float" office:value="0" calcext:value-type="float">
            <text:p>0</text:p>
          </table:table-cell>
          <table:table-cell table:formula="of:=[.G154]*[.X$1] + IF([.G154]=0;0;[.X$2])" office:value-type="float" office:value="0" calcext:value-type="float">
            <text:p>0</text:p>
          </table:table-cell>
          <table:table-cell table:formula="of:=[.H154]*[.Y$1] + IF([.H154]=0;0;[.Y$2])" office:value-type="float" office:value="0" calcext:value-type="float">
            <text:p>0</text:p>
          </table:table-cell>
          <table:table-cell table:formula="of:=[.I154]*[.Z$1] + IF([.I154]=0;0;[.Z$2])" office:value-type="float" office:value="0" calcext:value-type="float">
            <text:p>0</text:p>
          </table:table-cell>
          <table:table-cell table:formula="of:=[.J154]*[.AA$1] + IF([.J154]=0;0;[.AA$2])" office:value-type="float" office:value="0" calcext:value-type="float">
            <text:p>0</text:p>
          </table:table-cell>
          <table:table-cell table:formula="of:=[.K154]*[.AB$1] + IF([.K154]=0;0;[.AB$2])" office:value-type="float" office:value="0" calcext:value-type="float">
            <text:p>0</text:p>
          </table:table-cell>
          <table:table-cell table:formula="of:=[.L154]*[.AC$1] + IF([.L154]=0;0;[.AC$2])" office:value-type="float" office:value="0" calcext:value-type="float">
            <text:p>0</text:p>
          </table:table-cell>
          <table:table-cell table:formula="of:=[.M154]*[.AD$1] + IF([.M15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266" calcext:value-type="float">
            <text:p>3,42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13" calcext:value-type="float">
            <text:p>0,8013</text:p>
          </table:table-cell>
          <table:table-cell office:value-type="float" office:value="1.252" calcext:value-type="float">
            <text:p>1,252</text:p>
          </table:table-cell>
          <table:table-cell table:formula="of:=([.O155]-[.$O$1])^2" office:value-type="float" office:value="0.042511841856" calcext:value-type="float">
            <text:p>0,042511841856</text:p>
          </table:table-cell>
          <table:table-cell/>
          <table:table-cell table:formula="of:=[.A155]*[.R$1] + IF([.A155]=0;0;[.R$2])" office:value-type="float" office:value="0.6714388" calcext:value-type="float">
            <text:p>0,6714388</text:p>
          </table:table-cell>
          <table:table-cell table:formula="of:=[.B155]*[.S$1] + IF([.B155]=0;0;[.S$2])" office:value-type="float" office:value="0" calcext:value-type="float">
            <text:p>0</text:p>
          </table:table-cell>
          <table:table-cell table:formula="of:=[.C155]*[.T$1] + IF([.C155]=0;0;[.T$2])" office:value-type="float" office:value="-0.24760414" calcext:value-type="float">
            <text:p>-0,24760414</text:p>
          </table:table-cell>
          <table:table-cell table:formula="of:=[.D155]*[.U$1] + IF([.D155]=0;0;[.U$2])" office:value-type="float" office:value="0" calcext:value-type="float">
            <text:p>0</text:p>
          </table:table-cell>
          <table:table-cell table:formula="of:=[.E155]*[.V$1] + IF([.E155]=0;0;[.V$2])" office:value-type="float" office:value="0" calcext:value-type="float">
            <text:p>0</text:p>
          </table:table-cell>
          <table:table-cell table:formula="of:=[.F155]*[.W$1] + IF([.F155]=0;0;[.W$2])" office:value-type="float" office:value="0" calcext:value-type="float">
            <text:p>0</text:p>
          </table:table-cell>
          <table:table-cell table:formula="of:=[.G155]*[.X$1] + IF([.G155]=0;0;[.X$2])" office:value-type="float" office:value="0" calcext:value-type="float">
            <text:p>0</text:p>
          </table:table-cell>
          <table:table-cell table:formula="of:=[.H155]*[.Y$1] + IF([.H155]=0;0;[.Y$2])" office:value-type="float" office:value="0" calcext:value-type="float">
            <text:p>0</text:p>
          </table:table-cell>
          <table:table-cell table:formula="of:=[.I155]*[.Z$1] + IF([.I155]=0;0;[.Z$2])" office:value-type="float" office:value="0" calcext:value-type="float">
            <text:p>0</text:p>
          </table:table-cell>
          <table:table-cell table:formula="of:=[.J155]*[.AA$1] + IF([.J155]=0;0;[.AA$2])" office:value-type="float" office:value="0" calcext:value-type="float">
            <text:p>0</text:p>
          </table:table-cell>
          <table:table-cell table:formula="of:=[.K155]*[.AB$1] + IF([.K155]=0;0;[.AB$2])" office:value-type="float" office:value="0" calcext:value-type="float">
            <text:p>0</text:p>
          </table:table-cell>
          <table:table-cell table:formula="of:=[.L155]*[.AC$1] + IF([.L155]=0;0;[.AC$2])" office:value-type="float" office:value="0" calcext:value-type="float">
            <text:p>0</text:p>
          </table:table-cell>
          <table:table-cell table:formula="of:=[.M155]*[.AD$1] + IF([.M15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.2222" calcext:value-type="float">
            <text:p>5,2222</text:p>
          </table:table-cell>
          <table:table-cell office:value-type="float" office:value="1" calcext:value-type="float">
            <text:p>1</text:p>
          </table:table-cell>
          <table:table-cell office:value-type="float" office:value="3.4198" calcext:value-type="float">
            <text:p>3,41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81" calcext:value-type="float">
            <text:p>1,3281</text:p>
          </table:table-cell>
          <table:table-cell office:value-type="float" office:value="3.0649" calcext:value-type="float">
            <text:p>3,0649</text:p>
          </table:table-cell>
          <table:table-cell table:formula="of:=([.O156]-[.$O$1])^2" office:value-type="float" office:value="2.581536304656" calcext:value-type="float">
            <text:p>2,581536304656</text:p>
          </table:table-cell>
          <table:table-cell/>
          <table:table-cell table:formula="of:=[.A156]*[.R$1] + IF([.A156]=0;0;[.R$2])" office:value-type="float" office:value="1.0267612" calcext:value-type="float">
            <text:p>1,0267612</text:p>
          </table:table-cell>
          <table:table-cell table:formula="of:=[.B156]*[.S$1] + IF([.B156]=0;0;[.S$2])" office:value-type="float" office:value="1.6985" calcext:value-type="float">
            <text:p>1,6985</text:p>
          </table:table-cell>
          <table:table-cell table:formula="of:=[.C156]*[.T$1] + IF([.C156]=0;0;[.T$2])" office:value-type="float" office:value="-0.24761842" calcext:value-type="float">
            <text:p>-0,24761842</text:p>
          </table:table-cell>
          <table:table-cell table:formula="of:=[.D156]*[.U$1] + IF([.D156]=0;0;[.U$2])" office:value-type="float" office:value="0" calcext:value-type="float">
            <text:p>0</text:p>
          </table:table-cell>
          <table:table-cell table:formula="of:=[.E156]*[.V$1] + IF([.E156]=0;0;[.V$2])" office:value-type="float" office:value="0" calcext:value-type="float">
            <text:p>0</text:p>
          </table:table-cell>
          <table:table-cell table:formula="of:=[.F156]*[.W$1] + IF([.F156]=0;0;[.W$2])" office:value-type="float" office:value="0" calcext:value-type="float">
            <text:p>0</text:p>
          </table:table-cell>
          <table:table-cell table:formula="of:=[.G156]*[.X$1] + IF([.G156]=0;0;[.X$2])" office:value-type="float" office:value="0" calcext:value-type="float">
            <text:p>0</text:p>
          </table:table-cell>
          <table:table-cell table:formula="of:=[.H156]*[.Y$1] + IF([.H156]=0;0;[.Y$2])" office:value-type="float" office:value="0" calcext:value-type="float">
            <text:p>0</text:p>
          </table:table-cell>
          <table:table-cell table:formula="of:=[.I156]*[.Z$1] + IF([.I156]=0;0;[.Z$2])" office:value-type="float" office:value="0" calcext:value-type="float">
            <text:p>0</text:p>
          </table:table-cell>
          <table:table-cell table:formula="of:=[.J156]*[.AA$1] + IF([.J156]=0;0;[.AA$2])" office:value-type="float" office:value="0" calcext:value-type="float">
            <text:p>0</text:p>
          </table:table-cell>
          <table:table-cell table:formula="of:=[.K156]*[.AB$1] + IF([.K156]=0;0;[.AB$2])" office:value-type="float" office:value="0" calcext:value-type="float">
            <text:p>0</text:p>
          </table:table-cell>
          <table:table-cell table:formula="of:=[.L156]*[.AC$1] + IF([.L156]=0;0;[.AC$2])" office:value-type="float" office:value="0" calcext:value-type="float">
            <text:p>0</text:p>
          </table:table-cell>
          <table:table-cell table:formula="of:=[.M156]*[.AD$1] + IF([.M15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3786" calcext:value-type="float">
            <text:p>4,37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4" calcext:value-type="float">
            <text:p>0,7734</text:p>
          </table:table-cell>
          <table:table-cell office:value-type="float" office:value="1.1049" calcext:value-type="float">
            <text:p>1,1049</text:p>
          </table:table-cell>
          <table:table-cell table:formula="of:=([.O157]-[.$O$1])^2" office:value-type="float" office:value="0.124809584656" calcext:value-type="float">
            <text:p>0,124809584656</text:p>
          </table:table-cell>
          <table:table-cell/>
          <table:table-cell table:formula="of:=[.A157]*[.R$1] + IF([.A157]=0;0;[.R$2])" office:value-type="float" office:value="0.6167776" calcext:value-type="float">
            <text:p>0,6167776</text:p>
          </table:table-cell>
          <table:table-cell table:formula="of:=[.B157]*[.S$1] + IF([.B157]=0;0;[.S$2])" office:value-type="float" office:value="0" calcext:value-type="float">
            <text:p>0</text:p>
          </table:table-cell>
          <table:table-cell table:formula="of:=[.C157]*[.T$1] + IF([.C157]=0;0;[.T$2])" office:value-type="float" office:value="-0.24560494" calcext:value-type="float">
            <text:p>-0,24560494</text:p>
          </table:table-cell>
          <table:table-cell table:formula="of:=[.D157]*[.U$1] + IF([.D157]=0;0;[.U$2])" office:value-type="float" office:value="0" calcext:value-type="float">
            <text:p>0</text:p>
          </table:table-cell>
          <table:table-cell table:formula="of:=[.E157]*[.V$1] + IF([.E157]=0;0;[.V$2])" office:value-type="float" office:value="0" calcext:value-type="float">
            <text:p>0</text:p>
          </table:table-cell>
          <table:table-cell table:formula="of:=[.F157]*[.W$1] + IF([.F157]=0;0;[.W$2])" office:value-type="float" office:value="0" calcext:value-type="float">
            <text:p>0</text:p>
          </table:table-cell>
          <table:table-cell table:formula="of:=[.G157]*[.X$1] + IF([.G157]=0;0;[.X$2])" office:value-type="float" office:value="0" calcext:value-type="float">
            <text:p>0</text:p>
          </table:table-cell>
          <table:table-cell table:formula="of:=[.H157]*[.Y$1] + IF([.H157]=0;0;[.Y$2])" office:value-type="float" office:value="0" calcext:value-type="float">
            <text:p>0</text:p>
          </table:table-cell>
          <table:table-cell table:formula="of:=[.I157]*[.Z$1] + IF([.I157]=0;0;[.Z$2])" office:value-type="float" office:value="0" calcext:value-type="float">
            <text:p>0</text:p>
          </table:table-cell>
          <table:table-cell table:formula="of:=[.J157]*[.AA$1] + IF([.J157]=0;0;[.AA$2])" office:value-type="float" office:value="0" calcext:value-type="float">
            <text:p>0</text:p>
          </table:table-cell>
          <table:table-cell table:formula="of:=[.K157]*[.AB$1] + IF([.K157]=0;0;[.AB$2])" office:value-type="float" office:value="0" calcext:value-type="float">
            <text:p>0</text:p>
          </table:table-cell>
          <table:table-cell table:formula="of:=[.L157]*[.AC$1] + IF([.L157]=0;0;[.AC$2])" office:value-type="float" office:value="0" calcext:value-type="float">
            <text:p>0</text:p>
          </table:table-cell>
          <table:table-cell table:formula="of:=[.M157]*[.AD$1] + IF([.M15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258" calcext:value-type="float">
            <text:p>2,82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25" calcext:value-type="float">
            <text:p>0,6725</text:p>
          </table:table-cell>
          <table:table-cell office:value-type="float" office:value="1.0088" calcext:value-type="float">
            <text:p>1,0088</text:p>
          </table:table-cell>
          <table:table-cell table:formula="of:=([.O158]-[.$O$1])^2" office:value-type="float" office:value="0.201945979456" calcext:value-type="float">
            <text:p>0,201945979456</text:p>
          </table:table-cell>
          <table:table-cell/>
          <table:table-cell table:formula="of:=[.A158]*[.R$1] + IF([.A158]=0;0;[.R$2])" office:value-type="float" office:value="0.6714388" calcext:value-type="float">
            <text:p>0,6714388</text:p>
          </table:table-cell>
          <table:table-cell table:formula="of:=[.B158]*[.S$1] + IF([.B158]=0;0;[.S$2])" office:value-type="float" office:value="0" calcext:value-type="float">
            <text:p>0</text:p>
          </table:table-cell>
          <table:table-cell table:formula="of:=[.C158]*[.T$1] + IF([.C158]=0;0;[.T$2])" office:value-type="float" office:value="-0.24886582" calcext:value-type="float">
            <text:p>-0,24886582</text:p>
          </table:table-cell>
          <table:table-cell table:formula="of:=[.D158]*[.U$1] + IF([.D158]=0;0;[.U$2])" office:value-type="float" office:value="0" calcext:value-type="float">
            <text:p>0</text:p>
          </table:table-cell>
          <table:table-cell table:formula="of:=[.E158]*[.V$1] + IF([.E158]=0;0;[.V$2])" office:value-type="float" office:value="0" calcext:value-type="float">
            <text:p>0</text:p>
          </table:table-cell>
          <table:table-cell table:formula="of:=[.F158]*[.W$1] + IF([.F158]=0;0;[.W$2])" office:value-type="float" office:value="0" calcext:value-type="float">
            <text:p>0</text:p>
          </table:table-cell>
          <table:table-cell table:formula="of:=[.G158]*[.X$1] + IF([.G158]=0;0;[.X$2])" office:value-type="float" office:value="0" calcext:value-type="float">
            <text:p>0</text:p>
          </table:table-cell>
          <table:table-cell table:formula="of:=[.H158]*[.Y$1] + IF([.H158]=0;0;[.Y$2])" office:value-type="float" office:value="0" calcext:value-type="float">
            <text:p>0</text:p>
          </table:table-cell>
          <table:table-cell table:formula="of:=[.I158]*[.Z$1] + IF([.I158]=0;0;[.Z$2])" office:value-type="float" office:value="0" calcext:value-type="float">
            <text:p>0</text:p>
          </table:table-cell>
          <table:table-cell table:formula="of:=[.J158]*[.AA$1] + IF([.J158]=0;0;[.AA$2])" office:value-type="float" office:value="0" calcext:value-type="float">
            <text:p>0</text:p>
          </table:table-cell>
          <table:table-cell table:formula="of:=[.K158]*[.AB$1] + IF([.K158]=0;0;[.AB$2])" office:value-type="float" office:value="0" calcext:value-type="float">
            <text:p>0</text:p>
          </table:table-cell>
          <table:table-cell table:formula="of:=[.L158]*[.AC$1] + IF([.L158]=0;0;[.AC$2])" office:value-type="float" office:value="0" calcext:value-type="float">
            <text:p>0</text:p>
          </table:table-cell>
          <table:table-cell table:formula="of:=[.M158]*[.AD$1] + IF([.M15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22" calcext:value-type="float">
            <text:p>2,67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97" calcext:value-type="float">
            <text:p>0,6797</text:p>
          </table:table-cell>
          <table:table-cell office:value-type="float" office:value="1.2138" calcext:value-type="float">
            <text:p>1,2138</text:p>
          </table:table-cell>
          <table:table-cell table:formula="of:=([.O159]-[.$O$1])^2" office:value-type="float" office:value="0.059723539456" calcext:value-type="float">
            <text:p>0,059723539456</text:p>
          </table:table-cell>
          <table:table-cell/>
          <table:table-cell table:formula="of:=[.A159]*[.R$1] + IF([.A159]=0;0;[.R$2])" office:value-type="float" office:value="0.7261" calcext:value-type="float">
            <text:p>0,7261</text:p>
          </table:table-cell>
          <table:table-cell table:formula="of:=[.B159]*[.S$1] + IF([.B159]=0;0;[.S$2])" office:value-type="float" office:value="0" calcext:value-type="float">
            <text:p>0</text:p>
          </table:table-cell>
          <table:table-cell table:formula="of:=[.C159]*[.T$1] + IF([.C159]=0;0;[.T$2])" office:value-type="float" office:value="-0.24918838" calcext:value-type="float">
            <text:p>-0,24918838</text:p>
          </table:table-cell>
          <table:table-cell table:formula="of:=[.D159]*[.U$1] + IF([.D159]=0;0;[.U$2])" office:value-type="float" office:value="0" calcext:value-type="float">
            <text:p>0</text:p>
          </table:table-cell>
          <table:table-cell table:formula="of:=[.E159]*[.V$1] + IF([.E159]=0;0;[.V$2])" office:value-type="float" office:value="0" calcext:value-type="float">
            <text:p>0</text:p>
          </table:table-cell>
          <table:table-cell table:formula="of:=[.F159]*[.W$1] + IF([.F159]=0;0;[.W$2])" office:value-type="float" office:value="0" calcext:value-type="float">
            <text:p>0</text:p>
          </table:table-cell>
          <table:table-cell table:formula="of:=[.G159]*[.X$1] + IF([.G159]=0;0;[.X$2])" office:value-type="float" office:value="0" calcext:value-type="float">
            <text:p>0</text:p>
          </table:table-cell>
          <table:table-cell table:formula="of:=[.H159]*[.Y$1] + IF([.H159]=0;0;[.Y$2])" office:value-type="float" office:value="0" calcext:value-type="float">
            <text:p>0</text:p>
          </table:table-cell>
          <table:table-cell table:formula="of:=[.I159]*[.Z$1] + IF([.I159]=0;0;[.Z$2])" office:value-type="float" office:value="0" calcext:value-type="float">
            <text:p>0</text:p>
          </table:table-cell>
          <table:table-cell table:formula="of:=[.J159]*[.AA$1] + IF([.J159]=0;0;[.AA$2])" office:value-type="float" office:value="0" calcext:value-type="float">
            <text:p>0</text:p>
          </table:table-cell>
          <table:table-cell table:formula="of:=[.K159]*[.AB$1] + IF([.K159]=0;0;[.AB$2])" office:value-type="float" office:value="0" calcext:value-type="float">
            <text:p>0</text:p>
          </table:table-cell>
          <table:table-cell table:formula="of:=[.L159]*[.AC$1] + IF([.L159]=0;0;[.AC$2])" office:value-type="float" office:value="0" calcext:value-type="float">
            <text:p>0</text:p>
          </table:table-cell>
          <table:table-cell table:formula="of:=[.M159]*[.AD$1] + IF([.M15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224" calcext:value-type="float">
            <text:p>2,32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52" calcext:value-type="float">
            <text:p>0,6152</text:p>
          </table:table-cell>
          <table:table-cell office:value-type="float" office:value="0.9613" calcext:value-type="float">
            <text:p>0,9613</text:p>
          </table:table-cell>
          <table:table-cell table:formula="of:=([.O160]-[.$O$1])^2" office:value-type="float" office:value="0.246893709456" calcext:value-type="float">
            <text:p>0,246893709456</text:p>
          </table:table-cell>
          <table:table-cell/>
          <table:table-cell table:formula="of:=[.A160]*[.R$1] + IF([.A160]=0;0;[.R$2])" office:value-type="float" office:value="0.7261" calcext:value-type="float">
            <text:p>0,7261</text:p>
          </table:table-cell>
          <table:table-cell table:formula="of:=[.B160]*[.S$1] + IF([.B160]=0;0;[.S$2])" office:value-type="float" office:value="0" calcext:value-type="float">
            <text:p>0</text:p>
          </table:table-cell>
          <table:table-cell table:formula="of:=[.C160]*[.T$1] + IF([.C160]=0;0;[.T$2])" office:value-type="float" office:value="-0.24992296" calcext:value-type="float">
            <text:p>-0,24992296</text:p>
          </table:table-cell>
          <table:table-cell table:formula="of:=[.D160]*[.U$1] + IF([.D160]=0;0;[.U$2])" office:value-type="float" office:value="0" calcext:value-type="float">
            <text:p>0</text:p>
          </table:table-cell>
          <table:table-cell table:formula="of:=[.E160]*[.V$1] + IF([.E160]=0;0;[.V$2])" office:value-type="float" office:value="0" calcext:value-type="float">
            <text:p>0</text:p>
          </table:table-cell>
          <table:table-cell table:formula="of:=[.F160]*[.W$1] + IF([.F160]=0;0;[.W$2])" office:value-type="float" office:value="0" calcext:value-type="float">
            <text:p>0</text:p>
          </table:table-cell>
          <table:table-cell table:formula="of:=[.G160]*[.X$1] + IF([.G160]=0;0;[.X$2])" office:value-type="float" office:value="0" calcext:value-type="float">
            <text:p>0</text:p>
          </table:table-cell>
          <table:table-cell table:formula="of:=[.H160]*[.Y$1] + IF([.H160]=0;0;[.Y$2])" office:value-type="float" office:value="0" calcext:value-type="float">
            <text:p>0</text:p>
          </table:table-cell>
          <table:table-cell table:formula="of:=[.I160]*[.Z$1] + IF([.I160]=0;0;[.Z$2])" office:value-type="float" office:value="0" calcext:value-type="float">
            <text:p>0</text:p>
          </table:table-cell>
          <table:table-cell table:formula="of:=[.J160]*[.AA$1] + IF([.J160]=0;0;[.AA$2])" office:value-type="float" office:value="0" calcext:value-type="float">
            <text:p>0</text:p>
          </table:table-cell>
          <table:table-cell table:formula="of:=[.K160]*[.AB$1] + IF([.K160]=0;0;[.AB$2])" office:value-type="float" office:value="0" calcext:value-type="float">
            <text:p>0</text:p>
          </table:table-cell>
          <table:table-cell table:formula="of:=[.L160]*[.AC$1] + IF([.L160]=0;0;[.AC$2])" office:value-type="float" office:value="0" calcext:value-type="float">
            <text:p>0</text:p>
          </table:table-cell>
          <table:table-cell table:formula="of:=[.M160]*[.AD$1] + IF([.M16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76" calcext:value-type="float">
            <text:p>2,4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41" calcext:value-type="float">
            <text:p>0,6341</text:p>
          </table:table-cell>
          <table:table-cell office:value-type="float" office:value="0.9195" calcext:value-type="float">
            <text:p>0,9195</text:p>
          </table:table-cell>
          <table:table-cell table:formula="of:=([.O161]-[.$O$1])^2" office:value-type="float" office:value="0.290180451856" calcext:value-type="float">
            <text:p>0,290180451856</text:p>
          </table:table-cell>
          <table:table-cell/>
          <table:table-cell table:formula="of:=[.A161]*[.R$1] + IF([.A161]=0;0;[.R$2])" office:value-type="float" office:value="0.7261" calcext:value-type="float">
            <text:p>0,7261</text:p>
          </table:table-cell>
          <table:table-cell table:formula="of:=[.B161]*[.S$1] + IF([.B161]=0;0;[.S$2])" office:value-type="float" office:value="0" calcext:value-type="float">
            <text:p>0</text:p>
          </table:table-cell>
          <table:table-cell table:formula="of:=[.C161]*[.T$1] + IF([.C161]=0;0;[.T$2])" office:value-type="float" office:value="-0.2496004" calcext:value-type="float">
            <text:p>-0,2496004</text:p>
          </table:table-cell>
          <table:table-cell table:formula="of:=[.D161]*[.U$1] + IF([.D161]=0;0;[.U$2])" office:value-type="float" office:value="0" calcext:value-type="float">
            <text:p>0</text:p>
          </table:table-cell>
          <table:table-cell table:formula="of:=[.E161]*[.V$1] + IF([.E161]=0;0;[.V$2])" office:value-type="float" office:value="0" calcext:value-type="float">
            <text:p>0</text:p>
          </table:table-cell>
          <table:table-cell table:formula="of:=[.F161]*[.W$1] + IF([.F161]=0;0;[.W$2])" office:value-type="float" office:value="0" calcext:value-type="float">
            <text:p>0</text:p>
          </table:table-cell>
          <table:table-cell table:formula="of:=[.G161]*[.X$1] + IF([.G161]=0;0;[.X$2])" office:value-type="float" office:value="0" calcext:value-type="float">
            <text:p>0</text:p>
          </table:table-cell>
          <table:table-cell table:formula="of:=[.H161]*[.Y$1] + IF([.H161]=0;0;[.Y$2])" office:value-type="float" office:value="0" calcext:value-type="float">
            <text:p>0</text:p>
          </table:table-cell>
          <table:table-cell table:formula="of:=[.I161]*[.Z$1] + IF([.I161]=0;0;[.Z$2])" office:value-type="float" office:value="0" calcext:value-type="float">
            <text:p>0</text:p>
          </table:table-cell>
          <table:table-cell table:formula="of:=[.J161]*[.AA$1] + IF([.J161]=0;0;[.AA$2])" office:value-type="float" office:value="0" calcext:value-type="float">
            <text:p>0</text:p>
          </table:table-cell>
          <table:table-cell table:formula="of:=[.K161]*[.AB$1] + IF([.K161]=0;0;[.AB$2])" office:value-type="float" office:value="0" calcext:value-type="float">
            <text:p>0</text:p>
          </table:table-cell>
          <table:table-cell table:formula="of:=[.L161]*[.AC$1] + IF([.L161]=0;0;[.AC$2])" office:value-type="float" office:value="0" calcext:value-type="float">
            <text:p>0</text:p>
          </table:table-cell>
          <table:table-cell table:formula="of:=[.M161]*[.AD$1] + IF([.M16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927" calcext:value-type="float">
            <text:p>4,69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52" calcext:value-type="float">
            <text:p>0,8252</text:p>
          </table:table-cell>
          <table:table-cell office:value-type="float" office:value="1.3409" calcext:value-type="float">
            <text:p>1,3409</text:p>
          </table:table-cell>
          <table:table-cell table:formula="of:=([.O162]-[.$O$1])^2" office:value-type="float" office:value="0.013755536656" calcext:value-type="float">
            <text:p>0,013755536656</text:p>
          </table:table-cell>
          <table:table-cell/>
          <table:table-cell table:formula="of:=[.A162]*[.R$1] + IF([.A162]=0;0;[.R$2])" office:value-type="float" office:value="0.6714388" calcext:value-type="float">
            <text:p>0,6714388</text:p>
          </table:table-cell>
          <table:table-cell table:formula="of:=[.B162]*[.S$1] + IF([.B162]=0;0;[.S$2])" office:value-type="float" office:value="0" calcext:value-type="float">
            <text:p>0</text:p>
          </table:table-cell>
          <table:table-cell table:formula="of:=[.C162]*[.T$1] + IF([.C162]=0;0;[.T$2])" office:value-type="float" office:value="-0.24494533" calcext:value-type="float">
            <text:p>-0,24494533</text:p>
          </table:table-cell>
          <table:table-cell table:formula="of:=[.D162]*[.U$1] + IF([.D162]=0;0;[.U$2])" office:value-type="float" office:value="0" calcext:value-type="float">
            <text:p>0</text:p>
          </table:table-cell>
          <table:table-cell table:formula="of:=[.E162]*[.V$1] + IF([.E162]=0;0;[.V$2])" office:value-type="float" office:value="0" calcext:value-type="float">
            <text:p>0</text:p>
          </table:table-cell>
          <table:table-cell table:formula="of:=[.F162]*[.W$1] + IF([.F162]=0;0;[.W$2])" office:value-type="float" office:value="0" calcext:value-type="float">
            <text:p>0</text:p>
          </table:table-cell>
          <table:table-cell table:formula="of:=[.G162]*[.X$1] + IF([.G162]=0;0;[.X$2])" office:value-type="float" office:value="0" calcext:value-type="float">
            <text:p>0</text:p>
          </table:table-cell>
          <table:table-cell table:formula="of:=[.H162]*[.Y$1] + IF([.H162]=0;0;[.Y$2])" office:value-type="float" office:value="0" calcext:value-type="float">
            <text:p>0</text:p>
          </table:table-cell>
          <table:table-cell table:formula="of:=[.I162]*[.Z$1] + IF([.I162]=0;0;[.Z$2])" office:value-type="float" office:value="0" calcext:value-type="float">
            <text:p>0</text:p>
          </table:table-cell>
          <table:table-cell table:formula="of:=[.J162]*[.AA$1] + IF([.J162]=0;0;[.AA$2])" office:value-type="float" office:value="0" calcext:value-type="float">
            <text:p>0</text:p>
          </table:table-cell>
          <table:table-cell table:formula="of:=[.K162]*[.AB$1] + IF([.K162]=0;0;[.AB$2])" office:value-type="float" office:value="0" calcext:value-type="float">
            <text:p>0</text:p>
          </table:table-cell>
          <table:table-cell table:formula="of:=[.L162]*[.AC$1] + IF([.L162]=0;0;[.AC$2])" office:value-type="float" office:value="0" calcext:value-type="float">
            <text:p>0</text:p>
          </table:table-cell>
          <table:table-cell table:formula="of:=[.M162]*[.AD$1] + IF([.M16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2.631" calcext:value-type="float">
            <text:p>2,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4" calcext:value-type="float">
            <text:p>0,764</text:p>
          </table:table-cell>
          <table:table-cell office:value-type="float" office:value="1.528" calcext:value-type="float">
            <text:p>1,528</text:p>
          </table:table-cell>
          <table:table-cell table:formula="of:=([.O163]-[.$O$1])^2" office:value-type="float" office:value="0.00487427385600001" calcext:value-type="float">
            <text:p>0,00487427385600001</text:p>
          </table:table-cell>
          <table:table-cell/>
          <table:table-cell table:formula="of:=[.A163]*[.R$1] + IF([.A163]=0;0;[.R$2])" office:value-type="float" office:value="0.8901082" calcext:value-type="float">
            <text:p>0,8901082</text:p>
          </table:table-cell>
          <table:table-cell table:formula="of:=[.B163]*[.S$1] + IF([.B163]=0;0;[.S$2])" office:value-type="float" office:value="0" calcext:value-type="float">
            <text:p>0</text:p>
          </table:table-cell>
          <table:table-cell table:formula="of:=[.C163]*[.T$1] + IF([.C163]=0;0;[.T$2])" office:value-type="float" office:value="-0.2492749" calcext:value-type="float">
            <text:p>-0,2492749</text:p>
          </table:table-cell>
          <table:table-cell table:formula="of:=[.D163]*[.U$1] + IF([.D163]=0;0;[.U$2])" office:value-type="float" office:value="0" calcext:value-type="float">
            <text:p>0</text:p>
          </table:table-cell>
          <table:table-cell table:formula="of:=[.E163]*[.V$1] + IF([.E163]=0;0;[.V$2])" office:value-type="float" office:value="0" calcext:value-type="float">
            <text:p>0</text:p>
          </table:table-cell>
          <table:table-cell table:formula="of:=[.F163]*[.W$1] + IF([.F163]=0;0;[.W$2])" office:value-type="float" office:value="0" calcext:value-type="float">
            <text:p>0</text:p>
          </table:table-cell>
          <table:table-cell table:formula="of:=[.G163]*[.X$1] + IF([.G163]=0;0;[.X$2])" office:value-type="float" office:value="0" calcext:value-type="float">
            <text:p>0</text:p>
          </table:table-cell>
          <table:table-cell table:formula="of:=[.H163]*[.Y$1] + IF([.H163]=0;0;[.Y$2])" office:value-type="float" office:value="0" calcext:value-type="float">
            <text:p>0</text:p>
          </table:table-cell>
          <table:table-cell table:formula="of:=[.I163]*[.Z$1] + IF([.I163]=0;0;[.Z$2])" office:value-type="float" office:value="0" calcext:value-type="float">
            <text:p>0</text:p>
          </table:table-cell>
          <table:table-cell table:formula="of:=[.J163]*[.AA$1] + IF([.J163]=0;0;[.AA$2])" office:value-type="float" office:value="0" calcext:value-type="float">
            <text:p>0</text:p>
          </table:table-cell>
          <table:table-cell table:formula="of:=[.K163]*[.AB$1] + IF([.K163]=0;0;[.AB$2])" office:value-type="float" office:value="0" calcext:value-type="float">
            <text:p>0</text:p>
          </table:table-cell>
          <table:table-cell table:formula="of:=[.L163]*[.AC$1] + IF([.L163]=0;0;[.AC$2])" office:value-type="float" office:value="0" calcext:value-type="float">
            <text:p>0</text:p>
          </table:table-cell>
          <table:table-cell table:formula="of:=[.M163]*[.AD$1] + IF([.M16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9177" calcext:value-type="float">
            <text:p>2,9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846" calcext:value-type="float">
            <text:p>0,7846</text:p>
          </table:table-cell>
          <table:table-cell office:value-type="float" office:value="1.8105" calcext:value-type="float">
            <text:p>1,8105</text:p>
          </table:table-cell>
          <table:table-cell table:formula="of:=([.O164]-[.$O$1])^2" office:value-type="float" office:value="0.124126563856" calcext:value-type="float">
            <text:p>0,124126563856</text:p>
          </table:table-cell>
          <table:table-cell/>
          <table:table-cell table:formula="of:=[.A164]*[.R$1] + IF([.A164]=0;0;[.R$2])" office:value-type="float" office:value="0.6714388" calcext:value-type="float">
            <text:p>0,6714388</text:p>
          </table:table-cell>
          <table:table-cell table:formula="of:=[.B164]*[.S$1] + IF([.B164]=0;0;[.S$2])" office:value-type="float" office:value="0" calcext:value-type="float">
            <text:p>0</text:p>
          </table:table-cell>
          <table:table-cell table:formula="of:=[.C164]*[.T$1] + IF([.C164]=0;0;[.T$2])" office:value-type="float" office:value="-0.24867283" calcext:value-type="float">
            <text:p>-0,24867283</text:p>
          </table:table-cell>
          <table:table-cell table:formula="of:=[.D164]*[.U$1] + IF([.D164]=0;0;[.U$2])" office:value-type="float" office:value="0" calcext:value-type="float">
            <text:p>0</text:p>
          </table:table-cell>
          <table:table-cell table:formula="of:=[.E164]*[.V$1] + IF([.E164]=0;0;[.V$2])" office:value-type="float" office:value="0" calcext:value-type="float">
            <text:p>0</text:p>
          </table:table-cell>
          <table:table-cell table:formula="of:=[.F164]*[.W$1] + IF([.F164]=0;0;[.W$2])" office:value-type="float" office:value="0" calcext:value-type="float">
            <text:p>0</text:p>
          </table:table-cell>
          <table:table-cell table:formula="of:=[.G164]*[.X$1] + IF([.G164]=0;0;[.X$2])" office:value-type="float" office:value="0" calcext:value-type="float">
            <text:p>0</text:p>
          </table:table-cell>
          <table:table-cell table:formula="of:=[.H164]*[.Y$1] + IF([.H164]=0;0;[.Y$2])" office:value-type="float" office:value="0" calcext:value-type="float">
            <text:p>0</text:p>
          </table:table-cell>
          <table:table-cell table:formula="of:=[.I164]*[.Z$1] + IF([.I164]=0;0;[.Z$2])" office:value-type="float" office:value="0" calcext:value-type="float">
            <text:p>0</text:p>
          </table:table-cell>
          <table:table-cell table:formula="of:=[.J164]*[.AA$1] + IF([.J164]=0;0;[.AA$2])" office:value-type="float" office:value="0" calcext:value-type="float">
            <text:p>0</text:p>
          </table:table-cell>
          <table:table-cell table:formula="of:=[.K164]*[.AB$1] + IF([.K164]=0;0;[.AB$2])" office:value-type="float" office:value="0" calcext:value-type="float">
            <text:p>0</text:p>
          </table:table-cell>
          <table:table-cell table:formula="of:=[.L164]*[.AC$1] + IF([.L164]=0;0;[.AC$2])" office:value-type="float" office:value="0" calcext:value-type="float">
            <text:p>0</text:p>
          </table:table-cell>
          <table:table-cell table:formula="of:=[.M164]*[.AD$1] + IF([.M16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711" calcext:value-type="float">
            <text:p>2,87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19" calcext:value-type="float">
            <text:p>0,6519</text:p>
          </table:table-cell>
          <table:table-cell office:value-type="float" office:value="0.833" calcext:value-type="float">
            <text:p>0,833</text:p>
          </table:table-cell>
          <table:table-cell table:formula="of:=([.O165]-[.$O$1])^2" office:value-type="float" office:value="0.390855033856" calcext:value-type="float">
            <text:p>0,390855033856</text:p>
          </table:table-cell>
          <table:table-cell/>
          <table:table-cell table:formula="of:=[.A165]*[.R$1] + IF([.A165]=0;0;[.R$2])" office:value-type="float" office:value="0.6714388" calcext:value-type="float">
            <text:p>0,6714388</text:p>
          </table:table-cell>
          <table:table-cell table:formula="of:=[.B165]*[.S$1] + IF([.B165]=0;0;[.S$2])" office:value-type="float" office:value="0" calcext:value-type="float">
            <text:p>0</text:p>
          </table:table-cell>
          <table:table-cell table:formula="of:=[.C165]*[.T$1] + IF([.C165]=0;0;[.T$2])" office:value-type="float" office:value="-0.24877069" calcext:value-type="float">
            <text:p>-0,24877069</text:p>
          </table:table-cell>
          <table:table-cell table:formula="of:=[.D165]*[.U$1] + IF([.D165]=0;0;[.U$2])" office:value-type="float" office:value="0" calcext:value-type="float">
            <text:p>0</text:p>
          </table:table-cell>
          <table:table-cell table:formula="of:=[.E165]*[.V$1] + IF([.E165]=0;0;[.V$2])" office:value-type="float" office:value="0" calcext:value-type="float">
            <text:p>0</text:p>
          </table:table-cell>
          <table:table-cell table:formula="of:=[.F165]*[.W$1] + IF([.F165]=0;0;[.W$2])" office:value-type="float" office:value="0" calcext:value-type="float">
            <text:p>0</text:p>
          </table:table-cell>
          <table:table-cell table:formula="of:=[.G165]*[.X$1] + IF([.G165]=0;0;[.X$2])" office:value-type="float" office:value="0" calcext:value-type="float">
            <text:p>0</text:p>
          </table:table-cell>
          <table:table-cell table:formula="of:=[.H165]*[.Y$1] + IF([.H165]=0;0;[.Y$2])" office:value-type="float" office:value="0" calcext:value-type="float">
            <text:p>0</text:p>
          </table:table-cell>
          <table:table-cell table:formula="of:=[.I165]*[.Z$1] + IF([.I165]=0;0;[.Z$2])" office:value-type="float" office:value="0" calcext:value-type="float">
            <text:p>0</text:p>
          </table:table-cell>
          <table:table-cell table:formula="of:=[.J165]*[.AA$1] + IF([.J165]=0;0;[.AA$2])" office:value-type="float" office:value="0" calcext:value-type="float">
            <text:p>0</text:p>
          </table:table-cell>
          <table:table-cell table:formula="of:=[.K165]*[.AB$1] + IF([.K165]=0;0;[.AB$2])" office:value-type="float" office:value="0" calcext:value-type="float">
            <text:p>0</text:p>
          </table:table-cell>
          <table:table-cell table:formula="of:=[.L165]*[.AC$1] + IF([.L165]=0;0;[.AC$2])" office:value-type="float" office:value="0" calcext:value-type="float">
            <text:p>0</text:p>
          </table:table-cell>
          <table:table-cell table:formula="of:=[.M165]*[.AD$1] + IF([.M16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339" calcext:value-type="float">
            <text:p>2,73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77" calcext:value-type="float">
            <text:p>0,6177</text:p>
          </table:table-cell>
          <table:table-cell office:value-type="float" office:value="1.2355" calcext:value-type="float">
            <text:p>1,2355</text:p>
          </table:table-cell>
          <table:table-cell table:formula="of:=([.O166]-[.$O$1])^2" office:value-type="float" office:value="0.049588163856" calcext:value-type="float">
            <text:p>0,049588163856</text:p>
          </table:table-cell>
          <table:table-cell/>
          <table:table-cell table:formula="of:=[.A166]*[.R$1] + IF([.A166]=0;0;[.R$2])" office:value-type="float" office:value="0.7261" calcext:value-type="float">
            <text:p>0,7261</text:p>
          </table:table-cell>
          <table:table-cell table:formula="of:=[.B166]*[.S$1] + IF([.B166]=0;0;[.S$2])" office:value-type="float" office:value="0" calcext:value-type="float">
            <text:p>0</text:p>
          </table:table-cell>
          <table:table-cell table:formula="of:=[.C166]*[.T$1] + IF([.C166]=0;0;[.T$2])" office:value-type="float" office:value="-0.24905881" calcext:value-type="float">
            <text:p>-0,24905881</text:p>
          </table:table-cell>
          <table:table-cell table:formula="of:=[.D166]*[.U$1] + IF([.D166]=0;0;[.U$2])" office:value-type="float" office:value="0" calcext:value-type="float">
            <text:p>0</text:p>
          </table:table-cell>
          <table:table-cell table:formula="of:=[.E166]*[.V$1] + IF([.E166]=0;0;[.V$2])" office:value-type="float" office:value="0" calcext:value-type="float">
            <text:p>0</text:p>
          </table:table-cell>
          <table:table-cell table:formula="of:=[.F166]*[.W$1] + IF([.F166]=0;0;[.W$2])" office:value-type="float" office:value="0" calcext:value-type="float">
            <text:p>0</text:p>
          </table:table-cell>
          <table:table-cell table:formula="of:=[.G166]*[.X$1] + IF([.G166]=0;0;[.X$2])" office:value-type="float" office:value="0" calcext:value-type="float">
            <text:p>0</text:p>
          </table:table-cell>
          <table:table-cell table:formula="of:=[.H166]*[.Y$1] + IF([.H166]=0;0;[.Y$2])" office:value-type="float" office:value="0" calcext:value-type="float">
            <text:p>0</text:p>
          </table:table-cell>
          <table:table-cell table:formula="of:=[.I166]*[.Z$1] + IF([.I166]=0;0;[.Z$2])" office:value-type="float" office:value="0" calcext:value-type="float">
            <text:p>0</text:p>
          </table:table-cell>
          <table:table-cell table:formula="of:=[.J166]*[.AA$1] + IF([.J166]=0;0;[.AA$2])" office:value-type="float" office:value="0" calcext:value-type="float">
            <text:p>0</text:p>
          </table:table-cell>
          <table:table-cell table:formula="of:=[.K166]*[.AB$1] + IF([.K166]=0;0;[.AB$2])" office:value-type="float" office:value="0" calcext:value-type="float">
            <text:p>0</text:p>
          </table:table-cell>
          <table:table-cell table:formula="of:=[.L166]*[.AC$1] + IF([.L166]=0;0;[.AC$2])" office:value-type="float" office:value="0" calcext:value-type="float">
            <text:p>0</text:p>
          </table:table-cell>
          <table:table-cell table:formula="of:=[.M166]*[.AD$1] + IF([.M16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948" calcext:value-type="float">
            <text:p>4,19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81" calcext:value-type="float">
            <text:p>0,7981</text:p>
          </table:table-cell>
          <table:table-cell office:value-type="float" office:value="1.1528" calcext:value-type="float">
            <text:p>1,1528</text:p>
          </table:table-cell>
          <table:table-cell table:formula="of:=([.O167]-[.$O$1])^2" office:value-type="float" office:value="0.0932593874559999" calcext:value-type="float">
            <text:p>0,0932593874559999</text:p>
          </table:table-cell>
          <table:table-cell/>
          <table:table-cell table:formula="of:=[.A167]*[.R$1] + IF([.A167]=0;0;[.R$2])" office:value-type="float" office:value="0.7261" calcext:value-type="float">
            <text:p>0,7261</text:p>
          </table:table-cell>
          <table:table-cell table:formula="of:=[.B167]*[.S$1] + IF([.B167]=0;0;[.S$2])" office:value-type="float" office:value="0" calcext:value-type="float">
            <text:p>0</text:p>
          </table:table-cell>
          <table:table-cell table:formula="of:=[.C167]*[.T$1] + IF([.C167]=0;0;[.T$2])" office:value-type="float" office:value="-0.24599092" calcext:value-type="float">
            <text:p>-0,24599092</text:p>
          </table:table-cell>
          <table:table-cell table:formula="of:=[.D167]*[.U$1] + IF([.D167]=0;0;[.U$2])" office:value-type="float" office:value="0" calcext:value-type="float">
            <text:p>0</text:p>
          </table:table-cell>
          <table:table-cell table:formula="of:=[.E167]*[.V$1] + IF([.E167]=0;0;[.V$2])" office:value-type="float" office:value="0" calcext:value-type="float">
            <text:p>0</text:p>
          </table:table-cell>
          <table:table-cell table:formula="of:=[.F167]*[.W$1] + IF([.F167]=0;0;[.W$2])" office:value-type="float" office:value="0" calcext:value-type="float">
            <text:p>0</text:p>
          </table:table-cell>
          <table:table-cell table:formula="of:=[.G167]*[.X$1] + IF([.G167]=0;0;[.X$2])" office:value-type="float" office:value="0" calcext:value-type="float">
            <text:p>0</text:p>
          </table:table-cell>
          <table:table-cell table:formula="of:=[.H167]*[.Y$1] + IF([.H167]=0;0;[.Y$2])" office:value-type="float" office:value="0" calcext:value-type="float">
            <text:p>0</text:p>
          </table:table-cell>
          <table:table-cell table:formula="of:=[.I167]*[.Z$1] + IF([.I167]=0;0;[.Z$2])" office:value-type="float" office:value="0" calcext:value-type="float">
            <text:p>0</text:p>
          </table:table-cell>
          <table:table-cell table:formula="of:=[.J167]*[.AA$1] + IF([.J167]=0;0;[.AA$2])" office:value-type="float" office:value="0" calcext:value-type="float">
            <text:p>0</text:p>
          </table:table-cell>
          <table:table-cell table:formula="of:=[.K167]*[.AB$1] + IF([.K167]=0;0;[.AB$2])" office:value-type="float" office:value="0" calcext:value-type="float">
            <text:p>0</text:p>
          </table:table-cell>
          <table:table-cell table:formula="of:=[.L167]*[.AC$1] + IF([.L167]=0;0;[.AC$2])" office:value-type="float" office:value="0" calcext:value-type="float">
            <text:p>0</text:p>
          </table:table-cell>
          <table:table-cell table:formula="of:=[.M167]*[.AD$1] + IF([.M16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0316" calcext:value-type="float">
            <text:p>4,03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18" calcext:value-type="float">
            <text:p>0,9018</text:p>
          </table:table-cell>
          <table:table-cell office:value-type="float" office:value="1.3527" calcext:value-type="float">
            <text:p>1,3527</text:p>
          </table:table-cell>
          <table:table-cell table:formula="of:=([.O168]-[.$O$1])^2" office:value-type="float" office:value="0.011126874256" calcext:value-type="float">
            <text:p>0,011126874256</text:p>
          </table:table-cell>
          <table:table-cell/>
          <table:table-cell table:formula="of:=[.A168]*[.R$1] + IF([.A168]=0;0;[.R$2])" office:value-type="float" office:value="0.6167776" calcext:value-type="float">
            <text:p>0,6167776</text:p>
          </table:table-cell>
          <table:table-cell table:formula="of:=[.B168]*[.S$1] + IF([.B168]=0;0;[.S$2])" office:value-type="float" office:value="0" calcext:value-type="float">
            <text:p>0</text:p>
          </table:table-cell>
          <table:table-cell table:formula="of:=[.C168]*[.T$1] + IF([.C168]=0;0;[.T$2])" office:value-type="float" office:value="-0.24633364" calcext:value-type="float">
            <text:p>-0,24633364</text:p>
          </table:table-cell>
          <table:table-cell table:formula="of:=[.D168]*[.U$1] + IF([.D168]=0;0;[.U$2])" office:value-type="float" office:value="0" calcext:value-type="float">
            <text:p>0</text:p>
          </table:table-cell>
          <table:table-cell table:formula="of:=[.E168]*[.V$1] + IF([.E168]=0;0;[.V$2])" office:value-type="float" office:value="0" calcext:value-type="float">
            <text:p>0</text:p>
          </table:table-cell>
          <table:table-cell table:formula="of:=[.F168]*[.W$1] + IF([.F168]=0;0;[.W$2])" office:value-type="float" office:value="0" calcext:value-type="float">
            <text:p>0</text:p>
          </table:table-cell>
          <table:table-cell table:formula="of:=[.G168]*[.X$1] + IF([.G168]=0;0;[.X$2])" office:value-type="float" office:value="0" calcext:value-type="float">
            <text:p>0</text:p>
          </table:table-cell>
          <table:table-cell table:formula="of:=[.H168]*[.Y$1] + IF([.H168]=0;0;[.Y$2])" office:value-type="float" office:value="0" calcext:value-type="float">
            <text:p>0</text:p>
          </table:table-cell>
          <table:table-cell table:formula="of:=[.I168]*[.Z$1] + IF([.I168]=0;0;[.Z$2])" office:value-type="float" office:value="0" calcext:value-type="float">
            <text:p>0</text:p>
          </table:table-cell>
          <table:table-cell table:formula="of:=[.J168]*[.AA$1] + IF([.J168]=0;0;[.AA$2])" office:value-type="float" office:value="0" calcext:value-type="float">
            <text:p>0</text:p>
          </table:table-cell>
          <table:table-cell table:formula="of:=[.K168]*[.AB$1] + IF([.K168]=0;0;[.AB$2])" office:value-type="float" office:value="0" calcext:value-type="float">
            <text:p>0</text:p>
          </table:table-cell>
          <table:table-cell table:formula="of:=[.L168]*[.AC$1] + IF([.L168]=0;0;[.AC$2])" office:value-type="float" office:value="0" calcext:value-type="float">
            <text:p>0</text:p>
          </table:table-cell>
          <table:table-cell table:formula="of:=[.M168]*[.AD$1] + IF([.M16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905" calcext:value-type="float">
            <text:p>4,09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19" calcext:value-type="float">
            <text:p>0,7219</text:p>
          </table:table-cell>
          <table:table-cell office:value-type="float" office:value="1.274" calcext:value-type="float">
            <text:p>1,274</text:p>
          </table:table-cell>
          <table:table-cell table:formula="of:=([.O169]-[.$O$1])^2" office:value-type="float" office:value="0.033923745856" calcext:value-type="float">
            <text:p>0,033923745856</text:p>
          </table:table-cell>
          <table:table-cell/>
          <table:table-cell table:formula="of:=[.A169]*[.R$1] + IF([.A169]=0;0;[.R$2])" office:value-type="float" office:value="0.6714388" calcext:value-type="float">
            <text:p>0,6714388</text:p>
          </table:table-cell>
          <table:table-cell table:formula="of:=[.B169]*[.S$1] + IF([.B169]=0;0;[.S$2])" office:value-type="float" office:value="0" calcext:value-type="float">
            <text:p>0</text:p>
          </table:table-cell>
          <table:table-cell table:formula="of:=[.C169]*[.T$1] + IF([.C169]=0;0;[.T$2])" office:value-type="float" office:value="-0.24620995" calcext:value-type="float">
            <text:p>-0,24620995</text:p>
          </table:table-cell>
          <table:table-cell table:formula="of:=[.D169]*[.U$1] + IF([.D169]=0;0;[.U$2])" office:value-type="float" office:value="0" calcext:value-type="float">
            <text:p>0</text:p>
          </table:table-cell>
          <table:table-cell table:formula="of:=[.E169]*[.V$1] + IF([.E169]=0;0;[.V$2])" office:value-type="float" office:value="0" calcext:value-type="float">
            <text:p>0</text:p>
          </table:table-cell>
          <table:table-cell table:formula="of:=[.F169]*[.W$1] + IF([.F169]=0;0;[.W$2])" office:value-type="float" office:value="0" calcext:value-type="float">
            <text:p>0</text:p>
          </table:table-cell>
          <table:table-cell table:formula="of:=[.G169]*[.X$1] + IF([.G169]=0;0;[.X$2])" office:value-type="float" office:value="0" calcext:value-type="float">
            <text:p>0</text:p>
          </table:table-cell>
          <table:table-cell table:formula="of:=[.H169]*[.Y$1] + IF([.H169]=0;0;[.Y$2])" office:value-type="float" office:value="0" calcext:value-type="float">
            <text:p>0</text:p>
          </table:table-cell>
          <table:table-cell table:formula="of:=[.I169]*[.Z$1] + IF([.I169]=0;0;[.Z$2])" office:value-type="float" office:value="0" calcext:value-type="float">
            <text:p>0</text:p>
          </table:table-cell>
          <table:table-cell table:formula="of:=[.J169]*[.AA$1] + IF([.J169]=0;0;[.AA$2])" office:value-type="float" office:value="0" calcext:value-type="float">
            <text:p>0</text:p>
          </table:table-cell>
          <table:table-cell table:formula="of:=[.K169]*[.AB$1] + IF([.K169]=0;0;[.AB$2])" office:value-type="float" office:value="0" calcext:value-type="float">
            <text:p>0</text:p>
          </table:table-cell>
          <table:table-cell table:formula="of:=[.L169]*[.AC$1] + IF([.L169]=0;0;[.AC$2])" office:value-type="float" office:value="0" calcext:value-type="float">
            <text:p>0</text:p>
          </table:table-cell>
          <table:table-cell table:formula="of:=[.M169]*[.AD$1] + IF([.M16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823" calcext:value-type="float">
            <text:p>4,0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5" calcext:value-type="float">
            <text:p>0,565</text:p>
          </table:table-cell>
          <table:table-cell office:value-type="float" office:value="0.9562" calcext:value-type="float">
            <text:p>0,9562</text:p>
          </table:table-cell>
          <table:table-cell table:formula="of:=([.O170]-[.$O$1])^2" office:value-type="float" office:value="0.251987936256" calcext:value-type="float">
            <text:p>0,251987936256</text:p>
          </table:table-cell>
          <table:table-cell/>
          <table:table-cell table:formula="of:=[.A170]*[.R$1] + IF([.A170]=0;0;[.R$2])" office:value-type="float" office:value="0.6714388" calcext:value-type="float">
            <text:p>0,6714388</text:p>
          </table:table-cell>
          <table:table-cell table:formula="of:=[.B170]*[.S$1] + IF([.B170]=0;0;[.S$2])" office:value-type="float" office:value="0" calcext:value-type="float">
            <text:p>0</text:p>
          </table:table-cell>
          <table:table-cell table:formula="of:=[.C170]*[.T$1] + IF([.C170]=0;0;[.T$2])" office:value-type="float" office:value="-0.24622717" calcext:value-type="float">
            <text:p>-0,24622717</text:p>
          </table:table-cell>
          <table:table-cell table:formula="of:=[.D170]*[.U$1] + IF([.D170]=0;0;[.U$2])" office:value-type="float" office:value="0" calcext:value-type="float">
            <text:p>0</text:p>
          </table:table-cell>
          <table:table-cell table:formula="of:=[.E170]*[.V$1] + IF([.E170]=0;0;[.V$2])" office:value-type="float" office:value="0" calcext:value-type="float">
            <text:p>0</text:p>
          </table:table-cell>
          <table:table-cell table:formula="of:=[.F170]*[.W$1] + IF([.F170]=0;0;[.W$2])" office:value-type="float" office:value="0" calcext:value-type="float">
            <text:p>0</text:p>
          </table:table-cell>
          <table:table-cell table:formula="of:=[.G170]*[.X$1] + IF([.G170]=0;0;[.X$2])" office:value-type="float" office:value="0" calcext:value-type="float">
            <text:p>0</text:p>
          </table:table-cell>
          <table:table-cell table:formula="of:=[.H170]*[.Y$1] + IF([.H170]=0;0;[.Y$2])" office:value-type="float" office:value="0" calcext:value-type="float">
            <text:p>0</text:p>
          </table:table-cell>
          <table:table-cell table:formula="of:=[.I170]*[.Z$1] + IF([.I170]=0;0;[.Z$2])" office:value-type="float" office:value="0" calcext:value-type="float">
            <text:p>0</text:p>
          </table:table-cell>
          <table:table-cell table:formula="of:=[.J170]*[.AA$1] + IF([.J170]=0;0;[.AA$2])" office:value-type="float" office:value="0" calcext:value-type="float">
            <text:p>0</text:p>
          </table:table-cell>
          <table:table-cell table:formula="of:=[.K170]*[.AB$1] + IF([.K170]=0;0;[.AB$2])" office:value-type="float" office:value="0" calcext:value-type="float">
            <text:p>0</text:p>
          </table:table-cell>
          <table:table-cell table:formula="of:=[.L170]*[.AC$1] + IF([.L170]=0;0;[.AC$2])" office:value-type="float" office:value="0" calcext:value-type="float">
            <text:p>0</text:p>
          </table:table-cell>
          <table:table-cell table:formula="of:=[.M170]*[.AD$1] + IF([.M17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3.0919" calcext:value-type="float">
            <text:p>3,09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81" calcext:value-type="float">
            <text:p>0,6381</text:p>
          </table:table-cell>
          <table:table-cell office:value-type="float" office:value="0.989" calcext:value-type="float">
            <text:p>0,989</text:p>
          </table:table-cell>
          <table:table-cell table:formula="of:=([.O171]-[.$O$1])^2" office:value-type="float" office:value="0.220133625856" calcext:value-type="float">
            <text:p>0,220133625856</text:p>
          </table:table-cell>
          <table:table-cell/>
          <table:table-cell table:formula="of:=[.A171]*[.R$1] + IF([.A171]=0;0;[.R$2])" office:value-type="float" office:value="0.8901082" calcext:value-type="float">
            <text:p>0,8901082</text:p>
          </table:table-cell>
          <table:table-cell table:formula="of:=[.B171]*[.S$1] + IF([.B171]=0;0;[.S$2])" office:value-type="float" office:value="0" calcext:value-type="float">
            <text:p>0</text:p>
          </table:table-cell>
          <table:table-cell table:formula="of:=[.C171]*[.T$1] + IF([.C171]=0;0;[.T$2])" office:value-type="float" office:value="-0.24830701" calcext:value-type="float">
            <text:p>-0,24830701</text:p>
          </table:table-cell>
          <table:table-cell table:formula="of:=[.D171]*[.U$1] + IF([.D171]=0;0;[.U$2])" office:value-type="float" office:value="0" calcext:value-type="float">
            <text:p>0</text:p>
          </table:table-cell>
          <table:table-cell table:formula="of:=[.E171]*[.V$1] + IF([.E171]=0;0;[.V$2])" office:value-type="float" office:value="0" calcext:value-type="float">
            <text:p>0</text:p>
          </table:table-cell>
          <table:table-cell table:formula="of:=[.F171]*[.W$1] + IF([.F171]=0;0;[.W$2])" office:value-type="float" office:value="0" calcext:value-type="float">
            <text:p>0</text:p>
          </table:table-cell>
          <table:table-cell table:formula="of:=[.G171]*[.X$1] + IF([.G171]=0;0;[.X$2])" office:value-type="float" office:value="0" calcext:value-type="float">
            <text:p>0</text:p>
          </table:table-cell>
          <table:table-cell table:formula="of:=[.H171]*[.Y$1] + IF([.H171]=0;0;[.Y$2])" office:value-type="float" office:value="0" calcext:value-type="float">
            <text:p>0</text:p>
          </table:table-cell>
          <table:table-cell table:formula="of:=[.I171]*[.Z$1] + IF([.I171]=0;0;[.Z$2])" office:value-type="float" office:value="0" calcext:value-type="float">
            <text:p>0</text:p>
          </table:table-cell>
          <table:table-cell table:formula="of:=[.J171]*[.AA$1] + IF([.J171]=0;0;[.AA$2])" office:value-type="float" office:value="0" calcext:value-type="float">
            <text:p>0</text:p>
          </table:table-cell>
          <table:table-cell table:formula="of:=[.K171]*[.AB$1] + IF([.K171]=0;0;[.AB$2])" office:value-type="float" office:value="0" calcext:value-type="float">
            <text:p>0</text:p>
          </table:table-cell>
          <table:table-cell table:formula="of:=[.L171]*[.AC$1] + IF([.L171]=0;0;[.AC$2])" office:value-type="float" office:value="0" calcext:value-type="float">
            <text:p>0</text:p>
          </table:table-cell>
          <table:table-cell table:formula="of:=[.M171]*[.AD$1] + IF([.M17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1248" calcext:value-type="float">
            <text:p>5,12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01" calcext:value-type="float">
            <text:p>0,6901</text:p>
          </table:table-cell>
          <table:table-cell office:value-type="float" office:value="1.5831" calcext:value-type="float">
            <text:p>1,5831</text:p>
          </table:table-cell>
          <table:table-cell table:formula="of:=([.O172]-[.$O$1])^2" office:value-type="float" office:value="0.015604007056" calcext:value-type="float">
            <text:p>0,015604007056</text:p>
          </table:table-cell>
          <table:table-cell/>
          <table:table-cell table:formula="of:=[.A172]*[.R$1] + IF([.A172]=0;0;[.R$2])" office:value-type="float" office:value="0.6167776" calcext:value-type="float">
            <text:p>0,6167776</text:p>
          </table:table-cell>
          <table:table-cell table:formula="of:=[.B172]*[.S$1] + IF([.B172]=0;0;[.S$2])" office:value-type="float" office:value="0" calcext:value-type="float">
            <text:p>0</text:p>
          </table:table-cell>
          <table:table-cell table:formula="of:=[.C172]*[.T$1] + IF([.C172]=0;0;[.T$2])" office:value-type="float" office:value="-0.24403792" calcext:value-type="float">
            <text:p>-0,24403792</text:p>
          </table:table-cell>
          <table:table-cell table:formula="of:=[.D172]*[.U$1] + IF([.D172]=0;0;[.U$2])" office:value-type="float" office:value="0" calcext:value-type="float">
            <text:p>0</text:p>
          </table:table-cell>
          <table:table-cell table:formula="of:=[.E172]*[.V$1] + IF([.E172]=0;0;[.V$2])" office:value-type="float" office:value="0" calcext:value-type="float">
            <text:p>0</text:p>
          </table:table-cell>
          <table:table-cell table:formula="of:=[.F172]*[.W$1] + IF([.F172]=0;0;[.W$2])" office:value-type="float" office:value="0" calcext:value-type="float">
            <text:p>0</text:p>
          </table:table-cell>
          <table:table-cell table:formula="of:=[.G172]*[.X$1] + IF([.G172]=0;0;[.X$2])" office:value-type="float" office:value="0" calcext:value-type="float">
            <text:p>0</text:p>
          </table:table-cell>
          <table:table-cell table:formula="of:=[.H172]*[.Y$1] + IF([.H172]=0;0;[.Y$2])" office:value-type="float" office:value="0" calcext:value-type="float">
            <text:p>0</text:p>
          </table:table-cell>
          <table:table-cell table:formula="of:=[.I172]*[.Z$1] + IF([.I172]=0;0;[.Z$2])" office:value-type="float" office:value="0" calcext:value-type="float">
            <text:p>0</text:p>
          </table:table-cell>
          <table:table-cell table:formula="of:=[.J172]*[.AA$1] + IF([.J172]=0;0;[.AA$2])" office:value-type="float" office:value="0" calcext:value-type="float">
            <text:p>0</text:p>
          </table:table-cell>
          <table:table-cell table:formula="of:=[.K172]*[.AB$1] + IF([.K172]=0;0;[.AB$2])" office:value-type="float" office:value="0" calcext:value-type="float">
            <text:p>0</text:p>
          </table:table-cell>
          <table:table-cell table:formula="of:=[.L172]*[.AC$1] + IF([.L172]=0;0;[.AC$2])" office:value-type="float" office:value="0" calcext:value-type="float">
            <text:p>0</text:p>
          </table:table-cell>
          <table:table-cell table:formula="of:=[.M172]*[.AD$1] + IF([.M17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5652" calcext:value-type="float">
            <text:p>4,56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41" calcext:value-type="float">
            <text:p>0,6141</text:p>
          </table:table-cell>
          <table:table-cell office:value-type="float" office:value="1.0089" calcext:value-type="float">
            <text:p>1,0089</text:p>
          </table:table-cell>
          <table:table-cell table:formula="of:=([.O173]-[.$O$1])^2" office:value-type="float" office:value="0.201856112656" calcext:value-type="float">
            <text:p>0,201856112656</text:p>
          </table:table-cell>
          <table:table-cell/>
          <table:table-cell table:formula="of:=[.A173]*[.R$1] + IF([.A173]=0;0;[.R$2])" office:value-type="float" office:value="0.7807612" calcext:value-type="float">
            <text:p>0,7807612</text:p>
          </table:table-cell>
          <table:table-cell table:formula="of:=[.B173]*[.S$1] + IF([.B173]=0;0;[.S$2])" office:value-type="float" office:value="0" calcext:value-type="float">
            <text:p>0</text:p>
          </table:table-cell>
          <table:table-cell table:formula="of:=[.C173]*[.T$1] + IF([.C173]=0;0;[.T$2])" office:value-type="float" office:value="-0.24521308" calcext:value-type="float">
            <text:p>-0,24521308</text:p>
          </table:table-cell>
          <table:table-cell table:formula="of:=[.D173]*[.U$1] + IF([.D173]=0;0;[.U$2])" office:value-type="float" office:value="0" calcext:value-type="float">
            <text:p>0</text:p>
          </table:table-cell>
          <table:table-cell table:formula="of:=[.E173]*[.V$1] + IF([.E173]=0;0;[.V$2])" office:value-type="float" office:value="0" calcext:value-type="float">
            <text:p>0</text:p>
          </table:table-cell>
          <table:table-cell table:formula="of:=[.F173]*[.W$1] + IF([.F173]=0;0;[.W$2])" office:value-type="float" office:value="0" calcext:value-type="float">
            <text:p>0</text:p>
          </table:table-cell>
          <table:table-cell table:formula="of:=[.G173]*[.X$1] + IF([.G173]=0;0;[.X$2])" office:value-type="float" office:value="0" calcext:value-type="float">
            <text:p>0</text:p>
          </table:table-cell>
          <table:table-cell table:formula="of:=[.H173]*[.Y$1] + IF([.H173]=0;0;[.Y$2])" office:value-type="float" office:value="0" calcext:value-type="float">
            <text:p>0</text:p>
          </table:table-cell>
          <table:table-cell table:formula="of:=[.I173]*[.Z$1] + IF([.I173]=0;0;[.Z$2])" office:value-type="float" office:value="0" calcext:value-type="float">
            <text:p>0</text:p>
          </table:table-cell>
          <table:table-cell table:formula="of:=[.J173]*[.AA$1] + IF([.J173]=0;0;[.AA$2])" office:value-type="float" office:value="0" calcext:value-type="float">
            <text:p>0</text:p>
          </table:table-cell>
          <table:table-cell table:formula="of:=[.K173]*[.AB$1] + IF([.K173]=0;0;[.AB$2])" office:value-type="float" office:value="0" calcext:value-type="float">
            <text:p>0</text:p>
          </table:table-cell>
          <table:table-cell table:formula="of:=[.L173]*[.AC$1] + IF([.L173]=0;0;[.AC$2])" office:value-type="float" office:value="0" calcext:value-type="float">
            <text:p>0</text:p>
          </table:table-cell>
          <table:table-cell table:formula="of:=[.M173]*[.AD$1] + IF([.M17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,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87" calcext:value-type="float">
            <text:p>0,487</text:p>
          </table:table-cell>
          <table:table-cell office:value-type="float" office:value="0.7433" calcext:value-type="float">
            <text:p>0,7433</text:p>
          </table:table-cell>
          <table:table-cell table:formula="of:=([.O174]-[.$O$1])^2" office:value-type="float" office:value="0.511059133456" calcext:value-type="float">
            <text:p>0,511059133456</text:p>
          </table:table-cell>
          <table:table-cell/>
          <table:table-cell table:formula="of:=[.A174]*[.R$1] + IF([.A174]=0;0;[.R$2])" office:value-type="float" office:value="0.7261" calcext:value-type="float">
            <text:p>0,7261</text:p>
          </table:table-cell>
          <table:table-cell table:formula="of:=[.B174]*[.S$1] + IF([.B174]=0;0;[.S$2])" office:value-type="float" office:value="0" calcext:value-type="float">
            <text:p>0</text:p>
          </table:table-cell>
          <table:table-cell table:formula="of:=[.C174]*[.T$1] + IF([.C174]=0;0;[.T$2])" office:value-type="float" office:value="-0.249298" calcext:value-type="float">
            <text:p>-0,249298</text:p>
          </table:table-cell>
          <table:table-cell table:formula="of:=[.D174]*[.U$1] + IF([.D174]=0;0;[.U$2])" office:value-type="float" office:value="0" calcext:value-type="float">
            <text:p>0</text:p>
          </table:table-cell>
          <table:table-cell table:formula="of:=[.E174]*[.V$1] + IF([.E174]=0;0;[.V$2])" office:value-type="float" office:value="0" calcext:value-type="float">
            <text:p>0</text:p>
          </table:table-cell>
          <table:table-cell table:formula="of:=[.F174]*[.W$1] + IF([.F174]=0;0;[.W$2])" office:value-type="float" office:value="0" calcext:value-type="float">
            <text:p>0</text:p>
          </table:table-cell>
          <table:table-cell table:formula="of:=[.G174]*[.X$1] + IF([.G174]=0;0;[.X$2])" office:value-type="float" office:value="0" calcext:value-type="float">
            <text:p>0</text:p>
          </table:table-cell>
          <table:table-cell table:formula="of:=[.H174]*[.Y$1] + IF([.H174]=0;0;[.Y$2])" office:value-type="float" office:value="0" calcext:value-type="float">
            <text:p>0</text:p>
          </table:table-cell>
          <table:table-cell table:formula="of:=[.I174]*[.Z$1] + IF([.I174]=0;0;[.Z$2])" office:value-type="float" office:value="0" calcext:value-type="float">
            <text:p>0</text:p>
          </table:table-cell>
          <table:table-cell table:formula="of:=[.J174]*[.AA$1] + IF([.J174]=0;0;[.AA$2])" office:value-type="float" office:value="0" calcext:value-type="float">
            <text:p>0</text:p>
          </table:table-cell>
          <table:table-cell table:formula="of:=[.K174]*[.AB$1] + IF([.K174]=0;0;[.AB$2])" office:value-type="float" office:value="0" calcext:value-type="float">
            <text:p>0</text:p>
          </table:table-cell>
          <table:table-cell table:formula="of:=[.L174]*[.AC$1] + IF([.L174]=0;0;[.AC$2])" office:value-type="float" office:value="0" calcext:value-type="float">
            <text:p>0</text:p>
          </table:table-cell>
          <table:table-cell table:formula="of:=[.M174]*[.AD$1] + IF([.M17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502" calcext:value-type="float">
            <text:p>3,6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64" calcext:value-type="float">
            <text:p>0,9464</text:p>
          </table:table-cell>
          <table:table-cell office:value-type="float" office:value="1.8252" calcext:value-type="float">
            <text:p>1,8252</text:p>
          </table:table-cell>
          <table:table-cell table:formula="of:=([.O175]-[.$O$1])^2" office:value-type="float" office:value="0.134700744256" calcext:value-type="float">
            <text:p>0,134700744256</text:p>
          </table:table-cell>
          <table:table-cell/>
          <table:table-cell table:formula="of:=[.A175]*[.R$1] + IF([.A175]=0;0;[.R$2])" office:value-type="float" office:value="0.7807612" calcext:value-type="float">
            <text:p>0,7807612</text:p>
          </table:table-cell>
          <table:table-cell table:formula="of:=[.B175]*[.S$1] + IF([.B175]=0;0;[.S$2])" office:value-type="float" office:value="0" calcext:value-type="float">
            <text:p>0</text:p>
          </table:table-cell>
          <table:table-cell table:formula="of:=[.C175]*[.T$1] + IF([.C175]=0;0;[.T$2])" office:value-type="float" office:value="-0.24713458" calcext:value-type="float">
            <text:p>-0,24713458</text:p>
          </table:table-cell>
          <table:table-cell table:formula="of:=[.D175]*[.U$1] + IF([.D175]=0;0;[.U$2])" office:value-type="float" office:value="0" calcext:value-type="float">
            <text:p>0</text:p>
          </table:table-cell>
          <table:table-cell table:formula="of:=[.E175]*[.V$1] + IF([.E175]=0;0;[.V$2])" office:value-type="float" office:value="0" calcext:value-type="float">
            <text:p>0</text:p>
          </table:table-cell>
          <table:table-cell table:formula="of:=[.F175]*[.W$1] + IF([.F175]=0;0;[.W$2])" office:value-type="float" office:value="0" calcext:value-type="float">
            <text:p>0</text:p>
          </table:table-cell>
          <table:table-cell table:formula="of:=[.G175]*[.X$1] + IF([.G175]=0;0;[.X$2])" office:value-type="float" office:value="0" calcext:value-type="float">
            <text:p>0</text:p>
          </table:table-cell>
          <table:table-cell table:formula="of:=[.H175]*[.Y$1] + IF([.H175]=0;0;[.Y$2])" office:value-type="float" office:value="0" calcext:value-type="float">
            <text:p>0</text:p>
          </table:table-cell>
          <table:table-cell table:formula="of:=[.I175]*[.Z$1] + IF([.I175]=0;0;[.Z$2])" office:value-type="float" office:value="0" calcext:value-type="float">
            <text:p>0</text:p>
          </table:table-cell>
          <table:table-cell table:formula="of:=[.J175]*[.AA$1] + IF([.J175]=0;0;[.AA$2])" office:value-type="float" office:value="0" calcext:value-type="float">
            <text:p>0</text:p>
          </table:table-cell>
          <table:table-cell table:formula="of:=[.K175]*[.AB$1] + IF([.K175]=0;0;[.AB$2])" office:value-type="float" office:value="0" calcext:value-type="float">
            <text:p>0</text:p>
          </table:table-cell>
          <table:table-cell table:formula="of:=[.L175]*[.AC$1] + IF([.L175]=0;0;[.AC$2])" office:value-type="float" office:value="0" calcext:value-type="float">
            <text:p>0</text:p>
          </table:table-cell>
          <table:table-cell table:formula="of:=[.M175]*[.AD$1] + IF([.M17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2318" calcext:value-type="float">
            <text:p>5,23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48" calcext:value-type="float">
            <text:p>0,5648</text:p>
          </table:table-cell>
          <table:table-cell office:value-type="float" office:value="0.8876" calcext:value-type="float">
            <text:p>0,8876</text:p>
          </table:table-cell>
          <table:table-cell table:formula="of:=([.O176]-[.$O$1])^2" office:value-type="float" office:value="0.325566101056" calcext:value-type="float">
            <text:p>0,325566101056</text:p>
          </table:table-cell>
          <table:table-cell/>
          <table:table-cell table:formula="of:=[.A176]*[.R$1] + IF([.A176]=0;0;[.R$2])" office:value-type="float" office:value="0.6167776" calcext:value-type="float">
            <text:p>0,6167776</text:p>
          </table:table-cell>
          <table:table-cell table:formula="of:=[.B176]*[.S$1] + IF([.B176]=0;0;[.S$2])" office:value-type="float" office:value="0" calcext:value-type="float">
            <text:p>0</text:p>
          </table:table-cell>
          <table:table-cell table:formula="of:=[.C176]*[.T$1] + IF([.C176]=0;0;[.T$2])" office:value-type="float" office:value="-0.24381322" calcext:value-type="float">
            <text:p>-0,24381322</text:p>
          </table:table-cell>
          <table:table-cell table:formula="of:=[.D176]*[.U$1] + IF([.D176]=0;0;[.U$2])" office:value-type="float" office:value="0" calcext:value-type="float">
            <text:p>0</text:p>
          </table:table-cell>
          <table:table-cell table:formula="of:=[.E176]*[.V$1] + IF([.E176]=0;0;[.V$2])" office:value-type="float" office:value="0" calcext:value-type="float">
            <text:p>0</text:p>
          </table:table-cell>
          <table:table-cell table:formula="of:=[.F176]*[.W$1] + IF([.F176]=0;0;[.W$2])" office:value-type="float" office:value="0" calcext:value-type="float">
            <text:p>0</text:p>
          </table:table-cell>
          <table:table-cell table:formula="of:=[.G176]*[.X$1] + IF([.G176]=0;0;[.X$2])" office:value-type="float" office:value="0" calcext:value-type="float">
            <text:p>0</text:p>
          </table:table-cell>
          <table:table-cell table:formula="of:=[.H176]*[.Y$1] + IF([.H176]=0;0;[.Y$2])" office:value-type="float" office:value="0" calcext:value-type="float">
            <text:p>0</text:p>
          </table:table-cell>
          <table:table-cell table:formula="of:=[.I176]*[.Z$1] + IF([.I176]=0;0;[.Z$2])" office:value-type="float" office:value="0" calcext:value-type="float">
            <text:p>0</text:p>
          </table:table-cell>
          <table:table-cell table:formula="of:=[.J176]*[.AA$1] + IF([.J176]=0;0;[.AA$2])" office:value-type="float" office:value="0" calcext:value-type="float">
            <text:p>0</text:p>
          </table:table-cell>
          <table:table-cell table:formula="of:=[.K176]*[.AB$1] + IF([.K176]=0;0;[.AB$2])" office:value-type="float" office:value="0" calcext:value-type="float">
            <text:p>0</text:p>
          </table:table-cell>
          <table:table-cell table:formula="of:=[.L176]*[.AC$1] + IF([.L176]=0;0;[.AC$2])" office:value-type="float" office:value="0" calcext:value-type="float">
            <text:p>0</text:p>
          </table:table-cell>
          <table:table-cell table:formula="of:=[.M176]*[.AD$1] + IF([.M17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097" calcext:value-type="float">
            <text:p>4,10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02" calcext:value-type="float">
            <text:p>0,8302</text:p>
          </table:table-cell>
          <table:table-cell office:value-type="float" office:value="1.1069" calcext:value-type="float">
            <text:p>1,1069</text:p>
          </table:table-cell>
          <table:table-cell table:formula="of:=([.O177]-[.$O$1])^2" office:value-type="float" office:value="0.123400448656" calcext:value-type="float">
            <text:p>0,123400448656</text:p>
          </table:table-cell>
          <table:table-cell/>
          <table:table-cell table:formula="of:=[.A177]*[.R$1] + IF([.A177]=0;0;[.R$2])" office:value-type="float" office:value="0.6167776" calcext:value-type="float">
            <text:p>0,6167776</text:p>
          </table:table-cell>
          <table:table-cell table:formula="of:=[.B177]*[.S$1] + IF([.B177]=0;0;[.S$2])" office:value-type="float" office:value="0" calcext:value-type="float">
            <text:p>0</text:p>
          </table:table-cell>
          <table:table-cell table:formula="of:=[.C177]*[.T$1] + IF([.C177]=0;0;[.T$2])" office:value-type="float" office:value="-0.24616963" calcext:value-type="float">
            <text:p>-0,24616963</text:p>
          </table:table-cell>
          <table:table-cell table:formula="of:=[.D177]*[.U$1] + IF([.D177]=0;0;[.U$2])" office:value-type="float" office:value="0" calcext:value-type="float">
            <text:p>0</text:p>
          </table:table-cell>
          <table:table-cell table:formula="of:=[.E177]*[.V$1] + IF([.E177]=0;0;[.V$2])" office:value-type="float" office:value="0" calcext:value-type="float">
            <text:p>0</text:p>
          </table:table-cell>
          <table:table-cell table:formula="of:=[.F177]*[.W$1] + IF([.F177]=0;0;[.W$2])" office:value-type="float" office:value="0" calcext:value-type="float">
            <text:p>0</text:p>
          </table:table-cell>
          <table:table-cell table:formula="of:=[.G177]*[.X$1] + IF([.G177]=0;0;[.X$2])" office:value-type="float" office:value="0" calcext:value-type="float">
            <text:p>0</text:p>
          </table:table-cell>
          <table:table-cell table:formula="of:=[.H177]*[.Y$1] + IF([.H177]=0;0;[.Y$2])" office:value-type="float" office:value="0" calcext:value-type="float">
            <text:p>0</text:p>
          </table:table-cell>
          <table:table-cell table:formula="of:=[.I177]*[.Z$1] + IF([.I177]=0;0;[.Z$2])" office:value-type="float" office:value="0" calcext:value-type="float">
            <text:p>0</text:p>
          </table:table-cell>
          <table:table-cell table:formula="of:=[.J177]*[.AA$1] + IF([.J177]=0;0;[.AA$2])" office:value-type="float" office:value="0" calcext:value-type="float">
            <text:p>0</text:p>
          </table:table-cell>
          <table:table-cell table:formula="of:=[.K177]*[.AB$1] + IF([.K177]=0;0;[.AB$2])" office:value-type="float" office:value="0" calcext:value-type="float">
            <text:p>0</text:p>
          </table:table-cell>
          <table:table-cell table:formula="of:=[.L177]*[.AC$1] + IF([.L177]=0;0;[.AC$2])" office:value-type="float" office:value="0" calcext:value-type="float">
            <text:p>0</text:p>
          </table:table-cell>
          <table:table-cell table:formula="of:=[.M177]*[.AD$1] + IF([.M17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5528" calcext:value-type="float">
            <text:p>2,5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115" calcext:value-type="float">
            <text:p>0,5115</text:p>
          </table:table-cell>
          <table:table-cell office:value-type="float" office:value="0.692" calcext:value-type="float">
            <text:p>0,692</text:p>
          </table:table-cell>
          <table:table-cell table:formula="of:=([.O178]-[.$O$1])^2" office:value-type="float" office:value="0.587037921856" calcext:value-type="float">
            <text:p>0,587037921856</text:p>
          </table:table-cell>
          <table:table-cell/>
          <table:table-cell table:formula="of:=[.A178]*[.R$1] + IF([.A178]=0;0;[.R$2])" office:value-type="float" office:value="0.6714388" calcext:value-type="float">
            <text:p>0,6714388</text:p>
          </table:table-cell>
          <table:table-cell table:formula="of:=[.B178]*[.S$1] + IF([.B178]=0;0;[.S$2])" office:value-type="float" office:value="0" calcext:value-type="float">
            <text:p>0</text:p>
          </table:table-cell>
          <table:table-cell table:formula="of:=[.C178]*[.T$1] + IF([.C178]=0;0;[.T$2])" office:value-type="float" office:value="-0.24943912" calcext:value-type="float">
            <text:p>-0,24943912</text:p>
          </table:table-cell>
          <table:table-cell table:formula="of:=[.D178]*[.U$1] + IF([.D178]=0;0;[.U$2])" office:value-type="float" office:value="0" calcext:value-type="float">
            <text:p>0</text:p>
          </table:table-cell>
          <table:table-cell table:formula="of:=[.E178]*[.V$1] + IF([.E178]=0;0;[.V$2])" office:value-type="float" office:value="0" calcext:value-type="float">
            <text:p>0</text:p>
          </table:table-cell>
          <table:table-cell table:formula="of:=[.F178]*[.W$1] + IF([.F178]=0;0;[.W$2])" office:value-type="float" office:value="0" calcext:value-type="float">
            <text:p>0</text:p>
          </table:table-cell>
          <table:table-cell table:formula="of:=[.G178]*[.X$1] + IF([.G178]=0;0;[.X$2])" office:value-type="float" office:value="0" calcext:value-type="float">
            <text:p>0</text:p>
          </table:table-cell>
          <table:table-cell table:formula="of:=[.H178]*[.Y$1] + IF([.H178]=0;0;[.Y$2])" office:value-type="float" office:value="0" calcext:value-type="float">
            <text:p>0</text:p>
          </table:table-cell>
          <table:table-cell table:formula="of:=[.I178]*[.Z$1] + IF([.I178]=0;0;[.Z$2])" office:value-type="float" office:value="0" calcext:value-type="float">
            <text:p>0</text:p>
          </table:table-cell>
          <table:table-cell table:formula="of:=[.J178]*[.AA$1] + IF([.J178]=0;0;[.AA$2])" office:value-type="float" office:value="0" calcext:value-type="float">
            <text:p>0</text:p>
          </table:table-cell>
          <table:table-cell table:formula="of:=[.K178]*[.AB$1] + IF([.K178]=0;0;[.AB$2])" office:value-type="float" office:value="0" calcext:value-type="float">
            <text:p>0</text:p>
          </table:table-cell>
          <table:table-cell table:formula="of:=[.L178]*[.AC$1] + IF([.L178]=0;0;[.AC$2])" office:value-type="float" office:value="0" calcext:value-type="float">
            <text:p>0</text:p>
          </table:table-cell>
          <table:table-cell table:formula="of:=[.M178]*[.AD$1] + IF([.M17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6.465" calcext:value-type="float">
            <text:p>6,4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32" calcext:value-type="float">
            <text:p>0,8132</text:p>
          </table:table-cell>
          <table:table-cell office:value-type="float" office:value="1.03" calcext:value-type="float">
            <text:p>1,03</text:p>
          </table:table-cell>
          <table:table-cell table:formula="of:=([.O179]-[.$O$1])^2" office:value-type="float" office:value="0.183341537856" calcext:value-type="float">
            <text:p>0,183341537856</text:p>
          </table:table-cell>
          <table:table-cell/>
          <table:table-cell table:formula="of:=[.A179]*[.R$1] + IF([.A179]=0;0;[.R$2])" office:value-type="float" office:value="0.6714388" calcext:value-type="float">
            <text:p>0,6714388</text:p>
          </table:table-cell>
          <table:table-cell table:formula="of:=[.B179]*[.S$1] + IF([.B179]=0;0;[.S$2])" office:value-type="float" office:value="0" calcext:value-type="float">
            <text:p>0</text:p>
          </table:table-cell>
          <table:table-cell table:formula="of:=[.C179]*[.T$1] + IF([.C179]=0;0;[.T$2])" office:value-type="float" office:value="-0.2412235" calcext:value-type="float">
            <text:p>-0,2412235</text:p>
          </table:table-cell>
          <table:table-cell table:formula="of:=[.D179]*[.U$1] + IF([.D179]=0;0;[.U$2])" office:value-type="float" office:value="0" calcext:value-type="float">
            <text:p>0</text:p>
          </table:table-cell>
          <table:table-cell table:formula="of:=[.E179]*[.V$1] + IF([.E179]=0;0;[.V$2])" office:value-type="float" office:value="0" calcext:value-type="float">
            <text:p>0</text:p>
          </table:table-cell>
          <table:table-cell table:formula="of:=[.F179]*[.W$1] + IF([.F179]=0;0;[.W$2])" office:value-type="float" office:value="0" calcext:value-type="float">
            <text:p>0</text:p>
          </table:table-cell>
          <table:table-cell table:formula="of:=[.G179]*[.X$1] + IF([.G179]=0;0;[.X$2])" office:value-type="float" office:value="0" calcext:value-type="float">
            <text:p>0</text:p>
          </table:table-cell>
          <table:table-cell table:formula="of:=[.H179]*[.Y$1] + IF([.H179]=0;0;[.Y$2])" office:value-type="float" office:value="0" calcext:value-type="float">
            <text:p>0</text:p>
          </table:table-cell>
          <table:table-cell table:formula="of:=[.I179]*[.Z$1] + IF([.I179]=0;0;[.Z$2])" office:value-type="float" office:value="0" calcext:value-type="float">
            <text:p>0</text:p>
          </table:table-cell>
          <table:table-cell table:formula="of:=[.J179]*[.AA$1] + IF([.J179]=0;0;[.AA$2])" office:value-type="float" office:value="0" calcext:value-type="float">
            <text:p>0</text:p>
          </table:table-cell>
          <table:table-cell table:formula="of:=[.K179]*[.AB$1] + IF([.K179]=0;0;[.AB$2])" office:value-type="float" office:value="0" calcext:value-type="float">
            <text:p>0</text:p>
          </table:table-cell>
          <table:table-cell table:formula="of:=[.L179]*[.AC$1] + IF([.L179]=0;0;[.AC$2])" office:value-type="float" office:value="0" calcext:value-type="float">
            <text:p>0</text:p>
          </table:table-cell>
          <table:table-cell table:formula="of:=[.M179]*[.AD$1] + IF([.M17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3827" calcext:value-type="float">
            <text:p>5,38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615" calcext:value-type="float">
            <text:p>0,7615</text:p>
          </table:table-cell>
          <table:table-cell office:value-type="float" office:value="1.0302" calcext:value-type="float">
            <text:p>1,0302</text:p>
          </table:table-cell>
          <table:table-cell table:formula="of:=([.O180]-[.$O$1])^2" office:value-type="float" office:value="0.183170304256" calcext:value-type="float">
            <text:p>0,183170304256</text:p>
          </table:table-cell>
          <table:table-cell/>
          <table:table-cell table:formula="of:=[.A180]*[.R$1] + IF([.A180]=0;0;[.R$2])" office:value-type="float" office:value="0.6167776" calcext:value-type="float">
            <text:p>0,6167776</text:p>
          </table:table-cell>
          <table:table-cell table:formula="of:=[.B180]*[.S$1] + IF([.B180]=0;0;[.S$2])" office:value-type="float" office:value="0" calcext:value-type="float">
            <text:p>0</text:p>
          </table:table-cell>
          <table:table-cell table:formula="of:=[.C180]*[.T$1] + IF([.C180]=0;0;[.T$2])" office:value-type="float" office:value="-0.24349633" calcext:value-type="float">
            <text:p>-0,24349633</text:p>
          </table:table-cell>
          <table:table-cell table:formula="of:=[.D180]*[.U$1] + IF([.D180]=0;0;[.U$2])" office:value-type="float" office:value="0" calcext:value-type="float">
            <text:p>0</text:p>
          </table:table-cell>
          <table:table-cell table:formula="of:=[.E180]*[.V$1] + IF([.E180]=0;0;[.V$2])" office:value-type="float" office:value="0" calcext:value-type="float">
            <text:p>0</text:p>
          </table:table-cell>
          <table:table-cell table:formula="of:=[.F180]*[.W$1] + IF([.F180]=0;0;[.W$2])" office:value-type="float" office:value="0" calcext:value-type="float">
            <text:p>0</text:p>
          </table:table-cell>
          <table:table-cell table:formula="of:=[.G180]*[.X$1] + IF([.G180]=0;0;[.X$2])" office:value-type="float" office:value="0" calcext:value-type="float">
            <text:p>0</text:p>
          </table:table-cell>
          <table:table-cell table:formula="of:=[.H180]*[.Y$1] + IF([.H180]=0;0;[.Y$2])" office:value-type="float" office:value="0" calcext:value-type="float">
            <text:p>0</text:p>
          </table:table-cell>
          <table:table-cell table:formula="of:=[.I180]*[.Z$1] + IF([.I180]=0;0;[.Z$2])" office:value-type="float" office:value="0" calcext:value-type="float">
            <text:p>0</text:p>
          </table:table-cell>
          <table:table-cell table:formula="of:=[.J180]*[.AA$1] + IF([.J180]=0;0;[.AA$2])" office:value-type="float" office:value="0" calcext:value-type="float">
            <text:p>0</text:p>
          </table:table-cell>
          <table:table-cell table:formula="of:=[.K180]*[.AB$1] + IF([.K180]=0;0;[.AB$2])" office:value-type="float" office:value="0" calcext:value-type="float">
            <text:p>0</text:p>
          </table:table-cell>
          <table:table-cell table:formula="of:=[.L180]*[.AC$1] + IF([.L180]=0;0;[.AC$2])" office:value-type="float" office:value="0" calcext:value-type="float">
            <text:p>0</text:p>
          </table:table-cell>
          <table:table-cell table:formula="of:=[.M180]*[.AD$1] + IF([.M18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203" calcext:value-type="float">
            <text:p>2,8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28" calcext:value-type="float">
            <text:p>0,6628</text:p>
          </table:table-cell>
          <table:table-cell office:value-type="float" office:value="0.9942" calcext:value-type="float">
            <text:p>0,9942</text:p>
          </table:table-cell>
          <table:table-cell table:formula="of:=([.O181]-[.$O$1])^2" office:value-type="float" office:value="0.215281152256" calcext:value-type="float">
            <text:p>0,215281152256</text:p>
          </table:table-cell>
          <table:table-cell/>
          <table:table-cell table:formula="of:=[.A181]*[.R$1] + IF([.A181]=0;0;[.R$2])" office:value-type="float" office:value="0.6714388" calcext:value-type="float">
            <text:p>0,6714388</text:p>
          </table:table-cell>
          <table:table-cell table:formula="of:=[.B181]*[.S$1] + IF([.B181]=0;0;[.S$2])" office:value-type="float" office:value="0" calcext:value-type="float">
            <text:p>0</text:p>
          </table:table-cell>
          <table:table-cell table:formula="of:=[.C181]*[.T$1] + IF([.C181]=0;0;[.T$2])" office:value-type="float" office:value="-0.24887737" calcext:value-type="float">
            <text:p>-0,24887737</text:p>
          </table:table-cell>
          <table:table-cell table:formula="of:=[.D181]*[.U$1] + IF([.D181]=0;0;[.U$2])" office:value-type="float" office:value="0" calcext:value-type="float">
            <text:p>0</text:p>
          </table:table-cell>
          <table:table-cell table:formula="of:=[.E181]*[.V$1] + IF([.E181]=0;0;[.V$2])" office:value-type="float" office:value="0" calcext:value-type="float">
            <text:p>0</text:p>
          </table:table-cell>
          <table:table-cell table:formula="of:=[.F181]*[.W$1] + IF([.F181]=0;0;[.W$2])" office:value-type="float" office:value="0" calcext:value-type="float">
            <text:p>0</text:p>
          </table:table-cell>
          <table:table-cell table:formula="of:=[.G181]*[.X$1] + IF([.G181]=0;0;[.X$2])" office:value-type="float" office:value="0" calcext:value-type="float">
            <text:p>0</text:p>
          </table:table-cell>
          <table:table-cell table:formula="of:=[.H181]*[.Y$1] + IF([.H181]=0;0;[.Y$2])" office:value-type="float" office:value="0" calcext:value-type="float">
            <text:p>0</text:p>
          </table:table-cell>
          <table:table-cell table:formula="of:=[.I181]*[.Z$1] + IF([.I181]=0;0;[.Z$2])" office:value-type="float" office:value="0" calcext:value-type="float">
            <text:p>0</text:p>
          </table:table-cell>
          <table:table-cell table:formula="of:=[.J181]*[.AA$1] + IF([.J181]=0;0;[.AA$2])" office:value-type="float" office:value="0" calcext:value-type="float">
            <text:p>0</text:p>
          </table:table-cell>
          <table:table-cell table:formula="of:=[.K181]*[.AB$1] + IF([.K181]=0;0;[.AB$2])" office:value-type="float" office:value="0" calcext:value-type="float">
            <text:p>0</text:p>
          </table:table-cell>
          <table:table-cell table:formula="of:=[.L181]*[.AC$1] + IF([.L181]=0;0;[.AC$2])" office:value-type="float" office:value="0" calcext:value-type="float">
            <text:p>0</text:p>
          </table:table-cell>
          <table:table-cell table:formula="of:=[.M181]*[.AD$1] + IF([.M18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5679" calcext:value-type="float">
            <text:p>2,56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23" calcext:value-type="float">
            <text:p>0,5723</text:p>
          </table:table-cell>
          <table:table-cell office:value-type="float" office:value="0.8585" calcext:value-type="float">
            <text:p>0,8585</text:p>
          </table:table-cell>
          <table:table-cell table:formula="of:=([.O182]-[.$O$1])^2" office:value-type="float" office:value="0.359620899856" calcext:value-type="float">
            <text:p>0,359620899856</text:p>
          </table:table-cell>
          <table:table-cell/>
          <table:table-cell table:formula="of:=[.A182]*[.R$1] + IF([.A182]=0;0;[.R$2])" office:value-type="float" office:value="0.7807612" calcext:value-type="float">
            <text:p>0,7807612</text:p>
          </table:table-cell>
          <table:table-cell table:formula="of:=[.B182]*[.S$1] + IF([.B182]=0;0;[.S$2])" office:value-type="float" office:value="0" calcext:value-type="float">
            <text:p>0</text:p>
          </table:table-cell>
          <table:table-cell table:formula="of:=[.C182]*[.T$1] + IF([.C182]=0;0;[.T$2])" office:value-type="float" office:value="-0.24940741" calcext:value-type="float">
            <text:p>-0,24940741</text:p>
          </table:table-cell>
          <table:table-cell table:formula="of:=[.D182]*[.U$1] + IF([.D182]=0;0;[.U$2])" office:value-type="float" office:value="0" calcext:value-type="float">
            <text:p>0</text:p>
          </table:table-cell>
          <table:table-cell table:formula="of:=[.E182]*[.V$1] + IF([.E182]=0;0;[.V$2])" office:value-type="float" office:value="0" calcext:value-type="float">
            <text:p>0</text:p>
          </table:table-cell>
          <table:table-cell table:formula="of:=[.F182]*[.W$1] + IF([.F182]=0;0;[.W$2])" office:value-type="float" office:value="0" calcext:value-type="float">
            <text:p>0</text:p>
          </table:table-cell>
          <table:table-cell table:formula="of:=[.G182]*[.X$1] + IF([.G182]=0;0;[.X$2])" office:value-type="float" office:value="0" calcext:value-type="float">
            <text:p>0</text:p>
          </table:table-cell>
          <table:table-cell table:formula="of:=[.H182]*[.Y$1] + IF([.H182]=0;0;[.Y$2])" office:value-type="float" office:value="0" calcext:value-type="float">
            <text:p>0</text:p>
          </table:table-cell>
          <table:table-cell table:formula="of:=[.I182]*[.Z$1] + IF([.I182]=0;0;[.Z$2])" office:value-type="float" office:value="0" calcext:value-type="float">
            <text:p>0</text:p>
          </table:table-cell>
          <table:table-cell table:formula="of:=[.J182]*[.AA$1] + IF([.J182]=0;0;[.AA$2])" office:value-type="float" office:value="0" calcext:value-type="float">
            <text:p>0</text:p>
          </table:table-cell>
          <table:table-cell table:formula="of:=[.K182]*[.AB$1] + IF([.K182]=0;0;[.AB$2])" office:value-type="float" office:value="0" calcext:value-type="float">
            <text:p>0</text:p>
          </table:table-cell>
          <table:table-cell table:formula="of:=[.L182]*[.AC$1] + IF([.L182]=0;0;[.AC$2])" office:value-type="float" office:value="0" calcext:value-type="float">
            <text:p>0</text:p>
          </table:table-cell>
          <table:table-cell table:formula="of:=[.M182]*[.AD$1] + IF([.M18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032" calcext:value-type="float">
            <text:p>2,30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25" calcext:value-type="float">
            <text:p>0,7025</text:p>
          </table:table-cell>
          <table:table-cell office:value-type="float" office:value="1.0744" calcext:value-type="float">
            <text:p>1,0744</text:p>
          </table:table-cell>
          <table:table-cell table:formula="of:=([.O183]-[.$O$1])^2" office:value-type="float" office:value="0.147290158656" calcext:value-type="float">
            <text:p>0,147290158656</text:p>
          </table:table-cell>
          <table:table-cell/>
          <table:table-cell table:formula="of:=[.A183]*[.R$1] + IF([.A183]=0;0;[.R$2])" office:value-type="float" office:value="0.7261" calcext:value-type="float">
            <text:p>0,7261</text:p>
          </table:table-cell>
          <table:table-cell table:formula="of:=[.B183]*[.S$1] + IF([.B183]=0;0;[.S$2])" office:value-type="float" office:value="0" calcext:value-type="float">
            <text:p>0</text:p>
          </table:table-cell>
          <table:table-cell table:formula="of:=[.C183]*[.T$1] + IF([.C183]=0;0;[.T$2])" office:value-type="float" office:value="-0.24996328" calcext:value-type="float">
            <text:p>-0,24996328</text:p>
          </table:table-cell>
          <table:table-cell table:formula="of:=[.D183]*[.U$1] + IF([.D183]=0;0;[.U$2])" office:value-type="float" office:value="0" calcext:value-type="float">
            <text:p>0</text:p>
          </table:table-cell>
          <table:table-cell table:formula="of:=[.E183]*[.V$1] + IF([.E183]=0;0;[.V$2])" office:value-type="float" office:value="0" calcext:value-type="float">
            <text:p>0</text:p>
          </table:table-cell>
          <table:table-cell table:formula="of:=[.F183]*[.W$1] + IF([.F183]=0;0;[.W$2])" office:value-type="float" office:value="0" calcext:value-type="float">
            <text:p>0</text:p>
          </table:table-cell>
          <table:table-cell table:formula="of:=[.G183]*[.X$1] + IF([.G183]=0;0;[.X$2])" office:value-type="float" office:value="0" calcext:value-type="float">
            <text:p>0</text:p>
          </table:table-cell>
          <table:table-cell table:formula="of:=[.H183]*[.Y$1] + IF([.H183]=0;0;[.Y$2])" office:value-type="float" office:value="0" calcext:value-type="float">
            <text:p>0</text:p>
          </table:table-cell>
          <table:table-cell table:formula="of:=[.I183]*[.Z$1] + IF([.I183]=0;0;[.Z$2])" office:value-type="float" office:value="0" calcext:value-type="float">
            <text:p>0</text:p>
          </table:table-cell>
          <table:table-cell table:formula="of:=[.J183]*[.AA$1] + IF([.J183]=0;0;[.AA$2])" office:value-type="float" office:value="0" calcext:value-type="float">
            <text:p>0</text:p>
          </table:table-cell>
          <table:table-cell table:formula="of:=[.K183]*[.AB$1] + IF([.K183]=0;0;[.AB$2])" office:value-type="float" office:value="0" calcext:value-type="float">
            <text:p>0</text:p>
          </table:table-cell>
          <table:table-cell table:formula="of:=[.L183]*[.AC$1] + IF([.L183]=0;0;[.AC$2])" office:value-type="float" office:value="0" calcext:value-type="float">
            <text:p>0</text:p>
          </table:table-cell>
          <table:table-cell table:formula="of:=[.M183]*[.AD$1] + IF([.M18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831" calcext:value-type="float">
            <text:p>2,68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08" calcext:value-type="float">
            <text:p>0,9508</text:p>
          </table:table-cell>
          <table:table-cell office:value-type="float" office:value="1.8383" calcext:value-type="float">
            <text:p>1,8383</text:p>
          </table:table-cell>
          <table:table-cell table:formula="of:=([.O184]-[.$O$1])^2" office:value-type="float" office:value="0.144488173456" calcext:value-type="float">
            <text:p>0,144488173456</text:p>
          </table:table-cell>
          <table:table-cell/>
          <table:table-cell table:formula="of:=[.A184]*[.R$1] + IF([.A184]=0;0;[.R$2])" office:value-type="float" office:value="0.6714388" calcext:value-type="float">
            <text:p>0,6714388</text:p>
          </table:table-cell>
          <table:table-cell table:formula="of:=[.B184]*[.S$1] + IF([.B184]=0;0;[.S$2])" office:value-type="float" office:value="0" calcext:value-type="float">
            <text:p>0</text:p>
          </table:table-cell>
          <table:table-cell table:formula="of:=[.C184]*[.T$1] + IF([.C184]=0;0;[.T$2])" office:value-type="float" office:value="-0.24916549" calcext:value-type="float">
            <text:p>-0,24916549</text:p>
          </table:table-cell>
          <table:table-cell table:formula="of:=[.D184]*[.U$1] + IF([.D184]=0;0;[.U$2])" office:value-type="float" office:value="0" calcext:value-type="float">
            <text:p>0</text:p>
          </table:table-cell>
          <table:table-cell table:formula="of:=[.E184]*[.V$1] + IF([.E184]=0;0;[.V$2])" office:value-type="float" office:value="0" calcext:value-type="float">
            <text:p>0</text:p>
          </table:table-cell>
          <table:table-cell table:formula="of:=[.F184]*[.W$1] + IF([.F184]=0;0;[.W$2])" office:value-type="float" office:value="0" calcext:value-type="float">
            <text:p>0</text:p>
          </table:table-cell>
          <table:table-cell table:formula="of:=[.G184]*[.X$1] + IF([.G184]=0;0;[.X$2])" office:value-type="float" office:value="0" calcext:value-type="float">
            <text:p>0</text:p>
          </table:table-cell>
          <table:table-cell table:formula="of:=[.H184]*[.Y$1] + IF([.H184]=0;0;[.Y$2])" office:value-type="float" office:value="0" calcext:value-type="float">
            <text:p>0</text:p>
          </table:table-cell>
          <table:table-cell table:formula="of:=[.I184]*[.Z$1] + IF([.I184]=0;0;[.Z$2])" office:value-type="float" office:value="0" calcext:value-type="float">
            <text:p>0</text:p>
          </table:table-cell>
          <table:table-cell table:formula="of:=[.J184]*[.AA$1] + IF([.J184]=0;0;[.AA$2])" office:value-type="float" office:value="0" calcext:value-type="float">
            <text:p>0</text:p>
          </table:table-cell>
          <table:table-cell table:formula="of:=[.K184]*[.AB$1] + IF([.K184]=0;0;[.AB$2])" office:value-type="float" office:value="0" calcext:value-type="float">
            <text:p>0</text:p>
          </table:table-cell>
          <table:table-cell table:formula="of:=[.L184]*[.AC$1] + IF([.L184]=0;0;[.AC$2])" office:value-type="float" office:value="0" calcext:value-type="float">
            <text:p>0</text:p>
          </table:table-cell>
          <table:table-cell table:formula="of:=[.M184]*[.AD$1] + IF([.M18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859" calcext:value-type="float">
            <text:p>4,68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55" calcext:value-type="float">
            <text:p>0,7755</text:p>
          </table:table-cell>
          <table:table-cell office:value-type="float" office:value="1.2408" calcext:value-type="float">
            <text:p>1,2408</text:p>
          </table:table-cell>
          <table:table-cell table:formula="of:=([.O185]-[.$O$1])^2" office:value-type="float" office:value="0.047255803456" calcext:value-type="float">
            <text:p>0,047255803456</text:p>
          </table:table-cell>
          <table:table-cell/>
          <table:table-cell table:formula="of:=[.A185]*[.R$1] + IF([.A185]=0;0;[.R$2])" office:value-type="float" office:value="0.6714388" calcext:value-type="float">
            <text:p>0,6714388</text:p>
          </table:table-cell>
          <table:table-cell table:formula="of:=[.B185]*[.S$1] + IF([.B185]=0;0;[.S$2])" office:value-type="float" office:value="0" calcext:value-type="float">
            <text:p>0</text:p>
          </table:table-cell>
          <table:table-cell table:formula="of:=[.C185]*[.T$1] + IF([.C185]=0;0;[.T$2])" office:value-type="float" office:value="-0.24495961" calcext:value-type="float">
            <text:p>-0,24495961</text:p>
          </table:table-cell>
          <table:table-cell table:formula="of:=[.D185]*[.U$1] + IF([.D185]=0;0;[.U$2])" office:value-type="float" office:value="0" calcext:value-type="float">
            <text:p>0</text:p>
          </table:table-cell>
          <table:table-cell table:formula="of:=[.E185]*[.V$1] + IF([.E185]=0;0;[.V$2])" office:value-type="float" office:value="0" calcext:value-type="float">
            <text:p>0</text:p>
          </table:table-cell>
          <table:table-cell table:formula="of:=[.F185]*[.W$1] + IF([.F185]=0;0;[.W$2])" office:value-type="float" office:value="0" calcext:value-type="float">
            <text:p>0</text:p>
          </table:table-cell>
          <table:table-cell table:formula="of:=[.G185]*[.X$1] + IF([.G185]=0;0;[.X$2])" office:value-type="float" office:value="0" calcext:value-type="float">
            <text:p>0</text:p>
          </table:table-cell>
          <table:table-cell table:formula="of:=[.H185]*[.Y$1] + IF([.H185]=0;0;[.Y$2])" office:value-type="float" office:value="0" calcext:value-type="float">
            <text:p>0</text:p>
          </table:table-cell>
          <table:table-cell table:formula="of:=[.I185]*[.Z$1] + IF([.I185]=0;0;[.Z$2])" office:value-type="float" office:value="0" calcext:value-type="float">
            <text:p>0</text:p>
          </table:table-cell>
          <table:table-cell table:formula="of:=[.J185]*[.AA$1] + IF([.J185]=0;0;[.AA$2])" office:value-type="float" office:value="0" calcext:value-type="float">
            <text:p>0</text:p>
          </table:table-cell>
          <table:table-cell table:formula="of:=[.K185]*[.AB$1] + IF([.K185]=0;0;[.AB$2])" office:value-type="float" office:value="0" calcext:value-type="float">
            <text:p>0</text:p>
          </table:table-cell>
          <table:table-cell table:formula="of:=[.L185]*[.AC$1] + IF([.L185]=0;0;[.AC$2])" office:value-type="float" office:value="0" calcext:value-type="float">
            <text:p>0</text:p>
          </table:table-cell>
          <table:table-cell table:formula="of:=[.M185]*[.AD$1] + IF([.M18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545" calcext:value-type="float">
            <text:p>3,7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87" calcext:value-type="float">
            <text:p>0,7287</text:p>
          </table:table-cell>
          <table:table-cell office:value-type="float" office:value="1.2491" calcext:value-type="float">
            <text:p>1,2491</text:p>
          </table:table-cell>
          <table:table-cell table:formula="of:=([.O186]-[.$O$1])^2" office:value-type="float" office:value="0.0437161190559999" calcext:value-type="float">
            <text:p>0,0437161190559999</text:p>
          </table:table-cell>
          <table:table-cell/>
          <table:table-cell table:formula="of:=[.A186]*[.R$1] + IF([.A186]=0;0;[.R$2])" office:value-type="float" office:value="0.7261" calcext:value-type="float">
            <text:p>0,7261</text:p>
          </table:table-cell>
          <table:table-cell table:formula="of:=[.B186]*[.S$1] + IF([.B186]=0;0;[.S$2])" office:value-type="float" office:value="0" calcext:value-type="float">
            <text:p>0</text:p>
          </table:table-cell>
          <table:table-cell table:formula="of:=[.C186]*[.T$1] + IF([.C186]=0;0;[.T$2])" office:value-type="float" office:value="-0.24691555" calcext:value-type="float">
            <text:p>-0,24691555</text:p>
          </table:table-cell>
          <table:table-cell table:formula="of:=[.D186]*[.U$1] + IF([.D186]=0;0;[.U$2])" office:value-type="float" office:value="0" calcext:value-type="float">
            <text:p>0</text:p>
          </table:table-cell>
          <table:table-cell table:formula="of:=[.E186]*[.V$1] + IF([.E186]=0;0;[.V$2])" office:value-type="float" office:value="0" calcext:value-type="float">
            <text:p>0</text:p>
          </table:table-cell>
          <table:table-cell table:formula="of:=[.F186]*[.W$1] + IF([.F186]=0;0;[.W$2])" office:value-type="float" office:value="0" calcext:value-type="float">
            <text:p>0</text:p>
          </table:table-cell>
          <table:table-cell table:formula="of:=[.G186]*[.X$1] + IF([.G186]=0;0;[.X$2])" office:value-type="float" office:value="0" calcext:value-type="float">
            <text:p>0</text:p>
          </table:table-cell>
          <table:table-cell table:formula="of:=[.H186]*[.Y$1] + IF([.H186]=0;0;[.Y$2])" office:value-type="float" office:value="0" calcext:value-type="float">
            <text:p>0</text:p>
          </table:table-cell>
          <table:table-cell table:formula="of:=[.I186]*[.Z$1] + IF([.I186]=0;0;[.Z$2])" office:value-type="float" office:value="0" calcext:value-type="float">
            <text:p>0</text:p>
          </table:table-cell>
          <table:table-cell table:formula="of:=[.J186]*[.AA$1] + IF([.J186]=0;0;[.AA$2])" office:value-type="float" office:value="0" calcext:value-type="float">
            <text:p>0</text:p>
          </table:table-cell>
          <table:table-cell table:formula="of:=[.K186]*[.AB$1] + IF([.K186]=0;0;[.AB$2])" office:value-type="float" office:value="0" calcext:value-type="float">
            <text:p>0</text:p>
          </table:table-cell>
          <table:table-cell table:formula="of:=[.L186]*[.AC$1] + IF([.L186]=0;0;[.AC$2])" office:value-type="float" office:value="0" calcext:value-type="float">
            <text:p>0</text:p>
          </table:table-cell>
          <table:table-cell table:formula="of:=[.M186]*[.AD$1] + IF([.M18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4088" calcext:value-type="float">
            <text:p>5,4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08" calcext:value-type="float">
            <text:p>0,9408</text:p>
          </table:table-cell>
          <table:table-cell office:value-type="float" office:value="2.8225" calcext:value-type="float">
            <text:p>2,8225</text:p>
          </table:table-cell>
          <table:table-cell table:formula="of:=([.O187]-[.$O$1])^2" office:value-type="float" office:value="1.861358147856" calcext:value-type="float">
            <text:p>1,861358147856</text:p>
          </table:table-cell>
          <table:table-cell/>
          <table:table-cell table:formula="of:=[.A187]*[.R$1] + IF([.A187]=0;0;[.R$2])" office:value-type="float" office:value="0.6714388" calcext:value-type="float">
            <text:p>0,6714388</text:p>
          </table:table-cell>
          <table:table-cell table:formula="of:=[.B187]*[.S$1] + IF([.B187]=0;0;[.S$2])" office:value-type="float" office:value="0" calcext:value-type="float">
            <text:p>0</text:p>
          </table:table-cell>
          <table:table-cell table:formula="of:=[.C187]*[.T$1] + IF([.C187]=0;0;[.T$2])" office:value-type="float" office:value="-0.24344152" calcext:value-type="float">
            <text:p>-0,24344152</text:p>
          </table:table-cell>
          <table:table-cell table:formula="of:=[.D187]*[.U$1] + IF([.D187]=0;0;[.U$2])" office:value-type="float" office:value="0" calcext:value-type="float">
            <text:p>0</text:p>
          </table:table-cell>
          <table:table-cell table:formula="of:=[.E187]*[.V$1] + IF([.E187]=0;0;[.V$2])" office:value-type="float" office:value="0" calcext:value-type="float">
            <text:p>0</text:p>
          </table:table-cell>
          <table:table-cell table:formula="of:=[.F187]*[.W$1] + IF([.F187]=0;0;[.W$2])" office:value-type="float" office:value="0" calcext:value-type="float">
            <text:p>0</text:p>
          </table:table-cell>
          <table:table-cell table:formula="of:=[.G187]*[.X$1] + IF([.G187]=0;0;[.X$2])" office:value-type="float" office:value="0" calcext:value-type="float">
            <text:p>0</text:p>
          </table:table-cell>
          <table:table-cell table:formula="of:=[.H187]*[.Y$1] + IF([.H187]=0;0;[.Y$2])" office:value-type="float" office:value="0" calcext:value-type="float">
            <text:p>0</text:p>
          </table:table-cell>
          <table:table-cell table:formula="of:=[.I187]*[.Z$1] + IF([.I187]=0;0;[.Z$2])" office:value-type="float" office:value="0" calcext:value-type="float">
            <text:p>0</text:p>
          </table:table-cell>
          <table:table-cell table:formula="of:=[.J187]*[.AA$1] + IF([.J187]=0;0;[.AA$2])" office:value-type="float" office:value="0" calcext:value-type="float">
            <text:p>0</text:p>
          </table:table-cell>
          <table:table-cell table:formula="of:=[.K187]*[.AB$1] + IF([.K187]=0;0;[.AB$2])" office:value-type="float" office:value="0" calcext:value-type="float">
            <text:p>0</text:p>
          </table:table-cell>
          <table:table-cell table:formula="of:=[.L187]*[.AC$1] + IF([.L187]=0;0;[.AC$2])" office:value-type="float" office:value="0" calcext:value-type="float">
            <text:p>0</text:p>
          </table:table-cell>
          <table:table-cell table:formula="of:=[.M187]*[.AD$1] + IF([.M18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122" calcext:value-type="float">
            <text:p>3,9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722" calcext:value-type="float">
            <text:p>1,1722</text:p>
          </table:table-cell>
          <table:table-cell office:value-type="float" office:value="1.9536" calcext:value-type="float">
            <text:p>1,9536</text:p>
          </table:table-cell>
          <table:table-cell table:formula="of:=([.O188]-[.$O$1])^2" office:value-type="float" office:value="0.245437013056" calcext:value-type="float">
            <text:p>0,245437013056</text:p>
          </table:table-cell>
          <table:table-cell/>
          <table:table-cell table:formula="of:=[.A188]*[.R$1] + IF([.A188]=0;0;[.R$2])" office:value-type="float" office:value="0.7261" calcext:value-type="float">
            <text:p>0,7261</text:p>
          </table:table-cell>
          <table:table-cell table:formula="of:=[.B188]*[.S$1] + IF([.B188]=0;0;[.S$2])" office:value-type="float" office:value="0" calcext:value-type="float">
            <text:p>0</text:p>
          </table:table-cell>
          <table:table-cell table:formula="of:=[.C188]*[.T$1] + IF([.C188]=0;0;[.T$2])" office:value-type="float" office:value="-0.24658438" calcext:value-type="float">
            <text:p>-0,24658438</text:p>
          </table:table-cell>
          <table:table-cell table:formula="of:=[.D188]*[.U$1] + IF([.D188]=0;0;[.U$2])" office:value-type="float" office:value="0" calcext:value-type="float">
            <text:p>0</text:p>
          </table:table-cell>
          <table:table-cell table:formula="of:=[.E188]*[.V$1] + IF([.E188]=0;0;[.V$2])" office:value-type="float" office:value="0" calcext:value-type="float">
            <text:p>0</text:p>
          </table:table-cell>
          <table:table-cell table:formula="of:=[.F188]*[.W$1] + IF([.F188]=0;0;[.W$2])" office:value-type="float" office:value="0" calcext:value-type="float">
            <text:p>0</text:p>
          </table:table-cell>
          <table:table-cell table:formula="of:=[.G188]*[.X$1] + IF([.G188]=0;0;[.X$2])" office:value-type="float" office:value="0" calcext:value-type="float">
            <text:p>0</text:p>
          </table:table-cell>
          <table:table-cell table:formula="of:=[.H188]*[.Y$1] + IF([.H188]=0;0;[.Y$2])" office:value-type="float" office:value="0" calcext:value-type="float">
            <text:p>0</text:p>
          </table:table-cell>
          <table:table-cell table:formula="of:=[.I188]*[.Z$1] + IF([.I188]=0;0;[.Z$2])" office:value-type="float" office:value="0" calcext:value-type="float">
            <text:p>0</text:p>
          </table:table-cell>
          <table:table-cell table:formula="of:=[.J188]*[.AA$1] + IF([.J188]=0;0;[.AA$2])" office:value-type="float" office:value="0" calcext:value-type="float">
            <text:p>0</text:p>
          </table:table-cell>
          <table:table-cell table:formula="of:=[.K188]*[.AB$1] + IF([.K188]=0;0;[.AB$2])" office:value-type="float" office:value="0" calcext:value-type="float">
            <text:p>0</text:p>
          </table:table-cell>
          <table:table-cell table:formula="of:=[.L188]*[.AC$1] + IF([.L188]=0;0;[.AC$2])" office:value-type="float" office:value="0" calcext:value-type="float">
            <text:p>0</text:p>
          </table:table-cell>
          <table:table-cell table:formula="of:=[.M188]*[.AD$1] + IF([.M18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025" calcext:value-type="float">
            <text:p>3,8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82" calcext:value-type="float">
            <text:p>0,8382</text:p>
          </table:table-cell>
          <table:table-cell office:value-type="float" office:value="1.2852" calcext:value-type="float">
            <text:p>1,2852</text:p>
          </table:table-cell>
          <table:table-cell table:formula="of:=([.O189]-[.$O$1])^2" office:value-type="float" office:value="0.029923464256" calcext:value-type="float">
            <text:p>0,029923464256</text:p>
          </table:table-cell>
          <table:table-cell/>
          <table:table-cell table:formula="of:=[.A189]*[.R$1] + IF([.A189]=0;0;[.R$2])" office:value-type="float" office:value="0.6714388" calcext:value-type="float">
            <text:p>0,6714388</text:p>
          </table:table-cell>
          <table:table-cell table:formula="of:=[.B189]*[.S$1] + IF([.B189]=0;0;[.S$2])" office:value-type="float" office:value="0" calcext:value-type="float">
            <text:p>0</text:p>
          </table:table-cell>
          <table:table-cell table:formula="of:=[.C189]*[.T$1] + IF([.C189]=0;0;[.T$2])" office:value-type="float" office:value="-0.24681475" calcext:value-type="float">
            <text:p>-0,24681475</text:p>
          </table:table-cell>
          <table:table-cell table:formula="of:=[.D189]*[.U$1] + IF([.D189]=0;0;[.U$2])" office:value-type="float" office:value="0" calcext:value-type="float">
            <text:p>0</text:p>
          </table:table-cell>
          <table:table-cell table:formula="of:=[.E189]*[.V$1] + IF([.E189]=0;0;[.V$2])" office:value-type="float" office:value="0" calcext:value-type="float">
            <text:p>0</text:p>
          </table:table-cell>
          <table:table-cell table:formula="of:=[.F189]*[.W$1] + IF([.F189]=0;0;[.W$2])" office:value-type="float" office:value="0" calcext:value-type="float">
            <text:p>0</text:p>
          </table:table-cell>
          <table:table-cell table:formula="of:=[.G189]*[.X$1] + IF([.G189]=0;0;[.X$2])" office:value-type="float" office:value="0" calcext:value-type="float">
            <text:p>0</text:p>
          </table:table-cell>
          <table:table-cell table:formula="of:=[.H189]*[.Y$1] + IF([.H189]=0;0;[.Y$2])" office:value-type="float" office:value="0" calcext:value-type="float">
            <text:p>0</text:p>
          </table:table-cell>
          <table:table-cell table:formula="of:=[.I189]*[.Z$1] + IF([.I189]=0;0;[.Z$2])" office:value-type="float" office:value="0" calcext:value-type="float">
            <text:p>0</text:p>
          </table:table-cell>
          <table:table-cell table:formula="of:=[.J189]*[.AA$1] + IF([.J189]=0;0;[.AA$2])" office:value-type="float" office:value="0" calcext:value-type="float">
            <text:p>0</text:p>
          </table:table-cell>
          <table:table-cell table:formula="of:=[.K189]*[.AB$1] + IF([.K189]=0;0;[.AB$2])" office:value-type="float" office:value="0" calcext:value-type="float">
            <text:p>0</text:p>
          </table:table-cell>
          <table:table-cell table:formula="of:=[.L189]*[.AC$1] + IF([.L189]=0;0;[.AC$2])" office:value-type="float" office:value="0" calcext:value-type="float">
            <text:p>0</text:p>
          </table:table-cell>
          <table:table-cell table:formula="of:=[.M189]*[.AD$1] + IF([.M18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66" calcext:value-type="float">
            <text:p>4,1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56" calcext:value-type="float">
            <text:p>0,7456</text:p>
          </table:table-cell>
          <table:table-cell office:value-type="float" office:value="0.8998" calcext:value-type="float">
            <text:p>0,8998</text:p>
          </table:table-cell>
          <table:table-cell table:formula="of:=([.O190]-[.$O$1])^2" office:value-type="float" office:value="0.311792691456" calcext:value-type="float">
            <text:p>0,311792691456</text:p>
          </table:table-cell>
          <table:table-cell/>
          <table:table-cell table:formula="of:=[.A190]*[.R$1] + IF([.A190]=0;0;[.R$2])" office:value-type="float" office:value="0.6167776" calcext:value-type="float">
            <text:p>0,6167776</text:p>
          </table:table-cell>
          <table:table-cell table:formula="of:=[.B190]*[.S$1] + IF([.B190]=0;0;[.S$2])" office:value-type="float" office:value="0" calcext:value-type="float">
            <text:p>0</text:p>
          </table:table-cell>
          <table:table-cell table:formula="of:=[.C190]*[.T$1] + IF([.C190]=0;0;[.T$2])" office:value-type="float" office:value="-0.2460514" calcext:value-type="float">
            <text:p>-0,2460514</text:p>
          </table:table-cell>
          <table:table-cell table:formula="of:=[.D190]*[.U$1] + IF([.D190]=0;0;[.U$2])" office:value-type="float" office:value="0" calcext:value-type="float">
            <text:p>0</text:p>
          </table:table-cell>
          <table:table-cell table:formula="of:=[.E190]*[.V$1] + IF([.E190]=0;0;[.V$2])" office:value-type="float" office:value="0" calcext:value-type="float">
            <text:p>0</text:p>
          </table:table-cell>
          <table:table-cell table:formula="of:=[.F190]*[.W$1] + IF([.F190]=0;0;[.W$2])" office:value-type="float" office:value="0" calcext:value-type="float">
            <text:p>0</text:p>
          </table:table-cell>
          <table:table-cell table:formula="of:=[.G190]*[.X$1] + IF([.G190]=0;0;[.X$2])" office:value-type="float" office:value="0" calcext:value-type="float">
            <text:p>0</text:p>
          </table:table-cell>
          <table:table-cell table:formula="of:=[.H190]*[.Y$1] + IF([.H190]=0;0;[.Y$2])" office:value-type="float" office:value="0" calcext:value-type="float">
            <text:p>0</text:p>
          </table:table-cell>
          <table:table-cell table:formula="of:=[.I190]*[.Z$1] + IF([.I190]=0;0;[.Z$2])" office:value-type="float" office:value="0" calcext:value-type="float">
            <text:p>0</text:p>
          </table:table-cell>
          <table:table-cell table:formula="of:=[.J190]*[.AA$1] + IF([.J190]=0;0;[.AA$2])" office:value-type="float" office:value="0" calcext:value-type="float">
            <text:p>0</text:p>
          </table:table-cell>
          <table:table-cell table:formula="of:=[.K190]*[.AB$1] + IF([.K190]=0;0;[.AB$2])" office:value-type="float" office:value="0" calcext:value-type="float">
            <text:p>0</text:p>
          </table:table-cell>
          <table:table-cell table:formula="of:=[.L190]*[.AC$1] + IF([.L190]=0;0;[.AC$2])" office:value-type="float" office:value="0" calcext:value-type="float">
            <text:p>0</text:p>
          </table:table-cell>
          <table:table-cell table:formula="of:=[.M190]*[.AD$1] + IF([.M19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7668" calcext:value-type="float">
            <text:p>2,7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96" calcext:value-type="float">
            <text:p>0,9896</text:p>
          </table:table-cell>
          <table:table-cell office:value-type="float" office:value="1.3194" calcext:value-type="float">
            <text:p>1,3194</text:p>
          </table:table-cell>
          <table:table-cell table:formula="of:=([.O191]-[.$O$1])^2" office:value-type="float" office:value="0.019260998656" calcext:value-type="float">
            <text:p>0,019260998656</text:p>
          </table:table-cell>
          <table:table-cell/>
          <table:table-cell table:formula="of:=[.A191]*[.R$1] + IF([.A191]=0;0;[.R$2])" office:value-type="float" office:value="0.8354224" calcext:value-type="float">
            <text:p>0,8354224</text:p>
          </table:table-cell>
          <table:table-cell table:formula="of:=[.B191]*[.S$1] + IF([.B191]=0;0;[.S$2])" office:value-type="float" office:value="0" calcext:value-type="float">
            <text:p>0</text:p>
          </table:table-cell>
          <table:table-cell table:formula="of:=[.C191]*[.T$1] + IF([.C191]=0;0;[.T$2])" office:value-type="float" office:value="-0.24898972" calcext:value-type="float">
            <text:p>-0,24898972</text:p>
          </table:table-cell>
          <table:table-cell table:formula="of:=[.D191]*[.U$1] + IF([.D191]=0;0;[.U$2])" office:value-type="float" office:value="0" calcext:value-type="float">
            <text:p>0</text:p>
          </table:table-cell>
          <table:table-cell table:formula="of:=[.E191]*[.V$1] + IF([.E191]=0;0;[.V$2])" office:value-type="float" office:value="0" calcext:value-type="float">
            <text:p>0</text:p>
          </table:table-cell>
          <table:table-cell table:formula="of:=[.F191]*[.W$1] + IF([.F191]=0;0;[.W$2])" office:value-type="float" office:value="0" calcext:value-type="float">
            <text:p>0</text:p>
          </table:table-cell>
          <table:table-cell table:formula="of:=[.G191]*[.X$1] + IF([.G191]=0;0;[.X$2])" office:value-type="float" office:value="0" calcext:value-type="float">
            <text:p>0</text:p>
          </table:table-cell>
          <table:table-cell table:formula="of:=[.H191]*[.Y$1] + IF([.H191]=0;0;[.Y$2])" office:value-type="float" office:value="0" calcext:value-type="float">
            <text:p>0</text:p>
          </table:table-cell>
          <table:table-cell table:formula="of:=[.I191]*[.Z$1] + IF([.I191]=0;0;[.Z$2])" office:value-type="float" office:value="0" calcext:value-type="float">
            <text:p>0</text:p>
          </table:table-cell>
          <table:table-cell table:formula="of:=[.J191]*[.AA$1] + IF([.J191]=0;0;[.AA$2])" office:value-type="float" office:value="0" calcext:value-type="float">
            <text:p>0</text:p>
          </table:table-cell>
          <table:table-cell table:formula="of:=[.K191]*[.AB$1] + IF([.K191]=0;0;[.AB$2])" office:value-type="float" office:value="0" calcext:value-type="float">
            <text:p>0</text:p>
          </table:table-cell>
          <table:table-cell table:formula="of:=[.L191]*[.AC$1] + IF([.L191]=0;0;[.AC$2])" office:value-type="float" office:value="0" calcext:value-type="float">
            <text:p>0</text:p>
          </table:table-cell>
          <table:table-cell table:formula="of:=[.M191]*[.AD$1] + IF([.M19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864" calcext:value-type="float">
            <text:p>3,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48" calcext:value-type="float">
            <text:p>0,7548</text:p>
          </table:table-cell>
          <table:table-cell office:value-type="float" office:value="1.0818" calcext:value-type="float">
            <text:p>1,0818</text:p>
          </table:table-cell>
          <table:table-cell table:formula="of:=([.O192]-[.$O$1])^2" office:value-type="float" office:value="0.141664915456" calcext:value-type="float">
            <text:p>0,141664915456</text:p>
          </table:table-cell>
          <table:table-cell/>
          <table:table-cell table:formula="of:=[.A192]*[.R$1] + IF([.A192]=0;0;[.R$2])" office:value-type="float" office:value="0.6714388" calcext:value-type="float">
            <text:p>0,6714388</text:p>
          </table:table-cell>
          <table:table-cell table:formula="of:=[.B192]*[.S$1] + IF([.B192]=0;0;[.S$2])" office:value-type="float" office:value="0" calcext:value-type="float">
            <text:p>0</text:p>
          </table:table-cell>
          <table:table-cell table:formula="of:=[.C192]*[.T$1] + IF([.C192]=0;0;[.T$2])" office:value-type="float" office:value="-0.24831856" calcext:value-type="float">
            <text:p>-0,24831856</text:p>
          </table:table-cell>
          <table:table-cell table:formula="of:=[.D192]*[.U$1] + IF([.D192]=0;0;[.U$2])" office:value-type="float" office:value="0" calcext:value-type="float">
            <text:p>0</text:p>
          </table:table-cell>
          <table:table-cell table:formula="of:=[.E192]*[.V$1] + IF([.E192]=0;0;[.V$2])" office:value-type="float" office:value="0" calcext:value-type="float">
            <text:p>0</text:p>
          </table:table-cell>
          <table:table-cell table:formula="of:=[.F192]*[.W$1] + IF([.F192]=0;0;[.W$2])" office:value-type="float" office:value="0" calcext:value-type="float">
            <text:p>0</text:p>
          </table:table-cell>
          <table:table-cell table:formula="of:=[.G192]*[.X$1] + IF([.G192]=0;0;[.X$2])" office:value-type="float" office:value="0" calcext:value-type="float">
            <text:p>0</text:p>
          </table:table-cell>
          <table:table-cell table:formula="of:=[.H192]*[.Y$1] + IF([.H192]=0;0;[.Y$2])" office:value-type="float" office:value="0" calcext:value-type="float">
            <text:p>0</text:p>
          </table:table-cell>
          <table:table-cell table:formula="of:=[.I192]*[.Z$1] + IF([.I192]=0;0;[.Z$2])" office:value-type="float" office:value="0" calcext:value-type="float">
            <text:p>0</text:p>
          </table:table-cell>
          <table:table-cell table:formula="of:=[.J192]*[.AA$1] + IF([.J192]=0;0;[.AA$2])" office:value-type="float" office:value="0" calcext:value-type="float">
            <text:p>0</text:p>
          </table:table-cell>
          <table:table-cell table:formula="of:=[.K192]*[.AB$1] + IF([.K192]=0;0;[.AB$2])" office:value-type="float" office:value="0" calcext:value-type="float">
            <text:p>0</text:p>
          </table:table-cell>
          <table:table-cell table:formula="of:=[.L192]*[.AC$1] + IF([.L192]=0;0;[.AC$2])" office:value-type="float" office:value="0" calcext:value-type="float">
            <text:p>0</text:p>
          </table:table-cell>
          <table:table-cell table:formula="of:=[.M192]*[.AD$1] + IF([.M19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9273" calcext:value-type="float">
            <text:p>4,9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84" calcext:value-type="float">
            <text:p>1,1184</text:p>
          </table:table-cell>
          <table:table-cell office:value-type="float" office:value="1.8639" calcext:value-type="float">
            <text:p>1,8639</text:p>
          </table:table-cell>
          <table:table-cell table:formula="of:=([.O193]-[.$O$1])^2" office:value-type="float" office:value="0.164605472656" calcext:value-type="float">
            <text:p>0,164605472656</text:p>
          </table:table-cell>
          <table:table-cell/>
          <table:table-cell table:formula="of:=[.A193]*[.R$1] + IF([.A193]=0;0;[.R$2])" office:value-type="float" office:value="0.6167776" calcext:value-type="float">
            <text:p>0,6167776</text:p>
          </table:table-cell>
          <table:table-cell table:formula="of:=[.B193]*[.S$1] + IF([.B193]=0;0;[.S$2])" office:value-type="float" office:value="0" calcext:value-type="float">
            <text:p>0</text:p>
          </table:table-cell>
          <table:table-cell table:formula="of:=[.C193]*[.T$1] + IF([.C193]=0;0;[.T$2])" office:value-type="float" office:value="-0.24445267" calcext:value-type="float">
            <text:p>-0,24445267</text:p>
          </table:table-cell>
          <table:table-cell table:formula="of:=[.D193]*[.U$1] + IF([.D193]=0;0;[.U$2])" office:value-type="float" office:value="0" calcext:value-type="float">
            <text:p>0</text:p>
          </table:table-cell>
          <table:table-cell table:formula="of:=[.E193]*[.V$1] + IF([.E193]=0;0;[.V$2])" office:value-type="float" office:value="0" calcext:value-type="float">
            <text:p>0</text:p>
          </table:table-cell>
          <table:table-cell table:formula="of:=[.F193]*[.W$1] + IF([.F193]=0;0;[.W$2])" office:value-type="float" office:value="0" calcext:value-type="float">
            <text:p>0</text:p>
          </table:table-cell>
          <table:table-cell table:formula="of:=[.G193]*[.X$1] + IF([.G193]=0;0;[.X$2])" office:value-type="float" office:value="0" calcext:value-type="float">
            <text:p>0</text:p>
          </table:table-cell>
          <table:table-cell table:formula="of:=[.H193]*[.Y$1] + IF([.H193]=0;0;[.Y$2])" office:value-type="float" office:value="0" calcext:value-type="float">
            <text:p>0</text:p>
          </table:table-cell>
          <table:table-cell table:formula="of:=[.I193]*[.Z$1] + IF([.I193]=0;0;[.Z$2])" office:value-type="float" office:value="0" calcext:value-type="float">
            <text:p>0</text:p>
          </table:table-cell>
          <table:table-cell table:formula="of:=[.J193]*[.AA$1] + IF([.J193]=0;0;[.AA$2])" office:value-type="float" office:value="0" calcext:value-type="float">
            <text:p>0</text:p>
          </table:table-cell>
          <table:table-cell table:formula="of:=[.K193]*[.AB$1] + IF([.K193]=0;0;[.AB$2])" office:value-type="float" office:value="0" calcext:value-type="float">
            <text:p>0</text:p>
          </table:table-cell>
          <table:table-cell table:formula="of:=[.L193]*[.AC$1] + IF([.L193]=0;0;[.AC$2])" office:value-type="float" office:value="0" calcext:value-type="float">
            <text:p>0</text:p>
          </table:table-cell>
          <table:table-cell table:formula="of:=[.M193]*[.AD$1] + IF([.M19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2" calcext:value-type="float">
            <text:p>2</text:p>
          </table:table-cell>
          <table:table-cell office:value-type="float" office:value="4.3882" calcext:value-type="float">
            <text:p>4,3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999" calcext:value-type="float">
            <text:p>1,3999</text:p>
          </table:table-cell>
          <table:table-cell office:value-type="float" office:value="2.2206" calcext:value-type="float">
            <text:p>2,2206</text:p>
          </table:table-cell>
          <table:table-cell table:formula="of:=([.O194]-[.$O$1])^2" office:value-type="float" office:value="0.581278157056" calcext:value-type="float">
            <text:p>0,581278157056</text:p>
          </table:table-cell>
          <table:table-cell/>
          <table:table-cell table:formula="of:=[.A194]*[.R$1] + IF([.A194]=0;0;[.R$2])" office:value-type="float" office:value="0.5620918" calcext:value-type="float">
            <text:p>0,5620918</text:p>
          </table:table-cell>
          <table:table-cell table:formula="of:=[.B194]*[.S$1] + IF([.B194]=0;0;[.S$2])" office:value-type="float" office:value="2.1555" calcext:value-type="float">
            <text:p>2,1555</text:p>
          </table:table-cell>
          <table:table-cell table:formula="of:=[.C194]*[.T$1] + IF([.C194]=0;0;[.T$2])" office:value-type="float" office:value="-0.24558478" calcext:value-type="float">
            <text:p>-0,24558478</text:p>
          </table:table-cell>
          <table:table-cell table:formula="of:=[.D194]*[.U$1] + IF([.D194]=0;0;[.U$2])" office:value-type="float" office:value="0" calcext:value-type="float">
            <text:p>0</text:p>
          </table:table-cell>
          <table:table-cell table:formula="of:=[.E194]*[.V$1] + IF([.E194]=0;0;[.V$2])" office:value-type="float" office:value="0" calcext:value-type="float">
            <text:p>0</text:p>
          </table:table-cell>
          <table:table-cell table:formula="of:=[.F194]*[.W$1] + IF([.F194]=0;0;[.W$2])" office:value-type="float" office:value="0" calcext:value-type="float">
            <text:p>0</text:p>
          </table:table-cell>
          <table:table-cell table:formula="of:=[.G194]*[.X$1] + IF([.G194]=0;0;[.X$2])" office:value-type="float" office:value="0" calcext:value-type="float">
            <text:p>0</text:p>
          </table:table-cell>
          <table:table-cell table:formula="of:=[.H194]*[.Y$1] + IF([.H194]=0;0;[.Y$2])" office:value-type="float" office:value="0" calcext:value-type="float">
            <text:p>0</text:p>
          </table:table-cell>
          <table:table-cell table:formula="of:=[.I194]*[.Z$1] + IF([.I194]=0;0;[.Z$2])" office:value-type="float" office:value="0" calcext:value-type="float">
            <text:p>0</text:p>
          </table:table-cell>
          <table:table-cell table:formula="of:=[.J194]*[.AA$1] + IF([.J194]=0;0;[.AA$2])" office:value-type="float" office:value="0" calcext:value-type="float">
            <text:p>0</text:p>
          </table:table-cell>
          <table:table-cell table:formula="of:=[.K194]*[.AB$1] + IF([.K194]=0;0;[.AB$2])" office:value-type="float" office:value="0" calcext:value-type="float">
            <text:p>0</text:p>
          </table:table-cell>
          <table:table-cell table:formula="of:=[.L194]*[.AC$1] + IF([.L194]=0;0;[.AC$2])" office:value-type="float" office:value="0" calcext:value-type="float">
            <text:p>0</text:p>
          </table:table-cell>
          <table:table-cell table:formula="of:=[.M194]*[.AD$1] + IF([.M19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892" calcext:value-type="float">
            <text:p>5,0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69" calcext:value-type="float">
            <text:p>0,7269</text:p>
          </table:table-cell>
          <table:table-cell office:value-type="float" office:value="0.8141" calcext:value-type="float">
            <text:p>0,8141</text:p>
          </table:table-cell>
          <table:table-cell table:formula="of:=([.O195]-[.$O$1])^2" office:value-type="float" office:value="0.414844199056" calcext:value-type="float">
            <text:p>0,414844199056</text:p>
          </table:table-cell>
          <table:table-cell/>
          <table:table-cell table:formula="of:=[.A195]*[.R$1] + IF([.A195]=0;0;[.R$2])" office:value-type="float" office:value="0.7261" calcext:value-type="float">
            <text:p>0,7261</text:p>
          </table:table-cell>
          <table:table-cell table:formula="of:=[.B195]*[.S$1] + IF([.B195]=0;0;[.S$2])" office:value-type="float" office:value="0" calcext:value-type="float">
            <text:p>0</text:p>
          </table:table-cell>
          <table:table-cell table:formula="of:=[.C195]*[.T$1] + IF([.C195]=0;0;[.T$2])" office:value-type="float" office:value="-0.24411268" calcext:value-type="float">
            <text:p>-0,24411268</text:p>
          </table:table-cell>
          <table:table-cell table:formula="of:=[.D195]*[.U$1] + IF([.D195]=0;0;[.U$2])" office:value-type="float" office:value="0" calcext:value-type="float">
            <text:p>0</text:p>
          </table:table-cell>
          <table:table-cell table:formula="of:=[.E195]*[.V$1] + IF([.E195]=0;0;[.V$2])" office:value-type="float" office:value="0" calcext:value-type="float">
            <text:p>0</text:p>
          </table:table-cell>
          <table:table-cell table:formula="of:=[.F195]*[.W$1] + IF([.F195]=0;0;[.W$2])" office:value-type="float" office:value="0" calcext:value-type="float">
            <text:p>0</text:p>
          </table:table-cell>
          <table:table-cell table:formula="of:=[.G195]*[.X$1] + IF([.G195]=0;0;[.X$2])" office:value-type="float" office:value="0" calcext:value-type="float">
            <text:p>0</text:p>
          </table:table-cell>
          <table:table-cell table:formula="of:=[.H195]*[.Y$1] + IF([.H195]=0;0;[.Y$2])" office:value-type="float" office:value="0" calcext:value-type="float">
            <text:p>0</text:p>
          </table:table-cell>
          <table:table-cell table:formula="of:=[.I195]*[.Z$1] + IF([.I195]=0;0;[.Z$2])" office:value-type="float" office:value="0" calcext:value-type="float">
            <text:p>0</text:p>
          </table:table-cell>
          <table:table-cell table:formula="of:=[.J195]*[.AA$1] + IF([.J195]=0;0;[.AA$2])" office:value-type="float" office:value="0" calcext:value-type="float">
            <text:p>0</text:p>
          </table:table-cell>
          <table:table-cell table:formula="of:=[.K195]*[.AB$1] + IF([.K195]=0;0;[.AB$2])" office:value-type="float" office:value="0" calcext:value-type="float">
            <text:p>0</text:p>
          </table:table-cell>
          <table:table-cell table:formula="of:=[.L195]*[.AC$1] + IF([.L195]=0;0;[.AC$2])" office:value-type="float" office:value="0" calcext:value-type="float">
            <text:p>0</text:p>
          </table:table-cell>
          <table:table-cell table:formula="of:=[.M195]*[.AD$1] + IF([.M19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6529" calcext:value-type="float">
            <text:p>3,65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08" calcext:value-type="float">
            <text:p>0,8508</text:p>
          </table:table-cell>
          <table:table-cell office:value-type="float" office:value="1.2012" calcext:value-type="float">
            <text:p>1,2012</text:p>
          </table:table-cell>
          <table:table-cell table:formula="of:=([.O196]-[.$O$1])^2" office:value-type="float" office:value="0.0660407762559999" calcext:value-type="float">
            <text:p>0,0660407762559999</text:p>
          </table:table-cell>
          <table:table-cell/>
          <table:table-cell table:formula="of:=[.A196]*[.R$1] + IF([.A196]=0;0;[.R$2])" office:value-type="float" office:value="0.6167776" calcext:value-type="float">
            <text:p>0,6167776</text:p>
          </table:table-cell>
          <table:table-cell table:formula="of:=[.B196]*[.S$1] + IF([.B196]=0;0;[.S$2])" office:value-type="float" office:value="1.6985" calcext:value-type="float">
            <text:p>1,6985</text:p>
          </table:table-cell>
          <table:table-cell table:formula="of:=[.C196]*[.T$1] + IF([.C196]=0;0;[.T$2])" office:value-type="float" office:value="-0.24712891" calcext:value-type="float">
            <text:p>-0,24712891</text:p>
          </table:table-cell>
          <table:table-cell table:formula="of:=[.D196]*[.U$1] + IF([.D196]=0;0;[.U$2])" office:value-type="float" office:value="0" calcext:value-type="float">
            <text:p>0</text:p>
          </table:table-cell>
          <table:table-cell table:formula="of:=[.E196]*[.V$1] + IF([.E196]=0;0;[.V$2])" office:value-type="float" office:value="0" calcext:value-type="float">
            <text:p>0</text:p>
          </table:table-cell>
          <table:table-cell table:formula="of:=[.F196]*[.W$1] + IF([.F196]=0;0;[.W$2])" office:value-type="float" office:value="0" calcext:value-type="float">
            <text:p>0</text:p>
          </table:table-cell>
          <table:table-cell table:formula="of:=[.G196]*[.X$1] + IF([.G196]=0;0;[.X$2])" office:value-type="float" office:value="0" calcext:value-type="float">
            <text:p>0</text:p>
          </table:table-cell>
          <table:table-cell table:formula="of:=[.H196]*[.Y$1] + IF([.H196]=0;0;[.Y$2])" office:value-type="float" office:value="0" calcext:value-type="float">
            <text:p>0</text:p>
          </table:table-cell>
          <table:table-cell table:formula="of:=[.I196]*[.Z$1] + IF([.I196]=0;0;[.Z$2])" office:value-type="float" office:value="0" calcext:value-type="float">
            <text:p>0</text:p>
          </table:table-cell>
          <table:table-cell table:formula="of:=[.J196]*[.AA$1] + IF([.J196]=0;0;[.AA$2])" office:value-type="float" office:value="0" calcext:value-type="float">
            <text:p>0</text:p>
          </table:table-cell>
          <table:table-cell table:formula="of:=[.K196]*[.AB$1] + IF([.K196]=0;0;[.AB$2])" office:value-type="float" office:value="0" calcext:value-type="float">
            <text:p>0</text:p>
          </table:table-cell>
          <table:table-cell table:formula="of:=[.L196]*[.AC$1] + IF([.L196]=0;0;[.AC$2])" office:value-type="float" office:value="0" calcext:value-type="float">
            <text:p>0</text:p>
          </table:table-cell>
          <table:table-cell table:formula="of:=[.M196]*[.AD$1] + IF([.M19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953" calcext:value-type="float">
            <text:p>4,59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21" calcext:value-type="float">
            <text:p>1,521</text:p>
          </table:table-cell>
          <table:table-cell office:value-type="float" office:value="4.4248" calcext:value-type="float">
            <text:p>4,4248</text:p>
          </table:table-cell>
          <table:table-cell table:formula="of:=([.O197]-[.$O$1])^2" office:value-type="float" office:value="8.800810491456" calcext:value-type="float">
            <text:p>8,800810491456</text:p>
          </table:table-cell>
          <table:table-cell/>
          <table:table-cell table:formula="of:=[.A197]*[.R$1] + IF([.A197]=0;0;[.R$2])" office:value-type="float" office:value="0.6714388" calcext:value-type="float">
            <text:p>0,6714388</text:p>
          </table:table-cell>
          <table:table-cell table:formula="of:=[.B197]*[.S$1] + IF([.B197]=0;0;[.S$2])" office:value-type="float" office:value="0" calcext:value-type="float">
            <text:p>0</text:p>
          </table:table-cell>
          <table:table-cell table:formula="of:=[.C197]*[.T$1] + IF([.C197]=0;0;[.T$2])" office:value-type="float" office:value="-0.24514987" calcext:value-type="float">
            <text:p>-0,24514987</text:p>
          </table:table-cell>
          <table:table-cell table:formula="of:=[.D197]*[.U$1] + IF([.D197]=0;0;[.U$2])" office:value-type="float" office:value="1.6275" calcext:value-type="float">
            <text:p>1,6275</text:p>
          </table:table-cell>
          <table:table-cell table:formula="of:=[.E197]*[.V$1] + IF([.E197]=0;0;[.V$2])" office:value-type="float" office:value="-0.1673" calcext:value-type="float">
            <text:p>-0,1673</text:p>
          </table:table-cell>
          <table:table-cell table:formula="of:=[.F197]*[.W$1] + IF([.F197]=0;0;[.W$2])" office:value-type="float" office:value="0" calcext:value-type="float">
            <text:p>0</text:p>
          </table:table-cell>
          <table:table-cell table:formula="of:=[.G197]*[.X$1] + IF([.G197]=0;0;[.X$2])" office:value-type="float" office:value="0" calcext:value-type="float">
            <text:p>0</text:p>
          </table:table-cell>
          <table:table-cell table:formula="of:=[.H197]*[.Y$1] + IF([.H197]=0;0;[.Y$2])" office:value-type="float" office:value="0" calcext:value-type="float">
            <text:p>0</text:p>
          </table:table-cell>
          <table:table-cell table:formula="of:=[.I197]*[.Z$1] + IF([.I197]=0;0;[.Z$2])" office:value-type="float" office:value="0" calcext:value-type="float">
            <text:p>0</text:p>
          </table:table-cell>
          <table:table-cell table:formula="of:=[.J197]*[.AA$1] + IF([.J197]=0;0;[.AA$2])" office:value-type="float" office:value="0" calcext:value-type="float">
            <text:p>0</text:p>
          </table:table-cell>
          <table:table-cell table:formula="of:=[.K197]*[.AB$1] + IF([.K197]=0;0;[.AB$2])" office:value-type="float" office:value="0" calcext:value-type="float">
            <text:p>0</text:p>
          </table:table-cell>
          <table:table-cell table:formula="of:=[.L197]*[.AC$1] + IF([.L197]=0;0;[.AC$2])" office:value-type="float" office:value="0" calcext:value-type="float">
            <text:p>0</text:p>
          </table:table-cell>
          <table:table-cell table:formula="of:=[.M197]*[.AD$1] + IF([.M19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3374" calcext:value-type="float">
            <text:p>4,33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032" calcext:value-type="float">
            <text:p>1,2032</text:p>
          </table:table-cell>
          <table:table-cell office:value-type="float" office:value="1.8049" calcext:value-type="float">
            <text:p>1,8049</text:p>
          </table:table-cell>
          <table:table-cell table:formula="of:=([.O198]-[.$O$1])^2" office:value-type="float" office:value="0.120211984656" calcext:value-type="float">
            <text:p>0,120211984656</text:p>
          </table:table-cell>
          <table:table-cell/>
          <table:table-cell table:formula="of:=[.A198]*[.R$1] + IF([.A198]=0;0;[.R$2])" office:value-type="float" office:value="0.7807612" calcext:value-type="float">
            <text:p>0,7807612</text:p>
          </table:table-cell>
          <table:table-cell table:formula="of:=[.B198]*[.S$1] + IF([.B198]=0;0;[.S$2])" office:value-type="float" office:value="1.6985" calcext:value-type="float">
            <text:p>1,6985</text:p>
          </table:table-cell>
          <table:table-cell table:formula="of:=[.C198]*[.T$1] + IF([.C198]=0;0;[.T$2])" office:value-type="float" office:value="-0.24569146" calcext:value-type="float">
            <text:p>-0,24569146</text:p>
          </table:table-cell>
          <table:table-cell table:formula="of:=[.D198]*[.U$1] + IF([.D198]=0;0;[.U$2])" office:value-type="float" office:value="0" calcext:value-type="float">
            <text:p>0</text:p>
          </table:table-cell>
          <table:table-cell table:formula="of:=[.E198]*[.V$1] + IF([.E198]=0;0;[.V$2])" office:value-type="float" office:value="0" calcext:value-type="float">
            <text:p>0</text:p>
          </table:table-cell>
          <table:table-cell table:formula="of:=[.F198]*[.W$1] + IF([.F198]=0;0;[.W$2])" office:value-type="float" office:value="0" calcext:value-type="float">
            <text:p>0</text:p>
          </table:table-cell>
          <table:table-cell table:formula="of:=[.G198]*[.X$1] + IF([.G198]=0;0;[.X$2])" office:value-type="float" office:value="0" calcext:value-type="float">
            <text:p>0</text:p>
          </table:table-cell>
          <table:table-cell table:formula="of:=[.H198]*[.Y$1] + IF([.H198]=0;0;[.Y$2])" office:value-type="float" office:value="0" calcext:value-type="float">
            <text:p>0</text:p>
          </table:table-cell>
          <table:table-cell table:formula="of:=[.I198]*[.Z$1] + IF([.I198]=0;0;[.Z$2])" office:value-type="float" office:value="0" calcext:value-type="float">
            <text:p>0</text:p>
          </table:table-cell>
          <table:table-cell table:formula="of:=[.J198]*[.AA$1] + IF([.J198]=0;0;[.AA$2])" office:value-type="float" office:value="0" calcext:value-type="float">
            <text:p>0</text:p>
          </table:table-cell>
          <table:table-cell table:formula="of:=[.K198]*[.AB$1] + IF([.K198]=0;0;[.AB$2])" office:value-type="float" office:value="0" calcext:value-type="float">
            <text:p>0</text:p>
          </table:table-cell>
          <table:table-cell table:formula="of:=[.L198]*[.AC$1] + IF([.L198]=0;0;[.AC$2])" office:value-type="float" office:value="0" calcext:value-type="float">
            <text:p>0</text:p>
          </table:table-cell>
          <table:table-cell table:formula="of:=[.M198]*[.AD$1] + IF([.M19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734" calcext:value-type="float">
            <text:p>4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7" calcext:value-type="float">
            <text:p>0,7517</text:p>
          </table:table-cell>
          <table:table-cell office:value-type="float" office:value="1.1025" calcext:value-type="float">
            <text:p>1,1025</text:p>
          </table:table-cell>
          <table:table-cell table:formula="of:=([.O199]-[.$O$1])^2" office:value-type="float" office:value="0.126511107856" calcext:value-type="float">
            <text:p>0,126511107856</text:p>
          </table:table-cell>
          <table:table-cell/>
          <table:table-cell table:formula="of:=[.A199]*[.R$1] + IF([.A199]=0;0;[.R$2])" office:value-type="float" office:value="0.7261" calcext:value-type="float">
            <text:p>0,7261</text:p>
          </table:table-cell>
          <table:table-cell table:formula="of:=[.B199]*[.S$1] + IF([.B199]=0;0;[.S$2])" office:value-type="float" office:value="0" calcext:value-type="float">
            <text:p>0</text:p>
          </table:table-cell>
          <table:table-cell table:formula="of:=[.C199]*[.T$1] + IF([.C199]=0;0;[.T$2])" office:value-type="float" office:value="-0.24519586" calcext:value-type="float">
            <text:p>-0,24519586</text:p>
          </table:table-cell>
          <table:table-cell table:formula="of:=[.D199]*[.U$1] + IF([.D199]=0;0;[.U$2])" office:value-type="float" office:value="0" calcext:value-type="float">
            <text:p>0</text:p>
          </table:table-cell>
          <table:table-cell table:formula="of:=[.E199]*[.V$1] + IF([.E199]=0;0;[.V$2])" office:value-type="float" office:value="0" calcext:value-type="float">
            <text:p>0</text:p>
          </table:table-cell>
          <table:table-cell table:formula="of:=[.F199]*[.W$1] + IF([.F199]=0;0;[.W$2])" office:value-type="float" office:value="0" calcext:value-type="float">
            <text:p>0</text:p>
          </table:table-cell>
          <table:table-cell table:formula="of:=[.G199]*[.X$1] + IF([.G199]=0;0;[.X$2])" office:value-type="float" office:value="0" calcext:value-type="float">
            <text:p>0</text:p>
          </table:table-cell>
          <table:table-cell table:formula="of:=[.H199]*[.Y$1] + IF([.H199]=0;0;[.Y$2])" office:value-type="float" office:value="0" calcext:value-type="float">
            <text:p>0</text:p>
          </table:table-cell>
          <table:table-cell table:formula="of:=[.I199]*[.Z$1] + IF([.I199]=0;0;[.Z$2])" office:value-type="float" office:value="0" calcext:value-type="float">
            <text:p>0</text:p>
          </table:table-cell>
          <table:table-cell table:formula="of:=[.J199]*[.AA$1] + IF([.J199]=0;0;[.AA$2])" office:value-type="float" office:value="0" calcext:value-type="float">
            <text:p>0</text:p>
          </table:table-cell>
          <table:table-cell table:formula="of:=[.K199]*[.AB$1] + IF([.K199]=0;0;[.AB$2])" office:value-type="float" office:value="0" calcext:value-type="float">
            <text:p>0</text:p>
          </table:table-cell>
          <table:table-cell table:formula="of:=[.L199]*[.AC$1] + IF([.L199]=0;0;[.AC$2])" office:value-type="float" office:value="0" calcext:value-type="float">
            <text:p>0</text:p>
          </table:table-cell>
          <table:table-cell table:formula="of:=[.M199]*[.AD$1] + IF([.M19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734" calcext:value-type="float">
            <text:p>4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17" calcext:value-type="float">
            <text:p>0,7517</text:p>
          </table:table-cell>
          <table:table-cell office:value-type="float" office:value="1.1025" calcext:value-type="float">
            <text:p>1,1025</text:p>
          </table:table-cell>
          <table:table-cell table:formula="of:=([.O200]-[.$O$1])^2" office:value-type="float" office:value="0.126511107856" calcext:value-type="float">
            <text:p>0,126511107856</text:p>
          </table:table-cell>
          <table:table-cell/>
          <table:table-cell table:formula="of:=[.A200]*[.R$1] + IF([.A200]=0;0;[.R$2])" office:value-type="float" office:value="0.7261" calcext:value-type="float">
            <text:p>0,7261</text:p>
          </table:table-cell>
          <table:table-cell table:formula="of:=[.B200]*[.S$1] + IF([.B200]=0;0;[.S$2])" office:value-type="float" office:value="0" calcext:value-type="float">
            <text:p>0</text:p>
          </table:table-cell>
          <table:table-cell table:formula="of:=[.C200]*[.T$1] + IF([.C200]=0;0;[.T$2])" office:value-type="float" office:value="-0.24519586" calcext:value-type="float">
            <text:p>-0,24519586</text:p>
          </table:table-cell>
          <table:table-cell table:formula="of:=[.D200]*[.U$1] + IF([.D200]=0;0;[.U$2])" office:value-type="float" office:value="0" calcext:value-type="float">
            <text:p>0</text:p>
          </table:table-cell>
          <table:table-cell table:formula="of:=[.E200]*[.V$1] + IF([.E200]=0;0;[.V$2])" office:value-type="float" office:value="0" calcext:value-type="float">
            <text:p>0</text:p>
          </table:table-cell>
          <table:table-cell table:formula="of:=[.F200]*[.W$1] + IF([.F200]=0;0;[.W$2])" office:value-type="float" office:value="0" calcext:value-type="float">
            <text:p>0</text:p>
          </table:table-cell>
          <table:table-cell table:formula="of:=[.G200]*[.X$1] + IF([.G200]=0;0;[.X$2])" office:value-type="float" office:value="0" calcext:value-type="float">
            <text:p>0</text:p>
          </table:table-cell>
          <table:table-cell table:formula="of:=[.H200]*[.Y$1] + IF([.H200]=0;0;[.Y$2])" office:value-type="float" office:value="0" calcext:value-type="float">
            <text:p>0</text:p>
          </table:table-cell>
          <table:table-cell table:formula="of:=[.I200]*[.Z$1] + IF([.I200]=0;0;[.Z$2])" office:value-type="float" office:value="0" calcext:value-type="float">
            <text:p>0</text:p>
          </table:table-cell>
          <table:table-cell table:formula="of:=[.J200]*[.AA$1] + IF([.J200]=0;0;[.AA$2])" office:value-type="float" office:value="0" calcext:value-type="float">
            <text:p>0</text:p>
          </table:table-cell>
          <table:table-cell table:formula="of:=[.K200]*[.AB$1] + IF([.K200]=0;0;[.AB$2])" office:value-type="float" office:value="0" calcext:value-type="float">
            <text:p>0</text:p>
          </table:table-cell>
          <table:table-cell table:formula="of:=[.L200]*[.AC$1] + IF([.L200]=0;0;[.AC$2])" office:value-type="float" office:value="0" calcext:value-type="float">
            <text:p>0</text:p>
          </table:table-cell>
          <table:table-cell table:formula="of:=[.M200]*[.AD$1] + IF([.M20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5638" calcext:value-type="float">
            <text:p>3,56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36" calcext:value-type="float">
            <text:p>0,8236</text:p>
          </table:table-cell>
          <table:table-cell office:value-type="float" office:value="1.1438" calcext:value-type="float">
            <text:p>1,1438</text:p>
          </table:table-cell>
          <table:table-cell table:formula="of:=([.O201]-[.$O$1])^2" office:value-type="float" office:value="0.098837299456" calcext:value-type="float">
            <text:p>0,098837299456</text:p>
          </table:table-cell>
          <table:table-cell/>
          <table:table-cell table:formula="of:=[.A201]*[.R$1] + IF([.A201]=0;0;[.R$2])" office:value-type="float" office:value="0.6167776" calcext:value-type="float">
            <text:p>0,6167776</text:p>
          </table:table-cell>
          <table:table-cell table:formula="of:=[.B201]*[.S$1] + IF([.B201]=0;0;[.S$2])" office:value-type="float" office:value="0" calcext:value-type="float">
            <text:p>0</text:p>
          </table:table-cell>
          <table:table-cell table:formula="of:=[.C201]*[.T$1] + IF([.C201]=0;0;[.T$2])" office:value-type="float" office:value="-0.24731602" calcext:value-type="float">
            <text:p>-0,24731602</text:p>
          </table:table-cell>
          <table:table-cell table:formula="of:=[.D201]*[.U$1] + IF([.D201]=0;0;[.U$2])" office:value-type="float" office:value="0" calcext:value-type="float">
            <text:p>0</text:p>
          </table:table-cell>
          <table:table-cell table:formula="of:=[.E201]*[.V$1] + IF([.E201]=0;0;[.V$2])" office:value-type="float" office:value="0" calcext:value-type="float">
            <text:p>0</text:p>
          </table:table-cell>
          <table:table-cell table:formula="of:=[.F201]*[.W$1] + IF([.F201]=0;0;[.W$2])" office:value-type="float" office:value="0" calcext:value-type="float">
            <text:p>0</text:p>
          </table:table-cell>
          <table:table-cell table:formula="of:=[.G201]*[.X$1] + IF([.G201]=0;0;[.X$2])" office:value-type="float" office:value="0" calcext:value-type="float">
            <text:p>0</text:p>
          </table:table-cell>
          <table:table-cell table:formula="of:=[.H201]*[.Y$1] + IF([.H201]=0;0;[.Y$2])" office:value-type="float" office:value="0" calcext:value-type="float">
            <text:p>0</text:p>
          </table:table-cell>
          <table:table-cell table:formula="of:=[.I201]*[.Z$1] + IF([.I201]=0;0;[.Z$2])" office:value-type="float" office:value="0" calcext:value-type="float">
            <text:p>0</text:p>
          </table:table-cell>
          <table:table-cell table:formula="of:=[.J201]*[.AA$1] + IF([.J201]=0;0;[.AA$2])" office:value-type="float" office:value="0" calcext:value-type="float">
            <text:p>0</text:p>
          </table:table-cell>
          <table:table-cell table:formula="of:=[.K201]*[.AB$1] + IF([.K201]=0;0;[.AB$2])" office:value-type="float" office:value="0" calcext:value-type="float">
            <text:p>0</text:p>
          </table:table-cell>
          <table:table-cell table:formula="of:=[.L201]*[.AC$1] + IF([.L201]=0;0;[.AC$2])" office:value-type="float" office:value="0" calcext:value-type="float">
            <text:p>0</text:p>
          </table:table-cell>
          <table:table-cell table:formula="of:=[.M201]*[.AD$1] + IF([.M20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4.4925" calcext:value-type="float">
            <text:p>4,49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133" calcext:value-type="float">
            <text:p>1,0133</text:p>
          </table:table-cell>
          <table:table-cell office:value-type="float" office:value="1.33" calcext:value-type="float">
            <text:p>1,33</text:p>
          </table:table-cell>
          <table:table-cell table:formula="of:=([.O202]-[.$O$1])^2" office:value-type="float" office:value="0.016431137856" calcext:value-type="float">
            <text:p>0,016431137856</text:p>
          </table:table-cell>
          <table:table-cell/>
          <table:table-cell table:formula="of:=[.A202]*[.R$1] + IF([.A202]=0;0;[.R$2])" office:value-type="float" office:value="0.8354224" calcext:value-type="float">
            <text:p>0,8354224</text:p>
          </table:table-cell>
          <table:table-cell table:formula="of:=[.B202]*[.S$1] + IF([.B202]=0;0;[.S$2])" office:value-type="float" office:value="0" calcext:value-type="float">
            <text:p>0</text:p>
          </table:table-cell>
          <table:table-cell table:formula="of:=[.C202]*[.T$1] + IF([.C202]=0;0;[.T$2])" office:value-type="float" office:value="-0.24536575" calcext:value-type="float">
            <text:p>-0,24536575</text:p>
          </table:table-cell>
          <table:table-cell table:formula="of:=[.D202]*[.U$1] + IF([.D202]=0;0;[.U$2])" office:value-type="float" office:value="0" calcext:value-type="float">
            <text:p>0</text:p>
          </table:table-cell>
          <table:table-cell table:formula="of:=[.E202]*[.V$1] + IF([.E202]=0;0;[.V$2])" office:value-type="float" office:value="0" calcext:value-type="float">
            <text:p>0</text:p>
          </table:table-cell>
          <table:table-cell table:formula="of:=[.F202]*[.W$1] + IF([.F202]=0;0;[.W$2])" office:value-type="float" office:value="0" calcext:value-type="float">
            <text:p>0</text:p>
          </table:table-cell>
          <table:table-cell table:formula="of:=[.G202]*[.X$1] + IF([.G202]=0;0;[.X$2])" office:value-type="float" office:value="0" calcext:value-type="float">
            <text:p>0</text:p>
          </table:table-cell>
          <table:table-cell table:formula="of:=[.H202]*[.Y$1] + IF([.H202]=0;0;[.Y$2])" office:value-type="float" office:value="0" calcext:value-type="float">
            <text:p>0</text:p>
          </table:table-cell>
          <table:table-cell table:formula="of:=[.I202]*[.Z$1] + IF([.I202]=0;0;[.Z$2])" office:value-type="float" office:value="0" calcext:value-type="float">
            <text:p>0</text:p>
          </table:table-cell>
          <table:table-cell table:formula="of:=[.J202]*[.AA$1] + IF([.J202]=0;0;[.AA$2])" office:value-type="float" office:value="0" calcext:value-type="float">
            <text:p>0</text:p>
          </table:table-cell>
          <table:table-cell table:formula="of:=[.K202]*[.AB$1] + IF([.K202]=0;0;[.AB$2])" office:value-type="float" office:value="0" calcext:value-type="float">
            <text:p>0</text:p>
          </table:table-cell>
          <table:table-cell table:formula="of:=[.L202]*[.AC$1] + IF([.L202]=0;0;[.AC$2])" office:value-type="float" office:value="0" calcext:value-type="float">
            <text:p>0</text:p>
          </table:table-cell>
          <table:table-cell table:formula="of:=[.M202]*[.AD$1] + IF([.M20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4801" calcext:value-type="float">
            <text:p>2,4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18" calcext:value-type="float">
            <text:p>0,6718</text:p>
          </table:table-cell>
          <table:table-cell office:value-type="float" office:value="0.7389" calcext:value-type="float">
            <text:p>0,7389</text:p>
          </table:table-cell>
          <table:table-cell table:formula="of:=([.O203]-[.$O$1])^2" office:value-type="float" office:value="0.517369472656" calcext:value-type="float">
            <text:p>0,517369472656</text:p>
          </table:table-cell>
          <table:table-cell/>
          <table:table-cell table:formula="of:=[.A203]*[.R$1] + IF([.A203]=0;0;[.R$2])" office:value-type="float" office:value="0.7807612" calcext:value-type="float">
            <text:p>0,7807612</text:p>
          </table:table-cell>
          <table:table-cell table:formula="of:=[.B203]*[.S$1] + IF([.B203]=0;0;[.S$2])" office:value-type="float" office:value="0" calcext:value-type="float">
            <text:p>0</text:p>
          </table:table-cell>
          <table:table-cell table:formula="of:=[.C203]*[.T$1] + IF([.C203]=0;0;[.T$2])" office:value-type="float" office:value="-0.24959179" calcext:value-type="float">
            <text:p>-0,24959179</text:p>
          </table:table-cell>
          <table:table-cell table:formula="of:=[.D203]*[.U$1] + IF([.D203]=0;0;[.U$2])" office:value-type="float" office:value="0" calcext:value-type="float">
            <text:p>0</text:p>
          </table:table-cell>
          <table:table-cell table:formula="of:=[.E203]*[.V$1] + IF([.E203]=0;0;[.V$2])" office:value-type="float" office:value="0" calcext:value-type="float">
            <text:p>0</text:p>
          </table:table-cell>
          <table:table-cell table:formula="of:=[.F203]*[.W$1] + IF([.F203]=0;0;[.W$2])" office:value-type="float" office:value="0" calcext:value-type="float">
            <text:p>0</text:p>
          </table:table-cell>
          <table:table-cell table:formula="of:=[.G203]*[.X$1] + IF([.G203]=0;0;[.X$2])" office:value-type="float" office:value="0" calcext:value-type="float">
            <text:p>0</text:p>
          </table:table-cell>
          <table:table-cell table:formula="of:=[.H203]*[.Y$1] + IF([.H203]=0;0;[.Y$2])" office:value-type="float" office:value="0" calcext:value-type="float">
            <text:p>0</text:p>
          </table:table-cell>
          <table:table-cell table:formula="of:=[.I203]*[.Z$1] + IF([.I203]=0;0;[.Z$2])" office:value-type="float" office:value="0" calcext:value-type="float">
            <text:p>0</text:p>
          </table:table-cell>
          <table:table-cell table:formula="of:=[.J203]*[.AA$1] + IF([.J203]=0;0;[.AA$2])" office:value-type="float" office:value="0" calcext:value-type="float">
            <text:p>0</text:p>
          </table:table-cell>
          <table:table-cell table:formula="of:=[.K203]*[.AB$1] + IF([.K203]=0;0;[.AB$2])" office:value-type="float" office:value="0" calcext:value-type="float">
            <text:p>0</text:p>
          </table:table-cell>
          <table:table-cell table:formula="of:=[.L203]*[.AC$1] + IF([.L203]=0;0;[.AC$2])" office:value-type="float" office:value="0" calcext:value-type="float">
            <text:p>0</text:p>
          </table:table-cell>
          <table:table-cell table:formula="of:=[.M203]*[.AD$1] + IF([.M20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0027" calcext:value-type="float">
            <text:p>3,0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722" calcext:value-type="float">
            <text:p>1,1722</text:p>
          </table:table-cell>
          <table:table-cell office:value-type="float" office:value="2.5399" calcext:value-type="float">
            <text:p>2,5399</text:p>
          </table:table-cell>
          <table:table-cell table:formula="of:=([.O204]-[.$O$1])^2" office:value-type="float" office:value="1.170109504656" calcext:value-type="float">
            <text:p>1,170109504656</text:p>
          </table:table-cell>
          <table:table-cell/>
          <table:table-cell table:formula="of:=[.A204]*[.R$1] + IF([.A204]=0;0;[.R$2])" office:value-type="float" office:value="0.6167776" calcext:value-type="float">
            <text:p>0,6167776</text:p>
          </table:table-cell>
          <table:table-cell table:formula="of:=[.B204]*[.S$1] + IF([.B204]=0;0;[.S$2])" office:value-type="float" office:value="1.6985" calcext:value-type="float">
            <text:p>1,6985</text:p>
          </table:table-cell>
          <table:table-cell table:formula="of:=[.C204]*[.T$1] + IF([.C204]=0;0;[.T$2])" office:value-type="float" office:value="-0.24849433" calcext:value-type="float">
            <text:p>-0,24849433</text:p>
          </table:table-cell>
          <table:table-cell table:formula="of:=[.D204]*[.U$1] + IF([.D204]=0;0;[.U$2])" office:value-type="float" office:value="0" calcext:value-type="float">
            <text:p>0</text:p>
          </table:table-cell>
          <table:table-cell table:formula="of:=[.E204]*[.V$1] + IF([.E204]=0;0;[.V$2])" office:value-type="float" office:value="0" calcext:value-type="float">
            <text:p>0</text:p>
          </table:table-cell>
          <table:table-cell table:formula="of:=[.F204]*[.W$1] + IF([.F204]=0;0;[.W$2])" office:value-type="float" office:value="0" calcext:value-type="float">
            <text:p>0</text:p>
          </table:table-cell>
          <table:table-cell table:formula="of:=[.G204]*[.X$1] + IF([.G204]=0;0;[.X$2])" office:value-type="float" office:value="0" calcext:value-type="float">
            <text:p>0</text:p>
          </table:table-cell>
          <table:table-cell table:formula="of:=[.H204]*[.Y$1] + IF([.H204]=0;0;[.Y$2])" office:value-type="float" office:value="0" calcext:value-type="float">
            <text:p>0</text:p>
          </table:table-cell>
          <table:table-cell table:formula="of:=[.I204]*[.Z$1] + IF([.I204]=0;0;[.Z$2])" office:value-type="float" office:value="0" calcext:value-type="float">
            <text:p>0</text:p>
          </table:table-cell>
          <table:table-cell table:formula="of:=[.J204]*[.AA$1] + IF([.J204]=0;0;[.AA$2])" office:value-type="float" office:value="0" calcext:value-type="float">
            <text:p>0</text:p>
          </table:table-cell>
          <table:table-cell table:formula="of:=[.K204]*[.AB$1] + IF([.K204]=0;0;[.AB$2])" office:value-type="float" office:value="0" calcext:value-type="float">
            <text:p>0</text:p>
          </table:table-cell>
          <table:table-cell table:formula="of:=[.L204]*[.AC$1] + IF([.L204]=0;0;[.AC$2])" office:value-type="float" office:value="0" calcext:value-type="float">
            <text:p>0</text:p>
          </table:table-cell>
          <table:table-cell table:formula="of:=[.M204]*[.AD$1] + IF([.M20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1893" calcext:value-type="float">
            <text:p>3,18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87" calcext:value-type="float">
            <text:p>0,7787</text:p>
          </table:table-cell>
          <table:table-cell office:value-type="float" office:value="1.2188" calcext:value-type="float">
            <text:p>1,2188</text:p>
          </table:table-cell>
          <table:table-cell table:formula="of:=([.O205]-[.$O$1])^2" office:value-type="float" office:value="0.0573046994559999" calcext:value-type="float">
            <text:p>0,0573046994559999</text:p>
          </table:table-cell>
          <table:table-cell/>
          <table:table-cell table:formula="of:=[.A205]*[.R$1] + IF([.A205]=0;0;[.R$2])" office:value-type="float" office:value="0.6167776" calcext:value-type="float">
            <text:p>0,6167776</text:p>
          </table:table-cell>
          <table:table-cell table:formula="of:=[.B205]*[.S$1] + IF([.B205]=0;0;[.S$2])" office:value-type="float" office:value="0" calcext:value-type="float">
            <text:p>0</text:p>
          </table:table-cell>
          <table:table-cell table:formula="of:=[.C205]*[.T$1] + IF([.C205]=0;0;[.T$2])" office:value-type="float" office:value="-0.24810247" calcext:value-type="float">
            <text:p>-0,24810247</text:p>
          </table:table-cell>
          <table:table-cell table:formula="of:=[.D205]*[.U$1] + IF([.D205]=0;0;[.U$2])" office:value-type="float" office:value="0" calcext:value-type="float">
            <text:p>0</text:p>
          </table:table-cell>
          <table:table-cell table:formula="of:=[.E205]*[.V$1] + IF([.E205]=0;0;[.V$2])" office:value-type="float" office:value="0" calcext:value-type="float">
            <text:p>0</text:p>
          </table:table-cell>
          <table:table-cell table:formula="of:=[.F205]*[.W$1] + IF([.F205]=0;0;[.W$2])" office:value-type="float" office:value="0" calcext:value-type="float">
            <text:p>0</text:p>
          </table:table-cell>
          <table:table-cell table:formula="of:=[.G205]*[.X$1] + IF([.G205]=0;0;[.X$2])" office:value-type="float" office:value="0" calcext:value-type="float">
            <text:p>0</text:p>
          </table:table-cell>
          <table:table-cell table:formula="of:=[.H205]*[.Y$1] + IF([.H205]=0;0;[.Y$2])" office:value-type="float" office:value="0" calcext:value-type="float">
            <text:p>0</text:p>
          </table:table-cell>
          <table:table-cell table:formula="of:=[.I205]*[.Z$1] + IF([.I205]=0;0;[.Z$2])" office:value-type="float" office:value="0" calcext:value-type="float">
            <text:p>0</text:p>
          </table:table-cell>
          <table:table-cell table:formula="of:=[.J205]*[.AA$1] + IF([.J205]=0;0;[.AA$2])" office:value-type="float" office:value="0" calcext:value-type="float">
            <text:p>0</text:p>
          </table:table-cell>
          <table:table-cell table:formula="of:=[.K205]*[.AB$1] + IF([.K205]=0;0;[.AB$2])" office:value-type="float" office:value="0" calcext:value-type="float">
            <text:p>0</text:p>
          </table:table-cell>
          <table:table-cell table:formula="of:=[.L205]*[.AC$1] + IF([.L205]=0;0;[.AC$2])" office:value-type="float" office:value="0" calcext:value-type="float">
            <text:p>0</text:p>
          </table:table-cell>
          <table:table-cell table:formula="of:=[.M205]*[.AD$1] + IF([.M20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2908" calcext:value-type="float">
            <text:p>3,2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52" calcext:value-type="float">
            <text:p>0,7152</text:p>
          </table:table-cell>
          <table:table-cell office:value-type="float" office:value="0.8282" calcext:value-type="float">
            <text:p>0,8282</text:p>
          </table:table-cell>
          <table:table-cell table:formula="of:=([.O206]-[.$O$1])^2" office:value-type="float" office:value="0.396879840256" calcext:value-type="float">
            <text:p>0,396879840256</text:p>
          </table:table-cell>
          <table:table-cell/>
          <table:table-cell table:formula="of:=[.A206]*[.R$1] + IF([.A206]=0;0;[.R$2])" office:value-type="float" office:value="0.6167776" calcext:value-type="float">
            <text:p>0,6167776</text:p>
          </table:table-cell>
          <table:table-cell table:formula="of:=[.B206]*[.S$1] + IF([.B206]=0;0;[.S$2])" office:value-type="float" office:value="0" calcext:value-type="float">
            <text:p>0</text:p>
          </table:table-cell>
          <table:table-cell table:formula="of:=[.C206]*[.T$1] + IF([.C206]=0;0;[.T$2])" office:value-type="float" office:value="-0.24788932" calcext:value-type="float">
            <text:p>-0,24788932</text:p>
          </table:table-cell>
          <table:table-cell table:formula="of:=[.D206]*[.U$1] + IF([.D206]=0;0;[.U$2])" office:value-type="float" office:value="0" calcext:value-type="float">
            <text:p>0</text:p>
          </table:table-cell>
          <table:table-cell table:formula="of:=[.E206]*[.V$1] + IF([.E206]=0;0;[.V$2])" office:value-type="float" office:value="0" calcext:value-type="float">
            <text:p>0</text:p>
          </table:table-cell>
          <table:table-cell table:formula="of:=[.F206]*[.W$1] + IF([.F206]=0;0;[.W$2])" office:value-type="float" office:value="0" calcext:value-type="float">
            <text:p>0</text:p>
          </table:table-cell>
          <table:table-cell table:formula="of:=[.G206]*[.X$1] + IF([.G206]=0;0;[.X$2])" office:value-type="float" office:value="0" calcext:value-type="float">
            <text:p>0</text:p>
          </table:table-cell>
          <table:table-cell table:formula="of:=[.H206]*[.Y$1] + IF([.H206]=0;0;[.Y$2])" office:value-type="float" office:value="0" calcext:value-type="float">
            <text:p>0</text:p>
          </table:table-cell>
          <table:table-cell table:formula="of:=[.I206]*[.Z$1] + IF([.I206]=0;0;[.Z$2])" office:value-type="float" office:value="0" calcext:value-type="float">
            <text:p>0</text:p>
          </table:table-cell>
          <table:table-cell table:formula="of:=[.J206]*[.AA$1] + IF([.J206]=0;0;[.AA$2])" office:value-type="float" office:value="0" calcext:value-type="float">
            <text:p>0</text:p>
          </table:table-cell>
          <table:table-cell table:formula="of:=[.K206]*[.AB$1] + IF([.K206]=0;0;[.AB$2])" office:value-type="float" office:value="0" calcext:value-type="float">
            <text:p>0</text:p>
          </table:table-cell>
          <table:table-cell table:formula="of:=[.L206]*[.AC$1] + IF([.L206]=0;0;[.AC$2])" office:value-type="float" office:value="0" calcext:value-type="float">
            <text:p>0</text:p>
          </table:table-cell>
          <table:table-cell table:formula="of:=[.M206]*[.AD$1] + IF([.M20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4431" calcext:value-type="float">
            <text:p>4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811" calcext:value-type="float">
            <text:p>1,2811</text:p>
          </table:table-cell>
          <table:table-cell office:value-type="float" office:value="3.0427" calcext:value-type="float">
            <text:p>3,0427</text:p>
          </table:table-cell>
          <table:table-cell table:formula="of:=([.O207]-[.$O$1])^2" office:value-type="float" office:value="2.510690954256" calcext:value-type="float">
            <text:p>2,510690954256</text:p>
          </table:table-cell>
          <table:table-cell/>
          <table:table-cell table:formula="of:=[.A207]*[.R$1] + IF([.A207]=0;0;[.R$2])" office:value-type="float" office:value="0.7261" calcext:value-type="float">
            <text:p>0,7261</text:p>
          </table:table-cell>
          <table:table-cell table:formula="of:=[.B207]*[.S$1] + IF([.B207]=0;0;[.S$2])" office:value-type="float" office:value="0" calcext:value-type="float">
            <text:p>0</text:p>
          </table:table-cell>
          <table:table-cell table:formula="of:=[.C207]*[.T$1] + IF([.C207]=0;0;[.T$2])" office:value-type="float" office:value="-0.24546949" calcext:value-type="float">
            <text:p>-0,24546949</text:p>
          </table:table-cell>
          <table:table-cell table:formula="of:=[.D207]*[.U$1] + IF([.D207]=0;0;[.U$2])" office:value-type="float" office:value="0" calcext:value-type="float">
            <text:p>0</text:p>
          </table:table-cell>
          <table:table-cell table:formula="of:=[.E207]*[.V$1] + IF([.E207]=0;0;[.V$2])" office:value-type="float" office:value="0" calcext:value-type="float">
            <text:p>0</text:p>
          </table:table-cell>
          <table:table-cell table:formula="of:=[.F207]*[.W$1] + IF([.F207]=0;0;[.W$2])" office:value-type="float" office:value="0" calcext:value-type="float">
            <text:p>0</text:p>
          </table:table-cell>
          <table:table-cell table:formula="of:=[.G207]*[.X$1] + IF([.G207]=0;0;[.X$2])" office:value-type="float" office:value="0" calcext:value-type="float">
            <text:p>0</text:p>
          </table:table-cell>
          <table:table-cell table:formula="of:=[.H207]*[.Y$1] + IF([.H207]=0;0;[.Y$2])" office:value-type="float" office:value="0" calcext:value-type="float">
            <text:p>0</text:p>
          </table:table-cell>
          <table:table-cell table:formula="of:=[.I207]*[.Z$1] + IF([.I207]=0;0;[.Z$2])" office:value-type="float" office:value="0" calcext:value-type="float">
            <text:p>0</text:p>
          </table:table-cell>
          <table:table-cell table:formula="of:=[.J207]*[.AA$1] + IF([.J207]=0;0;[.AA$2])" office:value-type="float" office:value="0" calcext:value-type="float">
            <text:p>0</text:p>
          </table:table-cell>
          <table:table-cell table:formula="of:=[.K207]*[.AB$1] + IF([.K207]=0;0;[.AB$2])" office:value-type="float" office:value="0" calcext:value-type="float">
            <text:p>0</text:p>
          </table:table-cell>
          <table:table-cell table:formula="of:=[.L207]*[.AC$1] + IF([.L207]=0;0;[.AC$2])" office:value-type="float" office:value="0" calcext:value-type="float">
            <text:p>0</text:p>
          </table:table-cell>
          <table:table-cell table:formula="of:=[.M207]*[.AD$1] + IF([.M20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" calcext:value-type="float">
            <text:p>1</text:p>
          </table:table-cell>
          <table:table-cell office:value-type="float" office:value="3.7599" calcext:value-type="float">
            <text:p>3,75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05" calcext:value-type="float">
            <text:p>1,505</text:p>
          </table:table-cell>
          <table:table-cell office:value-type="float" office:value="3.4401" calcext:value-type="float">
            <text:p>3,4401</text:p>
          </table:table-cell>
          <table:table-cell table:formula="of:=([.O208]-[.$O$1])^2" office:value-type="float" office:value="3.927991031056" calcext:value-type="float">
            <text:p>3,927991031056</text:p>
          </table:table-cell>
          <table:table-cell/>
          <table:table-cell table:formula="of:=[.A208]*[.R$1] + IF([.A208]=0;0;[.R$2])" office:value-type="float" office:value="0.6714388" calcext:value-type="float">
            <text:p>0,6714388</text:p>
          </table:table-cell>
          <table:table-cell table:formula="of:=[.B208]*[.S$1] + IF([.B208]=0;0;[.S$2])" office:value-type="float" office:value="1.6985" calcext:value-type="float">
            <text:p>1,6985</text:p>
          </table:table-cell>
          <table:table-cell table:formula="of:=[.C208]*[.T$1] + IF([.C208]=0;0;[.T$2])" office:value-type="float" office:value="-0.24690421" calcext:value-type="float">
            <text:p>-0,24690421</text:p>
          </table:table-cell>
          <table:table-cell table:formula="of:=[.D208]*[.U$1] + IF([.D208]=0;0;[.U$2])" office:value-type="float" office:value="0" calcext:value-type="float">
            <text:p>0</text:p>
          </table:table-cell>
          <table:table-cell table:formula="of:=[.E208]*[.V$1] + IF([.E208]=0;0;[.V$2])" office:value-type="float" office:value="0" calcext:value-type="float">
            <text:p>0</text:p>
          </table:table-cell>
          <table:table-cell table:formula="of:=[.F208]*[.W$1] + IF([.F208]=0;0;[.W$2])" office:value-type="float" office:value="0" calcext:value-type="float">
            <text:p>0</text:p>
          </table:table-cell>
          <table:table-cell table:formula="of:=[.G208]*[.X$1] + IF([.G208]=0;0;[.X$2])" office:value-type="float" office:value="0" calcext:value-type="float">
            <text:p>0</text:p>
          </table:table-cell>
          <table:table-cell table:formula="of:=[.H208]*[.Y$1] + IF([.H208]=0;0;[.Y$2])" office:value-type="float" office:value="0" calcext:value-type="float">
            <text:p>0</text:p>
          </table:table-cell>
          <table:table-cell table:formula="of:=[.I208]*[.Z$1] + IF([.I208]=0;0;[.Z$2])" office:value-type="float" office:value="0" calcext:value-type="float">
            <text:p>0</text:p>
          </table:table-cell>
          <table:table-cell table:formula="of:=[.J208]*[.AA$1] + IF([.J208]=0;0;[.AA$2])" office:value-type="float" office:value="0" calcext:value-type="float">
            <text:p>0</text:p>
          </table:table-cell>
          <table:table-cell table:formula="of:=[.K208]*[.AB$1] + IF([.K208]=0;0;[.AB$2])" office:value-type="float" office:value="0" calcext:value-type="float">
            <text:p>0</text:p>
          </table:table-cell>
          <table:table-cell table:formula="of:=[.L208]*[.AC$1] + IF([.L208]=0;0;[.AC$2])" office:value-type="float" office:value="0" calcext:value-type="float">
            <text:p>0</text:p>
          </table:table-cell>
          <table:table-cell table:formula="of:=[.M208]*[.AD$1] + IF([.M20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609" calcext:value-type="float">
            <text:p>4,46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18" calcext:value-type="float">
            <text:p>0,8818</text:p>
          </table:table-cell>
          <table:table-cell office:value-type="float" office:value="1.0934" calcext:value-type="float">
            <text:p>1,0934</text:p>
          </table:table-cell>
          <table:table-cell table:formula="of:=([.O209]-[.$O$1])^2" office:value-type="float" office:value="0.133067366656" calcext:value-type="float">
            <text:p>0,133067366656</text:p>
          </table:table-cell>
          <table:table-cell/>
          <table:table-cell table:formula="of:=[.A209]*[.R$1] + IF([.A209]=0;0;[.R$2])" office:value-type="float" office:value="0.6714388" calcext:value-type="float">
            <text:p>0,6714388</text:p>
          </table:table-cell>
          <table:table-cell table:formula="of:=[.B209]*[.S$1] + IF([.B209]=0;0;[.S$2])" office:value-type="float" office:value="0" calcext:value-type="float">
            <text:p>0</text:p>
          </table:table-cell>
          <table:table-cell table:formula="of:=[.C209]*[.T$1] + IF([.C209]=0;0;[.T$2])" office:value-type="float" office:value="-0.24543211" calcext:value-type="float">
            <text:p>-0,24543211</text:p>
          </table:table-cell>
          <table:table-cell table:formula="of:=[.D209]*[.U$1] + IF([.D209]=0;0;[.U$2])" office:value-type="float" office:value="0" calcext:value-type="float">
            <text:p>0</text:p>
          </table:table-cell>
          <table:table-cell table:formula="of:=[.E209]*[.V$1] + IF([.E209]=0;0;[.V$2])" office:value-type="float" office:value="0" calcext:value-type="float">
            <text:p>0</text:p>
          </table:table-cell>
          <table:table-cell table:formula="of:=[.F209]*[.W$1] + IF([.F209]=0;0;[.W$2])" office:value-type="float" office:value="0" calcext:value-type="float">
            <text:p>0</text:p>
          </table:table-cell>
          <table:table-cell table:formula="of:=[.G209]*[.X$1] + IF([.G209]=0;0;[.X$2])" office:value-type="float" office:value="0" calcext:value-type="float">
            <text:p>0</text:p>
          </table:table-cell>
          <table:table-cell table:formula="of:=[.H209]*[.Y$1] + IF([.H209]=0;0;[.Y$2])" office:value-type="float" office:value="0" calcext:value-type="float">
            <text:p>0</text:p>
          </table:table-cell>
          <table:table-cell table:formula="of:=[.I209]*[.Z$1] + IF([.I209]=0;0;[.Z$2])" office:value-type="float" office:value="0" calcext:value-type="float">
            <text:p>0</text:p>
          </table:table-cell>
          <table:table-cell table:formula="of:=[.J209]*[.AA$1] + IF([.J209]=0;0;[.AA$2])" office:value-type="float" office:value="0" calcext:value-type="float">
            <text:p>0</text:p>
          </table:table-cell>
          <table:table-cell table:formula="of:=[.K209]*[.AB$1] + IF([.K209]=0;0;[.AB$2])" office:value-type="float" office:value="0" calcext:value-type="float">
            <text:p>0</text:p>
          </table:table-cell>
          <table:table-cell table:formula="of:=[.L209]*[.AC$1] + IF([.L209]=0;0;[.AC$2])" office:value-type="float" office:value="0" calcext:value-type="float">
            <text:p>0</text:p>
          </table:table-cell>
          <table:table-cell table:formula="of:=[.M209]*[.AD$1] + IF([.M20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619" calcext:value-type="float">
            <text:p>4,16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364" calcext:value-type="float">
            <text:p>0,6364</text:p>
          </table:table-cell>
          <table:table-cell office:value-type="float" office:value="0.7071" calcext:value-type="float">
            <text:p>0,7071</text:p>
          </table:table-cell>
          <table:table-cell table:formula="of:=([.O210]-[.$O$1])^2" office:value-type="float" office:value="0.564127175056" calcext:value-type="float">
            <text:p>0,564127175056</text:p>
          </table:table-cell>
          <table:table-cell/>
          <table:table-cell table:formula="of:=[.A210]*[.R$1] + IF([.A210]=0;0;[.R$2])" office:value-type="float" office:value="0.7261" calcext:value-type="float">
            <text:p>0,7261</text:p>
          </table:table-cell>
          <table:table-cell table:formula="of:=[.B210]*[.S$1] + IF([.B210]=0;0;[.S$2])" office:value-type="float" office:value="0" calcext:value-type="float">
            <text:p>0</text:p>
          </table:table-cell>
          <table:table-cell table:formula="of:=[.C210]*[.T$1] + IF([.C210]=0;0;[.T$2])" office:value-type="float" office:value="-0.24606001" calcext:value-type="float">
            <text:p>-0,24606001</text:p>
          </table:table-cell>
          <table:table-cell table:formula="of:=[.D210]*[.U$1] + IF([.D210]=0;0;[.U$2])" office:value-type="float" office:value="0" calcext:value-type="float">
            <text:p>0</text:p>
          </table:table-cell>
          <table:table-cell table:formula="of:=[.E210]*[.V$1] + IF([.E210]=0;0;[.V$2])" office:value-type="float" office:value="0" calcext:value-type="float">
            <text:p>0</text:p>
          </table:table-cell>
          <table:table-cell table:formula="of:=[.F210]*[.W$1] + IF([.F210]=0;0;[.W$2])" office:value-type="float" office:value="0" calcext:value-type="float">
            <text:p>0</text:p>
          </table:table-cell>
          <table:table-cell table:formula="of:=[.G210]*[.X$1] + IF([.G210]=0;0;[.X$2])" office:value-type="float" office:value="0" calcext:value-type="float">
            <text:p>0</text:p>
          </table:table-cell>
          <table:table-cell table:formula="of:=[.H210]*[.Y$1] + IF([.H210]=0;0;[.Y$2])" office:value-type="float" office:value="0" calcext:value-type="float">
            <text:p>0</text:p>
          </table:table-cell>
          <table:table-cell table:formula="of:=[.I210]*[.Z$1] + IF([.I210]=0;0;[.Z$2])" office:value-type="float" office:value="0" calcext:value-type="float">
            <text:p>0</text:p>
          </table:table-cell>
          <table:table-cell table:formula="of:=[.J210]*[.AA$1] + IF([.J210]=0;0;[.AA$2])" office:value-type="float" office:value="0" calcext:value-type="float">
            <text:p>0</text:p>
          </table:table-cell>
          <table:table-cell table:formula="of:=[.K210]*[.AB$1] + IF([.K210]=0;0;[.AB$2])" office:value-type="float" office:value="0" calcext:value-type="float">
            <text:p>0</text:p>
          </table:table-cell>
          <table:table-cell table:formula="of:=[.L210]*[.AC$1] + IF([.L210]=0;0;[.AC$2])" office:value-type="float" office:value="0" calcext:value-type="float">
            <text:p>0</text:p>
          </table:table-cell>
          <table:table-cell table:formula="of:=[.M210]*[.AD$1] + IF([.M21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027" calcext:value-type="float">
            <text:p>3,0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48" calcext:value-type="float">
            <text:p>0,9748</text:p>
          </table:table-cell>
          <table:table-cell office:value-type="float" office:value="1.3872" calcext:value-type="float">
            <text:p>1,3872</text:p>
          </table:table-cell>
          <table:table-cell table:formula="of:=([.O211]-[.$O$1])^2" office:value-type="float" office:value="0.00503872825599999" calcext:value-type="float">
            <text:p>0,00503872825599999</text:p>
          </table:table-cell>
          <table:table-cell/>
          <table:table-cell table:formula="of:=[.A211]*[.R$1] + IF([.A211]=0;0;[.R$2])" office:value-type="float" office:value="0.6714388" calcext:value-type="float">
            <text:p>0,6714388</text:p>
          </table:table-cell>
          <table:table-cell table:formula="of:=[.B211]*[.S$1] + IF([.B211]=0;0;[.S$2])" office:value-type="float" office:value="0" calcext:value-type="float">
            <text:p>0</text:p>
          </table:table-cell>
          <table:table-cell table:formula="of:=[.C211]*[.T$1] + IF([.C211]=0;0;[.T$2])" office:value-type="float" office:value="-0.24849433" calcext:value-type="float">
            <text:p>-0,24849433</text:p>
          </table:table-cell>
          <table:table-cell table:formula="of:=[.D211]*[.U$1] + IF([.D211]=0;0;[.U$2])" office:value-type="float" office:value="0" calcext:value-type="float">
            <text:p>0</text:p>
          </table:table-cell>
          <table:table-cell table:formula="of:=[.E211]*[.V$1] + IF([.E211]=0;0;[.V$2])" office:value-type="float" office:value="0" calcext:value-type="float">
            <text:p>0</text:p>
          </table:table-cell>
          <table:table-cell table:formula="of:=[.F211]*[.W$1] + IF([.F211]=0;0;[.W$2])" office:value-type="float" office:value="0" calcext:value-type="float">
            <text:p>0</text:p>
          </table:table-cell>
          <table:table-cell table:formula="of:=[.G211]*[.X$1] + IF([.G211]=0;0;[.X$2])" office:value-type="float" office:value="0" calcext:value-type="float">
            <text:p>0</text:p>
          </table:table-cell>
          <table:table-cell table:formula="of:=[.H211]*[.Y$1] + IF([.H211]=0;0;[.Y$2])" office:value-type="float" office:value="0" calcext:value-type="float">
            <text:p>0</text:p>
          </table:table-cell>
          <table:table-cell table:formula="of:=[.I211]*[.Z$1] + IF([.I211]=0;0;[.Z$2])" office:value-type="float" office:value="0" calcext:value-type="float">
            <text:p>0</text:p>
          </table:table-cell>
          <table:table-cell table:formula="of:=[.J211]*[.AA$1] + IF([.J211]=0;0;[.AA$2])" office:value-type="float" office:value="0" calcext:value-type="float">
            <text:p>0</text:p>
          </table:table-cell>
          <table:table-cell table:formula="of:=[.K211]*[.AB$1] + IF([.K211]=0;0;[.AB$2])" office:value-type="float" office:value="0" calcext:value-type="float">
            <text:p>0</text:p>
          </table:table-cell>
          <table:table-cell table:formula="of:=[.L211]*[.AC$1] + IF([.L211]=0;0;[.AC$2])" office:value-type="float" office:value="0" calcext:value-type="float">
            <text:p>0</text:p>
          </table:table-cell>
          <table:table-cell table:formula="of:=[.M211]*[.AD$1] + IF([.M21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174" calcext:value-type="float">
            <text:p>3,71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13" calcext:value-type="float">
            <text:p>0,8713</text:p>
          </table:table-cell>
          <table:table-cell office:value-type="float" office:value="1.3692" calcext:value-type="float">
            <text:p>1,3692</text:p>
          </table:table-cell>
          <table:table-cell table:formula="of:=([.O212]-[.$O$1])^2" office:value-type="float" office:value="0.00791815225599999" calcext:value-type="float">
            <text:p>0,00791815225599999</text:p>
          </table:table-cell>
          <table:table-cell/>
          <table:table-cell table:formula="of:=[.A212]*[.R$1] + IF([.A212]=0;0;[.R$2])" office:value-type="float" office:value="0.7261" calcext:value-type="float">
            <text:p>0,7261</text:p>
          </table:table-cell>
          <table:table-cell table:formula="of:=[.B212]*[.S$1] + IF([.B212]=0;0;[.S$2])" office:value-type="float" office:value="0" calcext:value-type="float">
            <text:p>0</text:p>
          </table:table-cell>
          <table:table-cell table:formula="of:=[.C212]*[.T$1] + IF([.C212]=0;0;[.T$2])" office:value-type="float" office:value="-0.24699346" calcext:value-type="float">
            <text:p>-0,24699346</text:p>
          </table:table-cell>
          <table:table-cell table:formula="of:=[.D212]*[.U$1] + IF([.D212]=0;0;[.U$2])" office:value-type="float" office:value="0" calcext:value-type="float">
            <text:p>0</text:p>
          </table:table-cell>
          <table:table-cell table:formula="of:=[.E212]*[.V$1] + IF([.E212]=0;0;[.V$2])" office:value-type="float" office:value="0" calcext:value-type="float">
            <text:p>0</text:p>
          </table:table-cell>
          <table:table-cell table:formula="of:=[.F212]*[.W$1] + IF([.F212]=0;0;[.W$2])" office:value-type="float" office:value="0" calcext:value-type="float">
            <text:p>0</text:p>
          </table:table-cell>
          <table:table-cell table:formula="of:=[.G212]*[.X$1] + IF([.G212]=0;0;[.X$2])" office:value-type="float" office:value="0" calcext:value-type="float">
            <text:p>0</text:p>
          </table:table-cell>
          <table:table-cell table:formula="of:=[.H212]*[.Y$1] + IF([.H212]=0;0;[.Y$2])" office:value-type="float" office:value="0" calcext:value-type="float">
            <text:p>0</text:p>
          </table:table-cell>
          <table:table-cell table:formula="of:=[.I212]*[.Z$1] + IF([.I212]=0;0;[.Z$2])" office:value-type="float" office:value="0" calcext:value-type="float">
            <text:p>0</text:p>
          </table:table-cell>
          <table:table-cell table:formula="of:=[.J212]*[.AA$1] + IF([.J212]=0;0;[.AA$2])" office:value-type="float" office:value="0" calcext:value-type="float">
            <text:p>0</text:p>
          </table:table-cell>
          <table:table-cell table:formula="of:=[.K212]*[.AB$1] + IF([.K212]=0;0;[.AB$2])" office:value-type="float" office:value="0" calcext:value-type="float">
            <text:p>0</text:p>
          </table:table-cell>
          <table:table-cell table:formula="of:=[.L212]*[.AC$1] + IF([.L212]=0;0;[.AC$2])" office:value-type="float" office:value="0" calcext:value-type="float">
            <text:p>0</text:p>
          </table:table-cell>
          <table:table-cell table:formula="of:=[.M212]*[.AD$1] + IF([.M21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273" calcext:value-type="float">
            <text:p>6,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84" calcext:value-type="float">
            <text:p>0,7984</text:p>
          </table:table-cell>
          <table:table-cell office:value-type="float" office:value="1.3867" calcext:value-type="float">
            <text:p>1,3867</text:p>
          </table:table-cell>
          <table:table-cell table:formula="of:=([.O213]-[.$O$1])^2" office:value-type="float" office:value="0.00510996225599998" calcext:value-type="float">
            <text:p>0,00510996225599998</text:p>
          </table:table-cell>
          <table:table-cell/>
          <table:table-cell table:formula="of:=[.A213]*[.R$1] + IF([.A213]=0;0;[.R$2])" office:value-type="float" office:value="0.7261" calcext:value-type="float">
            <text:p>0,7261</text:p>
          </table:table-cell>
          <table:table-cell table:formula="of:=[.B213]*[.S$1] + IF([.B213]=0;0;[.S$2])" office:value-type="float" office:value="0" calcext:value-type="float">
            <text:p>0</text:p>
          </table:table-cell>
          <table:table-cell table:formula="of:=[.C213]*[.T$1] + IF([.C213]=0;0;[.T$2])" office:value-type="float" office:value="-0.2416267" calcext:value-type="float">
            <text:p>-0,2416267</text:p>
          </table:table-cell>
          <table:table-cell table:formula="of:=[.D213]*[.U$1] + IF([.D213]=0;0;[.U$2])" office:value-type="float" office:value="0" calcext:value-type="float">
            <text:p>0</text:p>
          </table:table-cell>
          <table:table-cell table:formula="of:=[.E213]*[.V$1] + IF([.E213]=0;0;[.V$2])" office:value-type="float" office:value="0" calcext:value-type="float">
            <text:p>0</text:p>
          </table:table-cell>
          <table:table-cell table:formula="of:=[.F213]*[.W$1] + IF([.F213]=0;0;[.W$2])" office:value-type="float" office:value="0" calcext:value-type="float">
            <text:p>0</text:p>
          </table:table-cell>
          <table:table-cell table:formula="of:=[.G213]*[.X$1] + IF([.G213]=0;0;[.X$2])" office:value-type="float" office:value="0" calcext:value-type="float">
            <text:p>0</text:p>
          </table:table-cell>
          <table:table-cell table:formula="of:=[.H213]*[.Y$1] + IF([.H213]=0;0;[.Y$2])" office:value-type="float" office:value="0" calcext:value-type="float">
            <text:p>0</text:p>
          </table:table-cell>
          <table:table-cell table:formula="of:=[.I213]*[.Z$1] + IF([.I213]=0;0;[.Z$2])" office:value-type="float" office:value="0" calcext:value-type="float">
            <text:p>0</text:p>
          </table:table-cell>
          <table:table-cell table:formula="of:=[.J213]*[.AA$1] + IF([.J213]=0;0;[.AA$2])" office:value-type="float" office:value="0" calcext:value-type="float">
            <text:p>0</text:p>
          </table:table-cell>
          <table:table-cell table:formula="of:=[.K213]*[.AB$1] + IF([.K213]=0;0;[.AB$2])" office:value-type="float" office:value="0" calcext:value-type="float">
            <text:p>0</text:p>
          </table:table-cell>
          <table:table-cell table:formula="of:=[.L213]*[.AC$1] + IF([.L213]=0;0;[.AC$2])" office:value-type="float" office:value="0" calcext:value-type="float">
            <text:p>0</text:p>
          </table:table-cell>
          <table:table-cell table:formula="of:=[.M213]*[.AD$1] + IF([.M21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499" calcext:value-type="float">
            <text:p>4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53" calcext:value-type="float">
            <text:p>1,1253</text:p>
          </table:table-cell>
          <table:table-cell office:value-type="float" office:value="1.9692" calcext:value-type="float">
            <text:p>1,9692</text:p>
          </table:table-cell>
          <table:table-cell table:formula="of:=([.O214]-[.$O$1])^2" office:value-type="float" office:value="0.261137352256" calcext:value-type="float">
            <text:p>0,261137352256</text:p>
          </table:table-cell>
          <table:table-cell/>
          <table:table-cell table:formula="of:=[.A214]*[.R$1] + IF([.A214]=0;0;[.R$2])" office:value-type="float" office:value="0.6714388" calcext:value-type="float">
            <text:p>0,6714388</text:p>
          </table:table-cell>
          <table:table-cell table:formula="of:=[.B214]*[.S$1] + IF([.B214]=0;0;[.S$2])" office:value-type="float" office:value="0" calcext:value-type="float">
            <text:p>0</text:p>
          </table:table-cell>
          <table:table-cell table:formula="of:=[.C214]*[.T$1] + IF([.C214]=0;0;[.T$2])" office:value-type="float" office:value="-0.24545521" calcext:value-type="float">
            <text:p>-0,24545521</text:p>
          </table:table-cell>
          <table:table-cell table:formula="of:=[.D214]*[.U$1] + IF([.D214]=0;0;[.U$2])" office:value-type="float" office:value="0" calcext:value-type="float">
            <text:p>0</text:p>
          </table:table-cell>
          <table:table-cell table:formula="of:=[.E214]*[.V$1] + IF([.E214]=0;0;[.V$2])" office:value-type="float" office:value="0" calcext:value-type="float">
            <text:p>0</text:p>
          </table:table-cell>
          <table:table-cell table:formula="of:=[.F214]*[.W$1] + IF([.F214]=0;0;[.W$2])" office:value-type="float" office:value="0" calcext:value-type="float">
            <text:p>0</text:p>
          </table:table-cell>
          <table:table-cell table:formula="of:=[.G214]*[.X$1] + IF([.G214]=0;0;[.X$2])" office:value-type="float" office:value="0" calcext:value-type="float">
            <text:p>0</text:p>
          </table:table-cell>
          <table:table-cell table:formula="of:=[.H214]*[.Y$1] + IF([.H214]=0;0;[.Y$2])" office:value-type="float" office:value="0" calcext:value-type="float">
            <text:p>0</text:p>
          </table:table-cell>
          <table:table-cell table:formula="of:=[.I214]*[.Z$1] + IF([.I214]=0;0;[.Z$2])" office:value-type="float" office:value="0" calcext:value-type="float">
            <text:p>0</text:p>
          </table:table-cell>
          <table:table-cell table:formula="of:=[.J214]*[.AA$1] + IF([.J214]=0;0;[.AA$2])" office:value-type="float" office:value="0" calcext:value-type="float">
            <text:p>0</text:p>
          </table:table-cell>
          <table:table-cell table:formula="of:=[.K214]*[.AB$1] + IF([.K214]=0;0;[.AB$2])" office:value-type="float" office:value="0" calcext:value-type="float">
            <text:p>0</text:p>
          </table:table-cell>
          <table:table-cell table:formula="of:=[.L214]*[.AC$1] + IF([.L214]=0;0;[.AC$2])" office:value-type="float" office:value="0" calcext:value-type="float">
            <text:p>0</text:p>
          </table:table-cell>
          <table:table-cell table:formula="of:=[.M214]*[.AD$1] + IF([.M21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7888" calcext:value-type="float">
            <text:p>2,78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17" calcext:value-type="float">
            <text:p>0,9317</text:p>
          </table:table-cell>
          <table:table-cell office:value-type="float" office:value="1.3459" calcext:value-type="float">
            <text:p>1,3459</text:p>
          </table:table-cell>
          <table:table-cell table:formula="of:=([.O215]-[.$O$1])^2" office:value-type="float" office:value="0.012607696656" calcext:value-type="float">
            <text:p>0,012607696656</text:p>
          </table:table-cell>
          <table:table-cell/>
          <table:table-cell table:formula="of:=[.A215]*[.R$1] + IF([.A215]=0;0;[.R$2])" office:value-type="float" office:value="0.6714388" calcext:value-type="float">
            <text:p>0,6714388</text:p>
          </table:table-cell>
          <table:table-cell table:formula="of:=[.B215]*[.S$1] + IF([.B215]=0;0;[.S$2])" office:value-type="float" office:value="0" calcext:value-type="float">
            <text:p>0</text:p>
          </table:table-cell>
          <table:table-cell table:formula="of:=[.C215]*[.T$1] + IF([.C215]=0;0;[.T$2])" office:value-type="float" office:value="-0.24894352" calcext:value-type="float">
            <text:p>-0,24894352</text:p>
          </table:table-cell>
          <table:table-cell table:formula="of:=[.D215]*[.U$1] + IF([.D215]=0;0;[.U$2])" office:value-type="float" office:value="0" calcext:value-type="float">
            <text:p>0</text:p>
          </table:table-cell>
          <table:table-cell table:formula="of:=[.E215]*[.V$1] + IF([.E215]=0;0;[.V$2])" office:value-type="float" office:value="0" calcext:value-type="float">
            <text:p>0</text:p>
          </table:table-cell>
          <table:table-cell table:formula="of:=[.F215]*[.W$1] + IF([.F215]=0;0;[.W$2])" office:value-type="float" office:value="0" calcext:value-type="float">
            <text:p>0</text:p>
          </table:table-cell>
          <table:table-cell table:formula="of:=[.G215]*[.X$1] + IF([.G215]=0;0;[.X$2])" office:value-type="float" office:value="0" calcext:value-type="float">
            <text:p>0</text:p>
          </table:table-cell>
          <table:table-cell table:formula="of:=[.H215]*[.Y$1] + IF([.H215]=0;0;[.Y$2])" office:value-type="float" office:value="0" calcext:value-type="float">
            <text:p>0</text:p>
          </table:table-cell>
          <table:table-cell table:formula="of:=[.I215]*[.Z$1] + IF([.I215]=0;0;[.Z$2])" office:value-type="float" office:value="0" calcext:value-type="float">
            <text:p>0</text:p>
          </table:table-cell>
          <table:table-cell table:formula="of:=[.J215]*[.AA$1] + IF([.J215]=0;0;[.AA$2])" office:value-type="float" office:value="0" calcext:value-type="float">
            <text:p>0</text:p>
          </table:table-cell>
          <table:table-cell table:formula="of:=[.K215]*[.AB$1] + IF([.K215]=0;0;[.AB$2])" office:value-type="float" office:value="0" calcext:value-type="float">
            <text:p>0</text:p>
          </table:table-cell>
          <table:table-cell table:formula="of:=[.L215]*[.AC$1] + IF([.L215]=0;0;[.AC$2])" office:value-type="float" office:value="0" calcext:value-type="float">
            <text:p>0</text:p>
          </table:table-cell>
          <table:table-cell table:formula="of:=[.M215]*[.AD$1] + IF([.M21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4938" calcext:value-type="float">
            <text:p>4,4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778" calcext:value-type="float">
            <text:p>0,6778</text:p>
          </table:table-cell>
          <table:table-cell office:value-type="float" office:value="1.2709" calcext:value-type="float">
            <text:p>1,2709</text:p>
          </table:table-cell>
          <table:table-cell table:formula="of:=([.O216]-[.$O$1])^2" office:value-type="float" office:value="0.035075296656" calcext:value-type="float">
            <text:p>0,035075296656</text:p>
          </table:table-cell>
          <table:table-cell/>
          <table:table-cell table:formula="of:=[.A216]*[.R$1] + IF([.A216]=0;0;[.R$2])" office:value-type="float" office:value="0.6167776" calcext:value-type="float">
            <text:p>0,6167776</text:p>
          </table:table-cell>
          <table:table-cell table:formula="of:=[.B216]*[.S$1] + IF([.B216]=0;0;[.S$2])" office:value-type="float" office:value="0" calcext:value-type="float">
            <text:p>0</text:p>
          </table:table-cell>
          <table:table-cell table:formula="of:=[.C216]*[.T$1] + IF([.C216]=0;0;[.T$2])" office:value-type="float" office:value="-0.24536302" calcext:value-type="float">
            <text:p>-0,24536302</text:p>
          </table:table-cell>
          <table:table-cell table:formula="of:=[.D216]*[.U$1] + IF([.D216]=0;0;[.U$2])" office:value-type="float" office:value="0" calcext:value-type="float">
            <text:p>0</text:p>
          </table:table-cell>
          <table:table-cell table:formula="of:=[.E216]*[.V$1] + IF([.E216]=0;0;[.V$2])" office:value-type="float" office:value="0" calcext:value-type="float">
            <text:p>0</text:p>
          </table:table-cell>
          <table:table-cell table:formula="of:=[.F216]*[.W$1] + IF([.F216]=0;0;[.W$2])" office:value-type="float" office:value="0" calcext:value-type="float">
            <text:p>0</text:p>
          </table:table-cell>
          <table:table-cell table:formula="of:=[.G216]*[.X$1] + IF([.G216]=0;0;[.X$2])" office:value-type="float" office:value="0" calcext:value-type="float">
            <text:p>0</text:p>
          </table:table-cell>
          <table:table-cell table:formula="of:=[.H216]*[.Y$1] + IF([.H216]=0;0;[.Y$2])" office:value-type="float" office:value="0" calcext:value-type="float">
            <text:p>0</text:p>
          </table:table-cell>
          <table:table-cell table:formula="of:=[.I216]*[.Z$1] + IF([.I216]=0;0;[.Z$2])" office:value-type="float" office:value="0" calcext:value-type="float">
            <text:p>0</text:p>
          </table:table-cell>
          <table:table-cell table:formula="of:=[.J216]*[.AA$1] + IF([.J216]=0;0;[.AA$2])" office:value-type="float" office:value="0" calcext:value-type="float">
            <text:p>0</text:p>
          </table:table-cell>
          <table:table-cell table:formula="of:=[.K216]*[.AB$1] + IF([.K216]=0;0;[.AB$2])" office:value-type="float" office:value="0" calcext:value-type="float">
            <text:p>0</text:p>
          </table:table-cell>
          <table:table-cell table:formula="of:=[.L216]*[.AC$1] + IF([.L216]=0;0;[.AC$2])" office:value-type="float" office:value="0" calcext:value-type="float">
            <text:p>0</text:p>
          </table:table-cell>
          <table:table-cell table:formula="of:=[.M216]*[.AD$1] + IF([.M21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202" calcext:value-type="float">
            <text:p>3,72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14" calcext:value-type="float">
            <text:p>1,2114</text:p>
          </table:table-cell>
          <table:table-cell office:value-type="float" office:value="1.9272" calcext:value-type="float">
            <text:p>1,9272</text:p>
          </table:table-cell>
          <table:table-cell table:formula="of:=([.O217]-[.$O$1])^2" office:value-type="float" office:value="0.219976008256" calcext:value-type="float">
            <text:p>0,219976008256</text:p>
          </table:table-cell>
          <table:table-cell/>
          <table:table-cell table:formula="of:=[.A217]*[.R$1] + IF([.A217]=0;0;[.R$2])" office:value-type="float" office:value="0.6714388" calcext:value-type="float">
            <text:p>0,6714388</text:p>
          </table:table-cell>
          <table:table-cell table:formula="of:=[.B217]*[.S$1] + IF([.B217]=0;0;[.S$2])" office:value-type="float" office:value="0" calcext:value-type="float">
            <text:p>0</text:p>
          </table:table-cell>
          <table:table-cell table:formula="of:=[.C217]*[.T$1] + IF([.C217]=0;0;[.T$2])" office:value-type="float" office:value="-0.24698758" calcext:value-type="float">
            <text:p>-0,24698758</text:p>
          </table:table-cell>
          <table:table-cell table:formula="of:=[.D217]*[.U$1] + IF([.D217]=0;0;[.U$2])" office:value-type="float" office:value="0" calcext:value-type="float">
            <text:p>0</text:p>
          </table:table-cell>
          <table:table-cell table:formula="of:=[.E217]*[.V$1] + IF([.E217]=0;0;[.V$2])" office:value-type="float" office:value="0" calcext:value-type="float">
            <text:p>0</text:p>
          </table:table-cell>
          <table:table-cell table:formula="of:=[.F217]*[.W$1] + IF([.F217]=0;0;[.W$2])" office:value-type="float" office:value="0" calcext:value-type="float">
            <text:p>0</text:p>
          </table:table-cell>
          <table:table-cell table:formula="of:=[.G217]*[.X$1] + IF([.G217]=0;0;[.X$2])" office:value-type="float" office:value="0" calcext:value-type="float">
            <text:p>0</text:p>
          </table:table-cell>
          <table:table-cell table:formula="of:=[.H217]*[.Y$1] + IF([.H217]=0;0;[.Y$2])" office:value-type="float" office:value="0" calcext:value-type="float">
            <text:p>0</text:p>
          </table:table-cell>
          <table:table-cell table:formula="of:=[.I217]*[.Z$1] + IF([.I217]=0;0;[.Z$2])" office:value-type="float" office:value="0" calcext:value-type="float">
            <text:p>0</text:p>
          </table:table-cell>
          <table:table-cell table:formula="of:=[.J217]*[.AA$1] + IF([.J217]=0;0;[.AA$2])" office:value-type="float" office:value="0" calcext:value-type="float">
            <text:p>0</text:p>
          </table:table-cell>
          <table:table-cell table:formula="of:=[.K217]*[.AB$1] + IF([.K217]=0;0;[.AB$2])" office:value-type="float" office:value="0" calcext:value-type="float">
            <text:p>0</text:p>
          </table:table-cell>
          <table:table-cell table:formula="of:=[.L217]*[.AC$1] + IF([.L217]=0;0;[.AC$2])" office:value-type="float" office:value="0" calcext:value-type="float">
            <text:p>0</text:p>
          </table:table-cell>
          <table:table-cell table:formula="of:=[.M217]*[.AD$1] + IF([.M21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0494" calcext:value-type="float">
            <text:p>2,0494</text:p>
          </table:table-cell>
          <table:table-cell office:value-type="float" office:value="4.3498" calcext:value-type="float">
            <text:p>4,3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11" calcext:value-type="float">
            <text:p>2,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01" calcext:value-type="float">
            <text:p>1,4901</text:p>
          </table:table-cell>
          <table:table-cell office:value-type="float" office:value="4.0639" calcext:value-type="float">
            <text:p>4,0639</text:p>
          </table:table-cell>
          <table:table-cell table:formula="of:=([.O218]-[.$O$1])^2" office:value-type="float" office:value="6.789755872656" calcext:value-type="float">
            <text:p>6,789755872656</text:p>
          </table:table-cell>
          <table:table-cell/>
          <table:table-cell table:formula="of:=[.A218]*[.R$1] + IF([.A218]=0;0;[.R$2])" office:value-type="float" office:value="0.8354224" calcext:value-type="float">
            <text:p>0,8354224</text:p>
          </table:table-cell>
          <table:table-cell table:formula="of:=[.B218]*[.S$1] + IF([.B218]=0;0;[.S$2])" office:value-type="float" office:value="2.1780758" calcext:value-type="float">
            <text:p>2,1780758</text:p>
          </table:table-cell>
          <table:table-cell table:formula="of:=[.C218]*[.T$1] + IF([.C218]=0;0;[.T$2])" office:value-type="float" office:value="-0.24566542" calcext:value-type="float">
            <text:p>-0,24566542</text:p>
          </table:table-cell>
          <table:table-cell table:formula="of:=[.D218]*[.U$1] + IF([.D218]=0;0;[.U$2])" office:value-type="float" office:value="1.6275" calcext:value-type="float">
            <text:p>1,6275</text:p>
          </table:table-cell>
          <table:table-cell table:formula="of:=[.E218]*[.V$1] + IF([.E218]=0;0;[.V$2])" office:value-type="float" office:value="0" calcext:value-type="float">
            <text:p>0</text:p>
          </table:table-cell>
          <table:table-cell table:formula="of:=[.F218]*[.W$1] + IF([.F218]=0;0;[.W$2])" office:value-type="float" office:value="7.61650273" calcext:value-type="float">
            <text:p>7,61650273</text:p>
          </table:table-cell>
          <table:table-cell table:formula="of:=[.G218]*[.X$1] + IF([.G218]=0;0;[.X$2])" office:value-type="float" office:value="0" calcext:value-type="float">
            <text:p>0</text:p>
          </table:table-cell>
          <table:table-cell table:formula="of:=[.H218]*[.Y$1] + IF([.H218]=0;0;[.Y$2])" office:value-type="float" office:value="0" calcext:value-type="float">
            <text:p>0</text:p>
          </table:table-cell>
          <table:table-cell table:formula="of:=[.I218]*[.Z$1] + IF([.I218]=0;0;[.Z$2])" office:value-type="float" office:value="0" calcext:value-type="float">
            <text:p>0</text:p>
          </table:table-cell>
          <table:table-cell table:formula="of:=[.J218]*[.AA$1] + IF([.J218]=0;0;[.AA$2])" office:value-type="float" office:value="-4.1557" calcext:value-type="float">
            <text:p>-4,1557</text:p>
          </table:table-cell>
          <table:table-cell table:formula="of:=[.K218]*[.AB$1] + IF([.K218]=0;0;[.AB$2])" office:value-type="float" office:value="-4.3125" calcext:value-type="float">
            <text:p>-4,3125</text:p>
          </table:table-cell>
          <table:table-cell table:formula="of:=[.L218]*[.AC$1] + IF([.L218]=0;0;[.AC$2])" office:value-type="float" office:value="0" calcext:value-type="float">
            <text:p>0</text:p>
          </table:table-cell>
          <table:table-cell table:formula="of:=[.M218]*[.AD$1] + IF([.M21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.037" calcext:value-type="float">
            <text:p>1,037</text:p>
          </table:table-cell>
          <table:table-cell office:value-type="float" office:value="3.808" calcext:value-type="float">
            <text:p>3,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67" calcext:value-type="float">
            <text:p>1,2367</text:p>
          </table:table-cell>
          <table:table-cell office:value-type="float" office:value="3.0145" calcext:value-type="float">
            <text:p>3,0145</text:p>
          </table:table-cell>
          <table:table-cell table:formula="of:=([.O219]-[.$O$1])^2" office:value-type="float" office:value="2.422119491856" calcext:value-type="float">
            <text:p>2,422119491856</text:p>
          </table:table-cell>
          <table:table-cell/>
          <table:table-cell table:formula="of:=[.A219]*[.R$1] + IF([.A219]=0;0;[.R$2])" office:value-type="float" office:value="0.6167776" calcext:value-type="float">
            <text:p>0,6167776</text:p>
          </table:table-cell>
          <table:table-cell table:formula="of:=[.B219]*[.S$1] + IF([.B219]=0;0;[.S$2])" office:value-type="float" office:value="1.715409" calcext:value-type="float">
            <text:p>1,715409</text:p>
          </table:table-cell>
          <table:table-cell table:formula="of:=[.C219]*[.T$1] + IF([.C219]=0;0;[.T$2])" office:value-type="float" office:value="-0.2468032" calcext:value-type="float">
            <text:p>-0,2468032</text:p>
          </table:table-cell>
          <table:table-cell table:formula="of:=[.D219]*[.U$1] + IF([.D219]=0;0;[.U$2])" office:value-type="float" office:value="0" calcext:value-type="float">
            <text:p>0</text:p>
          </table:table-cell>
          <table:table-cell table:formula="of:=[.E219]*[.V$1] + IF([.E219]=0;0;[.V$2])" office:value-type="float" office:value="-0.1673" calcext:value-type="float">
            <text:p>-0,1673</text:p>
          </table:table-cell>
          <table:table-cell table:formula="of:=[.F219]*[.W$1] + IF([.F219]=0;0;[.W$2])" office:value-type="float" office:value="0" calcext:value-type="float">
            <text:p>0</text:p>
          </table:table-cell>
          <table:table-cell table:formula="of:=[.G219]*[.X$1] + IF([.G219]=0;0;[.X$2])" office:value-type="float" office:value="0" calcext:value-type="float">
            <text:p>0</text:p>
          </table:table-cell>
          <table:table-cell table:formula="of:=[.H219]*[.Y$1] + IF([.H219]=0;0;[.Y$2])" office:value-type="float" office:value="0" calcext:value-type="float">
            <text:p>0</text:p>
          </table:table-cell>
          <table:table-cell table:formula="of:=[.I219]*[.Z$1] + IF([.I219]=0;0;[.Z$2])" office:value-type="float" office:value="0" calcext:value-type="float">
            <text:p>0</text:p>
          </table:table-cell>
          <table:table-cell table:formula="of:=[.J219]*[.AA$1] + IF([.J219]=0;0;[.AA$2])" office:value-type="float" office:value="-4.1557" calcext:value-type="float">
            <text:p>-4,1557</text:p>
          </table:table-cell>
          <table:table-cell table:formula="of:=[.K219]*[.AB$1] + IF([.K219]=0;0;[.AB$2])" office:value-type="float" office:value="-4.3125" calcext:value-type="float">
            <text:p>-4,3125</text:p>
          </table:table-cell>
          <table:table-cell table:formula="of:=[.L219]*[.AC$1] + IF([.L219]=0;0;[.AC$2])" office:value-type="float" office:value="0" calcext:value-type="float">
            <text:p>0</text:p>
          </table:table-cell>
          <table:table-cell table:formula="of:=[.M219]*[.AD$1] + IF([.M21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202" calcext:value-type="float">
            <text:p>2,72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319" calcext:value-type="float">
            <text:p>1,2319</text:p>
          </table:table-cell>
          <table:table-cell office:value-type="float" office:value="2.5253" calcext:value-type="float">
            <text:p>2,5253</text:p>
          </table:table-cell>
          <table:table-cell table:formula="of:=([.O220]-[.$O$1])^2" office:value-type="float" office:value="1.138736557456" calcext:value-type="float">
            <text:p>1,138736557456</text:p>
          </table:table-cell>
          <table:table-cell/>
          <table:table-cell table:formula="of:=[.A220]*[.R$1] + IF([.A220]=0;0;[.R$2])" office:value-type="float" office:value="0.7261" calcext:value-type="float">
            <text:p>0,7261</text:p>
          </table:table-cell>
          <table:table-cell table:formula="of:=[.B220]*[.S$1] + IF([.B220]=0;0;[.S$2])" office:value-type="float" office:value="0" calcext:value-type="float">
            <text:p>0</text:p>
          </table:table-cell>
          <table:table-cell table:formula="of:=[.C220]*[.T$1] + IF([.C220]=0;0;[.T$2])" office:value-type="float" office:value="-0.24908758" calcext:value-type="float">
            <text:p>-0,24908758</text:p>
          </table:table-cell>
          <table:table-cell table:formula="of:=[.D220]*[.U$1] + IF([.D220]=0;0;[.U$2])" office:value-type="float" office:value="0" calcext:value-type="float">
            <text:p>0</text:p>
          </table:table-cell>
          <table:table-cell table:formula="of:=[.E220]*[.V$1] + IF([.E220]=0;0;[.V$2])" office:value-type="float" office:value="0" calcext:value-type="float">
            <text:p>0</text:p>
          </table:table-cell>
          <table:table-cell table:formula="of:=[.F220]*[.W$1] + IF([.F220]=0;0;[.W$2])" office:value-type="float" office:value="0" calcext:value-type="float">
            <text:p>0</text:p>
          </table:table-cell>
          <table:table-cell table:formula="of:=[.G220]*[.X$1] + IF([.G220]=0;0;[.X$2])" office:value-type="float" office:value="0" calcext:value-type="float">
            <text:p>0</text:p>
          </table:table-cell>
          <table:table-cell table:formula="of:=[.H220]*[.Y$1] + IF([.H220]=0;0;[.Y$2])" office:value-type="float" office:value="0" calcext:value-type="float">
            <text:p>0</text:p>
          </table:table-cell>
          <table:table-cell table:formula="of:=[.I220]*[.Z$1] + IF([.I220]=0;0;[.Z$2])" office:value-type="float" office:value="0" calcext:value-type="float">
            <text:p>0</text:p>
          </table:table-cell>
          <table:table-cell table:formula="of:=[.J220]*[.AA$1] + IF([.J220]=0;0;[.AA$2])" office:value-type="float" office:value="0" calcext:value-type="float">
            <text:p>0</text:p>
          </table:table-cell>
          <table:table-cell table:formula="of:=[.K220]*[.AB$1] + IF([.K220]=0;0;[.AB$2])" office:value-type="float" office:value="0" calcext:value-type="float">
            <text:p>0</text:p>
          </table:table-cell>
          <table:table-cell table:formula="of:=[.L220]*[.AC$1] + IF([.L220]=0;0;[.AC$2])" office:value-type="float" office:value="0" calcext:value-type="float">
            <text:p>0</text:p>
          </table:table-cell>
          <table:table-cell table:formula="of:=[.M220]*[.AD$1] + IF([.M22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,9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77" calcext:value-type="float">
            <text:p>1,0877</text:p>
          </table:table-cell>
          <table:table-cell office:value-type="float" office:value="1.9244" calcext:value-type="float">
            <text:p>1,9244</text:p>
          </table:table-cell>
          <table:table-cell table:formula="of:=([.O221]-[.$O$1])^2" office:value-type="float" office:value="0.217357358656" calcext:value-type="float">
            <text:p>0,217357358656</text:p>
          </table:table-cell>
          <table:table-cell/>
          <table:table-cell table:formula="of:=[.A221]*[.R$1] + IF([.A221]=0;0;[.R$2])" office:value-type="float" office:value="0.7261" calcext:value-type="float">
            <text:p>0,7261</text:p>
          </table:table-cell>
          <table:table-cell table:formula="of:=[.B221]*[.S$1] + IF([.B221]=0;0;[.S$2])" office:value-type="float" office:value="0" calcext:value-type="float">
            <text:p>0</text:p>
          </table:table-cell>
          <table:table-cell table:formula="of:=[.C221]*[.T$1] + IF([.C221]=0;0;[.T$2])" office:value-type="float" office:value="-0.2486785" calcext:value-type="float">
            <text:p>-0,2486785</text:p>
          </table:table-cell>
          <table:table-cell table:formula="of:=[.D221]*[.U$1] + IF([.D221]=0;0;[.U$2])" office:value-type="float" office:value="0" calcext:value-type="float">
            <text:p>0</text:p>
          </table:table-cell>
          <table:table-cell table:formula="of:=[.E221]*[.V$1] + IF([.E221]=0;0;[.V$2])" office:value-type="float" office:value="0" calcext:value-type="float">
            <text:p>0</text:p>
          </table:table-cell>
          <table:table-cell table:formula="of:=[.F221]*[.W$1] + IF([.F221]=0;0;[.W$2])" office:value-type="float" office:value="0" calcext:value-type="float">
            <text:p>0</text:p>
          </table:table-cell>
          <table:table-cell table:formula="of:=[.G221]*[.X$1] + IF([.G221]=0;0;[.X$2])" office:value-type="float" office:value="0" calcext:value-type="float">
            <text:p>0</text:p>
          </table:table-cell>
          <table:table-cell table:formula="of:=[.H221]*[.Y$1] + IF([.H221]=0;0;[.Y$2])" office:value-type="float" office:value="0" calcext:value-type="float">
            <text:p>0</text:p>
          </table:table-cell>
          <table:table-cell table:formula="of:=[.I221]*[.Z$1] + IF([.I221]=0;0;[.Z$2])" office:value-type="float" office:value="0" calcext:value-type="float">
            <text:p>0</text:p>
          </table:table-cell>
          <table:table-cell table:formula="of:=[.J221]*[.AA$1] + IF([.J221]=0;0;[.AA$2])" office:value-type="float" office:value="0" calcext:value-type="float">
            <text:p>0</text:p>
          </table:table-cell>
          <table:table-cell table:formula="of:=[.K221]*[.AB$1] + IF([.K221]=0;0;[.AB$2])" office:value-type="float" office:value="0" calcext:value-type="float">
            <text:p>0</text:p>
          </table:table-cell>
          <table:table-cell table:formula="of:=[.L221]*[.AC$1] + IF([.L221]=0;0;[.AC$2])" office:value-type="float" office:value="0" calcext:value-type="float">
            <text:p>0</text:p>
          </table:table-cell>
          <table:table-cell table:formula="of:=[.M221]*[.AD$1] + IF([.M22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433" calcext:value-type="float">
            <text:p>2,64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98" calcext:value-type="float">
            <text:p>0,9398</text:p>
          </table:table-cell>
          <table:table-cell office:value-type="float" office:value="1.6782" calcext:value-type="float">
            <text:p>1,6782</text:p>
          </table:table-cell>
          <table:table-cell table:formula="of:=([.O222]-[.$O$1])^2" office:value-type="float" office:value="0.048407040256" calcext:value-type="float">
            <text:p>0,048407040256</text:p>
          </table:table-cell>
          <table:table-cell/>
          <table:table-cell table:formula="of:=[.A222]*[.R$1] + IF([.A222]=0;0;[.R$2])" office:value-type="float" office:value="0.6714388" calcext:value-type="float">
            <text:p>0,6714388</text:p>
          </table:table-cell>
          <table:table-cell table:formula="of:=[.B222]*[.S$1] + IF([.B222]=0;0;[.S$2])" office:value-type="float" office:value="0" calcext:value-type="float">
            <text:p>0</text:p>
          </table:table-cell>
          <table:table-cell table:formula="of:=[.C222]*[.T$1] + IF([.C222]=0;0;[.T$2])" office:value-type="float" office:value="-0.24924907" calcext:value-type="float">
            <text:p>-0,24924907</text:p>
          </table:table-cell>
          <table:table-cell table:formula="of:=[.D222]*[.U$1] + IF([.D222]=0;0;[.U$2])" office:value-type="float" office:value="0" calcext:value-type="float">
            <text:p>0</text:p>
          </table:table-cell>
          <table:table-cell table:formula="of:=[.E222]*[.V$1] + IF([.E222]=0;0;[.V$2])" office:value-type="float" office:value="0" calcext:value-type="float">
            <text:p>0</text:p>
          </table:table-cell>
          <table:table-cell table:formula="of:=[.F222]*[.W$1] + IF([.F222]=0;0;[.W$2])" office:value-type="float" office:value="0" calcext:value-type="float">
            <text:p>0</text:p>
          </table:table-cell>
          <table:table-cell table:formula="of:=[.G222]*[.X$1] + IF([.G222]=0;0;[.X$2])" office:value-type="float" office:value="0" calcext:value-type="float">
            <text:p>0</text:p>
          </table:table-cell>
          <table:table-cell table:formula="of:=[.H222]*[.Y$1] + IF([.H222]=0;0;[.Y$2])" office:value-type="float" office:value="0" calcext:value-type="float">
            <text:p>0</text:p>
          </table:table-cell>
          <table:table-cell table:formula="of:=[.I222]*[.Z$1] + IF([.I222]=0;0;[.Z$2])" office:value-type="float" office:value="0" calcext:value-type="float">
            <text:p>0</text:p>
          </table:table-cell>
          <table:table-cell table:formula="of:=[.J222]*[.AA$1] + IF([.J222]=0;0;[.AA$2])" office:value-type="float" office:value="0" calcext:value-type="float">
            <text:p>0</text:p>
          </table:table-cell>
          <table:table-cell table:formula="of:=[.K222]*[.AB$1] + IF([.K222]=0;0;[.AB$2])" office:value-type="float" office:value="0" calcext:value-type="float">
            <text:p>0</text:p>
          </table:table-cell>
          <table:table-cell table:formula="of:=[.L222]*[.AC$1] + IF([.L222]=0;0;[.AC$2])" office:value-type="float" office:value="0" calcext:value-type="float">
            <text:p>0</text:p>
          </table:table-cell>
          <table:table-cell table:formula="of:=[.M222]*[.AD$1] + IF([.M22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829" calcext:value-type="float">
            <text:p>3,48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361" calcext:value-type="float">
            <text:p>1,4361</text:p>
          </table:table-cell>
          <table:table-cell office:value-type="float" office:value="3.3209" calcext:value-type="float">
            <text:p>3,3209</text:p>
          </table:table-cell>
          <table:table-cell table:formula="of:=([.O223]-[.$O$1])^2" office:value-type="float" office:value="3.469710896656" calcext:value-type="float">
            <text:p>3,469710896656</text:p>
          </table:table-cell>
          <table:table-cell/>
          <table:table-cell table:formula="of:=[.A223]*[.R$1] + IF([.A223]=0;0;[.R$2])" office:value-type="float" office:value="0.7261" calcext:value-type="float">
            <text:p>0,7261</text:p>
          </table:table-cell>
          <table:table-cell table:formula="of:=[.B223]*[.S$1] + IF([.B223]=0;0;[.S$2])" office:value-type="float" office:value="0" calcext:value-type="float">
            <text:p>0</text:p>
          </table:table-cell>
          <table:table-cell table:formula="of:=[.C223]*[.T$1] + IF([.C223]=0;0;[.T$2])" office:value-type="float" office:value="-0.24748591" calcext:value-type="float">
            <text:p>-0,24748591</text:p>
          </table:table-cell>
          <table:table-cell table:formula="of:=[.D223]*[.U$1] + IF([.D223]=0;0;[.U$2])" office:value-type="float" office:value="0" calcext:value-type="float">
            <text:p>0</text:p>
          </table:table-cell>
          <table:table-cell table:formula="of:=[.E223]*[.V$1] + IF([.E223]=0;0;[.V$2])" office:value-type="float" office:value="0" calcext:value-type="float">
            <text:p>0</text:p>
          </table:table-cell>
          <table:table-cell table:formula="of:=[.F223]*[.W$1] + IF([.F223]=0;0;[.W$2])" office:value-type="float" office:value="0" calcext:value-type="float">
            <text:p>0</text:p>
          </table:table-cell>
          <table:table-cell table:formula="of:=[.G223]*[.X$1] + IF([.G223]=0;0;[.X$2])" office:value-type="float" office:value="0" calcext:value-type="float">
            <text:p>0</text:p>
          </table:table-cell>
          <table:table-cell table:formula="of:=[.H223]*[.Y$1] + IF([.H223]=0;0;[.Y$2])" office:value-type="float" office:value="0" calcext:value-type="float">
            <text:p>0</text:p>
          </table:table-cell>
          <table:table-cell table:formula="of:=[.I223]*[.Z$1] + IF([.I223]=0;0;[.Z$2])" office:value-type="float" office:value="0" calcext:value-type="float">
            <text:p>0</text:p>
          </table:table-cell>
          <table:table-cell table:formula="of:=[.J223]*[.AA$1] + IF([.J223]=0;0;[.AA$2])" office:value-type="float" office:value="0" calcext:value-type="float">
            <text:p>0</text:p>
          </table:table-cell>
          <table:table-cell table:formula="of:=[.K223]*[.AB$1] + IF([.K223]=0;0;[.AB$2])" office:value-type="float" office:value="0" calcext:value-type="float">
            <text:p>0</text:p>
          </table:table-cell>
          <table:table-cell table:formula="of:=[.L223]*[.AC$1] + IF([.L223]=0;0;[.AC$2])" office:value-type="float" office:value="0" calcext:value-type="float">
            <text:p>0</text:p>
          </table:table-cell>
          <table:table-cell table:formula="of:=[.M223]*[.AD$1] + IF([.M22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9959" calcext:value-type="float">
            <text:p>5,99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208" calcext:value-type="float">
            <text:p>0,9208</text:p>
          </table:table-cell>
          <table:table-cell office:value-type="float" office:value="1.9439" calcext:value-type="float">
            <text:p>1,9439</text:p>
          </table:table-cell>
          <table:table-cell table:formula="of:=([.O224]-[.$O$1])^2" office:value-type="float" office:value="0.235920032656" calcext:value-type="float">
            <text:p>0,235920032656</text:p>
          </table:table-cell>
          <table:table-cell/>
          <table:table-cell table:formula="of:=[.A224]*[.R$1] + IF([.A224]=0;0;[.R$2])" office:value-type="float" office:value="0.7261" calcext:value-type="float">
            <text:p>0,7261</text:p>
          </table:table-cell>
          <table:table-cell table:formula="of:=[.B224]*[.S$1] + IF([.B224]=0;0;[.S$2])" office:value-type="float" office:value="0" calcext:value-type="float">
            <text:p>0</text:p>
          </table:table-cell>
          <table:table-cell table:formula="of:=[.C224]*[.T$1] + IF([.C224]=0;0;[.T$2])" office:value-type="float" office:value="-0.24220861" calcext:value-type="float">
            <text:p>-0,24220861</text:p>
          </table:table-cell>
          <table:table-cell table:formula="of:=[.D224]*[.U$1] + IF([.D224]=0;0;[.U$2])" office:value-type="float" office:value="0" calcext:value-type="float">
            <text:p>0</text:p>
          </table:table-cell>
          <table:table-cell table:formula="of:=[.E224]*[.V$1] + IF([.E224]=0;0;[.V$2])" office:value-type="float" office:value="0" calcext:value-type="float">
            <text:p>0</text:p>
          </table:table-cell>
          <table:table-cell table:formula="of:=[.F224]*[.W$1] + IF([.F224]=0;0;[.W$2])" office:value-type="float" office:value="0" calcext:value-type="float">
            <text:p>0</text:p>
          </table:table-cell>
          <table:table-cell table:formula="of:=[.G224]*[.X$1] + IF([.G224]=0;0;[.X$2])" office:value-type="float" office:value="0" calcext:value-type="float">
            <text:p>0</text:p>
          </table:table-cell>
          <table:table-cell table:formula="of:=[.H224]*[.Y$1] + IF([.H224]=0;0;[.Y$2])" office:value-type="float" office:value="0" calcext:value-type="float">
            <text:p>0</text:p>
          </table:table-cell>
          <table:table-cell table:formula="of:=[.I224]*[.Z$1] + IF([.I224]=0;0;[.Z$2])" office:value-type="float" office:value="0" calcext:value-type="float">
            <text:p>0</text:p>
          </table:table-cell>
          <table:table-cell table:formula="of:=[.J224]*[.AA$1] + IF([.J224]=0;0;[.AA$2])" office:value-type="float" office:value="0" calcext:value-type="float">
            <text:p>0</text:p>
          </table:table-cell>
          <table:table-cell table:formula="of:=[.K224]*[.AB$1] + IF([.K224]=0;0;[.AB$2])" office:value-type="float" office:value="0" calcext:value-type="float">
            <text:p>0</text:p>
          </table:table-cell>
          <table:table-cell table:formula="of:=[.L224]*[.AC$1] + IF([.L224]=0;0;[.AC$2])" office:value-type="float" office:value="0" calcext:value-type="float">
            <text:p>0</text:p>
          </table:table-cell>
          <table:table-cell table:formula="of:=[.M224]*[.AD$1] + IF([.M22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513" calcext:value-type="float">
            <text:p>3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91" calcext:value-type="float">
            <text:p>0,5691</text:p>
          </table:table-cell>
          <table:table-cell office:value-type="float" office:value="0.8537" calcext:value-type="float">
            <text:p>0,8537</text:p>
          </table:table-cell>
          <table:table-cell table:formula="of:=([.O225]-[.$O$1])^2" office:value-type="float" office:value="0.365400906256" calcext:value-type="float">
            <text:p>0,365400906256</text:p>
          </table:table-cell>
          <table:table-cell/>
          <table:table-cell table:formula="of:=[.A225]*[.R$1] + IF([.A225]=0;0;[.R$2])" office:value-type="float" office:value="0.6714388" calcext:value-type="float">
            <text:p>0,6714388</text:p>
          </table:table-cell>
          <table:table-cell table:formula="of:=[.B225]*[.S$1] + IF([.B225]=0;0;[.S$2])" office:value-type="float" office:value="0" calcext:value-type="float">
            <text:p>0</text:p>
          </table:table-cell>
          <table:table-cell table:formula="of:=[.C225]*[.T$1] + IF([.C225]=0;0;[.T$2])" office:value-type="float" office:value="-0.24755227" calcext:value-type="float">
            <text:p>-0,24755227</text:p>
          </table:table-cell>
          <table:table-cell table:formula="of:=[.D225]*[.U$1] + IF([.D225]=0;0;[.U$2])" office:value-type="float" office:value="0" calcext:value-type="float">
            <text:p>0</text:p>
          </table:table-cell>
          <table:table-cell table:formula="of:=[.E225]*[.V$1] + IF([.E225]=0;0;[.V$2])" office:value-type="float" office:value="0" calcext:value-type="float">
            <text:p>0</text:p>
          </table:table-cell>
          <table:table-cell table:formula="of:=[.F225]*[.W$1] + IF([.F225]=0;0;[.W$2])" office:value-type="float" office:value="0" calcext:value-type="float">
            <text:p>0</text:p>
          </table:table-cell>
          <table:table-cell table:formula="of:=[.G225]*[.X$1] + IF([.G225]=0;0;[.X$2])" office:value-type="float" office:value="0" calcext:value-type="float">
            <text:p>0</text:p>
          </table:table-cell>
          <table:table-cell table:formula="of:=[.H225]*[.Y$1] + IF([.H225]=0;0;[.Y$2])" office:value-type="float" office:value="0" calcext:value-type="float">
            <text:p>0</text:p>
          </table:table-cell>
          <table:table-cell table:formula="of:=[.I225]*[.Z$1] + IF([.I225]=0;0;[.Z$2])" office:value-type="float" office:value="0" calcext:value-type="float">
            <text:p>0</text:p>
          </table:table-cell>
          <table:table-cell table:formula="of:=[.J225]*[.AA$1] + IF([.J225]=0;0;[.AA$2])" office:value-type="float" office:value="0" calcext:value-type="float">
            <text:p>0</text:p>
          </table:table-cell>
          <table:table-cell table:formula="of:=[.K225]*[.AB$1] + IF([.K225]=0;0;[.AB$2])" office:value-type="float" office:value="0" calcext:value-type="float">
            <text:p>0</text:p>
          </table:table-cell>
          <table:table-cell table:formula="of:=[.L225]*[.AC$1] + IF([.L225]=0;0;[.AC$2])" office:value-type="float" office:value="0" calcext:value-type="float">
            <text:p>0</text:p>
          </table:table-cell>
          <table:table-cell table:formula="of:=[.M225]*[.AD$1] + IF([.M22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5267" calcext:value-type="float">
            <text:p>5,52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31" calcext:value-type="float">
            <text:p>0,7731</text:p>
          </table:table-cell>
          <table:table-cell office:value-type="float" office:value="0.955" calcext:value-type="float">
            <text:p>0,955</text:p>
          </table:table-cell>
          <table:table-cell table:formula="of:=([.O226]-[.$O$1])^2" office:value-type="float" office:value="0.253194137856" calcext:value-type="float">
            <text:p>0,253194137856</text:p>
          </table:table-cell>
          <table:table-cell/>
          <table:table-cell table:formula="of:=[.A226]*[.R$1] + IF([.A226]=0;0;[.R$2])" office:value-type="float" office:value="0.6714388" calcext:value-type="float">
            <text:p>0,6714388</text:p>
          </table:table-cell>
          <table:table-cell table:formula="of:=[.B226]*[.S$1] + IF([.B226]=0;0;[.S$2])" office:value-type="float" office:value="0" calcext:value-type="float">
            <text:p>0</text:p>
          </table:table-cell>
          <table:table-cell table:formula="of:=[.C226]*[.T$1] + IF([.C226]=0;0;[.T$2])" office:value-type="float" office:value="-0.24319393" calcext:value-type="float">
            <text:p>-0,24319393</text:p>
          </table:table-cell>
          <table:table-cell table:formula="of:=[.D226]*[.U$1] + IF([.D226]=0;0;[.U$2])" office:value-type="float" office:value="0" calcext:value-type="float">
            <text:p>0</text:p>
          </table:table-cell>
          <table:table-cell table:formula="of:=[.E226]*[.V$1] + IF([.E226]=0;0;[.V$2])" office:value-type="float" office:value="0" calcext:value-type="float">
            <text:p>0</text:p>
          </table:table-cell>
          <table:table-cell table:formula="of:=[.F226]*[.W$1] + IF([.F226]=0;0;[.W$2])" office:value-type="float" office:value="0" calcext:value-type="float">
            <text:p>0</text:p>
          </table:table-cell>
          <table:table-cell table:formula="of:=[.G226]*[.X$1] + IF([.G226]=0;0;[.X$2])" office:value-type="float" office:value="0" calcext:value-type="float">
            <text:p>0</text:p>
          </table:table-cell>
          <table:table-cell table:formula="of:=[.H226]*[.Y$1] + IF([.H226]=0;0;[.Y$2])" office:value-type="float" office:value="0" calcext:value-type="float">
            <text:p>0</text:p>
          </table:table-cell>
          <table:table-cell table:formula="of:=[.I226]*[.Z$1] + IF([.I226]=0;0;[.Z$2])" office:value-type="float" office:value="0" calcext:value-type="float">
            <text:p>0</text:p>
          </table:table-cell>
          <table:table-cell table:formula="of:=[.J226]*[.AA$1] + IF([.J226]=0;0;[.AA$2])" office:value-type="float" office:value="0" calcext:value-type="float">
            <text:p>0</text:p>
          </table:table-cell>
          <table:table-cell table:formula="of:=[.K226]*[.AB$1] + IF([.K226]=0;0;[.AB$2])" office:value-type="float" office:value="0" calcext:value-type="float">
            <text:p>0</text:p>
          </table:table-cell>
          <table:table-cell table:formula="of:=[.L226]*[.AC$1] + IF([.L226]=0;0;[.AC$2])" office:value-type="float" office:value="0" calcext:value-type="float">
            <text:p>0</text:p>
          </table:table-cell>
          <table:table-cell table:formula="of:=[.M226]*[.AD$1] + IF([.M22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255" calcext:value-type="float">
            <text:p>2,62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52" calcext:value-type="float">
            <text:p>0,7952</text:p>
          </table:table-cell>
          <table:table-cell office:value-type="float" office:value="1.0497" calcext:value-type="float">
            <text:p>1,0497</text:p>
          </table:table-cell>
          <table:table-cell table:formula="of:=([.O227]-[.$O$1])^2" office:value-type="float" office:value="0.166859178256" calcext:value-type="float">
            <text:p>0,166859178256</text:p>
          </table:table-cell>
          <table:table-cell/>
          <table:table-cell table:formula="of:=[.A227]*[.R$1] + IF([.A227]=0;0;[.R$2])" office:value-type="float" office:value="0.7261" calcext:value-type="float">
            <text:p>0,7261</text:p>
          </table:table-cell>
          <table:table-cell table:formula="of:=[.B227]*[.S$1] + IF([.B227]=0;0;[.S$2])" office:value-type="float" office:value="0" calcext:value-type="float">
            <text:p>0</text:p>
          </table:table-cell>
          <table:table-cell table:formula="of:=[.C227]*[.T$1] + IF([.C227]=0;0;[.T$2])" office:value-type="float" office:value="-0.24928645" calcext:value-type="float">
            <text:p>-0,24928645</text:p>
          </table:table-cell>
          <table:table-cell table:formula="of:=[.D227]*[.U$1] + IF([.D227]=0;0;[.U$2])" office:value-type="float" office:value="0" calcext:value-type="float">
            <text:p>0</text:p>
          </table:table-cell>
          <table:table-cell table:formula="of:=[.E227]*[.V$1] + IF([.E227]=0;0;[.V$2])" office:value-type="float" office:value="0" calcext:value-type="float">
            <text:p>0</text:p>
          </table:table-cell>
          <table:table-cell table:formula="of:=[.F227]*[.W$1] + IF([.F227]=0;0;[.W$2])" office:value-type="float" office:value="0" calcext:value-type="float">
            <text:p>0</text:p>
          </table:table-cell>
          <table:table-cell table:formula="of:=[.G227]*[.X$1] + IF([.G227]=0;0;[.X$2])" office:value-type="float" office:value="0" calcext:value-type="float">
            <text:p>0</text:p>
          </table:table-cell>
          <table:table-cell table:formula="of:=[.H227]*[.Y$1] + IF([.H227]=0;0;[.Y$2])" office:value-type="float" office:value="0" calcext:value-type="float">
            <text:p>0</text:p>
          </table:table-cell>
          <table:table-cell table:formula="of:=[.I227]*[.Z$1] + IF([.I227]=0;0;[.Z$2])" office:value-type="float" office:value="0" calcext:value-type="float">
            <text:p>0</text:p>
          </table:table-cell>
          <table:table-cell table:formula="of:=[.J227]*[.AA$1] + IF([.J227]=0;0;[.AA$2])" office:value-type="float" office:value="0" calcext:value-type="float">
            <text:p>0</text:p>
          </table:table-cell>
          <table:table-cell table:formula="of:=[.K227]*[.AB$1] + IF([.K227]=0;0;[.AB$2])" office:value-type="float" office:value="0" calcext:value-type="float">
            <text:p>0</text:p>
          </table:table-cell>
          <table:table-cell table:formula="of:=[.L227]*[.AC$1] + IF([.L227]=0;0;[.AC$2])" office:value-type="float" office:value="0" calcext:value-type="float">
            <text:p>0</text:p>
          </table:table-cell>
          <table:table-cell table:formula="of:=[.M227]*[.AD$1] + IF([.M22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224" calcext:value-type="float">
            <text:p>4,32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72" calcext:value-type="float">
            <text:p>0,6272</text:p>
          </table:table-cell>
          <table:table-cell office:value-type="float" office:value="0.7262" calcext:value-type="float">
            <text:p>0,7262</text:p>
          </table:table-cell>
          <table:table-cell table:formula="of:=([.O228]-[.$O$1])^2" office:value-type="float" office:value="0.535800576256" calcext:value-type="float">
            <text:p>0,535800576256</text:p>
          </table:table-cell>
          <table:table-cell/>
          <table:table-cell table:formula="of:=[.A228]*[.R$1] + IF([.A228]=0;0;[.R$2])" office:value-type="float" office:value="0.7261" calcext:value-type="float">
            <text:p>0,7261</text:p>
          </table:table-cell>
          <table:table-cell table:formula="of:=[.B228]*[.S$1] + IF([.B228]=0;0;[.S$2])" office:value-type="float" office:value="0" calcext:value-type="float">
            <text:p>0</text:p>
          </table:table-cell>
          <table:table-cell table:formula="of:=[.C228]*[.T$1] + IF([.C228]=0;0;[.T$2])" office:value-type="float" office:value="-0.24572296" calcext:value-type="float">
            <text:p>-0,24572296</text:p>
          </table:table-cell>
          <table:table-cell table:formula="of:=[.D228]*[.U$1] + IF([.D228]=0;0;[.U$2])" office:value-type="float" office:value="0" calcext:value-type="float">
            <text:p>0</text:p>
          </table:table-cell>
          <table:table-cell table:formula="of:=[.E228]*[.V$1] + IF([.E228]=0;0;[.V$2])" office:value-type="float" office:value="0" calcext:value-type="float">
            <text:p>0</text:p>
          </table:table-cell>
          <table:table-cell table:formula="of:=[.F228]*[.W$1] + IF([.F228]=0;0;[.W$2])" office:value-type="float" office:value="0" calcext:value-type="float">
            <text:p>0</text:p>
          </table:table-cell>
          <table:table-cell table:formula="of:=[.G228]*[.X$1] + IF([.G228]=0;0;[.X$2])" office:value-type="float" office:value="0" calcext:value-type="float">
            <text:p>0</text:p>
          </table:table-cell>
          <table:table-cell table:formula="of:=[.H228]*[.Y$1] + IF([.H228]=0;0;[.Y$2])" office:value-type="float" office:value="0" calcext:value-type="float">
            <text:p>0</text:p>
          </table:table-cell>
          <table:table-cell table:formula="of:=[.I228]*[.Z$1] + IF([.I228]=0;0;[.Z$2])" office:value-type="float" office:value="0" calcext:value-type="float">
            <text:p>0</text:p>
          </table:table-cell>
          <table:table-cell table:formula="of:=[.J228]*[.AA$1] + IF([.J228]=0;0;[.AA$2])" office:value-type="float" office:value="0" calcext:value-type="float">
            <text:p>0</text:p>
          </table:table-cell>
          <table:table-cell table:formula="of:=[.K228]*[.AB$1] + IF([.K228]=0;0;[.AB$2])" office:value-type="float" office:value="0" calcext:value-type="float">
            <text:p>0</text:p>
          </table:table-cell>
          <table:table-cell table:formula="of:=[.L228]*[.AC$1] + IF([.L228]=0;0;[.AC$2])" office:value-type="float" office:value="0" calcext:value-type="float">
            <text:p>0</text:p>
          </table:table-cell>
          <table:table-cell table:formula="of:=[.M228]*[.AD$1] + IF([.M22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9931" calcext:value-type="float">
            <text:p>3,99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43" calcext:value-type="float">
            <text:p>1,1243</text:p>
          </table:table-cell>
          <table:table-cell office:value-type="float" office:value="2.4361" calcext:value-type="float">
            <text:p>2,4361</text:p>
          </table:table-cell>
          <table:table-cell table:formula="of:=([.O229]-[.$O$1])^2" office:value-type="float" office:value="0.956319703056" calcext:value-type="float">
            <text:p>0,956319703056</text:p>
          </table:table-cell>
          <table:table-cell/>
          <table:table-cell table:formula="of:=[.A229]*[.R$1] + IF([.A229]=0;0;[.R$2])" office:value-type="float" office:value="0.7261" calcext:value-type="float">
            <text:p>0,7261</text:p>
          </table:table-cell>
          <table:table-cell table:formula="of:=[.B229]*[.S$1] + IF([.B229]=0;0;[.S$2])" office:value-type="float" office:value="1.6985" calcext:value-type="float">
            <text:p>1,6985</text:p>
          </table:table-cell>
          <table:table-cell table:formula="of:=[.C229]*[.T$1] + IF([.C229]=0;0;[.T$2])" office:value-type="float" office:value="-0.24641449" calcext:value-type="float">
            <text:p>-0,24641449</text:p>
          </table:table-cell>
          <table:table-cell table:formula="of:=[.D229]*[.U$1] + IF([.D229]=0;0;[.U$2])" office:value-type="float" office:value="0" calcext:value-type="float">
            <text:p>0</text:p>
          </table:table-cell>
          <table:table-cell table:formula="of:=[.E229]*[.V$1] + IF([.E229]=0;0;[.V$2])" office:value-type="float" office:value="0" calcext:value-type="float">
            <text:p>0</text:p>
          </table:table-cell>
          <table:table-cell table:formula="of:=[.F229]*[.W$1] + IF([.F229]=0;0;[.W$2])" office:value-type="float" office:value="0" calcext:value-type="float">
            <text:p>0</text:p>
          </table:table-cell>
          <table:table-cell table:formula="of:=[.G229]*[.X$1] + IF([.G229]=0;0;[.X$2])" office:value-type="float" office:value="0" calcext:value-type="float">
            <text:p>0</text:p>
          </table:table-cell>
          <table:table-cell table:formula="of:=[.H229]*[.Y$1] + IF([.H229]=0;0;[.Y$2])" office:value-type="float" office:value="0" calcext:value-type="float">
            <text:p>0</text:p>
          </table:table-cell>
          <table:table-cell table:formula="of:=[.I229]*[.Z$1] + IF([.I229]=0;0;[.Z$2])" office:value-type="float" office:value="0" calcext:value-type="float">
            <text:p>0</text:p>
          </table:table-cell>
          <table:table-cell table:formula="of:=[.J229]*[.AA$1] + IF([.J229]=0;0;[.AA$2])" office:value-type="float" office:value="0" calcext:value-type="float">
            <text:p>0</text:p>
          </table:table-cell>
          <table:table-cell table:formula="of:=[.K229]*[.AB$1] + IF([.K229]=0;0;[.AB$2])" office:value-type="float" office:value="0" calcext:value-type="float">
            <text:p>0</text:p>
          </table:table-cell>
          <table:table-cell table:formula="of:=[.L229]*[.AC$1] + IF([.L229]=0;0;[.AC$2])" office:value-type="float" office:value="0" calcext:value-type="float">
            <text:p>0</text:p>
          </table:table-cell>
          <table:table-cell table:formula="of:=[.M229]*[.AD$1] + IF([.M22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9904" calcext:value-type="float">
            <text:p>2,99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84" calcext:value-type="float">
            <text:p>1,1584</text:p>
          </table:table-cell>
          <table:table-cell office:value-type="float" office:value="2.6064" calcext:value-type="float">
            <text:p>2,6064</text:p>
          </table:table-cell>
          <table:table-cell table:formula="of:=([.O230]-[.$O$1])^2" office:value-type="float" office:value="1.318399982656" calcext:value-type="float">
            <text:p>1,318399982656</text:p>
          </table:table-cell>
          <table:table-cell/>
          <table:table-cell table:formula="of:=[.A230]*[.R$1] + IF([.A230]=0;0;[.R$2])" office:value-type="float" office:value="0.7807612" calcext:value-type="float">
            <text:p>0,7807612</text:p>
          </table:table-cell>
          <table:table-cell table:formula="of:=[.B230]*[.S$1] + IF([.B230]=0;0;[.S$2])" office:value-type="float" office:value="0" calcext:value-type="float">
            <text:p>0</text:p>
          </table:table-cell>
          <table:table-cell table:formula="of:=[.C230]*[.T$1] + IF([.C230]=0;0;[.T$2])" office:value-type="float" office:value="-0.24852016" calcext:value-type="float">
            <text:p>-0,24852016</text:p>
          </table:table-cell>
          <table:table-cell table:formula="of:=[.D230]*[.U$1] + IF([.D230]=0;0;[.U$2])" office:value-type="float" office:value="0" calcext:value-type="float">
            <text:p>0</text:p>
          </table:table-cell>
          <table:table-cell table:formula="of:=[.E230]*[.V$1] + IF([.E230]=0;0;[.V$2])" office:value-type="float" office:value="0" calcext:value-type="float">
            <text:p>0</text:p>
          </table:table-cell>
          <table:table-cell table:formula="of:=[.F230]*[.W$1] + IF([.F230]=0;0;[.W$2])" office:value-type="float" office:value="0" calcext:value-type="float">
            <text:p>0</text:p>
          </table:table-cell>
          <table:table-cell table:formula="of:=[.G230]*[.X$1] + IF([.G230]=0;0;[.X$2])" office:value-type="float" office:value="0" calcext:value-type="float">
            <text:p>0</text:p>
          </table:table-cell>
          <table:table-cell table:formula="of:=[.H230]*[.Y$1] + IF([.H230]=0;0;[.Y$2])" office:value-type="float" office:value="0" calcext:value-type="float">
            <text:p>0</text:p>
          </table:table-cell>
          <table:table-cell table:formula="of:=[.I230]*[.Z$1] + IF([.I230]=0;0;[.Z$2])" office:value-type="float" office:value="0" calcext:value-type="float">
            <text:p>0</text:p>
          </table:table-cell>
          <table:table-cell table:formula="of:=[.J230]*[.AA$1] + IF([.J230]=0;0;[.AA$2])" office:value-type="float" office:value="0" calcext:value-type="float">
            <text:p>0</text:p>
          </table:table-cell>
          <table:table-cell table:formula="of:=[.K230]*[.AB$1] + IF([.K230]=0;0;[.AB$2])" office:value-type="float" office:value="0" calcext:value-type="float">
            <text:p>0</text:p>
          </table:table-cell>
          <table:table-cell table:formula="of:=[.L230]*[.AC$1] + IF([.L230]=0;0;[.AC$2])" office:value-type="float" office:value="0" calcext:value-type="float">
            <text:p>0</text:p>
          </table:table-cell>
          <table:table-cell table:formula="of:=[.M230]*[.AD$1] + IF([.M23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1866" calcext:value-type="float">
            <text:p>2,18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84" calcext:value-type="float">
            <text:p>0,8984</text:p>
          </table:table-cell>
          <table:table-cell office:value-type="float" office:value="1.123" calcext:value-type="float">
            <text:p>1,123</text:p>
          </table:table-cell>
          <table:table-cell table:formula="of:=([.O231]-[.$O$1])^2" office:value-type="float" office:value="0.112348313856" calcext:value-type="float">
            <text:p>0,112348313856</text:p>
          </table:table-cell>
          <table:table-cell/>
          <table:table-cell table:formula="of:=[.A231]*[.R$1] + IF([.A231]=0;0;[.R$2])" office:value-type="float" office:value="0.9721" calcext:value-type="float">
            <text:p>0,9721</text:p>
          </table:table-cell>
          <table:table-cell table:formula="of:=[.B231]*[.S$1] + IF([.B231]=0;0;[.S$2])" office:value-type="float" office:value="0" calcext:value-type="float">
            <text:p>0</text:p>
          </table:table-cell>
          <table:table-cell table:formula="of:=[.C231]*[.T$1] + IF([.C231]=0;0;[.T$2])" office:value-type="float" office:value="-0.25020814" calcext:value-type="float">
            <text:p>-0,25020814</text:p>
          </table:table-cell>
          <table:table-cell table:formula="of:=[.D231]*[.U$1] + IF([.D231]=0;0;[.U$2])" office:value-type="float" office:value="0" calcext:value-type="float">
            <text:p>0</text:p>
          </table:table-cell>
          <table:table-cell table:formula="of:=[.E231]*[.V$1] + IF([.E231]=0;0;[.V$2])" office:value-type="float" office:value="0" calcext:value-type="float">
            <text:p>0</text:p>
          </table:table-cell>
          <table:table-cell table:formula="of:=[.F231]*[.W$1] + IF([.F231]=0;0;[.W$2])" office:value-type="float" office:value="0" calcext:value-type="float">
            <text:p>0</text:p>
          </table:table-cell>
          <table:table-cell table:formula="of:=[.G231]*[.X$1] + IF([.G231]=0;0;[.X$2])" office:value-type="float" office:value="0" calcext:value-type="float">
            <text:p>0</text:p>
          </table:table-cell>
          <table:table-cell table:formula="of:=[.H231]*[.Y$1] + IF([.H231]=0;0;[.Y$2])" office:value-type="float" office:value="0" calcext:value-type="float">
            <text:p>0</text:p>
          </table:table-cell>
          <table:table-cell table:formula="of:=[.I231]*[.Z$1] + IF([.I231]=0;0;[.Z$2])" office:value-type="float" office:value="0" calcext:value-type="float">
            <text:p>0</text:p>
          </table:table-cell>
          <table:table-cell table:formula="of:=[.J231]*[.AA$1] + IF([.J231]=0;0;[.AA$2])" office:value-type="float" office:value="0" calcext:value-type="float">
            <text:p>0</text:p>
          </table:table-cell>
          <table:table-cell table:formula="of:=[.K231]*[.AB$1] + IF([.K231]=0;0;[.AB$2])" office:value-type="float" office:value="0" calcext:value-type="float">
            <text:p>0</text:p>
          </table:table-cell>
          <table:table-cell table:formula="of:=[.L231]*[.AC$1] + IF([.L231]=0;0;[.AC$2])" office:value-type="float" office:value="0" calcext:value-type="float">
            <text:p>0</text:p>
          </table:table-cell>
          <table:table-cell table:formula="of:=[.M231]*[.AD$1] + IF([.M23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572" calcext:value-type="float">
            <text:p>3,5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667" calcext:value-type="float">
            <text:p>1,1667</text:p>
          </table:table-cell>
          <table:table-cell office:value-type="float" office:value="1.6495" calcext:value-type="float">
            <text:p>1,6495</text:p>
          </table:table-cell>
          <table:table-cell table:formula="of:=([.O232]-[.$O$1])^2" office:value-type="float" office:value="0.036601811856" calcext:value-type="float">
            <text:p>0,036601811856</text:p>
          </table:table-cell>
          <table:table-cell/>
          <table:table-cell table:formula="of:=[.A232]*[.R$1] + IF([.A232]=0;0;[.R$2])" office:value-type="float" office:value="0.6167776" calcext:value-type="float">
            <text:p>0,6167776</text:p>
          </table:table-cell>
          <table:table-cell table:formula="of:=[.B232]*[.S$1] + IF([.B232]=0;0;[.S$2])" office:value-type="float" office:value="1.6985" calcext:value-type="float">
            <text:p>1,6985</text:p>
          </table:table-cell>
          <table:table-cell table:formula="of:=[.C232]*[.T$1] + IF([.C232]=0;0;[.T$2])" office:value-type="float" office:value="-0.2472988" calcext:value-type="float">
            <text:p>-0,2472988</text:p>
          </table:table-cell>
          <table:table-cell table:formula="of:=[.D232]*[.U$1] + IF([.D232]=0;0;[.U$2])" office:value-type="float" office:value="0" calcext:value-type="float">
            <text:p>0</text:p>
          </table:table-cell>
          <table:table-cell table:formula="of:=[.E232]*[.V$1] + IF([.E232]=0;0;[.V$2])" office:value-type="float" office:value="0" calcext:value-type="float">
            <text:p>0</text:p>
          </table:table-cell>
          <table:table-cell table:formula="of:=[.F232]*[.W$1] + IF([.F232]=0;0;[.W$2])" office:value-type="float" office:value="0" calcext:value-type="float">
            <text:p>0</text:p>
          </table:table-cell>
          <table:table-cell table:formula="of:=[.G232]*[.X$1] + IF([.G232]=0;0;[.X$2])" office:value-type="float" office:value="0" calcext:value-type="float">
            <text:p>0</text:p>
          </table:table-cell>
          <table:table-cell table:formula="of:=[.H232]*[.Y$1] + IF([.H232]=0;0;[.Y$2])" office:value-type="float" office:value="0" calcext:value-type="float">
            <text:p>0</text:p>
          </table:table-cell>
          <table:table-cell table:formula="of:=[.I232]*[.Z$1] + IF([.I232]=0;0;[.Z$2])" office:value-type="float" office:value="0" calcext:value-type="float">
            <text:p>0</text:p>
          </table:table-cell>
          <table:table-cell table:formula="of:=[.J232]*[.AA$1] + IF([.J232]=0;0;[.AA$2])" office:value-type="float" office:value="0" calcext:value-type="float">
            <text:p>0</text:p>
          </table:table-cell>
          <table:table-cell table:formula="of:=[.K232]*[.AB$1] + IF([.K232]=0;0;[.AB$2])" office:value-type="float" office:value="0" calcext:value-type="float">
            <text:p>0</text:p>
          </table:table-cell>
          <table:table-cell table:formula="of:=[.L232]*[.AC$1] + IF([.L232]=0;0;[.AC$2])" office:value-type="float" office:value="0" calcext:value-type="float">
            <text:p>0</text:p>
          </table:table-cell>
          <table:table-cell table:formula="of:=[.M232]*[.AD$1] + IF([.M23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8793" calcext:value-type="float">
            <text:p>3,87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98" calcext:value-type="float">
            <text:p>0,8998</text:p>
          </table:table-cell>
          <table:table-cell office:value-type="float" office:value="1.4782" calcext:value-type="float">
            <text:p>1,4782</text:p>
          </table:table-cell>
          <table:table-cell table:formula="of:=([.O233]-[.$O$1])^2" office:value-type="float" office:value="0.000400640256000001" calcext:value-type="float">
            <text:p>0,000400640256000001</text:p>
          </table:table-cell>
          <table:table-cell/>
          <table:table-cell table:formula="of:=[.A233]*[.R$1] + IF([.A233]=0;0;[.R$2])" office:value-type="float" office:value="0.7807612" calcext:value-type="float">
            <text:p>0,7807612</text:p>
          </table:table-cell>
          <table:table-cell table:formula="of:=[.B233]*[.S$1] + IF([.B233]=0;0;[.S$2])" office:value-type="float" office:value="0" calcext:value-type="float">
            <text:p>0</text:p>
          </table:table-cell>
          <table:table-cell table:formula="of:=[.C233]*[.T$1] + IF([.C233]=0;0;[.T$2])" office:value-type="float" office:value="-0.24665347" calcext:value-type="float">
            <text:p>-0,24665347</text:p>
          </table:table-cell>
          <table:table-cell table:formula="of:=[.D233]*[.U$1] + IF([.D233]=0;0;[.U$2])" office:value-type="float" office:value="0" calcext:value-type="float">
            <text:p>0</text:p>
          </table:table-cell>
          <table:table-cell table:formula="of:=[.E233]*[.V$1] + IF([.E233]=0;0;[.V$2])" office:value-type="float" office:value="0" calcext:value-type="float">
            <text:p>0</text:p>
          </table:table-cell>
          <table:table-cell table:formula="of:=[.F233]*[.W$1] + IF([.F233]=0;0;[.W$2])" office:value-type="float" office:value="0" calcext:value-type="float">
            <text:p>0</text:p>
          </table:table-cell>
          <table:table-cell table:formula="of:=[.G233]*[.X$1] + IF([.G233]=0;0;[.X$2])" office:value-type="float" office:value="0" calcext:value-type="float">
            <text:p>0</text:p>
          </table:table-cell>
          <table:table-cell table:formula="of:=[.H233]*[.Y$1] + IF([.H233]=0;0;[.Y$2])" office:value-type="float" office:value="0" calcext:value-type="float">
            <text:p>0</text:p>
          </table:table-cell>
          <table:table-cell table:formula="of:=[.I233]*[.Z$1] + IF([.I233]=0;0;[.Z$2])" office:value-type="float" office:value="0" calcext:value-type="float">
            <text:p>0</text:p>
          </table:table-cell>
          <table:table-cell table:formula="of:=[.J233]*[.AA$1] + IF([.J233]=0;0;[.AA$2])" office:value-type="float" office:value="0" calcext:value-type="float">
            <text:p>0</text:p>
          </table:table-cell>
          <table:table-cell table:formula="of:=[.K233]*[.AB$1] + IF([.K233]=0;0;[.AB$2])" office:value-type="float" office:value="0" calcext:value-type="float">
            <text:p>0</text:p>
          </table:table-cell>
          <table:table-cell table:formula="of:=[.L233]*[.AC$1] + IF([.L233]=0;0;[.AC$2])" office:value-type="float" office:value="0" calcext:value-type="float">
            <text:p>0</text:p>
          </table:table-cell>
          <table:table-cell table:formula="of:=[.M233]*[.AD$1] + IF([.M23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491" calcext:value-type="float">
            <text:p>3,84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38" calcext:value-type="float">
            <text:p>0,8938</text:p>
          </table:table-cell>
          <table:table-cell office:value-type="float" office:value="1.08" calcext:value-type="float">
            <text:p>1,08</text:p>
          </table:table-cell>
          <table:table-cell table:formula="of:=([.O234]-[.$O$1])^2" office:value-type="float" office:value="0.143023137856" calcext:value-type="float">
            <text:p>0,143023137856</text:p>
          </table:table-cell>
          <table:table-cell/>
          <table:table-cell table:formula="of:=[.A234]*[.R$1] + IF([.A234]=0;0;[.R$2])" office:value-type="float" office:value="0.6714388" calcext:value-type="float">
            <text:p>0,6714388</text:p>
          </table:table-cell>
          <table:table-cell table:formula="of:=[.B234]*[.S$1] + IF([.B234]=0;0;[.S$2])" office:value-type="float" office:value="0" calcext:value-type="float">
            <text:p>0</text:p>
          </table:table-cell>
          <table:table-cell table:formula="of:=[.C234]*[.T$1] + IF([.C234]=0;0;[.T$2])" office:value-type="float" office:value="-0.24671689" calcext:value-type="float">
            <text:p>-0,24671689</text:p>
          </table:table-cell>
          <table:table-cell table:formula="of:=[.D234]*[.U$1] + IF([.D234]=0;0;[.U$2])" office:value-type="float" office:value="0" calcext:value-type="float">
            <text:p>0</text:p>
          </table:table-cell>
          <table:table-cell table:formula="of:=[.E234]*[.V$1] + IF([.E234]=0;0;[.V$2])" office:value-type="float" office:value="0" calcext:value-type="float">
            <text:p>0</text:p>
          </table:table-cell>
          <table:table-cell table:formula="of:=[.F234]*[.W$1] + IF([.F234]=0;0;[.W$2])" office:value-type="float" office:value="0" calcext:value-type="float">
            <text:p>0</text:p>
          </table:table-cell>
          <table:table-cell table:formula="of:=[.G234]*[.X$1] + IF([.G234]=0;0;[.X$2])" office:value-type="float" office:value="0" calcext:value-type="float">
            <text:p>0</text:p>
          </table:table-cell>
          <table:table-cell table:formula="of:=[.H234]*[.Y$1] + IF([.H234]=0;0;[.Y$2])" office:value-type="float" office:value="0" calcext:value-type="float">
            <text:p>0</text:p>
          </table:table-cell>
          <table:table-cell table:formula="of:=[.I234]*[.Z$1] + IF([.I234]=0;0;[.Z$2])" office:value-type="float" office:value="0" calcext:value-type="float">
            <text:p>0</text:p>
          </table:table-cell>
          <table:table-cell table:formula="of:=[.J234]*[.AA$1] + IF([.J234]=0;0;[.AA$2])" office:value-type="float" office:value="0" calcext:value-type="float">
            <text:p>0</text:p>
          </table:table-cell>
          <table:table-cell table:formula="of:=[.K234]*[.AB$1] + IF([.K234]=0;0;[.AB$2])" office:value-type="float" office:value="0" calcext:value-type="float">
            <text:p>0</text:p>
          </table:table-cell>
          <table:table-cell table:formula="of:=[.L234]*[.AC$1] + IF([.L234]=0;0;[.AC$2])" office:value-type="float" office:value="0" calcext:value-type="float">
            <text:p>0</text:p>
          </table:table-cell>
          <table:table-cell table:formula="of:=[.M234]*[.AD$1] + IF([.M23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276" calcext:value-type="float">
            <text:p>4,1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 office:value-type="float" office:value="2.14" calcext:value-type="float">
            <text:p>2,14</text:p>
          </table:table-cell>
          <table:table-cell table:formula="of:=([.O235]-[.$O$1])^2" office:value-type="float" office:value="0.464873057856" calcext:value-type="float">
            <text:p>0,464873057856</text:p>
          </table:table-cell>
          <table:table-cell/>
          <table:table-cell table:formula="of:=[.A235]*[.R$1] + IF([.A235]=0;0;[.R$2])" office:value-type="float" office:value="0.7261" calcext:value-type="float">
            <text:p>0,7261</text:p>
          </table:table-cell>
          <table:table-cell table:formula="of:=[.B235]*[.S$1] + IF([.B235]=0;0;[.S$2])" office:value-type="float" office:value="0" calcext:value-type="float">
            <text:p>0</text:p>
          </table:table-cell>
          <table:table-cell table:formula="of:=[.C235]*[.T$1] + IF([.C235]=0;0;[.T$2])" office:value-type="float" office:value="-0.24613204" calcext:value-type="float">
            <text:p>-0,24613204</text:p>
          </table:table-cell>
          <table:table-cell table:formula="of:=[.D235]*[.U$1] + IF([.D235]=0;0;[.U$2])" office:value-type="float" office:value="0" calcext:value-type="float">
            <text:p>0</text:p>
          </table:table-cell>
          <table:table-cell table:formula="of:=[.E235]*[.V$1] + IF([.E235]=0;0;[.V$2])" office:value-type="float" office:value="0" calcext:value-type="float">
            <text:p>0</text:p>
          </table:table-cell>
          <table:table-cell table:formula="of:=[.F235]*[.W$1] + IF([.F235]=0;0;[.W$2])" office:value-type="float" office:value="0" calcext:value-type="float">
            <text:p>0</text:p>
          </table:table-cell>
          <table:table-cell table:formula="of:=[.G235]*[.X$1] + IF([.G235]=0;0;[.X$2])" office:value-type="float" office:value="0" calcext:value-type="float">
            <text:p>0</text:p>
          </table:table-cell>
          <table:table-cell table:formula="of:=[.H235]*[.Y$1] + IF([.H235]=0;0;[.Y$2])" office:value-type="float" office:value="0" calcext:value-type="float">
            <text:p>0</text:p>
          </table:table-cell>
          <table:table-cell table:formula="of:=[.I235]*[.Z$1] + IF([.I235]=0;0;[.Z$2])" office:value-type="float" office:value="0" calcext:value-type="float">
            <text:p>0</text:p>
          </table:table-cell>
          <table:table-cell table:formula="of:=[.J235]*[.AA$1] + IF([.J235]=0;0;[.AA$2])" office:value-type="float" office:value="0" calcext:value-type="float">
            <text:p>0</text:p>
          </table:table-cell>
          <table:table-cell table:formula="of:=[.K235]*[.AB$1] + IF([.K235]=0;0;[.AB$2])" office:value-type="float" office:value="0" calcext:value-type="float">
            <text:p>0</text:p>
          </table:table-cell>
          <table:table-cell table:formula="of:=[.L235]*[.AC$1] + IF([.L235]=0;0;[.AC$2])" office:value-type="float" office:value="0" calcext:value-type="float">
            <text:p>0</text:p>
          </table:table-cell>
          <table:table-cell table:formula="of:=[.M235]*[.AD$1] + IF([.M23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7311" calcext:value-type="float">
            <text:p>4,73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31" calcext:value-type="float">
            <text:p>1,3231</text:p>
          </table:table-cell>
          <table:table-cell office:value-type="float" office:value="2.15" calcext:value-type="float">
            <text:p>2,15</text:p>
          </table:table-cell>
          <table:table-cell table:formula="of:=([.O236]-[.$O$1])^2" office:value-type="float" office:value="0.478609377856" calcext:value-type="float">
            <text:p>0,478609377856</text:p>
          </table:table-cell>
          <table:table-cell/>
          <table:table-cell table:formula="of:=[.A236]*[.R$1] + IF([.A236]=0;0;[.R$2])" office:value-type="float" office:value="0.7807612" calcext:value-type="float">
            <text:p>0,7807612</text:p>
          </table:table-cell>
          <table:table-cell table:formula="of:=[.B236]*[.S$1] + IF([.B236]=0;0;[.S$2])" office:value-type="float" office:value="0" calcext:value-type="float">
            <text:p>0</text:p>
          </table:table-cell>
          <table:table-cell table:formula="of:=[.C236]*[.T$1] + IF([.C236]=0;0;[.T$2])" office:value-type="float" office:value="-0.24486469" calcext:value-type="float">
            <text:p>-0,24486469</text:p>
          </table:table-cell>
          <table:table-cell table:formula="of:=[.D236]*[.U$1] + IF([.D236]=0;0;[.U$2])" office:value-type="float" office:value="0" calcext:value-type="float">
            <text:p>0</text:p>
          </table:table-cell>
          <table:table-cell table:formula="of:=[.E236]*[.V$1] + IF([.E236]=0;0;[.V$2])" office:value-type="float" office:value="0" calcext:value-type="float">
            <text:p>0</text:p>
          </table:table-cell>
          <table:table-cell table:formula="of:=[.F236]*[.W$1] + IF([.F236]=0;0;[.W$2])" office:value-type="float" office:value="0" calcext:value-type="float">
            <text:p>0</text:p>
          </table:table-cell>
          <table:table-cell table:formula="of:=[.G236]*[.X$1] + IF([.G236]=0;0;[.X$2])" office:value-type="float" office:value="0" calcext:value-type="float">
            <text:p>0</text:p>
          </table:table-cell>
          <table:table-cell table:formula="of:=[.H236]*[.Y$1] + IF([.H236]=0;0;[.Y$2])" office:value-type="float" office:value="0" calcext:value-type="float">
            <text:p>0</text:p>
          </table:table-cell>
          <table:table-cell table:formula="of:=[.I236]*[.Z$1] + IF([.I236]=0;0;[.Z$2])" office:value-type="float" office:value="0" calcext:value-type="float">
            <text:p>0</text:p>
          </table:table-cell>
          <table:table-cell table:formula="of:=[.J236]*[.AA$1] + IF([.J236]=0;0;[.AA$2])" office:value-type="float" office:value="0" calcext:value-type="float">
            <text:p>0</text:p>
          </table:table-cell>
          <table:table-cell table:formula="of:=[.K236]*[.AB$1] + IF([.K236]=0;0;[.AB$2])" office:value-type="float" office:value="0" calcext:value-type="float">
            <text:p>0</text:p>
          </table:table-cell>
          <table:table-cell table:formula="of:=[.L236]*[.AC$1] + IF([.L236]=0;0;[.AC$2])" office:value-type="float" office:value="0" calcext:value-type="float">
            <text:p>0</text:p>
          </table:table-cell>
          <table:table-cell table:formula="of:=[.M236]*[.AD$1] + IF([.M23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03" calcext:value-type="float">
            <text:p>3,44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7" calcext:value-type="float">
            <text:p>0,907</text:p>
          </table:table-cell>
          <table:table-cell office:value-type="float" office:value="1.3844" calcext:value-type="float">
            <text:p>1,3844</text:p>
          </table:table-cell>
          <table:table-cell table:formula="of:=([.O237]-[.$O$1])^2" office:value-type="float" office:value="0.00544407865599998" calcext:value-type="float">
            <text:p>0,00544407865599998</text:p>
          </table:table-cell>
          <table:table-cell/>
          <table:table-cell table:formula="of:=[.A237]*[.R$1] + IF([.A237]=0;0;[.R$2])" office:value-type="float" office:value="0.6714388" calcext:value-type="float">
            <text:p>0,6714388</text:p>
          </table:table-cell>
          <table:table-cell table:formula="of:=[.B237]*[.S$1] + IF([.B237]=0;0;[.S$2])" office:value-type="float" office:value="0" calcext:value-type="float">
            <text:p>0</text:p>
          </table:table-cell>
          <table:table-cell table:formula="of:=[.C237]*[.T$1] + IF([.C237]=0;0;[.T$2])" office:value-type="float" office:value="-0.24757537" calcext:value-type="float">
            <text:p>-0,24757537</text:p>
          </table:table-cell>
          <table:table-cell table:formula="of:=[.D237]*[.U$1] + IF([.D237]=0;0;[.U$2])" office:value-type="float" office:value="0" calcext:value-type="float">
            <text:p>0</text:p>
          </table:table-cell>
          <table:table-cell table:formula="of:=[.E237]*[.V$1] + IF([.E237]=0;0;[.V$2])" office:value-type="float" office:value="0" calcext:value-type="float">
            <text:p>0</text:p>
          </table:table-cell>
          <table:table-cell table:formula="of:=[.F237]*[.W$1] + IF([.F237]=0;0;[.W$2])" office:value-type="float" office:value="0" calcext:value-type="float">
            <text:p>0</text:p>
          </table:table-cell>
          <table:table-cell table:formula="of:=[.G237]*[.X$1] + IF([.G237]=0;0;[.X$2])" office:value-type="float" office:value="0" calcext:value-type="float">
            <text:p>0</text:p>
          </table:table-cell>
          <table:table-cell table:formula="of:=[.H237]*[.Y$1] + IF([.H237]=0;0;[.Y$2])" office:value-type="float" office:value="0" calcext:value-type="float">
            <text:p>0</text:p>
          </table:table-cell>
          <table:table-cell table:formula="of:=[.I237]*[.Z$1] + IF([.I237]=0;0;[.Z$2])" office:value-type="float" office:value="0" calcext:value-type="float">
            <text:p>0</text:p>
          </table:table-cell>
          <table:table-cell table:formula="of:=[.J237]*[.AA$1] + IF([.J237]=0;0;[.AA$2])" office:value-type="float" office:value="0" calcext:value-type="float">
            <text:p>0</text:p>
          </table:table-cell>
          <table:table-cell table:formula="of:=[.K237]*[.AB$1] + IF([.K237]=0;0;[.AB$2])" office:value-type="float" office:value="0" calcext:value-type="float">
            <text:p>0</text:p>
          </table:table-cell>
          <table:table-cell table:formula="of:=[.L237]*[.AC$1] + IF([.L237]=0;0;[.AC$2])" office:value-type="float" office:value="0" calcext:value-type="float">
            <text:p>0</text:p>
          </table:table-cell>
          <table:table-cell table:formula="of:=[.M237]*[.AD$1] + IF([.M23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112" calcext:value-type="float">
            <text:p>3,21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15" calcext:value-type="float">
            <text:p>0,7215</text:p>
          </table:table-cell>
          <table:table-cell office:value-type="float" office:value="1.7567" calcext:value-type="float">
            <text:p>1,7567</text:p>
          </table:table-cell>
          <table:table-cell table:formula="of:=([.O238]-[.$O$1])^2" office:value-type="float" office:value="0.089111802256" calcext:value-type="float">
            <text:p>0,089111802256</text:p>
          </table:table-cell>
          <table:table-cell/>
          <table:table-cell table:formula="of:=[.A238]*[.R$1] + IF([.A238]=0;0;[.R$2])" office:value-type="float" office:value="0.7261" calcext:value-type="float">
            <text:p>0,7261</text:p>
          </table:table-cell>
          <table:table-cell table:formula="of:=[.B238]*[.S$1] + IF([.B238]=0;0;[.S$2])" office:value-type="float" office:value="0" calcext:value-type="float">
            <text:p>0</text:p>
          </table:table-cell>
          <table:table-cell table:formula="of:=[.C238]*[.T$1] + IF([.C238]=0;0;[.T$2])" office:value-type="float" office:value="-0.24805648" calcext:value-type="float">
            <text:p>-0,24805648</text:p>
          </table:table-cell>
          <table:table-cell table:formula="of:=[.D238]*[.U$1] + IF([.D238]=0;0;[.U$2])" office:value-type="float" office:value="0" calcext:value-type="float">
            <text:p>0</text:p>
          </table:table-cell>
          <table:table-cell table:formula="of:=[.E238]*[.V$1] + IF([.E238]=0;0;[.V$2])" office:value-type="float" office:value="0" calcext:value-type="float">
            <text:p>0</text:p>
          </table:table-cell>
          <table:table-cell table:formula="of:=[.F238]*[.W$1] + IF([.F238]=0;0;[.W$2])" office:value-type="float" office:value="0" calcext:value-type="float">
            <text:p>0</text:p>
          </table:table-cell>
          <table:table-cell table:formula="of:=[.G238]*[.X$1] + IF([.G238]=0;0;[.X$2])" office:value-type="float" office:value="0" calcext:value-type="float">
            <text:p>0</text:p>
          </table:table-cell>
          <table:table-cell table:formula="of:=[.H238]*[.Y$1] + IF([.H238]=0;0;[.Y$2])" office:value-type="float" office:value="0" calcext:value-type="float">
            <text:p>0</text:p>
          </table:table-cell>
          <table:table-cell table:formula="of:=[.I238]*[.Z$1] + IF([.I238]=0;0;[.Z$2])" office:value-type="float" office:value="0" calcext:value-type="float">
            <text:p>0</text:p>
          </table:table-cell>
          <table:table-cell table:formula="of:=[.J238]*[.AA$1] + IF([.J238]=0;0;[.AA$2])" office:value-type="float" office:value="0" calcext:value-type="float">
            <text:p>0</text:p>
          </table:table-cell>
          <table:table-cell table:formula="of:=[.K238]*[.AB$1] + IF([.K238]=0;0;[.AB$2])" office:value-type="float" office:value="0" calcext:value-type="float">
            <text:p>0</text:p>
          </table:table-cell>
          <table:table-cell table:formula="of:=[.L238]*[.AC$1] + IF([.L238]=0;0;[.AC$2])" office:value-type="float" office:value="0" calcext:value-type="float">
            <text:p>0</text:p>
          </table:table-cell>
          <table:table-cell table:formula="of:=[.M238]*[.AD$1] + IF([.M23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3" calcext:value-type="float">
            <text:p>0,8593</text:p>
          </table:table-cell>
          <table:table-cell office:value-type="float" office:value="1.3176" calcext:value-type="float">
            <text:p>1,3176</text:p>
          </table:table-cell>
          <table:table-cell table:formula="of:=([.O239]-[.$O$1])^2" office:value-type="float" office:value="0.019763861056" calcext:value-type="float">
            <text:p>0,019763861056</text:p>
          </table:table-cell>
          <table:table-cell/>
          <table:table-cell table:formula="of:=[.A239]*[.R$1] + IF([.A239]=0;0;[.R$2])" office:value-type="float" office:value="0.6167776" calcext:value-type="float">
            <text:p>0,6167776</text:p>
          </table:table-cell>
          <table:table-cell table:formula="of:=[.B239]*[.S$1] + IF([.B239]=0;0;[.S$2])" office:value-type="float" office:value="0" calcext:value-type="float">
            <text:p>0</text:p>
          </table:table-cell>
          <table:table-cell table:formula="of:=[.C239]*[.T$1] + IF([.C239]=0;0;[.T$2])" office:value-type="float" office:value="-0.24579793" calcext:value-type="float">
            <text:p>-0,24579793</text:p>
          </table:table-cell>
          <table:table-cell table:formula="of:=[.D239]*[.U$1] + IF([.D239]=0;0;[.U$2])" office:value-type="float" office:value="0" calcext:value-type="float">
            <text:p>0</text:p>
          </table:table-cell>
          <table:table-cell table:formula="of:=[.E239]*[.V$1] + IF([.E239]=0;0;[.V$2])" office:value-type="float" office:value="0" calcext:value-type="float">
            <text:p>0</text:p>
          </table:table-cell>
          <table:table-cell table:formula="of:=[.F239]*[.W$1] + IF([.F239]=0;0;[.W$2])" office:value-type="float" office:value="0" calcext:value-type="float">
            <text:p>0</text:p>
          </table:table-cell>
          <table:table-cell table:formula="of:=[.G239]*[.X$1] + IF([.G239]=0;0;[.X$2])" office:value-type="float" office:value="0" calcext:value-type="float">
            <text:p>0</text:p>
          </table:table-cell>
          <table:table-cell table:formula="of:=[.H239]*[.Y$1] + IF([.H239]=0;0;[.Y$2])" office:value-type="float" office:value="0" calcext:value-type="float">
            <text:p>0</text:p>
          </table:table-cell>
          <table:table-cell table:formula="of:=[.I239]*[.Z$1] + IF([.I239]=0;0;[.Z$2])" office:value-type="float" office:value="0" calcext:value-type="float">
            <text:p>0</text:p>
          </table:table-cell>
          <table:table-cell table:formula="of:=[.J239]*[.AA$1] + IF([.J239]=0;0;[.AA$2])" office:value-type="float" office:value="0" calcext:value-type="float">
            <text:p>0</text:p>
          </table:table-cell>
          <table:table-cell table:formula="of:=[.K239]*[.AB$1] + IF([.K239]=0;0;[.AB$2])" office:value-type="float" office:value="0" calcext:value-type="float">
            <text:p>0</text:p>
          </table:table-cell>
          <table:table-cell table:formula="of:=[.L239]*[.AC$1] + IF([.L239]=0;0;[.AC$2])" office:value-type="float" office:value="0" calcext:value-type="float">
            <text:p>0</text:p>
          </table:table-cell>
          <table:table-cell table:formula="of:=[.M239]*[.AD$1] + IF([.M23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93" calcext:value-type="float">
            <text:p>0,8593</text:p>
          </table:table-cell>
          <table:table-cell office:value-type="float" office:value="1.3176" calcext:value-type="float">
            <text:p>1,3176</text:p>
          </table:table-cell>
          <table:table-cell table:formula="of:=([.O240]-[.$O$1])^2" office:value-type="float" office:value="0.019763861056" calcext:value-type="float">
            <text:p>0,019763861056</text:p>
          </table:table-cell>
          <table:table-cell/>
          <table:table-cell table:formula="of:=[.A240]*[.R$1] + IF([.A240]=0;0;[.R$2])" office:value-type="float" office:value="0.6167776" calcext:value-type="float">
            <text:p>0,6167776</text:p>
          </table:table-cell>
          <table:table-cell table:formula="of:=[.B240]*[.S$1] + IF([.B240]=0;0;[.S$2])" office:value-type="float" office:value="0" calcext:value-type="float">
            <text:p>0</text:p>
          </table:table-cell>
          <table:table-cell table:formula="of:=[.C240]*[.T$1] + IF([.C240]=0;0;[.T$2])" office:value-type="float" office:value="-0.24579793" calcext:value-type="float">
            <text:p>-0,24579793</text:p>
          </table:table-cell>
          <table:table-cell table:formula="of:=[.D240]*[.U$1] + IF([.D240]=0;0;[.U$2])" office:value-type="float" office:value="0" calcext:value-type="float">
            <text:p>0</text:p>
          </table:table-cell>
          <table:table-cell table:formula="of:=[.E240]*[.V$1] + IF([.E240]=0;0;[.V$2])" office:value-type="float" office:value="0" calcext:value-type="float">
            <text:p>0</text:p>
          </table:table-cell>
          <table:table-cell table:formula="of:=[.F240]*[.W$1] + IF([.F240]=0;0;[.W$2])" office:value-type="float" office:value="0" calcext:value-type="float">
            <text:p>0</text:p>
          </table:table-cell>
          <table:table-cell table:formula="of:=[.G240]*[.X$1] + IF([.G240]=0;0;[.X$2])" office:value-type="float" office:value="0" calcext:value-type="float">
            <text:p>0</text:p>
          </table:table-cell>
          <table:table-cell table:formula="of:=[.H240]*[.Y$1] + IF([.H240]=0;0;[.Y$2])" office:value-type="float" office:value="0" calcext:value-type="float">
            <text:p>0</text:p>
          </table:table-cell>
          <table:table-cell table:formula="of:=[.I240]*[.Z$1] + IF([.I240]=0;0;[.Z$2])" office:value-type="float" office:value="0" calcext:value-type="float">
            <text:p>0</text:p>
          </table:table-cell>
          <table:table-cell table:formula="of:=[.J240]*[.AA$1] + IF([.J240]=0;0;[.AA$2])" office:value-type="float" office:value="0" calcext:value-type="float">
            <text:p>0</text:p>
          </table:table-cell>
          <table:table-cell table:formula="of:=[.K240]*[.AB$1] + IF([.K240]=0;0;[.AB$2])" office:value-type="float" office:value="0" calcext:value-type="float">
            <text:p>0</text:p>
          </table:table-cell>
          <table:table-cell table:formula="of:=[.L240]*[.AC$1] + IF([.L240]=0;0;[.AC$2])" office:value-type="float" office:value="0" calcext:value-type="float">
            <text:p>0</text:p>
          </table:table-cell>
          <table:table-cell table:formula="of:=[.M240]*[.AD$1] + IF([.M24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4.9698" calcext:value-type="float">
            <text:p>4,9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69" calcext:value-type="float">
            <text:p>0,6269</text:p>
          </table:table-cell>
          <table:table-cell office:value-type="float" office:value="0.6966" calcext:value-type="float">
            <text:p>0,6966</text:p>
          </table:table-cell>
          <table:table-cell table:formula="of:=([.O241]-[.$O$1])^2" office:value-type="float" office:value="0.580010189056" calcext:value-type="float">
            <text:p>0,580010189056</text:p>
          </table:table-cell>
          <table:table-cell/>
          <table:table-cell table:formula="of:=[.A241]*[.R$1] + IF([.A241]=0;0;[.R$2])" office:value-type="float" office:value="0.9174388" calcext:value-type="float">
            <text:p>0,9174388</text:p>
          </table:table-cell>
          <table:table-cell table:formula="of:=[.B241]*[.S$1] + IF([.B241]=0;0;[.S$2])" office:value-type="float" office:value="0" calcext:value-type="float">
            <text:p>0</text:p>
          </table:table-cell>
          <table:table-cell table:formula="of:=[.C241]*[.T$1] + IF([.C241]=0;0;[.T$2])" office:value-type="float" office:value="-0.24436342" calcext:value-type="float">
            <text:p>-0,24436342</text:p>
          </table:table-cell>
          <table:table-cell table:formula="of:=[.D241]*[.U$1] + IF([.D241]=0;0;[.U$2])" office:value-type="float" office:value="0" calcext:value-type="float">
            <text:p>0</text:p>
          </table:table-cell>
          <table:table-cell table:formula="of:=[.E241]*[.V$1] + IF([.E241]=0;0;[.V$2])" office:value-type="float" office:value="0" calcext:value-type="float">
            <text:p>0</text:p>
          </table:table-cell>
          <table:table-cell table:formula="of:=[.F241]*[.W$1] + IF([.F241]=0;0;[.W$2])" office:value-type="float" office:value="0" calcext:value-type="float">
            <text:p>0</text:p>
          </table:table-cell>
          <table:table-cell table:formula="of:=[.G241]*[.X$1] + IF([.G241]=0;0;[.X$2])" office:value-type="float" office:value="0" calcext:value-type="float">
            <text:p>0</text:p>
          </table:table-cell>
          <table:table-cell table:formula="of:=[.H241]*[.Y$1] + IF([.H241]=0;0;[.Y$2])" office:value-type="float" office:value="0" calcext:value-type="float">
            <text:p>0</text:p>
          </table:table-cell>
          <table:table-cell table:formula="of:=[.I241]*[.Z$1] + IF([.I241]=0;0;[.Z$2])" office:value-type="float" office:value="0" calcext:value-type="float">
            <text:p>0</text:p>
          </table:table-cell>
          <table:table-cell table:formula="of:=[.J241]*[.AA$1] + IF([.J241]=0;0;[.AA$2])" office:value-type="float" office:value="0" calcext:value-type="float">
            <text:p>0</text:p>
          </table:table-cell>
          <table:table-cell table:formula="of:=[.K241]*[.AB$1] + IF([.K241]=0;0;[.AB$2])" office:value-type="float" office:value="0" calcext:value-type="float">
            <text:p>0</text:p>
          </table:table-cell>
          <table:table-cell table:formula="of:=[.L241]*[.AC$1] + IF([.L241]=0;0;[.AC$2])" office:value-type="float" office:value="0" calcext:value-type="float">
            <text:p>0</text:p>
          </table:table-cell>
          <table:table-cell table:formula="of:=[.M241]*[.AD$1] + IF([.M24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4.9698" calcext:value-type="float">
            <text:p>4,9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69" calcext:value-type="float">
            <text:p>0,6269</text:p>
          </table:table-cell>
          <table:table-cell office:value-type="float" office:value="0.6966" calcext:value-type="float">
            <text:p>0,6966</text:p>
          </table:table-cell>
          <table:table-cell table:formula="of:=([.O242]-[.$O$1])^2" office:value-type="float" office:value="0.580010189056" calcext:value-type="float">
            <text:p>0,580010189056</text:p>
          </table:table-cell>
          <table:table-cell/>
          <table:table-cell table:formula="of:=[.A242]*[.R$1] + IF([.A242]=0;0;[.R$2])" office:value-type="float" office:value="0.9174388" calcext:value-type="float">
            <text:p>0,9174388</text:p>
          </table:table-cell>
          <table:table-cell table:formula="of:=[.B242]*[.S$1] + IF([.B242]=0;0;[.S$2])" office:value-type="float" office:value="0" calcext:value-type="float">
            <text:p>0</text:p>
          </table:table-cell>
          <table:table-cell table:formula="of:=[.C242]*[.T$1] + IF([.C242]=0;0;[.T$2])" office:value-type="float" office:value="-0.24436342" calcext:value-type="float">
            <text:p>-0,24436342</text:p>
          </table:table-cell>
          <table:table-cell table:formula="of:=[.D242]*[.U$1] + IF([.D242]=0;0;[.U$2])" office:value-type="float" office:value="0" calcext:value-type="float">
            <text:p>0</text:p>
          </table:table-cell>
          <table:table-cell table:formula="of:=[.E242]*[.V$1] + IF([.E242]=0;0;[.V$2])" office:value-type="float" office:value="0" calcext:value-type="float">
            <text:p>0</text:p>
          </table:table-cell>
          <table:table-cell table:formula="of:=[.F242]*[.W$1] + IF([.F242]=0;0;[.W$2])" office:value-type="float" office:value="0" calcext:value-type="float">
            <text:p>0</text:p>
          </table:table-cell>
          <table:table-cell table:formula="of:=[.G242]*[.X$1] + IF([.G242]=0;0;[.X$2])" office:value-type="float" office:value="0" calcext:value-type="float">
            <text:p>0</text:p>
          </table:table-cell>
          <table:table-cell table:formula="of:=[.H242]*[.Y$1] + IF([.H242]=0;0;[.Y$2])" office:value-type="float" office:value="0" calcext:value-type="float">
            <text:p>0</text:p>
          </table:table-cell>
          <table:table-cell table:formula="of:=[.I242]*[.Z$1] + IF([.I242]=0;0;[.Z$2])" office:value-type="float" office:value="0" calcext:value-type="float">
            <text:p>0</text:p>
          </table:table-cell>
          <table:table-cell table:formula="of:=[.J242]*[.AA$1] + IF([.J242]=0;0;[.AA$2])" office:value-type="float" office:value="0" calcext:value-type="float">
            <text:p>0</text:p>
          </table:table-cell>
          <table:table-cell table:formula="of:=[.K242]*[.AB$1] + IF([.K242]=0;0;[.AB$2])" office:value-type="float" office:value="0" calcext:value-type="float">
            <text:p>0</text:p>
          </table:table-cell>
          <table:table-cell table:formula="of:=[.L242]*[.AC$1] + IF([.L242]=0;0;[.AC$2])" office:value-type="float" office:value="0" calcext:value-type="float">
            <text:p>0</text:p>
          </table:table-cell>
          <table:table-cell table:formula="of:=[.M242]*[.AD$1] + IF([.M24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029" calcext:value-type="float">
            <text:p>2,10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21" calcext:value-type="float">
            <text:p>1,5321</text:p>
          </table:table-cell>
          <table:table-cell office:value-type="float" office:value="3.4046" calcext:value-type="float">
            <text:p>3,4046</text:p>
          </table:table-cell>
          <table:table-cell table:formula="of:=([.O243]-[.$O$1])^2" office:value-type="float" office:value="3.788535245056" calcext:value-type="float">
            <text:p>3,788535245056</text:p>
          </table:table-cell>
          <table:table-cell/>
          <table:table-cell table:formula="of:=[.A243]*[.R$1] + IF([.A243]=0;0;[.R$2])" office:value-type="float" office:value="0.7261" calcext:value-type="float">
            <text:p>0,7261</text:p>
          </table:table-cell>
          <table:table-cell table:formula="of:=[.B243]*[.S$1] + IF([.B243]=0;0;[.S$2])" office:value-type="float" office:value="0" calcext:value-type="float">
            <text:p>0</text:p>
          </table:table-cell>
          <table:table-cell table:formula="of:=[.C243]*[.T$1] + IF([.C243]=0;0;[.T$2])" office:value-type="float" office:value="-0.25038391" calcext:value-type="float">
            <text:p>-0,25038391</text:p>
          </table:table-cell>
          <table:table-cell table:formula="of:=[.D243]*[.U$1] + IF([.D243]=0;0;[.U$2])" office:value-type="float" office:value="1.6275" calcext:value-type="float">
            <text:p>1,6275</text:p>
          </table:table-cell>
          <table:table-cell table:formula="of:=[.E243]*[.V$1] + IF([.E243]=0;0;[.V$2])" office:value-type="float" office:value="0" calcext:value-type="float">
            <text:p>0</text:p>
          </table:table-cell>
          <table:table-cell table:formula="of:=[.F243]*[.W$1] + IF([.F243]=0;0;[.W$2])" office:value-type="float" office:value="0" calcext:value-type="float">
            <text:p>0</text:p>
          </table:table-cell>
          <table:table-cell table:formula="of:=[.G243]*[.X$1] + IF([.G243]=0;0;[.X$2])" office:value-type="float" office:value="0" calcext:value-type="float">
            <text:p>0</text:p>
          </table:table-cell>
          <table:table-cell table:formula="of:=[.H243]*[.Y$1] + IF([.H243]=0;0;[.Y$2])" office:value-type="float" office:value="0" calcext:value-type="float">
            <text:p>0</text:p>
          </table:table-cell>
          <table:table-cell table:formula="of:=[.I243]*[.Z$1] + IF([.I243]=0;0;[.Z$2])" office:value-type="float" office:value="0" calcext:value-type="float">
            <text:p>0</text:p>
          </table:table-cell>
          <table:table-cell table:formula="of:=[.J243]*[.AA$1] + IF([.J243]=0;0;[.AA$2])" office:value-type="float" office:value="-4.1557" calcext:value-type="float">
            <text:p>-4,1557</text:p>
          </table:table-cell>
          <table:table-cell table:formula="of:=[.K243]*[.AB$1] + IF([.K243]=0;0;[.AB$2])" office:value-type="float" office:value="-4.3125" calcext:value-type="float">
            <text:p>-4,3125</text:p>
          </table:table-cell>
          <table:table-cell table:formula="of:=[.L243]*[.AC$1] + IF([.L243]=0;0;[.AC$2])" office:value-type="float" office:value="0" calcext:value-type="float">
            <text:p>0</text:p>
          </table:table-cell>
          <table:table-cell table:formula="of:=[.M243]*[.AD$1] + IF([.M243]=0;0;[.AD$2])" office:value-type="float" office:value="1.8678" calcext:value-type="float">
            <text:p>1,8678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1" calcext:value-type="float">
            <text:p>1</text:p>
          </table:table-cell>
          <table:table-cell office:value-type="float" office:value="5.5542" calcext:value-type="float">
            <text:p>5,55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191" calcext:value-type="float">
            <text:p>1,4191</text:p>
          </table:table-cell>
          <table:table-cell office:value-type="float" office:value="3.2437" calcext:value-type="float">
            <text:p>3,2437</text:p>
          </table:table-cell>
          <table:table-cell table:formula="of:=([.O244]-[.$O$1])^2" office:value-type="float" office:value="3.188067386256" calcext:value-type="float">
            <text:p>3,188067386256</text:p>
          </table:table-cell>
          <table:table-cell/>
          <table:table-cell table:formula="of:=[.A244]*[.R$1] + IF([.A244]=0;0;[.R$2])" office:value-type="float" office:value="0.8354224" calcext:value-type="float">
            <text:p>0,8354224</text:p>
          </table:table-cell>
          <table:table-cell table:formula="of:=[.B244]*[.S$1] + IF([.B244]=0;0;[.S$2])" office:value-type="float" office:value="1.6985" calcext:value-type="float">
            <text:p>1,6985</text:p>
          </table:table-cell>
          <table:table-cell table:formula="of:=[.C244]*[.T$1] + IF([.C244]=0;0;[.T$2])" office:value-type="float" office:value="-0.24313618" calcext:value-type="float">
            <text:p>-0,24313618</text:p>
          </table:table-cell>
          <table:table-cell table:formula="of:=[.D244]*[.U$1] + IF([.D244]=0;0;[.U$2])" office:value-type="float" office:value="0" calcext:value-type="float">
            <text:p>0</text:p>
          </table:table-cell>
          <table:table-cell table:formula="of:=[.E244]*[.V$1] + IF([.E244]=0;0;[.V$2])" office:value-type="float" office:value="0" calcext:value-type="float">
            <text:p>0</text:p>
          </table:table-cell>
          <table:table-cell table:formula="of:=[.F244]*[.W$1] + IF([.F244]=0;0;[.W$2])" office:value-type="float" office:value="0" calcext:value-type="float">
            <text:p>0</text:p>
          </table:table-cell>
          <table:table-cell table:formula="of:=[.G244]*[.X$1] + IF([.G244]=0;0;[.X$2])" office:value-type="float" office:value="0" calcext:value-type="float">
            <text:p>0</text:p>
          </table:table-cell>
          <table:table-cell table:formula="of:=[.H244]*[.Y$1] + IF([.H244]=0;0;[.Y$2])" office:value-type="float" office:value="0" calcext:value-type="float">
            <text:p>0</text:p>
          </table:table-cell>
          <table:table-cell table:formula="of:=[.I244]*[.Z$1] + IF([.I244]=0;0;[.Z$2])" office:value-type="float" office:value="0" calcext:value-type="float">
            <text:p>0</text:p>
          </table:table-cell>
          <table:table-cell table:formula="of:=[.J244]*[.AA$1] + IF([.J244]=0;0;[.AA$2])" office:value-type="float" office:value="0" calcext:value-type="float">
            <text:p>0</text:p>
          </table:table-cell>
          <table:table-cell table:formula="of:=[.K244]*[.AB$1] + IF([.K244]=0;0;[.AB$2])" office:value-type="float" office:value="0" calcext:value-type="float">
            <text:p>0</text:p>
          </table:table-cell>
          <table:table-cell table:formula="of:=[.L244]*[.AC$1] + IF([.L244]=0;0;[.AC$2])" office:value-type="float" office:value="0" calcext:value-type="float">
            <text:p>0</text:p>
          </table:table-cell>
          <table:table-cell table:formula="of:=[.M244]*[.AD$1] + IF([.M24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645" calcext:value-type="float">
            <text:p>3,06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66" calcext:value-type="float">
            <text:p>0,666</text:p>
          </table:table-cell>
          <table:table-cell office:value-type="float" office:value="0.901" calcext:value-type="float">
            <text:p>0,901</text:p>
          </table:table-cell>
          <table:table-cell table:formula="of:=([.O245]-[.$O$1])^2" office:value-type="float" office:value="0.310454009856" calcext:value-type="float">
            <text:p>0,310454009856</text:p>
          </table:table-cell>
          <table:table-cell/>
          <table:table-cell table:formula="of:=[.A245]*[.R$1] + IF([.A245]=0;0;[.R$2])" office:value-type="float" office:value="0.6714388" calcext:value-type="float">
            <text:p>0,6714388</text:p>
          </table:table-cell>
          <table:table-cell table:formula="of:=[.B245]*[.S$1] + IF([.B245]=0;0;[.S$2])" office:value-type="float" office:value="0" calcext:value-type="float">
            <text:p>0</text:p>
          </table:table-cell>
          <table:table-cell table:formula="of:=[.C245]*[.T$1] + IF([.C245]=0;0;[.T$2])" office:value-type="float" office:value="-0.24836455" calcext:value-type="float">
            <text:p>-0,24836455</text:p>
          </table:table-cell>
          <table:table-cell table:formula="of:=[.D245]*[.U$1] + IF([.D245]=0;0;[.U$2])" office:value-type="float" office:value="0" calcext:value-type="float">
            <text:p>0</text:p>
          </table:table-cell>
          <table:table-cell table:formula="of:=[.E245]*[.V$1] + IF([.E245]=0;0;[.V$2])" office:value-type="float" office:value="0" calcext:value-type="float">
            <text:p>0</text:p>
          </table:table-cell>
          <table:table-cell table:formula="of:=[.F245]*[.W$1] + IF([.F245]=0;0;[.W$2])" office:value-type="float" office:value="0" calcext:value-type="float">
            <text:p>0</text:p>
          </table:table-cell>
          <table:table-cell table:formula="of:=[.G245]*[.X$1] + IF([.G245]=0;0;[.X$2])" office:value-type="float" office:value="0" calcext:value-type="float">
            <text:p>0</text:p>
          </table:table-cell>
          <table:table-cell table:formula="of:=[.H245]*[.Y$1] + IF([.H245]=0;0;[.Y$2])" office:value-type="float" office:value="0" calcext:value-type="float">
            <text:p>0</text:p>
          </table:table-cell>
          <table:table-cell table:formula="of:=[.I245]*[.Z$1] + IF([.I245]=0;0;[.Z$2])" office:value-type="float" office:value="0" calcext:value-type="float">
            <text:p>0</text:p>
          </table:table-cell>
          <table:table-cell table:formula="of:=[.J245]*[.AA$1] + IF([.J245]=0;0;[.AA$2])" office:value-type="float" office:value="0" calcext:value-type="float">
            <text:p>0</text:p>
          </table:table-cell>
          <table:table-cell table:formula="of:=[.K245]*[.AB$1] + IF([.K245]=0;0;[.AB$2])" office:value-type="float" office:value="0" calcext:value-type="float">
            <text:p>0</text:p>
          </table:table-cell>
          <table:table-cell table:formula="of:=[.L245]*[.AC$1] + IF([.L245]=0;0;[.AC$2])" office:value-type="float" office:value="0" calcext:value-type="float">
            <text:p>0</text:p>
          </table:table-cell>
          <table:table-cell table:formula="of:=[.M245]*[.AD$1] + IF([.M24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.0741" calcext:value-type="float">
            <text:p>1,0741</text:p>
          </table:table-cell>
          <table:table-cell office:value-type="float" office:value="4.845" calcext:value-type="float">
            <text:p>4,8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1358" calcext:value-type="float">
            <text:p>3,13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655" calcext:value-type="float">
            <text:p>1,2655</text:p>
          </table:table-cell>
          <table:table-cell office:value-type="float" office:value="4.5875" calcext:value-type="float">
            <text:p>4,5875</text:p>
          </table:table-cell>
          <table:table-cell table:formula="of:=([.O246]-[.$O$1])^2" office:value-type="float" office:value="9.792618627856" calcext:value-type="float">
            <text:p>9,792618627856</text:p>
          </table:table-cell>
          <table:table-cell/>
          <table:table-cell table:formula="of:=[.A246]*[.R$1] + IF([.A246]=0;0;[.R$2])" office:value-type="float" office:value="0.7807612" calcext:value-type="float">
            <text:p>0,7807612</text:p>
          </table:table-cell>
          <table:table-cell table:formula="of:=[.B246]*[.S$1] + IF([.B246]=0;0;[.S$2])" office:value-type="float" office:value="1.7323637" calcext:value-type="float">
            <text:p>1,7323637</text:p>
          </table:table-cell>
          <table:table-cell table:formula="of:=[.C246]*[.T$1] + IF([.C246]=0;0;[.T$2])" office:value-type="float" office:value="-0.2446255" calcext:value-type="float">
            <text:p>-0,2446255</text:p>
          </table:table-cell>
          <table:table-cell table:formula="of:=[.D246]*[.U$1] + IF([.D246]=0;0;[.U$2])" office:value-type="float" office:value="-1.7533" calcext:value-type="float">
            <text:p>-1,7533</text:p>
          </table:table-cell>
          <table:table-cell table:formula="of:=[.E246]*[.V$1] + IF([.E246]=0;0;[.V$2])" office:value-type="float" office:value="0" calcext:value-type="float">
            <text:p>0</text:p>
          </table:table-cell>
          <table:table-cell table:formula="of:=[.F246]*[.W$1] + IF([.F246]=0;0;[.W$2])" office:value-type="float" office:value="12.48823394" calcext:value-type="float">
            <text:p>12,48823394</text:p>
          </table:table-cell>
          <table:table-cell table:formula="of:=[.G246]*[.X$1] + IF([.G246]=0;0;[.X$2])" office:value-type="float" office:value="0" calcext:value-type="float">
            <text:p>0</text:p>
          </table:table-cell>
          <table:table-cell table:formula="of:=[.H246]*[.Y$1] + IF([.H246]=0;0;[.Y$2])" office:value-type="float" office:value="0" calcext:value-type="float">
            <text:p>0</text:p>
          </table:table-cell>
          <table:table-cell table:formula="of:=[.I246]*[.Z$1] + IF([.I246]=0;0;[.Z$2])" office:value-type="float" office:value="0" calcext:value-type="float">
            <text:p>0</text:p>
          </table:table-cell>
          <table:table-cell table:formula="of:=[.J246]*[.AA$1] + IF([.J246]=0;0;[.AA$2])" office:value-type="float" office:value="0" calcext:value-type="float">
            <text:p>0</text:p>
          </table:table-cell>
          <table:table-cell table:formula="of:=[.K246]*[.AB$1] + IF([.K246]=0;0;[.AB$2])" office:value-type="float" office:value="0" calcext:value-type="float">
            <text:p>0</text:p>
          </table:table-cell>
          <table:table-cell table:formula="of:=[.L246]*[.AC$1] + IF([.L246]=0;0;[.AC$2])" office:value-type="float" office:value="0" calcext:value-type="float">
            <text:p>0</text:p>
          </table:table-cell>
          <table:table-cell table:formula="of:=[.M246]*[.AD$1] + IF([.M24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5926" calcext:value-type="float">
            <text:p>2,59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546" calcext:value-type="float">
            <text:p>0,6546</text:p>
          </table:table-cell>
          <table:table-cell office:value-type="float" office:value="1.2084" calcext:value-type="float">
            <text:p>1,2084</text:p>
          </table:table-cell>
          <table:table-cell table:formula="of:=([.O247]-[.$O$1])^2" office:value-type="float" office:value="0.062392046656" calcext:value-type="float">
            <text:p>0,062392046656</text:p>
          </table:table-cell>
          <table:table-cell/>
          <table:table-cell table:formula="of:=[.A247]*[.R$1] + IF([.A247]=0;0;[.R$2])" office:value-type="float" office:value="0.6167776" calcext:value-type="float">
            <text:p>0,6167776</text:p>
          </table:table-cell>
          <table:table-cell table:formula="of:=[.B247]*[.S$1] + IF([.B247]=0;0;[.S$2])" office:value-type="float" office:value="0" calcext:value-type="float">
            <text:p>0</text:p>
          </table:table-cell>
          <table:table-cell table:formula="of:=[.C247]*[.T$1] + IF([.C247]=0;0;[.T$2])" office:value-type="float" office:value="-0.24935554" calcext:value-type="float">
            <text:p>-0,24935554</text:p>
          </table:table-cell>
          <table:table-cell table:formula="of:=[.D247]*[.U$1] + IF([.D247]=0;0;[.U$2])" office:value-type="float" office:value="0" calcext:value-type="float">
            <text:p>0</text:p>
          </table:table-cell>
          <table:table-cell table:formula="of:=[.E247]*[.V$1] + IF([.E247]=0;0;[.V$2])" office:value-type="float" office:value="0" calcext:value-type="float">
            <text:p>0</text:p>
          </table:table-cell>
          <table:table-cell table:formula="of:=[.F247]*[.W$1] + IF([.F247]=0;0;[.W$2])" office:value-type="float" office:value="0" calcext:value-type="float">
            <text:p>0</text:p>
          </table:table-cell>
          <table:table-cell table:formula="of:=[.G247]*[.X$1] + IF([.G247]=0;0;[.X$2])" office:value-type="float" office:value="0" calcext:value-type="float">
            <text:p>0</text:p>
          </table:table-cell>
          <table:table-cell table:formula="of:=[.H247]*[.Y$1] + IF([.H247]=0;0;[.Y$2])" office:value-type="float" office:value="0" calcext:value-type="float">
            <text:p>0</text:p>
          </table:table-cell>
          <table:table-cell table:formula="of:=[.I247]*[.Z$1] + IF([.I247]=0;0;[.Z$2])" office:value-type="float" office:value="0" calcext:value-type="float">
            <text:p>0</text:p>
          </table:table-cell>
          <table:table-cell table:formula="of:=[.J247]*[.AA$1] + IF([.J247]=0;0;[.AA$2])" office:value-type="float" office:value="0" calcext:value-type="float">
            <text:p>0</text:p>
          </table:table-cell>
          <table:table-cell table:formula="of:=[.K247]*[.AB$1] + IF([.K247]=0;0;[.AB$2])" office:value-type="float" office:value="0" calcext:value-type="float">
            <text:p>0</text:p>
          </table:table-cell>
          <table:table-cell table:formula="of:=[.L247]*[.AC$1] + IF([.L247]=0;0;[.AC$2])" office:value-type="float" office:value="0" calcext:value-type="float">
            <text:p>0</text:p>
          </table:table-cell>
          <table:table-cell table:formula="of:=[.M247]*[.AD$1] + IF([.M24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505" calcext:value-type="float">
            <text:p>2,85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573" calcext:value-type="float">
            <text:p>0,5573</text:p>
          </table:table-cell>
          <table:table-cell office:value-type="float" office:value="0.7563" calcext:value-type="float">
            <text:p>0,7563</text:p>
          </table:table-cell>
          <table:table-cell table:formula="of:=([.O248]-[.$O$1])^2" office:value-type="float" office:value="0.492641149456" calcext:value-type="float">
            <text:p>0,492641149456</text:p>
          </table:table-cell>
          <table:table-cell/>
          <table:table-cell table:formula="of:=[.A248]*[.R$1] + IF([.A248]=0;0;[.R$2])" office:value-type="float" office:value="0.6714388" calcext:value-type="float">
            <text:p>0,6714388</text:p>
          </table:table-cell>
          <table:table-cell table:formula="of:=[.B248]*[.S$1] + IF([.B248]=0;0;[.S$2])" office:value-type="float" office:value="0" calcext:value-type="float">
            <text:p>0</text:p>
          </table:table-cell>
          <table:table-cell table:formula="of:=[.C248]*[.T$1] + IF([.C248]=0;0;[.T$2])" office:value-type="float" office:value="-0.24881395" calcext:value-type="float">
            <text:p>-0,24881395</text:p>
          </table:table-cell>
          <table:table-cell table:formula="of:=[.D248]*[.U$1] + IF([.D248]=0;0;[.U$2])" office:value-type="float" office:value="0" calcext:value-type="float">
            <text:p>0</text:p>
          </table:table-cell>
          <table:table-cell table:formula="of:=[.E248]*[.V$1] + IF([.E248]=0;0;[.V$2])" office:value-type="float" office:value="0" calcext:value-type="float">
            <text:p>0</text:p>
          </table:table-cell>
          <table:table-cell table:formula="of:=[.F248]*[.W$1] + IF([.F248]=0;0;[.W$2])" office:value-type="float" office:value="0" calcext:value-type="float">
            <text:p>0</text:p>
          </table:table-cell>
          <table:table-cell table:formula="of:=[.G248]*[.X$1] + IF([.G248]=0;0;[.X$2])" office:value-type="float" office:value="0" calcext:value-type="float">
            <text:p>0</text:p>
          </table:table-cell>
          <table:table-cell table:formula="of:=[.H248]*[.Y$1] + IF([.H248]=0;0;[.Y$2])" office:value-type="float" office:value="0" calcext:value-type="float">
            <text:p>0</text:p>
          </table:table-cell>
          <table:table-cell table:formula="of:=[.I248]*[.Z$1] + IF([.I248]=0;0;[.Z$2])" office:value-type="float" office:value="0" calcext:value-type="float">
            <text:p>0</text:p>
          </table:table-cell>
          <table:table-cell table:formula="of:=[.J248]*[.AA$1] + IF([.J248]=0;0;[.AA$2])" office:value-type="float" office:value="0" calcext:value-type="float">
            <text:p>0</text:p>
          </table:table-cell>
          <table:table-cell table:formula="of:=[.K248]*[.AB$1] + IF([.K248]=0;0;[.AB$2])" office:value-type="float" office:value="0" calcext:value-type="float">
            <text:p>0</text:p>
          </table:table-cell>
          <table:table-cell table:formula="of:=[.L248]*[.AC$1] + IF([.L248]=0;0;[.AC$2])" office:value-type="float" office:value="0" calcext:value-type="float">
            <text:p>0</text:p>
          </table:table-cell>
          <table:table-cell table:formula="of:=[.M248]*[.AD$1] + IF([.M24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5624" calcext:value-type="float">
            <text:p>3,56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63" calcext:value-type="float">
            <text:p>0,8163</text:p>
          </table:table-cell>
          <table:table-cell office:value-type="float" office:value="0.9977" calcext:value-type="float">
            <text:p>0,9977</text:p>
          </table:table-cell>
          <table:table-cell table:formula="of:=([.O249]-[.$O$1])^2" office:value-type="float" office:value="0.212045514256" calcext:value-type="float">
            <text:p>0,212045514256</text:p>
          </table:table-cell>
          <table:table-cell/>
          <table:table-cell table:formula="of:=[.A249]*[.R$1] + IF([.A249]=0;0;[.R$2])" office:value-type="float" office:value="0.6167776" calcext:value-type="float">
            <text:p>0,6167776</text:p>
          </table:table-cell>
          <table:table-cell table:formula="of:=[.B249]*[.S$1] + IF([.B249]=0;0;[.S$2])" office:value-type="float" office:value="0" calcext:value-type="float">
            <text:p>0</text:p>
          </table:table-cell>
          <table:table-cell table:formula="of:=[.C249]*[.T$1] + IF([.C249]=0;0;[.T$2])" office:value-type="float" office:value="-0.24731896" calcext:value-type="float">
            <text:p>-0,24731896</text:p>
          </table:table-cell>
          <table:table-cell table:formula="of:=[.D249]*[.U$1] + IF([.D249]=0;0;[.U$2])" office:value-type="float" office:value="0" calcext:value-type="float">
            <text:p>0</text:p>
          </table:table-cell>
          <table:table-cell table:formula="of:=[.E249]*[.V$1] + IF([.E249]=0;0;[.V$2])" office:value-type="float" office:value="0" calcext:value-type="float">
            <text:p>0</text:p>
          </table:table-cell>
          <table:table-cell table:formula="of:=[.F249]*[.W$1] + IF([.F249]=0;0;[.W$2])" office:value-type="float" office:value="0" calcext:value-type="float">
            <text:p>0</text:p>
          </table:table-cell>
          <table:table-cell table:formula="of:=[.G249]*[.X$1] + IF([.G249]=0;0;[.X$2])" office:value-type="float" office:value="0" calcext:value-type="float">
            <text:p>0</text:p>
          </table:table-cell>
          <table:table-cell table:formula="of:=[.H249]*[.Y$1] + IF([.H249]=0;0;[.Y$2])" office:value-type="float" office:value="0" calcext:value-type="float">
            <text:p>0</text:p>
          </table:table-cell>
          <table:table-cell table:formula="of:=[.I249]*[.Z$1] + IF([.I249]=0;0;[.Z$2])" office:value-type="float" office:value="0" calcext:value-type="float">
            <text:p>0</text:p>
          </table:table-cell>
          <table:table-cell table:formula="of:=[.J249]*[.AA$1] + IF([.J249]=0;0;[.AA$2])" office:value-type="float" office:value="0" calcext:value-type="float">
            <text:p>0</text:p>
          </table:table-cell>
          <table:table-cell table:formula="of:=[.K249]*[.AB$1] + IF([.K249]=0;0;[.AB$2])" office:value-type="float" office:value="0" calcext:value-type="float">
            <text:p>0</text:p>
          </table:table-cell>
          <table:table-cell table:formula="of:=[.L249]*[.AC$1] + IF([.L249]=0;0;[.AC$2])" office:value-type="float" office:value="0" calcext:value-type="float">
            <text:p>0</text:p>
          </table:table-cell>
          <table:table-cell table:formula="of:=[.M249]*[.AD$1] + IF([.M24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0617" calcext:value-type="float">
            <text:p>2,06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46" calcext:value-type="float">
            <text:p>0,9746</text:p>
          </table:table-cell>
          <table:table-cell office:value-type="float" office:value="1.7404" calcext:value-type="float">
            <text:p>1,7404</text:p>
          </table:table-cell>
          <table:table-cell table:formula="of:=([.O250]-[.$O$1])^2" office:value-type="float" office:value="0.079645870656" calcext:value-type="float">
            <text:p>0,079645870656</text:p>
          </table:table-cell>
          <table:table-cell/>
          <table:table-cell table:formula="of:=[.A250]*[.R$1] + IF([.A250]=0;0;[.R$2])" office:value-type="float" office:value="0.7807612" calcext:value-type="float">
            <text:p>0,7807612</text:p>
          </table:table-cell>
          <table:table-cell table:formula="of:=[.B250]*[.S$1] + IF([.B250]=0;0;[.S$2])" office:value-type="float" office:value="0" calcext:value-type="float">
            <text:p>0</text:p>
          </table:table-cell>
          <table:table-cell table:formula="of:=[.C250]*[.T$1] + IF([.C250]=0;0;[.T$2])" office:value-type="float" office:value="-0.25047043" calcext:value-type="float">
            <text:p>-0,25047043</text:p>
          </table:table-cell>
          <table:table-cell table:formula="of:=[.D250]*[.U$1] + IF([.D250]=0;0;[.U$2])" office:value-type="float" office:value="0" calcext:value-type="float">
            <text:p>0</text:p>
          </table:table-cell>
          <table:table-cell table:formula="of:=[.E250]*[.V$1] + IF([.E250]=0;0;[.V$2])" office:value-type="float" office:value="0" calcext:value-type="float">
            <text:p>0</text:p>
          </table:table-cell>
          <table:table-cell table:formula="of:=[.F250]*[.W$1] + IF([.F250]=0;0;[.W$2])" office:value-type="float" office:value="0" calcext:value-type="float">
            <text:p>0</text:p>
          </table:table-cell>
          <table:table-cell table:formula="of:=[.G250]*[.X$1] + IF([.G250]=0;0;[.X$2])" office:value-type="float" office:value="0" calcext:value-type="float">
            <text:p>0</text:p>
          </table:table-cell>
          <table:table-cell table:formula="of:=[.H250]*[.Y$1] + IF([.H250]=0;0;[.Y$2])" office:value-type="float" office:value="0" calcext:value-type="float">
            <text:p>0</text:p>
          </table:table-cell>
          <table:table-cell table:formula="of:=[.I250]*[.Z$1] + IF([.I250]=0;0;[.Z$2])" office:value-type="float" office:value="0" calcext:value-type="float">
            <text:p>0</text:p>
          </table:table-cell>
          <table:table-cell table:formula="of:=[.J250]*[.AA$1] + IF([.J250]=0;0;[.AA$2])" office:value-type="float" office:value="0" calcext:value-type="float">
            <text:p>0</text:p>
          </table:table-cell>
          <table:table-cell table:formula="of:=[.K250]*[.AB$1] + IF([.K250]=0;0;[.AB$2])" office:value-type="float" office:value="0" calcext:value-type="float">
            <text:p>0</text:p>
          </table:table-cell>
          <table:table-cell table:formula="of:=[.L250]*[.AC$1] + IF([.L250]=0;0;[.AC$2])" office:value-type="float" office:value="0" calcext:value-type="float">
            <text:p>0</text:p>
          </table:table-cell>
          <table:table-cell table:formula="of:=[.M250]*[.AD$1] + IF([.M25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5418" calcext:value-type="float">
            <text:p>4,54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133" calcext:value-type="float">
            <text:p>0,5133</text:p>
          </table:table-cell>
          <table:table-cell office:value-type="float" office:value="0.5703" calcext:value-type="float">
            <text:p>0,5703</text:p>
          </table:table-cell>
          <table:table-cell table:formula="of:=([.O251]-[.$O$1])^2" office:value-type="float" office:value="0.788337997456" calcext:value-type="float">
            <text:p>0,788337997456</text:p>
          </table:table-cell>
          <table:table-cell/>
          <table:table-cell table:formula="of:=[.A251]*[.R$1] + IF([.A251]=0;0;[.R$2])" office:value-type="float" office:value="0.6167776" calcext:value-type="float">
            <text:p>0,6167776</text:p>
          </table:table-cell>
          <table:table-cell table:formula="of:=[.B251]*[.S$1] + IF([.B251]=0;0;[.S$2])" office:value-type="float" office:value="0" calcext:value-type="float">
            <text:p>0</text:p>
          </table:table-cell>
          <table:table-cell table:formula="of:=[.C251]*[.T$1] + IF([.C251]=0;0;[.T$2])" office:value-type="float" office:value="-0.24526222" calcext:value-type="float">
            <text:p>-0,24526222</text:p>
          </table:table-cell>
          <table:table-cell table:formula="of:=[.D251]*[.U$1] + IF([.D251]=0;0;[.U$2])" office:value-type="float" office:value="0" calcext:value-type="float">
            <text:p>0</text:p>
          </table:table-cell>
          <table:table-cell table:formula="of:=[.E251]*[.V$1] + IF([.E251]=0;0;[.V$2])" office:value-type="float" office:value="0" calcext:value-type="float">
            <text:p>0</text:p>
          </table:table-cell>
          <table:table-cell table:formula="of:=[.F251]*[.W$1] + IF([.F251]=0;0;[.W$2])" office:value-type="float" office:value="0" calcext:value-type="float">
            <text:p>0</text:p>
          </table:table-cell>
          <table:table-cell table:formula="of:=[.G251]*[.X$1] + IF([.G251]=0;0;[.X$2])" office:value-type="float" office:value="0" calcext:value-type="float">
            <text:p>0</text:p>
          </table:table-cell>
          <table:table-cell table:formula="of:=[.H251]*[.Y$1] + IF([.H251]=0;0;[.Y$2])" office:value-type="float" office:value="0" calcext:value-type="float">
            <text:p>0</text:p>
          </table:table-cell>
          <table:table-cell table:formula="of:=[.I251]*[.Z$1] + IF([.I251]=0;0;[.Z$2])" office:value-type="float" office:value="0" calcext:value-type="float">
            <text:p>0</text:p>
          </table:table-cell>
          <table:table-cell table:formula="of:=[.J251]*[.AA$1] + IF([.J251]=0;0;[.AA$2])" office:value-type="float" office:value="0" calcext:value-type="float">
            <text:p>0</text:p>
          </table:table-cell>
          <table:table-cell table:formula="of:=[.K251]*[.AB$1] + IF([.K251]=0;0;[.AB$2])" office:value-type="float" office:value="0" calcext:value-type="float">
            <text:p>0</text:p>
          </table:table-cell>
          <table:table-cell table:formula="of:=[.L251]*[.AC$1] + IF([.L251]=0;0;[.AC$2])" office:value-type="float" office:value="0" calcext:value-type="float">
            <text:p>0</text:p>
          </table:table-cell>
          <table:table-cell table:formula="of:=[.M251]*[.AD$1] + IF([.M25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469" calcext:value-type="float">
            <text:p>4,24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644" calcext:value-type="float">
            <text:p>1,4644</text:p>
          </table:table-cell>
          <table:table-cell office:value-type="float" office:value="2.7457" calcext:value-type="float">
            <text:p>2,7457</text:p>
          </table:table-cell>
          <table:table-cell table:formula="of:=([.O252]-[.$O$1])^2" office:value-type="float" office:value="1.657697450256" calcext:value-type="float">
            <text:p>1,657697450256</text:p>
          </table:table-cell>
          <table:table-cell/>
          <table:table-cell table:formula="of:=[.A252]*[.R$1] + IF([.A252]=0;0;[.R$2])" office:value-type="float" office:value="0.6167776" calcext:value-type="float">
            <text:p>0,6167776</text:p>
          </table:table-cell>
          <table:table-cell table:formula="of:=[.B252]*[.S$1] + IF([.B252]=0;0;[.S$2])" office:value-type="float" office:value="0" calcext:value-type="float">
            <text:p>0</text:p>
          </table:table-cell>
          <table:table-cell table:formula="of:=[.C252]*[.T$1] + IF([.C252]=0;0;[.T$2])" office:value-type="float" office:value="-0.24588151" calcext:value-type="float">
            <text:p>-0,24588151</text:p>
          </table:table-cell>
          <table:table-cell table:formula="of:=[.D252]*[.U$1] + IF([.D252]=0;0;[.U$2])" office:value-type="float" office:value="0" calcext:value-type="float">
            <text:p>0</text:p>
          </table:table-cell>
          <table:table-cell table:formula="of:=[.E252]*[.V$1] + IF([.E252]=0;0;[.V$2])" office:value-type="float" office:value="0" calcext:value-type="float">
            <text:p>0</text:p>
          </table:table-cell>
          <table:table-cell table:formula="of:=[.F252]*[.W$1] + IF([.F252]=0;0;[.W$2])" office:value-type="float" office:value="0" calcext:value-type="float">
            <text:p>0</text:p>
          </table:table-cell>
          <table:table-cell table:formula="of:=[.G252]*[.X$1] + IF([.G252]=0;0;[.X$2])" office:value-type="float" office:value="0" calcext:value-type="float">
            <text:p>0</text:p>
          </table:table-cell>
          <table:table-cell table:formula="of:=[.H252]*[.Y$1] + IF([.H252]=0;0;[.Y$2])" office:value-type="float" office:value="0" calcext:value-type="float">
            <text:p>0</text:p>
          </table:table-cell>
          <table:table-cell table:formula="of:=[.I252]*[.Z$1] + IF([.I252]=0;0;[.Z$2])" office:value-type="float" office:value="0" calcext:value-type="float">
            <text:p>0</text:p>
          </table:table-cell>
          <table:table-cell table:formula="of:=[.J252]*[.AA$1] + IF([.J252]=0;0;[.AA$2])" office:value-type="float" office:value="0" calcext:value-type="float">
            <text:p>0</text:p>
          </table:table-cell>
          <table:table-cell table:formula="of:=[.K252]*[.AB$1] + IF([.K252]=0;0;[.AB$2])" office:value-type="float" office:value="0" calcext:value-type="float">
            <text:p>0</text:p>
          </table:table-cell>
          <table:table-cell table:formula="of:=[.L252]*[.AC$1] + IF([.L252]=0;0;[.AC$2])" office:value-type="float" office:value="0" calcext:value-type="float">
            <text:p>0</text:p>
          </table:table-cell>
          <table:table-cell table:formula="of:=[.M252]*[.AD$1] + IF([.M25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6845" calcext:value-type="float">
            <text:p>2,6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12" calcext:value-type="float">
            <text:p>0,9012</text:p>
          </table:table-cell>
          <table:table-cell office:value-type="float" office:value="1.3865" calcext:value-type="float">
            <text:p>1,3865</text:p>
          </table:table-cell>
          <table:table-cell table:formula="of:=([.O253]-[.$O$1])^2" office:value-type="float" office:value="0.00513859585599998" calcext:value-type="float">
            <text:p>0,00513859585599998</text:p>
          </table:table-cell>
          <table:table-cell/>
          <table:table-cell table:formula="of:=[.A253]*[.R$1] + IF([.A253]=0;0;[.R$2])" office:value-type="float" office:value="0.7807612" calcext:value-type="float">
            <text:p>0,7807612</text:p>
          </table:table-cell>
          <table:table-cell table:formula="of:=[.B253]*[.S$1] + IF([.B253]=0;0;[.S$2])" office:value-type="float" office:value="0" calcext:value-type="float">
            <text:p>0</text:p>
          </table:table-cell>
          <table:table-cell table:formula="of:=[.C253]*[.T$1] + IF([.C253]=0;0;[.T$2])" office:value-type="float" office:value="-0.24916255" calcext:value-type="float">
            <text:p>-0,24916255</text:p>
          </table:table-cell>
          <table:table-cell table:formula="of:=[.D253]*[.U$1] + IF([.D253]=0;0;[.U$2])" office:value-type="float" office:value="0" calcext:value-type="float">
            <text:p>0</text:p>
          </table:table-cell>
          <table:table-cell table:formula="of:=[.E253]*[.V$1] + IF([.E253]=0;0;[.V$2])" office:value-type="float" office:value="0" calcext:value-type="float">
            <text:p>0</text:p>
          </table:table-cell>
          <table:table-cell table:formula="of:=[.F253]*[.W$1] + IF([.F253]=0;0;[.W$2])" office:value-type="float" office:value="0" calcext:value-type="float">
            <text:p>0</text:p>
          </table:table-cell>
          <table:table-cell table:formula="of:=[.G253]*[.X$1] + IF([.G253]=0;0;[.X$2])" office:value-type="float" office:value="0" calcext:value-type="float">
            <text:p>0</text:p>
          </table:table-cell>
          <table:table-cell table:formula="of:=[.H253]*[.Y$1] + IF([.H253]=0;0;[.Y$2])" office:value-type="float" office:value="0" calcext:value-type="float">
            <text:p>0</text:p>
          </table:table-cell>
          <table:table-cell table:formula="of:=[.I253]*[.Z$1] + IF([.I253]=0;0;[.Z$2])" office:value-type="float" office:value="0" calcext:value-type="float">
            <text:p>0</text:p>
          </table:table-cell>
          <table:table-cell table:formula="of:=[.J253]*[.AA$1] + IF([.J253]=0;0;[.AA$2])" office:value-type="float" office:value="0" calcext:value-type="float">
            <text:p>0</text:p>
          </table:table-cell>
          <table:table-cell table:formula="of:=[.K253]*[.AB$1] + IF([.K253]=0;0;[.AB$2])" office:value-type="float" office:value="0" calcext:value-type="float">
            <text:p>0</text:p>
          </table:table-cell>
          <table:table-cell table:formula="of:=[.L253]*[.AC$1] + IF([.L253]=0;0;[.AC$2])" office:value-type="float" office:value="0" calcext:value-type="float">
            <text:p>0</text:p>
          </table:table-cell>
          <table:table-cell table:formula="of:=[.M253]*[.AD$1] + IF([.M25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2003" calcext:value-type="float">
            <text:p>5,200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1416" calcext:value-type="float">
            <text:p>1,1416</text:p>
          </table:table-cell>
          <table:table-cell office:value-type="float" office:value="2.2832" calcext:value-type="float">
            <text:p>2,2832</text:p>
          </table:table-cell>
          <table:table-cell table:formula="of:=([.O254]-[.$O$1])^2" office:value-type="float" office:value="0.680651400256" calcext:value-type="float">
            <text:p>0,680651400256</text:p>
          </table:table-cell>
          <table:table-cell/>
          <table:table-cell table:formula="of:=[.A254]*[.R$1] + IF([.A254]=0;0;[.R$2])" office:value-type="float" office:value="0.6714388" calcext:value-type="float">
            <text:p>0,6714388</text:p>
          </table:table-cell>
          <table:table-cell table:formula="of:=[.B254]*[.S$1] + IF([.B254]=0;0;[.S$2])" office:value-type="float" office:value="0" calcext:value-type="float">
            <text:p>0</text:p>
          </table:table-cell>
          <table:table-cell table:formula="of:=[.C254]*[.T$1] + IF([.C254]=0;0;[.T$2])" office:value-type="float" office:value="-0.24387937" calcext:value-type="float">
            <text:p>-0,24387937</text:p>
          </table:table-cell>
          <table:table-cell table:formula="of:=[.D254]*[.U$1] + IF([.D254]=0;0;[.U$2])" office:value-type="float" office:value="-0.0629" calcext:value-type="float">
            <text:p>-0,0629</text:p>
          </table:table-cell>
          <table:table-cell table:formula="of:=[.E254]*[.V$1] + IF([.E254]=0;0;[.V$2])" office:value-type="float" office:value="0" calcext:value-type="float">
            <text:p>0</text:p>
          </table:table-cell>
          <table:table-cell table:formula="of:=[.F254]*[.W$1] + IF([.F254]=0;0;[.W$2])" office:value-type="float" office:value="0" calcext:value-type="float">
            <text:p>0</text:p>
          </table:table-cell>
          <table:table-cell table:formula="of:=[.G254]*[.X$1] + IF([.G254]=0;0;[.X$2])" office:value-type="float" office:value="0" calcext:value-type="float">
            <text:p>0</text:p>
          </table:table-cell>
          <table:table-cell table:formula="of:=[.H254]*[.Y$1] + IF([.H254]=0;0;[.Y$2])" office:value-type="float" office:value="0" calcext:value-type="float">
            <text:p>0</text:p>
          </table:table-cell>
          <table:table-cell table:formula="of:=[.I254]*[.Z$1] + IF([.I254]=0;0;[.Z$2])" office:value-type="float" office:value="0" calcext:value-type="float">
            <text:p>0</text:p>
          </table:table-cell>
          <table:table-cell table:formula="of:=[.J254]*[.AA$1] + IF([.J254]=0;0;[.AA$2])" office:value-type="float" office:value="0" calcext:value-type="float">
            <text:p>0</text:p>
          </table:table-cell>
          <table:table-cell table:formula="of:=[.K254]*[.AB$1] + IF([.K254]=0;0;[.AB$2])" office:value-type="float" office:value="0" calcext:value-type="float">
            <text:p>0</text:p>
          </table:table-cell>
          <table:table-cell table:formula="of:=[.L254]*[.AC$1] + IF([.L254]=0;0;[.AC$2])" office:value-type="float" office:value="0" calcext:value-type="float">
            <text:p>0</text:p>
          </table:table-cell>
          <table:table-cell table:formula="of:=[.M254]*[.AD$1] + IF([.M25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617" calcext:value-type="float">
            <text:p>5,06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97" calcext:value-type="float">
            <text:p>0,8097</text:p>
          </table:table-cell>
          <table:table-cell office:value-type="float" office:value="1.6868" calcext:value-type="float">
            <text:p>1,6868</text:p>
          </table:table-cell>
          <table:table-cell table:formula="of:=([.O255]-[.$O$1])^2" office:value-type="float" office:value="0.0522652754560001" calcext:value-type="float">
            <text:p>0,0522652754560001</text:p>
          </table:table-cell>
          <table:table-cell/>
          <table:table-cell table:formula="of:=[.A255]*[.R$1] + IF([.A255]=0;0;[.R$2])" office:value-type="float" office:value="0.7261" calcext:value-type="float">
            <text:p>0,7261</text:p>
          </table:table-cell>
          <table:table-cell table:formula="of:=[.B255]*[.S$1] + IF([.B255]=0;0;[.S$2])" office:value-type="float" office:value="0" calcext:value-type="float">
            <text:p>0</text:p>
          </table:table-cell>
          <table:table-cell table:formula="of:=[.C255]*[.T$1] + IF([.C255]=0;0;[.T$2])" office:value-type="float" office:value="-0.24417043" calcext:value-type="float">
            <text:p>-0,24417043</text:p>
          </table:table-cell>
          <table:table-cell table:formula="of:=[.D255]*[.U$1] + IF([.D255]=0;0;[.U$2])" office:value-type="float" office:value="0" calcext:value-type="float">
            <text:p>0</text:p>
          </table:table-cell>
          <table:table-cell table:formula="of:=[.E255]*[.V$1] + IF([.E255]=0;0;[.V$2])" office:value-type="float" office:value="0" calcext:value-type="float">
            <text:p>0</text:p>
          </table:table-cell>
          <table:table-cell table:formula="of:=[.F255]*[.W$1] + IF([.F255]=0;0;[.W$2])" office:value-type="float" office:value="0" calcext:value-type="float">
            <text:p>0</text:p>
          </table:table-cell>
          <table:table-cell table:formula="of:=[.G255]*[.X$1] + IF([.G255]=0;0;[.X$2])" office:value-type="float" office:value="0" calcext:value-type="float">
            <text:p>0</text:p>
          </table:table-cell>
          <table:table-cell table:formula="of:=[.H255]*[.Y$1] + IF([.H255]=0;0;[.Y$2])" office:value-type="float" office:value="0" calcext:value-type="float">
            <text:p>0</text:p>
          </table:table-cell>
          <table:table-cell table:formula="of:=[.I255]*[.Z$1] + IF([.I255]=0;0;[.Z$2])" office:value-type="float" office:value="0" calcext:value-type="float">
            <text:p>0</text:p>
          </table:table-cell>
          <table:table-cell table:formula="of:=[.J255]*[.AA$1] + IF([.J255]=0;0;[.AA$2])" office:value-type="float" office:value="0" calcext:value-type="float">
            <text:p>0</text:p>
          </table:table-cell>
          <table:table-cell table:formula="of:=[.K255]*[.AB$1] + IF([.K255]=0;0;[.AB$2])" office:value-type="float" office:value="0" calcext:value-type="float">
            <text:p>0</text:p>
          </table:table-cell>
          <table:table-cell table:formula="of:=[.L255]*[.AC$1] + IF([.L255]=0;0;[.AC$2])" office:value-type="float" office:value="0" calcext:value-type="float">
            <text:p>0</text:p>
          </table:table-cell>
          <table:table-cell table:formula="of:=[.M255]*[.AD$1] + IF([.M25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4.1989" calcext:value-type="float">
            <text:p>4,19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09" calcext:value-type="float">
            <text:p>0,8109</text:p>
          </table:table-cell>
          <table:table-cell office:value-type="float" office:value="1.3099" calcext:value-type="float">
            <text:p>1,3099</text:p>
          </table:table-cell>
          <table:table-cell table:formula="of:=([.O256]-[.$O$1])^2" office:value-type="float" office:value="0.021988144656" calcext:value-type="float">
            <text:p>0,021988144656</text:p>
          </table:table-cell>
          <table:table-cell/>
          <table:table-cell table:formula="of:=[.A256]*[.R$1] + IF([.A256]=0;0;[.R$2])" office:value-type="float" office:value="0.5620918" calcext:value-type="float">
            <text:p>0,5620918</text:p>
          </table:table-cell>
          <table:table-cell table:formula="of:=[.B256]*[.S$1] + IF([.B256]=0;0;[.S$2])" office:value-type="float" office:value="0" calcext:value-type="float">
            <text:p>0</text:p>
          </table:table-cell>
          <table:table-cell table:formula="of:=[.C256]*[.T$1] + IF([.C256]=0;0;[.T$2])" office:value-type="float" office:value="-0.24598231" calcext:value-type="float">
            <text:p>-0,24598231</text:p>
          </table:table-cell>
          <table:table-cell table:formula="of:=[.D256]*[.U$1] + IF([.D256]=0;0;[.U$2])" office:value-type="float" office:value="0" calcext:value-type="float">
            <text:p>0</text:p>
          </table:table-cell>
          <table:table-cell table:formula="of:=[.E256]*[.V$1] + IF([.E256]=0;0;[.V$2])" office:value-type="float" office:value="0" calcext:value-type="float">
            <text:p>0</text:p>
          </table:table-cell>
          <table:table-cell table:formula="of:=[.F256]*[.W$1] + IF([.F256]=0;0;[.W$2])" office:value-type="float" office:value="0" calcext:value-type="float">
            <text:p>0</text:p>
          </table:table-cell>
          <table:table-cell table:formula="of:=[.G256]*[.X$1] + IF([.G256]=0;0;[.X$2])" office:value-type="float" office:value="0" calcext:value-type="float">
            <text:p>0</text:p>
          </table:table-cell>
          <table:table-cell table:formula="of:=[.H256]*[.Y$1] + IF([.H256]=0;0;[.Y$2])" office:value-type="float" office:value="0" calcext:value-type="float">
            <text:p>0</text:p>
          </table:table-cell>
          <table:table-cell table:formula="of:=[.I256]*[.Z$1] + IF([.I256]=0;0;[.Z$2])" office:value-type="float" office:value="0" calcext:value-type="float">
            <text:p>0</text:p>
          </table:table-cell>
          <table:table-cell table:formula="of:=[.J256]*[.AA$1] + IF([.J256]=0;0;[.AA$2])" office:value-type="float" office:value="0" calcext:value-type="float">
            <text:p>0</text:p>
          </table:table-cell>
          <table:table-cell table:formula="of:=[.K256]*[.AB$1] + IF([.K256]=0;0;[.AB$2])" office:value-type="float" office:value="0" calcext:value-type="float">
            <text:p>0</text:p>
          </table:table-cell>
          <table:table-cell table:formula="of:=[.L256]*[.AC$1] + IF([.L256]=0;0;[.AC$2])" office:value-type="float" office:value="0" calcext:value-type="float">
            <text:p>0</text:p>
          </table:table-cell>
          <table:table-cell table:formula="of:=[.M256]*[.AD$1] + IF([.M25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7394" calcext:value-type="float">
            <text:p>4,7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47" calcext:value-type="float">
            <text:p>1,1547</text:p>
          </table:table-cell>
          <table:table-cell office:value-type="float" office:value="1.9245" calcext:value-type="float">
            <text:p>1,9245</text:p>
          </table:table-cell>
          <table:table-cell table:formula="of:=([.O257]-[.$O$1])^2" office:value-type="float" office:value="0.217450611856" calcext:value-type="float">
            <text:p>0,217450611856</text:p>
          </table:table-cell>
          <table:table-cell/>
          <table:table-cell table:formula="of:=[.A257]*[.R$1] + IF([.A257]=0;0;[.R$2])" office:value-type="float" office:value="0.7261" calcext:value-type="float">
            <text:p>0,7261</text:p>
          </table:table-cell>
          <table:table-cell table:formula="of:=[.B257]*[.S$1] + IF([.B257]=0;0;[.S$2])" office:value-type="float" office:value="0" calcext:value-type="float">
            <text:p>0</text:p>
          </table:table-cell>
          <table:table-cell table:formula="of:=[.C257]*[.T$1] + IF([.C257]=0;0;[.T$2])" office:value-type="float" office:value="-0.24484726" calcext:value-type="float">
            <text:p>-0,24484726</text:p>
          </table:table-cell>
          <table:table-cell table:formula="of:=[.D257]*[.U$1] + IF([.D257]=0;0;[.U$2])" office:value-type="float" office:value="0" calcext:value-type="float">
            <text:p>0</text:p>
          </table:table-cell>
          <table:table-cell table:formula="of:=[.E257]*[.V$1] + IF([.E257]=0;0;[.V$2])" office:value-type="float" office:value="0" calcext:value-type="float">
            <text:p>0</text:p>
          </table:table-cell>
          <table:table-cell table:formula="of:=[.F257]*[.W$1] + IF([.F257]=0;0;[.W$2])" office:value-type="float" office:value="0" calcext:value-type="float">
            <text:p>0</text:p>
          </table:table-cell>
          <table:table-cell table:formula="of:=[.G257]*[.X$1] + IF([.G257]=0;0;[.X$2])" office:value-type="float" office:value="0" calcext:value-type="float">
            <text:p>0</text:p>
          </table:table-cell>
          <table:table-cell table:formula="of:=[.H257]*[.Y$1] + IF([.H257]=0;0;[.Y$2])" office:value-type="float" office:value="0" calcext:value-type="float">
            <text:p>0</text:p>
          </table:table-cell>
          <table:table-cell table:formula="of:=[.I257]*[.Z$1] + IF([.I257]=0;0;[.Z$2])" office:value-type="float" office:value="0" calcext:value-type="float">
            <text:p>0</text:p>
          </table:table-cell>
          <table:table-cell table:formula="of:=[.J257]*[.AA$1] + IF([.J257]=0;0;[.AA$2])" office:value-type="float" office:value="0" calcext:value-type="float">
            <text:p>0</text:p>
          </table:table-cell>
          <table:table-cell table:formula="of:=[.K257]*[.AB$1] + IF([.K257]=0;0;[.AB$2])" office:value-type="float" office:value="0" calcext:value-type="float">
            <text:p>0</text:p>
          </table:table-cell>
          <table:table-cell table:formula="of:=[.L257]*[.AC$1] + IF([.L257]=0;0;[.AC$2])" office:value-type="float" office:value="0" calcext:value-type="float">
            <text:p>0</text:p>
          </table:table-cell>
          <table:table-cell table:formula="of:=[.M257]*[.AD$1] + IF([.M25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1.9177" calcext:value-type="float">
            <text:p>1,9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922" calcext:value-type="float">
            <text:p>1,1922</text:p>
          </table:table-cell>
          <table:table-cell office:value-type="float" office:value="2.1857" calcext:value-type="float">
            <text:p>2,1857</text:p>
          </table:table-cell>
          <table:table-cell table:formula="of:=([.O258]-[.$O$1])^2" office:value-type="float" office:value="0.529279530256" calcext:value-type="float">
            <text:p>0,529279530256</text:p>
          </table:table-cell>
          <table:table-cell/>
          <table:table-cell table:formula="of:=[.A258]*[.R$1] + IF([.A258]=0;0;[.R$2])" office:value-type="float" office:value="0.7807612" calcext:value-type="float">
            <text:p>0,7807612</text:p>
          </table:table-cell>
          <table:table-cell table:formula="of:=[.B258]*[.S$1] + IF([.B258]=0;0;[.S$2])" office:value-type="float" office:value="0" calcext:value-type="float">
            <text:p>0</text:p>
          </table:table-cell>
          <table:table-cell table:formula="of:=[.C258]*[.T$1] + IF([.C258]=0;0;[.T$2])" office:value-type="float" office:value="-0.25077283" calcext:value-type="float">
            <text:p>-0,25077283</text:p>
          </table:table-cell>
          <table:table-cell table:formula="of:=[.D258]*[.U$1] + IF([.D258]=0;0;[.U$2])" office:value-type="float" office:value="0" calcext:value-type="float">
            <text:p>0</text:p>
          </table:table-cell>
          <table:table-cell table:formula="of:=[.E258]*[.V$1] + IF([.E258]=0;0;[.V$2])" office:value-type="float" office:value="0" calcext:value-type="float">
            <text:p>0</text:p>
          </table:table-cell>
          <table:table-cell table:formula="of:=[.F258]*[.W$1] + IF([.F258]=0;0;[.W$2])" office:value-type="float" office:value="0" calcext:value-type="float">
            <text:p>0</text:p>
          </table:table-cell>
          <table:table-cell table:formula="of:=[.G258]*[.X$1] + IF([.G258]=0;0;[.X$2])" office:value-type="float" office:value="0" calcext:value-type="float">
            <text:p>0</text:p>
          </table:table-cell>
          <table:table-cell table:formula="of:=[.H258]*[.Y$1] + IF([.H258]=0;0;[.Y$2])" office:value-type="float" office:value="0" calcext:value-type="float">
            <text:p>0</text:p>
          </table:table-cell>
          <table:table-cell table:formula="of:=[.I258]*[.Z$1] + IF([.I258]=0;0;[.Z$2])" office:value-type="float" office:value="0" calcext:value-type="float">
            <text:p>0</text:p>
          </table:table-cell>
          <table:table-cell table:formula="of:=[.J258]*[.AA$1] + IF([.J258]=0;0;[.AA$2])" office:value-type="float" office:value="0" calcext:value-type="float">
            <text:p>0</text:p>
          </table:table-cell>
          <table:table-cell table:formula="of:=[.K258]*[.AB$1] + IF([.K258]=0;0;[.AB$2])" office:value-type="float" office:value="0" calcext:value-type="float">
            <text:p>0</text:p>
          </table:table-cell>
          <table:table-cell table:formula="of:=[.L258]*[.AC$1] + IF([.L258]=0;0;[.AC$2])" office:value-type="float" office:value="0" calcext:value-type="float">
            <text:p>0</text:p>
          </table:table-cell>
          <table:table-cell table:formula="of:=[.M258]*[.AD$1] + IF([.M25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189" calcext:value-type="float">
            <text:p>2,81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39" calcext:value-type="float">
            <text:p>0,7939</text:p>
          </table:table-cell>
          <table:table-cell office:value-type="float" office:value="1.0586" calcext:value-type="float">
            <text:p>1,0586</text:p>
          </table:table-cell>
          <table:table-cell table:formula="of:=([.O259]-[.$O$1])^2" office:value-type="float" office:value="0.159667373056" calcext:value-type="float">
            <text:p>0,159667373056</text:p>
          </table:table-cell>
          <table:table-cell/>
          <table:table-cell table:formula="of:=[.A259]*[.R$1] + IF([.A259]=0;0;[.R$2])" office:value-type="float" office:value="0.7261" calcext:value-type="float">
            <text:p>0,7261</text:p>
          </table:table-cell>
          <table:table-cell table:formula="of:=[.B259]*[.S$1] + IF([.B259]=0;0;[.S$2])" office:value-type="float" office:value="0" calcext:value-type="float">
            <text:p>0</text:p>
          </table:table-cell>
          <table:table-cell table:formula="of:=[.C259]*[.T$1] + IF([.C259]=0;0;[.T$2])" office:value-type="float" office:value="-0.24888031" calcext:value-type="float">
            <text:p>-0,24888031</text:p>
          </table:table-cell>
          <table:table-cell table:formula="of:=[.D259]*[.U$1] + IF([.D259]=0;0;[.U$2])" office:value-type="float" office:value="0" calcext:value-type="float">
            <text:p>0</text:p>
          </table:table-cell>
          <table:table-cell table:formula="of:=[.E259]*[.V$1] + IF([.E259]=0;0;[.V$2])" office:value-type="float" office:value="0" calcext:value-type="float">
            <text:p>0</text:p>
          </table:table-cell>
          <table:table-cell table:formula="of:=[.F259]*[.W$1] + IF([.F259]=0;0;[.W$2])" office:value-type="float" office:value="0" calcext:value-type="float">
            <text:p>0</text:p>
          </table:table-cell>
          <table:table-cell table:formula="of:=[.G259]*[.X$1] + IF([.G259]=0;0;[.X$2])" office:value-type="float" office:value="0" calcext:value-type="float">
            <text:p>0</text:p>
          </table:table-cell>
          <table:table-cell table:formula="of:=[.H259]*[.Y$1] + IF([.H259]=0;0;[.Y$2])" office:value-type="float" office:value="0" calcext:value-type="float">
            <text:p>0</text:p>
          </table:table-cell>
          <table:table-cell table:formula="of:=[.I259]*[.Z$1] + IF([.I259]=0;0;[.Z$2])" office:value-type="float" office:value="0" calcext:value-type="float">
            <text:p>0</text:p>
          </table:table-cell>
          <table:table-cell table:formula="of:=[.J259]*[.AA$1] + IF([.J259]=0;0;[.AA$2])" office:value-type="float" office:value="0" calcext:value-type="float">
            <text:p>0</text:p>
          </table:table-cell>
          <table:table-cell table:formula="of:=[.K259]*[.AB$1] + IF([.K259]=0;0;[.AB$2])" office:value-type="float" office:value="0" calcext:value-type="float">
            <text:p>0</text:p>
          </table:table-cell>
          <table:table-cell table:formula="of:=[.L259]*[.AC$1] + IF([.L259]=0;0;[.AC$2])" office:value-type="float" office:value="0" calcext:value-type="float">
            <text:p>0</text:p>
          </table:table-cell>
          <table:table-cell table:formula="of:=[.M259]*[.AD$1] + IF([.M25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074" calcext:value-type="float">
            <text:p>4,40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9" calcext:value-type="float">
            <text:p>0,7079</text:p>
          </table:table-cell>
          <table:table-cell office:value-type="float" office:value="1.1945" calcext:value-type="float">
            <text:p>1,1945</text:p>
          </table:table-cell>
          <table:table-cell table:formula="of:=([.O260]-[.$O$1])^2" office:value-type="float" office:value="0.069529251856" calcext:value-type="float">
            <text:p>0,069529251856</text:p>
          </table:table-cell>
          <table:table-cell/>
          <table:table-cell table:formula="of:=[.A260]*[.R$1] + IF([.A260]=0;0;[.R$2])" office:value-type="float" office:value="0.6714388" calcext:value-type="float">
            <text:p>0,6714388</text:p>
          </table:table-cell>
          <table:table-cell table:formula="of:=[.B260]*[.S$1] + IF([.B260]=0;0;[.S$2])" office:value-type="float" office:value="0" calcext:value-type="float">
            <text:p>0</text:p>
          </table:table-cell>
          <table:table-cell table:formula="of:=[.C260]*[.T$1] + IF([.C260]=0;0;[.T$2])" office:value-type="float" office:value="-0.24554446" calcext:value-type="float">
            <text:p>-0,24554446</text:p>
          </table:table-cell>
          <table:table-cell table:formula="of:=[.D260]*[.U$1] + IF([.D260]=0;0;[.U$2])" office:value-type="float" office:value="0" calcext:value-type="float">
            <text:p>0</text:p>
          </table:table-cell>
          <table:table-cell table:formula="of:=[.E260]*[.V$1] + IF([.E260]=0;0;[.V$2])" office:value-type="float" office:value="0" calcext:value-type="float">
            <text:p>0</text:p>
          </table:table-cell>
          <table:table-cell table:formula="of:=[.F260]*[.W$1] + IF([.F260]=0;0;[.W$2])" office:value-type="float" office:value="0" calcext:value-type="float">
            <text:p>0</text:p>
          </table:table-cell>
          <table:table-cell table:formula="of:=[.G260]*[.X$1] + IF([.G260]=0;0;[.X$2])" office:value-type="float" office:value="0" calcext:value-type="float">
            <text:p>0</text:p>
          </table:table-cell>
          <table:table-cell table:formula="of:=[.H260]*[.Y$1] + IF([.H260]=0;0;[.Y$2])" office:value-type="float" office:value="0" calcext:value-type="float">
            <text:p>0</text:p>
          </table:table-cell>
          <table:table-cell table:formula="of:=[.I260]*[.Z$1] + IF([.I260]=0;0;[.Z$2])" office:value-type="float" office:value="0" calcext:value-type="float">
            <text:p>0</text:p>
          </table:table-cell>
          <table:table-cell table:formula="of:=[.J260]*[.AA$1] + IF([.J260]=0;0;[.AA$2])" office:value-type="float" office:value="0" calcext:value-type="float">
            <text:p>0</text:p>
          </table:table-cell>
          <table:table-cell table:formula="of:=[.K260]*[.AB$1] + IF([.K260]=0;0;[.AB$2])" office:value-type="float" office:value="0" calcext:value-type="float">
            <text:p>0</text:p>
          </table:table-cell>
          <table:table-cell table:formula="of:=[.L260]*[.AC$1] + IF([.L260]=0;0;[.AC$2])" office:value-type="float" office:value="0" calcext:value-type="float">
            <text:p>0</text:p>
          </table:table-cell>
          <table:table-cell table:formula="of:=[.M260]*[.AD$1] + IF([.M26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3909" calcext:value-type="float">
            <text:p>3,39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22" calcext:value-type="float">
            <text:p>1,0922</text:p>
          </table:table-cell>
          <table:table-cell office:value-type="float" office:value="2.5484" calcext:value-type="float">
            <text:p>2,5484</text:p>
          </table:table-cell>
          <table:table-cell table:formula="of:=([.O261]-[.$O$1])^2" office:value-type="float" office:value="1.188570926656" calcext:value-type="float">
            <text:p>1,188570926656</text:p>
          </table:table-cell>
          <table:table-cell/>
          <table:table-cell table:formula="of:=[.A261]*[.R$1] + IF([.A261]=0;0;[.R$2])" office:value-type="float" office:value="0.6167776" calcext:value-type="float">
            <text:p>0,6167776</text:p>
          </table:table-cell>
          <table:table-cell table:formula="of:=[.B261]*[.S$1] + IF([.B261]=0;0;[.S$2])" office:value-type="float" office:value="0" calcext:value-type="float">
            <text:p>0</text:p>
          </table:table-cell>
          <table:table-cell table:formula="of:=[.C261]*[.T$1] + IF([.C261]=0;0;[.T$2])" office:value-type="float" office:value="-0.24767911" calcext:value-type="float">
            <text:p>-0,24767911</text:p>
          </table:table-cell>
          <table:table-cell table:formula="of:=[.D261]*[.U$1] + IF([.D261]=0;0;[.U$2])" office:value-type="float" office:value="0" calcext:value-type="float">
            <text:p>0</text:p>
          </table:table-cell>
          <table:table-cell table:formula="of:=[.E261]*[.V$1] + IF([.E261]=0;0;[.V$2])" office:value-type="float" office:value="0" calcext:value-type="float">
            <text:p>0</text:p>
          </table:table-cell>
          <table:table-cell table:formula="of:=[.F261]*[.W$1] + IF([.F261]=0;0;[.W$2])" office:value-type="float" office:value="0" calcext:value-type="float">
            <text:p>0</text:p>
          </table:table-cell>
          <table:table-cell table:formula="of:=[.G261]*[.X$1] + IF([.G261]=0;0;[.X$2])" office:value-type="float" office:value="0" calcext:value-type="float">
            <text:p>0</text:p>
          </table:table-cell>
          <table:table-cell table:formula="of:=[.H261]*[.Y$1] + IF([.H261]=0;0;[.Y$2])" office:value-type="float" office:value="0" calcext:value-type="float">
            <text:p>0</text:p>
          </table:table-cell>
          <table:table-cell table:formula="of:=[.I261]*[.Z$1] + IF([.I261]=0;0;[.Z$2])" office:value-type="float" office:value="0" calcext:value-type="float">
            <text:p>0</text:p>
          </table:table-cell>
          <table:table-cell table:formula="of:=[.J261]*[.AA$1] + IF([.J261]=0;0;[.AA$2])" office:value-type="float" office:value="0" calcext:value-type="float">
            <text:p>0</text:p>
          </table:table-cell>
          <table:table-cell table:formula="of:=[.K261]*[.AB$1] + IF([.K261]=0;0;[.AB$2])" office:value-type="float" office:value="0" calcext:value-type="float">
            <text:p>0</text:p>
          </table:table-cell>
          <table:table-cell table:formula="of:=[.L261]*[.AC$1] + IF([.L261]=0;0;[.AC$2])" office:value-type="float" office:value="0" calcext:value-type="float">
            <text:p>0</text:p>
          </table:table-cell>
          <table:table-cell table:formula="of:=[.M261]*[.AD$1] + IF([.M26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44" calcext:value-type="float">
            <text:p>3,44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27" calcext:value-type="float">
            <text:p>1,1227</text:p>
          </table:table-cell>
          <table:table-cell office:value-type="float" office:value="2.2453" calcext:value-type="float">
            <text:p>2,2453</text:p>
          </table:table-cell>
          <table:table-cell table:formula="of:=([.O262]-[.$O$1])^2" office:value-type="float" office:value="0.619551597456" calcext:value-type="float">
            <text:p>0,619551597456</text:p>
          </table:table-cell>
          <table:table-cell/>
          <table:table-cell table:formula="of:=[.A262]*[.R$1] + IF([.A262]=0;0;[.R$2])" office:value-type="float" office:value="0.6714388" calcext:value-type="float">
            <text:p>0,6714388</text:p>
          </table:table-cell>
          <table:table-cell table:formula="of:=[.B262]*[.S$1] + IF([.B262]=0;0;[.S$2])" office:value-type="float" office:value="0" calcext:value-type="float">
            <text:p>0</text:p>
          </table:table-cell>
          <table:table-cell table:formula="of:=[.C262]*[.T$1] + IF([.C262]=0;0;[.T$2])" office:value-type="float" office:value="-0.24756676" calcext:value-type="float">
            <text:p>-0,24756676</text:p>
          </table:table-cell>
          <table:table-cell table:formula="of:=[.D262]*[.U$1] + IF([.D262]=0;0;[.U$2])" office:value-type="float" office:value="0" calcext:value-type="float">
            <text:p>0</text:p>
          </table:table-cell>
          <table:table-cell table:formula="of:=[.E262]*[.V$1] + IF([.E262]=0;0;[.V$2])" office:value-type="float" office:value="0" calcext:value-type="float">
            <text:p>0</text:p>
          </table:table-cell>
          <table:table-cell table:formula="of:=[.F262]*[.W$1] + IF([.F262]=0;0;[.W$2])" office:value-type="float" office:value="0" calcext:value-type="float">
            <text:p>0</text:p>
          </table:table-cell>
          <table:table-cell table:formula="of:=[.G262]*[.X$1] + IF([.G262]=0;0;[.X$2])" office:value-type="float" office:value="0" calcext:value-type="float">
            <text:p>0</text:p>
          </table:table-cell>
          <table:table-cell table:formula="of:=[.H262]*[.Y$1] + IF([.H262]=0;0;[.Y$2])" office:value-type="float" office:value="0" calcext:value-type="float">
            <text:p>0</text:p>
          </table:table-cell>
          <table:table-cell table:formula="of:=[.I262]*[.Z$1] + IF([.I262]=0;0;[.Z$2])" office:value-type="float" office:value="0" calcext:value-type="float">
            <text:p>0</text:p>
          </table:table-cell>
          <table:table-cell table:formula="of:=[.J262]*[.AA$1] + IF([.J262]=0;0;[.AA$2])" office:value-type="float" office:value="0" calcext:value-type="float">
            <text:p>0</text:p>
          </table:table-cell>
          <table:table-cell table:formula="of:=[.K262]*[.AB$1] + IF([.K262]=0;0;[.AB$2])" office:value-type="float" office:value="0" calcext:value-type="float">
            <text:p>0</text:p>
          </table:table-cell>
          <table:table-cell table:formula="of:=[.L262]*[.AC$1] + IF([.L262]=0;0;[.AC$2])" office:value-type="float" office:value="0" calcext:value-type="float">
            <text:p>0</text:p>
          </table:table-cell>
          <table:table-cell table:formula="of:=[.M262]*[.AD$1] + IF([.M26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.0247" calcext:value-type="float">
            <text:p>1,0247</text:p>
          </table:table-cell>
          <table:table-cell office:value-type="float" office:value="3.8834" calcext:value-type="float">
            <text:p>3,88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4" calcext:value-type="float">
            <text:p>1,424</text:p>
          </table:table-cell>
          <table:table-cell office:value-type="float" office:value="3.2752" calcext:value-type="float">
            <text:p>3,2752</text:p>
          </table:table-cell>
          <table:table-cell table:formula="of:=([.O263]-[.$O$1])^2" office:value-type="float" office:value="3.301547144256" calcext:value-type="float">
            <text:p>3,301547144256</text:p>
          </table:table-cell>
          <table:table-cell/>
          <table:table-cell table:formula="of:=[.A263]*[.R$1] + IF([.A263]=0;0;[.R$2])" office:value-type="float" office:value="0.6714388" calcext:value-type="float">
            <text:p>0,6714388</text:p>
          </table:table-cell>
          <table:table-cell table:formula="of:=[.B263]*[.S$1] + IF([.B263]=0;0;[.S$2])" office:value-type="float" office:value="1.7097879" calcext:value-type="float">
            <text:p>1,7097879</text:p>
          </table:table-cell>
          <table:table-cell table:formula="of:=[.C263]*[.T$1] + IF([.C263]=0;0;[.T$2])" office:value-type="float" office:value="-0.24664486" calcext:value-type="float">
            <text:p>-0,24664486</text:p>
          </table:table-cell>
          <table:table-cell table:formula="of:=[.D263]*[.U$1] + IF([.D263]=0;0;[.U$2])" office:value-type="float" office:value="0" calcext:value-type="float">
            <text:p>0</text:p>
          </table:table-cell>
          <table:table-cell table:formula="of:=[.E263]*[.V$1] + IF([.E263]=0;0;[.V$2])" office:value-type="float" office:value="0" calcext:value-type="float">
            <text:p>0</text:p>
          </table:table-cell>
          <table:table-cell table:formula="of:=[.F263]*[.W$1] + IF([.F263]=0;0;[.W$2])" office:value-type="float" office:value="0" calcext:value-type="float">
            <text:p>0</text:p>
          </table:table-cell>
          <table:table-cell table:formula="of:=[.G263]*[.X$1] + IF([.G263]=0;0;[.X$2])" office:value-type="float" office:value="0" calcext:value-type="float">
            <text:p>0</text:p>
          </table:table-cell>
          <table:table-cell table:formula="of:=[.H263]*[.Y$1] + IF([.H263]=0;0;[.Y$2])" office:value-type="float" office:value="0" calcext:value-type="float">
            <text:p>0</text:p>
          </table:table-cell>
          <table:table-cell table:formula="of:=[.I263]*[.Z$1] + IF([.I263]=0;0;[.Z$2])" office:value-type="float" office:value="0" calcext:value-type="float">
            <text:p>0</text:p>
          </table:table-cell>
          <table:table-cell table:formula="of:=[.J263]*[.AA$1] + IF([.J263]=0;0;[.AA$2])" office:value-type="float" office:value="-4.1557" calcext:value-type="float">
            <text:p>-4,1557</text:p>
          </table:table-cell>
          <table:table-cell table:formula="of:=[.K263]*[.AB$1] + IF([.K263]=0;0;[.AB$2])" office:value-type="float" office:value="-4.3125" calcext:value-type="float">
            <text:p>-4,3125</text:p>
          </table:table-cell>
          <table:table-cell table:formula="of:=[.L263]*[.AC$1] + IF([.L263]=0;0;[.AC$2])" office:value-type="float" office:value="0" calcext:value-type="float">
            <text:p>0</text:p>
          </table:table-cell>
          <table:table-cell table:formula="of:=[.M263]*[.AD$1] + IF([.M26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office:value-type="float" office:value="1.05" calcext:value-type="float">
            <text:p>1,05</text:p>
          </table:table-cell>
          <table:table-cell table:formula="of:=([.O264]-[.$O$1])^2" office:value-type="float" office:value="0.166614177856" calcext:value-type="float">
            <text:p>0,166614177856</text:p>
          </table:table-cell>
          <table:table-cell/>
          <table:table-cell table:formula="of:=[.A264]*[.R$1] + IF([.A264]=0;0;[.R$2])" office:value-type="float" office:value="0.6167776" calcext:value-type="float">
            <text:p>0,6167776</text:p>
          </table:table-cell>
          <table:table-cell table:formula="of:=[.B264]*[.S$1] + IF([.B264]=0;0;[.S$2])" office:value-type="float" office:value="0" calcext:value-type="float">
            <text:p>0</text:p>
          </table:table-cell>
          <table:table-cell table:formula="of:=[.C264]*[.T$1] + IF([.C264]=0;0;[.T$2])" office:value-type="float" office:value="-0.24579793" calcext:value-type="float">
            <text:p>-0,24579793</text:p>
          </table:table-cell>
          <table:table-cell table:formula="of:=[.D264]*[.U$1] + IF([.D264]=0;0;[.U$2])" office:value-type="float" office:value="0" calcext:value-type="float">
            <text:p>0</text:p>
          </table:table-cell>
          <table:table-cell table:formula="of:=[.E264]*[.V$1] + IF([.E264]=0;0;[.V$2])" office:value-type="float" office:value="0" calcext:value-type="float">
            <text:p>0</text:p>
          </table:table-cell>
          <table:table-cell table:formula="of:=[.F264]*[.W$1] + IF([.F264]=0;0;[.W$2])" office:value-type="float" office:value="0" calcext:value-type="float">
            <text:p>0</text:p>
          </table:table-cell>
          <table:table-cell table:formula="of:=[.G264]*[.X$1] + IF([.G264]=0;0;[.X$2])" office:value-type="float" office:value="0" calcext:value-type="float">
            <text:p>0</text:p>
          </table:table-cell>
          <table:table-cell table:formula="of:=[.H264]*[.Y$1] + IF([.H264]=0;0;[.Y$2])" office:value-type="float" office:value="0" calcext:value-type="float">
            <text:p>0</text:p>
          </table:table-cell>
          <table:table-cell table:formula="of:=[.I264]*[.Z$1] + IF([.I264]=0;0;[.Z$2])" office:value-type="float" office:value="0" calcext:value-type="float">
            <text:p>0</text:p>
          </table:table-cell>
          <table:table-cell table:formula="of:=[.J264]*[.AA$1] + IF([.J264]=0;0;[.AA$2])" office:value-type="float" office:value="0" calcext:value-type="float">
            <text:p>0</text:p>
          </table:table-cell>
          <table:table-cell table:formula="of:=[.K264]*[.AB$1] + IF([.K264]=0;0;[.AB$2])" office:value-type="float" office:value="0" calcext:value-type="float">
            <text:p>0</text:p>
          </table:table-cell>
          <table:table-cell table:formula="of:=[.L264]*[.AC$1] + IF([.L264]=0;0;[.AC$2])" office:value-type="float" office:value="0" calcext:value-type="float">
            <text:p>0</text:p>
          </table:table-cell>
          <table:table-cell table:formula="of:=[.M264]*[.AD$1] + IF([.M26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192" calcext:value-type="float">
            <text:p>3,01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43" calcext:value-type="float">
            <text:p>0,8443</text:p>
          </table:table-cell>
          <table:table-cell office:value-type="float" office:value="1.0976" calcext:value-type="float">
            <text:p>1,0976</text:p>
          </table:table-cell>
          <table:table-cell table:formula="of:=([.O265]-[.$O$1])^2" office:value-type="float" office:value="0.130020821056" calcext:value-type="float">
            <text:p>0,130020821056</text:p>
          </table:table-cell>
          <table:table-cell/>
          <table:table-cell table:formula="of:=[.A265]*[.R$1] + IF([.A265]=0;0;[.R$2])" office:value-type="float" office:value="0.6714388" calcext:value-type="float">
            <text:p>0,6714388</text:p>
          </table:table-cell>
          <table:table-cell table:formula="of:=[.B265]*[.S$1] + IF([.B265]=0;0;[.S$2])" office:value-type="float" office:value="0" calcext:value-type="float">
            <text:p>0</text:p>
          </table:table-cell>
          <table:table-cell table:formula="of:=[.C265]*[.T$1] + IF([.C265]=0;0;[.T$2])" office:value-type="float" office:value="-0.24845968" calcext:value-type="float">
            <text:p>-0,24845968</text:p>
          </table:table-cell>
          <table:table-cell table:formula="of:=[.D265]*[.U$1] + IF([.D265]=0;0;[.U$2])" office:value-type="float" office:value="0" calcext:value-type="float">
            <text:p>0</text:p>
          </table:table-cell>
          <table:table-cell table:formula="of:=[.E265]*[.V$1] + IF([.E265]=0;0;[.V$2])" office:value-type="float" office:value="0" calcext:value-type="float">
            <text:p>0</text:p>
          </table:table-cell>
          <table:table-cell table:formula="of:=[.F265]*[.W$1] + IF([.F265]=0;0;[.W$2])" office:value-type="float" office:value="0" calcext:value-type="float">
            <text:p>0</text:p>
          </table:table-cell>
          <table:table-cell table:formula="of:=[.G265]*[.X$1] + IF([.G265]=0;0;[.X$2])" office:value-type="float" office:value="0" calcext:value-type="float">
            <text:p>0</text:p>
          </table:table-cell>
          <table:table-cell table:formula="of:=[.H265]*[.Y$1] + IF([.H265]=0;0;[.Y$2])" office:value-type="float" office:value="0" calcext:value-type="float">
            <text:p>0</text:p>
          </table:table-cell>
          <table:table-cell table:formula="of:=[.I265]*[.Z$1] + IF([.I265]=0;0;[.Z$2])" office:value-type="float" office:value="0" calcext:value-type="float">
            <text:p>0</text:p>
          </table:table-cell>
          <table:table-cell table:formula="of:=[.J265]*[.AA$1] + IF([.J265]=0;0;[.AA$2])" office:value-type="float" office:value="0" calcext:value-type="float">
            <text:p>0</text:p>
          </table:table-cell>
          <table:table-cell table:formula="of:=[.K265]*[.AB$1] + IF([.K265]=0;0;[.AB$2])" office:value-type="float" office:value="0" calcext:value-type="float">
            <text:p>0</text:p>
          </table:table-cell>
          <table:table-cell table:formula="of:=[.L265]*[.AC$1] + IF([.L265]=0;0;[.AC$2])" office:value-type="float" office:value="0" calcext:value-type="float">
            <text:p>0</text:p>
          </table:table-cell>
          <table:table-cell table:formula="of:=[.M265]*[.AD$1] + IF([.M26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5.096" calcext:value-type="float">
            <text:p>5,0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196" calcext:value-type="float">
            <text:p>1,4196</text:p>
          </table:table-cell>
          <table:table-cell office:value-type="float" office:value="2.7716" calcext:value-type="float">
            <text:p>2,7716</text:p>
          </table:table-cell>
          <table:table-cell table:formula="of:=([.O266]-[.$O$1])^2" office:value-type="float" office:value="1.725061589056" calcext:value-type="float">
            <text:p>1,725061589056</text:p>
          </table:table-cell>
          <table:table-cell/>
          <table:table-cell table:formula="of:=[.A266]*[.R$1] + IF([.A266]=0;0;[.R$2])" office:value-type="float" office:value="0.6167776" calcext:value-type="float">
            <text:p>0,6167776</text:p>
          </table:table-cell>
          <table:table-cell table:formula="of:=[.B266]*[.S$1] + IF([.B266]=0;0;[.S$2])" office:value-type="float" office:value="1.6985" calcext:value-type="float">
            <text:p>1,6985</text:p>
          </table:table-cell>
          <table:table-cell table:formula="of:=[.C266]*[.T$1] + IF([.C266]=0;0;[.T$2])" office:value-type="float" office:value="-0.2440984" calcext:value-type="float">
            <text:p>-0,2440984</text:p>
          </table:table-cell>
          <table:table-cell table:formula="of:=[.D266]*[.U$1] + IF([.D266]=0;0;[.U$2])" office:value-type="float" office:value="0" calcext:value-type="float">
            <text:p>0</text:p>
          </table:table-cell>
          <table:table-cell table:formula="of:=[.E266]*[.V$1] + IF([.E266]=0;0;[.V$2])" office:value-type="float" office:value="0" calcext:value-type="float">
            <text:p>0</text:p>
          </table:table-cell>
          <table:table-cell table:formula="of:=[.F266]*[.W$1] + IF([.F266]=0;0;[.W$2])" office:value-type="float" office:value="0" calcext:value-type="float">
            <text:p>0</text:p>
          </table:table-cell>
          <table:table-cell table:formula="of:=[.G266]*[.X$1] + IF([.G266]=0;0;[.X$2])" office:value-type="float" office:value="0" calcext:value-type="float">
            <text:p>0</text:p>
          </table:table-cell>
          <table:table-cell table:formula="of:=[.H266]*[.Y$1] + IF([.H266]=0;0;[.Y$2])" office:value-type="float" office:value="0" calcext:value-type="float">
            <text:p>0</text:p>
          </table:table-cell>
          <table:table-cell table:formula="of:=[.I266]*[.Z$1] + IF([.I266]=0;0;[.Z$2])" office:value-type="float" office:value="0" calcext:value-type="float">
            <text:p>0</text:p>
          </table:table-cell>
          <table:table-cell table:formula="of:=[.J266]*[.AA$1] + IF([.J266]=0;0;[.AA$2])" office:value-type="float" office:value="0" calcext:value-type="float">
            <text:p>0</text:p>
          </table:table-cell>
          <table:table-cell table:formula="of:=[.K266]*[.AB$1] + IF([.K266]=0;0;[.AB$2])" office:value-type="float" office:value="0" calcext:value-type="float">
            <text:p>0</text:p>
          </table:table-cell>
          <table:table-cell table:formula="of:=[.L266]*[.AC$1] + IF([.L266]=0;0;[.AC$2])" office:value-type="float" office:value="0" calcext:value-type="float">
            <text:p>0</text:p>
          </table:table-cell>
          <table:table-cell table:formula="of:=[.M266]*[.AD$1] + IF([.M26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975" calcext:value-type="float">
            <text:p>1,1975</text:p>
          </table:table-cell>
          <table:table-cell office:value-type="float" office:value="3.3882" calcext:value-type="float">
            <text:p>3,3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35" calcext:value-type="float">
            <text:p>1,12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382" calcext:value-type="float">
            <text:p>0,9382</text:p>
          </table:table-cell>
          <table:table-cell office:value-type="float" office:value="1.7423" calcext:value-type="float">
            <text:p>1,7423</text:p>
          </table:table-cell>
          <table:table-cell table:formula="of:=([.O267]-[.$O$1])^2" office:value-type="float" office:value="0.080721901456" calcext:value-type="float">
            <text:p>0,080721901456</text:p>
          </table:table-cell>
          <table:table-cell/>
          <table:table-cell table:formula="of:=[.A267]*[.R$1] + IF([.A267]=0;0;[.R$2])" office:value-type="float" office:value="0.7261" calcext:value-type="float">
            <text:p>0,7261</text:p>
          </table:table-cell>
          <table:table-cell table:formula="of:=[.B267]*[.S$1] + IF([.B267]=0;0;[.S$2])" office:value-type="float" office:value="1.7887575" calcext:value-type="float">
            <text:p>1,7887575</text:p>
          </table:table-cell>
          <table:table-cell table:formula="of:=[.C267]*[.T$1] + IF([.C267]=0;0;[.T$2])" office:value-type="float" office:value="-0.24768478" calcext:value-type="float">
            <text:p>-0,24768478</text:p>
          </table:table-cell>
          <table:table-cell table:formula="of:=[.D267]*[.U$1] + IF([.D267]=0;0;[.U$2])" office:value-type="float" office:value="0" calcext:value-type="float">
            <text:p>0</text:p>
          </table:table-cell>
          <table:table-cell table:formula="of:=[.E267]*[.V$1] + IF([.E267]=0;0;[.V$2])" office:value-type="float" office:value="0" calcext:value-type="float">
            <text:p>0</text:p>
          </table:table-cell>
          <table:table-cell table:formula="of:=[.F267]*[.W$1] + IF([.F267]=0;0;[.W$2])" office:value-type="float" office:value="2.92115605" calcext:value-type="float">
            <text:p>2,92115605</text:p>
          </table:table-cell>
          <table:table-cell table:formula="of:=[.G267]*[.X$1] + IF([.G267]=0;0;[.X$2])" office:value-type="float" office:value="0" calcext:value-type="float">
            <text:p>0</text:p>
          </table:table-cell>
          <table:table-cell table:formula="of:=[.H267]*[.Y$1] + IF([.H267]=0;0;[.Y$2])" office:value-type="float" office:value="0" calcext:value-type="float">
            <text:p>0</text:p>
          </table:table-cell>
          <table:table-cell table:formula="of:=[.I267]*[.Z$1] + IF([.I267]=0;0;[.Z$2])" office:value-type="float" office:value="0" calcext:value-type="float">
            <text:p>0</text:p>
          </table:table-cell>
          <table:table-cell table:formula="of:=[.J267]*[.AA$1] + IF([.J267]=0;0;[.AA$2])" office:value-type="float" office:value="0" calcext:value-type="float">
            <text:p>0</text:p>
          </table:table-cell>
          <table:table-cell table:formula="of:=[.K267]*[.AB$1] + IF([.K267]=0;0;[.AB$2])" office:value-type="float" office:value="0" calcext:value-type="float">
            <text:p>0</text:p>
          </table:table-cell>
          <table:table-cell table:formula="of:=[.L267]*[.AC$1] + IF([.L267]=0;0;[.AC$2])" office:value-type="float" office:value="0" calcext:value-type="float">
            <text:p>0</text:p>
          </table:table-cell>
          <table:table-cell table:formula="of:=[.M267]*[.AD$1] + IF([.M26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2.2291" calcext:value-type="float">
            <text:p>2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31" calcext:value-type="float">
            <text:p>0,6931</text:p>
          </table:table-cell>
          <table:table-cell office:value-type="float" office:value="1.1656" calcext:value-type="float">
            <text:p>1,1656</text:p>
          </table:table-cell>
          <table:table-cell table:formula="of:=([.O268]-[.$O$1])^2" office:value-type="float" office:value="0.085605397056" calcext:value-type="float">
            <text:p>0,085605397056</text:p>
          </table:table-cell>
          <table:table-cell/>
          <table:table-cell table:formula="of:=[.A268]*[.R$1] + IF([.A268]=0;0;[.R$2])" office:value-type="float" office:value="0.9174388" calcext:value-type="float">
            <text:p>0,9174388</text:p>
          </table:table-cell>
          <table:table-cell table:formula="of:=[.B268]*[.S$1] + IF([.B268]=0;0;[.S$2])" office:value-type="float" office:value="0" calcext:value-type="float">
            <text:p>0</text:p>
          </table:table-cell>
          <table:table-cell table:formula="of:=[.C268]*[.T$1] + IF([.C268]=0;0;[.T$2])" office:value-type="float" office:value="-0.25011889" calcext:value-type="float">
            <text:p>-0,25011889</text:p>
          </table:table-cell>
          <table:table-cell table:formula="of:=[.D268]*[.U$1] + IF([.D268]=0;0;[.U$2])" office:value-type="float" office:value="0" calcext:value-type="float">
            <text:p>0</text:p>
          </table:table-cell>
          <table:table-cell table:formula="of:=[.E268]*[.V$1] + IF([.E268]=0;0;[.V$2])" office:value-type="float" office:value="0" calcext:value-type="float">
            <text:p>0</text:p>
          </table:table-cell>
          <table:table-cell table:formula="of:=[.F268]*[.W$1] + IF([.F268]=0;0;[.W$2])" office:value-type="float" office:value="0" calcext:value-type="float">
            <text:p>0</text:p>
          </table:table-cell>
          <table:table-cell table:formula="of:=[.G268]*[.X$1] + IF([.G268]=0;0;[.X$2])" office:value-type="float" office:value="0" calcext:value-type="float">
            <text:p>0</text:p>
          </table:table-cell>
          <table:table-cell table:formula="of:=[.H268]*[.Y$1] + IF([.H268]=0;0;[.Y$2])" office:value-type="float" office:value="0" calcext:value-type="float">
            <text:p>0</text:p>
          </table:table-cell>
          <table:table-cell table:formula="of:=[.I268]*[.Z$1] + IF([.I268]=0;0;[.Z$2])" office:value-type="float" office:value="0" calcext:value-type="float">
            <text:p>0</text:p>
          </table:table-cell>
          <table:table-cell table:formula="of:=[.J268]*[.AA$1] + IF([.J268]=0;0;[.AA$2])" office:value-type="float" office:value="0" calcext:value-type="float">
            <text:p>0</text:p>
          </table:table-cell>
          <table:table-cell table:formula="of:=[.K268]*[.AB$1] + IF([.K268]=0;0;[.AB$2])" office:value-type="float" office:value="0" calcext:value-type="float">
            <text:p>0</text:p>
          </table:table-cell>
          <table:table-cell table:formula="of:=[.L268]*[.AC$1] + IF([.L268]=0;0;[.AC$2])" office:value-type="float" office:value="0" calcext:value-type="float">
            <text:p>0</text:p>
          </table:table-cell>
          <table:table-cell table:formula="of:=[.M268]*[.AD$1] + IF([.M26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2.2291" calcext:value-type="float">
            <text:p>2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31" calcext:value-type="float">
            <text:p>0,6931</text:p>
          </table:table-cell>
          <table:table-cell office:value-type="float" office:value="1.1656" calcext:value-type="float">
            <text:p>1,1656</text:p>
          </table:table-cell>
          <table:table-cell table:formula="of:=([.O269]-[.$O$1])^2" office:value-type="float" office:value="0.085605397056" calcext:value-type="float">
            <text:p>0,085605397056</text:p>
          </table:table-cell>
          <table:table-cell/>
          <table:table-cell table:formula="of:=[.A269]*[.R$1] + IF([.A269]=0;0;[.R$2])" office:value-type="float" office:value="0.9174388" calcext:value-type="float">
            <text:p>0,9174388</text:p>
          </table:table-cell>
          <table:table-cell table:formula="of:=[.B269]*[.S$1] + IF([.B269]=0;0;[.S$2])" office:value-type="float" office:value="0" calcext:value-type="float">
            <text:p>0</text:p>
          </table:table-cell>
          <table:table-cell table:formula="of:=[.C269]*[.T$1] + IF([.C269]=0;0;[.T$2])" office:value-type="float" office:value="-0.25011889" calcext:value-type="float">
            <text:p>-0,25011889</text:p>
          </table:table-cell>
          <table:table-cell table:formula="of:=[.D269]*[.U$1] + IF([.D269]=0;0;[.U$2])" office:value-type="float" office:value="0" calcext:value-type="float">
            <text:p>0</text:p>
          </table:table-cell>
          <table:table-cell table:formula="of:=[.E269]*[.V$1] + IF([.E269]=0;0;[.V$2])" office:value-type="float" office:value="0" calcext:value-type="float">
            <text:p>0</text:p>
          </table:table-cell>
          <table:table-cell table:formula="of:=[.F269]*[.W$1] + IF([.F269]=0;0;[.W$2])" office:value-type="float" office:value="0" calcext:value-type="float">
            <text:p>0</text:p>
          </table:table-cell>
          <table:table-cell table:formula="of:=[.G269]*[.X$1] + IF([.G269]=0;0;[.X$2])" office:value-type="float" office:value="0" calcext:value-type="float">
            <text:p>0</text:p>
          </table:table-cell>
          <table:table-cell table:formula="of:=[.H269]*[.Y$1] + IF([.H269]=0;0;[.Y$2])" office:value-type="float" office:value="0" calcext:value-type="float">
            <text:p>0</text:p>
          </table:table-cell>
          <table:table-cell table:formula="of:=[.I269]*[.Z$1] + IF([.I269]=0;0;[.Z$2])" office:value-type="float" office:value="0" calcext:value-type="float">
            <text:p>0</text:p>
          </table:table-cell>
          <table:table-cell table:formula="of:=[.J269]*[.AA$1] + IF([.J269]=0;0;[.AA$2])" office:value-type="float" office:value="0" calcext:value-type="float">
            <text:p>0</text:p>
          </table:table-cell>
          <table:table-cell table:formula="of:=[.K269]*[.AB$1] + IF([.K269]=0;0;[.AB$2])" office:value-type="float" office:value="0" calcext:value-type="float">
            <text:p>0</text:p>
          </table:table-cell>
          <table:table-cell table:formula="of:=[.L269]*[.AC$1] + IF([.L269]=0;0;[.AC$2])" office:value-type="float" office:value="0" calcext:value-type="float">
            <text:p>0</text:p>
          </table:table-cell>
          <table:table-cell table:formula="of:=[.M269]*[.AD$1] + IF([.M26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291" calcext:value-type="float">
            <text:p>3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67" calcext:value-type="float">
            <text:p>0,6967</text:p>
          </table:table-cell>
          <table:table-cell office:value-type="float" office:value="1.0682" calcext:value-type="float">
            <text:p>1,0682</text:p>
          </table:table-cell>
          <table:table-cell table:formula="of:=([.O270]-[.$O$1])^2" office:value-type="float" office:value="0.152087520256" calcext:value-type="float">
            <text:p>0,152087520256</text:p>
          </table:table-cell>
          <table:table-cell/>
          <table:table-cell table:formula="of:=[.A270]*[.R$1] + IF([.A270]=0;0;[.R$2])" office:value-type="float" office:value="0.6714388" calcext:value-type="float">
            <text:p>0,6714388</text:p>
          </table:table-cell>
          <table:table-cell table:formula="of:=[.B270]*[.S$1] + IF([.B270]=0;0;[.S$2])" office:value-type="float" office:value="0" calcext:value-type="float">
            <text:p>0</text:p>
          </table:table-cell>
          <table:table-cell table:formula="of:=[.C270]*[.T$1] + IF([.C270]=0;0;[.T$2])" office:value-type="float" office:value="-0.24801889" calcext:value-type="float">
            <text:p>-0,24801889</text:p>
          </table:table-cell>
          <table:table-cell table:formula="of:=[.D270]*[.U$1] + IF([.D270]=0;0;[.U$2])" office:value-type="float" office:value="0" calcext:value-type="float">
            <text:p>0</text:p>
          </table:table-cell>
          <table:table-cell table:formula="of:=[.E270]*[.V$1] + IF([.E270]=0;0;[.V$2])" office:value-type="float" office:value="0" calcext:value-type="float">
            <text:p>0</text:p>
          </table:table-cell>
          <table:table-cell table:formula="of:=[.F270]*[.W$1] + IF([.F270]=0;0;[.W$2])" office:value-type="float" office:value="0" calcext:value-type="float">
            <text:p>0</text:p>
          </table:table-cell>
          <table:table-cell table:formula="of:=[.G270]*[.X$1] + IF([.G270]=0;0;[.X$2])" office:value-type="float" office:value="0" calcext:value-type="float">
            <text:p>0</text:p>
          </table:table-cell>
          <table:table-cell table:formula="of:=[.H270]*[.Y$1] + IF([.H270]=0;0;[.Y$2])" office:value-type="float" office:value="0" calcext:value-type="float">
            <text:p>0</text:p>
          </table:table-cell>
          <table:table-cell table:formula="of:=[.I270]*[.Z$1] + IF([.I270]=0;0;[.Z$2])" office:value-type="float" office:value="0" calcext:value-type="float">
            <text:p>0</text:p>
          </table:table-cell>
          <table:table-cell table:formula="of:=[.J270]*[.AA$1] + IF([.J270]=0;0;[.AA$2])" office:value-type="float" office:value="0" calcext:value-type="float">
            <text:p>0</text:p>
          </table:table-cell>
          <table:table-cell table:formula="of:=[.K270]*[.AB$1] + IF([.K270]=0;0;[.AB$2])" office:value-type="float" office:value="0" calcext:value-type="float">
            <text:p>0</text:p>
          </table:table-cell>
          <table:table-cell table:formula="of:=[.L270]*[.AC$1] + IF([.L270]=0;0;[.AC$2])" office:value-type="float" office:value="0" calcext:value-type="float">
            <text:p>0</text:p>
          </table:table-cell>
          <table:table-cell table:formula="of:=[.M270]*[.AD$1] + IF([.M27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2497" calcext:value-type="float">
            <text:p>4,24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65" calcext:value-type="float">
            <text:p>1,0065</text:p>
          </table:table-cell>
          <table:table-cell office:value-type="float" office:value="1.7614" calcext:value-type="float">
            <text:p>1,7614</text:p>
          </table:table-cell>
          <table:table-cell table:formula="of:=([.O271]-[.$O$1])^2" office:value-type="float" office:value="0.0919399426560001" calcext:value-type="float">
            <text:p>0,0919399426560001</text:p>
          </table:table-cell>
          <table:table-cell/>
          <table:table-cell table:formula="of:=[.A271]*[.R$1] + IF([.A271]=0;0;[.R$2])" office:value-type="float" office:value="0.7807612" calcext:value-type="float">
            <text:p>0,7807612</text:p>
          </table:table-cell>
          <table:table-cell table:formula="of:=[.B271]*[.S$1] + IF([.B271]=0;0;[.S$2])" office:value-type="float" office:value="0" calcext:value-type="float">
            <text:p>0</text:p>
          </table:table-cell>
          <table:table-cell table:formula="of:=[.C271]*[.T$1] + IF([.C271]=0;0;[.T$2])" office:value-type="float" office:value="-0.24587563" calcext:value-type="float">
            <text:p>-0,24587563</text:p>
          </table:table-cell>
          <table:table-cell table:formula="of:=[.D271]*[.U$1] + IF([.D271]=0;0;[.U$2])" office:value-type="float" office:value="0" calcext:value-type="float">
            <text:p>0</text:p>
          </table:table-cell>
          <table:table-cell table:formula="of:=[.E271]*[.V$1] + IF([.E271]=0;0;[.V$2])" office:value-type="float" office:value="0" calcext:value-type="float">
            <text:p>0</text:p>
          </table:table-cell>
          <table:table-cell table:formula="of:=[.F271]*[.W$1] + IF([.F271]=0;0;[.W$2])" office:value-type="float" office:value="0" calcext:value-type="float">
            <text:p>0</text:p>
          </table:table-cell>
          <table:table-cell table:formula="of:=[.G271]*[.X$1] + IF([.G271]=0;0;[.X$2])" office:value-type="float" office:value="0" calcext:value-type="float">
            <text:p>0</text:p>
          </table:table-cell>
          <table:table-cell table:formula="of:=[.H271]*[.Y$1] + IF([.H271]=0;0;[.Y$2])" office:value-type="float" office:value="0" calcext:value-type="float">
            <text:p>0</text:p>
          </table:table-cell>
          <table:table-cell table:formula="of:=[.I271]*[.Z$1] + IF([.I271]=0;0;[.Z$2])" office:value-type="float" office:value="0" calcext:value-type="float">
            <text:p>0</text:p>
          </table:table-cell>
          <table:table-cell table:formula="of:=[.J271]*[.AA$1] + IF([.J271]=0;0;[.AA$2])" office:value-type="float" office:value="0" calcext:value-type="float">
            <text:p>0</text:p>
          </table:table-cell>
          <table:table-cell table:formula="of:=[.K271]*[.AB$1] + IF([.K271]=0;0;[.AB$2])" office:value-type="float" office:value="0" calcext:value-type="float">
            <text:p>0</text:p>
          </table:table-cell>
          <table:table-cell table:formula="of:=[.L271]*[.AC$1] + IF([.L271]=0;0;[.AC$2])" office:value-type="float" office:value="0" calcext:value-type="float">
            <text:p>0</text:p>
          </table:table-cell>
          <table:table-cell table:formula="of:=[.M271]*[.AD$1] + IF([.M27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252" calcext:value-type="float">
            <text:p>3,42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33" calcext:value-type="float">
            <text:p>0,7933</text:p>
          </table:table-cell>
          <table:table-cell office:value-type="float" office:value="1.53" calcext:value-type="float">
            <text:p>1,53</text:p>
          </table:table-cell>
          <table:table-cell table:formula="of:=([.O272]-[.$O$1])^2" office:value-type="float" office:value="0.00515753785600002" calcext:value-type="float">
            <text:p>0,00515753785600002</text:p>
          </table:table-cell>
          <table:table-cell/>
          <table:table-cell table:formula="of:=[.A272]*[.R$1] + IF([.A272]=0;0;[.R$2])" office:value-type="float" office:value="0.7807612" calcext:value-type="float">
            <text:p>0,7807612</text:p>
          </table:table-cell>
          <table:table-cell table:formula="of:=[.B272]*[.S$1] + IF([.B272]=0;0;[.S$2])" office:value-type="float" office:value="0" calcext:value-type="float">
            <text:p>0</text:p>
          </table:table-cell>
          <table:table-cell table:formula="of:=[.C272]*[.T$1] + IF([.C272]=0;0;[.T$2])" office:value-type="float" office:value="-0.24760708" calcext:value-type="float">
            <text:p>-0,24760708</text:p>
          </table:table-cell>
          <table:table-cell table:formula="of:=[.D272]*[.U$1] + IF([.D272]=0;0;[.U$2])" office:value-type="float" office:value="0" calcext:value-type="float">
            <text:p>0</text:p>
          </table:table-cell>
          <table:table-cell table:formula="of:=[.E272]*[.V$1] + IF([.E272]=0;0;[.V$2])" office:value-type="float" office:value="0" calcext:value-type="float">
            <text:p>0</text:p>
          </table:table-cell>
          <table:table-cell table:formula="of:=[.F272]*[.W$1] + IF([.F272]=0;0;[.W$2])" office:value-type="float" office:value="0" calcext:value-type="float">
            <text:p>0</text:p>
          </table:table-cell>
          <table:table-cell table:formula="of:=[.G272]*[.X$1] + IF([.G272]=0;0;[.X$2])" office:value-type="float" office:value="0" calcext:value-type="float">
            <text:p>0</text:p>
          </table:table-cell>
          <table:table-cell table:formula="of:=[.H272]*[.Y$1] + IF([.H272]=0;0;[.Y$2])" office:value-type="float" office:value="0" calcext:value-type="float">
            <text:p>0</text:p>
          </table:table-cell>
          <table:table-cell table:formula="of:=[.I272]*[.Z$1] + IF([.I272]=0;0;[.Z$2])" office:value-type="float" office:value="0" calcext:value-type="float">
            <text:p>0</text:p>
          </table:table-cell>
          <table:table-cell table:formula="of:=[.J272]*[.AA$1] + IF([.J272]=0;0;[.AA$2])" office:value-type="float" office:value="0" calcext:value-type="float">
            <text:p>0</text:p>
          </table:table-cell>
          <table:table-cell table:formula="of:=[.K272]*[.AB$1] + IF([.K272]=0;0;[.AB$2])" office:value-type="float" office:value="0" calcext:value-type="float">
            <text:p>0</text:p>
          </table:table-cell>
          <table:table-cell table:formula="of:=[.L272]*[.AC$1] + IF([.L272]=0;0;[.AC$2])" office:value-type="float" office:value="0" calcext:value-type="float">
            <text:p>0</text:p>
          </table:table-cell>
          <table:table-cell table:formula="of:=[.M272]*[.AD$1] + IF([.M27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79" calcext:value-type="float">
            <text:p>3,63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144" calcext:value-type="float">
            <text:p>1,5144</text:p>
          </table:table-cell>
          <table:table-cell office:value-type="float" office:value="4.4541" calcext:value-type="float">
            <text:p>4,4541</text:p>
          </table:table-cell>
          <table:table-cell table:formula="of:=([.O273]-[.$O$1])^2" office:value-type="float" office:value="8.975512679056" calcext:value-type="float">
            <text:p>8,975512679056</text:p>
          </table:table-cell>
          <table:table-cell/>
          <table:table-cell table:formula="of:=[.A273]*[.R$1] + IF([.A273]=0;0;[.R$2])" office:value-type="float" office:value="0.7261" calcext:value-type="float">
            <text:p>0,7261</text:p>
          </table:table-cell>
          <table:table-cell table:formula="of:=[.B273]*[.S$1] + IF([.B273]=0;0;[.S$2])" office:value-type="float" office:value="1.6985" calcext:value-type="float">
            <text:p>1,6985</text:p>
          </table:table-cell>
          <table:table-cell table:formula="of:=[.C273]*[.T$1] + IF([.C273]=0;0;[.T$2])" office:value-type="float" office:value="-0.24716041" calcext:value-type="float">
            <text:p>-0,24716041</text:p>
          </table:table-cell>
          <table:table-cell table:formula="of:=[.D273]*[.U$1] + IF([.D273]=0;0;[.U$2])" office:value-type="float" office:value="0" calcext:value-type="float">
            <text:p>0</text:p>
          </table:table-cell>
          <table:table-cell table:formula="of:=[.E273]*[.V$1] + IF([.E273]=0;0;[.V$2])" office:value-type="float" office:value="0" calcext:value-type="float">
            <text:p>0</text:p>
          </table:table-cell>
          <table:table-cell table:formula="of:=[.F273]*[.W$1] + IF([.F273]=0;0;[.W$2])" office:value-type="float" office:value="0" calcext:value-type="float">
            <text:p>0</text:p>
          </table:table-cell>
          <table:table-cell table:formula="of:=[.G273]*[.X$1] + IF([.G273]=0;0;[.X$2])" office:value-type="float" office:value="0" calcext:value-type="float">
            <text:p>0</text:p>
          </table:table-cell>
          <table:table-cell table:formula="of:=[.H273]*[.Y$1] + IF([.H273]=0;0;[.Y$2])" office:value-type="float" office:value="0" calcext:value-type="float">
            <text:p>0</text:p>
          </table:table-cell>
          <table:table-cell table:formula="of:=[.I273]*[.Z$1] + IF([.I273]=0;0;[.Z$2])" office:value-type="float" office:value="0" calcext:value-type="float">
            <text:p>0</text:p>
          </table:table-cell>
          <table:table-cell table:formula="of:=[.J273]*[.AA$1] + IF([.J273]=0;0;[.AA$2])" office:value-type="float" office:value="0" calcext:value-type="float">
            <text:p>0</text:p>
          </table:table-cell>
          <table:table-cell table:formula="of:=[.K273]*[.AB$1] + IF([.K273]=0;0;[.AB$2])" office:value-type="float" office:value="0" calcext:value-type="float">
            <text:p>0</text:p>
          </table:table-cell>
          <table:table-cell table:formula="of:=[.L273]*[.AC$1] + IF([.L273]=0;0;[.AC$2])" office:value-type="float" office:value="0" calcext:value-type="float">
            <text:p>0</text:p>
          </table:table-cell>
          <table:table-cell table:formula="of:=[.M273]*[.AD$1] + IF([.M27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6461" calcext:value-type="float">
            <text:p>5,6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03" calcext:value-type="float">
            <text:p>0,9503</text:p>
          </table:table-cell>
          <table:table-cell office:value-type="float" office:value="1.5004" calcext:value-type="float">
            <text:p>1,5004</text:p>
          </table:table-cell>
          <table:table-cell table:formula="of:=([.O274]-[.$O$1])^2" office:value-type="float" office:value="0.001782190656" calcext:value-type="float">
            <text:p>0,001782190656</text:p>
          </table:table-cell>
          <table:table-cell/>
          <table:table-cell table:formula="of:=[.A274]*[.R$1] + IF([.A274]=0;0;[.R$2])" office:value-type="float" office:value="0.6714388" calcext:value-type="float">
            <text:p>0,6714388</text:p>
          </table:table-cell>
          <table:table-cell table:formula="of:=[.B274]*[.S$1] + IF([.B274]=0;0;[.S$2])" office:value-type="float" office:value="0" calcext:value-type="float">
            <text:p>0</text:p>
          </table:table-cell>
          <table:table-cell table:formula="of:=[.C274]*[.T$1] + IF([.C274]=0;0;[.T$2])" office:value-type="float" office:value="-0.24294319" calcext:value-type="float">
            <text:p>-0,24294319</text:p>
          </table:table-cell>
          <table:table-cell table:formula="of:=[.D274]*[.U$1] + IF([.D274]=0;0;[.U$2])" office:value-type="float" office:value="0" calcext:value-type="float">
            <text:p>0</text:p>
          </table:table-cell>
          <table:table-cell table:formula="of:=[.E274]*[.V$1] + IF([.E274]=0;0;[.V$2])" office:value-type="float" office:value="0" calcext:value-type="float">
            <text:p>0</text:p>
          </table:table-cell>
          <table:table-cell table:formula="of:=[.F274]*[.W$1] + IF([.F274]=0;0;[.W$2])" office:value-type="float" office:value="0" calcext:value-type="float">
            <text:p>0</text:p>
          </table:table-cell>
          <table:table-cell table:formula="of:=[.G274]*[.X$1] + IF([.G274]=0;0;[.X$2])" office:value-type="float" office:value="0" calcext:value-type="float">
            <text:p>0</text:p>
          </table:table-cell>
          <table:table-cell table:formula="of:=[.H274]*[.Y$1] + IF([.H274]=0;0;[.Y$2])" office:value-type="float" office:value="0" calcext:value-type="float">
            <text:p>0</text:p>
          </table:table-cell>
          <table:table-cell table:formula="of:=[.I274]*[.Z$1] + IF([.I274]=0;0;[.Z$2])" office:value-type="float" office:value="0" calcext:value-type="float">
            <text:p>0</text:p>
          </table:table-cell>
          <table:table-cell table:formula="of:=[.J274]*[.AA$1] + IF([.J274]=0;0;[.AA$2])" office:value-type="float" office:value="0" calcext:value-type="float">
            <text:p>0</text:p>
          </table:table-cell>
          <table:table-cell table:formula="of:=[.K274]*[.AB$1] + IF([.K274]=0;0;[.AB$2])" office:value-type="float" office:value="0" calcext:value-type="float">
            <text:p>0</text:p>
          </table:table-cell>
          <table:table-cell table:formula="of:=[.L274]*[.AC$1] + IF([.L274]=0;0;[.AC$2])" office:value-type="float" office:value="0" calcext:value-type="float">
            <text:p>0</text:p>
          </table:table-cell>
          <table:table-cell table:formula="of:=[.M274]*[.AD$1] + IF([.M27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111" calcext:value-type="float">
            <text:p>3,1111</text:p>
          </table:table-cell>
          <table:table-cell office:value-type="float" office:value="0" calcext:value-type="float">
            <text:p>0</text:p>
          </table:table-cell>
          <table:table-cell office:value-type="float" office:value="4.6036" calcext:value-type="float">
            <text:p>4,60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12" calcext:value-type="float">
            <text:p>1,1012</text:p>
          </table:table-cell>
          <table:table-cell office:value-type="float" office:value="1.3603" calcext:value-type="float">
            <text:p>1,3603</text:p>
          </table:table-cell>
          <table:table-cell table:formula="of:=([.O275]-[.$O$1])^2" office:value-type="float" office:value="0.00958127745599997" calcext:value-type="float">
            <text:p>0,00958127745599997</text:p>
          </table:table-cell>
          <table:table-cell/>
          <table:table-cell table:formula="of:=[.A275]*[.R$1] + IF([.A275]=0;0;[.R$2])" office:value-type="float" office:value="0.5074306" calcext:value-type="float">
            <text:p>0,5074306</text:p>
          </table:table-cell>
          <table:table-cell table:formula="of:=[.B275]*[.S$1] + IF([.B275]=0;0;[.S$2])" office:value-type="float" office:value="0" calcext:value-type="float">
            <text:p>0</text:p>
          </table:table-cell>
          <table:table-cell table:formula="of:=[.C275]*[.T$1] + IF([.C275]=0;0;[.T$2])" office:value-type="float" office:value="-0.24513244" calcext:value-type="float">
            <text:p>-0,24513244</text:p>
          </table:table-cell>
          <table:table-cell table:formula="of:=[.D275]*[.U$1] + IF([.D275]=0;0;[.U$2])" office:value-type="float" office:value="0" calcext:value-type="float">
            <text:p>0</text:p>
          </table:table-cell>
          <table:table-cell table:formula="of:=[.E275]*[.V$1] + IF([.E275]=0;0;[.V$2])" office:value-type="float" office:value="0" calcext:value-type="float">
            <text:p>0</text:p>
          </table:table-cell>
          <table:table-cell table:formula="of:=[.F275]*[.W$1] + IF([.F275]=0;0;[.W$2])" office:value-type="float" office:value="0" calcext:value-type="float">
            <text:p>0</text:p>
          </table:table-cell>
          <table:table-cell table:formula="of:=[.G275]*[.X$1] + IF([.G275]=0;0;[.X$2])" office:value-type="float" office:value="0" calcext:value-type="float">
            <text:p>0</text:p>
          </table:table-cell>
          <table:table-cell table:formula="of:=[.H275]*[.Y$1] + IF([.H275]=0;0;[.Y$2])" office:value-type="float" office:value="0" calcext:value-type="float">
            <text:p>0</text:p>
          </table:table-cell>
          <table:table-cell table:formula="of:=[.I275]*[.Z$1] + IF([.I275]=0;0;[.Z$2])" office:value-type="float" office:value="0" calcext:value-type="float">
            <text:p>0</text:p>
          </table:table-cell>
          <table:table-cell table:formula="of:=[.J275]*[.AA$1] + IF([.J275]=0;0;[.AA$2])" office:value-type="float" office:value="0" calcext:value-type="float">
            <text:p>0</text:p>
          </table:table-cell>
          <table:table-cell table:formula="of:=[.K275]*[.AB$1] + IF([.K275]=0;0;[.AB$2])" office:value-type="float" office:value="0" calcext:value-type="float">
            <text:p>0</text:p>
          </table:table-cell>
          <table:table-cell table:formula="of:=[.L275]*[.AC$1] + IF([.L275]=0;0;[.AC$2])" office:value-type="float" office:value="0" calcext:value-type="float">
            <text:p>0</text:p>
          </table:table-cell>
          <table:table-cell table:formula="of:=[.M275]*[.AD$1] + IF([.M27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3.4198" calcext:value-type="float">
            <text:p>3,4198</text:p>
          </table:table-cell>
          <table:table-cell office:value-type="float" office:value="3.6845" calcext:value-type="float">
            <text:p>3,6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751" calcext:value-type="float">
            <text:p>1,5751</text:p>
          </table:table-cell>
          <table:table-cell office:value-type="float" office:value="4.1347" calcext:value-type="float">
            <text:p>4,1347</text:p>
          </table:table-cell>
          <table:table-cell table:formula="of:=([.O276]-[.$O$1])^2" office:value-type="float" office:value="7.163737898256" calcext:value-type="float">
            <text:p>7,163737898256</text:p>
          </table:table-cell>
          <table:table-cell/>
          <table:table-cell table:formula="of:=[.A276]*[.R$1] + IF([.A276]=0;0;[.R$2])" office:value-type="float" office:value="0.7807612" calcext:value-type="float">
            <text:p>0,7807612</text:p>
          </table:table-cell>
          <table:table-cell table:formula="of:=[.B276]*[.S$1] + IF([.B276]=0;0;[.S$2])" office:value-type="float" office:value="2.8043486" calcext:value-type="float">
            <text:p>2,8043486</text:p>
          </table:table-cell>
          <table:table-cell table:formula="of:=[.C276]*[.T$1] + IF([.C276]=0;0;[.T$2])" office:value-type="float" office:value="-0.24706255" calcext:value-type="float">
            <text:p>-0,24706255</text:p>
          </table:table-cell>
          <table:table-cell table:formula="of:=[.D276]*[.U$1] + IF([.D276]=0;0;[.U$2])" office:value-type="float" office:value="0" calcext:value-type="float">
            <text:p>0</text:p>
          </table:table-cell>
          <table:table-cell table:formula="of:=[.E276]*[.V$1] + IF([.E276]=0;0;[.V$2])" office:value-type="float" office:value="0" calcext:value-type="float">
            <text:p>0</text:p>
          </table:table-cell>
          <table:table-cell table:formula="of:=[.F276]*[.W$1] + IF([.F276]=0;0;[.W$2])" office:value-type="float" office:value="0" calcext:value-type="float">
            <text:p>0</text:p>
          </table:table-cell>
          <table:table-cell table:formula="of:=[.G276]*[.X$1] + IF([.G276]=0;0;[.X$2])" office:value-type="float" office:value="0" calcext:value-type="float">
            <text:p>0</text:p>
          </table:table-cell>
          <table:table-cell table:formula="of:=[.H276]*[.Y$1] + IF([.H276]=0;0;[.Y$2])" office:value-type="float" office:value="0" calcext:value-type="float">
            <text:p>0</text:p>
          </table:table-cell>
          <table:table-cell table:formula="of:=[.I276]*[.Z$1] + IF([.I276]=0;0;[.Z$2])" office:value-type="float" office:value="0" calcext:value-type="float">
            <text:p>0</text:p>
          </table:table-cell>
          <table:table-cell table:formula="of:=[.J276]*[.AA$1] + IF([.J276]=0;0;[.AA$2])" office:value-type="float" office:value="0" calcext:value-type="float">
            <text:p>0</text:p>
          </table:table-cell>
          <table:table-cell table:formula="of:=[.K276]*[.AB$1] + IF([.K276]=0;0;[.AB$2])" office:value-type="float" office:value="0" calcext:value-type="float">
            <text:p>0</text:p>
          </table:table-cell>
          <table:table-cell table:formula="of:=[.L276]*[.AC$1] + IF([.L276]=0;0;[.AC$2])" office:value-type="float" office:value="0" calcext:value-type="float">
            <text:p>0</text:p>
          </table:table-cell>
          <table:table-cell table:formula="of:=[.M276]*[.AD$1] + IF([.M27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1056" calcext:value-type="float">
            <text:p>2,1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2554" calcext:value-type="float">
            <text:p>1,2554</text:p>
          </table:table-cell>
          <table:table-cell table:formula="of:=([.O277]-[.$O$1])^2" office:value-type="float" office:value="0.0411213506559999" calcext:value-type="float">
            <text:p>0,0411213506559999</text:p>
          </table:table-cell>
          <table:table-cell/>
          <table:table-cell table:formula="of:=[.A277]*[.R$1] + IF([.A277]=0;0;[.R$2])" office:value-type="float" office:value="0.6714388" calcext:value-type="float">
            <text:p>0,6714388</text:p>
          </table:table-cell>
          <table:table-cell table:formula="of:=[.B277]*[.S$1] + IF([.B277]=0;0;[.S$2])" office:value-type="float" office:value="0" calcext:value-type="float">
            <text:p>0</text:p>
          </table:table-cell>
          <table:table-cell table:formula="of:=[.C277]*[.T$1] + IF([.C277]=0;0;[.T$2])" office:value-type="float" office:value="-0.25037824" calcext:value-type="float">
            <text:p>-0,25037824</text:p>
          </table:table-cell>
          <table:table-cell table:formula="of:=[.D277]*[.U$1] + IF([.D277]=0;0;[.U$2])" office:value-type="float" office:value="0" calcext:value-type="float">
            <text:p>0</text:p>
          </table:table-cell>
          <table:table-cell table:formula="of:=[.E277]*[.V$1] + IF([.E277]=0;0;[.V$2])" office:value-type="float" office:value="0" calcext:value-type="float">
            <text:p>0</text:p>
          </table:table-cell>
          <table:table-cell table:formula="of:=[.F277]*[.W$1] + IF([.F277]=0;0;[.W$2])" office:value-type="float" office:value="0" calcext:value-type="float">
            <text:p>0</text:p>
          </table:table-cell>
          <table:table-cell table:formula="of:=[.G277]*[.X$1] + IF([.G277]=0;0;[.X$2])" office:value-type="float" office:value="0" calcext:value-type="float">
            <text:p>0</text:p>
          </table:table-cell>
          <table:table-cell table:formula="of:=[.H277]*[.Y$1] + IF([.H277]=0;0;[.Y$2])" office:value-type="float" office:value="0" calcext:value-type="float">
            <text:p>0</text:p>
          </table:table-cell>
          <table:table-cell table:formula="of:=[.I277]*[.Z$1] + IF([.I277]=0;0;[.Z$2])" office:value-type="float" office:value="0" calcext:value-type="float">
            <text:p>0</text:p>
          </table:table-cell>
          <table:table-cell table:formula="of:=[.J277]*[.AA$1] + IF([.J277]=0;0;[.AA$2])" office:value-type="float" office:value="0" calcext:value-type="float">
            <text:p>0</text:p>
          </table:table-cell>
          <table:table-cell table:formula="of:=[.K277]*[.AB$1] + IF([.K277]=0;0;[.AB$2])" office:value-type="float" office:value="0" calcext:value-type="float">
            <text:p>0</text:p>
          </table:table-cell>
          <table:table-cell table:formula="of:=[.L277]*[.AC$1] + IF([.L277]=0;0;[.AC$2])" office:value-type="float" office:value="0" calcext:value-type="float">
            <text:p>0</text:p>
          </table:table-cell>
          <table:table-cell table:formula="of:=[.M277]*[.AD$1] + IF([.M27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" calcext:value-type="float">
            <text:p>1</text:p>
          </table:table-cell>
          <table:table-cell office:value-type="float" office:value="3.4883" calcext:value-type="float">
            <text:p>3,48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27" calcext:value-type="float">
            <text:p>1,1027</text:p>
          </table:table-cell>
          <table:table-cell office:value-type="float" office:value="1.5438" calcext:value-type="float">
            <text:p>1,5438</text:p>
          </table:table-cell>
          <table:table-cell table:formula="of:=([.O278]-[.$O$1])^2" office:value-type="float" office:value="0.00733009945600002" calcext:value-type="float">
            <text:p>0,00733009945600002</text:p>
          </table:table-cell>
          <table:table-cell/>
          <table:table-cell table:formula="of:=[.A278]*[.R$1] + IF([.A278]=0;0;[.R$2])" office:value-type="float" office:value="0.6714388" calcext:value-type="float">
            <text:p>0,6714388</text:p>
          </table:table-cell>
          <table:table-cell table:formula="of:=[.B278]*[.S$1] + IF([.B278]=0;0;[.S$2])" office:value-type="float" office:value="1.6985" calcext:value-type="float">
            <text:p>1,6985</text:p>
          </table:table-cell>
          <table:table-cell table:formula="of:=[.C278]*[.T$1] + IF([.C278]=0;0;[.T$2])" office:value-type="float" office:value="-0.24747457" calcext:value-type="float">
            <text:p>-0,24747457</text:p>
          </table:table-cell>
          <table:table-cell table:formula="of:=[.D278]*[.U$1] + IF([.D278]=0;0;[.U$2])" office:value-type="float" office:value="0" calcext:value-type="float">
            <text:p>0</text:p>
          </table:table-cell>
          <table:table-cell table:formula="of:=[.E278]*[.V$1] + IF([.E278]=0;0;[.V$2])" office:value-type="float" office:value="0" calcext:value-type="float">
            <text:p>0</text:p>
          </table:table-cell>
          <table:table-cell table:formula="of:=[.F278]*[.W$1] + IF([.F278]=0;0;[.W$2])" office:value-type="float" office:value="0" calcext:value-type="float">
            <text:p>0</text:p>
          </table:table-cell>
          <table:table-cell table:formula="of:=[.G278]*[.X$1] + IF([.G278]=0;0;[.X$2])" office:value-type="float" office:value="0" calcext:value-type="float">
            <text:p>0</text:p>
          </table:table-cell>
          <table:table-cell table:formula="of:=[.H278]*[.Y$1] + IF([.H278]=0;0;[.Y$2])" office:value-type="float" office:value="0" calcext:value-type="float">
            <text:p>0</text:p>
          </table:table-cell>
          <table:table-cell table:formula="of:=[.I278]*[.Z$1] + IF([.I278]=0;0;[.Z$2])" office:value-type="float" office:value="0" calcext:value-type="float">
            <text:p>0</text:p>
          </table:table-cell>
          <table:table-cell table:formula="of:=[.J278]*[.AA$1] + IF([.J278]=0;0;[.AA$2])" office:value-type="float" office:value="0" calcext:value-type="float">
            <text:p>0</text:p>
          </table:table-cell>
          <table:table-cell table:formula="of:=[.K278]*[.AB$1] + IF([.K278]=0;0;[.AB$2])" office:value-type="float" office:value="0" calcext:value-type="float">
            <text:p>0</text:p>
          </table:table-cell>
          <table:table-cell table:formula="of:=[.L278]*[.AC$1] + IF([.L278]=0;0;[.AC$2])" office:value-type="float" office:value="0" calcext:value-type="float">
            <text:p>0</text:p>
          </table:table-cell>
          <table:table-cell table:formula="of:=[.M278]*[.AD$1] + IF([.M27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3498" calcext:value-type="float">
            <text:p>2,34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.69" calcext:value-type="float">
            <text:p>0,69</text:p>
          </table:table-cell>
          <table:table-cell table:formula="of:=([.O279]-[.$O$1])^2" office:value-type="float" office:value="0.590106657856" calcext:value-type="float">
            <text:p>0,590106657856</text:p>
          </table:table-cell>
          <table:table-cell/>
          <table:table-cell table:formula="of:=[.A279]*[.R$1] + IF([.A279]=0;0;[.R$2])" office:value-type="float" office:value="0.6714388" calcext:value-type="float">
            <text:p>0,6714388</text:p>
          </table:table-cell>
          <table:table-cell table:formula="of:=[.B279]*[.S$1] + IF([.B279]=0;0;[.S$2])" office:value-type="float" office:value="0" calcext:value-type="float">
            <text:p>0</text:p>
          </table:table-cell>
          <table:table-cell table:formula="of:=[.C279]*[.T$1] + IF([.C279]=0;0;[.T$2])" office:value-type="float" office:value="-0.24986542" calcext:value-type="float">
            <text:p>-0,24986542</text:p>
          </table:table-cell>
          <table:table-cell table:formula="of:=[.D279]*[.U$1] + IF([.D279]=0;0;[.U$2])" office:value-type="float" office:value="0" calcext:value-type="float">
            <text:p>0</text:p>
          </table:table-cell>
          <table:table-cell table:formula="of:=[.E279]*[.V$1] + IF([.E279]=0;0;[.V$2])" office:value-type="float" office:value="0" calcext:value-type="float">
            <text:p>0</text:p>
          </table:table-cell>
          <table:table-cell table:formula="of:=[.F279]*[.W$1] + IF([.F279]=0;0;[.W$2])" office:value-type="float" office:value="0" calcext:value-type="float">
            <text:p>0</text:p>
          </table:table-cell>
          <table:table-cell table:formula="of:=[.G279]*[.X$1] + IF([.G279]=0;0;[.X$2])" office:value-type="float" office:value="0" calcext:value-type="float">
            <text:p>0</text:p>
          </table:table-cell>
          <table:table-cell table:formula="of:=[.H279]*[.Y$1] + IF([.H279]=0;0;[.Y$2])" office:value-type="float" office:value="0" calcext:value-type="float">
            <text:p>0</text:p>
          </table:table-cell>
          <table:table-cell table:formula="of:=[.I279]*[.Z$1] + IF([.I279]=0;0;[.Z$2])" office:value-type="float" office:value="0" calcext:value-type="float">
            <text:p>0</text:p>
          </table:table-cell>
          <table:table-cell table:formula="of:=[.J279]*[.AA$1] + IF([.J279]=0;0;[.AA$2])" office:value-type="float" office:value="0" calcext:value-type="float">
            <text:p>0</text:p>
          </table:table-cell>
          <table:table-cell table:formula="of:=[.K279]*[.AB$1] + IF([.K279]=0;0;[.AB$2])" office:value-type="float" office:value="0" calcext:value-type="float">
            <text:p>0</text:p>
          </table:table-cell>
          <table:table-cell table:formula="of:=[.L279]*[.AC$1] + IF([.L279]=0;0;[.AC$2])" office:value-type="float" office:value="0" calcext:value-type="float">
            <text:p>0</text:p>
          </table:table-cell>
          <table:table-cell table:formula="of:=[.M279]*[.AD$1] + IF([.M27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3361" calcext:value-type="float">
            <text:p>5,33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119" calcext:value-type="float">
            <text:p>1,0119</text:p>
          </table:table-cell>
          <table:table-cell office:value-type="float" office:value="1.4456" calcext:value-type="float">
            <text:p>1,4456</text:p>
          </table:table-cell>
          <table:table-cell table:formula="of:=([.O280]-[.$O$1])^2" office:value-type="float" office:value="0.000158357055999998" calcext:value-type="float">
            <text:p>0,000158357055999998</text:p>
          </table:table-cell>
          <table:table-cell/>
          <table:table-cell table:formula="of:=[.A280]*[.R$1] + IF([.A280]=0;0;[.R$2])" office:value-type="float" office:value="0.6714388" calcext:value-type="float">
            <text:p>0,6714388</text:p>
          </table:table-cell>
          <table:table-cell table:formula="of:=[.B280]*[.S$1] + IF([.B280]=0;0;[.S$2])" office:value-type="float" office:value="0" calcext:value-type="float">
            <text:p>0</text:p>
          </table:table-cell>
          <table:table-cell table:formula="of:=[.C280]*[.T$1] + IF([.C280]=0;0;[.T$2])" office:value-type="float" office:value="-0.24359419" calcext:value-type="float">
            <text:p>-0,24359419</text:p>
          </table:table-cell>
          <table:table-cell table:formula="of:=[.D280]*[.U$1] + IF([.D280]=0;0;[.U$2])" office:value-type="float" office:value="0" calcext:value-type="float">
            <text:p>0</text:p>
          </table:table-cell>
          <table:table-cell table:formula="of:=[.E280]*[.V$1] + IF([.E280]=0;0;[.V$2])" office:value-type="float" office:value="0" calcext:value-type="float">
            <text:p>0</text:p>
          </table:table-cell>
          <table:table-cell table:formula="of:=[.F280]*[.W$1] + IF([.F280]=0;0;[.W$2])" office:value-type="float" office:value="0" calcext:value-type="float">
            <text:p>0</text:p>
          </table:table-cell>
          <table:table-cell table:formula="of:=[.G280]*[.X$1] + IF([.G280]=0;0;[.X$2])" office:value-type="float" office:value="0" calcext:value-type="float">
            <text:p>0</text:p>
          </table:table-cell>
          <table:table-cell table:formula="of:=[.H280]*[.Y$1] + IF([.H280]=0;0;[.Y$2])" office:value-type="float" office:value="0" calcext:value-type="float">
            <text:p>0</text:p>
          </table:table-cell>
          <table:table-cell table:formula="of:=[.I280]*[.Z$1] + IF([.I280]=0;0;[.Z$2])" office:value-type="float" office:value="0" calcext:value-type="float">
            <text:p>0</text:p>
          </table:table-cell>
          <table:table-cell table:formula="of:=[.J280]*[.AA$1] + IF([.J280]=0;0;[.AA$2])" office:value-type="float" office:value="0" calcext:value-type="float">
            <text:p>0</text:p>
          </table:table-cell>
          <table:table-cell table:formula="of:=[.K280]*[.AB$1] + IF([.K280]=0;0;[.AB$2])" office:value-type="float" office:value="0" calcext:value-type="float">
            <text:p>0</text:p>
          </table:table-cell>
          <table:table-cell table:formula="of:=[.L280]*[.AC$1] + IF([.L280]=0;0;[.AC$2])" office:value-type="float" office:value="0" calcext:value-type="float">
            <text:p>0</text:p>
          </table:table-cell>
          <table:table-cell table:formula="of:=[.M280]*[.AD$1] + IF([.M28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561" calcext:value-type="float">
            <text:p>3,5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73" calcext:value-type="float">
            <text:p>1,273</text:p>
          </table:table-cell>
          <table:table-cell office:value-type="float" office:value="2.3799" calcext:value-type="float">
            <text:p>2,3799</text:p>
          </table:table-cell>
          <table:table-cell table:formula="of:=([.O281]-[.$O$1])^2" office:value-type="float" office:value="0.849560384656" calcext:value-type="float">
            <text:p>0,849560384656</text:p>
          </table:table-cell>
          <table:table-cell/>
          <table:table-cell table:formula="of:=[.A281]*[.R$1] + IF([.A281]=0;0;[.R$2])" office:value-type="float" office:value="0.6714388" calcext:value-type="float">
            <text:p>0,6714388</text:p>
          </table:table-cell>
          <table:table-cell table:formula="of:=[.B281]*[.S$1] + IF([.B281]=0;0;[.S$2])" office:value-type="float" office:value="0" calcext:value-type="float">
            <text:p>0</text:p>
          </table:table-cell>
          <table:table-cell table:formula="of:=[.C281]*[.T$1] + IF([.C281]=0;0;[.T$2])" office:value-type="float" office:value="-0.2473219" calcext:value-type="float">
            <text:p>-0,2473219</text:p>
          </table:table-cell>
          <table:table-cell table:formula="of:=[.D281]*[.U$1] + IF([.D281]=0;0;[.U$2])" office:value-type="float" office:value="0" calcext:value-type="float">
            <text:p>0</text:p>
          </table:table-cell>
          <table:table-cell table:formula="of:=[.E281]*[.V$1] + IF([.E281]=0;0;[.V$2])" office:value-type="float" office:value="0" calcext:value-type="float">
            <text:p>0</text:p>
          </table:table-cell>
          <table:table-cell table:formula="of:=[.F281]*[.W$1] + IF([.F281]=0;0;[.W$2])" office:value-type="float" office:value="0" calcext:value-type="float">
            <text:p>0</text:p>
          </table:table-cell>
          <table:table-cell table:formula="of:=[.G281]*[.X$1] + IF([.G281]=0;0;[.X$2])" office:value-type="float" office:value="0" calcext:value-type="float">
            <text:p>0</text:p>
          </table:table-cell>
          <table:table-cell table:formula="of:=[.H281]*[.Y$1] + IF([.H281]=0;0;[.Y$2])" office:value-type="float" office:value="0" calcext:value-type="float">
            <text:p>0</text:p>
          </table:table-cell>
          <table:table-cell table:formula="of:=[.I281]*[.Z$1] + IF([.I281]=0;0;[.Z$2])" office:value-type="float" office:value="0" calcext:value-type="float">
            <text:p>0</text:p>
          </table:table-cell>
          <table:table-cell table:formula="of:=[.J281]*[.AA$1] + IF([.J281]=0;0;[.AA$2])" office:value-type="float" office:value="0" calcext:value-type="float">
            <text:p>0</text:p>
          </table:table-cell>
          <table:table-cell table:formula="of:=[.K281]*[.AB$1] + IF([.K281]=0;0;[.AB$2])" office:value-type="float" office:value="0" calcext:value-type="float">
            <text:p>0</text:p>
          </table:table-cell>
          <table:table-cell table:formula="of:=[.L281]*[.AC$1] + IF([.L281]=0;0;[.AC$2])" office:value-type="float" office:value="0" calcext:value-type="float">
            <text:p>0</text:p>
          </table:table-cell>
          <table:table-cell table:formula="of:=[.M281]*[.AD$1] + IF([.M28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2" calcext:value-type="float">
            <text:p>2</text:p>
          </table:table-cell>
          <table:table-cell office:value-type="float" office:value="2.5569" calcext:value-type="float">
            <text:p>2,556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2953" calcext:value-type="float">
            <text:p>1,2953</text:p>
          </table:table-cell>
          <table:table-cell office:value-type="float" office:value="4.3569" calcext:value-type="float">
            <text:p>4,3569</text:p>
          </table:table-cell>
          <table:table-cell table:formula="of:=([.O282]-[.$O$1])^2" office:value-type="float" office:value="8.402554448656" calcext:value-type="float">
            <text:p>8,402554448656</text:p>
          </table:table-cell>
          <table:table-cell/>
          <table:table-cell table:formula="of:=[.A282]*[.R$1] + IF([.A282]=0;0;[.R$2])" office:value-type="float" office:value="0.7807612" calcext:value-type="float">
            <text:p>0,7807612</text:p>
          </table:table-cell>
          <table:table-cell table:formula="of:=[.B282]*[.S$1] + IF([.B282]=0;0;[.S$2])" office:value-type="float" office:value="2.1555" calcext:value-type="float">
            <text:p>2,1555</text:p>
          </table:table-cell>
          <table:table-cell table:formula="of:=[.C282]*[.T$1] + IF([.C282]=0;0;[.T$2])" office:value-type="float" office:value="-0.24943051" calcext:value-type="float">
            <text:p>-0,24943051</text:p>
          </table:table-cell>
          <table:table-cell table:formula="of:=[.D282]*[.U$1] + IF([.D282]=0;0;[.U$2])" office:value-type="float" office:value="1.6275" calcext:value-type="float">
            <text:p>1,6275</text:p>
          </table:table-cell>
          <table:table-cell table:formula="of:=[.E282]*[.V$1] + IF([.E282]=0;0;[.V$2])" office:value-type="float" office:value="0" calcext:value-type="float">
            <text:p>0</text:p>
          </table:table-cell>
          <table:table-cell table:formula="of:=[.F282]*[.W$1] + IF([.F282]=0;0;[.W$2])" office:value-type="float" office:value="0" calcext:value-type="float">
            <text:p>0</text:p>
          </table:table-cell>
          <table:table-cell table:formula="of:=[.G282]*[.X$1] + IF([.G282]=0;0;[.X$2])" office:value-type="float" office:value="0" calcext:value-type="float">
            <text:p>0</text:p>
          </table:table-cell>
          <table:table-cell table:formula="of:=[.H282]*[.Y$1] + IF([.H282]=0;0;[.Y$2])" office:value-type="float" office:value="0" calcext:value-type="float">
            <text:p>0</text:p>
          </table:table-cell>
          <table:table-cell table:formula="of:=[.I282]*[.Z$1] + IF([.I282]=0;0;[.Z$2])" office:value-type="float" office:value="0" calcext:value-type="float">
            <text:p>0</text:p>
          </table:table-cell>
          <table:table-cell table:formula="of:=[.J282]*[.AA$1] + IF([.J282]=0;0;[.AA$2])" office:value-type="float" office:value="0" calcext:value-type="float">
            <text:p>0</text:p>
          </table:table-cell>
          <table:table-cell table:formula="of:=[.K282]*[.AB$1] + IF([.K282]=0;0;[.AB$2])" office:value-type="float" office:value="0" calcext:value-type="float">
            <text:p>0</text:p>
          </table:table-cell>
          <table:table-cell table:formula="of:=[.L282]*[.AC$1] + IF([.L282]=0;0;[.AC$2])" office:value-type="float" office:value="0" calcext:value-type="float">
            <text:p>0</text:p>
          </table:table-cell>
          <table:table-cell table:formula="of:=[.M282]*[.AD$1] + IF([.M28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235" calcext:value-type="float">
            <text:p>2,1235</text:p>
          </table:table-cell>
          <table:table-cell office:value-type="float" office:value="5.1413" calcext:value-type="float">
            <text:p>5,14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406" calcext:value-type="float">
            <text:p>1,1406</text:p>
          </table:table-cell>
          <table:table-cell office:value-type="float" office:value="3.8021" calcext:value-type="float">
            <text:p>3,8021</text:p>
          </table:table-cell>
          <table:table-cell table:formula="of:=([.O283]-[.$O$1])^2" office:value-type="float" office:value="5.493942215056" calcext:value-type="float">
            <text:p>5,493942215056</text:p>
          </table:table-cell>
          <table:table-cell/>
          <table:table-cell table:formula="of:=[.A283]*[.R$1] + IF([.A283]=0;0;[.R$2])" office:value-type="float" office:value="1.2181" calcext:value-type="float">
            <text:p>1,2181</text:p>
          </table:table-cell>
          <table:table-cell table:formula="of:=[.B283]*[.S$1] + IF([.B283]=0;0;[.S$2])" office:value-type="float" office:value="2.2119395" calcext:value-type="float">
            <text:p>2,2119395</text:p>
          </table:table-cell>
          <table:table-cell table:formula="of:=[.C283]*[.T$1] + IF([.C283]=0;0;[.T$2])" office:value-type="float" office:value="-0.24400327" calcext:value-type="float">
            <text:p>-0,24400327</text:p>
          </table:table-cell>
          <table:table-cell table:formula="of:=[.D283]*[.U$1] + IF([.D283]=0;0;[.U$2])" office:value-type="float" office:value="0" calcext:value-type="float">
            <text:p>0</text:p>
          </table:table-cell>
          <table:table-cell table:formula="of:=[.E283]*[.V$1] + IF([.E283]=0;0;[.V$2])" office:value-type="float" office:value="0" calcext:value-type="float">
            <text:p>0</text:p>
          </table:table-cell>
          <table:table-cell table:formula="of:=[.F283]*[.W$1] + IF([.F283]=0;0;[.W$2])" office:value-type="float" office:value="0" calcext:value-type="float">
            <text:p>0</text:p>
          </table:table-cell>
          <table:table-cell table:formula="of:=[.G283]*[.X$1] + IF([.G283]=0;0;[.X$2])" office:value-type="float" office:value="0" calcext:value-type="float">
            <text:p>0</text:p>
          </table:table-cell>
          <table:table-cell table:formula="of:=[.H283]*[.Y$1] + IF([.H283]=0;0;[.Y$2])" office:value-type="float" office:value="0" calcext:value-type="float">
            <text:p>0</text:p>
          </table:table-cell>
          <table:table-cell table:formula="of:=[.I283]*[.Z$1] + IF([.I283]=0;0;[.Z$2])" office:value-type="float" office:value="0" calcext:value-type="float">
            <text:p>0</text:p>
          </table:table-cell>
          <table:table-cell table:formula="of:=[.J283]*[.AA$1] + IF([.J283]=0;0;[.AA$2])" office:value-type="float" office:value="0" calcext:value-type="float">
            <text:p>0</text:p>
          </table:table-cell>
          <table:table-cell table:formula="of:=[.K283]*[.AB$1] + IF([.K283]=0;0;[.AB$2])" office:value-type="float" office:value="0" calcext:value-type="float">
            <text:p>0</text:p>
          </table:table-cell>
          <table:table-cell table:formula="of:=[.L283]*[.AC$1] + IF([.L283]=0;0;[.AC$2])" office:value-type="float" office:value="0" calcext:value-type="float">
            <text:p>0</text:p>
          </table:table-cell>
          <table:table-cell table:formula="of:=[.M283]*[.AD$1] + IF([.M283]=0;0;[.AD$2])" office:value-type="float" office:value="4.1104" calcext:value-type="float">
            <text:p>4,1104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4.8477" calcext:value-type="float">
            <text:p>4,8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75" calcext:value-type="float">
            <text:p>0,9875</text:p>
          </table:table-cell>
          <table:table-cell office:value-type="float" office:value="1.9044" calcext:value-type="float">
            <text:p>1,9044</text:p>
          </table:table-cell>
          <table:table-cell table:formula="of:=([.O284]-[.$O$1])^2" office:value-type="float" office:value="0.199108718656" calcext:value-type="float">
            <text:p>0,199108718656</text:p>
          </table:table-cell>
          <table:table-cell/>
          <table:table-cell table:formula="of:=[.A284]*[.R$1] + IF([.A284]=0;0;[.R$2])" office:value-type="float" office:value="0.6167776" calcext:value-type="float">
            <text:p>0,6167776</text:p>
          </table:table-cell>
          <table:table-cell table:formula="of:=[.B284]*[.S$1] + IF([.B284]=0;0;[.S$2])" office:value-type="float" office:value="1.6985" calcext:value-type="float">
            <text:p>1,6985</text:p>
          </table:table-cell>
          <table:table-cell table:formula="of:=[.C284]*[.T$1] + IF([.C284]=0;0;[.T$2])" office:value-type="float" office:value="-0.24461983" calcext:value-type="float">
            <text:p>-0,24461983</text:p>
          </table:table-cell>
          <table:table-cell table:formula="of:=[.D284]*[.U$1] + IF([.D284]=0;0;[.U$2])" office:value-type="float" office:value="0" calcext:value-type="float">
            <text:p>0</text:p>
          </table:table-cell>
          <table:table-cell table:formula="of:=[.E284]*[.V$1] + IF([.E284]=0;0;[.V$2])" office:value-type="float" office:value="0" calcext:value-type="float">
            <text:p>0</text:p>
          </table:table-cell>
          <table:table-cell table:formula="of:=[.F284]*[.W$1] + IF([.F284]=0;0;[.W$2])" office:value-type="float" office:value="0" calcext:value-type="float">
            <text:p>0</text:p>
          </table:table-cell>
          <table:table-cell table:formula="of:=[.G284]*[.X$1] + IF([.G284]=0;0;[.X$2])" office:value-type="float" office:value="0" calcext:value-type="float">
            <text:p>0</text:p>
          </table:table-cell>
          <table:table-cell table:formula="of:=[.H284]*[.Y$1] + IF([.H284]=0;0;[.Y$2])" office:value-type="float" office:value="0" calcext:value-type="float">
            <text:p>0</text:p>
          </table:table-cell>
          <table:table-cell table:formula="of:=[.I284]*[.Z$1] + IF([.I284]=0;0;[.Z$2])" office:value-type="float" office:value="0" calcext:value-type="float">
            <text:p>0</text:p>
          </table:table-cell>
          <table:table-cell table:formula="of:=[.J284]*[.AA$1] + IF([.J284]=0;0;[.AA$2])" office:value-type="float" office:value="0" calcext:value-type="float">
            <text:p>0</text:p>
          </table:table-cell>
          <table:table-cell table:formula="of:=[.K284]*[.AB$1] + IF([.K284]=0;0;[.AB$2])" office:value-type="float" office:value="0" calcext:value-type="float">
            <text:p>0</text:p>
          </table:table-cell>
          <table:table-cell table:formula="of:=[.L284]*[.AC$1] + IF([.L284]=0;0;[.AC$2])" office:value-type="float" office:value="0" calcext:value-type="float">
            <text:p>0</text:p>
          </table:table-cell>
          <table:table-cell table:formula="of:=[.M284]*[.AD$1] + IF([.M28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819" calcext:value-type="float">
            <text:p>2,78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51" calcext:value-type="float">
            <text:p>0,9351</text:p>
          </table:table-cell>
          <table:table-cell office:value-type="float" office:value="1.3714" calcext:value-type="float">
            <text:p>1,3714</text:p>
          </table:table-cell>
          <table:table-cell table:formula="of:=([.O285]-[.$O$1])^2" office:value-type="float" office:value="0.007531462656" calcext:value-type="float">
            <text:p>0,007531462656</text:p>
          </table:table-cell>
          <table:table-cell/>
          <table:table-cell table:formula="of:=[.A285]*[.R$1] + IF([.A285]=0;0;[.R$2])" office:value-type="float" office:value="0.7807612" calcext:value-type="float">
            <text:p>0,7807612</text:p>
          </table:table-cell>
          <table:table-cell table:formula="of:=[.B285]*[.S$1] + IF([.B285]=0;0;[.S$2])" office:value-type="float" office:value="0" calcext:value-type="float">
            <text:p>0</text:p>
          </table:table-cell>
          <table:table-cell table:formula="of:=[.C285]*[.T$1] + IF([.C285]=0;0;[.T$2])" office:value-type="float" office:value="-0.24895801" calcext:value-type="float">
            <text:p>-0,24895801</text:p>
          </table:table-cell>
          <table:table-cell table:formula="of:=[.D285]*[.U$1] + IF([.D285]=0;0;[.U$2])" office:value-type="float" office:value="0" calcext:value-type="float">
            <text:p>0</text:p>
          </table:table-cell>
          <table:table-cell table:formula="of:=[.E285]*[.V$1] + IF([.E285]=0;0;[.V$2])" office:value-type="float" office:value="0" calcext:value-type="float">
            <text:p>0</text:p>
          </table:table-cell>
          <table:table-cell table:formula="of:=[.F285]*[.W$1] + IF([.F285]=0;0;[.W$2])" office:value-type="float" office:value="0" calcext:value-type="float">
            <text:p>0</text:p>
          </table:table-cell>
          <table:table-cell table:formula="of:=[.G285]*[.X$1] + IF([.G285]=0;0;[.X$2])" office:value-type="float" office:value="0" calcext:value-type="float">
            <text:p>0</text:p>
          </table:table-cell>
          <table:table-cell table:formula="of:=[.H285]*[.Y$1] + IF([.H285]=0;0;[.Y$2])" office:value-type="float" office:value="0" calcext:value-type="float">
            <text:p>0</text:p>
          </table:table-cell>
          <table:table-cell table:formula="of:=[.I285]*[.Z$1] + IF([.I285]=0;0;[.Z$2])" office:value-type="float" office:value="0" calcext:value-type="float">
            <text:p>0</text:p>
          </table:table-cell>
          <table:table-cell table:formula="of:=[.J285]*[.AA$1] + IF([.J285]=0;0;[.AA$2])" office:value-type="float" office:value="0" calcext:value-type="float">
            <text:p>0</text:p>
          </table:table-cell>
          <table:table-cell table:formula="of:=[.K285]*[.AB$1] + IF([.K285]=0;0;[.AB$2])" office:value-type="float" office:value="0" calcext:value-type="float">
            <text:p>0</text:p>
          </table:table-cell>
          <table:table-cell table:formula="of:=[.L285]*[.AC$1] + IF([.L285]=0;0;[.AC$2])" office:value-type="float" office:value="0" calcext:value-type="float">
            <text:p>0</text:p>
          </table:table-cell>
          <table:table-cell table:formula="of:=[.M285]*[.AD$1] + IF([.M28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1235" calcext:value-type="float">
            <text:p>2,1235</text:p>
          </table:table-cell>
          <table:table-cell office:value-type="float" office:value="4.0974" calcext:value-type="float">
            <text:p>4,09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56" calcext:value-type="float">
            <text:p>1,3156</text:p>
          </table:table-cell>
          <table:table-cell office:value-type="float" office:value="2.6311" calcext:value-type="float">
            <text:p>2,6311</text:p>
          </table:table-cell>
          <table:table-cell table:formula="of:=([.O286]-[.$O$1])^2" office:value-type="float" office:value="1.375731943056" calcext:value-type="float">
            <text:p>1,375731943056</text:p>
          </table:table-cell>
          <table:table-cell/>
          <table:table-cell table:formula="of:=[.A286]*[.R$1] + IF([.A286]=0;0;[.R$2])" office:value-type="float" office:value="0.8354224" calcext:value-type="float">
            <text:p>0,8354224</text:p>
          </table:table-cell>
          <table:table-cell table:formula="of:=[.B286]*[.S$1] + IF([.B286]=0;0;[.S$2])" office:value-type="float" office:value="2.2119395" calcext:value-type="float">
            <text:p>2,2119395</text:p>
          </table:table-cell>
          <table:table-cell table:formula="of:=[.C286]*[.T$1] + IF([.C286]=0;0;[.T$2])" office:value-type="float" office:value="-0.24619546" calcext:value-type="float">
            <text:p>-0,24619546</text:p>
          </table:table-cell>
          <table:table-cell table:formula="of:=[.D286]*[.U$1] + IF([.D286]=0;0;[.U$2])" office:value-type="float" office:value="0" calcext:value-type="float">
            <text:p>0</text:p>
          </table:table-cell>
          <table:table-cell table:formula="of:=[.E286]*[.V$1] + IF([.E286]=0;0;[.V$2])" office:value-type="float" office:value="0" calcext:value-type="float">
            <text:p>0</text:p>
          </table:table-cell>
          <table:table-cell table:formula="of:=[.F286]*[.W$1] + IF([.F286]=0;0;[.W$2])" office:value-type="float" office:value="0" calcext:value-type="float">
            <text:p>0</text:p>
          </table:table-cell>
          <table:table-cell table:formula="of:=[.G286]*[.X$1] + IF([.G286]=0;0;[.X$2])" office:value-type="float" office:value="0" calcext:value-type="float">
            <text:p>0</text:p>
          </table:table-cell>
          <table:table-cell table:formula="of:=[.H286]*[.Y$1] + IF([.H286]=0;0;[.Y$2])" office:value-type="float" office:value="0" calcext:value-type="float">
            <text:p>0</text:p>
          </table:table-cell>
          <table:table-cell table:formula="of:=[.I286]*[.Z$1] + IF([.I286]=0;0;[.Z$2])" office:value-type="float" office:value="0" calcext:value-type="float">
            <text:p>0</text:p>
          </table:table-cell>
          <table:table-cell table:formula="of:=[.J286]*[.AA$1] + IF([.J286]=0;0;[.AA$2])" office:value-type="float" office:value="0" calcext:value-type="float">
            <text:p>0</text:p>
          </table:table-cell>
          <table:table-cell table:formula="of:=[.K286]*[.AB$1] + IF([.K286]=0;0;[.AB$2])" office:value-type="float" office:value="0" calcext:value-type="float">
            <text:p>0</text:p>
          </table:table-cell>
          <table:table-cell table:formula="of:=[.L286]*[.AC$1] + IF([.L286]=0;0;[.AC$2])" office:value-type="float" office:value="0" calcext:value-type="float">
            <text:p>0</text:p>
          </table:table-cell>
          <table:table-cell table:formula="of:=[.M286]*[.AD$1] + IF([.M28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1235" calcext:value-type="float">
            <text:p>2,1235</text:p>
          </table:table-cell>
          <table:table-cell office:value-type="float" office:value="4.0974" calcext:value-type="float">
            <text:p>4,09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56" calcext:value-type="float">
            <text:p>1,3156</text:p>
          </table:table-cell>
          <table:table-cell office:value-type="float" office:value="2.6311" calcext:value-type="float">
            <text:p>2,6311</text:p>
          </table:table-cell>
          <table:table-cell table:formula="of:=([.O287]-[.$O$1])^2" office:value-type="float" office:value="1.375731943056" calcext:value-type="float">
            <text:p>1,375731943056</text:p>
          </table:table-cell>
          <table:table-cell/>
          <table:table-cell table:formula="of:=[.A287]*[.R$1] + IF([.A287]=0;0;[.R$2])" office:value-type="float" office:value="0.8354224" calcext:value-type="float">
            <text:p>0,8354224</text:p>
          </table:table-cell>
          <table:table-cell table:formula="of:=[.B287]*[.S$1] + IF([.B287]=0;0;[.S$2])" office:value-type="float" office:value="2.2119395" calcext:value-type="float">
            <text:p>2,2119395</text:p>
          </table:table-cell>
          <table:table-cell table:formula="of:=[.C287]*[.T$1] + IF([.C287]=0;0;[.T$2])" office:value-type="float" office:value="-0.24619546" calcext:value-type="float">
            <text:p>-0,24619546</text:p>
          </table:table-cell>
          <table:table-cell table:formula="of:=[.D287]*[.U$1] + IF([.D287]=0;0;[.U$2])" office:value-type="float" office:value="0" calcext:value-type="float">
            <text:p>0</text:p>
          </table:table-cell>
          <table:table-cell table:formula="of:=[.E287]*[.V$1] + IF([.E287]=0;0;[.V$2])" office:value-type="float" office:value="0" calcext:value-type="float">
            <text:p>0</text:p>
          </table:table-cell>
          <table:table-cell table:formula="of:=[.F287]*[.W$1] + IF([.F287]=0;0;[.W$2])" office:value-type="float" office:value="0" calcext:value-type="float">
            <text:p>0</text:p>
          </table:table-cell>
          <table:table-cell table:formula="of:=[.G287]*[.X$1] + IF([.G287]=0;0;[.X$2])" office:value-type="float" office:value="0" calcext:value-type="float">
            <text:p>0</text:p>
          </table:table-cell>
          <table:table-cell table:formula="of:=[.H287]*[.Y$1] + IF([.H287]=0;0;[.Y$2])" office:value-type="float" office:value="0" calcext:value-type="float">
            <text:p>0</text:p>
          </table:table-cell>
          <table:table-cell table:formula="of:=[.I287]*[.Z$1] + IF([.I287]=0;0;[.Z$2])" office:value-type="float" office:value="0" calcext:value-type="float">
            <text:p>0</text:p>
          </table:table-cell>
          <table:table-cell table:formula="of:=[.J287]*[.AA$1] + IF([.J287]=0;0;[.AA$2])" office:value-type="float" office:value="0" calcext:value-type="float">
            <text:p>0</text:p>
          </table:table-cell>
          <table:table-cell table:formula="of:=[.K287]*[.AB$1] + IF([.K287]=0;0;[.AB$2])" office:value-type="float" office:value="0" calcext:value-type="float">
            <text:p>0</text:p>
          </table:table-cell>
          <table:table-cell table:formula="of:=[.L287]*[.AC$1] + IF([.L287]=0;0;[.AC$2])" office:value-type="float" office:value="0" calcext:value-type="float">
            <text:p>0</text:p>
          </table:table-cell>
          <table:table-cell table:formula="of:=[.M287]*[.AD$1] + IF([.M28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056" calcext:value-type="float">
            <text:p>4,1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92" calcext:value-type="float">
            <text:p>0,7192</text:p>
          </table:table-cell>
          <table:table-cell office:value-type="float" office:value="1.3114" calcext:value-type="float">
            <text:p>1,3114</text:p>
          </table:table-cell>
          <table:table-cell table:formula="of:=([.O288]-[.$O$1])^2" office:value-type="float" office:value="0.021545542656" calcext:value-type="float">
            <text:p>0,021545542656</text:p>
          </table:table-cell>
          <table:table-cell/>
          <table:table-cell table:formula="of:=[.A288]*[.R$1] + IF([.A288]=0;0;[.R$2])" office:value-type="float" office:value="0.7807612" calcext:value-type="float">
            <text:p>0,7807612</text:p>
          </table:table-cell>
          <table:table-cell table:formula="of:=[.B288]*[.S$1] + IF([.B288]=0;0;[.S$2])" office:value-type="float" office:value="0" calcext:value-type="float">
            <text:p>0</text:p>
          </table:table-cell>
          <table:table-cell table:formula="of:=[.C288]*[.T$1] + IF([.C288]=0;0;[.T$2])" office:value-type="float" office:value="-0.24617824" calcext:value-type="float">
            <text:p>-0,24617824</text:p>
          </table:table-cell>
          <table:table-cell table:formula="of:=[.D288]*[.U$1] + IF([.D288]=0;0;[.U$2])" office:value-type="float" office:value="0" calcext:value-type="float">
            <text:p>0</text:p>
          </table:table-cell>
          <table:table-cell table:formula="of:=[.E288]*[.V$1] + IF([.E288]=0;0;[.V$2])" office:value-type="float" office:value="0" calcext:value-type="float">
            <text:p>0</text:p>
          </table:table-cell>
          <table:table-cell table:formula="of:=[.F288]*[.W$1] + IF([.F288]=0;0;[.W$2])" office:value-type="float" office:value="0" calcext:value-type="float">
            <text:p>0</text:p>
          </table:table-cell>
          <table:table-cell table:formula="of:=[.G288]*[.X$1] + IF([.G288]=0;0;[.X$2])" office:value-type="float" office:value="0" calcext:value-type="float">
            <text:p>0</text:p>
          </table:table-cell>
          <table:table-cell table:formula="of:=[.H288]*[.Y$1] + IF([.H288]=0;0;[.Y$2])" office:value-type="float" office:value="0" calcext:value-type="float">
            <text:p>0</text:p>
          </table:table-cell>
          <table:table-cell table:formula="of:=[.I288]*[.Z$1] + IF([.I288]=0;0;[.Z$2])" office:value-type="float" office:value="0" calcext:value-type="float">
            <text:p>0</text:p>
          </table:table-cell>
          <table:table-cell table:formula="of:=[.J288]*[.AA$1] + IF([.J288]=0;0;[.AA$2])" office:value-type="float" office:value="0" calcext:value-type="float">
            <text:p>0</text:p>
          </table:table-cell>
          <table:table-cell table:formula="of:=[.K288]*[.AB$1] + IF([.K288]=0;0;[.AB$2])" office:value-type="float" office:value="0" calcext:value-type="float">
            <text:p>0</text:p>
          </table:table-cell>
          <table:table-cell table:formula="of:=[.L288]*[.AC$1] + IF([.L288]=0;0;[.AC$2])" office:value-type="float" office:value="0" calcext:value-type="float">
            <text:p>0</text:p>
          </table:table-cell>
          <table:table-cell table:formula="of:=[.M288]*[.AD$1] + IF([.M28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,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757" calcext:value-type="float">
            <text:p>0,7757</text:p>
          </table:table-cell>
          <table:table-cell office:value-type="float" office:value="1.0602" calcext:value-type="float">
            <text:p>1,0602</text:p>
          </table:table-cell>
          <table:table-cell table:formula="of:=([.O289]-[.$O$1])^2" office:value-type="float" office:value="0.158391264256" calcext:value-type="float">
            <text:p>0,158391264256</text:p>
          </table:table-cell>
          <table:table-cell/>
          <table:table-cell table:formula="of:=[.A289]*[.R$1] + IF([.A289]=0;0;[.R$2])" office:value-type="float" office:value="0.7807612" calcext:value-type="float">
            <text:p>0,7807612</text:p>
          </table:table-cell>
          <table:table-cell table:formula="of:=[.B289]*[.S$1] + IF([.B289]=0;0;[.S$2])" office:value-type="float" office:value="0" calcext:value-type="float">
            <text:p>0</text:p>
          </table:table-cell>
          <table:table-cell table:formula="of:=[.C289]*[.T$1] + IF([.C289]=0;0;[.T$2])" office:value-type="float" office:value="-0.247849" calcext:value-type="float">
            <text:p>-0,247849</text:p>
          </table:table-cell>
          <table:table-cell table:formula="of:=[.D289]*[.U$1] + IF([.D289]=0;0;[.U$2])" office:value-type="float" office:value="0" calcext:value-type="float">
            <text:p>0</text:p>
          </table:table-cell>
          <table:table-cell table:formula="of:=[.E289]*[.V$1] + IF([.E289]=0;0;[.V$2])" office:value-type="float" office:value="0" calcext:value-type="float">
            <text:p>0</text:p>
          </table:table-cell>
          <table:table-cell table:formula="of:=[.F289]*[.W$1] + IF([.F289]=0;0;[.W$2])" office:value-type="float" office:value="0" calcext:value-type="float">
            <text:p>0</text:p>
          </table:table-cell>
          <table:table-cell table:formula="of:=[.G289]*[.X$1] + IF([.G289]=0;0;[.X$2])" office:value-type="float" office:value="0" calcext:value-type="float">
            <text:p>0</text:p>
          </table:table-cell>
          <table:table-cell table:formula="of:=[.H289]*[.Y$1] + IF([.H289]=0;0;[.Y$2])" office:value-type="float" office:value="0" calcext:value-type="float">
            <text:p>0</text:p>
          </table:table-cell>
          <table:table-cell table:formula="of:=[.I289]*[.Z$1] + IF([.I289]=0;0;[.Z$2])" office:value-type="float" office:value="0" calcext:value-type="float">
            <text:p>0</text:p>
          </table:table-cell>
          <table:table-cell table:formula="of:=[.J289]*[.AA$1] + IF([.J289]=0;0;[.AA$2])" office:value-type="float" office:value="0" calcext:value-type="float">
            <text:p>0</text:p>
          </table:table-cell>
          <table:table-cell table:formula="of:=[.K289]*[.AB$1] + IF([.K289]=0;0;[.AB$2])" office:value-type="float" office:value="0" calcext:value-type="float">
            <text:p>0</text:p>
          </table:table-cell>
          <table:table-cell table:formula="of:=[.L289]*[.AC$1] + IF([.L289]=0;0;[.AC$2])" office:value-type="float" office:value="0" calcext:value-type="float">
            <text:p>0</text:p>
          </table:table-cell>
          <table:table-cell table:formula="of:=[.M289]*[.AD$1] + IF([.M28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605" calcext:value-type="float">
            <text:p>3,1605</text:p>
          </table:table-cell>
          <table:table-cell office:value-type="float" office:value="3.2428" calcext:value-type="float">
            <text:p>3,2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49" calcext:value-type="float">
            <text:p>1,3249</text:p>
          </table:table-cell>
          <table:table-cell office:value-type="float" office:value="1.9874" calcext:value-type="float">
            <text:p>1,9874</text:p>
          </table:table-cell>
          <table:table-cell table:formula="of:=([.O290]-[.$O$1])^2" office:value-type="float" office:value="0.280069574656" calcext:value-type="float">
            <text:p>0,280069574656</text:p>
          </table:table-cell>
          <table:table-cell/>
          <table:table-cell table:formula="of:=[.A290]*[.R$1] + IF([.A290]=0;0;[.R$2])" office:value-type="float" office:value="0.7261" calcext:value-type="float">
            <text:p>0,7261</text:p>
          </table:table-cell>
          <table:table-cell table:formula="of:=[.B290]*[.S$1] + IF([.B290]=0;0;[.S$2])" office:value-type="float" office:value="2.6858485" calcext:value-type="float">
            <text:p>2,6858485</text:p>
          </table:table-cell>
          <table:table-cell table:formula="of:=[.C290]*[.T$1] + IF([.C290]=0;0;[.T$2])" office:value-type="float" office:value="-0.24799012" calcext:value-type="float">
            <text:p>-0,24799012</text:p>
          </table:table-cell>
          <table:table-cell table:formula="of:=[.D290]*[.U$1] + IF([.D290]=0;0;[.U$2])" office:value-type="float" office:value="0" calcext:value-type="float">
            <text:p>0</text:p>
          </table:table-cell>
          <table:table-cell table:formula="of:=[.E290]*[.V$1] + IF([.E290]=0;0;[.V$2])" office:value-type="float" office:value="0" calcext:value-type="float">
            <text:p>0</text:p>
          </table:table-cell>
          <table:table-cell table:formula="of:=[.F290]*[.W$1] + IF([.F290]=0;0;[.W$2])" office:value-type="float" office:value="0" calcext:value-type="float">
            <text:p>0</text:p>
          </table:table-cell>
          <table:table-cell table:formula="of:=[.G290]*[.X$1] + IF([.G290]=0;0;[.X$2])" office:value-type="float" office:value="0" calcext:value-type="float">
            <text:p>0</text:p>
          </table:table-cell>
          <table:table-cell table:formula="of:=[.H290]*[.Y$1] + IF([.H290]=0;0;[.Y$2])" office:value-type="float" office:value="0" calcext:value-type="float">
            <text:p>0</text:p>
          </table:table-cell>
          <table:table-cell table:formula="of:=[.I290]*[.Z$1] + IF([.I290]=0;0;[.Z$2])" office:value-type="float" office:value="0" calcext:value-type="float">
            <text:p>0</text:p>
          </table:table-cell>
          <table:table-cell table:formula="of:=[.J290]*[.AA$1] + IF([.J290]=0;0;[.AA$2])" office:value-type="float" office:value="0" calcext:value-type="float">
            <text:p>0</text:p>
          </table:table-cell>
          <table:table-cell table:formula="of:=[.K290]*[.AB$1] + IF([.K290]=0;0;[.AB$2])" office:value-type="float" office:value="0" calcext:value-type="float">
            <text:p>0</text:p>
          </table:table-cell>
          <table:table-cell table:formula="of:=[.L290]*[.AC$1] + IF([.L290]=0;0;[.AC$2])" office:value-type="float" office:value="0" calcext:value-type="float">
            <text:p>0</text:p>
          </table:table-cell>
          <table:table-cell table:formula="of:=[.M290]*[.AD$1] + IF([.M29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486" calcext:value-type="float">
            <text:p>3,4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283" calcext:value-type="float">
            <text:p>0,6283</text:p>
          </table:table-cell>
          <table:table-cell office:value-type="float" office:value="1.0471" calcext:value-type="float">
            <text:p>1,0471</text:p>
          </table:table-cell>
          <table:table-cell table:formula="of:=([.O291]-[.$O$1])^2" office:value-type="float" office:value="0.168990055056" calcext:value-type="float">
            <text:p>0,168990055056</text:p>
          </table:table-cell>
          <table:table-cell/>
          <table:table-cell table:formula="of:=[.A291]*[.R$1] + IF([.A291]=0;0;[.R$2])" office:value-type="float" office:value="0.7807612" calcext:value-type="float">
            <text:p>0,7807612</text:p>
          </table:table-cell>
          <table:table-cell table:formula="of:=[.B291]*[.S$1] + IF([.B291]=0;0;[.S$2])" office:value-type="float" office:value="0" calcext:value-type="float">
            <text:p>0</text:p>
          </table:table-cell>
          <table:table-cell table:formula="of:=[.C291]*[.T$1] + IF([.C291]=0;0;[.T$2])" office:value-type="float" office:value="-0.24755794" calcext:value-type="float">
            <text:p>-0,24755794</text:p>
          </table:table-cell>
          <table:table-cell table:formula="of:=[.D291]*[.U$1] + IF([.D291]=0;0;[.U$2])" office:value-type="float" office:value="0" calcext:value-type="float">
            <text:p>0</text:p>
          </table:table-cell>
          <table:table-cell table:formula="of:=[.E291]*[.V$1] + IF([.E291]=0;0;[.V$2])" office:value-type="float" office:value="0" calcext:value-type="float">
            <text:p>0</text:p>
          </table:table-cell>
          <table:table-cell table:formula="of:=[.F291]*[.W$1] + IF([.F291]=0;0;[.W$2])" office:value-type="float" office:value="0" calcext:value-type="float">
            <text:p>0</text:p>
          </table:table-cell>
          <table:table-cell table:formula="of:=[.G291]*[.X$1] + IF([.G291]=0;0;[.X$2])" office:value-type="float" office:value="0" calcext:value-type="float">
            <text:p>0</text:p>
          </table:table-cell>
          <table:table-cell table:formula="of:=[.H291]*[.Y$1] + IF([.H291]=0;0;[.Y$2])" office:value-type="float" office:value="0" calcext:value-type="float">
            <text:p>0</text:p>
          </table:table-cell>
          <table:table-cell table:formula="of:=[.I291]*[.Z$1] + IF([.I291]=0;0;[.Z$2])" office:value-type="float" office:value="0" calcext:value-type="float">
            <text:p>0</text:p>
          </table:table-cell>
          <table:table-cell table:formula="of:=[.J291]*[.AA$1] + IF([.J291]=0;0;[.AA$2])" office:value-type="float" office:value="0" calcext:value-type="float">
            <text:p>0</text:p>
          </table:table-cell>
          <table:table-cell table:formula="of:=[.K291]*[.AB$1] + IF([.K291]=0;0;[.AB$2])" office:value-type="float" office:value="0" calcext:value-type="float">
            <text:p>0</text:p>
          </table:table-cell>
          <table:table-cell table:formula="of:=[.L291]*[.AC$1] + IF([.L291]=0;0;[.AC$2])" office:value-type="float" office:value="0" calcext:value-type="float">
            <text:p>0</text:p>
          </table:table-cell>
          <table:table-cell table:formula="of:=[.M291]*[.AD$1] + IF([.M29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25" calcext:value-type="float">
            <text:p>3,2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91" calcext:value-type="float">
            <text:p>1,0991</text:p>
          </table:table-cell>
          <table:table-cell office:value-type="float" office:value="1.7403" calcext:value-type="float">
            <text:p>1,7403</text:p>
          </table:table-cell>
          <table:table-cell table:formula="of:=([.O292]-[.$O$1])^2" office:value-type="float" office:value="0.079589437456" calcext:value-type="float">
            <text:p>0,079589437456</text:p>
          </table:table-cell>
          <table:table-cell/>
          <table:table-cell table:formula="of:=[.A292]*[.R$1] + IF([.A292]=0;0;[.R$2])" office:value-type="float" office:value="0.6714388" calcext:value-type="float">
            <text:p>0,6714388</text:p>
          </table:table-cell>
          <table:table-cell table:formula="of:=[.B292]*[.S$1] + IF([.B292]=0;0;[.S$2])" office:value-type="float" office:value="0" calcext:value-type="float">
            <text:p>0</text:p>
          </table:table-cell>
          <table:table-cell table:formula="of:=[.C292]*[.T$1] + IF([.C292]=0;0;[.T$2])" office:value-type="float" office:value="-0.2480275" calcext:value-type="float">
            <text:p>-0,2480275</text:p>
          </table:table-cell>
          <table:table-cell table:formula="of:=[.D292]*[.U$1] + IF([.D292]=0;0;[.U$2])" office:value-type="float" office:value="0" calcext:value-type="float">
            <text:p>0</text:p>
          </table:table-cell>
          <table:table-cell table:formula="of:=[.E292]*[.V$1] + IF([.E292]=0;0;[.V$2])" office:value-type="float" office:value="0" calcext:value-type="float">
            <text:p>0</text:p>
          </table:table-cell>
          <table:table-cell table:formula="of:=[.F292]*[.W$1] + IF([.F292]=0;0;[.W$2])" office:value-type="float" office:value="0" calcext:value-type="float">
            <text:p>0</text:p>
          </table:table-cell>
          <table:table-cell table:formula="of:=[.G292]*[.X$1] + IF([.G292]=0;0;[.X$2])" office:value-type="float" office:value="0" calcext:value-type="float">
            <text:p>0</text:p>
          </table:table-cell>
          <table:table-cell table:formula="of:=[.H292]*[.Y$1] + IF([.H292]=0;0;[.Y$2])" office:value-type="float" office:value="0" calcext:value-type="float">
            <text:p>0</text:p>
          </table:table-cell>
          <table:table-cell table:formula="of:=[.I292]*[.Z$1] + IF([.I292]=0;0;[.Z$2])" office:value-type="float" office:value="0" calcext:value-type="float">
            <text:p>0</text:p>
          </table:table-cell>
          <table:table-cell table:formula="of:=[.J292]*[.AA$1] + IF([.J292]=0;0;[.AA$2])" office:value-type="float" office:value="0" calcext:value-type="float">
            <text:p>0</text:p>
          </table:table-cell>
          <table:table-cell table:formula="of:=[.K292]*[.AB$1] + IF([.K292]=0;0;[.AB$2])" office:value-type="float" office:value="0" calcext:value-type="float">
            <text:p>0</text:p>
          </table:table-cell>
          <table:table-cell table:formula="of:=[.L292]*[.AC$1] + IF([.L292]=0;0;[.AC$2])" office:value-type="float" office:value="0" calcext:value-type="float">
            <text:p>0</text:p>
          </table:table-cell>
          <table:table-cell table:formula="of:=[.M292]*[.AD$1] + IF([.M29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9122" calcext:value-type="float">
            <text:p>3,9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54" calcext:value-type="float">
            <text:p>1,3154</text:p>
          </table:table-cell>
          <table:table-cell office:value-type="float" office:value="2.6307" calcext:value-type="float">
            <text:p>2,6307</text:p>
          </table:table-cell>
          <table:table-cell table:formula="of:=([.O293]-[.$O$1])^2" office:value-type="float" office:value="1.374793770256" calcext:value-type="float">
            <text:p>1,374793770256</text:p>
          </table:table-cell>
          <table:table-cell/>
          <table:table-cell table:formula="of:=[.A293]*[.R$1] + IF([.A293]=0;0;[.R$2])" office:value-type="float" office:value="0.6167776" calcext:value-type="float">
            <text:p>0,6167776</text:p>
          </table:table-cell>
          <table:table-cell table:formula="of:=[.B293]*[.S$1] + IF([.B293]=0;0;[.S$2])" office:value-type="float" office:value="0" calcext:value-type="float">
            <text:p>0</text:p>
          </table:table-cell>
          <table:table-cell table:formula="of:=[.C293]*[.T$1] + IF([.C293]=0;0;[.T$2])" office:value-type="float" office:value="-0.24658438" calcext:value-type="float">
            <text:p>-0,24658438</text:p>
          </table:table-cell>
          <table:table-cell table:formula="of:=[.D293]*[.U$1] + IF([.D293]=0;0;[.U$2])" office:value-type="float" office:value="0" calcext:value-type="float">
            <text:p>0</text:p>
          </table:table-cell>
          <table:table-cell table:formula="of:=[.E293]*[.V$1] + IF([.E293]=0;0;[.V$2])" office:value-type="float" office:value="0" calcext:value-type="float">
            <text:p>0</text:p>
          </table:table-cell>
          <table:table-cell table:formula="of:=[.F293]*[.W$1] + IF([.F293]=0;0;[.W$2])" office:value-type="float" office:value="0" calcext:value-type="float">
            <text:p>0</text:p>
          </table:table-cell>
          <table:table-cell table:formula="of:=[.G293]*[.X$1] + IF([.G293]=0;0;[.X$2])" office:value-type="float" office:value="0" calcext:value-type="float">
            <text:p>0</text:p>
          </table:table-cell>
          <table:table-cell table:formula="of:=[.H293]*[.Y$1] + IF([.H293]=0;0;[.Y$2])" office:value-type="float" office:value="0" calcext:value-type="float">
            <text:p>0</text:p>
          </table:table-cell>
          <table:table-cell table:formula="of:=[.I293]*[.Z$1] + IF([.I293]=0;0;[.Z$2])" office:value-type="float" office:value="0" calcext:value-type="float">
            <text:p>0</text:p>
          </table:table-cell>
          <table:table-cell table:formula="of:=[.J293]*[.AA$1] + IF([.J293]=0;0;[.AA$2])" office:value-type="float" office:value="0" calcext:value-type="float">
            <text:p>0</text:p>
          </table:table-cell>
          <table:table-cell table:formula="of:=[.K293]*[.AB$1] + IF([.K293]=0;0;[.AB$2])" office:value-type="float" office:value="0" calcext:value-type="float">
            <text:p>0</text:p>
          </table:table-cell>
          <table:table-cell table:formula="of:=[.L293]*[.AC$1] + IF([.L293]=0;0;[.AC$2])" office:value-type="float" office:value="0" calcext:value-type="float">
            <text:p>0</text:p>
          </table:table-cell>
          <table:table-cell table:formula="of:=[.M293]*[.AD$1] + IF([.M293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,9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42" calcext:value-type="float">
            <text:p>0,8442</text:p>
          </table:table-cell>
          <table:table-cell office:value-type="float" office:value="1.1255" calcext:value-type="float">
            <text:p>1,1255</text:p>
          </table:table-cell>
          <table:table-cell table:formula="of:=([.O294]-[.$O$1])^2" office:value-type="float" office:value="0.110678643856" calcext:value-type="float">
            <text:p>0,110678643856</text:p>
          </table:table-cell>
          <table:table-cell/>
          <table:table-cell table:formula="of:=[.A294]*[.R$1] + IF([.A294]=0;0;[.R$2])" office:value-type="float" office:value="0.7261" calcext:value-type="float">
            <text:p>0,7261</text:p>
          </table:table-cell>
          <table:table-cell table:formula="of:=[.B294]*[.S$1] + IF([.B294]=0;0;[.S$2])" office:value-type="float" office:value="0" calcext:value-type="float">
            <text:p>0</text:p>
          </table:table-cell>
          <table:table-cell table:formula="of:=[.C294]*[.T$1] + IF([.C294]=0;0;[.T$2])" office:value-type="float" office:value="-0.2486785" calcext:value-type="float">
            <text:p>-0,2486785</text:p>
          </table:table-cell>
          <table:table-cell table:formula="of:=[.D294]*[.U$1] + IF([.D294]=0;0;[.U$2])" office:value-type="float" office:value="0" calcext:value-type="float">
            <text:p>0</text:p>
          </table:table-cell>
          <table:table-cell table:formula="of:=[.E294]*[.V$1] + IF([.E294]=0;0;[.V$2])" office:value-type="float" office:value="0" calcext:value-type="float">
            <text:p>0</text:p>
          </table:table-cell>
          <table:table-cell table:formula="of:=[.F294]*[.W$1] + IF([.F294]=0;0;[.W$2])" office:value-type="float" office:value="0" calcext:value-type="float">
            <text:p>0</text:p>
          </table:table-cell>
          <table:table-cell table:formula="of:=[.G294]*[.X$1] + IF([.G294]=0;0;[.X$2])" office:value-type="float" office:value="0" calcext:value-type="float">
            <text:p>0</text:p>
          </table:table-cell>
          <table:table-cell table:formula="of:=[.H294]*[.Y$1] + IF([.H294]=0;0;[.Y$2])" office:value-type="float" office:value="0" calcext:value-type="float">
            <text:p>0</text:p>
          </table:table-cell>
          <table:table-cell table:formula="of:=[.I294]*[.Z$1] + IF([.I294]=0;0;[.Z$2])" office:value-type="float" office:value="0" calcext:value-type="float">
            <text:p>0</text:p>
          </table:table-cell>
          <table:table-cell table:formula="of:=[.J294]*[.AA$1] + IF([.J294]=0;0;[.AA$2])" office:value-type="float" office:value="0" calcext:value-type="float">
            <text:p>0</text:p>
          </table:table-cell>
          <table:table-cell table:formula="of:=[.K294]*[.AB$1] + IF([.K294]=0;0;[.AB$2])" office:value-type="float" office:value="0" calcext:value-type="float">
            <text:p>0</text:p>
          </table:table-cell>
          <table:table-cell table:formula="of:=[.L294]*[.AC$1] + IF([.L294]=0;0;[.AC$2])" office:value-type="float" office:value="0" calcext:value-type="float">
            <text:p>0</text:p>
          </table:table-cell>
          <table:table-cell table:formula="of:=[.M294]*[.AD$1] + IF([.M294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2565" calcext:value-type="float">
            <text:p>4,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137" calcext:value-type="float">
            <text:p>0,6137</text:p>
          </table:table-cell>
          <table:table-cell office:value-type="float" office:value="0.7081" calcext:value-type="float">
            <text:p>0,7081</text:p>
          </table:table-cell>
          <table:table-cell table:formula="of:=([.O295]-[.$O$1])^2" office:value-type="float" office:value="0.562626007056" calcext:value-type="float">
            <text:p>0,562626007056</text:p>
          </table:table-cell>
          <table:table-cell/>
          <table:table-cell table:formula="of:=[.A295]*[.R$1] + IF([.A295]=0;0;[.R$2])" office:value-type="float" office:value="0.7807612" calcext:value-type="float">
            <text:p>0,7807612</text:p>
          </table:table-cell>
          <table:table-cell table:formula="of:=[.B295]*[.S$1] + IF([.B295]=0;0;[.S$2])" office:value-type="float" office:value="0" calcext:value-type="float">
            <text:p>0</text:p>
          </table:table-cell>
          <table:table-cell table:formula="of:=[.C295]*[.T$1] + IF([.C295]=0;0;[.T$2])" office:value-type="float" office:value="-0.24586135" calcext:value-type="float">
            <text:p>-0,24586135</text:p>
          </table:table-cell>
          <table:table-cell table:formula="of:=[.D295]*[.U$1] + IF([.D295]=0;0;[.U$2])" office:value-type="float" office:value="0" calcext:value-type="float">
            <text:p>0</text:p>
          </table:table-cell>
          <table:table-cell table:formula="of:=[.E295]*[.V$1] + IF([.E295]=0;0;[.V$2])" office:value-type="float" office:value="0" calcext:value-type="float">
            <text:p>0</text:p>
          </table:table-cell>
          <table:table-cell table:formula="of:=[.F295]*[.W$1] + IF([.F295]=0;0;[.W$2])" office:value-type="float" office:value="0" calcext:value-type="float">
            <text:p>0</text:p>
          </table:table-cell>
          <table:table-cell table:formula="of:=[.G295]*[.X$1] + IF([.G295]=0;0;[.X$2])" office:value-type="float" office:value="0" calcext:value-type="float">
            <text:p>0</text:p>
          </table:table-cell>
          <table:table-cell table:formula="of:=[.H295]*[.Y$1] + IF([.H295]=0;0;[.Y$2])" office:value-type="float" office:value="0" calcext:value-type="float">
            <text:p>0</text:p>
          </table:table-cell>
          <table:table-cell table:formula="of:=[.I295]*[.Z$1] + IF([.I295]=0;0;[.Z$2])" office:value-type="float" office:value="0" calcext:value-type="float">
            <text:p>0</text:p>
          </table:table-cell>
          <table:table-cell table:formula="of:=[.J295]*[.AA$1] + IF([.J295]=0;0;[.AA$2])" office:value-type="float" office:value="0" calcext:value-type="float">
            <text:p>0</text:p>
          </table:table-cell>
          <table:table-cell table:formula="of:=[.K295]*[.AB$1] + IF([.K295]=0;0;[.AB$2])" office:value-type="float" office:value="0" calcext:value-type="float">
            <text:p>0</text:p>
          </table:table-cell>
          <table:table-cell table:formula="of:=[.L295]*[.AC$1] + IF([.L295]=0;0;[.AC$2])" office:value-type="float" office:value="0" calcext:value-type="float">
            <text:p>0</text:p>
          </table:table-cell>
          <table:table-cell table:formula="of:=[.M295]*[.AD$1] + IF([.M295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99" calcext:value-type="float">
            <text:p>3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51" calcext:value-type="float">
            <text:p>0,9851</text:p>
          </table:table-cell>
          <table:table-cell office:value-type="float" office:value="1.4776" calcext:value-type="float">
            <text:p>1,4776</text:p>
          </table:table-cell>
          <table:table-cell table:formula="of:=([.O296]-[.$O$1])^2" office:value-type="float" office:value="0.000376981056000004" calcext:value-type="float">
            <text:p>0,000376981056000004</text:p>
          </table:table-cell>
          <table:table-cell/>
          <table:table-cell table:formula="of:=[.A296]*[.R$1] + IF([.A296]=0;0;[.R$2])" office:value-type="float" office:value="0.6714388" calcext:value-type="float">
            <text:p>0,6714388</text:p>
          </table:table-cell>
          <table:table-cell table:formula="of:=[.B296]*[.S$1] + IF([.B296]=0;0;[.S$2])" office:value-type="float" office:value="0" calcext:value-type="float">
            <text:p>0</text:p>
          </table:table-cell>
          <table:table-cell table:formula="of:=[.C296]*[.T$1] + IF([.C296]=0;0;[.T$2])" office:value-type="float" office:value="-0.24755521" calcext:value-type="float">
            <text:p>-0,24755521</text:p>
          </table:table-cell>
          <table:table-cell table:formula="of:=[.D296]*[.U$1] + IF([.D296]=0;0;[.U$2])" office:value-type="float" office:value="0" calcext:value-type="float">
            <text:p>0</text:p>
          </table:table-cell>
          <table:table-cell table:formula="of:=[.E296]*[.V$1] + IF([.E296]=0;0;[.V$2])" office:value-type="float" office:value="0" calcext:value-type="float">
            <text:p>0</text:p>
          </table:table-cell>
          <table:table-cell table:formula="of:=[.F296]*[.W$1] + IF([.F296]=0;0;[.W$2])" office:value-type="float" office:value="0" calcext:value-type="float">
            <text:p>0</text:p>
          </table:table-cell>
          <table:table-cell table:formula="of:=[.G296]*[.X$1] + IF([.G296]=0;0;[.X$2])" office:value-type="float" office:value="0" calcext:value-type="float">
            <text:p>0</text:p>
          </table:table-cell>
          <table:table-cell table:formula="of:=[.H296]*[.Y$1] + IF([.H296]=0;0;[.Y$2])" office:value-type="float" office:value="0" calcext:value-type="float">
            <text:p>0</text:p>
          </table:table-cell>
          <table:table-cell table:formula="of:=[.I296]*[.Z$1] + IF([.I296]=0;0;[.Z$2])" office:value-type="float" office:value="0" calcext:value-type="float">
            <text:p>0</text:p>
          </table:table-cell>
          <table:table-cell table:formula="of:=[.J296]*[.AA$1] + IF([.J296]=0;0;[.AA$2])" office:value-type="float" office:value="0" calcext:value-type="float">
            <text:p>0</text:p>
          </table:table-cell>
          <table:table-cell table:formula="of:=[.K296]*[.AB$1] + IF([.K296]=0;0;[.AB$2])" office:value-type="float" office:value="0" calcext:value-type="float">
            <text:p>0</text:p>
          </table:table-cell>
          <table:table-cell table:formula="of:=[.L296]*[.AC$1] + IF([.L296]=0;0;[.AC$2])" office:value-type="float" office:value="0" calcext:value-type="float">
            <text:p>0</text:p>
          </table:table-cell>
          <table:table-cell table:formula="of:=[.M296]*[.AD$1] + IF([.M296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99" calcext:value-type="float">
            <text:p>3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51" calcext:value-type="float">
            <text:p>0,9851</text:p>
          </table:table-cell>
          <table:table-cell office:value-type="float" office:value="1.4776" calcext:value-type="float">
            <text:p>1,4776</text:p>
          </table:table-cell>
          <table:table-cell table:formula="of:=([.O297]-[.$O$1])^2" office:value-type="float" office:value="0.000376981056000004" calcext:value-type="float">
            <text:p>0,000376981056000004</text:p>
          </table:table-cell>
          <table:table-cell/>
          <table:table-cell table:formula="of:=[.A297]*[.R$1] + IF([.A297]=0;0;[.R$2])" office:value-type="float" office:value="0.6714388" calcext:value-type="float">
            <text:p>0,6714388</text:p>
          </table:table-cell>
          <table:table-cell table:formula="of:=[.B297]*[.S$1] + IF([.B297]=0;0;[.S$2])" office:value-type="float" office:value="0" calcext:value-type="float">
            <text:p>0</text:p>
          </table:table-cell>
          <table:table-cell table:formula="of:=[.C297]*[.T$1] + IF([.C297]=0;0;[.T$2])" office:value-type="float" office:value="-0.24755521" calcext:value-type="float">
            <text:p>-0,24755521</text:p>
          </table:table-cell>
          <table:table-cell table:formula="of:=[.D297]*[.U$1] + IF([.D297]=0;0;[.U$2])" office:value-type="float" office:value="0" calcext:value-type="float">
            <text:p>0</text:p>
          </table:table-cell>
          <table:table-cell table:formula="of:=[.E297]*[.V$1] + IF([.E297]=0;0;[.V$2])" office:value-type="float" office:value="0" calcext:value-type="float">
            <text:p>0</text:p>
          </table:table-cell>
          <table:table-cell table:formula="of:=[.F297]*[.W$1] + IF([.F297]=0;0;[.W$2])" office:value-type="float" office:value="0" calcext:value-type="float">
            <text:p>0</text:p>
          </table:table-cell>
          <table:table-cell table:formula="of:=[.G297]*[.X$1] + IF([.G297]=0;0;[.X$2])" office:value-type="float" office:value="0" calcext:value-type="float">
            <text:p>0</text:p>
          </table:table-cell>
          <table:table-cell table:formula="of:=[.H297]*[.Y$1] + IF([.H297]=0;0;[.Y$2])" office:value-type="float" office:value="0" calcext:value-type="float">
            <text:p>0</text:p>
          </table:table-cell>
          <table:table-cell table:formula="of:=[.I297]*[.Z$1] + IF([.I297]=0;0;[.Z$2])" office:value-type="float" office:value="0" calcext:value-type="float">
            <text:p>0</text:p>
          </table:table-cell>
          <table:table-cell table:formula="of:=[.J297]*[.AA$1] + IF([.J297]=0;0;[.AA$2])" office:value-type="float" office:value="0" calcext:value-type="float">
            <text:p>0</text:p>
          </table:table-cell>
          <table:table-cell table:formula="of:=[.K297]*[.AB$1] + IF([.K297]=0;0;[.AB$2])" office:value-type="float" office:value="0" calcext:value-type="float">
            <text:p>0</text:p>
          </table:table-cell>
          <table:table-cell table:formula="of:=[.L297]*[.AC$1] + IF([.L297]=0;0;[.AC$2])" office:value-type="float" office:value="0" calcext:value-type="float">
            <text:p>0</text:p>
          </table:table-cell>
          <table:table-cell table:formula="of:=[.M297]*[.AD$1] + IF([.M297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3.7792" calcext:value-type="float">
            <text:p>3,77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97" calcext:value-type="float">
            <text:p>0,7397</text:p>
          </table:table-cell>
          <table:table-cell office:value-type="float" office:value="1.2328" calcext:value-type="float">
            <text:p>1,2328</text:p>
          </table:table-cell>
          <table:table-cell table:formula="of:=([.O298]-[.$O$1])^2" office:value-type="float" office:value="0.050797947456" calcext:value-type="float">
            <text:p>0,050797947456</text:p>
          </table:table-cell>
          <table:table-cell/>
          <table:table-cell table:formula="of:=[.A298]*[.R$1] + IF([.A298]=0;0;[.R$2])" office:value-type="float" office:value="0.5620918" calcext:value-type="float">
            <text:p>0,5620918</text:p>
          </table:table-cell>
          <table:table-cell table:formula="of:=[.B298]*[.S$1] + IF([.B298]=0;0;[.S$2])" office:value-type="float" office:value="0" calcext:value-type="float">
            <text:p>0</text:p>
          </table:table-cell>
          <table:table-cell table:formula="of:=[.C298]*[.T$1] + IF([.C298]=0;0;[.T$2])" office:value-type="float" office:value="-0.24686368" calcext:value-type="float">
            <text:p>-0,24686368</text:p>
          </table:table-cell>
          <table:table-cell table:formula="of:=[.D298]*[.U$1] + IF([.D298]=0;0;[.U$2])" office:value-type="float" office:value="0" calcext:value-type="float">
            <text:p>0</text:p>
          </table:table-cell>
          <table:table-cell table:formula="of:=[.E298]*[.V$1] + IF([.E298]=0;0;[.V$2])" office:value-type="float" office:value="0" calcext:value-type="float">
            <text:p>0</text:p>
          </table:table-cell>
          <table:table-cell table:formula="of:=[.F298]*[.W$1] + IF([.F298]=0;0;[.W$2])" office:value-type="float" office:value="0" calcext:value-type="float">
            <text:p>0</text:p>
          </table:table-cell>
          <table:table-cell table:formula="of:=[.G298]*[.X$1] + IF([.G298]=0;0;[.X$2])" office:value-type="float" office:value="0" calcext:value-type="float">
            <text:p>0</text:p>
          </table:table-cell>
          <table:table-cell table:formula="of:=[.H298]*[.Y$1] + IF([.H298]=0;0;[.Y$2])" office:value-type="float" office:value="0" calcext:value-type="float">
            <text:p>0</text:p>
          </table:table-cell>
          <table:table-cell table:formula="of:=[.I298]*[.Z$1] + IF([.I298]=0;0;[.Z$2])" office:value-type="float" office:value="0" calcext:value-type="float">
            <text:p>0</text:p>
          </table:table-cell>
          <table:table-cell table:formula="of:=[.J298]*[.AA$1] + IF([.J298]=0;0;[.AA$2])" office:value-type="float" office:value="0" calcext:value-type="float">
            <text:p>0</text:p>
          </table:table-cell>
          <table:table-cell table:formula="of:=[.K298]*[.AB$1] + IF([.K298]=0;0;[.AB$2])" office:value-type="float" office:value="0" calcext:value-type="float">
            <text:p>0</text:p>
          </table:table-cell>
          <table:table-cell table:formula="of:=[.L298]*[.AC$1] + IF([.L298]=0;0;[.AC$2])" office:value-type="float" office:value="0" calcext:value-type="float">
            <text:p>0</text:p>
          </table:table-cell>
          <table:table-cell table:formula="of:=[.M298]*[.AD$1] + IF([.M298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3512" calcext:value-type="float">
            <text:p>5,35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54" calcext:value-type="float">
            <text:p>0,7254</text:p>
          </table:table-cell>
          <table:table-cell office:value-type="float" office:value="1.0446" calcext:value-type="float">
            <text:p>1,0446</text:p>
          </table:table-cell>
          <table:table-cell table:formula="of:=([.O299]-[.$O$1])^2" office:value-type="float" office:value="0.171051725056" calcext:value-type="float">
            <text:p>0,171051725056</text:p>
          </table:table-cell>
          <table:table-cell/>
          <table:table-cell table:formula="of:=[.A299]*[.R$1] + IF([.A299]=0;0;[.R$2])" office:value-type="float" office:value="0.7261" calcext:value-type="float">
            <text:p>0,7261</text:p>
          </table:table-cell>
          <table:table-cell table:formula="of:=[.B299]*[.S$1] + IF([.B299]=0;0;[.S$2])" office:value-type="float" office:value="0" calcext:value-type="float">
            <text:p>0</text:p>
          </table:table-cell>
          <table:table-cell table:formula="of:=[.C299]*[.T$1] + IF([.C299]=0;0;[.T$2])" office:value-type="float" office:value="-0.24356248" calcext:value-type="float">
            <text:p>-0,24356248</text:p>
          </table:table-cell>
          <table:table-cell table:formula="of:=[.D299]*[.U$1] + IF([.D299]=0;0;[.U$2])" office:value-type="float" office:value="0" calcext:value-type="float">
            <text:p>0</text:p>
          </table:table-cell>
          <table:table-cell table:formula="of:=[.E299]*[.V$1] + IF([.E299]=0;0;[.V$2])" office:value-type="float" office:value="0" calcext:value-type="float">
            <text:p>0</text:p>
          </table:table-cell>
          <table:table-cell table:formula="of:=[.F299]*[.W$1] + IF([.F299]=0;0;[.W$2])" office:value-type="float" office:value="0" calcext:value-type="float">
            <text:p>0</text:p>
          </table:table-cell>
          <table:table-cell table:formula="of:=[.G299]*[.X$1] + IF([.G299]=0;0;[.X$2])" office:value-type="float" office:value="0" calcext:value-type="float">
            <text:p>0</text:p>
          </table:table-cell>
          <table:table-cell table:formula="of:=[.H299]*[.Y$1] + IF([.H299]=0;0;[.Y$2])" office:value-type="float" office:value="0" calcext:value-type="float">
            <text:p>0</text:p>
          </table:table-cell>
          <table:table-cell table:formula="of:=[.I299]*[.Z$1] + IF([.I299]=0;0;[.Z$2])" office:value-type="float" office:value="0" calcext:value-type="float">
            <text:p>0</text:p>
          </table:table-cell>
          <table:table-cell table:formula="of:=[.J299]*[.AA$1] + IF([.J299]=0;0;[.AA$2])" office:value-type="float" office:value="0" calcext:value-type="float">
            <text:p>0</text:p>
          </table:table-cell>
          <table:table-cell table:formula="of:=[.K299]*[.AB$1] + IF([.K299]=0;0;[.AB$2])" office:value-type="float" office:value="0" calcext:value-type="float">
            <text:p>0</text:p>
          </table:table-cell>
          <table:table-cell table:formula="of:=[.L299]*[.AC$1] + IF([.L299]=0;0;[.AC$2])" office:value-type="float" office:value="0" calcext:value-type="float">
            <text:p>0</text:p>
          </table:table-cell>
          <table:table-cell table:formula="of:=[.M299]*[.AD$1] + IF([.M299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6502" calcext:value-type="float">
            <text:p>4,6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54" calcext:value-type="float">
            <text:p>0,8854</text:p>
          </table:table-cell>
          <table:table-cell office:value-type="float" office:value="1.4757" calcext:value-type="float">
            <text:p>1,4757</text:p>
          </table:table-cell>
          <table:table-cell table:formula="of:=([.O300]-[.$O$1])^2" office:value-type="float" office:value="0.000306810256000003" calcext:value-type="float">
            <text:p>0,000306810256000003</text:p>
          </table:table-cell>
          <table:table-cell/>
          <table:table-cell table:formula="of:=[.A300]*[.R$1] + IF([.A300]=0;0;[.R$2])" office:value-type="float" office:value="0.7261" calcext:value-type="float">
            <text:p>0,7261</text:p>
          </table:table-cell>
          <table:table-cell table:formula="of:=[.B300]*[.S$1] + IF([.B300]=0;0;[.S$2])" office:value-type="float" office:value="0" calcext:value-type="float">
            <text:p>0</text:p>
          </table:table-cell>
          <table:table-cell table:formula="of:=[.C300]*[.T$1] + IF([.C300]=0;0;[.T$2])" office:value-type="float" office:value="-0.24503458" calcext:value-type="float">
            <text:p>-0,24503458</text:p>
          </table:table-cell>
          <table:table-cell table:formula="of:=[.D300]*[.U$1] + IF([.D300]=0;0;[.U$2])" office:value-type="float" office:value="0" calcext:value-type="float">
            <text:p>0</text:p>
          </table:table-cell>
          <table:table-cell table:formula="of:=[.E300]*[.V$1] + IF([.E300]=0;0;[.V$2])" office:value-type="float" office:value="0" calcext:value-type="float">
            <text:p>0</text:p>
          </table:table-cell>
          <table:table-cell table:formula="of:=[.F300]*[.W$1] + IF([.F300]=0;0;[.W$2])" office:value-type="float" office:value="0" calcext:value-type="float">
            <text:p>0</text:p>
          </table:table-cell>
          <table:table-cell table:formula="of:=[.G300]*[.X$1] + IF([.G300]=0;0;[.X$2])" office:value-type="float" office:value="0" calcext:value-type="float">
            <text:p>0</text:p>
          </table:table-cell>
          <table:table-cell table:formula="of:=[.H300]*[.Y$1] + IF([.H300]=0;0;[.Y$2])" office:value-type="float" office:value="0" calcext:value-type="float">
            <text:p>0</text:p>
          </table:table-cell>
          <table:table-cell table:formula="of:=[.I300]*[.Z$1] + IF([.I300]=0;0;[.Z$2])" office:value-type="float" office:value="0" calcext:value-type="float">
            <text:p>0</text:p>
          </table:table-cell>
          <table:table-cell table:formula="of:=[.J300]*[.AA$1] + IF([.J300]=0;0;[.AA$2])" office:value-type="float" office:value="0" calcext:value-type="float">
            <text:p>0</text:p>
          </table:table-cell>
          <table:table-cell table:formula="of:=[.K300]*[.AB$1] + IF([.K300]=0;0;[.AB$2])" office:value-type="float" office:value="0" calcext:value-type="float">
            <text:p>0</text:p>
          </table:table-cell>
          <table:table-cell table:formula="of:=[.L300]*[.AC$1] + IF([.L300]=0;0;[.AC$2])" office:value-type="float" office:value="0" calcext:value-type="float">
            <text:p>0</text:p>
          </table:table-cell>
          <table:table-cell table:formula="of:=[.M300]*[.AD$1] + IF([.M300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4.1605" calcext:value-type="float">
            <text:p>4,1605</text:p>
          </table:table-cell>
          <table:table-cell office:value-type="float" office:value="5.0521" calcext:value-type="float">
            <text:p>5,05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756" calcext:value-type="float">
            <text:p>1,4756</text:p>
          </table:table-cell>
          <table:table-cell office:value-type="float" office:value="2.4972" calcext:value-type="float">
            <text:p>2,4972</text:p>
          </table:table-cell>
          <table:table-cell table:formula="of:=([.O301]-[.$O$1])^2" office:value-type="float" office:value="1.079554248256" calcext:value-type="float">
            <text:p>1,079554248256</text:p>
          </table:table-cell>
          <table:table-cell/>
          <table:table-cell table:formula="of:=[.A301]*[.R$1] + IF([.A301]=0;0;[.R$2])" office:value-type="float" office:value="0.6167776" calcext:value-type="float">
            <text:p>0,6167776</text:p>
          </table:table-cell>
          <table:table-cell table:formula="of:=[.B301]*[.S$1] + IF([.B301]=0;0;[.S$2])" office:value-type="float" office:value="3.1428485" calcext:value-type="float">
            <text:p>3,1428485</text:p>
          </table:table-cell>
          <table:table-cell table:formula="of:=[.C301]*[.T$1] + IF([.C301]=0;0;[.T$2])" office:value-type="float" office:value="-0.24419059" calcext:value-type="float">
            <text:p>-0,24419059</text:p>
          </table:table-cell>
          <table:table-cell table:formula="of:=[.D301]*[.U$1] + IF([.D301]=0;0;[.U$2])" office:value-type="float" office:value="0" calcext:value-type="float">
            <text:p>0</text:p>
          </table:table-cell>
          <table:table-cell table:formula="of:=[.E301]*[.V$1] + IF([.E301]=0;0;[.V$2])" office:value-type="float" office:value="0" calcext:value-type="float">
            <text:p>0</text:p>
          </table:table-cell>
          <table:table-cell table:formula="of:=[.F301]*[.W$1] + IF([.F301]=0;0;[.W$2])" office:value-type="float" office:value="0" calcext:value-type="float">
            <text:p>0</text:p>
          </table:table-cell>
          <table:table-cell table:formula="of:=[.G301]*[.X$1] + IF([.G301]=0;0;[.X$2])" office:value-type="float" office:value="0" calcext:value-type="float">
            <text:p>0</text:p>
          </table:table-cell>
          <table:table-cell table:formula="of:=[.H301]*[.Y$1] + IF([.H301]=0;0;[.Y$2])" office:value-type="float" office:value="0" calcext:value-type="float">
            <text:p>0</text:p>
          </table:table-cell>
          <table:table-cell table:formula="of:=[.I301]*[.Z$1] + IF([.I301]=0;0;[.Z$2])" office:value-type="float" office:value="0" calcext:value-type="float">
            <text:p>0</text:p>
          </table:table-cell>
          <table:table-cell table:formula="of:=[.J301]*[.AA$1] + IF([.J301]=0;0;[.AA$2])" office:value-type="float" office:value="0" calcext:value-type="float">
            <text:p>0</text:p>
          </table:table-cell>
          <table:table-cell table:formula="of:=[.K301]*[.AB$1] + IF([.K301]=0;0;[.AB$2])" office:value-type="float" office:value="0" calcext:value-type="float">
            <text:p>0</text:p>
          </table:table-cell>
          <table:table-cell table:formula="of:=[.L301]*[.AC$1] + IF([.L301]=0;0;[.AC$2])" office:value-type="float" office:value="0" calcext:value-type="float">
            <text:p>0</text:p>
          </table:table-cell>
          <table:table-cell table:formula="of:=[.M301]*[.AD$1] + IF([.M301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55" calcext:value-type="float">
            <text:p>4,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98" calcext:value-type="float">
            <text:p>0,9598</text:p>
          </table:table-cell>
          <table:table-cell office:value-type="float" office:value="1.8397" calcext:value-type="float">
            <text:p>1,8397</text:p>
          </table:table-cell>
          <table:table-cell table:formula="of:=([.O302]-[.$O$1])^2" office:value-type="float" office:value="0.145554458256" calcext:value-type="float">
            <text:p>0,145554458256</text:p>
          </table:table-cell>
          <table:table-cell/>
          <table:table-cell table:formula="of:=[.A302]*[.R$1] + IF([.A302]=0;0;[.R$2])" office:value-type="float" office:value="0.6167776" calcext:value-type="float">
            <text:p>0,6167776</text:p>
          </table:table-cell>
          <table:table-cell table:formula="of:=[.B302]*[.S$1] + IF([.B302]=0;0;[.S$2])" office:value-type="float" office:value="0" calcext:value-type="float">
            <text:p>0</text:p>
          </table:table-cell>
          <table:table-cell table:formula="of:=[.C302]*[.T$1] + IF([.C302]=0;0;[.T$2])" office:value-type="float" office:value="-0.2460745" calcext:value-type="float">
            <text:p>-0,2460745</text:p>
          </table:table-cell>
          <table:table-cell table:formula="of:=[.D302]*[.U$1] + IF([.D302]=0;0;[.U$2])" office:value-type="float" office:value="0" calcext:value-type="float">
            <text:p>0</text:p>
          </table:table-cell>
          <table:table-cell table:formula="of:=[.E302]*[.V$1] + IF([.E302]=0;0;[.V$2])" office:value-type="float" office:value="0" calcext:value-type="float">
            <text:p>0</text:p>
          </table:table-cell>
          <table:table-cell table:formula="of:=[.F302]*[.W$1] + IF([.F302]=0;0;[.W$2])" office:value-type="float" office:value="0" calcext:value-type="float">
            <text:p>0</text:p>
          </table:table-cell>
          <table:table-cell table:formula="of:=[.G302]*[.X$1] + IF([.G302]=0;0;[.X$2])" office:value-type="float" office:value="0" calcext:value-type="float">
            <text:p>0</text:p>
          </table:table-cell>
          <table:table-cell table:formula="of:=[.H302]*[.Y$1] + IF([.H302]=0;0;[.Y$2])" office:value-type="float" office:value="0" calcext:value-type="float">
            <text:p>0</text:p>
          </table:table-cell>
          <table:table-cell table:formula="of:=[.I302]*[.Z$1] + IF([.I302]=0;0;[.Z$2])" office:value-type="float" office:value="0" calcext:value-type="float">
            <text:p>0</text:p>
          </table:table-cell>
          <table:table-cell table:formula="of:=[.J302]*[.AA$1] + IF([.J302]=0;0;[.AA$2])" office:value-type="float" office:value="0" calcext:value-type="float">
            <text:p>0</text:p>
          </table:table-cell>
          <table:table-cell table:formula="of:=[.K302]*[.AB$1] + IF([.K302]=0;0;[.AB$2])" office:value-type="float" office:value="0" calcext:value-type="float">
            <text:p>0</text:p>
          </table:table-cell>
          <table:table-cell table:formula="of:=[.L302]*[.AC$1] + IF([.L302]=0;0;[.AC$2])" office:value-type="float" office:value="0" calcext:value-type="float">
            <text:p>0</text:p>
          </table:table-cell>
          <table:table-cell table:formula="of:=[.M302]*[.AD$1] + IF([.M302]=0;0;[.AD$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2565" calcext:value-type="float">
            <text:p>3,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22" calcext:value-type="float">
            <text:p>0,9722</text:p>
          </table:table-cell>
          <table:table-cell office:value-type="float" office:value="1.0888" calcext:value-type="float">
            <text:p>1,0888</text:p>
          </table:table-cell>
          <table:table-cell table:formula="of:=([.O303]-[.$O$1])^2" office:value-type="float" office:value="0.136444539456" calcext:value-type="float">
            <text:p>0,136444539456</text:p>
          </table:table-cell>
          <table:table-cell/>
          <table:table-cell table:formula="of:=[.A303]*[.R$1] + IF([.A303]=0;0;[.R$2])" office:value-type="float" office:value="0.6167776" calcext:value-type="float">
            <text:p>0,6167776</text:p>
          </table:table-cell>
          <table:table-cell table:formula="of:=[.B303]*[.S$1] + IF([.B303]=0;0;[.S$2])" office:value-type="float" office:value="0" calcext:value-type="float">
            <text:p>0</text:p>
          </table:table-cell>
          <table:table-cell table:formula="of:=[.C303]*[.T$1] + IF([.C303]=0;0;[.T$2])" office:value-type="float" office:value="-0.24796135" calcext:value-type="float">
            <text:p>-0,24796135</text:p>
          </table:table-cell>
          <table:table-cell table:formula="of:=[.D303]*[.U$1] + IF([.D303]=0;0;[.U$2])" office:value-type="float" office:value="0" calcext:value-type="float">
            <text:p>0</text:p>
          </table:table-cell>
          <table:table-cell table:formula="of:=[.E303]*[.V$1] + IF([.E303]=0;0;[.V$2])" office:value-type="float" office:value="0" calcext:value-type="float">
            <text:p>0</text:p>
          </table:table-cell>
          <table:table-cell table:formula="of:=[.F303]*[.W$1] + IF([.F303]=0;0;[.W$2])" office:value-type="float" office:value="0" calcext:value-type="float">
            <text:p>0</text:p>
          </table:table-cell>
          <table:table-cell table:formula="of:=[.G303]*[.X$1] + IF([.G303]=0;0;[.X$2])" office:value-type="float" office:value="0" calcext:value-type="float">
            <text:p>0</text:p>
          </table:table-cell>
          <table:table-cell table:formula="of:=[.H303]*[.Y$1] + IF([.H303]=0;0;[.Y$2])" office:value-type="float" office:value="0" calcext:value-type="float">
            <text:p>0</text:p>
          </table:table-cell>
          <table:table-cell table:formula="of:=[.I303]*[.Z$1] + IF([.I303]=0;0;[.Z$2])" office:value-type="float" office:value="0" calcext:value-type="float">
            <text:p>0</text:p>
          </table:table-cell>
          <table:table-cell table:formula="of:=[.J303]*[.AA$1] + IF([.J303]=0;0;[.AA$2])" office:value-type="float" office:value="0" calcext:value-type="float">
            <text:p>0</text:p>
          </table:table-cell>
          <table:table-cell table:formula="of:=[.K303]*[.AB$1] + IF([.K303]=0;0;[.AB$2])" office:value-type="float" office:value="0" calcext:value-type="float">
            <text:p>0</text:p>
          </table:table-cell>
          <table:table-cell table:formula="of:=[.L303]*[.AC$1] + IF([.L303]=0;0;[.AC$2])" office:value-type="float" office:value="0" calcext:value-type="float">
            <text:p>0</text:p>
          </table:table-cell>
          <table:table-cell table:formula="of:=[.M303]*[.AD$1] + IF([.M303]=0;0;[.AD$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17:43:00.987328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4T18:24:53.256715982</dc:date>
    <meta:editing-duration>PT48M52S</meta:editing-duration>
    <meta:editing-cycles>2</meta:editing-cycles>
    <meta:generator>LibreOffice/24.2.7.2$Linux_X86_64 LibreOffice_project/420$Build-2</meta:generator>
    <meta:document-statistic meta:table-count="2" meta:cell-count="1777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scatter" chart:style-name="ch1">
        <chart:legend chart:legend-position="end" svg:x="13.452cm" svg:y="4.23cm" style:legend-expansion="high" chart:style-name="ch2"/>
        <chart:plot-area chart:style-name="ch3" table:cell-range-address="resultats.O4:resultats.O303 resultats.AG4:resultats.AG303" svg:x="0.319cm" svg:y="0.18cm" svg:width="12.814cm" svg:height="8.646cm">
          <chart:coordinate-region svg:x="0.94cm" svg:y="0.353cm" svg:width="12.1cm" svg:height="7.8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ats.AG4:resultats.AG303" chart:class="chart:scatter">
            <chart:domain table:cell-range-address="resultats.O4:resultats.O303"/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2">
                <text:p>0.9992</text:p>
                <draw:g>
                  <svg:desc>resultats.O4:resultats.O303</svg:desc>
                </draw:g>
              </table:table-cell>
              <table:table-cell office:value-type="float" office:value="2.59938899">
                <text:p>2.59938899</text:p>
                <draw:g>
                  <svg:desc>resultats.AG4:resultats.AG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98">
                <text:p>2.598</text:p>
              </table:table-cell>
              <table:table-cell office:value-type="float" office:value="14.37372098">
                <text:p>14.37372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79">
                <text:p>1.0979</text:p>
              </table:table-cell>
              <table:table-cell office:value-type="float" office:value="2.74202487">
                <text:p>2.74202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35">
                <text:p>1.3535</text:p>
              </table:table-cell>
              <table:table-cell office:value-type="float" office:value="2.40912552">
                <text:p>2.40912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9">
                <text:p>1.1169</text:p>
              </table:table-cell>
              <table:table-cell office:value-type="float" office:value="2.241519">
                <text:p>2.241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47">
                <text:p>1.6847</text:p>
              </table:table-cell>
              <table:table-cell office:value-type="float" office:value="2.53900135">
                <text:p>2.53900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77">
                <text:p>1.1777</text:p>
              </table:table-cell>
              <table:table-cell office:value-type="float" office:value="2.28687924">
                <text:p>2.28687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09">
                <text:p>1.4509</text:p>
              </table:table-cell>
              <table:table-cell office:value-type="float" office:value="2.71310247">
                <text:p>2.71310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8">
                <text:p>1.658</text:p>
              </table:table-cell>
              <table:table-cell office:value-type="float" office:value="7.51946998">
                <text:p>7.5194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49">
                <text:p>0.9049</text:p>
              </table:table-cell>
              <table:table-cell office:value-type="float" office:value="2.30168156">
                <text:p>2.30168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4">
                <text:p>1.354</text:p>
              </table:table-cell>
              <table:table-cell office:value-type="float" office:value="2.30231708">
                <text:p>2.30231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726">
                <text:p>1.5726</text:p>
              </table:table-cell>
              <table:table-cell office:value-type="float" office:value="2.83076071">
                <text:p>2.83076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1">
                <text:p>1.111</text:p>
              </table:table-cell>
              <table:table-cell office:value-type="float" office:value="2.45920913">
                <text:p>2.45920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23">
                <text:p>1.3223</text:p>
              </table:table-cell>
              <table:table-cell office:value-type="float" office:value="2.55852704">
                <text:p>2.55852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69">
                <text:p>0.9369</text:p>
              </table:table-cell>
              <table:table-cell office:value-type="float" office:value="2.76204706">
                <text:p>2.7620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2">
                <text:p>1.152</text:p>
              </table:table-cell>
              <table:table-cell office:value-type="float" office:value="2.51198513">
                <text:p>2.51198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36">
                <text:p>1.0336</text:p>
              </table:table-cell>
              <table:table-cell office:value-type="float" office:value="2.37266587">
                <text:p>2.37266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46">
                <text:p>1.3646</text:p>
              </table:table-cell>
              <table:table-cell office:value-type="float" office:value="2.70551888">
                <text:p>2.70551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77">
                <text:p>1.3477</text:p>
              </table:table-cell>
              <table:table-cell office:value-type="float" office:value="2.54912664">
                <text:p>2.5491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55">
                <text:p>1.1855</text:p>
              </table:table-cell>
              <table:table-cell office:value-type="float" office:value="2.25932018">
                <text:p>2.25932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27">
                <text:p>1.1927</text:p>
              </table:table-cell>
              <table:table-cell office:value-type="float" office:value="2.4509904">
                <text:p>2.4509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72">
                <text:p>1.2172</text:p>
              </table:table-cell>
              <table:table-cell office:value-type="float" office:value="2.35827399">
                <text:p>2.35827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6">
                <text:p>1.0866</text:p>
              </table:table-cell>
              <table:table-cell office:value-type="float" office:value="2.40068171">
                <text:p>2.40068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272">
                <text:p>1.2272</text:p>
              </table:table-cell>
              <table:table-cell office:value-type="float" office:value="2.27766089">
                <text:p>2.277660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91">
                <text:p>1.0091</text:p>
              </table:table-cell>
              <table:table-cell office:value-type="float" office:value="2.28247363">
                <text:p>2.28247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67">
                <text:p>1.1967</text:p>
              </table:table-cell>
              <table:table-cell office:value-type="float" office:value="2.81187385">
                <text:p>2.81187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37">
                <text:p>1.2737</text:p>
              </table:table-cell>
              <table:table-cell office:value-type="float" office:value="2.55257897">
                <text:p>2.55257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6">
                <text:p>0.976</text:p>
              </table:table-cell>
              <table:table-cell office:value-type="float" office:value="2.80787868">
                <text:p>2.80787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145">
                <text:p>1.6145</text:p>
              </table:table-cell>
              <table:table-cell office:value-type="float" office:value="2.66288277">
                <text:p>2.66288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799">
                <text:p>1.0799</text:p>
              </table:table-cell>
              <table:table-cell office:value-type="float" office:value="2.30631225">
                <text:p>2.30631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82">
                <text:p>0.9482</text:p>
              </table:table-cell>
              <table:table-cell office:value-type="float" office:value="2.60238785">
                <text:p>2.60238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91">
                <text:p>1.0691</text:p>
              </table:table-cell>
              <table:table-cell office:value-type="float" office:value="2.6383656">
                <text:p>2.6383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789">
                <text:p>1.2789</text:p>
              </table:table-cell>
              <table:table-cell office:value-type="float" office:value="2.42410989">
                <text:p>2.42410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11">
                <text:p>1.0011</text:p>
              </table:table-cell>
              <table:table-cell office:value-type="float" office:value="2.23234699">
                <text:p>2.23234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7">
                <text:p>1.0247</text:p>
              </table:table-cell>
              <table:table-cell office:value-type="float" office:value="2.43332824">
                <text:p>2.43332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65">
                <text:p>1.2065</text:p>
              </table:table-cell>
              <table:table-cell office:value-type="float" office:value="2.5471274">
                <text:p>2.5471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549">
                <text:p>1.4549</text:p>
              </table:table-cell>
              <table:table-cell office:value-type="float" office:value="2.41811548">
                <text:p>2.41811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35">
                <text:p>1.0535</text:p>
              </table:table-cell>
              <table:table-cell office:value-type="float" office:value="2.72068199">
                <text:p>2.72068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585">
                <text:p>1.7585</text:p>
              </table:table-cell>
              <table:table-cell office:value-type="float" office:value="2.41039656">
                <text:p>2.41039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113">
                <text:p>1.4113</text:p>
              </table:table-cell>
              <table:table-cell office:value-type="float" office:value="2.17201633">
                <text:p>2.17201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34">
                <text:p>1.234</text:p>
              </table:table-cell>
              <table:table-cell office:value-type="float" office:value="2.64030059">
                <text:p>2.64030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5">
                <text:p>0.9995</text:p>
              </table:table-cell>
              <table:table-cell office:value-type="float" office:value="2.78880646">
                <text:p>2.78880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25">
                <text:p>1.925</text:p>
              </table:table-cell>
              <table:table-cell office:value-type="float" office:value="2.40041029">
                <text:p>2.40041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81">
                <text:p>1.8381</text:p>
              </table:table-cell>
              <table:table-cell office:value-type="float" office:value="2.44576722">
                <text:p>2.4457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">
                <text:p>0.98</text:p>
              </table:table-cell>
              <table:table-cell office:value-type="float" office:value="2.68204436">
                <text:p>2.682044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78">
                <text:p>1.1778</text:p>
              </table:table-cell>
              <table:table-cell office:value-type="float" office:value="2.53931911">
                <text:p>2.53931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71">
                <text:p>0.8371</text:p>
              </table:table-cell>
              <table:table-cell office:value-type="float" office:value="2.31303155">
                <text:p>2.31303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864">
                <text:p>1.6864</text:p>
              </table:table-cell>
              <table:table-cell office:value-type="float" office:value="7.91672371">
                <text:p>7.916723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32">
                <text:p>1.0332</text:p>
              </table:table-cell>
              <table:table-cell office:value-type="float" office:value="2.44308943">
                <text:p>2.44308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06">
                <text:p>0.9506</text:p>
              </table:table-cell>
              <table:table-cell office:value-type="float" office:value="2.94398848">
                <text:p>2.943988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05">
                <text:p>1.1205</text:p>
              </table:table-cell>
              <table:table-cell office:value-type="float" office:value="2.50315931">
                <text:p>2.50315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14">
                <text:p>1.2614</text:p>
              </table:table-cell>
              <table:table-cell office:value-type="float" office:value="2.67200844">
                <text:p>2.67200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96">
                <text:p>1.1096</text:p>
              </table:table-cell>
              <table:table-cell office:value-type="float" office:value="2.33364623">
                <text:p>2.33364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5">
                <text:p>1.0025</text:p>
              </table:table-cell>
              <table:table-cell office:value-type="float" office:value="2.69825343">
                <text:p>2.69825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29">
                <text:p>1.7029</text:p>
              </table:table-cell>
              <table:table-cell office:value-type="float" office:value="2.70647216">
                <text:p>2.70647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1">
                <text:p>1.221</text:p>
              </table:table-cell>
              <table:table-cell office:value-type="float" office:value="2.3998178">
                <text:p>2.3998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567">
                <text:p>1.9567</text:p>
              </table:table-cell>
              <table:table-cell office:value-type="float" office:value="3.21662529">
                <text:p>3.21662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41">
                <text:p>1.1641</text:p>
              </table:table-cell>
              <table:table-cell office:value-type="float" office:value="2.47809599">
                <text:p>2.47809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947">
                <text:p>1.1947</text:p>
              </table:table-cell>
              <table:table-cell office:value-type="float" office:value="2.5029058">
                <text:p>2.5029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85">
                <text:p>1.1185</text:p>
              </table:table-cell>
              <table:table-cell office:value-type="float" office:value="2.66760614">
                <text:p>2.66760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68">
                <text:p>1.068</text:p>
              </table:table-cell>
              <table:table-cell office:value-type="float" office:value="2.54676661">
                <text:p>2.546766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198">
                <text:p>1.2198</text:p>
              </table:table-cell>
              <table:table-cell office:value-type="float" office:value="2.64086134">
                <text:p>2.64086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6">
                <text:p>1.966</text:p>
              </table:table-cell>
              <table:table-cell office:value-type="float" office:value="2.5998888">
                <text:p>2.5998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32">
                <text:p>1.0032</text:p>
              </table:table-cell>
              <table:table-cell office:value-type="float" office:value="2.19508372">
                <text:p>2.19508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6">
                <text:p>0.846</text:p>
              </table:table-cell>
              <table:table-cell office:value-type="float" office:value="2.20071403">
                <text:p>2.20071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291">
                <text:p>1.2291</text:p>
              </table:table-cell>
              <table:table-cell office:value-type="float" office:value="2.69398684">
                <text:p>2.69398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563">
                <text:p>2.3563</text:p>
              </table:table-cell>
              <table:table-cell office:value-type="float" office:value="7.94178703">
                <text:p>7.94178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43">
                <text:p>1.2543</text:p>
              </table:table-cell>
              <table:table-cell office:value-type="float" office:value="2.58440462">
                <text:p>2.58440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88">
                <text:p>1.1388</text:p>
              </table:table-cell>
              <table:table-cell office:value-type="float" office:value="2.49709344">
                <text:p>2.49709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387">
                <text:p>1.0387</text:p>
              </table:table-cell>
              <table:table-cell office:value-type="float" office:value="2.67646039">
                <text:p>2.67646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01">
                <text:p>1.4401</text:p>
              </table:table-cell>
              <table:table-cell office:value-type="float" office:value="2.30372383">
                <text:p>2.30372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059">
                <text:p>1.3059</text:p>
              </table:table-cell>
              <table:table-cell office:value-type="float" office:value="2.3844263">
                <text:p>2.3844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69">
                <text:p>1.1369</text:p>
              </table:table-cell>
              <table:table-cell office:value-type="float" office:value="2.62635887">
                <text:p>2.62635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48">
                <text:p>0.8648</text:p>
              </table:table-cell>
              <table:table-cell office:value-type="float" office:value="2.66383605">
                <text:p>2.663836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72">
                <text:p>1.1972</text:p>
              </table:table-cell>
              <table:table-cell office:value-type="float" office:value="2.53509555">
                <text:p>2.53509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965">
                <text:p>1.0965</text:p>
              </table:table-cell>
              <table:table-cell office:value-type="float" office:value="2.07978182">
                <text:p>2.07978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3">
                <text:p>1.493</text:p>
              </table:table-cell>
              <table:table-cell office:value-type="float" office:value="2.29005684">
                <text:p>2.29005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4">
                <text:p>1.1264</text:p>
              </table:table-cell>
              <table:table-cell office:value-type="float" office:value="2.60579053">
                <text:p>2.60579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88">
                <text:p>1.5088</text:p>
              </table:table-cell>
              <table:table-cell office:value-type="float" office:value="2.41189599">
                <text:p>2.411895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6">
                <text:p>1.376</text:p>
              </table:table-cell>
              <table:table-cell office:value-type="float" office:value="2.55039768">
                <text:p>2.55039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8">
                <text:p>1.9648</text:p>
              </table:table-cell>
              <table:table-cell office:value-type="float" office:value="2.5419969">
                <text:p>2.5419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12">
                <text:p>1.1112</text:p>
              </table:table-cell>
              <table:table-cell office:value-type="float" office:value="2.25713889">
                <text:p>2.25713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05">
                <text:p>1.605</text:p>
              </table:table-cell>
              <table:table-cell office:value-type="float" office:value="2.41094271">
                <text:p>2.41094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034">
                <text:p>1.6034</text:p>
              </table:table-cell>
              <table:table-cell office:value-type="float" office:value="2.44472457">
                <text:p>2.444724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49">
                <text:p>1.3149</text:p>
              </table:table-cell>
              <table:table-cell office:value-type="float" office:value="2.4715124">
                <text:p>2.471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88">
                <text:p>1.0788</text:p>
              </table:table-cell>
              <table:table-cell office:value-type="float" office:value="2.70120595">
                <text:p>2.70120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085">
                <text:p>1.9085</text:p>
              </table:table-cell>
              <table:table-cell office:value-type="float" office:value="2.41866163">
                <text:p>2.41866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852">
                <text:p>1.1852</text:p>
              </table:table-cell>
              <table:table-cell office:value-type="float" office:value="2.23965878">
                <text:p>2.23965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44">
                <text:p>1.6444</text:p>
              </table:table-cell>
              <table:table-cell office:value-type="float" office:value="2.51443784">
                <text:p>2.51443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75">
                <text:p>0.7975</text:p>
              </table:table-cell>
              <table:table-cell office:value-type="float" office:value="2.60157028">
                <text:p>2.60157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086">
                <text:p>1.4086</text:p>
              </table:table-cell>
              <table:table-cell office:value-type="float" office:value="2.24351824">
                <text:p>2.24351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385">
                <text:p>1.5385</text:p>
              </table:table-cell>
              <table:table-cell office:value-type="float" office:value="2.68004512">
                <text:p>2.68004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445">
                <text:p>1.5445</text:p>
              </table:table-cell>
              <table:table-cell office:value-type="float" office:value="2.51398437">
                <text:p>2.513984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87">
                <text:p>1.3287</text:p>
              </table:table-cell>
              <table:table-cell office:value-type="float" office:value="2.55998013">
                <text:p>2.55998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764">
                <text:p>1.3764</text:p>
              </table:table-cell>
              <table:table-cell office:value-type="float" office:value="2.78113388">
                <text:p>2.78113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03">
                <text:p>0.8503</text:p>
              </table:table-cell>
              <table:table-cell office:value-type="float" office:value="2.24465357">
                <text:p>2.244653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82">
                <text:p>0.8082</text:p>
              </table:table-cell>
              <table:table-cell office:value-type="float" office:value="2.82136362">
                <text:p>2.82136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5">
                <text:p>0.965</text:p>
              </table:table-cell>
              <table:table-cell office:value-type="float" office:value="2.55952335">
                <text:p>2.55952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246">
                <text:p>1.1246</text:p>
              </table:table-cell>
              <table:table-cell office:value-type="float" office:value="3.18275406">
                <text:p>3.182754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53">
                <text:p>1.1453</text:p>
              </table:table-cell>
              <table:table-cell office:value-type="float" office:value="2.65956946">
                <text:p>2.65956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577">
                <text:p>0.9577</text:p>
              </table:table-cell>
              <table:table-cell office:value-type="float" office:value="2.37652533">
                <text:p>2.376525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12">
                <text:p>0.9612</text:p>
              </table:table-cell>
              <table:table-cell office:value-type="float" office:value="2.45407863">
                <text:p>2.454078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589">
                <text:p>1.1589</text:p>
              </table:table-cell>
              <table:table-cell office:value-type="float" office:value="2.4147128">
                <text:p>2.4147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011">
                <text:p>1.1011</text:p>
              </table:table-cell>
              <table:table-cell office:value-type="float" office:value="2.5758251">
                <text:p>2.5758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249">
                <text:p>1.5249</text:p>
              </table:table-cell>
              <table:table-cell office:value-type="float" office:value="2.29214545">
                <text:p>2.2921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69">
                <text:p>0.8269</text:p>
              </table:table-cell>
              <table:table-cell office:value-type="float" office:value="2.4494016">
                <text:p>2.4494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295">
                <text:p>1.5295</text:p>
              </table:table-cell>
              <table:table-cell office:value-type="float" office:value="2.39205585">
                <text:p>2.39205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294">
                <text:p>1.2294</text:p>
              </table:table-cell>
              <table:table-cell office:value-type="float" office:value="2.70501907">
                <text:p>2.705019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288">
                <text:p>0.8288</text:p>
              </table:table-cell>
              <table:table-cell office:value-type="float" office:value="2.28606167">
                <text:p>2.28606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44">
                <text:p>0.944</text:p>
              </table:table-cell>
              <table:table-cell office:value-type="float" office:value="2.55462124">
                <text:p>2.55462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087">
                <text:p>1.1087</text:p>
              </table:table-cell>
              <table:table-cell office:value-type="float" office:value="2.31816205">
                <text:p>2.318162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325">
                <text:p>1.1325</text:p>
              </table:table-cell>
              <table:table-cell office:value-type="float" office:value="2.67768509">
                <text:p>2.67768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546">
                <text:p>1.5546</text:p>
              </table:table-cell>
              <table:table-cell office:value-type="float" office:value="2.68794609">
                <text:p>2.68794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526">
                <text:p>1.0526</text:p>
              </table:table-cell>
              <table:table-cell office:value-type="float" office:value="2.56760637">
                <text:p>2.567606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555">
                <text:p>1.2555</text:p>
              </table:table-cell>
              <table:table-cell office:value-type="float" office:value="2.4088541">
                <text:p>2.4088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315">
                <text:p>1.4315</text:p>
              </table:table-cell>
              <table:table-cell office:value-type="float" office:value="2.24955568">
                <text:p>2.249555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18">
                <text:p>1.218</text:p>
              </table:table-cell>
              <table:table-cell office:value-type="float" office:value="2.43341761">
                <text:p>2.43341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584">
                <text:p>1.8584</text:p>
              </table:table-cell>
              <table:table-cell office:value-type="float" office:value="2.44717397">
                <text:p>2.447173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589">
                <text:p>1.2589</text:p>
              </table:table-cell>
              <table:table-cell office:value-type="float" office:value="2.15767079">
                <text:p>2.157670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395">
                <text:p>1.0395</text:p>
              </table:table-cell>
              <table:table-cell office:value-type="float" office:value="2.27661824">
                <text:p>2.27661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934">
                <text:p>1.0934</text:p>
              </table:table-cell>
              <table:table-cell office:value-type="float" office:value="2.52256389">
                <text:p>2.522563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196">
                <text:p>1.1196</text:p>
              </table:table-cell>
              <table:table-cell office:value-type="float" office:value="2.29496226">
                <text:p>2.29496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85">
                <text:p>0.9985</text:p>
              </table:table-cell>
              <table:table-cell office:value-type="float" office:value="2.39396241">
                <text:p>2.393962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208">
                <text:p>1.2208</text:p>
              </table:table-cell>
              <table:table-cell office:value-type="float" office:value="2.41770835">
                <text:p>2.41770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517">
                <text:p>1.0517</text:p>
              </table:table-cell>
              <table:table-cell office:value-type="float" office:value="2.2477418">
                <text:p>2.2477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12">
                <text:p>1.212</text:p>
              </table:table-cell>
              <table:table-cell office:value-type="float" office:value="2.43073982">
                <text:p>2.430739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021">
                <text:p>1.1021</text:p>
              </table:table-cell>
              <table:table-cell office:value-type="float" office:value="2.37153054">
                <text:p>2.371530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08">
                <text:p>1.5908</text:p>
              </table:table-cell>
              <table:table-cell office:value-type="float" office:value="2.27411919">
                <text:p>2.27411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901">
                <text:p>1.0901</text:p>
              </table:table-cell>
              <table:table-cell office:value-type="float" office:value="2.42419926">
                <text:p>2.42419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54">
                <text:p>0.7154</text:p>
              </table:table-cell>
              <table:table-cell office:value-type="float" office:value="2.62018572">
                <text:p>2.620185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201">
                <text:p>1.3201</text:p>
              </table:table-cell>
              <table:table-cell office:value-type="float" office:value="2.5301471">
                <text:p>2.5301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134">
                <text:p>1.1134</text:p>
              </table:table-cell>
              <table:table-cell office:value-type="float" office:value="2.65416423">
                <text:p>2.65416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877">
                <text:p>1.6877</text:p>
              </table:table-cell>
              <table:table-cell office:value-type="float" office:value="2.40499464">
                <text:p>2.40499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876">
                <text:p>0.8876</text:p>
              </table:table-cell>
              <table:table-cell office:value-type="float" office:value="2.25296167">
                <text:p>2.25296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91">
                <text:p>1.0891</text:p>
              </table:table-cell>
              <table:table-cell office:value-type="float" office:value="2.56320076">
                <text:p>2.56320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963">
                <text:p>2.1963</text:p>
              </table:table-cell>
              <table:table-cell office:value-type="float" office:value="3.75726157">
                <text:p>3.75726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303">
                <text:p>1.4303</text:p>
              </table:table-cell>
              <table:table-cell office:value-type="float" office:value="2.42147513">
                <text:p>2.421475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526">
                <text:p>0.7526</text:p>
              </table:table-cell>
              <table:table-cell office:value-type="float" office:value="2.73325999">
                <text:p>2.73325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888">
                <text:p>1.9888</text:p>
              </table:table-cell>
              <table:table-cell office:value-type="float" office:value="2.65943375">
                <text:p>2.65943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384">
                <text:p>0.9384</text:p>
              </table:table-cell>
              <table:table-cell office:value-type="float" office:value="2.32746977">
                <text:p>2.327469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3">
                <text:p>1.343</text:p>
              </table:table-cell>
              <table:table-cell office:value-type="float" office:value="2.40113518">
                <text:p>2.40113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293">
                <text:p>1.0293</text:p>
              </table:table-cell>
              <table:table-cell office:value-type="float" office:value="2.5612942">
                <text:p>2.56129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893">
                <text:p>1.3893</text:p>
              </table:table-cell>
              <table:table-cell office:value-type="float" office:value="2.42193191">
                <text:p>2.42193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424">
                <text:p>1.1424</text:p>
              </table:table-cell>
              <table:table-cell office:value-type="float" office:value="2.8175505">
                <text:p>2.81755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825">
                <text:p>1.5825</text:p>
              </table:table-cell>
              <table:table-cell office:value-type="float" office:value="2.46915237">
                <text:p>2.469152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363">
                <text:p>1.7363</text:p>
              </table:table-cell>
              <table:table-cell office:value-type="float" office:value="2.66106558">
                <text:p>2.661065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03">
                <text:p>0.803</text:p>
              </table:table-cell>
              <table:table-cell office:value-type="float" office:value="2.41839021">
                <text:p>2.41839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499">
                <text:p>1.3499</text:p>
              </table:table-cell>
              <table:table-cell office:value-type="float" office:value="2.38093094">
                <text:p>2.38093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307">
                <text:p>1.0307</text:p>
              </table:table-cell>
              <table:table-cell office:value-type="float" office:value="2.68803877">
                <text:p>2.688038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59">
                <text:p>1.159</text:p>
              </table:table-cell>
              <table:table-cell office:value-type="float" office:value="2.38465469">
                <text:p>2.384654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6">
                <text:p>0.836</text:p>
              </table:table-cell>
              <table:table-cell office:value-type="float" office:value="2.55094383">
                <text:p>2.550943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52">
                <text:p>1.252</text:p>
              </table:table-cell>
              <table:table-cell office:value-type="float" office:value="2.41107842">
                <text:p>2.411078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649">
                <text:p>3.0649</text:p>
              </table:table-cell>
              <table:table-cell office:value-type="float" office:value="8.50453742">
                <text:p>8.50453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049">
                <text:p>1.1049</text:p>
              </table:table-cell>
              <table:table-cell office:value-type="float" office:value="2.30744758">
                <text:p>2.30744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088">
                <text:p>1.0088</text:p>
              </table:table-cell>
              <table:table-cell office:value-type="float" office:value="2.39119194">
                <text:p>2.391191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138">
                <text:p>1.2138</text:p>
              </table:table-cell>
              <table:table-cell office:value-type="float" office:value="2.52124982">
                <text:p>2.52124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613">
                <text:p>0.9613</text:p>
              </table:table-cell>
              <table:table-cell office:value-type="float" office:value="2.50967144">
                <text:p>2.50967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195">
                <text:p>0.9195</text:p>
              </table:table-cell>
              <table:table-cell office:value-type="float" office:value="2.5147556">
                <text:p>2.5147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409">
                <text:p>1.3409</text:p>
              </table:table-cell>
              <table:table-cell office:value-type="float" office:value="2.45298633">
                <text:p>2.452986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28">
                <text:p>1.528</text:p>
              </table:table-cell>
              <table:table-cell office:value-type="float" office:value="2.92537304">
                <text:p>2.92537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105">
                <text:p>1.8105</text:p>
              </table:table-cell>
              <table:table-cell office:value-type="float" office:value="2.39423383">
                <text:p>2.394233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3">
                <text:p>0.833</text:p>
              </table:table-cell>
              <table:table-cell office:value-type="float" office:value="2.39269137">
                <text:p>2.392691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355">
                <text:p>1.2355</text:p>
              </table:table-cell>
              <table:table-cell office:value-type="float" office:value="2.52329209">
                <text:p>2.52329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528">
                <text:p>1.1528</text:p>
              </table:table-cell>
              <table:table-cell office:value-type="float" office:value="2.57164788">
                <text:p>2.571647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27">
                <text:p>1.3527</text:p>
              </table:table-cell>
              <table:table-cell office:value-type="float" office:value="2.29596188">
                <text:p>2.29596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74">
                <text:p>1.274</text:p>
              </table:table-cell>
              <table:table-cell office:value-type="float" office:value="2.43305351">
                <text:p>2.433053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562">
                <text:p>0.9562</text:p>
              </table:table-cell>
              <table:table-cell office:value-type="float" office:value="2.43278209">
                <text:p>2.43278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89">
                <text:p>0.989</text:p>
              </table:table-cell>
              <table:table-cell office:value-type="float" office:value="2.94062883">
                <text:p>2.940628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31">
                <text:p>1.5831</text:p>
              </table:table-cell>
              <table:table-cell office:value-type="float" office:value="2.3321468">
                <text:p>2.33214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089">
                <text:p>1.0089</text:p>
              </table:table-cell>
              <table:table-cell office:value-type="float" office:value="2.71905016">
                <text:p>2.71905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433">
                <text:p>0.7433</text:p>
              </table:table-cell>
              <table:table-cell office:value-type="float" office:value="2.519522">
                <text:p>2.519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252">
                <text:p>1.8252</text:p>
              </table:table-cell>
              <table:table-cell office:value-type="float" office:value="2.68876366">
                <text:p>2.68876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876">
                <text:p>0.8876</text:p>
              </table:table-cell>
              <table:table-cell office:value-type="float" office:value="2.3356885">
                <text:p>2.33568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069">
                <text:p>1.1069</text:p>
              </table:table-cell>
              <table:table-cell office:value-type="float" office:value="2.29854699">
                <text:p>2.298546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2">
                <text:p>0.692</text:p>
              </table:table-cell>
              <table:table-cell office:value-type="float" office:value="2.38215564">
                <text:p>2.38215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3">
                <text:p>1.03</text:p>
              </table:table-cell>
              <table:table-cell office:value-type="float" office:value="2.51164946">
                <text:p>2.511649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302">
                <text:p>1.0302</text:p>
              </table:table-cell>
              <table:table-cell office:value-type="float" office:value="2.34068329">
                <text:p>2.340683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42">
                <text:p>0.9942</text:p>
              </table:table-cell>
              <table:table-cell office:value-type="float" office:value="2.39100989">
                <text:p>2.39100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585">
                <text:p>0.8585</text:p>
              </table:table-cell>
              <table:table-cell office:value-type="float" office:value="2.65293953">
                <text:p>2.652939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4">
                <text:p>1.0744</text:p>
              </table:table-cell>
              <table:table-cell office:value-type="float" office:value="2.50903592">
                <text:p>2.50903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383">
                <text:p>1.8383</text:p>
              </table:table-cell>
              <table:table-cell office:value-type="float" office:value="2.38646857">
                <text:p>2.386468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408">
                <text:p>1.2408</text:p>
              </table:table-cell>
              <table:table-cell office:value-type="float" office:value="2.45276125">
                <text:p>2.45276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491">
                <text:p>1.2491</text:p>
              </table:table-cell>
              <table:table-cell office:value-type="float" office:value="2.55707395">
                <text:p>2.55707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225">
                <text:p>2.8225</text:p>
              </table:table-cell>
              <table:table-cell office:value-type="float" office:value="2.47668924">
                <text:p>2.476689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536">
                <text:p>1.9536</text:p>
              </table:table-cell>
              <table:table-cell office:value-type="float" office:value="2.56229382">
                <text:p>2.56229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852">
                <text:p>1.2852</text:p>
              </table:table-cell>
              <table:table-cell office:value-type="float" office:value="2.42352071">
                <text:p>2.423520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8">
                <text:p>0.8998</text:p>
              </table:table-cell>
              <table:table-cell office:value-type="float" office:value="2.30041052">
                <text:p>2.300410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194">
                <text:p>1.3194</text:p>
              </table:table-cell>
              <table:table-cell office:value-type="float" office:value="2.79466516">
                <text:p>2.794665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818">
                <text:p>1.0818</text:p>
              </table:table-cell>
              <table:table-cell office:value-type="float" office:value="2.3998178">
                <text:p>2.39981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639">
                <text:p>1.8639</text:p>
              </table:table-cell>
              <table:table-cell office:value-type="float" office:value="2.32560955">
                <text:p>2.325609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206">
                <text:p>2.2206</text:p>
              </table:table-cell>
              <table:table-cell office:value-type="float" office:value="8.51596248">
                <text:p>8.51596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41">
                <text:p>0.8141</text:p>
              </table:table-cell>
              <table:table-cell office:value-type="float" office:value="2.60125252">
                <text:p>2.601252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012">
                <text:p>1.2012</text:p>
              </table:table-cell>
              <table:table-cell office:value-type="float" office:value="7.49862691">
                <text:p>7.498626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248">
                <text:p>4.4248</text:p>
              </table:table-cell>
              <table:table-cell office:value-type="float" office:value="16.24246239">
                <text:p>16.24246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049">
                <text:p>1.8049</text:p>
              </table:table-cell>
              <table:table-cell office:value-type="float" office:value="7.92670998">
                <text:p>7.92670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025">
                <text:p>1.1025</text:p>
              </table:table-cell>
              <table:table-cell office:value-type="float" office:value="2.58417954">
                <text:p>2.58417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025">
                <text:p>1.1025</text:p>
              </table:table-cell>
              <table:table-cell office:value-type="float" office:value="2.58417954">
                <text:p>2.584179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438">
                <text:p>1.1438</text:p>
              </table:table-cell>
              <table:table-cell office:value-type="float" office:value="2.2804777">
                <text:p>2.28047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3">
                <text:p>1.33</text:p>
              </table:table-cell>
              <table:table-cell office:value-type="float" office:value="2.85178583">
                <text:p>2.851785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389">
                <text:p>0.7389</text:p>
              </table:table-cell>
              <table:table-cell office:value-type="float" office:value="2.65003335">
                <text:p>2.65003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399">
                <text:p>2.5399</text:p>
              </table:table-cell>
              <table:table-cell office:value-type="float" office:value="7.47710529">
                <text:p>7.47710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188">
                <text:p>1.2188</text:p>
              </table:table-cell>
              <table:table-cell office:value-type="float" office:value="2.26808175">
                <text:p>2.26808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82">
                <text:p>0.8282</text:p>
              </table:table-cell>
              <table:table-cell office:value-type="float" office:value="2.2714414">
                <text:p>2.2714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427">
                <text:p>3.0427</text:p>
              </table:table-cell>
              <table:table-cell office:value-type="float" office:value="2.57986661">
                <text:p>2.57986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4401">
                <text:p>3.4401</text:p>
              </table:table-cell>
              <table:table-cell office:value-type="float" office:value="7.63731065">
                <text:p>7.637310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934">
                <text:p>1.0934</text:p>
              </table:table-cell>
              <table:table-cell office:value-type="float" office:value="2.44531375">
                <text:p>2.44531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71">
                <text:p>0.7071</text:p>
              </table:table-cell>
              <table:table-cell office:value-type="float" office:value="2.57055889">
                <text:p>2.570558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872">
                <text:p>1.3872</text:p>
              </table:table-cell>
              <table:table-cell office:value-type="float" office:value="2.39704733">
                <text:p>2.397047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692">
                <text:p>1.3692</text:p>
              </table:table-cell>
              <table:table-cell office:value-type="float" office:value="2.55584594">
                <text:p>2.555845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867">
                <text:p>1.3867</text:p>
              </table:table-cell>
              <table:table-cell office:value-type="float" office:value="2.6404363">
                <text:p>2.64043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692">
                <text:p>1.9692</text:p>
              </table:table-cell>
              <table:table-cell office:value-type="float" office:value="2.44494965">
                <text:p>2.444949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459">
                <text:p>1.3459</text:p>
              </table:table-cell>
              <table:table-cell office:value-type="float" office:value="2.38996724">
                <text:p>2.389967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09">
                <text:p>1.2709</text:p>
              </table:table-cell>
              <table:table-cell office:value-type="float" office:value="2.3112607">
                <text:p>2.3112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272">
                <text:p>1.9272</text:p>
              </table:table-cell>
              <table:table-cell office:value-type="float" office:value="2.42079658">
                <text:p>2.420796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0639">
                <text:p>4.0639</text:p>
              </table:table-cell>
              <table:table-cell office:value-type="float" office:value="23.0464681">
                <text:p>23.04646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0145">
                <text:p>3.0145</text:p>
              </table:table-cell>
              <table:table-cell office:value-type="float" office:value="14.86470412">
                <text:p>14.864704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253">
                <text:p>2.5253</text:p>
              </table:table-cell>
              <table:table-cell office:value-type="float" office:value="2.52283862">
                <text:p>2.522838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244">
                <text:p>1.9244</text:p>
              </table:table-cell>
              <table:table-cell office:value-type="float" office:value="2.5292865">
                <text:p>2.52928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782">
                <text:p>1.6782</text:p>
              </table:table-cell>
              <table:table-cell office:value-type="float" office:value="2.38515119">
                <text:p>2.38515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3209">
                <text:p>3.3209</text:p>
              </table:table-cell>
              <table:table-cell office:value-type="float" office:value="2.54808399">
                <text:p>2.548083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439">
                <text:p>1.9439</text:p>
              </table:table-cell>
              <table:table-cell office:value-type="float" office:value="2.63126429">
                <text:p>2.63126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537">
                <text:p>0.8537</text:p>
              </table:table-cell>
              <table:table-cell office:value-type="float" office:value="2.41189599">
                <text:p>2.411895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55">
                <text:p>0.955</text:p>
              </table:table-cell>
              <table:table-cell office:value-type="float" office:value="2.48059173">
                <text:p>2.480591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497">
                <text:p>1.0497</text:p>
              </table:table-cell>
              <table:table-cell office:value-type="float" office:value="2.51970405">
                <text:p>2.519704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262">
                <text:p>0.7262</text:p>
              </table:table-cell>
              <table:table-cell office:value-type="float" office:value="2.57587144">
                <text:p>2.57587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361">
                <text:p>2.4361</text:p>
              </table:table-cell>
              <table:table-cell office:value-type="float" office:value="7.78017161">
                <text:p>7.78017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064">
                <text:p>2.6064</text:p>
              </table:table-cell>
              <table:table-cell office:value-type="float" office:value="2.66692428">
                <text:p>2.666924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23">
                <text:p>1.123</text:p>
              </table:table-cell>
              <table:table-cell office:value-type="float" office:value="3.11337646">
                <text:p>3.113376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495">
                <text:p>1.6495</text:p>
              </table:table-cell>
              <table:table-cell office:value-type="float" office:value="7.49594912">
                <text:p>7.495949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782">
                <text:p>1.4782</text:p>
              </table:table-cell>
              <table:table-cell office:value-type="float" office:value="2.69634687">
                <text:p>2.696346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8">
                <text:p>1.08</text:p>
              </table:table-cell>
              <table:table-cell office:value-type="float" office:value="2.42506317">
                <text:p>2.425063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4">
                <text:p>2.14</text:p>
              </table:table-cell>
              <table:table-cell office:value-type="float" office:value="2.56942356">
                <text:p>2.569423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15">
                <text:p>2.15</text:p>
              </table:table-cell>
              <table:table-cell office:value-type="float" office:value="2.72454145">
                <text:p>2.724541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844">
                <text:p>1.3844</text:p>
              </table:table-cell>
              <table:table-cell office:value-type="float" office:value="2.41153189">
                <text:p>2.411531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567">
                <text:p>1.7567</text:p>
              </table:table-cell>
              <table:table-cell office:value-type="float" office:value="2.53909072">
                <text:p>2.539090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176">
                <text:p>1.3176</text:p>
              </table:table-cell>
              <table:table-cell office:value-type="float" office:value="2.30440569">
                <text:p>2.304405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176">
                <text:p>1.3176</text:p>
              </table:table-cell>
              <table:table-cell office:value-type="float" office:value="2.30440569">
                <text:p>2.304405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966">
                <text:p>0.6966</text:p>
              </table:table-cell>
              <table:table-cell office:value-type="float" office:value="3.07035834">
                <text:p>3.070358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966">
                <text:p>0.6966</text:p>
              </table:table-cell>
              <table:table-cell office:value-type="float" office:value="3.07035834">
                <text:p>3.070358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4046">
                <text:p>3.4046</text:p>
              </table:table-cell>
              <table:table-cell office:value-type="float" office:value="13.56180599">
                <text:p>13.561805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437">
                <text:p>3.2437</text:p>
              </table:table-cell>
              <table:table-cell office:value-type="float" office:value="8.1021281">
                <text:p>8.10212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01">
                <text:p>0.901</text:p>
              </table:table-cell>
              <table:table-cell office:value-type="float" office:value="2.39909291">
                <text:p>2.399092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5875">
                <text:p>4.5875</text:p>
              </table:table-cell>
              <table:table-cell office:value-type="float" office:value="25.38248284">
                <text:p>25.382482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084">
                <text:p>1.2084</text:p>
              </table:table-cell>
              <table:table-cell office:value-type="float" office:value="2.24833098">
                <text:p>2.24833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563">
                <text:p>0.7563</text:p>
              </table:table-cell>
              <table:table-cell office:value-type="float" office:value="2.39200951">
                <text:p>2.39200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77">
                <text:p>0.9977</text:p>
              </table:table-cell>
              <table:table-cell office:value-type="float" office:value="2.28043136">
                <text:p>2.280431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404">
                <text:p>1.7404</text:p>
              </table:table-cell>
              <table:table-cell office:value-type="float" office:value="2.63618431">
                <text:p>2.636184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703">
                <text:p>0.5703</text:p>
              </table:table-cell>
              <table:table-cell office:value-type="float" office:value="2.3128495">
                <text:p>2.3128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7457">
                <text:p>2.7457</text:p>
              </table:table-cell>
              <table:table-cell office:value-type="float" office:value="2.30308831">
                <text:p>2.30308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865">
                <text:p>1.3865</text:p>
              </table:table-cell>
              <table:table-cell office:value-type="float" office:value="2.65679899">
                <text:p>2.656798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2832">
                <text:p>2.2832</text:p>
              </table:table-cell>
              <table:table-cell office:value-type="float" office:value="8.94468789">
                <text:p>8.944687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868">
                <text:p>1.6868</text:p>
              </table:table-cell>
              <table:table-cell office:value-type="float" office:value="2.60034227">
                <text:p>2.600342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099">
                <text:p>1.3099</text:p>
              </table:table-cell>
              <table:table-cell office:value-type="float" office:value="2.16629665">
                <text:p>2.166296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245">
                <text:p>1.9245</text:p>
              </table:table-cell>
              <table:table-cell office:value-type="float" office:value="2.58967414">
                <text:p>2.589674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857">
                <text:p>2.1857</text:p>
              </table:table-cell>
              <table:table-cell office:value-type="float" office:value="2.63141791">
                <text:p>2.63141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586">
                <text:p>1.0586</text:p>
              </table:table-cell>
              <table:table-cell office:value-type="float" office:value="2.52610559">
                <text:p>2.52610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945">
                <text:p>1.1945</text:p>
              </table:table-cell>
              <table:table-cell office:value-type="float" office:value="2.4435429">
                <text:p>2.44354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484">
                <text:p>2.5484</text:p>
              </table:table-cell>
              <table:table-cell office:value-type="float" office:value="2.27475471">
                <text:p>2.274754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2453">
                <text:p>2.2453</text:p>
              </table:table-cell>
              <table:table-cell office:value-type="float" office:value="2.4116676">
                <text:p>2.41166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752">
                <text:p>3.2752</text:p>
              </table:table-cell>
              <table:table-cell office:value-type="float" office:value="7.67026504">
                <text:p>7.670265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5">
                <text:p>1.05</text:p>
              </table:table-cell>
              <table:table-cell office:value-type="float" office:value="2.30440569">
                <text:p>2.30440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976">
                <text:p>1.0976</text:p>
              </table:table-cell>
              <table:table-cell office:value-type="float" office:value="2.39759348">
                <text:p>2.397593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716">
                <text:p>2.7716</text:p>
              </table:table-cell>
              <table:table-cell office:value-type="float" office:value="7.54639352">
                <text:p>7.54639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423">
                <text:p>1.7423</text:p>
              </table:table-cell>
              <table:table-cell office:value-type="float" office:value="11.88116452">
                <text:p>11.881164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1656">
                <text:p>1.1656</text:p>
              </table:table-cell>
              <table:table-cell office:value-type="float" office:value="2.97964117">
                <text:p>2.979641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656">
                <text:p>1.1656</text:p>
              </table:table-cell>
              <table:table-cell office:value-type="float" office:value="2.97964117">
                <text:p>2.979641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682">
                <text:p>1.0682</text:p>
              </table:table-cell>
              <table:table-cell office:value-type="float" office:value="2.40454117">
                <text:p>2.404541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614">
                <text:p>1.7614</text:p>
              </table:table-cell>
              <table:table-cell office:value-type="float" office:value="2.70860711">
                <text:p>2.708607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3">
                <text:p>1.53</text:p>
              </table:table-cell>
              <table:table-cell office:value-type="float" office:value="2.68131616">
                <text:p>2.681316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4541">
                <text:p>4.4541</text:p>
              </table:table-cell>
              <table:table-cell office:value-type="float" office:value="7.76841449">
                <text:p>7.768414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004">
                <text:p>1.5004</text:p>
              </table:table-cell>
              <table:table-cell office:value-type="float" office:value="2.48454387">
                <text:p>2.484543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603">
                <text:p>1.3603</text:p>
              </table:table-cell>
              <table:table-cell office:value-type="float" office:value="2.04455018">
                <text:p>2.044550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1347">
                <text:p>4.1347</text:p>
              </table:table-cell>
              <table:table-cell office:value-type="float" office:value="10.63511735">
                <text:p>10.635117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554">
                <text:p>1.2554</text:p>
              </table:table-cell>
              <table:table-cell office:value-type="float" office:value="2.36735332">
                <text:p>2.367353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438">
                <text:p>1.5438</text:p>
              </table:table-cell>
              <table:table-cell office:value-type="float" office:value="7.62832069">
                <text:p>7.628320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9">
                <text:p>0.69</text:p>
              </table:table-cell>
              <table:table-cell office:value-type="float" office:value="2.37543634">
                <text:p>2.375436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456">
                <text:p>1.4456</text:p>
              </table:table-cell>
              <table:table-cell office:value-type="float" office:value="2.47428287">
                <text:p>2.474282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3799">
                <text:p>2.3799</text:p>
              </table:table-cell>
              <table:table-cell office:value-type="float" office:value="2.41552706">
                <text:p>2.41552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569">
                <text:p>4.3569</text:p>
              </table:table-cell>
              <table:table-cell office:value-type="float" office:value="15.47047543">
                <text:p>15.47047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8021">
                <text:p>3.8021</text:p>
              </table:table-cell>
              <table:table-cell office:value-type="float" office:value="17.56800973">
                <text:p>17.568009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044">
                <text:p>1.9044</text:p>
              </table:table-cell>
              <table:table-cell office:value-type="float" office:value="7.53817479">
                <text:p>7.538174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714">
                <text:p>1.3714</text:p>
              </table:table-cell>
              <table:table-cell office:value-type="float" office:value="2.66002293">
                <text:p>2.660022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6311">
                <text:p>2.6311</text:p>
              </table:table-cell>
              <table:table-cell office:value-type="float" office:value="9.32144072">
                <text:p>9.321440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311">
                <text:p>2.6311</text:p>
              </table:table-cell>
              <table:table-cell office:value-type="float" office:value="9.32144072">
                <text:p>9.321440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114">
                <text:p>1.3114</text:p>
              </table:table-cell>
              <table:table-cell office:value-type="float" office:value="2.7038374">
                <text:p>2.7038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602">
                <text:p>1.0602</text:p>
              </table:table-cell>
              <table:table-cell office:value-type="float" office:value="2.67750304">
                <text:p>2.677503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874">
                <text:p>1.9874</text:p>
              </table:table-cell>
              <table:table-cell office:value-type="float" office:value="10.19281278">
                <text:p>10.192812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471">
                <text:p>1.0471</text:p>
              </table:table-cell>
              <table:table-cell office:value-type="float" office:value="2.6820907">
                <text:p>2.68209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403">
                <text:p>1.7403</text:p>
              </table:table-cell>
              <table:table-cell office:value-type="float" office:value="2.40440546">
                <text:p>2.404405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6307">
                <text:p>2.6307</text:p>
              </table:table-cell>
              <table:table-cell office:value-type="float" office:value="2.29200974">
                <text:p>2.292009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255">
                <text:p>1.1255</text:p>
              </table:table-cell>
              <table:table-cell office:value-type="float" office:value="2.5292865">
                <text:p>2.52928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081">
                <text:p>0.7081</text:p>
              </table:table-cell>
              <table:table-cell office:value-type="float" office:value="2.70883219">
                <text:p>2.7088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776">
                <text:p>1.4776</text:p>
              </table:table-cell>
              <table:table-cell office:value-type="float" office:value="2.41184965">
                <text:p>2.411849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776">
                <text:p>1.4776</text:p>
              </table:table-cell>
              <table:table-cell office:value-type="float" office:value="2.41184965">
                <text:p>2.411849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2328">
                <text:p>1.2328</text:p>
              </table:table-cell>
              <table:table-cell office:value-type="float" office:value="2.15240458">
                <text:p>2.15240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446">
                <text:p>1.0446</text:p>
              </table:table-cell>
              <table:table-cell office:value-type="float" office:value="2.60992472">
                <text:p>2.609924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757">
                <text:p>1.4757</text:p>
              </table:table-cell>
              <table:table-cell office:value-type="float" office:value="2.58672162">
                <text:p>2.586721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972">
                <text:p>2.4972</text:p>
              </table:table-cell>
              <table:table-cell office:value-type="float" office:value="11.11061653">
                <text:p>11.110616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397">
                <text:p>1.8397</text:p>
              </table:table-cell>
              <table:table-cell office:value-type="float" office:value="2.30004642">
                <text:p>2.30004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888">
                <text:p>1.0888</text:p>
              </table:table-cell>
              <table:table-cell office:value-type="float" office:value="2.27030607">
                <text:p>2.27030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635cm" svg:height="14.777cm" xlink:href=".." xlink:type="simple" chart:class="chart:scatter" chart:style-name="ch1">
        <chart:legend chart:legend-position="end" svg:x="25.107cm" svg:y="7.115cm" style:legend-expansion="high" chart:style-name="ch2"/>
        <chart:plot-area chart:style-name="ch3" table:cell-range-address="resultats.P4:resultats.P303 resultats.AG4:resultats.AG303" svg:x="1.511cm" svg:y="0.295cm" svg:width="23.044cm" svg:height="13.258cm">
          <chart:coordinate-region svg:x="2.132cm" svg:y="0.468cm" svg:width="22.236cm" svg:height="12.491cm"/>
          <chart:axis chart:dimension="x" chart:name="primary-x" chart:style-name="ch4">
            <chart:title svg:x="12.513cm" svg:y="13.848cm" chart:style-name="ch5">
              <text:p>D_TR²</text:p>
            </chart:title>
          </chart:axis>
          <chart:axis chart:dimension="y" chart:name="primary-y" chart:style-name="ch6">
            <chart:title svg:x="0.451cm" svg:y="8.185cm" chart:style-name="ch7">
              <text:p>Difficulté estimée</text:p>
            </chart:title>
            <chart:grid chart:style-name="ch8" chart:class="major"/>
          </chart:axis>
          <chart:series chart:style-name="ch9" chart:values-cell-range-address="resultats.AG4:resultats.AG303" chart:class="chart:scatter">
            <chart:domain table:cell-range-address="resultats.P4:resultats.P303"/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40064">
                <text:p>0.99840064</text:p>
                <draw:g>
                  <svg:desc>resultats.P4:resultats.P303</svg:desc>
                </draw:g>
              </table:table-cell>
              <table:table-cell office:value-type="float" office:value="2.59938899">
                <text:p>2.59938899</text:p>
                <draw:g>
                  <svg:desc>resultats.AG4:resultats.AG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49604">
                <text:p>6.749604</text:p>
              </table:table-cell>
              <table:table-cell office:value-type="float" office:value="14.37372098">
                <text:p>14.37372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0538441">
                <text:p>1.20538441</text:p>
              </table:table-cell>
              <table:table-cell office:value-type="float" office:value="2.74202487">
                <text:p>2.74202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3196225">
                <text:p>1.83196225</text:p>
              </table:table-cell>
              <table:table-cell office:value-type="float" office:value="2.40912552">
                <text:p>2.40912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4746561">
                <text:p>1.24746561</text:p>
              </table:table-cell>
              <table:table-cell office:value-type="float" office:value="2.241519">
                <text:p>2.241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3821409">
                <text:p>2.83821409</text:p>
              </table:table-cell>
              <table:table-cell office:value-type="float" office:value="2.53900135">
                <text:p>2.53900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8697729">
                <text:p>1.38697729</text:p>
              </table:table-cell>
              <table:table-cell office:value-type="float" office:value="2.28687924">
                <text:p>2.28687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511081">
                <text:p>2.10511081</text:p>
              </table:table-cell>
              <table:table-cell office:value-type="float" office:value="2.71310247">
                <text:p>2.71310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8964">
                <text:p>2.748964</text:p>
              </table:table-cell>
              <table:table-cell office:value-type="float" office:value="7.51946998">
                <text:p>7.5194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884401">
                <text:p>0.81884401</text:p>
              </table:table-cell>
              <table:table-cell office:value-type="float" office:value="2.30168156">
                <text:p>2.30168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3316">
                <text:p>1.833316</text:p>
              </table:table-cell>
              <table:table-cell office:value-type="float" office:value="2.30231708">
                <text:p>2.30231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7307076">
                <text:p>2.47307076</text:p>
              </table:table-cell>
              <table:table-cell office:value-type="float" office:value="2.83076071">
                <text:p>2.83076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34321">
                <text:p>1.234321</text:p>
              </table:table-cell>
              <table:table-cell office:value-type="float" office:value="2.45920913">
                <text:p>2.45920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4847729">
                <text:p>1.74847729</text:p>
              </table:table-cell>
              <table:table-cell office:value-type="float" office:value="2.55852704">
                <text:p>2.558527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778161">
                <text:p>0.87778161</text:p>
              </table:table-cell>
              <table:table-cell office:value-type="float" office:value="2.76204706">
                <text:p>2.76204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27104">
                <text:p>1.327104</text:p>
              </table:table-cell>
              <table:table-cell office:value-type="float" office:value="2.51198513">
                <text:p>2.51198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832896">
                <text:p>1.06832896</text:p>
              </table:table-cell>
              <table:table-cell office:value-type="float" office:value="2.37266587">
                <text:p>2.37266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6213316">
                <text:p>1.86213316</text:p>
              </table:table-cell>
              <table:table-cell office:value-type="float" office:value="2.70551888">
                <text:p>2.705518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629529">
                <text:p>1.81629529</text:p>
              </table:table-cell>
              <table:table-cell office:value-type="float" office:value="2.54912664">
                <text:p>2.5491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0541025">
                <text:p>1.40541025</text:p>
              </table:table-cell>
              <table:table-cell office:value-type="float" office:value="2.25932018">
                <text:p>2.25932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2253329">
                <text:p>1.42253329</text:p>
              </table:table-cell>
              <table:table-cell office:value-type="float" office:value="2.4509904">
                <text:p>2.4509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8157584">
                <text:p>1.48157584</text:p>
              </table:table-cell>
              <table:table-cell office:value-type="float" office:value="2.35827399">
                <text:p>2.35827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8069956">
                <text:p>1.18069956</text:p>
              </table:table-cell>
              <table:table-cell office:value-type="float" office:value="2.40068171">
                <text:p>2.40068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0601984">
                <text:p>1.50601984</text:p>
              </table:table-cell>
              <table:table-cell office:value-type="float" office:value="2.27766089">
                <text:p>2.277660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828281">
                <text:p>1.01828281</text:p>
              </table:table-cell>
              <table:table-cell office:value-type="float" office:value="2.28247363">
                <text:p>2.28247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3209089">
                <text:p>1.43209089</text:p>
              </table:table-cell>
              <table:table-cell office:value-type="float" office:value="2.81187385">
                <text:p>2.81187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231169">
                <text:p>1.62231169</text:p>
              </table:table-cell>
              <table:table-cell office:value-type="float" office:value="2.55257897">
                <text:p>2.55257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2576">
                <text:p>0.952576</text:p>
              </table:table-cell>
              <table:table-cell office:value-type="float" office:value="2.80787868">
                <text:p>2.80787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0661025">
                <text:p>2.60661025</text:p>
              </table:table-cell>
              <table:table-cell office:value-type="float" office:value="2.66288277">
                <text:p>2.66288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618401">
                <text:p>1.16618401</text:p>
              </table:table-cell>
              <table:table-cell office:value-type="float" office:value="2.30631225">
                <text:p>2.30631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908324">
                <text:p>0.89908324</text:p>
              </table:table-cell>
              <table:table-cell office:value-type="float" office:value="2.60238785">
                <text:p>2.60238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4297481">
                <text:p>1.14297481</text:p>
              </table:table-cell>
              <table:table-cell office:value-type="float" office:value="2.6383656">
                <text:p>2.6383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3558521">
                <text:p>1.63558521</text:p>
              </table:table-cell>
              <table:table-cell office:value-type="float" office:value="2.42410989">
                <text:p>2.42410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220121">
                <text:p>1.00220121</text:p>
              </table:table-cell>
              <table:table-cell office:value-type="float" office:value="2.23234699">
                <text:p>2.23234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5001009">
                <text:p>1.05001009</text:p>
              </table:table-cell>
              <table:table-cell office:value-type="float" office:value="2.43332824">
                <text:p>2.43332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564225">
                <text:p>1.45564225</text:p>
              </table:table-cell>
              <table:table-cell office:value-type="float" office:value="2.5471274">
                <text:p>2.5471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1673401">
                <text:p>2.11673401</text:p>
              </table:table-cell>
              <table:table-cell office:value-type="float" office:value="2.41811548">
                <text:p>2.41811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0986225">
                <text:p>1.10986225</text:p>
              </table:table-cell>
              <table:table-cell office:value-type="float" office:value="2.72068199">
                <text:p>2.72068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9232225">
                <text:p>3.09232225</text:p>
              </table:table-cell>
              <table:table-cell office:value-type="float" office:value="2.41039656">
                <text:p>2.410396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9176769">
                <text:p>1.99176769</text:p>
              </table:table-cell>
              <table:table-cell office:value-type="float" office:value="2.17201633">
                <text:p>2.17201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22756">
                <text:p>1.522756</text:p>
              </table:table-cell>
              <table:table-cell office:value-type="float" office:value="2.64030059">
                <text:p>2.64030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00025">
                <text:p>0.99900025</text:p>
              </table:table-cell>
              <table:table-cell office:value-type="float" office:value="2.78880646">
                <text:p>2.78880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705625">
                <text:p>3.705625</text:p>
              </table:table-cell>
              <table:table-cell office:value-type="float" office:value="2.40041029">
                <text:p>2.400410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7861161">
                <text:p>3.37861161</text:p>
              </table:table-cell>
              <table:table-cell office:value-type="float" office:value="2.44576722">
                <text:p>2.4457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604">
                <text:p>0.9604</text:p>
              </table:table-cell>
              <table:table-cell office:value-type="float" office:value="2.68204436">
                <text:p>2.682044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8721284">
                <text:p>1.38721284</text:p>
              </table:table-cell>
              <table:table-cell office:value-type="float" office:value="2.53931911">
                <text:p>2.539319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073641">
                <text:p>0.70073641</text:p>
              </table:table-cell>
              <table:table-cell office:value-type="float" office:value="2.31303155">
                <text:p>2.31303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4394496">
                <text:p>2.84394496</text:p>
              </table:table-cell>
              <table:table-cell office:value-type="float" office:value="7.91672371">
                <text:p>7.916723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750224">
                <text:p>1.06750224</text:p>
              </table:table-cell>
              <table:table-cell office:value-type="float" office:value="2.44308943">
                <text:p>2.443089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364036">
                <text:p>0.90364036</text:p>
              </table:table-cell>
              <table:table-cell office:value-type="float" office:value="2.94398848">
                <text:p>2.943988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552025">
                <text:p>1.25552025</text:p>
              </table:table-cell>
              <table:table-cell office:value-type="float" office:value="2.50315931">
                <text:p>2.50315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9112996">
                <text:p>1.59112996</text:p>
              </table:table-cell>
              <table:table-cell office:value-type="float" office:value="2.67200844">
                <text:p>2.67200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3121216">
                <text:p>1.23121216</text:p>
              </table:table-cell>
              <table:table-cell office:value-type="float" office:value="2.33364623">
                <text:p>2.33364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500625">
                <text:p>1.00500625</text:p>
              </table:table-cell>
              <table:table-cell office:value-type="float" office:value="2.69825343">
                <text:p>2.698253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9986841">
                <text:p>2.89986841</text:p>
              </table:table-cell>
              <table:table-cell office:value-type="float" office:value="2.70647216">
                <text:p>2.70647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90841">
                <text:p>1.490841</text:p>
              </table:table-cell>
              <table:table-cell office:value-type="float" office:value="2.3998178">
                <text:p>2.3998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82867489">
                <text:p>3.82867489</text:p>
              </table:table-cell>
              <table:table-cell office:value-type="float" office:value="3.21662529">
                <text:p>3.216625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5512881">
                <text:p>1.35512881</text:p>
              </table:table-cell>
              <table:table-cell office:value-type="float" office:value="2.47809599">
                <text:p>2.47809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2730809">
                <text:p>1.42730809</text:p>
              </table:table-cell>
              <table:table-cell office:value-type="float" office:value="2.5029058">
                <text:p>2.5029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104225">
                <text:p>1.25104225</text:p>
              </table:table-cell>
              <table:table-cell office:value-type="float" office:value="2.66760614">
                <text:p>2.66760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40624">
                <text:p>1.140624</text:p>
              </table:table-cell>
              <table:table-cell office:value-type="float" office:value="2.54676661">
                <text:p>2.546766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8791204">
                <text:p>1.48791204</text:p>
              </table:table-cell>
              <table:table-cell office:value-type="float" office:value="2.64086134">
                <text:p>2.64086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65156">
                <text:p>3.865156</text:p>
              </table:table-cell>
              <table:table-cell office:value-type="float" office:value="2.5998888">
                <text:p>2.59988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641024">
                <text:p>1.00641024</text:p>
              </table:table-cell>
              <table:table-cell office:value-type="float" office:value="2.19508372">
                <text:p>2.195083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5716">
                <text:p>0.715716</text:p>
              </table:table-cell>
              <table:table-cell office:value-type="float" office:value="2.20071403">
                <text:p>2.20071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1068681">
                <text:p>1.51068681</text:p>
              </table:table-cell>
              <table:table-cell office:value-type="float" office:value="2.69398684">
                <text:p>2.693986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5214969">
                <text:p>5.55214969</text:p>
              </table:table-cell>
              <table:table-cell office:value-type="float" office:value="7.94178703">
                <text:p>7.94178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7326849">
                <text:p>1.57326849</text:p>
              </table:table-cell>
              <table:table-cell office:value-type="float" office:value="2.58440462">
                <text:p>2.58440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9686544">
                <text:p>1.29686544</text:p>
              </table:table-cell>
              <table:table-cell office:value-type="float" office:value="2.49709344">
                <text:p>2.497093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889769">
                <text:p>1.07889769</text:p>
              </table:table-cell>
              <table:table-cell office:value-type="float" office:value="2.67646039">
                <text:p>2.676460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7388801">
                <text:p>2.07388801</text:p>
              </table:table-cell>
              <table:table-cell office:value-type="float" office:value="2.30372383">
                <text:p>2.30372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0537481">
                <text:p>1.70537481</text:p>
              </table:table-cell>
              <table:table-cell office:value-type="float" office:value="2.3844263">
                <text:p>2.3844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9254161">
                <text:p>1.29254161</text:p>
              </table:table-cell>
              <table:table-cell office:value-type="float" office:value="2.62635887">
                <text:p>2.62635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787904">
                <text:p>0.74787904</text:p>
              </table:table-cell>
              <table:table-cell office:value-type="float" office:value="2.66383605">
                <text:p>2.663836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3328784">
                <text:p>1.43328784</text:p>
              </table:table-cell>
              <table:table-cell office:value-type="float" office:value="2.53509555">
                <text:p>2.53509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0231225">
                <text:p>1.20231225</text:p>
              </table:table-cell>
              <table:table-cell office:value-type="float" office:value="2.07978182">
                <text:p>2.07978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29049">
                <text:p>2.229049</text:p>
              </table:table-cell>
              <table:table-cell office:value-type="float" office:value="2.29005684">
                <text:p>2.29005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6877696">
                <text:p>1.26877696</text:p>
              </table:table-cell>
              <table:table-cell office:value-type="float" office:value="2.60579053">
                <text:p>2.60579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7647744">
                <text:p>2.27647744</text:p>
              </table:table-cell>
              <table:table-cell office:value-type="float" office:value="2.41189599">
                <text:p>2.411895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93376">
                <text:p>1.893376</text:p>
              </table:table-cell>
              <table:table-cell office:value-type="float" office:value="2.55039768">
                <text:p>2.550397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6043904">
                <text:p>3.86043904</text:p>
              </table:table-cell>
              <table:table-cell office:value-type="float" office:value="2.5419969">
                <text:p>2.5419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3476544">
                <text:p>1.23476544</text:p>
              </table:table-cell>
              <table:table-cell office:value-type="float" office:value="2.25713889">
                <text:p>2.25713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6025">
                <text:p>2.576025</text:p>
              </table:table-cell>
              <table:table-cell office:value-type="float" office:value="2.41094271">
                <text:p>2.41094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7089156">
                <text:p>2.57089156</text:p>
              </table:table-cell>
              <table:table-cell office:value-type="float" office:value="2.44472457">
                <text:p>2.444724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2896201">
                <text:p>1.72896201</text:p>
              </table:table-cell>
              <table:table-cell office:value-type="float" office:value="2.4715124">
                <text:p>2.4715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6380944">
                <text:p>1.16380944</text:p>
              </table:table-cell>
              <table:table-cell office:value-type="float" office:value="2.70120595">
                <text:p>2.70120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4237225">
                <text:p>3.64237225</text:p>
              </table:table-cell>
              <table:table-cell office:value-type="float" office:value="2.41866163">
                <text:p>2.41866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0469904">
                <text:p>1.40469904</text:p>
              </table:table-cell>
              <table:table-cell office:value-type="float" office:value="2.23965878">
                <text:p>2.23965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0405136">
                <text:p>2.70405136</text:p>
              </table:table-cell>
              <table:table-cell office:value-type="float" office:value="2.51443784">
                <text:p>2.51443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3600625">
                <text:p>0.63600625</text:p>
              </table:table-cell>
              <table:table-cell office:value-type="float" office:value="2.60157028">
                <text:p>2.60157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8415396">
                <text:p>1.98415396</text:p>
              </table:table-cell>
              <table:table-cell office:value-type="float" office:value="2.24351824">
                <text:p>2.24351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6698225">
                <text:p>2.36698225</text:p>
              </table:table-cell>
              <table:table-cell office:value-type="float" office:value="2.68004512">
                <text:p>2.68004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8548025">
                <text:p>2.38548025</text:p>
              </table:table-cell>
              <table:table-cell office:value-type="float" office:value="2.51398437">
                <text:p>2.513984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6544369">
                <text:p>1.76544369</text:p>
              </table:table-cell>
              <table:table-cell office:value-type="float" office:value="2.55998013">
                <text:p>2.55998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9447696">
                <text:p>1.89447696</text:p>
              </table:table-cell>
              <table:table-cell office:value-type="float" office:value="2.78113388">
                <text:p>2.781133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301009">
                <text:p>0.72301009</text:p>
              </table:table-cell>
              <table:table-cell office:value-type="float" office:value="2.24465357">
                <text:p>2.244653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318724">
                <text:p>0.65318724</text:p>
              </table:table-cell>
              <table:table-cell office:value-type="float" office:value="2.82136362">
                <text:p>2.82136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1225">
                <text:p>0.931225</text:p>
              </table:table-cell>
              <table:table-cell office:value-type="float" office:value="2.55952335">
                <text:p>2.559523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6472516">
                <text:p>1.26472516</text:p>
              </table:table-cell>
              <table:table-cell office:value-type="float" office:value="3.18275406">
                <text:p>3.182754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1171209">
                <text:p>1.31171209</text:p>
              </table:table-cell>
              <table:table-cell office:value-type="float" office:value="2.65956946">
                <text:p>2.659569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718929">
                <text:p>0.91718929</text:p>
              </table:table-cell>
              <table:table-cell office:value-type="float" office:value="2.37652533">
                <text:p>2.376525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2390544">
                <text:p>0.92390544</text:p>
              </table:table-cell>
              <table:table-cell office:value-type="float" office:value="2.45407863">
                <text:p>2.454078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4304921">
                <text:p>1.34304921</text:p>
              </table:table-cell>
              <table:table-cell office:value-type="float" office:value="2.4147128">
                <text:p>2.4147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1242121">
                <text:p>1.21242121</text:p>
              </table:table-cell>
              <table:table-cell office:value-type="float" office:value="2.5758251">
                <text:p>2.5758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2532001">
                <text:p>2.32532001</text:p>
              </table:table-cell>
              <table:table-cell office:value-type="float" office:value="2.29214545">
                <text:p>2.292145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8376361">
                <text:p>0.68376361</text:p>
              </table:table-cell>
              <table:table-cell office:value-type="float" office:value="2.4494016">
                <text:p>2.4494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33937025">
                <text:p>2.33937025</text:p>
              </table:table-cell>
              <table:table-cell office:value-type="float" office:value="2.39205585">
                <text:p>2.392055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1142436">
                <text:p>1.51142436</text:p>
              </table:table-cell>
              <table:table-cell office:value-type="float" office:value="2.70501907">
                <text:p>2.705019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8690944">
                <text:p>0.68690944</text:p>
              </table:table-cell>
              <table:table-cell office:value-type="float" office:value="2.28606167">
                <text:p>2.28606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1136">
                <text:p>0.891136</text:p>
              </table:table-cell>
              <table:table-cell office:value-type="float" office:value="2.55462124">
                <text:p>2.55462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2921569">
                <text:p>1.22921569</text:p>
              </table:table-cell>
              <table:table-cell office:value-type="float" office:value="2.31816205">
                <text:p>2.318162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8255625">
                <text:p>1.28255625</text:p>
              </table:table-cell>
              <table:table-cell office:value-type="float" office:value="2.67768509">
                <text:p>2.67768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41678116">
                <text:p>2.41678116</text:p>
              </table:table-cell>
              <table:table-cell office:value-type="float" office:value="2.68794609">
                <text:p>2.68794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0796676">
                <text:p>1.10796676</text:p>
              </table:table-cell>
              <table:table-cell office:value-type="float" office:value="2.56760637">
                <text:p>2.567606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7628025">
                <text:p>1.57628025</text:p>
              </table:table-cell>
              <table:table-cell office:value-type="float" office:value="2.4088541">
                <text:p>2.4088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4919225">
                <text:p>2.04919225</text:p>
              </table:table-cell>
              <table:table-cell office:value-type="float" office:value="2.24955568">
                <text:p>2.249555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83524">
                <text:p>1.483524</text:p>
              </table:table-cell>
              <table:table-cell office:value-type="float" office:value="2.43341761">
                <text:p>2.43341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5365056">
                <text:p>3.45365056</text:p>
              </table:table-cell>
              <table:table-cell office:value-type="float" office:value="2.44717397">
                <text:p>2.447173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8482921">
                <text:p>1.58482921</text:p>
              </table:table-cell>
              <table:table-cell office:value-type="float" office:value="2.15767079">
                <text:p>2.157670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8056025">
                <text:p>1.08056025</text:p>
              </table:table-cell>
              <table:table-cell office:value-type="float" office:value="2.27661824">
                <text:p>2.276618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9552356">
                <text:p>1.19552356</text:p>
              </table:table-cell>
              <table:table-cell office:value-type="float" office:value="2.52256389">
                <text:p>2.522563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5350416">
                <text:p>1.25350416</text:p>
              </table:table-cell>
              <table:table-cell office:value-type="float" office:value="2.29496226">
                <text:p>2.29496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700225">
                <text:p>0.99700225</text:p>
              </table:table-cell>
              <table:table-cell office:value-type="float" office:value="2.39396241">
                <text:p>2.393962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9035264">
                <text:p>1.49035264</text:p>
              </table:table-cell>
              <table:table-cell office:value-type="float" office:value="2.41770835">
                <text:p>2.41770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0607289">
                <text:p>1.10607289</text:p>
              </table:table-cell>
              <table:table-cell office:value-type="float" office:value="2.2477418">
                <text:p>2.2477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68944">
                <text:p>1.468944</text:p>
              </table:table-cell>
              <table:table-cell office:value-type="float" office:value="2.43073982">
                <text:p>2.430739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1462441">
                <text:p>1.21462441</text:p>
              </table:table-cell>
              <table:table-cell office:value-type="float" office:value="2.37153054">
                <text:p>2.371530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3064464">
                <text:p>2.53064464</text:p>
              </table:table-cell>
              <table:table-cell office:value-type="float" office:value="2.27411919">
                <text:p>2.274119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8831801">
                <text:p>1.18831801</text:p>
              </table:table-cell>
              <table:table-cell office:value-type="float" office:value="2.42419926">
                <text:p>2.424199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1179716">
                <text:p>0.51179716</text:p>
              </table:table-cell>
              <table:table-cell office:value-type="float" office:value="2.62018572">
                <text:p>2.620185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4266401">
                <text:p>1.74266401</text:p>
              </table:table-cell>
              <table:table-cell office:value-type="float" office:value="2.5301471">
                <text:p>2.5301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3965956">
                <text:p>1.23965956</text:p>
              </table:table-cell>
              <table:table-cell office:value-type="float" office:value="2.65416423">
                <text:p>2.65416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84833129">
                <text:p>2.84833129</text:p>
              </table:table-cell>
              <table:table-cell office:value-type="float" office:value="2.40499464">
                <text:p>2.404994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8783376">
                <text:p>0.78783376</text:p>
              </table:table-cell>
              <table:table-cell office:value-type="float" office:value="2.25296167">
                <text:p>2.25296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18613881">
                <text:p>1.18613881</text:p>
              </table:table-cell>
              <table:table-cell office:value-type="float" office:value="2.56320076">
                <text:p>2.56320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82373369">
                <text:p>4.82373369</text:p>
              </table:table-cell>
              <table:table-cell office:value-type="float" office:value="3.75726157">
                <text:p>3.75726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04575809">
                <text:p>2.04575809</text:p>
              </table:table-cell>
              <table:table-cell office:value-type="float" office:value="2.42147513">
                <text:p>2.421475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640676">
                <text:p>0.56640676</text:p>
              </table:table-cell>
              <table:table-cell office:value-type="float" office:value="2.73325999">
                <text:p>2.73325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5532544">
                <text:p>3.95532544</text:p>
              </table:table-cell>
              <table:table-cell office:value-type="float" office:value="2.65943375">
                <text:p>2.65943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8059456">
                <text:p>0.88059456</text:p>
              </table:table-cell>
              <table:table-cell office:value-type="float" office:value="2.32746977">
                <text:p>2.327469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03649">
                <text:p>1.803649</text:p>
              </table:table-cell>
              <table:table-cell office:value-type="float" office:value="2.40113518">
                <text:p>2.40113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5945849">
                <text:p>1.05945849</text:p>
              </table:table-cell>
              <table:table-cell office:value-type="float" office:value="2.5612942">
                <text:p>2.56129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3015449">
                <text:p>1.93015449</text:p>
              </table:table-cell>
              <table:table-cell office:value-type="float" office:value="2.42193191">
                <text:p>2.42193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0507776">
                <text:p>1.30507776</text:p>
              </table:table-cell>
              <table:table-cell office:value-type="float" office:value="2.8175505">
                <text:p>2.81755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50430625">
                <text:p>2.50430625</text:p>
              </table:table-cell>
              <table:table-cell office:value-type="float" office:value="2.46915237">
                <text:p>2.469152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1473769">
                <text:p>3.01473769</text:p>
              </table:table-cell>
              <table:table-cell office:value-type="float" office:value="2.66106558">
                <text:p>2.661065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4809">
                <text:p>0.644809</text:p>
              </table:table-cell>
              <table:table-cell office:value-type="float" office:value="2.41839021">
                <text:p>2.41839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2223001">
                <text:p>1.82223001</text:p>
              </table:table-cell>
              <table:table-cell office:value-type="float" office:value="2.38093094">
                <text:p>2.380930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6234249">
                <text:p>1.06234249</text:p>
              </table:table-cell>
              <table:table-cell office:value-type="float" office:value="2.68803877">
                <text:p>2.688038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43281">
                <text:p>1.343281</text:p>
              </table:table-cell>
              <table:table-cell office:value-type="float" office:value="2.38465469">
                <text:p>2.384654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8896">
                <text:p>0.698896</text:p>
              </table:table-cell>
              <table:table-cell office:value-type="float" office:value="2.55094383">
                <text:p>2.550943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7504">
                <text:p>1.567504</text:p>
              </table:table-cell>
              <table:table-cell office:value-type="float" office:value="2.41107842">
                <text:p>2.411078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39361201">
                <text:p>9.39361201</text:p>
              </table:table-cell>
              <table:table-cell office:value-type="float" office:value="8.50453742">
                <text:p>8.504537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2080401">
                <text:p>1.22080401</text:p>
              </table:table-cell>
              <table:table-cell office:value-type="float" office:value="2.30744758">
                <text:p>2.30744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1767744">
                <text:p>1.01767744</text:p>
              </table:table-cell>
              <table:table-cell office:value-type="float" office:value="2.39119194">
                <text:p>2.391191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7331044">
                <text:p>1.47331044</text:p>
              </table:table-cell>
              <table:table-cell office:value-type="float" office:value="2.52124982">
                <text:p>2.52124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2409769">
                <text:p>0.92409769</text:p>
              </table:table-cell>
              <table:table-cell office:value-type="float" office:value="2.50967144">
                <text:p>2.50967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548025">
                <text:p>0.84548025</text:p>
              </table:table-cell>
              <table:table-cell office:value-type="float" office:value="2.5147556">
                <text:p>2.51475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79801281">
                <text:p>1.79801281</text:p>
              </table:table-cell>
              <table:table-cell office:value-type="float" office:value="2.45298633">
                <text:p>2.452986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334784">
                <text:p>2.334784</text:p>
              </table:table-cell>
              <table:table-cell office:value-type="float" office:value="2.92537304">
                <text:p>2.925373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7791025">
                <text:p>3.27791025</text:p>
              </table:table-cell>
              <table:table-cell office:value-type="float" office:value="2.39423383">
                <text:p>2.394233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93889">
                <text:p>0.693889</text:p>
              </table:table-cell>
              <table:table-cell office:value-type="float" office:value="2.39269137">
                <text:p>2.392691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2646025">
                <text:p>1.52646025</text:p>
              </table:table-cell>
              <table:table-cell office:value-type="float" office:value="2.52329209">
                <text:p>2.52329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2894784">
                <text:p>1.32894784</text:p>
              </table:table-cell>
              <table:table-cell office:value-type="float" office:value="2.57164788">
                <text:p>2.571647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2979729">
                <text:p>1.82979729</text:p>
              </table:table-cell>
              <table:table-cell office:value-type="float" office:value="2.29596188">
                <text:p>2.29596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23076">
                <text:p>1.623076</text:p>
              </table:table-cell>
              <table:table-cell office:value-type="float" office:value="2.43305351">
                <text:p>2.433053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1431844">
                <text:p>0.91431844</text:p>
              </table:table-cell>
              <table:table-cell office:value-type="float" office:value="2.43278209">
                <text:p>2.432782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8121">
                <text:p>0.978121</text:p>
              </table:table-cell>
              <table:table-cell office:value-type="float" office:value="2.94062883">
                <text:p>2.940628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0620561">
                <text:p>2.50620561</text:p>
              </table:table-cell>
              <table:table-cell office:value-type="float" office:value="2.3321468">
                <text:p>2.33214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787921">
                <text:p>1.01787921</text:p>
              </table:table-cell>
              <table:table-cell office:value-type="float" office:value="2.71905016">
                <text:p>2.719050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249489">
                <text:p>0.55249489</text:p>
              </table:table-cell>
              <table:table-cell office:value-type="float" office:value="2.519522">
                <text:p>2.519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3135504">
                <text:p>3.33135504</text:p>
              </table:table-cell>
              <table:table-cell office:value-type="float" office:value="2.68876366">
                <text:p>2.688763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8783376">
                <text:p>0.78783376</text:p>
              </table:table-cell>
              <table:table-cell office:value-type="float" office:value="2.3356885">
                <text:p>2.33568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2522761">
                <text:p>1.22522761</text:p>
              </table:table-cell>
              <table:table-cell office:value-type="float" office:value="2.29854699">
                <text:p>2.298546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78864">
                <text:p>0.478864</text:p>
              </table:table-cell>
              <table:table-cell office:value-type="float" office:value="2.38215564">
                <text:p>2.382155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609">
                <text:p>1.0609</text:p>
              </table:table-cell>
              <table:table-cell office:value-type="float" office:value="2.51164946">
                <text:p>2.511649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6131204">
                <text:p>1.06131204</text:p>
              </table:table-cell>
              <table:table-cell office:value-type="float" office:value="2.34068329">
                <text:p>2.340683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8843364">
                <text:p>0.98843364</text:p>
              </table:table-cell>
              <table:table-cell office:value-type="float" office:value="2.39100989">
                <text:p>2.391009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702225">
                <text:p>0.73702225</text:p>
              </table:table-cell>
              <table:table-cell office:value-type="float" office:value="2.65293953">
                <text:p>2.652939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5433536">
                <text:p>1.15433536</text:p>
              </table:table-cell>
              <table:table-cell office:value-type="float" office:value="2.50903592">
                <text:p>2.50903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37934689">
                <text:p>3.37934689</text:p>
              </table:table-cell>
              <table:table-cell office:value-type="float" office:value="2.38646857">
                <text:p>2.386468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3958464">
                <text:p>1.53958464</text:p>
              </table:table-cell>
              <table:table-cell office:value-type="float" office:value="2.45276125">
                <text:p>2.45276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6025081">
                <text:p>1.56025081</text:p>
              </table:table-cell>
              <table:table-cell office:value-type="float" office:value="2.55707395">
                <text:p>2.557073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96650625">
                <text:p>7.96650625</text:p>
              </table:table-cell>
              <table:table-cell office:value-type="float" office:value="2.47668924">
                <text:p>2.476689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1655296">
                <text:p>3.81655296</text:p>
              </table:table-cell>
              <table:table-cell office:value-type="float" office:value="2.56229382">
                <text:p>2.56229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65173904">
                <text:p>1.65173904</text:p>
              </table:table-cell>
              <table:table-cell office:value-type="float" office:value="2.42352071">
                <text:p>2.423520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0964004">
                <text:p>0.80964004</text:p>
              </table:table-cell>
              <table:table-cell office:value-type="float" office:value="2.30041052">
                <text:p>2.300410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4081636">
                <text:p>1.74081636</text:p>
              </table:table-cell>
              <table:table-cell office:value-type="float" office:value="2.79466516">
                <text:p>2.794665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7029124">
                <text:p>1.17029124</text:p>
              </table:table-cell>
              <table:table-cell office:value-type="float" office:value="2.3998178">
                <text:p>2.39981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47412321">
                <text:p>3.47412321</text:p>
              </table:table-cell>
              <table:table-cell office:value-type="float" office:value="2.32560955">
                <text:p>2.325609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93106436">
                <text:p>4.93106436</text:p>
              </table:table-cell>
              <table:table-cell office:value-type="float" office:value="8.51596248">
                <text:p>8.51596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6275881">
                <text:p>0.66275881</text:p>
              </table:table-cell>
              <table:table-cell office:value-type="float" office:value="2.60125252">
                <text:p>2.601252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4288144">
                <text:p>1.44288144</text:p>
              </table:table-cell>
              <table:table-cell office:value-type="float" office:value="7.49862691">
                <text:p>7.498626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57885504">
                <text:p>19.57885504</text:p>
              </table:table-cell>
              <table:table-cell office:value-type="float" office:value="16.24246239">
                <text:p>16.24246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25766401">
                <text:p>3.25766401</text:p>
              </table:table-cell>
              <table:table-cell office:value-type="float" office:value="7.92670998">
                <text:p>7.92670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1550625">
                <text:p>1.21550625</text:p>
              </table:table-cell>
              <table:table-cell office:value-type="float" office:value="2.58417954">
                <text:p>2.584179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1550625">
                <text:p>1.21550625</text:p>
              </table:table-cell>
              <table:table-cell office:value-type="float" office:value="2.58417954">
                <text:p>2.584179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0827844">
                <text:p>1.30827844</text:p>
              </table:table-cell>
              <table:table-cell office:value-type="float" office:value="2.2804777">
                <text:p>2.28047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689">
                <text:p>1.7689</text:p>
              </table:table-cell>
              <table:table-cell office:value-type="float" office:value="2.85178583">
                <text:p>2.851785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4597321">
                <text:p>0.54597321</text:p>
              </table:table-cell>
              <table:table-cell office:value-type="float" office:value="2.65003335">
                <text:p>2.65003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45109201">
                <text:p>6.45109201</text:p>
              </table:table-cell>
              <table:table-cell office:value-type="float" office:value="7.47710529">
                <text:p>7.47710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8547344">
                <text:p>1.48547344</text:p>
              </table:table-cell>
              <table:table-cell office:value-type="float" office:value="2.26808175">
                <text:p>2.268081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8591524">
                <text:p>0.68591524</text:p>
              </table:table-cell>
              <table:table-cell office:value-type="float" office:value="2.2714414">
                <text:p>2.27144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25802329">
                <text:p>9.25802329</text:p>
              </table:table-cell>
              <table:table-cell office:value-type="float" office:value="2.57986661">
                <text:p>2.579866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83428801">
                <text:p>11.83428801</text:p>
              </table:table-cell>
              <table:table-cell office:value-type="float" office:value="7.63731065">
                <text:p>7.637310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9552356">
                <text:p>1.19552356</text:p>
              </table:table-cell>
              <table:table-cell office:value-type="float" office:value="2.44531375">
                <text:p>2.44531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9999041">
                <text:p>0.49999041</text:p>
              </table:table-cell>
              <table:table-cell office:value-type="float" office:value="2.57055889">
                <text:p>2.570558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2432384">
                <text:p>1.92432384</text:p>
              </table:table-cell>
              <table:table-cell office:value-type="float" office:value="2.39704733">
                <text:p>2.397047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87470864">
                <text:p>1.87470864</text:p>
              </table:table-cell>
              <table:table-cell office:value-type="float" office:value="2.55584594">
                <text:p>2.555845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2293689">
                <text:p>1.92293689</text:p>
              </table:table-cell>
              <table:table-cell office:value-type="float" office:value="2.6404363">
                <text:p>2.64043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87774864">
                <text:p>3.87774864</text:p>
              </table:table-cell>
              <table:table-cell office:value-type="float" office:value="2.44494965">
                <text:p>2.444949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1144681">
                <text:p>1.81144681</text:p>
              </table:table-cell>
              <table:table-cell office:value-type="float" office:value="2.38996724">
                <text:p>2.389967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61518681">
                <text:p>1.61518681</text:p>
              </table:table-cell>
              <table:table-cell office:value-type="float" office:value="2.3112607">
                <text:p>2.3112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71409984">
                <text:p>3.71409984</text:p>
              </table:table-cell>
              <table:table-cell office:value-type="float" office:value="2.42079658">
                <text:p>2.420796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51528321">
                <text:p>16.51528321</text:p>
              </table:table-cell>
              <table:table-cell office:value-type="float" office:value="23.0464681">
                <text:p>23.04646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08721025">
                <text:p>9.08721025</text:p>
              </table:table-cell>
              <table:table-cell office:value-type="float" office:value="14.86470412">
                <text:p>14.864704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37714009">
                <text:p>6.37714009</text:p>
              </table:table-cell>
              <table:table-cell office:value-type="float" office:value="2.52283862">
                <text:p>2.522838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0331536">
                <text:p>3.70331536</text:p>
              </table:table-cell>
              <table:table-cell office:value-type="float" office:value="2.5292865">
                <text:p>2.52928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1635524">
                <text:p>2.81635524</text:p>
              </table:table-cell>
              <table:table-cell office:value-type="float" office:value="2.38515119">
                <text:p>2.38515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02837681">
                <text:p>11.02837681</text:p>
              </table:table-cell>
              <table:table-cell office:value-type="float" office:value="2.54808399">
                <text:p>2.548083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7874721">
                <text:p>3.77874721</text:p>
              </table:table-cell>
              <table:table-cell office:value-type="float" office:value="2.63126429">
                <text:p>2.63126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2880369">
                <text:p>0.72880369</text:p>
              </table:table-cell>
              <table:table-cell office:value-type="float" office:value="2.41189599">
                <text:p>2.411895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12025">
                <text:p>0.912025</text:p>
              </table:table-cell>
              <table:table-cell office:value-type="float" office:value="2.48059173">
                <text:p>2.480591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0187009">
                <text:p>1.10187009</text:p>
              </table:table-cell>
              <table:table-cell office:value-type="float" office:value="2.51970405">
                <text:p>2.519704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736644">
                <text:p>0.52736644</text:p>
              </table:table-cell>
              <table:table-cell office:value-type="float" office:value="2.57587144">
                <text:p>2.57587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93458321">
                <text:p>5.93458321</text:p>
              </table:table-cell>
              <table:table-cell office:value-type="float" office:value="7.78017161">
                <text:p>7.780171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79332096">
                <text:p>6.79332096</text:p>
              </table:table-cell>
              <table:table-cell office:value-type="float" office:value="2.66692428">
                <text:p>2.666924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61129">
                <text:p>1.261129</text:p>
              </table:table-cell>
              <table:table-cell office:value-type="float" office:value="3.11337646">
                <text:p>3.113376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72085025">
                <text:p>2.72085025</text:p>
              </table:table-cell>
              <table:table-cell office:value-type="float" office:value="7.49594912">
                <text:p>7.495949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18507524">
                <text:p>2.18507524</text:p>
              </table:table-cell>
              <table:table-cell office:value-type="float" office:value="2.69634687">
                <text:p>2.696346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664">
                <text:p>1.1664</text:p>
              </table:table-cell>
              <table:table-cell office:value-type="float" office:value="2.42506317">
                <text:p>2.425063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5796">
                <text:p>4.5796</text:p>
              </table:table-cell>
              <table:table-cell office:value-type="float" office:value="2.56942356">
                <text:p>2.569423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225">
                <text:p>4.6225</text:p>
              </table:table-cell>
              <table:table-cell office:value-type="float" office:value="2.72454145">
                <text:p>2.724541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1656336">
                <text:p>1.91656336</text:p>
              </table:table-cell>
              <table:table-cell office:value-type="float" office:value="2.41153189">
                <text:p>2.411531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8599489">
                <text:p>3.08599489</text:p>
              </table:table-cell>
              <table:table-cell office:value-type="float" office:value="2.53909072">
                <text:p>2.539090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3606976">
                <text:p>1.73606976</text:p>
              </table:table-cell>
              <table:table-cell office:value-type="float" office:value="2.30440569">
                <text:p>2.304405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3606976">
                <text:p>1.73606976</text:p>
              </table:table-cell>
              <table:table-cell office:value-type="float" office:value="2.30440569">
                <text:p>2.304405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8525156">
                <text:p>0.48525156</text:p>
              </table:table-cell>
              <table:table-cell office:value-type="float" office:value="3.07035834">
                <text:p>3.070358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8525156">
                <text:p>0.48525156</text:p>
              </table:table-cell>
              <table:table-cell office:value-type="float" office:value="3.07035834">
                <text:p>3.070358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59130116">
                <text:p>11.59130116</text:p>
              </table:table-cell>
              <table:table-cell office:value-type="float" office:value="13.56180599">
                <text:p>13.561805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52158969">
                <text:p>10.52158969</text:p>
              </table:table-cell>
              <table:table-cell office:value-type="float" office:value="8.1021281">
                <text:p>8.10212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11801">
                <text:p>0.811801</text:p>
              </table:table-cell>
              <table:table-cell office:value-type="float" office:value="2.39909291">
                <text:p>2.399092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.04515625">
                <text:p>21.04515625</text:p>
              </table:table-cell>
              <table:table-cell office:value-type="float" office:value="25.38248284">
                <text:p>25.382482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6023056">
                <text:p>1.46023056</text:p>
              </table:table-cell>
              <table:table-cell office:value-type="float" office:value="2.24833098">
                <text:p>2.24833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7198969">
                <text:p>0.57198969</text:p>
              </table:table-cell>
              <table:table-cell office:value-type="float" office:value="2.39200951">
                <text:p>2.39200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540529">
                <text:p>0.99540529</text:p>
              </table:table-cell>
              <table:table-cell office:value-type="float" office:value="2.28043136">
                <text:p>2.280431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02899216">
                <text:p>3.02899216</text:p>
              </table:table-cell>
              <table:table-cell office:value-type="float" office:value="2.63618431">
                <text:p>2.636184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2524209">
                <text:p>0.32524209</text:p>
              </table:table-cell>
              <table:table-cell office:value-type="float" office:value="2.3128495">
                <text:p>2.3128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53886849">
                <text:p>7.53886849</text:p>
              </table:table-cell>
              <table:table-cell office:value-type="float" office:value="2.30308831">
                <text:p>2.30308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2238225">
                <text:p>1.92238225</text:p>
              </table:table-cell>
              <table:table-cell office:value-type="float" office:value="2.65679899">
                <text:p>2.656798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21300224">
                <text:p>5.21300224</text:p>
              </table:table-cell>
              <table:table-cell office:value-type="float" office:value="8.94468789">
                <text:p>8.944687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84529424">
                <text:p>2.84529424</text:p>
              </table:table-cell>
              <table:table-cell office:value-type="float" office:value="2.60034227">
                <text:p>2.600342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1583801">
                <text:p>1.71583801</text:p>
              </table:table-cell>
              <table:table-cell office:value-type="float" office:value="2.16629665">
                <text:p>2.166296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70370025">
                <text:p>3.70370025</text:p>
              </table:table-cell>
              <table:table-cell office:value-type="float" office:value="2.58967414">
                <text:p>2.589674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77728449">
                <text:p>4.77728449</text:p>
              </table:table-cell>
              <table:table-cell office:value-type="float" office:value="2.63141791">
                <text:p>2.63141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2063396">
                <text:p>1.12063396</text:p>
              </table:table-cell>
              <table:table-cell office:value-type="float" office:value="2.52610559">
                <text:p>2.52610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42683025">
                <text:p>1.42683025</text:p>
              </table:table-cell>
              <table:table-cell office:value-type="float" office:value="2.4435429">
                <text:p>2.44354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49434256">
                <text:p>6.49434256</text:p>
              </table:table-cell>
              <table:table-cell office:value-type="float" office:value="2.27475471">
                <text:p>2.274754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04137209">
                <text:p>5.04137209</text:p>
              </table:table-cell>
              <table:table-cell office:value-type="float" office:value="2.4116676">
                <text:p>2.41166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72693504">
                <text:p>10.72693504</text:p>
              </table:table-cell>
              <table:table-cell office:value-type="float" office:value="7.67026504">
                <text:p>7.670265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025">
                <text:p>1.1025</text:p>
              </table:table-cell>
              <table:table-cell office:value-type="float" office:value="2.30440569">
                <text:p>2.30440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0472576">
                <text:p>1.20472576</text:p>
              </table:table-cell>
              <table:table-cell office:value-type="float" office:value="2.39759348">
                <text:p>2.397593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68176656">
                <text:p>7.68176656</text:p>
              </table:table-cell>
              <table:table-cell office:value-type="float" office:value="7.54639352">
                <text:p>7.54639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3560929">
                <text:p>3.03560929</text:p>
              </table:table-cell>
              <table:table-cell office:value-type="float" office:value="11.88116452">
                <text:p>11.881164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35862336">
                <text:p>1.35862336</text:p>
              </table:table-cell>
              <table:table-cell office:value-type="float" office:value="2.97964117">
                <text:p>2.979641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5862336">
                <text:p>1.35862336</text:p>
              </table:table-cell>
              <table:table-cell office:value-type="float" office:value="2.97964117">
                <text:p>2.979641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14105124">
                <text:p>1.14105124</text:p>
              </table:table-cell>
              <table:table-cell office:value-type="float" office:value="2.40454117">
                <text:p>2.404541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0252996">
                <text:p>3.10252996</text:p>
              </table:table-cell>
              <table:table-cell office:value-type="float" office:value="2.70860711">
                <text:p>2.708607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3409">
                <text:p>2.3409</text:p>
              </table:table-cell>
              <table:table-cell office:value-type="float" office:value="2.68131616">
                <text:p>2.681316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83900681">
                <text:p>19.83900681</text:p>
              </table:table-cell>
              <table:table-cell office:value-type="float" office:value="7.76841449">
                <text:p>7.768414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25120016">
                <text:p>2.25120016</text:p>
              </table:table-cell>
              <table:table-cell office:value-type="float" office:value="2.48454387">
                <text:p>2.484543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5041609">
                <text:p>1.85041609</text:p>
              </table:table-cell>
              <table:table-cell office:value-type="float" office:value="2.04455018">
                <text:p>2.044550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09574409">
                <text:p>17.09574409</text:p>
              </table:table-cell>
              <table:table-cell office:value-type="float" office:value="10.63511735">
                <text:p>10.635117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7602916">
                <text:p>1.57602916</text:p>
              </table:table-cell>
              <table:table-cell office:value-type="float" office:value="2.36735332">
                <text:p>2.367353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38331844">
                <text:p>2.38331844</text:p>
              </table:table-cell>
              <table:table-cell office:value-type="float" office:value="7.62832069">
                <text:p>7.628320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761">
                <text:p>0.4761</text:p>
              </table:table-cell>
              <table:table-cell office:value-type="float" office:value="2.37543634">
                <text:p>2.375436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08975936">
                <text:p>2.08975936</text:p>
              </table:table-cell>
              <table:table-cell office:value-type="float" office:value="2.47428287">
                <text:p>2.474282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66392401">
                <text:p>5.66392401</text:p>
              </table:table-cell>
              <table:table-cell office:value-type="float" office:value="2.41552706">
                <text:p>2.41552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.98257761">
                <text:p>18.98257761</text:p>
              </table:table-cell>
              <table:table-cell office:value-type="float" office:value="15.47047543">
                <text:p>15.47047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45596441">
                <text:p>14.45596441</text:p>
              </table:table-cell>
              <table:table-cell office:value-type="float" office:value="17.56800973">
                <text:p>17.568009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62673936">
                <text:p>3.62673936</text:p>
              </table:table-cell>
              <table:table-cell office:value-type="float" office:value="7.53817479">
                <text:p>7.538174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88073796">
                <text:p>1.88073796</text:p>
              </table:table-cell>
              <table:table-cell office:value-type="float" office:value="2.66002293">
                <text:p>2.660022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92268721">
                <text:p>6.92268721</text:p>
              </table:table-cell>
              <table:table-cell office:value-type="float" office:value="9.32144072">
                <text:p>9.321440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92268721">
                <text:p>6.92268721</text:p>
              </table:table-cell>
              <table:table-cell office:value-type="float" office:value="9.32144072">
                <text:p>9.321440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1976996">
                <text:p>1.71976996</text:p>
              </table:table-cell>
              <table:table-cell office:value-type="float" office:value="2.7038374">
                <text:p>2.7038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12402404">
                <text:p>1.12402404</text:p>
              </table:table-cell>
              <table:table-cell office:value-type="float" office:value="2.67750304">
                <text:p>2.677503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94975876">
                <text:p>3.94975876</text:p>
              </table:table-cell>
              <table:table-cell office:value-type="float" office:value="10.19281278">
                <text:p>10.192812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9641841">
                <text:p>1.09641841</text:p>
              </table:table-cell>
              <table:table-cell office:value-type="float" office:value="2.6820907">
                <text:p>2.68209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02864409">
                <text:p>3.02864409</text:p>
              </table:table-cell>
              <table:table-cell office:value-type="float" office:value="2.40440546">
                <text:p>2.404405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2058249">
                <text:p>6.92058249</text:p>
              </table:table-cell>
              <table:table-cell office:value-type="float" office:value="2.29200974">
                <text:p>2.292009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6675025">
                <text:p>1.26675025</text:p>
              </table:table-cell>
              <table:table-cell office:value-type="float" office:value="2.5292865">
                <text:p>2.52928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0140561">
                <text:p>0.50140561</text:p>
              </table:table-cell>
              <table:table-cell office:value-type="float" office:value="2.70883219">
                <text:p>2.708832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18330176">
                <text:p>2.18330176</text:p>
              </table:table-cell>
              <table:table-cell office:value-type="float" office:value="2.41184965">
                <text:p>2.411849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18330176">
                <text:p>2.18330176</text:p>
              </table:table-cell>
              <table:table-cell office:value-type="float" office:value="2.41184965">
                <text:p>2.411849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1979584">
                <text:p>1.51979584</text:p>
              </table:table-cell>
              <table:table-cell office:value-type="float" office:value="2.15240458">
                <text:p>2.15240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9118916">
                <text:p>1.09118916</text:p>
              </table:table-cell>
              <table:table-cell office:value-type="float" office:value="2.60992472">
                <text:p>2.609924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17769049">
                <text:p>2.17769049</text:p>
              </table:table-cell>
              <table:table-cell office:value-type="float" office:value="2.58672162">
                <text:p>2.586721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23600784">
                <text:p>6.23600784</text:p>
              </table:table-cell>
              <table:table-cell office:value-type="float" office:value="11.11061653">
                <text:p>11.110616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38449609">
                <text:p>3.38449609</text:p>
              </table:table-cell>
              <table:table-cell office:value-type="float" office:value="2.30004642">
                <text:p>2.30004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8548544">
                <text:p>1.18548544</text:p>
              </table:table-cell>
              <table:table-cell office:value-type="float" office:value="2.27030607">
                <text:p>2.270306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